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2.4618in"/>
    </style:style>
    <style:style style:name="co8" style:family="table-column">
      <style:table-column-properties fo:break-before="auto" style:column-width="2.3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Node</text:p>
          </table:table-cell>
          <table:table-cell office:value-type="string">
            <text:p>HelioTropLongitude</text:p>
          </table:table-cell>
          <table:table-cell office:value-type="string">
            <text:p>HelioSidLongitude</text:p>
          </table:table-cell>
          <table:table-cell office:value-type="string">
            <text:p>PlanetNorthNode_HelioTropLongitude</text:p>
          </table:table-cell>
          <table:table-cell office:value-type="string">
            <text:p>PlanetNorthNode_HelioSidLongitude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383.67427">
            <text:p>2411383.67427</text:p>
          </table:table-cell>
          <table:table-cell office:value-type="string">
            <text:p>1890-01-15 23:10:57.421875 EST-0500</text:p>
          </table:table-cell>
          <table:table-cell office:value-type="string">
            <text:p>N</text:p>
          </table:table-cell>
          <table:table-cell office:value-type="float" office:value="47.0242943454">
            <text:p>47.0242943454</text:p>
          </table:table-cell>
          <table:table-cell office:value-type="float" office:value="24.7073881645">
            <text:p>24.7073881645</text:p>
          </table:table-cell>
          <table:table-cell office:value-type="float" office:value="47.0242943454">
            <text:p>47.0242943454</text:p>
          </table:table-cell>
          <table:table-cell office:value-type="float" office:value="24.7073881645">
            <text:p>24.70738816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422.0428">
            <text:p>2411422.0428</text:p>
          </table:table-cell>
          <table:table-cell office:value-type="string">
            <text:p>1890-02-23 08:01:38.437500 EST-0500</text:p>
          </table:table-cell>
          <table:table-cell office:value-type="string">
            <text:p>S</text:p>
          </table:table-cell>
          <table:table-cell office:value-type="float" office:value="227.025412738">
            <text:p>227.025412738</text:p>
          </table:table-cell>
          <table:table-cell office:value-type="float" office:value="204.706962905">
            <text:p>204.706962905</text:p>
          </table:table-cell>
          <table:table-cell office:value-type="float" office:value="47.0254127376">
            <text:p>47.0254127376</text:p>
          </table:table-cell>
          <table:table-cell office:value-type="float" office:value="24.7069629046">
            <text:p>24.70696290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471.64302">
            <text:p>2411471.64302</text:p>
          </table:table-cell>
          <table:table-cell office:value-type="string">
            <text:p>1890-04-13 22:25:57.421875 EST-0500</text:p>
          </table:table-cell>
          <table:table-cell office:value-type="string">
            <text:p>N</text:p>
          </table:table-cell>
          <table:table-cell office:value-type="float" office:value="47.0269865655">
            <text:p>47.0269865655</text:p>
          </table:table-cell>
          <table:table-cell office:value-type="float" office:value="24.7070805084">
            <text:p>24.7070805084</text:p>
          </table:table-cell>
          <table:table-cell office:value-type="float" office:value="47.0269865655">
            <text:p>47.0269865655</text:p>
          </table:table-cell>
          <table:table-cell office:value-type="float" office:value="24.7070805084">
            <text:p>24.70708050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510.01155">
            <text:p>2411510.01155</text:p>
          </table:table-cell>
          <table:table-cell office:value-type="string">
            <text:p>1890-05-22 07:16:38.437500 EST-0500</text:p>
          </table:table-cell>
          <table:table-cell office:value-type="string">
            <text:p>S</text:p>
          </table:table-cell>
          <table:table-cell office:value-type="float" office:value="227.02769854">
            <text:p>227.02769854</text:p>
          </table:table-cell>
          <table:table-cell office:value-type="float" office:value="204.706406404">
            <text:p>204.706406404</text:p>
          </table:table-cell>
          <table:table-cell office:value-type="float" office:value="47.0276985401">
            <text:p>47.0276985401</text:p>
          </table:table-cell>
          <table:table-cell office:value-type="float" office:value="24.7064064041">
            <text:p>24.70640640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559.61177">
            <text:p>2411559.61177</text:p>
          </table:table-cell>
          <table:table-cell office:value-type="string">
            <text:p>1890-07-10 21:40:57.421875 EST-0500</text:p>
          </table:table-cell>
          <table:table-cell office:value-type="string">
            <text:p>N</text:p>
          </table:table-cell>
          <table:table-cell office:value-type="float" office:value="47.0289486892">
            <text:p>47.0289486892</text:p>
          </table:table-cell>
          <table:table-cell office:value-type="float" office:value="24.705302545">
            <text:p>24.705302545</text:p>
          </table:table-cell>
          <table:table-cell office:value-type="float" office:value="47.0289486892">
            <text:p>47.0289486892</text:p>
          </table:table-cell>
          <table:table-cell office:value-type="float" office:value="24.705302545">
            <text:p>24.7053025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597.9803">
            <text:p>2411597.9803</text:p>
          </table:table-cell>
          <table:table-cell office:value-type="string">
            <text:p>1890-08-18 06:31:38.437500 EST-0500</text:p>
          </table:table-cell>
          <table:table-cell office:value-type="string">
            <text:p>S</text:p>
          </table:table-cell>
          <table:table-cell office:value-type="float" office:value="227.030729354">
            <text:p>227.030729354</text:p>
          </table:table-cell>
          <table:table-cell office:value-type="float" office:value="204.705454839">
            <text:p>204.705454839</text:p>
          </table:table-cell>
          <table:table-cell office:value-type="float" office:value="47.0307293538">
            <text:p>47.0307293538</text:p>
          </table:table-cell>
          <table:table-cell office:value-type="float" office:value="24.7054548394">
            <text:p>24.70545483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647.58113">
            <text:p>2411647.58113</text:p>
          </table:table-cell>
          <table:table-cell office:value-type="string">
            <text:p>1890-10-06 20:56:50.156250 EST-0500</text:p>
          </table:table-cell>
          <table:table-cell office:value-type="string">
            <text:p>N</text:p>
          </table:table-cell>
          <table:table-cell office:value-type="float" office:value="47.0318502049">
            <text:p>47.0318502049</text:p>
          </table:table-cell>
          <table:table-cell office:value-type="float" office:value="24.705101011">
            <text:p>24.705101011</text:p>
          </table:table-cell>
          <table:table-cell office:value-type="float" office:value="47.0318502049">
            <text:p>47.0318502049</text:p>
          </table:table-cell>
          <table:table-cell office:value-type="float" office:value="24.705101011">
            <text:p>24.7051010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685.94966">
            <text:p>2411685.94966</text:p>
          </table:table-cell>
          <table:table-cell office:value-type="string">
            <text:p>1890-11-14 05:47:31.171875 EST-0500</text:p>
          </table:table-cell>
          <table:table-cell office:value-type="string">
            <text:p>S</text:p>
          </table:table-cell>
          <table:table-cell office:value-type="float" office:value="227.032529001">
            <text:p>227.032529001</text:p>
          </table:table-cell>
          <table:table-cell office:value-type="float" office:value="204.704554096">
            <text:p>204.704554096</text:p>
          </table:table-cell>
          <table:table-cell office:value-type="float" office:value="47.0325290015">
            <text:p>47.0325290015</text:p>
          </table:table-cell>
          <table:table-cell office:value-type="float" office:value="24.7045540958">
            <text:p>24.70455409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735.55049">
            <text:p>2411735.55049</text:p>
          </table:table-cell>
          <table:table-cell office:value-type="string">
            <text:p>1891-01-02 20:12:42.890625 EST-0500</text:p>
          </table:table-cell>
          <table:table-cell office:value-type="string">
            <text:p>N</text:p>
          </table:table-cell>
          <table:table-cell office:value-type="float" office:value="47.0346974047">
            <text:p>47.0346974047</text:p>
          </table:table-cell>
          <table:table-cell office:value-type="float" office:value="24.7041876469">
            <text:p>24.7041876469</text:p>
          </table:table-cell>
          <table:table-cell office:value-type="float" office:value="47.0346974047">
            <text:p>47.0346974047</text:p>
          </table:table-cell>
          <table:table-cell office:value-type="float" office:value="24.7041876469">
            <text:p>24.70418764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773.91902">
            <text:p>2411773.91902</text:p>
          </table:table-cell>
          <table:table-cell office:value-type="string">
            <text:p>1891-02-10 05:03:23.906250 EST-0500</text:p>
          </table:table-cell>
          <table:table-cell office:value-type="string">
            <text:p>S</text:p>
          </table:table-cell>
          <table:table-cell office:value-type="float" office:value="227.03670364">
            <text:p>227.03670364</text:p>
          </table:table-cell>
          <table:table-cell office:value-type="float" office:value="204.704354519">
            <text:p>204.704354519</text:p>
          </table:table-cell>
          <table:table-cell office:value-type="float" office:value="47.0367036403">
            <text:p>47.0367036403</text:p>
          </table:table-cell>
          <table:table-cell office:value-type="float" office:value="24.7043545191">
            <text:p>24.70435451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823.51985">
            <text:p>2411823.51985</text:p>
          </table:table-cell>
          <table:table-cell office:value-type="string">
            <text:p>1891-03-31 19:28:35.625000 EST-0500</text:p>
          </table:table-cell>
          <table:table-cell office:value-type="string">
            <text:p>N</text:p>
          </table:table-cell>
          <table:table-cell office:value-type="float" office:value="47.0397637198">
            <text:p>47.0397637198</text:p>
          </table:table-cell>
          <table:table-cell office:value-type="float" office:value="24.7060227198">
            <text:p>24.7060227198</text:p>
          </table:table-cell>
          <table:table-cell office:value-type="float" office:value="47.0397637198">
            <text:p>47.0397637198</text:p>
          </table:table-cell>
          <table:table-cell office:value-type="float" office:value="24.7060227198">
            <text:p>24.70602271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861.88777">
            <text:p>2411861.88777</text:p>
          </table:table-cell>
          <table:table-cell office:value-type="string">
            <text:p>1891-05-09 04:18:23.906250 EST-0500</text:p>
          </table:table-cell>
          <table:table-cell office:value-type="string">
            <text:p>S</text:p>
          </table:table-cell>
          <table:table-cell office:value-type="float" office:value="227.038151948">
            <text:p>227.038151948</text:p>
          </table:table-cell>
          <table:table-cell office:value-type="float" office:value="204.703111041">
            <text:p>204.703111041</text:p>
          </table:table-cell>
          <table:table-cell office:value-type="float" office:value="47.0381519485">
            <text:p>47.0381519485</text:p>
          </table:table-cell>
          <table:table-cell office:value-type="float" office:value="24.7031110406">
            <text:p>24.70311104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911.4886">
            <text:p>2411911.4886</text:p>
          </table:table-cell>
          <table:table-cell office:value-type="string">
            <text:p>1891-06-27 18:43:35.625000 EST-0500</text:p>
          </table:table-cell>
          <table:table-cell office:value-type="string">
            <text:p>N</text:p>
          </table:table-cell>
          <table:table-cell office:value-type="float" office:value="47.041662501">
            <text:p>47.041662501</text:p>
          </table:table-cell>
          <table:table-cell office:value-type="float" office:value="24.7041481324">
            <text:p>24.7041481324</text:p>
          </table:table-cell>
          <table:table-cell office:value-type="float" office:value="47.041662501">
            <text:p>47.041662501</text:p>
          </table:table-cell>
          <table:table-cell office:value-type="float" office:value="24.7041481324">
            <text:p>24.70414813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949.85713">
            <text:p>2411949.85713</text:p>
          </table:table-cell>
          <table:table-cell office:value-type="string">
            <text:p>1891-08-05 03:34:16.640625 EST-0500</text:p>
          </table:table-cell>
          <table:table-cell office:value-type="string">
            <text:p>S</text:p>
          </table:table-cell>
          <table:table-cell office:value-type="float" office:value="227.042994669">
            <text:p>227.042994669</text:p>
          </table:table-cell>
          <table:table-cell office:value-type="float" office:value="204.703639445">
            <text:p>204.703639445</text:p>
          </table:table-cell>
          <table:table-cell office:value-type="float" office:value="47.0429946691">
            <text:p>47.0429946691</text:p>
          </table:table-cell>
          <table:table-cell office:value-type="float" office:value="24.7036394453">
            <text:p>24.70363944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999.45735">
            <text:p>2411999.45735</text:p>
          </table:table-cell>
          <table:table-cell office:value-type="string">
            <text:p>1891-09-23 17:58:35.625000 EST-0500</text:p>
          </table:table-cell>
          <table:table-cell office:value-type="string">
            <text:p>N</text:p>
          </table:table-cell>
          <table:table-cell office:value-type="float" office:value="47.043069668">
            <text:p>47.043069668</text:p>
          </table:table-cell>
          <table:table-cell office:value-type="float" office:value="24.7021810228">
            <text:p>24.7021810228</text:p>
          </table:table-cell>
          <table:table-cell office:value-type="float" office:value="47.043069668">
            <text:p>47.043069668</text:p>
          </table:table-cell>
          <table:table-cell office:value-type="float" office:value="24.7021810228">
            <text:p>24.70218102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037.82588">
            <text:p>2412037.82588</text:p>
          </table:table-cell>
          <table:table-cell office:value-type="string">
            <text:p>1891-11-01 02:49:16.640625 EST-0500</text:p>
          </table:table-cell>
          <table:table-cell office:value-type="string">
            <text:p>S</text:p>
          </table:table-cell>
          <table:table-cell office:value-type="float" office:value="227.043941564">
            <text:p>227.043941564</text:p>
          </table:table-cell>
          <table:table-cell office:value-type="float" office:value="204.701890381">
            <text:p>204.701890381</text:p>
          </table:table-cell>
          <table:table-cell office:value-type="float" office:value="47.0439415642">
            <text:p>47.0439415642</text:p>
          </table:table-cell>
          <table:table-cell office:value-type="float" office:value="24.7018903807">
            <text:p>24.70189038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087.42733">
            <text:p>2412087.42733</text:p>
          </table:table-cell>
          <table:table-cell office:value-type="string">
            <text:p>1891-12-20 17:15:21.093750 EST-0500</text:p>
          </table:table-cell>
          <table:table-cell office:value-type="string">
            <text:p>N</text:p>
          </table:table-cell>
          <table:table-cell office:value-type="float" office:value="47.0467817006">
            <text:p>47.0467817006</text:p>
          </table:table-cell>
          <table:table-cell office:value-type="float" office:value="24.7021964637">
            <text:p>24.7021964637</text:p>
          </table:table-cell>
          <table:table-cell office:value-type="float" office:value="47.0467817006">
            <text:p>47.0467817006</text:p>
          </table:table-cell>
          <table:table-cell office:value-type="float" office:value="24.7021964637">
            <text:p>24.70219646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125.79524">
            <text:p>2412125.79524</text:p>
          </table:table-cell>
          <table:table-cell office:value-type="string">
            <text:p>1892-01-28 02:05:09.375000 EST-0500</text:p>
          </table:table-cell>
          <table:table-cell office:value-type="string">
            <text:p>S</text:p>
          </table:table-cell>
          <table:table-cell office:value-type="float" office:value="227.04790601">
            <text:p>227.04790601</text:p>
          </table:table-cell>
          <table:table-cell office:value-type="float" office:value="204.701402059">
            <text:p>204.701402059</text:p>
          </table:table-cell>
          <table:table-cell office:value-type="float" office:value="47.0479060103">
            <text:p>47.0479060103</text:p>
          </table:table-cell>
          <table:table-cell office:value-type="float" office:value="24.7014020587">
            <text:p>24.70140205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175.39668">
            <text:p>2412175.39668</text:p>
          </table:table-cell>
          <table:table-cell office:value-type="string">
            <text:p>1892-03-17 16:31:13.828125 EST-0500</text:p>
          </table:table-cell>
          <table:table-cell office:value-type="string">
            <text:p>N</text:p>
          </table:table-cell>
          <table:table-cell office:value-type="float" office:value="47.050071434">
            <text:p>47.050071434</text:p>
          </table:table-cell>
          <table:table-cell office:value-type="float" office:value="24.7019441435">
            <text:p>24.7019441435</text:p>
          </table:table-cell>
          <table:table-cell office:value-type="float" office:value="47.050071434">
            <text:p>47.050071434</text:p>
          </table:table-cell>
          <table:table-cell office:value-type="float" office:value="24.7019441435">
            <text:p>24.70194414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213.76461">
            <text:p>2412213.76461</text:p>
          </table:table-cell>
          <table:table-cell office:value-type="string">
            <text:p>1892-04-25 01:21:02.109375 EST-0500</text:p>
          </table:table-cell>
          <table:table-cell office:value-type="string">
            <text:p>S</text:p>
          </table:table-cell>
          <table:table-cell office:value-type="float" office:value="227.050732993">
            <text:p>227.050732993</text:p>
          </table:table-cell>
          <table:table-cell office:value-type="float" office:value="204.701350827">
            <text:p>204.701350827</text:p>
          </table:table-cell>
          <table:table-cell office:value-type="float" office:value="47.0507329929">
            <text:p>47.0507329929</text:p>
          </table:table-cell>
          <table:table-cell office:value-type="float" office:value="24.7013508269">
            <text:p>24.70135082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263.36604">
            <text:p>2412263.36604</text:p>
          </table:table-cell>
          <table:table-cell office:value-type="string">
            <text:p>1892-06-13 15:47:06.562500 EST-0500</text:p>
          </table:table-cell>
          <table:table-cell office:value-type="string">
            <text:p>N</text:p>
          </table:table-cell>
          <table:table-cell office:value-type="float" office:value="47.054688379">
            <text:p>47.054688379</text:p>
          </table:table-cell>
          <table:table-cell office:value-type="float" office:value="24.7029487693">
            <text:p>24.7029487693</text:p>
          </table:table-cell>
          <table:table-cell office:value-type="float" office:value="47.054688379">
            <text:p>47.054688379</text:p>
          </table:table-cell>
          <table:table-cell office:value-type="float" office:value="24.7029487693">
            <text:p>24.70294876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301.73336">
            <text:p>2412301.73336</text:p>
          </table:table-cell>
          <table:table-cell office:value-type="string">
            <text:p>1892-07-22 00:36:02.109375 EST-0500</text:p>
          </table:table-cell>
          <table:table-cell office:value-type="string">
            <text:p>S</text:p>
          </table:table-cell>
          <table:table-cell office:value-type="float" office:value="227.053750392">
            <text:p>227.053750392</text:p>
          </table:table-cell>
          <table:table-cell office:value-type="float" office:value="204.700076073">
            <text:p>204.700076073</text:p>
          </table:table-cell>
          <table:table-cell office:value-type="float" office:value="47.0537503917">
            <text:p>47.0537503917</text:p>
          </table:table-cell>
          <table:table-cell office:value-type="float" office:value="24.700076073">
            <text:p>24.7000760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351.33479">
            <text:p>2412351.33479</text:p>
          </table:table-cell>
          <table:table-cell office:value-type="string">
            <text:p>1892-09-09 15:02:06.562500 EST-0500</text:p>
          </table:table-cell>
          <table:table-cell office:value-type="string">
            <text:p>N</text:p>
          </table:table-cell>
          <table:table-cell office:value-type="float" office:value="47.0566834494">
            <text:p>47.0566834494</text:p>
          </table:table-cell>
          <table:table-cell office:value-type="float" office:value="24.7012228102">
            <text:p>24.7012228102</text:p>
          </table:table-cell>
          <table:table-cell office:value-type="float" office:value="47.0566834494">
            <text:p>47.0566834494</text:p>
          </table:table-cell>
          <table:table-cell office:value-type="float" office:value="24.7012228102">
            <text:p>24.70122281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389.70271">
            <text:p>2412389.70271</text:p>
          </table:table-cell>
          <table:table-cell office:value-type="string">
            <text:p>1892-10-17 23:51:54.843750 EST-0500</text:p>
          </table:table-cell>
          <table:table-cell office:value-type="string">
            <text:p>S</text:p>
          </table:table-cell>
          <table:table-cell office:value-type="float" office:value="227.056489024">
            <text:p>227.056489024</text:p>
          </table:table-cell>
          <table:table-cell office:value-type="float" office:value="204.699778139">
            <text:p>204.699778139</text:p>
          </table:table-cell>
          <table:table-cell office:value-type="float" office:value="47.0564890244">
            <text:p>47.0564890244</text:p>
          </table:table-cell>
          <table:table-cell office:value-type="float" office:value="24.6997781388">
            <text:p>24.69977813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439.30416">
            <text:p>2412439.30416</text:p>
          </table:table-cell>
          <table:table-cell office:value-type="string">
            <text:p>1892-12-06 14:17:59.296875 EST-0500</text:p>
          </table:table-cell>
          <table:table-cell office:value-type="string">
            <text:p>N</text:p>
          </table:table-cell>
          <table:table-cell office:value-type="float" office:value="47.0594823769">
            <text:p>47.0594823769</text:p>
          </table:table-cell>
          <table:table-cell office:value-type="float" office:value="24.7005316643">
            <text:p>24.7005316643</text:p>
          </table:table-cell>
          <table:table-cell office:value-type="float" office:value="47.0594823769">
            <text:p>47.0594823769</text:p>
          </table:table-cell>
          <table:table-cell office:value-type="float" office:value="24.7005316643">
            <text:p>24.70053166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477.67207">
            <text:p>2412477.67207</text:p>
          </table:table-cell>
          <table:table-cell office:value-type="string">
            <text:p>1893-01-13 23:07:47.578125 EST-0500</text:p>
          </table:table-cell>
          <table:table-cell office:value-type="string">
            <text:p>S</text:p>
          </table:table-cell>
          <table:table-cell office:value-type="float" office:value="227.060695301">
            <text:p>227.060695301</text:p>
          </table:table-cell>
          <table:table-cell office:value-type="float" office:value="204.699773863">
            <text:p>204.699773863</text:p>
          </table:table-cell>
          <table:table-cell office:value-type="float" office:value="47.0606953014">
            <text:p>47.0606953014</text:p>
          </table:table-cell>
          <table:table-cell office:value-type="float" office:value="24.6997738633">
            <text:p>24.69977386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527.27412">
            <text:p>2412527.27412</text:p>
          </table:table-cell>
          <table:table-cell office:value-type="string">
            <text:p>1893-03-04 13:34:44.765625 EST-0500</text:p>
          </table:table-cell>
          <table:table-cell office:value-type="string">
            <text:p>N</text:p>
          </table:table-cell>
          <table:table-cell office:value-type="float" office:value="47.0628041461">
            <text:p>47.0628041461</text:p>
          </table:table-cell>
          <table:table-cell office:value-type="float" office:value="24.6998192218">
            <text:p>24.6998192218</text:p>
          </table:table-cell>
          <table:table-cell office:value-type="float" office:value="47.0628041461">
            <text:p>47.0628041461</text:p>
          </table:table-cell>
          <table:table-cell office:value-type="float" office:value="24.6998192218">
            <text:p>24.69981922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565.64082">
            <text:p>2412565.64082</text:p>
          </table:table-cell>
          <table:table-cell office:value-type="string">
            <text:p>1893-04-11 22:22:47.578125 EST-0500</text:p>
          </table:table-cell>
          <table:table-cell office:value-type="string">
            <text:p>S</text:p>
          </table:table-cell>
          <table:table-cell office:value-type="float" office:value="227.062748966">
            <text:p>227.062748966</text:p>
          </table:table-cell>
          <table:table-cell office:value-type="float" office:value="204.698547144">
            <text:p>204.698547144</text:p>
          </table:table-cell>
          <table:table-cell office:value-type="float" office:value="47.0627489664">
            <text:p>47.0627489664</text:p>
          </table:table-cell>
          <table:table-cell office:value-type="float" office:value="24.6985471443">
            <text:p>24.69854714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615.24348">
            <text:p>2412615.24348</text:p>
          </table:table-cell>
          <table:table-cell office:value-type="string">
            <text:p>1893-05-31 12:50:37.500000 EST-0500</text:p>
          </table:table-cell>
          <table:table-cell office:value-type="string">
            <text:p>N</text:p>
          </table:table-cell>
          <table:table-cell office:value-type="float" office:value="47.0664031722">
            <text:p>47.0664031722</text:p>
          </table:table-cell>
          <table:table-cell office:value-type="float" office:value="24.7001767057">
            <text:p>24.7001767057</text:p>
          </table:table-cell>
          <table:table-cell office:value-type="float" office:value="47.0664031722">
            <text:p>47.0664031722</text:p>
          </table:table-cell>
          <table:table-cell office:value-type="float" office:value="24.7001767057">
            <text:p>24.70017670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653.61019">
            <text:p>2412653.61019</text:p>
          </table:table-cell>
          <table:table-cell office:value-type="string">
            <text:p>1893-07-08 21:38:40.312500 EST-0500</text:p>
          </table:table-cell>
          <table:table-cell office:value-type="string">
            <text:p>S</text:p>
          </table:table-cell>
          <table:table-cell office:value-type="float" office:value="227.067793167">
            <text:p>227.067793167</text:p>
          </table:table-cell>
          <table:table-cell office:value-type="float" office:value="204.699614087">
            <text:p>204.699614087</text:p>
          </table:table-cell>
          <table:table-cell office:value-type="float" office:value="47.0677931668">
            <text:p>47.0677931668</text:p>
          </table:table-cell>
          <table:table-cell office:value-type="float" office:value="24.6996140872">
            <text:p>24.6996140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703.21223">
            <text:p>2412703.21223</text:p>
          </table:table-cell>
          <table:table-cell office:value-type="string">
            <text:p>1893-08-27 12:05:37.500000 EST-0500</text:p>
          </table:table-cell>
          <table:table-cell office:value-type="string">
            <text:p>N</text:p>
          </table:table-cell>
          <table:table-cell office:value-type="float" office:value="47.0691442935">
            <text:p>47.0691442935</text:p>
          </table:table-cell>
          <table:table-cell office:value-type="float" office:value="24.6987010926">
            <text:p>24.6987010926</text:p>
          </table:table-cell>
          <table:table-cell office:value-type="float" office:value="47.0691442935">
            <text:p>47.0691442935</text:p>
          </table:table-cell>
          <table:table-cell office:value-type="float" office:value="24.6987010926">
            <text:p>24.69870109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741.57894">
            <text:p>2412741.57894</text:p>
          </table:table-cell>
          <table:table-cell office:value-type="string">
            <text:p>1893-10-04 20:53:40.312500 EST-0500</text:p>
          </table:table-cell>
          <table:table-cell office:value-type="string">
            <text:p>S</text:p>
          </table:table-cell>
          <table:table-cell office:value-type="float" office:value="227.070155242">
            <text:p>227.070155242</text:p>
          </table:table-cell>
          <table:table-cell office:value-type="float" office:value="204.698469594">
            <text:p>204.698469594</text:p>
          </table:table-cell>
          <table:table-cell office:value-type="float" office:value="47.0701552415">
            <text:p>47.0701552415</text:p>
          </table:table-cell>
          <table:table-cell office:value-type="float" office:value="24.6984695937">
            <text:p>24.69846959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791.1816">
            <text:p>2412791.1816</text:p>
          </table:table-cell>
          <table:table-cell office:value-type="string">
            <text:p>1893-11-23 11:21:30.234375 EST-0500</text:p>
          </table:table-cell>
          <table:table-cell office:value-type="string">
            <text:p>N</text:p>
          </table:table-cell>
          <table:table-cell office:value-type="float" office:value="47.0735984721">
            <text:p>47.0735984721</text:p>
          </table:table-cell>
          <table:table-cell office:value-type="float" office:value="24.7001217183">
            <text:p>24.7001217183</text:p>
          </table:table-cell>
          <table:table-cell office:value-type="float" office:value="47.0735984721">
            <text:p>47.0735984721</text:p>
          </table:table-cell>
          <table:table-cell office:value-type="float" office:value="24.7001217183">
            <text:p>24.70012171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829.5483">
            <text:p>2412829.5483</text:p>
          </table:table-cell>
          <table:table-cell office:value-type="string">
            <text:p>1893-12-31 20:09:33.046875 EST-0500</text:p>
          </table:table-cell>
          <table:table-cell office:value-type="string">
            <text:p>S</text:p>
          </table:table-cell>
          <table:table-cell office:value-type="float" office:value="227.074014867">
            <text:p>227.074014867</text:p>
          </table:table-cell>
          <table:table-cell office:value-type="float" office:value="204.698403193">
            <text:p>204.698403193</text:p>
          </table:table-cell>
          <table:table-cell office:value-type="float" office:value="47.0740148668">
            <text:p>47.0740148668</text:p>
          </table:table-cell>
          <table:table-cell office:value-type="float" office:value="24.6984031926">
            <text:p>24.69840319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879.15095">
            <text:p>2412879.15095</text:p>
          </table:table-cell>
          <table:table-cell office:value-type="string">
            <text:p>1894-02-19 10:37:22.968750 EST-0500</text:p>
          </table:table-cell>
          <table:table-cell office:value-type="string">
            <text:p>N</text:p>
          </table:table-cell>
          <table:table-cell office:value-type="float" office:value="47.0769959512">
            <text:p>47.0769959512</text:p>
          </table:table-cell>
          <table:table-cell office:value-type="float" office:value="24.698942761">
            <text:p>24.698942761</text:p>
          </table:table-cell>
          <table:table-cell office:value-type="float" office:value="47.0769959512">
            <text:p>47.0769959512</text:p>
          </table:table-cell>
          <table:table-cell office:value-type="float" office:value="24.698942761">
            <text:p>24.6989427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917.51765">
            <text:p>2412917.51765</text:p>
          </table:table-cell>
          <table:table-cell office:value-type="string">
            <text:p>1894-03-29 19:25:25.781250 EST-0500</text:p>
          </table:table-cell>
          <table:table-cell office:value-type="string">
            <text:p>S</text:p>
          </table:table-cell>
          <table:table-cell office:value-type="float" office:value="227.077587494">
            <text:p>227.077587494</text:p>
          </table:table-cell>
          <table:table-cell office:value-type="float" office:value="204.698377408">
            <text:p>204.698377408</text:p>
          </table:table-cell>
          <table:table-cell office:value-type="float" office:value="47.0775874943">
            <text:p>47.0775874943</text:p>
          </table:table-cell>
          <table:table-cell office:value-type="float" office:value="24.6983774077">
            <text:p>24.69837740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967.12031">
            <text:p>2412967.12031</text:p>
          </table:table-cell>
          <table:table-cell office:value-type="string">
            <text:p>1894-05-18 09:53:15.703125 EST-0500</text:p>
          </table:table-cell>
          <table:table-cell office:value-type="string">
            <text:p>N</text:p>
          </table:table-cell>
          <table:table-cell office:value-type="float" office:value="47.0777548438">
            <text:p>47.0777548438</text:p>
          </table:table-cell>
          <table:table-cell office:value-type="float" office:value="24.696752359">
            <text:p>24.696752359</text:p>
          </table:table-cell>
          <table:table-cell office:value-type="float" office:value="47.0777548438">
            <text:p>47.0777548438</text:p>
          </table:table-cell>
          <table:table-cell office:value-type="float" office:value="24.696752359">
            <text:p>24.6967523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005.4858">
            <text:p>2413005.4858</text:p>
          </table:table-cell>
          <table:table-cell office:value-type="string">
            <text:p>1894-06-25 18:39:33.046875 EST-0500</text:p>
          </table:table-cell>
          <table:table-cell office:value-type="string">
            <text:p>S</text:p>
          </table:table-cell>
          <table:table-cell office:value-type="float" office:value="227.079448637">
            <text:p>227.079448637</text:p>
          </table:table-cell>
          <table:table-cell office:value-type="float" office:value="204.696432764">
            <text:p>204.696432764</text:p>
          </table:table-cell>
          <table:table-cell office:value-type="float" office:value="47.0794486372">
            <text:p>47.0794486372</text:p>
          </table:table-cell>
          <table:table-cell office:value-type="float" office:value="24.6964327642">
            <text:p>24.69643276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055.08968">
            <text:p>2413055.08968</text:p>
          </table:table-cell>
          <table:table-cell office:value-type="string">
            <text:p>1894-08-14 09:09:08.437500 EST-0500</text:p>
          </table:table-cell>
          <table:table-cell office:value-type="string">
            <text:p>N</text:p>
          </table:table-cell>
          <table:table-cell office:value-type="float" office:value="47.0842121189">
            <text:p>47.0842121189</text:p>
          </table:table-cell>
          <table:table-cell office:value-type="float" office:value="24.6987379798">
            <text:p>24.6987379798</text:p>
          </table:table-cell>
          <table:table-cell office:value-type="float" office:value="47.0842121189">
            <text:p>47.0842121189</text:p>
          </table:table-cell>
          <table:table-cell office:value-type="float" office:value="24.6987379798">
            <text:p>24.69873797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093.45455">
            <text:p>2413093.45455</text:p>
          </table:table-cell>
          <table:table-cell office:value-type="string">
            <text:p>1894-09-21 17:54:33.046875 EST-0500</text:p>
          </table:table-cell>
          <table:table-cell office:value-type="string">
            <text:p>S</text:p>
          </table:table-cell>
          <table:table-cell office:value-type="float" office:value="227.082667197">
            <text:p>227.082667197</text:p>
          </table:table-cell>
          <table:table-cell office:value-type="float" office:value="204.696008558">
            <text:p>204.696008558</text:p>
          </table:table-cell>
          <table:table-cell office:value-type="float" office:value="47.0826671967">
            <text:p>47.0826671967</text:p>
          </table:table-cell>
          <table:table-cell office:value-type="float" office:value="24.6960085582">
            <text:p>24.69600855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143.05843">
            <text:p>2413143.05843</text:p>
          </table:table-cell>
          <table:table-cell office:value-type="string">
            <text:p>1894-11-10 08:24:08.437500 EST-0500</text:p>
          </table:table-cell>
          <table:table-cell office:value-type="string">
            <text:p>N</text:p>
          </table:table-cell>
          <table:table-cell office:value-type="float" office:value="47.0865312434">
            <text:p>47.0865312434</text:p>
          </table:table-cell>
          <table:table-cell office:value-type="float" office:value="24.6981507766">
            <text:p>24.6981507766</text:p>
          </table:table-cell>
          <table:table-cell office:value-type="float" office:value="47.0865312434">
            <text:p>47.0865312434</text:p>
          </table:table-cell>
          <table:table-cell office:value-type="float" office:value="24.6981507766">
            <text:p>24.69815077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181.4239">
            <text:p>2413181.4239</text:p>
          </table:table-cell>
          <table:table-cell office:value-type="string">
            <text:p>1894-12-18 17:10:25.781250 EST-0500</text:p>
          </table:table-cell>
          <table:table-cell office:value-type="string">
            <text:p>S</text:p>
          </table:table-cell>
          <table:table-cell office:value-type="float" office:value="227.08763305">
            <text:p>227.08763305</text:p>
          </table:table-cell>
          <table:table-cell office:value-type="float" office:value="204.697166989">
            <text:p>204.697166989</text:p>
          </table:table-cell>
          <table:table-cell office:value-type="float" office:value="47.0876330495">
            <text:p>47.0876330495</text:p>
          </table:table-cell>
          <table:table-cell office:value-type="float" office:value="24.6971669886">
            <text:p>24.69716698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231.02718">
            <text:p>2413231.02718</text:p>
          </table:table-cell>
          <table:table-cell office:value-type="string">
            <text:p>1895-02-06 07:39:08.437500 EST-0500</text:p>
          </table:table-cell>
          <table:table-cell office:value-type="string">
            <text:p>N</text:p>
          </table:table-cell>
          <table:table-cell office:value-type="float" office:value="47.0885946874">
            <text:p>47.0885946874</text:p>
          </table:table-cell>
          <table:table-cell office:value-type="float" office:value="24.695635207">
            <text:p>24.695635207</text:p>
          </table:table-cell>
          <table:table-cell office:value-type="float" office:value="47.0885946874">
            <text:p>47.0885946874</text:p>
          </table:table-cell>
          <table:table-cell office:value-type="float" office:value="24.695635207">
            <text:p>24.6956352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269.39265">
            <text:p>2413269.39265</text:p>
          </table:table-cell>
          <table:table-cell office:value-type="string">
            <text:p>1895-03-16 16:25:25.781250 EST-0500</text:p>
          </table:table-cell>
          <table:table-cell office:value-type="string">
            <text:p>S</text:p>
          </table:table-cell>
          <table:table-cell office:value-type="float" office:value="227.089254575">
            <text:p>227.089254575</text:p>
          </table:table-cell>
          <table:table-cell office:value-type="float" office:value="204.694973702">
            <text:p>204.694973702</text:p>
          </table:table-cell>
          <table:table-cell office:value-type="float" office:value="47.0892545745">
            <text:p>47.0892545745</text:p>
          </table:table-cell>
          <table:table-cell office:value-type="float" office:value="24.694973702">
            <text:p>24.6949737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318.99654">
            <text:p>2413318.99654</text:p>
          </table:table-cell>
          <table:table-cell office:value-type="string">
            <text:p>1895-05-05 06:55:01.171875 EST-0500</text:p>
          </table:table-cell>
          <table:table-cell office:value-type="string">
            <text:p>N</text:p>
          </table:table-cell>
          <table:table-cell office:value-type="float" office:value="47.0912551065">
            <text:p>47.0912551065</text:p>
          </table:table-cell>
          <table:table-cell office:value-type="float" office:value="24.6952569337">
            <text:p>24.6952569337</text:p>
          </table:table-cell>
          <table:table-cell office:value-type="float" office:value="47.0912551065">
            <text:p>47.0912551065</text:p>
          </table:table-cell>
          <table:table-cell office:value-type="float" office:value="24.6952569337">
            <text:p>24.69525693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357.36201">
            <text:p>2413357.36201</text:p>
          </table:table-cell>
          <table:table-cell office:value-type="string">
            <text:p>1895-06-12 15:41:18.515625 EST-0500</text:p>
          </table:table-cell>
          <table:table-cell office:value-type="string">
            <text:p>S</text:p>
          </table:table-cell>
          <table:table-cell office:value-type="float" office:value="227.093097074">
            <text:p>227.093097074</text:p>
          </table:table-cell>
          <table:table-cell office:value-type="float" office:value="204.6951818">
            <text:p>204.6951818</text:p>
          </table:table-cell>
          <table:table-cell office:value-type="float" office:value="47.0930970742">
            <text:p>47.0930970742</text:p>
          </table:table-cell>
          <table:table-cell office:value-type="float" office:value="24.6951818001">
            <text:p>24.69518180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406.96589">
            <text:p>2413406.96589</text:p>
          </table:table-cell>
          <table:table-cell office:value-type="string">
            <text:p>1895-08-01 06:10:53.906250 EST-0500</text:p>
          </table:table-cell>
          <table:table-cell office:value-type="string">
            <text:p>N</text:p>
          </table:table-cell>
          <table:table-cell office:value-type="float" office:value="47.095418083">
            <text:p>47.095418083</text:p>
          </table:table-cell>
          <table:table-cell office:value-type="float" office:value="24.6950400466">
            <text:p>24.6950400466</text:p>
          </table:table-cell>
          <table:table-cell office:value-type="float" office:value="47.095418083">
            <text:p>47.095418083</text:p>
          </table:table-cell>
          <table:table-cell office:value-type="float" office:value="24.6950400466">
            <text:p>24.69504004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445.33076">
            <text:p>2413445.33076</text:p>
          </table:table-cell>
          <table:table-cell office:value-type="string">
            <text:p>1895-09-08 14:56:18.515625 EST-0500</text:p>
          </table:table-cell>
          <table:table-cell office:value-type="string">
            <text:p>S</text:p>
          </table:table-cell>
          <table:table-cell office:value-type="float" office:value="227.096364771">
            <text:p>227.096364771</text:p>
          </table:table-cell>
          <table:table-cell office:value-type="float" office:value="204.694652766">
            <text:p>204.694652766</text:p>
          </table:table-cell>
          <table:table-cell office:value-type="float" office:value="47.0963647715">
            <text:p>47.0963647715</text:p>
          </table:table-cell>
          <table:table-cell office:value-type="float" office:value="24.6946527661">
            <text:p>24.69465276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494.93464">
            <text:p>2413494.93464</text:p>
          </table:table-cell>
          <table:table-cell office:value-type="string">
            <text:p>1895-10-28 05:25:53.906250 EST-0500</text:p>
          </table:table-cell>
          <table:table-cell office:value-type="string">
            <text:p>N</text:p>
          </table:table-cell>
          <table:table-cell office:value-type="float" office:value="47.0981198406">
            <text:p>47.0981198406</text:p>
          </table:table-cell>
          <table:table-cell office:value-type="float" office:value="24.694676062">
            <text:p>24.694676062</text:p>
          </table:table-cell>
          <table:table-cell office:value-type="float" office:value="47.0981198406">
            <text:p>47.0981198406</text:p>
          </table:table-cell>
          <table:table-cell office:value-type="float" office:value="24.694676062">
            <text:p>24.6946760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533.29951">
            <text:p>2413533.29951</text:p>
          </table:table-cell>
          <table:table-cell office:value-type="string">
            <text:p>1895-12-05 14:11:18.515625 EST-0500</text:p>
          </table:table-cell>
          <table:table-cell office:value-type="string">
            <text:p>S</text:p>
          </table:table-cell>
          <table:table-cell office:value-type="float" office:value="227.099425006">
            <text:p>227.099425006</text:p>
          </table:table-cell>
          <table:table-cell office:value-type="float" office:value="204.694198573">
            <text:p>204.694198573</text:p>
          </table:table-cell>
          <table:table-cell office:value-type="float" office:value="47.0994250059">
            <text:p>47.0994250059</text:p>
          </table:table-cell>
          <table:table-cell office:value-type="float" office:value="24.6941985728">
            <text:p>24.6941985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582.90339">
            <text:p>2413582.90339</text:p>
          </table:table-cell>
          <table:table-cell office:value-type="string">
            <text:p>1896-01-24 04:40:53.906250 EST-0500</text:p>
          </table:table-cell>
          <table:table-cell office:value-type="string">
            <text:p>N</text:p>
          </table:table-cell>
          <table:table-cell office:value-type="float" office:value="47.1014199586">
            <text:p>47.1014199586</text:p>
          </table:table-cell>
          <table:table-cell office:value-type="float" office:value="24.6936662958">
            <text:p>24.6936662958</text:p>
          </table:table-cell>
          <table:table-cell office:value-type="float" office:value="47.1014199586">
            <text:p>47.1014199586</text:p>
          </table:table-cell>
          <table:table-cell office:value-type="float" office:value="24.6936662958">
            <text:p>24.69366629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621.26826">
            <text:p>2413621.26826</text:p>
          </table:table-cell>
          <table:table-cell office:value-type="string">
            <text:p>1896-03-02 13:26:18.515625 EST-0500</text:p>
          </table:table-cell>
          <table:table-cell office:value-type="string">
            <text:p>S</text:p>
          </table:table-cell>
          <table:table-cell office:value-type="float" office:value="227.102572238">
            <text:p>227.102572238</text:p>
          </table:table-cell>
          <table:table-cell office:value-type="float" office:value="204.693268169">
            <text:p>204.693268169</text:p>
          </table:table-cell>
          <table:table-cell office:value-type="float" office:value="47.1025722382">
            <text:p>47.1025722382</text:p>
          </table:table-cell>
          <table:table-cell office:value-type="float" office:value="24.6932681692">
            <text:p>24.69326816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670.87275">
            <text:p>2413670.87275</text:p>
          </table:table-cell>
          <table:table-cell office:value-type="string">
            <text:p>1896-04-21 03:56:46.640625 EST-0500</text:p>
          </table:table-cell>
          <table:table-cell office:value-type="string">
            <text:p>N</text:p>
          </table:table-cell>
          <table:table-cell office:value-type="float" office:value="47.1046792717">
            <text:p>47.1046792717</text:p>
          </table:table-cell>
          <table:table-cell office:value-type="float" office:value="24.6937202328">
            <text:p>24.6937202328</text:p>
          </table:table-cell>
          <table:table-cell office:value-type="float" office:value="47.1046792717">
            <text:p>47.1046792717</text:p>
          </table:table-cell>
          <table:table-cell office:value-type="float" office:value="24.6937202328">
            <text:p>24.69372023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709.23763">
            <text:p>2413709.23763</text:p>
          </table:table-cell>
          <table:table-cell office:value-type="string">
            <text:p>1896-05-29 12:42:11.250000 EST-0500</text:p>
          </table:table-cell>
          <table:table-cell office:value-type="string">
            <text:p>S</text:p>
          </table:table-cell>
          <table:table-cell office:value-type="float" office:value="227.105215438">
            <text:p>227.105215438</text:p>
          </table:table-cell>
          <table:table-cell office:value-type="float" office:value="204.692573375">
            <text:p>204.692573375</text:p>
          </table:table-cell>
          <table:table-cell office:value-type="float" office:value="47.1052154381">
            <text:p>47.1052154381</text:p>
          </table:table-cell>
          <table:table-cell office:value-type="float" office:value="24.6925733748">
            <text:p>24.69257337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758.84212">
            <text:p>2413758.84212</text:p>
          </table:table-cell>
          <table:table-cell office:value-type="string">
            <text:p>1896-07-18 03:12:39.375000 EST-0500</text:p>
          </table:table-cell>
          <table:table-cell office:value-type="string">
            <text:p>N</text:p>
          </table:table-cell>
          <table:table-cell office:value-type="float" office:value="47.1074461642">
            <text:p>47.1074461642</text:p>
          </table:table-cell>
          <table:table-cell office:value-type="float" office:value="24.692363994">
            <text:p>24.692363994</text:p>
          </table:table-cell>
          <table:table-cell office:value-type="float" office:value="47.1074461642">
            <text:p>47.1074461642</text:p>
          </table:table-cell>
          <table:table-cell office:value-type="float" office:value="24.692363994">
            <text:p>24.6923639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797.20698">
            <text:p>2413797.20698</text:p>
          </table:table-cell>
          <table:table-cell office:value-type="string">
            <text:p>1896-08-25 11:58:03.984375 EST-0500</text:p>
          </table:table-cell>
          <table:table-cell office:value-type="string">
            <text:p>S</text:p>
          </table:table-cell>
          <table:table-cell office:value-type="float" office:value="227.109178916">
            <text:p>227.109178916</text:p>
          </table:table-cell>
          <table:table-cell office:value-type="float" office:value="204.692441758">
            <text:p>204.692441758</text:p>
          </table:table-cell>
          <table:table-cell office:value-type="float" office:value="47.1091789156">
            <text:p>47.1091789156</text:p>
          </table:table-cell>
          <table:table-cell office:value-type="float" office:value="24.692441758">
            <text:p>24.6924417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846.81148">
            <text:p>2413846.81148</text:p>
          </table:table-cell>
          <table:table-cell office:value-type="string">
            <text:p>1896-10-14 02:28:32.109375 EST-0500</text:p>
          </table:table-cell>
          <table:table-cell office:value-type="string">
            <text:p>N</text:p>
          </table:table-cell>
          <table:table-cell office:value-type="float" office:value="47.1124924442">
            <text:p>47.1124924442</text:p>
          </table:table-cell>
          <table:table-cell office:value-type="float" office:value="24.6941419613">
            <text:p>24.6941419613</text:p>
          </table:table-cell>
          <table:table-cell office:value-type="float" office:value="47.1124924442">
            <text:p>47.1124924442</text:p>
          </table:table-cell>
          <table:table-cell office:value-type="float" office:value="24.6941419613">
            <text:p>24.69414196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885.17573">
            <text:p>2413885.17573</text:p>
          </table:table-cell>
          <table:table-cell office:value-type="string">
            <text:p>1896-11-21 11:13:03.984375 EST-0500</text:p>
          </table:table-cell>
          <table:table-cell office:value-type="string">
            <text:p>S</text:p>
          </table:table-cell>
          <table:table-cell office:value-type="float" office:value="227.111094888">
            <text:p>227.111094888</text:p>
          </table:table-cell>
          <table:table-cell office:value-type="float" office:value="204.691336609">
            <text:p>204.691336609</text:p>
          </table:table-cell>
          <table:table-cell office:value-type="float" office:value="47.1110948883">
            <text:p>47.1110948883</text:p>
          </table:table-cell>
          <table:table-cell office:value-type="float" office:value="24.6913366093">
            <text:p>24.69133660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934.78023">
            <text:p>2413934.78023</text:p>
          </table:table-cell>
          <table:table-cell office:value-type="string">
            <text:p>1897-01-10 01:43:32.109375 EST-0500</text:p>
          </table:table-cell>
          <table:table-cell office:value-type="string">
            <text:p>N</text:p>
          </table:table-cell>
          <table:table-cell office:value-type="float" office:value="47.1152354945">
            <text:p>47.1152354945</text:p>
          </table:table-cell>
          <table:table-cell office:value-type="float" office:value="24.6928075036">
            <text:p>24.6928075036</text:p>
          </table:table-cell>
          <table:table-cell office:value-type="float" office:value="47.1152354945">
            <text:p>47.1152354945</text:p>
          </table:table-cell>
          <table:table-cell office:value-type="float" office:value="24.6928075036">
            <text:p>24.69280750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973.14509">
            <text:p>2413973.14509</text:p>
          </table:table-cell>
          <table:table-cell office:value-type="string">
            <text:p>1897-02-17 10:28:56.718750 EST-0500</text:p>
          </table:table-cell>
          <table:table-cell office:value-type="string">
            <text:p>S</text:p>
          </table:table-cell>
          <table:table-cell office:value-type="float" office:value="227.116096201">
            <text:p>227.116096201</text:p>
          </table:table-cell>
          <table:table-cell office:value-type="float" office:value="204.691904753">
            <text:p>204.691904753</text:p>
          </table:table-cell>
          <table:table-cell office:value-type="float" office:value="47.1160962012">
            <text:p>47.1160962012</text:p>
          </table:table-cell>
          <table:table-cell office:value-type="float" office:value="24.6919047529">
            <text:p>24.6919047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022.74898">
            <text:p>2414022.74898</text:p>
          </table:table-cell>
          <table:table-cell office:value-type="string">
            <text:p>1897-04-08 00:58:32.109375 EST-0500</text:p>
          </table:table-cell>
          <table:table-cell office:value-type="string">
            <text:p>N</text:p>
          </table:table-cell>
          <table:table-cell office:value-type="float" office:value="47.1165772886">
            <text:p>47.1165772886</text:p>
          </table:table-cell>
          <table:table-cell office:value-type="float" office:value="24.690935937">
            <text:p>24.690935937</text:p>
          </table:table-cell>
          <table:table-cell office:value-type="float" office:value="47.1165772886">
            <text:p>47.1165772886</text:p>
          </table:table-cell>
          <table:table-cell office:value-type="float" office:value="24.690935937">
            <text:p>24.6909359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061.11384">
            <text:p>2414061.11384</text:p>
          </table:table-cell>
          <table:table-cell office:value-type="string">
            <text:p>1897-05-16 09:43:56.718750 EST-0500</text:p>
          </table:table-cell>
          <table:table-cell office:value-type="string">
            <text:p>S</text:p>
          </table:table-cell>
          <table:table-cell office:value-type="float" office:value="227.117445769">
            <text:p>227.117445769</text:p>
          </table:table-cell>
          <table:table-cell office:value-type="float" office:value="204.690399437">
            <text:p>204.690399437</text:p>
          </table:table-cell>
          <table:table-cell office:value-type="float" office:value="47.1174457694">
            <text:p>47.1174457694</text:p>
          </table:table-cell>
          <table:table-cell office:value-type="float" office:value="24.6903994374">
            <text:p>24.69039943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110.71895">
            <text:p>2414110.71895</text:p>
          </table:table-cell>
          <table:table-cell office:value-type="string">
            <text:p>1897-07-05 00:15:17.578125 EST-0500</text:p>
          </table:table-cell>
          <table:table-cell office:value-type="string">
            <text:p>N</text:p>
          </table:table-cell>
          <table:table-cell office:value-type="float" office:value="47.1200906964">
            <text:p>47.1200906964</text:p>
          </table:table-cell>
          <table:table-cell office:value-type="float" office:value="24.6904714797">
            <text:p>24.6904714797</text:p>
          </table:table-cell>
          <table:table-cell office:value-type="float" office:value="47.1200906964">
            <text:p>47.1200906964</text:p>
          </table:table-cell>
          <table:table-cell office:value-type="float" office:value="24.6904714797">
            <text:p>24.69047147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149.08321">
            <text:p>2414149.08321</text:p>
          </table:table-cell>
          <table:table-cell office:value-type="string">
            <text:p>1897-08-12 08:59:49.453125 EST-0500</text:p>
          </table:table-cell>
          <table:table-cell office:value-type="string">
            <text:p>S</text:p>
          </table:table-cell>
          <table:table-cell office:value-type="float" office:value="227.121355772">
            <text:p>227.121355772</text:p>
          </table:table-cell>
          <table:table-cell office:value-type="float" office:value="204.689923288">
            <text:p>204.689923288</text:p>
          </table:table-cell>
          <table:table-cell office:value-type="float" office:value="47.121355772">
            <text:p>47.121355772</text:p>
          </table:table-cell>
          <table:table-cell office:value-type="float" office:value="24.6899232876">
            <text:p>24.68992328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198.68831">
            <text:p>2414198.68831</text:p>
          </table:table-cell>
          <table:table-cell office:value-type="string">
            <text:p>1897-09-30 23:31:10.312500 EST-0500</text:p>
          </table:table-cell>
          <table:table-cell office:value-type="string">
            <text:p>N</text:p>
          </table:table-cell>
          <table:table-cell office:value-type="float" office:value="47.1232520696">
            <text:p>47.1232520696</text:p>
          </table:table-cell>
          <table:table-cell office:value-type="float" office:value="24.6903910859">
            <text:p>24.6903910859</text:p>
          </table:table-cell>
          <table:table-cell office:value-type="float" office:value="47.1232520696">
            <text:p>47.1232520696</text:p>
          </table:table-cell>
          <table:table-cell office:value-type="float" office:value="24.6903910859">
            <text:p>24.69039108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237.05257">
            <text:p>2414237.05257</text:p>
          </table:table-cell>
          <table:table-cell office:value-type="string">
            <text:p>1897-11-08 08:15:42.187500 EST-0500</text:p>
          </table:table-cell>
          <table:table-cell office:value-type="string">
            <text:p>S</text:p>
          </table:table-cell>
          <table:table-cell office:value-type="float" office:value="227.123973692">
            <text:p>227.123973692</text:p>
          </table:table-cell>
          <table:table-cell office:value-type="float" office:value="204.689833348">
            <text:p>204.689833348</text:p>
          </table:table-cell>
          <table:table-cell office:value-type="float" office:value="47.1239736915">
            <text:p>47.1239736915</text:p>
          </table:table-cell>
          <table:table-cell office:value-type="float" office:value="24.6898333485">
            <text:p>24.68983334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286.65767">
            <text:p>2414286.65767</text:p>
          </table:table-cell>
          <table:table-cell office:value-type="string">
            <text:p>1897-12-27 22:47:03.046875 EST-0500</text:p>
          </table:table-cell>
          <table:table-cell office:value-type="string">
            <text:p>N</text:p>
          </table:table-cell>
          <table:table-cell office:value-type="float" office:value="47.1284432952">
            <text:p>47.1284432952</text:p>
          </table:table-cell>
          <table:table-cell office:value-type="float" office:value="24.6916807932">
            <text:p>24.6916807932</text:p>
          </table:table-cell>
          <table:table-cell office:value-type="float" office:value="47.1284432952">
            <text:p>47.1284432952</text:p>
          </table:table-cell>
          <table:table-cell office:value-type="float" office:value="24.6916807932">
            <text:p>24.69168079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325.02132">
            <text:p>2414325.02132</text:p>
          </table:table-cell>
          <table:table-cell office:value-type="string">
            <text:p>1898-02-04 07:30:42.187500 EST-0500</text:p>
          </table:table-cell>
          <table:table-cell office:value-type="string">
            <text:p>S</text:p>
          </table:table-cell>
          <table:table-cell office:value-type="float" office:value="227.127028615">
            <text:p>227.127028615</text:p>
          </table:table-cell>
          <table:table-cell office:value-type="float" office:value="204.688441906">
            <text:p>204.688441906</text:p>
          </table:table-cell>
          <table:table-cell office:value-type="float" office:value="47.1270286146">
            <text:p>47.1270286146</text:p>
          </table:table-cell>
          <table:table-cell office:value-type="float" office:value="24.688441906">
            <text:p>24.6884419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374.62642">
            <text:p>2414374.62642</text:p>
          </table:table-cell>
          <table:table-cell office:value-type="string">
            <text:p>1898-03-25 22:02:03.046875 EST-0500</text:p>
          </table:table-cell>
          <table:table-cell office:value-type="string">
            <text:p>N</text:p>
          </table:table-cell>
          <table:table-cell office:value-type="float" office:value="47.1301053791">
            <text:p>47.1301053791</text:p>
          </table:table-cell>
          <table:table-cell office:value-type="float" office:value="24.6900427203">
            <text:p>24.6900427203</text:p>
          </table:table-cell>
          <table:table-cell office:value-type="float" office:value="47.1301053791">
            <text:p>47.1301053791</text:p>
          </table:table-cell>
          <table:table-cell office:value-type="float" office:value="24.6900427203">
            <text:p>24.69004272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412.99067">
            <text:p>2414412.99067</text:p>
          </table:table-cell>
          <table:table-cell office:value-type="string">
            <text:p>1898-05-03 06:46:34.921875 EST-0500</text:p>
          </table:table-cell>
          <table:table-cell office:value-type="string">
            <text:p>S</text:p>
          </table:table-cell>
          <table:table-cell office:value-type="float" office:value="227.129579084">
            <text:p>227.129579084</text:p>
          </table:table-cell>
          <table:table-cell office:value-type="float" office:value="204.688279024">
            <text:p>204.688279024</text:p>
          </table:table-cell>
          <table:table-cell office:value-type="float" office:value="47.129579084">
            <text:p>47.129579084</text:p>
          </table:table-cell>
          <table:table-cell office:value-type="float" office:value="24.6882790241">
            <text:p>24.68827902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462.59578">
            <text:p>2414462.59578</text:p>
          </table:table-cell>
          <table:table-cell office:value-type="string">
            <text:p>1898-06-21 21:17:55.781250 EST-0500</text:p>
          </table:table-cell>
          <table:table-cell office:value-type="string">
            <text:p>N</text:p>
          </table:table-cell>
          <table:table-cell office:value-type="float" office:value="47.1326506614">
            <text:p>47.1326506614</text:p>
          </table:table-cell>
          <table:table-cell office:value-type="float" office:value="24.6889420214">
            <text:p>24.6889420214</text:p>
          </table:table-cell>
          <table:table-cell office:value-type="float" office:value="47.1326506614">
            <text:p>47.1326506614</text:p>
          </table:table-cell>
          <table:table-cell office:value-type="float" office:value="24.6889420214">
            <text:p>24.68894202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500.96003">
            <text:p>2414500.96003</text:p>
          </table:table-cell>
          <table:table-cell office:value-type="string">
            <text:p>1898-07-30 06:02:27.656250 EST-0500</text:p>
          </table:table-cell>
          <table:table-cell office:value-type="string">
            <text:p>S</text:p>
          </table:table-cell>
          <table:table-cell office:value-type="float" office:value="227.133820639">
            <text:p>227.133820639</text:p>
          </table:table-cell>
          <table:table-cell office:value-type="float" office:value="204.688323332">
            <text:p>204.688323332</text:p>
          </table:table-cell>
          <table:table-cell office:value-type="float" office:value="47.1338206389">
            <text:p>47.1338206389</text:p>
          </table:table-cell>
          <table:table-cell office:value-type="float" office:value="24.6883233325">
            <text:p>24.68832333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550.56575">
            <text:p>2414550.56575</text:p>
          </table:table-cell>
          <table:table-cell office:value-type="string">
            <text:p>1898-09-17 20:34:41.250000 EST-0500</text:p>
          </table:table-cell>
          <table:table-cell office:value-type="string">
            <text:p>N</text:p>
          </table:table-cell>
          <table:table-cell office:value-type="float" office:value="47.1356996618">
            <text:p>47.1356996618</text:p>
          </table:table-cell>
          <table:table-cell office:value-type="float" office:value="24.688619273">
            <text:p>24.688619273</text:p>
          </table:table-cell>
          <table:table-cell office:value-type="float" office:value="47.1356996618">
            <text:p>47.1356996618</text:p>
          </table:table-cell>
          <table:table-cell office:value-type="float" office:value="24.688619273">
            <text:p>24.6886192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588.92878">
            <text:p>2414588.92878</text:p>
          </table:table-cell>
          <table:table-cell office:value-type="string">
            <text:p>1898-10-26 05:17:27.656250 EST-0500</text:p>
          </table:table-cell>
          <table:table-cell office:value-type="string">
            <text:p>S</text:p>
          </table:table-cell>
          <table:table-cell office:value-type="float" office:value="227.135159411">
            <text:p>227.135159411</text:p>
          </table:table-cell>
          <table:table-cell office:value-type="float" office:value="204.686880713">
            <text:p>204.686880713</text:p>
          </table:table-cell>
          <table:table-cell office:value-type="float" office:value="47.1351594107">
            <text:p>47.1351594107</text:p>
          </table:table-cell>
          <table:table-cell office:value-type="float" office:value="24.6868807128">
            <text:p>24.68688071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638.5351">
            <text:p>2414638.5351</text:p>
          </table:table-cell>
          <table:table-cell office:value-type="string">
            <text:p>1898-12-14 19:50:33.984375 EST-0500</text:p>
          </table:table-cell>
          <table:table-cell office:value-type="string">
            <text:p>N</text:p>
          </table:table-cell>
          <table:table-cell office:value-type="float" office:value="47.1394567925">
            <text:p>47.1394567925</text:p>
          </table:table-cell>
          <table:table-cell office:value-type="float" office:value="24.6889336196">
            <text:p>24.6889336196</text:p>
          </table:table-cell>
          <table:table-cell office:value-type="float" office:value="47.1394567925">
            <text:p>47.1394567925</text:p>
          </table:table-cell>
          <table:table-cell office:value-type="float" office:value="24.6889336196">
            <text:p>24.68893361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676.89815">
            <text:p>2414676.89815</text:p>
          </table:table-cell>
          <table:table-cell office:value-type="string">
            <text:p>1899-01-22 04:33:20.390625 EST-0500</text:p>
          </table:table-cell>
          <table:table-cell office:value-type="string">
            <text:p>S</text:p>
          </table:table-cell>
          <table:table-cell office:value-type="float" office:value="227.140125632">
            <text:p>227.140125632</text:p>
          </table:table-cell>
          <table:table-cell office:value-type="float" office:value="204.687710271">
            <text:p>204.687710271</text:p>
          </table:table-cell>
          <table:table-cell office:value-type="float" office:value="47.1401256318">
            <text:p>47.1401256318</text:p>
          </table:table-cell>
          <table:table-cell office:value-type="float" office:value="24.6877102706">
            <text:p>24.68771027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726.50385">
            <text:p>2414726.50385</text:p>
          </table:table-cell>
          <table:table-cell office:value-type="string">
            <text:p>1899-03-12 19:05:33.984375 EST-0500</text:p>
          </table:table-cell>
          <table:table-cell office:value-type="string">
            <text:p>N</text:p>
          </table:table-cell>
          <table:table-cell office:value-type="float" office:value="47.1417299371">
            <text:p>47.1417299371</text:p>
          </table:table-cell>
          <table:table-cell office:value-type="float" office:value="24.6875978381">
            <text:p>24.6875978381</text:p>
          </table:table-cell>
          <table:table-cell office:value-type="float" office:value="47.1417299371">
            <text:p>47.1417299371</text:p>
          </table:table-cell>
          <table:table-cell office:value-type="float" office:value="24.6875978381">
            <text:p>24.68759783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764.8669">
            <text:p>2414764.8669</text:p>
          </table:table-cell>
          <table:table-cell office:value-type="string">
            <text:p>1899-04-20 03:48:20.390625 EST-0500</text:p>
          </table:table-cell>
          <table:table-cell office:value-type="string">
            <text:p>S</text:p>
          </table:table-cell>
          <table:table-cell office:value-type="float" office:value="227.141822302">
            <text:p>227.141822302</text:p>
          </table:table-cell>
          <table:table-cell office:value-type="float" office:value="204.686568654">
            <text:p>204.686568654</text:p>
          </table:table-cell>
          <table:table-cell office:value-type="float" office:value="47.1418223023">
            <text:p>47.1418223023</text:p>
          </table:table-cell>
          <table:table-cell office:value-type="float" office:value="24.6865686536">
            <text:p>24.68656865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814.47322">
            <text:p>2414814.47322</text:p>
          </table:table-cell>
          <table:table-cell office:value-type="string">
            <text:p>1899-06-08 18:21:26.718750 EST-0500</text:p>
          </table:table-cell>
          <table:table-cell office:value-type="string">
            <text:p>N</text:p>
          </table:table-cell>
          <table:table-cell office:value-type="float" office:value="47.146003925">
            <text:p>47.146003925</text:p>
          </table:table-cell>
          <table:table-cell office:value-type="float" office:value="24.6887424161">
            <text:p>24.6887424161</text:p>
          </table:table-cell>
          <table:table-cell office:value-type="float" office:value="47.146003925">
            <text:p>47.146003925</text:p>
          </table:table-cell>
          <table:table-cell office:value-type="float" office:value="24.6887424161">
            <text:p>24.68874241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852.83626">
            <text:p>2414852.83626</text:p>
          </table:table-cell>
          <table:table-cell office:value-type="string">
            <text:p>1899-07-17 03:04:13.125000 EST-0500</text:p>
          </table:table-cell>
          <table:table-cell office:value-type="string">
            <text:p>S</text:p>
          </table:table-cell>
          <table:table-cell office:value-type="float" office:value="227.145598761">
            <text:p>227.145598761</text:p>
          </table:table-cell>
          <table:table-cell office:value-type="float" office:value="204.686576026">
            <text:p>204.686576026</text:p>
          </table:table-cell>
          <table:table-cell office:value-type="float" office:value="47.1455987612">
            <text:p>47.1455987612</text:p>
          </table:table-cell>
          <table:table-cell office:value-type="float" office:value="24.6865760258">
            <text:p>24.68657602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902.44258">
            <text:p>2414902.44258</text:p>
          </table:table-cell>
          <table:table-cell office:value-type="string">
            <text:p>1899-09-04 17:37:19.453125 EST-0500</text:p>
          </table:table-cell>
          <table:table-cell office:value-type="string">
            <text:p>N</text:p>
          </table:table-cell>
          <table:table-cell office:value-type="float" office:value="47.1489558342">
            <text:p>47.1489558342</text:p>
          </table:table-cell>
          <table:table-cell office:value-type="float" office:value="24.6880104104">
            <text:p>24.6880104104</text:p>
          </table:table-cell>
          <table:table-cell office:value-type="float" office:value="47.1489558342">
            <text:p>47.1489558342</text:p>
          </table:table-cell>
          <table:table-cell office:value-type="float" office:value="24.6880104104">
            <text:p>24.68801041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940.80561">
            <text:p>2414940.80561</text:p>
          </table:table-cell>
          <table:table-cell office:value-type="string">
            <text:p>1899-10-13 02:20:05.859375 EST-0500</text:p>
          </table:table-cell>
          <table:table-cell office:value-type="string">
            <text:p>S</text:p>
          </table:table-cell>
          <table:table-cell office:value-type="float" office:value="227.148427897">
            <text:p>227.148427897</text:p>
          </table:table-cell>
          <table:table-cell office:value-type="float" office:value="204.686447541">
            <text:p>204.686447541</text:p>
          </table:table-cell>
          <table:table-cell office:value-type="float" office:value="47.1484278967">
            <text:p>47.1484278967</text:p>
          </table:table-cell>
          <table:table-cell office:value-type="float" office:value="24.6864475407">
            <text:p>24.68644754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990.41194">
            <text:p>2414990.41194</text:p>
          </table:table-cell>
          <table:table-cell office:value-type="string">
            <text:p>1899-12-01 16:53:12.187500 EST-0500</text:p>
          </table:table-cell>
          <table:table-cell office:value-type="string">
            <text:p>N</text:p>
          </table:table-cell>
          <table:table-cell office:value-type="float" office:value="47.1491798844">
            <text:p>47.1491798844</text:p>
          </table:table-cell>
          <table:table-cell office:value-type="float" office:value="24.6854461437">
            <text:p>24.6854461437</text:p>
          </table:table-cell>
          <table:table-cell office:value-type="float" office:value="47.1491798844">
            <text:p>47.1491798844</text:p>
          </table:table-cell>
          <table:table-cell office:value-type="float" office:value="24.6854461437">
            <text:p>24.68544614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028.77436">
            <text:p>2415028.77436</text:p>
          </table:table-cell>
          <table:table-cell office:value-type="string">
            <text:p>1900-01-09 01:35:05.859375 EST-0500</text:p>
          </table:table-cell>
          <table:table-cell office:value-type="string">
            <text:p>S</text:p>
          </table:table-cell>
          <table:table-cell office:value-type="float" office:value="227.151878596">
            <text:p>227.151878596</text:p>
          </table:table-cell>
          <table:table-cell office:value-type="float" office:value="204.686183967">
            <text:p>204.686183967</text:p>
          </table:table-cell>
          <table:table-cell office:value-type="float" office:value="47.1518785964">
            <text:p>47.1518785964</text:p>
          </table:table-cell>
          <table:table-cell office:value-type="float" office:value="24.6861839672">
            <text:p>24.68618396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078.3813">
            <text:p>2415078.3813</text:p>
          </table:table-cell>
          <table:table-cell office:value-type="string">
            <text:p>1900-02-27 16:09:04.921875 EST-0500</text:p>
          </table:table-cell>
          <table:table-cell office:value-type="string">
            <text:p>N</text:p>
          </table:table-cell>
          <table:table-cell office:value-type="float" office:value="47.155195643">
            <text:p>47.155195643</text:p>
          </table:table-cell>
          <table:table-cell office:value-type="float" office:value="24.6874847341">
            <text:p>24.6874847341</text:p>
          </table:table-cell>
          <table:table-cell office:value-type="float" office:value="47.155195643">
            <text:p>47.155195643</text:p>
          </table:table-cell>
          <table:table-cell office:value-type="float" office:value="24.6874847341">
            <text:p>24.68748473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116.74311">
            <text:p>2415116.74311</text:p>
          </table:table-cell>
          <table:table-cell office:value-type="string">
            <text:p>1900-04-07 00:50:05.859375 EST-0500</text:p>
          </table:table-cell>
          <table:table-cell office:value-type="string">
            <text:p>S</text:p>
          </table:table-cell>
          <table:table-cell office:value-type="float" office:value="227.154553717">
            <text:p>227.154553717</text:p>
          </table:table-cell>
          <table:table-cell office:value-type="float" office:value="204.68585438">
            <text:p>204.68585438</text:p>
          </table:table-cell>
          <table:table-cell office:value-type="float" office:value="47.1545537175">
            <text:p>47.1545537175</text:p>
          </table:table-cell>
          <table:table-cell office:value-type="float" office:value="24.6858543797">
            <text:p>24.68585437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166.35005">
            <text:p>2415166.35005</text:p>
          </table:table-cell>
          <table:table-cell office:value-type="string">
            <text:p>1900-05-26 15:24:04.921875 EST-0500</text:p>
          </table:table-cell>
          <table:table-cell office:value-type="string">
            <text:p>N</text:p>
          </table:table-cell>
          <table:table-cell office:value-type="float" office:value="47.1568997933">
            <text:p>47.1568997933</text:p>
          </table:table-cell>
          <table:table-cell office:value-type="float" office:value="24.6865837029">
            <text:p>24.6865837029</text:p>
          </table:table-cell>
          <table:table-cell office:value-type="float" office:value="47.1568997933">
            <text:p>47.1568997933</text:p>
          </table:table-cell>
          <table:table-cell office:value-type="float" office:value="24.6865837029">
            <text:p>24.68658370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204.71186">
            <text:p>2415204.71186</text:p>
          </table:table-cell>
          <table:table-cell office:value-type="string">
            <text:p>1900-07-04 00:05:05.859375 EST-0500</text:p>
          </table:table-cell>
          <table:table-cell office:value-type="string">
            <text:p>S</text:p>
          </table:table-cell>
          <table:table-cell office:value-type="float" office:value="227.157599003">
            <text:p>227.157599003</text:p>
          </table:table-cell>
          <table:table-cell office:value-type="float" office:value="204.685442149">
            <text:p>204.685442149</text:p>
          </table:table-cell>
          <table:table-cell office:value-type="float" office:value="47.1575990034">
            <text:p>47.1575990034</text:p>
          </table:table-cell>
          <table:table-cell office:value-type="float" office:value="24.6854421493">
            <text:p>24.68544214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254.3188">
            <text:p>2415254.3188</text:p>
          </table:table-cell>
          <table:table-cell office:value-type="string">
            <text:p>1900-08-22 14:39:04.921875 EST-0500</text:p>
          </table:table-cell>
          <table:table-cell office:value-type="string">
            <text:p>N</text:p>
          </table:table-cell>
          <table:table-cell office:value-type="float" office:value="47.1583737338">
            <text:p>47.1583737338</text:p>
          </table:table-cell>
          <table:table-cell office:value-type="float" office:value="24.6841593461">
            <text:p>24.6841593461</text:p>
          </table:table-cell>
          <table:table-cell office:value-type="float" office:value="47.1583737338">
            <text:p>47.1583737338</text:p>
          </table:table-cell>
          <table:table-cell office:value-type="float" office:value="24.6841593461">
            <text:p>24.68415934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292.68123">
            <text:p>2415292.68123</text:p>
          </table:table-cell>
          <table:table-cell office:value-type="string">
            <text:p>1900-09-29 23:20:58.593750 EST-0500</text:p>
          </table:table-cell>
          <table:table-cell office:value-type="string">
            <text:p>S</text:p>
          </table:table-cell>
          <table:table-cell office:value-type="float" office:value="227.160175794">
            <text:p>227.160175794</text:p>
          </table:table-cell>
          <table:table-cell office:value-type="float" office:value="204.685079297">
            <text:p>204.685079297</text:p>
          </table:table-cell>
          <table:table-cell office:value-type="float" office:value="47.1601757942">
            <text:p>47.1601757942</text:p>
          </table:table-cell>
          <table:table-cell office:value-type="float" office:value="24.6850792973">
            <text:p>24.68507929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342.28816">
            <text:p>2415342.28816</text:p>
          </table:table-cell>
          <table:table-cell office:value-type="string">
            <text:p>1900-11-18 13:54:57.656250 EST-0500</text:p>
          </table:table-cell>
          <table:table-cell office:value-type="string">
            <text:p>N</text:p>
          </table:table-cell>
          <table:table-cell office:value-type="float" office:value="47.1599926678">
            <text:p>47.1599926678</text:p>
          </table:table-cell>
          <table:table-cell office:value-type="float" office:value="24.6833454042">
            <text:p>24.6833454042</text:p>
          </table:table-cell>
          <table:table-cell office:value-type="float" office:value="47.1599926678">
            <text:p>47.1599926678</text:p>
          </table:table-cell>
          <table:table-cell office:value-type="float" office:value="24.6833454042">
            <text:p>24.68334540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380.64998">
            <text:p>2415380.64998</text:p>
          </table:table-cell>
          <table:table-cell office:value-type="string">
            <text:p>1900-12-26 22:35:58.593750 EST-0500</text:p>
          </table:table-cell>
          <table:table-cell office:value-type="string">
            <text:p>S</text:p>
          </table:table-cell>
          <table:table-cell office:value-type="float" office:value="227.162136754">
            <text:p>227.162136754</text:p>
          </table:table-cell>
          <table:table-cell office:value-type="float" office:value="204.683608959">
            <text:p>204.683608959</text:p>
          </table:table-cell>
          <table:table-cell office:value-type="float" office:value="47.1621367543">
            <text:p>47.1621367543</text:p>
          </table:table-cell>
          <table:table-cell office:value-type="float" office:value="24.6836089586">
            <text:p>24.68360895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430.25752">
            <text:p>2415430.25752</text:p>
          </table:table-cell>
          <table:table-cell office:value-type="string">
            <text:p>1901-02-14 13:10:50.390625 EST-0500</text:p>
          </table:table-cell>
          <table:table-cell office:value-type="string">
            <text:p>N</text:p>
          </table:table-cell>
          <table:table-cell office:value-type="float" office:value="47.1638543186">
            <text:p>47.1638543186</text:p>
          </table:table-cell>
          <table:table-cell office:value-type="float" office:value="24.6832514383">
            <text:p>24.6832514383</text:p>
          </table:table-cell>
          <table:table-cell office:value-type="float" office:value="47.1638543186">
            <text:p>47.1638543186</text:p>
          </table:table-cell>
          <table:table-cell office:value-type="float" office:value="24.6832514383">
            <text:p>24.68325143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468.61873">
            <text:p>2415468.61873</text:p>
          </table:table-cell>
          <table:table-cell office:value-type="string">
            <text:p>1901-03-24 21:50:58.593750 EST-0500</text:p>
          </table:table-cell>
          <table:table-cell office:value-type="string">
            <text:p>S</text:p>
          </table:table-cell>
          <table:table-cell office:value-type="float" office:value="227.164848913">
            <text:p>227.164848913</text:p>
          </table:table-cell>
          <table:table-cell office:value-type="float" office:value="204.683267144">
            <text:p>204.683267144</text:p>
          </table:table-cell>
          <table:table-cell office:value-type="float" office:value="47.1648489131">
            <text:p>47.1648489131</text:p>
          </table:table-cell>
          <table:table-cell office:value-type="float" office:value="24.6832671439">
            <text:p>24.68326714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518.22627">
            <text:p>2415518.22627</text:p>
          </table:table-cell>
          <table:table-cell office:value-type="string">
            <text:p>1901-05-13 12:25:50.390625 EST-0500</text:p>
          </table:table-cell>
          <table:table-cell office:value-type="string">
            <text:p>N</text:p>
          </table:table-cell>
          <table:table-cell office:value-type="float" office:value="47.1656027994">
            <text:p>47.1656027994</text:p>
          </table:table-cell>
          <table:table-cell office:value-type="float" office:value="24.682555521">
            <text:p>24.682555521</text:p>
          </table:table-cell>
          <table:table-cell office:value-type="float" office:value="47.1656027994">
            <text:p>47.1656027994</text:p>
          </table:table-cell>
          <table:table-cell office:value-type="float" office:value="24.682555521">
            <text:p>24.6825555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556.58748">
            <text:p>2415556.58748</text:p>
          </table:table-cell>
          <table:table-cell office:value-type="string">
            <text:p>1901-06-20 21:05:58.593750 EST-0500</text:p>
          </table:table-cell>
          <table:table-cell office:value-type="string">
            <text:p>S</text:p>
          </table:table-cell>
          <table:table-cell office:value-type="float" office:value="227.167899855">
            <text:p>227.167899855</text:p>
          </table:table-cell>
          <table:table-cell office:value-type="float" office:value="204.683104526">
            <text:p>204.683104526</text:p>
          </table:table-cell>
          <table:table-cell office:value-type="float" office:value="47.1678998548">
            <text:p>47.1678998548</text:p>
          </table:table-cell>
          <table:table-cell office:value-type="float" office:value="24.6831045261">
            <text:p>24.68310452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606.19564">
            <text:p>2415606.19564</text:p>
          </table:table-cell>
          <table:table-cell office:value-type="string">
            <text:p>1901-08-09 11:41:43.125000 EST-0500</text:p>
          </table:table-cell>
          <table:table-cell office:value-type="string">
            <text:p>N</text:p>
          </table:table-cell>
          <table:table-cell office:value-type="float" office:value="47.1718140397">
            <text:p>47.1718140397</text:p>
          </table:table-cell>
          <table:table-cell office:value-type="float" office:value="24.6849965905">
            <text:p>24.6849965905</text:p>
          </table:table-cell>
          <table:table-cell office:value-type="float" office:value="47.1718140397">
            <text:p>47.1718140397</text:p>
          </table:table-cell>
          <table:table-cell office:value-type="float" office:value="24.6849965905">
            <text:p>24.68499659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644.55623">
            <text:p>2415644.55623</text:p>
          </table:table-cell>
          <table:table-cell office:value-type="string">
            <text:p>1901-09-16 20:20:58.593750 EST-0500</text:p>
          </table:table-cell>
          <table:table-cell office:value-type="string">
            <text:p>S</text:p>
          </table:table-cell>
          <table:table-cell office:value-type="float" office:value="227.170073934">
            <text:p>227.170073934</text:p>
          </table:table-cell>
          <table:table-cell office:value-type="float" office:value="204.682244399">
            <text:p>204.682244399</text:p>
          </table:table-cell>
          <table:table-cell office:value-type="float" office:value="47.1700739337">
            <text:p>47.1700739337</text:p>
          </table:table-cell>
          <table:table-cell office:value-type="float" office:value="24.6822443986">
            <text:p>24.68224439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694.16439">
            <text:p>2415694.16439</text:p>
          </table:table-cell>
          <table:table-cell office:value-type="string">
            <text:p>1901-11-05 10:56:43.125000 EST-0500</text:p>
          </table:table-cell>
          <table:table-cell office:value-type="string">
            <text:p>N</text:p>
          </table:table-cell>
          <table:table-cell office:value-type="float" office:value="47.170421499">
            <text:p>47.170421499</text:p>
          </table:table-cell>
          <table:table-cell office:value-type="float" office:value="24.6811972123">
            <text:p>24.6811972123</text:p>
          </table:table-cell>
          <table:table-cell office:value-type="float" office:value="47.170421499">
            <text:p>47.170421499</text:p>
          </table:table-cell>
          <table:table-cell office:value-type="float" office:value="24.6811972123">
            <text:p>24.68119721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732.52559">
            <text:p>2415732.52559</text:p>
          </table:table-cell>
          <table:table-cell office:value-type="string">
            <text:p>1901-12-13 19:36:51.328125 EST-0500</text:p>
          </table:table-cell>
          <table:table-cell office:value-type="string">
            <text:p>S</text:p>
          </table:table-cell>
          <table:table-cell office:value-type="float" office:value="227.172493916">
            <text:p>227.172493916</text:p>
          </table:table-cell>
          <table:table-cell office:value-type="float" office:value="204.681664069">
            <text:p>204.681664069</text:p>
          </table:table-cell>
          <table:table-cell office:value-type="float" office:value="47.1724939162">
            <text:p>47.1724939162</text:p>
          </table:table-cell>
          <table:table-cell office:value-type="float" office:value="24.6816640686">
            <text:p>24.68166406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782.13435">
            <text:p>2415782.13435</text:p>
          </table:table-cell>
          <table:table-cell office:value-type="string">
            <text:p>1902-02-01 10:13:28.593750 EST-0500</text:p>
          </table:table-cell>
          <table:table-cell office:value-type="string">
            <text:p>N</text:p>
          </table:table-cell>
          <table:table-cell office:value-type="float" office:value="47.1769045467">
            <text:p>47.1769045467</text:p>
          </table:table-cell>
          <table:table-cell office:value-type="float" office:value="24.6839002846">
            <text:p>24.6839002846</text:p>
          </table:table-cell>
          <table:table-cell office:value-type="float" office:value="47.1769045467">
            <text:p>47.1769045467</text:p>
          </table:table-cell>
          <table:table-cell office:value-type="float" office:value="24.6839002846">
            <text:p>24.68390028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820.49495">
            <text:p>2415820.49495</text:p>
          </table:table-cell>
          <table:table-cell office:value-type="string">
            <text:p>1902-03-11 18:52:44.062500 EST-0500</text:p>
          </table:table-cell>
          <table:table-cell office:value-type="string">
            <text:p>S</text:p>
          </table:table-cell>
          <table:table-cell office:value-type="float" office:value="227.175687666">
            <text:p>227.175687666</text:p>
          </table:table-cell>
          <table:table-cell office:value-type="float" office:value="204.681582447">
            <text:p>204.681582447</text:p>
          </table:table-cell>
          <table:table-cell office:value-type="float" office:value="47.1756876662">
            <text:p>47.1756876662</text:p>
          </table:table-cell>
          <table:table-cell office:value-type="float" office:value="24.6815824467">
            <text:p>24.68158244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870.1031">
            <text:p>2415870.1031</text:p>
          </table:table-cell>
          <table:table-cell office:value-type="string">
            <text:p>1902-04-30 09:28:28.593750 EST-0500</text:p>
          </table:table-cell>
          <table:table-cell office:value-type="string">
            <text:p>N</text:p>
          </table:table-cell>
          <table:table-cell office:value-type="float" office:value="47.1771979742">
            <text:p>47.1771979742</text:p>
          </table:table-cell>
          <table:table-cell office:value-type="float" office:value="24.6817852862">
            <text:p>24.6817852862</text:p>
          </table:table-cell>
          <table:table-cell office:value-type="float" office:value="47.1771979742">
            <text:p>47.1771979742</text:p>
          </table:table-cell>
          <table:table-cell office:value-type="float" office:value="24.6817852862">
            <text:p>24.68178528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908.4637">
            <text:p>2415908.4637</text:p>
          </table:table-cell>
          <table:table-cell office:value-type="string">
            <text:p>1902-06-07 18:07:44.062500 EST-0500</text:p>
          </table:table-cell>
          <table:table-cell office:value-type="string">
            <text:p>S</text:p>
          </table:table-cell>
          <table:table-cell office:value-type="float" office:value="227.17757591">
            <text:p>227.17757591</text:p>
          </table:table-cell>
          <table:table-cell office:value-type="float" office:value="204.680669759">
            <text:p>204.680669759</text:p>
          </table:table-cell>
          <table:table-cell office:value-type="float" office:value="47.1775759101">
            <text:p>47.1775759101</text:p>
          </table:table-cell>
          <table:table-cell office:value-type="float" office:value="24.6806697591">
            <text:p>24.68066975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958.07185">
            <text:p>2415958.07185</text:p>
          </table:table-cell>
          <table:table-cell office:value-type="string">
            <text:p>1902-07-27 08:43:28.593750 EST-0500</text:p>
          </table:table-cell>
          <table:table-cell office:value-type="string">
            <text:p>N</text:p>
          </table:table-cell>
          <table:table-cell office:value-type="float" office:value="47.1790681247">
            <text:p>47.1790681247</text:p>
          </table:table-cell>
          <table:table-cell office:value-type="float" office:value="24.6800835627">
            <text:p>24.6800835627</text:p>
          </table:table-cell>
          <table:table-cell office:value-type="float" office:value="47.1790681247">
            <text:p>47.1790681247</text:p>
          </table:table-cell>
          <table:table-cell office:value-type="float" office:value="24.6800835627">
            <text:p>24.68008356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996.43245">
            <text:p>2415996.43245</text:p>
          </table:table-cell>
          <table:table-cell office:value-type="string">
            <text:p>1902-09-03 17:22:44.062500 EST-0500</text:p>
          </table:table-cell>
          <table:table-cell office:value-type="string">
            <text:p>S</text:p>
          </table:table-cell>
          <table:table-cell office:value-type="float" office:value="227.179704377">
            <text:p>227.179704377</text:p>
          </table:table-cell>
          <table:table-cell office:value-type="float" office:value="204.679458642">
            <text:p>204.679458642</text:p>
          </table:table-cell>
          <table:table-cell office:value-type="float" office:value="47.1797043768">
            <text:p>47.1797043768</text:p>
          </table:table-cell>
          <table:table-cell office:value-type="float" office:value="24.6794586419">
            <text:p>24.67945864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046.04122">
            <text:p>2416046.04122</text:p>
          </table:table-cell>
          <table:table-cell office:value-type="string">
            <text:p>1902-10-23 07:59:21.328125 EST-0500</text:p>
          </table:table-cell>
          <table:table-cell office:value-type="string">
            <text:p>N</text:p>
          </table:table-cell>
          <table:table-cell office:value-type="float" office:value="47.1834487919">
            <text:p>47.1834487919</text:p>
          </table:table-cell>
          <table:table-cell office:value-type="float" office:value="24.6820107471">
            <text:p>24.6820107471</text:p>
          </table:table-cell>
          <table:table-cell office:value-type="float" office:value="47.1834487919">
            <text:p>47.1834487919</text:p>
          </table:table-cell>
          <table:table-cell office:value-type="float" office:value="24.6820107471">
            <text:p>24.68201074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084.40181">
            <text:p>2416084.40181</text:p>
          </table:table-cell>
          <table:table-cell office:value-type="string">
            <text:p>1902-11-30 16:38:36.796875 EST-0500</text:p>
          </table:table-cell>
          <table:table-cell office:value-type="string">
            <text:p>S</text:p>
          </table:table-cell>
          <table:table-cell office:value-type="float" office:value="227.182453322">
            <text:p>227.182453322</text:p>
          </table:table-cell>
          <table:table-cell office:value-type="float" office:value="204.679703387">
            <text:p>204.679703387</text:p>
          </table:table-cell>
          <table:table-cell office:value-type="float" office:value="47.1824533217">
            <text:p>47.1824533217</text:p>
          </table:table-cell>
          <table:table-cell office:value-type="float" office:value="24.6797033865">
            <text:p>24.67970338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134.01058">
            <text:p>2416134.01058</text:p>
          </table:table-cell>
          <table:table-cell office:value-type="string">
            <text:p>1903-01-19 07:15:14.062500 EST-0500</text:p>
          </table:table-cell>
          <table:table-cell office:value-type="string">
            <text:p>N</text:p>
          </table:table-cell>
          <table:table-cell office:value-type="float" office:value="47.1838751286">
            <text:p>47.1838751286</text:p>
          </table:table-cell>
          <table:table-cell office:value-type="float" office:value="24.6788172358">
            <text:p>24.6788172358</text:p>
          </table:table-cell>
          <table:table-cell office:value-type="float" office:value="47.1838751286">
            <text:p>47.1838751286</text:p>
          </table:table-cell>
          <table:table-cell office:value-type="float" office:value="24.6788172358">
            <text:p>24.67881723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172.37117">
            <text:p>2416172.37117</text:p>
          </table:table-cell>
          <table:table-cell office:value-type="string">
            <text:p>1903-02-26 15:54:29.531250 EST-0500</text:p>
          </table:table-cell>
          <table:table-cell office:value-type="string">
            <text:p>S</text:p>
          </table:table-cell>
          <table:table-cell office:value-type="float" office:value="227.185341539">
            <text:p>227.185341539</text:p>
          </table:table-cell>
          <table:table-cell office:value-type="float" office:value="204.678958735">
            <text:p>204.678958735</text:p>
          </table:table-cell>
          <table:table-cell office:value-type="float" office:value="47.1853415393">
            <text:p>47.1853415393</text:p>
          </table:table-cell>
          <table:table-cell office:value-type="float" office:value="24.6789587345">
            <text:p>24.67895873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221.97993">
            <text:p>2416221.97993</text:p>
          </table:table-cell>
          <table:table-cell office:value-type="string">
            <text:p>1903-04-17 06:31:06.796875 EST-0500</text:p>
          </table:table-cell>
          <table:table-cell office:value-type="string">
            <text:p>N</text:p>
          </table:table-cell>
          <table:table-cell office:value-type="float" office:value="47.1861529735">
            <text:p>47.1861529735</text:p>
          </table:table-cell>
          <table:table-cell office:value-type="float" office:value="24.6786686258">
            <text:p>24.6786686258</text:p>
          </table:table-cell>
          <table:table-cell office:value-type="float" office:value="47.1861529735">
            <text:p>47.1861529735</text:p>
          </table:table-cell>
          <table:table-cell office:value-type="float" office:value="24.6786686258">
            <text:p>24.67866862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260.33992">
            <text:p>2416260.33992</text:p>
          </table:table-cell>
          <table:table-cell office:value-type="string">
            <text:p>1903-05-25 15:09:29.531250 EST-0500</text:p>
          </table:table-cell>
          <table:table-cell office:value-type="string">
            <text:p>S</text:p>
          </table:table-cell>
          <table:table-cell office:value-type="float" office:value="227.185723289">
            <text:p>227.185723289</text:p>
          </table:table-cell>
          <table:table-cell office:value-type="float" office:value="204.677033568">
            <text:p>204.677033568</text:p>
          </table:table-cell>
          <table:table-cell office:value-type="float" office:value="47.1857232887">
            <text:p>47.1857232887</text:p>
          </table:table-cell>
          <table:table-cell office:value-type="float" office:value="24.6770335682">
            <text:p>24.67703356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309.94929">
            <text:p>2416309.94929</text:p>
          </table:table-cell>
          <table:table-cell office:value-type="string">
            <text:p>1903-07-14 05:46:59.531250 EST-0500</text:p>
          </table:table-cell>
          <table:table-cell office:value-type="string">
            <text:p>N</text:p>
          </table:table-cell>
          <table:table-cell office:value-type="float" office:value="47.1904212082">
            <text:p>47.1904212082</text:p>
          </table:table-cell>
          <table:table-cell office:value-type="float" office:value="24.6794709482">
            <text:p>24.6794709482</text:p>
          </table:table-cell>
          <table:table-cell office:value-type="float" office:value="47.1904212082">
            <text:p>47.1904212082</text:p>
          </table:table-cell>
          <table:table-cell office:value-type="float" office:value="24.6794709482">
            <text:p>24.67947094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348.30928">
            <text:p>2416348.30928</text:p>
          </table:table-cell>
          <table:table-cell office:value-type="string">
            <text:p>1903-08-21 14:25:22.265625 EST-0500</text:p>
          </table:table-cell>
          <table:table-cell office:value-type="string">
            <text:p>S</text:p>
          </table:table-cell>
          <table:table-cell office:value-type="float" office:value="227.189663015">
            <text:p>227.189663015</text:p>
          </table:table-cell>
          <table:table-cell office:value-type="float" office:value="204.67730474">
            <text:p>204.67730474</text:p>
          </table:table-cell>
          <table:table-cell office:value-type="float" office:value="47.1896630154">
            <text:p>47.1896630154</text:p>
          </table:table-cell>
          <table:table-cell office:value-type="float" office:value="24.6773047395">
            <text:p>24.67730473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397.91804">
            <text:p>2416397.91804</text:p>
          </table:table-cell>
          <table:table-cell office:value-type="string">
            <text:p>1903-10-10 05:01:59.531250 EST-0500</text:p>
          </table:table-cell>
          <table:table-cell office:value-type="string">
            <text:p>N</text:p>
          </table:table-cell>
          <table:table-cell office:value-type="float" office:value="47.1914838548">
            <text:p>47.1914838548</text:p>
          </table:table-cell>
          <table:table-cell office:value-type="float" office:value="24.6781028777">
            <text:p>24.6781028777</text:p>
          </table:table-cell>
          <table:table-cell office:value-type="float" office:value="47.1914838548">
            <text:p>47.1914838548</text:p>
          </table:table-cell>
          <table:table-cell office:value-type="float" office:value="24.6781028777">
            <text:p>24.67810287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436.27865">
            <text:p>2416436.27865</text:p>
          </table:table-cell>
          <table:table-cell office:value-type="string">
            <text:p>1903-11-17 13:41:15.000000 EST-0500</text:p>
          </table:table-cell>
          <table:table-cell office:value-type="string">
            <text:p>S</text:p>
          </table:table-cell>
          <table:table-cell office:value-type="float" office:value="227.191620985">
            <text:p>227.191620985</text:p>
          </table:table-cell>
          <table:table-cell office:value-type="float" office:value="204.677076158">
            <text:p>204.677076158</text:p>
          </table:table-cell>
          <table:table-cell office:value-type="float" office:value="47.1916209854">
            <text:p>47.1916209854</text:p>
          </table:table-cell>
          <table:table-cell office:value-type="float" office:value="24.6770761578">
            <text:p>24.67707615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485.88741">
            <text:p>2416485.88741</text:p>
          </table:table-cell>
          <table:table-cell office:value-type="string">
            <text:p>1904-01-06 04:17:52.265625 EST-0500</text:p>
          </table:table-cell>
          <table:table-cell office:value-type="string">
            <text:p>N</text:p>
          </table:table-cell>
          <table:table-cell office:value-type="float" office:value="47.1946517547">
            <text:p>47.1946517547</text:p>
          </table:table-cell>
          <table:table-cell office:value-type="float" office:value="24.677763635">
            <text:p>24.677763635</text:p>
          </table:table-cell>
          <table:table-cell office:value-type="float" office:value="47.1946517547">
            <text:p>47.1946517547</text:p>
          </table:table-cell>
          <table:table-cell office:value-type="float" office:value="24.677763635">
            <text:p>24.6777636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524.248">
            <text:p>2416524.248</text:p>
          </table:table-cell>
          <table:table-cell office:value-type="string">
            <text:p>1904-02-13 12:57:07.734375 EST-0500</text:p>
          </table:table-cell>
          <table:table-cell office:value-type="string">
            <text:p>S</text:p>
          </table:table-cell>
          <table:table-cell office:value-type="float" office:value="227.195207006">
            <text:p>227.195207006</text:p>
          </table:table-cell>
          <table:table-cell office:value-type="float" office:value="204.676840064">
            <text:p>204.676840064</text:p>
          </table:table-cell>
          <table:table-cell office:value-type="float" office:value="47.1952070057">
            <text:p>47.1952070057</text:p>
          </table:table-cell>
          <table:table-cell office:value-type="float" office:value="24.6768400644">
            <text:p>24.67684006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573.85737">
            <text:p>2416573.85737</text:p>
          </table:table-cell>
          <table:table-cell office:value-type="string">
            <text:p>1904-04-03 03:34:37.734375 EST-0500</text:p>
          </table:table-cell>
          <table:table-cell office:value-type="string">
            <text:p>N</text:p>
          </table:table-cell>
          <table:table-cell office:value-type="float" office:value="47.1968410927">
            <text:p>47.1968410927</text:p>
          </table:table-cell>
          <table:table-cell office:value-type="float" office:value="24.6773893851">
            <text:p>24.6773893851</text:p>
          </table:table-cell>
          <table:table-cell office:value-type="float" office:value="47.1968410927">
            <text:p>47.1968410927</text:p>
          </table:table-cell>
          <table:table-cell office:value-type="float" office:value="24.6773893851">
            <text:p>24.67738938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612.21675">
            <text:p>2416612.21675</text:p>
          </table:table-cell>
          <table:table-cell office:value-type="string">
            <text:p>1904-05-11 12:12:07.734375 EST-0500</text:p>
          </table:table-cell>
          <table:table-cell office:value-type="string">
            <text:p>S</text:p>
          </table:table-cell>
          <table:table-cell office:value-type="float" office:value="227.195823536">
            <text:p>227.195823536</text:p>
          </table:table-cell>
          <table:table-cell office:value-type="float" office:value="204.675268915">
            <text:p>204.675268915</text:p>
          </table:table-cell>
          <table:table-cell office:value-type="float" office:value="47.1958235365">
            <text:p>47.1958235365</text:p>
          </table:table-cell>
          <table:table-cell office:value-type="float" office:value="24.6752689145">
            <text:p>24.67526891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661.82674">
            <text:p>2416661.82674</text:p>
          </table:table-cell>
          <table:table-cell office:value-type="string">
            <text:p>1904-06-30 02:50:30.468750 EST-0500</text:p>
          </table:table-cell>
          <table:table-cell office:value-type="string">
            <text:p>N</text:p>
          </table:table-cell>
          <table:table-cell office:value-type="float" office:value="47.1997943588">
            <text:p>47.1997943588</text:p>
          </table:table-cell>
          <table:table-cell office:value-type="float" office:value="24.6770651963">
            <text:p>24.6770651963</text:p>
          </table:table-cell>
          <table:table-cell office:value-type="float" office:value="47.1997943588">
            <text:p>47.1997943588</text:p>
          </table:table-cell>
          <table:table-cell office:value-type="float" office:value="24.6770651963">
            <text:p>24.67706519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700.18611">
            <text:p>2416700.18611</text:p>
          </table:table-cell>
          <table:table-cell office:value-type="string">
            <text:p>1904-08-07 11:28:00.468750 EST-0500</text:p>
          </table:table-cell>
          <table:table-cell office:value-type="string">
            <text:p>S</text:p>
          </table:table-cell>
          <table:table-cell office:value-type="float" office:value="227.200132796">
            <text:p>227.200132796</text:p>
          </table:table-cell>
          <table:table-cell office:value-type="float" office:value="204.675957353">
            <text:p>204.675957353</text:p>
          </table:table-cell>
          <table:table-cell office:value-type="float" office:value="47.2001327965">
            <text:p>47.2001327965</text:p>
          </table:table-cell>
          <table:table-cell office:value-type="float" office:value="24.6759573525">
            <text:p>24.67595735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749.79549">
            <text:p>2416749.79549</text:p>
          </table:table-cell>
          <table:table-cell office:value-type="string">
            <text:p>1904-09-26 02:05:30.468750 EST-0500</text:p>
          </table:table-cell>
          <table:table-cell office:value-type="string">
            <text:p>N</text:p>
          </table:table-cell>
          <table:table-cell office:value-type="float" office:value="47.2013273541">
            <text:p>47.2013273541</text:p>
          </table:table-cell>
          <table:table-cell office:value-type="float" office:value="24.6759015931">
            <text:p>24.6759015931</text:p>
          </table:table-cell>
          <table:table-cell office:value-type="float" office:value="47.2013273541">
            <text:p>47.2013273541</text:p>
          </table:table-cell>
          <table:table-cell office:value-type="float" office:value="24.6759015931">
            <text:p>24.67590159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788.15486">
            <text:p>2416788.15486</text:p>
          </table:table-cell>
          <table:table-cell office:value-type="string">
            <text:p>1904-11-03 10:43:00.468750 EST-0500</text:p>
          </table:table-cell>
          <table:table-cell office:value-type="string">
            <text:p>S</text:p>
          </table:table-cell>
          <table:table-cell office:value-type="float" office:value="227.201099853">
            <text:p>227.201099853</text:p>
          </table:table-cell>
          <table:table-cell office:value-type="float" office:value="204.674640163">
            <text:p>204.674640163</text:p>
          </table:table-cell>
          <table:table-cell office:value-type="float" office:value="47.2010998526">
            <text:p>47.2010998526</text:p>
          </table:table-cell>
          <table:table-cell office:value-type="float" office:value="24.6746401634">
            <text:p>24.67464016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837.76485">
            <text:p>2416837.76485</text:p>
          </table:table-cell>
          <table:table-cell office:value-type="string">
            <text:p>1904-12-23 01:21:23.203125 EST-0500</text:p>
          </table:table-cell>
          <table:table-cell office:value-type="string">
            <text:p>N</text:p>
          </table:table-cell>
          <table:table-cell office:value-type="float" office:value="47.2057644252">
            <text:p>47.2057644252</text:p>
          </table:table-cell>
          <table:table-cell office:value-type="float" office:value="24.6772318822">
            <text:p>24.6772318822</text:p>
          </table:table-cell>
          <table:table-cell office:value-type="float" office:value="47.2057644252">
            <text:p>47.2057644252</text:p>
          </table:table-cell>
          <table:table-cell office:value-type="float" office:value="24.6772318822">
            <text:p>24.67723188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876.12422">
            <text:p>2416876.12422</text:p>
          </table:table-cell>
          <table:table-cell office:value-type="string">
            <text:p>1905-01-30 09:58:53.203125 EST-0500</text:p>
          </table:table-cell>
          <table:table-cell office:value-type="string">
            <text:p>S</text:p>
          </table:table-cell>
          <table:table-cell office:value-type="float" office:value="227.204658536">
            <text:p>227.204658536</text:p>
          </table:table-cell>
          <table:table-cell office:value-type="float" office:value="204.674461578">
            <text:p>204.674461578</text:p>
          </table:table-cell>
          <table:table-cell office:value-type="float" office:value="47.2046585356">
            <text:p>47.2046585356</text:p>
          </table:table-cell>
          <table:table-cell office:value-type="float" office:value="24.6744615783">
            <text:p>24.67446157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925.7342">
            <text:p>2416925.7342</text:p>
          </table:table-cell>
          <table:table-cell office:value-type="string">
            <text:p>1905-03-21 00:37:15.937500 EST-0500</text:p>
          </table:table-cell>
          <table:table-cell office:value-type="string">
            <text:p>N</text:p>
          </table:table-cell>
          <table:table-cell office:value-type="float" office:value="47.208005104">
            <text:p>47.208005104</text:p>
          </table:table-cell>
          <table:table-cell office:value-type="float" office:value="24.6764470665">
            <text:p>24.6764470665</text:p>
          </table:table-cell>
          <table:table-cell office:value-type="float" office:value="47.208005104">
            <text:p>47.208005104</text:p>
          </table:table-cell>
          <table:table-cell office:value-type="float" office:value="24.6764470665">
            <text:p>24.67644706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964.09358">
            <text:p>2416964.09358</text:p>
          </table:table-cell>
          <table:table-cell office:value-type="string">
            <text:p>1905-04-28 09:14:45.937500 EST-0500</text:p>
          </table:table-cell>
          <table:table-cell office:value-type="string">
            <text:p>S</text:p>
          </table:table-cell>
          <table:table-cell office:value-type="float" office:value="227.206924058">
            <text:p>227.206924058</text:p>
          </table:table-cell>
          <table:table-cell office:value-type="float" office:value="204.674360808">
            <text:p>204.674360808</text:p>
          </table:table-cell>
          <table:table-cell office:value-type="float" office:value="47.2069240582">
            <text:p>47.2069240582</text:p>
          </table:table-cell>
          <table:table-cell office:value-type="float" office:value="24.6743608082">
            <text:p>24.67436080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013.70356">
            <text:p>2417013.70356</text:p>
          </table:table-cell>
          <table:table-cell office:value-type="string">
            <text:p>1905-06-16 23:53:08.671875 EST-0500</text:p>
          </table:table-cell>
          <table:table-cell office:value-type="string">
            <text:p>N</text:p>
          </table:table-cell>
          <table:table-cell office:value-type="float" office:value="47.2075413096">
            <text:p>47.2075413096</text:p>
          </table:table-cell>
          <table:table-cell office:value-type="float" office:value="24.6730770722">
            <text:p>24.6730770722</text:p>
          </table:table-cell>
          <table:table-cell office:value-type="float" office:value="47.2075413096">
            <text:p>47.2075413096</text:p>
          </table:table-cell>
          <table:table-cell office:value-type="float" office:value="24.6730770722">
            <text:p>24.67307707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052.06233">
            <text:p>2417052.06233</text:p>
          </table:table-cell>
          <table:table-cell office:value-type="string">
            <text:p>1905-07-25 08:29:45.937500 EST-0500</text:p>
          </table:table-cell>
          <table:table-cell office:value-type="string">
            <text:p>S</text:p>
          </table:table-cell>
          <table:table-cell office:value-type="float" office:value="227.210167046">
            <text:p>227.210167046</text:p>
          </table:table-cell>
          <table:table-cell office:value-type="float" office:value="204.674083681">
            <text:p>204.674083681</text:p>
          </table:table-cell>
          <table:table-cell office:value-type="float" office:value="47.2101670458">
            <text:p>47.2101670458</text:p>
          </table:table-cell>
          <table:table-cell office:value-type="float" office:value="24.6740836806">
            <text:p>24.67408368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101.67293">
            <text:p>2417101.67293</text:p>
          </table:table-cell>
          <table:table-cell office:value-type="string">
            <text:p>1905-09-12 23:09:01.406250 EST-0500</text:p>
          </table:table-cell>
          <table:table-cell office:value-type="string">
            <text:p>N</text:p>
          </table:table-cell>
          <table:table-cell office:value-type="float" office:value="47.2129659507">
            <text:p>47.2129659507</text:p>
          </table:table-cell>
          <table:table-cell office:value-type="float" office:value="24.6753072026">
            <text:p>24.6753072026</text:p>
          </table:table-cell>
          <table:table-cell office:value-type="float" office:value="47.2129659507">
            <text:p>47.2129659507</text:p>
          </table:table-cell>
          <table:table-cell office:value-type="float" office:value="24.6753072026">
            <text:p>24.67530720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140.03108">
            <text:p>2417140.03108</text:p>
          </table:table-cell>
          <table:table-cell office:value-type="string">
            <text:p>1905-10-21 07:44:45.937500 EST-0500</text:p>
          </table:table-cell>
          <table:table-cell office:value-type="string">
            <text:p>S</text:p>
          </table:table-cell>
          <table:table-cell office:value-type="float" office:value="227.212136574">
            <text:p>227.212136574</text:p>
          </table:table-cell>
          <table:table-cell office:value-type="float" office:value="204.673609846">
            <text:p>204.673609846</text:p>
          </table:table-cell>
          <table:table-cell office:value-type="float" office:value="47.2121365743">
            <text:p>47.2121365743</text:p>
          </table:table-cell>
          <table:table-cell office:value-type="float" office:value="24.6736098462">
            <text:p>24.67360984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189.64168">
            <text:p>2417189.64168</text:p>
          </table:table-cell>
          <table:table-cell office:value-type="string">
            <text:p>1905-12-09 22:24:01.406250 EST-0500</text:p>
          </table:table-cell>
          <table:table-cell office:value-type="string">
            <text:p>N</text:p>
          </table:table-cell>
          <table:table-cell office:value-type="float" office:value="47.2146471857">
            <text:p>47.2146471857</text:p>
          </table:table-cell>
          <table:table-cell office:value-type="float" office:value="24.6743041914">
            <text:p>24.6743041914</text:p>
          </table:table-cell>
          <table:table-cell office:value-type="float" office:value="47.2146471857">
            <text:p>47.2146471857</text:p>
          </table:table-cell>
          <table:table-cell office:value-type="float" office:value="24.6743041914">
            <text:p>24.67430419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227.99983">
            <text:p>2417227.99983</text:p>
          </table:table-cell>
          <table:table-cell office:value-type="string">
            <text:p>1906-01-17 06:59:45.937500 EST-0500</text:p>
          </table:table-cell>
          <table:table-cell office:value-type="string">
            <text:p>S</text:p>
          </table:table-cell>
          <table:table-cell office:value-type="float" office:value="227.215222583">
            <text:p>227.215222583</text:p>
          </table:table-cell>
          <table:table-cell office:value-type="float" office:value="204.673051741">
            <text:p>204.673051741</text:p>
          </table:table-cell>
          <table:table-cell office:value-type="float" office:value="47.2152225826">
            <text:p>47.2152225826</text:p>
          </table:table-cell>
          <table:table-cell office:value-type="float" office:value="24.6730517406">
            <text:p>24.67305174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277.61043">
            <text:p>2417277.61043</text:p>
          </table:table-cell>
          <table:table-cell office:value-type="string">
            <text:p>1906-03-07 21:39:01.406250 EST-0500</text:p>
          </table:table-cell>
          <table:table-cell office:value-type="string">
            <text:p>N</text:p>
          </table:table-cell>
          <table:table-cell office:value-type="float" office:value="47.2159845163">
            <text:p>47.2159845163</text:p>
          </table:table-cell>
          <table:table-cell office:value-type="float" office:value="24.6721189689">
            <text:p>24.6721189689</text:p>
          </table:table-cell>
          <table:table-cell office:value-type="float" office:value="47.2159845163">
            <text:p>47.2159845163</text:p>
          </table:table-cell>
          <table:table-cell office:value-type="float" office:value="24.6721189689">
            <text:p>24.67211896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315.96919">
            <text:p>2417315.96919</text:p>
          </table:table-cell>
          <table:table-cell office:value-type="string">
            <text:p>1906-04-15 06:15:38.671875 EST-0500</text:p>
          </table:table-cell>
          <table:table-cell office:value-type="string">
            <text:p>S</text:p>
          </table:table-cell>
          <table:table-cell office:value-type="float" office:value="227.217533895">
            <text:p>227.217533895</text:p>
          </table:table-cell>
          <table:table-cell office:value-type="float" office:value="204.672762842">
            <text:p>204.672762842</text:p>
          </table:table-cell>
          <table:table-cell office:value-type="float" office:value="47.2175338952">
            <text:p>47.2175338952</text:p>
          </table:table-cell>
          <table:table-cell office:value-type="float" office:value="24.6727628424">
            <text:p>24.67276284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365.58039">
            <text:p>2417365.58039</text:p>
          </table:table-cell>
          <table:table-cell office:value-type="string">
            <text:p>1906-06-03 20:55:46.875000 EST-0500</text:p>
          </table:table-cell>
          <table:table-cell office:value-type="string">
            <text:p>N</text:p>
          </table:table-cell>
          <table:table-cell office:value-type="float" office:value="47.2210858941">
            <text:p>47.2210858941</text:p>
          </table:table-cell>
          <table:table-cell office:value-type="float" office:value="24.6746336233">
            <text:p>24.6746336233</text:p>
          </table:table-cell>
          <table:table-cell office:value-type="float" office:value="47.2210858941">
            <text:p>47.2210858941</text:p>
          </table:table-cell>
          <table:table-cell office:value-type="float" office:value="24.6746336233">
            <text:p>24.67463362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403.93794">
            <text:p>2417403.93794</text:p>
          </table:table-cell>
          <table:table-cell office:value-type="string">
            <text:p>1906-07-12 05:30:38.671875 EST-0500</text:p>
          </table:table-cell>
          <table:table-cell office:value-type="string">
            <text:p>S</text:p>
          </table:table-cell>
          <table:table-cell office:value-type="float" office:value="227.2196463">
            <text:p>227.2196463</text:p>
          </table:table-cell>
          <table:table-cell office:value-type="float" office:value="204.671362236">
            <text:p>204.671362236</text:p>
          </table:table-cell>
          <table:table-cell office:value-type="float" office:value="47.2196463003">
            <text:p>47.2196463003</text:p>
          </table:table-cell>
          <table:table-cell office:value-type="float" office:value="24.6713622363">
            <text:p>24.67136223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453.54914">
            <text:p>2417453.54914</text:p>
          </table:table-cell>
          <table:table-cell office:value-type="string">
            <text:p>1906-08-30 20:10:46.875000 EST-0500</text:p>
          </table:table-cell>
          <table:table-cell office:value-type="string">
            <text:p>N</text:p>
          </table:table-cell>
          <table:table-cell office:value-type="float" office:value="47.2210061641">
            <text:p>47.2210061641</text:p>
          </table:table-cell>
          <table:table-cell office:value-type="float" office:value="24.6709235038">
            <text:p>24.6709235038</text:p>
          </table:table-cell>
          <table:table-cell office:value-type="float" office:value="47.2210061641">
            <text:p>47.2210061641</text:p>
          </table:table-cell>
          <table:table-cell office:value-type="float" office:value="24.6709235038">
            <text:p>24.67092350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491.90669">
            <text:p>2417491.90669</text:p>
          </table:table-cell>
          <table:table-cell office:value-type="string">
            <text:p>1906-10-08 04:45:38.671875 EST-0500</text:p>
          </table:table-cell>
          <table:table-cell office:value-type="string">
            <text:p>S</text:p>
          </table:table-cell>
          <table:table-cell office:value-type="float" office:value="227.221836456">
            <text:p>227.221836456</text:p>
          </table:table-cell>
          <table:table-cell office:value-type="float" office:value="204.670930376">
            <text:p>204.670930376</text:p>
          </table:table-cell>
          <table:table-cell office:value-type="float" office:value="47.221836456">
            <text:p>47.221836456</text:p>
          </table:table-cell>
          <table:table-cell office:value-type="float" office:value="24.6709303757">
            <text:p>24.67093037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541.51851">
            <text:p>2417541.51851</text:p>
          </table:table-cell>
          <table:table-cell office:value-type="string">
            <text:p>1906-11-26 19:26:39.609375 EST-0500</text:p>
          </table:table-cell>
          <table:table-cell office:value-type="string">
            <text:p>N</text:p>
          </table:table-cell>
          <table:table-cell office:value-type="float" office:value="47.226394145">
            <text:p>47.226394145</text:p>
          </table:table-cell>
          <table:table-cell office:value-type="float" office:value="24.6737951851">
            <text:p>24.6737951851</text:p>
          </table:table-cell>
          <table:table-cell office:value-type="float" office:value="47.226394145">
            <text:p>47.226394145</text:p>
          </table:table-cell>
          <table:table-cell office:value-type="float" office:value="24.6737951851">
            <text:p>24.67379518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579.87544">
            <text:p>2417579.87544</text:p>
          </table:table-cell>
          <table:table-cell office:value-type="string">
            <text:p>1907-01-04 04:00:38.671875 EST-0500</text:p>
          </table:table-cell>
          <table:table-cell office:value-type="string">
            <text:p>S</text:p>
          </table:table-cell>
          <table:table-cell office:value-type="float" office:value="227.225243013">
            <text:p>227.225243013</text:p>
          </table:table-cell>
          <table:table-cell office:value-type="float" office:value="204.670741952">
            <text:p>204.670741952</text:p>
          </table:table-cell>
          <table:table-cell office:value-type="float" office:value="47.2252430127">
            <text:p>47.2252430127</text:p>
          </table:table-cell>
          <table:table-cell office:value-type="float" office:value="24.6707419522">
            <text:p>24.67074195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629.48726">
            <text:p>2417629.48726</text:p>
          </table:table-cell>
          <table:table-cell office:value-type="string">
            <text:p>1907-02-22 18:41:39.609375 EST-0500</text:p>
          </table:table-cell>
          <table:table-cell office:value-type="string">
            <text:p>N</text:p>
          </table:table-cell>
          <table:table-cell office:value-type="float" office:value="47.2294872646">
            <text:p>47.2294872646</text:p>
          </table:table-cell>
          <table:table-cell office:value-type="float" office:value="24.6730746141">
            <text:p>24.6730746141</text:p>
          </table:table-cell>
          <table:table-cell office:value-type="float" office:value="47.2294872646">
            <text:p>47.2294872646</text:p>
          </table:table-cell>
          <table:table-cell office:value-type="float" office:value="24.6730746141">
            <text:p>24.67307461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667.84419">
            <text:p>2417667.84419</text:p>
          </table:table-cell>
          <table:table-cell office:value-type="string">
            <text:p>1907-04-02 03:15:38.671875 EST-0500</text:p>
          </table:table-cell>
          <table:table-cell office:value-type="string">
            <text:p>S</text:p>
          </table:table-cell>
          <table:table-cell office:value-type="float" office:value="227.22726168">
            <text:p>227.22726168</text:p>
          </table:table-cell>
          <table:table-cell office:value-type="float" office:value="204.669962386">
            <text:p>204.669962386</text:p>
          </table:table-cell>
          <table:table-cell office:value-type="float" office:value="47.2272616802">
            <text:p>47.2272616802</text:p>
          </table:table-cell>
          <table:table-cell office:value-type="float" office:value="24.6699623858">
            <text:p>24.66996238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717.45601">
            <text:p>2417717.45601</text:p>
          </table:table-cell>
          <table:table-cell office:value-type="string">
            <text:p>1907-05-21 17:56:39.609375 EST-0500</text:p>
          </table:table-cell>
          <table:table-cell office:value-type="string">
            <text:p>N</text:p>
          </table:table-cell>
          <table:table-cell office:value-type="float" office:value="47.2284963087">
            <text:p>47.2284963087</text:p>
          </table:table-cell>
          <table:table-cell office:value-type="float" office:value="24.6695043572">
            <text:p>24.6695043572</text:p>
          </table:table-cell>
          <table:table-cell office:value-type="float" office:value="47.2284963087">
            <text:p>47.2284963087</text:p>
          </table:table-cell>
          <table:table-cell office:value-type="float" office:value="24.6695043572">
            <text:p>24.66950435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755.81355">
            <text:p>2417755.81355</text:p>
          </table:table-cell>
          <table:table-cell office:value-type="string">
            <text:p>1907-06-29 02:31:31.406250 EST-0500</text:p>
          </table:table-cell>
          <table:table-cell office:value-type="string">
            <text:p>S</text:p>
          </table:table-cell>
          <table:table-cell office:value-type="float" office:value="227.230371356">
            <text:p>227.230371356</text:p>
          </table:table-cell>
          <table:table-cell office:value-type="float" office:value="204.669540532">
            <text:p>204.669540532</text:p>
          </table:table-cell>
          <table:table-cell office:value-type="float" office:value="47.2303713563">
            <text:p>47.2303713563</text:p>
          </table:table-cell>
          <table:table-cell office:value-type="float" office:value="24.6695405325">
            <text:p>24.66954053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805.42537">
            <text:p>2417805.42537</text:p>
          </table:table-cell>
          <table:table-cell office:value-type="string">
            <text:p>1907-08-17 17:12:32.343750 EST-0500</text:p>
          </table:table-cell>
          <table:table-cell office:value-type="string">
            <text:p>N</text:p>
          </table:table-cell>
          <table:table-cell office:value-type="float" office:value="47.2314615263">
            <text:p>47.2314615263</text:p>
          </table:table-cell>
          <table:table-cell office:value-type="float" office:value="24.6687363498">
            <text:p>24.6687363498</text:p>
          </table:table-cell>
          <table:table-cell office:value-type="float" office:value="47.2314615263">
            <text:p>47.2314615263</text:p>
          </table:table-cell>
          <table:table-cell office:value-type="float" office:value="24.6687363498">
            <text:p>24.66873634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843.78292">
            <text:p>2417843.78292</text:p>
          </table:table-cell>
          <table:table-cell office:value-type="string">
            <text:p>1907-09-25 01:47:24.140625 EST-0500</text:p>
          </table:table-cell>
          <table:table-cell office:value-type="string">
            <text:p>S</text:p>
          </table:table-cell>
          <table:table-cell office:value-type="float" office:value="227.233201297">
            <text:p>227.233201297</text:p>
          </table:table-cell>
          <table:table-cell office:value-type="float" office:value="204.669418579">
            <text:p>204.669418579</text:p>
          </table:table-cell>
          <table:table-cell office:value-type="float" office:value="47.2332012974">
            <text:p>47.2332012974</text:p>
          </table:table-cell>
          <table:table-cell office:value-type="float" office:value="24.6694185793">
            <text:p>24.66941857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893.39473">
            <text:p>2417893.39473</text:p>
          </table:table-cell>
          <table:table-cell office:value-type="string">
            <text:p>1907-11-13 16:28:25.078125 EST-0500</text:p>
          </table:table-cell>
          <table:table-cell office:value-type="string">
            <text:p>N</text:p>
          </table:table-cell>
          <table:table-cell office:value-type="float" office:value="47.2355418059">
            <text:p>47.2355418059</text:p>
          </table:table-cell>
          <table:table-cell office:value-type="float" office:value="24.6701523787">
            <text:p>24.6701523787</text:p>
          </table:table-cell>
          <table:table-cell office:value-type="float" office:value="47.2355418059">
            <text:p>47.2355418059</text:p>
          </table:table-cell>
          <table:table-cell office:value-type="float" office:value="24.6701523787">
            <text:p>24.67015237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931.75167">
            <text:p>2417931.75167</text:p>
          </table:table-cell>
          <table:table-cell office:value-type="string">
            <text:p>1907-12-22 01:02:24.140625 EST-0500</text:p>
          </table:table-cell>
          <table:table-cell office:value-type="string">
            <text:p>S</text:p>
          </table:table-cell>
          <table:table-cell office:value-type="float" office:value="227.235775265">
            <text:p>227.235775265</text:p>
          </table:table-cell>
          <table:table-cell office:value-type="float" office:value="204.668611449">
            <text:p>204.668611449</text:p>
          </table:table-cell>
          <table:table-cell office:value-type="float" office:value="47.2357752652">
            <text:p>47.2357752652</text:p>
          </table:table-cell>
          <table:table-cell office:value-type="float" office:value="24.6686114493">
            <text:p>24.66861144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981.36348">
            <text:p>2417981.36348</text:p>
          </table:table-cell>
          <table:table-cell office:value-type="string">
            <text:p>1908-02-09 15:43:25.078125 EST-0500</text:p>
          </table:table-cell>
          <table:table-cell office:value-type="string">
            <text:p>N</text:p>
          </table:table-cell>
          <table:table-cell office:value-type="float" office:value="47.2384870311">
            <text:p>47.2384870311</text:p>
          </table:table-cell>
          <table:table-cell office:value-type="float" office:value="24.6691407566">
            <text:p>24.6691407566</text:p>
          </table:table-cell>
          <table:table-cell office:value-type="float" office:value="47.2384870311">
            <text:p>47.2384870311</text:p>
          </table:table-cell>
          <table:table-cell office:value-type="float" office:value="24.6691407566">
            <text:p>24.66914075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019.72042">
            <text:p>2418019.72042</text:p>
          </table:table-cell>
          <table:table-cell office:value-type="string">
            <text:p>1908-03-19 00:17:24.140625 EST-0500</text:p>
          </table:table-cell>
          <table:table-cell office:value-type="string">
            <text:p>S</text:p>
          </table:table-cell>
          <table:table-cell office:value-type="float" office:value="227.23800658">
            <text:p>227.23800658</text:p>
          </table:table-cell>
          <table:table-cell office:value-type="float" office:value="204.667544504">
            <text:p>204.667544504</text:p>
          </table:table-cell>
          <table:table-cell office:value-type="float" office:value="47.2380065802">
            <text:p>47.2380065802</text:p>
          </table:table-cell>
          <table:table-cell office:value-type="float" office:value="24.6675445044">
            <text:p>24.66754450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069.33223">
            <text:p>2418069.33223</text:p>
          </table:table-cell>
          <table:table-cell office:value-type="string">
            <text:p>1908-05-07 14:58:25.078125 EST-0500</text:p>
          </table:table-cell>
          <table:table-cell office:value-type="string">
            <text:p>N</text:p>
          </table:table-cell>
          <table:table-cell office:value-type="float" office:value="47.2395683201">
            <text:p>47.2395683201</text:p>
          </table:table-cell>
          <table:table-cell office:value-type="float" office:value="24.6675436758">
            <text:p>24.6675436758</text:p>
          </table:table-cell>
          <table:table-cell office:value-type="float" office:value="47.2395683201">
            <text:p>47.2395683201</text:p>
          </table:table-cell>
          <table:table-cell office:value-type="float" office:value="24.6675436758">
            <text:p>24.66754367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107.68977">
            <text:p>2418107.68977</text:p>
          </table:table-cell>
          <table:table-cell office:value-type="string">
            <text:p>1908-06-14 23:33:16.875000 EST-0500</text:p>
          </table:table-cell>
          <table:table-cell office:value-type="string">
            <text:p>S</text:p>
          </table:table-cell>
          <table:table-cell office:value-type="float" office:value="227.241720389">
            <text:p>227.241720389</text:p>
          </table:table-cell>
          <table:table-cell office:value-type="float" office:value="204.668056488">
            <text:p>204.668056488</text:p>
          </table:table-cell>
          <table:table-cell office:value-type="float" office:value="47.2417203894">
            <text:p>47.2417203894</text:p>
          </table:table-cell>
          <table:table-cell office:value-type="float" office:value="24.6680564877">
            <text:p>24.66805648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157.3022">
            <text:p>2418157.3022</text:p>
          </table:table-cell>
          <table:table-cell office:value-type="string">
            <text:p>1908-08-03 14:15:10.546875 EST-0500</text:p>
          </table:table-cell>
          <table:table-cell office:value-type="string">
            <text:p>N</text:p>
          </table:table-cell>
          <table:table-cell office:value-type="float" office:value="47.2439679321">
            <text:p>47.2439679321</text:p>
          </table:table-cell>
          <table:table-cell office:value-type="float" office:value="24.6680608885">
            <text:p>24.6680608885</text:p>
          </table:table-cell>
          <table:table-cell office:value-type="float" office:value="47.2439679321">
            <text:p>47.2439679321</text:p>
          </table:table-cell>
          <table:table-cell office:value-type="float" office:value="24.6680608885">
            <text:p>24.66806088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195.65913">
            <text:p>2418195.65913</text:p>
          </table:table-cell>
          <table:table-cell office:value-type="string">
            <text:p>1908-09-10 22:49:09.609375 EST-0500</text:p>
          </table:table-cell>
          <table:table-cell office:value-type="string">
            <text:p>S</text:p>
          </table:table-cell>
          <table:table-cell office:value-type="float" office:value="227.24450296">
            <text:p>227.24450296</text:p>
          </table:table-cell>
          <table:table-cell office:value-type="float" office:value="204.667276858">
            <text:p>204.667276858</text:p>
          </table:table-cell>
          <table:table-cell office:value-type="float" office:value="47.2445029601">
            <text:p>47.2445029601</text:p>
          </table:table-cell>
          <table:table-cell office:value-type="float" office:value="24.667276858">
            <text:p>24.6672768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245.27156">
            <text:p>2418245.27156</text:p>
          </table:table-cell>
          <table:table-cell office:value-type="string">
            <text:p>1908-10-30 13:31:03.281250 EST-0500</text:p>
          </table:table-cell>
          <table:table-cell office:value-type="string">
            <text:p>N</text:p>
          </table:table-cell>
          <table:table-cell office:value-type="float" office:value="47.2463888381">
            <text:p>47.2463888381</text:p>
          </table:table-cell>
          <table:table-cell office:value-type="float" office:value="24.6677773483">
            <text:p>24.6677773483</text:p>
          </table:table-cell>
          <table:table-cell office:value-type="float" office:value="47.2463888381">
            <text:p>47.2463888381</text:p>
          </table:table-cell>
          <table:table-cell office:value-type="float" office:value="24.6677773483">
            <text:p>24.66777734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283.62788">
            <text:p>2418283.62788</text:p>
          </table:table-cell>
          <table:table-cell office:value-type="string">
            <text:p>1908-12-07 22:04:09.609375 EST-0500</text:p>
          </table:table-cell>
          <table:table-cell office:value-type="string">
            <text:p>S</text:p>
          </table:table-cell>
          <table:table-cell office:value-type="float" office:value="227.245671103">
            <text:p>227.245671103</text:p>
          </table:table-cell>
          <table:table-cell office:value-type="float" office:value="204.665411039">
            <text:p>204.665411039</text:p>
          </table:table-cell>
          <table:table-cell office:value-type="float" office:value="47.2456711027">
            <text:p>47.2456711027</text:p>
          </table:table-cell>
          <table:table-cell office:value-type="float" office:value="24.6654110394">
            <text:p>24.66541103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333.24031">
            <text:p>2418333.24031</text:p>
          </table:table-cell>
          <table:table-cell office:value-type="string">
            <text:p>1909-01-26 12:46:03.281250 EST-0500</text:p>
          </table:table-cell>
          <table:table-cell office:value-type="string">
            <text:p>N</text:p>
          </table:table-cell>
          <table:table-cell office:value-type="float" office:value="47.2482202717">
            <text:p>47.2482202717</text:p>
          </table:table-cell>
          <table:table-cell office:value-type="float" office:value="24.6654535934">
            <text:p>24.6654535934</text:p>
          </table:table-cell>
          <table:table-cell office:value-type="float" office:value="47.2482202717">
            <text:p>47.2482202717</text:p>
          </table:table-cell>
          <table:table-cell office:value-type="float" office:value="24.6654535934">
            <text:p>24.66545359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371.59725">
            <text:p>2418371.59725</text:p>
          </table:table-cell>
          <table:table-cell office:value-type="string">
            <text:p>1909-03-05 21:20:02.343750 EST-0500</text:p>
          </table:table-cell>
          <table:table-cell office:value-type="string">
            <text:p>S</text:p>
          </table:table-cell>
          <table:table-cell office:value-type="float" office:value="227.249868704">
            <text:p>227.249868704</text:p>
          </table:table-cell>
          <table:table-cell office:value-type="float" office:value="204.66570082">
            <text:p>204.66570082</text:p>
          </table:table-cell>
          <table:table-cell office:value-type="float" office:value="47.2498687043">
            <text:p>47.2498687043</text:p>
          </table:table-cell>
          <table:table-cell office:value-type="float" office:value="24.6657008204">
            <text:p>24.66570082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421.20968">
            <text:p>2418421.20968</text:p>
          </table:table-cell>
          <table:table-cell office:value-type="string">
            <text:p>1909-04-24 12:01:56.015625 EST-0500</text:p>
          </table:table-cell>
          <table:table-cell office:value-type="string">
            <text:p>N</text:p>
          </table:table-cell>
          <table:table-cell office:value-type="float" office:value="47.2533675537">
            <text:p>47.2533675537</text:p>
          </table:table-cell>
          <table:table-cell office:value-type="float" office:value="24.6678206239">
            <text:p>24.6678206239</text:p>
          </table:table-cell>
          <table:table-cell office:value-type="float" office:value="47.2533675537">
            <text:p>47.2533675537</text:p>
          </table:table-cell>
          <table:table-cell office:value-type="float" office:value="24.6678206239">
            <text:p>24.66782062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459.56661">
            <text:p>2418459.56661</text:p>
          </table:table-cell>
          <table:table-cell office:value-type="string">
            <text:p>1909-06-01 20:35:55.078125 EST-0500</text:p>
          </table:table-cell>
          <table:table-cell office:value-type="string">
            <text:p>S</text:p>
          </table:table-cell>
          <table:table-cell office:value-type="float" office:value="227.252761211">
            <text:p>227.252761211</text:p>
          </table:table-cell>
          <table:table-cell office:value-type="float" office:value="204.665706776">
            <text:p>204.665706776</text:p>
          </table:table-cell>
          <table:table-cell office:value-type="float" office:value="47.2527612105">
            <text:p>47.2527612105</text:p>
          </table:table-cell>
          <table:table-cell office:value-type="float" office:value="24.665706776">
            <text:p>24.6657067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509.17903">
            <text:p>2418509.17903</text:p>
          </table:table-cell>
          <table:table-cell office:value-type="string">
            <text:p>1909-07-21 11:17:48.750000 EST-0500</text:p>
          </table:table-cell>
          <table:table-cell office:value-type="string">
            <text:p>N</text:p>
          </table:table-cell>
          <table:table-cell office:value-type="float" office:value="47.2566915587">
            <text:p>47.2566915587</text:p>
          </table:table-cell>
          <table:table-cell office:value-type="float" office:value="24.6670780774">
            <text:p>24.6670780774</text:p>
          </table:table-cell>
          <table:table-cell office:value-type="float" office:value="47.2566915587">
            <text:p>47.2566915587</text:p>
          </table:table-cell>
          <table:table-cell office:value-type="float" office:value="24.6670780774">
            <text:p>24.66707807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547.53596">
            <text:p>2418547.53596</text:p>
          </table:table-cell>
          <table:table-cell office:value-type="string">
            <text:p>1909-08-28 19:51:47.812500 EST-0500</text:p>
          </table:table-cell>
          <table:table-cell office:value-type="string">
            <text:p>S</text:p>
          </table:table-cell>
          <table:table-cell office:value-type="float" office:value="227.256598042">
            <text:p>227.256598042</text:p>
          </table:table-cell>
          <table:table-cell office:value-type="float" office:value="204.665511302">
            <text:p>204.665511302</text:p>
          </table:table-cell>
          <table:table-cell office:value-type="float" office:value="47.2565980423">
            <text:p>47.2565980423</text:p>
          </table:table-cell>
          <table:table-cell office:value-type="float" office:value="24.6655113024">
            <text:p>24.66551130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597.149">
            <text:p>2418597.149</text:p>
          </table:table-cell>
          <table:table-cell office:value-type="string">
            <text:p>1909-10-17 10:34:34.218750 EST-0500</text:p>
          </table:table-cell>
          <table:table-cell office:value-type="string">
            <text:p>N</text:p>
          </table:table-cell>
          <table:table-cell office:value-type="float" office:value="47.2591816618">
            <text:p>47.2591816618</text:p>
          </table:table-cell>
          <table:table-cell office:value-type="float" office:value="24.6667955069">
            <text:p>24.6667955069</text:p>
          </table:table-cell>
          <table:table-cell office:value-type="float" office:value="47.2591816618">
            <text:p>47.2591816618</text:p>
          </table:table-cell>
          <table:table-cell office:value-type="float" office:value="24.6667955069">
            <text:p>24.66679550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635.50471">
            <text:p>2418635.50471</text:p>
          </table:table-cell>
          <table:table-cell office:value-type="string">
            <text:p>1909-11-24 19:06:47.812500 EST-0500</text:p>
          </table:table-cell>
          <table:table-cell office:value-type="string">
            <text:p>S</text:p>
          </table:table-cell>
          <table:table-cell office:value-type="float" office:value="227.257752407">
            <text:p>227.257752407</text:p>
          </table:table-cell>
          <table:table-cell office:value-type="float" office:value="204.663833241">
            <text:p>204.663833241</text:p>
          </table:table-cell>
          <table:table-cell office:value-type="float" office:value="47.2577524074">
            <text:p>47.2577524074</text:p>
          </table:table-cell>
          <table:table-cell office:value-type="float" office:value="24.6638332407">
            <text:p>24.66383324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685.11775">
            <text:p>2418685.11775</text:p>
          </table:table-cell>
          <table:table-cell office:value-type="string">
            <text:p>1910-01-13 09:49:34.218750 EST-0500</text:p>
          </table:table-cell>
          <table:table-cell office:value-type="string">
            <text:p>N</text:p>
          </table:table-cell>
          <table:table-cell office:value-type="float" office:value="47.2598477673">
            <text:p>47.2598477673</text:p>
          </table:table-cell>
          <table:table-cell office:value-type="float" office:value="24.6632201097">
            <text:p>24.6632201097</text:p>
          </table:table-cell>
          <table:table-cell office:value-type="float" office:value="47.2598477673">
            <text:p>47.2598477673</text:p>
          </table:table-cell>
          <table:table-cell office:value-type="float" office:value="24.6632201097">
            <text:p>24.66322010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723.47407">
            <text:p>2418723.47407</text:p>
          </table:table-cell>
          <table:table-cell office:value-type="string">
            <text:p>1910-02-20 18:22:40.546875 EST-0500</text:p>
          </table:table-cell>
          <table:table-cell office:value-type="string">
            <text:p>S</text:p>
          </table:table-cell>
          <table:table-cell office:value-type="float" office:value="227.262541981">
            <text:p>227.262541981</text:p>
          </table:table-cell>
          <table:table-cell office:value-type="float" office:value="204.664301283">
            <text:p>204.664301283</text:p>
          </table:table-cell>
          <table:table-cell office:value-type="float" office:value="47.262541981">
            <text:p>47.262541981</text:p>
          </table:table-cell>
          <table:table-cell office:value-type="float" office:value="24.6643012826">
            <text:p>24.66430128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773.08711">
            <text:p>2418773.08711</text:p>
          </table:table-cell>
          <table:table-cell office:value-type="string">
            <text:p>1910-04-11 09:05:26.953125 EST-0500</text:p>
          </table:table-cell>
          <table:table-cell office:value-type="string">
            <text:p>N</text:p>
          </table:table-cell>
          <table:table-cell office:value-type="float" office:value="47.265224579">
            <text:p>47.265224579</text:p>
          </table:table-cell>
          <table:table-cell office:value-type="float" office:value="24.6656515968">
            <text:p>24.6656515968</text:p>
          </table:table-cell>
          <table:table-cell office:value-type="float" office:value="47.265224579">
            <text:p>47.265224579</text:p>
          </table:table-cell>
          <table:table-cell office:value-type="float" office:value="24.6656515968">
            <text:p>24.66565159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811.44282">
            <text:p>2418811.44282</text:p>
          </table:table-cell>
          <table:table-cell office:value-type="string">
            <text:p>1910-05-19 17:37:40.546875 EST-0500</text:p>
          </table:table-cell>
          <table:table-cell office:value-type="string">
            <text:p>S</text:p>
          </table:table-cell>
          <table:table-cell office:value-type="float" office:value="227.264111888">
            <text:p>227.264111888</text:p>
          </table:table-cell>
          <table:table-cell office:value-type="float" office:value="204.663011511">
            <text:p>204.663011511</text:p>
          </table:table-cell>
          <table:table-cell office:value-type="float" office:value="47.2641118883">
            <text:p>47.2641118883</text:p>
          </table:table-cell>
          <table:table-cell office:value-type="float" office:value="24.6630115114">
            <text:p>24.66301151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861.05586">
            <text:p>2418861.05586</text:p>
          </table:table-cell>
          <table:table-cell office:value-type="string">
            <text:p>1910-07-08 08:20:26.953125 EST-0500</text:p>
          </table:table-cell>
          <table:table-cell office:value-type="string">
            <text:p>N</text:p>
          </table:table-cell>
          <table:table-cell office:value-type="float" office:value="47.2664565729">
            <text:p>47.2664565729</text:p>
          </table:table-cell>
          <table:table-cell office:value-type="float" office:value="24.6627725272">
            <text:p>24.6627725272</text:p>
          </table:table-cell>
          <table:table-cell office:value-type="float" office:value="47.2664565729">
            <text:p>47.2664565729</text:p>
          </table:table-cell>
          <table:table-cell office:value-type="float" office:value="24.6627725272">
            <text:p>24.66277252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899.41219">
            <text:p>2418899.41219</text:p>
          </table:table-cell>
          <table:table-cell office:value-type="string">
            <text:p>1910-08-15 16:53:33.281250 EST-0500</text:p>
          </table:table-cell>
          <table:table-cell office:value-type="string">
            <text:p>S</text:p>
          </table:table-cell>
          <table:table-cell office:value-type="float" office:value="227.268072294">
            <text:p>227.268072294</text:p>
          </table:table-cell>
          <table:table-cell office:value-type="float" office:value="204.662807985">
            <text:p>204.662807985</text:p>
          </table:table-cell>
          <table:table-cell office:value-type="float" office:value="47.268072294">
            <text:p>47.268072294</text:p>
          </table:table-cell>
          <table:table-cell office:value-type="float" office:value="24.6628079846">
            <text:p>24.66280798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949.02522">
            <text:p>2418949.02522</text:p>
          </table:table-cell>
          <table:table-cell office:value-type="string">
            <text:p>1910-10-04 07:36:19.687500 EST-0500</text:p>
          </table:table-cell>
          <table:table-cell office:value-type="string">
            <text:p>N</text:p>
          </table:table-cell>
          <table:table-cell office:value-type="float" office:value="47.2691560661">
            <text:p>47.2691560661</text:p>
          </table:table-cell>
          <table:table-cell office:value-type="float" office:value="24.6623577505">
            <text:p>24.6623577505</text:p>
          </table:table-cell>
          <table:table-cell office:value-type="float" office:value="47.2691560661">
            <text:p>47.2691560661</text:p>
          </table:table-cell>
          <table:table-cell office:value-type="float" office:value="24.6623577505">
            <text:p>24.66235775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987.38155">
            <text:p>2418987.38155</text:p>
          </table:table-cell>
          <table:table-cell office:value-type="string">
            <text:p>1910-11-11 16:09:26.015625 EST-0500</text:p>
          </table:table-cell>
          <table:table-cell office:value-type="string">
            <text:p>S</text:p>
          </table:table-cell>
          <table:table-cell office:value-type="float" office:value="227.270850981">
            <text:p>227.270850981</text:p>
          </table:table-cell>
          <table:table-cell office:value-type="float" office:value="204.662635658">
            <text:p>204.662635658</text:p>
          </table:table-cell>
          <table:table-cell office:value-type="float" office:value="47.2708509807">
            <text:p>47.2708509807</text:p>
          </table:table-cell>
          <table:table-cell office:value-type="float" office:value="24.6626356581">
            <text:p>24.66263565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036.9952">
            <text:p>2419036.9952</text:p>
          </table:table-cell>
          <table:table-cell office:value-type="string">
            <text:p>1910-12-31 06:53:05.156250 EST-0500</text:p>
          </table:table-cell>
          <table:table-cell office:value-type="string">
            <text:p>N</text:p>
          </table:table-cell>
          <table:table-cell office:value-type="float" office:value="47.273631165">
            <text:p>47.273631165</text:p>
          </table:table-cell>
          <table:table-cell office:value-type="float" office:value="24.6628820963">
            <text:p>24.6628820963</text:p>
          </table:table-cell>
          <table:table-cell office:value-type="float" office:value="47.273631165">
            <text:p>47.273631165</text:p>
          </table:table-cell>
          <table:table-cell office:value-type="float" office:value="24.6628820963">
            <text:p>24.66288209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075.3503">
            <text:p>2419075.3503</text:p>
          </table:table-cell>
          <table:table-cell office:value-type="string">
            <text:p>1911-02-07 15:24:26.015625 EST-0500</text:p>
          </table:table-cell>
          <table:table-cell office:value-type="string">
            <text:p>S</text:p>
          </table:table-cell>
          <table:table-cell office:value-type="float" office:value="227.274647739">
            <text:p>227.274647739</text:p>
          </table:table-cell>
          <table:table-cell office:value-type="float" office:value="204.662105653">
            <text:p>204.662105653</text:p>
          </table:table-cell>
          <table:table-cell office:value-type="float" office:value="47.2746477391">
            <text:p>47.2746477391</text:p>
          </table:table-cell>
          <table:table-cell office:value-type="float" office:value="24.6621056529">
            <text:p>24.6621056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124.96395">
            <text:p>2419124.96395</text:p>
          </table:table-cell>
          <table:table-cell office:value-type="string">
            <text:p>1911-03-29 06:08:05.156250 EST-0500</text:p>
          </table:table-cell>
          <table:table-cell office:value-type="string">
            <text:p>N</text:p>
          </table:table-cell>
          <table:table-cell office:value-type="float" office:value="47.2755709362">
            <text:p>47.2755709362</text:p>
          </table:table-cell>
          <table:table-cell office:value-type="float" office:value="24.661349833">
            <text:p>24.661349833</text:p>
          </table:table-cell>
          <table:table-cell office:value-type="float" office:value="47.2755709362">
            <text:p>47.2755709362</text:p>
          </table:table-cell>
          <table:table-cell office:value-type="float" office:value="24.661349833">
            <text:p>24.6613498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163.31905">
            <text:p>2419163.31905</text:p>
          </table:table-cell>
          <table:table-cell office:value-type="string">
            <text:p>1911-05-06 14:39:26.015625 EST-0500</text:p>
          </table:table-cell>
          <table:table-cell office:value-type="string">
            <text:p>S</text:p>
          </table:table-cell>
          <table:table-cell office:value-type="float" office:value="227.277281725">
            <text:p>227.277281725</text:p>
          </table:table-cell>
          <table:table-cell office:value-type="float" office:value="204.661650522">
            <text:p>204.661650522</text:p>
          </table:table-cell>
          <table:table-cell office:value-type="float" office:value="47.2772817245">
            <text:p>47.2772817245</text:p>
          </table:table-cell>
          <table:table-cell office:value-type="float" office:value="24.6616505215">
            <text:p>24.66165052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212.9333">
            <text:p>2419212.9333</text:p>
          </table:table-cell>
          <table:table-cell office:value-type="string">
            <text:p>1911-06-25 05:23:57.890625 EST-0500</text:p>
          </table:table-cell>
          <table:table-cell office:value-type="string">
            <text:p>N</text:p>
          </table:table-cell>
          <table:table-cell office:value-type="float" office:value="47.2813292471">
            <text:p>47.2813292471</text:p>
          </table:table-cell>
          <table:table-cell office:value-type="float" office:value="24.6633985618">
            <text:p>24.6633985618</text:p>
          </table:table-cell>
          <table:table-cell office:value-type="float" office:value="47.2813292471">
            <text:p>47.2813292471</text:p>
          </table:table-cell>
          <table:table-cell office:value-type="float" office:value="24.6633985618">
            <text:p>24.66339856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251.2878">
            <text:p>2419251.2878</text:p>
          </table:table-cell>
          <table:table-cell office:value-type="string">
            <text:p>1911-08-02 13:54:26.015625 EST-0500</text:p>
          </table:table-cell>
          <table:table-cell office:value-type="string">
            <text:p>S</text:p>
          </table:table-cell>
          <table:table-cell office:value-type="float" office:value="227.280927918">
            <text:p>227.280927918</text:p>
          </table:table-cell>
          <table:table-cell office:value-type="float" office:value="204.661111247">
            <text:p>204.661111247</text:p>
          </table:table-cell>
          <table:table-cell office:value-type="float" office:value="47.2809279179">
            <text:p>47.2809279179</text:p>
          </table:table-cell>
          <table:table-cell office:value-type="float" office:value="24.6611112473">
            <text:p>24.66111124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300.90205">
            <text:p>2419300.90205</text:p>
          </table:table-cell>
          <table:table-cell office:value-type="string">
            <text:p>1911-09-21 04:38:57.890625 EST-0500</text:p>
          </table:table-cell>
          <table:table-cell office:value-type="string">
            <text:p>N</text:p>
          </table:table-cell>
          <table:table-cell office:value-type="float" office:value="47.2832371167">
            <text:p>47.2832371167</text:p>
          </table:table-cell>
          <table:table-cell office:value-type="float" office:value="24.6615709357">
            <text:p>24.6615709357</text:p>
          </table:table-cell>
          <table:table-cell office:value-type="float" office:value="47.2832371167">
            <text:p>47.2832371167</text:p>
          </table:table-cell>
          <table:table-cell office:value-type="float" office:value="24.6615709357">
            <text:p>24.66157093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339.25715">
            <text:p>2419339.25715</text:p>
          </table:table-cell>
          <table:table-cell office:value-type="string">
            <text:p>1911-10-29 13:10:18.750000 EST-0500</text:p>
          </table:table-cell>
          <table:table-cell office:value-type="string">
            <text:p>S</text:p>
          </table:table-cell>
          <table:table-cell office:value-type="float" office:value="227.283648665">
            <text:p>227.283648665</text:p>
          </table:table-cell>
          <table:table-cell office:value-type="float" office:value="204.660770425">
            <text:p>204.660770425</text:p>
          </table:table-cell>
          <table:table-cell office:value-type="float" office:value="47.283648665">
            <text:p>47.283648665</text:p>
          </table:table-cell>
          <table:table-cell office:value-type="float" office:value="24.6607704247">
            <text:p>24.66077042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388.87141">
            <text:p>2419388.87141</text:p>
          </table:table-cell>
          <table:table-cell office:value-type="string">
            <text:p>1911-12-18 03:54:50.625000 EST-0500</text:p>
          </table:table-cell>
          <table:table-cell office:value-type="string">
            <text:p>N</text:p>
          </table:table-cell>
          <table:table-cell office:value-type="float" office:value="47.2856634744">
            <text:p>47.2856634744</text:p>
          </table:table-cell>
          <table:table-cell office:value-type="float" office:value="24.6604740413">
            <text:p>24.6604740413</text:p>
          </table:table-cell>
          <table:table-cell office:value-type="float" office:value="47.2856634744">
            <text:p>47.2856634744</text:p>
          </table:table-cell>
          <table:table-cell office:value-type="float" office:value="24.6604740413">
            <text:p>24.66047404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427.22652">
            <text:p>2419427.22652</text:p>
          </table:table-cell>
          <table:table-cell office:value-type="string">
            <text:p>1912-01-25 12:26:11.484375 EST-0500</text:p>
          </table:table-cell>
          <table:table-cell office:value-type="string">
            <text:p>S</text:p>
          </table:table-cell>
          <table:table-cell office:value-type="float" office:value="227.288313772">
            <text:p>227.288313772</text:p>
          </table:table-cell>
          <table:table-cell office:value-type="float" office:value="204.661090567">
            <text:p>204.661090567</text:p>
          </table:table-cell>
          <table:table-cell office:value-type="float" office:value="47.2883137716">
            <text:p>47.2883137716</text:p>
          </table:table-cell>
          <table:table-cell office:value-type="float" office:value="24.6610905666">
            <text:p>24.66109056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476.84078">
            <text:p>2419476.84078</text:p>
          </table:table-cell>
          <table:table-cell office:value-type="string">
            <text:p>1912-03-15 03:10:43.359375 EST-0500</text:p>
          </table:table-cell>
          <table:table-cell office:value-type="string">
            <text:p>N</text:p>
          </table:table-cell>
          <table:table-cell office:value-type="float" office:value="47.2893875451">
            <text:p>47.2893875451</text:p>
          </table:table-cell>
          <table:table-cell office:value-type="float" office:value="24.6601974836">
            <text:p>24.6601974836</text:p>
          </table:table-cell>
          <table:table-cell office:value-type="float" office:value="47.2893875451">
            <text:p>47.2893875451</text:p>
          </table:table-cell>
          <table:table-cell office:value-type="float" office:value="24.6601974836">
            <text:p>24.66019748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515.19527">
            <text:p>2419515.19527</text:p>
          </table:table-cell>
          <table:table-cell office:value-type="string">
            <text:p>1912-04-22 11:41:11.484375 EST-0500</text:p>
          </table:table-cell>
          <table:table-cell office:value-type="string">
            <text:p>S</text:p>
          </table:table-cell>
          <table:table-cell office:value-type="float" office:value="227.291220676">
            <text:p>227.291220676</text:p>
          </table:table-cell>
          <table:table-cell office:value-type="float" office:value="204.660852797">
            <text:p>204.660852797</text:p>
          </table:table-cell>
          <table:table-cell office:value-type="float" office:value="47.2912206765">
            <text:p>47.2912206765</text:p>
          </table:table-cell>
          <table:table-cell office:value-type="float" office:value="24.6608527969">
            <text:p>24.66085279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564.81014">
            <text:p>2419564.81014</text:p>
          </table:table-cell>
          <table:table-cell office:value-type="string">
            <text:p>1912-06-11 02:26:36.093750 EST-0500</text:p>
          </table:table-cell>
          <table:table-cell office:value-type="string">
            <text:p>N</text:p>
          </table:table-cell>
          <table:table-cell office:value-type="float" office:value="47.2949433901">
            <text:p>47.2949433901</text:p>
          </table:table-cell>
          <table:table-cell office:value-type="float" office:value="24.6624066742">
            <text:p>24.6624066742</text:p>
          </table:table-cell>
          <table:table-cell office:value-type="float" office:value="47.2949433901">
            <text:p>47.2949433901</text:p>
          </table:table-cell>
          <table:table-cell office:value-type="float" office:value="24.6624066742">
            <text:p>24.6624066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603.1634">
            <text:p>2419603.1634</text:p>
          </table:table-cell>
          <table:table-cell office:value-type="string">
            <text:p>1912-07-19 10:55:18.750000 EST-0500</text:p>
          </table:table-cell>
          <table:table-cell office:value-type="string">
            <text:p>S</text:p>
          </table:table-cell>
          <table:table-cell office:value-type="float" office:value="227.293742696">
            <text:p>227.293742696</text:p>
          </table:table-cell>
          <table:table-cell office:value-type="float" office:value="204.659100554">
            <text:p>204.659100554</text:p>
          </table:table-cell>
          <table:table-cell office:value-type="float" office:value="47.2937426964">
            <text:p>47.2937426964</text:p>
          </table:table-cell>
          <table:table-cell office:value-type="float" office:value="24.659100554">
            <text:p>24.6591005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652.77889">
            <text:p>2419652.77889</text:p>
          </table:table-cell>
          <table:table-cell office:value-type="string">
            <text:p>1912-09-07 01:41:36.093750 EST-0500</text:p>
          </table:table-cell>
          <table:table-cell office:value-type="string">
            <text:p>N</text:p>
          </table:table-cell>
          <table:table-cell office:value-type="float" office:value="47.2984159413">
            <text:p>47.2984159413</text:p>
          </table:table-cell>
          <table:table-cell office:value-type="float" office:value="24.6617715387">
            <text:p>24.6617715387</text:p>
          </table:table-cell>
          <table:table-cell office:value-type="float" office:value="47.2984159413">
            <text:p>47.2984159413</text:p>
          </table:table-cell>
          <table:table-cell office:value-type="float" office:value="24.6617715387">
            <text:p>24.66177153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691.13277">
            <text:p>2419691.13277</text:p>
          </table:table-cell>
          <table:table-cell office:value-type="string">
            <text:p>1912-10-15 10:11:11.484375 EST-0500</text:p>
          </table:table-cell>
          <table:table-cell office:value-type="string">
            <text:p>S</text:p>
          </table:table-cell>
          <table:table-cell office:value-type="float" office:value="227.297965144">
            <text:p>227.297965144</text:p>
          </table:table-cell>
          <table:table-cell office:value-type="float" office:value="204.660173333">
            <text:p>204.660173333</text:p>
          </table:table-cell>
          <table:table-cell office:value-type="float" office:value="47.2979651443">
            <text:p>47.2979651443</text:p>
          </table:table-cell>
          <table:table-cell office:value-type="float" office:value="24.6601733332">
            <text:p>24.66017333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740.74764">
            <text:p>2419740.74764</text:p>
          </table:table-cell>
          <table:table-cell office:value-type="string">
            <text:p>1912-12-04 00:56:36.093750 EST-0500</text:p>
          </table:table-cell>
          <table:table-cell office:value-type="string">
            <text:p>N</text:p>
          </table:table-cell>
          <table:table-cell office:value-type="float" office:value="47.2979388159">
            <text:p>47.2979388159</text:p>
          </table:table-cell>
          <table:table-cell office:value-type="float" office:value="24.6580083631">
            <text:p>24.6580083631</text:p>
          </table:table-cell>
          <table:table-cell office:value-type="float" office:value="47.2979388159">
            <text:p>47.2979388159</text:p>
          </table:table-cell>
          <table:table-cell office:value-type="float" office:value="24.6580083631">
            <text:p>24.65800836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779.10152">
            <text:p>2419779.10152</text:p>
          </table:table-cell>
          <table:table-cell office:value-type="string">
            <text:p>1913-01-11 09:26:11.484375 EST-0500</text:p>
          </table:table-cell>
          <table:table-cell office:value-type="string">
            <text:p>S</text:p>
          </table:table-cell>
          <table:table-cell office:value-type="float" office:value="227.300172058">
            <text:p>227.300172058</text:p>
          </table:table-cell>
          <table:table-cell office:value-type="float" office:value="204.658054228">
            <text:p>204.658054228</text:p>
          </table:table-cell>
          <table:table-cell office:value-type="float" office:value="47.3001720581">
            <text:p>47.3001720581</text:p>
          </table:table-cell>
          <table:table-cell office:value-type="float" office:value="24.6580542276">
            <text:p>24.65805422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828.7176">
            <text:p>2419828.7176</text:p>
          </table:table-cell>
          <table:table-cell office:value-type="string">
            <text:p>1913-03-02 00:13:21.562500 EST-0500</text:p>
          </table:table-cell>
          <table:table-cell office:value-type="string">
            <text:p>N</text:p>
          </table:table-cell>
          <table:table-cell office:value-type="float" office:value="47.3050146595">
            <text:p>47.3050146595</text:p>
          </table:table-cell>
          <table:table-cell office:value-type="float" office:value="24.6607782751">
            <text:p>24.6607782751</text:p>
          </table:table-cell>
          <table:table-cell office:value-type="float" office:value="47.3050146595">
            <text:p>47.3050146595</text:p>
          </table:table-cell>
          <table:table-cell office:value-type="float" office:value="24.6607782751">
            <text:p>24.66077827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867.07088">
            <text:p>2419867.07088</text:p>
          </table:table-cell>
          <table:table-cell office:value-type="string">
            <text:p>1913-04-09 08:42:04.218750 EST-0500</text:p>
          </table:table-cell>
          <table:table-cell office:value-type="string">
            <text:p>S</text:p>
          </table:table-cell>
          <table:table-cell office:value-type="float" office:value="227.303449919">
            <text:p>227.303449919</text:p>
          </table:table-cell>
          <table:table-cell office:value-type="float" office:value="204.658154791">
            <text:p>204.658154791</text:p>
          </table:table-cell>
          <table:table-cell office:value-type="float" office:value="47.3034499188">
            <text:p>47.3034499188</text:p>
          </table:table-cell>
          <table:table-cell office:value-type="float" office:value="24.6581547909">
            <text:p>24.65815479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916.68635">
            <text:p>2419916.68635</text:p>
          </table:table-cell>
          <table:table-cell office:value-type="string">
            <text:p>1913-05-28 23:28:21.562500 EST-0500</text:p>
          </table:table-cell>
          <table:table-cell office:value-type="string">
            <text:p>N</text:p>
          </table:table-cell>
          <table:table-cell office:value-type="float" office:value="47.305311679">
            <text:p>47.305311679</text:p>
          </table:table-cell>
          <table:table-cell office:value-type="float" office:value="24.6578495587">
            <text:p>24.6578495587</text:p>
          </table:table-cell>
          <table:table-cell office:value-type="float" office:value="47.305311679">
            <text:p>47.305311679</text:p>
          </table:table-cell>
          <table:table-cell office:value-type="float" office:value="24.6578495587">
            <text:p>24.65784955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955.03963">
            <text:p>2419955.03963</text:p>
          </table:table-cell>
          <table:table-cell office:value-type="string">
            <text:p>1913-07-06 07:57:04.218750 EST-0500</text:p>
          </table:table-cell>
          <table:table-cell office:value-type="string">
            <text:p>S</text:p>
          </table:table-cell>
          <table:table-cell office:value-type="float" office:value="227.307182071">
            <text:p>227.307182071</text:p>
          </table:table-cell>
          <table:table-cell office:value-type="float" office:value="204.657639232">
            <text:p>204.657639232</text:p>
          </table:table-cell>
          <table:table-cell office:value-type="float" office:value="47.3071820706">
            <text:p>47.3071820706</text:p>
          </table:table-cell>
          <table:table-cell office:value-type="float" office:value="24.6576392322">
            <text:p>24.65763923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004.6551">
            <text:p>2420004.6551</text:p>
          </table:table-cell>
          <table:table-cell office:value-type="string">
            <text:p>1913-08-24 22:43:21.562500 EST-0500</text:p>
          </table:table-cell>
          <table:table-cell office:value-type="string">
            <text:p>N</text:p>
          </table:table-cell>
          <table:table-cell office:value-type="float" office:value="47.3083645909">
            <text:p>47.3083645909</text:p>
          </table:table-cell>
          <table:table-cell office:value-type="float" office:value="24.6567645675">
            <text:p>24.6567645675</text:p>
          </table:table-cell>
          <table:table-cell office:value-type="float" office:value="47.3083645909">
            <text:p>47.3083645909</text:p>
          </table:table-cell>
          <table:table-cell office:value-type="float" office:value="24.6567645675">
            <text:p>24.65676456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043.00838">
            <text:p>2420043.00838</text:p>
          </table:table-cell>
          <table:table-cell office:value-type="string">
            <text:p>1913-10-02 07:12:04.218750 EST-0500</text:p>
          </table:table-cell>
          <table:table-cell office:value-type="string">
            <text:p>S</text:p>
          </table:table-cell>
          <table:table-cell office:value-type="float" office:value="227.309494993">
            <text:p>227.309494993</text:p>
          </table:table-cell>
          <table:table-cell office:value-type="float" office:value="204.656660366">
            <text:p>204.656660366</text:p>
          </table:table-cell>
          <table:table-cell office:value-type="float" office:value="47.3094949934">
            <text:p>47.3094949934</text:p>
          </table:table-cell>
          <table:table-cell office:value-type="float" office:value="24.6566603662">
            <text:p>24.65666036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092.62447">
            <text:p>2420092.62447</text:p>
          </table:table-cell>
          <table:table-cell office:value-type="string">
            <text:p>1913-11-20 21:59:14.296875 EST-0500</text:p>
          </table:table-cell>
          <table:table-cell office:value-type="string">
            <text:p>N</text:p>
          </table:table-cell>
          <table:table-cell office:value-type="float" office:value="47.3134053773">
            <text:p>47.3134053773</text:p>
          </table:table-cell>
          <table:table-cell office:value-type="float" office:value="24.6585491383">
            <text:p>24.6585491383</text:p>
          </table:table-cell>
          <table:table-cell office:value-type="float" office:value="47.3134053773">
            <text:p>47.3134053773</text:p>
          </table:table-cell>
          <table:table-cell office:value-type="float" office:value="24.6585491383">
            <text:p>24.65854913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130.97773">
            <text:p>2420130.97773</text:p>
          </table:table-cell>
          <table:table-cell office:value-type="string">
            <text:p>1913-12-29 06:27:56.953125 EST-0500</text:p>
          </table:table-cell>
          <table:table-cell office:value-type="string">
            <text:p>S</text:p>
          </table:table-cell>
          <table:table-cell office:value-type="float" office:value="227.314238678">
            <text:p>227.314238678</text:p>
          </table:table-cell>
          <table:table-cell office:value-type="float" office:value="204.65728528">
            <text:p>204.65728528</text:p>
          </table:table-cell>
          <table:table-cell office:value-type="float" office:value="47.3142386777">
            <text:p>47.3142386777</text:p>
          </table:table-cell>
          <table:table-cell office:value-type="float" office:value="24.6572852803">
            <text:p>24.65728528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180.59383">
            <text:p>2420180.59383</text:p>
          </table:table-cell>
          <table:table-cell office:value-type="string">
            <text:p>1914-02-16 21:15:07.031250 EST-0500</text:p>
          </table:table-cell>
          <table:table-cell office:value-type="string">
            <text:p>N</text:p>
          </table:table-cell>
          <table:table-cell office:value-type="float" office:value="47.3151596329">
            <text:p>47.3151596329</text:p>
          </table:table-cell>
          <table:table-cell office:value-type="float" office:value="24.6559579232">
            <text:p>24.6559579232</text:p>
          </table:table-cell>
          <table:table-cell office:value-type="float" office:value="47.3151596329">
            <text:p>47.3151596329</text:p>
          </table:table-cell>
          <table:table-cell office:value-type="float" office:value="24.6559579232">
            <text:p>24.65595792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218.94648">
            <text:p>2420218.94648</text:p>
          </table:table-cell>
          <table:table-cell office:value-type="string">
            <text:p>1914-03-27 05:42:56.953125 EST-0500</text:p>
          </table:table-cell>
          <table:table-cell office:value-type="string">
            <text:p>S</text:p>
          </table:table-cell>
          <table:table-cell office:value-type="float" office:value="227.315198251">
            <text:p>227.315198251</text:p>
          </table:table-cell>
          <table:table-cell office:value-type="float" office:value="204.65474475">
            <text:p>204.65474475</text:p>
          </table:table-cell>
          <table:table-cell office:value-type="float" office:value="47.3151982513">
            <text:p>47.3151982513</text:p>
          </table:table-cell>
          <table:table-cell office:value-type="float" office:value="24.6547447497">
            <text:p>24.65474474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268.56318">
            <text:p>2420268.56318</text:p>
          </table:table-cell>
          <table:table-cell office:value-type="string">
            <text:p>1914-05-15 20:30:59.765625 EST-0500</text:p>
          </table:table-cell>
          <table:table-cell office:value-type="string">
            <text:p>N</text:p>
          </table:table-cell>
          <table:table-cell office:value-type="float" office:value="47.3177418792">
            <text:p>47.3177418792</text:p>
          </table:table-cell>
          <table:table-cell office:value-type="float" office:value="24.6553350293">
            <text:p>24.6553350293</text:p>
          </table:table-cell>
          <table:table-cell office:value-type="float" office:value="47.3177418792">
            <text:p>47.3177418792</text:p>
          </table:table-cell>
          <table:table-cell office:value-type="float" office:value="24.6553350293">
            <text:p>24.65533502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306.91584">
            <text:p>2420306.91584</text:p>
          </table:table-cell>
          <table:table-cell office:value-type="string">
            <text:p>1914-06-23 04:58:49.687500 EST-0500</text:p>
          </table:table-cell>
          <table:table-cell office:value-type="string">
            <text:p>S</text:p>
          </table:table-cell>
          <table:table-cell office:value-type="float" office:value="227.319011284">
            <text:p>227.319011284</text:p>
          </table:table-cell>
          <table:table-cell office:value-type="float" office:value="204.654765205">
            <text:p>204.654765205</text:p>
          </table:table-cell>
          <table:table-cell office:value-type="float" office:value="47.3190112837">
            <text:p>47.3190112837</text:p>
          </table:table-cell>
          <table:table-cell office:value-type="float" office:value="24.6547652047">
            <text:p>24.65476520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356.53255">
            <text:p>2420356.53255</text:p>
          </table:table-cell>
          <table:table-cell office:value-type="string">
            <text:p>1914-08-11 19:46:52.500000 EST-0500</text:p>
          </table:table-cell>
          <table:table-cell office:value-type="string">
            <text:p>N</text:p>
          </table:table-cell>
          <table:table-cell office:value-type="float" office:value="47.3231648657">
            <text:p>47.3231648657</text:p>
          </table:table-cell>
          <table:table-cell office:value-type="float" office:value="24.6565581375">
            <text:p>24.6565581375</text:p>
          </table:table-cell>
          <table:table-cell office:value-type="float" office:value="47.3231648657">
            <text:p>47.3231648657</text:p>
          </table:table-cell>
          <table:table-cell office:value-type="float" office:value="24.6565581375">
            <text:p>24.65655813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394.88521">
            <text:p>2420394.88521</text:p>
          </table:table-cell>
          <table:table-cell office:value-type="string">
            <text:p>1914-09-19 04:14:42.421875 EST-0500</text:p>
          </table:table-cell>
          <table:table-cell office:value-type="string">
            <text:p>S</text:p>
          </table:table-cell>
          <table:table-cell office:value-type="float" office:value="227.322938223">
            <text:p>227.322938223</text:p>
          </table:table-cell>
          <table:table-cell office:value-type="float" office:value="204.65496021">
            <text:p>204.65496021</text:p>
          </table:table-cell>
          <table:table-cell office:value-type="float" office:value="47.322938223">
            <text:p>47.322938223</text:p>
          </table:table-cell>
          <table:table-cell office:value-type="float" office:value="24.6549602103">
            <text:p>24.65496021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444.5013">
            <text:p>2420444.5013</text:p>
          </table:table-cell>
          <table:table-cell office:value-type="string">
            <text:p>1914-11-07 19:01:52.500000 EST-0500</text:p>
          </table:table-cell>
          <table:table-cell office:value-type="string">
            <text:p>N</text:p>
          </table:table-cell>
          <table:table-cell office:value-type="float" office:value="47.3247388548">
            <text:p>47.3247388548</text:p>
          </table:table-cell>
          <table:table-cell office:value-type="float" office:value="24.6550897468">
            <text:p>24.6550897468</text:p>
          </table:table-cell>
          <table:table-cell office:value-type="float" office:value="47.3247388548">
            <text:p>47.3247388548</text:p>
          </table:table-cell>
          <table:table-cell office:value-type="float" office:value="24.6550897468">
            <text:p>24.65508974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482.85396">
            <text:p>2420482.85396</text:p>
          </table:table-cell>
          <table:table-cell office:value-type="string">
            <text:p>1914-12-16 03:29:42.421875 EST-0500</text:p>
          </table:table-cell>
          <table:table-cell office:value-type="string">
            <text:p>S</text:p>
          </table:table-cell>
          <table:table-cell office:value-type="float" office:value="227.324703162">
            <text:p>227.324703162</text:p>
          </table:table-cell>
          <table:table-cell office:value-type="float" office:value="204.653174031">
            <text:p>204.653174031</text:p>
          </table:table-cell>
          <table:table-cell office:value-type="float" office:value="47.3247031616">
            <text:p>47.3247031616</text:p>
          </table:table-cell>
          <table:table-cell office:value-type="float" office:value="24.6531740309">
            <text:p>24.65317403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532.47066">
            <text:p>2420532.47066</text:p>
          </table:table-cell>
          <table:table-cell office:value-type="string">
            <text:p>1915-02-03 18:17:45.234375 EST-0500</text:p>
          </table:table-cell>
          <table:table-cell office:value-type="string">
            <text:p>N</text:p>
          </table:table-cell>
          <table:table-cell office:value-type="float" office:value="47.3293144914">
            <text:p>47.3293144914</text:p>
          </table:table-cell>
          <table:table-cell office:value-type="float" office:value="24.6552066003">
            <text:p>24.6552066003</text:p>
          </table:table-cell>
          <table:table-cell office:value-type="float" office:value="47.3293144914">
            <text:p>47.3293144914</text:p>
          </table:table-cell>
          <table:table-cell office:value-type="float" office:value="24.6552066003">
            <text:p>24.65520660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570.82332">
            <text:p>2420570.82332</text:p>
          </table:table-cell>
          <table:table-cell office:value-type="string">
            <text:p>1915-03-14 02:45:35.156250 EST-0500</text:p>
          </table:table-cell>
          <table:table-cell office:value-type="string">
            <text:p>S</text:p>
          </table:table-cell>
          <table:table-cell office:value-type="float" office:value="227.328470482">
            <text:p>227.328470482</text:p>
          </table:table-cell>
          <table:table-cell office:value-type="float" office:value="204.652922123">
            <text:p>204.652922123</text:p>
          </table:table-cell>
          <table:table-cell office:value-type="float" office:value="47.3284704821">
            <text:p>47.3284704821</text:p>
          </table:table-cell>
          <table:table-cell office:value-type="float" office:value="24.6529221226">
            <text:p>24.65292212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620.44062">
            <text:p>2420620.44062</text:p>
          </table:table-cell>
          <table:table-cell office:value-type="string">
            <text:p>1915-05-02 17:34:30.703125 EST-0500</text:p>
          </table:table-cell>
          <table:table-cell office:value-type="string">
            <text:p>N</text:p>
          </table:table-cell>
          <table:table-cell office:value-type="float" office:value="47.3320640812">
            <text:p>47.3320640812</text:p>
          </table:table-cell>
          <table:table-cell office:value-type="float" office:value="24.6549541983">
            <text:p>24.6549541983</text:p>
          </table:table-cell>
          <table:table-cell office:value-type="float" office:value="47.3320640812">
            <text:p>47.3320640812</text:p>
          </table:table-cell>
          <table:table-cell office:value-type="float" office:value="24.6549541983">
            <text:p>24.6549541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658.79267">
            <text:p>2420658.79267</text:p>
          </table:table-cell>
          <table:table-cell office:value-type="string">
            <text:p>1915-06-10 02:01:27.890625 EST-0500</text:p>
          </table:table-cell>
          <table:table-cell office:value-type="string">
            <text:p>S</text:p>
          </table:table-cell>
          <table:table-cell office:value-type="float" office:value="227.331721332">
            <text:p>227.331721332</text:p>
          </table:table-cell>
          <table:table-cell office:value-type="float" office:value="204.652892871">
            <text:p>204.652892871</text:p>
          </table:table-cell>
          <table:table-cell office:value-type="float" office:value="47.3317213325">
            <text:p>47.3317213325</text:p>
          </table:table-cell>
          <table:table-cell office:value-type="float" office:value="24.6528928711">
            <text:p>24.65289287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708.40999">
            <text:p>2420708.40999</text:p>
          </table:table-cell>
          <table:table-cell office:value-type="string">
            <text:p>1915-07-29 16:50:23.437500 EST-0500</text:p>
          </table:table-cell>
          <table:table-cell office:value-type="string">
            <text:p>N</text:p>
          </table:table-cell>
          <table:table-cell office:value-type="float" office:value="47.3361651359">
            <text:p>47.3361651359</text:p>
          </table:table-cell>
          <table:table-cell office:value-type="float" office:value="24.6547253842">
            <text:p>24.6547253842</text:p>
          </table:table-cell>
          <table:table-cell office:value-type="float" office:value="47.3361651359">
            <text:p>47.3361651359</text:p>
          </table:table-cell>
          <table:table-cell office:value-type="float" office:value="24.6547253842">
            <text:p>24.65472538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746.76142">
            <text:p>2420746.76142</text:p>
          </table:table-cell>
          <table:table-cell office:value-type="string">
            <text:p>1915-09-06 01:16:27.890625 EST-0500</text:p>
          </table:table-cell>
          <table:table-cell office:value-type="string">
            <text:p>S</text:p>
          </table:table-cell>
          <table:table-cell office:value-type="float" office:value="227.33420553">
            <text:p>227.33420553</text:p>
          </table:table-cell>
          <table:table-cell office:value-type="float" office:value="204.651322484">
            <text:p>204.651322484</text:p>
          </table:table-cell>
          <table:table-cell office:value-type="float" office:value="47.3342055296">
            <text:p>47.3342055296</text:p>
          </table:table-cell>
          <table:table-cell office:value-type="float" office:value="24.6513224845">
            <text:p>24.65132248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796.37874">
            <text:p>2420796.37874</text:p>
          </table:table-cell>
          <table:table-cell office:value-type="string">
            <text:p>1915-10-25 16:05:23.437500 EST-0500</text:p>
          </table:table-cell>
          <table:table-cell office:value-type="string">
            <text:p>N</text:p>
          </table:table-cell>
          <table:table-cell office:value-type="float" office:value="47.33777193">
            <text:p>47.33777193</text:p>
          </table:table-cell>
          <table:table-cell office:value-type="float" office:value="24.6534717212">
            <text:p>24.6534717212</text:p>
          </table:table-cell>
          <table:table-cell office:value-type="float" office:value="47.33777193">
            <text:p>47.33777193</text:p>
          </table:table-cell>
          <table:table-cell office:value-type="float" office:value="24.6534717212">
            <text:p>24.65347172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834.73079">
            <text:p>2420834.73079</text:p>
          </table:table-cell>
          <table:table-cell office:value-type="string">
            <text:p>1915-12-03 00:32:20.625000 EST-0500</text:p>
          </table:table-cell>
          <table:table-cell office:value-type="string">
            <text:p>S</text:p>
          </table:table-cell>
          <table:table-cell office:value-type="float" office:value="227.337621021">
            <text:p>227.337621021</text:p>
          </table:table-cell>
          <table:table-cell office:value-type="float" office:value="204.651667014">
            <text:p>204.651667014</text:p>
          </table:table-cell>
          <table:table-cell office:value-type="float" office:value="47.3376210211">
            <text:p>47.3376210211</text:p>
          </table:table-cell>
          <table:table-cell office:value-type="float" office:value="24.6516670135">
            <text:p>24.65166701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884.34749">
            <text:p>2420884.34749</text:p>
          </table:table-cell>
          <table:table-cell office:value-type="string">
            <text:p>1916-01-21 15:20:23.437500 EST-0500</text:p>
          </table:table-cell>
          <table:table-cell office:value-type="string">
            <text:p>N</text:p>
          </table:table-cell>
          <table:table-cell office:value-type="float" office:value="47.3400324967">
            <text:p>47.3400324967</text:p>
          </table:table-cell>
          <table:table-cell office:value-type="float" office:value="24.6513089983">
            <text:p>24.6513089983</text:p>
          </table:table-cell>
          <table:table-cell office:value-type="float" office:value="47.3400324967">
            <text:p>47.3400324967</text:p>
          </table:table-cell>
          <table:table-cell office:value-type="float" office:value="24.6513089983">
            <text:p>24.6513089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922.70015">
            <text:p>2420922.70015</text:p>
          </table:table-cell>
          <table:table-cell office:value-type="string">
            <text:p>1916-02-28 23:48:13.359375 EST-0500</text:p>
          </table:table-cell>
          <table:table-cell office:value-type="string">
            <text:p>S</text:p>
          </table:table-cell>
          <table:table-cell office:value-type="float" office:value="227.341498114">
            <text:p>227.341498114</text:p>
          </table:table-cell>
          <table:table-cell office:value-type="float" office:value="204.651263074">
            <text:p>204.651263074</text:p>
          </table:table-cell>
          <table:table-cell office:value-type="float" office:value="47.3414981141">
            <text:p>47.3414981141</text:p>
          </table:table-cell>
          <table:table-cell office:value-type="float" office:value="24.6512630736">
            <text:p>24.65126307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972.31685">
            <text:p>2420972.31685</text:p>
          </table:table-cell>
          <table:table-cell office:value-type="string">
            <text:p>1916-04-18 14:36:16.171875 EST-0500</text:p>
          </table:table-cell>
          <table:table-cell office:value-type="string">
            <text:p>N</text:p>
          </table:table-cell>
          <table:table-cell office:value-type="float" office:value="47.3425638697">
            <text:p>47.3425638697</text:p>
          </table:table-cell>
          <table:table-cell office:value-type="float" office:value="24.6509839451">
            <text:p>24.6509839451</text:p>
          </table:table-cell>
          <table:table-cell office:value-type="float" office:value="47.3425638697">
            <text:p>47.3425638697</text:p>
          </table:table-cell>
          <table:table-cell office:value-type="float" office:value="24.6509839451">
            <text:p>24.65098394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010.66951">
            <text:p>2421010.66951</text:p>
          </table:table-cell>
          <table:table-cell office:value-type="string">
            <text:p>1916-05-26 23:04:06.093750 EST-0500</text:p>
          </table:table-cell>
          <table:table-cell office:value-type="string">
            <text:p>S</text:p>
          </table:table-cell>
          <table:table-cell office:value-type="float" office:value="227.344312006">
            <text:p>227.344312006</text:p>
          </table:table-cell>
          <table:table-cell office:value-type="float" office:value="204.651086417">
            <text:p>204.651086417</text:p>
          </table:table-cell>
          <table:table-cell office:value-type="float" office:value="47.344312006">
            <text:p>47.344312006</text:p>
          </table:table-cell>
          <table:table-cell office:value-type="float" office:value="24.651086417">
            <text:p>24.6510864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060.28682">
            <text:p>2421060.28682</text:p>
          </table:table-cell>
          <table:table-cell office:value-type="string">
            <text:p>1916-07-15 13:53:01.640625 EST-0500</text:p>
          </table:table-cell>
          <table:table-cell office:value-type="string">
            <text:p>N</text:p>
          </table:table-cell>
          <table:table-cell office:value-type="float" office:value="47.3465048518">
            <text:p>47.3465048518</text:p>
          </table:table-cell>
          <table:table-cell office:value-type="float" office:value="24.6506817915">
            <text:p>24.6506817915</text:p>
          </table:table-cell>
          <table:table-cell office:value-type="float" office:value="47.3465048518">
            <text:p>47.3465048518</text:p>
          </table:table-cell>
          <table:table-cell office:value-type="float" office:value="24.6506817915">
            <text:p>24.65068179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098.63826">
            <text:p>2421098.63826</text:p>
          </table:table-cell>
          <table:table-cell office:value-type="string">
            <text:p>1916-08-22 22:19:06.093750 EST-0500</text:p>
          </table:table-cell>
          <table:table-cell office:value-type="string">
            <text:p>S</text:p>
          </table:table-cell>
          <table:table-cell office:value-type="float" office:value="227.34773378">
            <text:p>227.34773378</text:p>
          </table:table-cell>
          <table:table-cell office:value-type="float" office:value="204.650387614">
            <text:p>204.650387614</text:p>
          </table:table-cell>
          <table:table-cell office:value-type="float" office:value="47.3477337804">
            <text:p>47.3477337804</text:p>
          </table:table-cell>
          <table:table-cell office:value-type="float" office:value="24.6503876138">
            <text:p>24.65038761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148.25557">
            <text:p>2421148.25557</text:p>
          </table:table-cell>
          <table:table-cell office:value-type="string">
            <text:p>1916-10-11 13:08:01.640625 EST-0500</text:p>
          </table:table-cell>
          <table:table-cell office:value-type="string">
            <text:p>N</text:p>
          </table:table-cell>
          <table:table-cell office:value-type="float" office:value="47.347830241">
            <text:p>47.347830241</text:p>
          </table:table-cell>
          <table:table-cell office:value-type="float" office:value="24.6490838728">
            <text:p>24.6490838728</text:p>
          </table:table-cell>
          <table:table-cell office:value-type="float" office:value="47.347830241">
            <text:p>47.347830241</text:p>
          </table:table-cell>
          <table:table-cell office:value-type="float" office:value="24.6490838728">
            <text:p>24.6490838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186.60701">
            <text:p>2421186.60701</text:p>
          </table:table-cell>
          <table:table-cell office:value-type="string">
            <text:p>1916-11-18 21:34:06.093750 EST-0500</text:p>
          </table:table-cell>
          <table:table-cell office:value-type="string">
            <text:p>S</text:p>
          </table:table-cell>
          <table:table-cell office:value-type="float" office:value="227.350015159">
            <text:p>227.350015159</text:p>
          </table:table-cell>
          <table:table-cell office:value-type="float" office:value="204.649785561">
            <text:p>204.649785561</text:p>
          </table:table-cell>
          <table:table-cell office:value-type="float" office:value="47.3500151594">
            <text:p>47.3500151594</text:p>
          </table:table-cell>
          <table:table-cell office:value-type="float" office:value="24.6497855612">
            <text:p>24.64978556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236.22493">
            <text:p>2421236.22493</text:p>
          </table:table-cell>
          <table:table-cell office:value-type="string">
            <text:p>1917-01-07 12:23:54.375000 EST-0500</text:p>
          </table:table-cell>
          <table:table-cell office:value-type="string">
            <text:p>N</text:p>
          </table:table-cell>
          <table:table-cell office:value-type="float" office:value="47.3543812431">
            <text:p>47.3543812431</text:p>
          </table:table-cell>
          <table:table-cell office:value-type="float" office:value="24.6515722497">
            <text:p>24.6515722497</text:p>
          </table:table-cell>
          <table:table-cell office:value-type="float" office:value="47.3543812431">
            <text:p>47.3543812431</text:p>
          </table:table-cell>
          <table:table-cell office:value-type="float" office:value="24.6515722497">
            <text:p>24.65157224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274.57576">
            <text:p>2421274.57576</text:p>
          </table:table-cell>
          <table:table-cell office:value-type="string">
            <text:p>1917-02-14 20:49:06.093750 EST-0500</text:p>
          </table:table-cell>
          <table:table-cell office:value-type="string">
            <text:p>S</text:p>
          </table:table-cell>
          <table:table-cell office:value-type="float" office:value="227.353392124">
            <text:p>227.353392124</text:p>
          </table:table-cell>
          <table:table-cell office:value-type="float" office:value="204.649013688">
            <text:p>204.649013688</text:p>
          </table:table-cell>
          <table:table-cell office:value-type="float" office:value="47.3533921244">
            <text:p>47.3533921244</text:p>
          </table:table-cell>
          <table:table-cell office:value-type="float" office:value="24.6490136881">
            <text:p>24.64901368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324.19368">
            <text:p>2421324.19368</text:p>
          </table:table-cell>
          <table:table-cell office:value-type="string">
            <text:p>1917-04-05 11:38:54.375000 EST-0500</text:p>
          </table:table-cell>
          <table:table-cell office:value-type="string">
            <text:p>N</text:p>
          </table:table-cell>
          <table:table-cell office:value-type="float" office:value="47.355634022">
            <text:p>47.355634022</text:p>
          </table:table-cell>
          <table:table-cell office:value-type="float" office:value="24.6497266536">
            <text:p>24.6497266536</text:p>
          </table:table-cell>
          <table:table-cell office:value-type="float" office:value="47.355634022">
            <text:p>47.355634022</text:p>
          </table:table-cell>
          <table:table-cell office:value-type="float" office:value="24.6497266536">
            <text:p>24.64972665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362.54512">
            <text:p>2421362.54512</text:p>
          </table:table-cell>
          <table:table-cell office:value-type="string">
            <text:p>1917-05-13 20:04:58.828125 EST-0500</text:p>
          </table:table-cell>
          <table:table-cell office:value-type="string">
            <text:p>S</text:p>
          </table:table-cell>
          <table:table-cell office:value-type="float" office:value="227.356043846">
            <text:p>227.356043846</text:p>
          </table:table-cell>
          <table:table-cell office:value-type="float" office:value="204.648733585">
            <text:p>204.648733585</text:p>
          </table:table-cell>
          <table:table-cell office:value-type="float" office:value="47.3560438463">
            <text:p>47.3560438463</text:p>
          </table:table-cell>
          <table:table-cell office:value-type="float" office:value="24.6487335852">
            <text:p>24.64873358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412.16304">
            <text:p>2421412.16304</text:p>
          </table:table-cell>
          <table:table-cell office:value-type="string">
            <text:p>1917-07-02 10:54:47.109375 EST-0500</text:p>
          </table:table-cell>
          <table:table-cell office:value-type="string">
            <text:p>N</text:p>
          </table:table-cell>
          <table:table-cell office:value-type="float" office:value="47.3575283358">
            <text:p>47.3575283358</text:p>
          </table:table-cell>
          <table:table-cell office:value-type="float" office:value="24.6479524253">
            <text:p>24.6479524253</text:p>
          </table:table-cell>
          <table:table-cell office:value-type="float" office:value="47.3575283358">
            <text:p>47.3575283358</text:p>
          </table:table-cell>
          <table:table-cell office:value-type="float" office:value="24.6479524253">
            <text:p>24.64795242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450.51448">
            <text:p>2421450.51448</text:p>
          </table:table-cell>
          <table:table-cell office:value-type="string">
            <text:p>1917-08-09 19:20:51.562500 EST-0500</text:p>
          </table:table-cell>
          <table:table-cell office:value-type="string">
            <text:p>S</text:p>
          </table:table-cell>
          <table:table-cell office:value-type="float" office:value="227.360331419">
            <text:p>227.360331419</text:p>
          </table:table-cell>
          <table:table-cell office:value-type="float" office:value="204.64903176">
            <text:p>204.64903176</text:p>
          </table:table-cell>
          <table:table-cell office:value-type="float" office:value="47.3603314189">
            <text:p>47.3603314189</text:p>
          </table:table-cell>
          <table:table-cell office:value-type="float" office:value="24.6490317601">
            <text:p>24.64903176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500.1324">
            <text:p>2421500.1324</text:p>
          </table:table-cell>
          <table:table-cell office:value-type="string">
            <text:p>1917-09-28 10:10:39.843750 EST-0500</text:p>
          </table:table-cell>
          <table:table-cell office:value-type="string">
            <text:p>N</text:p>
          </table:table-cell>
          <table:table-cell office:value-type="float" office:value="47.3604401069">
            <text:p>47.3604401069</text:p>
          </table:table-cell>
          <table:table-cell office:value-type="float" office:value="24.6475599916">
            <text:p>24.6475599916</text:p>
          </table:table-cell>
          <table:table-cell office:value-type="float" office:value="47.3604401069">
            <text:p>47.3604401069</text:p>
          </table:table-cell>
          <table:table-cell office:value-type="float" office:value="24.6475599916">
            <text:p>24.64755999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538.48323">
            <text:p>2421538.48323</text:p>
          </table:table-cell>
          <table:table-cell office:value-type="string">
            <text:p>1917-11-05 18:35:51.562500 EST-0500</text:p>
          </table:table-cell>
          <table:table-cell office:value-type="string">
            <text:p>S</text:p>
          </table:table-cell>
          <table:table-cell office:value-type="float" office:value="227.36281724">
            <text:p>227.36281724</text:p>
          </table:table-cell>
          <table:table-cell office:value-type="float" office:value="204.648720559">
            <text:p>204.648720559</text:p>
          </table:table-cell>
          <table:table-cell office:value-type="float" office:value="47.3628172397">
            <text:p>47.3628172397</text:p>
          </table:table-cell>
          <table:table-cell office:value-type="float" office:value="24.6487205587">
            <text:p>24.64872055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588.10176">
            <text:p>2421588.10176</text:p>
          </table:table-cell>
          <table:table-cell office:value-type="string">
            <text:p>1917-12-25 09:26:32.578125 EST-0500</text:p>
          </table:table-cell>
          <table:table-cell office:value-type="string">
            <text:p>N</text:p>
          </table:table-cell>
          <table:table-cell office:value-type="float" office:value="47.3662669903">
            <text:p>47.3662669903</text:p>
          </table:table-cell>
          <table:table-cell office:value-type="float" office:value="24.6499348511">
            <text:p>24.6499348511</text:p>
          </table:table-cell>
          <table:table-cell office:value-type="float" office:value="47.3662669903">
            <text:p>47.3662669903</text:p>
          </table:table-cell>
          <table:table-cell office:value-type="float" office:value="24.6499348511">
            <text:p>24.64993485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626.45198">
            <text:p>2421626.45198</text:p>
          </table:table-cell>
          <table:table-cell office:value-type="string">
            <text:p>1918-02-01 17:50:51.562500 EST-0500</text:p>
          </table:table-cell>
          <table:table-cell office:value-type="string">
            <text:p>S</text:p>
          </table:table-cell>
          <table:table-cell office:value-type="float" office:value="227.366746343">
            <text:p>227.366746343</text:p>
          </table:table-cell>
          <table:table-cell office:value-type="float" office:value="204.648599742">
            <text:p>204.648599742</text:p>
          </table:table-cell>
          <table:table-cell office:value-type="float" office:value="47.3667463429">
            <text:p>47.3667463429</text:p>
          </table:table-cell>
          <table:table-cell office:value-type="float" office:value="24.6485997424">
            <text:p>24.64859974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676.07051">
            <text:p>2421676.07051</text:p>
          </table:table-cell>
          <table:table-cell office:value-type="string">
            <text:p>1918-03-23 08:41:32.578125 EST-0500</text:p>
          </table:table-cell>
          <table:table-cell office:value-type="string">
            <text:p>N</text:p>
          </table:table-cell>
          <table:table-cell office:value-type="float" office:value="47.3691637646">
            <text:p>47.3691637646</text:p>
          </table:table-cell>
          <table:table-cell office:value-type="float" office:value="24.6493663292">
            <text:p>24.6493663292</text:p>
          </table:table-cell>
          <table:table-cell office:value-type="float" office:value="47.3691637646">
            <text:p>47.3691637646</text:p>
          </table:table-cell>
          <table:table-cell office:value-type="float" office:value="24.6493663292">
            <text:p>24.64936632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714.42073">
            <text:p>2421714.42073</text:p>
          </table:table-cell>
          <table:table-cell office:value-type="string">
            <text:p>1918-04-30 17:05:51.562500 EST-0500</text:p>
          </table:table-cell>
          <table:table-cell office:value-type="string">
            <text:p>S</text:p>
          </table:table-cell>
          <table:table-cell office:value-type="float" office:value="227.368801065">
            <text:p>227.368801065</text:p>
          </table:table-cell>
          <table:table-cell office:value-type="float" office:value="204.647959607">
            <text:p>204.647959607</text:p>
          </table:table-cell>
          <table:table-cell office:value-type="float" office:value="47.3688010648">
            <text:p>47.3688010648</text:p>
          </table:table-cell>
          <table:table-cell office:value-type="float" office:value="24.6479596073">
            <text:p>24.64795960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764.03987">
            <text:p>2421764.03987</text:p>
          </table:table-cell>
          <table:table-cell office:value-type="string">
            <text:p>1918-06-19 07:57:25.312500 EST-0500</text:p>
          </table:table-cell>
          <table:table-cell office:value-type="string">
            <text:p>N</text:p>
          </table:table-cell>
          <table:table-cell office:value-type="float" office:value="47.3719775922">
            <text:p>47.3719775922</text:p>
          </table:table-cell>
          <table:table-cell office:value-type="float" office:value="24.6490309335">
            <text:p>24.6490309335</text:p>
          </table:table-cell>
          <table:table-cell office:value-type="float" office:value="47.3719775922">
            <text:p>47.3719775922</text:p>
          </table:table-cell>
          <table:table-cell office:value-type="float" office:value="24.6490309335">
            <text:p>24.64903093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802.38948">
            <text:p>2421802.38948</text:p>
          </table:table-cell>
          <table:table-cell office:value-type="string">
            <text:p>1918-07-27 16:20:51.562500 EST-0500</text:p>
          </table:table-cell>
          <table:table-cell office:value-type="string">
            <text:p>S</text:p>
          </table:table-cell>
          <table:table-cell office:value-type="float" office:value="227.370687901">
            <text:p>227.370687901</text:p>
          </table:table-cell>
          <table:table-cell office:value-type="float" office:value="204.645899321">
            <text:p>204.645899321</text:p>
          </table:table-cell>
          <table:table-cell office:value-type="float" office:value="47.3706879013">
            <text:p>47.3706879013</text:p>
          </table:table-cell>
          <table:table-cell office:value-type="float" office:value="24.6458993205">
            <text:p>24.64589932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852.00924">
            <text:p>2421852.00924</text:p>
          </table:table-cell>
          <table:table-cell office:value-type="string">
            <text:p>1918-09-15 07:13:18.046875 EST-0500</text:p>
          </table:table-cell>
          <table:table-cell office:value-type="string">
            <text:p>N</text:p>
          </table:table-cell>
          <table:table-cell office:value-type="float" office:value="47.3749438026">
            <text:p>47.3749438026</text:p>
          </table:table-cell>
          <table:table-cell office:value-type="float" office:value="24.6485237466">
            <text:p>24.6485237466</text:p>
          </table:table-cell>
          <table:table-cell office:value-type="float" office:value="47.3749438026">
            <text:p>47.3749438026</text:p>
          </table:table-cell>
          <table:table-cell office:value-type="float" office:value="24.6485237466">
            <text:p>24.64852374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890.35884">
            <text:p>2421890.35884</text:p>
          </table:table-cell>
          <table:table-cell office:value-type="string">
            <text:p>1918-10-23 15:36:44.296875 EST-0500</text:p>
          </table:table-cell>
          <table:table-cell office:value-type="string">
            <text:p>S</text:p>
          </table:table-cell>
          <table:table-cell office:value-type="float" office:value="227.373338199">
            <text:p>227.373338199</text:p>
          </table:table-cell>
          <table:table-cell office:value-type="float" office:value="204.645907697">
            <text:p>204.645907697</text:p>
          </table:table-cell>
          <table:table-cell office:value-type="float" office:value="47.3733381992">
            <text:p>47.3733381992</text:p>
          </table:table-cell>
          <table:table-cell office:value-type="float" office:value="24.6459076967">
            <text:p>24.64590769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939.97799">
            <text:p>2421939.97799</text:p>
          </table:table-cell>
          <table:table-cell office:value-type="string">
            <text:p>1918-12-12 06:28:18.046875 EST-0500</text:p>
          </table:table-cell>
          <table:table-cell office:value-type="string">
            <text:p>N</text:p>
          </table:table-cell>
          <table:table-cell office:value-type="float" office:value="47.3749832714">
            <text:p>47.3749832714</text:p>
          </table:table-cell>
          <table:table-cell office:value-type="float" office:value="24.645558934">
            <text:p>24.645558934</text:p>
          </table:table-cell>
          <table:table-cell office:value-type="float" office:value="47.3749832714">
            <text:p>47.3749832714</text:p>
          </table:table-cell>
          <table:table-cell office:value-type="float" office:value="24.645558934">
            <text:p>24.6455589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978.32759">
            <text:p>2421978.32759</text:p>
          </table:table-cell>
          <table:table-cell office:value-type="string">
            <text:p>1919-01-19 14:51:44.296875 EST-0500</text:p>
          </table:table-cell>
          <table:table-cell office:value-type="string">
            <text:p>S</text:p>
          </table:table-cell>
          <table:table-cell office:value-type="float" office:value="227.376724735">
            <text:p>227.376724735</text:p>
          </table:table-cell>
          <table:table-cell office:value-type="float" office:value="204.645327837">
            <text:p>204.645327837</text:p>
          </table:table-cell>
          <table:table-cell office:value-type="float" office:value="47.3767247352">
            <text:p>47.3767247352</text:p>
          </table:table-cell>
          <table:table-cell office:value-type="float" office:value="24.6453278367">
            <text:p>24.64532783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027.94674">
            <text:p>2422027.94674</text:p>
          </table:table-cell>
          <table:table-cell office:value-type="string">
            <text:p>1919-03-10 05:43:18.046875 EST-0500</text:p>
          </table:table-cell>
          <table:table-cell office:value-type="string">
            <text:p>N</text:p>
          </table:table-cell>
          <table:table-cell office:value-type="float" office:value="47.3778164334">
            <text:p>47.3778164334</text:p>
          </table:table-cell>
          <table:table-cell office:value-type="float" office:value="24.6447442942">
            <text:p>24.6447442942</text:p>
          </table:table-cell>
          <table:table-cell office:value-type="float" office:value="47.3778164334">
            <text:p>47.3778164334</text:p>
          </table:table-cell>
          <table:table-cell office:value-type="float" office:value="24.6447442942">
            <text:p>24.64474429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066.29634">
            <text:p>2422066.29634</text:p>
          </table:table-cell>
          <table:table-cell office:value-type="string">
            <text:p>1919-04-17 14:06:44.296875 EST-0500</text:p>
          </table:table-cell>
          <table:table-cell office:value-type="string">
            <text:p>S</text:p>
          </table:table-cell>
          <table:table-cell office:value-type="float" office:value="227.378439286">
            <text:p>227.378439286</text:p>
          </table:table-cell>
          <table:table-cell office:value-type="float" office:value="204.644491759">
            <text:p>204.644491759</text:p>
          </table:table-cell>
          <table:table-cell office:value-type="float" office:value="47.3784392858">
            <text:p>47.3784392858</text:p>
          </table:table-cell>
          <table:table-cell office:value-type="float" office:value="24.6444917588">
            <text:p>24.6444917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115.91609">
            <text:p>2422115.91609</text:p>
          </table:table-cell>
          <table:table-cell office:value-type="string">
            <text:p>1919-06-06 04:59:10.781250 EST-0500</text:p>
          </table:table-cell>
          <table:table-cell office:value-type="string">
            <text:p>N</text:p>
          </table:table-cell>
          <table:table-cell office:value-type="float" office:value="47.3822550217">
            <text:p>47.3822550217</text:p>
          </table:table-cell>
          <table:table-cell office:value-type="float" office:value="24.6463453383">
            <text:p>24.6463453383</text:p>
          </table:table-cell>
          <table:table-cell office:value-type="float" office:value="47.3822550217">
            <text:p>47.3822550217</text:p>
          </table:table-cell>
          <table:table-cell office:value-type="float" office:value="24.6463453383">
            <text:p>24.64634533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154.26571">
            <text:p>2422154.26571</text:p>
          </table:table-cell>
          <table:table-cell office:value-type="string">
            <text:p>1919-07-14 13:22:37.031250 EST-0500</text:p>
          </table:table-cell>
          <table:table-cell office:value-type="string">
            <text:p>S</text:p>
          </table:table-cell>
          <table:table-cell office:value-type="float" office:value="227.383039736">
            <text:p>227.383039736</text:p>
          </table:table-cell>
          <table:table-cell office:value-type="float" office:value="204.64531161">
            <text:p>204.64531161</text:p>
          </table:table-cell>
          <table:table-cell office:value-type="float" office:value="47.3830397358">
            <text:p>47.3830397358</text:p>
          </table:table-cell>
          <table:table-cell office:value-type="float" office:value="24.6453116099">
            <text:p>24.64531160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203.88545">
            <text:p>2422203.88545</text:p>
          </table:table-cell>
          <table:table-cell office:value-type="string">
            <text:p>1919-09-02 04:15:03.515625 EST-0500</text:p>
          </table:table-cell>
          <table:table-cell office:value-type="string">
            <text:p>N</text:p>
          </table:table-cell>
          <table:table-cell office:value-type="float" office:value="47.3837718278">
            <text:p>47.3837718278</text:p>
          </table:table-cell>
          <table:table-cell office:value-type="float" office:value="24.6443623119">
            <text:p>24.6443623119</text:p>
          </table:table-cell>
          <table:table-cell office:value-type="float" office:value="47.3837718278">
            <text:p>47.3837718278</text:p>
          </table:table-cell>
          <table:table-cell office:value-type="float" office:value="24.6443623119">
            <text:p>24.64436231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242.23446">
            <text:p>2422242.23446</text:p>
          </table:table-cell>
          <table:table-cell office:value-type="string">
            <text:p>1919-10-10 12:37:37.031250 EST-0500</text:p>
          </table:table-cell>
          <table:table-cell office:value-type="string">
            <text:p>S</text:p>
          </table:table-cell>
          <table:table-cell office:value-type="float" office:value="227.382980389">
            <text:p>227.382980389</text:p>
          </table:table-cell>
          <table:table-cell office:value-type="float" office:value="204.642671484">
            <text:p>204.642671484</text:p>
          </table:table-cell>
          <table:table-cell office:value-type="float" office:value="47.3829803886">
            <text:p>47.3829803886</text:p>
          </table:table-cell>
          <table:table-cell office:value-type="float" office:value="24.6426714842">
            <text:p>24.64267148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291.85481">
            <text:p>2422291.85481</text:p>
          </table:table-cell>
          <table:table-cell office:value-type="string">
            <text:p>1919-11-29 03:30:56.250000 EST-0500</text:p>
          </table:table-cell>
          <table:table-cell office:value-type="string">
            <text:p>N</text:p>
          </table:table-cell>
          <table:table-cell office:value-type="float" office:value="47.3857678187">
            <text:p>47.3857678187</text:p>
          </table:table-cell>
          <table:table-cell office:value-type="float" office:value="24.6436458413">
            <text:p>24.6436458413</text:p>
          </table:table-cell>
          <table:table-cell office:value-type="float" office:value="47.3857678187">
            <text:p>47.3857678187</text:p>
          </table:table-cell>
          <table:table-cell office:value-type="float" office:value="24.6436458413">
            <text:p>24.64364584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330.20381">
            <text:p>2422330.20381</text:p>
          </table:table-cell>
          <table:table-cell office:value-type="string">
            <text:p>1920-01-06 11:53:29.765625 EST-0500</text:p>
          </table:table-cell>
          <table:table-cell office:value-type="string">
            <text:p>S</text:p>
          </table:table-cell>
          <table:table-cell office:value-type="float" office:value="227.38664973">
            <text:p>227.38664973</text:p>
          </table:table-cell>
          <table:table-cell office:value-type="float" office:value="204.642634692">
            <text:p>204.642634692</text:p>
          </table:table-cell>
          <table:table-cell office:value-type="float" office:value="47.3866497296">
            <text:p>47.3866497296</text:p>
          </table:table-cell>
          <table:table-cell office:value-type="float" office:value="24.6426346921">
            <text:p>24.64263469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379.82417">
            <text:p>2422379.82417</text:p>
          </table:table-cell>
          <table:table-cell office:value-type="string">
            <text:p>1920-02-25 02:46:48.984375 EST-0500</text:p>
          </table:table-cell>
          <table:table-cell office:value-type="string">
            <text:p>N</text:p>
          </table:table-cell>
          <table:table-cell office:value-type="float" office:value="47.3909025549">
            <text:p>47.3909025549</text:p>
          </table:table-cell>
          <table:table-cell office:value-type="float" office:value="24.6451327304">
            <text:p>24.6451327304</text:p>
          </table:table-cell>
          <table:table-cell office:value-type="float" office:value="47.3909025549">
            <text:p>47.3909025549</text:p>
          </table:table-cell>
          <table:table-cell office:value-type="float" office:value="24.6451327304">
            <text:p>24.64513273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418.17317">
            <text:p>2422418.17317</text:p>
          </table:table-cell>
          <table:table-cell office:value-type="string">
            <text:p>1920-04-03 11:09:22.500000 EST-0500</text:p>
          </table:table-cell>
          <table:table-cell office:value-type="string">
            <text:p>S</text:p>
          </table:table-cell>
          <table:table-cell office:value-type="float" office:value="227.389707466">
            <text:p>227.389707466</text:p>
          </table:table-cell>
          <table:table-cell office:value-type="float" office:value="204.642981341">
            <text:p>204.642981341</text:p>
          </table:table-cell>
          <table:table-cell office:value-type="float" office:value="47.3897074659">
            <text:p>47.3897074659</text:p>
          </table:table-cell>
          <table:table-cell office:value-type="float" office:value="24.6429813412">
            <text:p>24.64298134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467.79292">
            <text:p>2422467.79292</text:p>
          </table:table-cell>
          <table:table-cell office:value-type="string">
            <text:p>1920-05-23 02:01:48.984375 EST-0500</text:p>
          </table:table-cell>
          <table:table-cell office:value-type="string">
            <text:p>N</text:p>
          </table:table-cell>
          <table:table-cell office:value-type="float" office:value="47.392014673">
            <text:p>47.392014673</text:p>
          </table:table-cell>
          <table:table-cell office:value-type="float" office:value="24.6436015363">
            <text:p>24.6436015363</text:p>
          </table:table-cell>
          <table:table-cell office:value-type="float" office:value="47.392014673">
            <text:p>47.392014673</text:p>
          </table:table-cell>
          <table:table-cell office:value-type="float" office:value="24.6436015363">
            <text:p>24.64360153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506.14192">
            <text:p>2422506.14192</text:p>
          </table:table-cell>
          <table:table-cell office:value-type="string">
            <text:p>1920-06-30 10:24:22.500000 EST-0500</text:p>
          </table:table-cell>
          <table:table-cell office:value-type="string">
            <text:p>S</text:p>
          </table:table-cell>
          <table:table-cell office:value-type="float" office:value="227.391524389">
            <text:p>227.391524389</text:p>
          </table:table-cell>
          <table:table-cell office:value-type="float" office:value="204.641450555">
            <text:p>204.641450555</text:p>
          </table:table-cell>
          <table:table-cell office:value-type="float" office:value="47.3915243892">
            <text:p>47.3915243892</text:p>
          </table:table-cell>
          <table:table-cell office:value-type="float" office:value="24.6414505548">
            <text:p>24.64145055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555.76228">
            <text:p>2422555.76228</text:p>
          </table:table-cell>
          <table:table-cell office:value-type="string">
            <text:p>1920-08-19 01:17:41.718750 EST-0500</text:p>
          </table:table-cell>
          <table:table-cell office:value-type="string">
            <text:p>N</text:p>
          </table:table-cell>
          <table:table-cell office:value-type="float" office:value="47.3959399766">
            <text:p>47.3959399766</text:p>
          </table:table-cell>
          <table:table-cell office:value-type="float" office:value="24.6439724482">
            <text:p>24.6439724482</text:p>
          </table:table-cell>
          <table:table-cell office:value-type="float" office:value="47.3959399766">
            <text:p>47.3959399766</text:p>
          </table:table-cell>
          <table:table-cell office:value-type="float" office:value="24.6439724482">
            <text:p>24.64397244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594.11128">
            <text:p>2422594.11128</text:p>
          </table:table-cell>
          <table:table-cell office:value-type="string">
            <text:p>1920-09-26 09:40:15.234375 EST-0500</text:p>
          </table:table-cell>
          <table:table-cell office:value-type="string">
            <text:p>S</text:p>
          </table:table-cell>
          <table:table-cell office:value-type="float" office:value="227.394177586">
            <text:p>227.394177586</text:p>
          </table:table-cell>
          <table:table-cell office:value-type="float" office:value="204.641228083">
            <text:p>204.641228083</text:p>
          </table:table-cell>
          <table:table-cell office:value-type="float" office:value="47.3941775858">
            <text:p>47.3941775858</text:p>
          </table:table-cell>
          <table:table-cell office:value-type="float" office:value="24.6412280835">
            <text:p>24.64122808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643.73164">
            <text:p>2422643.73164</text:p>
          </table:table-cell>
          <table:table-cell office:value-type="string">
            <text:p>1920-11-15 00:33:34.453125 EST-0500</text:p>
          </table:table-cell>
          <table:table-cell office:value-type="string">
            <text:p>N</text:p>
          </table:table-cell>
          <table:table-cell office:value-type="float" office:value="47.3942997931">
            <text:p>47.3942997931</text:p>
          </table:table-cell>
          <table:table-cell office:value-type="float" office:value="24.6399196654">
            <text:p>24.6399196654</text:p>
          </table:table-cell>
          <table:table-cell office:value-type="float" office:value="47.3942997931">
            <text:p>47.3942997931</text:p>
          </table:table-cell>
          <table:table-cell office:value-type="float" office:value="24.6399196654">
            <text:p>24.63991966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682.08064">
            <text:p>2422682.08064</text:p>
          </table:table-cell>
          <table:table-cell office:value-type="string">
            <text:p>1920-12-23 08:56:07.968750 EST-0500</text:p>
          </table:table-cell>
          <table:table-cell office:value-type="string">
            <text:p>S</text:p>
          </table:table-cell>
          <table:table-cell office:value-type="float" office:value="227.397177602">
            <text:p>227.397177602</text:p>
          </table:table-cell>
          <table:table-cell office:value-type="float" office:value="204.641147903">
            <text:p>204.641147903</text:p>
          </table:table-cell>
          <table:table-cell office:value-type="float" office:value="47.3971776024">
            <text:p>47.3971776024</text:p>
          </table:table-cell>
          <table:table-cell office:value-type="float" office:value="24.6411479028">
            <text:p>24.64114790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731.70101">
            <text:p>2422731.70101</text:p>
          </table:table-cell>
          <table:table-cell office:value-type="string">
            <text:p>1921-02-10 23:49:27.187500 EST-0500</text:p>
          </table:table-cell>
          <table:table-cell office:value-type="string">
            <text:p>N</text:p>
          </table:table-cell>
          <table:table-cell office:value-type="float" office:value="47.3982479733">
            <text:p>47.3982479733</text:p>
          </table:table-cell>
          <table:table-cell office:value-type="float" office:value="24.6400881455">
            <text:p>24.6400881455</text:p>
          </table:table-cell>
          <table:table-cell office:value-type="float" office:value="47.3982479733">
            <text:p>47.3982479733</text:p>
          </table:table-cell>
          <table:table-cell office:value-type="float" office:value="24.6400881455">
            <text:p>24.64008814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770.04939">
            <text:p>2422770.04939</text:p>
          </table:table-cell>
          <table:table-cell office:value-type="string">
            <text:p>1921-03-21 08:11:07.968750 EST-0500</text:p>
          </table:table-cell>
          <table:table-cell office:value-type="string">
            <text:p>S</text:p>
          </table:table-cell>
          <table:table-cell office:value-type="float" office:value="227.398748147">
            <text:p>227.398748147</text:p>
          </table:table-cell>
          <table:table-cell office:value-type="float" office:value="204.639554578">
            <text:p>204.639554578</text:p>
          </table:table-cell>
          <table:table-cell office:value-type="float" office:value="47.3987481468">
            <text:p>47.3987481468</text:p>
          </table:table-cell>
          <table:table-cell office:value-type="float" office:value="24.6395545782">
            <text:p>24.63955457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819.67036">
            <text:p>2422819.67036</text:p>
          </table:table-cell>
          <table:table-cell office:value-type="string">
            <text:p>1921-05-09 23:05:19.921875 EST-0500</text:p>
          </table:table-cell>
          <table:table-cell office:value-type="string">
            <text:p>N</text:p>
          </table:table-cell>
          <table:table-cell office:value-type="float" office:value="47.4028141514">
            <text:p>47.4028141514</text:p>
          </table:table-cell>
          <table:table-cell office:value-type="float" office:value="24.6423660689">
            <text:p>24.6423660689</text:p>
          </table:table-cell>
          <table:table-cell office:value-type="float" office:value="47.4028141514">
            <text:p>47.4028141514</text:p>
          </table:table-cell>
          <table:table-cell office:value-type="float" office:value="24.6423660689">
            <text:p>24.64236606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858.01875">
            <text:p>2422858.01875</text:p>
          </table:table-cell>
          <table:table-cell office:value-type="string">
            <text:p>1921-06-17 07:27:00.703125 EST-0500</text:p>
          </table:table-cell>
          <table:table-cell office:value-type="string">
            <text:p>S</text:p>
          </table:table-cell>
          <table:table-cell office:value-type="float" office:value="227.40204872">
            <text:p>227.40204872</text:p>
          </table:table-cell>
          <table:table-cell office:value-type="float" office:value="204.640019553">
            <text:p>204.640019553</text:p>
          </table:table-cell>
          <table:table-cell office:value-type="float" office:value="47.4020487198">
            <text:p>47.4020487198</text:p>
          </table:table-cell>
          <table:table-cell office:value-type="float" office:value="24.6400195533">
            <text:p>24.64001955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907.63911">
            <text:p>2422907.63911</text:p>
          </table:table-cell>
          <table:table-cell office:value-type="string">
            <text:p>1921-08-05 22:20:19.921875 EST-0500</text:p>
          </table:table-cell>
          <table:table-cell office:value-type="string">
            <text:p>N</text:p>
          </table:table-cell>
          <table:table-cell office:value-type="float" office:value="47.4042705156">
            <text:p>47.4042705156</text:p>
          </table:table-cell>
          <table:table-cell office:value-type="float" office:value="24.6400914423">
            <text:p>24.6400914423</text:p>
          </table:table-cell>
          <table:table-cell office:value-type="float" office:value="47.4042705156">
            <text:p>47.4042705156</text:p>
          </table:table-cell>
          <table:table-cell office:value-type="float" office:value="24.6400914423">
            <text:p>24.64009144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945.98811">
            <text:p>2422945.98811</text:p>
          </table:table-cell>
          <table:table-cell office:value-type="string">
            <text:p>1921-09-13 06:42:53.437500 EST-0500</text:p>
          </table:table-cell>
          <table:table-cell office:value-type="string">
            <text:p>S</text:p>
          </table:table-cell>
          <table:table-cell office:value-type="float" office:value="227.404811431">
            <text:p>227.404811431</text:p>
          </table:table-cell>
          <table:table-cell office:value-type="float" office:value="204.639567831">
            <text:p>204.639567831</text:p>
          </table:table-cell>
          <table:table-cell office:value-type="float" office:value="47.4048114312">
            <text:p>47.4048114312</text:p>
          </table:table-cell>
          <table:table-cell office:value-type="float" office:value="24.6395678311">
            <text:p>24.63956783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995.60847">
            <text:p>2422995.60847</text:p>
          </table:table-cell>
          <table:table-cell office:value-type="string">
            <text:p>1921-11-01 21:36:12.656250 EST-0500</text:p>
          </table:table-cell>
          <table:table-cell office:value-type="string">
            <text:p>N</text:p>
          </table:table-cell>
          <table:table-cell office:value-type="float" office:value="47.4061142918">
            <text:p>47.4061142918</text:p>
          </table:table-cell>
          <table:table-cell office:value-type="float" office:value="24.6397492189">
            <text:p>24.6397492189</text:p>
          </table:table-cell>
          <table:table-cell office:value-type="float" office:value="47.4061142918">
            <text:p>47.4061142918</text:p>
          </table:table-cell>
          <table:table-cell office:value-type="float" office:value="24.6397492189">
            <text:p>24.63974921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033.95748">
            <text:p>2423033.95748</text:p>
          </table:table-cell>
          <table:table-cell office:value-type="string">
            <text:p>1921-12-10 05:58:46.171875 EST-0500</text:p>
          </table:table-cell>
          <table:table-cell office:value-type="string">
            <text:p>S</text:p>
          </table:table-cell>
          <table:table-cell office:value-type="float" office:value="227.407241275">
            <text:p>227.407241275</text:p>
          </table:table-cell>
          <table:table-cell office:value-type="float" office:value="204.639371963">
            <text:p>204.639371963</text:p>
          </table:table-cell>
          <table:table-cell office:value-type="float" office:value="47.4072412748">
            <text:p>47.4072412748</text:p>
          </table:table-cell>
          <table:table-cell office:value-type="float" office:value="24.6393719631">
            <text:p>24.63937196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083.57845">
            <text:p>2423083.57845</text:p>
          </table:table-cell>
          <table:table-cell office:value-type="string">
            <text:p>1922-01-28 20:52:58.125000 EST-0500</text:p>
          </table:table-cell>
          <table:table-cell office:value-type="string">
            <text:p>N</text:p>
          </table:table-cell>
          <table:table-cell office:value-type="float" office:value="47.4102471171">
            <text:p>47.4102471171</text:p>
          </table:table-cell>
          <table:table-cell office:value-type="float" office:value="24.6400417944">
            <text:p>24.6400417944</text:p>
          </table:table-cell>
          <table:table-cell office:value-type="float" office:value="47.4102471171">
            <text:p>47.4102471171</text:p>
          </table:table-cell>
          <table:table-cell office:value-type="float" office:value="24.6400417944">
            <text:p>24.64004179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121.92623">
            <text:p>2423121.92623</text:p>
          </table:table-cell>
          <table:table-cell office:value-type="string">
            <text:p>1922-03-08 05:13:46.171875 EST-0500</text:p>
          </table:table-cell>
          <table:table-cell office:value-type="string">
            <text:p>S</text:p>
          </table:table-cell>
          <table:table-cell office:value-type="float" office:value="227.409767346">
            <text:p>227.409767346</text:p>
          </table:table-cell>
          <table:table-cell office:value-type="float" office:value="204.63849692">
            <text:p>204.63849692</text:p>
          </table:table-cell>
          <table:table-cell office:value-type="float" office:value="47.4097673464">
            <text:p>47.4097673464</text:p>
          </table:table-cell>
          <table:table-cell office:value-type="float" office:value="24.6384969202">
            <text:p>24.63849692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171.5472">
            <text:p>2423171.5472</text:p>
          </table:table-cell>
          <table:table-cell office:value-type="string">
            <text:p>1922-04-26 20:07:58.125000 EST-0500</text:p>
          </table:table-cell>
          <table:table-cell office:value-type="string">
            <text:p>N</text:p>
          </table:table-cell>
          <table:table-cell office:value-type="float" office:value="47.4108407535">
            <text:p>47.4108407535</text:p>
          </table:table-cell>
          <table:table-cell office:value-type="float" office:value="24.638465143">
            <text:p>24.638465143</text:p>
          </table:table-cell>
          <table:table-cell office:value-type="float" office:value="47.4108407535">
            <text:p>47.4108407535</text:p>
          </table:table-cell>
          <table:table-cell office:value-type="float" office:value="24.638465143">
            <text:p>24.6384651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209.89498">
            <text:p>2423209.89498</text:p>
          </table:table-cell>
          <table:table-cell office:value-type="string">
            <text:p>1922-06-04 04:28:46.171875 EST-0500</text:p>
          </table:table-cell>
          <table:table-cell office:value-type="string">
            <text:p>S</text:p>
          </table:table-cell>
          <table:table-cell office:value-type="float" office:value="227.411745146">
            <text:p>227.411745146</text:p>
          </table:table-cell>
          <table:table-cell office:value-type="float" office:value="204.637902053">
            <text:p>204.637902053</text:p>
          </table:table-cell>
          <table:table-cell office:value-type="float" office:value="47.4117451464">
            <text:p>47.4117451464</text:p>
          </table:table-cell>
          <table:table-cell office:value-type="float" office:value="24.6379020531">
            <text:p>24.63790205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259.51595">
            <text:p>2423259.51595</text:p>
          </table:table-cell>
          <table:table-cell office:value-type="string">
            <text:p>1922-07-23 19:22:58.125000 EST-0500</text:p>
          </table:table-cell>
          <table:table-cell office:value-type="string">
            <text:p>N</text:p>
          </table:table-cell>
          <table:table-cell office:value-type="float" office:value="47.4129766778">
            <text:p>47.4129766778</text:p>
          </table:table-cell>
          <table:table-cell office:value-type="float" office:value="24.6369355979">
            <text:p>24.6369355979</text:p>
          </table:table-cell>
          <table:table-cell office:value-type="float" office:value="47.4129766778">
            <text:p>47.4129766778</text:p>
          </table:table-cell>
          <table:table-cell office:value-type="float" office:value="24.6369355979">
            <text:p>24.63693559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297.86373">
            <text:p>2423297.86373</text:p>
          </table:table-cell>
          <table:table-cell office:value-type="string">
            <text:p>1922-08-31 03:43:46.171875 EST-0500</text:p>
          </table:table-cell>
          <table:table-cell office:value-type="string">
            <text:p>S</text:p>
          </table:table-cell>
          <table:table-cell office:value-type="float" office:value="227.414247556">
            <text:p>227.414247556</text:p>
          </table:table-cell>
          <table:table-cell office:value-type="float" office:value="204.637005609">
            <text:p>204.637005609</text:p>
          </table:table-cell>
          <table:table-cell office:value-type="float" office:value="47.4142475559">
            <text:p>47.4142475559</text:p>
          </table:table-cell>
          <table:table-cell office:value-type="float" office:value="24.6370056095">
            <text:p>24.63700560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347.4853">
            <text:p>2423347.4853</text:p>
          </table:table-cell>
          <table:table-cell office:value-type="string">
            <text:p>1922-10-19 18:38:50.859375 EST-0500</text:p>
          </table:table-cell>
          <table:table-cell office:value-type="string">
            <text:p>N</text:p>
          </table:table-cell>
          <table:table-cell office:value-type="float" office:value="47.4172362574">
            <text:p>47.4172362574</text:p>
          </table:table-cell>
          <table:table-cell office:value-type="float" office:value="24.6389268862">
            <text:p>24.6389268862</text:p>
          </table:table-cell>
          <table:table-cell office:value-type="float" office:value="47.4172362574">
            <text:p>47.4172362574</text:p>
          </table:table-cell>
          <table:table-cell office:value-type="float" office:value="24.6389268862">
            <text:p>24.63892688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385.83308">
            <text:p>2423385.83308</text:p>
          </table:table-cell>
          <table:table-cell office:value-type="string">
            <text:p>1922-11-27 02:59:38.906250 EST-0500</text:p>
          </table:table-cell>
          <table:table-cell office:value-type="string">
            <text:p>S</text:p>
          </table:table-cell>
          <table:table-cell office:value-type="float" office:value="227.416364789">
            <text:p>227.416364789</text:p>
          </table:table-cell>
          <table:table-cell office:value-type="float" office:value="204.636681047">
            <text:p>204.636681047</text:p>
          </table:table-cell>
          <table:table-cell office:value-type="float" office:value="47.4163647893">
            <text:p>47.4163647893</text:p>
          </table:table-cell>
          <table:table-cell office:value-type="float" office:value="24.6366810474">
            <text:p>24.63668104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435.45466">
            <text:p>2423435.45466</text:p>
          </table:table-cell>
          <table:table-cell office:value-type="string">
            <text:p>1923-01-15 17:54:43.593750 EST-0500</text:p>
          </table:table-cell>
          <table:table-cell office:value-type="string">
            <text:p>N</text:p>
          </table:table-cell>
          <table:table-cell office:value-type="float" office:value="47.4198481573">
            <text:p>47.4198481573</text:p>
          </table:table-cell>
          <table:table-cell office:value-type="float" office:value="24.6378824685">
            <text:p>24.6378824685</text:p>
          </table:table-cell>
          <table:table-cell office:value-type="float" office:value="47.4198481573">
            <text:p>47.4198481573</text:p>
          </table:table-cell>
          <table:table-cell office:value-type="float" office:value="24.6378824685">
            <text:p>24.63788246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473.80244">
            <text:p>2423473.80244</text:p>
          </table:table-cell>
          <table:table-cell office:value-type="string">
            <text:p>1923-02-23 02:15:31.640625 EST-0500</text:p>
          </table:table-cell>
          <table:table-cell office:value-type="string">
            <text:p>S</text:p>
          </table:table-cell>
          <table:table-cell office:value-type="float" office:value="227.420007462">
            <text:p>227.420007462</text:p>
          </table:table-cell>
          <table:table-cell office:value-type="float" office:value="204.636801465">
            <text:p>204.636801465</text:p>
          </table:table-cell>
          <table:table-cell office:value-type="float" office:value="47.4200074622">
            <text:p>47.4200074622</text:p>
          </table:table-cell>
          <table:table-cell office:value-type="float" office:value="24.6368014648">
            <text:p>24.63680146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523.42403">
            <text:p>2423523.42403</text:p>
          </table:table-cell>
          <table:table-cell office:value-type="string">
            <text:p>1923-04-13 17:10:36.328125 EST-0500</text:p>
          </table:table-cell>
          <table:table-cell office:value-type="string">
            <text:p>N</text:p>
          </table:table-cell>
          <table:table-cell office:value-type="float" office:value="47.4218174377">
            <text:p>47.4218174377</text:p>
          </table:table-cell>
          <table:table-cell office:value-type="float" office:value="24.6374156528">
            <text:p>24.6374156528</text:p>
          </table:table-cell>
          <table:table-cell office:value-type="float" office:value="47.4218174377">
            <text:p>47.4218174377</text:p>
          </table:table-cell>
          <table:table-cell office:value-type="float" office:value="24.6374156528">
            <text:p>24.63741565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561.77119">
            <text:p>2423561.77119</text:p>
          </table:table-cell>
          <table:table-cell office:value-type="string">
            <text:p>1923-05-22 01:30:31.640625 EST-0500</text:p>
          </table:table-cell>
          <table:table-cell office:value-type="string">
            <text:p>S</text:p>
          </table:table-cell>
          <table:table-cell office:value-type="float" office:value="227.422233935">
            <text:p>227.422233935</text:p>
          </table:table-cell>
          <table:table-cell office:value-type="float" office:value="204.636578041">
            <text:p>204.636578041</text:p>
          </table:table-cell>
          <table:table-cell office:value-type="float" office:value="47.4222339348">
            <text:p>47.4222339348</text:p>
          </table:table-cell>
          <table:table-cell office:value-type="float" office:value="24.6365780415">
            <text:p>24.63657804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611.39278">
            <text:p>2423611.39278</text:p>
          </table:table-cell>
          <table:table-cell office:value-type="string">
            <text:p>1923-07-10 16:25:36.328125 EST-0500</text:p>
          </table:table-cell>
          <table:table-cell office:value-type="string">
            <text:p>N</text:p>
          </table:table-cell>
          <table:table-cell office:value-type="float" office:value="47.4232398406">
            <text:p>47.4232398406</text:p>
          </table:table-cell>
          <table:table-cell office:value-type="float" office:value="24.6354880331">
            <text:p>24.6354880331</text:p>
          </table:table-cell>
          <table:table-cell office:value-type="float" office:value="47.4232398406">
            <text:p>47.4232398406</text:p>
          </table:table-cell>
          <table:table-cell office:value-type="float" office:value="24.6354880331">
            <text:p>24.63548803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649.73994">
            <text:p>2423649.73994</text:p>
          </table:table-cell>
          <table:table-cell office:value-type="string">
            <text:p>1923-08-18 00:45:31.640625 EST-0500</text:p>
          </table:table-cell>
          <table:table-cell office:value-type="string">
            <text:p>S</text:p>
          </table:table-cell>
          <table:table-cell office:value-type="float" office:value="227.425633846">
            <text:p>227.425633846</text:p>
          </table:table-cell>
          <table:table-cell office:value-type="float" office:value="204.636481828">
            <text:p>204.636481828</text:p>
          </table:table-cell>
          <table:table-cell office:value-type="float" office:value="47.4256338458">
            <text:p>47.4256338458</text:p>
          </table:table-cell>
          <table:table-cell office:value-type="float" office:value="24.6364818283">
            <text:p>24.63648182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699.36153">
            <text:p>2423699.36153</text:p>
          </table:table-cell>
          <table:table-cell office:value-type="string">
            <text:p>1923-10-06 15:40:36.328125 EST-0500</text:p>
          </table:table-cell>
          <table:table-cell office:value-type="string">
            <text:p>N</text:p>
          </table:table-cell>
          <table:table-cell office:value-type="float" office:value="47.4254835677">
            <text:p>47.4254835677</text:p>
          </table:table-cell>
          <table:table-cell office:value-type="float" office:value="24.6350807822">
            <text:p>24.6350807822</text:p>
          </table:table-cell>
          <table:table-cell office:value-type="float" office:value="47.4254835677">
            <text:p>47.4254835677</text:p>
          </table:table-cell>
          <table:table-cell office:value-type="float" office:value="24.6350807822">
            <text:p>24.63508078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737.70869">
            <text:p>2423737.70869</text:p>
          </table:table-cell>
          <table:table-cell office:value-type="string">
            <text:p>1923-11-14 00:00:31.640625 EST-0500</text:p>
          </table:table-cell>
          <table:table-cell office:value-type="string">
            <text:p>S</text:p>
          </table:table-cell>
          <table:table-cell office:value-type="float" office:value="227.427415829">
            <text:p>227.427415829</text:p>
          </table:table-cell>
          <table:table-cell office:value-type="float" office:value="204.635863982">
            <text:p>204.635863982</text:p>
          </table:table-cell>
          <table:table-cell office:value-type="float" office:value="47.4274158294">
            <text:p>47.4274158294</text:p>
          </table:table-cell>
          <table:table-cell office:value-type="float" office:value="24.635863982">
            <text:p>24.6358639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787.33089">
            <text:p>2423787.33089</text:p>
          </table:table-cell>
          <table:table-cell office:value-type="string">
            <text:p>1924-01-02 14:56:29.062500 EST-0500</text:p>
          </table:table-cell>
          <table:table-cell office:value-type="string">
            <text:p>N</text:p>
          </table:table-cell>
          <table:table-cell office:value-type="float" office:value="47.4288813201">
            <text:p>47.4288813201</text:p>
          </table:table-cell>
          <table:table-cell office:value-type="float" office:value="24.6352247135">
            <text:p>24.6352247135</text:p>
          </table:table-cell>
          <table:table-cell office:value-type="float" office:value="47.4288813201">
            <text:p>47.4288813201</text:p>
          </table:table-cell>
          <table:table-cell office:value-type="float" office:value="24.6352247135">
            <text:p>24.63522471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825.67806">
            <text:p>2423825.67806</text:p>
          </table:table-cell>
          <table:table-cell office:value-type="string">
            <text:p>1924-02-09 23:16:24.375000 EST-0500</text:p>
          </table:table-cell>
          <table:table-cell office:value-type="string">
            <text:p>S</text:p>
          </table:table-cell>
          <table:table-cell office:value-type="float" office:value="227.430804643">
            <text:p>227.430804643</text:p>
          </table:table-cell>
          <table:table-cell office:value-type="float" office:value="204.635543772">
            <text:p>204.635543772</text:p>
          </table:table-cell>
          <table:table-cell office:value-type="float" office:value="47.4308046431">
            <text:p>47.4308046431</text:p>
          </table:table-cell>
          <table:table-cell office:value-type="float" office:value="24.6355437719">
            <text:p>24.63554377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875.30024">
            <text:p>2423875.30024</text:p>
          </table:table-cell>
          <table:table-cell office:value-type="string">
            <text:p>1924-03-30 14:12:21.796875 EST-0500</text:p>
          </table:table-cell>
          <table:table-cell office:value-type="string">
            <text:p>N</text:p>
          </table:table-cell>
          <table:table-cell office:value-type="float" office:value="47.4310318018">
            <text:p>47.4310318018</text:p>
          </table:table-cell>
          <table:table-cell office:value-type="float" office:value="24.6344584246">
            <text:p>24.6344584246</text:p>
          </table:table-cell>
          <table:table-cell office:value-type="float" office:value="47.4310318018">
            <text:p>47.4310318018</text:p>
          </table:table-cell>
          <table:table-cell office:value-type="float" office:value="24.6344584246">
            <text:p>24.63445842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913.64681">
            <text:p>2423913.64681</text:p>
          </table:table-cell>
          <table:table-cell office:value-type="string">
            <text:p>1924-05-07 22:31:24.375000 EST-0500</text:p>
          </table:table-cell>
          <table:table-cell office:value-type="string">
            <text:p>S</text:p>
          </table:table-cell>
          <table:table-cell office:value-type="float" office:value="227.431534415">
            <text:p>227.431534415</text:p>
          </table:table-cell>
          <table:table-cell office:value-type="float" office:value="204.633969439">
            <text:p>204.633969439</text:p>
          </table:table-cell>
          <table:table-cell office:value-type="float" office:value="47.4315344155">
            <text:p>47.4315344155</text:p>
          </table:table-cell>
          <table:table-cell office:value-type="float" office:value="24.6339694386">
            <text:p>24.63396943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963.26961">
            <text:p>2423963.26961</text:p>
          </table:table-cell>
          <table:table-cell office:value-type="string">
            <text:p>1924-06-26 13:28:14.531250 EST-0500</text:p>
          </table:table-cell>
          <table:table-cell office:value-type="string">
            <text:p>N</text:p>
          </table:table-cell>
          <table:table-cell office:value-type="float" office:value="47.4338954945">
            <text:p>47.4338954945</text:p>
          </table:table-cell>
          <table:table-cell office:value-type="float" office:value="24.6342413663">
            <text:p>24.6342413663</text:p>
          </table:table-cell>
          <table:table-cell office:value-type="float" office:value="47.4338954945">
            <text:p>47.4338954945</text:p>
          </table:table-cell>
          <table:table-cell office:value-type="float" office:value="24.6342413663">
            <text:p>24.63424136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001.61556">
            <text:p>2424001.61556</text:p>
          </table:table-cell>
          <table:table-cell office:value-type="string">
            <text:p>1924-08-03 21:46:24.375000 EST-0500</text:p>
          </table:table-cell>
          <table:table-cell office:value-type="string">
            <text:p>S</text:p>
          </table:table-cell>
          <table:table-cell office:value-type="float" office:value="227.43491378">
            <text:p>227.43491378</text:p>
          </table:table-cell>
          <table:table-cell office:value-type="float" office:value="204.633619443">
            <text:p>204.633619443</text:p>
          </table:table-cell>
          <table:table-cell office:value-type="float" office:value="47.4349137796">
            <text:p>47.4349137796</text:p>
          </table:table-cell>
          <table:table-cell office:value-type="float" office:value="24.6336194433">
            <text:p>24.63361944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051.23836">
            <text:p>2424051.23836</text:p>
          </table:table-cell>
          <table:table-cell office:value-type="string">
            <text:p>1924-09-22 12:43:14.531250 EST-0500</text:p>
          </table:table-cell>
          <table:table-cell office:value-type="string">
            <text:p>N</text:p>
          </table:table-cell>
          <table:table-cell office:value-type="float" office:value="47.436070308">
            <text:p>47.436070308</text:p>
          </table:table-cell>
          <table:table-cell office:value-type="float" office:value="24.6334272506">
            <text:p>24.6334272506</text:p>
          </table:table-cell>
          <table:table-cell office:value-type="float" office:value="47.436070308">
            <text:p>47.436070308</text:p>
          </table:table-cell>
          <table:table-cell office:value-type="float" office:value="24.6334272506">
            <text:p>24.63342725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089.58431">
            <text:p>2424089.58431</text:p>
          </table:table-cell>
          <table:table-cell office:value-type="string">
            <text:p>1924-10-30 21:01:24.375000 EST-0500</text:p>
          </table:table-cell>
          <table:table-cell office:value-type="string">
            <text:p>S</text:p>
          </table:table-cell>
          <table:table-cell office:value-type="float" office:value="227.436500565">
            <text:p>227.436500565</text:p>
          </table:table-cell>
          <table:table-cell office:value-type="float" office:value="204.632929334">
            <text:p>204.632929334</text:p>
          </table:table-cell>
          <table:table-cell office:value-type="float" office:value="47.4365005648">
            <text:p>47.4365005648</text:p>
          </table:table-cell>
          <table:table-cell office:value-type="float" office:value="24.6329293337">
            <text:p>24.63292933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139.20772">
            <text:p>2424139.20772</text:p>
          </table:table-cell>
          <table:table-cell office:value-type="string">
            <text:p>1924-12-19 11:59:07.265625 EST-0500</text:p>
          </table:table-cell>
          <table:table-cell office:value-type="string">
            <text:p>N</text:p>
          </table:table-cell>
          <table:table-cell office:value-type="float" office:value="47.4407102149">
            <text:p>47.4407102149</text:p>
          </table:table-cell>
          <table:table-cell office:value-type="float" office:value="24.6350261658">
            <text:p>24.6350261658</text:p>
          </table:table-cell>
          <table:table-cell office:value-type="float" office:value="47.4407102149">
            <text:p>47.4407102149</text:p>
          </table:table-cell>
          <table:table-cell office:value-type="float" office:value="24.6350261658">
            <text:p>24.63502616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177.55367">
            <text:p>2424177.55367</text:p>
          </table:table-cell>
          <table:table-cell office:value-type="string">
            <text:p>1925-01-26 20:17:17.109375 EST-0500</text:p>
          </table:table-cell>
          <table:table-cell office:value-type="string">
            <text:p>S</text:p>
          </table:table-cell>
          <table:table-cell office:value-type="float" office:value="227.441348292">
            <text:p>227.441348292</text:p>
          </table:table-cell>
          <table:table-cell office:value-type="float" office:value="204.633820525">
            <text:p>204.633820525</text:p>
          </table:table-cell>
          <table:table-cell office:value-type="float" office:value="47.4413482924">
            <text:p>47.4413482924</text:p>
          </table:table-cell>
          <table:table-cell office:value-type="float" office:value="24.6338205251">
            <text:p>24.63382052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227.17708">
            <text:p>2424227.17708</text:p>
          </table:table-cell>
          <table:table-cell office:value-type="string">
            <text:p>1925-03-17 11:15:00.000000 EST-0500</text:p>
          </table:table-cell>
          <table:table-cell office:value-type="string">
            <text:p>N</text:p>
          </table:table-cell>
          <table:table-cell office:value-type="float" office:value="47.4419220965">
            <text:p>47.4419220965</text:p>
          </table:table-cell>
          <table:table-cell office:value-type="float" office:value="24.6330259104">
            <text:p>24.6330259104</text:p>
          </table:table-cell>
          <table:table-cell office:value-type="float" office:value="47.4419220965">
            <text:p>47.4419220965</text:p>
          </table:table-cell>
          <table:table-cell office:value-type="float" office:value="24.6330259104">
            <text:p>24.63302591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265.52302">
            <text:p>2424265.52302</text:p>
          </table:table-cell>
          <table:table-cell office:value-type="string">
            <text:p>1925-04-24 19:33:09.843750 EST-0500</text:p>
          </table:table-cell>
          <table:table-cell office:value-type="string">
            <text:p>S</text:p>
          </table:table-cell>
          <table:table-cell office:value-type="float" office:value="227.442973102">
            <text:p>227.442973102</text:p>
          </table:table-cell>
          <table:table-cell office:value-type="float" office:value="204.633129229">
            <text:p>204.633129229</text:p>
          </table:table-cell>
          <table:table-cell office:value-type="float" office:value="47.4429731017">
            <text:p>47.4429731017</text:p>
          </table:table-cell>
          <table:table-cell office:value-type="float" office:value="24.6331292286">
            <text:p>24.63312922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315.14644">
            <text:p>2424315.14644</text:p>
          </table:table-cell>
          <table:table-cell office:value-type="string">
            <text:p>1925-06-13 10:30:52.734375 EST-0500</text:p>
          </table:table-cell>
          <table:table-cell office:value-type="string">
            <text:p>N</text:p>
          </table:table-cell>
          <table:table-cell office:value-type="float" office:value="47.4433057374">
            <text:p>47.4433057374</text:p>
          </table:table-cell>
          <table:table-cell office:value-type="float" office:value="24.6313915749">
            <text:p>24.6313915749</text:p>
          </table:table-cell>
          <table:table-cell office:value-type="float" office:value="47.4433057374">
            <text:p>47.4433057374</text:p>
          </table:table-cell>
          <table:table-cell office:value-type="float" office:value="24.6313915749">
            <text:p>24.63139157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353.49177">
            <text:p>2424353.49177</text:p>
          </table:table-cell>
          <table:table-cell office:value-type="string">
            <text:p>1925-07-21 18:48:09.843750 EST-0500</text:p>
          </table:table-cell>
          <table:table-cell office:value-type="string">
            <text:p>S</text:p>
          </table:table-cell>
          <table:table-cell office:value-type="float" office:value="227.445180081">
            <text:p>227.445180081</text:p>
          </table:table-cell>
          <table:table-cell office:value-type="float" office:value="204.631518923">
            <text:p>204.631518923</text:p>
          </table:table-cell>
          <table:table-cell office:value-type="float" office:value="47.4451800807">
            <text:p>47.4451800807</text:p>
          </table:table-cell>
          <table:table-cell office:value-type="float" office:value="24.6315189233">
            <text:p>24.63151892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403.1158">
            <text:p>2424403.1158</text:p>
          </table:table-cell>
          <table:table-cell office:value-type="string">
            <text:p>1925-09-09 09:46:45.468750 EST-0500</text:p>
          </table:table-cell>
          <table:table-cell office:value-type="string">
            <text:p>N</text:p>
          </table:table-cell>
          <table:table-cell office:value-type="float" office:value="47.4480665696">
            <text:p>47.4480665696</text:p>
          </table:table-cell>
          <table:table-cell office:value-type="float" office:value="24.632869067">
            <text:p>24.632869067</text:p>
          </table:table-cell>
          <table:table-cell office:value-type="float" office:value="47.4480665696">
            <text:p>47.4480665696</text:p>
          </table:table-cell>
          <table:table-cell office:value-type="float" office:value="24.632869067">
            <text:p>24.6328690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441.46113">
            <text:p>2424441.46113</text:p>
          </table:table-cell>
          <table:table-cell office:value-type="string">
            <text:p>1925-10-17 18:04:02.578125 EST-0500</text:p>
          </table:table-cell>
          <table:table-cell office:value-type="string">
            <text:p>S</text:p>
          </table:table-cell>
          <table:table-cell office:value-type="float" office:value="227.448001536">
            <text:p>227.448001536</text:p>
          </table:table-cell>
          <table:table-cell office:value-type="float" office:value="204.631899205">
            <text:p>204.631899205</text:p>
          </table:table-cell>
          <table:table-cell office:value-type="float" office:value="47.4480015365">
            <text:p>47.4480015365</text:p>
          </table:table-cell>
          <table:table-cell office:value-type="float" office:value="24.6318992049">
            <text:p>24.63189920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491.08455">
            <text:p>2424491.08455</text:p>
          </table:table-cell>
          <table:table-cell office:value-type="string">
            <text:p>1925-12-06 09:01:45.468750 EST-0500</text:p>
          </table:table-cell>
          <table:table-cell office:value-type="string">
            <text:p>N</text:p>
          </table:table-cell>
          <table:table-cell office:value-type="float" office:value="47.4491362067">
            <text:p>47.4491362067</text:p>
          </table:table-cell>
          <table:table-cell office:value-type="float" office:value="24.6310294117">
            <text:p>24.6310294117</text:p>
          </table:table-cell>
          <table:table-cell office:value-type="float" office:value="47.4491362067">
            <text:p>47.4491362067</text:p>
          </table:table-cell>
          <table:table-cell office:value-type="float" office:value="24.6310294117">
            <text:p>24.63102941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529.42988">
            <text:p>2424529.42988</text:p>
          </table:table-cell>
          <table:table-cell office:value-type="string">
            <text:p>1926-01-13 17:19:02.578125 EST-0500</text:p>
          </table:table-cell>
          <table:table-cell office:value-type="string">
            <text:p>S</text:p>
          </table:table-cell>
          <table:table-cell office:value-type="float" office:value="227.450371947">
            <text:p>227.450371947</text:p>
          </table:table-cell>
          <table:table-cell office:value-type="float" office:value="204.630404202">
            <text:p>204.630404202</text:p>
          </table:table-cell>
          <table:table-cell office:value-type="float" office:value="47.4503719466">
            <text:p>47.4503719466</text:p>
          </table:table-cell>
          <table:table-cell office:value-type="float" office:value="24.6304042019">
            <text:p>24.63040420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579.05391">
            <text:p>2424579.05391</text:p>
          </table:table-cell>
          <table:table-cell office:value-type="string">
            <text:p>1926-03-04 08:17:38.203125 EST-0500</text:p>
          </table:table-cell>
          <table:table-cell office:value-type="string">
            <text:p>N</text:p>
          </table:table-cell>
          <table:table-cell office:value-type="float" office:value="47.4532024247">
            <text:p>47.4532024247</text:p>
          </table:table-cell>
          <table:table-cell office:value-type="float" office:value="24.6315594971">
            <text:p>24.6315594971</text:p>
          </table:table-cell>
          <table:table-cell office:value-type="float" office:value="47.4532024247">
            <text:p>47.4532024247</text:p>
          </table:table-cell>
          <table:table-cell office:value-type="float" office:value="24.6315594971">
            <text:p>24.63155949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617.39925">
            <text:p>2424617.39925</text:p>
          </table:table-cell>
          <table:table-cell office:value-type="string">
            <text:p>1926-04-11 16:34:55.312500 EST-0500</text:p>
          </table:table-cell>
          <table:table-cell office:value-type="string">
            <text:p>S</text:p>
          </table:table-cell>
          <table:table-cell office:value-type="float" office:value="227.452982442">
            <text:p>227.452982442</text:p>
          </table:table-cell>
          <table:table-cell office:value-type="float" office:value="204.630314141">
            <text:p>204.630314141</text:p>
          </table:table-cell>
          <table:table-cell office:value-type="float" office:value="47.4529824421">
            <text:p>47.4529824421</text:p>
          </table:table-cell>
          <table:table-cell office:value-type="float" office:value="24.6303141409">
            <text:p>24.63031414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667.02388">
            <text:p>2424667.02388</text:p>
          </table:table-cell>
          <table:table-cell office:value-type="string">
            <text:p>1926-05-31 07:34:23.671875 EST-0500</text:p>
          </table:table-cell>
          <table:table-cell office:value-type="string">
            <text:p>N</text:p>
          </table:table-cell>
          <table:table-cell office:value-type="float" office:value="47.4553581631">
            <text:p>47.4553581631</text:p>
          </table:table-cell>
          <table:table-cell office:value-type="float" office:value="24.630815574">
            <text:p>24.630815574</text:p>
          </table:table-cell>
          <table:table-cell office:value-type="float" office:value="47.4553581631">
            <text:p>47.4553581631</text:p>
          </table:table-cell>
          <table:table-cell office:value-type="float" office:value="24.630815574">
            <text:p>24.6308155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705.36861">
            <text:p>2424705.36861</text:p>
          </table:table-cell>
          <table:table-cell office:value-type="string">
            <text:p>1926-07-08 15:50:48.046875 EST-0500</text:p>
          </table:table-cell>
          <table:table-cell office:value-type="string">
            <text:p>S</text:p>
          </table:table-cell>
          <table:table-cell office:value-type="float" office:value="227.45656977">
            <text:p>227.45656977</text:p>
          </table:table-cell>
          <table:table-cell office:value-type="float" office:value="204.63024569">
            <text:p>204.63024569</text:p>
          </table:table-cell>
          <table:table-cell office:value-type="float" office:value="47.45656977">
            <text:p>47.45656977</text:p>
          </table:table-cell>
          <table:table-cell office:value-type="float" office:value="24.6302456895">
            <text:p>24.63024568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754.99324">
            <text:p>2424754.99324</text:p>
          </table:table-cell>
          <table:table-cell office:value-type="string">
            <text:p>1926-08-27 06:50:16.406250 EST-0500</text:p>
          </table:table-cell>
          <table:table-cell office:value-type="string">
            <text:p>N</text:p>
          </table:table-cell>
          <table:table-cell office:value-type="float" office:value="47.4591801178">
            <text:p>47.4591801178</text:p>
          </table:table-cell>
          <table:table-cell office:value-type="float" office:value="24.6309848872">
            <text:p>24.6309848872</text:p>
          </table:table-cell>
          <table:table-cell office:value-type="float" office:value="47.4591801178">
            <text:p>47.4591801178</text:p>
          </table:table-cell>
          <table:table-cell office:value-type="float" office:value="24.6309848872">
            <text:p>24.6309848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793.33736">
            <text:p>2424793.33736</text:p>
          </table:table-cell>
          <table:table-cell office:value-type="string">
            <text:p>1926-10-04 15:05:48.046875 EST-0500</text:p>
          </table:table-cell>
          <table:table-cell office:value-type="string">
            <text:p>S</text:p>
          </table:table-cell>
          <table:table-cell office:value-type="float" office:value="227.45768235">
            <text:p>227.45768235</text:p>
          </table:table-cell>
          <table:table-cell office:value-type="float" office:value="204.628428484">
            <text:p>204.628428484</text:p>
          </table:table-cell>
          <table:table-cell office:value-type="float" office:value="47.4576823496">
            <text:p>47.4576823496</text:p>
          </table:table-cell>
          <table:table-cell office:value-type="float" office:value="24.6284284838">
            <text:p>24.62842848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842.96199">
            <text:p>2424842.96199</text:p>
          </table:table-cell>
          <table:table-cell office:value-type="string">
            <text:p>1926-11-23 06:05:16.406250 EST-0500</text:p>
          </table:table-cell>
          <table:table-cell office:value-type="string">
            <text:p>N</text:p>
          </table:table-cell>
          <table:table-cell office:value-type="float" office:value="47.4603175264">
            <text:p>47.4603175264</text:p>
          </table:table-cell>
          <table:table-cell office:value-type="float" office:value="24.6293522362">
            <text:p>24.6293522362</text:p>
          </table:table-cell>
          <table:table-cell office:value-type="float" office:value="47.4603175264">
            <text:p>47.4603175264</text:p>
          </table:table-cell>
          <table:table-cell office:value-type="float" office:value="24.6293522362">
            <text:p>24.62935223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881.30671">
            <text:p>2424881.30671</text:p>
          </table:table-cell>
          <table:table-cell office:value-type="string">
            <text:p>1926-12-31 14:21:40.781250 EST-0500</text:p>
          </table:table-cell>
          <table:table-cell office:value-type="string">
            <text:p>S</text:p>
          </table:table-cell>
          <table:table-cell office:value-type="float" office:value="227.46148029">
            <text:p>227.46148029</text:p>
          </table:table-cell>
          <table:table-cell office:value-type="float" office:value="204.62871987">
            <text:p>204.62871987</text:p>
          </table:table-cell>
          <table:table-cell office:value-type="float" office:value="47.4614802903">
            <text:p>47.4614802903</text:p>
          </table:table-cell>
          <table:table-cell office:value-type="float" office:value="24.6287198698">
            <text:p>24.62871986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930.93074">
            <text:p>2424930.93074</text:p>
          </table:table-cell>
          <table:table-cell office:value-type="string">
            <text:p>1927-02-19 05:20:16.406250 EST-0500</text:p>
          </table:table-cell>
          <table:table-cell office:value-type="string">
            <text:p>N</text:p>
          </table:table-cell>
          <table:table-cell office:value-type="float" office:value="47.4625117521">
            <text:p>47.4625117521</text:p>
          </table:table-cell>
          <table:table-cell office:value-type="float" office:value="24.6275589353">
            <text:p>24.6275589353</text:p>
          </table:table-cell>
          <table:table-cell office:value-type="float" office:value="47.4625117521">
            <text:p>47.4625117521</text:p>
          </table:table-cell>
          <table:table-cell office:value-type="float" office:value="24.6275589353">
            <text:p>24.62755893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969.27608">
            <text:p>2424969.27608</text:p>
          </table:table-cell>
          <table:table-cell office:value-type="string">
            <text:p>1927-03-29 13:37:33.515625 EST-0500</text:p>
          </table:table-cell>
          <table:table-cell office:value-type="string">
            <text:p>S</text:p>
          </table:table-cell>
          <table:table-cell office:value-type="float" office:value="227.464270979">
            <text:p>227.464270979</text:p>
          </table:table-cell>
          <table:table-cell office:value-type="float" office:value="204.628225308">
            <text:p>204.628225308</text:p>
          </table:table-cell>
          <table:table-cell office:value-type="float" office:value="47.4642709787">
            <text:p>47.4642709787</text:p>
          </table:table-cell>
          <table:table-cell office:value-type="float" office:value="24.6282253084">
            <text:p>24.62822530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018.9001">
            <text:p>2425018.9001</text:p>
          </table:table-cell>
          <table:table-cell office:value-type="string">
            <text:p>1927-05-18 04:36:09.140625 EST-0500</text:p>
          </table:table-cell>
          <table:table-cell office:value-type="string">
            <text:p>N</text:p>
          </table:table-cell>
          <table:table-cell office:value-type="float" office:value="47.4648649203">
            <text:p>47.4648649203</text:p>
          </table:table-cell>
          <table:table-cell office:value-type="float" office:value="24.6272672868">
            <text:p>24.6272672868</text:p>
          </table:table-cell>
          <table:table-cell office:value-type="float" office:value="47.4648649203">
            <text:p>47.4648649203</text:p>
          </table:table-cell>
          <table:table-cell office:value-type="float" office:value="24.6272672868">
            <text:p>24.62726728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057.24544">
            <text:p>2425057.24544</text:p>
          </table:table-cell>
          <table:table-cell office:value-type="string">
            <text:p>1927-06-25 12:53:26.250000 EST-0500</text:p>
          </table:table-cell>
          <table:table-cell office:value-type="string">
            <text:p>S</text:p>
          </table:table-cell>
          <table:table-cell office:value-type="float" office:value="227.467448551">
            <text:p>227.467448551</text:p>
          </table:table-cell>
          <table:table-cell office:value-type="float" office:value="204.628034318">
            <text:p>204.628034318</text:p>
          </table:table-cell>
          <table:table-cell office:value-type="float" office:value="47.4674485515">
            <text:p>47.4674485515</text:p>
          </table:table-cell>
          <table:table-cell office:value-type="float" office:value="24.6280343184">
            <text:p>24.62803431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106.87007">
            <text:p>2425106.87007</text:p>
          </table:table-cell>
          <table:table-cell office:value-type="string">
            <text:p>1927-08-14 03:52:54.609375 EST-0500</text:p>
          </table:table-cell>
          <table:table-cell office:value-type="string">
            <text:p>N</text:p>
          </table:table-cell>
          <table:table-cell office:value-type="float" office:value="47.4690828868">
            <text:p>47.4690828868</text:p>
          </table:table-cell>
          <table:table-cell office:value-type="float" office:value="24.627364573">
            <text:p>24.627364573</text:p>
          </table:table-cell>
          <table:table-cell office:value-type="float" office:value="47.4690828868">
            <text:p>47.4690828868</text:p>
          </table:table-cell>
          <table:table-cell office:value-type="float" office:value="24.627364573">
            <text:p>24.6273645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145.21419">
            <text:p>2425145.21419</text:p>
          </table:table-cell>
          <table:table-cell office:value-type="string">
            <text:p>1927-09-21 12:08:26.250000 EST-0500</text:p>
          </table:table-cell>
          <table:table-cell office:value-type="string">
            <text:p>S</text:p>
          </table:table-cell>
          <table:table-cell office:value-type="float" office:value="227.469767565">
            <text:p>227.469767565</text:p>
          </table:table-cell>
          <table:table-cell office:value-type="float" office:value="204.62687491">
            <text:p>204.62687491</text:p>
          </table:table-cell>
          <table:table-cell office:value-type="float" office:value="47.4697675648">
            <text:p>47.4697675648</text:p>
          </table:table-cell>
          <table:table-cell office:value-type="float" office:value="24.6268749096">
            <text:p>24.62687490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194.83882">
            <text:p>2425194.83882</text:p>
          </table:table-cell>
          <table:table-cell office:value-type="string">
            <text:p>1927-11-10 03:07:54.609375 EST-0500</text:p>
          </table:table-cell>
          <table:table-cell office:value-type="string">
            <text:p>N</text:p>
          </table:table-cell>
          <table:table-cell office:value-type="float" office:value="47.4698462971">
            <text:p>47.4698462971</text:p>
          </table:table-cell>
          <table:table-cell office:value-type="float" office:value="24.6255380124">
            <text:p>24.6255380124</text:p>
          </table:table-cell>
          <table:table-cell office:value-type="float" office:value="47.4698462971">
            <text:p>47.4698462971</text:p>
          </table:table-cell>
          <table:table-cell office:value-type="float" office:value="24.6255380124">
            <text:p>24.62553801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233.18294">
            <text:p>2425233.18294</text:p>
          </table:table-cell>
          <table:table-cell office:value-type="string">
            <text:p>1927-12-18 11:23:26.250000 EST-0500</text:p>
          </table:table-cell>
          <table:table-cell office:value-type="string">
            <text:p>S</text:p>
          </table:table-cell>
          <table:table-cell office:value-type="float" office:value="227.4722758">
            <text:p>227.4722758</text:p>
          </table:table-cell>
          <table:table-cell office:value-type="float" office:value="204.626103789">
            <text:p>204.626103789</text:p>
          </table:table-cell>
          <table:table-cell office:value-type="float" office:value="47.4722758003">
            <text:p>47.4722758003</text:p>
          </table:table-cell>
          <table:table-cell office:value-type="float" office:value="24.6261037885">
            <text:p>24.62610378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282.80818">
            <text:p>2425282.80818</text:p>
          </table:table-cell>
          <table:table-cell office:value-type="string">
            <text:p>1928-02-06 02:23:47.343750 EST-0500</text:p>
          </table:table-cell>
          <table:table-cell office:value-type="string">
            <text:p>N</text:p>
          </table:table-cell>
          <table:table-cell office:value-type="float" office:value="47.477006971">
            <text:p>47.477006971</text:p>
          </table:table-cell>
          <table:table-cell office:value-type="float" office:value="24.6283115411">
            <text:p>24.6283115411</text:p>
          </table:table-cell>
          <table:table-cell office:value-type="float" office:value="47.477006971">
            <text:p>47.477006971</text:p>
          </table:table-cell>
          <table:table-cell office:value-type="float" office:value="24.6283115411">
            <text:p>24.62831154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321.15169">
            <text:p>2425321.15169</text:p>
          </table:table-cell>
          <table:table-cell office:value-type="string">
            <text:p>1928-03-15 10:38:26.250000 EST-0500</text:p>
          </table:table-cell>
          <table:table-cell office:value-type="string">
            <text:p>S</text:p>
          </table:table-cell>
          <table:table-cell office:value-type="float" office:value="227.474875146">
            <text:p>227.474875146</text:p>
          </table:table-cell>
          <table:table-cell office:value-type="float" office:value="204.625050716">
            <text:p>204.625050716</text:p>
          </table:table-cell>
          <table:table-cell office:value-type="float" office:value="47.4748751459">
            <text:p>47.4748751459</text:p>
          </table:table-cell>
          <table:table-cell office:value-type="float" office:value="24.6250507155">
            <text:p>24.62505071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370.77693">
            <text:p>2425370.77693</text:p>
          </table:table-cell>
          <table:table-cell office:value-type="string">
            <text:p>1928-05-04 01:38:47.343750 EST-0500</text:p>
          </table:table-cell>
          <table:table-cell office:value-type="string">
            <text:p>N</text:p>
          </table:table-cell>
          <table:table-cell office:value-type="float" office:value="47.4780537973">
            <text:p>47.4780537973</text:p>
          </table:table-cell>
          <table:table-cell office:value-type="float" office:value="24.6267319475">
            <text:p>24.6267319475</text:p>
          </table:table-cell>
          <table:table-cell office:value-type="float" office:value="47.4780537973">
            <text:p>47.4780537973</text:p>
          </table:table-cell>
          <table:table-cell office:value-type="float" office:value="24.6267319475">
            <text:p>24.62673194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409.12104">
            <text:p>2425409.12104</text:p>
          </table:table-cell>
          <table:table-cell office:value-type="string">
            <text:p>1928-06-11 09:54:18.984375 EST-0500</text:p>
          </table:table-cell>
          <table:table-cell office:value-type="string">
            <text:p>S</text:p>
          </table:table-cell>
          <table:table-cell office:value-type="float" office:value="227.477912021">
            <text:p>227.477912021</text:p>
          </table:table-cell>
          <table:table-cell office:value-type="float" office:value="204.624784305">
            <text:p>204.624784305</text:p>
          </table:table-cell>
          <table:table-cell office:value-type="float" office:value="47.4779120215">
            <text:p>47.4779120215</text:p>
          </table:table-cell>
          <table:table-cell office:value-type="float" office:value="24.6247843048">
            <text:p>24.62478430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458.7463">
            <text:p>2425458.7463</text:p>
          </table:table-cell>
          <table:table-cell office:value-type="string">
            <text:p>1928-07-31 00:54:40.078125 EST-0500</text:p>
          </table:table-cell>
          <table:table-cell office:value-type="string">
            <text:p>N</text:p>
          </table:table-cell>
          <table:table-cell office:value-type="float" office:value="47.4809984367">
            <text:p>47.4809984367</text:p>
          </table:table-cell>
          <table:table-cell office:value-type="float" office:value="24.625430194">
            <text:p>24.625430194</text:p>
          </table:table-cell>
          <table:table-cell office:value-type="float" office:value="47.4809984367">
            <text:p>47.4809984367</text:p>
          </table:table-cell>
          <table:table-cell office:value-type="float" office:value="24.625430194">
            <text:p>24.6254301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497.09041">
            <text:p>2425497.09041</text:p>
          </table:table-cell>
          <table:table-cell office:value-type="string">
            <text:p>1928-09-07 09:10:11.718750 EST-0500</text:p>
          </table:table-cell>
          <table:table-cell office:value-type="string">
            <text:p>S</text:p>
          </table:table-cell>
          <table:table-cell office:value-type="float" office:value="227.481643176">
            <text:p>227.481643176</text:p>
          </table:table-cell>
          <table:table-cell office:value-type="float" office:value="204.624769706">
            <text:p>204.624769706</text:p>
          </table:table-cell>
          <table:table-cell office:value-type="float" office:value="47.4816431765">
            <text:p>47.4816431765</text:p>
          </table:table-cell>
          <table:table-cell office:value-type="float" office:value="24.6247697063">
            <text:p>24.62476970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546.71565">
            <text:p>2425546.71565</text:p>
          </table:table-cell>
          <table:table-cell office:value-type="string">
            <text:p>1928-10-27 00:10:32.812500 EST-0500</text:p>
          </table:table-cell>
          <table:table-cell office:value-type="string">
            <text:p>N</text:p>
          </table:table-cell>
          <table:table-cell office:value-type="float" office:value="47.4828864079">
            <text:p>47.4828864079</text:p>
          </table:table-cell>
          <table:table-cell office:value-type="float" office:value="24.6245506541">
            <text:p>24.6245506541</text:p>
          </table:table-cell>
          <table:table-cell office:value-type="float" office:value="47.4828864079">
            <text:p>47.4828864079</text:p>
          </table:table-cell>
          <table:table-cell office:value-type="float" office:value="24.6245506541">
            <text:p>24.62455065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585.05916">
            <text:p>2425585.05916</text:p>
          </table:table-cell>
          <table:table-cell office:value-type="string">
            <text:p>1928-12-04 08:25:11.718750 EST-0500</text:p>
          </table:table-cell>
          <table:table-cell office:value-type="string">
            <text:p>S</text:p>
          </table:table-cell>
          <table:table-cell office:value-type="float" office:value="227.484640874">
            <text:p>227.484640874</text:p>
          </table:table-cell>
          <table:table-cell office:value-type="float" office:value="204.624505307">
            <text:p>204.624505307</text:p>
          </table:table-cell>
          <table:table-cell office:value-type="float" office:value="47.484640874">
            <text:p>47.484640874</text:p>
          </table:table-cell>
          <table:table-cell office:value-type="float" office:value="24.624505307">
            <text:p>24.6245053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634.68501">
            <text:p>2425634.68501</text:p>
          </table:table-cell>
          <table:table-cell office:value-type="string">
            <text:p>1929-01-22 23:26:25.546875 EST-0500</text:p>
          </table:table-cell>
          <table:table-cell office:value-type="string">
            <text:p>N</text:p>
          </table:table-cell>
          <table:table-cell office:value-type="float" office:value="47.4895355517">
            <text:p>47.4895355517</text:p>
          </table:table-cell>
          <table:table-cell office:value-type="float" office:value="24.6268633137">
            <text:p>24.6268633137</text:p>
          </table:table-cell>
          <table:table-cell office:value-type="float" office:value="47.4895355517">
            <text:p>47.4895355517</text:p>
          </table:table-cell>
          <table:table-cell office:value-type="float" office:value="24.6268633137">
            <text:p>24.62686331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673.02791">
            <text:p>2425673.02791</text:p>
          </table:table-cell>
          <table:table-cell office:value-type="string">
            <text:p>1929-03-02 07:40:11.718750 EST-0500</text:p>
          </table:table-cell>
          <table:table-cell office:value-type="string">
            <text:p>S</text:p>
          </table:table-cell>
          <table:table-cell office:value-type="float" office:value="227.488377354">
            <text:p>227.488377354</text:p>
          </table:table-cell>
          <table:table-cell office:value-type="float" office:value="204.624291503">
            <text:p>204.624291503</text:p>
          </table:table-cell>
          <table:table-cell office:value-type="float" office:value="47.4883773538">
            <text:p>47.4883773538</text:p>
          </table:table-cell>
          <table:table-cell office:value-type="float" office:value="24.6242915034">
            <text:p>24.62429150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722.65376">
            <text:p>2425722.65376</text:p>
          </table:table-cell>
          <table:table-cell office:value-type="string">
            <text:p>1929-04-20 22:41:25.546875 EST-0500</text:p>
          </table:table-cell>
          <table:table-cell office:value-type="string">
            <text:p>N</text:p>
          </table:table-cell>
          <table:table-cell office:value-type="float" office:value="47.4921042658">
            <text:p>47.4921042658</text:p>
          </table:table-cell>
          <table:table-cell office:value-type="float" office:value="24.6264420266">
            <text:p>24.6264420266</text:p>
          </table:table-cell>
          <table:table-cell office:value-type="float" office:value="47.4921042658">
            <text:p>47.4921042658</text:p>
          </table:table-cell>
          <table:table-cell office:value-type="float" office:value="24.6264420266">
            <text:p>24.62644202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760.99666">
            <text:p>2425760.99666</text:p>
          </table:table-cell>
          <table:table-cell office:value-type="string">
            <text:p>1929-05-29 06:55:11.718750 EST-0500</text:p>
          </table:table-cell>
          <table:table-cell office:value-type="string">
            <text:p>S</text:p>
          </table:table-cell>
          <table:table-cell office:value-type="float" office:value="227.491071907">
            <text:p>227.491071907</text:p>
          </table:table-cell>
          <table:table-cell office:value-type="float" office:value="204.623773645">
            <text:p>204.623773645</text:p>
          </table:table-cell>
          <table:table-cell office:value-type="float" office:value="47.4910719074">
            <text:p>47.4910719074</text:p>
          </table:table-cell>
          <table:table-cell office:value-type="float" office:value="24.6237736451">
            <text:p>24.62377364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810.62251">
            <text:p>2425810.62251</text:p>
          </table:table-cell>
          <table:table-cell office:value-type="string">
            <text:p>1929-07-17 21:56:25.546875 EST-0500</text:p>
          </table:table-cell>
          <table:table-cell office:value-type="string">
            <text:p>N</text:p>
          </table:table-cell>
          <table:table-cell office:value-type="float" office:value="47.4922788355">
            <text:p>47.4922788355</text:p>
          </table:table-cell>
          <table:table-cell office:value-type="float" office:value="24.6225206899">
            <text:p>24.6225206899</text:p>
          </table:table-cell>
          <table:table-cell office:value-type="float" office:value="47.4922788355">
            <text:p>47.4922788355</text:p>
          </table:table-cell>
          <table:table-cell office:value-type="float" office:value="24.6225206899">
            <text:p>24.62252068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848.96602">
            <text:p>2425848.96602</text:p>
          </table:table-cell>
          <table:table-cell office:value-type="string">
            <text:p>1929-08-25 06:11:04.453125 EST-0500</text:p>
          </table:table-cell>
          <table:table-cell office:value-type="string">
            <text:p>S</text:p>
          </table:table-cell>
          <table:table-cell office:value-type="float" office:value="227.494734481">
            <text:p>227.494734481</text:p>
          </table:table-cell>
          <table:table-cell office:value-type="float" office:value="204.62344843">
            <text:p>204.62344843</text:p>
          </table:table-cell>
          <table:table-cell office:value-type="float" office:value="47.4947344814">
            <text:p>47.4947344814</text:p>
          </table:table-cell>
          <table:table-cell office:value-type="float" office:value="24.6234484303">
            <text:p>24.62344843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898.59249">
            <text:p>2425898.59249</text:p>
          </table:table-cell>
          <table:table-cell office:value-type="string">
            <text:p>1929-10-13 21:13:11.015625 EST-0500</text:p>
          </table:table-cell>
          <table:table-cell office:value-type="string">
            <text:p>N</text:p>
          </table:table-cell>
          <table:table-cell office:value-type="float" office:value="47.4984945529">
            <text:p>47.4984945529</text:p>
          </table:table-cell>
          <table:table-cell office:value-type="float" office:value="24.6255706207">
            <text:p>24.6255706207</text:p>
          </table:table-cell>
          <table:table-cell office:value-type="float" office:value="47.4984945529">
            <text:p>47.4984945529</text:p>
          </table:table-cell>
          <table:table-cell office:value-type="float" office:value="24.6255706207">
            <text:p>24.62557062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936.93477">
            <text:p>2425936.93477</text:p>
          </table:table-cell>
          <table:table-cell office:value-type="string">
            <text:p>1929-11-21 05:26:04.453125 EST-0500</text:p>
          </table:table-cell>
          <table:table-cell office:value-type="string">
            <text:p>S</text:p>
          </table:table-cell>
          <table:table-cell office:value-type="float" office:value="227.496316478">
            <text:p>227.496316478</text:p>
          </table:table-cell>
          <table:table-cell office:value-type="float" office:value="204.621854925">
            <text:p>204.621854925</text:p>
          </table:table-cell>
          <table:table-cell office:value-type="float" office:value="47.4963164783">
            <text:p>47.4963164783</text:p>
          </table:table-cell>
          <table:table-cell office:value-type="float" office:value="24.6218549254">
            <text:p>24.62185492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986.56124">
            <text:p>2425986.56124</text:p>
          </table:table-cell>
          <table:table-cell office:value-type="string">
            <text:p>1930-01-09 20:28:11.015625 EST-0500</text:p>
          </table:table-cell>
          <table:table-cell office:value-type="string">
            <text:p>N</text:p>
          </table:table-cell>
          <table:table-cell office:value-type="float" office:value="47.4989859988">
            <text:p>47.4989859988</text:p>
          </table:table-cell>
          <table:table-cell office:value-type="float" office:value="24.6220394067">
            <text:p>24.6220394067</text:p>
          </table:table-cell>
          <table:table-cell office:value-type="float" office:value="47.4989859988">
            <text:p>47.4989859988</text:p>
          </table:table-cell>
          <table:table-cell office:value-type="float" office:value="24.6220394067">
            <text:p>24.62203940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024.90352">
            <text:p>2426024.90352</text:p>
          </table:table-cell>
          <table:table-cell office:value-type="string">
            <text:p>1930-02-17 04:41:04.453125 EST-0500</text:p>
          </table:table-cell>
          <table:table-cell office:value-type="string">
            <text:p>S</text:p>
          </table:table-cell>
          <table:table-cell office:value-type="float" office:value="227.500164778">
            <text:p>227.500164778</text:p>
          </table:table-cell>
          <table:table-cell office:value-type="float" office:value="204.621411219">
            <text:p>204.621411219</text:p>
          </table:table-cell>
          <table:table-cell office:value-type="float" office:value="47.5001647779">
            <text:p>47.5001647779</text:p>
          </table:table-cell>
          <table:table-cell office:value-type="float" office:value="24.6214112189">
            <text:p>24.62141121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074.52999">
            <text:p>2426074.52999</text:p>
          </table:table-cell>
          <table:table-cell office:value-type="string">
            <text:p>1930-04-07 19:43:11.015625 EST-0500</text:p>
          </table:table-cell>
          <table:table-cell office:value-type="string">
            <text:p>N</text:p>
          </table:table-cell>
          <table:table-cell office:value-type="float" office:value="47.5016286617">
            <text:p>47.5016286617</text:p>
          </table:table-cell>
          <table:table-cell office:value-type="float" office:value="24.6212369309">
            <text:p>24.6212369309</text:p>
          </table:table-cell>
          <table:table-cell office:value-type="float" office:value="47.5016286617">
            <text:p>47.5016286617</text:p>
          </table:table-cell>
          <table:table-cell office:value-type="float" office:value="24.6212369309">
            <text:p>24.62123693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112.87288">
            <text:p>2426112.87288</text:p>
          </table:table-cell>
          <table:table-cell office:value-type="string">
            <text:p>1930-05-16 03:56:57.187500 EST-0500</text:p>
          </table:table-cell>
          <table:table-cell office:value-type="string">
            <text:p>S</text:p>
          </table:table-cell>
          <table:table-cell office:value-type="float" office:value="227.504465342">
            <text:p>227.504465342</text:p>
          </table:table-cell>
          <table:table-cell office:value-type="float" office:value="204.622660411">
            <text:p>204.622660411</text:p>
          </table:table-cell>
          <table:table-cell office:value-type="float" office:value="47.504465342">
            <text:p>47.504465342</text:p>
          </table:table-cell>
          <table:table-cell office:value-type="float" office:value="24.6226604108">
            <text:p>24.62266041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162.49934">
            <text:p>2426162.49934</text:p>
          </table:table-cell>
          <table:table-cell office:value-type="string">
            <text:p>1930-07-04 18:59:03.750000 EST-0500</text:p>
          </table:table-cell>
          <table:table-cell office:value-type="string">
            <text:p>N</text:p>
          </table:table-cell>
          <table:table-cell office:value-type="float" office:value="47.5066027108">
            <text:p>47.5066027108</text:p>
          </table:table-cell>
          <table:table-cell office:value-type="float" office:value="24.6223220281">
            <text:p>24.6223220281</text:p>
          </table:table-cell>
          <table:table-cell office:value-type="float" office:value="47.5066027108">
            <text:p>47.5066027108</text:p>
          </table:table-cell>
          <table:table-cell office:value-type="float" office:value="24.6223220281">
            <text:p>24.62232202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200.84163">
            <text:p>2426200.84163</text:p>
          </table:table-cell>
          <table:table-cell office:value-type="string">
            <text:p>1930-08-12 03:11:57.187500 EST-0500</text:p>
          </table:table-cell>
          <table:table-cell office:value-type="string">
            <text:p>S</text:p>
          </table:table-cell>
          <table:table-cell office:value-type="float" office:value="227.507957572">
            <text:p>227.507957572</text:p>
          </table:table-cell>
          <table:table-cell office:value-type="float" office:value="204.621829099">
            <text:p>204.621829099</text:p>
          </table:table-cell>
          <table:table-cell office:value-type="float" office:value="47.5079575722">
            <text:p>47.5079575722</text:p>
          </table:table-cell>
          <table:table-cell office:value-type="float" office:value="24.6218290985">
            <text:p>24.62182909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250.4687">
            <text:p>2426250.4687</text:p>
          </table:table-cell>
          <table:table-cell office:value-type="string">
            <text:p>1930-09-30 18:14:56.484375 EST-0500</text:p>
          </table:table-cell>
          <table:table-cell office:value-type="string">
            <text:p>N</text:p>
          </table:table-cell>
          <table:table-cell office:value-type="float" office:value="47.5086643873">
            <text:p>47.5086643873</text:p>
          </table:table-cell>
          <table:table-cell office:value-type="float" office:value="24.6208578222">
            <text:p>24.6208578222</text:p>
          </table:table-cell>
          <table:table-cell office:value-type="float" office:value="47.5086643873">
            <text:p>47.5086643873</text:p>
          </table:table-cell>
          <table:table-cell office:value-type="float" office:value="24.6208578222">
            <text:p>24.62085782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288.81098">
            <text:p>2426288.81098</text:p>
          </table:table-cell>
          <table:table-cell office:value-type="string">
            <text:p>1930-11-08 02:27:49.921875 EST-0500</text:p>
          </table:table-cell>
          <table:table-cell office:value-type="string">
            <text:p>S</text:p>
          </table:table-cell>
          <table:table-cell office:value-type="float" office:value="227.510098908">
            <text:p>227.510098908</text:p>
          </table:table-cell>
          <table:table-cell office:value-type="float" office:value="204.621072476">
            <text:p>204.621072476</text:p>
          </table:table-cell>
          <table:table-cell office:value-type="float" office:value="47.5100989081">
            <text:p>47.5100989081</text:p>
          </table:table-cell>
          <table:table-cell office:value-type="float" office:value="24.6210724758">
            <text:p>24.62107247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338.43807">
            <text:p>2426338.43807</text:p>
          </table:table-cell>
          <table:table-cell office:value-type="string">
            <text:p>1930-12-27 17:30:49.218750 EST-0500</text:p>
          </table:table-cell>
          <table:table-cell office:value-type="string">
            <text:p>N</text:p>
          </table:table-cell>
          <table:table-cell office:value-type="float" office:value="47.5112183839">
            <text:p>47.5112183839</text:p>
          </table:table-cell>
          <table:table-cell office:value-type="float" office:value="24.6195751814">
            <text:p>24.6195751814</text:p>
          </table:table-cell>
          <table:table-cell office:value-type="float" office:value="47.5112183839">
            <text:p>47.5112183839</text:p>
          </table:table-cell>
          <table:table-cell office:value-type="float" office:value="24.6195751814">
            <text:p>24.61957518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376.77973">
            <text:p>2426376.77973</text:p>
          </table:table-cell>
          <table:table-cell office:value-type="string">
            <text:p>1931-02-04 01:42:49.921875 EST-0500</text:p>
          </table:table-cell>
          <table:table-cell office:value-type="string">
            <text:p>S</text:p>
          </table:table-cell>
          <table:table-cell office:value-type="float" office:value="227.512996222">
            <text:p>227.512996222</text:p>
          </table:table-cell>
          <table:table-cell office:value-type="float" office:value="204.619315544">
            <text:p>204.619315544</text:p>
          </table:table-cell>
          <table:table-cell office:value-type="float" office:value="47.5129962223">
            <text:p>47.5129962223</text:p>
          </table:table-cell>
          <table:table-cell office:value-type="float" office:value="24.619315544">
            <text:p>24.6193155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426.40742">
            <text:p>2426426.40742</text:p>
          </table:table-cell>
          <table:table-cell office:value-type="string">
            <text:p>1931-03-25 16:46:41.953125 EST-0500</text:p>
          </table:table-cell>
          <table:table-cell office:value-type="string">
            <text:p>N</text:p>
          </table:table-cell>
          <table:table-cell office:value-type="float" office:value="47.5162285877">
            <text:p>47.5162285877</text:p>
          </table:table-cell>
          <table:table-cell office:value-type="float" office:value="24.6209720003">
            <text:p>24.6209720003</text:p>
          </table:table-cell>
          <table:table-cell office:value-type="float" office:value="47.5162285877">
            <text:p>47.5162285877</text:p>
          </table:table-cell>
          <table:table-cell office:value-type="float" office:value="24.6209720003">
            <text:p>24.62097200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464.7491">
            <text:p>2426464.7491</text:p>
          </table:table-cell>
          <table:table-cell office:value-type="string">
            <text:p>1931-05-03 00:58:42.656250 EST-0500</text:p>
          </table:table-cell>
          <table:table-cell office:value-type="string">
            <text:p>S</text:p>
          </table:table-cell>
          <table:table-cell office:value-type="float" office:value="227.516414603">
            <text:p>227.516414603</text:p>
          </table:table-cell>
          <table:table-cell office:value-type="float" office:value="204.619841425">
            <text:p>204.619841425</text:p>
          </table:table-cell>
          <table:table-cell office:value-type="float" office:value="47.5164146029">
            <text:p>47.5164146029</text:p>
          </table:table-cell>
          <table:table-cell office:value-type="float" office:value="24.6198414245">
            <text:p>24.61984142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514.37617">
            <text:p>2426514.37617</text:p>
          </table:table-cell>
          <table:table-cell office:value-type="string">
            <text:p>1931-06-21 16:01:41.953125 EST-0500</text:p>
          </table:table-cell>
          <table:table-cell office:value-type="string">
            <text:p>N</text:p>
          </table:table-cell>
          <table:table-cell office:value-type="float" office:value="47.5177616208">
            <text:p>47.5177616208</text:p>
          </table:table-cell>
          <table:table-cell office:value-type="float" office:value="24.618663481">
            <text:p>24.618663481</text:p>
          </table:table-cell>
          <table:table-cell office:value-type="float" office:value="47.5177616208">
            <text:p>47.5177616208</text:p>
          </table:table-cell>
          <table:table-cell office:value-type="float" office:value="24.618663481">
            <text:p>24.6186634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552.71785">
            <text:p>2426552.71785</text:p>
          </table:table-cell>
          <table:table-cell office:value-type="string">
            <text:p>1931-07-30 00:13:42.656250 EST-0500</text:p>
          </table:table-cell>
          <table:table-cell office:value-type="string">
            <text:p>S</text:p>
          </table:table-cell>
          <table:table-cell office:value-type="float" office:value="227.519590773">
            <text:p>227.519590773</text:p>
          </table:table-cell>
          <table:table-cell office:value-type="float" office:value="204.618502893">
            <text:p>204.618502893</text:p>
          </table:table-cell>
          <table:table-cell office:value-type="float" office:value="47.5195907729">
            <text:p>47.5195907729</text:p>
          </table:table-cell>
          <table:table-cell office:value-type="float" office:value="24.6185028932">
            <text:p>24.61850289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602.34553">
            <text:p>2426602.34553</text:p>
          </table:table-cell>
          <table:table-cell office:value-type="string">
            <text:p>1931-09-17 15:17:34.687500 EST-0500</text:p>
          </table:table-cell>
          <table:table-cell office:value-type="string">
            <text:p>N</text:p>
          </table:table-cell>
          <table:table-cell office:value-type="float" office:value="47.5224409067">
            <text:p>47.5224409067</text:p>
          </table:table-cell>
          <table:table-cell office:value-type="float" office:value="24.6196374892">
            <text:p>24.6196374892</text:p>
          </table:table-cell>
          <table:table-cell office:value-type="float" office:value="47.5224409067">
            <text:p>47.5224409067</text:p>
          </table:table-cell>
          <table:table-cell office:value-type="float" office:value="24.6196374892">
            <text:p>24.61963748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640.68721">
            <text:p>2426640.68721</text:p>
          </table:table-cell>
          <table:table-cell office:value-type="string">
            <text:p>1931-10-25 23:29:35.390625 EST-0500</text:p>
          </table:table-cell>
          <table:table-cell office:value-type="string">
            <text:p>S</text:p>
          </table:table-cell>
          <table:table-cell office:value-type="float" office:value="227.522421775">
            <text:p>227.522421775</text:p>
          </table:table-cell>
          <table:table-cell office:value-type="float" office:value="204.618425468">
            <text:p>204.618425468</text:p>
          </table:table-cell>
          <table:table-cell office:value-type="float" office:value="47.522421775">
            <text:p>47.522421775</text:p>
          </table:table-cell>
          <table:table-cell office:value-type="float" office:value="24.6184254684">
            <text:p>24.61842546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690.31551">
            <text:p>2426690.31551</text:p>
          </table:table-cell>
          <table:table-cell office:value-type="string">
            <text:p>1931-12-14 14:34:20.156250 EST-0500</text:p>
          </table:table-cell>
          <table:table-cell office:value-type="string">
            <text:p>N</text:p>
          </table:table-cell>
          <table:table-cell office:value-type="float" office:value="47.5255650621">
            <text:p>47.5255650621</text:p>
          </table:table-cell>
          <table:table-cell office:value-type="float" office:value="24.619061265">
            <text:p>24.619061265</text:p>
          </table:table-cell>
          <table:table-cell office:value-type="float" office:value="47.5255650621">
            <text:p>47.5255650621</text:p>
          </table:table-cell>
          <table:table-cell office:value-type="float" office:value="24.619061265">
            <text:p>24.6190612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728.65657">
            <text:p>2426728.65657</text:p>
          </table:table-cell>
          <table:table-cell office:value-type="string">
            <text:p>1932-01-21 22:45:28.125000 EST-0500</text:p>
          </table:table-cell>
          <table:table-cell office:value-type="string">
            <text:p>S</text:p>
          </table:table-cell>
          <table:table-cell office:value-type="float" office:value="227.526722462">
            <text:p>227.526722462</text:p>
          </table:table-cell>
          <table:table-cell office:value-type="float" office:value="204.618199125">
            <text:p>204.618199125</text:p>
          </table:table-cell>
          <table:table-cell office:value-type="float" office:value="47.5267224615">
            <text:p>47.5267224615</text:p>
          </table:table-cell>
          <table:table-cell office:value-type="float" office:value="24.6181991254">
            <text:p>24.61819912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778.28486">
            <text:p>2426778.28486</text:p>
          </table:table-cell>
          <table:table-cell office:value-type="string">
            <text:p>1932-03-11 13:50:12.890625 EST-0500</text:p>
          </table:table-cell>
          <table:table-cell office:value-type="string">
            <text:p>N</text:p>
          </table:table-cell>
          <table:table-cell office:value-type="float" office:value="47.529434223">
            <text:p>47.529434223</text:p>
          </table:table-cell>
          <table:table-cell office:value-type="float" office:value="24.6190792441">
            <text:p>24.6190792441</text:p>
          </table:table-cell>
          <table:table-cell office:value-type="float" office:value="47.529434223">
            <text:p>47.529434223</text:p>
          </table:table-cell>
          <table:table-cell office:value-type="float" office:value="24.6190792441">
            <text:p>24.61907924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816.62532">
            <text:p>2426816.62532</text:p>
          </table:table-cell>
          <table:table-cell office:value-type="string">
            <text:p>1932-04-18 22:00:28.125000 EST-0500</text:p>
          </table:table-cell>
          <table:table-cell office:value-type="string">
            <text:p>S</text:p>
          </table:table-cell>
          <table:table-cell office:value-type="float" office:value="227.528072524">
            <text:p>227.528072524</text:p>
          </table:table-cell>
          <table:table-cell office:value-type="float" office:value="204.616452679">
            <text:p>204.616452679</text:p>
          </table:table-cell>
          <table:table-cell office:value-type="float" office:value="47.5280725241">
            <text:p>47.5280725241</text:p>
          </table:table-cell>
          <table:table-cell office:value-type="float" office:value="24.6164526786">
            <text:p>24.61645267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866.25361">
            <text:p>2426866.25361</text:p>
          </table:table-cell>
          <table:table-cell office:value-type="string">
            <text:p>1932-06-07 13:05:12.890625 EST-0500</text:p>
          </table:table-cell>
          <table:table-cell office:value-type="string">
            <text:p>N</text:p>
          </table:table-cell>
          <table:table-cell office:value-type="float" office:value="47.5308508816">
            <text:p>47.5308508816</text:p>
          </table:table-cell>
          <table:table-cell office:value-type="float" office:value="24.6169361156">
            <text:p>24.6169361156</text:p>
          </table:table-cell>
          <table:table-cell office:value-type="float" office:value="47.5308508816">
            <text:p>47.5308508816</text:p>
          </table:table-cell>
          <table:table-cell office:value-type="float" office:value="24.6169361156">
            <text:p>24.61693611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904.59468">
            <text:p>2426904.59468</text:p>
          </table:table-cell>
          <table:table-cell office:value-type="string">
            <text:p>1932-07-15 21:16:20.859375 EST-0500</text:p>
          </table:table-cell>
          <table:table-cell office:value-type="string">
            <text:p>S</text:p>
          </table:table-cell>
          <table:table-cell office:value-type="float" office:value="227.532781034">
            <text:p>227.532781034</text:p>
          </table:table-cell>
          <table:table-cell office:value-type="float" office:value="204.616869681">
            <text:p>204.616869681</text:p>
          </table:table-cell>
          <table:table-cell office:value-type="float" office:value="47.532781034">
            <text:p>47.532781034</text:p>
          </table:table-cell>
          <table:table-cell office:value-type="float" office:value="24.6168696811">
            <text:p>24.61686968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954.22236">
            <text:p>2426954.22236</text:p>
          </table:table-cell>
          <table:table-cell office:value-type="string">
            <text:p>1932-09-03 12:20:12.890625 EST-0500</text:p>
          </table:table-cell>
          <table:table-cell office:value-type="string">
            <text:p>N</text:p>
          </table:table-cell>
          <table:table-cell office:value-type="float" office:value="47.5332420984">
            <text:p>47.5332420984</text:p>
          </table:table-cell>
          <table:table-cell office:value-type="float" office:value="24.6153600332">
            <text:p>24.6153600332</text:p>
          </table:table-cell>
          <table:table-cell office:value-type="float" office:value="47.5332420984">
            <text:p>47.5332420984</text:p>
          </table:table-cell>
          <table:table-cell office:value-type="float" office:value="24.6153600332">
            <text:p>24.61536003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992.56404">
            <text:p>2426992.56404</text:p>
          </table:table-cell>
          <table:table-cell office:value-type="string">
            <text:p>1932-10-11 20:32:13.593750 EST-0500</text:p>
          </table:table-cell>
          <table:table-cell office:value-type="string">
            <text:p>S</text:p>
          </table:table-cell>
          <table:table-cell office:value-type="float" office:value="227.535525596">
            <text:p>227.535525596</text:p>
          </table:table-cell>
          <table:table-cell office:value-type="float" office:value="204.616367323">
            <text:p>204.616367323</text:p>
          </table:table-cell>
          <table:table-cell office:value-type="float" office:value="47.5355255957">
            <text:p>47.5355255957</text:p>
          </table:table-cell>
          <table:table-cell office:value-type="float" office:value="24.6163673226">
            <text:p>24.61636732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042.19172">
            <text:p>2427042.19172</text:p>
          </table:table-cell>
          <table:table-cell office:value-type="string">
            <text:p>1932-11-30 11:36:05.625000 EST-0500</text:p>
          </table:table-cell>
          <table:table-cell office:value-type="string">
            <text:p>N</text:p>
          </table:table-cell>
          <table:table-cell office:value-type="float" office:value="47.5362113265">
            <text:p>47.5362113265</text:p>
          </table:table-cell>
          <table:table-cell office:value-type="float" office:value="24.6149382291">
            <text:p>24.6149382291</text:p>
          </table:table-cell>
          <table:table-cell office:value-type="float" office:value="47.5362113265">
            <text:p>47.5362113265</text:p>
          </table:table-cell>
          <table:table-cell office:value-type="float" office:value="24.6149382291">
            <text:p>24.61493822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080.5334">
            <text:p>2427080.5334</text:p>
          </table:table-cell>
          <table:table-cell office:value-type="string">
            <text:p>1933-01-07 19:48:06.328125 EST-0500</text:p>
          </table:table-cell>
          <table:table-cell office:value-type="string">
            <text:p>S</text:p>
          </table:table-cell>
          <table:table-cell office:value-type="float" office:value="227.539439816">
            <text:p>227.539439816</text:p>
          </table:table-cell>
          <table:table-cell office:value-type="float" office:value="204.616163581">
            <text:p>204.616163581</text:p>
          </table:table-cell>
          <table:table-cell office:value-type="float" office:value="47.5394398161">
            <text:p>47.5394398161</text:p>
          </table:table-cell>
          <table:table-cell office:value-type="float" office:value="24.6161635808">
            <text:p>24.61616358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130.1617">
            <text:p>2427130.1617</text:p>
          </table:table-cell>
          <table:table-cell office:value-type="string">
            <text:p>1933-02-26 10:52:51.093750 EST-0500</text:p>
          </table:table-cell>
          <table:table-cell office:value-type="string">
            <text:p>N</text:p>
          </table:table-cell>
          <table:table-cell office:value-type="float" office:value="47.5407077927">
            <text:p>47.5407077927</text:p>
          </table:table-cell>
          <table:table-cell office:value-type="float" office:value="24.6151977529">
            <text:p>24.6151977529</text:p>
          </table:table-cell>
          <table:table-cell office:value-type="float" office:value="47.5407077927">
            <text:p>47.5407077927</text:p>
          </table:table-cell>
          <table:table-cell office:value-type="float" office:value="24.6151977529">
            <text:p>24.6151977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168.50215">
            <text:p>2427168.50215</text:p>
          </table:table-cell>
          <table:table-cell office:value-type="string">
            <text:p>1933-04-05 19:03:06.328125 EST-0500</text:p>
          </table:table-cell>
          <table:table-cell office:value-type="string">
            <text:p>S</text:p>
          </table:table-cell>
          <table:table-cell office:value-type="float" office:value="227.541731277">
            <text:p>227.541731277</text:p>
          </table:table-cell>
          <table:table-cell office:value-type="float" office:value="204.615003705">
            <text:p>204.615003705</text:p>
          </table:table-cell>
          <table:table-cell office:value-type="float" office:value="47.5417312766">
            <text:p>47.5417312766</text:p>
          </table:table-cell>
          <table:table-cell office:value-type="float" office:value="24.6150037045">
            <text:p>24.61500370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218.13105">
            <text:p>2427218.13105</text:p>
          </table:table-cell>
          <table:table-cell office:value-type="string">
            <text:p>1933-05-25 10:08:43.828125 EST-0500</text:p>
          </table:table-cell>
          <table:table-cell office:value-type="string">
            <text:p>N</text:p>
          </table:table-cell>
          <table:table-cell office:value-type="float" office:value="47.5453443449">
            <text:p>47.5453443449</text:p>
          </table:table-cell>
          <table:table-cell office:value-type="float" office:value="24.6167145705">
            <text:p>24.6167145705</text:p>
          </table:table-cell>
          <table:table-cell office:value-type="float" office:value="47.5453443449">
            <text:p>47.5453443449</text:p>
          </table:table-cell>
          <table:table-cell office:value-type="float" office:value="24.6167145705">
            <text:p>24.61671457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256.4709">
            <text:p>2427256.4709</text:p>
          </table:table-cell>
          <table:table-cell office:value-type="string">
            <text:p>1933-07-02 18:18:06.328125 EST-0500</text:p>
          </table:table-cell>
          <table:table-cell office:value-type="string">
            <text:p>S</text:p>
          </table:table-cell>
          <table:table-cell office:value-type="float" office:value="227.544843169">
            <text:p>227.544843169</text:p>
          </table:table-cell>
          <table:table-cell office:value-type="float" office:value="204.614280546">
            <text:p>204.614280546</text:p>
          </table:table-cell>
          <table:table-cell office:value-type="float" office:value="47.5448431692">
            <text:p>47.5448431692</text:p>
          </table:table-cell>
          <table:table-cell office:value-type="float" office:value="24.6142805455">
            <text:p>24.61428054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306.0998">
            <text:p>2427306.0998</text:p>
          </table:table-cell>
          <table:table-cell office:value-type="string">
            <text:p>1933-08-21 09:23:43.828125 EST-0500</text:p>
          </table:table-cell>
          <table:table-cell office:value-type="string">
            <text:p>N</text:p>
          </table:table-cell>
          <table:table-cell office:value-type="float" office:value="47.5488799571">
            <text:p>47.5488799571</text:p>
          </table:table-cell>
          <table:table-cell office:value-type="float" office:value="24.615935993">
            <text:p>24.615935993</text:p>
          </table:table-cell>
          <table:table-cell office:value-type="float" office:value="47.5488799571">
            <text:p>47.5488799571</text:p>
          </table:table-cell>
          <table:table-cell office:value-type="float" office:value="24.615935993">
            <text:p>24.6159359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344.44027">
            <text:p>2427344.44027</text:p>
          </table:table-cell>
          <table:table-cell office:value-type="string">
            <text:p>1933-09-28 17:33:59.062500 EST-0500</text:p>
          </table:table-cell>
          <table:table-cell office:value-type="string">
            <text:p>S</text:p>
          </table:table-cell>
          <table:table-cell office:value-type="float" office:value="227.549056649">
            <text:p>227.549056649</text:p>
          </table:table-cell>
          <table:table-cell office:value-type="float" office:value="204.614862809">
            <text:p>204.614862809</text:p>
          </table:table-cell>
          <table:table-cell office:value-type="float" office:value="47.5490566488">
            <text:p>47.5490566488</text:p>
          </table:table-cell>
          <table:table-cell office:value-type="float" office:value="24.6148628086">
            <text:p>24.61486280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394.06855">
            <text:p>2427394.06855</text:p>
          </table:table-cell>
          <table:table-cell office:value-type="string">
            <text:p>1933-11-17 08:38:43.828125 EST-0500</text:p>
          </table:table-cell>
          <table:table-cell office:value-type="string">
            <text:p>N</text:p>
          </table:table-cell>
          <table:table-cell office:value-type="float" office:value="47.5501413406">
            <text:p>47.5501413406</text:p>
          </table:table-cell>
          <table:table-cell office:value-type="float" office:value="24.6143068306">
            <text:p>24.6143068306</text:p>
          </table:table-cell>
          <table:table-cell office:value-type="float" office:value="47.5501413406">
            <text:p>47.5501413406</text:p>
          </table:table-cell>
          <table:table-cell office:value-type="float" office:value="24.6143068306">
            <text:p>24.61430683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432.40902">
            <text:p>2427432.40902</text:p>
          </table:table-cell>
          <table:table-cell office:value-type="string">
            <text:p>1933-12-25 16:48:59.062500 EST-0500</text:p>
          </table:table-cell>
          <table:table-cell office:value-type="string">
            <text:p>S</text:p>
          </table:table-cell>
          <table:table-cell office:value-type="float" office:value="227.55071011">
            <text:p>227.55071011</text:p>
          </table:table-cell>
          <table:table-cell office:value-type="float" office:value="204.612806337">
            <text:p>204.612806337</text:p>
          </table:table-cell>
          <table:table-cell office:value-type="float" office:value="47.55071011">
            <text:p>47.55071011</text:p>
          </table:table-cell>
          <table:table-cell office:value-type="float" office:value="24.6128063375">
            <text:p>24.61280633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482.03792">
            <text:p>2427482.03792</text:p>
          </table:table-cell>
          <table:table-cell office:value-type="string">
            <text:p>1934-02-13 07:54:36.562500 EST-0500</text:p>
          </table:table-cell>
          <table:table-cell office:value-type="string">
            <text:p>N</text:p>
          </table:table-cell>
          <table:table-cell office:value-type="float" office:value="47.5541383019">
            <text:p>47.5541383019</text:p>
          </table:table-cell>
          <table:table-cell office:value-type="float" office:value="24.6137076373">
            <text:p>24.6137076373</text:p>
          </table:table-cell>
          <table:table-cell office:value-type="float" office:value="47.5541383019">
            <text:p>47.5541383019</text:p>
          </table:table-cell>
          <table:table-cell office:value-type="float" office:value="24.6137076373">
            <text:p>24.61370763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520.37837">
            <text:p>2427520.37837</text:p>
          </table:table-cell>
          <table:table-cell office:value-type="string">
            <text:p>1934-03-23 16:04:51.796875 EST-0500</text:p>
          </table:table-cell>
          <table:table-cell office:value-type="string">
            <text:p>S</text:p>
          </table:table-cell>
          <table:table-cell office:value-type="float" office:value="227.554305169">
            <text:p>227.554305169</text:p>
          </table:table-cell>
          <table:table-cell office:value-type="float" office:value="204.612702306">
            <text:p>204.612702306</text:p>
          </table:table-cell>
          <table:table-cell office:value-type="float" office:value="47.5543051687">
            <text:p>47.5543051687</text:p>
          </table:table-cell>
          <table:table-cell office:value-type="float" office:value="24.6127023063">
            <text:p>24.61270230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570.00728">
            <text:p>2427570.00728</text:p>
          </table:table-cell>
          <table:table-cell office:value-type="string">
            <text:p>1934-05-12 07:10:29.296875 EST-0500</text:p>
          </table:table-cell>
          <table:table-cell office:value-type="string">
            <text:p>N</text:p>
          </table:table-cell>
          <table:table-cell office:value-type="float" office:value="47.5560795193">
            <text:p>47.5560795193</text:p>
          </table:table-cell>
          <table:table-cell office:value-type="float" office:value="24.6128447765">
            <text:p>24.6128447765</text:p>
          </table:table-cell>
          <table:table-cell office:value-type="float" office:value="47.5560795193">
            <text:p>47.5560795193</text:p>
          </table:table-cell>
          <table:table-cell office:value-type="float" office:value="24.6128447765">
            <text:p>24.61284477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608.34712">
            <text:p>2427608.34712</text:p>
          </table:table-cell>
          <table:table-cell office:value-type="string">
            <text:p>1934-06-19 15:19:51.796875 EST-0500</text:p>
          </table:table-cell>
          <table:table-cell office:value-type="string">
            <text:p>S</text:p>
          </table:table-cell>
          <table:table-cell office:value-type="float" office:value="227.557643163">
            <text:p>227.557643163</text:p>
          </table:table-cell>
          <table:table-cell office:value-type="float" office:value="204.612489064">
            <text:p>204.612489064</text:p>
          </table:table-cell>
          <table:table-cell office:value-type="float" office:value="47.5576431627">
            <text:p>47.5576431627</text:p>
          </table:table-cell>
          <table:table-cell office:value-type="float" office:value="24.6124890642">
            <text:p>24.61248906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657.97664">
            <text:p>2427657.97664</text:p>
          </table:table-cell>
          <table:table-cell office:value-type="string">
            <text:p>1934-08-08 06:26:22.031250 EST-0500</text:p>
          </table:table-cell>
          <table:table-cell office:value-type="string">
            <text:p>N</text:p>
          </table:table-cell>
          <table:table-cell office:value-type="float" office:value="47.5628454188">
            <text:p>47.5628454188</text:p>
          </table:table-cell>
          <table:table-cell office:value-type="float" office:value="24.6152181701">
            <text:p>24.6152181701</text:p>
          </table:table-cell>
          <table:table-cell office:value-type="float" office:value="47.5628454188">
            <text:p>47.5628454188</text:p>
          </table:table-cell>
          <table:table-cell office:value-type="float" office:value="24.6152181701">
            <text:p>24.61521817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696.31587">
            <text:p>2427696.31587</text:p>
          </table:table-cell>
          <table:table-cell office:value-type="string">
            <text:p>1934-09-15 14:34:51.796875 EST-0500</text:p>
          </table:table-cell>
          <table:table-cell office:value-type="string">
            <text:p>S</text:p>
          </table:table-cell>
          <table:table-cell office:value-type="float" office:value="227.560948147">
            <text:p>227.560948147</text:p>
          </table:table-cell>
          <table:table-cell office:value-type="float" office:value="204.612135974">
            <text:p>204.612135974</text:p>
          </table:table-cell>
          <table:table-cell office:value-type="float" office:value="47.5609481468">
            <text:p>47.5609481468</text:p>
          </table:table-cell>
          <table:table-cell office:value-type="float" office:value="24.6121359743">
            <text:p>24.61213597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745.94539">
            <text:p>2427745.94539</text:p>
          </table:table-cell>
          <table:table-cell office:value-type="string">
            <text:p>1934-11-04 05:41:22.031250 EST-0500</text:p>
          </table:table-cell>
          <table:table-cell office:value-type="string">
            <text:p>N</text:p>
          </table:table-cell>
          <table:table-cell office:value-type="float" office:value="47.5652917393">
            <text:p>47.5652917393</text:p>
          </table:table-cell>
          <table:table-cell office:value-type="float" office:value="24.6148985074">
            <text:p>24.6148985074</text:p>
          </table:table-cell>
          <table:table-cell office:value-type="float" office:value="47.5652917393">
            <text:p>47.5652917393</text:p>
          </table:table-cell>
          <table:table-cell office:value-type="float" office:value="24.6148985074">
            <text:p>24.61489850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784.28462">
            <text:p>2427784.28462</text:p>
          </table:table-cell>
          <table:table-cell office:value-type="string">
            <text:p>1934-12-12 13:49:51.796875 EST-0500</text:p>
          </table:table-cell>
          <table:table-cell office:value-type="string">
            <text:p>S</text:p>
          </table:table-cell>
          <table:table-cell office:value-type="float" office:value="227.563887539">
            <text:p>227.563887539</text:p>
          </table:table-cell>
          <table:table-cell office:value-type="float" office:value="204.611578837">
            <text:p>204.611578837</text:p>
          </table:table-cell>
          <table:table-cell office:value-type="float" office:value="47.5638875388">
            <text:p>47.5638875388</text:p>
          </table:table-cell>
          <table:table-cell office:value-type="float" office:value="24.6115788373">
            <text:p>24.61157883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833.91414">
            <text:p>2427833.91414</text:p>
          </table:table-cell>
          <table:table-cell office:value-type="string">
            <text:p>1935-01-31 04:56:22.031250 EST-0500</text:p>
          </table:table-cell>
          <table:table-cell office:value-type="string">
            <text:p>N</text:p>
          </table:table-cell>
          <table:table-cell office:value-type="float" office:value="47.5667701875">
            <text:p>47.5667701875</text:p>
          </table:table-cell>
          <table:table-cell office:value-type="float" office:value="24.6119901658">
            <text:p>24.6119901658</text:p>
          </table:table-cell>
          <table:table-cell office:value-type="float" office:value="47.5667701875">
            <text:p>47.5667701875</text:p>
          </table:table-cell>
          <table:table-cell office:value-type="float" office:value="24.6119901658">
            <text:p>24.61199016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872.25398">
            <text:p>2427872.25398</text:p>
          </table:table-cell>
          <table:table-cell office:value-type="string">
            <text:p>1935-03-10 13:05:44.531250 EST-0500</text:p>
          </table:table-cell>
          <table:table-cell office:value-type="string">
            <text:p>S</text:p>
          </table:table-cell>
          <table:table-cell office:value-type="float" office:value="227.567320594">
            <text:p>227.567320594</text:p>
          </table:table-cell>
          <table:table-cell office:value-type="float" office:value="204.61119862">
            <text:p>204.61119862</text:p>
          </table:table-cell>
          <table:table-cell office:value-type="float" office:value="47.5673205937">
            <text:p>47.5673205937</text:p>
          </table:table-cell>
          <table:table-cell office:value-type="float" office:value="24.6111986197">
            <text:p>24.61119861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921.8835">
            <text:p>2427921.8835</text:p>
          </table:table-cell>
          <table:table-cell office:value-type="string">
            <text:p>1935-04-29 04:12:14.765625 EST-0500</text:p>
          </table:table-cell>
          <table:table-cell office:value-type="string">
            <text:p>N</text:p>
          </table:table-cell>
          <table:table-cell office:value-type="float" office:value="47.5691133704">
            <text:p>47.5691133704</text:p>
          </table:table-cell>
          <table:table-cell office:value-type="float" office:value="24.611441332">
            <text:p>24.611441332</text:p>
          </table:table-cell>
          <table:table-cell office:value-type="float" office:value="47.5691133704">
            <text:p>47.5691133704</text:p>
          </table:table-cell>
          <table:table-cell office:value-type="float" office:value="24.611441332">
            <text:p>24.6114413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960.22334">
            <text:p>2427960.22334</text:p>
          </table:table-cell>
          <table:table-cell office:value-type="string">
            <text:p>1935-06-06 12:21:37.265625 EST-0500</text:p>
          </table:table-cell>
          <table:table-cell office:value-type="string">
            <text:p>S</text:p>
          </table:table-cell>
          <table:table-cell office:value-type="float" office:value="227.570925919">
            <text:p>227.570925919</text:p>
          </table:table-cell>
          <table:table-cell office:value-type="float" office:value="204.611512926">
            <text:p>204.611512926</text:p>
          </table:table-cell>
          <table:table-cell office:value-type="float" office:value="47.5709259188">
            <text:p>47.5709259188</text:p>
          </table:table-cell>
          <table:table-cell office:value-type="float" office:value="24.6115129259">
            <text:p>24.61151292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009.85286">
            <text:p>2428009.85286</text:p>
          </table:table-cell>
          <table:table-cell office:value-type="string">
            <text:p>1935-07-26 03:28:07.500000 EST-0500</text:p>
          </table:table-cell>
          <table:table-cell office:value-type="string">
            <text:p>N</text:p>
          </table:table-cell>
          <table:table-cell office:value-type="float" office:value="47.5729960245">
            <text:p>47.5729960245</text:p>
          </table:table-cell>
          <table:table-cell office:value-type="float" office:value="24.6112003283">
            <text:p>24.6112003283</text:p>
          </table:table-cell>
          <table:table-cell office:value-type="float" office:value="47.5729960245">
            <text:p>47.5729960245</text:p>
          </table:table-cell>
          <table:table-cell office:value-type="float" office:value="24.6112003283">
            <text:p>24.61120032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048.19209">
            <text:p>2428048.19209</text:p>
          </table:table-cell>
          <table:table-cell office:value-type="string">
            <text:p>1935-09-02 11:36:37.265625 EST-0500</text:p>
          </table:table-cell>
          <table:table-cell office:value-type="string">
            <text:p>S</text:p>
          </table:table-cell>
          <table:table-cell office:value-type="float" office:value="227.574250736">
            <text:p>227.574250736</text:p>
          </table:table-cell>
          <table:table-cell office:value-type="float" office:value="204.611104183">
            <text:p>204.611104183</text:p>
          </table:table-cell>
          <table:table-cell office:value-type="float" office:value="47.5742507365">
            <text:p>47.5742507365</text:p>
          </table:table-cell>
          <table:table-cell office:value-type="float" office:value="24.6111041831">
            <text:p>24.61110418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097.82161">
            <text:p>2428097.82161</text:p>
          </table:table-cell>
          <table:table-cell office:value-type="string">
            <text:p>1935-10-22 02:43:07.500000 EST-0500</text:p>
          </table:table-cell>
          <table:table-cell office:value-type="string">
            <text:p>N</text:p>
          </table:table-cell>
          <table:table-cell office:value-type="float" office:value="47.5750995082">
            <text:p>47.5750995082</text:p>
          </table:table-cell>
          <table:table-cell office:value-type="float" office:value="24.6103922728">
            <text:p>24.6103922728</text:p>
          </table:table-cell>
          <table:table-cell office:value-type="float" office:value="47.5750995082">
            <text:p>47.5750995082</text:p>
          </table:table-cell>
          <table:table-cell office:value-type="float" office:value="24.6103922728">
            <text:p>24.6103922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136.16084">
            <text:p>2428136.16084</text:p>
          </table:table-cell>
          <table:table-cell office:value-type="string">
            <text:p>1935-11-29 10:51:37.265625 EST-0500</text:p>
          </table:table-cell>
          <table:table-cell office:value-type="string">
            <text:p>S</text:p>
          </table:table-cell>
          <table:table-cell office:value-type="float" office:value="227.576940271">
            <text:p>227.576940271</text:p>
          </table:table-cell>
          <table:table-cell office:value-type="float" office:value="204.610689448">
            <text:p>204.610689448</text:p>
          </table:table-cell>
          <table:table-cell office:value-type="float" office:value="47.5769402708">
            <text:p>47.5769402708</text:p>
          </table:table-cell>
          <table:table-cell office:value-type="float" office:value="24.610689448">
            <text:p>24.6106894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185.79097">
            <text:p>2428185.79097</text:p>
          </table:table-cell>
          <table:table-cell office:value-type="string">
            <text:p>1936-01-18 01:59:00.234375 EST-0500</text:p>
          </table:table-cell>
          <table:table-cell office:value-type="string">
            <text:p>N</text:p>
          </table:table-cell>
          <table:table-cell office:value-type="float" office:value="47.5808938243">
            <text:p>47.5808938243</text:p>
          </table:table-cell>
          <table:table-cell office:value-type="float" office:value="24.6122028294">
            <text:p>24.6122028294</text:p>
          </table:table-cell>
          <table:table-cell office:value-type="float" office:value="47.5808938243">
            <text:p>47.5808938243</text:p>
          </table:table-cell>
          <table:table-cell office:value-type="float" office:value="24.6122028294">
            <text:p>24.61220282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224.12959">
            <text:p>2428224.12959</text:p>
          </table:table-cell>
          <table:table-cell office:value-type="string">
            <text:p>1936-02-25 10:06:37.265625 EST-0500</text:p>
          </table:table-cell>
          <table:table-cell office:value-type="string">
            <text:p>S</text:p>
          </table:table-cell>
          <table:table-cell office:value-type="float" office:value="227.580115455">
            <text:p>227.580115455</text:p>
          </table:table-cell>
          <table:table-cell office:value-type="float" office:value="204.60987852">
            <text:p>204.60987852</text:p>
          </table:table-cell>
          <table:table-cell office:value-type="float" office:value="47.5801154552">
            <text:p>47.5801154552</text:p>
          </table:table-cell>
          <table:table-cell office:value-type="float" office:value="24.6098785199">
            <text:p>24.60987851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273.76032">
            <text:p>2428273.76032</text:p>
          </table:table-cell>
          <table:table-cell office:value-type="string">
            <text:p>1936-04-15 01:14:52.968750 EST-0500</text:p>
          </table:table-cell>
          <table:table-cell office:value-type="string">
            <text:p>N</text:p>
          </table:table-cell>
          <table:table-cell office:value-type="float" office:value="47.5824982055">
            <text:p>47.5824982055</text:p>
          </table:table-cell>
          <table:table-cell office:value-type="float" office:value="24.6107949349">
            <text:p>24.6107949349</text:p>
          </table:table-cell>
          <table:table-cell office:value-type="float" office:value="47.5824982055">
            <text:p>47.5824982055</text:p>
          </table:table-cell>
          <table:table-cell office:value-type="float" office:value="24.6107949349">
            <text:p>24.61079493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312.09896">
            <text:p>2428312.09896</text:p>
          </table:table-cell>
          <table:table-cell office:value-type="string">
            <text:p>1936-05-23 09:22:30.000000 EST-0500</text:p>
          </table:table-cell>
          <table:table-cell office:value-type="string">
            <text:p>S</text:p>
          </table:table-cell>
          <table:table-cell office:value-type="float" office:value="227.582528743">
            <text:p>227.582528743</text:p>
          </table:table-cell>
          <table:table-cell office:value-type="float" office:value="204.609366394">
            <text:p>204.609366394</text:p>
          </table:table-cell>
          <table:table-cell office:value-type="float" office:value="47.5825287435">
            <text:p>47.5825287435</text:p>
          </table:table-cell>
          <table:table-cell office:value-type="float" office:value="24.6093663943">
            <text:p>24.60936639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361.72969">
            <text:p>2428361.72969</text:p>
          </table:table-cell>
          <table:table-cell office:value-type="string">
            <text:p>1936-07-12 00:30:45.703125 EST-0500</text:p>
          </table:table-cell>
          <table:table-cell office:value-type="string">
            <text:p>N</text:p>
          </table:table-cell>
          <table:table-cell office:value-type="float" office:value="47.5841494596">
            <text:p>47.5841494596</text:p>
          </table:table-cell>
          <table:table-cell office:value-type="float" office:value="24.6086887384">
            <text:p>24.6086887384</text:p>
          </table:table-cell>
          <table:table-cell office:value-type="float" office:value="47.5841494596">
            <text:p>47.5841494596</text:p>
          </table:table-cell>
          <table:table-cell office:value-type="float" office:value="24.6086887384">
            <text:p>24.60868873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400.06771">
            <text:p>2428400.06771</text:p>
          </table:table-cell>
          <table:table-cell office:value-type="string">
            <text:p>1936-08-19 08:37:30.000000 EST-0500</text:p>
          </table:table-cell>
          <table:table-cell office:value-type="string">
            <text:p>S</text:p>
          </table:table-cell>
          <table:table-cell office:value-type="float" office:value="227.584825755">
            <text:p>227.584825755</text:p>
          </table:table-cell>
          <table:table-cell office:value-type="float" office:value="204.607735374">
            <text:p>204.607735374</text:p>
          </table:table-cell>
          <table:table-cell office:value-type="float" office:value="47.5848257548">
            <text:p>47.5848257548</text:p>
          </table:table-cell>
          <table:table-cell office:value-type="float" office:value="24.6077353738">
            <text:p>24.60773537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449.69905">
            <text:p>2428449.69905</text:p>
          </table:table-cell>
          <table:table-cell office:value-type="string">
            <text:p>1936-10-07 23:46:38.437500 EST-0500</text:p>
          </table:table-cell>
          <table:table-cell office:value-type="string">
            <text:p>N</text:p>
          </table:table-cell>
          <table:table-cell office:value-type="float" office:value="47.5884837436">
            <text:p>47.5884837436</text:p>
          </table:table-cell>
          <table:table-cell office:value-type="float" office:value="24.6099516122">
            <text:p>24.6099516122</text:p>
          </table:table-cell>
          <table:table-cell office:value-type="float" office:value="47.5884837436">
            <text:p>47.5884837436</text:p>
          </table:table-cell>
          <table:table-cell office:value-type="float" office:value="24.6099516122">
            <text:p>24.60995161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488.03706">
            <text:p>2428488.03706</text:p>
          </table:table-cell>
          <table:table-cell office:value-type="string">
            <text:p>1936-11-15 07:53:22.734375 EST-0500</text:p>
          </table:table-cell>
          <table:table-cell office:value-type="string">
            <text:p>S</text:p>
          </table:table-cell>
          <table:table-cell office:value-type="float" office:value="227.588091572">
            <text:p>227.588091572</text:p>
          </table:table-cell>
          <table:table-cell office:value-type="float" office:value="204.608381693">
            <text:p>204.608381693</text:p>
          </table:table-cell>
          <table:table-cell office:value-type="float" office:value="47.5880915718">
            <text:p>47.5880915718</text:p>
          </table:table-cell>
          <table:table-cell office:value-type="float" office:value="24.6083816933">
            <text:p>24.60838169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537.6678">
            <text:p>2428537.6678</text:p>
          </table:table-cell>
          <table:table-cell office:value-type="string">
            <text:p>1937-01-03 23:01:38.437500 EST-0500</text:p>
          </table:table-cell>
          <table:table-cell office:value-type="string">
            <text:p>N</text:p>
          </table:table-cell>
          <table:table-cell office:value-type="float" office:value="47.5899835092">
            <text:p>47.5899835092</text:p>
          </table:table-cell>
          <table:table-cell office:value-type="float" office:value="24.6078064212">
            <text:p>24.6078064212</text:p>
          </table:table-cell>
          <table:table-cell office:value-type="float" office:value="47.5899835092">
            <text:p>47.5899835092</text:p>
          </table:table-cell>
          <table:table-cell office:value-type="float" office:value="24.6078064212">
            <text:p>24.60780642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576.00581">
            <text:p>2428576.00581</text:p>
          </table:table-cell>
          <table:table-cell office:value-type="string">
            <text:p>1937-02-11 07:08:22.734375 EST-0500</text:p>
          </table:table-cell>
          <table:table-cell office:value-type="string">
            <text:p>S</text:p>
          </table:table-cell>
          <table:table-cell office:value-type="float" office:value="227.590997002">
            <text:p>227.590997002</text:p>
          </table:table-cell>
          <table:table-cell office:value-type="float" office:value="204.60709739">
            <text:p>204.60709739</text:p>
          </table:table-cell>
          <table:table-cell office:value-type="float" office:value="47.5909970016">
            <text:p>47.5909970016</text:p>
          </table:table-cell>
          <table:table-cell office:value-type="float" office:value="24.6070973902">
            <text:p>24.60709739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625.63716">
            <text:p>2428625.63716</text:p>
          </table:table-cell>
          <table:table-cell office:value-type="string">
            <text:p>1937-04-01 22:17:31.171875 EST-0500</text:p>
          </table:table-cell>
          <table:table-cell office:value-type="string">
            <text:p>N</text:p>
          </table:table-cell>
          <table:table-cell office:value-type="float" office:value="47.5937994134">
            <text:p>47.5937994134</text:p>
          </table:table-cell>
          <table:table-cell office:value-type="float" office:value="24.6085912516">
            <text:p>24.6085912516</text:p>
          </table:table-cell>
          <table:table-cell office:value-type="float" office:value="47.5937994134">
            <text:p>47.5937994134</text:p>
          </table:table-cell>
          <table:table-cell office:value-type="float" office:value="24.6085912516">
            <text:p>24.60859125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663.97517">
            <text:p>2428663.97517</text:p>
          </table:table-cell>
          <table:table-cell office:value-type="string">
            <text:p>1937-05-10 06:24:15.468750 EST-0500</text:p>
          </table:table-cell>
          <table:table-cell office:value-type="string">
            <text:p>S</text:p>
          </table:table-cell>
          <table:table-cell office:value-type="float" office:value="227.59364273">
            <text:p>227.59364273</text:p>
          </table:table-cell>
          <table:table-cell office:value-type="float" office:value="204.607271424">
            <text:p>204.607271424</text:p>
          </table:table-cell>
          <table:table-cell office:value-type="float" office:value="47.5936427296">
            <text:p>47.5936427296</text:p>
          </table:table-cell>
          <table:table-cell office:value-type="float" office:value="24.6072714245">
            <text:p>24.60727142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713.60713">
            <text:p>2428713.60713</text:p>
          </table:table-cell>
          <table:table-cell office:value-type="string">
            <text:p>1937-06-28 21:34:16.640625 EST-0500</text:p>
          </table:table-cell>
          <table:table-cell office:value-type="string">
            <text:p>N</text:p>
          </table:table-cell>
          <table:table-cell office:value-type="float" office:value="47.595884967">
            <text:p>47.595884967</text:p>
          </table:table-cell>
          <table:table-cell office:value-type="float" office:value="24.6071696366">
            <text:p>24.6071696366</text:p>
          </table:table-cell>
          <table:table-cell office:value-type="float" office:value="47.595884967">
            <text:p>47.595884967</text:p>
          </table:table-cell>
          <table:table-cell office:value-type="float" office:value="24.6071696366">
            <text:p>24.60716963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751.94454">
            <text:p>2428751.94454</text:p>
          </table:table-cell>
          <table:table-cell office:value-type="string">
            <text:p>1937-08-06 05:40:08.203125 EST-0500</text:p>
          </table:table-cell>
          <table:table-cell office:value-type="string">
            <text:p>S</text:p>
          </table:table-cell>
          <table:table-cell office:value-type="float" office:value="227.597514356">
            <text:p>227.597514356</text:p>
          </table:table-cell>
          <table:table-cell office:value-type="float" office:value="204.607066244">
            <text:p>204.607066244</text:p>
          </table:table-cell>
          <table:table-cell office:value-type="float" office:value="47.5975143563">
            <text:p>47.5975143563</text:p>
          </table:table-cell>
          <table:table-cell office:value-type="float" office:value="24.6070662442">
            <text:p>24.60706624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801.57649">
            <text:p>2428801.57649</text:p>
          </table:table-cell>
          <table:table-cell office:value-type="string">
            <text:p>1937-09-24 20:50:09.375000 EST-0500</text:p>
          </table:table-cell>
          <table:table-cell office:value-type="string">
            <text:p>N</text:p>
          </table:table-cell>
          <table:table-cell office:value-type="float" office:value="47.5988285861">
            <text:p>47.5988285861</text:p>
          </table:table-cell>
          <table:table-cell office:value-type="float" office:value="24.6070735045">
            <text:p>24.6070735045</text:p>
          </table:table-cell>
          <table:table-cell office:value-type="float" office:value="47.5988285861">
            <text:p>47.5988285861</text:p>
          </table:table-cell>
          <table:table-cell office:value-type="float" office:value="24.6070735045">
            <text:p>24.60707350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839.91329">
            <text:p>2428839.91329</text:p>
          </table:table-cell>
          <table:table-cell office:value-type="string">
            <text:p>1937-11-02 04:55:08.203125 EST-0500</text:p>
          </table:table-cell>
          <table:table-cell office:value-type="string">
            <text:p>S</text:p>
          </table:table-cell>
          <table:table-cell office:value-type="float" office:value="227.598064025">
            <text:p>227.598064025</text:p>
          </table:table-cell>
          <table:table-cell office:value-type="float" office:value="204.605241167">
            <text:p>204.605241167</text:p>
          </table:table-cell>
          <table:table-cell office:value-type="float" office:value="47.5980640252">
            <text:p>47.5980640252</text:p>
          </table:table-cell>
          <table:table-cell office:value-type="float" office:value="24.6052411673">
            <text:p>24.60524116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889.54524">
            <text:p>2428889.54524</text:p>
          </table:table-cell>
          <table:table-cell office:value-type="string">
            <text:p>1937-12-21 20:05:09.375000 EST-0500</text:p>
          </table:table-cell>
          <table:table-cell office:value-type="string">
            <text:p>N</text:p>
          </table:table-cell>
          <table:table-cell office:value-type="float" office:value="47.5999161479">
            <text:p>47.5999161479</text:p>
          </table:table-cell>
          <table:table-cell office:value-type="float" office:value="24.6047748698">
            <text:p>24.6047748698</text:p>
          </table:table-cell>
          <table:table-cell office:value-type="float" office:value="47.5999161479">
            <text:p>47.5999161479</text:p>
          </table:table-cell>
          <table:table-cell office:value-type="float" office:value="24.6047748698">
            <text:p>24.60477486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927.88264">
            <text:p>2428927.88264</text:p>
          </table:table-cell>
          <table:table-cell office:value-type="string">
            <text:p>1938-01-29 04:11:00.937500 EST-0500</text:p>
          </table:table-cell>
          <table:table-cell office:value-type="string">
            <text:p>S</text:p>
          </table:table-cell>
          <table:table-cell office:value-type="float" office:value="227.602399249">
            <text:p>227.602399249</text:p>
          </table:table-cell>
          <table:table-cell office:value-type="float" office:value="204.605507825">
            <text:p>204.605507825</text:p>
          </table:table-cell>
          <table:table-cell office:value-type="float" office:value="47.602399249">
            <text:p>47.602399249</text:p>
          </table:table-cell>
          <table:table-cell office:value-type="float" office:value="24.6055078253">
            <text:p>24.60550782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977.51461">
            <text:p>2428977.51461</text:p>
          </table:table-cell>
          <table:table-cell office:value-type="string">
            <text:p>1938-03-19 19:21:02.109375 EST-0500</text:p>
          </table:table-cell>
          <table:table-cell office:value-type="string">
            <text:p>N</text:p>
          </table:table-cell>
          <table:table-cell office:value-type="float" office:value="47.6050556403">
            <text:p>47.6050556403</text:p>
          </table:table-cell>
          <table:table-cell office:value-type="float" office:value="24.6067679638">
            <text:p>24.6067679638</text:p>
          </table:table-cell>
          <table:table-cell office:value-type="float" office:value="47.6050556403">
            <text:p>47.6050556403</text:p>
          </table:table-cell>
          <table:table-cell office:value-type="float" office:value="24.6067679638">
            <text:p>24.60676796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015.852">
            <text:p>2429015.852</text:p>
          </table:table-cell>
          <table:table-cell office:value-type="string">
            <text:p>1938-04-27 03:26:53.671875 EST-0500</text:p>
          </table:table-cell>
          <table:table-cell office:value-type="string">
            <text:p>S</text:p>
          </table:table-cell>
          <table:table-cell office:value-type="float" office:value="227.604399162">
            <text:p>227.604399162</text:p>
          </table:table-cell>
          <table:table-cell office:value-type="float" office:value="204.605087021">
            <text:p>204.605087021</text:p>
          </table:table-cell>
          <table:table-cell office:value-type="float" office:value="47.6043991619">
            <text:p>47.6043991619</text:p>
          </table:table-cell>
          <table:table-cell office:value-type="float" office:value="24.6050870214">
            <text:p>24.60508702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065.48396">
            <text:p>2429065.48396</text:p>
          </table:table-cell>
          <table:table-cell office:value-type="string">
            <text:p>1938-06-15 18:36:54.843750 EST-0500</text:p>
          </table:table-cell>
          <table:table-cell office:value-type="string">
            <text:p>N</text:p>
          </table:table-cell>
          <table:table-cell office:value-type="float" office:value="47.6071605028">
            <text:p>47.6071605028</text:p>
          </table:table-cell>
          <table:table-cell office:value-type="float" office:value="24.6057550219">
            <text:p>24.6057550219</text:p>
          </table:table-cell>
          <table:table-cell office:value-type="float" office:value="47.6071605028">
            <text:p>47.6071605028</text:p>
          </table:table-cell>
          <table:table-cell office:value-type="float" office:value="24.6057550219">
            <text:p>24.60575502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103.82137">
            <text:p>2429103.82137</text:p>
          </table:table-cell>
          <table:table-cell office:value-type="string">
            <text:p>1938-07-24 02:42:46.406250 EST-0500</text:p>
          </table:table-cell>
          <table:table-cell office:value-type="string">
            <text:p>S</text:p>
          </table:table-cell>
          <table:table-cell office:value-type="float" office:value="227.607972375">
            <text:p>227.607972375</text:p>
          </table:table-cell>
          <table:table-cell office:value-type="float" office:value="204.604891777">
            <text:p>204.604891777</text:p>
          </table:table-cell>
          <table:table-cell office:value-type="float" office:value="47.607972375">
            <text:p>47.607972375</text:p>
          </table:table-cell>
          <table:table-cell office:value-type="float" office:value="24.6048917767">
            <text:p>24.60489177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153.45394">
            <text:p>2429153.45394</text:p>
          </table:table-cell>
          <table:table-cell office:value-type="string">
            <text:p>1938-09-11 17:53:40.312500 EST-0500</text:p>
          </table:table-cell>
          <table:table-cell office:value-type="string">
            <text:p>N</text:p>
          </table:table-cell>
          <table:table-cell office:value-type="float" office:value="47.6107028413">
            <text:p>47.6107028413</text:p>
          </table:table-cell>
          <table:table-cell office:value-type="float" office:value="24.6060846768">
            <text:p>24.6060846768</text:p>
          </table:table-cell>
          <table:table-cell office:value-type="float" office:value="47.6107028413">
            <text:p>47.6107028413</text:p>
          </table:table-cell>
          <table:table-cell office:value-type="float" office:value="24.6060846768">
            <text:p>24.60608467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191.79012">
            <text:p>2429191.79012</text:p>
          </table:table-cell>
          <table:table-cell office:value-type="string">
            <text:p>1938-10-20 01:57:46.406250 EST-0500</text:p>
          </table:table-cell>
          <table:table-cell office:value-type="string">
            <text:p>S</text:p>
          </table:table-cell>
          <table:table-cell office:value-type="float" office:value="227.609069699">
            <text:p>227.609069699</text:p>
          </table:table-cell>
          <table:table-cell office:value-type="float" office:value="204.60345635">
            <text:p>204.60345635</text:p>
          </table:table-cell>
          <table:table-cell office:value-type="float" office:value="47.6090696988">
            <text:p>47.6090696988</text:p>
          </table:table-cell>
          <table:table-cell office:value-type="float" office:value="24.6034563502">
            <text:p>24.60345635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241.42269">
            <text:p>2429241.42269</text:p>
          </table:table-cell>
          <table:table-cell office:value-type="string">
            <text:p>1938-12-08 17:08:40.312500 EST-0500</text:p>
          </table:table-cell>
          <table:table-cell office:value-type="string">
            <text:p>N</text:p>
          </table:table-cell>
          <table:table-cell office:value-type="float" office:value="47.6112615611">
            <text:p>47.6112615611</text:p>
          </table:table-cell>
          <table:table-cell office:value-type="float" office:value="24.6037623975">
            <text:p>24.6037623975</text:p>
          </table:table-cell>
          <table:table-cell office:value-type="float" office:value="47.6112615611">
            <text:p>47.6112615611</text:p>
          </table:table-cell>
          <table:table-cell office:value-type="float" office:value="24.6037623975">
            <text:p>24.60376239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279.75887">
            <text:p>2429279.75887</text:p>
          </table:table-cell>
          <table:table-cell office:value-type="string">
            <text:p>1939-01-16 01:12:46.406250 EST-0500</text:p>
          </table:table-cell>
          <table:table-cell office:value-type="string">
            <text:p>S</text:p>
          </table:table-cell>
          <table:table-cell office:value-type="float" office:value="227.611752518">
            <text:p>227.611752518</text:p>
          </table:table-cell>
          <table:table-cell office:value-type="float" office:value="204.602453392">
            <text:p>204.602453392</text:p>
          </table:table-cell>
          <table:table-cell office:value-type="float" office:value="47.6117525177">
            <text:p>47.6117525177</text:p>
          </table:table-cell>
          <table:table-cell office:value-type="float" office:value="24.6024533921">
            <text:p>24.60245339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329.39144">
            <text:p>2429329.39144</text:p>
          </table:table-cell>
          <table:table-cell office:value-type="string">
            <text:p>1939-03-06 16:23:40.312500 EST-0500</text:p>
          </table:table-cell>
          <table:table-cell office:value-type="string">
            <text:p>N</text:p>
          </table:table-cell>
          <table:table-cell office:value-type="float" office:value="47.6141389762">
            <text:p>47.6141389762</text:p>
          </table:table-cell>
          <table:table-cell office:value-type="float" office:value="24.6031563149">
            <text:p>24.6031563149</text:p>
          </table:table-cell>
          <table:table-cell office:value-type="float" office:value="47.6141389762">
            <text:p>47.6141389762</text:p>
          </table:table-cell>
          <table:table-cell office:value-type="float" office:value="24.6031563149">
            <text:p>24.60315631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367.72823">
            <text:p>2429367.72823</text:p>
          </table:table-cell>
          <table:table-cell office:value-type="string">
            <text:p>1939-04-14 00:28:39.140625 EST-0500</text:p>
          </table:table-cell>
          <table:table-cell office:value-type="string">
            <text:p>S</text:p>
          </table:table-cell>
          <table:table-cell office:value-type="float" office:value="227.614860278">
            <text:p>227.614860278</text:p>
          </table:table-cell>
          <table:table-cell office:value-type="float" office:value="204.602944379">
            <text:p>204.602944379</text:p>
          </table:table-cell>
          <table:table-cell office:value-type="float" office:value="47.6148602783">
            <text:p>47.6148602783</text:p>
          </table:table-cell>
          <table:table-cell office:value-type="float" office:value="24.602944379">
            <text:p>24.6029443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417.36019">
            <text:p>2429417.36019</text:p>
          </table:table-cell>
          <table:table-cell office:value-type="string">
            <text:p>1939-06-02 15:38:40.312500 EST-0500</text:p>
          </table:table-cell>
          <table:table-cell office:value-type="string">
            <text:p>N</text:p>
          </table:table-cell>
          <table:table-cell office:value-type="float" office:value="47.6149590247">
            <text:p>47.6149590247</text:p>
          </table:table-cell>
          <table:table-cell office:value-type="float" office:value="24.6013484892">
            <text:p>24.6013484892</text:p>
          </table:table-cell>
          <table:table-cell office:value-type="float" office:value="47.6149590247">
            <text:p>47.6149590247</text:p>
          </table:table-cell>
          <table:table-cell office:value-type="float" office:value="24.6013484892">
            <text:p>24.60134848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455.69758">
            <text:p>2429455.69758</text:p>
          </table:table-cell>
          <table:table-cell office:value-type="string">
            <text:p>1939-07-10 23:44:31.875000 EST-0500</text:p>
          </table:table-cell>
          <table:table-cell office:value-type="string">
            <text:p>S</text:p>
          </table:table-cell>
          <table:table-cell office:value-type="float" office:value="227.617909604">
            <text:p>227.617909604</text:p>
          </table:table-cell>
          <table:table-cell office:value-type="float" office:value="204.602635313">
            <text:p>204.602635313</text:p>
          </table:table-cell>
          <table:table-cell office:value-type="float" office:value="47.6179096038">
            <text:p>47.6179096038</text:p>
          </table:table-cell>
          <table:table-cell office:value-type="float" office:value="24.6026353129">
            <text:p>24.60263531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505.32955">
            <text:p>2429505.32955</text:p>
          </table:table-cell>
          <table:table-cell office:value-type="string">
            <text:p>1939-08-29 14:54:33.046875 EST-0500</text:p>
          </table:table-cell>
          <table:table-cell office:value-type="string">
            <text:p>N</text:p>
          </table:table-cell>
          <table:table-cell office:value-type="float" office:value="47.618192296">
            <text:p>47.618192296</text:p>
          </table:table-cell>
          <table:table-cell office:value-type="float" office:value="24.6010633967">
            <text:p>24.6010633967</text:p>
          </table:table-cell>
          <table:table-cell office:value-type="float" office:value="47.618192296">
            <text:p>47.618192296</text:p>
          </table:table-cell>
          <table:table-cell office:value-type="float" office:value="24.6010633967">
            <text:p>24.60106339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543.66633">
            <text:p>2429543.66633</text:p>
          </table:table-cell>
          <table:table-cell office:value-type="string">
            <text:p>1939-10-06 22:59:31.875000 EST-0500</text:p>
          </table:table-cell>
          <table:table-cell office:value-type="string">
            <text:p>S</text:p>
          </table:table-cell>
          <table:table-cell office:value-type="float" office:value="227.618561303">
            <text:p>227.618561303</text:p>
          </table:table-cell>
          <table:table-cell office:value-type="float" office:value="204.600557013">
            <text:p>204.600557013</text:p>
          </table:table-cell>
          <table:table-cell office:value-type="float" office:value="47.6185613035">
            <text:p>47.6185613035</text:p>
          </table:table-cell>
          <table:table-cell office:value-type="float" office:value="24.6005570132">
            <text:p>24.60055701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593.29951">
            <text:p>2429593.29951</text:p>
          </table:table-cell>
          <table:table-cell office:value-type="string">
            <text:p>1939-11-25 14:11:18.515625 EST-0500</text:p>
          </table:table-cell>
          <table:table-cell office:value-type="string">
            <text:p>N</text:p>
          </table:table-cell>
          <table:table-cell office:value-type="float" office:value="47.6229650263">
            <text:p>47.6229650263</text:p>
          </table:table-cell>
          <table:table-cell office:value-type="float" office:value="24.6034850685">
            <text:p>24.6034850685</text:p>
          </table:table-cell>
          <table:table-cell office:value-type="float" office:value="47.6229650263">
            <text:p>47.6229650263</text:p>
          </table:table-cell>
          <table:table-cell office:value-type="float" office:value="24.6034850685">
            <text:p>24.60348506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631.63508">
            <text:p>2429631.63508</text:p>
          </table:table-cell>
          <table:table-cell office:value-type="string">
            <text:p>1940-01-02 22:14:31.875000 EST-0500</text:p>
          </table:table-cell>
          <table:table-cell office:value-type="string">
            <text:p>S</text:p>
          </table:table-cell>
          <table:table-cell office:value-type="float" office:value="227.621495825">
            <text:p>227.621495825</text:p>
          </table:table-cell>
          <table:table-cell office:value-type="float" office:value="204.60019271">
            <text:p>204.60019271</text:p>
          </table:table-cell>
          <table:table-cell office:value-type="float" office:value="47.6214958253">
            <text:p>47.6214958253</text:p>
          </table:table-cell>
          <table:table-cell office:value-type="float" office:value="24.6001927096">
            <text:p>24.60019270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681.26826">
            <text:p>2429681.26826</text:p>
          </table:table-cell>
          <table:table-cell office:value-type="string">
            <text:p>1940-02-21 13:26:18.515625 EST-0500</text:p>
          </table:table-cell>
          <table:table-cell office:value-type="string">
            <text:p>N</text:p>
          </table:table-cell>
          <table:table-cell office:value-type="float" office:value="47.6258215187">
            <text:p>47.6258215187</text:p>
          </table:table-cell>
          <table:table-cell office:value-type="float" office:value="24.6025481932">
            <text:p>24.6025481932</text:p>
          </table:table-cell>
          <table:table-cell office:value-type="float" office:value="47.6258215187">
            <text:p>47.6258215187</text:p>
          </table:table-cell>
          <table:table-cell office:value-type="float" office:value="24.6025481932">
            <text:p>24.60254819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719.60383">
            <text:p>2429719.60383</text:p>
          </table:table-cell>
          <table:table-cell office:value-type="string">
            <text:p>1940-03-30 21:29:31.875000 EST-0500</text:p>
          </table:table-cell>
          <table:table-cell office:value-type="string">
            <text:p>S</text:p>
          </table:table-cell>
          <table:table-cell office:value-type="float" office:value="227.623955785">
            <text:p>227.623955785</text:p>
          </table:table-cell>
          <table:table-cell office:value-type="float" office:value="204.599804282">
            <text:p>204.599804282</text:p>
          </table:table-cell>
          <table:table-cell office:value-type="float" office:value="47.6239557854">
            <text:p>47.6239557854</text:p>
          </table:table-cell>
          <table:table-cell office:value-type="float" office:value="24.5998042817">
            <text:p>24.59980428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769.23701">
            <text:p>2429769.23701</text:p>
          </table:table-cell>
          <table:table-cell office:value-type="string">
            <text:p>1940-05-19 12:41:18.515625 EST-0500</text:p>
          </table:table-cell>
          <table:table-cell office:value-type="string">
            <text:p>N</text:p>
          </table:table-cell>
          <table:table-cell office:value-type="float" office:value="47.6277122072">
            <text:p>47.6277122072</text:p>
          </table:table-cell>
          <table:table-cell office:value-type="float" office:value="24.602183923">
            <text:p>24.602183923</text:p>
          </table:table-cell>
          <table:table-cell office:value-type="float" office:value="47.6277122072">
            <text:p>47.6277122072</text:p>
          </table:table-cell>
          <table:table-cell office:value-type="float" office:value="24.602183923">
            <text:p>24.6021839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807.57319">
            <text:p>2429807.57319</text:p>
          </table:table-cell>
          <table:table-cell office:value-type="string">
            <text:p>1940-06-26 20:45:24.609375 EST-0500</text:p>
          </table:table-cell>
          <table:table-cell office:value-type="string">
            <text:p>S</text:p>
          </table:table-cell>
          <table:table-cell office:value-type="float" office:value="227.628353689">
            <text:p>227.628353689</text:p>
          </table:table-cell>
          <table:table-cell office:value-type="float" office:value="204.601108425">
            <text:p>204.601108425</text:p>
          </table:table-cell>
          <table:table-cell office:value-type="float" office:value="47.6283536889">
            <text:p>47.6283536889</text:p>
          </table:table-cell>
          <table:table-cell office:value-type="float" office:value="24.6011084255">
            <text:p>24.60110842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857.20576">
            <text:p>2429857.20576</text:p>
          </table:table-cell>
          <table:table-cell office:value-type="string">
            <text:p>1940-08-15 11:56:18.515625 EST-0500</text:p>
          </table:table-cell>
          <table:table-cell office:value-type="string">
            <text:p>N</text:p>
          </table:table-cell>
          <table:table-cell office:value-type="float" office:value="47.6287293292">
            <text:p>47.6287293292</text:p>
          </table:table-cell>
          <table:table-cell office:value-type="float" office:value="24.5994967362">
            <text:p>24.5994967362</text:p>
          </table:table-cell>
          <table:table-cell office:value-type="float" office:value="47.6287293292">
            <text:p>47.6287293292</text:p>
          </table:table-cell>
          <table:table-cell office:value-type="float" office:value="24.5994967362">
            <text:p>24.59949673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895.54194">
            <text:p>2429895.54194</text:p>
          </table:table-cell>
          <table:table-cell office:value-type="string">
            <text:p>1940-09-22 20:00:24.609375 EST-0500</text:p>
          </table:table-cell>
          <table:table-cell office:value-type="string">
            <text:p>S</text:p>
          </table:table-cell>
          <table:table-cell office:value-type="float" office:value="227.628924114">
            <text:p>227.628924114</text:p>
          </table:table-cell>
          <table:table-cell office:value-type="float" office:value="204.598860261">
            <text:p>204.598860261</text:p>
          </table:table-cell>
          <table:table-cell office:value-type="float" office:value="47.6289241142">
            <text:p>47.6289241142</text:p>
          </table:table-cell>
          <table:table-cell office:value-type="float" office:value="24.5988602615">
            <text:p>24.59886026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945.17513">
            <text:p>2429945.17513</text:p>
          </table:table-cell>
          <table:table-cell office:value-type="string">
            <text:p>1940-11-11 11:12:11.250000 EST-0500</text:p>
          </table:table-cell>
          <table:table-cell office:value-type="string">
            <text:p>N</text:p>
          </table:table-cell>
          <table:table-cell office:value-type="float" office:value="47.6302528567">
            <text:p>47.6302528567</text:p>
          </table:table-cell>
          <table:table-cell office:value-type="float" office:value="24.5988442844">
            <text:p>24.5988442844</text:p>
          </table:table-cell>
          <table:table-cell office:value-type="float" office:value="47.6302528567">
            <text:p>47.6302528567</text:p>
          </table:table-cell>
          <table:table-cell office:value-type="float" office:value="24.5988442844">
            <text:p>24.59884428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983.51131">
            <text:p>2429983.51131</text:p>
          </table:table-cell>
          <table:table-cell office:value-type="string">
            <text:p>1940-12-19 19:16:17.343750 EST-0500</text:p>
          </table:table-cell>
          <table:table-cell office:value-type="string">
            <text:p>S</text:p>
          </table:table-cell>
          <table:table-cell office:value-type="float" office:value="227.632295196">
            <text:p>227.632295196</text:p>
          </table:table-cell>
          <table:table-cell office:value-type="float" office:value="204.599174141">
            <text:p>204.599174141</text:p>
          </table:table-cell>
          <table:table-cell office:value-type="float" office:value="47.6322951957">
            <text:p>47.6322951957</text:p>
          </table:table-cell>
          <table:table-cell office:value-type="float" office:value="24.5991741409">
            <text:p>24.59917414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033.14448">
            <text:p>2430033.14448</text:p>
          </table:table-cell>
          <table:table-cell office:value-type="string">
            <text:p>1941-02-07 10:28:03.984375 EST-0500</text:p>
          </table:table-cell>
          <table:table-cell office:value-type="string">
            <text:p>N</text:p>
          </table:table-cell>
          <table:table-cell office:value-type="float" office:value="47.6341620472">
            <text:p>47.6341620472</text:p>
          </table:table-cell>
          <table:table-cell office:value-type="float" office:value="24.598989687">
            <text:p>24.598989687</text:p>
          </table:table-cell>
          <table:table-cell office:value-type="float" office:value="47.6341620472">
            <text:p>47.6341620472</text:p>
          </table:table-cell>
          <table:table-cell office:value-type="float" office:value="24.598989687">
            <text:p>24.5989896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071.48006">
            <text:p>2430071.48006</text:p>
          </table:table-cell>
          <table:table-cell office:value-type="string">
            <text:p>1941-03-17 18:31:17.343750 EST-0500</text:p>
          </table:table-cell>
          <table:table-cell office:value-type="string">
            <text:p>S</text:p>
          </table:table-cell>
          <table:table-cell office:value-type="float" office:value="227.63494127">
            <text:p>227.63494127</text:p>
          </table:table-cell>
          <table:table-cell office:value-type="float" office:value="204.598808171">
            <text:p>204.598808171</text:p>
          </table:table-cell>
          <table:table-cell office:value-type="float" office:value="47.6349412695">
            <text:p>47.6349412695</text:p>
          </table:table-cell>
          <table:table-cell office:value-type="float" office:value="24.598808171">
            <text:p>24.5988081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121.11323">
            <text:p>2430121.11323</text:p>
          </table:table-cell>
          <table:table-cell office:value-type="string">
            <text:p>1941-05-06 09:43:03.984375 EST-0500</text:p>
          </table:table-cell>
          <table:table-cell office:value-type="string">
            <text:p>N</text:p>
          </table:table-cell>
          <table:table-cell office:value-type="float" office:value="47.635631737">
            <text:p>47.635631737</text:p>
          </table:table-cell>
          <table:table-cell office:value-type="float" office:value="24.5981874021">
            <text:p>24.5981874021</text:p>
          </table:table-cell>
          <table:table-cell office:value-type="float" office:value="47.635631737">
            <text:p>47.635631737</text:p>
          </table:table-cell>
          <table:table-cell office:value-type="float" office:value="24.5981874021">
            <text:p>24.59818740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159.44881">
            <text:p>2430159.44881</text:p>
          </table:table-cell>
          <table:table-cell office:value-type="string">
            <text:p>1941-06-13 17:46:17.343750 EST-0500</text:p>
          </table:table-cell>
          <table:table-cell office:value-type="string">
            <text:p>S</text:p>
          </table:table-cell>
          <table:table-cell office:value-type="float" office:value="227.63764155">
            <text:p>227.63764155</text:p>
          </table:table-cell>
          <table:table-cell office:value-type="float" office:value="204.59859644">
            <text:p>204.59859644</text:p>
          </table:table-cell>
          <table:table-cell office:value-type="float" office:value="47.6376415503">
            <text:p>47.6376415503</text:p>
          </table:table-cell>
          <table:table-cell office:value-type="float" office:value="24.5985964403">
            <text:p>24.59859644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209.08259">
            <text:p>2430209.08259</text:p>
          </table:table-cell>
          <table:table-cell office:value-type="string">
            <text:p>1941-08-02 08:58:56.718750 EST-0500</text:p>
          </table:table-cell>
          <table:table-cell office:value-type="string">
            <text:p>N</text:p>
          </table:table-cell>
          <table:table-cell office:value-type="float" office:value="47.6409152286">
            <text:p>47.6409152286</text:p>
          </table:table-cell>
          <table:table-cell office:value-type="float" office:value="24.5998832332">
            <text:p>24.5998832332</text:p>
          </table:table-cell>
          <table:table-cell office:value-type="float" office:value="47.6409152286">
            <text:p>47.6409152286</text:p>
          </table:table-cell>
          <table:table-cell office:value-type="float" office:value="24.5998832332">
            <text:p>24.59988323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247.41756">
            <text:p>2430247.41756</text:p>
          </table:table-cell>
          <table:table-cell office:value-type="string">
            <text:p>1941-09-09 17:01:17.343750 EST-0500</text:p>
          </table:table-cell>
          <table:table-cell office:value-type="string">
            <text:p>S</text:p>
          </table:table-cell>
          <table:table-cell office:value-type="float" office:value="227.639888456">
            <text:p>227.639888456</text:p>
          </table:table-cell>
          <table:table-cell office:value-type="float" office:value="204.59778772">
            <text:p>204.59778772</text:p>
          </table:table-cell>
          <table:table-cell office:value-type="float" office:value="47.6398884557">
            <text:p>47.6398884557</text:p>
          </table:table-cell>
          <table:table-cell office:value-type="float" office:value="24.59778772">
            <text:p>24.597787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297.05196">
            <text:p>2430297.05196</text:p>
          </table:table-cell>
          <table:table-cell office:value-type="string">
            <text:p>1941-10-29 08:14:49.453125 EST-0500</text:p>
          </table:table-cell>
          <table:table-cell office:value-type="string">
            <text:p>N</text:p>
          </table:table-cell>
          <table:table-cell office:value-type="float" office:value="47.6421055275">
            <text:p>47.6421055275</text:p>
          </table:table-cell>
          <table:table-cell office:value-type="float" office:value="24.5987407349">
            <text:p>24.5987407349</text:p>
          </table:table-cell>
          <table:table-cell office:value-type="float" office:value="47.6421055275">
            <text:p>47.6421055275</text:p>
          </table:table-cell>
          <table:table-cell office:value-type="float" office:value="24.5987407349">
            <text:p>24.59874073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335.38692">
            <text:p>2430335.38692</text:p>
          </table:table-cell>
          <table:table-cell office:value-type="string">
            <text:p>1941-12-06 16:17:10.078125 EST-0500</text:p>
          </table:table-cell>
          <table:table-cell office:value-type="string">
            <text:p>S</text:p>
          </table:table-cell>
          <table:table-cell office:value-type="float" office:value="227.642098286">
            <text:p>227.642098286</text:p>
          </table:table-cell>
          <table:table-cell office:value-type="float" office:value="204.59729998">
            <text:p>204.59729998</text:p>
          </table:table-cell>
          <table:table-cell office:value-type="float" office:value="47.6420982863">
            <text:p>47.6420982863</text:p>
          </table:table-cell>
          <table:table-cell office:value-type="float" office:value="24.5972999796">
            <text:p>24.59729997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385.02132">
            <text:p>2430385.02132</text:p>
          </table:table-cell>
          <table:table-cell office:value-type="string">
            <text:p>1942-01-25 07:30:42.187500 EST-0500</text:p>
          </table:table-cell>
          <table:table-cell office:value-type="string">
            <text:p>N</text:p>
          </table:table-cell>
          <table:table-cell office:value-type="float" office:value="47.6442855629">
            <text:p>47.6442855629</text:p>
          </table:table-cell>
          <table:table-cell office:value-type="float" office:value="24.597281342">
            <text:p>24.597281342</text:p>
          </table:table-cell>
          <table:table-cell office:value-type="float" office:value="47.6442855629">
            <text:p>47.6442855629</text:p>
          </table:table-cell>
          <table:table-cell office:value-type="float" office:value="24.597281342">
            <text:p>24.5972813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423.35627">
            <text:p>2430423.35627</text:p>
          </table:table-cell>
          <table:table-cell office:value-type="string">
            <text:p>1942-03-04 15:33:02.812500 EST-0500</text:p>
          </table:table-cell>
          <table:table-cell office:value-type="string">
            <text:p>S</text:p>
          </table:table-cell>
          <table:table-cell office:value-type="float" office:value="227.645554084">
            <text:p>227.645554084</text:p>
          </table:table-cell>
          <table:table-cell office:value-type="float" office:value="204.597361461">
            <text:p>204.597361461</text:p>
          </table:table-cell>
          <table:table-cell office:value-type="float" office:value="47.6455540839">
            <text:p>47.6455540839</text:p>
          </table:table-cell>
          <table:table-cell office:value-type="float" office:value="24.5973614608">
            <text:p>24.59736146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472.99067">
            <text:p>2430472.99067</text:p>
          </table:table-cell>
          <table:table-cell office:value-type="string">
            <text:p>1942-04-23 06:46:34.921875 EST-0500</text:p>
          </table:table-cell>
          <table:table-cell office:value-type="string">
            <text:p>N</text:p>
          </table:table-cell>
          <table:table-cell office:value-type="float" office:value="47.647844869">
            <text:p>47.647844869</text:p>
          </table:table-cell>
          <table:table-cell office:value-type="float" office:value="24.5984537013">
            <text:p>24.5984537013</text:p>
          </table:table-cell>
          <table:table-cell office:value-type="float" office:value="47.647844869">
            <text:p>47.647844869</text:p>
          </table:table-cell>
          <table:table-cell office:value-type="float" office:value="24.5984537013">
            <text:p>24.59845370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511.32502">
            <text:p>2430511.32502</text:p>
          </table:table-cell>
          <table:table-cell office:value-type="string">
            <text:p>1942-05-31 14:48:02.812500 EST-0500</text:p>
          </table:table-cell>
          <table:table-cell office:value-type="string">
            <text:p>S</text:p>
          </table:table-cell>
          <table:table-cell office:value-type="float" office:value="227.647193228">
            <text:p>227.647193228</text:p>
          </table:table-cell>
          <table:table-cell office:value-type="float" office:value="204.596439335">
            <text:p>204.596439335</text:p>
          </table:table-cell>
          <table:table-cell office:value-type="float" office:value="47.6471932276">
            <text:p>47.6471932276</text:p>
          </table:table-cell>
          <table:table-cell office:value-type="float" office:value="24.5964393351">
            <text:p>24.59643933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560.95942">
            <text:p>2430560.95942</text:p>
          </table:table-cell>
          <table:table-cell office:value-type="string">
            <text:p>1942-07-20 06:01:34.921875 EST-0500</text:p>
          </table:table-cell>
          <table:table-cell office:value-type="string">
            <text:p>N</text:p>
          </table:table-cell>
          <table:table-cell office:value-type="float" office:value="47.6488172245">
            <text:p>47.6488172245</text:p>
          </table:table-cell>
          <table:table-cell office:value-type="float" office:value="24.5959229563">
            <text:p>24.5959229563</text:p>
          </table:table-cell>
          <table:table-cell office:value-type="float" office:value="47.6488172245">
            <text:p>47.6488172245</text:p>
          </table:table-cell>
          <table:table-cell office:value-type="float" office:value="24.5959229563">
            <text:p>24.59592295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599.29377">
            <text:p>2430599.29377</text:p>
          </table:table-cell>
          <table:table-cell office:value-type="string">
            <text:p>1942-08-27 14:03:02.812500 EST-0500</text:p>
          </table:table-cell>
          <table:table-cell office:value-type="string">
            <text:p>S</text:p>
          </table:table-cell>
          <table:table-cell office:value-type="float" office:value="227.649478992">
            <text:p>227.649478992</text:p>
          </table:table-cell>
          <table:table-cell office:value-type="float" office:value="204.595229516">
            <text:p>204.595229516</text:p>
          </table:table-cell>
          <table:table-cell office:value-type="float" office:value="47.6494789921">
            <text:p>47.6494789921</text:p>
          </table:table-cell>
          <table:table-cell office:value-type="float" office:value="24.5952295158">
            <text:p>24.59522951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648.92878">
            <text:p>2430648.92878</text:p>
          </table:table-cell>
          <table:table-cell office:value-type="string">
            <text:p>1942-10-16 05:17:27.656250 EST-0500</text:p>
          </table:table-cell>
          <table:table-cell office:value-type="string">
            <text:p>N</text:p>
          </table:table-cell>
          <table:table-cell office:value-type="float" office:value="47.6523223721">
            <text:p>47.6523223721</text:p>
          </table:table-cell>
          <table:table-cell office:value-type="float" office:value="24.5969365122">
            <text:p>24.5969365122</text:p>
          </table:table-cell>
          <table:table-cell office:value-type="float" office:value="47.6523223721">
            <text:p>47.6523223721</text:p>
          </table:table-cell>
          <table:table-cell office:value-type="float" office:value="24.5969365122">
            <text:p>24.59693651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687.26314">
            <text:p>2430687.26314</text:p>
          </table:table-cell>
          <table:table-cell office:value-type="string">
            <text:p>1942-11-23 13:18:55.546875 EST-0500</text:p>
          </table:table-cell>
          <table:table-cell office:value-type="string">
            <text:p>S</text:p>
          </table:table-cell>
          <table:table-cell office:value-type="float" office:value="227.652081366">
            <text:p>227.652081366</text:p>
          </table:table-cell>
          <table:table-cell office:value-type="float" office:value="204.595475633">
            <text:p>204.595475633</text:p>
          </table:table-cell>
          <table:table-cell office:value-type="float" office:value="47.6520813665">
            <text:p>47.6520813665</text:p>
          </table:table-cell>
          <table:table-cell office:value-type="float" office:value="24.5954756332">
            <text:p>24.59547563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736.89876">
            <text:p>2430736.89876</text:p>
          </table:table-cell>
          <table:table-cell office:value-type="string">
            <text:p>1943-01-12 04:34:13.125000 EST-0500</text:p>
          </table:table-cell>
          <table:table-cell office:value-type="string">
            <text:p>N</text:p>
          </table:table-cell>
          <table:table-cell office:value-type="float" office:value="47.6552844443">
            <text:p>47.6552844443</text:p>
          </table:table-cell>
          <table:table-cell office:value-type="float" office:value="24.5963186876">
            <text:p>24.5963186876</text:p>
          </table:table-cell>
          <table:table-cell office:value-type="float" office:value="47.6552844443">
            <text:p>47.6552844443</text:p>
          </table:table-cell>
          <table:table-cell office:value-type="float" office:value="24.5963186876">
            <text:p>24.59631868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775.2325">
            <text:p>2430775.2325</text:p>
          </table:table-cell>
          <table:table-cell office:value-type="string">
            <text:p>1943-02-19 12:34:48.281250 EST-0500</text:p>
          </table:table-cell>
          <table:table-cell office:value-type="string">
            <text:p>S</text:p>
          </table:table-cell>
          <table:table-cell office:value-type="float" office:value="227.655497668">
            <text:p>227.655497668</text:p>
          </table:table-cell>
          <table:table-cell office:value-type="float" office:value="204.595085122">
            <text:p>204.595085122</text:p>
          </table:table-cell>
          <table:table-cell office:value-type="float" office:value="47.655497668">
            <text:p>47.655497668</text:p>
          </table:table-cell>
          <table:table-cell office:value-type="float" office:value="24.5950851224">
            <text:p>24.59508512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824.86811">
            <text:p>2430824.86811</text:p>
          </table:table-cell>
          <table:table-cell office:value-type="string">
            <text:p>1943-04-10 03:50:05.859375 EST-0500</text:p>
          </table:table-cell>
          <table:table-cell office:value-type="string">
            <text:p>N</text:p>
          </table:table-cell>
          <table:table-cell office:value-type="float" office:value="47.6575280213">
            <text:p>47.6575280213</text:p>
          </table:table-cell>
          <table:table-cell office:value-type="float" office:value="24.5959930692">
            <text:p>24.5959930692</text:p>
          </table:table-cell>
          <table:table-cell office:value-type="float" office:value="47.6575280213">
            <text:p>47.6575280213</text:p>
          </table:table-cell>
          <table:table-cell office:value-type="float" office:value="24.5959930692">
            <text:p>24.59599306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863.20125">
            <text:p>2430863.20125</text:p>
          </table:table-cell>
          <table:table-cell office:value-type="string">
            <text:p>1943-05-18 11:49:48.281250 EST-0500</text:p>
          </table:table-cell>
          <table:table-cell office:value-type="string">
            <text:p>S</text:p>
          </table:table-cell>
          <table:table-cell office:value-type="float" office:value="227.656047315">
            <text:p>227.656047315</text:p>
          </table:table-cell>
          <table:table-cell office:value-type="float" office:value="204.593354822">
            <text:p>204.593354822</text:p>
          </table:table-cell>
          <table:table-cell office:value-type="float" office:value="47.6560473153">
            <text:p>47.6560473153</text:p>
          </table:table-cell>
          <table:table-cell office:value-type="float" office:value="24.5933548217">
            <text:p>24.59335482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912.83686">
            <text:p>2430912.83686</text:p>
          </table:table-cell>
          <table:table-cell office:value-type="string">
            <text:p>1943-07-07 03:05:05.859375 EST-0500</text:p>
          </table:table-cell>
          <table:table-cell office:value-type="string">
            <text:p>N</text:p>
          </table:table-cell>
          <table:table-cell office:value-type="float" office:value="47.6579712803">
            <text:p>47.6579712803</text:p>
          </table:table-cell>
          <table:table-cell office:value-type="float" office:value="24.5929668494">
            <text:p>24.5929668494</text:p>
          </table:table-cell>
          <table:table-cell office:value-type="float" office:value="47.6579712803">
            <text:p>47.6579712803</text:p>
          </table:table-cell>
          <table:table-cell office:value-type="float" office:value="24.5929668494">
            <text:p>24.59296684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0951.17061">
            <text:p>2430951.17061</text:p>
          </table:table-cell>
          <table:table-cell office:value-type="string">
            <text:p>1943-08-14 11:05:41.015625 EST-0500</text:p>
          </table:table-cell>
          <table:table-cell office:value-type="string">
            <text:p>S</text:p>
          </table:table-cell>
          <table:table-cell office:value-type="float" office:value="227.660238318">
            <text:p>227.660238318</text:p>
          </table:table-cell>
          <table:table-cell office:value-type="float" office:value="204.593717227">
            <text:p>204.593717227</text:p>
          </table:table-cell>
          <table:table-cell office:value-type="float" office:value="47.6602383184">
            <text:p>47.6602383184</text:p>
          </table:table-cell>
          <table:table-cell office:value-type="float" office:value="24.5937172267">
            <text:p>24.59371722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000.80623">
            <text:p>2431000.80623</text:p>
          </table:table-cell>
          <table:table-cell office:value-type="string">
            <text:p>1943-10-03 02:20:58.593750 EST-0500</text:p>
          </table:table-cell>
          <table:table-cell office:value-type="string">
            <text:p>N</text:p>
          </table:table-cell>
          <table:table-cell office:value-type="float" office:value="47.6627416525">
            <text:p>47.6627416525</text:p>
          </table:table-cell>
          <table:table-cell office:value-type="float" office:value="24.5950894911">
            <text:p>24.5950894911</text:p>
          </table:table-cell>
          <table:table-cell office:value-type="float" office:value="47.6627416525">
            <text:p>47.6627416525</text:p>
          </table:table-cell>
          <table:table-cell office:value-type="float" office:value="24.5950894911">
            <text:p>24.59508949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039.13997">
            <text:p>2431039.13997</text:p>
          </table:table-cell>
          <table:table-cell office:value-type="string">
            <text:p>1943-11-10 10:21:33.750000 EST-0500</text:p>
          </table:table-cell>
          <table:table-cell office:value-type="string">
            <text:p>S</text:p>
          </table:table-cell>
          <table:table-cell office:value-type="float" office:value="227.662124453">
            <text:p>227.662124453</text:p>
          </table:table-cell>
          <table:table-cell office:value-type="float" office:value="204.593322554">
            <text:p>204.593322554</text:p>
          </table:table-cell>
          <table:table-cell office:value-type="float" office:value="47.6621244529">
            <text:p>47.6621244529</text:p>
          </table:table-cell>
          <table:table-cell office:value-type="float" office:value="24.593322554">
            <text:p>24.5933225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088.77559">
            <text:p>2431088.77559</text:p>
          </table:table-cell>
          <table:table-cell office:value-type="string">
            <text:p>1943-12-30 01:36:51.328125 EST-0500</text:p>
          </table:table-cell>
          <table:table-cell office:value-type="string">
            <text:p>N</text:p>
          </table:table-cell>
          <table:table-cell office:value-type="float" office:value="47.6656002815">
            <text:p>47.6656002815</text:p>
          </table:table-cell>
          <table:table-cell office:value-type="float" office:value="24.5944350765">
            <text:p>24.5944350765</text:p>
          </table:table-cell>
          <table:table-cell office:value-type="float" office:value="47.6656002815">
            <text:p>47.6656002815</text:p>
          </table:table-cell>
          <table:table-cell office:value-type="float" office:value="24.5944350765">
            <text:p>24.59443507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127.10933">
            <text:p>2431127.10933</text:p>
          </table:table-cell>
          <table:table-cell office:value-type="string">
            <text:p>1944-02-06 09:37:26.484375 EST-0500</text:p>
          </table:table-cell>
          <table:table-cell office:value-type="string">
            <text:p>S</text:p>
          </table:table-cell>
          <table:table-cell office:value-type="float" office:value="227.665858841">
            <text:p>227.665858841</text:p>
          </table:table-cell>
          <table:table-cell office:value-type="float" office:value="204.593064188">
            <text:p>204.593064188</text:p>
          </table:table-cell>
          <table:table-cell office:value-type="float" office:value="47.6658588415">
            <text:p>47.6658588415</text:p>
          </table:table-cell>
          <table:table-cell office:value-type="float" office:value="24.5930641885">
            <text:p>24.59306418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176.74556">
            <text:p>2431176.74556</text:p>
          </table:table-cell>
          <table:table-cell office:value-type="string">
            <text:p>1944-03-27 00:53:36.796875 EST-0500</text:p>
          </table:table-cell>
          <table:table-cell office:value-type="string">
            <text:p>N</text:p>
          </table:table-cell>
          <table:table-cell office:value-type="float" office:value="47.6684583712">
            <text:p>47.6684583712</text:p>
          </table:table-cell>
          <table:table-cell office:value-type="float" office:value="24.5944046193">
            <text:p>24.5944046193</text:p>
          </table:table-cell>
          <table:table-cell office:value-type="float" office:value="47.6684583712">
            <text:p>47.6684583712</text:p>
          </table:table-cell>
          <table:table-cell office:value-type="float" office:value="24.5944046193">
            <text:p>24.59440461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215.07808">
            <text:p>2431215.07808</text:p>
          </table:table-cell>
          <table:table-cell office:value-type="string">
            <text:p>1944-05-04 08:52:26.484375 EST-0500</text:p>
          </table:table-cell>
          <table:table-cell office:value-type="string">
            <text:p>S</text:p>
          </table:table-cell>
          <table:table-cell office:value-type="float" office:value="227.666877449">
            <text:p>227.666877449</text:p>
          </table:table-cell>
          <table:table-cell office:value-type="float" office:value="204.591690912">
            <text:p>204.591690912</text:p>
          </table:table-cell>
          <table:table-cell office:value-type="float" office:value="47.6668774487">
            <text:p>47.6668774487</text:p>
          </table:table-cell>
          <table:table-cell office:value-type="float" office:value="24.5916909118">
            <text:p>24.59169091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264.71431">
            <text:p>2431264.71431</text:p>
          </table:table-cell>
          <table:table-cell office:value-type="string">
            <text:p>1944-06-23 00:08:36.796875 EST-0500</text:p>
          </table:table-cell>
          <table:table-cell office:value-type="string">
            <text:p>N</text:p>
          </table:table-cell>
          <table:table-cell office:value-type="float" office:value="47.6686071333">
            <text:p>47.6686071333</text:p>
          </table:table-cell>
          <table:table-cell office:value-type="float" office:value="24.5912206277">
            <text:p>24.5912206277</text:p>
          </table:table-cell>
          <table:table-cell office:value-type="float" office:value="47.6686071333">
            <text:p>47.6686071333</text:p>
          </table:table-cell>
          <table:table-cell office:value-type="float" office:value="24.5912206277">
            <text:p>24.59122062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303.04683">
            <text:p>2431303.04683</text:p>
          </table:table-cell>
          <table:table-cell office:value-type="string">
            <text:p>1944-07-31 08:07:26.484375 EST-0500</text:p>
          </table:table-cell>
          <table:table-cell office:value-type="string">
            <text:p>S</text:p>
          </table:table-cell>
          <table:table-cell office:value-type="float" office:value="227.669694554">
            <text:p>227.669694554</text:p>
          </table:table-cell>
          <table:table-cell office:value-type="float" office:value="204.590728772">
            <text:p>204.590728772</text:p>
          </table:table-cell>
          <table:table-cell office:value-type="float" office:value="47.6696945544">
            <text:p>47.6696945544</text:p>
          </table:table-cell>
          <table:table-cell office:value-type="float" office:value="24.5907287725">
            <text:p>24.59072877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352.68306">
            <text:p>2431352.68306</text:p>
          </table:table-cell>
          <table:table-cell office:value-type="string">
            <text:p>1944-09-18 23:23:36.796875 EST-0500</text:p>
          </table:table-cell>
          <table:table-cell office:value-type="string">
            <text:p>N</text:p>
          </table:table-cell>
          <table:table-cell office:value-type="float" office:value="47.6711688355">
            <text:p>47.6711688355</text:p>
          </table:table-cell>
          <table:table-cell office:value-type="float" office:value="24.5906954434">
            <text:p>24.5906954434</text:p>
          </table:table-cell>
          <table:table-cell office:value-type="float" office:value="47.6711688355">
            <text:p>47.6711688355</text:p>
          </table:table-cell>
          <table:table-cell office:value-type="float" office:value="24.5906954434">
            <text:p>24.59069544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391.01619">
            <text:p>2431391.01619</text:p>
          </table:table-cell>
          <table:table-cell office:value-type="string">
            <text:p>1944-10-27 07:23:19.218750 EST-0500</text:p>
          </table:table-cell>
          <table:table-cell office:value-type="string">
            <text:p>S</text:p>
          </table:table-cell>
          <table:table-cell office:value-type="float" office:value="227.672710882">
            <text:p>227.672710882</text:p>
          </table:table-cell>
          <table:table-cell office:value-type="float" office:value="204.591154434">
            <text:p>204.591154434</text:p>
          </table:table-cell>
          <table:table-cell office:value-type="float" office:value="47.672710882">
            <text:p>47.672710882</text:p>
          </table:table-cell>
          <table:table-cell office:value-type="float" office:value="24.5911544337">
            <text:p>24.59115443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440.65242">
            <text:p>2431440.65242</text:p>
          </table:table-cell>
          <table:table-cell office:value-type="string">
            <text:p>1944-12-15 22:39:29.531250 EST-0500</text:p>
          </table:table-cell>
          <table:table-cell office:value-type="string">
            <text:p>N</text:p>
          </table:table-cell>
          <table:table-cell office:value-type="float" office:value="47.6761881417">
            <text:p>47.6761881417</text:p>
          </table:table-cell>
          <table:table-cell office:value-type="float" office:value="24.5925726955">
            <text:p>24.5925726955</text:p>
          </table:table-cell>
          <table:table-cell office:value-type="float" office:value="47.6761881417">
            <text:p>47.6761881417</text:p>
          </table:table-cell>
          <table:table-cell office:value-type="float" office:value="24.5925726955">
            <text:p>24.59257269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478.98554">
            <text:p>2431478.98554</text:p>
          </table:table-cell>
          <table:table-cell office:value-type="string">
            <text:p>1945-01-23 06:39:11.953125 EST-0500</text:p>
          </table:table-cell>
          <table:table-cell office:value-type="string">
            <text:p>S</text:p>
          </table:table-cell>
          <table:table-cell office:value-type="float" office:value="227.676222832">
            <text:p>227.676222832</text:p>
          </table:table-cell>
          <table:table-cell office:value-type="float" office:value="204.590770467">
            <text:p>204.590770467</text:p>
          </table:table-cell>
          <table:table-cell office:value-type="float" office:value="47.6762228324">
            <text:p>47.6762228324</text:p>
          </table:table-cell>
          <table:table-cell office:value-type="float" office:value="24.5907704673">
            <text:p>24.59077046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528.62178">
            <text:p>2431528.62178</text:p>
          </table:table-cell>
          <table:table-cell office:value-type="string">
            <text:p>1945-03-13 21:55:22.265625 EST-0500</text:p>
          </table:table-cell>
          <table:table-cell office:value-type="string">
            <text:p>N</text:p>
          </table:table-cell>
          <table:table-cell office:value-type="float" office:value="47.6794525902">
            <text:p>47.6794525902</text:p>
          </table:table-cell>
          <table:table-cell office:value-type="float" office:value="24.5923275055">
            <text:p>24.5923275055</text:p>
          </table:table-cell>
          <table:table-cell office:value-type="float" office:value="47.6794525902">
            <text:p>47.6794525902</text:p>
          </table:table-cell>
          <table:table-cell office:value-type="float" office:value="24.5923275055">
            <text:p>24.59232750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566.95491">
            <text:p>2431566.95491</text:p>
          </table:table-cell>
          <table:table-cell office:value-type="string">
            <text:p>1945-04-21 05:55:04.687500 EST-0500</text:p>
          </table:table-cell>
          <table:table-cell office:value-type="string">
            <text:p>S</text:p>
          </table:table-cell>
          <table:table-cell office:value-type="float" office:value="227.678761402">
            <text:p>227.678761402</text:p>
          </table:table-cell>
          <table:table-cell office:value-type="float" office:value="204.590559268">
            <text:p>204.590559268</text:p>
          </table:table-cell>
          <table:table-cell office:value-type="float" office:value="47.6787614015">
            <text:p>47.6787614015</text:p>
          </table:table-cell>
          <table:table-cell office:value-type="float" office:value="24.5905592684">
            <text:p>24.59055926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616.59115">
            <text:p>2431616.59115</text:p>
          </table:table-cell>
          <table:table-cell office:value-type="string">
            <text:p>1945-06-09 21:11:15.000000 EST-0500</text:p>
          </table:table-cell>
          <table:table-cell office:value-type="string">
            <text:p>N</text:p>
          </table:table-cell>
          <table:table-cell office:value-type="float" office:value="47.6805965892">
            <text:p>47.6805965892</text:p>
          </table:table-cell>
          <table:table-cell office:value-type="float" office:value="24.5904761605">
            <text:p>24.5904761605</text:p>
          </table:table-cell>
          <table:table-cell office:value-type="float" office:value="47.6805965892">
            <text:p>47.6805965892</text:p>
          </table:table-cell>
          <table:table-cell office:value-type="float" office:value="24.5904761605">
            <text:p>24.59047616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654.92304">
            <text:p>2431654.92304</text:p>
          </table:table-cell>
          <table:table-cell office:value-type="string">
            <text:p>1945-07-18 05:09:11.953125 EST-0500</text:p>
          </table:table-cell>
          <table:table-cell office:value-type="string">
            <text:p>S</text:p>
          </table:table-cell>
          <table:table-cell office:value-type="float" office:value="227.680368405">
            <text:p>227.680368405</text:p>
          </table:table-cell>
          <table:table-cell office:value-type="float" office:value="204.588446991">
            <text:p>204.588446991</text:p>
          </table:table-cell>
          <table:table-cell office:value-type="float" office:value="47.6803684048">
            <text:p>47.6803684048</text:p>
          </table:table-cell>
          <table:table-cell office:value-type="float" office:value="24.588446991">
            <text:p>24.5884469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704.5599">
            <text:p>2431704.5599</text:p>
          </table:table-cell>
          <table:table-cell office:value-type="string">
            <text:p>1945-09-05 20:26:15.000000 EST-0500</text:p>
          </table:table-cell>
          <table:table-cell office:value-type="string">
            <text:p>N</text:p>
          </table:table-cell>
          <table:table-cell office:value-type="float" office:value="47.6836204051">
            <text:p>47.6836204051</text:p>
          </table:table-cell>
          <table:table-cell office:value-type="float" office:value="24.5898148016">
            <text:p>24.5898148016</text:p>
          </table:table-cell>
          <table:table-cell office:value-type="float" office:value="47.6836204051">
            <text:p>47.6836204051</text:p>
          </table:table-cell>
          <table:table-cell office:value-type="float" office:value="24.5898148016">
            <text:p>24.58981480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742.89241">
            <text:p>2431742.89241</text:p>
          </table:table-cell>
          <table:table-cell office:value-type="string">
            <text:p>1945-10-14 04:25:04.687500 EST-0500</text:p>
          </table:table-cell>
          <table:table-cell office:value-type="string">
            <text:p>S</text:p>
          </table:table-cell>
          <table:table-cell office:value-type="float" office:value="227.684460556">
            <text:p>227.684460556</text:p>
          </table:table-cell>
          <table:table-cell office:value-type="float" office:value="204.589698509">
            <text:p>204.589698509</text:p>
          </table:table-cell>
          <table:table-cell office:value-type="float" office:value="47.6844605558">
            <text:p>47.6844605558</text:p>
          </table:table-cell>
          <table:table-cell office:value-type="float" office:value="24.5896985091">
            <text:p>24.58969850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792.52865">
            <text:p>2431792.52865</text:p>
          </table:table-cell>
          <table:table-cell office:value-type="string">
            <text:p>1945-12-02 19:41:15.000000 EST-0500</text:p>
          </table:table-cell>
          <table:table-cell office:value-type="string">
            <text:p>N</text:p>
          </table:table-cell>
          <table:table-cell office:value-type="float" office:value="47.6860815115">
            <text:p>47.6860815115</text:p>
          </table:table-cell>
          <table:table-cell office:value-type="float" office:value="24.5894584393">
            <text:p>24.5894584393</text:p>
          </table:table-cell>
          <table:table-cell office:value-type="float" office:value="47.6860815115">
            <text:p>47.6860815115</text:p>
          </table:table-cell>
          <table:table-cell office:value-type="float" office:value="24.5894584393">
            <text:p>24.58945843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830.86116">
            <text:p>2431830.86116</text:p>
          </table:table-cell>
          <table:table-cell office:value-type="string">
            <text:p>1946-01-10 03:40:04.687500 EST-0500</text:p>
          </table:table-cell>
          <table:table-cell office:value-type="string">
            <text:p>S</text:p>
          </table:table-cell>
          <table:table-cell office:value-type="float" office:value="227.687703862">
            <text:p>227.687703862</text:p>
          </table:table-cell>
          <table:table-cell office:value-type="float" office:value="204.589087686">
            <text:p>204.589087686</text:p>
          </table:table-cell>
          <table:table-cell office:value-type="float" office:value="47.6877038621">
            <text:p>47.6877038621</text:p>
          </table:table-cell>
          <table:table-cell office:value-type="float" office:value="24.5890876858">
            <text:p>24.58908768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880.4974">
            <text:p>2431880.4974</text:p>
          </table:table-cell>
          <table:table-cell office:value-type="string">
            <text:p>1946-02-28 18:56:15.000000 EST-0500</text:p>
          </table:table-cell>
          <table:table-cell office:value-type="string">
            <text:p>N</text:p>
          </table:table-cell>
          <table:table-cell office:value-type="float" office:value="47.6880042873">
            <text:p>47.6880042873</text:p>
          </table:table-cell>
          <table:table-cell office:value-type="float" office:value="24.5873732136">
            <text:p>24.5873732136</text:p>
          </table:table-cell>
          <table:table-cell office:value-type="float" office:value="47.6880042873">
            <text:p>47.6880042873</text:p>
          </table:table-cell>
          <table:table-cell office:value-type="float" office:value="24.5873732136">
            <text:p>24.58737321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918.83052">
            <text:p>2431918.83052</text:p>
          </table:table-cell>
          <table:table-cell office:value-type="string">
            <text:p>1946-04-08 02:55:57.421875 EST-0500</text:p>
          </table:table-cell>
          <table:table-cell office:value-type="string">
            <text:p>S</text:p>
          </table:table-cell>
          <table:table-cell office:value-type="float" office:value="227.690319399">
            <text:p>227.690319399</text:p>
          </table:table-cell>
          <table:table-cell office:value-type="float" office:value="204.588659328">
            <text:p>204.588659328</text:p>
          </table:table-cell>
          <table:table-cell office:value-type="float" office:value="47.690319399">
            <text:p>47.690319399</text:p>
          </table:table-cell>
          <table:table-cell office:value-type="float" office:value="24.5886593277">
            <text:p>24.58865932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1968.46736">
            <text:p>2431968.46736</text:p>
          </table:table-cell>
          <table:table-cell office:value-type="string">
            <text:p>1946-05-27 18:13:00.468750 EST-0500</text:p>
          </table:table-cell>
          <table:table-cell office:value-type="string">
            <text:p>N</text:p>
          </table:table-cell>
          <table:table-cell office:value-type="float" office:value="47.693815782">
            <text:p>47.693815782</text:p>
          </table:table-cell>
          <table:table-cell office:value-type="float" office:value="24.5903906314">
            <text:p>24.5903906314</text:p>
          </table:table-cell>
          <table:table-cell office:value-type="float" office:value="47.693815782">
            <text:p>47.693815782</text:p>
          </table:table-cell>
          <table:table-cell office:value-type="float" office:value="24.5903906314">
            <text:p>24.59039063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006.79927">
            <text:p>2432006.79927</text:p>
          </table:table-cell>
          <table:table-cell office:value-type="string">
            <text:p>1946-07-05 02:10:57.421875 EST-0500</text:p>
          </table:table-cell>
          <table:table-cell office:value-type="string">
            <text:p>S</text:p>
          </table:table-cell>
          <table:table-cell office:value-type="float" office:value="227.69265212">
            <text:p>227.69265212</text:p>
          </table:table-cell>
          <table:table-cell office:value-type="float" office:value="204.58723688">
            <text:p>204.58723688</text:p>
          </table:table-cell>
          <table:table-cell office:value-type="float" office:value="47.6926521196">
            <text:p>47.6926521196</text:p>
          </table:table-cell>
          <table:table-cell office:value-type="float" office:value="24.5872368797">
            <text:p>24.58723687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056.43611">
            <text:p>2432056.43611</text:p>
          </table:table-cell>
          <table:table-cell office:value-type="string">
            <text:p>1946-08-23 17:28:00.468750 EST-0500</text:p>
          </table:table-cell>
          <table:table-cell office:value-type="string">
            <text:p>N</text:p>
          </table:table-cell>
          <table:table-cell office:value-type="float" office:value="47.6946652169">
            <text:p>47.6946652169</text:p>
          </table:table-cell>
          <table:table-cell office:value-type="float" office:value="24.5871658677">
            <text:p>24.5871658677</text:p>
          </table:table-cell>
          <table:table-cell office:value-type="float" office:value="47.6946652169">
            <text:p>47.6946652169</text:p>
          </table:table-cell>
          <table:table-cell office:value-type="float" office:value="24.5871658677">
            <text:p>24.58716586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094.76802">
            <text:p>2432094.76802</text:p>
          </table:table-cell>
          <table:table-cell office:value-type="string">
            <text:p>1946-10-01 01:25:57.421875 EST-0500</text:p>
          </table:table-cell>
          <table:table-cell office:value-type="string">
            <text:p>S</text:p>
          </table:table-cell>
          <table:table-cell office:value-type="float" office:value="227.695264597">
            <text:p>227.695264597</text:p>
          </table:table-cell>
          <table:table-cell office:value-type="float" office:value="204.586765313">
            <text:p>204.586765313</text:p>
          </table:table-cell>
          <table:table-cell office:value-type="float" office:value="47.6952645973">
            <text:p>47.6952645973</text:p>
          </table:table-cell>
          <table:table-cell office:value-type="float" office:value="24.5867653131">
            <text:p>24.58676531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144.40486">
            <text:p>2432144.40486</text:p>
          </table:table-cell>
          <table:table-cell office:value-type="string">
            <text:p>1946-11-19 16:43:00.468750 EST-0500</text:p>
          </table:table-cell>
          <table:table-cell office:value-type="string">
            <text:p>N</text:p>
          </table:table-cell>
          <table:table-cell office:value-type="float" office:value="47.6966858093">
            <text:p>47.6966858093</text:p>
          </table:table-cell>
          <table:table-cell office:value-type="float" office:value="24.5864047243">
            <text:p>24.5864047243</text:p>
          </table:table-cell>
          <table:table-cell office:value-type="float" office:value="47.6966858093">
            <text:p>47.6966858093</text:p>
          </table:table-cell>
          <table:table-cell office:value-type="float" office:value="24.5864047243">
            <text:p>24.58640472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182.73677">
            <text:p>2432182.73677</text:p>
          </table:table-cell>
          <table:table-cell office:value-type="string">
            <text:p>1946-12-28 00:40:57.421875 EST-0500</text:p>
          </table:table-cell>
          <table:table-cell office:value-type="string">
            <text:p>S</text:p>
          </table:table-cell>
          <table:table-cell office:value-type="float" office:value="227.698843783">
            <text:p>227.698843783</text:p>
          </table:table-cell>
          <table:table-cell office:value-type="float" office:value="204.586554594">
            <text:p>204.586554594</text:p>
          </table:table-cell>
          <table:table-cell office:value-type="float" office:value="47.6988437832">
            <text:p>47.6988437832</text:p>
          </table:table-cell>
          <table:table-cell office:value-type="float" office:value="24.5865545939">
            <text:p>24.58655459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232.37422">
            <text:p>2432232.37422</text:p>
          </table:table-cell>
          <table:table-cell office:value-type="string">
            <text:p>1947-02-15 15:58:53.203125 EST-0500</text:p>
          </table:table-cell>
          <table:table-cell office:value-type="string">
            <text:p>N</text:p>
          </table:table-cell>
          <table:table-cell office:value-type="float" office:value="47.70339662">
            <text:p>47.70339662</text:p>
          </table:table-cell>
          <table:table-cell office:value-type="float" office:value="24.5888808688">
            <text:p>24.5888808688</text:p>
          </table:table-cell>
          <table:table-cell office:value-type="float" office:value="47.70339662">
            <text:p>47.70339662</text:p>
          </table:table-cell>
          <table:table-cell office:value-type="float" office:value="24.5888808688">
            <text:p>24.58888086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270.70552">
            <text:p>2432270.70552</text:p>
          </table:table-cell>
          <table:table-cell office:value-type="string">
            <text:p>1947-03-25 23:55:57.421875 EST-0500</text:p>
          </table:table-cell>
          <table:table-cell office:value-type="string">
            <text:p>S</text:p>
          </table:table-cell>
          <table:table-cell office:value-type="float" office:value="227.701395735">
            <text:p>227.701395735</text:p>
          </table:table-cell>
          <table:table-cell office:value-type="float" office:value="204.585809809">
            <text:p>204.585809809</text:p>
          </table:table-cell>
          <table:table-cell office:value-type="float" office:value="47.7013957348">
            <text:p>47.7013957348</text:p>
          </table:table-cell>
          <table:table-cell office:value-type="float" office:value="24.5858098085">
            <text:p>24.58580980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320.34358">
            <text:p>2432320.34358</text:p>
          </table:table-cell>
          <table:table-cell office:value-type="string">
            <text:p>1947-05-14 15:14:45.937500 EST-0500</text:p>
          </table:table-cell>
          <table:table-cell office:value-type="string">
            <text:p>N</text:p>
          </table:table-cell>
          <table:table-cell office:value-type="float" office:value="47.7054406128">
            <text:p>47.7054406128</text:p>
          </table:table-cell>
          <table:table-cell office:value-type="float" office:value="24.5880449053">
            <text:p>24.5880449053</text:p>
          </table:table-cell>
          <table:table-cell office:value-type="float" office:value="47.7054406128">
            <text:p>47.7054406128</text:p>
          </table:table-cell>
          <table:table-cell office:value-type="float" office:value="24.5880449053">
            <text:p>24.58804490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358.67488">
            <text:p>2432358.67488</text:p>
          </table:table-cell>
          <table:table-cell office:value-type="string">
            <text:p>1947-06-21 23:11:50.156250 EST-0500</text:p>
          </table:table-cell>
          <table:table-cell office:value-type="string">
            <text:p>S</text:p>
          </table:table-cell>
          <table:table-cell office:value-type="float" office:value="227.70480634">
            <text:p>227.70480634</text:p>
          </table:table-cell>
          <table:table-cell office:value-type="float" office:value="204.585476055">
            <text:p>204.585476055</text:p>
          </table:table-cell>
          <table:table-cell office:value-type="float" office:value="47.7048063404">
            <text:p>47.7048063404</text:p>
          </table:table-cell>
          <table:table-cell office:value-type="float" office:value="24.585476055">
            <text:p>24.5854760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408.31294">
            <text:p>2432408.31294</text:p>
          </table:table-cell>
          <table:table-cell office:value-type="string">
            <text:p>1947-08-10 14:30:38.671875 EST-0500</text:p>
          </table:table-cell>
          <table:table-cell office:value-type="string">
            <text:p>N</text:p>
          </table:table-cell>
          <table:table-cell office:value-type="float" office:value="47.7080690575">
            <text:p>47.7080690575</text:p>
          </table:table-cell>
          <table:table-cell office:value-type="float" office:value="24.5865833253">
            <text:p>24.5865833253</text:p>
          </table:table-cell>
          <table:table-cell office:value-type="float" office:value="47.7080690575">
            <text:p>47.7080690575</text:p>
          </table:table-cell>
          <table:table-cell office:value-type="float" office:value="24.5865833253">
            <text:p>24.58658332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446.64424">
            <text:p>2432446.64424</text:p>
          </table:table-cell>
          <table:table-cell office:value-type="string">
            <text:p>1947-09-17 22:27:42.890625 EST-0500</text:p>
          </table:table-cell>
          <table:table-cell office:value-type="string">
            <text:p>S</text:p>
          </table:table-cell>
          <table:table-cell office:value-type="float" office:value="227.708303518">
            <text:p>227.708303518</text:p>
          </table:table-cell>
          <table:table-cell office:value-type="float" office:value="204.585521654">
            <text:p>204.585521654</text:p>
          </table:table-cell>
          <table:table-cell office:value-type="float" office:value="47.7083035182">
            <text:p>47.7083035182</text:p>
          </table:table-cell>
          <table:table-cell office:value-type="float" office:value="24.5855216539">
            <text:p>24.58552165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496.2823">
            <text:p>2432496.2823</text:p>
          </table:table-cell>
          <table:table-cell office:value-type="string">
            <text:p>1947-11-06 13:46:31.406250 EST-0500</text:p>
          </table:table-cell>
          <table:table-cell office:value-type="string">
            <text:p>N</text:p>
          </table:table-cell>
          <table:table-cell office:value-type="float" office:value="47.7120955952">
            <text:p>47.7120955952</text:p>
          </table:table-cell>
          <table:table-cell office:value-type="float" office:value="24.5875954403">
            <text:p>24.5875954403</text:p>
          </table:table-cell>
          <table:table-cell office:value-type="float" office:value="47.7120955952">
            <text:p>47.7120955952</text:p>
          </table:table-cell>
          <table:table-cell office:value-type="float" office:value="24.5875954403">
            <text:p>24.58759544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534.61299">
            <text:p>2432534.61299</text:p>
          </table:table-cell>
          <table:table-cell office:value-type="string">
            <text:p>1947-12-14 21:42:42.890625 EST-0500</text:p>
          </table:table-cell>
          <table:table-cell office:value-type="string">
            <text:p>S</text:p>
          </table:table-cell>
          <table:table-cell office:value-type="float" office:value="227.711070986">
            <text:p>227.711070986</text:p>
          </table:table-cell>
          <table:table-cell office:value-type="float" office:value="204.584748793">
            <text:p>204.584748793</text:p>
          </table:table-cell>
          <table:table-cell office:value-type="float" office:value="47.711070986">
            <text:p>47.711070986</text:p>
          </table:table-cell>
          <table:table-cell office:value-type="float" office:value="24.5847487933">
            <text:p>24.58474879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584.25105">
            <text:p>2432584.25105</text:p>
          </table:table-cell>
          <table:table-cell office:value-type="string">
            <text:p>1948-02-02 13:01:31.406250 EST-0500</text:p>
          </table:table-cell>
          <table:table-cell office:value-type="string">
            <text:p>N</text:p>
          </table:table-cell>
          <table:table-cell office:value-type="float" office:value="47.7144426778">
            <text:p>47.7144426778</text:p>
          </table:table-cell>
          <table:table-cell office:value-type="float" office:value="24.5856629758">
            <text:p>24.5856629758</text:p>
          </table:table-cell>
          <table:table-cell office:value-type="float" office:value="47.7144426778">
            <text:p>47.7144426778</text:p>
          </table:table-cell>
          <table:table-cell office:value-type="float" office:value="24.5856629758">
            <text:p>24.58566297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622.58174">
            <text:p>2432622.58174</text:p>
          </table:table-cell>
          <table:table-cell office:value-type="string">
            <text:p>1948-03-11 20:57:42.890625 EST-0500</text:p>
          </table:table-cell>
          <table:table-cell office:value-type="string">
            <text:p>S</text:p>
          </table:table-cell>
          <table:table-cell office:value-type="float" office:value="227.713826544">
            <text:p>227.713826544</text:p>
          </table:table-cell>
          <table:table-cell office:value-type="float" office:value="204.583686981">
            <text:p>204.583686981</text:p>
          </table:table-cell>
          <table:table-cell office:value-type="float" office:value="47.7138265444">
            <text:p>47.7138265444</text:p>
          </table:table-cell>
          <table:table-cell office:value-type="float" office:value="24.5836869815">
            <text:p>24.58368698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672.22042">
            <text:p>2432672.22042</text:p>
          </table:table-cell>
          <table:table-cell office:value-type="string">
            <text:p>1948-04-30 12:17:24.140625 EST-0500</text:p>
          </table:table-cell>
          <table:table-cell office:value-type="string">
            <text:p>N</text:p>
          </table:table-cell>
          <table:table-cell office:value-type="float" office:value="47.718488688">
            <text:p>47.718488688</text:p>
          </table:table-cell>
          <table:table-cell office:value-type="float" office:value="24.5866766888">
            <text:p>24.5866766888</text:p>
          </table:table-cell>
          <table:table-cell office:value-type="float" office:value="47.718488688">
            <text:p>47.718488688</text:p>
          </table:table-cell>
          <table:table-cell office:value-type="float" office:value="24.5866766888">
            <text:p>24.58667668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710.5511">
            <text:p>2432710.5511</text:p>
          </table:table-cell>
          <table:table-cell office:value-type="string">
            <text:p>1948-06-07 20:13:35.625000 EST-0500</text:p>
          </table:table-cell>
          <table:table-cell office:value-type="string">
            <text:p>S</text:p>
          </table:table-cell>
          <table:table-cell office:value-type="float" office:value="227.717714417">
            <text:p>227.717714417</text:p>
          </table:table-cell>
          <table:table-cell office:value-type="float" office:value="204.584237149">
            <text:p>204.584237149</text:p>
          </table:table-cell>
          <table:table-cell office:value-type="float" office:value="47.717714417">
            <text:p>47.717714417</text:p>
          </table:table-cell>
          <table:table-cell office:value-type="float" office:value="24.5842371489">
            <text:p>24.58423714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760.19038">
            <text:p>2432760.19038</text:p>
          </table:table-cell>
          <table:table-cell office:value-type="string">
            <text:p>1948-07-27 11:34:09.609375 EST-0500</text:p>
          </table:table-cell>
          <table:table-cell office:value-type="string">
            <text:p>N</text:p>
          </table:table-cell>
          <table:table-cell office:value-type="float" office:value="47.7215980676">
            <text:p>47.7215980676</text:p>
          </table:table-cell>
          <table:table-cell office:value-type="float" office:value="24.585623169">
            <text:p>24.585623169</text:p>
          </table:table-cell>
          <table:table-cell office:value-type="float" office:value="47.7215980676">
            <text:p>47.7215980676</text:p>
          </table:table-cell>
          <table:table-cell office:value-type="float" office:value="24.585623169">
            <text:p>24.5856231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798.52046">
            <text:p>2432798.52046</text:p>
          </table:table-cell>
          <table:table-cell office:value-type="string">
            <text:p>1948-09-03 19:29:28.359375 EST-0500</text:p>
          </table:table-cell>
          <table:table-cell office:value-type="string">
            <text:p>S</text:p>
          </table:table-cell>
          <table:table-cell office:value-type="float" office:value="227.721374453">
            <text:p>227.721374453</text:p>
          </table:table-cell>
          <table:table-cell office:value-type="float" office:value="204.583844727">
            <text:p>204.583844727</text:p>
          </table:table-cell>
          <table:table-cell office:value-type="float" office:value="47.7213744531">
            <text:p>47.7213744531</text:p>
          </table:table-cell>
          <table:table-cell office:value-type="float" office:value="24.5838447272">
            <text:p>24.58384472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848.15975">
            <text:p>2432848.15975</text:p>
          </table:table-cell>
          <table:table-cell office:value-type="string">
            <text:p>1948-10-23 10:50:02.343750 EST-0500</text:p>
          </table:table-cell>
          <table:table-cell office:value-type="string">
            <text:p>N</text:p>
          </table:table-cell>
          <table:table-cell office:value-type="float" office:value="47.7239450534">
            <text:p>47.7239450534</text:p>
          </table:table-cell>
          <table:table-cell office:value-type="float" office:value="24.5849304326">
            <text:p>24.5849304326</text:p>
          </table:table-cell>
          <table:table-cell office:value-type="float" office:value="47.7239450534">
            <text:p>47.7239450534</text:p>
          </table:table-cell>
          <table:table-cell office:value-type="float" office:value="24.5849304326">
            <text:p>24.58493043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886.48921">
            <text:p>2432886.48921</text:p>
          </table:table-cell>
          <table:table-cell office:value-type="string">
            <text:p>1948-11-30 18:44:28.359375 EST-0500</text:p>
          </table:table-cell>
          <table:table-cell office:value-type="string">
            <text:p>S</text:p>
          </table:table-cell>
          <table:table-cell office:value-type="float" office:value="227.722872033">
            <text:p>227.722872033</text:p>
          </table:table-cell>
          <table:table-cell office:value-type="float" office:value="204.582188985">
            <text:p>204.582188985</text:p>
          </table:table-cell>
          <table:table-cell office:value-type="float" office:value="47.7228720326">
            <text:p>47.7228720326</text:p>
          </table:table-cell>
          <table:table-cell office:value-type="float" office:value="24.5821889853">
            <text:p>24.58218898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936.1285">
            <text:p>2432936.1285</text:p>
          </table:table-cell>
          <table:table-cell office:value-type="string">
            <text:p>1949-01-19 10:05:02.343750 EST-0500</text:p>
          </table:table-cell>
          <table:table-cell office:value-type="string">
            <text:p>N</text:p>
          </table:table-cell>
          <table:table-cell office:value-type="float" office:value="47.7255413408">
            <text:p>47.7255413408</text:p>
          </table:table-cell>
          <table:table-cell office:value-type="float" office:value="24.5821372322">
            <text:p>24.5821372322</text:p>
          </table:table-cell>
          <table:table-cell office:value-type="float" office:value="47.7255413408">
            <text:p>47.7255413408</text:p>
          </table:table-cell>
          <table:table-cell office:value-type="float" office:value="24.5821372322">
            <text:p>24.58213723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2974.45858">
            <text:p>2432974.45858</text:p>
          </table:table-cell>
          <table:table-cell office:value-type="string">
            <text:p>1949-02-26 18:00:21.093750 EST-0500</text:p>
          </table:table-cell>
          <table:table-cell office:value-type="string">
            <text:p>S</text:p>
          </table:table-cell>
          <table:table-cell office:value-type="float" office:value="227.727583192">
            <text:p>227.727583192</text:p>
          </table:table-cell>
          <table:table-cell office:value-type="float" office:value="204.582542036">
            <text:p>204.582542036</text:p>
          </table:table-cell>
          <table:table-cell office:value-type="float" office:value="47.7275831924">
            <text:p>47.7275831924</text:p>
          </table:table-cell>
          <table:table-cell office:value-type="float" office:value="24.582542036">
            <text:p>24.5825420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024.09786">
            <text:p>2433024.09786</text:p>
          </table:table-cell>
          <table:table-cell office:value-type="string">
            <text:p>1949-04-17 09:20:55.078125 EST-0500</text:p>
          </table:table-cell>
          <table:table-cell office:value-type="string">
            <text:p>N</text:p>
          </table:table-cell>
          <table:table-cell office:value-type="float" office:value="47.7305064102">
            <text:p>47.7305064102</text:p>
          </table:table-cell>
          <table:table-cell office:value-type="float" office:value="24.583977367">
            <text:p>24.583977367</text:p>
          </table:table-cell>
          <table:table-cell office:value-type="float" office:value="47.7305064102">
            <text:p>47.7305064102</text:p>
          </table:table-cell>
          <table:table-cell office:value-type="float" office:value="24.583977367">
            <text:p>24.5839773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062.42793">
            <text:p>2433062.42793</text:p>
          </table:table-cell>
          <table:table-cell office:value-type="string">
            <text:p>1949-05-25 17:16:13.828125 EST-0500</text:p>
          </table:table-cell>
          <table:table-cell office:value-type="string">
            <text:p>S</text:p>
          </table:table-cell>
          <table:table-cell office:value-type="float" office:value="227.730419938">
            <text:p>227.730419938</text:p>
          </table:table-cell>
          <table:table-cell office:value-type="float" office:value="204.582364339">
            <text:p>204.582364339</text:p>
          </table:table-cell>
          <table:table-cell office:value-type="float" office:value="47.7304199375">
            <text:p>47.7304199375</text:p>
          </table:table-cell>
          <table:table-cell office:value-type="float" office:value="24.5823643389">
            <text:p>24.58236433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112.06721">
            <text:p>2433112.06721</text:p>
          </table:table-cell>
          <table:table-cell office:value-type="string">
            <text:p>1949-07-14 08:36:47.812500 EST-0500</text:p>
          </table:table-cell>
          <table:table-cell office:value-type="string">
            <text:p>N</text:p>
          </table:table-cell>
          <table:table-cell office:value-type="float" office:value="47.7332914128">
            <text:p>47.7332914128</text:p>
          </table:table-cell>
          <table:table-cell office:value-type="float" office:value="24.5825156947">
            <text:p>24.5825156947</text:p>
          </table:table-cell>
          <table:table-cell office:value-type="float" office:value="47.7332914128">
            <text:p>47.7332914128</text:p>
          </table:table-cell>
          <table:table-cell office:value-type="float" office:value="24.5825156947">
            <text:p>24.58251569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150.39668">
            <text:p>2433150.39668</text:p>
          </table:table-cell>
          <table:table-cell office:value-type="string">
            <text:p>1949-08-21 16:31:13.828125 EST-0500</text:p>
          </table:table-cell>
          <table:table-cell office:value-type="string">
            <text:p>S</text:p>
          </table:table-cell>
          <table:table-cell office:value-type="float" office:value="227.732793869">
            <text:p>227.732793869</text:p>
          </table:table-cell>
          <table:table-cell office:value-type="float" office:value="204.580362301">
            <text:p>204.580362301</text:p>
          </table:table-cell>
          <table:table-cell office:value-type="float" office:value="47.7327938694">
            <text:p>47.7327938694</text:p>
          </table:table-cell>
          <table:table-cell office:value-type="float" office:value="24.5803623008">
            <text:p>24.58036230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200.03719">
            <text:p>2433200.03719</text:p>
          </table:table-cell>
          <table:table-cell office:value-type="string">
            <text:p>1949-10-10 07:53:33.281250 EST-0500</text:p>
          </table:table-cell>
          <table:table-cell office:value-type="string">
            <text:p>N</text:p>
          </table:table-cell>
          <table:table-cell office:value-type="float" office:value="47.7361706236">
            <text:p>47.7361706236</text:p>
          </table:table-cell>
          <table:table-cell office:value-type="float" office:value="24.5822917367">
            <text:p>24.5822917367</text:p>
          </table:table-cell>
          <table:table-cell office:value-type="float" office:value="47.7361706236">
            <text:p>47.7361706236</text:p>
          </table:table-cell>
          <table:table-cell office:value-type="float" office:value="24.5822917367">
            <text:p>24.58229173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238.36604">
            <text:p>2433238.36604</text:p>
          </table:table-cell>
          <table:table-cell office:value-type="string">
            <text:p>1949-11-17 15:47:06.562500 EST-0500</text:p>
          </table:table-cell>
          <table:table-cell office:value-type="string">
            <text:p>S</text:p>
          </table:table-cell>
          <table:table-cell office:value-type="float" office:value="227.736044109">
            <text:p>227.736044109</text:p>
          </table:table-cell>
          <table:table-cell office:value-type="float" office:value="204.580643843">
            <text:p>204.580643843</text:p>
          </table:table-cell>
          <table:table-cell office:value-type="float" office:value="47.7360441091">
            <text:p>47.7360441091</text:p>
          </table:table-cell>
          <table:table-cell office:value-type="float" office:value="24.5806438433">
            <text:p>24.58064384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288.00594">
            <text:p>2433288.00594</text:p>
          </table:table-cell>
          <table:table-cell office:value-type="string">
            <text:p>1950-01-06 07:08:33.281250 EST-0500</text:p>
          </table:table-cell>
          <table:table-cell office:value-type="string">
            <text:p>N</text:p>
          </table:table-cell>
          <table:table-cell office:value-type="float" office:value="47.7374033819">
            <text:p>47.7374033819</text:p>
          </table:table-cell>
          <table:table-cell office:value-type="float" office:value="24.5792092988">
            <text:p>24.5792092988</text:p>
          </table:table-cell>
          <table:table-cell office:value-type="float" office:value="47.7374033819">
            <text:p>47.7374033819</text:p>
          </table:table-cell>
          <table:table-cell office:value-type="float" office:value="24.5792092988">
            <text:p>24.57920929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326.33479">
            <text:p>2433326.33479</text:p>
          </table:table-cell>
          <table:table-cell office:value-type="string">
            <text:p>1950-02-13 15:02:06.562500 EST-0500</text:p>
          </table:table-cell>
          <table:table-cell office:value-type="string">
            <text:p>S</text:p>
          </table:table-cell>
          <table:table-cell office:value-type="float" office:value="227.739410744">
            <text:p>227.739410744</text:p>
          </table:table-cell>
          <table:table-cell office:value-type="float" office:value="204.579410801">
            <text:p>204.579410801</text:p>
          </table:table-cell>
          <table:table-cell office:value-type="float" office:value="47.7394107435">
            <text:p>47.7394107435</text:p>
          </table:table-cell>
          <table:table-cell office:value-type="float" office:value="24.5794108011">
            <text:p>24.57941080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375.97469">
            <text:p>2433375.97469</text:p>
          </table:table-cell>
          <table:table-cell office:value-type="string">
            <text:p>1950-04-04 06:23:33.281250 EST-0500</text:p>
          </table:table-cell>
          <table:table-cell office:value-type="string">
            <text:p>N</text:p>
          </table:table-cell>
          <table:table-cell office:value-type="float" office:value="47.739927411">
            <text:p>47.739927411</text:p>
          </table:table-cell>
          <table:table-cell office:value-type="float" office:value="24.578453354">
            <text:p>24.578453354</text:p>
          </table:table-cell>
          <table:table-cell office:value-type="float" office:value="47.739927411">
            <text:p>47.739927411</text:p>
          </table:table-cell>
          <table:table-cell office:value-type="float" office:value="24.578453354">
            <text:p>24.5784533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414.30416">
            <text:p>2433414.30416</text:p>
          </table:table-cell>
          <table:table-cell office:value-type="string">
            <text:p>1950-05-12 14:17:59.296875 EST-0500</text:p>
          </table:table-cell>
          <table:table-cell office:value-type="string">
            <text:p>S</text:p>
          </table:table-cell>
          <table:table-cell office:value-type="float" office:value="227.74279836">
            <text:p>227.74279836</text:p>
          </table:table-cell>
          <table:table-cell office:value-type="float" office:value="204.579801639">
            <text:p>204.579801639</text:p>
          </table:table-cell>
          <table:table-cell office:value-type="float" office:value="47.7427983603">
            <text:p>47.7427983603</text:p>
          </table:table-cell>
          <table:table-cell office:value-type="float" office:value="24.5798016386">
            <text:p>24.57980163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463.94405">
            <text:p>2433463.94405</text:p>
          </table:table-cell>
          <table:table-cell office:value-type="string">
            <text:p>1950-07-01 05:39:26.015625 EST-0500</text:p>
          </table:table-cell>
          <table:table-cell office:value-type="string">
            <text:p>N</text:p>
          </table:table-cell>
          <table:table-cell office:value-type="float" office:value="47.7452950677">
            <text:p>47.7452950677</text:p>
          </table:table-cell>
          <table:table-cell office:value-type="float" office:value="24.5796756403">
            <text:p>24.5796756403</text:p>
          </table:table-cell>
          <table:table-cell office:value-type="float" office:value="47.7452950677">
            <text:p>47.7452950677</text:p>
          </table:table-cell>
          <table:table-cell office:value-type="float" office:value="24.5796756403">
            <text:p>24.57967564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502.27352">
            <text:p>2433502.27352</text:p>
          </table:table-cell>
          <table:table-cell office:value-type="string">
            <text:p>1950-08-08 13:33:52.031250 EST-0500</text:p>
          </table:table-cell>
          <table:table-cell office:value-type="string">
            <text:p>S</text:p>
          </table:table-cell>
          <table:table-cell office:value-type="float" office:value="227.746726444">
            <text:p>227.746726444</text:p>
          </table:table-cell>
          <table:table-cell office:value-type="float" office:value="204.579378398">
            <text:p>204.579378398</text:p>
          </table:table-cell>
          <table:table-cell office:value-type="float" office:value="47.7467264437">
            <text:p>47.7467264437</text:p>
          </table:table-cell>
          <table:table-cell office:value-type="float" office:value="24.5793783978">
            <text:p>24.57937839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551.9134">
            <text:p>2433551.9134</text:p>
          </table:table-cell>
          <table:table-cell office:value-type="string">
            <text:p>1950-09-27 04:55:18.750000 EST-0500</text:p>
          </table:table-cell>
          <table:table-cell office:value-type="string">
            <text:p>N</text:p>
          </table:table-cell>
          <table:table-cell office:value-type="float" office:value="47.7486445304">
            <text:p>47.7486445304</text:p>
          </table:table-cell>
          <table:table-cell office:value-type="float" office:value="24.579604892">
            <text:p>24.579604892</text:p>
          </table:table-cell>
          <table:table-cell office:value-type="float" office:value="47.7486445304">
            <text:p>47.7486445304</text:p>
          </table:table-cell>
          <table:table-cell office:value-type="float" office:value="24.579604892">
            <text:p>24.5796048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590.24227">
            <text:p>2433590.24227</text:p>
          </table:table-cell>
          <table:table-cell office:value-type="string">
            <text:p>1950-11-04 12:48:52.031250 EST-0500</text:p>
          </table:table-cell>
          <table:table-cell office:value-type="string">
            <text:p>S</text:p>
          </table:table-cell>
          <table:table-cell office:value-type="float" office:value="227.747598326">
            <text:p>227.747598326</text:p>
          </table:table-cell>
          <table:table-cell office:value-type="float" office:value="204.577176472">
            <text:p>204.577176472</text:p>
          </table:table-cell>
          <table:table-cell office:value-type="float" office:value="47.7475983264">
            <text:p>47.7475983264</text:p>
          </table:table-cell>
          <table:table-cell office:value-type="float" office:value="24.5771764725">
            <text:p>24.57717647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639.88277">
            <text:p>2433639.88277</text:p>
          </table:table-cell>
          <table:table-cell office:value-type="string">
            <text:p>1950-12-24 04:11:11.484375 EST-0500</text:p>
          </table:table-cell>
          <table:table-cell office:value-type="string">
            <text:p>N</text:p>
          </table:table-cell>
          <table:table-cell office:value-type="float" office:value="47.7506547482">
            <text:p>47.7506547482</text:p>
          </table:table-cell>
          <table:table-cell office:value-type="float" office:value="24.577732445">
            <text:p>24.577732445</text:p>
          </table:table-cell>
          <table:table-cell office:value-type="float" office:value="47.7506547482">
            <text:p>47.7506547482</text:p>
          </table:table-cell>
          <table:table-cell office:value-type="float" office:value="24.577732445">
            <text:p>24.5777324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678.21102">
            <text:p>2433678.21102</text:p>
          </table:table-cell>
          <table:table-cell office:value-type="string">
            <text:p>1951-01-31 12:03:52.031250 EST-0500</text:p>
          </table:table-cell>
          <table:table-cell office:value-type="string">
            <text:p>S</text:p>
          </table:table-cell>
          <table:table-cell office:value-type="float" office:value="227.751367869">
            <text:p>227.751367869</text:p>
          </table:table-cell>
          <table:table-cell office:value-type="float" office:value="204.5765314">
            <text:p>204.5765314</text:p>
          </table:table-cell>
          <table:table-cell office:value-type="float" office:value="47.7513678686">
            <text:p>47.7513678686</text:p>
          </table:table-cell>
          <table:table-cell office:value-type="float" office:value="24.5765314002">
            <text:p>24.57653140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727.85152">
            <text:p>2433727.85152</text:p>
          </table:table-cell>
          <table:table-cell office:value-type="string">
            <text:p>1951-03-22 03:26:11.484375 EST-0500</text:p>
          </table:table-cell>
          <table:table-cell office:value-type="string">
            <text:p>N</text:p>
          </table:table-cell>
          <table:table-cell office:value-type="float" office:value="47.7537615319">
            <text:p>47.7537615319</text:p>
          </table:table-cell>
          <table:table-cell office:value-type="float" office:value="24.5770789615">
            <text:p>24.5770789615</text:p>
          </table:table-cell>
          <table:table-cell office:value-type="float" office:value="47.7537615319">
            <text:p>47.7537615319</text:p>
          </table:table-cell>
          <table:table-cell office:value-type="float" office:value="24.5770789615">
            <text:p>24.57707896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766.18037">
            <text:p>2433766.18037</text:p>
          </table:table-cell>
          <table:table-cell office:value-type="string">
            <text:p>1951-04-29 11:19:44.765625 EST-0500</text:p>
          </table:table-cell>
          <table:table-cell office:value-type="string">
            <text:p>S</text:p>
          </table:table-cell>
          <table:table-cell office:value-type="float" office:value="227.755710301">
            <text:p>227.755710301</text:p>
          </table:table-cell>
          <table:table-cell office:value-type="float" office:value="204.577663528">
            <text:p>204.577663528</text:p>
          </table:table-cell>
          <table:table-cell office:value-type="float" office:value="47.7557103005">
            <text:p>47.7557103005</text:p>
          </table:table-cell>
          <table:table-cell office:value-type="float" office:value="24.5776635276">
            <text:p>24.57766352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815.82027">
            <text:p>2433815.82027</text:p>
          </table:table-cell>
          <table:table-cell office:value-type="string">
            <text:p>1951-06-18 02:41:11.484375 EST-0500</text:p>
          </table:table-cell>
          <table:table-cell office:value-type="string">
            <text:p>N</text:p>
          </table:table-cell>
          <table:table-cell office:value-type="float" office:value="47.7565719384">
            <text:p>47.7565719384</text:p>
          </table:table-cell>
          <table:table-cell office:value-type="float" office:value="24.5762966133">
            <text:p>24.5762966133</text:p>
          </table:table-cell>
          <table:table-cell office:value-type="float" office:value="47.7565719384">
            <text:p>47.7565719384</text:p>
          </table:table-cell>
          <table:table-cell office:value-type="float" office:value="24.5762966133">
            <text:p>24.57629661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854.14912">
            <text:p>2433854.14912</text:p>
          </table:table-cell>
          <table:table-cell office:value-type="string">
            <text:p>1951-07-26 10:34:44.765625 EST-0500</text:p>
          </table:table-cell>
          <table:table-cell office:value-type="string">
            <text:p>S</text:p>
          </table:table-cell>
          <table:table-cell office:value-type="float" office:value="227.759234755">
            <text:p>227.759234755</text:p>
          </table:table-cell>
          <table:table-cell office:value-type="float" office:value="204.576975318">
            <text:p>204.576975318</text:p>
          </table:table-cell>
          <table:table-cell office:value-type="float" office:value="47.7592347552">
            <text:p>47.7592347552</text:p>
          </table:table-cell>
          <table:table-cell office:value-type="float" office:value="24.5769753183">
            <text:p>24.57697531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903.78963">
            <text:p>2433903.78963</text:p>
          </table:table-cell>
          <table:table-cell office:value-type="string">
            <text:p>1951-09-14 01:57:04.218750 EST-0500</text:p>
          </table:table-cell>
          <table:table-cell office:value-type="string">
            <text:p>N</text:p>
          </table:table-cell>
          <table:table-cell office:value-type="float" office:value="47.7626612047">
            <text:p>47.7626612047</text:p>
          </table:table-cell>
          <table:table-cell office:value-type="float" office:value="24.5784174938">
            <text:p>24.5784174938</text:p>
          </table:table-cell>
          <table:table-cell office:value-type="float" office:value="47.7626612047">
            <text:p>47.7626612047</text:p>
          </table:table-cell>
          <table:table-cell office:value-type="float" office:value="24.5784174938">
            <text:p>24.57841749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942.11848">
            <text:p>2433942.11848</text:p>
          </table:table-cell>
          <table:table-cell office:value-type="string">
            <text:p>1951-10-22 09:50:37.500000 EST-0500</text:p>
          </table:table-cell>
          <table:table-cell office:value-type="string">
            <text:p>S</text:p>
          </table:table-cell>
          <table:table-cell office:value-type="float" office:value="227.761795134">
            <text:p>227.761795134</text:p>
          </table:table-cell>
          <table:table-cell office:value-type="float" office:value="204.576379758">
            <text:p>204.576379758</text:p>
          </table:table-cell>
          <table:table-cell office:value-type="float" office:value="47.7617951341">
            <text:p>47.7617951341</text:p>
          </table:table-cell>
          <table:table-cell office:value-type="float" office:value="24.5763797576">
            <text:p>24.57637975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3991.75898">
            <text:p>2433991.75898</text:p>
          </table:table-cell>
          <table:table-cell office:value-type="string">
            <text:p>1951-12-11 01:12:56.953125 EST-0500</text:p>
          </table:table-cell>
          <table:table-cell office:value-type="string">
            <text:p>N</text:p>
          </table:table-cell>
          <table:table-cell office:value-type="float" office:value="47.7653825999">
            <text:p>47.7653825999</text:p>
          </table:table-cell>
          <table:table-cell office:value-type="float" office:value="24.5777820239">
            <text:p>24.5777820239</text:p>
          </table:table-cell>
          <table:table-cell office:value-type="float" office:value="47.7653825999">
            <text:p>47.7653825999</text:p>
          </table:table-cell>
          <table:table-cell office:value-type="float" office:value="24.5777820239">
            <text:p>24.57778202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030.08723">
            <text:p>2434030.08723</text:p>
          </table:table-cell>
          <table:table-cell office:value-type="string">
            <text:p>1952-01-18 09:05:37.500000 EST-0500</text:p>
          </table:table-cell>
          <table:table-cell office:value-type="string">
            <text:p>S</text:p>
          </table:table-cell>
          <table:table-cell office:value-type="float" office:value="227.76445984">
            <text:p>227.76445984</text:p>
          </table:table-cell>
          <table:table-cell office:value-type="float" office:value="204.574771626">
            <text:p>204.574771626</text:p>
          </table:table-cell>
          <table:table-cell office:value-type="float" office:value="47.7644598405">
            <text:p>47.7644598405</text:p>
          </table:table-cell>
          <table:table-cell office:value-type="float" office:value="24.5747716258">
            <text:p>24.57477162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079.72773">
            <text:p>2434079.72773</text:p>
          </table:table-cell>
          <table:table-cell office:value-type="string">
            <text:p>1952-03-08 00:27:56.953125 EST-0500</text:p>
          </table:table-cell>
          <table:table-cell office:value-type="string">
            <text:p>N</text:p>
          </table:table-cell>
          <table:table-cell office:value-type="float" office:value="47.7663952491">
            <text:p>47.7663952491</text:p>
          </table:table-cell>
          <table:table-cell office:value-type="float" office:value="24.5746191695">
            <text:p>24.5746191695</text:p>
          </table:table-cell>
          <table:table-cell office:value-type="float" office:value="47.7663952491">
            <text:p>47.7663952491</text:p>
          </table:table-cell>
          <table:table-cell office:value-type="float" office:value="24.5746191695">
            <text:p>24.57461916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118.05598">
            <text:p>2434118.05598</text:p>
          </table:table-cell>
          <table:table-cell office:value-type="string">
            <text:p>1952-04-15 08:20:37.500000 EST-0500</text:p>
          </table:table-cell>
          <table:table-cell office:value-type="string">
            <text:p>S</text:p>
          </table:table-cell>
          <table:table-cell office:value-type="float" office:value="227.767233879">
            <text:p>227.767233879</text:p>
          </table:table-cell>
          <table:table-cell office:value-type="float" office:value="204.574349973">
            <text:p>204.574349973</text:p>
          </table:table-cell>
          <table:table-cell office:value-type="float" office:value="47.7672338785">
            <text:p>47.7672338785</text:p>
          </table:table-cell>
          <table:table-cell office:value-type="float" office:value="24.5743499733">
            <text:p>24.57434997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167.69709">
            <text:p>2434167.69709</text:p>
          </table:table-cell>
          <table:table-cell office:value-type="string">
            <text:p>1952-06-03 23:43:49.687500 EST-0500</text:p>
          </table:table-cell>
          <table:table-cell office:value-type="string">
            <text:p>N</text:p>
          </table:table-cell>
          <table:table-cell office:value-type="float" office:value="47.7722373493">
            <text:p>47.7722373493</text:p>
          </table:table-cell>
          <table:table-cell office:value-type="float" office:value="24.5772940187">
            <text:p>24.5772940187</text:p>
          </table:table-cell>
          <table:table-cell office:value-type="float" office:value="47.7722373493">
            <text:p>47.7722373493</text:p>
          </table:table-cell>
          <table:table-cell office:value-type="float" office:value="24.5772940187">
            <text:p>24.57729401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206.02473">
            <text:p>2434206.02473</text:p>
          </table:table-cell>
          <table:table-cell office:value-type="string">
            <text:p>1952-07-12 07:35:37.500000 EST-0500</text:p>
          </table:table-cell>
          <table:table-cell office:value-type="string">
            <text:p>S</text:p>
          </table:table-cell>
          <table:table-cell office:value-type="float" office:value="227.771286477">
            <text:p>227.771286477</text:p>
          </table:table-cell>
          <table:table-cell office:value-type="float" office:value="204.574243713">
            <text:p>204.574243713</text:p>
          </table:table-cell>
          <table:table-cell office:value-type="float" office:value="47.7712864774">
            <text:p>47.7712864774</text:p>
          </table:table-cell>
          <table:table-cell office:value-type="float" office:value="24.5742437129">
            <text:p>24.57424371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255.66584">
            <text:p>2434255.66584</text:p>
          </table:table-cell>
          <table:table-cell office:value-type="string">
            <text:p>1952-08-30 22:58:49.687500 EST-0500</text:p>
          </table:table-cell>
          <table:table-cell office:value-type="string">
            <text:p>N</text:p>
          </table:table-cell>
          <table:table-cell office:value-type="float" office:value="47.7755373631">
            <text:p>47.7755373631</text:p>
          </table:table-cell>
          <table:table-cell office:value-type="float" office:value="24.5764278281">
            <text:p>24.5764278281</text:p>
          </table:table-cell>
          <table:table-cell office:value-type="float" office:value="47.7755373631">
            <text:p>47.7755373631</text:p>
          </table:table-cell>
          <table:table-cell office:value-type="float" office:value="24.5764278281">
            <text:p>24.57642782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293.9941">
            <text:p>2434293.9941</text:p>
          </table:table-cell>
          <table:table-cell office:value-type="string">
            <text:p>1952-10-08 06:51:30.234375 EST-0500</text:p>
          </table:table-cell>
          <table:table-cell office:value-type="string">
            <text:p>S</text:p>
          </table:table-cell>
          <table:table-cell office:value-type="float" office:value="227.775457054">
            <text:p>227.775457054</text:p>
          </table:table-cell>
          <table:table-cell office:value-type="float" office:value="204.575219713">
            <text:p>204.575219713</text:p>
          </table:table-cell>
          <table:table-cell office:value-type="float" office:value="47.7754570538">
            <text:p>47.7754570538</text:p>
          </table:table-cell>
          <table:table-cell office:value-type="float" office:value="24.5752197132">
            <text:p>24.57521971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343.63521">
            <text:p>2434343.63521</text:p>
          </table:table-cell>
          <table:table-cell office:value-type="string">
            <text:p>1952-11-26 22:14:42.421875 EST-0500</text:p>
          </table:table-cell>
          <table:table-cell office:value-type="string">
            <text:p>N</text:p>
          </table:table-cell>
          <table:table-cell office:value-type="float" office:value="47.7779613198">
            <text:p>47.7779613198</text:p>
          </table:table-cell>
          <table:table-cell office:value-type="float" office:value="24.5757657785">
            <text:p>24.5757657785</text:p>
          </table:table-cell>
          <table:table-cell office:value-type="float" office:value="47.7779613198">
            <text:p>47.7779613198</text:p>
          </table:table-cell>
          <table:table-cell office:value-type="float" office:value="24.5757657785">
            <text:p>24.57576577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381.96285">
            <text:p>2434381.96285</text:p>
          </table:table-cell>
          <table:table-cell office:value-type="string">
            <text:p>1953-01-04 06:06:30.234375 EST-0500</text:p>
          </table:table-cell>
          <table:table-cell office:value-type="string">
            <text:p>S</text:p>
          </table:table-cell>
          <table:table-cell office:value-type="float" office:value="227.777394031">
            <text:p>227.777394031</text:p>
          </table:table-cell>
          <table:table-cell office:value-type="float" office:value="204.573063733">
            <text:p>204.573063733</text:p>
          </table:table-cell>
          <table:table-cell office:value-type="float" office:value="47.7773940311">
            <text:p>47.7773940311</text:p>
          </table:table-cell>
          <table:table-cell office:value-type="float" office:value="24.573063733">
            <text:p>24.5730637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431.60457">
            <text:p>2434431.60457</text:p>
          </table:table-cell>
          <table:table-cell office:value-type="string">
            <text:p>1953-02-22 21:30:35.156250 EST-0500</text:p>
          </table:table-cell>
          <table:table-cell office:value-type="string">
            <text:p>N</text:p>
          </table:table-cell>
          <table:table-cell office:value-type="float" office:value="47.7811985105">
            <text:p>47.7811985105</text:p>
          </table:table-cell>
          <table:table-cell office:value-type="float" office:value="24.574685235">
            <text:p>24.574685235</text:p>
          </table:table-cell>
          <table:table-cell office:value-type="float" office:value="47.7811985105">
            <text:p>47.7811985105</text:p>
          </table:table-cell>
          <table:table-cell office:value-type="float" office:value="24.574685235">
            <text:p>24.5746852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469.9322">
            <text:p>2434469.9322</text:p>
          </table:table-cell>
          <table:table-cell office:value-type="string">
            <text:p>1953-04-02 05:22:22.968750 EST-0500</text:p>
          </table:table-cell>
          <table:table-cell office:value-type="string">
            <text:p>S</text:p>
          </table:table-cell>
          <table:table-cell office:value-type="float" office:value="227.780719254">
            <text:p>227.780719254</text:p>
          </table:table-cell>
          <table:table-cell office:value-type="float" office:value="204.573179116">
            <text:p>204.573179116</text:p>
          </table:table-cell>
          <table:table-cell office:value-type="float" office:value="47.780719254">
            <text:p>47.780719254</text:p>
          </table:table-cell>
          <table:table-cell office:value-type="float" office:value="24.573179116">
            <text:p>24.5731791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519.57392">
            <text:p>2434519.57392</text:p>
          </table:table-cell>
          <table:table-cell office:value-type="string">
            <text:p>1953-05-21 20:46:27.890625 EST-0500</text:p>
          </table:table-cell>
          <table:table-cell office:value-type="string">
            <text:p>N</text:p>
          </table:table-cell>
          <table:table-cell office:value-type="float" office:value="47.7849755301">
            <text:p>47.7849755301</text:p>
          </table:table-cell>
          <table:table-cell office:value-type="float" office:value="24.575461537">
            <text:p>24.575461537</text:p>
          </table:table-cell>
          <table:table-cell office:value-type="float" office:value="47.7849755301">
            <text:p>47.7849755301</text:p>
          </table:table-cell>
          <table:table-cell office:value-type="float" office:value="24.575461537">
            <text:p>24.5754615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557.90095">
            <text:p>2434557.90095</text:p>
          </table:table-cell>
          <table:table-cell office:value-type="string">
            <text:p>1953-06-29 04:37:22.968750 EST-0500</text:p>
          </table:table-cell>
          <table:table-cell office:value-type="string">
            <text:p>S</text:p>
          </table:table-cell>
          <table:table-cell office:value-type="float" office:value="227.784087185">
            <text:p>227.784087185</text:p>
          </table:table-cell>
          <table:table-cell office:value-type="float" office:value="204.572601603">
            <text:p>204.572601603</text:p>
          </table:table-cell>
          <table:table-cell office:value-type="float" office:value="47.784087185">
            <text:p>47.784087185</text:p>
          </table:table-cell>
          <table:table-cell office:value-type="float" office:value="24.5726016028">
            <text:p>24.57260160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607.54267">
            <text:p>2434607.54267</text:p>
          </table:table-cell>
          <table:table-cell office:value-type="string">
            <text:p>1953-08-17 20:01:27.890625 EST-0500</text:p>
          </table:table-cell>
          <table:table-cell office:value-type="string">
            <text:p>N</text:p>
          </table:table-cell>
          <table:table-cell office:value-type="float" office:value="47.7872683173">
            <text:p>47.7872683173</text:p>
          </table:table-cell>
          <table:table-cell office:value-type="float" office:value="24.5736900728">
            <text:p>24.5736900728</text:p>
          </table:table-cell>
          <table:table-cell office:value-type="float" office:value="47.7872683173">
            <text:p>47.7872683173</text:p>
          </table:table-cell>
          <table:table-cell office:value-type="float" office:value="24.5736900728">
            <text:p>24.5736900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645.87031">
            <text:p>2434645.87031</text:p>
          </table:table-cell>
          <table:table-cell office:value-type="string">
            <text:p>1953-09-25 03:53:15.703125 EST-0500</text:p>
          </table:table-cell>
          <table:table-cell office:value-type="string">
            <text:p>S</text:p>
          </table:table-cell>
          <table:table-cell office:value-type="float" office:value="227.788119435">
            <text:p>227.788119435</text:p>
          </table:table-cell>
          <table:table-cell office:value-type="float" office:value="204.573339114">
            <text:p>204.573339114</text:p>
          </table:table-cell>
          <table:table-cell office:value-type="float" office:value="47.7881194345">
            <text:p>47.7881194345</text:p>
          </table:table-cell>
          <table:table-cell office:value-type="float" office:value="24.5733391142">
            <text:p>24.57333911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695.51204">
            <text:p>2434695.51204</text:p>
          </table:table-cell>
          <table:table-cell office:value-type="string">
            <text:p>1953-11-13 19:17:20.625000 EST-0500</text:p>
          </table:table-cell>
          <table:table-cell office:value-type="string">
            <text:p>N</text:p>
          </table:table-cell>
          <table:table-cell office:value-type="float" office:value="47.7912772828">
            <text:p>47.7912772828</text:p>
          </table:table-cell>
          <table:table-cell office:value-type="float" office:value="24.5747039449">
            <text:p>24.5747039449</text:p>
          </table:table-cell>
          <table:table-cell office:value-type="float" office:value="47.7912772828">
            <text:p>47.7912772828</text:p>
          </table:table-cell>
          <table:table-cell office:value-type="float" office:value="24.5747039449">
            <text:p>24.57470394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733.83906">
            <text:p>2434733.83906</text:p>
          </table:table-cell>
          <table:table-cell office:value-type="string">
            <text:p>1953-12-22 03:08:15.703125 EST-0500</text:p>
          </table:table-cell>
          <table:table-cell office:value-type="string">
            <text:p>S</text:p>
          </table:table-cell>
          <table:table-cell office:value-type="float" office:value="227.790700196">
            <text:p>227.790700196</text:p>
          </table:table-cell>
          <table:table-cell office:value-type="float" office:value="204.572177471">
            <text:p>204.572177471</text:p>
          </table:table-cell>
          <table:table-cell office:value-type="float" office:value="47.7907001955">
            <text:p>47.7907001955</text:p>
          </table:table-cell>
          <table:table-cell office:value-type="float" office:value="24.5721774713">
            <text:p>24.57217747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783.4814">
            <text:p>2434783.4814</text:p>
          </table:table-cell>
          <table:table-cell office:value-type="string">
            <text:p>1954-02-09 18:33:13.359375 EST-0500</text:p>
          </table:table-cell>
          <table:table-cell office:value-type="string">
            <text:p>N</text:p>
          </table:table-cell>
          <table:table-cell office:value-type="float" office:value="47.7916408759">
            <text:p>47.7916408759</text:p>
          </table:table-cell>
          <table:table-cell office:value-type="float" office:value="24.5708637673">
            <text:p>24.5708637673</text:p>
          </table:table-cell>
          <table:table-cell office:value-type="float" office:value="47.7916408759">
            <text:p>47.7916408759</text:p>
          </table:table-cell>
          <table:table-cell office:value-type="float" office:value="24.5708637673">
            <text:p>24.57086376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821.80843">
            <text:p>2434821.80843</text:p>
          </table:table-cell>
          <table:table-cell office:value-type="string">
            <text:p>1954-03-20 02:24:08.437500 EST-0500</text:p>
          </table:table-cell>
          <table:table-cell office:value-type="string">
            <text:p>S</text:p>
          </table:table-cell>
          <table:table-cell office:value-type="float" office:value="227.793745128">
            <text:p>227.793745128</text:p>
          </table:table-cell>
          <table:table-cell office:value-type="float" office:value="204.571733507">
            <text:p>204.571733507</text:p>
          </table:table-cell>
          <table:table-cell office:value-type="float" office:value="47.7937451281">
            <text:p>47.7937451281</text:p>
          </table:table-cell>
          <table:table-cell office:value-type="float" office:value="24.5717335072">
            <text:p>24.57173350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871.45076">
            <text:p>2434871.45076</text:p>
          </table:table-cell>
          <table:table-cell office:value-type="string">
            <text:p>1954-05-08 17:49:06.093750 EST-0500</text:p>
          </table:table-cell>
          <table:table-cell office:value-type="string">
            <text:p>N</text:p>
          </table:table-cell>
          <table:table-cell office:value-type="float" office:value="47.7938370644">
            <text:p>47.7938370644</text:p>
          </table:table-cell>
          <table:table-cell office:value-type="float" office:value="24.5701190421">
            <text:p>24.5701190421</text:p>
          </table:table-cell>
          <table:table-cell office:value-type="float" office:value="47.7938370644">
            <text:p>47.7938370644</text:p>
          </table:table-cell>
          <table:table-cell office:value-type="float" office:value="24.5701190421">
            <text:p>24.57011904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909.77718">
            <text:p>2434909.77718</text:p>
          </table:table-cell>
          <table:table-cell office:value-type="string">
            <text:p>1954-06-16 01:39:08.437500 EST-0500</text:p>
          </table:table-cell>
          <table:table-cell office:value-type="string">
            <text:p>S</text:p>
          </table:table-cell>
          <table:table-cell office:value-type="float" office:value="227.795577046">
            <text:p>227.795577046</text:p>
          </table:table-cell>
          <table:table-cell office:value-type="float" office:value="204.570185678">
            <text:p>204.570185678</text:p>
          </table:table-cell>
          <table:table-cell office:value-type="float" office:value="47.7955770462">
            <text:p>47.7955770462</text:p>
          </table:table-cell>
          <table:table-cell office:value-type="float" office:value="24.5701856779">
            <text:p>24.57018567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959.42012">
            <text:p>2434959.42012</text:p>
          </table:table-cell>
          <table:table-cell office:value-type="string">
            <text:p>1954-08-04 17:04:58.828125 EST-0500</text:p>
          </table:table-cell>
          <table:table-cell office:value-type="string">
            <text:p>N</text:p>
          </table:table-cell>
          <table:table-cell office:value-type="float" office:value="47.7984582672">
            <text:p>47.7984582672</text:p>
          </table:table-cell>
          <table:table-cell office:value-type="float" office:value="24.5707427974">
            <text:p>24.5707427974</text:p>
          </table:table-cell>
          <table:table-cell office:value-type="float" office:value="47.7984582672">
            <text:p>47.7984582672</text:p>
          </table:table-cell>
          <table:table-cell office:value-type="float" office:value="24.5707427974">
            <text:p>24.57074279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4997.74654">
            <text:p>2434997.74654</text:p>
          </table:table-cell>
          <table:table-cell office:value-type="string">
            <text:p>1954-09-12 00:55:01.171875 EST-0500</text:p>
          </table:table-cell>
          <table:table-cell office:value-type="string">
            <text:p>S</text:p>
          </table:table-cell>
          <table:table-cell office:value-type="float" office:value="227.799558193">
            <text:p>227.799558193</text:p>
          </table:table-cell>
          <table:table-cell office:value-type="float" office:value="204.570510491">
            <text:p>204.570510491</text:p>
          </table:table-cell>
          <table:table-cell office:value-type="float" office:value="47.7995581926">
            <text:p>47.7995581926</text:p>
          </table:table-cell>
          <table:table-cell office:value-type="float" office:value="24.5705104909">
            <text:p>24.57051049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047.38948">
            <text:p>2435047.38948</text:p>
          </table:table-cell>
          <table:table-cell office:value-type="string">
            <text:p>1954-10-31 16:20:51.562500 EST-0500</text:p>
          </table:table-cell>
          <table:table-cell office:value-type="string">
            <text:p>N</text:p>
          </table:table-cell>
          <table:table-cell office:value-type="float" office:value="47.8029997333">
            <text:p>47.8029997333</text:p>
          </table:table-cell>
          <table:table-cell office:value-type="float" office:value="24.5725197125">
            <text:p>24.5725197125</text:p>
          </table:table-cell>
          <table:table-cell office:value-type="float" office:value="47.8029997333">
            <text:p>47.8029997333</text:p>
          </table:table-cell>
          <table:table-cell office:value-type="float" office:value="24.5725197125">
            <text:p>24.57251971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085.71589">
            <text:p>2435085.71589</text:p>
          </table:table-cell>
          <table:table-cell office:value-type="string">
            <text:p>1954-12-09 00:10:53.906250 EST-0500</text:p>
          </table:table-cell>
          <table:table-cell office:value-type="string">
            <text:p>S</text:p>
          </table:table-cell>
          <table:table-cell office:value-type="float" office:value="227.802555704">
            <text:p>227.802555704</text:p>
          </table:table-cell>
          <table:table-cell office:value-type="float" office:value="204.57042195">
            <text:p>204.57042195</text:p>
          </table:table-cell>
          <table:table-cell office:value-type="float" office:value="47.8025557038">
            <text:p>47.8025557038</text:p>
          </table:table-cell>
          <table:table-cell office:value-type="float" office:value="24.5704219502">
            <text:p>24.57042195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135.35884">
            <text:p>2435135.35884</text:p>
          </table:table-cell>
          <table:table-cell office:value-type="string">
            <text:p>1955-01-27 15:36:44.296875 EST-0500</text:p>
          </table:table-cell>
          <table:table-cell office:value-type="string">
            <text:p>N</text:p>
          </table:table-cell>
          <table:table-cell office:value-type="float" office:value="47.8065410122">
            <text:p>47.8065410122</text:p>
          </table:table-cell>
          <table:table-cell office:value-type="float" office:value="24.5718879493">
            <text:p>24.5718879493</text:p>
          </table:table-cell>
          <table:table-cell office:value-type="float" office:value="47.8065410122">
            <text:p>47.8065410122</text:p>
          </table:table-cell>
          <table:table-cell office:value-type="float" office:value="24.5718879493">
            <text:p>24.57188794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173.68464">
            <text:p>2435173.68464</text:p>
          </table:table-cell>
          <table:table-cell office:value-type="string">
            <text:p>1955-03-06 23:25:53.906250 EST-0500</text:p>
          </table:table-cell>
          <table:table-cell office:value-type="string">
            <text:p>S</text:p>
          </table:table-cell>
          <table:table-cell office:value-type="float" office:value="227.804470304">
            <text:p>227.804470304</text:p>
          </table:table-cell>
          <table:table-cell office:value-type="float" office:value="204.568415749">
            <text:p>204.568415749</text:p>
          </table:table-cell>
          <table:table-cell office:value-type="float" office:value="47.8044703037">
            <text:p>47.8044703037</text:p>
          </table:table-cell>
          <table:table-cell office:value-type="float" office:value="24.5684157489">
            <text:p>24.56841574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223.32821">
            <text:p>2435223.32821</text:p>
          </table:table-cell>
          <table:table-cell office:value-type="string">
            <text:p>1955-04-25 14:52:37.031250 EST-0500</text:p>
          </table:table-cell>
          <table:table-cell office:value-type="string">
            <text:p>N</text:p>
          </table:table-cell>
          <table:table-cell office:value-type="float" office:value="47.8052124855">
            <text:p>47.8052124855</text:p>
          </table:table-cell>
          <table:table-cell office:value-type="float" office:value="24.5678439076">
            <text:p>24.5678439076</text:p>
          </table:table-cell>
          <table:table-cell office:value-type="float" office:value="47.8052124855">
            <text:p>47.8052124855</text:p>
          </table:table-cell>
          <table:table-cell office:value-type="float" office:value="24.5678439076">
            <text:p>24.56784390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261.654">
            <text:p>2435261.654</text:p>
          </table:table-cell>
          <table:table-cell office:value-type="string">
            <text:p>1955-06-02 22:41:46.640625 EST-0500</text:p>
          </table:table-cell>
          <table:table-cell office:value-type="string">
            <text:p>S</text:p>
          </table:table-cell>
          <table:table-cell office:value-type="float" office:value="227.807654875">
            <text:p>227.807654875</text:p>
          </table:table-cell>
          <table:table-cell office:value-type="float" office:value="204.568765197">
            <text:p>204.568765197</text:p>
          </table:table-cell>
          <table:table-cell office:value-type="float" office:value="47.8076548752">
            <text:p>47.8076548752</text:p>
          </table:table-cell>
          <table:table-cell office:value-type="float" office:value="24.5687651973">
            <text:p>24.56876519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311.29756">
            <text:p>2435311.29756</text:p>
          </table:table-cell>
          <table:table-cell office:value-type="string">
            <text:p>1955-07-22 14:08:29.765625 EST-0500</text:p>
          </table:table-cell>
          <table:table-cell office:value-type="string">
            <text:p>N</text:p>
          </table:table-cell>
          <table:table-cell office:value-type="float" office:value="47.8090759939">
            <text:p>47.8090759939</text:p>
          </table:table-cell>
          <table:table-cell office:value-type="float" office:value="24.5677104227">
            <text:p>24.5677104227</text:p>
          </table:table-cell>
          <table:table-cell office:value-type="float" office:value="47.8090759939">
            <text:p>47.8090759939</text:p>
          </table:table-cell>
          <table:table-cell office:value-type="float" office:value="24.5677104227">
            <text:p>24.56771042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349.62275">
            <text:p>2435349.62275</text:p>
          </table:table-cell>
          <table:table-cell office:value-type="string">
            <text:p>1955-08-29 21:56:46.640625 EST-0500</text:p>
          </table:table-cell>
          <table:table-cell office:value-type="string">
            <text:p>S</text:p>
          </table:table-cell>
          <table:table-cell office:value-type="float" office:value="227.810244146">
            <text:p>227.810244146</text:p>
          </table:table-cell>
          <table:table-cell office:value-type="float" office:value="204.567487579">
            <text:p>204.567487579</text:p>
          </table:table-cell>
          <table:table-cell office:value-type="float" office:value="47.8102441457">
            <text:p>47.8102441457</text:p>
          </table:table-cell>
          <table:table-cell office:value-type="float" office:value="24.5674875787">
            <text:p>24.56748757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399.26631">
            <text:p>2435399.26631</text:p>
          </table:table-cell>
          <table:table-cell office:value-type="string">
            <text:p>1955-10-18 13:23:29.765625 EST-0500</text:p>
          </table:table-cell>
          <table:table-cell office:value-type="string">
            <text:p>N</text:p>
          </table:table-cell>
          <table:table-cell office:value-type="float" office:value="47.8107555843">
            <text:p>47.8107555843</text:p>
          </table:table-cell>
          <table:table-cell office:value-type="float" office:value="24.566773583">
            <text:p>24.566773583</text:p>
          </table:table-cell>
          <table:table-cell office:value-type="float" office:value="47.8107555843">
            <text:p>47.8107555843</text:p>
          </table:table-cell>
          <table:table-cell office:value-type="float" office:value="24.566773583">
            <text:p>24.5667735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437.59212">
            <text:p>2435437.59212</text:p>
          </table:table-cell>
          <table:table-cell office:value-type="string">
            <text:p>1955-11-25 21:12:39.375000 EST-0500</text:p>
          </table:table-cell>
          <table:table-cell office:value-type="string">
            <text:p>S</text:p>
          </table:table-cell>
          <table:table-cell office:value-type="float" office:value="227.813290141">
            <text:p>227.813290141</text:p>
          </table:table-cell>
          <table:table-cell office:value-type="float" office:value="204.567899556">
            <text:p>204.567899556</text:p>
          </table:table-cell>
          <table:table-cell office:value-type="float" office:value="47.8132901412">
            <text:p>47.8132901412</text:p>
          </table:table-cell>
          <table:table-cell office:value-type="float" office:value="24.5678995563">
            <text:p>24.56789955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487.23567">
            <text:p>2435487.23567</text:p>
          </table:table-cell>
          <table:table-cell office:value-type="string">
            <text:p>1956-01-14 12:39:22.500000 EST-0500</text:p>
          </table:table-cell>
          <table:table-cell office:value-type="string">
            <text:p>N</text:p>
          </table:table-cell>
          <table:table-cell office:value-type="float" office:value="47.8163990768">
            <text:p>47.8163990768</text:p>
          </table:table-cell>
          <table:table-cell office:value-type="float" office:value="24.5684348007">
            <text:p>24.5684348007</text:p>
          </table:table-cell>
          <table:table-cell office:value-type="float" office:value="47.8163990768">
            <text:p>47.8163990768</text:p>
          </table:table-cell>
          <table:table-cell office:value-type="float" office:value="24.5684348007">
            <text:p>24.56843480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525.56148">
            <text:p>2435525.56148</text:p>
          </table:table-cell>
          <table:table-cell office:value-type="string">
            <text:p>1956-02-21 20:28:32.109375 EST-0500</text:p>
          </table:table-cell>
          <table:table-cell office:value-type="string">
            <text:p>S</text:p>
          </table:table-cell>
          <table:table-cell office:value-type="float" office:value="227.816853481">
            <text:p>227.816853481</text:p>
          </table:table-cell>
          <table:table-cell office:value-type="float" office:value="204.567429798">
            <text:p>204.567429798</text:p>
          </table:table-cell>
          <table:table-cell office:value-type="float" office:value="47.8168534812">
            <text:p>47.8168534812</text:p>
          </table:table-cell>
          <table:table-cell office:value-type="float" office:value="24.5674297978">
            <text:p>24.56742979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575.20503">
            <text:p>2435575.20503</text:p>
          </table:table-cell>
          <table:table-cell office:value-type="string">
            <text:p>1956-04-11 11:55:15.234375 EST-0500</text:p>
          </table:table-cell>
          <table:table-cell office:value-type="string">
            <text:p>N</text:p>
          </table:table-cell>
          <table:table-cell office:value-type="float" office:value="47.8189031843">
            <text:p>47.8189031843</text:p>
          </table:table-cell>
          <table:table-cell office:value-type="float" office:value="24.5682895726">
            <text:p>24.5682895726</text:p>
          </table:table-cell>
          <table:table-cell office:value-type="float" office:value="47.8189031843">
            <text:p>47.8189031843</text:p>
          </table:table-cell>
          <table:table-cell office:value-type="float" office:value="24.5682895726">
            <text:p>24.56828957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613.53083">
            <text:p>2435613.53083</text:p>
          </table:table-cell>
          <table:table-cell office:value-type="string">
            <text:p>1956-05-19 19:44:24.843750 EST-0500</text:p>
          </table:table-cell>
          <table:table-cell office:value-type="string">
            <text:p>S</text:p>
          </table:table-cell>
          <table:table-cell office:value-type="float" office:value="227.819142834">
            <text:p>227.819142834</text:p>
          </table:table-cell>
          <table:table-cell office:value-type="float" office:value="204.567137101">
            <text:p>204.567137101</text:p>
          </table:table-cell>
          <table:table-cell office:value-type="float" office:value="47.8191428344">
            <text:p>47.8191428344</text:p>
          </table:table-cell>
          <table:table-cell office:value-type="float" office:value="24.5671371014">
            <text:p>24.56713710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663.17439">
            <text:p>2435663.17439</text:p>
          </table:table-cell>
          <table:table-cell office:value-type="string">
            <text:p>1956-07-08 11:11:07.968750 EST-0500</text:p>
          </table:table-cell>
          <table:table-cell office:value-type="string">
            <text:p>N</text:p>
          </table:table-cell>
          <table:table-cell office:value-type="float" office:value="47.8196998765">
            <text:p>47.8196998765</text:p>
          </table:table-cell>
          <table:table-cell office:value-type="float" office:value="24.565333857">
            <text:p>24.565333857</text:p>
          </table:table-cell>
          <table:table-cell office:value-type="float" office:value="47.8196998765">
            <text:p>47.8196998765</text:p>
          </table:table-cell>
          <table:table-cell office:value-type="float" office:value="24.565333857">
            <text:p>24.5653338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701.49958">
            <text:p>2435701.49958</text:p>
          </table:table-cell>
          <table:table-cell office:value-type="string">
            <text:p>1956-08-15 18:59:24.843750 EST-0500</text:p>
          </table:table-cell>
          <table:table-cell office:value-type="string">
            <text:p>S</text:p>
          </table:table-cell>
          <table:table-cell office:value-type="float" office:value="227.822363825">
            <text:p>227.822363825</text:p>
          </table:table-cell>
          <table:table-cell office:value-type="float" office:value="204.566518542">
            <text:p>204.566518542</text:p>
          </table:table-cell>
          <table:table-cell office:value-type="float" office:value="47.8223638248">
            <text:p>47.8223638248</text:p>
          </table:table-cell>
          <table:table-cell office:value-type="float" office:value="24.5665185416">
            <text:p>24.56651854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751.14375">
            <text:p>2435751.14375</text:p>
          </table:table-cell>
          <table:table-cell office:value-type="string">
            <text:p>1956-10-04 10:27:00.703125 EST-0500</text:p>
          </table:table-cell>
          <table:table-cell office:value-type="string">
            <text:p>N</text:p>
          </table:table-cell>
          <table:table-cell office:value-type="float" office:value="47.8254336299">
            <text:p>47.8254336299</text:p>
          </table:table-cell>
          <table:table-cell office:value-type="float" office:value="24.5683264474">
            <text:p>24.5683264474</text:p>
          </table:table-cell>
          <table:table-cell office:value-type="float" office:value="47.8254336299">
            <text:p>47.8254336299</text:p>
          </table:table-cell>
          <table:table-cell office:value-type="float" office:value="24.5683264474">
            <text:p>24.56832644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789.46833">
            <text:p>2435789.46833</text:p>
          </table:table-cell>
          <table:table-cell office:value-type="string">
            <text:p>1956-11-11 18:14:24.843750 EST-0500</text:p>
          </table:table-cell>
          <table:table-cell office:value-type="string">
            <text:p>S</text:p>
          </table:table-cell>
          <table:table-cell office:value-type="float" office:value="227.82419253">
            <text:p>227.82419253</text:p>
          </table:table-cell>
          <table:table-cell office:value-type="float" office:value="204.565862876">
            <text:p>204.565862876</text:p>
          </table:table-cell>
          <table:table-cell office:value-type="float" office:value="47.8241925296">
            <text:p>47.8241925296</text:p>
          </table:table-cell>
          <table:table-cell office:value-type="float" office:value="24.5658628762">
            <text:p>24.56586287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839.1125">
            <text:p>2435839.1125</text:p>
          </table:table-cell>
          <table:table-cell office:value-type="string">
            <text:p>1956-12-31 09:42:00.703125 EST-0500</text:p>
          </table:table-cell>
          <table:table-cell office:value-type="string">
            <text:p>N</text:p>
          </table:table-cell>
          <table:table-cell office:value-type="float" office:value="47.8284357861">
            <text:p>47.8284357861</text:p>
          </table:table-cell>
          <table:table-cell office:value-type="float" office:value="24.5677981045">
            <text:p>24.5677981045</text:p>
          </table:table-cell>
          <table:table-cell office:value-type="float" office:value="47.8284357861">
            <text:p>47.8284357861</text:p>
          </table:table-cell>
          <table:table-cell office:value-type="float" office:value="24.5677981045">
            <text:p>24.56779810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877.43708">
            <text:p>2435877.43708</text:p>
          </table:table-cell>
          <table:table-cell office:value-type="string">
            <text:p>1957-02-07 17:29:24.843750 EST-0500</text:p>
          </table:table-cell>
          <table:table-cell office:value-type="string">
            <text:p>S</text:p>
          </table:table-cell>
          <table:table-cell office:value-type="float" office:value="227.827208468">
            <text:p>227.827208468</text:p>
          </table:table-cell>
          <table:table-cell office:value-type="float" office:value="204.565029663">
            <text:p>204.565029663</text:p>
          </table:table-cell>
          <table:table-cell office:value-type="float" office:value="47.8272084675">
            <text:p>47.8272084675</text:p>
          </table:table-cell>
          <table:table-cell office:value-type="float" office:value="24.5650296627">
            <text:p>24.56502966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927.08125">
            <text:p>2435927.08125</text:p>
          </table:table-cell>
          <table:table-cell office:value-type="string">
            <text:p>1957-03-29 08:57:00.703125 EST-0500</text:p>
          </table:table-cell>
          <table:table-cell office:value-type="string">
            <text:p>N</text:p>
          </table:table-cell>
          <table:table-cell office:value-type="float" office:value="47.8298570411">
            <text:p>47.8298570411</text:p>
          </table:table-cell>
          <table:table-cell office:value-type="float" office:value="24.5662802221">
            <text:p>24.5662802221</text:p>
          </table:table-cell>
          <table:table-cell office:value-type="float" office:value="47.8298570411">
            <text:p>47.8298570411</text:p>
          </table:table-cell>
          <table:table-cell office:value-type="float" office:value="24.5662802221">
            <text:p>24.56628022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5965.40645">
            <text:p>2435965.40645</text:p>
          </table:table-cell>
          <table:table-cell office:value-type="string">
            <text:p>1957-05-06 16:45:17.578125 EST-0500</text:p>
          </table:table-cell>
          <table:table-cell office:value-type="string">
            <text:p>S</text:p>
          </table:table-cell>
          <table:table-cell office:value-type="float" office:value="227.82926306">
            <text:p>227.82926306</text:p>
          </table:table-cell>
          <table:table-cell office:value-type="float" office:value="204.564548479">
            <text:p>204.564548479</text:p>
          </table:table-cell>
          <table:table-cell office:value-type="float" office:value="47.8292630602">
            <text:p>47.8292630602</text:p>
          </table:table-cell>
          <table:table-cell office:value-type="float" office:value="24.5645484786">
            <text:p>24.56454847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015.05061">
            <text:p>2436015.05061</text:p>
          </table:table-cell>
          <table:table-cell office:value-type="string">
            <text:p>1957-06-25 08:12:53.437500 EST-0500</text:p>
          </table:table-cell>
          <table:table-cell office:value-type="string">
            <text:p>N</text:p>
          </table:table-cell>
          <table:table-cell office:value-type="float" office:value="47.8319043114">
            <text:p>47.8319043114</text:p>
          </table:table-cell>
          <table:table-cell office:value-type="float" office:value="24.5651695609">
            <text:p>24.5651695609</text:p>
          </table:table-cell>
          <table:table-cell office:value-type="float" office:value="47.8319043114">
            <text:p>47.8319043114</text:p>
          </table:table-cell>
          <table:table-cell office:value-type="float" office:value="24.5651695609">
            <text:p>24.56516956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053.37581">
            <text:p>2436053.37581</text:p>
          </table:table-cell>
          <table:table-cell office:value-type="string">
            <text:p>1957-08-02 16:01:10.312500 EST-0500</text:p>
          </table:table-cell>
          <table:table-cell office:value-type="string">
            <text:p>S</text:p>
          </table:table-cell>
          <table:table-cell office:value-type="float" office:value="227.833140184">
            <text:p>227.833140184</text:p>
          </table:table-cell>
          <table:table-cell office:value-type="float" office:value="204.564751996">
            <text:p>204.564751996</text:p>
          </table:table-cell>
          <table:table-cell office:value-type="float" office:value="47.8331401838">
            <text:p>47.8331401838</text:p>
          </table:table-cell>
          <table:table-cell office:value-type="float" office:value="24.5647519958">
            <text:p>24.56475199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103.01998">
            <text:p>2436103.01998</text:p>
          </table:table-cell>
          <table:table-cell office:value-type="string">
            <text:p>1957-09-21 07:28:46.171875 EST-0500</text:p>
          </table:table-cell>
          <table:table-cell office:value-type="string">
            <text:p>N</text:p>
          </table:table-cell>
          <table:table-cell office:value-type="float" office:value="47.8357613015">
            <text:p>47.8357613015</text:p>
          </table:table-cell>
          <table:table-cell office:value-type="float" office:value="24.5659023721">
            <text:p>24.5659023721</text:p>
          </table:table-cell>
          <table:table-cell office:value-type="float" office:value="47.8357613015">
            <text:p>47.8357613015</text:p>
          </table:table-cell>
          <table:table-cell office:value-type="float" office:value="24.5659023721">
            <text:p>24.5659023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141.34456">
            <text:p>2436141.34456</text:p>
          </table:table-cell>
          <table:table-cell office:value-type="string">
            <text:p>1957-10-29 15:16:10.312500 EST-0500</text:p>
          </table:table-cell>
          <table:table-cell office:value-type="string">
            <text:p>S</text:p>
          </table:table-cell>
          <table:table-cell office:value-type="float" office:value="227.835097083">
            <text:p>227.835097083</text:p>
          </table:table-cell>
          <table:table-cell office:value-type="float" office:value="204.564253223">
            <text:p>204.564253223</text:p>
          </table:table-cell>
          <table:table-cell office:value-type="float" office:value="47.835097083">
            <text:p>47.835097083</text:p>
          </table:table-cell>
          <table:table-cell office:value-type="float" office:value="24.5642532228">
            <text:p>24.56425322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190.98873">
            <text:p>2436190.98873</text:p>
          </table:table-cell>
          <table:table-cell office:value-type="string">
            <text:p>1957-12-18 06:43:46.171875 EST-0500</text:p>
          </table:table-cell>
          <table:table-cell office:value-type="string">
            <text:p>N</text:p>
          </table:table-cell>
          <table:table-cell office:value-type="float" office:value="47.8379090154">
            <text:p>47.8379090154</text:p>
          </table:table-cell>
          <table:table-cell office:value-type="float" office:value="24.5651141468">
            <text:p>24.5651141468</text:p>
          </table:table-cell>
          <table:table-cell office:value-type="float" office:value="47.8379090154">
            <text:p>47.8379090154</text:p>
          </table:table-cell>
          <table:table-cell office:value-type="float" office:value="24.5651141468">
            <text:p>24.56511414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229.31331">
            <text:p>2436229.31331</text:p>
          </table:table-cell>
          <table:table-cell office:value-type="string">
            <text:p>1958-01-25 14:31:10.312500 EST-0500</text:p>
          </table:table-cell>
          <table:table-cell office:value-type="string">
            <text:p>S</text:p>
          </table:table-cell>
          <table:table-cell office:value-type="float" office:value="227.838579243">
            <text:p>227.838579243</text:p>
          </table:table-cell>
          <table:table-cell office:value-type="float" office:value="204.564011775">
            <text:p>204.564011775</text:p>
          </table:table-cell>
          <table:table-cell office:value-type="float" office:value="47.838579243">
            <text:p>47.838579243</text:p>
          </table:table-cell>
          <table:table-cell office:value-type="float" office:value="24.5640117754">
            <text:p>24.56401177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278.95748">
            <text:p>2436278.95748</text:p>
          </table:table-cell>
          <table:table-cell office:value-type="string">
            <text:p>1958-03-16 05:58:46.171875 EST-0500</text:p>
          </table:table-cell>
          <table:table-cell office:value-type="string">
            <text:p>N</text:p>
          </table:table-cell>
          <table:table-cell office:value-type="float" office:value="47.8407062236">
            <text:p>47.8407062236</text:p>
          </table:table-cell>
          <table:table-cell office:value-type="float" office:value="24.56459057">
            <text:p>24.56459057</text:p>
          </table:table-cell>
          <table:table-cell office:value-type="float" office:value="47.8407062236">
            <text:p>47.8407062236</text:p>
          </table:table-cell>
          <table:table-cell office:value-type="float" office:value="24.56459057">
            <text:p>24.564590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317.28206">
            <text:p>2436317.28206</text:p>
          </table:table-cell>
          <table:table-cell office:value-type="string">
            <text:p>1958-04-23 13:46:10.312500 EST-0500</text:p>
          </table:table-cell>
          <table:table-cell office:value-type="string">
            <text:p>S</text:p>
          </table:table-cell>
          <table:table-cell office:value-type="float" office:value="227.840224979">
            <text:p>227.840224979</text:p>
          </table:table-cell>
          <table:table-cell office:value-type="float" office:value="204.563271848">
            <text:p>204.563271848</text:p>
          </table:table-cell>
          <table:table-cell office:value-type="float" office:value="47.8402249788">
            <text:p>47.8402249788</text:p>
          </table:table-cell>
          <table:table-cell office:value-type="float" office:value="24.5632718484">
            <text:p>24.56327184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366.92683">
            <text:p>2436366.92683</text:p>
          </table:table-cell>
          <table:table-cell office:value-type="string">
            <text:p>1958-06-12 05:14:38.906250 EST-0500</text:p>
          </table:table-cell>
          <table:table-cell office:value-type="string">
            <text:p>N</text:p>
          </table:table-cell>
          <table:table-cell office:value-type="float" office:value="47.8427037753">
            <text:p>47.8427037753</text:p>
          </table:table-cell>
          <table:table-cell office:value-type="float" office:value="24.5638776366">
            <text:p>24.5638776366</text:p>
          </table:table-cell>
          <table:table-cell office:value-type="float" office:value="47.8427037753">
            <text:p>47.8427037753</text:p>
          </table:table-cell>
          <table:table-cell office:value-type="float" office:value="24.5638776366">
            <text:p>24.56387763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405.25142">
            <text:p>2436405.25142</text:p>
          </table:table-cell>
          <table:table-cell office:value-type="string">
            <text:p>1958-07-20 13:02:03.046875 EST-0500</text:p>
          </table:table-cell>
          <table:table-cell office:value-type="string">
            <text:p>S</text:p>
          </table:table-cell>
          <table:table-cell office:value-type="float" office:value="227.843543649">
            <text:p>227.843543649</text:p>
          </table:table-cell>
          <table:table-cell office:value-type="float" office:value="204.562964737">
            <text:p>204.562964737</text:p>
          </table:table-cell>
          <table:table-cell office:value-type="float" office:value="47.8435436486">
            <text:p>47.8435436486</text:p>
          </table:table-cell>
          <table:table-cell office:value-type="float" office:value="24.5629647366">
            <text:p>24.56296473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454.89619">
            <text:p>2436454.89619</text:p>
          </table:table-cell>
          <table:table-cell office:value-type="string">
            <text:p>1958-09-08 04:30:31.640625 EST-0500</text:p>
          </table:table-cell>
          <table:table-cell office:value-type="string">
            <text:p>N</text:p>
          </table:table-cell>
          <table:table-cell office:value-type="float" office:value="47.8454157646">
            <text:p>47.8454157646</text:p>
          </table:table-cell>
          <table:table-cell office:value-type="float" office:value="24.5632919649">
            <text:p>24.5632919649</text:p>
          </table:table-cell>
          <table:table-cell office:value-type="float" office:value="47.8454157646">
            <text:p>47.8454157646</text:p>
          </table:table-cell>
          <table:table-cell office:value-type="float" office:value="24.5632919649">
            <text:p>24.56329196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493.22017">
            <text:p>2436493.22017</text:p>
          </table:table-cell>
          <table:table-cell office:value-type="string">
            <text:p>1958-10-16 12:17:03.046875 EST-0500</text:p>
          </table:table-cell>
          <table:table-cell office:value-type="string">
            <text:p>S</text:p>
          </table:table-cell>
          <table:table-cell office:value-type="float" office:value="227.844195368">
            <text:p>227.844195368</text:p>
          </table:table-cell>
          <table:table-cell office:value-type="float" office:value="204.561222514">
            <text:p>204.561222514</text:p>
          </table:table-cell>
          <table:table-cell office:value-type="float" office:value="47.8441953685">
            <text:p>47.8441953685</text:p>
          </table:table-cell>
          <table:table-cell office:value-type="float" office:value="24.5612225136">
            <text:p>24.56122251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542.86556">
            <text:p>2436542.86556</text:p>
          </table:table-cell>
          <table:table-cell office:value-type="string">
            <text:p>1958-12-05 03:46:24.375000 EST-0500</text:p>
          </table:table-cell>
          <table:table-cell office:value-type="string">
            <text:p>N</text:p>
          </table:table-cell>
          <table:table-cell office:value-type="float" office:value="47.8488576231">
            <text:p>47.8488576231</text:p>
          </table:table-cell>
          <table:table-cell office:value-type="float" office:value="24.5641311407">
            <text:p>24.5641311407</text:p>
          </table:table-cell>
          <table:table-cell office:value-type="float" office:value="47.8488576231">
            <text:p>47.8488576231</text:p>
          </table:table-cell>
          <table:table-cell office:value-type="float" office:value="24.5641311407">
            <text:p>24.56413114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581.18892">
            <text:p>2436581.18892</text:p>
          </table:table-cell>
          <table:table-cell office:value-type="string">
            <text:p>1959-01-12 11:32:03.046875 EST-0500</text:p>
          </table:table-cell>
          <table:table-cell office:value-type="string">
            <text:p>S</text:p>
          </table:table-cell>
          <table:table-cell office:value-type="float" office:value="227.847231432">
            <text:p>227.847231432</text:p>
          </table:table-cell>
          <table:table-cell office:value-type="float" office:value="204.560633668">
            <text:p>204.560633668</text:p>
          </table:table-cell>
          <table:table-cell office:value-type="float" office:value="47.8472314321">
            <text:p>47.8472314321</text:p>
          </table:table-cell>
          <table:table-cell office:value-type="float" office:value="24.5606336683">
            <text:p>24.56063366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630.83431">
            <text:p>2436630.83431</text:p>
          </table:table-cell>
          <table:table-cell office:value-type="string">
            <text:p>1959-03-03 03:01:24.375000 EST-0500</text:p>
          </table:table-cell>
          <table:table-cell office:value-type="string">
            <text:p>N</text:p>
          </table:table-cell>
          <table:table-cell office:value-type="float" office:value="47.8510004748">
            <text:p>47.8510004748</text:p>
          </table:table-cell>
          <table:table-cell office:value-type="float" office:value="24.5627722817">
            <text:p>24.5627722817</text:p>
          </table:table-cell>
          <table:table-cell office:value-type="float" office:value="47.8510004748">
            <text:p>47.8510004748</text:p>
          </table:table-cell>
          <table:table-cell office:value-type="float" office:value="24.5627722817">
            <text:p>24.56277228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669.15828">
            <text:p>2436669.15828</text:p>
          </table:table-cell>
          <table:table-cell office:value-type="string">
            <text:p>1959-04-10 10:47:55.781250 EST-0500</text:p>
          </table:table-cell>
          <table:table-cell office:value-type="string">
            <text:p>S</text:p>
          </table:table-cell>
          <table:table-cell office:value-type="float" office:value="227.850536955">
            <text:p>227.850536955</text:p>
          </table:table-cell>
          <table:table-cell office:value-type="float" office:value="204.561523078">
            <text:p>204.561523078</text:p>
          </table:table-cell>
          <table:table-cell office:value-type="float" office:value="47.8505369548">
            <text:p>47.8505369548</text:p>
          </table:table-cell>
          <table:table-cell office:value-type="float" office:value="24.5615230775">
            <text:p>24.56152307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718.80306">
            <text:p>2436718.80306</text:p>
          </table:table-cell>
          <table:table-cell office:value-type="string">
            <text:p>1959-05-30 02:16:24.375000 EST-0500</text:p>
          </table:table-cell>
          <table:table-cell office:value-type="string">
            <text:p>N</text:p>
          </table:table-cell>
          <table:table-cell office:value-type="float" office:value="47.8508039946">
            <text:p>47.8508039946</text:p>
          </table:table-cell>
          <table:table-cell office:value-type="float" office:value="24.560060662">
            <text:p>24.560060662</text:p>
          </table:table-cell>
          <table:table-cell office:value-type="float" office:value="47.8508039946">
            <text:p>47.8508039946</text:p>
          </table:table-cell>
          <table:table-cell office:value-type="float" office:value="24.560060662">
            <text:p>24.5600606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757.12703">
            <text:p>2436757.12703</text:p>
          </table:table-cell>
          <table:table-cell office:value-type="string">
            <text:p>1959-07-07 10:02:55.781250 EST-0500</text:p>
          </table:table-cell>
          <table:table-cell office:value-type="string">
            <text:p>S</text:p>
          </table:table-cell>
          <table:table-cell office:value-type="float" office:value="227.85303871">
            <text:p>227.85303871</text:p>
          </table:table-cell>
          <table:table-cell office:value-type="float" office:value="204.560595929">
            <text:p>204.560595929</text:p>
          </table:table-cell>
          <table:table-cell office:value-type="float" office:value="47.8530387104">
            <text:p>47.8530387104</text:p>
          </table:table-cell>
          <table:table-cell office:value-type="float" office:value="24.560595929">
            <text:p>24.5605959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806.77302">
            <text:p>2436806.77302</text:p>
          </table:table-cell>
          <table:table-cell office:value-type="string">
            <text:p>1959-08-26 01:33:09.843750 EST-0500</text:p>
          </table:table-cell>
          <table:table-cell office:value-type="string">
            <text:p>N</text:p>
          </table:table-cell>
          <table:table-cell office:value-type="float" office:value="47.8543886197">
            <text:p>47.8543886197</text:p>
          </table:table-cell>
          <table:table-cell office:value-type="float" office:value="24.5602550289">
            <text:p>24.5602550289</text:p>
          </table:table-cell>
          <table:table-cell office:value-type="float" office:value="47.8543886197">
            <text:p>47.8543886197</text:p>
          </table:table-cell>
          <table:table-cell office:value-type="float" office:value="24.5602550289">
            <text:p>24.56025502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845.09639">
            <text:p>2436845.09639</text:p>
          </table:table-cell>
          <table:table-cell office:value-type="string">
            <text:p>1959-10-03 09:18:48.515625 EST-0500</text:p>
          </table:table-cell>
          <table:table-cell office:value-type="string">
            <text:p>S</text:p>
          </table:table-cell>
          <table:table-cell office:value-type="float" office:value="227.855072613">
            <text:p>227.855072613</text:p>
          </table:table-cell>
          <table:table-cell office:value-type="float" office:value="204.560090582">
            <text:p>204.560090582</text:p>
          </table:table-cell>
          <table:table-cell office:value-type="float" office:value="47.8550726133">
            <text:p>47.8550726133</text:p>
          </table:table-cell>
          <table:table-cell office:value-type="float" office:value="24.5600905815">
            <text:p>24.56009058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894.74238">
            <text:p>2436894.74238</text:p>
          </table:table-cell>
          <table:table-cell office:value-type="string">
            <text:p>1959-11-22 00:49:02.578125 EST-0500</text:p>
          </table:table-cell>
          <table:table-cell office:value-type="string">
            <text:p>N</text:p>
          </table:table-cell>
          <table:table-cell office:value-type="float" office:value="47.8556642779">
            <text:p>47.8556642779</text:p>
          </table:table-cell>
          <table:table-cell office:value-type="float" office:value="24.559115829">
            <text:p>24.559115829</text:p>
          </table:table-cell>
          <table:table-cell office:value-type="float" office:value="47.8556642779">
            <text:p>47.8556642779</text:p>
          </table:table-cell>
          <table:table-cell office:value-type="float" office:value="24.559115829">
            <text:p>24.5591158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933.06514">
            <text:p>2436933.06514</text:p>
          </table:table-cell>
          <table:table-cell office:value-type="string">
            <text:p>1959-12-30 08:33:48.515625 EST-0500</text:p>
          </table:table-cell>
          <table:table-cell office:value-type="string">
            <text:p>S</text:p>
          </table:table-cell>
          <table:table-cell office:value-type="float" office:value="227.856914334">
            <text:p>227.856914334</text:p>
          </table:table-cell>
          <table:table-cell office:value-type="float" office:value="204.55860074">
            <text:p>204.55860074</text:p>
          </table:table-cell>
          <table:table-cell office:value-type="float" office:value="47.8569143338">
            <text:p>47.8569143338</text:p>
          </table:table-cell>
          <table:table-cell office:value-type="float" office:value="24.5586007398">
            <text:p>24.55860073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6982.71175">
            <text:p>2436982.71175</text:p>
          </table:table-cell>
          <table:table-cell office:value-type="string">
            <text:p>1960-02-18 00:04:55.312500 EST-0500</text:p>
          </table:table-cell>
          <table:table-cell office:value-type="string">
            <text:p>N</text:p>
          </table:table-cell>
          <table:table-cell office:value-type="float" office:value="47.8601593807">
            <text:p>47.8601593807</text:p>
          </table:table-cell>
          <table:table-cell office:value-type="float" office:value="24.5600137006">
            <text:p>24.5600137006</text:p>
          </table:table-cell>
          <table:table-cell office:value-type="float" office:value="47.8601593807">
            <text:p>47.8601593807</text:p>
          </table:table-cell>
          <table:table-cell office:value-type="float" office:value="24.5600137006">
            <text:p>24.56001370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021.0345">
            <text:p>2437021.0345</text:p>
          </table:table-cell>
          <table:table-cell office:value-type="string">
            <text:p>1960-03-27 07:49:41.250000 EST-0500</text:p>
          </table:table-cell>
          <table:table-cell office:value-type="string">
            <text:p>S</text:p>
          </table:table-cell>
          <table:table-cell office:value-type="float" office:value="227.860197599">
            <text:p>227.860197599</text:p>
          </table:table-cell>
          <table:table-cell office:value-type="float" office:value="204.559109868">
            <text:p>204.559109868</text:p>
          </table:table-cell>
          <table:table-cell office:value-type="float" office:value="47.8601975994">
            <text:p>47.8601975994</text:p>
          </table:table-cell>
          <table:table-cell office:value-type="float" office:value="24.559109868">
            <text:p>24.5591098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070.68111">
            <text:p>2437070.68111</text:p>
          </table:table-cell>
          <table:table-cell office:value-type="string">
            <text:p>1960-05-15 23:20:48.046875 EST-0500</text:p>
          </table:table-cell>
          <table:table-cell office:value-type="string">
            <text:p>N</text:p>
          </table:table-cell>
          <table:table-cell office:value-type="float" office:value="47.8640588126">
            <text:p>47.8640588126</text:p>
          </table:table-cell>
          <table:table-cell office:value-type="float" office:value="24.5614984653">
            <text:p>24.5614984653</text:p>
          </table:table-cell>
          <table:table-cell office:value-type="float" office:value="47.8640588126">
            <text:p>47.8640588126</text:p>
          </table:table-cell>
          <table:table-cell office:value-type="float" office:value="24.5614984653">
            <text:p>24.56149846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109.00385">
            <text:p>2437109.00385</text:p>
          </table:table-cell>
          <table:table-cell office:value-type="string">
            <text:p>1960-06-23 07:05:33.984375 EST-0500</text:p>
          </table:table-cell>
          <table:table-cell office:value-type="string">
            <text:p>S</text:p>
          </table:table-cell>
          <table:table-cell office:value-type="float" office:value="227.86346742">
            <text:p>227.86346742</text:p>
          </table:table-cell>
          <table:table-cell office:value-type="float" office:value="204.559337138">
            <text:p>204.559337138</text:p>
          </table:table-cell>
          <table:table-cell office:value-type="float" office:value="47.8634674205">
            <text:p>47.8634674205</text:p>
          </table:table-cell>
          <table:table-cell office:value-type="float" office:value="24.5593371378">
            <text:p>24.55933713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158.65046">
            <text:p>2437158.65046</text:p>
          </table:table-cell>
          <table:table-cell office:value-type="string">
            <text:p>1960-08-11 22:36:40.781250 EST-0500</text:p>
          </table:table-cell>
          <table:table-cell office:value-type="string">
            <text:p>N</text:p>
          </table:table-cell>
          <table:table-cell office:value-type="float" office:value="47.8666988285">
            <text:p>47.8666988285</text:p>
          </table:table-cell>
          <table:table-cell office:value-type="float" office:value="24.560597811">
            <text:p>24.560597811</text:p>
          </table:table-cell>
          <table:table-cell office:value-type="float" office:value="47.8666988285">
            <text:p>47.8666988285</text:p>
          </table:table-cell>
          <table:table-cell office:value-type="float" office:value="24.560597811">
            <text:p>24.5605978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196.9726">
            <text:p>2437196.9726</text:p>
          </table:table-cell>
          <table:table-cell office:value-type="string">
            <text:p>1960-09-19 06:20:33.984375 EST-0500</text:p>
          </table:table-cell>
          <table:table-cell office:value-type="string">
            <text:p>S</text:p>
          </table:table-cell>
          <table:table-cell office:value-type="float" office:value="227.864515144">
            <text:p>227.864515144</text:p>
          </table:table-cell>
          <table:table-cell office:value-type="float" office:value="204.557407947">
            <text:p>204.557407947</text:p>
          </table:table-cell>
          <table:table-cell office:value-type="float" office:value="47.8645151444">
            <text:p>47.8645151444</text:p>
          </table:table-cell>
          <table:table-cell office:value-type="float" office:value="24.5574079466">
            <text:p>24.55740794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246.62044">
            <text:p>2437246.62044</text:p>
          </table:table-cell>
          <table:table-cell office:value-type="string">
            <text:p>1960-11-07 21:53:26.250000 EST-0500</text:p>
          </table:table-cell>
          <table:table-cell office:value-type="string">
            <text:p>N</text:p>
          </table:table-cell>
          <table:table-cell office:value-type="float" office:value="47.8680681979">
            <text:p>47.8680681979</text:p>
          </table:table-cell>
          <table:table-cell office:value-type="float" office:value="24.5596992934">
            <text:p>24.5596992934</text:p>
          </table:table-cell>
          <table:table-cell office:value-type="float" office:value="47.8680681979">
            <text:p>47.8680681979</text:p>
          </table:table-cell>
          <table:table-cell office:value-type="float" office:value="24.5596992934">
            <text:p>24.55969929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284.94197">
            <text:p>2437284.94197</text:p>
          </table:table-cell>
          <table:table-cell office:value-type="string">
            <text:p>1960-12-16 05:36:26.718750 EST-0500</text:p>
          </table:table-cell>
          <table:table-cell office:value-type="string">
            <text:p>S</text:p>
          </table:table-cell>
          <table:table-cell office:value-type="float" office:value="227.867686057">
            <text:p>227.867686057</text:p>
          </table:table-cell>
          <table:table-cell office:value-type="float" office:value="204.55776761">
            <text:p>204.55776761</text:p>
          </table:table-cell>
          <table:table-cell office:value-type="float" office:value="47.8676860566">
            <text:p>47.8676860566</text:p>
          </table:table-cell>
          <table:table-cell office:value-type="float" office:value="24.5577676101">
            <text:p>24.55776761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334.58979">
            <text:p>2437334.58979</text:p>
          </table:table-cell>
          <table:table-cell office:value-type="string">
            <text:p>1961-02-03 21:09:18.984375 EST-0500</text:p>
          </table:table-cell>
          <table:table-cell office:value-type="string">
            <text:p>N</text:p>
          </table:table-cell>
          <table:table-cell office:value-type="float" office:value="47.8718618132">
            <text:p>47.8718618132</text:p>
          </table:table-cell>
          <table:table-cell office:value-type="float" office:value="24.5596979634">
            <text:p>24.5596979634</text:p>
          </table:table-cell>
          <table:table-cell office:value-type="float" office:value="47.8718618132">
            <text:p>47.8718618132</text:p>
          </table:table-cell>
          <table:table-cell office:value-type="float" office:value="24.5596979634">
            <text:p>24.55969796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372.91072">
            <text:p>2437372.91072</text:p>
          </table:table-cell>
          <table:table-cell office:value-type="string">
            <text:p>1961-03-14 04:51:26.718750 EST-0500</text:p>
          </table:table-cell>
          <table:table-cell office:value-type="string">
            <text:p>S</text:p>
          </table:table-cell>
          <table:table-cell office:value-type="float" office:value="227.869714016">
            <text:p>227.869714016</text:p>
          </table:table-cell>
          <table:table-cell office:value-type="float" office:value="204.556466123">
            <text:p>204.556466123</text:p>
          </table:table-cell>
          <table:table-cell office:value-type="float" office:value="47.8697140155">
            <text:p>47.8697140155</text:p>
          </table:table-cell>
          <table:table-cell office:value-type="float" office:value="24.5564661228">
            <text:p>24.55646612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422.55854">
            <text:p>2437422.55854</text:p>
          </table:table-cell>
          <table:table-cell office:value-type="string">
            <text:p>1961-05-02 20:24:18.984375 EST-0500</text:p>
          </table:table-cell>
          <table:table-cell office:value-type="string">
            <text:p>N</text:p>
          </table:table-cell>
          <table:table-cell office:value-type="float" office:value="47.8727691447">
            <text:p>47.8727691447</text:p>
          </table:table-cell>
          <table:table-cell office:value-type="float" office:value="24.5583808386">
            <text:p>24.5583808386</text:p>
          </table:table-cell>
          <table:table-cell office:value-type="float" office:value="47.8727691447">
            <text:p>47.8727691447</text:p>
          </table:table-cell>
          <table:table-cell office:value-type="float" office:value="24.5583808386">
            <text:p>24.55838083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460.88008">
            <text:p>2437460.88008</text:p>
          </table:table-cell>
          <table:table-cell office:value-type="string">
            <text:p>1961-06-10 04:07:19.453125 EST-0500</text:p>
          </table:table-cell>
          <table:table-cell office:value-type="string">
            <text:p>S</text:p>
          </table:table-cell>
          <table:table-cell office:value-type="float" office:value="227.872930414">
            <text:p>227.872930414</text:p>
          </table:table-cell>
          <table:table-cell office:value-type="float" office:value="204.557008619">
            <text:p>204.557008619</text:p>
          </table:table-cell>
          <table:table-cell office:value-type="float" office:value="47.8729304142">
            <text:p>47.8729304142</text:p>
          </table:table-cell>
          <table:table-cell office:value-type="float" office:value="24.5570086191">
            <text:p>24.55700861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510.52729">
            <text:p>2437510.52729</text:p>
          </table:table-cell>
          <table:table-cell office:value-type="string">
            <text:p>1961-07-29 19:39:18.984375 EST-0500</text:p>
          </table:table-cell>
          <table:table-cell office:value-type="string">
            <text:p>N</text:p>
          </table:table-cell>
          <table:table-cell office:value-type="float" office:value="47.873967676">
            <text:p>47.873967676</text:p>
          </table:table-cell>
          <table:table-cell office:value-type="float" office:value="24.5557968741">
            <text:p>24.5557968741</text:p>
          </table:table-cell>
          <table:table-cell office:value-type="float" office:value="47.873967676">
            <text:p>47.873967676</text:p>
          </table:table-cell>
          <table:table-cell office:value-type="float" office:value="24.5557968741">
            <text:p>24.55579687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548.84883">
            <text:p>2437548.84883</text:p>
          </table:table-cell>
          <table:table-cell office:value-type="string">
            <text:p>1961-09-06 03:22:19.453125 EST-0500</text:p>
          </table:table-cell>
          <table:table-cell office:value-type="string">
            <text:p>S</text:p>
          </table:table-cell>
          <table:table-cell office:value-type="float" office:value="227.874030245">
            <text:p>227.874030245</text:p>
          </table:table-cell>
          <table:table-cell office:value-type="float" office:value="204.554715787">
            <text:p>204.554715787</text:p>
          </table:table-cell>
          <table:table-cell office:value-type="float" office:value="47.8740302452">
            <text:p>47.8740302452</text:p>
          </table:table-cell>
          <table:table-cell office:value-type="float" office:value="24.5547157868">
            <text:p>24.55471578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598.49666">
            <text:p>2437598.49666</text:p>
          </table:table-cell>
          <table:table-cell office:value-type="string">
            <text:p>1961-10-25 18:55:11.718750 EST-0500</text:p>
          </table:table-cell>
          <table:table-cell office:value-type="string">
            <text:p>N</text:p>
          </table:table-cell>
          <table:table-cell office:value-type="float" office:value="47.8758370486">
            <text:p>47.8758370486</text:p>
          </table:table-cell>
          <table:table-cell office:value-type="float" office:value="24.555428728">
            <text:p>24.555428728</text:p>
          </table:table-cell>
          <table:table-cell office:value-type="float" office:value="47.8758370486">
            <text:p>47.8758370486</text:p>
          </table:table-cell>
          <table:table-cell office:value-type="float" office:value="24.555428728">
            <text:p>24.555428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636.81819">
            <text:p>2437636.81819</text:p>
          </table:table-cell>
          <table:table-cell office:value-type="string">
            <text:p>1961-12-03 02:38:12.187500 EST-0500</text:p>
          </table:table-cell>
          <table:table-cell office:value-type="string">
            <text:p>S</text:p>
          </table:table-cell>
          <table:table-cell office:value-type="float" office:value="227.87628311">
            <text:p>227.87628311</text:p>
          </table:table-cell>
          <table:table-cell office:value-type="float" office:value="204.554412296">
            <text:p>204.554412296</text:p>
          </table:table-cell>
          <table:table-cell office:value-type="float" office:value="47.8762831097">
            <text:p>47.8762831097</text:p>
          </table:table-cell>
          <table:table-cell office:value-type="float" office:value="24.5544122959">
            <text:p>24.55441229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686.46663">
            <text:p>2437686.46663</text:p>
          </table:table-cell>
          <table:table-cell office:value-type="string">
            <text:p>1962-01-21 18:11:57.187500 EST-0500</text:p>
          </table:table-cell>
          <table:table-cell office:value-type="string">
            <text:p>N</text:p>
          </table:table-cell>
          <table:table-cell office:value-type="float" office:value="47.8807824794">
            <text:p>47.8807824794</text:p>
          </table:table-cell>
          <table:table-cell office:value-type="float" office:value="24.5564964331">
            <text:p>24.5564964331</text:p>
          </table:table-cell>
          <table:table-cell office:value-type="float" office:value="47.8807824794">
            <text:p>47.8807824794</text:p>
          </table:table-cell>
          <table:table-cell office:value-type="float" office:value="24.5564964331">
            <text:p>24.55649643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724.78694">
            <text:p>2437724.78694</text:p>
          </table:table-cell>
          <table:table-cell office:value-type="string">
            <text:p>1962-03-01 01:53:12.187500 EST-0500</text:p>
          </table:table-cell>
          <table:table-cell office:value-type="string">
            <text:p>S</text:p>
          </table:table-cell>
          <table:table-cell office:value-type="float" office:value="227.879035889">
            <text:p>227.879035889</text:p>
          </table:table-cell>
          <table:table-cell office:value-type="float" office:value="204.553570785">
            <text:p>204.553570785</text:p>
          </table:table-cell>
          <table:table-cell office:value-type="float" office:value="47.8790358887">
            <text:p>47.8790358887</text:p>
          </table:table-cell>
          <table:table-cell office:value-type="float" office:value="24.5535707851">
            <text:p>24.55357078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774.43538">
            <text:p>2437774.43538</text:p>
          </table:table-cell>
          <table:table-cell office:value-type="string">
            <text:p>1962-04-19 17:26:57.187500 EST-0500</text:p>
          </table:table-cell>
          <table:table-cell office:value-type="string">
            <text:p>N</text:p>
          </table:table-cell>
          <table:table-cell office:value-type="float" office:value="47.8822618055">
            <text:p>47.8822618055</text:p>
          </table:table-cell>
          <table:table-cell office:value-type="float" office:value="24.5556223418">
            <text:p>24.5556223418</text:p>
          </table:table-cell>
          <table:table-cell office:value-type="float" office:value="47.8822618055">
            <text:p>47.8822618055</text:p>
          </table:table-cell>
          <table:table-cell office:value-type="float" office:value="24.5556223418">
            <text:p>24.55562234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812.7563">
            <text:p>2437812.7563</text:p>
          </table:table-cell>
          <table:table-cell office:value-type="string">
            <text:p>1962-05-28 01:09:04.921875 EST-0500</text:p>
          </table:table-cell>
          <table:table-cell office:value-type="string">
            <text:p>S</text:p>
          </table:table-cell>
          <table:table-cell office:value-type="float" office:value="227.882712906">
            <text:p>227.882712906</text:p>
          </table:table-cell>
          <table:table-cell office:value-type="float" office:value="204.55462581">
            <text:p>204.55462581</text:p>
          </table:table-cell>
          <table:table-cell office:value-type="float" office:value="47.8827129059">
            <text:p>47.8827129059</text:p>
          </table:table-cell>
          <table:table-cell office:value-type="float" office:value="24.5546258098">
            <text:p>24.55462580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862.40413">
            <text:p>2437862.40413</text:p>
          </table:table-cell>
          <table:table-cell office:value-type="string">
            <text:p>1962-07-16 16:41:57.187500 EST-0500</text:p>
          </table:table-cell>
          <table:table-cell office:value-type="string">
            <text:p>N</text:p>
          </table:table-cell>
          <table:table-cell office:value-type="float" office:value="47.8849006758">
            <text:p>47.8849006758</text:p>
          </table:table-cell>
          <table:table-cell office:value-type="float" office:value="24.5545624816">
            <text:p>24.5545624816</text:p>
          </table:table-cell>
          <table:table-cell office:value-type="float" office:value="47.8849006758">
            <text:p>47.8849006758</text:p>
          </table:table-cell>
          <table:table-cell office:value-type="float" office:value="24.5545624816">
            <text:p>24.55456248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900.72505">
            <text:p>2437900.72505</text:p>
          </table:table-cell>
          <table:table-cell office:value-type="string">
            <text:p>1962-08-24 00:24:04.921875 EST-0500</text:p>
          </table:table-cell>
          <table:table-cell office:value-type="string">
            <text:p>S</text:p>
          </table:table-cell>
          <table:table-cell office:value-type="float" office:value="227.885316328">
            <text:p>227.885316328</text:p>
          </table:table-cell>
          <table:table-cell office:value-type="float" office:value="204.553620121">
            <text:p>204.553620121</text:p>
          </table:table-cell>
          <table:table-cell office:value-type="float" office:value="47.8853163277">
            <text:p>47.8853163277</text:p>
          </table:table-cell>
          <table:table-cell office:value-type="float" office:value="24.5536201214">
            <text:p>24.55362012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950.37288">
            <text:p>2437950.37288</text:p>
          </table:table-cell>
          <table:table-cell office:value-type="string">
            <text:p>1962-10-12 15:56:57.187500 EST-0500</text:p>
          </table:table-cell>
          <table:table-cell office:value-type="string">
            <text:p>N</text:p>
          </table:table-cell>
          <table:table-cell office:value-type="float" office:value="47.8861940752">
            <text:p>47.8861940752</text:p>
          </table:table-cell>
          <table:table-cell office:value-type="float" office:value="24.5532841298">
            <text:p>24.5532841298</text:p>
          </table:table-cell>
          <table:table-cell office:value-type="float" office:value="47.8861940752">
            <text:p>47.8861940752</text:p>
          </table:table-cell>
          <table:table-cell office:value-type="float" office:value="24.5532841298">
            <text:p>24.55328412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7988.69441">
            <text:p>2437988.69441</text:p>
          </table:table-cell>
          <table:table-cell office:value-type="string">
            <text:p>1962-11-19 23:39:57.656250 EST-0500</text:p>
          </table:table-cell>
          <table:table-cell office:value-type="string">
            <text:p>S</text:p>
          </table:table-cell>
          <table:table-cell office:value-type="float" office:value="227.887257641">
            <text:p>227.887257641</text:p>
          </table:table-cell>
          <table:table-cell office:value-type="float" office:value="204.552995354">
            <text:p>204.552995354</text:p>
          </table:table-cell>
          <table:table-cell office:value-type="float" office:value="47.8872576412">
            <text:p>47.8872576412</text:p>
          </table:table-cell>
          <table:table-cell office:value-type="float" office:value="24.5529953538">
            <text:p>24.55299535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038.34223">
            <text:p>2438038.34223</text:p>
          </table:table-cell>
          <table:table-cell office:value-type="string">
            <text:p>1963-01-08 15:12:49.921875 EST-0500</text:p>
          </table:table-cell>
          <table:table-cell office:value-type="string">
            <text:p>N</text:p>
          </table:table-cell>
          <table:table-cell office:value-type="float" office:value="47.8892853891">
            <text:p>47.8892853891</text:p>
          </table:table-cell>
          <table:table-cell office:value-type="float" office:value="24.5526948616">
            <text:p>24.5526948616</text:p>
          </table:table-cell>
          <table:table-cell office:value-type="float" office:value="47.8892853891">
            <text:p>47.8892853891</text:p>
          </table:table-cell>
          <table:table-cell office:value-type="float" office:value="24.5526948616">
            <text:p>24.55269486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076.66316">
            <text:p>2438076.66316</text:p>
          </table:table-cell>
          <table:table-cell office:value-type="string">
            <text:p>1963-02-15 22:54:57.656250 EST-0500</text:p>
          </table:table-cell>
          <table:table-cell office:value-type="string">
            <text:p>S</text:p>
          </table:table-cell>
          <table:table-cell office:value-type="float" office:value="227.889157018">
            <text:p>227.889157018</text:p>
          </table:table-cell>
          <table:table-cell office:value-type="float" office:value="204.55111306">
            <text:p>204.55111306</text:p>
          </table:table-cell>
          <table:table-cell office:value-type="float" office:value="47.8891570183">
            <text:p>47.8891570183</text:p>
          </table:table-cell>
          <table:table-cell office:value-type="float" office:value="24.5511130595">
            <text:p>24.55111305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126.3116">
            <text:p>2438126.3116</text:p>
          </table:table-cell>
          <table:table-cell office:value-type="string">
            <text:p>1963-04-06 14:28:42.656250 EST-0500</text:p>
          </table:table-cell>
          <table:table-cell office:value-type="string">
            <text:p>N</text:p>
          </table:table-cell>
          <table:table-cell office:value-type="float" office:value="47.8927602523">
            <text:p>47.8927602523</text:p>
          </table:table-cell>
          <table:table-cell office:value-type="float" office:value="24.5533375885">
            <text:p>24.5533375885</text:p>
          </table:table-cell>
          <table:table-cell office:value-type="float" office:value="47.8927602523">
            <text:p>47.8927602523</text:p>
          </table:table-cell>
          <table:table-cell office:value-type="float" office:value="24.5533375885">
            <text:p>24.55333758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164.63252">
            <text:p>2438164.63252</text:p>
          </table:table-cell>
          <table:table-cell office:value-type="string">
            <text:p>1963-05-14 22:10:50.390625 EST-0500</text:p>
          </table:table-cell>
          <table:table-cell office:value-type="string">
            <text:p>S</text:p>
          </table:table-cell>
          <table:table-cell office:value-type="float" office:value="227.893038362">
            <text:p>227.893038362</text:p>
          </table:table-cell>
          <table:table-cell office:value-type="float" office:value="204.552376874">
            <text:p>204.552376874</text:p>
          </table:table-cell>
          <table:table-cell office:value-type="float" office:value="47.8930383624">
            <text:p>47.8930383624</text:p>
          </table:table-cell>
          <table:table-cell office:value-type="float" office:value="24.5523768739">
            <text:p>24.55237687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214.28035">
            <text:p>2438214.28035</text:p>
          </table:table-cell>
          <table:table-cell office:value-type="string">
            <text:p>1963-07-03 13:43:42.656250 EST-0500</text:p>
          </table:table-cell>
          <table:table-cell office:value-type="string">
            <text:p>N</text:p>
          </table:table-cell>
          <table:table-cell office:value-type="float" office:value="47.8948916516">
            <text:p>47.8948916516</text:p>
          </table:table-cell>
          <table:table-cell office:value-type="float" office:value="24.5520447956">
            <text:p>24.5520447956</text:p>
          </table:table-cell>
          <table:table-cell office:value-type="float" office:value="47.8948916516">
            <text:p>47.8948916516</text:p>
          </table:table-cell>
          <table:table-cell office:value-type="float" office:value="24.5520447956">
            <text:p>24.55204479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252.60127">
            <text:p>2438252.60127</text:p>
          </table:table-cell>
          <table:table-cell office:value-type="string">
            <text:p>1963-08-10 21:25:50.390625 EST-0500</text:p>
          </table:table-cell>
          <table:table-cell office:value-type="string">
            <text:p>S</text:p>
          </table:table-cell>
          <table:table-cell office:value-type="float" office:value="227.896515596">
            <text:p>227.896515596</text:p>
          </table:table-cell>
          <table:table-cell office:value-type="float" office:value="204.552063547">
            <text:p>204.552063547</text:p>
          </table:table-cell>
          <table:table-cell office:value-type="float" office:value="47.8965155959">
            <text:p>47.8965155959</text:p>
          </table:table-cell>
          <table:table-cell office:value-type="float" office:value="24.552063547">
            <text:p>24.5520635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302.2491">
            <text:p>2438302.2491</text:p>
          </table:table-cell>
          <table:table-cell office:value-type="string">
            <text:p>1963-09-29 12:58:42.656250 EST-0500</text:p>
          </table:table-cell>
          <table:table-cell office:value-type="string">
            <text:p>N</text:p>
          </table:table-cell>
          <table:table-cell office:value-type="float" office:value="47.8978602947">
            <text:p>47.8978602947</text:p>
          </table:table-cell>
          <table:table-cell office:value-type="float" office:value="24.551933226">
            <text:p>24.551933226</text:p>
          </table:table-cell>
          <table:table-cell office:value-type="float" office:value="47.8978602947">
            <text:p>47.8978602947</text:p>
          </table:table-cell>
          <table:table-cell office:value-type="float" office:value="24.551933226">
            <text:p>24.5519332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340.57002">
            <text:p>2438340.57002</text:p>
          </table:table-cell>
          <table:table-cell office:value-type="string">
            <text:p>1963-11-06 20:40:50.390625 EST-0500</text:p>
          </table:table-cell>
          <table:table-cell office:value-type="string">
            <text:p>S</text:p>
          </table:table-cell>
          <table:table-cell office:value-type="float" office:value="227.89829167">
            <text:p>227.89829167</text:p>
          </table:table-cell>
          <table:table-cell office:value-type="float" office:value="204.551195591">
            <text:p>204.551195591</text:p>
          </table:table-cell>
          <table:table-cell office:value-type="float" office:value="47.8982916699">
            <text:p>47.8982916699</text:p>
          </table:table-cell>
          <table:table-cell office:value-type="float" office:value="24.5511955912">
            <text:p>24.55119559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390.21846">
            <text:p>2438390.21846</text:p>
          </table:table-cell>
          <table:table-cell office:value-type="string">
            <text:p>1963-12-26 12:14:35.390625 EST-0500</text:p>
          </table:table-cell>
          <table:table-cell office:value-type="string">
            <text:p>N</text:p>
          </table:table-cell>
          <table:table-cell office:value-type="float" office:value="47.9011191335">
            <text:p>47.9011191335</text:p>
          </table:table-cell>
          <table:table-cell office:value-type="float" office:value="24.5518536653">
            <text:p>24.5518536653</text:p>
          </table:table-cell>
          <table:table-cell office:value-type="float" office:value="47.9011191335">
            <text:p>47.9011191335</text:p>
          </table:table-cell>
          <table:table-cell office:value-type="float" office:value="24.5518536653">
            <text:p>24.55185366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428.53939">
            <text:p>2438428.53939</text:p>
          </table:table-cell>
          <table:table-cell office:value-type="string">
            <text:p>1964-02-02 19:56:43.125000 EST-0500</text:p>
          </table:table-cell>
          <table:table-cell office:value-type="string">
            <text:p>S</text:p>
          </table:table-cell>
          <table:table-cell office:value-type="float" office:value="227.901805032">
            <text:p>227.901805032</text:p>
          </table:table-cell>
          <table:table-cell office:value-type="float" office:value="204.550690046">
            <text:p>204.550690046</text:p>
          </table:table-cell>
          <table:table-cell office:value-type="float" office:value="47.9018050323">
            <text:p>47.9018050323</text:p>
          </table:table-cell>
          <table:table-cell office:value-type="float" office:value="24.5506900457">
            <text:p>24.55069004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478.18782">
            <text:p>2438478.18782</text:p>
          </table:table-cell>
          <table:table-cell office:value-type="string">
            <text:p>1964-03-23 11:30:28.125000 EST-0500</text:p>
          </table:table-cell>
          <table:table-cell office:value-type="string">
            <text:p>N</text:p>
          </table:table-cell>
          <table:table-cell office:value-type="float" office:value="47.9040218122">
            <text:p>47.9040218122</text:p>
          </table:table-cell>
          <table:table-cell office:value-type="float" office:value="24.5513485375">
            <text:p>24.5513485375</text:p>
          </table:table-cell>
          <table:table-cell office:value-type="float" office:value="47.9040218122">
            <text:p>47.9040218122</text:p>
          </table:table-cell>
          <table:table-cell office:value-type="float" office:value="24.5513485375">
            <text:p>24.55134853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516.50814">
            <text:p>2438516.50814</text:p>
          </table:table-cell>
          <table:table-cell office:value-type="string">
            <text:p>1964-04-30 19:11:43.125000 EST-0500</text:p>
          </table:table-cell>
          <table:table-cell office:value-type="string">
            <text:p>S</text:p>
          </table:table-cell>
          <table:table-cell office:value-type="float" office:value="227.902687663">
            <text:p>227.902687663</text:p>
          </table:table-cell>
          <table:table-cell office:value-type="float" office:value="204.548983741">
            <text:p>204.548983741</text:p>
          </table:table-cell>
          <table:table-cell office:value-type="float" office:value="47.9026876633">
            <text:p>47.9026876633</text:p>
          </table:table-cell>
          <table:table-cell office:value-type="float" office:value="24.5489837409">
            <text:p>24.54898374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566.15718">
            <text:p>2438566.15718</text:p>
          </table:table-cell>
          <table:table-cell office:value-type="string">
            <text:p>1964-06-19 10:46:20.859375 EST-0500</text:p>
          </table:table-cell>
          <table:table-cell office:value-type="string">
            <text:p>N</text:p>
          </table:table-cell>
          <table:table-cell office:value-type="float" office:value="47.9074724461">
            <text:p>47.9074724461</text:p>
          </table:table-cell>
          <table:table-cell office:value-type="float" office:value="24.551566755">
            <text:p>24.551566755</text:p>
          </table:table-cell>
          <table:table-cell office:value-type="float" office:value="47.9074724461">
            <text:p>47.9074724461</text:p>
          </table:table-cell>
          <table:table-cell office:value-type="float" office:value="24.551566755">
            <text:p>24.5515667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604.47689">
            <text:p>2438604.47689</text:p>
          </table:table-cell>
          <table:table-cell office:value-type="string">
            <text:p>1964-07-27 18:26:43.125000 EST-0500</text:p>
          </table:table-cell>
          <table:table-cell office:value-type="string">
            <text:p>S</text:p>
          </table:table-cell>
          <table:table-cell office:value-type="float" office:value="227.906232478">
            <text:p>227.906232478</text:p>
          </table:table-cell>
          <table:table-cell office:value-type="float" office:value="204.548478674">
            <text:p>204.548478674</text:p>
          </table:table-cell>
          <table:table-cell office:value-type="float" office:value="47.9062324778">
            <text:p>47.9062324778</text:p>
          </table:table-cell>
          <table:table-cell office:value-type="float" office:value="24.548478674">
            <text:p>24.5484786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654.12593">
            <text:p>2438654.12593</text:p>
          </table:table-cell>
          <table:table-cell office:value-type="string">
            <text:p>1964-09-15 10:01:20.859375 EST-0500</text:p>
          </table:table-cell>
          <table:table-cell office:value-type="string">
            <text:p>N</text:p>
          </table:table-cell>
          <table:table-cell office:value-type="float" office:value="47.9099512252">
            <text:p>47.9099512252</text:p>
          </table:table-cell>
          <table:table-cell office:value-type="float" office:value="24.5505828953">
            <text:p>24.5505828953</text:p>
          </table:table-cell>
          <table:table-cell office:value-type="float" office:value="47.9099512252">
            <text:p>47.9099512252</text:p>
          </table:table-cell>
          <table:table-cell office:value-type="float" office:value="24.5505828953">
            <text:p>24.55058289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692.44624">
            <text:p>2438692.44624</text:p>
          </table:table-cell>
          <table:table-cell office:value-type="string">
            <text:p>1964-10-23 17:42:35.859375 EST-0500</text:p>
          </table:table-cell>
          <table:table-cell office:value-type="string">
            <text:p>S</text:p>
          </table:table-cell>
          <table:table-cell office:value-type="float" office:value="227.909714952">
            <text:p>227.909714952</text:p>
          </table:table-cell>
          <table:table-cell office:value-type="float" office:value="204.549348877">
            <text:p>204.549348877</text:p>
          </table:table-cell>
          <table:table-cell office:value-type="float" office:value="47.9097149523">
            <text:p>47.9097149523</text:p>
          </table:table-cell>
          <table:table-cell office:value-type="float" office:value="24.5493488768">
            <text:p>24.54934887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742.09468">
            <text:p>2438742.09468</text:p>
          </table:table-cell>
          <table:table-cell office:value-type="string">
            <text:p>1964-12-12 09:16:20.859375 EST-0500</text:p>
          </table:table-cell>
          <table:table-cell office:value-type="string">
            <text:p>N</text:p>
          </table:table-cell>
          <table:table-cell office:value-type="float" office:value="47.9106247781">
            <text:p>47.9106247781</text:p>
          </table:table-cell>
          <table:table-cell office:value-type="float" office:value="24.5480429687">
            <text:p>24.5480429687</text:p>
          </table:table-cell>
          <table:table-cell office:value-type="float" office:value="47.9106247781">
            <text:p>47.9106247781</text:p>
          </table:table-cell>
          <table:table-cell office:value-type="float" office:value="24.5480429687">
            <text:p>24.54804296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780.41499">
            <text:p>2438780.41499</text:p>
          </table:table-cell>
          <table:table-cell office:value-type="string">
            <text:p>1965-01-19 16:57:35.859375 EST-0500</text:p>
          </table:table-cell>
          <table:table-cell office:value-type="string">
            <text:p>S</text:p>
          </table:table-cell>
          <table:table-cell office:value-type="float" office:value="227.91299732">
            <text:p>227.91299732</text:p>
          </table:table-cell>
          <table:table-cell office:value-type="float" office:value="204.548368557">
            <text:p>204.548368557</text:p>
          </table:table-cell>
          <table:table-cell office:value-type="float" office:value="47.9129973202">
            <text:p>47.9129973202</text:p>
          </table:table-cell>
          <table:table-cell office:value-type="float" office:value="24.5483685569">
            <text:p>24.54836855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830.06465">
            <text:p>2438830.06465</text:p>
          </table:table-cell>
          <table:table-cell office:value-type="string">
            <text:p>1965-03-10 08:33:06.328125 EST-0500</text:p>
          </table:table-cell>
          <table:table-cell office:value-type="string">
            <text:p>N</text:p>
          </table:table-cell>
          <table:table-cell office:value-type="float" office:value="47.9150005223">
            <text:p>47.9150005223</text:p>
          </table:table-cell>
          <table:table-cell office:value-type="float" office:value="24.5487301962">
            <text:p>24.5487301962</text:p>
          </table:table-cell>
          <table:table-cell office:value-type="float" office:value="47.9150005223">
            <text:p>47.9150005223</text:p>
          </table:table-cell>
          <table:table-cell office:value-type="float" office:value="24.5487301962">
            <text:p>24.54873019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868.38435">
            <text:p>2438868.38435</text:p>
          </table:table-cell>
          <table:table-cell office:value-type="string">
            <text:p>1965-04-17 16:13:28.593750 EST-0500</text:p>
          </table:table-cell>
          <table:table-cell office:value-type="string">
            <text:p>S</text:p>
          </table:table-cell>
          <table:table-cell office:value-type="float" office:value="227.915237062">
            <text:p>227.915237062</text:p>
          </table:table-cell>
          <table:table-cell office:value-type="float" office:value="204.547888075">
            <text:p>204.547888075</text:p>
          </table:table-cell>
          <table:table-cell office:value-type="float" office:value="47.9152370621">
            <text:p>47.9152370621</text:p>
          </table:table-cell>
          <table:table-cell office:value-type="float" office:value="24.5478880754">
            <text:p>24.54788807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918.03402">
            <text:p>2438918.03402</text:p>
          </table:table-cell>
          <table:table-cell office:value-type="string">
            <text:p>1965-06-06 07:48:59.062500 EST-0500</text:p>
          </table:table-cell>
          <table:table-cell office:value-type="string">
            <text:p>N</text:p>
          </table:table-cell>
          <table:table-cell office:value-type="float" office:value="47.9167416311">
            <text:p>47.9167416311</text:p>
          </table:table-cell>
          <table:table-cell office:value-type="float" office:value="24.5472133619">
            <text:p>24.5472133619</text:p>
          </table:table-cell>
          <table:table-cell office:value-type="float" office:value="47.9167416311">
            <text:p>47.9167416311</text:p>
          </table:table-cell>
          <table:table-cell office:value-type="float" office:value="24.5472133619">
            <text:p>24.54721336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8956.35372">
            <text:p>2438956.35372</text:p>
          </table:table-cell>
          <table:table-cell office:value-type="string">
            <text:p>1965-07-14 15:29:21.328125 EST-0500</text:p>
          </table:table-cell>
          <table:table-cell office:value-type="string">
            <text:p>S</text:p>
          </table:table-cell>
          <table:table-cell office:value-type="float" office:value="227.919684595">
            <text:p>227.919684595</text:p>
          </table:table-cell>
          <table:table-cell office:value-type="float" office:value="204.548249877">
            <text:p>204.548249877</text:p>
          </table:table-cell>
          <table:table-cell office:value-type="float" office:value="47.9196845948">
            <text:p>47.9196845948</text:p>
          </table:table-cell>
          <table:table-cell office:value-type="float" office:value="24.5482498766">
            <text:p>24.54824987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006.00337">
            <text:p>2439006.00337</text:p>
          </table:table-cell>
          <table:table-cell office:value-type="string">
            <text:p>1965-09-02 07:04:51.796875 EST-0500</text:p>
          </table:table-cell>
          <table:table-cell office:value-type="string">
            <text:p>N</text:p>
          </table:table-cell>
          <table:table-cell office:value-type="float" office:value="47.9215719586">
            <text:p>47.9215719586</text:p>
          </table:table-cell>
          <table:table-cell office:value-type="float" office:value="24.548297352">
            <text:p>24.548297352</text:p>
          </table:table-cell>
          <table:table-cell office:value-type="float" office:value="47.9215719586">
            <text:p>47.9215719586</text:p>
          </table:table-cell>
          <table:table-cell office:value-type="float" office:value="24.548297352">
            <text:p>24.5482973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044.32247">
            <text:p>2439044.32247</text:p>
          </table:table-cell>
          <table:table-cell office:value-type="string">
            <text:p>1965-10-10 14:44:21.328125 EST-0500</text:p>
          </table:table-cell>
          <table:table-cell office:value-type="string">
            <text:p>S</text:p>
          </table:table-cell>
          <table:table-cell office:value-type="float" office:value="227.921239396">
            <text:p>227.921239396</text:p>
          </table:table-cell>
          <table:table-cell office:value-type="float" office:value="204.546901156">
            <text:p>204.546901156</text:p>
          </table:table-cell>
          <table:table-cell office:value-type="float" office:value="47.9212393956">
            <text:p>47.9212393956</text:p>
          </table:table-cell>
          <table:table-cell office:value-type="float" office:value="24.5469011559">
            <text:p>24.54690115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093.97212">
            <text:p>2439093.97212</text:p>
          </table:table-cell>
          <table:table-cell office:value-type="string">
            <text:p>1965-11-29 06:19:51.796875 EST-0500</text:p>
          </table:table-cell>
          <table:table-cell office:value-type="string">
            <text:p>N</text:p>
          </table:table-cell>
          <table:table-cell office:value-type="float" office:value="47.9224171285">
            <text:p>47.9224171285</text:p>
          </table:table-cell>
          <table:table-cell office:value-type="float" office:value="24.5460063265">
            <text:p>24.5460063265</text:p>
          </table:table-cell>
          <table:table-cell office:value-type="float" office:value="47.9224171285">
            <text:p>47.9224171285</text:p>
          </table:table-cell>
          <table:table-cell office:value-type="float" office:value="24.5460063265">
            <text:p>24.54600632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132.29183">
            <text:p>2439132.29183</text:p>
          </table:table-cell>
          <table:table-cell office:value-type="string">
            <text:p>1966-01-06 14:00:14.062500 EST-0500</text:p>
          </table:table-cell>
          <table:table-cell office:value-type="string">
            <text:p>S</text:p>
          </table:table-cell>
          <table:table-cell office:value-type="float" office:value="227.92556248">
            <text:p>227.92556248</text:p>
          </table:table-cell>
          <table:table-cell office:value-type="float" office:value="204.547174116">
            <text:p>204.547174116</text:p>
          </table:table-cell>
          <table:table-cell office:value-type="float" office:value="47.9255624802">
            <text:p>47.9255624802</text:p>
          </table:table-cell>
          <table:table-cell office:value-type="float" office:value="24.5471741163">
            <text:p>24.54717411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181.94148">
            <text:p>2439181.94148</text:p>
          </table:table-cell>
          <table:table-cell office:value-type="string">
            <text:p>1966-02-25 05:35:44.531250 EST-0500</text:p>
          </table:table-cell>
          <table:table-cell office:value-type="string">
            <text:p>N</text:p>
          </table:table-cell>
          <table:table-cell office:value-type="float" office:value="47.9261254347">
            <text:p>47.9261254347</text:p>
          </table:table-cell>
          <table:table-cell office:value-type="float" office:value="24.5457116493">
            <text:p>24.5457116493</text:p>
          </table:table-cell>
          <table:table-cell office:value-type="float" office:value="47.9261254347">
            <text:p>47.9261254347</text:p>
          </table:table-cell>
          <table:table-cell office:value-type="float" office:value="24.5457116493">
            <text:p>24.54571164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220.26058">
            <text:p>2439220.26058</text:p>
          </table:table-cell>
          <table:table-cell office:value-type="string">
            <text:p>1966-04-04 13:15:14.062500 EST-0500</text:p>
          </table:table-cell>
          <table:table-cell office:value-type="string">
            <text:p>S</text:p>
          </table:table-cell>
          <table:table-cell office:value-type="float" office:value="227.926954206">
            <text:p>227.926954206</text:p>
          </table:table-cell>
          <table:table-cell office:value-type="float" office:value="204.545339192">
            <text:p>204.545339192</text:p>
          </table:table-cell>
          <table:table-cell office:value-type="float" office:value="47.9269542056">
            <text:p>47.9269542056</text:p>
          </table:table-cell>
          <table:table-cell office:value-type="float" office:value="24.5453391918">
            <text:p>24.54533919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269.91146">
            <text:p>2439269.91146</text:p>
          </table:table-cell>
          <table:table-cell office:value-type="string">
            <text:p>1966-05-24 04:52:30.000000 EST-0500</text:p>
          </table:table-cell>
          <table:table-cell office:value-type="string">
            <text:p>N</text:p>
          </table:table-cell>
          <table:table-cell office:value-type="float" office:value="47.9282574291">
            <text:p>47.9282574291</text:p>
          </table:table-cell>
          <table:table-cell office:value-type="float" office:value="24.5447175305">
            <text:p>24.5447175305</text:p>
          </table:table-cell>
          <table:table-cell office:value-type="float" office:value="47.9282574291">
            <text:p>47.9282574291</text:p>
          </table:table-cell>
          <table:table-cell office:value-type="float" office:value="24.5447175305">
            <text:p>24.54471753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308.22993">
            <text:p>2439308.22993</text:p>
          </table:table-cell>
          <table:table-cell office:value-type="string">
            <text:p>1966-07-01 12:31:06.796875 EST-0500</text:p>
          </table:table-cell>
          <table:table-cell office:value-type="string">
            <text:p>S</text:p>
          </table:table-cell>
          <table:table-cell office:value-type="float" office:value="227.931132004">
            <text:p>227.931132004</text:p>
          </table:table-cell>
          <table:table-cell office:value-type="float" office:value="204.545683322">
            <text:p>204.545683322</text:p>
          </table:table-cell>
          <table:table-cell office:value-type="float" office:value="47.9311320039">
            <text:p>47.9311320039</text:p>
          </table:table-cell>
          <table:table-cell office:value-type="float" office:value="24.5456833225">
            <text:p>24.54568332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357.88081">
            <text:p>2439357.88081</text:p>
          </table:table-cell>
          <table:table-cell office:value-type="string">
            <text:p>1966-08-20 04:08:22.734375 EST-0500</text:p>
          </table:table-cell>
          <table:table-cell office:value-type="string">
            <text:p>N</text:p>
          </table:table-cell>
          <table:table-cell office:value-type="float" office:value="47.9323575315">
            <text:p>47.9323575315</text:p>
          </table:table-cell>
          <table:table-cell office:value-type="float" office:value="24.5447206405">
            <text:p>24.5447206405</text:p>
          </table:table-cell>
          <table:table-cell office:value-type="float" office:value="47.9323575315">
            <text:p>47.9323575315</text:p>
          </table:table-cell>
          <table:table-cell office:value-type="float" office:value="24.5447206405">
            <text:p>24.54472064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396.19868">
            <text:p>2439396.19868</text:p>
          </table:table-cell>
          <table:table-cell office:value-type="string">
            <text:p>1966-09-27 11:46:06.796875 EST-0500</text:p>
          </table:table-cell>
          <table:table-cell office:value-type="string">
            <text:p>S</text:p>
          </table:table-cell>
          <table:table-cell office:value-type="float" office:value="227.93312487">
            <text:p>227.93312487</text:p>
          </table:table-cell>
          <table:table-cell office:value-type="float" office:value="204.544232255">
            <text:p>204.544232255</text:p>
          </table:table-cell>
          <table:table-cell office:value-type="float" office:value="47.9331248701">
            <text:p>47.9331248701</text:p>
          </table:table-cell>
          <table:table-cell office:value-type="float" office:value="24.5442322549">
            <text:p>24.54423225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445.85017">
            <text:p>2439445.85017</text:p>
          </table:table-cell>
          <table:table-cell office:value-type="string">
            <text:p>1966-11-16 03:24:15.468750 EST-0500</text:p>
          </table:table-cell>
          <table:table-cell office:value-type="string">
            <text:p>N</text:p>
          </table:table-cell>
          <table:table-cell office:value-type="float" office:value="47.937500026">
            <text:p>47.937500026</text:p>
          </table:table-cell>
          <table:table-cell office:value-type="float" office:value="24.5468492019">
            <text:p>24.5468492019</text:p>
          </table:table-cell>
          <table:table-cell office:value-type="float" office:value="47.937500026">
            <text:p>47.937500026</text:p>
          </table:table-cell>
          <table:table-cell office:value-type="float" office:value="24.5468492019">
            <text:p>24.54684920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484.16804">
            <text:p>2439484.16804</text:p>
          </table:table-cell>
          <table:table-cell office:value-type="string">
            <text:p>1966-12-24 11:01:59.531250 EST-0500</text:p>
          </table:table-cell>
          <table:table-cell office:value-type="string">
            <text:p>S</text:p>
          </table:table-cell>
          <table:table-cell office:value-type="float" office:value="227.937278391">
            <text:p>227.937278391</text:p>
          </table:table-cell>
          <table:table-cell office:value-type="float" office:value="204.544757821">
            <text:p>204.544757821</text:p>
          </table:table-cell>
          <table:table-cell office:value-type="float" office:value="47.9372783912">
            <text:p>47.9372783912</text:p>
          </table:table-cell>
          <table:table-cell office:value-type="float" office:value="24.5447578211">
            <text:p>24.54475782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533.81892">
            <text:p>2439533.81892</text:p>
          </table:table-cell>
          <table:table-cell office:value-type="string">
            <text:p>1967-02-12 02:39:15.468750 EST-0500</text:p>
          </table:table-cell>
          <table:table-cell office:value-type="string">
            <text:p>N</text:p>
          </table:table-cell>
          <table:table-cell office:value-type="float" office:value="47.9398582807">
            <text:p>47.9398582807</text:p>
          </table:table-cell>
          <table:table-cell office:value-type="float" office:value="24.544821073">
            <text:p>24.544821073</text:p>
          </table:table-cell>
          <table:table-cell office:value-type="float" office:value="47.9398582807">
            <text:p>47.9398582807</text:p>
          </table:table-cell>
          <table:table-cell office:value-type="float" office:value="24.544821073">
            <text:p>24.5448210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572.13741">
            <text:p>2439572.13741</text:p>
          </table:table-cell>
          <table:table-cell office:value-type="string">
            <text:p>1967-03-22 10:17:52.265625 EST-0500</text:p>
          </table:table-cell>
          <table:table-cell office:value-type="string">
            <text:p>S</text:p>
          </table:table-cell>
          <table:table-cell office:value-type="float" office:value="227.940625546">
            <text:p>227.940625546</text:p>
          </table:table-cell>
          <table:table-cell office:value-type="float" office:value="204.544316028">
            <text:p>204.544316028</text:p>
          </table:table-cell>
          <table:table-cell office:value-type="float" office:value="47.9406255459">
            <text:p>47.9406255459</text:p>
          </table:table-cell>
          <table:table-cell office:value-type="float" office:value="24.5443160283">
            <text:p>24.54431602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621.78829">
            <text:p>2439621.78829</text:p>
          </table:table-cell>
          <table:table-cell office:value-type="string">
            <text:p>1967-05-11 01:55:08.203125 EST-0500</text:p>
          </table:table-cell>
          <table:table-cell office:value-type="string">
            <text:p>N</text:p>
          </table:table-cell>
          <table:table-cell office:value-type="float" office:value="47.9423699061">
            <text:p>47.9423699061</text:p>
          </table:table-cell>
          <table:table-cell office:value-type="float" office:value="24.5444529267">
            <text:p>24.5444529267</text:p>
          </table:table-cell>
          <table:table-cell office:value-type="float" office:value="47.9423699061">
            <text:p>47.9423699061</text:p>
          </table:table-cell>
          <table:table-cell office:value-type="float" office:value="24.5444529267">
            <text:p>24.54445292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660.10677">
            <text:p>2439660.10677</text:p>
          </table:table-cell>
          <table:table-cell office:value-type="string">
            <text:p>1967-06-18 09:33:45.000000 EST-0500</text:p>
          </table:table-cell>
          <table:table-cell office:value-type="string">
            <text:p>S</text:p>
          </table:table-cell>
          <table:table-cell office:value-type="float" office:value="227.943982516">
            <text:p>227.943982516</text:p>
          </table:table-cell>
          <table:table-cell office:value-type="float" office:value="204.544178898">
            <text:p>204.544178898</text:p>
          </table:table-cell>
          <table:table-cell office:value-type="float" office:value="47.9439825163">
            <text:p>47.9439825163</text:p>
          </table:table-cell>
          <table:table-cell office:value-type="float" office:value="24.5441788979">
            <text:p>24.54417889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709.75825">
            <text:p>2439709.75825</text:p>
          </table:table-cell>
          <table:table-cell office:value-type="string">
            <text:p>1967-08-07 01:11:53.671875 EST-0500</text:p>
          </table:table-cell>
          <table:table-cell office:value-type="string">
            <text:p>N</text:p>
          </table:table-cell>
          <table:table-cell office:value-type="float" office:value="47.9473941386">
            <text:p>47.9473941386</text:p>
          </table:table-cell>
          <table:table-cell office:value-type="float" office:value="24.5450186881">
            <text:p>24.5450186881</text:p>
          </table:table-cell>
          <table:table-cell office:value-type="float" office:value="47.9473941386">
            <text:p>47.9473941386</text:p>
          </table:table-cell>
          <table:table-cell office:value-type="float" office:value="24.5450186881">
            <text:p>24.54501868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748.07552">
            <text:p>2439748.07552</text:p>
          </table:table-cell>
          <table:table-cell office:value-type="string">
            <text:p>1967-09-14 08:48:45.000000 EST-0500</text:p>
          </table:table-cell>
          <table:table-cell office:value-type="string">
            <text:p>S</text:p>
          </table:table-cell>
          <table:table-cell office:value-type="float" office:value="227.947016414">
            <text:p>227.947016414</text:p>
          </table:table-cell>
          <table:table-cell office:value-type="float" office:value="204.543271745">
            <text:p>204.543271745</text:p>
          </table:table-cell>
          <table:table-cell office:value-type="float" office:value="47.9470164142">
            <text:p>47.9470164142</text:p>
          </table:table-cell>
          <table:table-cell office:value-type="float" office:value="24.5432717446">
            <text:p>24.54327174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797.727">
            <text:p>2439797.727</text:p>
          </table:table-cell>
          <table:table-cell office:value-type="string">
            <text:p>1967-11-03 00:26:53.671875 EST-0500</text:p>
          </table:table-cell>
          <table:table-cell office:value-type="string">
            <text:p>N</text:p>
          </table:table-cell>
          <table:table-cell office:value-type="float" office:value="47.9490194966">
            <text:p>47.9490194966</text:p>
          </table:table-cell>
          <table:table-cell office:value-type="float" office:value="24.5438063126">
            <text:p>24.5438063126</text:p>
          </table:table-cell>
          <table:table-cell office:value-type="float" office:value="47.9490194966">
            <text:p>47.9490194966</text:p>
          </table:table-cell>
          <table:table-cell office:value-type="float" office:value="24.5438063126">
            <text:p>24.54380631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836.04427">
            <text:p>2439836.04427</text:p>
          </table:table-cell>
          <table:table-cell office:value-type="string">
            <text:p>1967-12-11 08:03:45.000000 EST-0500</text:p>
          </table:table-cell>
          <table:table-cell office:value-type="string">
            <text:p>S</text:p>
          </table:table-cell>
          <table:table-cell office:value-type="float" office:value="227.949718973">
            <text:p>227.949718973</text:p>
          </table:table-cell>
          <table:table-cell office:value-type="float" office:value="204.542602579">
            <text:p>204.542602579</text:p>
          </table:table-cell>
          <table:table-cell office:value-type="float" office:value="47.9497189728">
            <text:p>47.9497189728</text:p>
          </table:table-cell>
          <table:table-cell office:value-type="float" office:value="24.5426025791">
            <text:p>24.54260257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885.69575">
            <text:p>2439885.69575</text:p>
          </table:table-cell>
          <table:table-cell office:value-type="string">
            <text:p>1968-01-29 23:41:53.671875 EST-0500</text:p>
          </table:table-cell>
          <table:table-cell office:value-type="string">
            <text:p>N</text:p>
          </table:table-cell>
          <table:table-cell office:value-type="float" office:value="47.9531502893">
            <text:p>47.9531502893</text:p>
          </table:table-cell>
          <table:table-cell office:value-type="float" office:value="24.5432828935">
            <text:p>24.5432828935</text:p>
          </table:table-cell>
          <table:table-cell office:value-type="float" office:value="47.9531502893">
            <text:p>47.9531502893</text:p>
          </table:table-cell>
          <table:table-cell office:value-type="float" office:value="24.5432828935">
            <text:p>24.54328289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924.01302">
            <text:p>2439924.01302</text:p>
          </table:table-cell>
          <table:table-cell office:value-type="string">
            <text:p>1968-03-08 07:18:45.000000 EST-0500</text:p>
          </table:table-cell>
          <table:table-cell office:value-type="string">
            <text:p>S</text:p>
          </table:table-cell>
          <table:table-cell office:value-type="float" office:value="227.952756882">
            <text:p>227.952756882</text:p>
          </table:table-cell>
          <table:table-cell office:value-type="float" office:value="204.541574145">
            <text:p>204.541574145</text:p>
          </table:table-cell>
          <table:table-cell office:value-type="float" office:value="47.9527568819">
            <text:p>47.9527568819</text:p>
          </table:table-cell>
          <table:table-cell office:value-type="float" office:value="24.5415741447">
            <text:p>24.54157414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39973.6645">
            <text:p>2439973.6645</text:p>
          </table:table-cell>
          <table:table-cell office:value-type="string">
            <text:p>1968-04-26 22:56:53.671875 EST-0500</text:p>
          </table:table-cell>
          <table:table-cell office:value-type="string">
            <text:p>N</text:p>
          </table:table-cell>
          <table:table-cell office:value-type="float" office:value="47.9547701141">
            <text:p>47.9547701141</text:p>
          </table:table-cell>
          <table:table-cell office:value-type="float" office:value="24.5420163525">
            <text:p>24.5420163525</text:p>
          </table:table-cell>
          <table:table-cell office:value-type="float" office:value="47.9547701141">
            <text:p>47.9547701141</text:p>
          </table:table-cell>
          <table:table-cell office:value-type="float" office:value="24.5420163525">
            <text:p>24.54201635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011.98237">
            <text:p>2440011.98237</text:p>
          </table:table-cell>
          <table:table-cell office:value-type="string">
            <text:p>1968-06-04 06:34:37.734375 EST-0500</text:p>
          </table:table-cell>
          <table:table-cell office:value-type="string">
            <text:p>S</text:p>
          </table:table-cell>
          <table:table-cell office:value-type="float" office:value="227.955690297">
            <text:p>227.955690297</text:p>
          </table:table-cell>
          <table:table-cell office:value-type="float" office:value="204.541116901">
            <text:p>204.541116901</text:p>
          </table:table-cell>
          <table:table-cell office:value-type="float" office:value="47.955690297">
            <text:p>47.955690297</text:p>
          </table:table-cell>
          <table:table-cell office:value-type="float" office:value="24.5411169005">
            <text:p>24.54111690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061.63387">
            <text:p>2440061.63387</text:p>
          </table:table-cell>
          <table:table-cell office:value-type="string">
            <text:p>1968-07-23 22:12:46.406250 EST-0500</text:p>
          </table:table-cell>
          <table:table-cell office:value-type="string">
            <text:p>N</text:p>
          </table:table-cell>
          <table:table-cell office:value-type="float" office:value="47.958202414">
            <text:p>47.958202414</text:p>
          </table:table-cell>
          <table:table-cell office:value-type="float" office:value="24.5410290613">
            <text:p>24.5410290613</text:p>
          </table:table-cell>
          <table:table-cell office:value-type="float" office:value="47.958202414">
            <text:p>47.958202414</text:p>
          </table:table-cell>
          <table:table-cell office:value-type="float" office:value="24.5410290613">
            <text:p>24.54102906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099.95174">
            <text:p>2440099.95174</text:p>
          </table:table-cell>
          <table:table-cell office:value-type="string">
            <text:p>1968-08-31 05:50:30.468750 EST-0500</text:p>
          </table:table-cell>
          <table:table-cell office:value-type="string">
            <text:p>S</text:p>
          </table:table-cell>
          <table:table-cell office:value-type="float" office:value="227.959670971">
            <text:p>227.959670971</text:p>
          </table:table-cell>
          <table:table-cell office:value-type="float" office:value="204.54102899">
            <text:p>204.54102899</text:p>
          </table:table-cell>
          <table:table-cell office:value-type="float" office:value="47.959670971">
            <text:p>47.959670971</text:p>
          </table:table-cell>
          <table:table-cell office:value-type="float" office:value="24.5410289896">
            <text:p>24.54102898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149.60323">
            <text:p>2440149.60323</text:p>
          </table:table-cell>
          <table:table-cell office:value-type="string">
            <text:p>1968-10-19 21:28:39.140625 EST-0500</text:p>
          </table:table-cell>
          <table:table-cell office:value-type="string">
            <text:p>N</text:p>
          </table:table-cell>
          <table:table-cell office:value-type="float" office:value="47.9616502377">
            <text:p>47.9616502377</text:p>
          </table:table-cell>
          <table:table-cell office:value-type="float" office:value="24.5414356252">
            <text:p>24.5414356252</text:p>
          </table:table-cell>
          <table:table-cell office:value-type="float" office:value="47.9616502377">
            <text:p>47.9616502377</text:p>
          </table:table-cell>
          <table:table-cell office:value-type="float" office:value="24.5414356252">
            <text:p>24.54143562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187.92049">
            <text:p>2440187.92049</text:p>
          </table:table-cell>
          <table:table-cell office:value-type="string">
            <text:p>1968-11-27 05:05:30.468750 EST-0500</text:p>
          </table:table-cell>
          <table:table-cell office:value-type="string">
            <text:p>S</text:p>
          </table:table-cell>
          <table:table-cell office:value-type="float" office:value="227.96253325">
            <text:p>227.96253325</text:p>
          </table:table-cell>
          <table:table-cell office:value-type="float" office:value="204.540550466">
            <text:p>204.540550466</text:p>
          </table:table-cell>
          <table:table-cell office:value-type="float" office:value="47.9625332499">
            <text:p>47.9625332499</text:p>
          </table:table-cell>
          <table:table-cell office:value-type="float" office:value="24.5405504662">
            <text:p>24.54055046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237.57198">
            <text:p>2440237.57198</text:p>
          </table:table-cell>
          <table:table-cell office:value-type="string">
            <text:p>1969-01-15 20:43:39.140625 EST-0500</text:p>
          </table:table-cell>
          <table:table-cell office:value-type="string">
            <text:p>N</text:p>
          </table:table-cell>
          <table:table-cell office:value-type="float" office:value="47.9653281759">
            <text:p>47.9653281759</text:p>
          </table:table-cell>
          <table:table-cell office:value-type="float" office:value="24.5407219229">
            <text:p>24.5407219229</text:p>
          </table:table-cell>
          <table:table-cell office:value-type="float" office:value="47.9653281759">
            <text:p>47.9653281759</text:p>
          </table:table-cell>
          <table:table-cell office:value-type="float" office:value="24.5407219229">
            <text:p>24.54072192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275.88924">
            <text:p>2440275.88924</text:p>
          </table:table-cell>
          <table:table-cell office:value-type="string">
            <text:p>1969-02-23 04:20:30.468750 EST-0500</text:p>
          </table:table-cell>
          <table:table-cell office:value-type="string">
            <text:p>S</text:p>
          </table:table-cell>
          <table:table-cell office:value-type="float" office:value="227.966371436">
            <text:p>227.966371436</text:p>
          </table:table-cell>
          <table:table-cell office:value-type="float" office:value="204.54014987">
            <text:p>204.54014987</text:p>
          </table:table-cell>
          <table:table-cell office:value-type="float" office:value="47.9663714364">
            <text:p>47.9663714364</text:p>
          </table:table-cell>
          <table:table-cell office:value-type="float" office:value="24.5401498702">
            <text:p>24.54014987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325.54073">
            <text:p>2440325.54073</text:p>
          </table:table-cell>
          <table:table-cell office:value-type="string">
            <text:p>1969-04-13 19:58:39.140625 EST-0500</text:p>
          </table:table-cell>
          <table:table-cell office:value-type="string">
            <text:p>N</text:p>
          </table:table-cell>
          <table:table-cell office:value-type="float" office:value="47.9686144256">
            <text:p>47.9686144256</text:p>
          </table:table-cell>
          <table:table-cell office:value-type="float" office:value="24.5407339694">
            <text:p>24.5407339694</text:p>
          </table:table-cell>
          <table:table-cell office:value-type="float" office:value="47.9686144256">
            <text:p>47.9686144256</text:p>
          </table:table-cell>
          <table:table-cell office:value-type="float" office:value="24.5407339694">
            <text:p>24.54073396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363.85799">
            <text:p>2440363.85799</text:p>
          </table:table-cell>
          <table:table-cell office:value-type="string">
            <text:p>1969-05-22 03:35:30.468750 EST-0500</text:p>
          </table:table-cell>
          <table:table-cell office:value-type="string">
            <text:p>S</text:p>
          </table:table-cell>
          <table:table-cell office:value-type="float" office:value="227.968866835">
            <text:p>227.968866835</text:p>
          </table:table-cell>
          <table:table-cell office:value-type="float" office:value="204.539399677">
            <text:p>204.539399677</text:p>
          </table:table-cell>
          <table:table-cell office:value-type="float" office:value="47.9688668355">
            <text:p>47.9688668355</text:p>
          </table:table-cell>
          <table:table-cell office:value-type="float" office:value="24.5393996773">
            <text:p>24.53939967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413.51008">
            <text:p>2440413.51008</text:p>
          </table:table-cell>
          <table:table-cell office:value-type="string">
            <text:p>1969-07-10 19:14:31.875000 EST-0500</text:p>
          </table:table-cell>
          <table:table-cell office:value-type="string">
            <text:p>N</text:p>
          </table:table-cell>
          <table:table-cell office:value-type="float" office:value="47.9723290326">
            <text:p>47.9723290326</text:p>
          </table:table-cell>
          <table:table-cell office:value-type="float" office:value="24.5403431175">
            <text:p>24.5403431175</text:p>
          </table:table-cell>
          <table:table-cell office:value-type="float" office:value="47.9723290326">
            <text:p>47.9723290326</text:p>
          </table:table-cell>
          <table:table-cell office:value-type="float" office:value="24.5403431175">
            <text:p>24.54034311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451.82735">
            <text:p>2440451.82735</text:p>
          </table:table-cell>
          <table:table-cell office:value-type="string">
            <text:p>1969-08-18 02:51:23.203125 EST-0500</text:p>
          </table:table-cell>
          <table:table-cell office:value-type="string">
            <text:p>S</text:p>
          </table:table-cell>
          <table:table-cell office:value-type="float" office:value="227.972563936">
            <text:p>227.972563936</text:p>
          </table:table-cell>
          <table:table-cell office:value-type="float" office:value="204.538902272">
            <text:p>204.538902272</text:p>
          </table:table-cell>
          <table:table-cell office:value-type="float" office:value="47.9725639356">
            <text:p>47.9725639356</text:p>
          </table:table-cell>
          <table:table-cell office:value-type="float" office:value="24.5389022721">
            <text:p>24.5389022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501.47944">
            <text:p>2440501.47944</text:p>
          </table:table-cell>
          <table:table-cell office:value-type="string">
            <text:p>1969-10-06 18:30:24.609375 EST-0500</text:p>
          </table:table-cell>
          <table:table-cell office:value-type="string">
            <text:p>N</text:p>
          </table:table-cell>
          <table:table-cell office:value-type="float" office:value="47.9755288598">
            <text:p>47.9755288598</text:p>
          </table:table-cell>
          <table:table-cell office:value-type="float" office:value="24.5401351407">
            <text:p>24.5401351407</text:p>
          </table:table-cell>
          <table:table-cell office:value-type="float" office:value="47.9755288598">
            <text:p>47.9755288598</text:p>
          </table:table-cell>
          <table:table-cell office:value-type="float" office:value="24.5401351407">
            <text:p>24.54013514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539.7961">
            <text:p>2440539.7961</text:p>
          </table:table-cell>
          <table:table-cell office:value-type="string">
            <text:p>1969-11-14 02:06:23.203125 EST-0500</text:p>
          </table:table-cell>
          <table:table-cell office:value-type="string">
            <text:p>S</text:p>
          </table:table-cell>
          <table:table-cell office:value-type="float" office:value="227.973977781">
            <text:p>227.973977781</text:p>
          </table:table-cell>
          <table:table-cell office:value-type="float" office:value="204.53713965">
            <text:p>204.53713965</text:p>
          </table:table-cell>
          <table:table-cell office:value-type="float" office:value="47.9739777808">
            <text:p>47.9739777808</text:p>
          </table:table-cell>
          <table:table-cell office:value-type="float" office:value="24.5371396502">
            <text:p>24.53713965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589.44819">
            <text:p>2440589.44819</text:p>
          </table:table-cell>
          <table:table-cell office:value-type="string">
            <text:p>1970-01-02 17:45:24.609375 EST-0500</text:p>
          </table:table-cell>
          <table:table-cell office:value-type="string">
            <text:p>N</text:p>
          </table:table-cell>
          <table:table-cell office:value-type="float" office:value="47.9765481897">
            <text:p>47.9765481897</text:p>
          </table:table-cell>
          <table:table-cell office:value-type="float" office:value="24.5372165213">
            <text:p>24.5372165213</text:p>
          </table:table-cell>
          <table:table-cell office:value-type="float" office:value="47.9765481897">
            <text:p>47.9765481897</text:p>
          </table:table-cell>
          <table:table-cell office:value-type="float" office:value="24.5372165213">
            <text:p>24.53721652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627.76545">
            <text:p>2440627.76545</text:p>
          </table:table-cell>
          <table:table-cell office:value-type="string">
            <text:p>1970-02-10 01:22:15.937500 EST-0500</text:p>
          </table:table-cell>
          <table:table-cell office:value-type="string">
            <text:p>S</text:p>
          </table:table-cell>
          <table:table-cell office:value-type="float" office:value="227.979540202">
            <text:p>227.979540202</text:p>
          </table:table-cell>
          <table:table-cell office:value-type="float" office:value="204.53826088">
            <text:p>204.53826088</text:p>
          </table:table-cell>
          <table:table-cell office:value-type="float" office:value="47.979540202">
            <text:p>47.979540202</text:p>
          </table:table-cell>
          <table:table-cell office:value-type="float" office:value="24.5382608799">
            <text:p>24.53826087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677.41756">
            <text:p>2440677.41756</text:p>
          </table:table-cell>
          <table:table-cell office:value-type="string">
            <text:p>1970-03-31 17:01:17.343750 EST-0500</text:p>
          </table:table-cell>
          <table:table-cell office:value-type="string">
            <text:p>N</text:p>
          </table:table-cell>
          <table:table-cell office:value-type="float" office:value="47.9831262813">
            <text:p>47.9831262813</text:p>
          </table:table-cell>
          <table:table-cell office:value-type="float" office:value="24.5401465094">
            <text:p>24.5401465094</text:p>
          </table:table-cell>
          <table:table-cell office:value-type="float" office:value="47.9831262813">
            <text:p>47.9831262813</text:p>
          </table:table-cell>
          <table:table-cell office:value-type="float" office:value="24.5401465094">
            <text:p>24.54014650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715.7342">
            <text:p>2440715.7342</text:p>
          </table:table-cell>
          <table:table-cell office:value-type="string">
            <text:p>1970-05-09 00:37:15.937500 EST-0500</text:p>
          </table:table-cell>
          <table:table-cell office:value-type="string">
            <text:p>S</text:p>
          </table:table-cell>
          <table:table-cell office:value-type="float" office:value="227.981838104">
            <text:p>227.981838104</text:p>
          </table:table-cell>
          <table:table-cell office:value-type="float" office:value="204.537514555">
            <text:p>204.537514555</text:p>
          </table:table-cell>
          <table:table-cell office:value-type="float" office:value="47.9818381041">
            <text:p>47.9818381041</text:p>
          </table:table-cell>
          <table:table-cell office:value-type="float" office:value="24.5375145548">
            <text:p>24.53751455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765.38631">
            <text:p>2440765.38631</text:p>
          </table:table-cell>
          <table:table-cell office:value-type="string">
            <text:p>1970-06-27 16:16:17.343750 EST-0500</text:p>
          </table:table-cell>
          <table:table-cell office:value-type="string">
            <text:p>N</text:p>
          </table:table-cell>
          <table:table-cell office:value-type="float" office:value="47.9840809602">
            <text:p>47.9840809602</text:p>
          </table:table-cell>
          <table:table-cell office:value-type="float" office:value="24.5373241052">
            <text:p>24.5373241052</text:p>
          </table:table-cell>
          <table:table-cell office:value-type="float" office:value="47.9840809602">
            <text:p>47.9840809602</text:p>
          </table:table-cell>
          <table:table-cell office:value-type="float" office:value="24.5373241052">
            <text:p>24.53732410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803.70295">
            <text:p>2440803.70295</text:p>
          </table:table-cell>
          <table:table-cell office:value-type="string">
            <text:p>1970-08-04 23:52:15.937500 EST-0500</text:p>
          </table:table-cell>
          <table:table-cell office:value-type="string">
            <text:p>S</text:p>
          </table:table-cell>
          <table:table-cell office:value-type="float" office:value="227.98531756">
            <text:p>227.98531756</text:p>
          </table:table-cell>
          <table:table-cell office:value-type="float" office:value="204.536622068">
            <text:p>204.536622068</text:p>
          </table:table-cell>
          <table:table-cell office:value-type="float" office:value="47.98531756">
            <text:p>47.98531756</text:p>
          </table:table-cell>
          <table:table-cell office:value-type="float" office:value="24.5366220681">
            <text:p>24.53662206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853.35627">
            <text:p>2440853.35627</text:p>
          </table:table-cell>
          <table:table-cell office:value-type="string">
            <text:p>1970-09-23 15:33:02.812500 EST-0500</text:p>
          </table:table-cell>
          <table:table-cell office:value-type="string">
            <text:p>N</text:p>
          </table:table-cell>
          <table:table-cell office:value-type="float" office:value="47.989048466">
            <text:p>47.989048466</text:p>
          </table:table-cell>
          <table:table-cell office:value-type="float" office:value="24.5386037544">
            <text:p>24.5386037544</text:p>
          </table:table-cell>
          <table:table-cell office:value-type="float" office:value="47.989048466">
            <text:p>47.989048466</text:p>
          </table:table-cell>
          <table:table-cell office:value-type="float" office:value="24.5386037544">
            <text:p>24.53860375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891.67231">
            <text:p>2440891.67231</text:p>
          </table:table-cell>
          <table:table-cell office:value-type="string">
            <text:p>1970-10-31 23:08:08.671875 EST-0500</text:p>
          </table:table-cell>
          <table:table-cell office:value-type="string">
            <text:p>S</text:p>
          </table:table-cell>
          <table:table-cell office:value-type="float" office:value="227.987617674">
            <text:p>227.987617674</text:p>
          </table:table-cell>
          <table:table-cell office:value-type="float" office:value="204.536045109">
            <text:p>204.536045109</text:p>
          </table:table-cell>
          <table:table-cell office:value-type="float" office:value="47.9876176745">
            <text:p>47.9876176745</text:p>
          </table:table-cell>
          <table:table-cell office:value-type="float" office:value="24.5360451087">
            <text:p>24.53604510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941.32564">
            <text:p>2440941.32564</text:p>
          </table:table-cell>
          <table:table-cell office:value-type="string">
            <text:p>1970-12-20 14:48:55.546875 EST-0500</text:p>
          </table:table-cell>
          <table:table-cell office:value-type="string">
            <text:p>N</text:p>
          </table:table-cell>
          <table:table-cell office:value-type="float" office:value="47.991308345">
            <text:p>47.991308345</text:p>
          </table:table-cell>
          <table:table-cell office:value-type="float" office:value="24.5372224588">
            <text:p>24.5372224588</text:p>
          </table:table-cell>
          <table:table-cell office:value-type="float" office:value="47.991308345">
            <text:p>47.991308345</text:p>
          </table:table-cell>
          <table:table-cell office:value-type="float" office:value="24.5372224588">
            <text:p>24.5372224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0979.64168">
            <text:p>2440979.64168</text:p>
          </table:table-cell>
          <table:table-cell office:value-type="string">
            <text:p>1971-01-27 22:24:01.406250 EST-0500</text:p>
          </table:table-cell>
          <table:table-cell office:value-type="string">
            <text:p>S</text:p>
          </table:table-cell>
          <table:table-cell office:value-type="float" office:value="227.992463008">
            <text:p>227.992463008</text:p>
          </table:table-cell>
          <table:table-cell office:value-type="float" office:value="204.536291465">
            <text:p>204.536291465</text:p>
          </table:table-cell>
          <table:table-cell office:value-type="float" office:value="47.9924630082">
            <text:p>47.9924630082</text:p>
          </table:table-cell>
          <table:table-cell office:value-type="float" office:value="24.5362914654">
            <text:p>24.53629146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029.295">
            <text:p>2441029.295</text:p>
          </table:table-cell>
          <table:table-cell office:value-type="string">
            <text:p>1971-03-18 14:04:48.281250 EST-0500</text:p>
          </table:table-cell>
          <table:table-cell office:value-type="string">
            <text:p>N</text:p>
          </table:table-cell>
          <table:table-cell office:value-type="float" office:value="47.9961833736">
            <text:p>47.9961833736</text:p>
          </table:table-cell>
          <table:table-cell office:value-type="float" office:value="24.5383684367">
            <text:p>24.5383684367</text:p>
          </table:table-cell>
          <table:table-cell office:value-type="float" office:value="47.9961833736">
            <text:p>47.9961833736</text:p>
          </table:table-cell>
          <table:table-cell office:value-type="float" office:value="24.5383684367">
            <text:p>24.53836843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067.61043">
            <text:p>2441067.61043</text:p>
          </table:table-cell>
          <table:table-cell office:value-type="string">
            <text:p>1971-04-25 21:39:01.406250 EST-0500</text:p>
          </table:table-cell>
          <table:table-cell office:value-type="string">
            <text:p>S</text:p>
          </table:table-cell>
          <table:table-cell office:value-type="float" office:value="227.994159829">
            <text:p>227.994159829</text:p>
          </table:table-cell>
          <table:table-cell office:value-type="float" office:value="204.535124007">
            <text:p>204.535124007</text:p>
          </table:table-cell>
          <table:table-cell office:value-type="float" office:value="47.9941598288">
            <text:p>47.9941598288</text:p>
          </table:table-cell>
          <table:table-cell office:value-type="float" office:value="24.5351240066">
            <text:p>24.53512400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117.26375">
            <text:p>2441117.26375</text:p>
          </table:table-cell>
          <table:table-cell office:value-type="string">
            <text:p>1971-06-14 13:19:48.281250 EST-0500</text:p>
          </table:table-cell>
          <table:table-cell office:value-type="string">
            <text:p>N</text:p>
          </table:table-cell>
          <table:table-cell office:value-type="float" office:value="47.9969892603">
            <text:p>47.9969892603</text:p>
          </table:table-cell>
          <table:table-cell office:value-type="float" office:value="24.5355635601">
            <text:p>24.5355635601</text:p>
          </table:table-cell>
          <table:table-cell office:value-type="float" office:value="47.9969892603">
            <text:p>47.9969892603</text:p>
          </table:table-cell>
          <table:table-cell office:value-type="float" office:value="24.5355635601">
            <text:p>24.53556356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155.57979">
            <text:p>2441155.57979</text:p>
          </table:table-cell>
          <table:table-cell office:value-type="string">
            <text:p>1971-07-22 20:54:54.140625 EST-0500</text:p>
          </table:table-cell>
          <table:table-cell office:value-type="string">
            <text:p>S</text:p>
          </table:table-cell>
          <table:table-cell office:value-type="float" office:value="227.999058986">
            <text:p>227.999058986</text:p>
          </table:table-cell>
          <table:table-cell office:value-type="float" office:value="204.535638849">
            <text:p>204.535638849</text:p>
          </table:table-cell>
          <table:table-cell office:value-type="float" office:value="47.9990589863">
            <text:p>47.9990589863</text:p>
          </table:table-cell>
          <table:table-cell office:value-type="float" office:value="24.5356388494">
            <text:p>24.53563884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205.23311">
            <text:p>2441205.23311</text:p>
          </table:table-cell>
          <table:table-cell office:value-type="string">
            <text:p>1971-09-10 12:35:41.015625 EST-0500</text:p>
          </table:table-cell>
          <table:table-cell office:value-type="string">
            <text:p>N</text:p>
          </table:table-cell>
          <table:table-cell office:value-type="float" office:value="48.0006891684">
            <text:p>48.0006891684</text:p>
          </table:table-cell>
          <table:table-cell office:value-type="float" office:value="24.5355121426">
            <text:p>24.5355121426</text:p>
          </table:table-cell>
          <table:table-cell office:value-type="float" office:value="48.0006891684">
            <text:p>48.0006891684</text:p>
          </table:table-cell>
          <table:table-cell office:value-type="float" office:value="24.5355121426">
            <text:p>24.53551214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243.54914">
            <text:p>2441243.54914</text:p>
          </table:table-cell>
          <table:table-cell office:value-type="string">
            <text:p>1971-10-18 20:10:46.875000 EST-0500</text:p>
          </table:table-cell>
          <table:table-cell office:value-type="string">
            <text:p>S</text:p>
          </table:table-cell>
          <table:table-cell office:value-type="float" office:value="228.001934261">
            <text:p>228.001934261</text:p>
          </table:table-cell>
          <table:table-cell office:value-type="float" office:value="204.535631838">
            <text:p>204.535631838</text:p>
          </table:table-cell>
          <table:table-cell office:value-type="float" office:value="48.0019342614">
            <text:p>48.0019342614</text:p>
          </table:table-cell>
          <table:table-cell office:value-type="float" office:value="24.5356318377">
            <text:p>24.53563183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293.20308">
            <text:p>2441293.20308</text:p>
          </table:table-cell>
          <table:table-cell office:value-type="string">
            <text:p>1971-12-07 11:52:26.484375 EST-0500</text:p>
          </table:table-cell>
          <table:table-cell office:value-type="string">
            <text:p>N</text:p>
          </table:table-cell>
          <table:table-cell office:value-type="float" office:value="48.0027180134">
            <text:p>48.0027180134</text:p>
          </table:table-cell>
          <table:table-cell office:value-type="float" office:value="24.5341217017">
            <text:p>24.5341217017</text:p>
          </table:table-cell>
          <table:table-cell office:value-type="float" office:value="48.0027180134">
            <text:p>48.0027180134</text:p>
          </table:table-cell>
          <table:table-cell office:value-type="float" office:value="24.5341217017">
            <text:p>24.53412170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331.51789">
            <text:p>2441331.51789</text:p>
          </table:table-cell>
          <table:table-cell office:value-type="string">
            <text:p>1972-01-14 19:25:46.875000 EST-0500</text:p>
          </table:table-cell>
          <table:table-cell office:value-type="string">
            <text:p>S</text:p>
          </table:table-cell>
          <table:table-cell office:value-type="float" office:value="228.004738475">
            <text:p>228.004738475</text:p>
          </table:table-cell>
          <table:table-cell office:value-type="float" office:value="204.534165198">
            <text:p>204.534165198</text:p>
          </table:table-cell>
          <table:table-cell office:value-type="float" office:value="48.0047384752">
            <text:p>48.0047384752</text:p>
          </table:table-cell>
          <table:table-cell office:value-type="float" office:value="24.534165198">
            <text:p>24.5341651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381.17244">
            <text:p>2441381.17244</text:p>
          </table:table-cell>
          <table:table-cell office:value-type="string">
            <text:p>1972-03-04 11:08:19.218750 EST-0500</text:p>
          </table:table-cell>
          <table:table-cell office:value-type="string">
            <text:p>N</text:p>
          </table:table-cell>
          <table:table-cell office:value-type="float" office:value="48.0063747072">
            <text:p>48.0063747072</text:p>
          </table:table-cell>
          <table:table-cell office:value-type="float" office:value="24.5339037352">
            <text:p>24.5339037352</text:p>
          </table:table-cell>
          <table:table-cell office:value-type="float" office:value="48.0063747072">
            <text:p>48.0063747072</text:p>
          </table:table-cell>
          <table:table-cell office:value-type="float" office:value="24.5339037352">
            <text:p>24.53390373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419.48664">
            <text:p>2441419.48664</text:p>
          </table:table-cell>
          <table:table-cell office:value-type="string">
            <text:p>1972-04-11 18:40:46.875000 EST-0500</text:p>
          </table:table-cell>
          <table:table-cell office:value-type="string">
            <text:p>S</text:p>
          </table:table-cell>
          <table:table-cell office:value-type="float" office:value="228.006489915">
            <text:p>228.006489915</text:p>
          </table:table-cell>
          <table:table-cell office:value-type="float" office:value="204.532852039">
            <text:p>204.532852039</text:p>
          </table:table-cell>
          <table:table-cell office:value-type="float" office:value="48.0064899148">
            <text:p>48.0064899148</text:p>
          </table:table-cell>
          <table:table-cell office:value-type="float" office:value="24.532852039">
            <text:p>24.5328520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469.14179">
            <text:p>2441469.14179</text:p>
          </table:table-cell>
          <table:table-cell office:value-type="string">
            <text:p>1972-05-31 10:24:11.953125 EST-0500</text:p>
          </table:table-cell>
          <table:table-cell office:value-type="string">
            <text:p>N</text:p>
          </table:table-cell>
          <table:table-cell office:value-type="float" office:value="48.0109160069">
            <text:p>48.0109160069</text:p>
          </table:table-cell>
          <table:table-cell office:value-type="float" office:value="24.5352207979">
            <text:p>24.5352207979</text:p>
          </table:table-cell>
          <table:table-cell office:value-type="float" office:value="48.0109160069">
            <text:p>48.0109160069</text:p>
          </table:table-cell>
          <table:table-cell office:value-type="float" office:value="24.5352207979">
            <text:p>24.53522079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507.45601">
            <text:p>2441507.45601</text:p>
          </table:table-cell>
          <table:table-cell office:value-type="string">
            <text:p>1972-07-08 17:56:39.609375 EST-0500</text:p>
          </table:table-cell>
          <table:table-cell office:value-type="string">
            <text:p>S</text:p>
          </table:table-cell>
          <table:table-cell office:value-type="float" office:value="228.011223777">
            <text:p>228.011223777</text:p>
          </table:table-cell>
          <table:table-cell office:value-type="float" office:value="204.533617019">
            <text:p>204.533617019</text:p>
          </table:table-cell>
          <table:table-cell office:value-type="float" office:value="48.0112237772">
            <text:p>48.0112237772</text:p>
          </table:table-cell>
          <table:table-cell office:value-type="float" office:value="24.5336170191">
            <text:p>24.53361701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557.11055">
            <text:p>2441557.11055</text:p>
          </table:table-cell>
          <table:table-cell office:value-type="string">
            <text:p>1972-08-27 09:39:11.953125 EST-0500</text:p>
          </table:table-cell>
          <table:table-cell office:value-type="string">
            <text:p>N</text:p>
          </table:table-cell>
          <table:table-cell office:value-type="float" office:value="48.0126764322">
            <text:p>48.0126764322</text:p>
          </table:table-cell>
          <table:table-cell office:value-type="float" office:value="24.5330625755">
            <text:p>24.5330625755</text:p>
          </table:table-cell>
          <table:table-cell office:value-type="float" office:value="48.0126764322">
            <text:p>48.0126764322</text:p>
          </table:table-cell>
          <table:table-cell office:value-type="float" office:value="24.5330625755">
            <text:p>24.53306257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595.42537">
            <text:p>2441595.42537</text:p>
          </table:table-cell>
          <table:table-cell office:value-type="string">
            <text:p>1972-10-04 17:12:32.343750 EST-0500</text:p>
          </table:table-cell>
          <table:table-cell office:value-type="string">
            <text:p>S</text:p>
          </table:table-cell>
          <table:table-cell office:value-type="float" office:value="228.014023662">
            <text:p>228.014023662</text:p>
          </table:table-cell>
          <table:table-cell office:value-type="float" office:value="204.533218256">
            <text:p>204.533218256</text:p>
          </table:table-cell>
          <table:table-cell office:value-type="float" office:value="48.0140236623">
            <text:p>48.0140236623</text:p>
          </table:table-cell>
          <table:table-cell office:value-type="float" office:value="24.5332182559">
            <text:p>24.53321825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645.07991">
            <text:p>2441645.07991</text:p>
          </table:table-cell>
          <table:table-cell office:value-type="string">
            <text:p>1972-11-23 08:55:04.687500 EST-0500</text:p>
          </table:table-cell>
          <table:table-cell office:value-type="string">
            <text:p>N</text:p>
          </table:table-cell>
          <table:table-cell office:value-type="float" office:value="48.0147760825">
            <text:p>48.0147760825</text:p>
          </table:table-cell>
          <table:table-cell office:value-type="float" office:value="24.5321402348">
            <text:p>24.5321402348</text:p>
          </table:table-cell>
          <table:table-cell office:value-type="float" office:value="48.0147760825">
            <text:p>48.0147760825</text:p>
          </table:table-cell>
          <table:table-cell office:value-type="float" office:value="24.5321402348">
            <text:p>24.53214023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683.39412">
            <text:p>2441683.39412</text:p>
          </table:table-cell>
          <table:table-cell office:value-type="string">
            <text:p>1972-12-31 16:27:32.343750 EST-0500</text:p>
          </table:table-cell>
          <table:table-cell office:value-type="string">
            <text:p>S</text:p>
          </table:table-cell>
          <table:table-cell office:value-type="float" office:value="228.015881986">
            <text:p>228.015881986</text:p>
          </table:table-cell>
          <table:table-cell office:value-type="float" office:value="204.531347428">
            <text:p>204.531347428</text:p>
          </table:table-cell>
          <table:table-cell office:value-type="float" office:value="48.0158819858">
            <text:p>48.0158819858</text:p>
          </table:table-cell>
          <table:table-cell office:value-type="float" office:value="24.5313474276">
            <text:p>24.53134742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733.04989">
            <text:p>2441733.04989</text:p>
          </table:table-cell>
          <table:table-cell office:value-type="string">
            <text:p>1973-02-19 08:11:50.156250 EST-0500</text:p>
          </table:table-cell>
          <table:table-cell office:value-type="string">
            <text:p>N</text:p>
          </table:table-cell>
          <table:table-cell office:value-type="float" office:value="48.0194455072">
            <text:p>48.0194455072</text:p>
          </table:table-cell>
          <table:table-cell office:value-type="float" office:value="24.5326664753">
            <text:p>24.5326664753</text:p>
          </table:table-cell>
          <table:table-cell office:value-type="float" office:value="48.0194455072">
            <text:p>48.0194455072</text:p>
          </table:table-cell>
          <table:table-cell office:value-type="float" office:value="24.5326664753">
            <text:p>24.53266647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771.36349">
            <text:p>2441771.36349</text:p>
          </table:table-cell>
          <table:table-cell office:value-type="string">
            <text:p>1973-03-29 15:43:25.078125 EST-0500</text:p>
          </table:table-cell>
          <table:table-cell office:value-type="string">
            <text:p>S</text:p>
          </table:table-cell>
          <table:table-cell office:value-type="float" office:value="228.020200221">
            <text:p>228.020200221</text:p>
          </table:table-cell>
          <table:table-cell office:value-type="float" office:value="204.532298215">
            <text:p>204.532298215</text:p>
          </table:table-cell>
          <table:table-cell office:value-type="float" office:value="48.0202002212">
            <text:p>48.0202002212</text:p>
          </table:table-cell>
          <table:table-cell office:value-type="float" office:value="24.5322982153">
            <text:p>24.53229821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821.01864">
            <text:p>2441821.01864</text:p>
          </table:table-cell>
          <table:table-cell office:value-type="string">
            <text:p>1973-05-18 07:26:50.156250 EST-0500</text:p>
          </table:table-cell>
          <table:table-cell office:value-type="string">
            <text:p>N</text:p>
          </table:table-cell>
          <table:table-cell office:value-type="float" office:value="48.0204556914">
            <text:p>48.0204556914</text:p>
          </table:table-cell>
          <table:table-cell office:value-type="float" office:value="24.5309169411">
            <text:p>24.5309169411</text:p>
          </table:table-cell>
          <table:table-cell office:value-type="float" office:value="48.0204556914">
            <text:p>48.0204556914</text:p>
          </table:table-cell>
          <table:table-cell office:value-type="float" office:value="24.5309169411">
            <text:p>24.53091694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859.33224">
            <text:p>2441859.33224</text:p>
          </table:table-cell>
          <table:table-cell office:value-type="string">
            <text:p>1973-06-25 14:58:25.078125 EST-0500</text:p>
          </table:table-cell>
          <table:table-cell office:value-type="string">
            <text:p>S</text:p>
          </table:table-cell>
          <table:table-cell office:value-type="float" office:value="228.0230536">
            <text:p>228.0230536</text:p>
          </table:table-cell>
          <table:table-cell office:value-type="float" office:value="204.531725948">
            <text:p>204.531725948</text:p>
          </table:table-cell>
          <table:table-cell office:value-type="float" office:value="48.0230535996">
            <text:p>48.0230535996</text:p>
          </table:table-cell>
          <table:table-cell office:value-type="float" office:value="24.5317259481">
            <text:p>24.53172594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908.98739">
            <text:p>2441908.98739</text:p>
          </table:table-cell>
          <table:table-cell office:value-type="string">
            <text:p>1973-08-14 06:41:50.156250 EST-0500</text:p>
          </table:table-cell>
          <table:table-cell office:value-type="string">
            <text:p>N</text:p>
          </table:table-cell>
          <table:table-cell office:value-type="float" office:value="48.0237737837">
            <text:p>48.0237737837</text:p>
          </table:table-cell>
          <table:table-cell office:value-type="float" office:value="24.5301177111">
            <text:p>24.5301177111</text:p>
          </table:table-cell>
          <table:table-cell office:value-type="float" office:value="48.0237737837">
            <text:p>48.0237737837</text:p>
          </table:table-cell>
          <table:table-cell office:value-type="float" office:value="24.5301177111">
            <text:p>24.53011771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947.30098">
            <text:p>2441947.30098</text:p>
          </table:table-cell>
          <table:table-cell office:value-type="string">
            <text:p>1973-09-21 14:13:25.078125 EST-0500</text:p>
          </table:table-cell>
          <table:table-cell office:value-type="string">
            <text:p>S</text:p>
          </table:table-cell>
          <table:table-cell office:value-type="float" office:value="228.02537602">
            <text:p>228.02537602</text:p>
          </table:table-cell>
          <table:table-cell office:value-type="float" office:value="204.530560844">
            <text:p>204.530560844</text:p>
          </table:table-cell>
          <table:table-cell office:value-type="float" office:value="48.0253760201">
            <text:p>48.0253760201</text:p>
          </table:table-cell>
          <table:table-cell office:value-type="float" office:value="24.5305608436">
            <text:p>24.53056084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1996.95673">
            <text:p>2441996.95673</text:p>
          </table:table-cell>
          <table:table-cell office:value-type="string">
            <text:p>1973-11-10 05:57:42.890625 EST-0500</text:p>
          </table:table-cell>
          <table:table-cell office:value-type="string">
            <text:p>N</text:p>
          </table:table-cell>
          <table:table-cell office:value-type="float" office:value="48.0284068409">
            <text:p>48.0284068409</text:p>
          </table:table-cell>
          <table:table-cell office:value-type="float" office:value="24.5322056022">
            <text:p>24.5322056022</text:p>
          </table:table-cell>
          <table:table-cell office:value-type="float" office:value="48.0284068409">
            <text:p>48.0284068409</text:p>
          </table:table-cell>
          <table:table-cell office:value-type="float" office:value="24.5322056022">
            <text:p>24.53220560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035.27033">
            <text:p>2442035.27033</text:p>
          </table:table-cell>
          <table:table-cell office:value-type="string">
            <text:p>1973-12-18 13:29:17.812500 EST-0500</text:p>
          </table:table-cell>
          <table:table-cell office:value-type="string">
            <text:p>S</text:p>
          </table:table-cell>
          <table:table-cell office:value-type="float" office:value="228.028138161">
            <text:p>228.028138161</text:p>
          </table:table-cell>
          <table:table-cell office:value-type="float" office:value="204.530067647">
            <text:p>204.530067647</text:p>
          </table:table-cell>
          <table:table-cell office:value-type="float" office:value="48.0281381605">
            <text:p>48.0281381605</text:p>
          </table:table-cell>
          <table:table-cell office:value-type="float" office:value="24.5300676466">
            <text:p>24.53006764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084.92611">
            <text:p>2442084.92611</text:p>
          </table:table-cell>
          <table:table-cell office:value-type="string">
            <text:p>1974-02-06 05:13:35.625000 EST-0500</text:p>
          </table:table-cell>
          <table:table-cell office:value-type="string">
            <text:p>N</text:p>
          </table:table-cell>
          <table:table-cell office:value-type="float" office:value="48.0323340854">
            <text:p>48.0323340854</text:p>
          </table:table-cell>
          <table:table-cell office:value-type="float" office:value="24.5318146536">
            <text:p>24.5318146536</text:p>
          </table:table-cell>
          <table:table-cell office:value-type="float" office:value="48.0323340854">
            <text:p>48.0323340854</text:p>
          </table:table-cell>
          <table:table-cell office:value-type="float" office:value="24.5318146536">
            <text:p>24.53181465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123.23909">
            <text:p>2442123.23909</text:p>
          </table:table-cell>
          <table:table-cell office:value-type="string">
            <text:p>1974-03-16 12:44:17.812500 EST-0500</text:p>
          </table:table-cell>
          <table:table-cell office:value-type="string">
            <text:p>S</text:p>
          </table:table-cell>
          <table:table-cell office:value-type="float" office:value="228.029740288">
            <text:p>228.029740288</text:p>
          </table:table-cell>
          <table:table-cell office:value-type="float" office:value="204.528106891">
            <text:p>204.528106891</text:p>
          </table:table-cell>
          <table:table-cell office:value-type="float" office:value="48.0297402878">
            <text:p>48.0297402878</text:p>
          </table:table-cell>
          <table:table-cell office:value-type="float" office:value="24.5281068914">
            <text:p>24.52810689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172.89485">
            <text:p>2442172.89485</text:p>
          </table:table-cell>
          <table:table-cell office:value-type="string">
            <text:p>1974-05-05 04:28:35.625000 EST-0500</text:p>
          </table:table-cell>
          <table:table-cell office:value-type="string">
            <text:p>N</text:p>
          </table:table-cell>
          <table:table-cell office:value-type="float" office:value="48.0313103678">
            <text:p>48.0313103678</text:p>
          </table:table-cell>
          <table:table-cell office:value-type="float" office:value="24.5283066771">
            <text:p>24.5283066771</text:p>
          </table:table-cell>
          <table:table-cell office:value-type="float" office:value="48.0313103678">
            <text:p>48.0313103678</text:p>
          </table:table-cell>
          <table:table-cell office:value-type="float" office:value="24.5283066771">
            <text:p>24.52830667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211.20784">
            <text:p>2442211.20784</text:p>
          </table:table-cell>
          <table:table-cell office:value-type="string">
            <text:p>1974-06-12 11:59:17.812500 EST-0500</text:p>
          </table:table-cell>
          <table:table-cell office:value-type="string">
            <text:p>S</text:p>
          </table:table-cell>
          <table:table-cell office:value-type="float" office:value="228.03236345">
            <text:p>228.03236345</text:p>
          </table:table-cell>
          <table:table-cell office:value-type="float" office:value="204.527645872">
            <text:p>204.527645872</text:p>
          </table:table-cell>
          <table:table-cell office:value-type="float" office:value="48.0323634495">
            <text:p>48.0323634495</text:p>
          </table:table-cell>
          <table:table-cell office:value-type="float" office:value="24.5276458717">
            <text:p>24.52764587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260.8636">
            <text:p>2442260.8636</text:p>
          </table:table-cell>
          <table:table-cell office:value-type="string">
            <text:p>1974-08-01 03:43:35.625000 EST-0500</text:p>
          </table:table-cell>
          <table:table-cell office:value-type="string">
            <text:p>N</text:p>
          </table:table-cell>
          <table:table-cell office:value-type="float" office:value="48.0344179714">
            <text:p>48.0344179714</text:p>
          </table:table-cell>
          <table:table-cell office:value-type="float" office:value="24.5273596936">
            <text:p>24.5273596936</text:p>
          </table:table-cell>
          <table:table-cell office:value-type="float" office:value="48.0344179714">
            <text:p>48.0344179714</text:p>
          </table:table-cell>
          <table:table-cell office:value-type="float" office:value="24.5273596936">
            <text:p>24.52735969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299.17659">
            <text:p>2442299.17659</text:p>
          </table:table-cell>
          <table:table-cell office:value-type="string">
            <text:p>1974-09-08 11:14:17.812500 EST-0500</text:p>
          </table:table-cell>
          <table:table-cell office:value-type="string">
            <text:p>S</text:p>
          </table:table-cell>
          <table:table-cell office:value-type="float" office:value="228.035251045">
            <text:p>228.035251045</text:p>
          </table:table-cell>
          <table:table-cell office:value-type="float" office:value="204.527068435">
            <text:p>204.527068435</text:p>
          </table:table-cell>
          <table:table-cell office:value-type="float" office:value="48.0352510452">
            <text:p>48.0352510452</text:p>
          </table:table-cell>
          <table:table-cell office:value-type="float" office:value="24.5270684347">
            <text:p>24.52706843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348.83235">
            <text:p>2442348.83235</text:p>
          </table:table-cell>
          <table:table-cell office:value-type="string">
            <text:p>1974-10-28 02:58:35.625000 EST-0500</text:p>
          </table:table-cell>
          <table:table-cell office:value-type="string">
            <text:p>N</text:p>
          </table:table-cell>
          <table:table-cell office:value-type="float" office:value="48.0369863707">
            <text:p>48.0369863707</text:p>
          </table:table-cell>
          <table:table-cell office:value-type="float" office:value="24.5274517991">
            <text:p>24.5274517991</text:p>
          </table:table-cell>
          <table:table-cell office:value-type="float" office:value="48.0369863707">
            <text:p>48.0369863707</text:p>
          </table:table-cell>
          <table:table-cell office:value-type="float" office:value="24.5274517991">
            <text:p>24.52745179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387.14595">
            <text:p>2442387.14595</text:p>
          </table:table-cell>
          <table:table-cell office:value-type="string">
            <text:p>1974-12-05 10:30:10.546875 EST-0500</text:p>
          </table:table-cell>
          <table:table-cell office:value-type="string">
            <text:p>S</text:p>
          </table:table-cell>
          <table:table-cell office:value-type="float" office:value="228.039169443">
            <text:p>228.039169443</text:p>
          </table:table-cell>
          <table:table-cell office:value-type="float" office:value="204.527989132">
            <text:p>204.527989132</text:p>
          </table:table-cell>
          <table:table-cell office:value-type="float" office:value="48.0391694427">
            <text:p>48.0391694427</text:p>
          </table:table-cell>
          <table:table-cell office:value-type="float" office:value="24.5279891321">
            <text:p>24.52798913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436.80172">
            <text:p>2442436.80172</text:p>
          </table:table-cell>
          <table:table-cell office:value-type="string">
            <text:p>1975-01-24 02:14:28.359375 EST-0500</text:p>
          </table:table-cell>
          <table:table-cell office:value-type="string">
            <text:p>N</text:p>
          </table:table-cell>
          <table:table-cell office:value-type="float" office:value="48.0417014748">
            <text:p>48.0417014748</text:p>
          </table:table-cell>
          <table:table-cell office:value-type="float" office:value="24.5281947019">
            <text:p>24.5281947019</text:p>
          </table:table-cell>
          <table:table-cell office:value-type="float" office:value="48.0417014748">
            <text:p>48.0417014748</text:p>
          </table:table-cell>
          <table:table-cell office:value-type="float" office:value="24.5281947019">
            <text:p>24.52819470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475.11532">
            <text:p>2442475.11532</text:p>
          </table:table-cell>
          <table:table-cell office:value-type="string">
            <text:p>1975-03-03 09:46:03.281250 EST-0500</text:p>
          </table:table-cell>
          <table:table-cell office:value-type="string">
            <text:p>S</text:p>
          </table:table-cell>
          <table:table-cell office:value-type="float" office:value="228.042134498">
            <text:p>228.042134498</text:p>
          </table:table-cell>
          <table:table-cell office:value-type="float" office:value="204.527326317">
            <text:p>204.527326317</text:p>
          </table:table-cell>
          <table:table-cell office:value-type="float" office:value="48.0421344983">
            <text:p>48.0421344983</text:p>
          </table:table-cell>
          <table:table-cell office:value-type="float" office:value="24.5273263165">
            <text:p>24.52732631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524.77108">
            <text:p>2442524.77108</text:p>
          </table:table-cell>
          <table:table-cell office:value-type="string">
            <text:p>1975-04-22 01:30:21.093750 EST-0500</text:p>
          </table:table-cell>
          <table:table-cell office:value-type="string">
            <text:p>N</text:p>
          </table:table-cell>
          <table:table-cell office:value-type="float" office:value="48.0442501638">
            <text:p>48.0442501638</text:p>
          </table:table-cell>
          <table:table-cell office:value-type="float" office:value="24.528122467">
            <text:p>24.528122467</text:p>
          </table:table-cell>
          <table:table-cell office:value-type="float" office:value="48.0442501638">
            <text:p>48.0442501638</text:p>
          </table:table-cell>
          <table:table-cell office:value-type="float" office:value="24.528122467">
            <text:p>24.5281224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563.08407">
            <text:p>2442563.08407</text:p>
          </table:table-cell>
          <table:table-cell office:value-type="string">
            <text:p>1975-05-30 09:01:03.281250 EST-0500</text:p>
          </table:table-cell>
          <table:table-cell office:value-type="string">
            <text:p>S</text:p>
          </table:table-cell>
          <table:table-cell office:value-type="float" office:value="228.04317634">
            <text:p>228.04317634</text:p>
          </table:table-cell>
          <table:table-cell office:value-type="float" office:value="204.525563498">
            <text:p>204.525563498</text:p>
          </table:table-cell>
          <table:table-cell office:value-type="float" office:value="48.0431763395">
            <text:p>48.0431763395</text:p>
          </table:table-cell>
          <table:table-cell office:value-type="float" office:value="24.525563498">
            <text:p>24.5255634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612.74043">
            <text:p>2442612.74043</text:p>
          </table:table-cell>
          <table:table-cell office:value-type="string">
            <text:p>1975-07-19 00:46:13.828125 EST-0500</text:p>
          </table:table-cell>
          <table:table-cell office:value-type="string">
            <text:p>N</text:p>
          </table:table-cell>
          <table:table-cell office:value-type="float" office:value="48.0481889845">
            <text:p>48.0481889845</text:p>
          </table:table-cell>
          <table:table-cell office:value-type="float" office:value="24.5283717251">
            <text:p>24.5283717251</text:p>
          </table:table-cell>
          <table:table-cell office:value-type="float" office:value="48.0481889845">
            <text:p>48.0481889845</text:p>
          </table:table-cell>
          <table:table-cell office:value-type="float" office:value="24.5283717251">
            <text:p>24.52837172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651.05281">
            <text:p>2442651.05281</text:p>
          </table:table-cell>
          <table:table-cell office:value-type="string">
            <text:p>1975-08-26 08:16:03.281250 EST-0500</text:p>
          </table:table-cell>
          <table:table-cell office:value-type="string">
            <text:p>S</text:p>
          </table:table-cell>
          <table:table-cell office:value-type="float" office:value="228.045997818">
            <text:p>228.045997818</text:p>
          </table:table-cell>
          <table:table-cell office:value-type="float" office:value="204.524855181">
            <text:p>204.524855181</text:p>
          </table:table-cell>
          <table:table-cell office:value-type="float" office:value="48.0459978184">
            <text:p>48.0459978184</text:p>
          </table:table-cell>
          <table:table-cell office:value-type="float" office:value="24.5248551814">
            <text:p>24.52485518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700.70918">
            <text:p>2442700.70918</text:p>
          </table:table-cell>
          <table:table-cell office:value-type="string">
            <text:p>1975-10-15 00:01:13.828125 EST-0500</text:p>
          </table:table-cell>
          <table:table-cell office:value-type="string">
            <text:p>N</text:p>
          </table:table-cell>
          <table:table-cell office:value-type="float" office:value="48.0502875155">
            <text:p>48.0502875155</text:p>
          </table:table-cell>
          <table:table-cell office:value-type="float" office:value="24.5278066908">
            <text:p>24.5278066908</text:p>
          </table:table-cell>
          <table:table-cell office:value-type="float" office:value="48.0502875155">
            <text:p>48.0502875155</text:p>
          </table:table-cell>
          <table:table-cell office:value-type="float" office:value="24.5278066908">
            <text:p>24.52780669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739.02217">
            <text:p>2442739.02217</text:p>
          </table:table-cell>
          <table:table-cell office:value-type="string">
            <text:p>1975-11-22 07:31:56.015625 EST-0500</text:p>
          </table:table-cell>
          <table:table-cell office:value-type="string">
            <text:p>S</text:p>
          </table:table-cell>
          <table:table-cell office:value-type="float" office:value="228.049608737">
            <text:p>228.049608737</text:p>
          </table:table-cell>
          <table:table-cell office:value-type="float" office:value="204.525868443">
            <text:p>204.525868443</text:p>
          </table:table-cell>
          <table:table-cell office:value-type="float" office:value="48.0496087368">
            <text:p>48.0496087368</text:p>
          </table:table-cell>
          <table:table-cell office:value-type="float" office:value="24.5258684434">
            <text:p>24.52586844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788.67794">
            <text:p>2442788.67794</text:p>
          </table:table-cell>
          <table:table-cell office:value-type="string">
            <text:p>1976-01-10 23:16:13.828125 EST-0500</text:p>
          </table:table-cell>
          <table:table-cell office:value-type="string">
            <text:p>N</text:p>
          </table:table-cell>
          <table:table-cell office:value-type="float" office:value="48.0517939236">
            <text:p>48.0517939236</text:p>
          </table:table-cell>
          <table:table-cell office:value-type="float" office:value="24.5257778727">
            <text:p>24.5257778727</text:p>
          </table:table-cell>
          <table:table-cell office:value-type="float" office:value="48.0517939236">
            <text:p>48.0517939236</text:p>
          </table:table-cell>
          <table:table-cell office:value-type="float" office:value="24.5257778727">
            <text:p>24.52577787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826.99093">
            <text:p>2442826.99093</text:p>
          </table:table-cell>
          <table:table-cell office:value-type="string">
            <text:p>1976-02-18 06:46:56.015625 EST-0500</text:p>
          </table:table-cell>
          <table:table-cell office:value-type="string">
            <text:p>S</text:p>
          </table:table-cell>
          <table:table-cell office:value-type="float" office:value="228.052389751">
            <text:p>228.052389751</text:p>
          </table:table-cell>
          <table:table-cell office:value-type="float" office:value="204.52486261">
            <text:p>204.52486261</text:p>
          </table:table-cell>
          <table:table-cell office:value-type="float" office:value="48.052389751">
            <text:p>48.052389751</text:p>
          </table:table-cell>
          <table:table-cell office:value-type="float" office:value="24.5248626098">
            <text:p>24.52486260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876.6473">
            <text:p>2442876.6473</text:p>
          </table:table-cell>
          <table:table-cell office:value-type="string">
            <text:p>1976-04-07 22:32:06.562500 EST-0500</text:p>
          </table:table-cell>
          <table:table-cell office:value-type="string">
            <text:p>N</text:p>
          </table:table-cell>
          <table:table-cell office:value-type="float" office:value="48.0524999206">
            <text:p>48.0524999206</text:p>
          </table:table-cell>
          <table:table-cell office:value-type="float" office:value="24.5237193624">
            <text:p>24.5237193624</text:p>
          </table:table-cell>
          <table:table-cell office:value-type="float" office:value="48.0524999206">
            <text:p>48.0524999206</text:p>
          </table:table-cell>
          <table:table-cell office:value-type="float" office:value="24.5237193624">
            <text:p>24.52371936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914.96028">
            <text:p>2442914.96028</text:p>
          </table:table-cell>
          <table:table-cell office:value-type="string">
            <text:p>1976-05-16 06:02:48.750000 EST-0500</text:p>
          </table:table-cell>
          <table:table-cell office:value-type="string">
            <text:p>S</text:p>
          </table:table-cell>
          <table:table-cell office:value-type="float" office:value="228.054254644">
            <text:p>228.054254644</text:p>
          </table:table-cell>
          <table:table-cell office:value-type="float" office:value="204.524266764">
            <text:p>204.524266764</text:p>
          </table:table-cell>
          <table:table-cell office:value-type="float" office:value="48.0542546443">
            <text:p>48.0542546443</text:p>
          </table:table-cell>
          <table:table-cell office:value-type="float" office:value="24.5242667641">
            <text:p>24.52426676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2964.61727">
            <text:p>2442964.61727</text:p>
          </table:table-cell>
          <table:table-cell office:value-type="string">
            <text:p>1976-07-04 21:48:52.031250 EST-0500</text:p>
          </table:table-cell>
          <table:table-cell office:value-type="string">
            <text:p>N</text:p>
          </table:table-cell>
          <table:table-cell office:value-type="float" office:value="48.0574972357">
            <text:p>48.0574972357</text:p>
          </table:table-cell>
          <table:table-cell office:value-type="float" office:value="24.5253832651">
            <text:p>24.5253832651</text:p>
          </table:table-cell>
          <table:table-cell office:value-type="float" office:value="48.0574972357">
            <text:p>48.0574972357</text:p>
          </table:table-cell>
          <table:table-cell office:value-type="float" office:value="24.5253832651">
            <text:p>24.52538326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002.92964">
            <text:p>2443002.92964</text:p>
          </table:table-cell>
          <table:table-cell office:value-type="string">
            <text:p>1976-08-12 05:18:41.484375 EST-0500</text:p>
          </table:table-cell>
          <table:table-cell office:value-type="string">
            <text:p>S</text:p>
          </table:table-cell>
          <table:table-cell office:value-type="float" office:value="228.05816986">
            <text:p>228.05816986</text:p>
          </table:table-cell>
          <table:table-cell office:value-type="float" office:value="204.524479908">
            <text:p>204.524479908</text:p>
          </table:table-cell>
          <table:table-cell office:value-type="float" office:value="48.0581698603">
            <text:p>48.0581698603</text:p>
          </table:table-cell>
          <table:table-cell office:value-type="float" office:value="24.5244799081">
            <text:p>24.52447990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052.58602">
            <text:p>2443052.58602</text:p>
          </table:table-cell>
          <table:table-cell office:value-type="string">
            <text:p>1976-09-30 21:03:52.031250 EST-0500</text:p>
          </table:table-cell>
          <table:table-cell office:value-type="string">
            <text:p>N</text:p>
          </table:table-cell>
          <table:table-cell office:value-type="float" office:value="48.057930447">
            <text:p>48.057930447</text:p>
          </table:table-cell>
          <table:table-cell office:value-type="float" office:value="24.5229710858">
            <text:p>24.5229710858</text:p>
          </table:table-cell>
          <table:table-cell office:value-type="float" office:value="48.057930447">
            <text:p>48.057930447</text:p>
          </table:table-cell>
          <table:table-cell office:value-type="float" office:value="24.5229710858">
            <text:p>24.52297108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090.89839">
            <text:p>2443090.89839</text:p>
          </table:table-cell>
          <table:table-cell office:value-type="string">
            <text:p>1976-11-08 04:33:41.484375 EST-0500</text:p>
          </table:table-cell>
          <table:table-cell office:value-type="string">
            <text:p>S</text:p>
          </table:table-cell>
          <table:table-cell office:value-type="float" office:value="228.059195064">
            <text:p>228.059195064</text:p>
          </table:table-cell>
          <table:table-cell office:value-type="float" office:value="204.523270634">
            <text:p>204.523270634</text:p>
          </table:table-cell>
          <table:table-cell office:value-type="float" office:value="48.0591950639">
            <text:p>48.0591950639</text:p>
          </table:table-cell>
          <table:table-cell office:value-type="float" office:value="24.5232706336">
            <text:p>24.52327063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140.55537">
            <text:p>2443140.55537</text:p>
          </table:table-cell>
          <table:table-cell office:value-type="string">
            <text:p>1976-12-27 20:19:44.765625 EST-0500</text:p>
          </table:table-cell>
          <table:table-cell office:value-type="string">
            <text:p>N</text:p>
          </table:table-cell>
          <table:table-cell office:value-type="float" office:value="48.0622728435">
            <text:p>48.0622728435</text:p>
          </table:table-cell>
          <table:table-cell office:value-type="float" office:value="24.5241036274">
            <text:p>24.5241036274</text:p>
          </table:table-cell>
          <table:table-cell office:value-type="float" office:value="48.0622728435">
            <text:p>48.0622728435</text:p>
          </table:table-cell>
          <table:table-cell office:value-type="float" office:value="24.5241036274">
            <text:p>24.52410362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178.86776">
            <text:p>2443178.86776</text:p>
          </table:table-cell>
          <table:table-cell office:value-type="string">
            <text:p>1977-02-04 03:49:34.218750 EST-0500</text:p>
          </table:table-cell>
          <table:table-cell office:value-type="string">
            <text:p>S</text:p>
          </table:table-cell>
          <table:table-cell office:value-type="float" office:value="228.063559173">
            <text:p>228.063559173</text:p>
          </table:table-cell>
          <table:table-cell office:value-type="float" office:value="204.523719308">
            <text:p>204.523719308</text:p>
          </table:table-cell>
          <table:table-cell office:value-type="float" office:value="48.0635591731">
            <text:p>48.0635591731</text:p>
          </table:table-cell>
          <table:table-cell office:value-type="float" office:value="24.523719308">
            <text:p>24.5237193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228.52474">
            <text:p>2443228.52474</text:p>
          </table:table-cell>
          <table:table-cell office:value-type="string">
            <text:p>1977-03-25 19:35:37.500000 EST-0500</text:p>
          </table:table-cell>
          <table:table-cell office:value-type="string">
            <text:p>N</text:p>
          </table:table-cell>
          <table:table-cell office:value-type="float" office:value="48.0652754066">
            <text:p>48.0652754066</text:p>
          </table:table-cell>
          <table:table-cell office:value-type="float" office:value="24.5242266151">
            <text:p>24.5242266151</text:p>
          </table:table-cell>
          <table:table-cell office:value-type="float" office:value="48.0652754066">
            <text:p>48.0652754066</text:p>
          </table:table-cell>
          <table:table-cell office:value-type="float" office:value="24.5242266151">
            <text:p>24.52422661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266.83651">
            <text:p>2443266.83651</text:p>
          </table:table-cell>
          <table:table-cell office:value-type="string">
            <text:p>1977-05-03 03:04:34.218750 EST-0500</text:p>
          </table:table-cell>
          <table:table-cell office:value-type="string">
            <text:p>S</text:p>
          </table:table-cell>
          <table:table-cell office:value-type="float" office:value="228.064081507">
            <text:p>228.064081507</text:p>
          </table:table-cell>
          <table:table-cell office:value-type="float" office:value="204.522067277">
            <text:p>204.522067277</text:p>
          </table:table-cell>
          <table:table-cell office:value-type="float" office:value="48.0640815071">
            <text:p>48.0640815071</text:p>
          </table:table-cell>
          <table:table-cell office:value-type="float" office:value="24.5220672774">
            <text:p>24.52206727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316.4947">
            <text:p>2443316.4947</text:p>
          </table:table-cell>
          <table:table-cell office:value-type="string">
            <text:p>1977-06-21 18:52:22.968750 EST-0500</text:p>
          </table:table-cell>
          <table:table-cell office:value-type="string">
            <text:p>N</text:p>
          </table:table-cell>
          <table:table-cell office:value-type="float" office:value="48.0664606463">
            <text:p>48.0664606463</text:p>
          </table:table-cell>
          <table:table-cell office:value-type="float" office:value="24.5223231948">
            <text:p>24.5223231948</text:p>
          </table:table-cell>
          <table:table-cell office:value-type="float" office:value="48.0664606463">
            <text:p>48.0664606463</text:p>
          </table:table-cell>
          <table:table-cell office:value-type="float" office:value="24.5223231948">
            <text:p>24.52232319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354.80586">
            <text:p>2443354.80586</text:p>
          </table:table-cell>
          <table:table-cell office:value-type="string">
            <text:p>1977-07-30 02:20:26.953125 EST-0500</text:p>
          </table:table-cell>
          <table:table-cell office:value-type="string">
            <text:p>S</text:p>
          </table:table-cell>
          <table:table-cell office:value-type="float" office:value="228.068077341">
            <text:p>228.068077341</text:p>
          </table:table-cell>
          <table:table-cell office:value-type="float" office:value="204.522277983">
            <text:p>204.522277983</text:p>
          </table:table-cell>
          <table:table-cell office:value-type="float" office:value="48.0680773405">
            <text:p>48.0680773405</text:p>
          </table:table-cell>
          <table:table-cell office:value-type="float" office:value="24.5222779834">
            <text:p>24.52227798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404.46406">
            <text:p>2443404.46406</text:p>
          </table:table-cell>
          <table:table-cell office:value-type="string">
            <text:p>1977-09-17 18:08:15.703125 EST-0500</text:p>
          </table:table-cell>
          <table:table-cell office:value-type="string">
            <text:p>N</text:p>
          </table:table-cell>
          <table:table-cell office:value-type="float" office:value="48.0693040505">
            <text:p>48.0693040505</text:p>
          </table:table-cell>
          <table:table-cell office:value-type="float" office:value="24.5222476403">
            <text:p>24.5222476403</text:p>
          </table:table-cell>
          <table:table-cell office:value-type="float" office:value="48.0693040505">
            <text:p>48.0693040505</text:p>
          </table:table-cell>
          <table:table-cell office:value-type="float" office:value="24.5222476403">
            <text:p>24.52224764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442.7746">
            <text:p>2443442.7746</text:p>
          </table:table-cell>
          <table:table-cell office:value-type="string">
            <text:p>1977-10-26 01:35:26.953125 EST-0500</text:p>
          </table:table-cell>
          <table:table-cell office:value-type="string">
            <text:p>S</text:p>
          </table:table-cell>
          <table:table-cell office:value-type="float" office:value="228.068775063">
            <text:p>228.068775063</text:p>
          </table:table-cell>
          <table:table-cell office:value-type="float" office:value="204.520796721">
            <text:p>204.520796721</text:p>
          </table:table-cell>
          <table:table-cell office:value-type="float" office:value="48.0687750632">
            <text:p>48.0687750632</text:p>
          </table:table-cell>
          <table:table-cell office:value-type="float" office:value="24.5207967213">
            <text:p>24.52079672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492.43342">
            <text:p>2443492.43342</text:p>
          </table:table-cell>
          <table:table-cell office:value-type="string">
            <text:p>1977-12-14 17:24:08.437500 EST-0500</text:p>
          </table:table-cell>
          <table:table-cell office:value-type="string">
            <text:p>N</text:p>
          </table:table-cell>
          <table:table-cell office:value-type="float" office:value="48.0736201219">
            <text:p>48.0736201219</text:p>
          </table:table-cell>
          <table:table-cell office:value-type="float" office:value="24.5235865601">
            <text:p>24.5235865601</text:p>
          </table:table-cell>
          <table:table-cell office:value-type="float" office:value="48.0736201219">
            <text:p>48.0736201219</text:p>
          </table:table-cell>
          <table:table-cell office:value-type="float" office:value="24.5235865601">
            <text:p>24.52358656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530.74398">
            <text:p>2443530.74398</text:p>
          </table:table-cell>
          <table:table-cell office:value-type="string">
            <text:p>1978-01-22 00:51:19.687500 EST-0500</text:p>
          </table:table-cell>
          <table:table-cell office:value-type="string">
            <text:p>S</text:p>
          </table:table-cell>
          <table:table-cell office:value-type="float" office:value="228.073132198">
            <text:p>228.073132198</text:p>
          </table:table-cell>
          <table:table-cell office:value-type="float" office:value="204.521399824">
            <text:p>204.521399824</text:p>
          </table:table-cell>
          <table:table-cell office:value-type="float" office:value="48.0731321975">
            <text:p>48.0731321975</text:p>
          </table:table-cell>
          <table:table-cell office:value-type="float" office:value="24.5213998239">
            <text:p>24.52139982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580.40218">
            <text:p>2443580.40218</text:p>
          </table:table-cell>
          <table:table-cell office:value-type="string">
            <text:p>1978-03-12 16:39:08.437500 EST-0500</text:p>
          </table:table-cell>
          <table:table-cell office:value-type="string">
            <text:p>N</text:p>
          </table:table-cell>
          <table:table-cell office:value-type="float" office:value="48.0747100289">
            <text:p>48.0747100289</text:p>
          </table:table-cell>
          <table:table-cell office:value-type="float" office:value="24.5215600248">
            <text:p>24.5215600248</text:p>
          </table:table-cell>
          <table:table-cell office:value-type="float" office:value="48.0747100289">
            <text:p>48.0747100289</text:p>
          </table:table-cell>
          <table:table-cell office:value-type="float" office:value="24.5215600248">
            <text:p>24.52156002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618.71334">
            <text:p>2443618.71334</text:p>
          </table:table-cell>
          <table:table-cell office:value-type="string">
            <text:p>1978-04-20 00:07:12.421875 EST-0500</text:p>
          </table:table-cell>
          <table:table-cell office:value-type="string">
            <text:p>S</text:p>
          </table:table-cell>
          <table:table-cell office:value-type="float" office:value="228.075138486">
            <text:p>228.075138486</text:p>
          </table:table-cell>
          <table:table-cell office:value-type="float" office:value="204.521086372">
            <text:p>204.521086372</text:p>
          </table:table-cell>
          <table:table-cell office:value-type="float" office:value="48.0751384859">
            <text:p>48.0751384859</text:p>
          </table:table-cell>
          <table:table-cell office:value-type="float" office:value="24.5210863721">
            <text:p>24.5210863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668.37154">
            <text:p>2443668.37154</text:p>
          </table:table-cell>
          <table:table-cell office:value-type="string">
            <text:p>1978-06-08 15:55:01.171875 EST-0500</text:p>
          </table:table-cell>
          <table:table-cell office:value-type="string">
            <text:p>N</text:p>
          </table:table-cell>
          <table:table-cell office:value-type="float" office:value="48.0762415587">
            <text:p>48.0762415587</text:p>
          </table:table-cell>
          <table:table-cell office:value-type="float" office:value="24.5203398837">
            <text:p>24.5203398837</text:p>
          </table:table-cell>
          <table:table-cell office:value-type="float" office:value="48.0762415587">
            <text:p>48.0762415587</text:p>
          </table:table-cell>
          <table:table-cell office:value-type="float" office:value="24.5203398837">
            <text:p>24.52033988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706.6827">
            <text:p>2443706.6827</text:p>
          </table:table-cell>
          <table:table-cell office:value-type="string">
            <text:p>1978-07-16 23:23:05.156250 EST-0500</text:p>
          </table:table-cell>
          <table:table-cell office:value-type="string">
            <text:p>S</text:p>
          </table:table-cell>
          <table:table-cell office:value-type="float" office:value="228.078596631">
            <text:p>228.078596631</text:p>
          </table:table-cell>
          <table:table-cell office:value-type="float" office:value="204.521077113">
            <text:p>204.521077113</text:p>
          </table:table-cell>
          <table:table-cell office:value-type="float" office:value="48.0785966314">
            <text:p>48.0785966314</text:p>
          </table:table-cell>
          <table:table-cell office:value-type="float" office:value="24.5210771132">
            <text:p>24.52107711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756.3415">
            <text:p>2443756.3415</text:p>
          </table:table-cell>
          <table:table-cell office:value-type="string">
            <text:p>1978-09-04 15:11:46.640625 EST-0500</text:p>
          </table:table-cell>
          <table:table-cell office:value-type="string">
            <text:p>N</text:p>
          </table:table-cell>
          <table:table-cell office:value-type="float" office:value="48.0799256773">
            <text:p>48.0799256773</text:p>
          </table:table-cell>
          <table:table-cell office:value-type="float" office:value="24.5207984549">
            <text:p>24.5207984549</text:p>
          </table:table-cell>
          <table:table-cell office:value-type="float" office:value="48.0799256773">
            <text:p>48.0799256773</text:p>
          </table:table-cell>
          <table:table-cell office:value-type="float" office:value="24.5207984549">
            <text:p>24.52079845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794.65144">
            <text:p>2443794.65144</text:p>
          </table:table-cell>
          <table:table-cell office:value-type="string">
            <text:p>1978-10-12 22:38:05.156250 EST-0500</text:p>
          </table:table-cell>
          <table:table-cell office:value-type="string">
            <text:p>S</text:p>
          </table:table-cell>
          <table:table-cell office:value-type="float" office:value="228.080071695">
            <text:p>228.080071695</text:p>
          </table:table-cell>
          <table:table-cell office:value-type="float" office:value="204.520038143">
            <text:p>204.520038143</text:p>
          </table:table-cell>
          <table:table-cell office:value-type="float" office:value="48.080071695">
            <text:p>48.080071695</text:p>
          </table:table-cell>
          <table:table-cell office:value-type="float" office:value="24.5200381429">
            <text:p>24.52003814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844.31025">
            <text:p>2443844.31025</text:p>
          </table:table-cell>
          <table:table-cell office:value-type="string">
            <text:p>1978-12-01 14:26:46.640625 EST-0500</text:p>
          </table:table-cell>
          <table:table-cell office:value-type="string">
            <text:p>N</text:p>
          </table:table-cell>
          <table:table-cell office:value-type="float" office:value="48.0804381702">
            <text:p>48.0804381702</text:p>
          </table:table-cell>
          <table:table-cell office:value-type="float" office:value="24.5187732099">
            <text:p>24.5187732099</text:p>
          </table:table-cell>
          <table:table-cell office:value-type="float" office:value="48.0804381702">
            <text:p>48.0804381702</text:p>
          </table:table-cell>
          <table:table-cell office:value-type="float" office:value="24.5187732099">
            <text:p>24.51877320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882.6202">
            <text:p>2443882.6202</text:p>
          </table:table-cell>
          <table:table-cell office:value-type="string">
            <text:p>1979-01-08 21:53:05.156250 EST-0500</text:p>
          </table:table-cell>
          <table:table-cell office:value-type="string">
            <text:p>S</text:p>
          </table:table-cell>
          <table:table-cell office:value-type="float" office:value="228.082834887">
            <text:p>228.082834887</text:p>
          </table:table-cell>
          <table:table-cell office:value-type="float" office:value="204.519396951">
            <text:p>204.519396951</text:p>
          </table:table-cell>
          <table:table-cell office:value-type="float" office:value="48.082834887">
            <text:p>48.082834887</text:p>
          </table:table-cell>
          <table:table-cell office:value-type="float" office:value="24.519396951">
            <text:p>24.5193969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932.27901">
            <text:p>2443932.27901</text:p>
          </table:table-cell>
          <table:table-cell office:value-type="string">
            <text:p>1979-02-27 13:41:46.640625 EST-0500</text:p>
          </table:table-cell>
          <table:table-cell office:value-type="string">
            <text:p>N</text:p>
          </table:table-cell>
          <table:table-cell office:value-type="float" office:value="48.0835092939">
            <text:p>48.0835092939</text:p>
          </table:table-cell>
          <table:table-cell office:value-type="float" office:value="24.5182763984">
            <text:p>24.5182763984</text:p>
          </table:table-cell>
          <table:table-cell office:value-type="float" office:value="48.0835092939">
            <text:p>48.0835092939</text:p>
          </table:table-cell>
          <table:table-cell office:value-type="float" office:value="24.5182763984">
            <text:p>24.51827639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3970.58895">
            <text:p>2443970.58895</text:p>
          </table:table-cell>
          <table:table-cell office:value-type="string">
            <text:p>1979-04-06 21:08:05.156250 EST-0500</text:p>
          </table:table-cell>
          <table:table-cell office:value-type="string">
            <text:p>S</text:p>
          </table:table-cell>
          <table:table-cell office:value-type="float" office:value="228.084393478">
            <text:p>228.084393478</text:p>
          </table:table-cell>
          <table:table-cell office:value-type="float" office:value="204.518289146">
            <text:p>204.518289146</text:p>
          </table:table-cell>
          <table:table-cell office:value-type="float" office:value="48.0843934778">
            <text:p>48.0843934778</text:p>
          </table:table-cell>
          <table:table-cell office:value-type="float" office:value="24.5182891456">
            <text:p>24.51828914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020.24837">
            <text:p>2444020.24837</text:p>
          </table:table-cell>
          <table:table-cell office:value-type="string">
            <text:p>1979-05-26 12:57:39.375000 EST-0500</text:p>
          </table:table-cell>
          <table:table-cell office:value-type="string">
            <text:p>N</text:p>
          </table:table-cell>
          <table:table-cell office:value-type="float" office:value="48.0879194503">
            <text:p>48.0879194503</text:p>
          </table:table-cell>
          <table:table-cell office:value-type="float" office:value="24.5202997281">
            <text:p>24.5202997281</text:p>
          </table:table-cell>
          <table:table-cell office:value-type="float" office:value="48.0879194503">
            <text:p>48.0879194503</text:p>
          </table:table-cell>
          <table:table-cell office:value-type="float" office:value="24.5202997281">
            <text:p>24.52029972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058.5583">
            <text:p>2444058.5583</text:p>
          </table:table-cell>
          <table:table-cell office:value-type="string">
            <text:p>1979-07-03 20:23:57.890625 EST-0500</text:p>
          </table:table-cell>
          <table:table-cell office:value-type="string">
            <text:p>S</text:p>
          </table:table-cell>
          <table:table-cell office:value-type="float" office:value="228.087244945">
            <text:p>228.087244945</text:p>
          </table:table-cell>
          <table:table-cell office:value-type="float" office:value="204.517965605">
            <text:p>204.517965605</text:p>
          </table:table-cell>
          <table:table-cell office:value-type="float" office:value="48.0872449453">
            <text:p>48.0872449453</text:p>
          </table:table-cell>
          <table:table-cell office:value-type="float" office:value="24.5179656054">
            <text:p>24.51796560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108.21773">
            <text:p>2444108.21773</text:p>
          </table:table-cell>
          <table:table-cell office:value-type="string">
            <text:p>1979-08-22 12:13:32.109375 EST-0500</text:p>
          </table:table-cell>
          <table:table-cell office:value-type="string">
            <text:p>N</text:p>
          </table:table-cell>
          <table:table-cell office:value-type="float" office:value="48.0911696543">
            <text:p>48.0911696543</text:p>
          </table:table-cell>
          <table:table-cell office:value-type="float" office:value="24.5199518716">
            <text:p>24.5199518716</text:p>
          </table:table-cell>
          <table:table-cell office:value-type="float" office:value="48.0911696543">
            <text:p>48.0911696543</text:p>
          </table:table-cell>
          <table:table-cell office:value-type="float" office:value="24.5199518716">
            <text:p>24.51995187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146.52766">
            <text:p>2444146.52766</text:p>
          </table:table-cell>
          <table:table-cell office:value-type="string">
            <text:p>1979-09-29 19:39:50.625000 EST-0500</text:p>
          </table:table-cell>
          <table:table-cell office:value-type="string">
            <text:p>S</text:p>
          </table:table-cell>
          <table:table-cell office:value-type="float" office:value="228.089780873">
            <text:p>228.089780873</text:p>
          </table:table-cell>
          <table:table-cell office:value-type="float" office:value="204.517707807">
            <text:p>204.517707807</text:p>
          </table:table-cell>
          <table:table-cell office:value-type="float" office:value="48.0897808728">
            <text:p>48.0897808728</text:p>
          </table:table-cell>
          <table:table-cell office:value-type="float" office:value="24.5177078068">
            <text:p>24.51770780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196.18708">
            <text:p>2444196.18708</text:p>
          </table:table-cell>
          <table:table-cell office:value-type="string">
            <text:p>1979-11-18 11:29:24.843750 EST-0500</text:p>
          </table:table-cell>
          <table:table-cell office:value-type="string">
            <text:p>N</text:p>
          </table:table-cell>
          <table:table-cell office:value-type="float" office:value="48.0930546125">
            <text:p>48.0930546125</text:p>
          </table:table-cell>
          <table:table-cell office:value-type="float" office:value="24.5196108321">
            <text:p>24.5196108321</text:p>
          </table:table-cell>
          <table:table-cell office:value-type="float" office:value="48.0930546125">
            <text:p>48.0930546125</text:p>
          </table:table-cell>
          <table:table-cell office:value-type="float" office:value="24.5196108321">
            <text:p>24.51961083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234.49641">
            <text:p>2444234.49641</text:p>
          </table:table-cell>
          <table:table-cell office:value-type="string">
            <text:p>1979-12-26 18:54:50.625000 EST-0500</text:p>
          </table:table-cell>
          <table:table-cell office:value-type="string">
            <text:p>S</text:p>
          </table:table-cell>
          <table:table-cell office:value-type="float" office:value="228.092530316">
            <text:p>228.092530316</text:p>
          </table:table-cell>
          <table:table-cell office:value-type="float" office:value="204.517292817">
            <text:p>204.517292817</text:p>
          </table:table-cell>
          <table:table-cell office:value-type="float" office:value="48.0925303159">
            <text:p>48.0925303159</text:p>
          </table:table-cell>
          <table:table-cell office:value-type="float" office:value="24.5172928165">
            <text:p>24.51729281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284.15584">
            <text:p>2444284.15584</text:p>
          </table:table-cell>
          <table:table-cell office:value-type="string">
            <text:p>1980-02-14 10:44:24.843750 EST-0500</text:p>
          </table:table-cell>
          <table:table-cell office:value-type="string">
            <text:p>N</text:p>
          </table:table-cell>
          <table:table-cell office:value-type="float" office:value="48.0964886518">
            <text:p>48.0964886518</text:p>
          </table:table-cell>
          <table:table-cell office:value-type="float" office:value="24.5191743962">
            <text:p>24.5191743962</text:p>
          </table:table-cell>
          <table:table-cell office:value-type="float" office:value="48.0964886518">
            <text:p>48.0964886518</text:p>
          </table:table-cell>
          <table:table-cell office:value-type="float" office:value="24.5191743962">
            <text:p>24.51917439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322.46517">
            <text:p>2444322.46517</text:p>
          </table:table-cell>
          <table:table-cell office:value-type="string">
            <text:p>1980-03-23 18:09:50.625000 EST-0500</text:p>
          </table:table-cell>
          <table:table-cell office:value-type="string">
            <text:p>S</text:p>
          </table:table-cell>
          <table:table-cell office:value-type="float" office:value="228.09507328">
            <text:p>228.09507328</text:p>
          </table:table-cell>
          <table:table-cell office:value-type="float" office:value="204.516830698">
            <text:p>204.516830698</text:p>
          </table:table-cell>
          <table:table-cell office:value-type="float" office:value="48.0950732799">
            <text:p>48.0950732799</text:p>
          </table:table-cell>
          <table:table-cell office:value-type="float" office:value="24.5168306983">
            <text:p>24.5168306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372.12399">
            <text:p>2444372.12399</text:p>
          </table:table-cell>
          <table:table-cell office:value-type="string">
            <text:p>1980-05-12 09:58:32.109375 EST-0500</text:p>
          </table:table-cell>
          <table:table-cell office:value-type="string">
            <text:p>N</text:p>
          </table:table-cell>
          <table:table-cell office:value-type="float" office:value="48.0952176411">
            <text:p>48.0952176411</text:p>
          </table:table-cell>
          <table:table-cell office:value-type="float" office:value="24.5156464934">
            <text:p>24.5156464934</text:p>
          </table:table-cell>
          <table:table-cell office:value-type="float" office:value="48.0952176411">
            <text:p>48.0952176411</text:p>
          </table:table-cell>
          <table:table-cell office:value-type="float" office:value="24.5156464934">
            <text:p>24.51564649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410.43391">
            <text:p>2444410.43391</text:p>
          </table:table-cell>
          <table:table-cell office:value-type="string">
            <text:p>1980-06-19 17:24:50.625000 EST-0500</text:p>
          </table:table-cell>
          <table:table-cell office:value-type="string">
            <text:p>S</text:p>
          </table:table-cell>
          <table:table-cell office:value-type="float" office:value="228.09742946">
            <text:p>228.09742946</text:p>
          </table:table-cell>
          <table:table-cell office:value-type="float" office:value="204.516147162">
            <text:p>204.516147162</text:p>
          </table:table-cell>
          <table:table-cell office:value-type="float" office:value="48.0974294598">
            <text:p>48.0974294598</text:p>
          </table:table-cell>
          <table:table-cell office:value-type="float" office:value="24.5161471621">
            <text:p>24.51614716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460.09333">
            <text:p>2444460.09333</text:p>
          </table:table-cell>
          <table:table-cell office:value-type="string">
            <text:p>1980-08-08 09:14:24.843750 EST-0500</text:p>
          </table:table-cell>
          <table:table-cell office:value-type="string">
            <text:p>N</text:p>
          </table:table-cell>
          <table:table-cell office:value-type="float" office:value="48.0997553333">
            <text:p>48.0997553333</text:p>
          </table:table-cell>
          <table:table-cell office:value-type="float" office:value="24.5163898855">
            <text:p>24.5163898855</text:p>
          </table:table-cell>
          <table:table-cell office:value-type="float" office:value="48.0997553333">
            <text:p>48.0997553333</text:p>
          </table:table-cell>
          <table:table-cell office:value-type="float" office:value="24.5163898855">
            <text:p>24.51638988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498.40328">
            <text:p>2444498.40328</text:p>
          </table:table-cell>
          <table:table-cell office:value-type="string">
            <text:p>1980-09-15 16:40:43.359375 EST-0500</text:p>
          </table:table-cell>
          <table:table-cell office:value-type="string">
            <text:p>S</text:p>
          </table:table-cell>
          <table:table-cell office:value-type="float" office:value="228.099735919">
            <text:p>228.099735919</text:p>
          </table:table-cell>
          <table:table-cell office:value-type="float" office:value="204.515435574">
            <text:p>204.515435574</text:p>
          </table:table-cell>
          <table:table-cell office:value-type="float" office:value="48.0997359188">
            <text:p>48.0997359188</text:p>
          </table:table-cell>
          <table:table-cell office:value-type="float" office:value="24.5154355742">
            <text:p>24.5154355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548.0627">
            <text:p>2444548.0627</text:p>
          </table:table-cell>
          <table:table-cell office:value-type="string">
            <text:p>1980-11-04 08:30:17.578125 EST-0500</text:p>
          </table:table-cell>
          <table:table-cell office:value-type="string">
            <text:p>N</text:p>
          </table:table-cell>
          <table:table-cell office:value-type="float" office:value="48.1019033177">
            <text:p>48.1019033177</text:p>
          </table:table-cell>
          <table:table-cell office:value-type="float" office:value="24.516246611">
            <text:p>24.516246611</text:p>
          </table:table-cell>
          <table:table-cell office:value-type="float" office:value="48.1019033177">
            <text:p>48.1019033177</text:p>
          </table:table-cell>
          <table:table-cell office:value-type="float" office:value="24.516246611">
            <text:p>24.5162466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586.37202">
            <text:p>2444586.37202</text:p>
          </table:table-cell>
          <table:table-cell office:value-type="string">
            <text:p>1980-12-12 15:55:43.359375 EST-0500</text:p>
          </table:table-cell>
          <table:table-cell office:value-type="string">
            <text:p>S</text:p>
          </table:table-cell>
          <table:table-cell office:value-type="float" office:value="228.101032397">
            <text:p>228.101032397</text:p>
          </table:table-cell>
          <table:table-cell office:value-type="float" office:value="204.513709005">
            <text:p>204.513709005</text:p>
          </table:table-cell>
          <table:table-cell office:value-type="float" office:value="48.1010323968">
            <text:p>48.1010323968</text:p>
          </table:table-cell>
          <table:table-cell office:value-type="float" office:value="24.5137090051">
            <text:p>24.51370900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636.03144">
            <text:p>2444636.03144</text:p>
          </table:table-cell>
          <table:table-cell office:value-type="string">
            <text:p>1981-01-31 07:45:17.578125 EST-0500</text:p>
          </table:table-cell>
          <table:table-cell office:value-type="string">
            <text:p>N</text:p>
          </table:table-cell>
          <table:table-cell office:value-type="float" office:value="48.1030361829">
            <text:p>48.1030361829</text:p>
          </table:table-cell>
          <table:table-cell office:value-type="float" office:value="24.513523982">
            <text:p>24.513523982</text:p>
          </table:table-cell>
          <table:table-cell office:value-type="float" office:value="48.1030361829">
            <text:p>48.1030361829</text:p>
          </table:table-cell>
          <table:table-cell office:value-type="float" office:value="24.513523982">
            <text:p>24.5135239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674.34138">
            <text:p>2444674.34138</text:p>
          </table:table-cell>
          <table:table-cell office:value-type="string">
            <text:p>1981-03-10 15:11:36.093750 EST-0500</text:p>
          </table:table-cell>
          <table:table-cell office:value-type="string">
            <text:p>S</text:p>
          </table:table-cell>
          <table:table-cell office:value-type="float" office:value="228.105414646">
            <text:p>228.105414646</text:p>
          </table:table-cell>
          <table:table-cell office:value-type="float" office:value="204.514789636">
            <text:p>204.514789636</text:p>
          </table:table-cell>
          <table:table-cell office:value-type="float" office:value="48.1054146455">
            <text:p>48.1054146455</text:p>
          </table:table-cell>
          <table:table-cell office:value-type="float" office:value="24.5147896365">
            <text:p>24.51478963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724.00019">
            <text:p>2444724.00019</text:p>
          </table:table-cell>
          <table:table-cell office:value-type="string">
            <text:p>1981-04-29 07:00:17.578125 EST-0500</text:p>
          </table:table-cell>
          <table:table-cell office:value-type="string">
            <text:p>N</text:p>
          </table:table-cell>
          <table:table-cell office:value-type="float" office:value="48.1051789414">
            <text:p>48.1051789414</text:p>
          </table:table-cell>
          <table:table-cell office:value-type="float" office:value="24.5131848172">
            <text:p>24.5131848172</text:p>
          </table:table-cell>
          <table:table-cell office:value-type="float" office:value="48.1051789414">
            <text:p>48.1051789414</text:p>
          </table:table-cell>
          <table:table-cell office:value-type="float" office:value="24.5131848172">
            <text:p>24.51318481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762.31013">
            <text:p>2444762.31013</text:p>
          </table:table-cell>
          <table:table-cell office:value-type="string">
            <text:p>1981-06-06 14:26:36.093750 EST-0500</text:p>
          </table:table-cell>
          <table:table-cell office:value-type="string">
            <text:p>S</text:p>
          </table:table-cell>
          <table:table-cell office:value-type="float" office:value="228.107767121">
            <text:p>228.107767121</text:p>
          </table:table-cell>
          <table:table-cell office:value-type="float" office:value="204.514182967">
            <text:p>204.514182967</text:p>
          </table:table-cell>
          <table:table-cell office:value-type="float" office:value="48.1077671213">
            <text:p>48.1077671213</text:p>
          </table:table-cell>
          <table:table-cell office:value-type="float" office:value="24.5141829668">
            <text:p>24.51418296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811.96956">
            <text:p>2444811.96956</text:p>
          </table:table-cell>
          <table:table-cell office:value-type="string">
            <text:p>1981-07-26 06:16:10.312500 EST-0500</text:p>
          </table:table-cell>
          <table:table-cell office:value-type="string">
            <text:p>N</text:p>
          </table:table-cell>
          <table:table-cell office:value-type="float" office:value="48.1105231091">
            <text:p>48.1105231091</text:p>
          </table:table-cell>
          <table:table-cell office:value-type="float" office:value="24.5148281412">
            <text:p>24.5148281412</text:p>
          </table:table-cell>
          <table:table-cell office:value-type="float" office:value="48.1105231091">
            <text:p>48.1105231091</text:p>
          </table:table-cell>
          <table:table-cell office:value-type="float" office:value="24.5148281412">
            <text:p>24.51482814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850.27889">
            <text:p>2444850.27889</text:p>
          </table:table-cell>
          <table:table-cell office:value-type="string">
            <text:p>1981-09-02 13:41:36.093750 EST-0500</text:p>
          </table:table-cell>
          <table:table-cell office:value-type="string">
            <text:p>S</text:p>
          </table:table-cell>
          <table:table-cell office:value-type="float" office:value="228.110131631">
            <text:p>228.110131631</text:p>
          </table:table-cell>
          <table:table-cell office:value-type="float" office:value="204.513158924">
            <text:p>204.513158924</text:p>
          </table:table-cell>
          <table:table-cell office:value-type="float" office:value="48.1101316312">
            <text:p>48.1101316312</text:p>
          </table:table-cell>
          <table:table-cell office:value-type="float" office:value="24.5131589243">
            <text:p>24.51315892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899.93893">
            <text:p>2444899.93893</text:p>
          </table:table-cell>
          <table:table-cell office:value-type="string">
            <text:p>1981-10-22 05:32:03.046875 EST-0500</text:p>
          </table:table-cell>
          <table:table-cell office:value-type="string">
            <text:p>N</text:p>
          </table:table-cell>
          <table:table-cell office:value-type="float" office:value="48.1115913811">
            <text:p>48.1115913811</text:p>
          </table:table-cell>
          <table:table-cell office:value-type="float" office:value="24.5132565981">
            <text:p>24.5132565981</text:p>
          </table:table-cell>
          <table:table-cell office:value-type="float" office:value="48.1115913811">
            <text:p>48.1115913811</text:p>
          </table:table-cell>
          <table:table-cell office:value-type="float" office:value="24.5132565981">
            <text:p>24.51325659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938.24824">
            <text:p>2444938.24824</text:p>
          </table:table-cell>
          <table:table-cell office:value-type="string">
            <text:p>1981-11-29 12:57:28.828125 EST-0500</text:p>
          </table:table-cell>
          <table:table-cell office:value-type="string">
            <text:p>S</text:p>
          </table:table-cell>
          <table:table-cell office:value-type="float" office:value="228.112230924">
            <text:p>228.112230924</text:p>
          </table:table-cell>
          <table:table-cell office:value-type="float" office:value="204.512504861">
            <text:p>204.512504861</text:p>
          </table:table-cell>
          <table:table-cell office:value-type="float" office:value="48.1122309243">
            <text:p>48.1122309243</text:p>
          </table:table-cell>
          <table:table-cell office:value-type="float" office:value="24.5125048612">
            <text:p>24.51250486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4987.90828">
            <text:p>2444987.90828</text:p>
          </table:table-cell>
          <table:table-cell office:value-type="string">
            <text:p>1982-01-18 04:47:55.781250 EST-0500</text:p>
          </table:table-cell>
          <table:table-cell office:value-type="string">
            <text:p>N</text:p>
          </table:table-cell>
          <table:table-cell office:value-type="float" office:value="48.1140518409">
            <text:p>48.1140518409</text:p>
          </table:table-cell>
          <table:table-cell office:value-type="float" office:value="24.5119459501">
            <text:p>24.5119459501</text:p>
          </table:table-cell>
          <table:table-cell office:value-type="float" office:value="48.1140518409">
            <text:p>48.1140518409</text:p>
          </table:table-cell>
          <table:table-cell office:value-type="float" office:value="24.5119459501">
            <text:p>24.51194595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026.2176">
            <text:p>2445026.2176</text:p>
          </table:table-cell>
          <table:table-cell office:value-type="string">
            <text:p>1982-02-25 12:13:21.562500 EST-0500</text:p>
          </table:table-cell>
          <table:table-cell office:value-type="string">
            <text:p>S</text:p>
          </table:table-cell>
          <table:table-cell office:value-type="float" office:value="228.116089459">
            <text:p>228.116089459</text:p>
          </table:table-cell>
          <table:table-cell office:value-type="float" office:value="204.512558898">
            <text:p>204.512558898</text:p>
          </table:table-cell>
          <table:table-cell office:value-type="float" office:value="48.1160894593">
            <text:p>48.1160894593</text:p>
          </table:table-cell>
          <table:table-cell office:value-type="float" office:value="24.5125588983">
            <text:p>24.5125588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075.87764">
            <text:p>2445075.87764</text:p>
          </table:table-cell>
          <table:table-cell office:value-type="string">
            <text:p>1982-04-16 04:03:48.515625 EST-0500</text:p>
          </table:table-cell>
          <table:table-cell office:value-type="string">
            <text:p>N</text:p>
          </table:table-cell>
          <table:table-cell office:value-type="float" office:value="48.1182232206">
            <text:p>48.1182232206</text:p>
          </table:table-cell>
          <table:table-cell office:value-type="float" office:value="24.5133832697">
            <text:p>24.5133832697</text:p>
          </table:table-cell>
          <table:table-cell office:value-type="float" office:value="48.1182232206">
            <text:p>48.1182232206</text:p>
          </table:table-cell>
          <table:table-cell office:value-type="float" office:value="24.5133832697">
            <text:p>24.51338326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114.18635">
            <text:p>2445114.18635</text:p>
          </table:table-cell>
          <table:table-cell office:value-type="string">
            <text:p>1982-05-24 11:28:21.562500 EST-0500</text:p>
          </table:table-cell>
          <table:table-cell office:value-type="string">
            <text:p>S</text:p>
          </table:table-cell>
          <table:table-cell office:value-type="float" office:value="228.117668887">
            <text:p>228.117668887</text:p>
          </table:table-cell>
          <table:table-cell office:value-type="float" office:value="204.511472462">
            <text:p>204.511472462</text:p>
          </table:table-cell>
          <table:table-cell office:value-type="float" office:value="48.1176688873">
            <text:p>48.1176688873</text:p>
          </table:table-cell>
          <table:table-cell office:value-type="float" office:value="24.5114724618">
            <text:p>24.51147246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163.84701">
            <text:p>2445163.84701</text:p>
          </table:table-cell>
          <table:table-cell office:value-type="string">
            <text:p>1982-07-13 03:19:41.250000 EST-0500</text:p>
          </table:table-cell>
          <table:table-cell office:value-type="string">
            <text:p>N</text:p>
          </table:table-cell>
          <table:table-cell office:value-type="float" office:value="48.1228366826">
            <text:p>48.1228366826</text:p>
          </table:table-cell>
          <table:table-cell office:value-type="float" office:value="24.5143040665">
            <text:p>24.5143040665</text:p>
          </table:table-cell>
          <table:table-cell office:value-type="float" office:value="48.1228366826">
            <text:p>48.1228366826</text:p>
          </table:table-cell>
          <table:table-cell office:value-type="float" office:value="24.5143040665">
            <text:p>24.51430406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202.15572">
            <text:p>2445202.15572</text:p>
          </table:table-cell>
          <table:table-cell office:value-type="string">
            <text:p>1982-08-20 10:44:14.296875 EST-0500</text:p>
          </table:table-cell>
          <table:table-cell office:value-type="string">
            <text:p>S</text:p>
          </table:table-cell>
          <table:table-cell office:value-type="float" office:value="228.122107871">
            <text:p>228.122107871</text:p>
          </table:table-cell>
          <table:table-cell office:value-type="float" office:value="204.511988374">
            <text:p>204.511988374</text:p>
          </table:table-cell>
          <table:table-cell office:value-type="float" office:value="48.1221078707">
            <text:p>48.1221078707</text:p>
          </table:table-cell>
          <table:table-cell office:value-type="float" office:value="24.5119883743">
            <text:p>24.51198837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251.81576">
            <text:p>2445251.81576</text:p>
          </table:table-cell>
          <table:table-cell office:value-type="string">
            <text:p>1982-10-09 02:34:41.250000 EST-0500</text:p>
          </table:table-cell>
          <table:table-cell office:value-type="string">
            <text:p>N</text:p>
          </table:table-cell>
          <table:table-cell office:value-type="float" office:value="48.1224073745">
            <text:p>48.1224073745</text:p>
          </table:table-cell>
          <table:table-cell office:value-type="float" office:value="24.5110070581">
            <text:p>24.5110070581</text:p>
          </table:table-cell>
          <table:table-cell office:value-type="float" office:value="48.1224073745">
            <text:p>48.1224073745</text:p>
          </table:table-cell>
          <table:table-cell office:value-type="float" office:value="24.5110070581">
            <text:p>24.51100705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290.12447">
            <text:p>2445290.12447</text:p>
          </table:table-cell>
          <table:table-cell office:value-type="string">
            <text:p>1982-11-16 09:59:14.296875 EST-0500</text:p>
          </table:table-cell>
          <table:table-cell office:value-type="string">
            <text:p>S</text:p>
          </table:table-cell>
          <table:table-cell office:value-type="float" office:value="228.123038957">
            <text:p>228.123038957</text:p>
          </table:table-cell>
          <table:table-cell office:value-type="float" office:value="204.51038461">
            <text:p>204.51038461</text:p>
          </table:table-cell>
          <table:table-cell office:value-type="float" office:value="48.1230389574">
            <text:p>48.1230389574</text:p>
          </table:table-cell>
          <table:table-cell office:value-type="float" office:value="24.5103846097">
            <text:p>24.51038460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339.78633">
            <text:p>2445339.78633</text:p>
          </table:table-cell>
          <table:table-cell office:value-type="string">
            <text:p>1983-01-05 01:52:19.453125 EST-0500</text:p>
          </table:table-cell>
          <table:table-cell office:value-type="string">
            <text:p>N</text:p>
          </table:table-cell>
          <table:table-cell office:value-type="float" office:value="48.1284942494">
            <text:p>48.1284942494</text:p>
          </table:table-cell>
          <table:table-cell office:value-type="float" office:value="24.5133132828">
            <text:p>24.5133132828</text:p>
          </table:table-cell>
          <table:table-cell office:value-type="float" office:value="48.1284942494">
            <text:p>48.1284942494</text:p>
          </table:table-cell>
          <table:table-cell office:value-type="float" office:value="24.5133132828">
            <text:p>24.51331328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378.09383">
            <text:p>2445378.09383</text:p>
          </table:table-cell>
          <table:table-cell office:value-type="string">
            <text:p>1983-02-12 09:15:07.031250 EST-0500</text:p>
          </table:table-cell>
          <table:table-cell office:value-type="string">
            <text:p>S</text:p>
          </table:table-cell>
          <table:table-cell office:value-type="float" office:value="228.127294195">
            <text:p>228.127294195</text:p>
          </table:table-cell>
          <table:table-cell office:value-type="float" office:value="204.510427865">
            <text:p>204.510427865</text:p>
          </table:table-cell>
          <table:table-cell office:value-type="float" office:value="48.1272941946">
            <text:p>48.1272941946</text:p>
          </table:table-cell>
          <table:table-cell office:value-type="float" office:value="24.5104278646">
            <text:p>24.51042786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427.75569">
            <text:p>2445427.75569</text:p>
          </table:table-cell>
          <table:table-cell office:value-type="string">
            <text:p>1983-04-03 01:08:12.187500 EST-0500</text:p>
          </table:table-cell>
          <table:table-cell office:value-type="string">
            <text:p>N</text:p>
          </table:table-cell>
          <table:table-cell office:value-type="float" office:value="48.1311737205">
            <text:p>48.1311737205</text:p>
          </table:table-cell>
          <table:table-cell office:value-type="float" office:value="24.5129780555">
            <text:p>24.5129780555</text:p>
          </table:table-cell>
          <table:table-cell office:value-type="float" office:value="48.1311737205">
            <text:p>48.1311737205</text:p>
          </table:table-cell>
          <table:table-cell office:value-type="float" office:value="24.5129780555">
            <text:p>24.51297805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466.06318">
            <text:p>2445466.06318</text:p>
          </table:table-cell>
          <table:table-cell office:value-type="string">
            <text:p>1983-05-11 08:30:59.765625 EST-0500</text:p>
          </table:table-cell>
          <table:table-cell office:value-type="string">
            <text:p>S</text:p>
          </table:table-cell>
          <table:table-cell office:value-type="float" office:value="228.13021229">
            <text:p>228.13021229</text:p>
          </table:table-cell>
          <table:table-cell office:value-type="float" office:value="204.510803648">
            <text:p>204.510803648</text:p>
          </table:table-cell>
          <table:table-cell office:value-type="float" office:value="48.1302122902">
            <text:p>48.1302122902</text:p>
          </table:table-cell>
          <table:table-cell office:value-type="float" office:value="24.5108036479">
            <text:p>24.51080364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515.72444">
            <text:p>2445515.72444</text:p>
          </table:table-cell>
          <table:table-cell office:value-type="string">
            <text:p>1983-06-30 00:23:12.187500 EST-0500</text:p>
          </table:table-cell>
          <table:table-cell office:value-type="string">
            <text:p>N</text:p>
          </table:table-cell>
          <table:table-cell office:value-type="float" office:value="48.131604081">
            <text:p>48.131604081</text:p>
          </table:table-cell>
          <table:table-cell office:value-type="float" office:value="24.5097274714">
            <text:p>24.5097274714</text:p>
          </table:table-cell>
          <table:table-cell office:value-type="float" office:value="48.131604081">
            <text:p>48.131604081</text:p>
          </table:table-cell>
          <table:table-cell office:value-type="float" office:value="24.5097274714">
            <text:p>24.50972747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554.03194">
            <text:p>2445554.03194</text:p>
          </table:table-cell>
          <table:table-cell office:value-type="string">
            <text:p>1983-08-07 07:45:59.765625 EST-0500</text:p>
          </table:table-cell>
          <table:table-cell office:value-type="string">
            <text:p>S</text:p>
          </table:table-cell>
          <table:table-cell office:value-type="float" office:value="228.1333313">
            <text:p>228.1333313</text:p>
          </table:table-cell>
          <table:table-cell office:value-type="float" office:value="204.509736019">
            <text:p>204.509736019</text:p>
          </table:table-cell>
          <table:table-cell office:value-type="float" office:value="48.1333313002">
            <text:p>48.1333313002</text:p>
          </table:table-cell>
          <table:table-cell office:value-type="float" office:value="24.5097360186">
            <text:p>24.50973601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603.6938">
            <text:p>2445603.6938</text:p>
          </table:table-cell>
          <table:table-cell office:value-type="string">
            <text:p>1983-09-25 23:39:04.921875 EST-0500</text:p>
          </table:table-cell>
          <table:table-cell office:value-type="string">
            <text:p>N</text:p>
          </table:table-cell>
          <table:table-cell office:value-type="float" office:value="48.1362866221">
            <text:p>48.1362866221</text:p>
          </table:table-cell>
          <table:table-cell office:value-type="float" office:value="24.5112973607">
            <text:p>24.5112973607</text:p>
          </table:table-cell>
          <table:table-cell office:value-type="float" office:value="48.1362866221">
            <text:p>48.1362866221</text:p>
          </table:table-cell>
          <table:table-cell office:value-type="float" office:value="24.5112973607">
            <text:p>24.51129736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642.0013">
            <text:p>2445642.0013</text:p>
          </table:table-cell>
          <table:table-cell office:value-type="string">
            <text:p>1983-11-03 07:01:52.500000 EST-0500</text:p>
          </table:table-cell>
          <table:table-cell office:value-type="string">
            <text:p>S</text:p>
          </table:table-cell>
          <table:table-cell office:value-type="float" office:value="228.135737848">
            <text:p>228.135737848</text:p>
          </table:table-cell>
          <table:table-cell office:value-type="float" office:value="204.509511379">
            <text:p>204.509511379</text:p>
          </table:table-cell>
          <table:table-cell office:value-type="float" office:value="48.1357378476">
            <text:p>48.1357378476</text:p>
          </table:table-cell>
          <table:table-cell office:value-type="float" office:value="24.5095113785">
            <text:p>24.50951137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691.66316">
            <text:p>2445691.66316</text:p>
          </table:table-cell>
          <table:table-cell office:value-type="string">
            <text:p>1983-12-22 22:54:57.656250 EST-0500</text:p>
          </table:table-cell>
          <table:table-cell office:value-type="string">
            <text:p>N</text:p>
          </table:table-cell>
          <table:table-cell office:value-type="float" office:value="48.138631446">
            <text:p>48.138631446</text:p>
          </table:table-cell>
          <table:table-cell office:value-type="float" office:value="24.5099454637">
            <text:p>24.5099454637</text:p>
          </table:table-cell>
          <table:table-cell office:value-type="float" office:value="48.138631446">
            <text:p>48.138631446</text:p>
          </table:table-cell>
          <table:table-cell office:value-type="float" office:value="24.5099454637">
            <text:p>24.50994546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729.97066">
            <text:p>2445729.97066</text:p>
          </table:table-cell>
          <table:table-cell office:value-type="string">
            <text:p>1984-01-30 06:17:45.234375 EST-0500</text:p>
          </table:table-cell>
          <table:table-cell office:value-type="string">
            <text:p>S</text:p>
          </table:table-cell>
          <table:table-cell office:value-type="float" office:value="228.140040556">
            <text:p>228.140040556</text:p>
          </table:table-cell>
          <table:table-cell office:value-type="float" office:value="204.509499283">
            <text:p>204.509499283</text:p>
          </table:table-cell>
          <table:table-cell office:value-type="float" office:value="48.1400405564">
            <text:p>48.1400405564</text:p>
          </table:table-cell>
          <table:table-cell office:value-type="float" office:value="24.5094992827">
            <text:p>24.50949928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779.63314">
            <text:p>2445779.63314</text:p>
          </table:table-cell>
          <table:table-cell office:value-type="string">
            <text:p>1984-03-19 22:11:43.125000 EST-0500</text:p>
          </table:table-cell>
          <table:table-cell office:value-type="string">
            <text:p>N</text:p>
          </table:table-cell>
          <table:table-cell office:value-type="float" office:value="48.1419872179">
            <text:p>48.1419872179</text:p>
          </table:table-cell>
          <table:table-cell office:value-type="float" office:value="24.509890076">
            <text:p>24.509890076</text:p>
          </table:table-cell>
          <table:table-cell office:value-type="float" office:value="48.1419872179">
            <text:p>48.1419872179</text:p>
          </table:table-cell>
          <table:table-cell office:value-type="float" office:value="24.509890076">
            <text:p>24.5098900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817.93941">
            <text:p>2445817.93941</text:p>
          </table:table-cell>
          <table:table-cell office:value-type="string">
            <text:p>1984-04-27 05:32:45.234375 EST-0500</text:p>
          </table:table-cell>
          <table:table-cell office:value-type="string">
            <text:p>S</text:p>
          </table:table-cell>
          <table:table-cell office:value-type="float" office:value="228.141933255">
            <text:p>228.141933255</text:p>
          </table:table-cell>
          <table:table-cell office:value-type="float" office:value="204.508598591">
            <text:p>204.508598591</text:p>
          </table:table-cell>
          <table:table-cell office:value-type="float" office:value="48.1419332552">
            <text:p>48.1419332552</text:p>
          </table:table-cell>
          <table:table-cell office:value-type="float" office:value="24.5085985913">
            <text:p>24.50859859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867.60249">
            <text:p>2445867.60249</text:p>
          </table:table-cell>
          <table:table-cell office:value-type="string">
            <text:p>1984-06-15 21:27:35.859375 EST-0500</text:p>
          </table:table-cell>
          <table:table-cell office:value-type="string">
            <text:p>N</text:p>
          </table:table-cell>
          <table:table-cell office:value-type="float" office:value="48.1460655271">
            <text:p>48.1460655271</text:p>
          </table:table-cell>
          <table:table-cell office:value-type="float" office:value="24.5104369537">
            <text:p>24.5104369537</text:p>
          </table:table-cell>
          <table:table-cell office:value-type="float" office:value="48.1460655271">
            <text:p>48.1460655271</text:p>
          </table:table-cell>
          <table:table-cell office:value-type="float" office:value="24.5104369537">
            <text:p>24.51043695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905.90816">
            <text:p>2445905.90816</text:p>
          </table:table-cell>
          <table:table-cell office:value-type="string">
            <text:p>1984-07-24 04:47:45.234375 EST-0500</text:p>
          </table:table-cell>
          <table:table-cell office:value-type="string">
            <text:p>S</text:p>
          </table:table-cell>
          <table:table-cell office:value-type="float" office:value="228.145444761">
            <text:p>228.145444761</text:p>
          </table:table-cell>
          <table:table-cell office:value-type="float" office:value="204.508056065">
            <text:p>204.508056065</text:p>
          </table:table-cell>
          <table:table-cell office:value-type="float" office:value="48.1454447605">
            <text:p>48.1454447605</text:p>
          </table:table-cell>
          <table:table-cell office:value-type="float" office:value="24.5080560646">
            <text:p>24.50805606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955.57124">
            <text:p>2445955.57124</text:p>
          </table:table-cell>
          <table:table-cell office:value-type="string">
            <text:p>1984-09-11 20:42:35.859375 EST-0500</text:p>
          </table:table-cell>
          <table:table-cell office:value-type="string">
            <text:p>N</text:p>
          </table:table-cell>
          <table:table-cell office:value-type="float" office:value="48.1488924126">
            <text:p>48.1488924126</text:p>
          </table:table-cell>
          <table:table-cell office:value-type="float" office:value="24.5096647616">
            <text:p>24.5096647616</text:p>
          </table:table-cell>
          <table:table-cell office:value-type="float" office:value="48.1488924126">
            <text:p>48.1488924126</text:p>
          </table:table-cell>
          <table:table-cell office:value-type="float" office:value="24.5096647616">
            <text:p>24.50966476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5993.87691">
            <text:p>2445993.87691</text:p>
          </table:table-cell>
          <table:table-cell office:value-type="string">
            <text:p>1984-10-20 04:02:45.234375 EST-0500</text:p>
          </table:table-cell>
          <table:table-cell office:value-type="string">
            <text:p>S</text:p>
          </table:table-cell>
          <table:table-cell office:value-type="float" office:value="228.147357176">
            <text:p>228.147357176</text:p>
          </table:table-cell>
          <table:table-cell office:value-type="float" office:value="204.506935253">
            <text:p>204.506935253</text:p>
          </table:table-cell>
          <table:table-cell office:value-type="float" office:value="48.1473571756">
            <text:p>48.1473571756</text:p>
          </table:table-cell>
          <table:table-cell office:value-type="float" office:value="24.5069352527">
            <text:p>24.50693525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043.53999">
            <text:p>2446043.53999</text:p>
          </table:table-cell>
          <table:table-cell office:value-type="string">
            <text:p>1984-12-08 19:57:35.859375 EST-0500</text:p>
          </table:table-cell>
          <table:table-cell office:value-type="string">
            <text:p>N</text:p>
          </table:table-cell>
          <table:table-cell office:value-type="float" office:value="48.1500964249">
            <text:p>48.1500964249</text:p>
          </table:table-cell>
          <table:table-cell office:value-type="float" office:value="24.507577165">
            <text:p>24.507577165</text:p>
          </table:table-cell>
          <table:table-cell office:value-type="float" office:value="48.1500964249">
            <text:p>48.1500964249</text:p>
          </table:table-cell>
          <table:table-cell office:value-type="float" office:value="24.507577165">
            <text:p>24.5075771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081.84626">
            <text:p>2446081.84626</text:p>
          </table:table-cell>
          <table:table-cell office:value-type="string">
            <text:p>1985-01-16 03:18:37.968750 EST-0500</text:p>
          </table:table-cell>
          <table:table-cell office:value-type="string">
            <text:p>S</text:p>
          </table:table-cell>
          <table:table-cell office:value-type="float" office:value="228.151147798">
            <text:p>228.151147798</text:p>
          </table:table-cell>
          <table:table-cell office:value-type="float" office:value="204.506609861">
            <text:p>204.506609861</text:p>
          </table:table-cell>
          <table:table-cell office:value-type="float" office:value="48.1511477982">
            <text:p>48.1511477982</text:p>
          </table:table-cell>
          <table:table-cell office:value-type="float" office:value="24.506609861">
            <text:p>24.5066098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131.50935">
            <text:p>2446131.50935</text:p>
          </table:table-cell>
          <table:table-cell office:value-type="string">
            <text:p>1985-03-06 19:13:28.593750 EST-0500</text:p>
          </table:table-cell>
          <table:table-cell office:value-type="string">
            <text:p>N</text:p>
          </table:table-cell>
          <table:table-cell office:value-type="float" office:value="48.1536479521">
            <text:p>48.1536479521</text:p>
          </table:table-cell>
          <table:table-cell office:value-type="float" office:value="24.5070828112">
            <text:p>24.5070828112</text:p>
          </table:table-cell>
          <table:table-cell office:value-type="float" office:value="48.1536479521">
            <text:p>48.1536479521</text:p>
          </table:table-cell>
          <table:table-cell office:value-type="float" office:value="24.5070828112">
            <text:p>24.50708281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169.81562">
            <text:p>2446169.81562</text:p>
          </table:table-cell>
          <table:table-cell office:value-type="string">
            <text:p>1985-04-14 02:34:30.703125 EST-0500</text:p>
          </table:table-cell>
          <table:table-cell office:value-type="string">
            <text:p>S</text:p>
          </table:table-cell>
          <table:table-cell office:value-type="float" office:value="228.154220202">
            <text:p>228.154220202</text:p>
          </table:table-cell>
          <table:table-cell office:value-type="float" office:value="204.506459535">
            <text:p>204.506459535</text:p>
          </table:table-cell>
          <table:table-cell office:value-type="float" office:value="48.1542202024">
            <text:p>48.1542202024</text:p>
          </table:table-cell>
          <table:table-cell office:value-type="float" office:value="24.5064595346">
            <text:p>24.50645953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219.47871">
            <text:p>2446219.47871</text:p>
          </table:table-cell>
          <table:table-cell office:value-type="string">
            <text:p>1985-06-02 18:29:21.328125 EST-0500</text:p>
          </table:table-cell>
          <table:table-cell office:value-type="string">
            <text:p>N</text:p>
          </table:table-cell>
          <table:table-cell office:value-type="float" office:value="48.1557398809">
            <text:p>48.1557398809</text:p>
          </table:table-cell>
          <table:table-cell office:value-type="float" office:value="24.5060251011">
            <text:p>24.5060251011</text:p>
          </table:table-cell>
          <table:table-cell office:value-type="float" office:value="48.1557398809">
            <text:p>48.1557398809</text:p>
          </table:table-cell>
          <table:table-cell office:value-type="float" office:value="24.5060251011">
            <text:p>24.50602510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257.78438">
            <text:p>2446257.78438</text:p>
          </table:table-cell>
          <table:table-cell office:value-type="string">
            <text:p>1985-07-11 01:49:30.703125 EST-0500</text:p>
          </table:table-cell>
          <table:table-cell office:value-type="string">
            <text:p>S</text:p>
          </table:table-cell>
          <table:table-cell office:value-type="float" office:value="228.157871871">
            <text:p>228.157871871</text:p>
          </table:table-cell>
          <table:table-cell office:value-type="float" office:value="204.506182458">
            <text:p>204.506182458</text:p>
          </table:table-cell>
          <table:table-cell office:value-type="float" office:value="48.1578718706">
            <text:p>48.1578718706</text:p>
          </table:table-cell>
          <table:table-cell office:value-type="float" office:value="24.5061824579">
            <text:p>24.50618245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307.44747">
            <text:p>2446307.44747</text:p>
          </table:table-cell>
          <table:table-cell office:value-type="string">
            <text:p>1985-08-29 17:44:21.328125 EST-0500</text:p>
          </table:table-cell>
          <table:table-cell office:value-type="string">
            <text:p>N</text:p>
          </table:table-cell>
          <table:table-cell office:value-type="float" office:value="48.1594753616">
            <text:p>48.1594753616</text:p>
          </table:table-cell>
          <table:table-cell office:value-type="float" office:value="24.5055867804">
            <text:p>24.5055867804</text:p>
          </table:table-cell>
          <table:table-cell office:value-type="float" office:value="48.1594753616">
            <text:p>48.1594753616</text:p>
          </table:table-cell>
          <table:table-cell office:value-type="float" office:value="24.5055867804">
            <text:p>24.50558678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345.75313">
            <text:p>2446345.75313</text:p>
          </table:table-cell>
          <table:table-cell office:value-type="string">
            <text:p>1985-10-07 01:04:30.703125 EST-0500</text:p>
          </table:table-cell>
          <table:table-cell office:value-type="string">
            <text:p>S</text:p>
          </table:table-cell>
          <table:table-cell office:value-type="float" office:value="228.160528491">
            <text:p>228.160528491</text:p>
          </table:table-cell>
          <table:table-cell office:value-type="float" office:value="204.505563445">
            <text:p>204.505563445</text:p>
          </table:table-cell>
          <table:table-cell office:value-type="float" office:value="48.1605284908">
            <text:p>48.1605284908</text:p>
          </table:table-cell>
          <table:table-cell office:value-type="float" office:value="24.5055634454">
            <text:p>24.50556344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395.41622">
            <text:p>2446395.41622</text:p>
          </table:table-cell>
          <table:table-cell office:value-type="string">
            <text:p>1985-11-25 16:59:21.328125 EST-0500</text:p>
          </table:table-cell>
          <table:table-cell office:value-type="string">
            <text:p>N</text:p>
          </table:table-cell>
          <table:table-cell office:value-type="float" office:value="48.1623184103">
            <text:p>48.1623184103</text:p>
          </table:table-cell>
          <table:table-cell office:value-type="float" office:value="24.5054543345">
            <text:p>24.5054543345</text:p>
          </table:table-cell>
          <table:table-cell office:value-type="float" office:value="48.1623184103">
            <text:p>48.1623184103</text:p>
          </table:table-cell>
          <table:table-cell office:value-type="float" office:value="24.5054543345">
            <text:p>24.50545433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433.72188">
            <text:p>2446433.72188</text:p>
          </table:table-cell>
          <table:table-cell office:value-type="string">
            <text:p>1986-01-03 00:19:30.703125 EST-0500</text:p>
          </table:table-cell>
          <table:table-cell office:value-type="string">
            <text:p>S</text:p>
          </table:table-cell>
          <table:table-cell office:value-type="float" office:value="228.163763351">
            <text:p>228.163763351</text:p>
          </table:table-cell>
          <table:table-cell office:value-type="float" office:value="204.504785806">
            <text:p>204.504785806</text:p>
          </table:table-cell>
          <table:table-cell office:value-type="float" office:value="48.1637633506">
            <text:p>48.1637633506</text:p>
          </table:table-cell>
          <table:table-cell office:value-type="float" office:value="24.5047858063">
            <text:p>24.50478580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483.38497">
            <text:p>2446483.38497</text:p>
          </table:table-cell>
          <table:table-cell office:value-type="string">
            <text:p>1986-02-21 16:14:21.328125 EST-0500</text:p>
          </table:table-cell>
          <table:table-cell office:value-type="string">
            <text:p>N</text:p>
          </table:table-cell>
          <table:table-cell office:value-type="float" office:value="48.1644498196">
            <text:p>48.1644498196</text:p>
          </table:table-cell>
          <table:table-cell office:value-type="float" office:value="24.5031541011">
            <text:p>24.5031541011</text:p>
          </table:table-cell>
          <table:table-cell office:value-type="float" office:value="48.1644498196">
            <text:p>48.1644498196</text:p>
          </table:table-cell>
          <table:table-cell office:value-type="float" office:value="24.5031541011">
            <text:p>24.50315410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521.69124">
            <text:p>2446521.69124</text:p>
          </table:table-cell>
          <table:table-cell office:value-type="string">
            <text:p>1986-03-31 23:35:23.437500 EST-0500</text:p>
          </table:table-cell>
          <table:table-cell office:value-type="string">
            <text:p>S</text:p>
          </table:table-cell>
          <table:table-cell office:value-type="float" office:value="228.166511198">
            <text:p>228.166511198</text:p>
          </table:table-cell>
          <table:table-cell office:value-type="float" office:value="204.504062211">
            <text:p>204.504062211</text:p>
          </table:table-cell>
          <table:table-cell office:value-type="float" office:value="48.1665111979">
            <text:p>48.1665111979</text:p>
          </table:table-cell>
          <table:table-cell office:value-type="float" office:value="24.5040622114">
            <text:p>24.50406221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571.35433">
            <text:p>2446571.35433</text:p>
          </table:table-cell>
          <table:table-cell office:value-type="string">
            <text:p>1986-05-20 15:30:14.062500 EST-0500</text:p>
          </table:table-cell>
          <table:table-cell office:value-type="string">
            <text:p>N</text:p>
          </table:table-cell>
          <table:table-cell office:value-type="float" office:value="48.1672628343">
            <text:p>48.1672628343</text:p>
          </table:table-cell>
          <table:table-cell office:value-type="float" office:value="24.5029964325">
            <text:p>24.5029964325</text:p>
          </table:table-cell>
          <table:table-cell office:value-type="float" office:value="48.1672628343">
            <text:p>48.1672628343</text:p>
          </table:table-cell>
          <table:table-cell office:value-type="float" office:value="24.5029964325">
            <text:p>24.50299643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609.65999">
            <text:p>2446609.65999</text:p>
          </table:table-cell>
          <table:table-cell office:value-type="string">
            <text:p>1986-06-27 22:50:23.437500 EST-0500</text:p>
          </table:table-cell>
          <table:table-cell office:value-type="string">
            <text:p>S</text:p>
          </table:table-cell>
          <table:table-cell office:value-type="float" office:value="228.168718513">
            <text:p>228.168718513</text:p>
          </table:table-cell>
          <table:table-cell office:value-type="float" office:value="204.502361946">
            <text:p>204.502361946</text:p>
          </table:table-cell>
          <table:table-cell office:value-type="float" office:value="48.1687185129">
            <text:p>48.1687185129</text:p>
          </table:table-cell>
          <table:table-cell office:value-type="float" office:value="24.5023619457">
            <text:p>24.50236194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659.32368">
            <text:p>2446659.32368</text:p>
          </table:table-cell>
          <table:table-cell office:value-type="string">
            <text:p>1986-08-16 14:46:06.796875 EST-0500</text:p>
          </table:table-cell>
          <table:table-cell office:value-type="string">
            <text:p>N</text:p>
          </table:table-cell>
          <table:table-cell office:value-type="float" office:value="48.1726308523">
            <text:p>48.1726308523</text:p>
          </table:table-cell>
          <table:table-cell office:value-type="float" office:value="24.5039581585">
            <text:p>24.5039581585</text:p>
          </table:table-cell>
          <table:table-cell office:value-type="float" office:value="48.1726308523">
            <text:p>48.1726308523</text:p>
          </table:table-cell>
          <table:table-cell office:value-type="float" office:value="24.5039581585">
            <text:p>24.50395815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697.62874">
            <text:p>2446697.62874</text:p>
          </table:table-cell>
          <table:table-cell office:value-type="string">
            <text:p>1986-09-23 22:05:23.437500 EST-0500</text:p>
          </table:table-cell>
          <table:table-cell office:value-type="string">
            <text:p>S</text:p>
          </table:table-cell>
          <table:table-cell office:value-type="float" office:value="228.171349663">
            <text:p>228.171349663</text:p>
          </table:table-cell>
          <table:table-cell office:value-type="float" office:value="204.501508994">
            <text:p>204.501508994</text:p>
          </table:table-cell>
          <table:table-cell office:value-type="float" office:value="48.1713496634">
            <text:p>48.1713496634</text:p>
          </table:table-cell>
          <table:table-cell office:value-type="float" office:value="24.501508994">
            <text:p>24.5015089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747.29243">
            <text:p>2446747.29243</text:p>
          </table:table-cell>
          <table:table-cell office:value-type="string">
            <text:p>1986-11-12 14:01:06.796875 EST-0500</text:p>
          </table:table-cell>
          <table:table-cell office:value-type="string">
            <text:p>N</text:p>
          </table:table-cell>
          <table:table-cell office:value-type="float" office:value="48.1752803581">
            <text:p>48.1752803581</text:p>
          </table:table-cell>
          <table:table-cell office:value-type="float" office:value="24.5036267897">
            <text:p>24.5036267897</text:p>
          </table:table-cell>
          <table:table-cell office:value-type="float" office:value="48.1752803581">
            <text:p>48.1752803581</text:p>
          </table:table-cell>
          <table:table-cell office:value-type="float" office:value="24.5036267897">
            <text:p>24.50362678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785.5981">
            <text:p>2446785.5981</text:p>
          </table:table-cell>
          <table:table-cell office:value-type="string">
            <text:p>1986-12-20 21:21:16.171875 EST-0500</text:p>
          </table:table-cell>
          <table:table-cell office:value-type="string">
            <text:p>S</text:p>
          </table:table-cell>
          <table:table-cell office:value-type="float" office:value="228.176333203">
            <text:p>228.176333203</text:p>
          </table:table-cell>
          <table:table-cell office:value-type="float" office:value="204.502643218">
            <text:p>204.502643218</text:p>
          </table:table-cell>
          <table:table-cell office:value-type="float" office:value="48.1763332025">
            <text:p>48.1763332025</text:p>
          </table:table-cell>
          <table:table-cell office:value-type="float" office:value="24.5026432176">
            <text:p>24.50264321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835.26118">
            <text:p>2446835.26118</text:p>
          </table:table-cell>
          <table:table-cell office:value-type="string">
            <text:p>1987-02-08 13:16:06.796875 EST-0500</text:p>
          </table:table-cell>
          <table:table-cell office:value-type="string">
            <text:p>N</text:p>
          </table:table-cell>
          <table:table-cell office:value-type="float" office:value="48.1785418594">
            <text:p>48.1785418594</text:p>
          </table:table-cell>
          <table:table-cell office:value-type="float" office:value="24.5023885288">
            <text:p>24.5023885288</text:p>
          </table:table-cell>
          <table:table-cell office:value-type="float" office:value="48.1785418594">
            <text:p>48.1785418594</text:p>
          </table:table-cell>
          <table:table-cell office:value-type="float" office:value="24.5023885288">
            <text:p>24.50238852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873.56685">
            <text:p>2446873.56685</text:p>
          </table:table-cell>
          <table:table-cell office:value-type="string">
            <text:p>1987-03-18 20:36:16.171875 EST-0500</text:p>
          </table:table-cell>
          <table:table-cell office:value-type="string">
            <text:p>S</text:p>
          </table:table-cell>
          <table:table-cell office:value-type="float" office:value="228.178905403">
            <text:p>228.178905403</text:p>
          </table:table-cell>
          <table:table-cell office:value-type="float" office:value="204.501531174">
            <text:p>204.501531174</text:p>
          </table:table-cell>
          <table:table-cell office:value-type="float" office:value="48.178905403">
            <text:p>48.178905403</text:p>
          </table:table-cell>
          <table:table-cell office:value-type="float" office:value="24.5015311742">
            <text:p>24.5015311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923.23054">
            <text:p>2446923.23054</text:p>
          </table:table-cell>
          <table:table-cell office:value-type="string">
            <text:p>1987-05-07 12:31:59.531250 EST-0500</text:p>
          </table:table-cell>
          <table:table-cell office:value-type="string">
            <text:p>N</text:p>
          </table:table-cell>
          <table:table-cell office:value-type="float" office:value="48.1804751307">
            <text:p>48.1804751307</text:p>
          </table:table-cell>
          <table:table-cell office:value-type="float" office:value="24.5012601763">
            <text:p>24.5012601763</text:p>
          </table:table-cell>
          <table:table-cell office:value-type="float" office:value="48.1804751307">
            <text:p>48.1804751307</text:p>
          </table:table-cell>
          <table:table-cell office:value-type="float" office:value="24.5012601763">
            <text:p>24.50126017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6961.5362">
            <text:p>2446961.5362</text:p>
          </table:table-cell>
          <table:table-cell office:value-type="string">
            <text:p>1987-06-14 19:52:08.906250 EST-0500</text:p>
          </table:table-cell>
          <table:table-cell office:value-type="string">
            <text:p>S</text:p>
          </table:table-cell>
          <table:table-cell office:value-type="float" office:value="228.182060921">
            <text:p>228.182060921</text:p>
          </table:table-cell>
          <table:table-cell office:value-type="float" office:value="204.50090848">
            <text:p>204.50090848</text:p>
          </table:table-cell>
          <table:table-cell office:value-type="float" office:value="48.1820609207">
            <text:p>48.1820609207</text:p>
          </table:table-cell>
          <table:table-cell office:value-type="float" office:value="24.5009084802">
            <text:p>24.50090848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011.1999">
            <text:p>2447011.1999</text:p>
          </table:table-cell>
          <table:table-cell office:value-type="string">
            <text:p>1987-08-03 11:47:52.265625 EST-0500</text:p>
          </table:table-cell>
          <table:table-cell office:value-type="string">
            <text:p>N</text:p>
          </table:table-cell>
          <table:table-cell office:value-type="float" office:value="48.1833864615">
            <text:p>48.1833864615</text:p>
          </table:table-cell>
          <table:table-cell office:value-type="float" office:value="24.4999076362">
            <text:p>24.4999076362</text:p>
          </table:table-cell>
          <table:table-cell office:value-type="float" office:value="48.1833864615">
            <text:p>48.1833864615</text:p>
          </table:table-cell>
          <table:table-cell office:value-type="float" office:value="24.4999076362">
            <text:p>24.49990763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049.50556">
            <text:p>2447049.50556</text:p>
          </table:table-cell>
          <table:table-cell office:value-type="string">
            <text:p>1987-09-10 19:08:01.640625 EST-0500</text:p>
          </table:table-cell>
          <table:table-cell office:value-type="string">
            <text:p>S</text:p>
          </table:table-cell>
          <table:table-cell office:value-type="float" office:value="228.185775591">
            <text:p>228.185775591</text:p>
          </table:table-cell>
          <table:table-cell office:value-type="float" office:value="204.500832181">
            <text:p>204.500832181</text:p>
          </table:table-cell>
          <table:table-cell office:value-type="float" office:value="48.1857755907">
            <text:p>48.1857755907</text:p>
          </table:table-cell>
          <table:table-cell office:value-type="float" office:value="24.500832181">
            <text:p>24.5008321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099.16926">
            <text:p>2447099.16926</text:p>
          </table:table-cell>
          <table:table-cell office:value-type="string">
            <text:p>1987-10-30 11:03:45.000000 EST-0500</text:p>
          </table:table-cell>
          <table:table-cell office:value-type="string">
            <text:p>N</text:p>
          </table:table-cell>
          <table:table-cell office:value-type="float" office:value="48.1879695794">
            <text:p>48.1879695794</text:p>
          </table:table-cell>
          <table:table-cell office:value-type="float" office:value="24.5012918917">
            <text:p>24.5012918917</text:p>
          </table:table-cell>
          <table:table-cell office:value-type="float" office:value="48.1879695794">
            <text:p>48.1879695794</text:p>
          </table:table-cell>
          <table:table-cell office:value-type="float" office:value="24.5012918917">
            <text:p>24.50129189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137.47431">
            <text:p>2447137.47431</text:p>
          </table:table-cell>
          <table:table-cell office:value-type="string">
            <text:p>1987-12-07 18:23:01.640625 EST-0500</text:p>
          </table:table-cell>
          <table:table-cell office:value-type="string">
            <text:p>S</text:p>
          </table:table-cell>
          <table:table-cell office:value-type="float" office:value="228.188215268">
            <text:p>228.188215268</text:p>
          </table:table-cell>
          <table:table-cell office:value-type="float" office:value="204.499756271">
            <text:p>204.499756271</text:p>
          </table:table-cell>
          <table:table-cell office:value-type="float" office:value="48.1882152681">
            <text:p>48.1882152681</text:p>
          </table:table-cell>
          <table:table-cell office:value-type="float" office:value="24.4997562712">
            <text:p>24.49975627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187.13802">
            <text:p>2447187.13802</text:p>
          </table:table-cell>
          <table:table-cell office:value-type="string">
            <text:p>1988-01-26 10:18:45.000000 EST-0500</text:p>
          </table:table-cell>
          <table:table-cell office:value-type="string">
            <text:p>N</text:p>
          </table:table-cell>
          <table:table-cell office:value-type="float" office:value="48.1903342558">
            <text:p>48.1903342558</text:p>
          </table:table-cell>
          <table:table-cell office:value-type="float" office:value="24.4992815199">
            <text:p>24.4992815199</text:p>
          </table:table-cell>
          <table:table-cell office:value-type="float" office:value="48.1903342558">
            <text:p>48.1903342558</text:p>
          </table:table-cell>
          <table:table-cell office:value-type="float" office:value="24.4992815199">
            <text:p>24.49928151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225.44368">
            <text:p>2447225.44368</text:p>
          </table:table-cell>
          <table:table-cell office:value-type="string">
            <text:p>1988-03-04 17:38:54.375000 EST-0500</text:p>
          </table:table-cell>
          <table:table-cell office:value-type="string">
            <text:p>S</text:p>
          </table:table-cell>
          <table:table-cell office:value-type="float" office:value="228.192819234">
            <text:p>228.192819234</text:p>
          </table:table-cell>
          <table:table-cell office:value-type="float" office:value="204.500241753">
            <text:p>204.500241753</text:p>
          </table:table-cell>
          <table:table-cell office:value-type="float" office:value="48.1928192339">
            <text:p>48.1928192339</text:p>
          </table:table-cell>
          <table:table-cell office:value-type="float" office:value="24.5002417535">
            <text:p>24.50024175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275.10738">
            <text:p>2447275.10738</text:p>
          </table:table-cell>
          <table:table-cell office:value-type="string">
            <text:p>1988-04-23 09:34:37.734375 EST-0500</text:p>
          </table:table-cell>
          <table:table-cell office:value-type="string">
            <text:p>N</text:p>
          </table:table-cell>
          <table:table-cell office:value-type="float" office:value="48.1940484526">
            <text:p>48.1940484526</text:p>
          </table:table-cell>
          <table:table-cell office:value-type="float" office:value="24.4997954244">
            <text:p>24.4997954244</text:p>
          </table:table-cell>
          <table:table-cell office:value-type="float" office:value="48.1940484526">
            <text:p>48.1940484526</text:p>
          </table:table-cell>
          <table:table-cell office:value-type="float" office:value="24.4997954244">
            <text:p>24.49979542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313.41243">
            <text:p>2447313.41243</text:p>
          </table:table-cell>
          <table:table-cell office:value-type="string">
            <text:p>1988-05-31 16:53:54.375000 EST-0500</text:p>
          </table:table-cell>
          <table:table-cell office:value-type="string">
            <text:p>S</text:p>
          </table:table-cell>
          <table:table-cell office:value-type="float" office:value="228.194644045">
            <text:p>228.194644045</text:p>
          </table:table-cell>
          <table:table-cell office:value-type="float" office:value="204.498795917">
            <text:p>204.498795917</text:p>
          </table:table-cell>
          <table:table-cell office:value-type="float" office:value="48.1946440452">
            <text:p>48.1946440452</text:p>
          </table:table-cell>
          <table:table-cell office:value-type="float" office:value="24.4987959174">
            <text:p>24.49879591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363.07735">
            <text:p>2447363.07735</text:p>
          </table:table-cell>
          <table:table-cell office:value-type="string">
            <text:p>1988-07-20 08:51:23.203125 EST-0500</text:p>
          </table:table-cell>
          <table:table-cell office:value-type="string">
            <text:p>N</text:p>
          </table:table-cell>
          <table:table-cell office:value-type="float" office:value="48.1965419875">
            <text:p>48.1965419875</text:p>
          </table:table-cell>
          <table:table-cell office:value-type="float" office:value="24.4980975699">
            <text:p>24.4980975699</text:p>
          </table:table-cell>
          <table:table-cell office:value-type="float" office:value="48.1965419875">
            <text:p>48.1965419875</text:p>
          </table:table-cell>
          <table:table-cell office:value-type="float" office:value="24.4980975699">
            <text:p>24.49809756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401.38179">
            <text:p>2447401.38179</text:p>
          </table:table-cell>
          <table:table-cell office:value-type="string">
            <text:p>1988-08-27 16:09:47.109375 EST-0500</text:p>
          </table:table-cell>
          <table:table-cell office:value-type="string">
            <text:p>S</text:p>
          </table:table-cell>
          <table:table-cell office:value-type="float" office:value="228.19883448">
            <text:p>228.19883448</text:p>
          </table:table-cell>
          <table:table-cell office:value-type="float" office:value="204.498709584">
            <text:p>204.498709584</text:p>
          </table:table-cell>
          <table:table-cell office:value-type="float" office:value="48.19883448">
            <text:p>48.19883448</text:p>
          </table:table-cell>
          <table:table-cell office:value-type="float" office:value="24.4987095838">
            <text:p>24.49870958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451.0467">
            <text:p>2447451.0467</text:p>
          </table:table-cell>
          <table:table-cell office:value-type="string">
            <text:p>1988-10-16 08:07:15.937500 EST-0500</text:p>
          </table:table-cell>
          <table:table-cell office:value-type="string">
            <text:p>N</text:p>
          </table:table-cell>
          <table:table-cell office:value-type="float" office:value="48.199169778">
            <text:p>48.199169778</text:p>
          </table:table-cell>
          <table:table-cell office:value-type="float" office:value="24.4975606728">
            <text:p>24.4975606728</text:p>
          </table:table-cell>
          <table:table-cell office:value-type="float" office:value="48.199169778">
            <text:p>48.199169778</text:p>
          </table:table-cell>
          <table:table-cell office:value-type="float" office:value="24.4975606728">
            <text:p>24.4975606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489.35054">
            <text:p>2447489.35054</text:p>
          </table:table-cell>
          <table:table-cell office:value-type="string">
            <text:p>1988-11-23 15:24:47.109375 EST-0500</text:p>
          </table:table-cell>
          <table:table-cell office:value-type="string">
            <text:p>S</text:p>
          </table:table-cell>
          <table:table-cell office:value-type="float" office:value="228.200436246">
            <text:p>228.200436246</text:p>
          </table:table-cell>
          <table:table-cell office:value-type="float" office:value="204.497250181">
            <text:p>204.497250181</text:p>
          </table:table-cell>
          <table:table-cell office:value-type="float" office:value="48.2004362462">
            <text:p>48.2004362462</text:p>
          </table:table-cell>
          <table:table-cell office:value-type="float" office:value="24.4972501806">
            <text:p>24.49725018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539.01606">
            <text:p>2447539.01606</text:p>
          </table:table-cell>
          <table:table-cell office:value-type="string">
            <text:p>1989-01-12 07:23:08.671875 EST-0500</text:p>
          </table:table-cell>
          <table:table-cell office:value-type="string">
            <text:p>N</text:p>
          </table:table-cell>
          <table:table-cell office:value-type="float" office:value="48.2043602137">
            <text:p>48.2043602137</text:p>
          </table:table-cell>
          <table:table-cell office:value-type="float" office:value="24.498419309">
            <text:p>24.498419309</text:p>
          </table:table-cell>
          <table:table-cell office:value-type="float" office:value="48.2043602137">
            <text:p>48.2043602137</text:p>
          </table:table-cell>
          <table:table-cell office:value-type="float" office:value="24.498419309">
            <text:p>24.4984193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577.31989">
            <text:p>2447577.31989</text:p>
          </table:table-cell>
          <table:table-cell office:value-type="string">
            <text:p>1989-02-19 14:40:39.843750 EST-0500</text:p>
          </table:table-cell>
          <table:table-cell office:value-type="string">
            <text:p>S</text:p>
          </table:table-cell>
          <table:table-cell office:value-type="float" office:value="228.205445261">
            <text:p>228.205445261</text:p>
          </table:table-cell>
          <table:table-cell office:value-type="float" office:value="204.497745641">
            <text:p>204.497745641</text:p>
          </table:table-cell>
          <table:table-cell office:value-type="float" office:value="48.2054452614">
            <text:p>48.2054452614</text:p>
          </table:table-cell>
          <table:table-cell office:value-type="float" office:value="24.4977456412">
            <text:p>24.49774564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626.98543">
            <text:p>2447626.98543</text:p>
          </table:table-cell>
          <table:table-cell office:value-type="string">
            <text:p>1989-04-10 06:39:01.406250 EST-0500</text:p>
          </table:table-cell>
          <table:table-cell office:value-type="string">
            <text:p>N</text:p>
          </table:table-cell>
          <table:table-cell office:value-type="float" office:value="48.2090964859">
            <text:p>48.2090964859</text:p>
          </table:table-cell>
          <table:table-cell office:value-type="float" office:value="24.4999179505">
            <text:p>24.4999179505</text:p>
          </table:table-cell>
          <table:table-cell office:value-type="float" office:value="48.2090964859">
            <text:p>48.2090964859</text:p>
          </table:table-cell>
          <table:table-cell office:value-type="float" office:value="24.4999179505">
            <text:p>24.49991795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665.28926">
            <text:p>2447665.28926</text:p>
          </table:table-cell>
          <table:table-cell office:value-type="string">
            <text:p>1989-05-18 13:56:32.578125 EST-0500</text:p>
          </table:table-cell>
          <table:table-cell office:value-type="string">
            <text:p>S</text:p>
          </table:table-cell>
          <table:table-cell office:value-type="float" office:value="228.20825597">
            <text:p>228.20825597</text:p>
          </table:table-cell>
          <table:table-cell office:value-type="float" office:value="204.497639655">
            <text:p>204.497639655</text:p>
          </table:table-cell>
          <table:table-cell office:value-type="float" office:value="48.2082559702">
            <text:p>48.2082559702</text:p>
          </table:table-cell>
          <table:table-cell office:value-type="float" office:value="24.4976396555">
            <text:p>24.49763965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714.95479">
            <text:p>2447714.95479</text:p>
          </table:table-cell>
          <table:table-cell office:value-type="string">
            <text:p>1989-07-07 05:54:54.140625 EST-0500</text:p>
          </table:table-cell>
          <table:table-cell office:value-type="string">
            <text:p>N</text:p>
          </table:table-cell>
          <table:table-cell office:value-type="float" office:value="48.2112841983">
            <text:p>48.2112841983</text:p>
          </table:table-cell>
          <table:table-cell office:value-type="float" office:value="24.4979769602">
            <text:p>24.4979769602</text:p>
          </table:table-cell>
          <table:table-cell office:value-type="float" office:value="48.2112841983">
            <text:p>48.2112841983</text:p>
          </table:table-cell>
          <table:table-cell office:value-type="float" office:value="24.4979769602">
            <text:p>24.49797696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753.25862">
            <text:p>2447753.25862</text:p>
          </table:table-cell>
          <table:table-cell office:value-type="string">
            <text:p>1989-08-14 13:12:25.312500 EST-0500</text:p>
          </table:table-cell>
          <table:table-cell office:value-type="string">
            <text:p>S</text:p>
          </table:table-cell>
          <table:table-cell office:value-type="float" office:value="228.212654192">
            <text:p>228.212654192</text:p>
          </table:table-cell>
          <table:table-cell office:value-type="float" office:value="204.497629982">
            <text:p>204.497629982</text:p>
          </table:table-cell>
          <table:table-cell office:value-type="float" office:value="48.2126541924">
            <text:p>48.2126541924</text:p>
          </table:table-cell>
          <table:table-cell office:value-type="float" office:value="24.4976299818">
            <text:p>24.49762998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802.92475">
            <text:p>2447802.92475</text:p>
          </table:table-cell>
          <table:table-cell office:value-type="string">
            <text:p>1989-10-03 05:11:39.609375 EST-0500</text:p>
          </table:table-cell>
          <table:table-cell office:value-type="string">
            <text:p>N</text:p>
          </table:table-cell>
          <table:table-cell office:value-type="float" office:value="48.2142997401">
            <text:p>48.2142997401</text:p>
          </table:table-cell>
          <table:table-cell office:value-type="float" office:value="24.497799284">
            <text:p>24.497799284</text:p>
          </table:table-cell>
          <table:table-cell office:value-type="float" office:value="48.2142997401">
            <text:p>48.2142997401</text:p>
          </table:table-cell>
          <table:table-cell office:value-type="float" office:value="24.497799284">
            <text:p>24.4977992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841.22737">
            <text:p>2447841.22737</text:p>
          </table:table-cell>
          <table:table-cell office:value-type="string">
            <text:p>1989-11-10 12:27:25.312500 EST-0500</text:p>
          </table:table-cell>
          <table:table-cell office:value-type="string">
            <text:p>S</text:p>
          </table:table-cell>
          <table:table-cell office:value-type="float" office:value="228.214473993">
            <text:p>228.214473993</text:p>
          </table:table-cell>
          <table:table-cell office:value-type="float" office:value="204.496578919">
            <text:p>204.496578919</text:p>
          </table:table-cell>
          <table:table-cell office:value-type="float" office:value="48.2144739932">
            <text:p>48.2144739932</text:p>
          </table:table-cell>
          <table:table-cell office:value-type="float" office:value="24.4965789194">
            <text:p>24.49657891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890.89411">
            <text:p>2447890.89411</text:p>
          </table:table-cell>
          <table:table-cell office:value-type="string">
            <text:p>1989-12-30 04:27:32.343750 EST-0500</text:p>
          </table:table-cell>
          <table:table-cell office:value-type="string">
            <text:p>N</text:p>
          </table:table-cell>
          <table:table-cell office:value-type="float" office:value="48.2191244378">
            <text:p>48.2191244378</text:p>
          </table:table-cell>
          <table:table-cell office:value-type="float" office:value="24.4985514637">
            <text:p>24.4985514637</text:p>
          </table:table-cell>
          <table:table-cell office:value-type="float" office:value="48.2191244378">
            <text:p>48.2191244378</text:p>
          </table:table-cell>
          <table:table-cell office:value-type="float" office:value="24.4985514637">
            <text:p>24.49855146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929.19613">
            <text:p>2447929.19613</text:p>
          </table:table-cell>
          <table:table-cell office:value-type="string">
            <text:p>1990-02-06 11:42:25.312500 EST-0500</text:p>
          </table:table-cell>
          <table:table-cell office:value-type="string">
            <text:p>S</text:p>
          </table:table-cell>
          <table:table-cell office:value-type="float" office:value="228.21826904">
            <text:p>228.21826904</text:p>
          </table:table-cell>
          <table:table-cell office:value-type="float" office:value="204.495833495">
            <text:p>204.495833495</text:p>
          </table:table-cell>
          <table:table-cell office:value-type="float" office:value="48.2182690395">
            <text:p>48.2182690395</text:p>
          </table:table-cell>
          <table:table-cell office:value-type="float" office:value="24.4958334946">
            <text:p>24.49583349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7978.86287">
            <text:p>2447978.86287</text:p>
          </table:table-cell>
          <table:table-cell office:value-type="string">
            <text:p>1990-03-28 03:42:32.343750 EST-0500</text:p>
          </table:table-cell>
          <table:table-cell office:value-type="string">
            <text:p>N</text:p>
          </table:table-cell>
          <table:table-cell office:value-type="float" office:value="48.2216703475">
            <text:p>48.2216703475</text:p>
          </table:table-cell>
          <table:table-cell office:value-type="float" office:value="24.4977345643">
            <text:p>24.4977345643</text:p>
          </table:table-cell>
          <table:table-cell office:value-type="float" office:value="48.2216703475">
            <text:p>48.2216703475</text:p>
          </table:table-cell>
          <table:table-cell office:value-type="float" office:value="24.4977345643">
            <text:p>24.49773456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017.16487">
            <text:p>2448017.16487</text:p>
          </table:table-cell>
          <table:table-cell office:value-type="string">
            <text:p>1990-05-05 10:57:25.312500 EST-0500</text:p>
          </table:table-cell>
          <table:table-cell office:value-type="string">
            <text:p>S</text:p>
          </table:table-cell>
          <table:table-cell office:value-type="float" office:value="228.22007687">
            <text:p>228.22007687</text:p>
          </table:table-cell>
          <table:table-cell office:value-type="float" office:value="204.494750552">
            <text:p>204.494750552</text:p>
          </table:table-cell>
          <table:table-cell office:value-type="float" office:value="48.2200768698">
            <text:p>48.2200768698</text:p>
          </table:table-cell>
          <table:table-cell office:value-type="float" office:value="24.4947505521">
            <text:p>24.49475055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066.83162">
            <text:p>2448066.83162</text:p>
          </table:table-cell>
          <table:table-cell office:value-type="string">
            <text:p>1990-06-24 02:57:32.343750 EST-0500</text:p>
          </table:table-cell>
          <table:table-cell office:value-type="string">
            <text:p>N</text:p>
          </table:table-cell>
          <table:table-cell office:value-type="float" office:value="48.2228646071">
            <text:p>48.2228646071</text:p>
          </table:table-cell>
          <table:table-cell office:value-type="float" office:value="24.4950712827">
            <text:p>24.4950712827</text:p>
          </table:table-cell>
          <table:table-cell office:value-type="float" office:value="48.2228646071">
            <text:p>48.2228646071</text:p>
          </table:table-cell>
          <table:table-cell office:value-type="float" office:value="24.4950712827">
            <text:p>24.49507128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105.13424">
            <text:p>2448105.13424</text:p>
          </table:table-cell>
          <table:table-cell office:value-type="string">
            <text:p>1990-08-01 10:13:18.046875 EST-0500</text:p>
          </table:table-cell>
          <table:table-cell office:value-type="string">
            <text:p>S</text:p>
          </table:table-cell>
          <table:table-cell office:value-type="float" office:value="228.224062038">
            <text:p>228.224062038</text:p>
          </table:table-cell>
          <table:table-cell office:value-type="float" office:value="204.4945163">
            <text:p>204.4945163</text:p>
          </table:table-cell>
          <table:table-cell office:value-type="float" office:value="48.2240620379">
            <text:p>48.2240620379</text:p>
          </table:table-cell>
          <table:table-cell office:value-type="float" office:value="24.4945163003">
            <text:p>24.49451630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154.80098">
            <text:p>2448154.80098</text:p>
          </table:table-cell>
          <table:table-cell office:value-type="string">
            <text:p>1990-09-20 02:13:25.078125 EST-0500</text:p>
          </table:table-cell>
          <table:table-cell office:value-type="string">
            <text:p>N</text:p>
          </table:table-cell>
          <table:table-cell office:value-type="float" office:value="48.2260912543">
            <text:p>48.2260912543</text:p>
          </table:table-cell>
          <table:table-cell office:value-type="float" office:value="24.4948384661">
            <text:p>24.4948384661</text:p>
          </table:table-cell>
          <table:table-cell office:value-type="float" office:value="48.2260912543">
            <text:p>48.2260912543</text:p>
          </table:table-cell>
          <table:table-cell office:value-type="float" office:value="24.4948384661">
            <text:p>24.49483846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193.10359">
            <text:p>2448193.10359</text:p>
          </table:table-cell>
          <table:table-cell office:value-type="string">
            <text:p>1990-10-28 09:29:10.781250 EST-0500</text:p>
          </table:table-cell>
          <table:table-cell office:value-type="string">
            <text:p>S</text:p>
          </table:table-cell>
          <table:table-cell office:value-type="float" office:value="228.226739658">
            <text:p>228.226739658</text:p>
          </table:table-cell>
          <table:table-cell office:value-type="float" office:value="204.494250473">
            <text:p>204.494250473</text:p>
          </table:table-cell>
          <table:table-cell office:value-type="float" office:value="48.226739658">
            <text:p>48.226739658</text:p>
          </table:table-cell>
          <table:table-cell office:value-type="float" office:value="24.4942504726">
            <text:p>24.49425047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242.77033">
            <text:p>2448242.77033</text:p>
          </table:table-cell>
          <table:table-cell office:value-type="string">
            <text:p>1990-12-17 01:29:17.812500 EST-0500</text:p>
          </table:table-cell>
          <table:table-cell office:value-type="string">
            <text:p>N</text:p>
          </table:table-cell>
          <table:table-cell office:value-type="float" office:value="48.228265401">
            <text:p>48.228265401</text:p>
          </table:table-cell>
          <table:table-cell office:value-type="float" office:value="24.4934914398">
            <text:p>24.4934914398</text:p>
          </table:table-cell>
          <table:table-cell office:value-type="float" office:value="48.228265401">
            <text:p>48.228265401</text:p>
          </table:table-cell>
          <table:table-cell office:value-type="float" office:value="24.4934914398">
            <text:p>24.49349143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281.07234">
            <text:p>2448281.07234</text:p>
          </table:table-cell>
          <table:table-cell office:value-type="string">
            <text:p>1991-01-24 08:44:10.781250 EST-0500</text:p>
          </table:table-cell>
          <table:table-cell office:value-type="string">
            <text:p>S</text:p>
          </table:table-cell>
          <table:table-cell office:value-type="float" office:value="228.23053574">
            <text:p>228.23053574</text:p>
          </table:table-cell>
          <table:table-cell office:value-type="float" office:value="204.493861564">
            <text:p>204.493861564</text:p>
          </table:table-cell>
          <table:table-cell office:value-type="float" office:value="48.2305357399">
            <text:p>48.2305357399</text:p>
          </table:table-cell>
          <table:table-cell office:value-type="float" office:value="24.4938615636">
            <text:p>24.49386156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330.73909">
            <text:p>2448330.73909</text:p>
          </table:table-cell>
          <table:table-cell office:value-type="string">
            <text:p>1991-03-15 00:44:17.812500 EST-0500</text:p>
          </table:table-cell>
          <table:table-cell office:value-type="string">
            <text:p>N</text:p>
          </table:table-cell>
          <table:table-cell office:value-type="float" office:value="48.2315640454">
            <text:p>48.2315640454</text:p>
          </table:table-cell>
          <table:table-cell office:value-type="float" office:value="24.4930245594">
            <text:p>24.4930245594</text:p>
          </table:table-cell>
          <table:table-cell office:value-type="float" office:value="48.2315640454">
            <text:p>48.2315640454</text:p>
          </table:table-cell>
          <table:table-cell office:value-type="float" office:value="24.4930245594">
            <text:p>24.49302455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369.04109">
            <text:p>2448369.04109</text:p>
          </table:table-cell>
          <table:table-cell office:value-type="string">
            <text:p>1991-04-22 07:59:10.781250 EST-0500</text:p>
          </table:table-cell>
          <table:table-cell office:value-type="string">
            <text:p>S</text:p>
          </table:table-cell>
          <table:table-cell office:value-type="float" office:value="228.233094431">
            <text:p>228.233094431</text:p>
          </table:table-cell>
          <table:table-cell office:value-type="float" office:value="204.493353651">
            <text:p>204.493353651</text:p>
          </table:table-cell>
          <table:table-cell office:value-type="float" office:value="48.2330944311">
            <text:p>48.2330944311</text:p>
          </table:table-cell>
          <table:table-cell office:value-type="float" office:value="24.4933536506">
            <text:p>24.49335365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418.70784">
            <text:p>2448418.70784</text:p>
          </table:table-cell>
          <table:table-cell office:value-type="string">
            <text:p>1991-06-10 23:59:17.812500 EST-0500</text:p>
          </table:table-cell>
          <table:table-cell office:value-type="string">
            <text:p>N</text:p>
          </table:table-cell>
          <table:table-cell office:value-type="float" office:value="48.23420554">
            <text:p>48.23420554</text:p>
          </table:table-cell>
          <table:table-cell office:value-type="float" office:value="24.4924635167">
            <text:p>24.4924635167</text:p>
          </table:table-cell>
          <table:table-cell office:value-type="float" office:value="48.23420554">
            <text:p>48.23420554</text:p>
          </table:table-cell>
          <table:table-cell office:value-type="float" office:value="24.4924635167">
            <text:p>24.49246351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457.00984">
            <text:p>2448457.00984</text:p>
          </table:table-cell>
          <table:table-cell office:value-type="string">
            <text:p>1991-07-19 07:14:10.781250 EST-0500</text:p>
          </table:table-cell>
          <table:table-cell office:value-type="string">
            <text:p>S</text:p>
          </table:table-cell>
          <table:table-cell office:value-type="float" office:value="228.236385138">
            <text:p>228.236385138</text:p>
          </table:table-cell>
          <table:table-cell office:value-type="float" office:value="204.492706325">
            <text:p>204.492706325</text:p>
          </table:table-cell>
          <table:table-cell office:value-type="float" office:value="48.2363851384">
            <text:p>48.2363851384</text:p>
          </table:table-cell>
          <table:table-cell office:value-type="float" office:value="24.4927063249">
            <text:p>24.49270632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506.6772">
            <text:p>2448506.6772</text:p>
          </table:table-cell>
          <table:table-cell office:value-type="string">
            <text:p>1991-09-06 23:15:10.546875 EST-0500</text:p>
          </table:table-cell>
          <table:table-cell office:value-type="string">
            <text:p>N</text:p>
          </table:table-cell>
          <table:table-cell office:value-type="float" office:value="48.2399171988">
            <text:p>48.2399171988</text:p>
          </table:table-cell>
          <table:table-cell office:value-type="float" office:value="24.4942745815">
            <text:p>24.4942745815</text:p>
          </table:table-cell>
          <table:table-cell office:value-type="float" office:value="48.2399171988">
            <text:p>48.2399171988</text:p>
          </table:table-cell>
          <table:table-cell office:value-type="float" office:value="24.4942745815">
            <text:p>24.49427458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544.9792">
            <text:p>2448544.9792</text:p>
          </table:table-cell>
          <table:table-cell office:value-type="string">
            <text:p>1991-10-15 06:30:03.515625 EST-0500</text:p>
          </table:table-cell>
          <table:table-cell office:value-type="string">
            <text:p>S</text:p>
          </table:table-cell>
          <table:table-cell office:value-type="float" office:value="228.238652239">
            <text:p>228.238652239</text:p>
          </table:table-cell>
          <table:table-cell office:value-type="float" office:value="204.49197073">
            <text:p>204.49197073</text:p>
          </table:table-cell>
          <table:table-cell office:value-type="float" office:value="48.2386522387">
            <text:p>48.2386522387</text:p>
          </table:table-cell>
          <table:table-cell office:value-type="float" office:value="24.4919707298">
            <text:p>24.49197072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594.64656">
            <text:p>2448594.64656</text:p>
          </table:table-cell>
          <table:table-cell office:value-type="string">
            <text:p>1991-12-03 22:31:03.281250 EST-0500</text:p>
          </table:table-cell>
          <table:table-cell office:value-type="string">
            <text:p>N</text:p>
          </table:table-cell>
          <table:table-cell office:value-type="float" office:value="48.2425664727">
            <text:p>48.2425664727</text:p>
          </table:table-cell>
          <table:table-cell office:value-type="float" office:value="24.4939782381">
            <text:p>24.4939782381</text:p>
          </table:table-cell>
          <table:table-cell office:value-type="float" office:value="48.2425664727">
            <text:p>48.2425664727</text:p>
          </table:table-cell>
          <table:table-cell office:value-type="float" office:value="24.4939782381">
            <text:p>24.49397823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632.94856">
            <text:p>2448632.94856</text:p>
          </table:table-cell>
          <table:table-cell office:value-type="string">
            <text:p>1992-01-11 05:45:56.250000 EST-0500</text:p>
          </table:table-cell>
          <table:table-cell office:value-type="string">
            <text:p>S</text:p>
          </table:table-cell>
          <table:table-cell office:value-type="float" office:value="228.242638876">
            <text:p>228.242638876</text:p>
          </table:table-cell>
          <table:table-cell office:value-type="float" office:value="204.492048061">
            <text:p>204.492048061</text:p>
          </table:table-cell>
          <table:table-cell office:value-type="float" office:value="48.2426388755">
            <text:p>48.2426388755</text:p>
          </table:table-cell>
          <table:table-cell office:value-type="float" office:value="24.4920480609">
            <text:p>24.49204806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682.61531">
            <text:p>2448682.61531</text:p>
          </table:table-cell>
          <table:table-cell office:value-type="string">
            <text:p>1992-02-29 21:46:03.281250 EST-0500</text:p>
          </table:table-cell>
          <table:table-cell office:value-type="string">
            <text:p>N</text:p>
          </table:table-cell>
          <table:table-cell office:value-type="float" office:value="48.2440984732">
            <text:p>48.2440984732</text:p>
          </table:table-cell>
          <table:table-cell office:value-type="float" office:value="24.4914485009">
            <text:p>24.4914485009</text:p>
          </table:table-cell>
          <table:table-cell office:value-type="float" office:value="48.2440984732">
            <text:p>48.2440984732</text:p>
          </table:table-cell>
          <table:table-cell office:value-type="float" office:value="24.4914485009">
            <text:p>24.49144850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720.91731">
            <text:p>2448720.91731</text:p>
          </table:table-cell>
          <table:table-cell office:value-type="string">
            <text:p>1992-04-08 05:00:56.250000 EST-0500</text:p>
          </table:table-cell>
          <table:table-cell office:value-type="string">
            <text:p>S</text:p>
          </table:table-cell>
          <table:table-cell office:value-type="float" office:value="228.244967358">
            <text:p>228.244967358</text:p>
          </table:table-cell>
          <table:table-cell office:value-type="float" office:value="204.491360303">
            <text:p>204.491360303</text:p>
          </table:table-cell>
          <table:table-cell office:value-type="float" office:value="48.2449673584">
            <text:p>48.2449673584</text:p>
          </table:table-cell>
          <table:table-cell office:value-type="float" office:value="24.4913603032">
            <text:p>24.49136030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770.58406">
            <text:p>2448770.58406</text:p>
          </table:table-cell>
          <table:table-cell office:value-type="string">
            <text:p>1992-05-27 21:01:03.281250 EST-0500</text:p>
          </table:table-cell>
          <table:table-cell office:value-type="string">
            <text:p>N</text:p>
          </table:table-cell>
          <table:table-cell office:value-type="float" office:value="48.2463934444">
            <text:p>48.2463934444</text:p>
          </table:table-cell>
          <table:table-cell office:value-type="float" office:value="24.490976199">
            <text:p>24.490976199</text:p>
          </table:table-cell>
          <table:table-cell office:value-type="float" office:value="48.2463934444">
            <text:p>48.2463934444</text:p>
          </table:table-cell>
          <table:table-cell office:value-type="float" office:value="24.490976199">
            <text:p>24.4909761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808.88607">
            <text:p>2448808.88607</text:p>
          </table:table-cell>
          <table:table-cell office:value-type="string">
            <text:p>1992-07-05 04:15:56.250000 EST-0500</text:p>
          </table:table-cell>
          <table:table-cell office:value-type="string">
            <text:p>S</text:p>
          </table:table-cell>
          <table:table-cell office:value-type="float" office:value="228.248315621">
            <text:p>228.248315621</text:p>
          </table:table-cell>
          <table:table-cell office:value-type="float" office:value="204.490941181">
            <text:p>204.490941181</text:p>
          </table:table-cell>
          <table:table-cell office:value-type="float" office:value="48.2483156208">
            <text:p>48.2483156208</text:p>
          </table:table-cell>
          <table:table-cell office:value-type="float" office:value="24.4909411812">
            <text:p>24.49094118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858.55282">
            <text:p>2448858.55282</text:p>
          </table:table-cell>
          <table:table-cell office:value-type="string">
            <text:p>1992-08-23 20:16:03.281250 EST-0500</text:p>
          </table:table-cell>
          <table:table-cell office:value-type="string">
            <text:p>N</text:p>
          </table:table-cell>
          <table:table-cell office:value-type="float" office:value="48.2495575179">
            <text:p>48.2495575179</text:p>
          </table:table-cell>
          <table:table-cell office:value-type="float" office:value="24.4901897214">
            <text:p>24.4901897214</text:p>
          </table:table-cell>
          <table:table-cell office:value-type="float" office:value="48.2495575179">
            <text:p>48.2495575179</text:p>
          </table:table-cell>
          <table:table-cell office:value-type="float" office:value="24.4901897214">
            <text:p>24.49018972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896.85482">
            <text:p>2448896.85482</text:p>
          </table:table-cell>
          <table:table-cell office:value-type="string">
            <text:p>1992-10-01 03:30:56.250000 EST-0500</text:p>
          </table:table-cell>
          <table:table-cell office:value-type="string">
            <text:p>S</text:p>
          </table:table-cell>
          <table:table-cell office:value-type="float" office:value="228.250192538">
            <text:p>228.250192538</text:p>
          </table:table-cell>
          <table:table-cell office:value-type="float" office:value="204.489799359">
            <text:p>204.489799359</text:p>
          </table:table-cell>
          <table:table-cell office:value-type="float" office:value="48.2501925376">
            <text:p>48.2501925376</text:p>
          </table:table-cell>
          <table:table-cell office:value-type="float" office:value="24.4897993588">
            <text:p>24.4897993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946.52218">
            <text:p>2448946.52218</text:p>
          </table:table-cell>
          <table:table-cell office:value-type="string">
            <text:p>1992-11-19 19:31:56.015625 EST-0500</text:p>
          </table:table-cell>
          <table:table-cell office:value-type="string">
            <text:p>N</text:p>
          </table:table-cell>
          <table:table-cell office:value-type="float" office:value="48.251341899">
            <text:p>48.251341899</text:p>
          </table:table-cell>
          <table:table-cell office:value-type="float" office:value="24.4892852774">
            <text:p>24.4892852774</text:p>
          </table:table-cell>
          <table:table-cell office:value-type="float" office:value="48.251341899">
            <text:p>48.251341899</text:p>
          </table:table-cell>
          <table:table-cell office:value-type="float" office:value="24.4892852774">
            <text:p>24.48928527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8984.82417">
            <text:p>2448984.82417</text:p>
          </table:table-cell>
          <table:table-cell office:value-type="string">
            <text:p>1992-12-28 02:46:48.984375 EST-0500</text:p>
          </table:table-cell>
          <table:table-cell office:value-type="string">
            <text:p>S</text:p>
          </table:table-cell>
          <table:table-cell office:value-type="float" office:value="228.253157782">
            <text:p>228.253157782</text:p>
          </table:table-cell>
          <table:table-cell office:value-type="float" office:value="204.489149589">
            <text:p>204.489149589</text:p>
          </table:table-cell>
          <table:table-cell office:value-type="float" office:value="48.2531577819">
            <text:p>48.2531577819</text:p>
          </table:table-cell>
          <table:table-cell office:value-type="float" office:value="24.4891495892">
            <text:p>24.48914958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034.49153">
            <text:p>2449034.49153</text:p>
          </table:table-cell>
          <table:table-cell office:value-type="string">
            <text:p>1993-02-15 18:47:48.750000 EST-0500</text:p>
          </table:table-cell>
          <table:table-cell office:value-type="string">
            <text:p>N</text:p>
          </table:table-cell>
          <table:table-cell office:value-type="float" office:value="48.2546419007">
            <text:p>48.2546419007</text:p>
          </table:table-cell>
          <table:table-cell office:value-type="float" office:value="24.4885146622">
            <text:p>24.4885146622</text:p>
          </table:table-cell>
          <table:table-cell office:value-type="float" office:value="48.2546419007">
            <text:p>48.2546419007</text:p>
          </table:table-cell>
          <table:table-cell office:value-type="float" office:value="24.4885146622">
            <text:p>24.48851466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072.79353">
            <text:p>2449072.79353</text:p>
          </table:table-cell>
          <table:table-cell office:value-type="string">
            <text:p>1993-03-26 02:02:41.718750 EST-0500</text:p>
          </table:table-cell>
          <table:table-cell office:value-type="string">
            <text:p>S</text:p>
          </table:table-cell>
          <table:table-cell office:value-type="float" office:value="228.256148563">
            <text:p>228.256148563</text:p>
          </table:table-cell>
          <table:table-cell office:value-type="float" office:value="204.489077706">
            <text:p>204.489077706</text:p>
          </table:table-cell>
          <table:table-cell office:value-type="float" office:value="48.256148563">
            <text:p>48.256148563</text:p>
          </table:table-cell>
          <table:table-cell office:value-type="float" office:value="24.489077706">
            <text:p>24.4890777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122.46089">
            <text:p>2449122.46089</text:p>
          </table:table-cell>
          <table:table-cell office:value-type="string">
            <text:p>1993-05-14 18:03:41.484375 EST-0500</text:p>
          </table:table-cell>
          <table:table-cell office:value-type="string">
            <text:p>N</text:p>
          </table:table-cell>
          <table:table-cell office:value-type="float" office:value="48.258773714">
            <text:p>48.258773714</text:p>
          </table:table-cell>
          <table:table-cell office:value-type="float" office:value="24.4900373009">
            <text:p>24.4900373009</text:p>
          </table:table-cell>
          <table:table-cell office:value-type="float" office:value="48.258773714">
            <text:p>48.258773714</text:p>
          </table:table-cell>
          <table:table-cell office:value-type="float" office:value="24.4900373009">
            <text:p>24.49003730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160.76228">
            <text:p>2449160.76228</text:p>
          </table:table-cell>
          <table:table-cell office:value-type="string">
            <text:p>1993-06-22 01:17:41.718750 EST-0500</text:p>
          </table:table-cell>
          <table:table-cell office:value-type="string">
            <text:p>S</text:p>
          </table:table-cell>
          <table:table-cell office:value-type="float" office:value="228.258632911">
            <text:p>228.258632911</text:p>
          </table:table-cell>
          <table:table-cell office:value-type="float" office:value="204.488139789">
            <text:p>204.488139789</text:p>
          </table:table-cell>
          <table:table-cell office:value-type="float" office:value="48.2586329111">
            <text:p>48.2586329111</text:p>
          </table:table-cell>
          <table:table-cell office:value-type="float" office:value="24.4881397886">
            <text:p>24.48813978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210.42965">
            <text:p>2449210.42965</text:p>
          </table:table-cell>
          <table:table-cell office:value-type="string">
            <text:p>1993-08-10 17:18:41.484375 EST-0500</text:p>
          </table:table-cell>
          <table:table-cell office:value-type="string">
            <text:p>N</text:p>
          </table:table-cell>
          <table:table-cell office:value-type="float" office:value="48.2608179624">
            <text:p>48.2608179624</text:p>
          </table:table-cell>
          <table:table-cell office:value-type="float" office:value="24.4882974651">
            <text:p>24.4882974651</text:p>
          </table:table-cell>
          <table:table-cell office:value-type="float" office:value="48.2608179624">
            <text:p>48.2608179624</text:p>
          </table:table-cell>
          <table:table-cell office:value-type="float" office:value="24.4882974651">
            <text:p>24.48829746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248.73165">
            <text:p>2449248.73165</text:p>
          </table:table-cell>
          <table:table-cell office:value-type="string">
            <text:p>1993-09-18 00:33:34.453125 EST-0500</text:p>
          </table:table-cell>
          <table:table-cell office:value-type="string">
            <text:p>S</text:p>
          </table:table-cell>
          <table:table-cell office:value-type="float" office:value="228.262209206">
            <text:p>228.262209206</text:p>
          </table:table-cell>
          <table:table-cell office:value-type="float" office:value="204.488576717">
            <text:p>204.488576717</text:p>
          </table:table-cell>
          <table:table-cell office:value-type="float" office:value="48.2622092064">
            <text:p>48.2622092064</text:p>
          </table:table-cell>
          <table:table-cell office:value-type="float" office:value="24.4885767174">
            <text:p>24.48857671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298.39901">
            <text:p>2449298.39901</text:p>
          </table:table-cell>
          <table:table-cell office:value-type="string">
            <text:p>1993-11-06 16:34:34.218750 EST-0500</text:p>
          </table:table-cell>
          <table:table-cell office:value-type="string">
            <text:p>N</text:p>
          </table:table-cell>
          <table:table-cell office:value-type="float" office:value="48.2642623176">
            <text:p>48.2642623176</text:p>
          </table:table-cell>
          <table:table-cell office:value-type="float" office:value="24.4891522584">
            <text:p>24.4891522584</text:p>
          </table:table-cell>
          <table:table-cell office:value-type="float" office:value="48.2642623176">
            <text:p>48.2642623176</text:p>
          </table:table-cell>
          <table:table-cell office:value-type="float" office:value="24.4891522584">
            <text:p>24.48915225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336.7004">
            <text:p>2449336.7004</text:p>
          </table:table-cell>
          <table:table-cell office:value-type="string">
            <text:p>1993-12-14 23:48:34.453125 EST-0500</text:p>
          </table:table-cell>
          <table:table-cell office:value-type="string">
            <text:p>S</text:p>
          </table:table-cell>
          <table:table-cell office:value-type="float" office:value="228.263965373">
            <text:p>228.263965373</text:p>
          </table:table-cell>
          <table:table-cell office:value-type="float" office:value="204.48714696">
            <text:p>204.48714696</text:p>
          </table:table-cell>
          <table:table-cell office:value-type="float" office:value="48.2639653735">
            <text:p>48.2639653735</text:p>
          </table:table-cell>
          <table:table-cell office:value-type="float" office:value="24.4871469596">
            <text:p>24.48714695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386.36897">
            <text:p>2449386.36897</text:p>
          </table:table-cell>
          <table:table-cell office:value-type="string">
            <text:p>1994-02-02 15:51:19.687500 EST-0500</text:p>
          </table:table-cell>
          <table:table-cell office:value-type="string">
            <text:p>N</text:p>
          </table:table-cell>
          <table:table-cell office:value-type="float" office:value="48.2674140551">
            <text:p>48.2674140551</text:p>
          </table:table-cell>
          <table:table-cell office:value-type="float" office:value="24.4884169496">
            <text:p>24.4884169496</text:p>
          </table:table-cell>
          <table:table-cell office:value-type="float" office:value="48.2674140551">
            <text:p>48.2674140551</text:p>
          </table:table-cell>
          <table:table-cell office:value-type="float" office:value="24.4884169496">
            <text:p>24.48841694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424.66976">
            <text:p>2449424.66976</text:p>
          </table:table-cell>
          <table:table-cell office:value-type="string">
            <text:p>1994-03-12 23:04:27.187500 EST-0500</text:p>
          </table:table-cell>
          <table:table-cell office:value-type="string">
            <text:p>S</text:p>
          </table:table-cell>
          <table:table-cell office:value-type="float" office:value="228.26706412">
            <text:p>228.26706412</text:p>
          </table:table-cell>
          <table:table-cell office:value-type="float" office:value="204.486893066">
            <text:p>204.486893066</text:p>
          </table:table-cell>
          <table:table-cell office:value-type="float" office:value="48.2670641205">
            <text:p>48.2670641205</text:p>
          </table:table-cell>
          <table:table-cell office:value-type="float" office:value="24.4868930661">
            <text:p>24.48689306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474.33833">
            <text:p>2449474.33833</text:p>
          </table:table-cell>
          <table:table-cell office:value-type="string">
            <text:p>1994-05-01 15:07:12.421875 EST-0500</text:p>
          </table:table-cell>
          <table:table-cell office:value-type="string">
            <text:p>N</text:p>
          </table:table-cell>
          <table:table-cell office:value-type="float" office:value="48.2696156531">
            <text:p>48.2696156531</text:p>
          </table:table-cell>
          <table:table-cell office:value-type="float" office:value="24.4880486558">
            <text:p>24.4880486558</text:p>
          </table:table-cell>
          <table:table-cell office:value-type="float" office:value="48.2696156531">
            <text:p>48.2696156531</text:p>
          </table:table-cell>
          <table:table-cell office:value-type="float" office:value="24.4880486558">
            <text:p>24.48804865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512.63851">
            <text:p>2449512.63851</text:p>
          </table:table-cell>
          <table:table-cell office:value-type="string">
            <text:p>1994-06-08 22:19:27.187500 EST-0500</text:p>
          </table:table-cell>
          <table:table-cell office:value-type="string">
            <text:p>S</text:p>
          </table:table-cell>
          <table:table-cell office:value-type="float" office:value="228.268490765">
            <text:p>228.268490765</text:p>
          </table:table-cell>
          <table:table-cell office:value-type="float" office:value="204.485469664">
            <text:p>204.485469664</text:p>
          </table:table-cell>
          <table:table-cell office:value-type="float" office:value="48.2684907648">
            <text:p>48.2684907648</text:p>
          </table:table-cell>
          <table:table-cell office:value-type="float" office:value="24.4854696644">
            <text:p>24.48546966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562.30771">
            <text:p>2449562.30771</text:p>
          </table:table-cell>
          <table:table-cell office:value-type="string">
            <text:p>1994-07-28 14:23:05.156250 EST-0500</text:p>
          </table:table-cell>
          <table:table-cell office:value-type="string">
            <text:p>N</text:p>
          </table:table-cell>
          <table:table-cell office:value-type="float" office:value="48.2739584405">
            <text:p>48.2739584405</text:p>
          </table:table-cell>
          <table:table-cell office:value-type="float" office:value="24.4887195871">
            <text:p>24.4887195871</text:p>
          </table:table-cell>
          <table:table-cell office:value-type="float" office:value="48.2739584405">
            <text:p>48.2739584405</text:p>
          </table:table-cell>
          <table:table-cell office:value-type="float" office:value="24.4887195871">
            <text:p>24.48871958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600.60787">
            <text:p>2449600.60787</text:p>
          </table:table-cell>
          <table:table-cell office:value-type="string">
            <text:p>1994-09-04 21:35:19.921875 EST-0500</text:p>
          </table:table-cell>
          <table:table-cell office:value-type="string">
            <text:p>S</text:p>
          </table:table-cell>
          <table:table-cell office:value-type="float" office:value="228.27243142">
            <text:p>228.27243142</text:p>
          </table:table-cell>
          <table:table-cell office:value-type="float" office:value="204.485934395">
            <text:p>204.485934395</text:p>
          </table:table-cell>
          <table:table-cell office:value-type="float" office:value="48.2724314204">
            <text:p>48.2724314204</text:p>
          </table:table-cell>
          <table:table-cell office:value-type="float" office:value="24.4859343947">
            <text:p>24.48593439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650.27645">
            <text:p>2449650.27645</text:p>
          </table:table-cell>
          <table:table-cell office:value-type="string">
            <text:p>1994-10-24 13:38:05.156250 EST-0500</text:p>
          </table:table-cell>
          <table:table-cell office:value-type="string">
            <text:p>N</text:p>
          </table:table-cell>
          <table:table-cell office:value-type="float" office:value="48.2742163039">
            <text:p>48.2742163039</text:p>
          </table:table-cell>
          <table:table-cell office:value-type="float" office:value="24.4865464187">
            <text:p>24.4865464187</text:p>
          </table:table-cell>
          <table:table-cell office:value-type="float" office:value="48.2742163039">
            <text:p>48.2742163039</text:p>
          </table:table-cell>
          <table:table-cell office:value-type="float" office:value="24.4865464187">
            <text:p>24.48654641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688.57723">
            <text:p>2449688.57723</text:p>
          </table:table-cell>
          <table:table-cell office:value-type="string">
            <text:p>1994-12-01 20:51:12.656250 EST-0500</text:p>
          </table:table-cell>
          <table:table-cell office:value-type="string">
            <text:p>S</text:p>
          </table:table-cell>
          <table:table-cell office:value-type="float" office:value="228.274956442">
            <text:p>228.274956442</text:p>
          </table:table-cell>
          <table:table-cell office:value-type="float" office:value="204.485889194">
            <text:p>204.485889194</text:p>
          </table:table-cell>
          <table:table-cell office:value-type="float" office:value="48.2749564415">
            <text:p>48.2749564415</text:p>
          </table:table-cell>
          <table:table-cell office:value-type="float" office:value="24.4858891939">
            <text:p>24.48588919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738.2458">
            <text:p>2449738.2458</text:p>
          </table:table-cell>
          <table:table-cell office:value-type="string">
            <text:p>1995-01-20 12:53:57.890625 EST-0500</text:p>
          </table:table-cell>
          <table:table-cell office:value-type="string">
            <text:p>N</text:p>
          </table:table-cell>
          <table:table-cell office:value-type="float" office:value="48.2766766374">
            <text:p>48.2766766374</text:p>
          </table:table-cell>
          <table:table-cell office:value-type="float" office:value="24.4852089816">
            <text:p>24.4852089816</text:p>
          </table:table-cell>
          <table:table-cell office:value-type="float" office:value="48.2766766374">
            <text:p>48.2766766374</text:p>
          </table:table-cell>
          <table:table-cell office:value-type="float" office:value="24.4852089816">
            <text:p>24.48520898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776.54659">
            <text:p>2449776.54659</text:p>
          </table:table-cell>
          <table:table-cell office:value-type="string">
            <text:p>1995-02-27 20:07:05.390625 EST-0500</text:p>
          </table:table-cell>
          <table:table-cell office:value-type="string">
            <text:p>S</text:p>
          </table:table-cell>
          <table:table-cell office:value-type="float" office:value="228.278645105">
            <text:p>228.278645105</text:p>
          </table:table-cell>
          <table:table-cell office:value-type="float" office:value="204.485831203">
            <text:p>204.485831203</text:p>
          </table:table-cell>
          <table:table-cell office:value-type="float" office:value="48.2786451046">
            <text:p>48.2786451046</text:p>
          </table:table-cell>
          <table:table-cell office:value-type="float" office:value="24.4858312032">
            <text:p>24.48583120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826.21578">
            <text:p>2449826.21578</text:p>
          </table:table-cell>
          <table:table-cell office:value-type="string">
            <text:p>1995-04-18 12:10:43.359375 EST-0500</text:p>
          </table:table-cell>
          <table:table-cell office:value-type="string">
            <text:p>N</text:p>
          </table:table-cell>
          <table:table-cell office:value-type="float" office:value="48.278697641">
            <text:p>48.278697641</text:p>
          </table:table-cell>
          <table:table-cell office:value-type="float" office:value="24.4848024648">
            <text:p>24.4848024648</text:p>
          </table:table-cell>
          <table:table-cell office:value-type="float" office:value="48.278697641">
            <text:p>48.278697641</text:p>
          </table:table-cell>
          <table:table-cell office:value-type="float" office:value="24.4848024648">
            <text:p>24.48480246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864.51534">
            <text:p>2449864.51534</text:p>
          </table:table-cell>
          <table:table-cell office:value-type="string">
            <text:p>1995-05-26 19:22:05.390625 EST-0500</text:p>
          </table:table-cell>
          <table:table-cell office:value-type="string">
            <text:p>S</text:p>
          </table:table-cell>
          <table:table-cell office:value-type="float" office:value="228.280080701">
            <text:p>228.280080701</text:p>
          </table:table-cell>
          <table:table-cell office:value-type="float" office:value="204.48486822">
            <text:p>204.48486822</text:p>
          </table:table-cell>
          <table:table-cell office:value-type="float" office:value="48.280080701">
            <text:p>48.280080701</text:p>
          </table:table-cell>
          <table:table-cell office:value-type="float" office:value="24.48486822">
            <text:p>24.484868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914.18514">
            <text:p>2449914.18514</text:p>
          </table:table-cell>
          <table:table-cell office:value-type="string">
            <text:p>1995-07-15 11:26:36.093750 EST-0500</text:p>
          </table:table-cell>
          <table:table-cell office:value-type="string">
            <text:p>N</text:p>
          </table:table-cell>
          <table:table-cell office:value-type="float" office:value="48.2821626943">
            <text:p>48.2821626943</text:p>
          </table:table-cell>
          <table:table-cell office:value-type="float" office:value="24.4846358628">
            <text:p>24.4846358628</text:p>
          </table:table-cell>
          <table:table-cell office:value-type="float" office:value="48.2821626943">
            <text:p>48.2821626943</text:p>
          </table:table-cell>
          <table:table-cell office:value-type="float" office:value="24.4846358628">
            <text:p>24.48463586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49952.48408">
            <text:p>2449952.48408</text:p>
          </table:table-cell>
          <table:table-cell office:value-type="string">
            <text:p>1995-08-22 18:37:05.390625 EST-0500</text:p>
          </table:table-cell>
          <table:table-cell office:value-type="string">
            <text:p>S</text:p>
          </table:table-cell>
          <table:table-cell office:value-type="float" office:value="228.282963007">
            <text:p>228.282963007</text:p>
          </table:table-cell>
          <table:table-cell office:value-type="float" office:value="204.484101462">
            <text:p>204.484101462</text:p>
          </table:table-cell>
          <table:table-cell office:value-type="float" office:value="48.2829630065">
            <text:p>48.2829630065</text:p>
          </table:table-cell>
          <table:table-cell office:value-type="float" office:value="24.4841014616">
            <text:p>24.48410146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002.15389">
            <text:p>2450002.15389</text:p>
          </table:table-cell>
          <table:table-cell office:value-type="string">
            <text:p>1995-10-11 10:41:36.093750 EST-0500</text:p>
          </table:table-cell>
          <table:table-cell office:value-type="string">
            <text:p>N</text:p>
          </table:table-cell>
          <table:table-cell office:value-type="float" office:value="48.2834188515">
            <text:p>48.2834188515</text:p>
          </table:table-cell>
          <table:table-cell office:value-type="float" office:value="24.4834773953">
            <text:p>24.4834773953</text:p>
          </table:table-cell>
          <table:table-cell office:value-type="float" office:value="48.2834188515">
            <text:p>48.2834188515</text:p>
          </table:table-cell>
          <table:table-cell office:value-type="float" office:value="24.4834773953">
            <text:p>24.48347739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040.45283">
            <text:p>2450040.45283</text:p>
          </table:table-cell>
          <table:table-cell office:value-type="string">
            <text:p>1995-11-18 17:52:05.390625 EST-0500</text:p>
          </table:table-cell>
          <table:table-cell office:value-type="string">
            <text:p>S</text:p>
          </table:table-cell>
          <table:table-cell office:value-type="float" office:value="228.284199063">
            <text:p>228.284199063</text:p>
          </table:table-cell>
          <table:table-cell office:value-type="float" office:value="204.483064598">
            <text:p>204.483064598</text:p>
          </table:table-cell>
          <table:table-cell office:value-type="float" office:value="48.2841990632">
            <text:p>48.2841990632</text:p>
          </table:table-cell>
          <table:table-cell office:value-type="float" office:value="24.4830645982">
            <text:p>24.48306459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090.12325">
            <text:p>2450090.12325</text:p>
          </table:table-cell>
          <table:table-cell office:value-type="string">
            <text:p>1996-01-07 09:57:28.828125 EST-0500</text:p>
          </table:table-cell>
          <table:table-cell office:value-type="string">
            <text:p>N</text:p>
          </table:table-cell>
          <table:table-cell office:value-type="float" office:value="48.288117183">
            <text:p>48.288117183</text:p>
          </table:table-cell>
          <table:table-cell office:value-type="float" office:value="24.4846206122">
            <text:p>24.4846206122</text:p>
          </table:table-cell>
          <table:table-cell office:value-type="float" office:value="48.288117183">
            <text:p>48.288117183</text:p>
          </table:table-cell>
          <table:table-cell office:value-type="float" office:value="24.4846206122">
            <text:p>24.48462061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128.4222">
            <text:p>2450128.4222</text:p>
          </table:table-cell>
          <table:table-cell office:value-type="string">
            <text:p>1996-02-14 17:07:58.125000 EST-0500</text:p>
          </table:table-cell>
          <table:table-cell office:value-type="string">
            <text:p>S</text:p>
          </table:table-cell>
          <table:table-cell office:value-type="float" office:value="228.287771873">
            <text:p>228.287771873</text:p>
          </table:table-cell>
          <table:table-cell office:value-type="float" office:value="204.482846005">
            <text:p>204.482846005</text:p>
          </table:table-cell>
          <table:table-cell office:value-type="float" office:value="48.287771873">
            <text:p>48.287771873</text:p>
          </table:table-cell>
          <table:table-cell office:value-type="float" office:value="24.4828460053">
            <text:p>24.48284600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178.09261">
            <text:p>2450178.09261</text:p>
          </table:table-cell>
          <table:table-cell office:value-type="string">
            <text:p>1996-04-04 09:13:21.562500 EST-0500</text:p>
          </table:table-cell>
          <table:table-cell office:value-type="string">
            <text:p>N</text:p>
          </table:table-cell>
          <table:table-cell office:value-type="float" office:value="48.2900261552">
            <text:p>48.2900261552</text:p>
          </table:table-cell>
          <table:table-cell office:value-type="float" office:value="24.4839818277">
            <text:p>24.4839818277</text:p>
          </table:table-cell>
          <table:table-cell office:value-type="float" office:value="48.2900261552">
            <text:p>48.2900261552</text:p>
          </table:table-cell>
          <table:table-cell office:value-type="float" office:value="24.4839818277">
            <text:p>24.48398182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216.39155">
            <text:p>2450216.39155</text:p>
          </table:table-cell>
          <table:table-cell office:value-type="string">
            <text:p>1996-05-12 16:23:50.859375 EST-0500</text:p>
          </table:table-cell>
          <table:table-cell office:value-type="string">
            <text:p>S</text:p>
          </table:table-cell>
          <table:table-cell office:value-type="float" office:value="228.289993096">
            <text:p>228.289993096</text:p>
          </table:table-cell>
          <table:table-cell office:value-type="float" office:value="204.482762316">
            <text:p>204.482762316</text:p>
          </table:table-cell>
          <table:table-cell office:value-type="float" office:value="48.2899930963">
            <text:p>48.2899930963</text:p>
          </table:table-cell>
          <table:table-cell office:value-type="float" office:value="24.4827623159">
            <text:p>24.48276231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266.06258">
            <text:p>2450266.06258</text:p>
          </table:table-cell>
          <table:table-cell office:value-type="string">
            <text:p>1996-07-01 08:30:07.031250 EST-0500</text:p>
          </table:table-cell>
          <table:table-cell office:value-type="string">
            <text:p>N</text:p>
          </table:table-cell>
          <table:table-cell office:value-type="float" office:value="48.2945162309">
            <text:p>48.2945162309</text:p>
          </table:table-cell>
          <table:table-cell office:value-type="float" office:value="24.4851423081">
            <text:p>24.4851423081</text:p>
          </table:table-cell>
          <table:table-cell office:value-type="float" office:value="48.2945162309">
            <text:p>48.2945162309</text:p>
          </table:table-cell>
          <table:table-cell office:value-type="float" office:value="24.4851423081">
            <text:p>24.48514230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304.3603">
            <text:p>2450304.3603</text:p>
          </table:table-cell>
          <table:table-cell office:value-type="string">
            <text:p>1996-08-08 15:38:50.859375 EST-0500</text:p>
          </table:table-cell>
          <table:table-cell office:value-type="string">
            <text:p>S</text:p>
          </table:table-cell>
          <table:table-cell office:value-type="float" office:value="228.293290182">
            <text:p>228.293290182</text:p>
          </table:table-cell>
          <table:table-cell office:value-type="float" office:value="204.482441417">
            <text:p>204.482441417</text:p>
          </table:table-cell>
          <table:table-cell office:value-type="float" office:value="48.2932901818">
            <text:p>48.2932901818</text:p>
          </table:table-cell>
          <table:table-cell office:value-type="float" office:value="24.4824414167">
            <text:p>24.48244141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354.03133">
            <text:p>2450354.03133</text:p>
          </table:table-cell>
          <table:table-cell office:value-type="string">
            <text:p>1996-09-27 07:45:07.031250 EST-0500</text:p>
          </table:table-cell>
          <table:table-cell office:value-type="string">
            <text:p>N</text:p>
          </table:table-cell>
          <table:table-cell office:value-type="float" office:value="48.2964599575">
            <text:p>48.2964599575</text:p>
          </table:table-cell>
          <table:table-cell office:value-type="float" office:value="24.4843782764">
            <text:p>24.4843782764</text:p>
          </table:table-cell>
          <table:table-cell office:value-type="float" office:value="48.2964599575">
            <text:p>48.2964599575</text:p>
          </table:table-cell>
          <table:table-cell office:value-type="float" office:value="24.4843782764">
            <text:p>24.48437827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392.32905">
            <text:p>2450392.32905</text:p>
          </table:table-cell>
          <table:table-cell office:value-type="string">
            <text:p>1996-11-04 14:53:50.859375 EST-0500</text:p>
          </table:table-cell>
          <table:table-cell office:value-type="string">
            <text:p>S</text:p>
          </table:table-cell>
          <table:table-cell office:value-type="float" office:value="228.295049274">
            <text:p>228.295049274</text:p>
          </table:table-cell>
          <table:table-cell office:value-type="float" office:value="204.48193288">
            <text:p>204.48193288</text:p>
          </table:table-cell>
          <table:table-cell office:value-type="float" office:value="48.2950492743">
            <text:p>48.2950492743</text:p>
          </table:table-cell>
          <table:table-cell office:value-type="float" office:value="24.4819328804">
            <text:p>24.48193288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442.00008">
            <text:p>2450442.00008</text:p>
          </table:table-cell>
          <table:table-cell office:value-type="string">
            <text:p>1996-12-24 07:00:07.031250 EST-0500</text:p>
          </table:table-cell>
          <table:table-cell office:value-type="string">
            <text:p>N</text:p>
          </table:table-cell>
          <table:table-cell office:value-type="float" office:value="48.2989023513">
            <text:p>48.2989023513</text:p>
          </table:table-cell>
          <table:table-cell office:value-type="float" office:value="24.4836997647">
            <text:p>24.4836997647</text:p>
          </table:table-cell>
          <table:table-cell office:value-type="float" office:value="48.2989023513">
            <text:p>48.2989023513</text:p>
          </table:table-cell>
          <table:table-cell office:value-type="float" office:value="24.4836997647">
            <text:p>24.48369976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480.2978">
            <text:p>2450480.2978</text:p>
          </table:table-cell>
          <table:table-cell office:value-type="string">
            <text:p>1997-01-31 14:08:50.859375 EST-0500</text:p>
          </table:table-cell>
          <table:table-cell office:value-type="string">
            <text:p>S</text:p>
          </table:table-cell>
          <table:table-cell office:value-type="float" office:value="228.297956812">
            <text:p>228.297956812</text:p>
          </table:table-cell>
          <table:table-cell office:value-type="float" office:value="204.481178588">
            <text:p>204.481178588</text:p>
          </table:table-cell>
          <table:table-cell office:value-type="float" office:value="48.297956812">
            <text:p>48.297956812</text:p>
          </table:table-cell>
          <table:table-cell office:value-type="float" office:value="24.4811785878">
            <text:p>24.48117858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529.96883">
            <text:p>2450529.96883</text:p>
          </table:table-cell>
          <table:table-cell office:value-type="string">
            <text:p>1997-03-22 06:15:07.031250 EST-0500</text:p>
          </table:table-cell>
          <table:table-cell office:value-type="string">
            <text:p>N</text:p>
          </table:table-cell>
          <table:table-cell office:value-type="float" office:value="48.2998914009">
            <text:p>48.2998914009</text:p>
          </table:table-cell>
          <table:table-cell office:value-type="float" office:value="24.4817168563">
            <text:p>24.4817168563</text:p>
          </table:table-cell>
          <table:table-cell office:value-type="float" office:value="48.2998914009">
            <text:p>48.2998914009</text:p>
          </table:table-cell>
          <table:table-cell office:value-type="float" office:value="24.4817168563">
            <text:p>24.48171685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568.26716">
            <text:p>2450568.26716</text:p>
          </table:table-cell>
          <table:table-cell office:value-type="string">
            <text:p>1997-04-29 13:24:43.593750 EST-0500</text:p>
          </table:table-cell>
          <table:table-cell office:value-type="string">
            <text:p>S</text:p>
          </table:table-cell>
          <table:table-cell office:value-type="float" office:value="228.299701451">
            <text:p>228.299701451</text:p>
          </table:table-cell>
          <table:table-cell office:value-type="float" office:value="204.480560812">
            <text:p>204.480560812</text:p>
          </table:table-cell>
          <table:table-cell office:value-type="float" office:value="48.2997014508">
            <text:p>48.2997014508</text:p>
          </table:table-cell>
          <table:table-cell office:value-type="float" office:value="24.4805608121">
            <text:p>24.48056081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617.93818">
            <text:p>2450617.93818</text:p>
          </table:table-cell>
          <table:table-cell office:value-type="string">
            <text:p>1997-06-18 05:30:59.765625 EST-0500</text:p>
          </table:table-cell>
          <table:table-cell office:value-type="string">
            <text:p>N</text:p>
          </table:table-cell>
          <table:table-cell office:value-type="float" office:value="48.3016789254">
            <text:p>48.3016789254</text:p>
          </table:table-cell>
          <table:table-cell office:value-type="float" office:value="24.48067075">
            <text:p>24.48067075</text:p>
          </table:table-cell>
          <table:table-cell office:value-type="float" office:value="48.3016789254">
            <text:p>48.3016789254</text:p>
          </table:table-cell>
          <table:table-cell office:value-type="float" office:value="24.48067075">
            <text:p>24.480670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656.23653">
            <text:p>2450656.23653</text:p>
          </table:table-cell>
          <table:table-cell office:value-type="string">
            <text:p>1997-07-26 12:40:36.328125 EST-0500</text:p>
          </table:table-cell>
          <table:table-cell office:value-type="string">
            <text:p>S</text:p>
          </table:table-cell>
          <table:table-cell office:value-type="float" office:value="228.30338517">
            <text:p>228.30338517</text:p>
          </table:table-cell>
          <table:table-cell office:value-type="float" office:value="204.480710532">
            <text:p>204.480710532</text:p>
          </table:table-cell>
          <table:table-cell office:value-type="float" office:value="48.3033851697">
            <text:p>48.3033851697</text:p>
          </table:table-cell>
          <table:table-cell office:value-type="float" office:value="24.4807105318">
            <text:p>24.48071053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705.90755">
            <text:p>2450705.90755</text:p>
          </table:table-cell>
          <table:table-cell office:value-type="string">
            <text:p>1997-09-14 04:46:52.500000 EST-0500</text:p>
          </table:table-cell>
          <table:table-cell office:value-type="string">
            <text:p>N</text:p>
          </table:table-cell>
          <table:table-cell office:value-type="float" office:value="48.3061471962">
            <text:p>48.3061471962</text:p>
          </table:table-cell>
          <table:table-cell office:value-type="float" office:value="24.4819732661">
            <text:p>24.4819732661</text:p>
          </table:table-cell>
          <table:table-cell office:value-type="float" office:value="48.3061471962">
            <text:p>48.3061471962</text:p>
          </table:table-cell>
          <table:table-cell office:value-type="float" office:value="24.4819732661">
            <text:p>24.48197326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744.20528">
            <text:p>2450744.20528</text:p>
          </table:table-cell>
          <table:table-cell office:value-type="string">
            <text:p>1997-10-22 11:55:36.328125 EST-0500</text:p>
          </table:table-cell>
          <table:table-cell office:value-type="string">
            <text:p>S</text:p>
          </table:table-cell>
          <table:table-cell office:value-type="float" office:value="228.304979238">
            <text:p>228.304979238</text:p>
          </table:table-cell>
          <table:table-cell office:value-type="float" office:value="204.479926158">
            <text:p>204.479926158</text:p>
          </table:table-cell>
          <table:table-cell office:value-type="float" office:value="48.3049792381">
            <text:p>48.3049792381</text:p>
          </table:table-cell>
          <table:table-cell office:value-type="float" office:value="24.4799261584">
            <text:p>24.47992615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793.8763">
            <text:p>2450793.8763</text:p>
          </table:table-cell>
          <table:table-cell office:value-type="string">
            <text:p>1997-12-11 04:01:52.500000 EST-0500</text:p>
          </table:table-cell>
          <table:table-cell office:value-type="string">
            <text:p>N</text:p>
          </table:table-cell>
          <table:table-cell office:value-type="float" office:value="48.3083084113">
            <text:p>48.3083084113</text:p>
          </table:table-cell>
          <table:table-cell office:value-type="float" office:value="24.4814650117">
            <text:p>24.4814650117</text:p>
          </table:table-cell>
          <table:table-cell office:value-type="float" office:value="48.3083084113">
            <text:p>48.3083084113</text:p>
          </table:table-cell>
          <table:table-cell office:value-type="float" office:value="24.4814650117">
            <text:p>24.48146501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832.17403">
            <text:p>2450832.17403</text:p>
          </table:table-cell>
          <table:table-cell office:value-type="string">
            <text:p>1998-01-18 11:10:36.328125 EST-0500</text:p>
          </table:table-cell>
          <table:table-cell office:value-type="string">
            <text:p>S</text:p>
          </table:table-cell>
          <table:table-cell office:value-type="float" office:value="228.308004086">
            <text:p>228.308004086</text:p>
          </table:table-cell>
          <table:table-cell office:value-type="float" office:value="204.479343733">
            <text:p>204.479343733</text:p>
          </table:table-cell>
          <table:table-cell office:value-type="float" office:value="48.3080040863">
            <text:p>48.3080040863</text:p>
          </table:table-cell>
          <table:table-cell office:value-type="float" office:value="24.4793437333">
            <text:p>24.47934373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881.84505">
            <text:p>2450881.84505</text:p>
          </table:table-cell>
          <table:table-cell office:value-type="string">
            <text:p>1998-03-09 03:16:52.500000 EST-0500</text:p>
          </table:table-cell>
          <table:table-cell office:value-type="string">
            <text:p>N</text:p>
          </table:table-cell>
          <table:table-cell office:value-type="float" office:value="48.311218986">
            <text:p>48.311218986</text:p>
          </table:table-cell>
          <table:table-cell office:value-type="float" office:value="24.4809467086">
            <text:p>24.4809467086</text:p>
          </table:table-cell>
          <table:table-cell office:value-type="float" office:value="48.311218986">
            <text:p>48.311218986</text:p>
          </table:table-cell>
          <table:table-cell office:value-type="float" office:value="24.4809467086">
            <text:p>24.48094670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920.14278">
            <text:p>2450920.14278</text:p>
          </table:table-cell>
          <table:table-cell office:value-type="string">
            <text:p>1998-04-16 10:25:36.328125 EST-0500</text:p>
          </table:table-cell>
          <table:table-cell office:value-type="string">
            <text:p>S</text:p>
          </table:table-cell>
          <table:table-cell office:value-type="float" office:value="228.309261433">
            <text:p>228.309261433</text:p>
          </table:table-cell>
          <table:table-cell office:value-type="float" office:value="204.478220963">
            <text:p>204.478220963</text:p>
          </table:table-cell>
          <table:table-cell office:value-type="float" office:value="48.3092614328">
            <text:p>48.3092614328</text:p>
          </table:table-cell>
          <table:table-cell office:value-type="float" office:value="24.478220963">
            <text:p>24.4782209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0969.81441">
            <text:p>2450969.81441</text:p>
          </table:table-cell>
          <table:table-cell office:value-type="string">
            <text:p>1998-06-05 02:32:45.234375 EST-0500</text:p>
          </table:table-cell>
          <table:table-cell office:value-type="string">
            <text:p>N</text:p>
          </table:table-cell>
          <table:table-cell office:value-type="float" office:value="48.3129591597">
            <text:p>48.3129591597</text:p>
          </table:table-cell>
          <table:table-cell office:value-type="float" office:value="24.4801265755">
            <text:p>24.4801265755</text:p>
          </table:table-cell>
          <table:table-cell office:value-type="float" office:value="48.3129591597">
            <text:p>48.3129591597</text:p>
          </table:table-cell>
          <table:table-cell office:value-type="float" office:value="24.4801265755">
            <text:p>24.48012657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008.11214">
            <text:p>2451008.11214</text:p>
          </table:table-cell>
          <table:table-cell office:value-type="string">
            <text:p>1998-07-13 09:41:29.062500 EST-0500</text:p>
          </table:table-cell>
          <table:table-cell office:value-type="string">
            <text:p>S</text:p>
          </table:table-cell>
          <table:table-cell office:value-type="float" office:value="228.31219953">
            <text:p>228.31219953</text:p>
          </table:table-cell>
          <table:table-cell office:value-type="float" office:value="204.477595596">
            <text:p>204.477595596</text:p>
          </table:table-cell>
          <table:table-cell office:value-type="float" office:value="48.3121995296">
            <text:p>48.3121995296</text:p>
          </table:table-cell>
          <table:table-cell office:value-type="float" office:value="24.4775955963">
            <text:p>24.47759559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057.78316">
            <text:p>2451057.78316</text:p>
          </table:table-cell>
          <table:table-cell office:value-type="string">
            <text:p>1998-09-01 01:47:45.234375 EST-0500</text:p>
          </table:table-cell>
          <table:table-cell office:value-type="string">
            <text:p>N</text:p>
          </table:table-cell>
          <table:table-cell office:value-type="float" office:value="48.3123412483">
            <text:p>48.3123412483</text:p>
          </table:table-cell>
          <table:table-cell office:value-type="float" office:value="24.4761129582">
            <text:p>24.4761129582</text:p>
          </table:table-cell>
          <table:table-cell office:value-type="float" office:value="48.3123412483">
            <text:p>48.3123412483</text:p>
          </table:table-cell>
          <table:table-cell office:value-type="float" office:value="24.4761129582">
            <text:p>24.47611295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096.08149">
            <text:p>2451096.08149</text:p>
          </table:table-cell>
          <table:table-cell office:value-type="string">
            <text:p>1998-10-09 08:57:21.796875 EST-0500</text:p>
          </table:table-cell>
          <table:table-cell office:value-type="string">
            <text:p>S</text:p>
          </table:table-cell>
          <table:table-cell office:value-type="float" office:value="228.31437108">
            <text:p>228.31437108</text:p>
          </table:table-cell>
          <table:table-cell office:value-type="float" office:value="204.477292723">
            <text:p>204.477292723</text:p>
          </table:table-cell>
          <table:table-cell office:value-type="float" office:value="48.3143710804">
            <text:p>48.3143710804</text:p>
          </table:table-cell>
          <table:table-cell office:value-type="float" office:value="24.4772927233">
            <text:p>24.47729272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145.75251">
            <text:p>2451145.75251</text:p>
          </table:table-cell>
          <table:table-cell office:value-type="string">
            <text:p>1998-11-28 01:03:37.968750 EST-0500</text:p>
          </table:table-cell>
          <table:table-cell office:value-type="string">
            <text:p>N</text:p>
          </table:table-cell>
          <table:table-cell office:value-type="float" office:value="48.316274441">
            <text:p>48.316274441</text:p>
          </table:table-cell>
          <table:table-cell office:value-type="float" office:value="24.4775048686">
            <text:p>24.4775048686</text:p>
          </table:table-cell>
          <table:table-cell office:value-type="float" office:value="48.316274441">
            <text:p>48.316274441</text:p>
          </table:table-cell>
          <table:table-cell office:value-type="float" office:value="24.4775048686">
            <text:p>24.47750486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184.05025">
            <text:p>2451184.05025</text:p>
          </table:table-cell>
          <table:table-cell office:value-type="string">
            <text:p>1999-01-05 08:12:21.796875 EST-0500</text:p>
          </table:table-cell>
          <table:table-cell office:value-type="string">
            <text:p>S</text:p>
          </table:table-cell>
          <table:table-cell office:value-type="float" office:value="228.316952414">
            <text:p>228.316952414</text:p>
          </table:table-cell>
          <table:table-cell office:value-type="float" office:value="204.47630106">
            <text:p>204.47630106</text:p>
          </table:table-cell>
          <table:table-cell office:value-type="float" office:value="48.3169524136">
            <text:p>48.3169524136</text:p>
          </table:table-cell>
          <table:table-cell office:value-type="float" office:value="24.4763010601">
            <text:p>24.47630106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233.72127">
            <text:p>2451233.72127</text:p>
          </table:table-cell>
          <table:table-cell office:value-type="string">
            <text:p>1999-02-24 00:18:37.968750 EST-0500</text:p>
          </table:table-cell>
          <table:table-cell office:value-type="string">
            <text:p>N</text:p>
          </table:table-cell>
          <table:table-cell office:value-type="float" office:value="48.3187576931">
            <text:p>48.3187576931</text:p>
          </table:table-cell>
          <table:table-cell office:value-type="float" office:value="24.4763465907">
            <text:p>24.4763465907</text:p>
          </table:table-cell>
          <table:table-cell office:value-type="float" office:value="48.3187576931">
            <text:p>48.3187576931</text:p>
          </table:table-cell>
          <table:table-cell office:value-type="float" office:value="24.4763465907">
            <text:p>24.47634659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272.01961">
            <text:p>2451272.01961</text:p>
          </table:table-cell>
          <table:table-cell office:value-type="string">
            <text:p>1999-04-03 07:28:14.531250 EST-0500</text:p>
          </table:table-cell>
          <table:table-cell office:value-type="string">
            <text:p>S</text:p>
          </table:table-cell>
          <table:table-cell office:value-type="float" office:value="228.320033583">
            <text:p>228.320033583</text:p>
          </table:table-cell>
          <table:table-cell office:value-type="float" office:value="204.476759598">
            <text:p>204.476759598</text:p>
          </table:table-cell>
          <table:table-cell office:value-type="float" office:value="48.3200335826">
            <text:p>48.3200335826</text:p>
          </table:table-cell>
          <table:table-cell office:value-type="float" office:value="24.4767595985">
            <text:p>24.47675959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321.69063">
            <text:p>2451321.69063</text:p>
          </table:table-cell>
          <table:table-cell office:value-type="string">
            <text:p>1999-05-22 23:34:30.703125 EST-0500</text:p>
          </table:table-cell>
          <table:table-cell office:value-type="string">
            <text:p>N</text:p>
          </table:table-cell>
          <table:table-cell office:value-type="float" office:value="48.3223373093">
            <text:p>48.3223373093</text:p>
          </table:table-cell>
          <table:table-cell office:value-type="float" office:value="24.4773697278">
            <text:p>24.4773697278</text:p>
          </table:table-cell>
          <table:table-cell office:value-type="float" office:value="48.3223373093">
            <text:p>48.3223373093</text:p>
          </table:table-cell>
          <table:table-cell office:value-type="float" office:value="24.4773697278">
            <text:p>24.47736972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359.98836">
            <text:p>2451359.98836</text:p>
          </table:table-cell>
          <table:table-cell office:value-type="string">
            <text:p>1999-06-30 06:43:14.531250 EST-0500</text:p>
          </table:table-cell>
          <table:table-cell office:value-type="string">
            <text:p>S</text:p>
          </table:table-cell>
          <table:table-cell office:value-type="float" office:value="228.322112517">
            <text:p>228.322112517</text:p>
          </table:table-cell>
          <table:table-cell office:value-type="float" office:value="204.475449314">
            <text:p>204.475449314</text:p>
          </table:table-cell>
          <table:table-cell office:value-type="float" office:value="48.3221125174">
            <text:p>48.3221125174</text:p>
          </table:table-cell>
          <table:table-cell office:value-type="float" office:value="24.4754493135">
            <text:p>24.47544931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409.66061">
            <text:p>2451409.66061</text:p>
          </table:table-cell>
          <table:table-cell office:value-type="string">
            <text:p>1999-08-18 22:51:16.171875 EST-0500</text:p>
          </table:table-cell>
          <table:table-cell office:value-type="string">
            <text:p>N</text:p>
          </table:table-cell>
          <table:table-cell office:value-type="float" office:value="48.3255947058">
            <text:p>48.3255947058</text:p>
          </table:table-cell>
          <table:table-cell office:value-type="float" office:value="24.4770581345">
            <text:p>24.4770581345</text:p>
          </table:table-cell>
          <table:table-cell office:value-type="float" office:value="48.3255947058">
            <text:p>48.3255947058</text:p>
          </table:table-cell>
          <table:table-cell office:value-type="float" office:value="24.4770581345">
            <text:p>24.47705813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447.95772">
            <text:p>2451447.95772</text:p>
          </table:table-cell>
          <table:table-cell office:value-type="string">
            <text:p>1999-09-26 05:59:07.265625 EST-0500</text:p>
          </table:table-cell>
          <table:table-cell office:value-type="string">
            <text:p>S</text:p>
          </table:table-cell>
          <table:table-cell office:value-type="float" office:value="228.324498353">
            <text:p>228.324498353</text:p>
          </table:table-cell>
          <table:table-cell office:value-type="float" office:value="204.474989311">
            <text:p>204.474989311</text:p>
          </table:table-cell>
          <table:table-cell office:value-type="float" office:value="48.3244983529">
            <text:p>48.3244983529</text:p>
          </table:table-cell>
          <table:table-cell office:value-type="float" office:value="24.4749893115">
            <text:p>24.47498931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497.62996">
            <text:p>2451497.62996</text:p>
          </table:table-cell>
          <table:table-cell office:value-type="string">
            <text:p>1999-11-14 22:07:08.906250 EST-0500</text:p>
          </table:table-cell>
          <table:table-cell office:value-type="string">
            <text:p>N</text:p>
          </table:table-cell>
          <table:table-cell office:value-type="float" office:value="48.3273801634">
            <text:p>48.3273801634</text:p>
          </table:table-cell>
          <table:table-cell office:value-type="float" office:value="24.4763441538">
            <text:p>24.4763441538</text:p>
          </table:table-cell>
          <table:table-cell office:value-type="float" office:value="48.3273801634">
            <text:p>48.3273801634</text:p>
          </table:table-cell>
          <table:table-cell office:value-type="float" office:value="24.4763441538">
            <text:p>24.47634415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535.92647">
            <text:p>2451535.92647</text:p>
          </table:table-cell>
          <table:table-cell office:value-type="string">
            <text:p>1999-12-23 05:14:07.265625 EST-0500</text:p>
          </table:table-cell>
          <table:table-cell office:value-type="string">
            <text:p>S</text:p>
          </table:table-cell>
          <table:table-cell office:value-type="float" office:value="228.326282421">
            <text:p>228.326282421</text:p>
          </table:table-cell>
          <table:table-cell office:value-type="float" office:value="204.47349235">
            <text:p>204.47349235</text:p>
          </table:table-cell>
          <table:table-cell office:value-type="float" office:value="48.3262824208">
            <text:p>48.3262824208</text:p>
          </table:table-cell>
          <table:table-cell office:value-type="float" office:value="24.4734923499">
            <text:p>24.47349234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585.59871">
            <text:p>2451585.59871</text:p>
          </table:table-cell>
          <table:table-cell office:value-type="string">
            <text:p>2000-02-10 21:22:08.906250 EST-0500</text:p>
          </table:table-cell>
          <table:table-cell office:value-type="string">
            <text:p>N</text:p>
          </table:table-cell>
          <table:table-cell office:value-type="float" office:value="48.3286125611">
            <text:p>48.3286125611</text:p>
          </table:table-cell>
          <table:table-cell office:value-type="float" office:value="24.4737431568">
            <text:p>24.4737431568</text:p>
          </table:table-cell>
          <table:table-cell office:value-type="float" office:value="48.3286125611">
            <text:p>48.3286125611</text:p>
          </table:table-cell>
          <table:table-cell office:value-type="float" office:value="24.4737431568">
            <text:p>24.47374315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623.89584">
            <text:p>2451623.89584</text:p>
          </table:table-cell>
          <table:table-cell office:value-type="string">
            <text:p>2000-03-20 04:30:00.000000 EST-0500</text:p>
          </table:table-cell>
          <table:table-cell office:value-type="string">
            <text:p>S</text:p>
          </table:table-cell>
          <table:table-cell office:value-type="float" office:value="228.329924278">
            <text:p>228.329924278</text:p>
          </table:table-cell>
          <table:table-cell office:value-type="float" office:value="204.473949791">
            <text:p>204.473949791</text:p>
          </table:table-cell>
          <table:table-cell office:value-type="float" office:value="48.3299242777">
            <text:p>48.3299242777</text:p>
          </table:table-cell>
          <table:table-cell office:value-type="float" office:value="24.4739497913">
            <text:p>24.47394979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673.56807">
            <text:p>2451673.56807</text:p>
          </table:table-cell>
          <table:table-cell office:value-type="string">
            <text:p>2000-05-08 20:38:01.640625 EST-0500</text:p>
          </table:table-cell>
          <table:table-cell office:value-type="string">
            <text:p>N</text:p>
          </table:table-cell>
          <table:table-cell office:value-type="float" office:value="48.3326763905">
            <text:p>48.3326763905</text:p>
          </table:table-cell>
          <table:table-cell office:value-type="float" office:value="24.4752423491">
            <text:p>24.4752423491</text:p>
          </table:table-cell>
          <table:table-cell office:value-type="float" office:value="48.3326763905">
            <text:p>48.3326763905</text:p>
          </table:table-cell>
          <table:table-cell office:value-type="float" office:value="24.4752423491">
            <text:p>24.47524234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711.86519">
            <text:p>2451711.86519</text:p>
          </table:table-cell>
          <table:table-cell office:value-type="string">
            <text:p>2000-06-16 03:45:52.734375 EST-0500</text:p>
          </table:table-cell>
          <table:table-cell office:value-type="string">
            <text:p>S</text:p>
          </table:table-cell>
          <table:table-cell office:value-type="float" office:value="228.333080107">
            <text:p>228.333080107</text:p>
          </table:table-cell>
          <table:table-cell office:value-type="float" office:value="204.474045849">
            <text:p>204.474045849</text:p>
          </table:table-cell>
          <table:table-cell office:value-type="float" office:value="48.3330801071">
            <text:p>48.3330801071</text:p>
          </table:table-cell>
          <table:table-cell office:value-type="float" office:value="24.4740458489">
            <text:p>24.47404584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761.53743">
            <text:p>2451761.53743</text:p>
          </table:table-cell>
          <table:table-cell office:value-type="string">
            <text:p>2000-08-04 19:53:54.375000 EST-0500</text:p>
          </table:table-cell>
          <table:table-cell office:value-type="string">
            <text:p>N</text:p>
          </table:table-cell>
          <table:table-cell office:value-type="float" office:value="48.3350764426">
            <text:p>48.3350764426</text:p>
          </table:table-cell>
          <table:table-cell office:value-type="float" office:value="24.4738307633">
            <text:p>24.4738307633</text:p>
          </table:table-cell>
          <table:table-cell office:value-type="float" office:value="48.3350764426">
            <text:p>48.3350764426</text:p>
          </table:table-cell>
          <table:table-cell office:value-type="float" office:value="24.4738307633">
            <text:p>24.47383076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799.83455">
            <text:p>2451799.83455</text:p>
          </table:table-cell>
          <table:table-cell office:value-type="string">
            <text:p>2000-09-12 03:01:45.468750 EST-0500</text:p>
          </table:table-cell>
          <table:table-cell office:value-type="string">
            <text:p>S</text:p>
          </table:table-cell>
          <table:table-cell office:value-type="float" office:value="228.33638386">
            <text:p>228.33638386</text:p>
          </table:table-cell>
          <table:table-cell office:value-type="float" office:value="204.473947251">
            <text:p>204.473947251</text:p>
          </table:table-cell>
          <table:table-cell office:value-type="float" office:value="48.3363838597">
            <text:p>48.3363838597</text:p>
          </table:table-cell>
          <table:table-cell office:value-type="float" office:value="24.4739472508">
            <text:p>24.47394725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849.5074">
            <text:p>2451849.5074</text:p>
          </table:table-cell>
          <table:table-cell office:value-type="string">
            <text:p>2000-10-31 19:10:39.843750 EST-0500</text:p>
          </table:table-cell>
          <table:table-cell office:value-type="string">
            <text:p>N</text:p>
          </table:table-cell>
          <table:table-cell office:value-type="float" office:value="48.3367561461">
            <text:p>48.3367561461</text:p>
          </table:table-cell>
          <table:table-cell office:value-type="float" office:value="24.473016331">
            <text:p>24.473016331</text:p>
          </table:table-cell>
          <table:table-cell office:value-type="float" office:value="48.3367561461">
            <text:p>48.3367561461</text:p>
          </table:table-cell>
          <table:table-cell office:value-type="float" office:value="24.473016331">
            <text:p>24.4730163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887.8033">
            <text:p>2451887.8033</text:p>
          </table:table-cell>
          <table:table-cell office:value-type="string">
            <text:p>2000-12-09 02:16:45.468750 EST-0500</text:p>
          </table:table-cell>
          <table:table-cell office:value-type="string">
            <text:p>S</text:p>
          </table:table-cell>
          <table:table-cell office:value-type="float" office:value="228.338206071">
            <text:p>228.338206071</text:p>
          </table:table-cell>
          <table:table-cell office:value-type="float" office:value="204.472904873">
            <text:p>204.472904873</text:p>
          </table:table-cell>
          <table:table-cell office:value-type="float" office:value="48.3382060706">
            <text:p>48.3382060706</text:p>
          </table:table-cell>
          <table:table-cell office:value-type="float" office:value="24.4729048734">
            <text:p>24.47290487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937.47676">
            <text:p>2451937.47676</text:p>
          </table:table-cell>
          <table:table-cell office:value-type="string">
            <text:p>2001-01-27 18:26:32.578125 EST-0500</text:p>
          </table:table-cell>
          <table:table-cell office:value-type="string">
            <text:p>N</text:p>
          </table:table-cell>
          <table:table-cell office:value-type="float" office:value="48.3410714379">
            <text:p>48.3410714379</text:p>
          </table:table-cell>
          <table:table-cell office:value-type="float" office:value="24.4732663521">
            <text:p>24.4732663521</text:p>
          </table:table-cell>
          <table:table-cell office:value-type="float" office:value="48.3410714379">
            <text:p>48.3410714379</text:p>
          </table:table-cell>
          <table:table-cell office:value-type="float" office:value="24.4732663521">
            <text:p>24.47326635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1975.77205">
            <text:p>2451975.77205</text:p>
          </table:table-cell>
          <table:table-cell office:value-type="string">
            <text:p>2001-03-07 01:31:45.468750 EST-0500</text:p>
          </table:table-cell>
          <table:table-cell office:value-type="string">
            <text:p>S</text:p>
          </table:table-cell>
          <table:table-cell office:value-type="float" office:value="228.341094303">
            <text:p>228.341094303</text:p>
          </table:table-cell>
          <table:table-cell office:value-type="float" office:value="204.471999321">
            <text:p>204.471999321</text:p>
          </table:table-cell>
          <table:table-cell office:value-type="float" office:value="48.3410943028">
            <text:p>48.3410943028</text:p>
          </table:table-cell>
          <table:table-cell office:value-type="float" office:value="24.4719993206">
            <text:p>24.47199932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025.44551">
            <text:p>2452025.44551</text:p>
          </table:table-cell>
          <table:table-cell office:value-type="string">
            <text:p>2001-04-25 17:41:32.578125 EST-0500</text:p>
          </table:table-cell>
          <table:table-cell office:value-type="string">
            <text:p>N</text:p>
          </table:table-cell>
          <table:table-cell office:value-type="float" office:value="48.3422872342">
            <text:p>48.3422872342</text:p>
          </table:table-cell>
          <table:table-cell office:value-type="float" office:value="24.4719706299">
            <text:p>24.4719706299</text:p>
          </table:table-cell>
          <table:table-cell office:value-type="float" office:value="48.3422872342">
            <text:p>48.3422872342</text:p>
          </table:table-cell>
          <table:table-cell office:value-type="float" office:value="24.4719706299">
            <text:p>24.47197062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063.74141">
            <text:p>2452063.74141</text:p>
          </table:table-cell>
          <table:table-cell office:value-type="string">
            <text:p>2001-06-03 00:47:38.203125 EST-0500</text:p>
          </table:table-cell>
          <table:table-cell office:value-type="string">
            <text:p>S</text:p>
          </table:table-cell>
          <table:table-cell office:value-type="float" office:value="228.34473953">
            <text:p>228.34473953</text:p>
          </table:table-cell>
          <table:table-cell office:value-type="float" office:value="204.472828467">
            <text:p>204.472828467</text:p>
          </table:table-cell>
          <table:table-cell office:value-type="float" office:value="48.3447395296">
            <text:p>48.3447395296</text:p>
          </table:table-cell>
          <table:table-cell office:value-type="float" office:value="24.4728284671">
            <text:p>24.47282846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113.41487">
            <text:p>2452113.41487</text:p>
          </table:table-cell>
          <table:table-cell office:value-type="string">
            <text:p>2001-07-22 16:57:25.312500 EST-0500</text:p>
          </table:table-cell>
          <table:table-cell office:value-type="string">
            <text:p>N</text:p>
          </table:table-cell>
          <table:table-cell office:value-type="float" office:value="48.3470121679">
            <text:p>48.3470121679</text:p>
          </table:table-cell>
          <table:table-cell office:value-type="float" office:value="24.4726221935">
            <text:p>24.4726221935</text:p>
          </table:table-cell>
          <table:table-cell office:value-type="float" office:value="48.3470121679">
            <text:p>48.3470121679</text:p>
          </table:table-cell>
          <table:table-cell office:value-type="float" office:value="24.4726221935">
            <text:p>24.47262219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151.71016">
            <text:p>2452151.71016</text:p>
          </table:table-cell>
          <table:table-cell office:value-type="string">
            <text:p>2001-08-30 00:02:38.203125 EST-0500</text:p>
          </table:table-cell>
          <table:table-cell office:value-type="string">
            <text:p>S</text:p>
          </table:table-cell>
          <table:table-cell office:value-type="float" office:value="228.346520128">
            <text:p>228.346520128</text:p>
          </table:table-cell>
          <table:table-cell office:value-type="float" office:value="204.470769836">
            <text:p>204.470769836</text:p>
          </table:table-cell>
          <table:table-cell office:value-type="float" office:value="48.3465201281">
            <text:p>48.3465201281</text:p>
          </table:table-cell>
          <table:table-cell office:value-type="float" office:value="24.4707698358">
            <text:p>24.47076983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201.38424">
            <text:p>2452201.38424</text:p>
          </table:table-cell>
          <table:table-cell office:value-type="string">
            <text:p>2001-10-18 16:13:18.046875 EST-0500</text:p>
          </table:table-cell>
          <table:table-cell office:value-type="string">
            <text:p>N</text:p>
          </table:table-cell>
          <table:table-cell office:value-type="float" office:value="48.3489462197">
            <text:p>48.3489462197</text:p>
          </table:table-cell>
          <table:table-cell office:value-type="float" office:value="24.4719529931">
            <text:p>24.4719529931</text:p>
          </table:table-cell>
          <table:table-cell office:value-type="float" office:value="48.3489462197">
            <text:p>48.3489462197</text:p>
          </table:table-cell>
          <table:table-cell office:value-type="float" office:value="24.4719529931">
            <text:p>24.47195299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239.67951">
            <text:p>2452239.67951</text:p>
          </table:table-cell>
          <table:table-cell office:value-type="string">
            <text:p>2001-11-25 23:18:30.937500 EST-0500</text:p>
          </table:table-cell>
          <table:table-cell office:value-type="string">
            <text:p>S</text:p>
          </table:table-cell>
          <table:table-cell office:value-type="float" office:value="228.349171351">
            <text:p>228.349171351</text:p>
          </table:table-cell>
          <table:table-cell office:value-type="float" office:value="204.470661717">
            <text:p>204.470661717</text:p>
          </table:table-cell>
          <table:table-cell office:value-type="float" office:value="48.3491713514">
            <text:p>48.3491713514</text:p>
          </table:table-cell>
          <table:table-cell office:value-type="float" office:value="24.4706617172">
            <text:p>24.47066171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289.3542">
            <text:p>2452289.3542</text:p>
          </table:table-cell>
          <table:table-cell office:value-type="string">
            <text:p>2002-01-14 15:30:03.515625 EST-0500</text:p>
          </table:table-cell>
          <table:table-cell office:value-type="string">
            <text:p>N</text:p>
          </table:table-cell>
          <table:table-cell office:value-type="float" office:value="48.3544358567">
            <text:p>48.3544358567</text:p>
          </table:table-cell>
          <table:table-cell office:value-type="float" office:value="24.473318984">
            <text:p>24.473318984</text:p>
          </table:table-cell>
          <table:table-cell office:value-type="float" office:value="48.3544358567">
            <text:p>48.3544358567</text:p>
          </table:table-cell>
          <table:table-cell office:value-type="float" office:value="24.473318984">
            <text:p>24.4733189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327.64826">
            <text:p>2452327.64826</text:p>
          </table:table-cell>
          <table:table-cell office:value-type="string">
            <text:p>2002-02-21 22:33:30.937500 EST-0500</text:p>
          </table:table-cell>
          <table:table-cell office:value-type="string">
            <text:p>S</text:p>
          </table:table-cell>
          <table:table-cell office:value-type="float" office:value="228.352707181">
            <text:p>228.352707181</text:p>
          </table:table-cell>
          <table:table-cell office:value-type="float" office:value="204.470184398">
            <text:p>204.470184398</text:p>
          </table:table-cell>
          <table:table-cell office:value-type="float" office:value="48.3527071806">
            <text:p>48.3527071806</text:p>
          </table:table-cell>
          <table:table-cell office:value-type="float" office:value="24.4701843982">
            <text:p>24.47018439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377.32295">
            <text:p>2452377.32295</text:p>
          </table:table-cell>
          <table:table-cell office:value-type="string">
            <text:p>2002-04-12 14:45:03.515625 EST-0500</text:p>
          </table:table-cell>
          <table:table-cell office:value-type="string">
            <text:p>N</text:p>
          </table:table-cell>
          <table:table-cell office:value-type="float" office:value="48.3563204319">
            <text:p>48.3563204319</text:p>
          </table:table-cell>
          <table:table-cell office:value-type="float" office:value="24.4724045639">
            <text:p>24.4724045639</text:p>
          </table:table-cell>
          <table:table-cell office:value-type="float" office:value="48.3563204319">
            <text:p>48.3563204319</text:p>
          </table:table-cell>
          <table:table-cell office:value-type="float" office:value="24.4724045639">
            <text:p>24.47240456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415.61701">
            <text:p>2452415.61701</text:p>
          </table:table-cell>
          <table:table-cell office:value-type="string">
            <text:p>2002-05-20 21:48:30.937500 EST-0500</text:p>
          </table:table-cell>
          <table:table-cell office:value-type="string">
            <text:p>S</text:p>
          </table:table-cell>
          <table:table-cell office:value-type="float" office:value="228.355192841">
            <text:p>228.355192841</text:p>
          </table:table-cell>
          <table:table-cell office:value-type="float" office:value="204.469765713">
            <text:p>204.469765713</text:p>
          </table:table-cell>
          <table:table-cell office:value-type="float" office:value="48.3551928409">
            <text:p>48.3551928409</text:p>
          </table:table-cell>
          <table:table-cell office:value-type="float" office:value="24.4697657128">
            <text:p>24.46976571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465.2917">
            <text:p>2452465.2917</text:p>
          </table:table-cell>
          <table:table-cell office:value-type="string">
            <text:p>2002-07-09 14:00:03.515625 EST-0500</text:p>
          </table:table-cell>
          <table:table-cell office:value-type="string">
            <text:p>N</text:p>
          </table:table-cell>
          <table:table-cell office:value-type="float" office:value="48.3589093798">
            <text:p>48.3589093798</text:p>
          </table:table-cell>
          <table:table-cell office:value-type="float" office:value="24.4710802643">
            <text:p>24.4710802643</text:p>
          </table:table-cell>
          <table:table-cell office:value-type="float" office:value="48.3589093798">
            <text:p>48.3589093798</text:p>
          </table:table-cell>
          <table:table-cell office:value-type="float" office:value="24.4710802643">
            <text:p>24.47108026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503.58576">
            <text:p>2452503.58576</text:p>
          </table:table-cell>
          <table:table-cell office:value-type="string">
            <text:p>2002-08-16 21:03:30.937500 EST-0500</text:p>
          </table:table-cell>
          <table:table-cell office:value-type="string">
            <text:p>S</text:p>
          </table:table-cell>
          <table:table-cell office:value-type="float" office:value="228.358458254">
            <text:p>228.358458254</text:p>
          </table:table-cell>
          <table:table-cell office:value-type="float" office:value="204.469032131">
            <text:p>204.469032131</text:p>
          </table:table-cell>
          <table:table-cell office:value-type="float" office:value="48.3584582537">
            <text:p>48.3584582537</text:p>
          </table:table-cell>
          <table:table-cell office:value-type="float" office:value="24.4690321314">
            <text:p>24.46903213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553.26045">
            <text:p>2452553.26045</text:p>
          </table:table-cell>
          <table:table-cell office:value-type="string">
            <text:p>2002-10-05 13:15:03.515625 EST-0500</text:p>
          </table:table-cell>
          <table:table-cell office:value-type="string">
            <text:p>N</text:p>
          </table:table-cell>
          <table:table-cell office:value-type="float" office:value="48.3602443085">
            <text:p>48.3602443085</text:p>
          </table:table-cell>
          <table:table-cell office:value-type="float" office:value="24.4693364307">
            <text:p>24.4693364307</text:p>
          </table:table-cell>
          <table:table-cell office:value-type="float" office:value="48.3602443085">
            <text:p>48.3602443085</text:p>
          </table:table-cell>
          <table:table-cell office:value-type="float" office:value="24.4693364307">
            <text:p>24.46933643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591.55512">
            <text:p>2452591.55512</text:p>
          </table:table-cell>
          <table:table-cell office:value-type="string">
            <text:p>2002-11-12 20:19:23.671875 EST-0500</text:p>
          </table:table-cell>
          <table:table-cell office:value-type="string">
            <text:p>S</text:p>
          </table:table-cell>
          <table:table-cell office:value-type="float" office:value="228.360755217">
            <text:p>228.360755217</text:p>
          </table:table-cell>
          <table:table-cell office:value-type="float" office:value="204.468438624">
            <text:p>204.468438624</text:p>
          </table:table-cell>
          <table:table-cell office:value-type="float" office:value="48.3607552175">
            <text:p>48.3607552175</text:p>
          </table:table-cell>
          <table:table-cell office:value-type="float" office:value="24.4684386236">
            <text:p>24.46843862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641.22981">
            <text:p>2452641.22981</text:p>
          </table:table-cell>
          <table:table-cell office:value-type="string">
            <text:p>2003-01-01 12:30:56.250000 EST-0500</text:p>
          </table:table-cell>
          <table:table-cell office:value-type="string">
            <text:p>N</text:p>
          </table:table-cell>
          <table:table-cell office:value-type="float" office:value="48.3634095582">
            <text:p>48.3634095582</text:p>
          </table:table-cell>
          <table:table-cell office:value-type="float" office:value="24.4686591339">
            <text:p>24.4686591339</text:p>
          </table:table-cell>
          <table:table-cell office:value-type="float" office:value="48.3634095582">
            <text:p>48.3634095582</text:p>
          </table:table-cell>
          <table:table-cell office:value-type="float" office:value="24.4686591339">
            <text:p>24.46865913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679.52449">
            <text:p>2452679.52449</text:p>
          </table:table-cell>
          <table:table-cell office:value-type="string">
            <text:p>2003-02-08 19:35:16.406250 EST-0500</text:p>
          </table:table-cell>
          <table:table-cell office:value-type="string">
            <text:p>S</text:p>
          </table:table-cell>
          <table:table-cell office:value-type="float" office:value="228.364926105">
            <text:p>228.364926105</text:p>
          </table:table-cell>
          <table:table-cell office:value-type="float" office:value="204.468454461">
            <text:p>204.468454461</text:p>
          </table:table-cell>
          <table:table-cell office:value-type="float" office:value="48.364926105">
            <text:p>48.364926105</text:p>
          </table:table-cell>
          <table:table-cell office:value-type="float" office:value="24.4684544613">
            <text:p>24.46845446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729.19916">
            <text:p>2452729.19916</text:p>
          </table:table-cell>
          <table:table-cell office:value-type="string">
            <text:p>2003-03-30 11:46:48.984375 EST-0500</text:p>
          </table:table-cell>
          <table:table-cell office:value-type="string">
            <text:p>N</text:p>
          </table:table-cell>
          <table:table-cell office:value-type="float" office:value="48.3677140351">
            <text:p>48.3677140351</text:p>
          </table:table-cell>
          <table:table-cell office:value-type="float" office:value="24.4695840741">
            <text:p>24.4695840741</text:p>
          </table:table-cell>
          <table:table-cell office:value-type="float" office:value="48.3677140351">
            <text:p>48.3677140351</text:p>
          </table:table-cell>
          <table:table-cell office:value-type="float" office:value="24.4695840741">
            <text:p>24.46958407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767.49324">
            <text:p>2452767.49324</text:p>
          </table:table-cell>
          <table:table-cell office:value-type="string">
            <text:p>2003-05-07 18:50:16.406250 EST-0500</text:p>
          </table:table-cell>
          <table:table-cell office:value-type="string">
            <text:p>S</text:p>
          </table:table-cell>
          <table:table-cell office:value-type="float" office:value="228.367265914">
            <text:p>228.367265914</text:p>
          </table:table-cell>
          <table:table-cell office:value-type="float" office:value="204.467857184">
            <text:p>204.467857184</text:p>
          </table:table-cell>
          <table:table-cell office:value-type="float" office:value="48.3672659137">
            <text:p>48.3672659137</text:p>
          </table:table-cell>
          <table:table-cell office:value-type="float" office:value="24.4678571841">
            <text:p>24.46785718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817.16791">
            <text:p>2452817.16791</text:p>
          </table:table-cell>
          <table:table-cell office:value-type="string">
            <text:p>2003-06-26 11:01:48.984375 EST-0500</text:p>
          </table:table-cell>
          <table:table-cell office:value-type="string">
            <text:p>N</text:p>
          </table:table-cell>
          <table:table-cell office:value-type="float" office:value="48.3701315762">
            <text:p>48.3701315762</text:p>
          </table:table-cell>
          <table:table-cell office:value-type="float" office:value="24.4684076645">
            <text:p>24.4684076645</text:p>
          </table:table-cell>
          <table:table-cell office:value-type="float" office:value="48.3701315762">
            <text:p>48.3701315762</text:p>
          </table:table-cell>
          <table:table-cell office:value-type="float" office:value="24.4684076645">
            <text:p>24.46840766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855.46199">
            <text:p>2452855.46199</text:p>
          </table:table-cell>
          <table:table-cell office:value-type="string">
            <text:p>2003-08-03 18:05:16.406250 EST-0500</text:p>
          </table:table-cell>
          <table:table-cell office:value-type="string">
            <text:p>S</text:p>
          </table:table-cell>
          <table:table-cell office:value-type="float" office:value="228.37099673">
            <text:p>228.37099673</text:p>
          </table:table-cell>
          <table:table-cell office:value-type="float" office:value="204.467439011">
            <text:p>204.467439011</text:p>
          </table:table-cell>
          <table:table-cell office:value-type="float" office:value="48.3709967296">
            <text:p>48.3709967296</text:p>
          </table:table-cell>
          <table:table-cell office:value-type="float" office:value="24.4674390111">
            <text:p>24.46743901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905.13666">
            <text:p>2452905.13666</text:p>
          </table:table-cell>
          <table:table-cell office:value-type="string">
            <text:p>2003-09-22 10:16:48.984375 EST-0500</text:p>
          </table:table-cell>
          <table:table-cell office:value-type="string">
            <text:p>N</text:p>
          </table:table-cell>
          <table:table-cell office:value-type="float" office:value="48.3735115402">
            <text:p>48.3735115402</text:p>
          </table:table-cell>
          <table:table-cell office:value-type="float" office:value="24.4681931533">
            <text:p>24.4681931533</text:p>
          </table:table-cell>
          <table:table-cell office:value-type="float" office:value="48.3735115402">
            <text:p>48.3735115402</text:p>
          </table:table-cell>
          <table:table-cell office:value-type="float" office:value="24.4681931533">
            <text:p>24.46819315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943.43074">
            <text:p>2452943.43074</text:p>
          </table:table-cell>
          <table:table-cell office:value-type="string">
            <text:p>2003-10-30 17:20:16.406250 EST-0500</text:p>
          </table:table-cell>
          <table:table-cell office:value-type="string">
            <text:p>S</text:p>
          </table:table-cell>
          <table:table-cell office:value-type="float" office:value="228.372900988">
            <text:p>228.372900988</text:p>
          </table:table-cell>
          <table:table-cell office:value-type="float" office:value="204.466352404">
            <text:p>204.466352404</text:p>
          </table:table-cell>
          <table:table-cell office:value-type="float" office:value="48.3729009878">
            <text:p>48.3729009878</text:p>
          </table:table-cell>
          <table:table-cell office:value-type="float" office:value="24.4663524036">
            <text:p>24.46635240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2993.10603">
            <text:p>2452993.10603</text:p>
          </table:table-cell>
          <table:table-cell office:value-type="string">
            <text:p>2003-12-19 09:32:41.718750 EST-0500</text:p>
          </table:table-cell>
          <table:table-cell office:value-type="string">
            <text:p>N</text:p>
          </table:table-cell>
          <table:table-cell office:value-type="float" office:value="48.3764896017">
            <text:p>48.3764896017</text:p>
          </table:table-cell>
          <table:table-cell office:value-type="float" office:value="24.4676976689">
            <text:p>24.4676976689</text:p>
          </table:table-cell>
          <table:table-cell office:value-type="float" office:value="48.3764896017">
            <text:p>48.3764896017</text:p>
          </table:table-cell>
          <table:table-cell office:value-type="float" office:value="24.4676976689">
            <text:p>24.46769766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031.4001">
            <text:p>2453031.4001</text:p>
          </table:table-cell>
          <table:table-cell office:value-type="string">
            <text:p>2004-01-26 16:36:09.140625 EST-0500</text:p>
          </table:table-cell>
          <table:table-cell office:value-type="string">
            <text:p>S</text:p>
          </table:table-cell>
          <table:table-cell office:value-type="float" office:value="228.376546065">
            <text:p>228.376546065</text:p>
          </table:table-cell>
          <table:table-cell office:value-type="float" office:value="204.465667824">
            <text:p>204.465667824</text:p>
          </table:table-cell>
          <table:table-cell office:value-type="float" office:value="48.376546065">
            <text:p>48.376546065</text:p>
          </table:table-cell>
          <table:table-cell office:value-type="float" office:value="24.4656678237">
            <text:p>24.46566782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081.07539">
            <text:p>2453081.07539</text:p>
          </table:table-cell>
          <table:table-cell office:value-type="string">
            <text:p>2004-03-16 08:48:34.453125 EST-0500</text:p>
          </table:table-cell>
          <table:table-cell office:value-type="string">
            <text:p>N</text:p>
          </table:table-cell>
          <table:table-cell office:value-type="float" office:value="48.3801342294">
            <text:p>48.3801342294</text:p>
          </table:table-cell>
          <table:table-cell office:value-type="float" office:value="24.4674175794">
            <text:p>24.4674175794</text:p>
          </table:table-cell>
          <table:table-cell office:value-type="float" office:value="48.3801342294">
            <text:p>48.3801342294</text:p>
          </table:table-cell>
          <table:table-cell office:value-type="float" office:value="24.4674175794">
            <text:p>24.46741757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119.36945">
            <text:p>2453119.36945</text:p>
          </table:table-cell>
          <table:table-cell office:value-type="string">
            <text:p>2004-04-23 15:52:01.875000 EST-0500</text:p>
          </table:table-cell>
          <table:table-cell office:value-type="string">
            <text:p>S</text:p>
          </table:table-cell>
          <table:table-cell office:value-type="float" office:value="228.379318495">
            <text:p>228.379318495</text:p>
          </table:table-cell>
          <table:table-cell office:value-type="float" office:value="204.465502074">
            <text:p>204.465502074</text:p>
          </table:table-cell>
          <table:table-cell office:value-type="float" office:value="48.3793184954">
            <text:p>48.3793184954</text:p>
          </table:table-cell>
          <table:table-cell office:value-type="float" office:value="24.4655020736">
            <text:p>24.46550207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169.04414">
            <text:p>2453169.04414</text:p>
          </table:table-cell>
          <table:table-cell office:value-type="string">
            <text:p>2004-06-12 08:03:34.453125 EST-0500</text:p>
          </table:table-cell>
          <table:table-cell office:value-type="string">
            <text:p>N</text:p>
          </table:table-cell>
          <table:table-cell office:value-type="float" office:value="48.3808177148">
            <text:p>48.3808177148</text:p>
          </table:table-cell>
          <table:table-cell office:value-type="float" office:value="24.4647145111">
            <text:p>24.4647145111</text:p>
          </table:table-cell>
          <table:table-cell office:value-type="float" office:value="48.3808177148">
            <text:p>48.3808177148</text:p>
          </table:table-cell>
          <table:table-cell office:value-type="float" office:value="24.4647145111">
            <text:p>24.46471451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207.3382">
            <text:p>2453207.3382</text:p>
          </table:table-cell>
          <table:table-cell office:value-type="string">
            <text:p>2004-07-20 15:07:01.875000 EST-0500</text:p>
          </table:table-cell>
          <table:table-cell office:value-type="string">
            <text:p>S</text:p>
          </table:table-cell>
          <table:table-cell office:value-type="float" office:value="228.382769845">
            <text:p>228.382769845</text:p>
          </table:table-cell>
          <table:table-cell office:value-type="float" office:value="204.464640851">
            <text:p>204.464640851</text:p>
          </table:table-cell>
          <table:table-cell office:value-type="float" office:value="48.3827698453">
            <text:p>48.3827698453</text:p>
          </table:table-cell>
          <table:table-cell office:value-type="float" office:value="24.4646408513">
            <text:p>24.46464085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257.01289">
            <text:p>2453257.01289</text:p>
          </table:table-cell>
          <table:table-cell office:value-type="string">
            <text:p>2004-09-08 07:18:34.453125 EST-0500</text:p>
          </table:table-cell>
          <table:table-cell office:value-type="string">
            <text:p>N</text:p>
          </table:table-cell>
          <table:table-cell office:value-type="float" office:value="48.383935492">
            <text:p>48.383935492</text:p>
          </table:table-cell>
          <table:table-cell office:value-type="float" office:value="24.4639153772">
            <text:p>24.4639153772</text:p>
          </table:table-cell>
          <table:table-cell office:value-type="float" office:value="48.383935492">
            <text:p>48.383935492</text:p>
          </table:table-cell>
          <table:table-cell office:value-type="float" office:value="24.4639153772">
            <text:p>24.46391537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295.30756">
            <text:p>2453295.30756</text:p>
          </table:table-cell>
          <table:table-cell office:value-type="string">
            <text:p>2004-10-16 14:22:54.609375 EST-0500</text:p>
          </table:table-cell>
          <table:table-cell office:value-type="string">
            <text:p>S</text:p>
          </table:table-cell>
          <table:table-cell office:value-type="float" office:value="228.386190094">
            <text:p>228.386190094</text:p>
          </table:table-cell>
          <table:table-cell office:value-type="float" office:value="204.465096802">
            <text:p>204.465096802</text:p>
          </table:table-cell>
          <table:table-cell office:value-type="float" office:value="48.3861900937">
            <text:p>48.3861900937</text:p>
          </table:table-cell>
          <table:table-cell office:value-type="float" office:value="24.4650968023">
            <text:p>24.46509680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344.98225">
            <text:p>2453344.98225</text:p>
          </table:table-cell>
          <table:table-cell office:value-type="string">
            <text:p>2004-12-05 06:34:27.187500 EST-0500</text:p>
          </table:table-cell>
          <table:table-cell office:value-type="string">
            <text:p>N</text:p>
          </table:table-cell>
          <table:table-cell office:value-type="float" office:value="48.3884867224">
            <text:p>48.3884867224</text:p>
          </table:table-cell>
          <table:table-cell office:value-type="float" office:value="24.4651297497">
            <text:p>24.4651297497</text:p>
          </table:table-cell>
          <table:table-cell office:value-type="float" office:value="48.3884867224">
            <text:p>48.3884867224</text:p>
          </table:table-cell>
          <table:table-cell office:value-type="float" office:value="24.4651297497">
            <text:p>24.46512974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383.27631">
            <text:p>2453383.27631</text:p>
          </table:table-cell>
          <table:table-cell office:value-type="string">
            <text:p>2005-01-12 13:37:54.609375 EST-0500</text:p>
          </table:table-cell>
          <table:table-cell office:value-type="string">
            <text:p>S</text:p>
          </table:table-cell>
          <table:table-cell office:value-type="float" office:value="228.389301582">
            <text:p>228.389301582</text:p>
          </table:table-cell>
          <table:table-cell office:value-type="float" office:value="204.463753812">
            <text:p>204.463753812</text:p>
          </table:table-cell>
          <table:table-cell office:value-type="float" office:value="48.3893015818">
            <text:p>48.3893015818</text:p>
          </table:table-cell>
          <table:table-cell office:value-type="float" office:value="24.463753812">
            <text:p>24.4637538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432.95222">
            <text:p>2453432.95222</text:p>
          </table:table-cell>
          <table:table-cell office:value-type="string">
            <text:p>2005-03-03 05:51:12.656250 EST-0500</text:p>
          </table:table-cell>
          <table:table-cell office:value-type="string">
            <text:p>N</text:p>
          </table:table-cell>
          <table:table-cell office:value-type="float" office:value="48.392832112">
            <text:p>48.392832112</text:p>
          </table:table-cell>
          <table:table-cell office:value-type="float" office:value="24.4653832306">
            <text:p>24.4653832306</text:p>
          </table:table-cell>
          <table:table-cell office:value-type="float" office:value="48.392832112">
            <text:p>48.392832112</text:p>
          </table:table-cell>
          <table:table-cell office:value-type="float" office:value="24.4653832306">
            <text:p>24.46538323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471.24568">
            <text:p>2453471.24568</text:p>
          </table:table-cell>
          <table:table-cell office:value-type="string">
            <text:p>2005-04-10 12:53:47.343750 EST-0500</text:p>
          </table:table-cell>
          <table:table-cell office:value-type="string">
            <text:p>S</text:p>
          </table:table-cell>
          <table:table-cell office:value-type="float" office:value="228.391893321">
            <text:p>228.391893321</text:p>
          </table:table-cell>
          <table:table-cell office:value-type="float" office:value="204.46325535">
            <text:p>204.46325535</text:p>
          </table:table-cell>
          <table:table-cell office:value-type="float" office:value="48.3918933212">
            <text:p>48.3918933212</text:p>
          </table:table-cell>
          <table:table-cell office:value-type="float" office:value="24.4632553497">
            <text:p>24.46325534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520.92158">
            <text:p>2453520.92158</text:p>
          </table:table-cell>
          <table:table-cell office:value-type="string">
            <text:p>2005-05-30 05:07:05.390625 EST-0500</text:p>
          </table:table-cell>
          <table:table-cell office:value-type="string">
            <text:p>N</text:p>
          </table:table-cell>
          <table:table-cell office:value-type="float" office:value="48.3954569616">
            <text:p>48.3954569616</text:p>
          </table:table-cell>
          <table:table-cell office:value-type="float" office:value="24.4646101147">
            <text:p>24.4646101147</text:p>
          </table:table-cell>
          <table:table-cell office:value-type="float" office:value="48.3954569616">
            <text:p>48.3954569616</text:p>
          </table:table-cell>
          <table:table-cell office:value-type="float" office:value="24.4646101147">
            <text:p>24.46461011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559.21504">
            <text:p>2453559.21504</text:p>
          </table:table-cell>
          <table:table-cell office:value-type="string">
            <text:p>2005-07-07 12:09:40.078125 EST-0500</text:p>
          </table:table-cell>
          <table:table-cell office:value-type="string">
            <text:p>S</text:p>
          </table:table-cell>
          <table:table-cell office:value-type="float" office:value="228.396416643">
            <text:p>228.396416643</text:p>
          </table:table-cell>
          <table:table-cell office:value-type="float" office:value="204.463565333">
            <text:p>204.463565333</text:p>
          </table:table-cell>
          <table:table-cell office:value-type="float" office:value="48.3964166434">
            <text:p>48.3964166434</text:p>
          </table:table-cell>
          <table:table-cell office:value-type="float" office:value="24.4635653331">
            <text:p>24.46356533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608.89033">
            <text:p>2453608.89033</text:p>
          </table:table-cell>
          <table:table-cell office:value-type="string">
            <text:p>2005-08-26 04:22:05.390625 EST-0500</text:p>
          </table:table-cell>
          <table:table-cell office:value-type="string">
            <text:p>N</text:p>
          </table:table-cell>
          <table:table-cell office:value-type="float" office:value="48.3973104391">
            <text:p>48.3973104391</text:p>
          </table:table-cell>
          <table:table-cell office:value-type="float" office:value="24.4623761707">
            <text:p>24.4623761707</text:p>
          </table:table-cell>
          <table:table-cell office:value-type="float" office:value="48.3973104391">
            <text:p>48.3973104391</text:p>
          </table:table-cell>
          <table:table-cell office:value-type="float" office:value="24.4623761707">
            <text:p>24.46237617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647.18379">
            <text:p>2453647.18379</text:p>
          </table:table-cell>
          <table:table-cell office:value-type="string">
            <text:p>2005-10-03 11:24:40.078125 EST-0500</text:p>
          </table:table-cell>
          <table:table-cell office:value-type="string">
            <text:p>S</text:p>
          </table:table-cell>
          <table:table-cell office:value-type="float" office:value="228.398204842">
            <text:p>228.398204842</text:p>
          </table:table-cell>
          <table:table-cell office:value-type="float" office:value="204.4620851">
            <text:p>204.4620851</text:p>
          </table:table-cell>
          <table:table-cell office:value-type="float" office:value="48.3982048417">
            <text:p>48.3982048417</text:p>
          </table:table-cell>
          <table:table-cell office:value-type="float" office:value="24.4620851004">
            <text:p>24.46208510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696.85969">
            <text:p>2453696.85969</text:p>
          </table:table-cell>
          <table:table-cell office:value-type="string">
            <text:p>2005-11-22 03:37:58.125000 EST-0500</text:p>
          </table:table-cell>
          <table:table-cell office:value-type="string">
            <text:p>N</text:p>
          </table:table-cell>
          <table:table-cell office:value-type="float" office:value="48.4021170406">
            <text:p>48.4021170406</text:p>
          </table:table-cell>
          <table:table-cell office:value-type="float" office:value="24.4639402877">
            <text:p>24.4639402877</text:p>
          </table:table-cell>
          <table:table-cell office:value-type="float" office:value="48.4021170406">
            <text:p>48.4021170406</text:p>
          </table:table-cell>
          <table:table-cell office:value-type="float" office:value="24.4639402877">
            <text:p>24.46394028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735.15314">
            <text:p>2453735.15314</text:p>
          </table:table-cell>
          <table:table-cell office:value-type="string">
            <text:p>2005-12-30 10:40:32.812500 EST-0500</text:p>
          </table:table-cell>
          <table:table-cell office:value-type="string">
            <text:p>S</text:p>
          </table:table-cell>
          <table:table-cell office:value-type="float" office:value="228.402334285">
            <text:p>228.402334285</text:p>
          </table:table-cell>
          <table:table-cell office:value-type="float" office:value="204.462151688">
            <text:p>204.462151688</text:p>
          </table:table-cell>
          <table:table-cell office:value-type="float" office:value="48.4023342855">
            <text:p>48.4023342855</text:p>
          </table:table-cell>
          <table:table-cell office:value-type="float" office:value="24.4621516882">
            <text:p>24.46215168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784.82905">
            <text:p>2453784.82905</text:p>
          </table:table-cell>
          <table:table-cell office:value-type="string">
            <text:p>2006-02-18 02:53:50.859375 EST-0500</text:p>
          </table:table-cell>
          <table:table-cell office:value-type="string">
            <text:p>N</text:p>
          </table:table-cell>
          <table:table-cell office:value-type="float" office:value="48.4057606222">
            <text:p>48.4057606222</text:p>
          </table:table-cell>
          <table:table-cell office:value-type="float" office:value="24.4632931882">
            <text:p>24.4632931882</text:p>
          </table:table-cell>
          <table:table-cell office:value-type="float" office:value="48.4057606222">
            <text:p>48.4057606222</text:p>
          </table:table-cell>
          <table:table-cell office:value-type="float" office:value="24.4632931882">
            <text:p>24.46329318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823.12251">
            <text:p>2453823.12251</text:p>
          </table:table-cell>
          <table:table-cell office:value-type="string">
            <text:p>2006-03-28 09:56:25.546875 EST-0500</text:p>
          </table:table-cell>
          <table:table-cell office:value-type="string">
            <text:p>S</text:p>
          </table:table-cell>
          <table:table-cell office:value-type="float" office:value="228.405887742">
            <text:p>228.405887742</text:p>
          </table:table-cell>
          <table:table-cell office:value-type="float" office:value="204.462105882">
            <text:p>204.462105882</text:p>
          </table:table-cell>
          <table:table-cell office:value-type="float" office:value="48.405887742">
            <text:p>48.405887742</text:p>
          </table:table-cell>
          <table:table-cell office:value-type="float" office:value="24.4621058821">
            <text:p>24.46210588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872.79903">
            <text:p>2453872.79903</text:p>
          </table:table-cell>
          <table:table-cell office:value-type="string">
            <text:p>2006-05-17 02:10:36.328125 EST-0500</text:p>
          </table:table-cell>
          <table:table-cell office:value-type="string">
            <text:p>N</text:p>
          </table:table-cell>
          <table:table-cell office:value-type="float" office:value="48.4081912143">
            <text:p>48.4081912143</text:p>
          </table:table-cell>
          <table:table-cell office:value-type="float" office:value="24.4625328338">
            <text:p>24.4625328338</text:p>
          </table:table-cell>
          <table:table-cell office:value-type="float" office:value="48.4081912143">
            <text:p>48.4081912143</text:p>
          </table:table-cell>
          <table:table-cell office:value-type="float" office:value="24.4625328338">
            <text:p>24.46253283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911.09126">
            <text:p>2453911.09126</text:p>
          </table:table-cell>
          <table:table-cell office:value-type="string">
            <text:p>2006-06-24 09:11:25.546875 EST-0500</text:p>
          </table:table-cell>
          <table:table-cell office:value-type="string">
            <text:p>S</text:p>
          </table:table-cell>
          <table:table-cell office:value-type="float" office:value="228.408662346">
            <text:p>228.408662346</text:p>
          </table:table-cell>
          <table:table-cell office:value-type="float" office:value="204.461066608">
            <text:p>204.461066608</text:p>
          </table:table-cell>
          <table:table-cell office:value-type="float" office:value="48.4086623455">
            <text:p>48.4086623455</text:p>
          </table:table-cell>
          <table:table-cell office:value-type="float" office:value="24.4610666082">
            <text:p>24.46106660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960.76839">
            <text:p>2453960.76839</text:p>
          </table:table-cell>
          <table:table-cell office:value-type="string">
            <text:p>2006-08-13 01:26:29.062500 EST-0500</text:p>
          </table:table-cell>
          <table:table-cell office:value-type="string">
            <text:p>N</text:p>
          </table:table-cell>
          <table:table-cell office:value-type="float" office:value="48.4126769726">
            <text:p>48.4126769726</text:p>
          </table:table-cell>
          <table:table-cell office:value-type="float" office:value="24.4626972314">
            <text:p>24.4626972314</text:p>
          </table:table-cell>
          <table:table-cell office:value-type="float" office:value="48.4126769726">
            <text:p>48.4126769726</text:p>
          </table:table-cell>
          <table:table-cell office:value-type="float" office:value="24.4626972314">
            <text:p>24.46269723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3999.06001">
            <text:p>2453999.06001</text:p>
          </table:table-cell>
          <table:table-cell office:value-type="string">
            <text:p>2006-09-20 08:26:25.546875 EST-0500</text:p>
          </table:table-cell>
          <table:table-cell office:value-type="string">
            <text:p>S</text:p>
          </table:table-cell>
          <table:table-cell office:value-type="float" office:value="228.411361534">
            <text:p>228.411361534</text:p>
          </table:table-cell>
          <table:table-cell office:value-type="float" office:value="204.460007146">
            <text:p>204.460007146</text:p>
          </table:table-cell>
          <table:table-cell office:value-type="float" office:value="48.411361534">
            <text:p>48.411361534</text:p>
          </table:table-cell>
          <table:table-cell office:value-type="float" office:value="24.4600071459">
            <text:p>24.46000714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048.73714">
            <text:p>2454048.73714</text:p>
          </table:table-cell>
          <table:table-cell office:value-type="string">
            <text:p>2006-11-09 00:41:29.062500 EST-0500</text:p>
          </table:table-cell>
          <table:table-cell office:value-type="string">
            <text:p>N</text:p>
          </table:table-cell>
          <table:table-cell office:value-type="float" office:value="48.4142167338">
            <text:p>48.4142167338</text:p>
          </table:table-cell>
          <table:table-cell office:value-type="float" office:value="24.4611587706">
            <text:p>24.4611587706</text:p>
          </table:table-cell>
          <table:table-cell office:value-type="float" office:value="48.4142167338">
            <text:p>48.4142167338</text:p>
          </table:table-cell>
          <table:table-cell office:value-type="float" office:value="24.4611587706">
            <text:p>24.46115877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087.02938">
            <text:p>2454087.02938</text:p>
          </table:table-cell>
          <table:table-cell office:value-type="string">
            <text:p>2006-12-17 07:42:18.281250 EST-0500</text:p>
          </table:table-cell>
          <table:table-cell office:value-type="string">
            <text:p>S</text:p>
          </table:table-cell>
          <table:table-cell office:value-type="float" office:value="228.415730092">
            <text:p>228.415730092</text:p>
          </table:table-cell>
          <table:table-cell office:value-type="float" office:value="204.460832233">
            <text:p>204.460832233</text:p>
          </table:table-cell>
          <table:table-cell office:value-type="float" office:value="48.4157300921">
            <text:p>48.4157300921</text:p>
          </table:table-cell>
          <table:table-cell office:value-type="float" office:value="24.4608322328">
            <text:p>24.46083223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136.70649">
            <text:p>2454136.70649</text:p>
          </table:table-cell>
          <table:table-cell office:value-type="string">
            <text:p>2007-02-04 23:57:21.796875 EST-0500</text:p>
          </table:table-cell>
          <table:table-cell office:value-type="string">
            <text:p>N</text:p>
          </table:table-cell>
          <table:table-cell office:value-type="float" office:value="48.4198752415">
            <text:p>48.4198752415</text:p>
          </table:table-cell>
          <table:table-cell office:value-type="float" office:value="24.4622954943">
            <text:p>24.4622954943</text:p>
          </table:table-cell>
          <table:table-cell office:value-type="float" office:value="48.4198752415">
            <text:p>48.4198752415</text:p>
          </table:table-cell>
          <table:table-cell office:value-type="float" office:value="24.4622954943">
            <text:p>24.46229549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174.99874">
            <text:p>2454174.99874</text:p>
          </table:table-cell>
          <table:table-cell office:value-type="string">
            <text:p>2007-03-15 06:58:11.015625 EST-0500</text:p>
          </table:table-cell>
          <table:table-cell office:value-type="string">
            <text:p>S</text:p>
          </table:table-cell>
          <table:table-cell office:value-type="float" office:value="228.419553625">
            <text:p>228.419553625</text:p>
          </table:table-cell>
          <table:table-cell office:value-type="float" office:value="204.46060876">
            <text:p>204.46060876</text:p>
          </table:table-cell>
          <table:table-cell office:value-type="float" office:value="48.4195536254">
            <text:p>48.4195536254</text:p>
          </table:table-cell>
          <table:table-cell office:value-type="float" office:value="24.4606087597">
            <text:p>24.46060875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224.67586">
            <text:p>2454224.67586</text:p>
          </table:table-cell>
          <table:table-cell office:value-type="string">
            <text:p>2007-05-03 23:13:14.531250 EST-0500</text:p>
          </table:table-cell>
          <table:table-cell office:value-type="string">
            <text:p>N</text:p>
          </table:table-cell>
          <table:table-cell office:value-type="float" office:value="48.4219810657">
            <text:p>48.4219810657</text:p>
          </table:table-cell>
          <table:table-cell office:value-type="float" office:value="24.4614798914">
            <text:p>24.4614798914</text:p>
          </table:table-cell>
          <table:table-cell office:value-type="float" office:value="48.4219810657">
            <text:p>48.4219810657</text:p>
          </table:table-cell>
          <table:table-cell office:value-type="float" office:value="24.4614798914">
            <text:p>24.46147989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262.96749">
            <text:p>2454262.96749</text:p>
          </table:table-cell>
          <table:table-cell office:value-type="string">
            <text:p>2007-06-11 06:13:11.015625 EST-0500</text:p>
          </table:table-cell>
          <table:table-cell office:value-type="string">
            <text:p>S</text:p>
          </table:table-cell>
          <table:table-cell office:value-type="float" office:value="228.421272006">
            <text:p>228.421272006</text:p>
          </table:table-cell>
          <table:table-cell office:value-type="float" office:value="204.458938071">
            <text:p>204.458938071</text:p>
          </table:table-cell>
          <table:table-cell office:value-type="float" office:value="48.4212720065">
            <text:p>48.4212720065</text:p>
          </table:table-cell>
          <table:table-cell office:value-type="float" office:value="24.458938071">
            <text:p>24.4589380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312.64522">
            <text:p>2454312.64522</text:p>
          </table:table-cell>
          <table:table-cell office:value-type="string">
            <text:p>2007-07-30 22:29:07.265625 EST-0500</text:p>
          </table:table-cell>
          <table:table-cell office:value-type="string">
            <text:p>N</text:p>
          </table:table-cell>
          <table:table-cell office:value-type="float" office:value="48.4234403539">
            <text:p>48.4234403539</text:p>
          </table:table-cell>
          <table:table-cell office:value-type="float" office:value="24.4584417066">
            <text:p>24.4584417066</text:p>
          </table:table-cell>
          <table:table-cell office:value-type="float" office:value="48.4234403539">
            <text:p>48.4234403539</text:p>
          </table:table-cell>
          <table:table-cell office:value-type="float" office:value="24.4584417066">
            <text:p>24.45844170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350.93624">
            <text:p>2454350.93624</text:p>
          </table:table-cell>
          <table:table-cell office:value-type="string">
            <text:p>2007-09-07 05:28:11.015625 EST-0500</text:p>
          </table:table-cell>
          <table:table-cell office:value-type="string">
            <text:p>S</text:p>
          </table:table-cell>
          <table:table-cell office:value-type="float" office:value="228.42492384">
            <text:p>228.42492384</text:p>
          </table:table-cell>
          <table:table-cell office:value-type="float" office:value="204.458464817">
            <text:p>204.458464817</text:p>
          </table:table-cell>
          <table:table-cell office:value-type="float" office:value="48.4249238403">
            <text:p>48.4249238403</text:p>
          </table:table-cell>
          <table:table-cell office:value-type="float" office:value="24.4584648172">
            <text:p>24.45846481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400.61458">
            <text:p>2454400.61458</text:p>
          </table:table-cell>
          <table:table-cell office:value-type="string">
            <text:p>2007-10-26 21:45:00.000000 EST-0500</text:p>
          </table:table-cell>
          <table:table-cell office:value-type="string">
            <text:p>N</text:p>
          </table:table-cell>
          <table:table-cell office:value-type="float" office:value="48.428646408">
            <text:p>48.428646408</text:p>
          </table:table-cell>
          <table:table-cell office:value-type="float" office:value="24.4607703956">
            <text:p>24.4607703956</text:p>
          </table:table-cell>
          <table:table-cell office:value-type="float" office:value="48.428646408">
            <text:p>48.428646408</text:p>
          </table:table-cell>
          <table:table-cell office:value-type="float" office:value="24.4607703956">
            <text:p>24.46077039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438.90499">
            <text:p>2454438.90499</text:p>
          </table:table-cell>
          <table:table-cell office:value-type="string">
            <text:p>2007-12-04 04:43:11.015625 EST-0500</text:p>
          </table:table-cell>
          <table:table-cell office:value-type="string">
            <text:p>S</text:p>
          </table:table-cell>
          <table:table-cell office:value-type="float" office:value="228.427814496">
            <text:p>228.427814496</text:p>
          </table:table-cell>
          <table:table-cell office:value-type="float" office:value="204.458128373">
            <text:p>204.458128373</text:p>
          </table:table-cell>
          <table:table-cell office:value-type="float" office:value="48.4278144963">
            <text:p>48.4278144963</text:p>
          </table:table-cell>
          <table:table-cell office:value-type="float" office:value="24.4581283729">
            <text:p>24.45812837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488.58333">
            <text:p>2454488.58333</text:p>
          </table:table-cell>
          <table:table-cell office:value-type="string">
            <text:p>2008-01-22 21:00:00.000000 EST-0500</text:p>
          </table:table-cell>
          <table:table-cell office:value-type="string">
            <text:p>N</text:p>
          </table:table-cell>
          <table:table-cell office:value-type="float" office:value="48.4322149117">
            <text:p>48.4322149117</text:p>
          </table:table-cell>
          <table:table-cell office:value-type="float" office:value="24.4597423207">
            <text:p>24.4597423207</text:p>
          </table:table-cell>
          <table:table-cell office:value-type="float" office:value="48.4322149117">
            <text:p>48.4322149117</text:p>
          </table:table-cell>
          <table:table-cell office:value-type="float" office:value="24.4597423207">
            <text:p>24.45974232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526.87373">
            <text:p>2454526.87373</text:p>
          </table:table-cell>
          <table:table-cell office:value-type="string">
            <text:p>2008-03-01 03:58:11.015625 EST-0500</text:p>
          </table:table-cell>
          <table:table-cell office:value-type="string">
            <text:p>S</text:p>
          </table:table-cell>
          <table:table-cell office:value-type="float" office:value="228.431266889">
            <text:p>228.431266889</text:p>
          </table:table-cell>
          <table:table-cell office:value-type="float" office:value="204.457385495">
            <text:p>204.457385495</text:p>
          </table:table-cell>
          <table:table-cell office:value-type="float" office:value="48.4312668891">
            <text:p>48.4312668891</text:p>
          </table:table-cell>
          <table:table-cell office:value-type="float" office:value="24.4573854952">
            <text:p>24.45738549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576.55208">
            <text:p>2454576.55208</text:p>
          </table:table-cell>
          <table:table-cell office:value-type="string">
            <text:p>2008-04-19 20:15:00.000000 EST-0500</text:p>
          </table:table-cell>
          <table:table-cell office:value-type="string">
            <text:p>N</text:p>
          </table:table-cell>
          <table:table-cell office:value-type="float" office:value="48.4331725214">
            <text:p>48.4331725214</text:p>
          </table:table-cell>
          <table:table-cell office:value-type="float" office:value="24.4577773678">
            <text:p>24.4577773678</text:p>
          </table:table-cell>
          <table:table-cell office:value-type="float" office:value="48.4331725214">
            <text:p>48.4331725214</text:p>
          </table:table-cell>
          <table:table-cell office:value-type="float" office:value="24.4577773678">
            <text:p>24.45777736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614.84309">
            <text:p>2454614.84309</text:p>
          </table:table-cell>
          <table:table-cell office:value-type="string">
            <text:p>2008-05-28 03:14:03.750000 EST-0500</text:p>
          </table:table-cell>
          <table:table-cell office:value-type="string">
            <text:p>S</text:p>
          </table:table-cell>
          <table:table-cell office:value-type="float" office:value="228.43407683">
            <text:p>228.43407683</text:p>
          </table:table-cell>
          <table:table-cell office:value-type="float" office:value="204.456982892">
            <text:p>204.456982892</text:p>
          </table:table-cell>
          <table:table-cell office:value-type="float" office:value="48.4340768302">
            <text:p>48.4340768302</text:p>
          </table:table-cell>
          <table:table-cell office:value-type="float" office:value="24.4569828916">
            <text:p>24.45698289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664.52143">
            <text:p>2454664.52143</text:p>
          </table:table-cell>
          <table:table-cell office:value-type="string">
            <text:p>2008-07-16 19:30:52.734375 EST-0500</text:p>
          </table:table-cell>
          <table:table-cell office:value-type="string">
            <text:p>N</text:p>
          </table:table-cell>
          <table:table-cell office:value-type="float" office:value="48.4358603217">
            <text:p>48.4358603217</text:p>
          </table:table-cell>
          <table:table-cell office:value-type="float" office:value="24.4561914901">
            <text:p>24.4561914901</text:p>
          </table:table-cell>
          <table:table-cell office:value-type="float" office:value="48.4358603217">
            <text:p>48.4358603217</text:p>
          </table:table-cell>
          <table:table-cell office:value-type="float" office:value="24.4561914901">
            <text:p>24.45619149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702.81245">
            <text:p>2454702.81245</text:p>
          </table:table-cell>
          <table:table-cell office:value-type="string">
            <text:p>2008-08-24 02:29:56.484375 EST-0500</text:p>
          </table:table-cell>
          <table:table-cell office:value-type="string">
            <text:p>S</text:p>
          </table:table-cell>
          <table:table-cell office:value-type="float" office:value="228.438234551">
            <text:p>228.438234551</text:p>
          </table:table-cell>
          <table:table-cell office:value-type="float" office:value="204.457048294">
            <text:p>204.457048294</text:p>
          </table:table-cell>
          <table:table-cell office:value-type="float" office:value="48.4382345505">
            <text:p>48.4382345505</text:p>
          </table:table-cell>
          <table:table-cell office:value-type="float" office:value="24.4570482941">
            <text:p>24.45704829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752.49079">
            <text:p>2454752.49079</text:p>
          </table:table-cell>
          <table:table-cell office:value-type="string">
            <text:p>2008-10-12 18:46:45.468750 EST-0500</text:p>
          </table:table-cell>
          <table:table-cell office:value-type="string">
            <text:p>N</text:p>
          </table:table-cell>
          <table:table-cell office:value-type="float" office:value="48.4395557892">
            <text:p>48.4395557892</text:p>
          </table:table-cell>
          <table:table-cell office:value-type="float" office:value="24.4568195614">
            <text:p>24.4568195614</text:p>
          </table:table-cell>
          <table:table-cell office:value-type="float" office:value="48.4395557892">
            <text:p>48.4395557892</text:p>
          </table:table-cell>
          <table:table-cell office:value-type="float" office:value="24.4568195614">
            <text:p>24.45681956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790.7812">
            <text:p>2454790.7812</text:p>
          </table:table-cell>
          <table:table-cell office:value-type="string">
            <text:p>2008-11-20 01:44:56.484375 EST-0500</text:p>
          </table:table-cell>
          <table:table-cell office:value-type="string">
            <text:p>S</text:p>
          </table:table-cell>
          <table:table-cell office:value-type="float" office:value="228.440840653">
            <text:p>228.440840653</text:p>
          </table:table-cell>
          <table:table-cell office:value-type="float" office:value="204.456503312">
            <text:p>204.456503312</text:p>
          </table:table-cell>
          <table:table-cell office:value-type="float" office:value="48.440840653">
            <text:p>48.440840653</text:p>
          </table:table-cell>
          <table:table-cell office:value-type="float" office:value="24.4565033121">
            <text:p>24.45650331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840.45955">
            <text:p>2454840.45955</text:p>
          </table:table-cell>
          <table:table-cell office:value-type="string">
            <text:p>2009-01-08 18:01:45.468750 EST-0500</text:p>
          </table:table-cell>
          <table:table-cell office:value-type="string">
            <text:p>N</text:p>
          </table:table-cell>
          <table:table-cell office:value-type="float" office:value="48.4428343461">
            <text:p>48.4428343461</text:p>
          </table:table-cell>
          <table:table-cell office:value-type="float" office:value="24.4559729383">
            <text:p>24.4559729383</text:p>
          </table:table-cell>
          <table:table-cell office:value-type="float" office:value="48.4428343461">
            <text:p>48.4428343461</text:p>
          </table:table-cell>
          <table:table-cell office:value-type="float" office:value="24.4559729383">
            <text:p>24.45597293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878.74996">
            <text:p>2454878.74996</text:p>
          </table:table-cell>
          <table:table-cell office:value-type="string">
            <text:p>2009-02-16 00:59:56.484375 EST-0500</text:p>
          </table:table-cell>
          <table:table-cell office:value-type="string">
            <text:p>S</text:p>
          </table:table-cell>
          <table:table-cell office:value-type="float" office:value="228.444581274">
            <text:p>228.444581274</text:p>
          </table:table-cell>
          <table:table-cell office:value-type="float" office:value="204.456025459">
            <text:p>204.456025459</text:p>
          </table:table-cell>
          <table:table-cell office:value-type="float" office:value="48.4445812741">
            <text:p>48.4445812741</text:p>
          </table:table-cell>
          <table:table-cell office:value-type="float" office:value="24.4560254587">
            <text:p>24.45602545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928.4283">
            <text:p>2454928.4283</text:p>
          </table:table-cell>
          <table:table-cell office:value-type="string">
            <text:p>2009-04-06 17:16:45.468750 EST-0500</text:p>
          </table:table-cell>
          <table:table-cell office:value-type="string">
            <text:p>N</text:p>
          </table:table-cell>
          <table:table-cell office:value-type="float" office:value="48.4458197482">
            <text:p>48.4458197482</text:p>
          </table:table-cell>
          <table:table-cell office:value-type="float" office:value="24.4556626967">
            <text:p>24.4556626967</text:p>
          </table:table-cell>
          <table:table-cell office:value-type="float" office:value="48.4458197482">
            <text:p>48.4458197482</text:p>
          </table:table-cell>
          <table:table-cell office:value-type="float" office:value="24.4556626967">
            <text:p>24.45566269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4966.71871">
            <text:p>2454966.71871</text:p>
          </table:table-cell>
          <table:table-cell office:value-type="string">
            <text:p>2009-05-15 00:14:56.484375 EST-0500</text:p>
          </table:table-cell>
          <table:table-cell office:value-type="string">
            <text:p>S</text:p>
          </table:table-cell>
          <table:table-cell office:value-type="float" office:value="228.446611291">
            <text:p>228.446611291</text:p>
          </table:table-cell>
          <table:table-cell office:value-type="float" office:value="204.455038763">
            <text:p>204.455038763</text:p>
          </table:table-cell>
          <table:table-cell office:value-type="float" office:value="48.4466112914">
            <text:p>48.4466112914</text:p>
          </table:table-cell>
          <table:table-cell office:value-type="float" office:value="24.4550387628">
            <text:p>24.45503876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016.39767">
            <text:p>2455016.39767</text:p>
          </table:table-cell>
          <table:table-cell office:value-type="string">
            <text:p>2009-07-03 16:32:38.203125 EST-0500</text:p>
          </table:table-cell>
          <table:table-cell office:value-type="string">
            <text:p>N</text:p>
          </table:table-cell>
          <table:table-cell office:value-type="float" office:value="48.4487127943">
            <text:p>48.4487127943</text:p>
          </table:table-cell>
          <table:table-cell office:value-type="float" office:value="24.4547490711">
            <text:p>24.4547490711</text:p>
          </table:table-cell>
          <table:table-cell office:value-type="float" office:value="48.4487127943">
            <text:p>48.4487127943</text:p>
          </table:table-cell>
          <table:table-cell office:value-type="float" office:value="24.4547490711">
            <text:p>24.45474907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054.68807">
            <text:p>2455054.68807</text:p>
          </table:table-cell>
          <table:table-cell office:value-type="string">
            <text:p>2009-08-10 23:30:49.218750 EST-0500</text:p>
          </table:table-cell>
          <table:table-cell office:value-type="string">
            <text:p>S</text:p>
          </table:table-cell>
          <table:table-cell office:value-type="float" office:value="228.449991825">
            <text:p>228.449991825</text:p>
          </table:table-cell>
          <table:table-cell office:value-type="float" office:value="204.45432689">
            <text:p>204.45432689</text:p>
          </table:table-cell>
          <table:table-cell office:value-type="float" office:value="48.4499918245">
            <text:p>48.4499918245</text:p>
          </table:table-cell>
          <table:table-cell office:value-type="float" office:value="24.4543268898">
            <text:p>24.45432688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104.36702">
            <text:p>2455104.36702</text:p>
          </table:table-cell>
          <table:table-cell office:value-type="string">
            <text:p>2009-09-29 15:48:30.937500 EST-0500</text:p>
          </table:table-cell>
          <table:table-cell office:value-type="string">
            <text:p>N</text:p>
          </table:table-cell>
          <table:table-cell office:value-type="float" office:value="48.4519505157">
            <text:p>48.4519505157</text:p>
          </table:table-cell>
          <table:table-cell office:value-type="float" office:value="24.4546087531">
            <text:p>24.4546087531</text:p>
          </table:table-cell>
          <table:table-cell office:value-type="float" office:value="48.4519505157">
            <text:p>48.4519505157</text:p>
          </table:table-cell>
          <table:table-cell office:value-type="float" office:value="24.4546087531">
            <text:p>24.45460875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142.65742">
            <text:p>2455142.65742</text:p>
          </table:table-cell>
          <table:table-cell office:value-type="string">
            <text:p>2009-11-06 22:46:41.953125 EST-0500</text:p>
          </table:table-cell>
          <table:table-cell office:value-type="string">
            <text:p>S</text:p>
          </table:table-cell>
          <table:table-cell office:value-type="float" office:value="228.452608425">
            <text:p>228.452608425</text:p>
          </table:table-cell>
          <table:table-cell office:value-type="float" office:value="204.4540277">
            <text:p>204.4540277</text:p>
          </table:table-cell>
          <table:table-cell office:value-type="float" office:value="48.4526084246">
            <text:p>48.4526084246</text:p>
          </table:table-cell>
          <table:table-cell office:value-type="float" office:value="24.4540276999">
            <text:p>24.45402769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192.33638">
            <text:p>2455192.33638</text:p>
          </table:table-cell>
          <table:table-cell office:value-type="string">
            <text:p>2009-12-26 15:04:23.671875 EST-0500</text:p>
          </table:table-cell>
          <table:table-cell office:value-type="string">
            <text:p>N</text:p>
          </table:table-cell>
          <table:table-cell office:value-type="float" office:value="48.4567578571">
            <text:p>48.4567578571</text:p>
          </table:table-cell>
          <table:table-cell office:value-type="float" office:value="24.4558482711">
            <text:p>24.4558482711</text:p>
          </table:table-cell>
          <table:table-cell office:value-type="float" office:value="48.4567578571">
            <text:p>48.4567578571</text:p>
          </table:table-cell>
          <table:table-cell office:value-type="float" office:value="24.4558482711">
            <text:p>24.45584827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230.62617">
            <text:p>2455230.62617</text:p>
          </table:table-cell>
          <table:table-cell office:value-type="string">
            <text:p>2010-02-02 22:01:41.953125 EST-0500</text:p>
          </table:table-cell>
          <table:table-cell office:value-type="string">
            <text:p>S</text:p>
          </table:table-cell>
          <table:table-cell office:value-type="float" office:value="228.455826532">
            <text:p>228.455826532</text:p>
          </table:table-cell>
          <table:table-cell office:value-type="float" office:value="204.452971238">
            <text:p>204.452971238</text:p>
          </table:table-cell>
          <table:table-cell office:value-type="float" office:value="48.4558265322">
            <text:p>48.4558265322</text:p>
          </table:table-cell>
          <table:table-cell office:value-type="float" office:value="24.4529712377">
            <text:p>24.45297123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280.30513">
            <text:p>2455280.30513</text:p>
          </table:table-cell>
          <table:table-cell office:value-type="string">
            <text:p>2010-03-24 14:19:23.671875 EST-0500</text:p>
          </table:table-cell>
          <table:table-cell office:value-type="string">
            <text:p>N</text:p>
          </table:table-cell>
          <table:table-cell office:value-type="float" office:value="48.4597053234">
            <text:p>48.4597053234</text:p>
          </table:table-cell>
          <table:table-cell office:value-type="float" office:value="24.4552237036">
            <text:p>24.4552237036</text:p>
          </table:table-cell>
          <table:table-cell office:value-type="float" office:value="48.4597053234">
            <text:p>48.4597053234</text:p>
          </table:table-cell>
          <table:table-cell office:value-type="float" office:value="24.4552237036">
            <text:p>24.45522370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318.59553">
            <text:p>2455318.59553</text:p>
          </table:table-cell>
          <table:table-cell office:value-type="string">
            <text:p>2010-05-01 21:17:34.687500 EST-0500</text:p>
          </table:table-cell>
          <table:table-cell office:value-type="string">
            <text:p>S</text:p>
          </table:table-cell>
          <table:table-cell office:value-type="float" office:value="228.459124977">
            <text:p>228.459124977</text:p>
          </table:table-cell>
          <table:table-cell office:value-type="float" office:value="204.453474099">
            <text:p>204.453474099</text:p>
          </table:table-cell>
          <table:table-cell office:value-type="float" office:value="48.4591249773">
            <text:p>48.4591249773</text:p>
          </table:table-cell>
          <table:table-cell office:value-type="float" office:value="24.4534740993">
            <text:p>24.45347409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368.27388">
            <text:p>2455368.27388</text:p>
          </table:table-cell>
          <table:table-cell office:value-type="string">
            <text:p>2010-06-20 13:34:23.671875 EST-0500</text:p>
          </table:table-cell>
          <table:table-cell office:value-type="string">
            <text:p>N</text:p>
          </table:table-cell>
          <table:table-cell office:value-type="float" office:value="48.460380796">
            <text:p>48.460380796</text:p>
          </table:table-cell>
          <table:table-cell office:value-type="float" office:value="24.4525064208">
            <text:p>24.4525064208</text:p>
          </table:table-cell>
          <table:table-cell office:value-type="float" office:value="48.460380796">
            <text:p>48.460380796</text:p>
          </table:table-cell>
          <table:table-cell office:value-type="float" office:value="24.4525064208">
            <text:p>24.45250642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406.56428">
            <text:p>2455406.56428</text:p>
          </table:table-cell>
          <table:table-cell office:value-type="string">
            <text:p>2010-07-28 20:32:34.687500 EST-0500</text:p>
          </table:table-cell>
          <table:table-cell office:value-type="string">
            <text:p>S</text:p>
          </table:table-cell>
          <table:table-cell office:value-type="float" office:value="228.461899773">
            <text:p>228.461899773</text:p>
          </table:table-cell>
          <table:table-cell office:value-type="float" office:value="204.452131271">
            <text:p>204.452131271</text:p>
          </table:table-cell>
          <table:table-cell office:value-type="float" office:value="48.461899773">
            <text:p>48.461899773</text:p>
          </table:table-cell>
          <table:table-cell office:value-type="float" office:value="24.4521312706">
            <text:p>24.45213127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456.24385">
            <text:p>2455456.24385</text:p>
          </table:table-cell>
          <table:table-cell office:value-type="string">
            <text:p>2010-09-16 12:51:09.140625 EST-0500</text:p>
          </table:table-cell>
          <table:table-cell office:value-type="string">
            <text:p>N</text:p>
          </table:table-cell>
          <table:table-cell office:value-type="float" office:value="48.4649583358">
            <text:p>48.4649583358</text:p>
          </table:table-cell>
          <table:table-cell office:value-type="float" office:value="24.4535092441">
            <text:p>24.4535092441</text:p>
          </table:table-cell>
          <table:table-cell office:value-type="float" office:value="48.4649583358">
            <text:p>48.4649583358</text:p>
          </table:table-cell>
          <table:table-cell office:value-type="float" office:value="24.4535092441">
            <text:p>24.45350924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494.53364">
            <text:p>2455494.53364</text:p>
          </table:table-cell>
          <table:table-cell office:value-type="string">
            <text:p>2010-10-24 19:48:27.421875 EST-0500</text:p>
          </table:table-cell>
          <table:table-cell office:value-type="string">
            <text:p>S</text:p>
          </table:table-cell>
          <table:table-cell office:value-type="float" office:value="228.4637835">
            <text:p>228.4637835</text:p>
          </table:table-cell>
          <table:table-cell office:value-type="float" office:value="204.451374822">
            <text:p>204.451374822</text:p>
          </table:table-cell>
          <table:table-cell office:value-type="float" office:value="48.4637834996">
            <text:p>48.4637834996</text:p>
          </table:table-cell>
          <table:table-cell office:value-type="float" office:value="24.4513748222">
            <text:p>24.45137482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544.2132">
            <text:p>2455544.2132</text:p>
          </table:table-cell>
          <table:table-cell office:value-type="string">
            <text:p>2010-12-13 12:07:01.875000 EST-0500</text:p>
          </table:table-cell>
          <table:table-cell office:value-type="string">
            <text:p>N</text:p>
          </table:table-cell>
          <table:table-cell office:value-type="float" office:value="48.4673514498">
            <text:p>48.4673514498</text:p>
          </table:table-cell>
          <table:table-cell office:value-type="float" office:value="24.4527027244">
            <text:p>24.4527027244</text:p>
          </table:table-cell>
          <table:table-cell office:value-type="float" office:value="48.4673514498">
            <text:p>48.4673514498</text:p>
          </table:table-cell>
          <table:table-cell office:value-type="float" office:value="24.4527027244">
            <text:p>24.45270272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582.503">
            <text:p>2455582.503</text:p>
          </table:table-cell>
          <table:table-cell office:value-type="string">
            <text:p>2011-01-20 19:04:20.156250 EST-0500</text:p>
          </table:table-cell>
          <table:table-cell office:value-type="string">
            <text:p>S</text:p>
          </table:table-cell>
          <table:table-cell office:value-type="float" office:value="228.468092194">
            <text:p>228.468092194</text:p>
          </table:table-cell>
          <table:table-cell office:value-type="float" office:value="204.451447223">
            <text:p>204.451447223</text:p>
          </table:table-cell>
          <table:table-cell office:value-type="float" office:value="48.4680921938">
            <text:p>48.4680921938</text:p>
          </table:table-cell>
          <table:table-cell office:value-type="float" office:value="24.4514472226">
            <text:p>24.45144722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632.18195">
            <text:p>2455632.18195</text:p>
          </table:table-cell>
          <table:table-cell office:value-type="string">
            <text:p>2011-03-11 11:22:01.875000 EST-0500</text:p>
          </table:table-cell>
          <table:table-cell office:value-type="string">
            <text:p>N</text:p>
          </table:table-cell>
          <table:table-cell office:value-type="float" office:value="48.4688867746">
            <text:p>48.4688867746</text:p>
          </table:table-cell>
          <table:table-cell office:value-type="float" office:value="24.4506359174">
            <text:p>24.4506359174</text:p>
          </table:table-cell>
          <table:table-cell office:value-type="float" office:value="48.4688867746">
            <text:p>48.4688867746</text:p>
          </table:table-cell>
          <table:table-cell office:value-type="float" office:value="24.4506359174">
            <text:p>24.45063591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670.47175">
            <text:p>2455670.47175</text:p>
          </table:table-cell>
          <table:table-cell office:value-type="string">
            <text:p>2011-04-18 18:19:20.156250 EST-0500</text:p>
          </table:table-cell>
          <table:table-cell office:value-type="string">
            <text:p>S</text:p>
          </table:table-cell>
          <table:table-cell office:value-type="float" office:value="228.469270946">
            <text:p>228.469270946</text:p>
          </table:table-cell>
          <table:table-cell office:value-type="float" office:value="204.449980164">
            <text:p>204.449980164</text:p>
          </table:table-cell>
          <table:table-cell office:value-type="float" office:value="48.4692709461">
            <text:p>48.4692709461</text:p>
          </table:table-cell>
          <table:table-cell office:value-type="float" office:value="24.4499801639">
            <text:p>24.44998016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720.15131">
            <text:p>2455720.15131</text:p>
          </table:table-cell>
          <table:table-cell office:value-type="string">
            <text:p>2011-06-07 10:37:54.609375 EST-0500</text:p>
          </table:table-cell>
          <table:table-cell office:value-type="string">
            <text:p>N</text:p>
          </table:table-cell>
          <table:table-cell office:value-type="float" office:value="48.4733493039">
            <text:p>48.4733493039</text:p>
          </table:table-cell>
          <table:table-cell office:value-type="float" office:value="24.451957393">
            <text:p>24.451957393</text:p>
          </table:table-cell>
          <table:table-cell office:value-type="float" office:value="48.4733493039">
            <text:p>48.4733493039</text:p>
          </table:table-cell>
          <table:table-cell office:value-type="float" office:value="24.451957393">
            <text:p>24.4519573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758.4411">
            <text:p>2455758.4411</text:p>
          </table:table-cell>
          <table:table-cell office:value-type="string">
            <text:p>2011-07-15 17:35:12.890625 EST-0500</text:p>
          </table:table-cell>
          <table:table-cell office:value-type="string">
            <text:p>S</text:p>
          </table:table-cell>
          <table:table-cell office:value-type="float" office:value="228.473404768">
            <text:p>228.473404768</text:p>
          </table:table-cell>
          <table:table-cell office:value-type="float" office:value="204.450135662">
            <text:p>204.450135662</text:p>
          </table:table-cell>
          <table:table-cell office:value-type="float" office:value="48.4734047677">
            <text:p>48.4734047677</text:p>
          </table:table-cell>
          <table:table-cell office:value-type="float" office:value="24.4501356617">
            <text:p>24.45013566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808.12067">
            <text:p>2455808.12067</text:p>
          </table:table-cell>
          <table:table-cell office:value-type="string">
            <text:p>2011-09-03 09:53:47.343750 EST-0500</text:p>
          </table:table-cell>
          <table:table-cell office:value-type="string">
            <text:p>N</text:p>
          </table:table-cell>
          <table:table-cell office:value-type="float" office:value="48.4766736087">
            <text:p>48.4766736087</text:p>
          </table:table-cell>
          <table:table-cell office:value-type="float" office:value="24.4517112186">
            <text:p>24.4517112186</text:p>
          </table:table-cell>
          <table:table-cell office:value-type="float" office:value="48.4766736087">
            <text:p>48.4766736087</text:p>
          </table:table-cell>
          <table:table-cell office:value-type="float" office:value="24.4517112186">
            <text:p>24.45171121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846.41047">
            <text:p>2455846.41047</text:p>
          </table:table-cell>
          <table:table-cell office:value-type="string">
            <text:p>2011-10-11 16:51:05.625000 EST-0500</text:p>
          </table:table-cell>
          <table:table-cell office:value-type="string">
            <text:p>S</text:p>
          </table:table-cell>
          <table:table-cell office:value-type="float" office:value="228.47590909">
            <text:p>228.47590909</text:p>
          </table:table-cell>
          <table:table-cell office:value-type="float" office:value="204.449956491">
            <text:p>204.449956491</text:p>
          </table:table-cell>
          <table:table-cell office:value-type="float" office:value="48.4759090896">
            <text:p>48.4759090896</text:p>
          </table:table-cell>
          <table:table-cell office:value-type="float" office:value="24.4499564908">
            <text:p>24.44995649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896.09064">
            <text:p>2455896.09064</text:p>
          </table:table-cell>
          <table:table-cell office:value-type="string">
            <text:p>2011-11-30 09:10:32.812500 EST-0500</text:p>
          </table:table-cell>
          <table:table-cell office:value-type="string">
            <text:p>N</text:p>
          </table:table-cell>
          <table:table-cell office:value-type="float" office:value="48.4785257952">
            <text:p>48.4785257952</text:p>
          </table:table-cell>
          <table:table-cell office:value-type="float" office:value="24.4506258598">
            <text:p>24.4506258598</text:p>
          </table:table-cell>
          <table:table-cell office:value-type="float" office:value="48.4785257952">
            <text:p>48.4785257952</text:p>
          </table:table-cell>
          <table:table-cell office:value-type="float" office:value="24.4506258598">
            <text:p>24.45062585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934.37922">
            <text:p>2455934.37922</text:p>
          </table:table-cell>
          <table:table-cell office:value-type="string">
            <text:p>2012-01-07 16:06:05.625000 EST-0500</text:p>
          </table:table-cell>
          <table:table-cell office:value-type="string">
            <text:p>S</text:p>
          </table:table-cell>
          <table:table-cell office:value-type="float" office:value="228.478473345">
            <text:p>228.478473345</text:p>
          </table:table-cell>
          <table:table-cell office:value-type="float" office:value="204.448742645">
            <text:p>204.448742645</text:p>
          </table:table-cell>
          <table:table-cell office:value-type="float" office:value="48.4784733449">
            <text:p>48.4784733449</text:p>
          </table:table-cell>
          <table:table-cell office:value-type="float" office:value="24.4487426449">
            <text:p>24.44874264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5984.06">
            <text:p>2455984.06</text:p>
          </table:table-cell>
          <table:table-cell office:value-type="string">
            <text:p>2012-02-26 08:26:25.546875 EST-0500</text:p>
          </table:table-cell>
          <table:table-cell office:value-type="string">
            <text:p>N</text:p>
          </table:table-cell>
          <table:table-cell office:value-type="float" office:value="48.4825174383">
            <text:p>48.4825174383</text:p>
          </table:table-cell>
          <table:table-cell office:value-type="float" office:value="24.4509149069">
            <text:p>24.4509149069</text:p>
          </table:table-cell>
          <table:table-cell office:value-type="float" office:value="48.4825174383">
            <text:p>48.4825174383</text:p>
          </table:table-cell>
          <table:table-cell office:value-type="float" office:value="24.4509149069">
            <text:p>24.45091490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022.34858">
            <text:p>2456022.34858</text:p>
          </table:table-cell>
          <table:table-cell office:value-type="string">
            <text:p>2012-04-04 15:21:58.359375 EST-0500</text:p>
          </table:table-cell>
          <table:table-cell office:value-type="string">
            <text:p>S</text:p>
          </table:table-cell>
          <table:table-cell office:value-type="float" office:value="228.482066435">
            <text:p>228.482066435</text:p>
          </table:table-cell>
          <table:table-cell office:value-type="float" office:value="204.449450671">
            <text:p>204.449450671</text:p>
          </table:table-cell>
          <table:table-cell office:value-type="float" office:value="48.4820664351">
            <text:p>48.4820664351</text:p>
          </table:table-cell>
          <table:table-cell office:value-type="float" office:value="24.4494506712">
            <text:p>24.44945067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072.02875">
            <text:p>2456072.02875</text:p>
          </table:table-cell>
          <table:table-cell office:value-type="string">
            <text:p>2012-05-24 07:41:25.546875 EST-0500</text:p>
          </table:table-cell>
          <table:table-cell office:value-type="string">
            <text:p>N</text:p>
          </table:table-cell>
          <table:table-cell office:value-type="float" office:value="48.4834112644">
            <text:p>48.4834112644</text:p>
          </table:table-cell>
          <table:table-cell office:value-type="float" office:value="24.4490797096">
            <text:p>24.4490797096</text:p>
          </table:table-cell>
          <table:table-cell office:value-type="float" office:value="48.4834112644">
            <text:p>48.4834112644</text:p>
          </table:table-cell>
          <table:table-cell office:value-type="float" office:value="24.4490797096">
            <text:p>24.44907970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110.31734">
            <text:p>2456110.31734</text:p>
          </table:table-cell>
          <table:table-cell office:value-type="string">
            <text:p>2012-07-01 14:36:58.359375 EST-0500</text:p>
          </table:table-cell>
          <table:table-cell office:value-type="string">
            <text:p>S</text:p>
          </table:table-cell>
          <table:table-cell office:value-type="float" office:value="228.484671364">
            <text:p>228.484671364</text:p>
          </table:table-cell>
          <table:table-cell office:value-type="float" office:value="204.448599906">
            <text:p>204.448599906</text:p>
          </table:table-cell>
          <table:table-cell office:value-type="float" office:value="48.4846713644">
            <text:p>48.4846713644</text:p>
          </table:table-cell>
          <table:table-cell office:value-type="float" office:value="24.4485999058">
            <text:p>24.44859990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159.99812">
            <text:p>2456159.99812</text:p>
          </table:table-cell>
          <table:table-cell office:value-type="string">
            <text:p>2012-08-20 06:57:18.281250 EST-0500</text:p>
          </table:table-cell>
          <table:table-cell office:value-type="string">
            <text:p>N</text:p>
          </table:table-cell>
          <table:table-cell office:value-type="float" office:value="48.4884594279">
            <text:p>48.4884594279</text:p>
          </table:table-cell>
          <table:table-cell office:value-type="float" office:value="24.4504234008">
            <text:p>24.4504234008</text:p>
          </table:table-cell>
          <table:table-cell office:value-type="float" office:value="48.4884594279">
            <text:p>48.4884594279</text:p>
          </table:table-cell>
          <table:table-cell office:value-type="float" office:value="24.4504234008">
            <text:p>24.45042340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198.2867">
            <text:p>2456198.2867</text:p>
          </table:table-cell>
          <table:table-cell office:value-type="string">
            <text:p>2012-09-27 13:52:51.093750 EST-0500</text:p>
          </table:table-cell>
          <table:table-cell office:value-type="string">
            <text:p>S</text:p>
          </table:table-cell>
          <table:table-cell office:value-type="float" office:value="228.487400823">
            <text:p>228.487400823</text:p>
          </table:table-cell>
          <table:table-cell office:value-type="float" office:value="204.448307424">
            <text:p>204.448307424</text:p>
          </table:table-cell>
          <table:table-cell office:value-type="float" office:value="48.4874008228">
            <text:p>48.4874008228</text:p>
          </table:table-cell>
          <table:table-cell office:value-type="float" office:value="24.4483074236">
            <text:p>24.44830742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247.96749">
            <text:p>2456247.96749</text:p>
          </table:table-cell>
          <table:table-cell office:value-type="string">
            <text:p>2012-11-16 06:13:11.015625 EST-0500</text:p>
          </table:table-cell>
          <table:table-cell office:value-type="string">
            <text:p>N</text:p>
          </table:table-cell>
          <table:table-cell office:value-type="float" office:value="48.4899387678">
            <text:p>48.4899387678</text:p>
          </table:table-cell>
          <table:table-cell office:value-type="float" office:value="24.4493673458">
            <text:p>24.4493673458</text:p>
          </table:table-cell>
          <table:table-cell office:value-type="float" office:value="48.4899387678">
            <text:p>48.4899387678</text:p>
          </table:table-cell>
          <table:table-cell office:value-type="float" office:value="24.4493673458">
            <text:p>24.44936734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286.25605">
            <text:p>2456286.25605</text:p>
          </table:table-cell>
          <table:table-cell office:value-type="string">
            <text:p>2012-12-24 13:08:43.828125 EST-0500</text:p>
          </table:table-cell>
          <table:table-cell office:value-type="string">
            <text:p>S</text:p>
          </table:table-cell>
          <table:table-cell office:value-type="float" office:value="228.490682021">
            <text:p>228.490682021</text:p>
          </table:table-cell>
          <table:table-cell office:value-type="float" office:value="204.448383773">
            <text:p>204.448383773</text:p>
          </table:table-cell>
          <table:table-cell office:value-type="float" office:value="48.4906820209">
            <text:p>48.4906820209</text:p>
          </table:table-cell>
          <table:table-cell office:value-type="float" office:value="24.448383773">
            <text:p>24.4483837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335.93684">
            <text:p>2456335.93684</text:p>
          </table:table-cell>
          <table:table-cell office:value-type="string">
            <text:p>2013-02-12 05:29:03.750000 EST-0500</text:p>
          </table:table-cell>
          <table:table-cell office:value-type="string">
            <text:p>N</text:p>
          </table:table-cell>
          <table:table-cell office:value-type="float" office:value="48.490987247">
            <text:p>48.490987247</text:p>
          </table:table-cell>
          <table:table-cell office:value-type="float" office:value="24.4465026815">
            <text:p>24.4465026815</text:p>
          </table:table-cell>
          <table:table-cell office:value-type="float" office:value="48.490987247">
            <text:p>48.490987247</text:p>
          </table:table-cell>
          <table:table-cell office:value-type="float" office:value="24.4465026815">
            <text:p>24.44650268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374.2248">
            <text:p>2456374.2248</text:p>
          </table:table-cell>
          <table:table-cell office:value-type="string">
            <text:p>2013-03-22 12:23:43.828125 EST-0500</text:p>
          </table:table-cell>
          <table:table-cell office:value-type="string">
            <text:p>S</text:p>
          </table:table-cell>
          <table:table-cell office:value-type="float" office:value="228.493370261">
            <text:p>228.493370261</text:p>
          </table:table-cell>
          <table:table-cell office:value-type="float" office:value="204.447882174">
            <text:p>204.447882174</text:p>
          </table:table-cell>
          <table:table-cell office:value-type="float" office:value="48.4933702612">
            <text:p>48.4933702612</text:p>
          </table:table-cell>
          <table:table-cell office:value-type="float" office:value="24.4478821739">
            <text:p>24.44788217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423.9062">
            <text:p>2456423.9062</text:p>
          </table:table-cell>
          <table:table-cell office:value-type="string">
            <text:p>2013-05-11 04:44:56.484375 EST-0500</text:p>
          </table:table-cell>
          <table:table-cell office:value-type="string">
            <text:p>N</text:p>
          </table:table-cell>
          <table:table-cell office:value-type="float" office:value="48.4955170695">
            <text:p>48.4955170695</text:p>
          </table:table-cell>
          <table:table-cell office:value-type="float" office:value="24.4486904558">
            <text:p>24.4486904558</text:p>
          </table:table-cell>
          <table:table-cell office:value-type="float" office:value="48.4955170695">
            <text:p>48.4955170695</text:p>
          </table:table-cell>
          <table:table-cell office:value-type="float" office:value="24.4486904558">
            <text:p>24.44869045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462.19295">
            <text:p>2456462.19295</text:p>
          </table:table-cell>
          <table:table-cell office:value-type="string">
            <text:p>2013-06-18 11:37:51.093750 EST-0500</text:p>
          </table:table-cell>
          <table:table-cell office:value-type="string">
            <text:p>S</text:p>
          </table:table-cell>
          <table:table-cell office:value-type="float" office:value="228.49432391">
            <text:p>228.49432391</text:p>
          </table:table-cell>
          <table:table-cell office:value-type="float" office:value="204.445887609">
            <text:p>204.445887609</text:p>
          </table:table-cell>
          <table:table-cell office:value-type="float" office:value="48.49432391">
            <text:p>48.49432391</text:p>
          </table:table-cell>
          <table:table-cell office:value-type="float" office:value="24.4458876092">
            <text:p>24.44588760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511.87495">
            <text:p>2456511.87495</text:p>
          </table:table-cell>
          <table:table-cell office:value-type="string">
            <text:p>2013-08-07 03:59:56.484375 EST-0500</text:p>
          </table:table-cell>
          <table:table-cell office:value-type="string">
            <text:p>N</text:p>
          </table:table-cell>
          <table:table-cell office:value-type="float" office:value="48.498160263">
            <text:p>48.498160263</text:p>
          </table:table-cell>
          <table:table-cell office:value-type="float" office:value="24.4475100125">
            <text:p>24.4475100125</text:p>
          </table:table-cell>
          <table:table-cell office:value-type="float" office:value="48.498160263">
            <text:p>48.498160263</text:p>
          </table:table-cell>
          <table:table-cell office:value-type="float" office:value="24.4475100125">
            <text:p>24.44751001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550.1623">
            <text:p>2456550.1623</text:p>
          </table:table-cell>
          <table:table-cell office:value-type="string">
            <text:p>2013-09-14 10:53:43.828125 EST-0500</text:p>
          </table:table-cell>
          <table:table-cell office:value-type="string">
            <text:p>S</text:p>
          </table:table-cell>
          <table:table-cell office:value-type="float" office:value="228.498526099">
            <text:p>228.498526099</text:p>
          </table:table-cell>
          <table:table-cell office:value-type="float" office:value="204.44681942">
            <text:p>204.44681942</text:p>
          </table:table-cell>
          <table:table-cell office:value-type="float" office:value="48.4985260989">
            <text:p>48.4985260989</text:p>
          </table:table-cell>
          <table:table-cell office:value-type="float" office:value="24.4468194202">
            <text:p>24.44681942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599.8437">
            <text:p>2456599.8437</text:p>
          </table:table-cell>
          <table:table-cell office:value-type="string">
            <text:p>2013-11-03 03:14:56.484375 EST-0500</text:p>
          </table:table-cell>
          <table:table-cell office:value-type="string">
            <text:p>N</text:p>
          </table:table-cell>
          <table:table-cell office:value-type="float" office:value="48.4983799179">
            <text:p>48.4983799179</text:p>
          </table:table-cell>
          <table:table-cell office:value-type="float" office:value="24.4455232664">
            <text:p>24.4455232664</text:p>
          </table:table-cell>
          <table:table-cell office:value-type="float" office:value="48.4983799179">
            <text:p>48.4983799179</text:p>
          </table:table-cell>
          <table:table-cell office:value-type="float" office:value="24.4455232664">
            <text:p>24.44552326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638.13105">
            <text:p>2456638.13105</text:p>
          </table:table-cell>
          <table:table-cell office:value-type="string">
            <text:p>2013-12-11 10:08:43.828125 EST-0500</text:p>
          </table:table-cell>
          <table:table-cell office:value-type="string">
            <text:p>S</text:p>
          </table:table-cell>
          <table:table-cell office:value-type="float" office:value="228.499209768">
            <text:p>228.499209768</text:p>
          </table:table-cell>
          <table:table-cell office:value-type="float" office:value="204.444710371">
            <text:p>204.444710371</text:p>
          </table:table-cell>
          <table:table-cell office:value-type="float" office:value="48.4992097681">
            <text:p>48.4992097681</text:p>
          </table:table-cell>
          <table:table-cell office:value-type="float" office:value="24.4447103709">
            <text:p>24.44471037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687.81307">
            <text:p>2456687.81307</text:p>
          </table:table-cell>
          <table:table-cell office:value-type="string">
            <text:p>2014-01-30 02:30:49.218750 EST-0500</text:p>
          </table:table-cell>
          <table:table-cell office:value-type="string">
            <text:p>N</text:p>
          </table:table-cell>
          <table:table-cell office:value-type="float" office:value="48.5015123703">
            <text:p>48.5015123703</text:p>
          </table:table-cell>
          <table:table-cell office:value-type="float" office:value="24.4446867457">
            <text:p>24.4446867457</text:p>
          </table:table-cell>
          <table:table-cell office:value-type="float" office:value="48.5015123703">
            <text:p>48.5015123703</text:p>
          </table:table-cell>
          <table:table-cell office:value-type="float" office:value="24.4446867457">
            <text:p>24.44468674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726.10042">
            <text:p>2456726.10042</text:p>
          </table:table-cell>
          <table:table-cell office:value-type="string">
            <text:p>2014-03-09 09:24:36.562500 EST-0500</text:p>
          </table:table-cell>
          <table:table-cell office:value-type="string">
            <text:p>S</text:p>
          </table:table-cell>
          <table:table-cell office:value-type="float" office:value="228.502642364">
            <text:p>228.502642364</text:p>
          </table:table-cell>
          <table:table-cell office:value-type="float" office:value="204.444744995">
            <text:p>204.444744995</text:p>
          </table:table-cell>
          <table:table-cell office:value-type="float" office:value="48.5026423635">
            <text:p>48.5026423635</text:p>
          </table:table-cell>
          <table:table-cell office:value-type="float" office:value="24.4447449955">
            <text:p>24.44474499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775.78242">
            <text:p>2456775.78242</text:p>
          </table:table-cell>
          <table:table-cell office:value-type="string">
            <text:p>2014-04-28 01:46:41.953125 EST-0500</text:p>
          </table:table-cell>
          <table:table-cell office:value-type="string">
            <text:p>N</text:p>
          </table:table-cell>
          <table:table-cell office:value-type="float" office:value="48.5041702104">
            <text:p>48.5041702104</text:p>
          </table:table-cell>
          <table:table-cell office:value-type="float" office:value="24.4451174578">
            <text:p>24.4451174578</text:p>
          </table:table-cell>
          <table:table-cell office:value-type="float" office:value="48.5041702104">
            <text:p>48.5041702104</text:p>
          </table:table-cell>
          <table:table-cell office:value-type="float" office:value="24.4451174578">
            <text:p>24.44511745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814.06917">
            <text:p>2456814.06917</text:p>
          </table:table-cell>
          <table:table-cell office:value-type="string">
            <text:p>2014-06-05 08:39:36.562500 EST-0500</text:p>
          </table:table-cell>
          <table:table-cell office:value-type="string">
            <text:p>S</text:p>
          </table:table-cell>
          <table:table-cell office:value-type="float" office:value="228.50495113">
            <text:p>228.50495113</text:p>
          </table:table-cell>
          <table:table-cell office:value-type="float" office:value="204.444390646">
            <text:p>204.444390646</text:p>
          </table:table-cell>
          <table:table-cell office:value-type="float" office:value="48.5049511296">
            <text:p>48.5049511296</text:p>
          </table:table-cell>
          <table:table-cell office:value-type="float" office:value="24.444390646">
            <text:p>24.4443906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863.75117">
            <text:p>2456863.75117</text:p>
          </table:table-cell>
          <table:table-cell office:value-type="string">
            <text:p>2014-07-25 01:01:41.953125 EST-0500</text:p>
          </table:table-cell>
          <table:table-cell office:value-type="string">
            <text:p>N</text:p>
          </table:table-cell>
          <table:table-cell office:value-type="float" office:value="48.5065762491">
            <text:p>48.5065762491</text:p>
          </table:table-cell>
          <table:table-cell office:value-type="float" office:value="24.4438170398">
            <text:p>24.4438170398</text:p>
          </table:table-cell>
          <table:table-cell office:value-type="float" office:value="48.5065762491">
            <text:p>48.5065762491</text:p>
          </table:table-cell>
          <table:table-cell office:value-type="float" office:value="24.4438170398">
            <text:p>24.44381703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902.03792">
            <text:p>2456902.03792</text:p>
          </table:table-cell>
          <table:table-cell office:value-type="string">
            <text:p>2014-09-01 07:54:36.562500 EST-0500</text:p>
          </table:table-cell>
          <table:table-cell office:value-type="string">
            <text:p>S</text:p>
          </table:table-cell>
          <table:table-cell office:value-type="float" office:value="228.507799748">
            <text:p>228.507799748</text:p>
          </table:table-cell>
          <table:table-cell office:value-type="float" office:value="204.443937881">
            <text:p>204.443937881</text:p>
          </table:table-cell>
          <table:table-cell office:value-type="float" office:value="48.5077997484">
            <text:p>48.5077997484</text:p>
          </table:table-cell>
          <table:table-cell office:value-type="float" office:value="24.4439378811">
            <text:p>24.44393788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951.71992">
            <text:p>2456951.71992</text:p>
          </table:table-cell>
          <table:table-cell office:value-type="string">
            <text:p>2014-10-21 00:16:41.953125 EST-0500</text:p>
          </table:table-cell>
          <table:table-cell office:value-type="string">
            <text:p>N</text:p>
          </table:table-cell>
          <table:table-cell office:value-type="float" office:value="48.5086309687">
            <text:p>48.5086309687</text:p>
          </table:table-cell>
          <table:table-cell office:value-type="float" office:value="24.4435762918">
            <text:p>24.4435762918</text:p>
          </table:table-cell>
          <table:table-cell office:value-type="float" office:value="48.5086309687">
            <text:p>48.5086309687</text:p>
          </table:table-cell>
          <table:table-cell office:value-type="float" office:value="24.4435762918">
            <text:p>24.44357629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6990.00667">
            <text:p>2456990.00667</text:p>
          </table:table-cell>
          <table:table-cell office:value-type="string">
            <text:p>2014-11-28 07:09:36.562500 EST-0500</text:p>
          </table:table-cell>
          <table:table-cell office:value-type="string">
            <text:p>S</text:p>
          </table:table-cell>
          <table:table-cell office:value-type="float" office:value="228.509516777">
            <text:p>228.509516777</text:p>
          </table:table-cell>
          <table:table-cell office:value-type="float" office:value="204.443059231">
            <text:p>204.443059231</text:p>
          </table:table-cell>
          <table:table-cell office:value-type="float" office:value="48.5095167771">
            <text:p>48.5095167771</text:p>
          </table:table-cell>
          <table:table-cell office:value-type="float" office:value="24.4430592307">
            <text:p>24.44305923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039.68928">
            <text:p>2457039.68928</text:p>
          </table:table-cell>
          <table:table-cell office:value-type="string">
            <text:p>2015-01-16 23:32:34.687500 EST-0500</text:p>
          </table:table-cell>
          <table:table-cell office:value-type="string">
            <text:p>N</text:p>
          </table:table-cell>
          <table:table-cell office:value-type="float" office:value="48.5121548292">
            <text:p>48.5121548292</text:p>
          </table:table-cell>
          <table:table-cell office:value-type="float" office:value="24.4434980303">
            <text:p>24.4434980303</text:p>
          </table:table-cell>
          <table:table-cell office:value-type="float" office:value="48.5121548292">
            <text:p>48.5121548292</text:p>
          </table:table-cell>
          <table:table-cell office:value-type="float" office:value="24.4434980303">
            <text:p>24.44349803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077.97603">
            <text:p>2457077.97603</text:p>
          </table:table-cell>
          <table:table-cell office:value-type="string">
            <text:p>2015-02-24 06:25:29.296875 EST-0500</text:p>
          </table:table-cell>
          <table:table-cell office:value-type="string">
            <text:p>S</text:p>
          </table:table-cell>
          <table:table-cell office:value-type="float" office:value="228.512300108">
            <text:p>228.512300108</text:p>
          </table:table-cell>
          <table:table-cell office:value-type="float" office:value="204.442328525">
            <text:p>204.442328525</text:p>
          </table:table-cell>
          <table:table-cell office:value-type="float" office:value="48.5123001079">
            <text:p>48.5123001079</text:p>
          </table:table-cell>
          <table:table-cell office:value-type="float" office:value="24.4423285254">
            <text:p>24.44232852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127.65865">
            <text:p>2457127.65865</text:p>
          </table:table-cell>
          <table:table-cell office:value-type="string">
            <text:p>2015-04-14 22:48:27.421875 EST-0500</text:p>
          </table:table-cell>
          <table:table-cell office:value-type="string">
            <text:p>N</text:p>
          </table:table-cell>
          <table:table-cell office:value-type="float" office:value="48.5145517599">
            <text:p>48.5145517599</text:p>
          </table:table-cell>
          <table:table-cell office:value-type="float" office:value="24.4433888183">
            <text:p>24.4433888183</text:p>
          </table:table-cell>
          <table:table-cell office:value-type="float" office:value="48.5145517599">
            <text:p>48.5145517599</text:p>
          </table:table-cell>
          <table:table-cell office:value-type="float" office:value="24.4433888183">
            <text:p>24.44338881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165.94539">
            <text:p>2457165.94539</text:p>
          </table:table-cell>
          <table:table-cell office:value-type="string">
            <text:p>2015-05-23 05:41:22.031250 EST-0500</text:p>
          </table:table-cell>
          <table:table-cell office:value-type="string">
            <text:p>S</text:p>
          </table:table-cell>
          <table:table-cell office:value-type="float" office:value="228.514712744">
            <text:p>228.514712744</text:p>
          </table:table-cell>
          <table:table-cell office:value-type="float" office:value="204.442269965">
            <text:p>204.442269965</text:p>
          </table:table-cell>
          <table:table-cell office:value-type="float" office:value="48.5147127438">
            <text:p>48.5147127438</text:p>
          </table:table-cell>
          <table:table-cell office:value-type="float" office:value="24.4422699654">
            <text:p>24.44226996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215.62801">
            <text:p>2457215.62801</text:p>
          </table:table-cell>
          <table:table-cell office:value-type="string">
            <text:p>2015-07-11 22:04:20.156250 EST-0500</text:p>
          </table:table-cell>
          <table:table-cell office:value-type="string">
            <text:p>N</text:p>
          </table:table-cell>
          <table:table-cell office:value-type="float" office:value="48.5184619839">
            <text:p>48.5184619839</text:p>
          </table:table-cell>
          <table:table-cell office:value-type="float" office:value="24.4439361061">
            <text:p>24.4439361061</text:p>
          </table:table-cell>
          <table:table-cell office:value-type="float" office:value="48.5184619839">
            <text:p>48.5184619839</text:p>
          </table:table-cell>
          <table:table-cell office:value-type="float" office:value="24.4439361061">
            <text:p>24.44393610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253.91414">
            <text:p>2457253.91414</text:p>
          </table:table-cell>
          <table:table-cell office:value-type="string">
            <text:p>2015-08-19 04:56:22.031250 EST-0500</text:p>
          </table:table-cell>
          <table:table-cell office:value-type="string">
            <text:p>S</text:p>
          </table:table-cell>
          <table:table-cell office:value-type="float" office:value="228.517266881">
            <text:p>228.517266881</text:p>
          </table:table-cell>
          <table:table-cell office:value-type="float" office:value="204.441371123">
            <text:p>204.441371123</text:p>
          </table:table-cell>
          <table:table-cell office:value-type="float" office:value="48.5172668809">
            <text:p>48.5172668809</text:p>
          </table:table-cell>
          <table:table-cell office:value-type="float" office:value="24.4413711227">
            <text:p>24.44137112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303.59676">
            <text:p>2457303.59676</text:p>
          </table:table-cell>
          <table:table-cell office:value-type="string">
            <text:p>2015-10-07 21:19:20.156250 EST-0500</text:p>
          </table:table-cell>
          <table:table-cell office:value-type="string">
            <text:p>N</text:p>
          </table:table-cell>
          <table:table-cell office:value-type="float" office:value="48.5206064152">
            <text:p>48.5206064152</text:p>
          </table:table-cell>
          <table:table-cell office:value-type="float" office:value="24.4434674331">
            <text:p>24.4434674331</text:p>
          </table:table-cell>
          <table:table-cell office:value-type="float" office:value="48.5206064152">
            <text:p>48.5206064152</text:p>
          </table:table-cell>
          <table:table-cell office:value-type="float" office:value="24.4434674331">
            <text:p>24.44346743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341.8835">
            <text:p>2457341.8835</text:p>
          </table:table-cell>
          <table:table-cell office:value-type="string">
            <text:p>2015-11-15 04:12:14.765625 EST-0500</text:p>
          </table:table-cell>
          <table:table-cell office:value-type="string">
            <text:p>S</text:p>
          </table:table-cell>
          <table:table-cell office:value-type="float" office:value="228.520174034">
            <text:p>228.520174034</text:p>
          </table:table-cell>
          <table:table-cell office:value-type="float" office:value="204.441978188">
            <text:p>204.441978188</text:p>
          </table:table-cell>
          <table:table-cell office:value-type="float" office:value="48.5201740341">
            <text:p>48.5201740341</text:p>
          </table:table-cell>
          <table:table-cell office:value-type="float" office:value="24.4419781876">
            <text:p>24.44197818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391.56551">
            <text:p>2457391.56551</text:p>
          </table:table-cell>
          <table:table-cell office:value-type="string">
            <text:p>2016-01-03 20:34:20.156250 EST-0500</text:p>
          </table:table-cell>
          <table:table-cell office:value-type="string">
            <text:p>N</text:p>
          </table:table-cell>
          <table:table-cell office:value-type="float" office:value="48.5216615649">
            <text:p>48.5216615649</text:p>
          </table:table-cell>
          <table:table-cell office:value-type="float" office:value="24.4412741294">
            <text:p>24.4412741294</text:p>
          </table:table-cell>
          <table:table-cell office:value-type="float" office:value="48.5216615649">
            <text:p>48.5216615649</text:p>
          </table:table-cell>
          <table:table-cell office:value-type="float" office:value="24.4412741294">
            <text:p>24.44127412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429.85225">
            <text:p>2457429.85225</text:p>
          </table:table-cell>
          <table:table-cell office:value-type="string">
            <text:p>2016-02-11 03:27:14.765625 EST-0500</text:p>
          </table:table-cell>
          <table:table-cell office:value-type="string">
            <text:p>S</text:p>
          </table:table-cell>
          <table:table-cell office:value-type="float" office:value="228.522577662">
            <text:p>228.522577662</text:p>
          </table:table-cell>
          <table:table-cell office:value-type="float" office:value="204.44062385">
            <text:p>204.44062385</text:p>
          </table:table-cell>
          <table:table-cell office:value-type="float" office:value="48.5225776615">
            <text:p>48.5225776615</text:p>
          </table:table-cell>
          <table:table-cell office:value-type="float" office:value="24.4406238496">
            <text:p>24.44062384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479.53547">
            <text:p>2457479.53547</text:p>
          </table:table-cell>
          <table:table-cell office:value-type="string">
            <text:p>2016-03-31 19:51:05.625000 EST-0500</text:p>
          </table:table-cell>
          <table:table-cell office:value-type="string">
            <text:p>N</text:p>
          </table:table-cell>
          <table:table-cell office:value-type="float" office:value="48.5255829205">
            <text:p>48.5255829205</text:p>
          </table:table-cell>
          <table:table-cell office:value-type="float" office:value="24.4424418843">
            <text:p>24.4424418843</text:p>
          </table:table-cell>
          <table:table-cell office:value-type="float" office:value="48.5255829205">
            <text:p>48.5255829205</text:p>
          </table:table-cell>
          <table:table-cell office:value-type="float" office:value="24.4424418843">
            <text:p>24.44244188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517.82161">
            <text:p>2457517.82161</text:p>
          </table:table-cell>
          <table:table-cell office:value-type="string">
            <text:p>2016-05-09 02:43:07.500000 EST-0500</text:p>
          </table:table-cell>
          <table:table-cell office:value-type="string">
            <text:p>S</text:p>
          </table:table-cell>
          <table:table-cell office:value-type="float" office:value="228.524158775">
            <text:p>228.524158775</text:p>
          </table:table-cell>
          <table:table-cell office:value-type="float" office:value="204.439956057">
            <text:p>204.439956057</text:p>
          </table:table-cell>
          <table:table-cell office:value-type="float" office:value="48.5241587748">
            <text:p>48.5241587748</text:p>
          </table:table-cell>
          <table:table-cell office:value-type="float" office:value="24.4399560566">
            <text:p>24.43995605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567.50484">
            <text:p>2457567.50484</text:p>
          </table:table-cell>
          <table:table-cell office:value-type="string">
            <text:p>2016-06-27 19:06:58.359375 EST-0500</text:p>
          </table:table-cell>
          <table:table-cell office:value-type="string">
            <text:p>N</text:p>
          </table:table-cell>
          <table:table-cell office:value-type="float" office:value="48.5273442338">
            <text:p>48.5273442338</text:p>
          </table:table-cell>
          <table:table-cell office:value-type="float" office:value="24.4410661249">
            <text:p>24.4410661249</text:p>
          </table:table-cell>
          <table:table-cell office:value-type="float" office:value="48.5273442338">
            <text:p>48.5273442338</text:p>
          </table:table-cell>
          <table:table-cell office:value-type="float" office:value="24.4410661249">
            <text:p>24.44106612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605.79097">
            <text:p>2457605.79097</text:p>
          </table:table-cell>
          <table:table-cell office:value-type="string">
            <text:p>2016-08-05 01:59:00.234375 EST-0500</text:p>
          </table:table-cell>
          <table:table-cell office:value-type="string">
            <text:p>S</text:p>
          </table:table-cell>
          <table:table-cell office:value-type="float" office:value="228.527969599">
            <text:p>228.527969599</text:p>
          </table:table-cell>
          <table:table-cell office:value-type="float" office:value="204.440073215">
            <text:p>204.440073215</text:p>
          </table:table-cell>
          <table:table-cell office:value-type="float" office:value="48.5279695988">
            <text:p>48.5279695988</text:p>
          </table:table-cell>
          <table:table-cell office:value-type="float" office:value="24.4400732151">
            <text:p>24.44007321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655.47359">
            <text:p>2457655.47359</text:p>
          </table:table-cell>
          <table:table-cell office:value-type="string">
            <text:p>2016-09-23 18:21:58.359375 EST-0500</text:p>
          </table:table-cell>
          <table:table-cell office:value-type="string">
            <text:p>N</text:p>
          </table:table-cell>
          <table:table-cell office:value-type="float" office:value="48.5284240849">
            <text:p>48.5284240849</text:p>
          </table:table-cell>
          <table:table-cell office:value-type="float" office:value="24.4392664752">
            <text:p>24.4392664752</text:p>
          </table:table-cell>
          <table:table-cell office:value-type="float" office:value="48.5284240849">
            <text:p>48.5284240849</text:p>
          </table:table-cell>
          <table:table-cell office:value-type="float" office:value="24.4392664752">
            <text:p>24.43926647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693.75972">
            <text:p>2457693.75972</text:p>
          </table:table-cell>
          <table:table-cell office:value-type="string">
            <text:p>2016-11-01 01:14:00.234375 EST-0500</text:p>
          </table:table-cell>
          <table:table-cell office:value-type="string">
            <text:p>S</text:p>
          </table:table-cell>
          <table:table-cell office:value-type="float" office:value="228.528615504">
            <text:p>228.528615504</text:p>
          </table:table-cell>
          <table:table-cell office:value-type="float" office:value="204.438571847">
            <text:p>204.438571847</text:p>
          </table:table-cell>
          <table:table-cell office:value-type="float" office:value="48.5286155043">
            <text:p>48.5286155043</text:p>
          </table:table-cell>
          <table:table-cell office:value-type="float" office:value="24.4385718468">
            <text:p>24.43857184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743.44295">
            <text:p>2457743.44295</text:p>
          </table:table-cell>
          <table:table-cell office:value-type="string">
            <text:p>2016-12-20 17:37:51.093750 EST-0500</text:p>
          </table:table-cell>
          <table:table-cell office:value-type="string">
            <text:p>N</text:p>
          </table:table-cell>
          <table:table-cell office:value-type="float" office:value="48.5330941615">
            <text:p>48.5330941615</text:p>
          </table:table-cell>
          <table:table-cell office:value-type="float" office:value="24.4408872939">
            <text:p>24.4408872939</text:p>
          </table:table-cell>
          <table:table-cell office:value-type="float" office:value="48.5330941615">
            <text:p>48.5330941615</text:p>
          </table:table-cell>
          <table:table-cell office:value-type="float" office:value="24.4408872939">
            <text:p>24.44088729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781.72907">
            <text:p>2457781.72907</text:p>
          </table:table-cell>
          <table:table-cell office:value-type="string">
            <text:p>2017-01-28 00:29:52.968750 EST-0500</text:p>
          </table:table-cell>
          <table:table-cell office:value-type="string">
            <text:p>S</text:p>
          </table:table-cell>
          <table:table-cell office:value-type="float" office:value="228.532562384">
            <text:p>228.532562384</text:p>
          </table:table-cell>
          <table:table-cell office:value-type="float" office:value="204.438638255">
            <text:p>204.438638255</text:p>
          </table:table-cell>
          <table:table-cell office:value-type="float" office:value="48.5325623836">
            <text:p>48.5325623836</text:p>
          </table:table-cell>
          <table:table-cell office:value-type="float" office:value="24.4386382553">
            <text:p>24.43863825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831.4123">
            <text:p>2457831.4123</text:p>
          </table:table-cell>
          <table:table-cell office:value-type="string">
            <text:p>2017-03-18 16:53:43.828125 EST-0500</text:p>
          </table:table-cell>
          <table:table-cell office:value-type="string">
            <text:p>N</text:p>
          </table:table-cell>
          <table:table-cell office:value-type="float" office:value="48.5361175906">
            <text:p>48.5361175906</text:p>
          </table:table-cell>
          <table:table-cell office:value-type="float" office:value="24.4408977564">
            <text:p>24.4408977564</text:p>
          </table:table-cell>
          <table:table-cell office:value-type="float" office:value="48.5361175906">
            <text:p>48.5361175906</text:p>
          </table:table-cell>
          <table:table-cell office:value-type="float" office:value="24.4408977564">
            <text:p>24.44089775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869.69844">
            <text:p>2457869.69844</text:p>
          </table:table-cell>
          <table:table-cell office:value-type="string">
            <text:p>2017-04-25 23:45:45.703125 EST-0500</text:p>
          </table:table-cell>
          <table:table-cell office:value-type="string">
            <text:p>S</text:p>
          </table:table-cell>
          <table:table-cell office:value-type="float" office:value="228.534693121">
            <text:p>228.534693121</text:p>
          </table:table-cell>
          <table:table-cell office:value-type="float" office:value="204.43854964">
            <text:p>204.43854964</text:p>
          </table:table-cell>
          <table:table-cell office:value-type="float" office:value="48.5346931209">
            <text:p>48.5346931209</text:p>
          </table:table-cell>
          <table:table-cell office:value-type="float" office:value="24.4385496405">
            <text:p>24.43854964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919.38228">
            <text:p>2457919.38228</text:p>
          </table:table-cell>
          <table:table-cell office:value-type="string">
            <text:p>2017-06-14 16:10:29.296875 EST-0500</text:p>
          </table:table-cell>
          <table:table-cell office:value-type="string">
            <text:p>N</text:p>
          </table:table-cell>
          <table:table-cell office:value-type="float" office:value="48.53774922">
            <text:p>48.53774922</text:p>
          </table:table-cell>
          <table:table-cell office:value-type="float" office:value="24.4395500471">
            <text:p>24.4395500471</text:p>
          </table:table-cell>
          <table:table-cell office:value-type="float" office:value="48.53774922">
            <text:p>48.53774922</text:p>
          </table:table-cell>
          <table:table-cell office:value-type="float" office:value="24.4395500471">
            <text:p>24.43955004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7957.66719">
            <text:p>2457957.66719</text:p>
          </table:table-cell>
          <table:table-cell office:value-type="string">
            <text:p>2017-07-22 23:00:45.703125 EST-0500</text:p>
          </table:table-cell>
          <table:table-cell office:value-type="string">
            <text:p>S</text:p>
          </table:table-cell>
          <table:table-cell office:value-type="float" office:value="228.537173463">
            <text:p>228.537173463</text:p>
          </table:table-cell>
          <table:table-cell office:value-type="float" office:value="204.43726886">
            <text:p>204.43726886</text:p>
          </table:table-cell>
          <table:table-cell office:value-type="float" office:value="48.5371734633">
            <text:p>48.5371734633</text:p>
          </table:table-cell>
          <table:table-cell office:value-type="float" office:value="24.4372688596">
            <text:p>24.43726885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007.35103">
            <text:p>2458007.35103</text:p>
          </table:table-cell>
          <table:table-cell office:value-type="string">
            <text:p>2017-09-10 15:25:29.296875 EST-0500</text:p>
          </table:table-cell>
          <table:table-cell office:value-type="string">
            <text:p>N</text:p>
          </table:table-cell>
          <table:table-cell office:value-type="float" office:value="48.537757466">
            <text:p>48.537757466</text:p>
          </table:table-cell>
          <table:table-cell office:value-type="float" office:value="24.4364527535">
            <text:p>24.4364527535</text:p>
          </table:table-cell>
          <table:table-cell office:value-type="float" office:value="48.537757466">
            <text:p>48.537757466</text:p>
          </table:table-cell>
          <table:table-cell office:value-type="float" office:value="24.4364527535">
            <text:p>24.43645275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045.63655">
            <text:p>2458045.63655</text:p>
          </table:table-cell>
          <table:table-cell office:value-type="string">
            <text:p>2017-10-18 22:16:38.437500 EST-0500</text:p>
          </table:table-cell>
          <table:table-cell office:value-type="string">
            <text:p>S</text:p>
          </table:table-cell>
          <table:table-cell office:value-type="float" office:value="228.540026593">
            <text:p>228.540026593</text:p>
          </table:table-cell>
          <table:table-cell office:value-type="float" office:value="204.437778005">
            <text:p>204.437778005</text:p>
          </table:table-cell>
          <table:table-cell office:value-type="float" office:value="48.5400265926">
            <text:p>48.5400265926</text:p>
          </table:table-cell>
          <table:table-cell office:value-type="float" office:value="24.4377780051">
            <text:p>24.43777800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095.32039">
            <text:p>2458095.32039</text:p>
          </table:table-cell>
          <table:table-cell office:value-type="string">
            <text:p>2017-12-07 14:41:22.031250 EST-0500</text:p>
          </table:table-cell>
          <table:table-cell office:value-type="string">
            <text:p>N</text:p>
          </table:table-cell>
          <table:table-cell office:value-type="float" office:value="48.542524647">
            <text:p>48.542524647</text:p>
          </table:table-cell>
          <table:table-cell office:value-type="float" office:value="24.438310886">
            <text:p>24.438310886</text:p>
          </table:table-cell>
          <table:table-cell office:value-type="float" office:value="48.542524647">
            <text:p>48.542524647</text:p>
          </table:table-cell>
          <table:table-cell office:value-type="float" office:value="24.438310886">
            <text:p>24.4383108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133.6053">
            <text:p>2458133.6053</text:p>
          </table:table-cell>
          <table:table-cell office:value-type="string">
            <text:p>2018-01-14 21:31:38.437500 EST-0500</text:p>
          </table:table-cell>
          <table:table-cell office:value-type="string">
            <text:p>S</text:p>
          </table:table-cell>
          <table:table-cell office:value-type="float" office:value="228.542713336">
            <text:p>228.542713336</text:p>
          </table:table-cell>
          <table:table-cell office:value-type="float" office:value="204.436742936">
            <text:p>204.436742936</text:p>
          </table:table-cell>
          <table:table-cell office:value-type="float" office:value="48.542713336">
            <text:p>48.542713336</text:p>
          </table:table-cell>
          <table:table-cell office:value-type="float" office:value="24.4367429357">
            <text:p>24.43674293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183.28914">
            <text:p>2458183.28914</text:p>
          </table:table-cell>
          <table:table-cell office:value-type="string">
            <text:p>2018-03-05 13:56:22.031250 EST-0500</text:p>
          </table:table-cell>
          <table:table-cell office:value-type="string">
            <text:p>N</text:p>
          </table:table-cell>
          <table:table-cell office:value-type="float" office:value="48.5438309736">
            <text:p>48.5438309736</text:p>
          </table:table-cell>
          <table:table-cell office:value-type="float" office:value="24.4362217672">
            <text:p>24.4362217672</text:p>
          </table:table-cell>
          <table:table-cell office:value-type="float" office:value="48.5438309736">
            <text:p>48.5438309736</text:p>
          </table:table-cell>
          <table:table-cell office:value-type="float" office:value="24.4362217672">
            <text:p>24.43622176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221.57466">
            <text:p>2458221.57466</text:p>
          </table:table-cell>
          <table:table-cell office:value-type="string">
            <text:p>2018-04-12 20:47:31.171875 EST-0500</text:p>
          </table:table-cell>
          <table:table-cell office:value-type="string">
            <text:p>S</text:p>
          </table:table-cell>
          <table:table-cell office:value-type="float" office:value="228.545089701">
            <text:p>228.545089701</text:p>
          </table:table-cell>
          <table:table-cell office:value-type="float" office:value="204.436528541">
            <text:p>204.436528541</text:p>
          </table:table-cell>
          <table:table-cell office:value-type="float" office:value="48.5450897006">
            <text:p>48.5450897006</text:p>
          </table:table-cell>
          <table:table-cell office:value-type="float" office:value="24.4365285406">
            <text:p>24.43652854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271.25911">
            <text:p>2458271.25911</text:p>
          </table:table-cell>
          <table:table-cell office:value-type="string">
            <text:p>2018-06-01 13:13:07.500000 EST-0500</text:p>
          </table:table-cell>
          <table:table-cell office:value-type="string">
            <text:p>N</text:p>
          </table:table-cell>
          <table:table-cell office:value-type="float" office:value="48.5489789541">
            <text:p>48.5489789541</text:p>
          </table:table-cell>
          <table:table-cell office:value-type="float" office:value="24.4386293571">
            <text:p>24.4386293571</text:p>
          </table:table-cell>
          <table:table-cell office:value-type="float" office:value="48.5489789541">
            <text:p>48.5489789541</text:p>
          </table:table-cell>
          <table:table-cell office:value-type="float" office:value="24.4386293571">
            <text:p>24.43862935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309.54402">
            <text:p>2458309.54402</text:p>
          </table:table-cell>
          <table:table-cell office:value-type="string">
            <text:p>2018-07-09 20:03:23.906250 EST-0500</text:p>
          </table:table-cell>
          <table:table-cell office:value-type="string">
            <text:p>S</text:p>
          </table:table-cell>
          <table:table-cell office:value-type="float" office:value="228.54874259">
            <text:p>228.54874259</text:p>
          </table:table-cell>
          <table:table-cell office:value-type="float" office:value="204.436714418">
            <text:p>204.436714418</text:p>
          </table:table-cell>
          <table:table-cell office:value-type="float" office:value="48.5487425896">
            <text:p>48.5487425896</text:p>
          </table:table-cell>
          <table:table-cell office:value-type="float" office:value="24.436714418">
            <text:p>24.4367144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359.22847">
            <text:p>2458359.22847</text:p>
          </table:table-cell>
          <table:table-cell office:value-type="string">
            <text:p>2018-08-28 12:29:00.234375 EST-0500</text:p>
          </table:table-cell>
          <table:table-cell office:value-type="string">
            <text:p>N</text:p>
          </table:table-cell>
          <table:table-cell office:value-type="float" office:value="48.5496835042">
            <text:p>48.5496835042</text:p>
          </table:table-cell>
          <table:table-cell office:value-type="float" office:value="24.4357885884">
            <text:p>24.4357885884</text:p>
          </table:table-cell>
          <table:table-cell office:value-type="float" office:value="48.5496835042">
            <text:p>48.5496835042</text:p>
          </table:table-cell>
          <table:table-cell office:value-type="float" office:value="24.4357885884">
            <text:p>24.43578858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397.51277">
            <text:p>2458397.51277</text:p>
          </table:table-cell>
          <table:table-cell office:value-type="string">
            <text:p>2018-10-05 19:18:23.906250 EST-0500</text:p>
          </table:table-cell>
          <table:table-cell office:value-type="string">
            <text:p>S</text:p>
          </table:table-cell>
          <table:table-cell office:value-type="float" office:value="228.550998274">
            <text:p>228.550998274</text:p>
          </table:table-cell>
          <table:table-cell office:value-type="float" office:value="204.43610664">
            <text:p>204.43610664</text:p>
          </table:table-cell>
          <table:table-cell office:value-type="float" office:value="48.5509982737">
            <text:p>48.5509982737</text:p>
          </table:table-cell>
          <table:table-cell office:value-type="float" office:value="24.4361066397">
            <text:p>24.43610663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447.19782">
            <text:p>2458447.19782</text:p>
          </table:table-cell>
          <table:table-cell office:value-type="string">
            <text:p>2018-11-24 11:44:52.968750 EST-0500</text:p>
          </table:table-cell>
          <table:table-cell office:value-type="string">
            <text:p>N</text:p>
          </table:table-cell>
          <table:table-cell office:value-type="float" office:value="48.5539937918">
            <text:p>48.5539937918</text:p>
          </table:table-cell>
          <table:table-cell office:value-type="float" office:value="24.4375356713">
            <text:p>24.4375356713</text:p>
          </table:table-cell>
          <table:table-cell office:value-type="float" office:value="48.5539937918">
            <text:p>48.5539937918</text:p>
          </table:table-cell>
          <table:table-cell office:value-type="float" office:value="24.4375356713">
            <text:p>24.43753567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485.48152">
            <text:p>2458485.48152</text:p>
          </table:table-cell>
          <table:table-cell office:value-type="string">
            <text:p>2019-01-01 18:33:23.906250 EST-0500</text:p>
          </table:table-cell>
          <table:table-cell office:value-type="string">
            <text:p>S</text:p>
          </table:table-cell>
          <table:table-cell office:value-type="float" office:value="228.554178033">
            <text:p>228.554178033</text:p>
          </table:table-cell>
          <table:table-cell office:value-type="float" office:value="204.435861864">
            <text:p>204.435861864</text:p>
          </table:table-cell>
          <table:table-cell office:value-type="float" office:value="48.5541780333">
            <text:p>48.5541780333</text:p>
          </table:table-cell>
          <table:table-cell office:value-type="float" office:value="24.4358618638">
            <text:p>24.43586186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535.16657">
            <text:p>2458535.16657</text:p>
          </table:table-cell>
          <table:table-cell office:value-type="string">
            <text:p>2019-02-20 10:59:52.968750 EST-0500</text:p>
          </table:table-cell>
          <table:table-cell office:value-type="string">
            <text:p>N</text:p>
          </table:table-cell>
          <table:table-cell office:value-type="float" office:value="48.5570164723">
            <text:p>48.5570164723</text:p>
          </table:table-cell>
          <table:table-cell office:value-type="float" office:value="24.4366075477">
            <text:p>24.4366075477</text:p>
          </table:table-cell>
          <table:table-cell office:value-type="float" office:value="48.5570164723">
            <text:p>48.5570164723</text:p>
          </table:table-cell>
          <table:table-cell office:value-type="float" office:value="24.4366075477">
            <text:p>24.43660754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573.45027">
            <text:p>2458573.45027</text:p>
          </table:table-cell>
          <table:table-cell office:value-type="string">
            <text:p>2019-03-30 17:48:23.906250 EST-0500</text:p>
          </table:table-cell>
          <table:table-cell office:value-type="string">
            <text:p>S</text:p>
          </table:table-cell>
          <table:table-cell office:value-type="float" office:value="228.556548455">
            <text:p>228.556548455</text:p>
          </table:table-cell>
          <table:table-cell office:value-type="float" office:value="204.435153757">
            <text:p>204.435153757</text:p>
          </table:table-cell>
          <table:table-cell office:value-type="float" office:value="48.5565484549">
            <text:p>48.5565484549</text:p>
          </table:table-cell>
          <table:table-cell office:value-type="float" office:value="24.4351537572">
            <text:p>24.43515375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623.13532">
            <text:p>2458623.13532</text:p>
          </table:table-cell>
          <table:table-cell office:value-type="string">
            <text:p>2019-05-19 10:14:52.968750 EST-0500</text:p>
          </table:table-cell>
          <table:table-cell office:value-type="string">
            <text:p>N</text:p>
          </table:table-cell>
          <table:table-cell office:value-type="float" office:value="48.5573252466">
            <text:p>48.5573252466</text:p>
          </table:table-cell>
          <table:table-cell office:value-type="float" office:value="24.4344149238">
            <text:p>24.4344149238</text:p>
          </table:table-cell>
          <table:table-cell office:value-type="float" office:value="48.5573252466">
            <text:p>48.5573252466</text:p>
          </table:table-cell>
          <table:table-cell office:value-type="float" office:value="24.4344149238">
            <text:p>24.43441492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661.41963">
            <text:p>2458661.41963</text:p>
          </table:table-cell>
          <table:table-cell office:value-type="string">
            <text:p>2019-06-26 17:04:16.640625 EST-0500</text:p>
          </table:table-cell>
          <table:table-cell office:value-type="string">
            <text:p>S</text:p>
          </table:table-cell>
          <table:table-cell office:value-type="float" office:value="228.559768618">
            <text:p>228.559768618</text:p>
          </table:table-cell>
          <table:table-cell office:value-type="float" office:value="204.435095372">
            <text:p>204.435095372</text:p>
          </table:table-cell>
          <table:table-cell office:value-type="float" office:value="48.5597686184">
            <text:p>48.5597686184</text:p>
          </table:table-cell>
          <table:table-cell office:value-type="float" office:value="24.4350953716">
            <text:p>24.43509537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711.10469">
            <text:p>2458711.10469</text:p>
          </table:table-cell>
          <table:table-cell office:value-type="string">
            <text:p>2019-08-15 09:30:45.703125 EST-0500</text:p>
          </table:table-cell>
          <table:table-cell office:value-type="string">
            <text:p>N</text:p>
          </table:table-cell>
          <table:table-cell office:value-type="float" office:value="48.5602137528">
            <text:p>48.5602137528</text:p>
          </table:table-cell>
          <table:table-cell office:value-type="float" office:value="24.4333407177">
            <text:p>24.4333407177</text:p>
          </table:table-cell>
          <table:table-cell office:value-type="float" office:value="48.5602137528">
            <text:p>48.5602137528</text:p>
          </table:table-cell>
          <table:table-cell office:value-type="float" office:value="24.4333407177">
            <text:p>24.43334071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749.38838">
            <text:p>2458749.38838</text:p>
          </table:table-cell>
          <table:table-cell office:value-type="string">
            <text:p>2019-09-22 16:19:16.640625 EST-0500</text:p>
          </table:table-cell>
          <table:table-cell office:value-type="string">
            <text:p>S</text:p>
          </table:table-cell>
          <table:table-cell office:value-type="float" office:value="228.56123321">
            <text:p>228.56123321</text:p>
          </table:table-cell>
          <table:table-cell office:value-type="float" office:value="204.433368134">
            <text:p>204.433368134</text:p>
          </table:table-cell>
          <table:table-cell office:value-type="float" office:value="48.5612332104">
            <text:p>48.5612332104</text:p>
          </table:table-cell>
          <table:table-cell office:value-type="float" office:value="24.4333681337">
            <text:p>24.43336813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799.07405">
            <text:p>2458799.07405</text:p>
          </table:table-cell>
          <table:table-cell office:value-type="string">
            <text:p>2019-11-11 08:46:38.437500 EST-0500</text:p>
          </table:table-cell>
          <table:table-cell office:value-type="string">
            <text:p>N</text:p>
          </table:table-cell>
          <table:table-cell office:value-type="float" office:value="48.5624749056">
            <text:p>48.5624749056</text:p>
          </table:table-cell>
          <table:table-cell office:value-type="float" office:value="24.4331648729">
            <text:p>24.4331648729</text:p>
          </table:table-cell>
          <table:table-cell office:value-type="float" office:value="48.5624749056">
            <text:p>48.5624749056</text:p>
          </table:table-cell>
          <table:table-cell office:value-type="float" office:value="24.4331648729">
            <text:p>24.43316487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837.35713">
            <text:p>2458837.35713</text:p>
          </table:table-cell>
          <table:table-cell office:value-type="string">
            <text:p>2019-12-19 15:34:16.640625 EST-0500</text:p>
          </table:table-cell>
          <table:table-cell office:value-type="string">
            <text:p>S</text:p>
          </table:table-cell>
          <table:table-cell office:value-type="float" office:value="228.564332148">
            <text:p>228.564332148</text:p>
          </table:table-cell>
          <table:table-cell office:value-type="float" office:value="204.433154253">
            <text:p>204.433154253</text:p>
          </table:table-cell>
          <table:table-cell office:value-type="float" office:value="48.5643321481">
            <text:p>48.5643321481</text:p>
          </table:table-cell>
          <table:table-cell office:value-type="float" office:value="24.4331542532">
            <text:p>24.43315425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887.04341">
            <text:p>2458887.04341</text:p>
          </table:table-cell>
          <table:table-cell office:value-type="string">
            <text:p>2020-02-07 08:02:31.171875 EST-0500</text:p>
          </table:table-cell>
          <table:table-cell office:value-type="string">
            <text:p>N</text:p>
          </table:table-cell>
          <table:table-cell office:value-type="float" office:value="48.5693504503">
            <text:p>48.5693504503</text:p>
          </table:table-cell>
          <table:table-cell office:value-type="float" office:value="24.435840159">
            <text:p>24.435840159</text:p>
          </table:table-cell>
          <table:table-cell office:value-type="float" office:value="48.5693504503">
            <text:p>48.5693504503</text:p>
          </table:table-cell>
          <table:table-cell office:value-type="float" office:value="24.435840159">
            <text:p>24.4358401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925.32588">
            <text:p>2458925.32588</text:p>
          </table:table-cell>
          <table:table-cell office:value-type="string">
            <text:p>2020-03-16 14:49:16.640625 EST-0500</text:p>
          </table:table-cell>
          <table:table-cell office:value-type="string">
            <text:p>S</text:p>
          </table:table-cell>
          <table:table-cell office:value-type="float" office:value="228.56745867">
            <text:p>228.56745867</text:p>
          </table:table-cell>
          <table:table-cell office:value-type="float" office:value="204.43281894">
            <text:p>204.43281894</text:p>
          </table:table-cell>
          <table:table-cell office:value-type="float" office:value="48.5674586703">
            <text:p>48.5674586703</text:p>
          </table:table-cell>
          <table:table-cell office:value-type="float" office:value="24.43281894">
            <text:p>24.432818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8975.01155">
            <text:p>2458975.01155</text:p>
          </table:table-cell>
          <table:table-cell office:value-type="string">
            <text:p>2020-05-05 07:16:38.437500 EST-0500</text:p>
          </table:table-cell>
          <table:table-cell office:value-type="string">
            <text:p>N</text:p>
          </table:table-cell>
          <table:table-cell office:value-type="float" office:value="48.5677565362">
            <text:p>48.5677565362</text:p>
          </table:table-cell>
          <table:table-cell office:value-type="float" office:value="24.4316777528">
            <text:p>24.4316777528</text:p>
          </table:table-cell>
          <table:table-cell office:value-type="float" office:value="48.5677565362">
            <text:p>48.5677565362</text:p>
          </table:table-cell>
          <table:table-cell office:value-type="float" office:value="24.4316777528">
            <text:p>24.43167775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013.29463">
            <text:p>2459013.29463</text:p>
          </table:table-cell>
          <table:table-cell office:value-type="string">
            <text:p>2020-06-12 14:04:16.640625 EST-0500</text:p>
          </table:table-cell>
          <table:table-cell office:value-type="string">
            <text:p>S</text:p>
          </table:table-cell>
          <table:table-cell office:value-type="float" office:value="228.570059317">
            <text:p>228.570059317</text:p>
          </table:table-cell>
          <table:table-cell office:value-type="float" office:value="204.432182144">
            <text:p>204.432182144</text:p>
          </table:table-cell>
          <table:table-cell office:value-type="float" office:value="48.5700593165">
            <text:p>48.5700593165</text:p>
          </table:table-cell>
          <table:table-cell office:value-type="float" office:value="24.4321821445">
            <text:p>24.43218214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062.98091">
            <text:p>2459062.98091</text:p>
          </table:table-cell>
          <table:table-cell office:value-type="string">
            <text:p>2020-08-01 06:32:31.171875 EST-0500</text:p>
          </table:table-cell>
          <table:table-cell office:value-type="string">
            <text:p>N</text:p>
          </table:table-cell>
          <table:table-cell office:value-type="float" office:value="48.5715133199">
            <text:p>48.5715133199</text:p>
          </table:table-cell>
          <table:table-cell office:value-type="float" office:value="24.4313273628">
            <text:p>24.4313273628</text:p>
          </table:table-cell>
          <table:table-cell office:value-type="float" office:value="48.5715133199">
            <text:p>48.5715133199</text:p>
          </table:table-cell>
          <table:table-cell office:value-type="float" office:value="24.4313273628">
            <text:p>24.43132736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101.26399">
            <text:p>2459101.26399</text:p>
          </table:table-cell>
          <table:table-cell office:value-type="string">
            <text:p>2020-09-08 13:20:09.375000 EST-0500</text:p>
          </table:table-cell>
          <table:table-cell office:value-type="string">
            <text:p>S</text:p>
          </table:table-cell>
          <table:table-cell office:value-type="float" office:value="228.572813808">
            <text:p>228.572813808</text:p>
          </table:table-cell>
          <table:table-cell office:value-type="float" office:value="204.43146942">
            <text:p>204.43146942</text:p>
          </table:table-cell>
          <table:table-cell office:value-type="float" office:value="48.5728138083">
            <text:p>48.5728138083</text:p>
          </table:table-cell>
          <table:table-cell office:value-type="float" office:value="24.4314694204">
            <text:p>24.43146942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150.95027">
            <text:p>2459150.95027</text:p>
          </table:table-cell>
          <table:table-cell office:value-type="string">
            <text:p>2020-10-28 05:48:23.906250 EST-0500</text:p>
          </table:table-cell>
          <table:table-cell office:value-type="string">
            <text:p>N</text:p>
          </table:table-cell>
          <table:table-cell office:value-type="float" office:value="48.5737298874">
            <text:p>48.5737298874</text:p>
          </table:table-cell>
          <table:table-cell office:value-type="float" office:value="24.4308691667">
            <text:p>24.4308691667</text:p>
          </table:table-cell>
          <table:table-cell office:value-type="float" office:value="48.5737298874">
            <text:p>48.5737298874</text:p>
          </table:table-cell>
          <table:table-cell office:value-type="float" office:value="24.4308691667">
            <text:p>24.43086916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189.23336">
            <text:p>2459189.23336</text:p>
          </table:table-cell>
          <table:table-cell office:value-type="string">
            <text:p>2020-12-05 12:36:02.109375 EST-0500</text:p>
          </table:table-cell>
          <table:table-cell office:value-type="string">
            <text:p>S</text:p>
          </table:table-cell>
          <table:table-cell office:value-type="float" office:value="228.576006446">
            <text:p>228.576006446</text:p>
          </table:table-cell>
          <table:table-cell office:value-type="float" office:value="204.431447866">
            <text:p>204.431447866</text:p>
          </table:table-cell>
          <table:table-cell office:value-type="float" office:value="48.5760064461">
            <text:p>48.5760064461</text:p>
          </table:table-cell>
          <table:table-cell office:value-type="float" office:value="24.4314478658">
            <text:p>24.43144786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238.91963">
            <text:p>2459238.91963</text:p>
          </table:table-cell>
          <table:table-cell office:value-type="string">
            <text:p>2021-01-24 05:04:16.640625 EST-0500</text:p>
          </table:table-cell>
          <table:table-cell office:value-type="string">
            <text:p>N</text:p>
          </table:table-cell>
          <table:table-cell office:value-type="float" office:value="48.5788345941">
            <text:p>48.5788345941</text:p>
          </table:table-cell>
          <table:table-cell office:value-type="float" office:value="24.4318510401">
            <text:p>24.4318510401</text:p>
          </table:table-cell>
          <table:table-cell office:value-type="float" office:value="48.5788345941">
            <text:p>48.5788345941</text:p>
          </table:table-cell>
          <table:table-cell office:value-type="float" office:value="24.4318510401">
            <text:p>24.43185104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277.20211">
            <text:p>2459277.20211</text:p>
          </table:table-cell>
          <table:table-cell office:value-type="string">
            <text:p>2021-03-03 11:51:02.109375 EST-0500</text:p>
          </table:table-cell>
          <table:table-cell office:value-type="string">
            <text:p>S</text:p>
          </table:table-cell>
          <table:table-cell office:value-type="float" office:value="228.578853508">
            <text:p>228.578853508</text:p>
          </table:table-cell>
          <table:table-cell office:value-type="float" office:value="204.430504204">
            <text:p>204.430504204</text:p>
          </table:table-cell>
          <table:table-cell office:value-type="float" office:value="48.5788535075">
            <text:p>48.5788535075</text:p>
          </table:table-cell>
          <table:table-cell office:value-type="float" office:value="24.4305042044">
            <text:p>24.43050420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326.88838">
            <text:p>2459326.88838</text:p>
          </table:table-cell>
          <table:table-cell office:value-type="string">
            <text:p>2021-04-22 04:19:16.640625 EST-0500</text:p>
          </table:table-cell>
          <table:table-cell office:value-type="string">
            <text:p>N</text:p>
          </table:table-cell>
          <table:table-cell office:value-type="float" office:value="48.581267579">
            <text:p>48.581267579</text:p>
          </table:table-cell>
          <table:table-cell office:value-type="float" office:value="24.431373534">
            <text:p>24.431373534</text:p>
          </table:table-cell>
          <table:table-cell office:value-type="float" office:value="48.581267579">
            <text:p>48.581267579</text:p>
          </table:table-cell>
          <table:table-cell office:value-type="float" office:value="24.431373534">
            <text:p>24.4313735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365.17086">
            <text:p>2459365.17086</text:p>
          </table:table-cell>
          <table:table-cell office:value-type="string">
            <text:p>2021-05-30 11:06:02.109375 EST-0500</text:p>
          </table:table-cell>
          <table:table-cell office:value-type="string">
            <text:p>S</text:p>
          </table:table-cell>
          <table:table-cell office:value-type="float" office:value="228.58103435">
            <text:p>228.58103435</text:p>
          </table:table-cell>
          <table:table-cell office:value-type="float" office:value="204.429493451">
            <text:p>204.429493451</text:p>
          </table:table-cell>
          <table:table-cell office:value-type="float" office:value="48.5810343505">
            <text:p>48.5810343505</text:p>
          </table:table-cell>
          <table:table-cell office:value-type="float" office:value="24.4294934508">
            <text:p>24.42949345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414.85713">
            <text:p>2459414.85713</text:p>
          </table:table-cell>
          <table:table-cell office:value-type="string">
            <text:p>2021-07-19 03:34:16.640625 EST-0500</text:p>
          </table:table-cell>
          <table:table-cell office:value-type="string">
            <text:p>N</text:p>
          </table:table-cell>
          <table:table-cell office:value-type="float" office:value="48.5826907429">
            <text:p>48.5826907429</text:p>
          </table:table-cell>
          <table:table-cell office:value-type="float" office:value="24.4288447229">
            <text:p>24.4288447229</text:p>
          </table:table-cell>
          <table:table-cell office:value-type="float" office:value="48.5826907429">
            <text:p>48.5826907429</text:p>
          </table:table-cell>
          <table:table-cell office:value-type="float" office:value="24.4288447229">
            <text:p>24.42884472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453.14021">
            <text:p>2459453.14021</text:p>
          </table:table-cell>
          <table:table-cell office:value-type="string">
            <text:p>2021-08-26 10:21:54.843750 EST-0500</text:p>
          </table:table-cell>
          <table:table-cell office:value-type="string">
            <text:p>S</text:p>
          </table:table-cell>
          <table:table-cell office:value-type="float" office:value="228.585246968">
            <text:p>228.585246968</text:p>
          </table:table-cell>
          <table:table-cell office:value-type="float" office:value="204.429847185">
            <text:p>204.429847185</text:p>
          </table:table-cell>
          <table:table-cell office:value-type="float" office:value="48.5852469679">
            <text:p>48.5852469679</text:p>
          </table:table-cell>
          <table:table-cell office:value-type="float" office:value="24.4298471852">
            <text:p>24.42984718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502.82711">
            <text:p>2459502.82711</text:p>
          </table:table-cell>
          <table:table-cell office:value-type="string">
            <text:p>2021-10-15 02:51:02.109375 EST-0500</text:p>
          </table:table-cell>
          <table:table-cell office:value-type="string">
            <text:p>N</text:p>
          </table:table-cell>
          <table:table-cell office:value-type="float" office:value="48.5874376569">
            <text:p>48.5874376569</text:p>
          </table:table-cell>
          <table:table-cell office:value-type="float" office:value="24.4304763108">
            <text:p>24.4304763108</text:p>
          </table:table-cell>
          <table:table-cell office:value-type="float" office:value="48.5874376569">
            <text:p>48.5874376569</text:p>
          </table:table-cell>
          <table:table-cell office:value-type="float" office:value="24.4304763108">
            <text:p>24.43047631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541.10896">
            <text:p>2459541.10896</text:p>
          </table:table-cell>
          <table:table-cell office:value-type="string">
            <text:p>2021-11-22 09:36:54.843750 EST-0500</text:p>
          </table:table-cell>
          <table:table-cell office:value-type="string">
            <text:p>S</text:p>
          </table:table-cell>
          <table:table-cell office:value-type="float" office:value="228.585583272">
            <text:p>228.585583272</text:p>
          </table:table-cell>
          <table:table-cell office:value-type="float" office:value="204.427214177">
            <text:p>204.427214177</text:p>
          </table:table-cell>
          <table:table-cell office:value-type="float" office:value="48.5855832718">
            <text:p>48.5855832718</text:p>
          </table:table-cell>
          <table:table-cell office:value-type="float" office:value="24.4272141772">
            <text:p>24.42721417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590.79646">
            <text:p>2459590.79646</text:p>
          </table:table-cell>
          <table:table-cell office:value-type="string">
            <text:p>2022-01-11 02:06:54.843750 EST-0500</text:p>
          </table:table-cell>
          <table:table-cell office:value-type="string">
            <text:p>N</text:p>
          </table:table-cell>
          <table:table-cell office:value-type="float" office:value="48.5905436086">
            <text:p>48.5905436086</text:p>
          </table:table-cell>
          <table:table-cell office:value-type="float" office:value="24.4295986883">
            <text:p>24.4295986883</text:p>
          </table:table-cell>
          <table:table-cell office:value-type="float" office:value="48.5905436086">
            <text:p>48.5905436086</text:p>
          </table:table-cell>
          <table:table-cell office:value-type="float" office:value="24.4295986883">
            <text:p>24.42959868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629.07832">
            <text:p>2459629.07832</text:p>
          </table:table-cell>
          <table:table-cell office:value-type="string">
            <text:p>2022-02-18 08:52:47.578125 EST-0500</text:p>
          </table:table-cell>
          <table:table-cell office:value-type="string">
            <text:p>S</text:p>
          </table:table-cell>
          <table:table-cell office:value-type="float" office:value="228.589682784">
            <text:p>228.589682784</text:p>
          </table:table-cell>
          <table:table-cell office:value-type="float" office:value="204.427038101">
            <text:p>204.427038101</text:p>
          </table:table-cell>
          <table:table-cell office:value-type="float" office:value="48.5896827844">
            <text:p>48.5896827844</text:p>
          </table:table-cell>
          <table:table-cell office:value-type="float" office:value="24.4270381013">
            <text:p>24.42703810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678.76521">
            <text:p>2459678.76521</text:p>
          </table:table-cell>
          <table:table-cell office:value-type="string">
            <text:p>2022-04-09 01:21:54.843750 EST-0500</text:p>
          </table:table-cell>
          <table:table-cell office:value-type="string">
            <text:p>N</text:p>
          </table:table-cell>
          <table:table-cell office:value-type="float" office:value="48.5919991161">
            <text:p>48.5919991161</text:p>
          </table:table-cell>
          <table:table-cell office:value-type="float" office:value="24.4278472813">
            <text:p>24.4278472813</text:p>
          </table:table-cell>
          <table:table-cell office:value-type="float" office:value="48.5919991161">
            <text:p>48.5919991161</text:p>
          </table:table-cell>
          <table:table-cell office:value-type="float" office:value="24.4278472813">
            <text:p>24.42784728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717.04769">
            <text:p>2459717.04769</text:p>
          </table:table-cell>
          <table:table-cell office:value-type="string">
            <text:p>2022-05-17 08:08:40.312500 EST-0500</text:p>
          </table:table-cell>
          <table:table-cell office:value-type="string">
            <text:p>S</text:p>
          </table:table-cell>
          <table:table-cell office:value-type="float" office:value="228.592846335">
            <text:p>228.592846335</text:p>
          </table:table-cell>
          <table:table-cell office:value-type="float" office:value="204.427315915">
            <text:p>204.427315915</text:p>
          </table:table-cell>
          <table:table-cell office:value-type="float" office:value="48.5928463349">
            <text:p>48.5928463349</text:p>
          </table:table-cell>
          <table:table-cell office:value-type="float" office:value="24.4273159155">
            <text:p>24.42731591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766.73457">
            <text:p>2459766.73457</text:p>
          </table:table-cell>
          <table:table-cell office:value-type="string">
            <text:p>2022-07-06 00:37:47.578125 EST-0500</text:p>
          </table:table-cell>
          <table:table-cell office:value-type="string">
            <text:p>N</text:p>
          </table:table-cell>
          <table:table-cell office:value-type="float" office:value="48.5970961033">
            <text:p>48.5970961033</text:p>
          </table:table-cell>
          <table:table-cell office:value-type="float" office:value="24.4290382654">
            <text:p>24.4290382654</text:p>
          </table:table-cell>
          <table:table-cell office:value-type="float" office:value="48.5970961033">
            <text:p>48.5970961033</text:p>
          </table:table-cell>
          <table:table-cell office:value-type="float" office:value="24.4290382654">
            <text:p>24.42903826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805.01705">
            <text:p>2459805.01705</text:p>
          </table:table-cell>
          <table:table-cell office:value-type="string">
            <text:p>2022-08-13 07:24:33.046875 EST-0500</text:p>
          </table:table-cell>
          <table:table-cell office:value-type="string">
            <text:p>S</text:p>
          </table:table-cell>
          <table:table-cell office:value-type="float" office:value="228.597252319">
            <text:p>228.597252319</text:p>
          </table:table-cell>
          <table:table-cell office:value-type="float" office:value="204.427360352">
            <text:p>204.427360352</text:p>
          </table:table-cell>
          <table:table-cell office:value-type="float" office:value="48.597252319">
            <text:p>48.597252319</text:p>
          </table:table-cell>
          <table:table-cell office:value-type="float" office:value="24.4273603524">
            <text:p>24.42736035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854.70332">
            <text:p>2459854.70332</text:p>
          </table:table-cell>
          <table:table-cell office:value-type="string">
            <text:p>2022-10-01 23:52:47.578125 EST-0500</text:p>
          </table:table-cell>
          <table:table-cell office:value-type="string">
            <text:p>N</text:p>
          </table:table-cell>
          <table:table-cell office:value-type="float" office:value="48.5972480755">
            <text:p>48.5972480755</text:p>
          </table:table-cell>
          <table:table-cell office:value-type="float" office:value="24.4258783497">
            <text:p>24.4258783497</text:p>
          </table:table-cell>
          <table:table-cell office:value-type="float" office:value="48.5972480755">
            <text:p>48.5972480755</text:p>
          </table:table-cell>
          <table:table-cell office:value-type="float" office:value="24.4258783497">
            <text:p>24.42587834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892.9858">
            <text:p>2459892.9858</text:p>
          </table:table-cell>
          <table:table-cell office:value-type="string">
            <text:p>2022-11-09 06:39:33.046875 EST-0500</text:p>
          </table:table-cell>
          <table:table-cell office:value-type="string">
            <text:p>S</text:p>
          </table:table-cell>
          <table:table-cell office:value-type="float" office:value="228.598027443">
            <text:p>228.598027443</text:p>
          </table:table-cell>
          <table:table-cell office:value-type="float" office:value="204.425349184">
            <text:p>204.425349184</text:p>
          </table:table-cell>
          <table:table-cell office:value-type="float" office:value="48.5980274434">
            <text:p>48.5980274434</text:p>
          </table:table-cell>
          <table:table-cell office:value-type="float" office:value="24.4253491837">
            <text:p>24.42534918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942.6733">
            <text:p>2459942.6733</text:p>
          </table:table-cell>
          <table:table-cell office:value-type="string">
            <text:p>2022-12-28 23:09:33.046875 EST-0500</text:p>
          </table:table-cell>
          <table:table-cell office:value-type="string">
            <text:p>N</text:p>
          </table:table-cell>
          <table:table-cell office:value-type="float" office:value="48.6002266433">
            <text:p>48.6002266433</text:p>
          </table:table-cell>
          <table:table-cell office:value-type="float" office:value="24.4248959314">
            <text:p>24.4248959314</text:p>
          </table:table-cell>
          <table:table-cell office:value-type="float" office:value="48.6002266433">
            <text:p>48.6002266433</text:p>
          </table:table-cell>
          <table:table-cell office:value-type="float" office:value="24.4248959314">
            <text:p>24.42489593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59980.95515">
            <text:p>2459980.95515</text:p>
          </table:table-cell>
          <table:table-cell office:value-type="string">
            <text:p>2023-02-05 05:55:25.781250 EST-0500</text:p>
          </table:table-cell>
          <table:table-cell office:value-type="string">
            <text:p>S</text:p>
          </table:table-cell>
          <table:table-cell office:value-type="float" office:value="228.602709302">
            <text:p>228.602709302</text:p>
          </table:table-cell>
          <table:table-cell office:value-type="float" office:value="204.425464142">
            <text:p>204.425464142</text:p>
          </table:table-cell>
          <table:table-cell office:value-type="float" office:value="48.6027093021">
            <text:p>48.6027093021</text:p>
          </table:table-cell>
          <table:table-cell office:value-type="float" office:value="24.4254641422">
            <text:p>24.42546414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030.64265">
            <text:p>2460030.64265</text:p>
          </table:table-cell>
          <table:table-cell office:value-type="string">
            <text:p>2023-03-26 22:25:25.781250 EST-0500</text:p>
          </table:table-cell>
          <table:table-cell office:value-type="string">
            <text:p>N</text:p>
          </table:table-cell>
          <table:table-cell office:value-type="float" office:value="48.6041215967">
            <text:p>48.6041215967</text:p>
          </table:table-cell>
          <table:table-cell office:value-type="float" office:value="24.4253152483">
            <text:p>24.4253152483</text:p>
          </table:table-cell>
          <table:table-cell office:value-type="float" office:value="48.6041215967">
            <text:p>48.6041215967</text:p>
          </table:table-cell>
          <table:table-cell office:value-type="float" office:value="24.4253152483">
            <text:p>24.42531524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068.92451">
            <text:p>2460068.92451</text:p>
          </table:table-cell>
          <table:table-cell office:value-type="string">
            <text:p>2023-05-04 05:11:18.515625 EST-0500</text:p>
          </table:table-cell>
          <table:table-cell office:value-type="string">
            <text:p>S</text:p>
          </table:table-cell>
          <table:table-cell office:value-type="float" office:value="228.605964239">
            <text:p>228.605964239</text:p>
          </table:table-cell>
          <table:table-cell office:value-type="float" office:value="204.425898319">
            <text:p>204.425898319</text:p>
          </table:table-cell>
          <table:table-cell office:value-type="float" office:value="48.6059642395">
            <text:p>48.6059642395</text:p>
          </table:table-cell>
          <table:table-cell office:value-type="float" office:value="24.4258983191">
            <text:p>24.42589831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118.61201">
            <text:p>2460118.61201</text:p>
          </table:table-cell>
          <table:table-cell office:value-type="string">
            <text:p>2023-06-22 21:41:18.515625 EST-0500</text:p>
          </table:table-cell>
          <table:table-cell office:value-type="string">
            <text:p>N</text:p>
          </table:table-cell>
          <table:table-cell office:value-type="float" office:value="48.6091709061">
            <text:p>48.6091709061</text:p>
          </table:table-cell>
          <table:table-cell office:value-type="float" office:value="24.4265393728">
            <text:p>24.4265393728</text:p>
          </table:table-cell>
          <table:table-cell office:value-type="float" office:value="48.6091709061">
            <text:p>48.6091709061</text:p>
          </table:table-cell>
          <table:table-cell office:value-type="float" office:value="24.4265393728">
            <text:p>24.4265393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156.89326">
            <text:p>2460156.89326</text:p>
          </table:table-cell>
          <table:table-cell office:value-type="string">
            <text:p>2023-07-31 04:26:18.515625 EST-0500</text:p>
          </table:table-cell>
          <table:table-cell office:value-type="string">
            <text:p>S</text:p>
          </table:table-cell>
          <table:table-cell office:value-type="float" office:value="228.609330633">
            <text:p>228.609330633</text:p>
          </table:table-cell>
          <table:table-cell office:value-type="float" office:value="204.424813793">
            <text:p>204.424813793</text:p>
          </table:table-cell>
          <table:table-cell office:value-type="float" office:value="48.6093306326">
            <text:p>48.6093306326</text:p>
          </table:table-cell>
          <table:table-cell office:value-type="float" office:value="24.4248137927">
            <text:p>24.42481379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206.58076">
            <text:p>2460206.58076</text:p>
          </table:table-cell>
          <table:table-cell office:value-type="string">
            <text:p>2023-09-18 20:56:18.515625 EST-0500</text:p>
          </table:table-cell>
          <table:table-cell office:value-type="string">
            <text:p>N</text:p>
          </table:table-cell>
          <table:table-cell office:value-type="float" office:value="48.6108833584">
            <text:p>48.6108833584</text:p>
          </table:table-cell>
          <table:table-cell office:value-type="float" office:value="24.4247179523">
            <text:p>24.4247179523</text:p>
          </table:table-cell>
          <table:table-cell office:value-type="float" office:value="48.6108833584">
            <text:p>48.6108833584</text:p>
          </table:table-cell>
          <table:table-cell office:value-type="float" office:value="24.4247179523">
            <text:p>24.42471795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244.86263">
            <text:p>2460244.86263</text:p>
          </table:table-cell>
          <table:table-cell office:value-type="string">
            <text:p>2023-10-27 03:42:11.250000 EST-0500</text:p>
          </table:table-cell>
          <table:table-cell office:value-type="string">
            <text:p>S</text:p>
          </table:table-cell>
          <table:table-cell office:value-type="float" office:value="228.611951204">
            <text:p>228.611951204</text:p>
          </table:table-cell>
          <table:table-cell office:value-type="float" office:value="204.424487236">
            <text:p>204.424487236</text:p>
          </table:table-cell>
          <table:table-cell office:value-type="float" office:value="48.6119512039">
            <text:p>48.6119512039</text:p>
          </table:table-cell>
          <table:table-cell office:value-type="float" office:value="24.4244872361">
            <text:p>24.42448723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294.55013">
            <text:p>2460294.55013</text:p>
          </table:table-cell>
          <table:table-cell office:value-type="string">
            <text:p>2023-12-15 20:12:11.250000 EST-0500</text:p>
          </table:table-cell>
          <table:table-cell office:value-type="string">
            <text:p>N</text:p>
          </table:table-cell>
          <table:table-cell office:value-type="float" office:value="48.6134567102">
            <text:p>48.6134567102</text:p>
          </table:table-cell>
          <table:table-cell office:value-type="float" office:value="24.4235202533">
            <text:p>24.4235202533</text:p>
          </table:table-cell>
          <table:table-cell office:value-type="float" office:value="48.6134567102">
            <text:p>48.6134567102</text:p>
          </table:table-cell>
          <table:table-cell office:value-type="float" office:value="24.4235202533">
            <text:p>24.42352025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332.83198">
            <text:p>2460332.83198</text:p>
          </table:table-cell>
          <table:table-cell office:value-type="string">
            <text:p>2024-01-23 02:58:03.984375 EST-0500</text:p>
          </table:table-cell>
          <table:table-cell office:value-type="string">
            <text:p>S</text:p>
          </table:table-cell>
          <table:table-cell office:value-type="float" office:value="228.616471341">
            <text:p>228.616471341</text:p>
          </table:table-cell>
          <table:table-cell office:value-type="float" office:value="204.424511857">
            <text:p>204.424511857</text:p>
          </table:table-cell>
          <table:table-cell office:value-type="float" office:value="48.6164713409">
            <text:p>48.6164713409</text:p>
          </table:table-cell>
          <table:table-cell office:value-type="float" office:value="24.4245118565">
            <text:p>24.42451185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382.52009">
            <text:p>2460382.52009</text:p>
          </table:table-cell>
          <table:table-cell office:value-type="string">
            <text:p>2024-03-12 19:28:56.718750 EST-0500</text:p>
          </table:table-cell>
          <table:table-cell office:value-type="string">
            <text:p>N</text:p>
          </table:table-cell>
          <table:table-cell office:value-type="float" office:value="48.6178630241">
            <text:p>48.6178630241</text:p>
          </table:table-cell>
          <table:table-cell office:value-type="float" office:value="24.4240931001">
            <text:p>24.4240931001</text:p>
          </table:table-cell>
          <table:table-cell office:value-type="float" office:value="48.6178630241">
            <text:p>48.6178630241</text:p>
          </table:table-cell>
          <table:table-cell office:value-type="float" office:value="24.4240931001">
            <text:p>24.42409310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420.80073">
            <text:p>2460420.80073</text:p>
          </table:table-cell>
          <table:table-cell office:value-type="string">
            <text:p>2024-04-20 02:13:03.984375 EST-0500</text:p>
          </table:table-cell>
          <table:table-cell office:value-type="string">
            <text:p>S</text:p>
          </table:table-cell>
          <table:table-cell office:value-type="float" office:value="228.618965785">
            <text:p>228.618965785</text:p>
          </table:table-cell>
          <table:table-cell office:value-type="float" office:value="204.423900815">
            <text:p>204.423900815</text:p>
          </table:table-cell>
          <table:table-cell office:value-type="float" office:value="48.6189657848">
            <text:p>48.6189657848</text:p>
          </table:table-cell>
          <table:table-cell office:value-type="float" office:value="24.4239008149">
            <text:p>24.42390081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470.48946">
            <text:p>2460470.48946</text:p>
          </table:table-cell>
          <table:table-cell office:value-type="string">
            <text:p>2024-06-08 18:44:49.453125 EST-0500</text:p>
          </table:table-cell>
          <table:table-cell office:value-type="string">
            <text:p>N</text:p>
          </table:table-cell>
          <table:table-cell office:value-type="float" office:value="48.6227121744">
            <text:p>48.6227121744</text:p>
          </table:table-cell>
          <table:table-cell office:value-type="float" office:value="24.4253523447">
            <text:p>24.4253523447</text:p>
          </table:table-cell>
          <table:table-cell office:value-type="float" office:value="48.6227121744">
            <text:p>48.6227121744</text:p>
          </table:table-cell>
          <table:table-cell office:value-type="float" office:value="24.4253523447">
            <text:p>24.42535234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508.76948">
            <text:p>2460508.76948</text:p>
          </table:table-cell>
          <table:table-cell office:value-type="string">
            <text:p>2024-07-17 01:28:03.984375 EST-0500</text:p>
          </table:table-cell>
          <table:table-cell office:value-type="string">
            <text:p>S</text:p>
          </table:table-cell>
          <table:table-cell office:value-type="float" office:value="228.622900975">
            <text:p>228.622900975</text:p>
          </table:table-cell>
          <table:table-cell office:value-type="float" office:value="204.42366875">
            <text:p>204.42366875</text:p>
          </table:table-cell>
          <table:table-cell office:value-type="float" office:value="48.6229009748">
            <text:p>48.6229009748</text:p>
          </table:table-cell>
          <table:table-cell office:value-type="float" office:value="24.4236687499">
            <text:p>24.42366874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558.45821">
            <text:p>2460558.45821</text:p>
          </table:table-cell>
          <table:table-cell office:value-type="string">
            <text:p>2024-09-04 17:59:49.453125 EST-0500</text:p>
          </table:table-cell>
          <table:table-cell office:value-type="string">
            <text:p>N</text:p>
          </table:table-cell>
          <table:table-cell office:value-type="float" office:value="48.6259341553">
            <text:p>48.6259341553</text:p>
          </table:table-cell>
          <table:table-cell office:value-type="float" office:value="24.4246217028">
            <text:p>24.4246217028</text:p>
          </table:table-cell>
          <table:table-cell office:value-type="float" office:value="48.6259341553">
            <text:p>48.6259341553</text:p>
          </table:table-cell>
          <table:table-cell office:value-type="float" office:value="24.4246217028">
            <text:p>24.42462170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596.73823">
            <text:p>2460596.73823</text:p>
          </table:table-cell>
          <table:table-cell office:value-type="string">
            <text:p>2024-10-13 00:43:03.984375 EST-0500</text:p>
          </table:table-cell>
          <table:table-cell office:value-type="string">
            <text:p>S</text:p>
          </table:table-cell>
          <table:table-cell office:value-type="float" office:value="228.625377471">
            <text:p>228.625377471</text:p>
          </table:table-cell>
          <table:table-cell office:value-type="float" office:value="204.422819521">
            <text:p>204.422819521</text:p>
          </table:table-cell>
          <table:table-cell office:value-type="float" office:value="48.6253774712">
            <text:p>48.6253774712</text:p>
          </table:table-cell>
          <table:table-cell office:value-type="float" office:value="24.422819521">
            <text:p>24.4228195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646.42696">
            <text:p>2460646.42696</text:p>
          </table:table-cell>
          <table:table-cell office:value-type="string">
            <text:p>2024-12-01 17:14:49.453125 EST-0500</text:p>
          </table:table-cell>
          <table:table-cell office:value-type="string">
            <text:p>N</text:p>
          </table:table-cell>
          <table:table-cell office:value-type="float" office:value="48.6269423827">
            <text:p>48.6269423827</text:p>
          </table:table-cell>
          <table:table-cell office:value-type="float" office:value="24.4223393978">
            <text:p>24.4223393978</text:p>
          </table:table-cell>
          <table:table-cell office:value-type="float" office:value="48.6269423827">
            <text:p>48.6269423827</text:p>
          </table:table-cell>
          <table:table-cell office:value-type="float" office:value="24.4223393978">
            <text:p>24.42233939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684.70759">
            <text:p>2460684.70759</text:p>
          </table:table-cell>
          <table:table-cell office:value-type="string">
            <text:p>2025-01-08 23:58:56.718750 EST-0500</text:p>
          </table:table-cell>
          <table:table-cell office:value-type="string">
            <text:p>S</text:p>
          </table:table-cell>
          <table:table-cell office:value-type="float" office:value="228.629397639">
            <text:p>228.629397639</text:p>
          </table:table-cell>
          <table:table-cell office:value-type="float" office:value="204.422703228">
            <text:p>204.422703228</text:p>
          </table:table-cell>
          <table:table-cell office:value-type="float" office:value="48.6293976389">
            <text:p>48.6293976389</text:p>
          </table:table-cell>
          <table:table-cell office:value-type="float" office:value="24.4227032284">
            <text:p>24.42270322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734.39632">
            <text:p>2460734.39632</text:p>
          </table:table-cell>
          <table:table-cell office:value-type="string">
            <text:p>2025-02-27 16:30:42.187500 EST-0500</text:p>
          </table:table-cell>
          <table:table-cell office:value-type="string">
            <text:p>N</text:p>
          </table:table-cell>
          <table:table-cell office:value-type="float" office:value="48.6305373615">
            <text:p>48.6305373615</text:p>
          </table:table-cell>
          <table:table-cell office:value-type="float" office:value="24.4215750227">
            <text:p>24.4215750227</text:p>
          </table:table-cell>
          <table:table-cell office:value-type="float" office:value="48.6305373615">
            <text:p>48.6305373615</text:p>
          </table:table-cell>
          <table:table-cell office:value-type="float" office:value="24.4215750227">
            <text:p>24.42157502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772.67634">
            <text:p>2460772.67634</text:p>
          </table:table-cell>
          <table:table-cell office:value-type="string">
            <text:p>2025-04-06 23:13:56.718750 EST-0500</text:p>
          </table:table-cell>
          <table:table-cell office:value-type="string">
            <text:p>S</text:p>
          </table:table-cell>
          <table:table-cell office:value-type="float" office:value="228.631222884">
            <text:p>228.631222884</text:p>
          </table:table-cell>
          <table:table-cell office:value-type="float" office:value="204.421017036">
            <text:p>204.421017036</text:p>
          </table:table-cell>
          <table:table-cell office:value-type="float" office:value="48.6312228845">
            <text:p>48.6312228845</text:p>
          </table:table-cell>
          <table:table-cell office:value-type="float" office:value="24.421017036">
            <text:p>24.4210170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822.36567">
            <text:p>2460822.36567</text:p>
          </table:table-cell>
          <table:table-cell office:value-type="string">
            <text:p>2025-05-26 15:46:34.921875 EST-0500</text:p>
          </table:table-cell>
          <table:table-cell office:value-type="string">
            <text:p>N</text:p>
          </table:table-cell>
          <table:table-cell office:value-type="float" office:value="48.6330746956">
            <text:p>48.6330746956</text:p>
          </table:table-cell>
          <table:table-cell office:value-type="float" office:value="24.4209881415">
            <text:p>24.4209881415</text:p>
          </table:table-cell>
          <table:table-cell office:value-type="float" office:value="48.6330746956">
            <text:p>48.6330746956</text:p>
          </table:table-cell>
          <table:table-cell office:value-type="float" office:value="24.4209881415">
            <text:p>24.42098814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860.64509">
            <text:p>2460860.64509</text:p>
          </table:table-cell>
          <table:table-cell office:value-type="string">
            <text:p>2025-07-03 22:28:56.718750 EST-0500</text:p>
          </table:table-cell>
          <table:table-cell office:value-type="string">
            <text:p>S</text:p>
          </table:table-cell>
          <table:table-cell office:value-type="float" office:value="228.635040244">
            <text:p>228.635040244</text:p>
          </table:table-cell>
          <table:table-cell office:value-type="float" office:value="204.42092049">
            <text:p>204.42092049</text:p>
          </table:table-cell>
          <table:table-cell office:value-type="float" office:value="48.6350402441">
            <text:p>48.6350402441</text:p>
          </table:table-cell>
          <table:table-cell office:value-type="float" office:value="24.4209204899">
            <text:p>24.42092048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910.33442">
            <text:p>2460910.33442</text:p>
          </table:table-cell>
          <table:table-cell office:value-type="string">
            <text:p>2025-08-22 15:01:34.921875 EST-0500</text:p>
          </table:table-cell>
          <table:table-cell office:value-type="string">
            <text:p>N</text:p>
          </table:table-cell>
          <table:table-cell office:value-type="float" office:value="48.6366408993">
            <text:p>48.6366408993</text:p>
          </table:table-cell>
          <table:table-cell office:value-type="float" office:value="24.4201477453">
            <text:p>24.4201477453</text:p>
          </table:table-cell>
          <table:table-cell office:value-type="float" office:value="48.6366408993">
            <text:p>48.6366408993</text:p>
          </table:table-cell>
          <table:table-cell office:value-type="float" office:value="24.4201477453">
            <text:p>24.42014774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948.61384">
            <text:p>2460948.61384</text:p>
          </table:table-cell>
          <table:table-cell office:value-type="string">
            <text:p>2025-09-29 21:43:56.718750 EST-0500</text:p>
          </table:table-cell>
          <table:table-cell office:value-type="string">
            <text:p>S</text:p>
          </table:table-cell>
          <table:table-cell office:value-type="float" office:value="228.638129895">
            <text:p>228.638129895</text:p>
          </table:table-cell>
          <table:table-cell office:value-type="float" office:value="204.420509004">
            <text:p>204.420509004</text:p>
          </table:table-cell>
          <table:table-cell office:value-type="float" office:value="48.6381298952">
            <text:p>48.6381298952</text:p>
          </table:table-cell>
          <table:table-cell office:value-type="float" office:value="24.420509004">
            <text:p>24.4205090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0998.30378">
            <text:p>2460998.30378</text:p>
          </table:table-cell>
          <table:table-cell office:value-type="string">
            <text:p>2025-11-18 14:17:27.656250 EST-0500</text:p>
          </table:table-cell>
          <table:table-cell office:value-type="string">
            <text:p>N</text:p>
          </table:table-cell>
          <table:table-cell office:value-type="float" office:value="48.6427590615">
            <text:p>48.6427590615</text:p>
          </table:table-cell>
          <table:table-cell office:value-type="float" office:value="24.4233228856">
            <text:p>24.4233228856</text:p>
          </table:table-cell>
          <table:table-cell office:value-type="float" office:value="48.6427590615">
            <text:p>48.6427590615</text:p>
          </table:table-cell>
          <table:table-cell office:value-type="float" office:value="24.4233228856">
            <text:p>24.42332288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036.58259">
            <text:p>2461036.58259</text:p>
          </table:table-cell>
          <table:table-cell office:value-type="string">
            <text:p>2025-12-26 20:58:56.718750 EST-0500</text:p>
          </table:table-cell>
          <table:table-cell office:value-type="string">
            <text:p>S</text:p>
          </table:table-cell>
          <table:table-cell office:value-type="float" office:value="228.641424449">
            <text:p>228.641424449</text:p>
          </table:table-cell>
          <table:table-cell office:value-type="float" office:value="204.419890881">
            <text:p>204.419890881</text:p>
          </table:table-cell>
          <table:table-cell office:value-type="float" office:value="48.6414244494">
            <text:p>48.6414244494</text:p>
          </table:table-cell>
          <table:table-cell office:value-type="float" office:value="24.4198908809">
            <text:p>24.41989088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086.27253">
            <text:p>2461086.27253</text:p>
          </table:table-cell>
          <table:table-cell office:value-type="string">
            <text:p>2026-02-14 13:32:27.656250 EST-0500</text:p>
          </table:table-cell>
          <table:table-cell office:value-type="string">
            <text:p>N</text:p>
          </table:table-cell>
          <table:table-cell office:value-type="float" office:value="48.6440817674">
            <text:p>48.6440817674</text:p>
          </table:table-cell>
          <table:table-cell office:value-type="float" office:value="24.4200779035">
            <text:p>24.4200779035</text:p>
          </table:table-cell>
          <table:table-cell office:value-type="float" office:value="48.6440817674">
            <text:p>48.6440817674</text:p>
          </table:table-cell>
          <table:table-cell office:value-type="float" office:value="24.4200779035">
            <text:p>24.42007790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124.55196">
            <text:p>2461124.55196</text:p>
          </table:table-cell>
          <table:table-cell office:value-type="string">
            <text:p>2026-03-24 20:14:49.453125 EST-0500</text:p>
          </table:table-cell>
          <table:table-cell office:value-type="string">
            <text:p>S</text:p>
          </table:table-cell>
          <table:table-cell office:value-type="float" office:value="228.644443378">
            <text:p>228.644443378</text:p>
          </table:table-cell>
          <table:table-cell office:value-type="float" office:value="204.419250897">
            <text:p>204.419250897</text:p>
          </table:table-cell>
          <table:table-cell office:value-type="float" office:value="48.6444433778">
            <text:p>48.6444433778</text:p>
          </table:table-cell>
          <table:table-cell office:value-type="float" office:value="24.4192508972">
            <text:p>24.41925089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174.2419">
            <text:p>2461174.2419</text:p>
          </table:table-cell>
          <table:table-cell office:value-type="string">
            <text:p>2026-05-13 12:48:20.390625 EST-0500</text:p>
          </table:table-cell>
          <table:table-cell office:value-type="string">
            <text:p>N</text:p>
          </table:table-cell>
          <table:table-cell office:value-type="float" office:value="48.6466732069">
            <text:p>48.6466732069</text:p>
          </table:table-cell>
          <table:table-cell office:value-type="float" office:value="24.4197391032">
            <text:p>24.4197391032</text:p>
          </table:table-cell>
          <table:table-cell office:value-type="float" office:value="48.6466732069">
            <text:p>48.6466732069</text:p>
          </table:table-cell>
          <table:table-cell office:value-type="float" office:value="24.4197391032">
            <text:p>24.41973910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212.52132">
            <text:p>2461212.52132</text:p>
          </table:table-cell>
          <table:table-cell office:value-type="string">
            <text:p>2026-06-20 19:30:42.187500 EST-0500</text:p>
          </table:table-cell>
          <table:table-cell office:value-type="string">
            <text:p>S</text:p>
          </table:table-cell>
          <table:table-cell office:value-type="float" office:value="228.648382343">
            <text:p>228.648382343</text:p>
          </table:table-cell>
          <table:table-cell office:value-type="float" office:value="204.419404383">
            <text:p>204.419404383</text:p>
          </table:table-cell>
          <table:table-cell office:value-type="float" office:value="48.6483823435">
            <text:p>48.6483823435</text:p>
          </table:table-cell>
          <table:table-cell office:value-type="float" office:value="24.4194043833">
            <text:p>24.41940438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262.21126">
            <text:p>2461262.21126</text:p>
          </table:table-cell>
          <table:table-cell office:value-type="string">
            <text:p>2026-08-09 12:04:13.125000 EST-0500</text:p>
          </table:table-cell>
          <table:table-cell office:value-type="string">
            <text:p>N</text:p>
          </table:table-cell>
          <table:table-cell office:value-type="float" office:value="48.6519657984">
            <text:p>48.6519657984</text:p>
          </table:table-cell>
          <table:table-cell office:value-type="float" office:value="24.4206028894">
            <text:p>24.4206028894</text:p>
          </table:table-cell>
          <table:table-cell office:value-type="float" office:value="48.6519657984">
            <text:p>48.6519657984</text:p>
          </table:table-cell>
          <table:table-cell office:value-type="float" office:value="24.4206028894">
            <text:p>24.42060288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300.49007">
            <text:p>2461300.49007</text:p>
          </table:table-cell>
          <table:table-cell office:value-type="string">
            <text:p>2026-09-16 18:45:42.187500 EST-0500</text:p>
          </table:table-cell>
          <table:table-cell office:value-type="string">
            <text:p>S</text:p>
          </table:table-cell>
          <table:table-cell office:value-type="float" office:value="228.651108776">
            <text:p>228.651108776</text:p>
          </table:table-cell>
          <table:table-cell office:value-type="float" office:value="204.418501464">
            <text:p>204.418501464</text:p>
          </table:table-cell>
          <table:table-cell office:value-type="float" office:value="48.6511087763">
            <text:p>48.6511087763</text:p>
          </table:table-cell>
          <table:table-cell office:value-type="float" office:value="24.4185014639">
            <text:p>24.41850146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350.18001">
            <text:p>2461350.18001</text:p>
          </table:table-cell>
          <table:table-cell office:value-type="string">
            <text:p>2026-11-05 11:19:13.125000 EST-0500</text:p>
          </table:table-cell>
          <table:table-cell office:value-type="string">
            <text:p>N</text:p>
          </table:table-cell>
          <table:table-cell office:value-type="float" office:value="48.6543606809">
            <text:p>48.6543606809</text:p>
          </table:table-cell>
          <table:table-cell office:value-type="float" office:value="24.4200487093">
            <text:p>24.4200487093</text:p>
          </table:table-cell>
          <table:table-cell office:value-type="float" office:value="48.6543606809">
            <text:p>48.6543606809</text:p>
          </table:table-cell>
          <table:table-cell office:value-type="float" office:value="24.4200487093">
            <text:p>24.42004870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388.45882">
            <text:p>2461388.45882</text:p>
          </table:table-cell>
          <table:table-cell office:value-type="string">
            <text:p>2026-12-13 18:00:42.187500 EST-0500</text:p>
          </table:table-cell>
          <table:table-cell office:value-type="string">
            <text:p>S</text:p>
          </table:table-cell>
          <table:table-cell office:value-type="float" office:value="228.653883821">
            <text:p>228.653883821</text:p>
          </table:table-cell>
          <table:table-cell office:value-type="float" office:value="204.417648945">
            <text:p>204.417648945</text:p>
          </table:table-cell>
          <table:table-cell office:value-type="float" office:value="48.6538838208">
            <text:p>48.6538838208</text:p>
          </table:table-cell>
          <table:table-cell office:value-type="float" office:value="24.4176489449">
            <text:p>24.41764894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438.14876">
            <text:p>2461438.14876</text:p>
          </table:table-cell>
          <table:table-cell office:value-type="string">
            <text:p>2027-02-01 10:34:13.125000 EST-0500</text:p>
          </table:table-cell>
          <table:table-cell office:value-type="string">
            <text:p>N</text:p>
          </table:table-cell>
          <table:table-cell office:value-type="float" office:value="48.6570710673">
            <text:p>48.6570710673</text:p>
          </table:table-cell>
          <table:table-cell office:value-type="float" office:value="24.4183130097">
            <text:p>24.4183130097</text:p>
          </table:table-cell>
          <table:table-cell office:value-type="float" office:value="48.6570710673">
            <text:p>48.6570710673</text:p>
          </table:table-cell>
          <table:table-cell office:value-type="float" office:value="24.4183130097">
            <text:p>24.41831300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476.42817">
            <text:p>2461476.42817</text:p>
          </table:table-cell>
          <table:table-cell office:value-type="string">
            <text:p>2027-03-11 17:16:34.921875 EST-0500</text:p>
          </table:table-cell>
          <table:table-cell office:value-type="string">
            <text:p>S</text:p>
          </table:table-cell>
          <table:table-cell office:value-type="float" office:value="228.658134841">
            <text:p>228.658134841</text:p>
          </table:table-cell>
          <table:table-cell office:value-type="float" office:value="204.418098302">
            <text:p>204.418098302</text:p>
          </table:table-cell>
          <table:table-cell office:value-type="float" office:value="48.6581348411">
            <text:p>48.6581348411</text:p>
          </table:table-cell>
          <table:table-cell office:value-type="float" office:value="24.4180983016">
            <text:p>24.41809830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526.11811">
            <text:p>2461526.11811</text:p>
          </table:table-cell>
          <table:table-cell office:value-type="string">
            <text:p>2027-04-30 09:50:05.859375 EST-0500</text:p>
          </table:table-cell>
          <table:table-cell office:value-type="string">
            <text:p>N</text:p>
          </table:table-cell>
          <table:table-cell office:value-type="float" office:value="48.6582075452">
            <text:p>48.6582075452</text:p>
          </table:table-cell>
          <table:table-cell office:value-type="float" office:value="24.4164521364">
            <text:p>24.4164521364</text:p>
          </table:table-cell>
          <table:table-cell office:value-type="float" office:value="48.6582075452">
            <text:p>48.6582075452</text:p>
          </table:table-cell>
          <table:table-cell office:value-type="float" office:value="24.4164521364">
            <text:p>24.41645213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564.39692">
            <text:p>2461564.39692</text:p>
          </table:table-cell>
          <table:table-cell office:value-type="string">
            <text:p>2027-06-07 16:31:34.921875 EST-0500</text:p>
          </table:table-cell>
          <table:table-cell office:value-type="string">
            <text:p>S</text:p>
          </table:table-cell>
          <table:table-cell office:value-type="float" office:value="228.65918177">
            <text:p>228.65918177</text:p>
          </table:table-cell>
          <table:table-cell office:value-type="float" office:value="204.415634327">
            <text:p>204.415634327</text:p>
          </table:table-cell>
          <table:table-cell office:value-type="float" office:value="48.6591817697">
            <text:p>48.6591817697</text:p>
          </table:table-cell>
          <table:table-cell office:value-type="float" office:value="24.4156343266">
            <text:p>24.41563432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614.08748">
            <text:p>2461614.08748</text:p>
          </table:table-cell>
          <table:table-cell office:value-type="string">
            <text:p>2027-07-27 09:05:58.593750 EST-0500</text:p>
          </table:table-cell>
          <table:table-cell office:value-type="string">
            <text:p>N</text:p>
          </table:table-cell>
          <table:table-cell office:value-type="float" office:value="48.6610872974">
            <text:p>48.6610872974</text:p>
          </table:table-cell>
          <table:table-cell office:value-type="float" office:value="24.4152028904">
            <text:p>24.4152028904</text:p>
          </table:table-cell>
          <table:table-cell office:value-type="float" office:value="48.6610872974">
            <text:p>48.6610872974</text:p>
          </table:table-cell>
          <table:table-cell office:value-type="float" office:value="24.4152028904">
            <text:p>24.41520289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652.36628">
            <text:p>2461652.36628</text:p>
          </table:table-cell>
          <table:table-cell office:value-type="string">
            <text:p>2027-09-03 15:47:27.656250 EST-0500</text:p>
          </table:table-cell>
          <table:table-cell office:value-type="string">
            <text:p>S</text:p>
          </table:table-cell>
          <table:table-cell office:value-type="float" office:value="228.662868662">
            <text:p>228.662868662</text:p>
          </table:table-cell>
          <table:table-cell office:value-type="float" office:value="204.415476969">
            <text:p>204.415476969</text:p>
          </table:table-cell>
          <table:table-cell office:value-type="float" office:value="48.6628686623">
            <text:p>48.6628686623</text:p>
          </table:table-cell>
          <table:table-cell office:value-type="float" office:value="24.4154769686">
            <text:p>24.41547696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702.05684">
            <text:p>2461702.05684</text:p>
          </table:table-cell>
          <table:table-cell office:value-type="string">
            <text:p>2027-10-23 08:21:51.328125 EST-0500</text:p>
          </table:table-cell>
          <table:table-cell office:value-type="string">
            <text:p>N</text:p>
          </table:table-cell>
          <table:table-cell office:value-type="float" office:value="48.6660380436">
            <text:p>48.6660380436</text:p>
          </table:table-cell>
          <table:table-cell office:value-type="float" office:value="24.417042383">
            <text:p>24.417042383</text:p>
          </table:table-cell>
          <table:table-cell office:value-type="float" office:value="48.6660380436">
            <text:p>48.6660380436</text:p>
          </table:table-cell>
          <table:table-cell office:value-type="float" office:value="24.417042383">
            <text:p>24.4170423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740.33565">
            <text:p>2461740.33565</text:p>
          </table:table-cell>
          <table:table-cell office:value-type="string">
            <text:p>2027-11-30 15:03:20.390625 EST-0500</text:p>
          </table:table-cell>
          <table:table-cell office:value-type="string">
            <text:p>S</text:p>
          </table:table-cell>
          <table:table-cell office:value-type="float" office:value="228.666468394">
            <text:p>228.666468394</text:p>
          </table:table-cell>
          <table:table-cell office:value-type="float" office:value="204.415861219">
            <text:p>204.415861219</text:p>
          </table:table-cell>
          <table:table-cell office:value-type="float" office:value="48.6664683939">
            <text:p>48.6664683939</text:p>
          </table:table-cell>
          <table:table-cell office:value-type="float" office:value="24.4158612186">
            <text:p>24.41586121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790.02559">
            <text:p>2461790.02559</text:p>
          </table:table-cell>
          <table:table-cell office:value-type="string">
            <text:p>2028-01-19 07:36:51.328125 EST-0500</text:p>
          </table:table-cell>
          <table:table-cell office:value-type="string">
            <text:p>N</text:p>
          </table:table-cell>
          <table:table-cell office:value-type="float" office:value="48.6683181305">
            <text:p>48.6683181305</text:p>
          </table:table-cell>
          <table:table-cell office:value-type="float" office:value="24.4151682563">
            <text:p>24.4151682563</text:p>
          </table:table-cell>
          <table:table-cell office:value-type="float" office:value="48.6683181305">
            <text:p>48.6683181305</text:p>
          </table:table-cell>
          <table:table-cell office:value-type="float" office:value="24.4151682563">
            <text:p>24.41516825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828.3044">
            <text:p>2461828.3044</text:p>
          </table:table-cell>
          <table:table-cell office:value-type="string">
            <text:p>2028-02-26 14:18:20.390625 EST-0500</text:p>
          </table:table-cell>
          <table:table-cell office:value-type="string">
            <text:p>S</text:p>
          </table:table-cell>
          <table:table-cell office:value-type="float" office:value="228.668844955">
            <text:p>228.668844955</text:p>
          </table:table-cell>
          <table:table-cell office:value-type="float" office:value="204.41412225">
            <text:p>204.41412225</text:p>
          </table:table-cell>
          <table:table-cell office:value-type="float" office:value="48.668844955">
            <text:p>48.668844955</text:p>
          </table:table-cell>
          <table:table-cell office:value-type="float" office:value="24.41412225">
            <text:p>24.414122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877.99495">
            <text:p>2461877.99495</text:p>
          </table:table-cell>
          <table:table-cell office:value-type="string">
            <text:p>2028-04-16 06:52:44.062500 EST-0500</text:p>
          </table:table-cell>
          <table:table-cell office:value-type="string">
            <text:p>N</text:p>
          </table:table-cell>
          <table:table-cell office:value-type="float" office:value="48.6721099746">
            <text:p>48.6721099746</text:p>
          </table:table-cell>
          <table:table-cell office:value-type="float" office:value="24.4158505994">
            <text:p>24.4158505994</text:p>
          </table:table-cell>
          <table:table-cell office:value-type="float" office:value="48.6721099746">
            <text:p>48.6721099746</text:p>
          </table:table-cell>
          <table:table-cell office:value-type="float" office:value="24.4158505994">
            <text:p>24.41585059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916.27376">
            <text:p>2461916.27376</text:p>
          </table:table-cell>
          <table:table-cell office:value-type="string">
            <text:p>2028-05-24 13:34:13.125000 EST-0500</text:p>
          </table:table-cell>
          <table:table-cell office:value-type="string">
            <text:p>S</text:p>
          </table:table-cell>
          <table:table-cell office:value-type="float" office:value="228.671744121">
            <text:p>228.671744121</text:p>
          </table:table-cell>
          <table:table-cell office:value-type="float" office:value="204.414076723">
            <text:p>204.414076723</text:p>
          </table:table-cell>
          <table:table-cell office:value-type="float" office:value="48.6717441214">
            <text:p>48.6717441214</text:p>
          </table:table-cell>
          <table:table-cell office:value-type="float" office:value="24.4140767229">
            <text:p>24.41407672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1965.96492">
            <text:p>2461965.96492</text:p>
          </table:table-cell>
          <table:table-cell office:value-type="string">
            <text:p>2028-07-13 06:09:29.531250 EST-0500</text:p>
          </table:table-cell>
          <table:table-cell office:value-type="string">
            <text:p>N</text:p>
          </table:table-cell>
          <table:table-cell office:value-type="float" office:value="48.6744683723">
            <text:p>48.6744683723</text:p>
          </table:table-cell>
          <table:table-cell office:value-type="float" office:value="24.4142927431">
            <text:p>24.4142927431</text:p>
          </table:table-cell>
          <table:table-cell office:value-type="float" office:value="48.6744683723">
            <text:p>48.6744683723</text:p>
          </table:table-cell>
          <table:table-cell office:value-type="float" office:value="24.4142927431">
            <text:p>24.41429274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004.24311">
            <text:p>2462004.24311</text:p>
          </table:table-cell>
          <table:table-cell office:value-type="string">
            <text:p>2028-08-20 12:50:05.859375 EST-0500</text:p>
          </table:table-cell>
          <table:table-cell office:value-type="string">
            <text:p>S</text:p>
          </table:table-cell>
          <table:table-cell office:value-type="float" office:value="228.675935698">
            <text:p>228.675935698</text:p>
          </table:table-cell>
          <table:table-cell office:value-type="float" office:value="204.414087109">
            <text:p>204.414087109</text:p>
          </table:table-cell>
          <table:table-cell office:value-type="float" office:value="48.6759356984">
            <text:p>48.6759356984</text:p>
          </table:table-cell>
          <table:table-cell office:value-type="float" office:value="24.4140871089">
            <text:p>24.41408710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053.93428">
            <text:p>2462053.93428</text:p>
          </table:table-cell>
          <table:table-cell office:value-type="string">
            <text:p>2028-10-09 05:25:22.265625 EST-0500</text:p>
          </table:table-cell>
          <table:table-cell office:value-type="string">
            <text:p>N</text:p>
          </table:table-cell>
          <table:table-cell office:value-type="float" office:value="48.6780173098">
            <text:p>48.6780173098</text:p>
          </table:table-cell>
          <table:table-cell office:value-type="float" office:value="24.4148042603">
            <text:p>24.4148042603</text:p>
          </table:table-cell>
          <table:table-cell office:value-type="float" office:value="48.6780173098">
            <text:p>48.6780173098</text:p>
          </table:table-cell>
          <table:table-cell office:value-type="float" office:value="24.4148042603">
            <text:p>24.41480426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092.21186">
            <text:p>2462092.21186</text:p>
          </table:table-cell>
          <table:table-cell office:value-type="string">
            <text:p>2028-11-16 12:05:05.859375 EST-0500</text:p>
          </table:table-cell>
          <table:table-cell office:value-type="string">
            <text:p>S</text:p>
          </table:table-cell>
          <table:table-cell office:value-type="float" office:value="228.677193691">
            <text:p>228.677193691</text:p>
          </table:table-cell>
          <table:table-cell office:value-type="float" office:value="204.412615032">
            <text:p>204.412615032</text:p>
          </table:table-cell>
          <table:table-cell office:value-type="float" office:value="48.677193691">
            <text:p>48.677193691</text:p>
          </table:table-cell>
          <table:table-cell office:value-type="float" office:value="24.4126150322">
            <text:p>24.41261503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141.90303">
            <text:p>2462141.90303</text:p>
          </table:table-cell>
          <table:table-cell office:value-type="string">
            <text:p>2029-01-05 04:40:22.265625 EST-0500</text:p>
          </table:table-cell>
          <table:table-cell office:value-type="string">
            <text:p>N</text:p>
          </table:table-cell>
          <table:table-cell office:value-type="float" office:value="48.6799300077">
            <text:p>48.6799300077</text:p>
          </table:table-cell>
          <table:table-cell office:value-type="float" office:value="24.4127529139">
            <text:p>24.4127529139</text:p>
          </table:table-cell>
          <table:table-cell office:value-type="float" office:value="48.6799300077">
            <text:p>48.6799300077</text:p>
          </table:table-cell>
          <table:table-cell office:value-type="float" office:value="24.4127529139">
            <text:p>24.41275291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180.18123">
            <text:p>2462180.18123</text:p>
          </table:table-cell>
          <table:table-cell office:value-type="string">
            <text:p>2029-02-12 11:20:58.593750 EST-0500</text:p>
          </table:table-cell>
          <table:table-cell office:value-type="string">
            <text:p>S</text:p>
          </table:table-cell>
          <table:table-cell office:value-type="float" office:value="228.682036782">
            <text:p>228.682036782</text:p>
          </table:table-cell>
          <table:table-cell office:value-type="float" office:value="204.413106499">
            <text:p>204.413106499</text:p>
          </table:table-cell>
          <table:table-cell office:value-type="float" office:value="48.6820367816">
            <text:p>48.6820367816</text:p>
          </table:table-cell>
          <table:table-cell office:value-type="float" office:value="24.4131064994">
            <text:p>24.41310649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229.8724">
            <text:p>2462229.8724</text:p>
          </table:table-cell>
          <table:table-cell office:value-type="string">
            <text:p>2029-04-03 03:56:15.000000 EST-0500</text:p>
          </table:table-cell>
          <table:table-cell office:value-type="string">
            <text:p>N</text:p>
          </table:table-cell>
          <table:table-cell office:value-type="float" office:value="48.6849951795">
            <text:p>48.6849951795</text:p>
          </table:table-cell>
          <table:table-cell office:value-type="float" office:value="24.4147094615">
            <text:p>24.4147094615</text:p>
          </table:table-cell>
          <table:table-cell office:value-type="float" office:value="48.6849951795">
            <text:p>48.6849951795</text:p>
          </table:table-cell>
          <table:table-cell office:value-type="float" office:value="24.4147094615">
            <text:p>24.41470946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268.15059">
            <text:p>2462268.15059</text:p>
          </table:table-cell>
          <table:table-cell office:value-type="string">
            <text:p>2029-05-11 10:36:51.328125 EST-0500</text:p>
          </table:table-cell>
          <table:table-cell office:value-type="string">
            <text:p>S</text:p>
          </table:table-cell>
          <table:table-cell office:value-type="float" office:value="228.684378348">
            <text:p>228.684378348</text:p>
          </table:table-cell>
          <table:table-cell office:value-type="float" office:value="204.412846066">
            <text:p>204.412846066</text:p>
          </table:table-cell>
          <table:table-cell office:value-type="float" office:value="48.6843783475">
            <text:p>48.6843783475</text:p>
          </table:table-cell>
          <table:table-cell office:value-type="float" office:value="24.4128460658">
            <text:p>24.41284606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317.84175">
            <text:p>2462317.84175</text:p>
          </table:table-cell>
          <table:table-cell office:value-type="string">
            <text:p>2029-06-30 03:12:07.734375 EST-0500</text:p>
          </table:table-cell>
          <table:table-cell office:value-type="string">
            <text:p>N</text:p>
          </table:table-cell>
          <table:table-cell office:value-type="float" office:value="48.6870003579">
            <text:p>48.6870003579</text:p>
          </table:table-cell>
          <table:table-cell office:value-type="float" office:value="24.4129870616">
            <text:p>24.4129870616</text:p>
          </table:table-cell>
          <table:table-cell office:value-type="float" office:value="48.6870003579">
            <text:p>48.6870003579</text:p>
          </table:table-cell>
          <table:table-cell office:value-type="float" office:value="24.4129870616">
            <text:p>24.41298706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356.11995">
            <text:p>2462356.11995</text:p>
          </table:table-cell>
          <table:table-cell office:value-type="string">
            <text:p>2029-08-07 09:52:44.062500 EST-0500</text:p>
          </table:table-cell>
          <table:table-cell office:value-type="string">
            <text:p>S</text:p>
          </table:table-cell>
          <table:table-cell office:value-type="float" office:value="228.688564886">
            <text:p>228.688564886</text:p>
          </table:table-cell>
          <table:table-cell office:value-type="float" office:value="204.412887778">
            <text:p>204.412887778</text:p>
          </table:table-cell>
          <table:table-cell office:value-type="float" office:value="48.6885648858">
            <text:p>48.6885648858</text:p>
          </table:table-cell>
          <table:table-cell office:value-type="float" office:value="24.4128877783">
            <text:p>24.41288777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405.81172">
            <text:p>2462405.81172</text:p>
          </table:table-cell>
          <table:table-cell office:value-type="string">
            <text:p>2029-09-26 02:28:53.203125 EST-0500</text:p>
          </table:table-cell>
          <table:table-cell office:value-type="string">
            <text:p>N</text:p>
          </table:table-cell>
          <table:table-cell office:value-type="float" office:value="48.6907953626">
            <text:p>48.6907953626</text:p>
          </table:table-cell>
          <table:table-cell office:value-type="float" office:value="24.4137204474">
            <text:p>24.4137204474</text:p>
          </table:table-cell>
          <table:table-cell office:value-type="float" office:value="48.6907953626">
            <text:p>48.6907953626</text:p>
          </table:table-cell>
          <table:table-cell office:value-type="float" office:value="24.4137204474">
            <text:p>24.41372044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444.0887">
            <text:p>2462444.0887</text:p>
          </table:table-cell>
          <table:table-cell office:value-type="string">
            <text:p>2029-11-03 09:07:44.062500 EST-0500</text:p>
          </table:table-cell>
          <table:table-cell office:value-type="string">
            <text:p>S</text:p>
          </table:table-cell>
          <table:table-cell office:value-type="float" office:value="228.690367848">
            <text:p>228.690367848</text:p>
          </table:table-cell>
          <table:table-cell office:value-type="float" office:value="204.41211636">
            <text:p>204.41211636</text:p>
          </table:table-cell>
          <table:table-cell office:value-type="float" office:value="48.6903678484">
            <text:p>48.6903678484</text:p>
          </table:table-cell>
          <table:table-cell office:value-type="float" office:value="24.4121163604">
            <text:p>24.41211636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493.78047">
            <text:p>2462493.78047</text:p>
          </table:table-cell>
          <table:table-cell office:value-type="string">
            <text:p>2029-12-23 01:43:53.203125 EST-0500</text:p>
          </table:table-cell>
          <table:table-cell office:value-type="string">
            <text:p>N</text:p>
          </table:table-cell>
          <table:table-cell office:value-type="float" office:value="48.6920103696">
            <text:p>48.6920103696</text:p>
          </table:table-cell>
          <table:table-cell office:value-type="float" office:value="24.4113683414">
            <text:p>24.4113683414</text:p>
          </table:table-cell>
          <table:table-cell office:value-type="float" office:value="48.6920103696">
            <text:p>48.6920103696</text:p>
          </table:table-cell>
          <table:table-cell office:value-type="float" office:value="24.4113683414">
            <text:p>24.41136834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532.05745">
            <text:p>2462532.05745</text:p>
          </table:table-cell>
          <table:table-cell office:value-type="string">
            <text:p>2030-01-30 08:22:44.062500 EST-0500</text:p>
          </table:table-cell>
          <table:table-cell office:value-type="string">
            <text:p>S</text:p>
          </table:table-cell>
          <table:table-cell office:value-type="float" office:value="228.694118272">
            <text:p>228.694118272</text:p>
          </table:table-cell>
          <table:table-cell office:value-type="float" office:value="204.411673616">
            <text:p>204.411673616</text:p>
          </table:table-cell>
          <table:table-cell office:value-type="float" office:value="48.6941182719">
            <text:p>48.6941182719</text:p>
          </table:table-cell>
          <table:table-cell office:value-type="float" office:value="24.4116736156">
            <text:p>24.41167361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581.74922">
            <text:p>2462581.74922</text:p>
          </table:table-cell>
          <table:table-cell office:value-type="string">
            <text:p>2030-03-21 00:58:53.203125 EST-0500</text:p>
          </table:table-cell>
          <table:table-cell office:value-type="string">
            <text:p>N</text:p>
          </table:table-cell>
          <table:table-cell office:value-type="float" office:value="48.6945197683">
            <text:p>48.6945197683</text:p>
          </table:table-cell>
          <table:table-cell office:value-type="float" office:value="24.4106311039">
            <text:p>24.4106311039</text:p>
          </table:table-cell>
          <table:table-cell office:value-type="float" office:value="48.6945197683">
            <text:p>48.6945197683</text:p>
          </table:table-cell>
          <table:table-cell office:value-type="float" office:value="24.4106311039">
            <text:p>24.41063110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620.0262">
            <text:p>2462620.0262</text:p>
          </table:table-cell>
          <table:table-cell office:value-type="string">
            <text:p>2030-04-28 07:37:44.062500 EST-0500</text:p>
          </table:table-cell>
          <table:table-cell office:value-type="string">
            <text:p>S</text:p>
          </table:table-cell>
          <table:table-cell office:value-type="float" office:value="228.695942051">
            <text:p>228.695942051</text:p>
          </table:table-cell>
          <table:table-cell office:value-type="float" office:value="204.410885376">
            <text:p>204.410885376</text:p>
          </table:table-cell>
          <table:table-cell office:value-type="float" office:value="48.695942051">
            <text:p>48.695942051</text:p>
          </table:table-cell>
          <table:table-cell office:value-type="float" office:value="24.4108853763">
            <text:p>24.41088537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669.71858">
            <text:p>2462669.71858</text:p>
          </table:table-cell>
          <table:table-cell office:value-type="string">
            <text:p>2030-06-17 00:14:45.937500 EST-0500</text:p>
          </table:table-cell>
          <table:table-cell office:value-type="string">
            <text:p>N</text:p>
          </table:table-cell>
          <table:table-cell office:value-type="float" office:value="48.6987136759">
            <text:p>48.6987136759</text:p>
          </table:table-cell>
          <table:table-cell office:value-type="float" office:value="24.4114917249">
            <text:p>24.4114917249</text:p>
          </table:table-cell>
          <table:table-cell office:value-type="float" office:value="48.6987136759">
            <text:p>48.6987136759</text:p>
          </table:table-cell>
          <table:table-cell office:value-type="float" office:value="24.4114917249">
            <text:p>24.41149172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707.99556">
            <text:p>2462707.99556</text:p>
          </table:table-cell>
          <table:table-cell office:value-type="string">
            <text:p>2030-07-25 06:53:36.796875 EST-0500</text:p>
          </table:table-cell>
          <table:table-cell office:value-type="string">
            <text:p>S</text:p>
          </table:table-cell>
          <table:table-cell office:value-type="float" office:value="228.699771497">
            <text:p>228.699771497</text:p>
          </table:table-cell>
          <table:table-cell office:value-type="float" office:value="204.410863153">
            <text:p>204.410863153</text:p>
          </table:table-cell>
          <table:table-cell office:value-type="float" office:value="48.6997714967">
            <text:p>48.6997714967</text:p>
          </table:table-cell>
          <table:table-cell office:value-type="float" office:value="24.4108631533">
            <text:p>24.41086315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757.68794">
            <text:p>2462757.68794</text:p>
          </table:table-cell>
          <table:table-cell office:value-type="string">
            <text:p>2030-09-12 23:30:38.671875 EST-0500</text:p>
          </table:table-cell>
          <table:table-cell office:value-type="string">
            <text:p>N</text:p>
          </table:table-cell>
          <table:table-cell office:value-type="float" office:value="48.7014422186">
            <text:p>48.7014422186</text:p>
          </table:table-cell>
          <table:table-cell office:value-type="float" office:value="24.4109019885">
            <text:p>24.4109019885</text:p>
          </table:table-cell>
          <table:table-cell office:value-type="float" office:value="48.7014422186">
            <text:p>48.7014422186</text:p>
          </table:table-cell>
          <table:table-cell office:value-type="float" office:value="24.4109019885">
            <text:p>24.41090198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795.96492">
            <text:p>2462795.96492</text:p>
          </table:table-cell>
          <table:table-cell office:value-type="string">
            <text:p>2030-10-21 06:09:29.531250 EST-0500</text:p>
          </table:table-cell>
          <table:table-cell office:value-type="string">
            <text:p>S</text:p>
          </table:table-cell>
          <table:table-cell office:value-type="float" office:value="228.702509409">
            <text:p>228.702509409</text:p>
          </table:table-cell>
          <table:table-cell office:value-type="float" office:value="204.410942824">
            <text:p>204.410942824</text:p>
          </table:table-cell>
          <table:table-cell office:value-type="float" office:value="48.7025094092">
            <text:p>48.7025094092</text:p>
          </table:table-cell>
          <table:table-cell office:value-type="float" office:value="24.4109428236">
            <text:p>24.41094282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845.6573">
            <text:p>2462845.6573</text:p>
          </table:table-cell>
          <table:table-cell office:value-type="string">
            <text:p>2030-12-09 22:46:31.406250 EST-0500</text:p>
          </table:table-cell>
          <table:table-cell office:value-type="string">
            <text:p>N</text:p>
          </table:table-cell>
          <table:table-cell office:value-type="float" office:value="48.7034460677">
            <text:p>48.7034460677</text:p>
          </table:table-cell>
          <table:table-cell office:value-type="float" office:value="24.4099239799">
            <text:p>24.4099239799</text:p>
          </table:table-cell>
          <table:table-cell office:value-type="float" office:value="48.7034460677">
            <text:p>48.7034460677</text:p>
          </table:table-cell>
          <table:table-cell office:value-type="float" office:value="24.4099239799">
            <text:p>24.40992397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883.93367">
            <text:p>2462883.93367</text:p>
          </table:table-cell>
          <table:table-cell office:value-type="string">
            <text:p>2031-01-17 05:24:29.531250 EST-0500</text:p>
          </table:table-cell>
          <table:table-cell office:value-type="string">
            <text:p>S</text:p>
          </table:table-cell>
          <table:table-cell office:value-type="float" office:value="228.706187522">
            <text:p>228.706187522</text:p>
          </table:table-cell>
          <table:table-cell office:value-type="float" office:value="204.410859085">
            <text:p>204.410859085</text:p>
          </table:table-cell>
          <table:table-cell office:value-type="float" office:value="48.7061875218">
            <text:p>48.7061875218</text:p>
          </table:table-cell>
          <table:table-cell office:value-type="float" office:value="24.4108590847">
            <text:p>24.41085908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933.62605">
            <text:p>2462933.62605</text:p>
          </table:table-cell>
          <table:table-cell office:value-type="string">
            <text:p>2031-03-07 22:01:31.406250 EST-0500</text:p>
          </table:table-cell>
          <table:table-cell office:value-type="string">
            <text:p>N</text:p>
          </table:table-cell>
          <table:table-cell office:value-type="float" office:value="48.7061041766">
            <text:p>48.7061041766</text:p>
          </table:table-cell>
          <table:table-cell office:value-type="float" office:value="24.4089751737">
            <text:p>24.4089751737</text:p>
          </table:table-cell>
          <table:table-cell office:value-type="float" office:value="48.7061041766">
            <text:p>48.7061041766</text:p>
          </table:table-cell>
          <table:table-cell office:value-type="float" office:value="24.4089751737">
            <text:p>24.40897517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2971.90181">
            <text:p>2462971.90181</text:p>
          </table:table-cell>
          <table:table-cell office:value-type="string">
            <text:p>2031-04-15 04:38:36.796875 EST-0500</text:p>
          </table:table-cell>
          <table:table-cell office:value-type="string">
            <text:p>S</text:p>
          </table:table-cell>
          <table:table-cell office:value-type="float" office:value="228.706986646">
            <text:p>228.706986646</text:p>
          </table:table-cell>
          <table:table-cell office:value-type="float" office:value="204.408869314">
            <text:p>204.408869314</text:p>
          </table:table-cell>
          <table:table-cell office:value-type="float" office:value="48.7069866462">
            <text:p>48.7069866462</text:p>
          </table:table-cell>
          <table:table-cell office:value-type="float" office:value="24.4088693136">
            <text:p>24.40886931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021.59542">
            <text:p>2463021.59542</text:p>
          </table:table-cell>
          <table:table-cell office:value-type="string">
            <text:p>2031-06-03 21:17:24.140625 EST-0500</text:p>
          </table:table-cell>
          <table:table-cell office:value-type="string">
            <text:p>N</text:p>
          </table:table-cell>
          <table:table-cell office:value-type="float" office:value="48.7114428519">
            <text:p>48.7114428519</text:p>
          </table:table-cell>
          <table:table-cell office:value-type="float" office:value="24.4116210821">
            <text:p>24.4116210821</text:p>
          </table:table-cell>
          <table:table-cell office:value-type="float" office:value="48.7114428519">
            <text:p>48.7114428519</text:p>
          </table:table-cell>
          <table:table-cell office:value-type="float" office:value="24.4116210821">
            <text:p>24.41162108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059.87056">
            <text:p>2463059.87056</text:p>
          </table:table-cell>
          <table:table-cell office:value-type="string">
            <text:p>2031-07-12 03:53:36.796875 EST-0500</text:p>
          </table:table-cell>
          <table:table-cell office:value-type="string">
            <text:p>S</text:p>
          </table:table-cell>
          <table:table-cell office:value-type="float" office:value="228.710140916">
            <text:p>228.710140916</text:p>
          </table:table-cell>
          <table:table-cell office:value-type="float" office:value="204.408503503">
            <text:p>204.408503503</text:p>
          </table:table-cell>
          <table:table-cell office:value-type="float" office:value="48.7101409162">
            <text:p>48.7101409162</text:p>
          </table:table-cell>
          <table:table-cell office:value-type="float" office:value="24.4085035028">
            <text:p>24.40850350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109.56417">
            <text:p>2463109.56417</text:p>
          </table:table-cell>
          <table:table-cell office:value-type="string">
            <text:p>2031-08-30 20:32:24.140625 EST-0500</text:p>
          </table:table-cell>
          <table:table-cell office:value-type="string">
            <text:p>N</text:p>
          </table:table-cell>
          <table:table-cell office:value-type="float" office:value="48.711997575">
            <text:p>48.711997575</text:p>
          </table:table-cell>
          <table:table-cell office:value-type="float" office:value="24.4084883769">
            <text:p>24.4084883769</text:p>
          </table:table-cell>
          <table:table-cell office:value-type="float" office:value="48.711997575">
            <text:p>48.711997575</text:p>
          </table:table-cell>
          <table:table-cell office:value-type="float" office:value="24.4084883769">
            <text:p>24.40848837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147.83992">
            <text:p>2463147.83992</text:p>
          </table:table-cell>
          <table:table-cell office:value-type="string">
            <text:p>2031-10-08 03:09:29.531250 EST-0500</text:p>
          </table:table-cell>
          <table:table-cell office:value-type="string">
            <text:p>S</text:p>
          </table:table-cell>
          <table:table-cell office:value-type="float" office:value="228.712332061">
            <text:p>228.712332061</text:p>
          </table:table-cell>
          <table:table-cell office:value-type="float" office:value="204.407939699">
            <text:p>204.407939699</text:p>
          </table:table-cell>
          <table:table-cell office:value-type="float" office:value="48.7123320615">
            <text:p>48.7123320615</text:p>
          </table:table-cell>
          <table:table-cell office:value-type="float" office:value="24.4079396992">
            <text:p>24.40793969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197.53352">
            <text:p>2463197.53352</text:p>
          </table:table-cell>
          <table:table-cell office:value-type="string">
            <text:p>2031-11-26 19:48:16.875000 EST-0500</text:p>
          </table:table-cell>
          <table:table-cell office:value-type="string">
            <text:p>N</text:p>
          </table:table-cell>
          <table:table-cell office:value-type="float" office:value="48.7135492543">
            <text:p>48.7135492543</text:p>
          </table:table-cell>
          <table:table-cell office:value-type="float" office:value="24.4075688781">
            <text:p>24.4075688781</text:p>
          </table:table-cell>
          <table:table-cell office:value-type="float" office:value="48.7135492543">
            <text:p>48.7135492543</text:p>
          </table:table-cell>
          <table:table-cell office:value-type="float" office:value="24.4075688781">
            <text:p>24.40756887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235.80928">
            <text:p>2463235.80928</text:p>
          </table:table-cell>
          <table:table-cell office:value-type="string">
            <text:p>2032-01-04 02:25:22.265625 EST-0500</text:p>
          </table:table-cell>
          <table:table-cell office:value-type="string">
            <text:p>S</text:p>
          </table:table-cell>
          <table:table-cell office:value-type="float" office:value="228.716033753">
            <text:p>228.716033753</text:p>
          </table:table-cell>
          <table:table-cell office:value-type="float" office:value="204.40819368">
            <text:p>204.40819368</text:p>
          </table:table-cell>
          <table:table-cell office:value-type="float" office:value="48.716033753">
            <text:p>48.716033753</text:p>
          </table:table-cell>
          <table:table-cell office:value-type="float" office:value="24.4081936798">
            <text:p>24.40819367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285.50288">
            <text:p>2463285.50288</text:p>
          </table:table-cell>
          <table:table-cell office:value-type="string">
            <text:p>2032-02-22 19:04:09.609375 EST-0500</text:p>
          </table:table-cell>
          <table:table-cell office:value-type="string">
            <text:p>N</text:p>
          </table:table-cell>
          <table:table-cell office:value-type="float" office:value="48.7182351803">
            <text:p>48.7182351803</text:p>
          </table:table-cell>
          <table:table-cell office:value-type="float" office:value="24.4084166721">
            <text:p>24.4084166721</text:p>
          </table:table-cell>
          <table:table-cell office:value-type="float" office:value="48.7182351803">
            <text:p>48.7182351803</text:p>
          </table:table-cell>
          <table:table-cell office:value-type="float" office:value="24.4084166721">
            <text:p>24.4084166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323.77803">
            <text:p>2463323.77803</text:p>
          </table:table-cell>
          <table:table-cell office:value-type="string">
            <text:p>2032-04-01 01:40:22.265625 EST-0500</text:p>
          </table:table-cell>
          <table:table-cell office:value-type="string">
            <text:p>S</text:p>
          </table:table-cell>
          <table:table-cell office:value-type="float" office:value="228.718144305">
            <text:p>228.718144305</text:p>
          </table:table-cell>
          <table:table-cell office:value-type="float" office:value="204.407510132">
            <text:p>204.407510132</text:p>
          </table:table-cell>
          <table:table-cell office:value-type="float" office:value="48.7181443051">
            <text:p>48.7181443051</text:p>
          </table:table-cell>
          <table:table-cell office:value-type="float" office:value="24.4075101324">
            <text:p>24.40751013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373.47163">
            <text:p>2463373.47163</text:p>
          </table:table-cell>
          <table:table-cell office:value-type="string">
            <text:p>2032-05-20 18:19:09.609375 EST-0500</text:p>
          </table:table-cell>
          <table:table-cell office:value-type="string">
            <text:p>N</text:p>
          </table:table-cell>
          <table:table-cell office:value-type="float" office:value="48.719690116">
            <text:p>48.719690116</text:p>
          </table:table-cell>
          <table:table-cell office:value-type="float" office:value="24.4075116695">
            <text:p>24.4075116695</text:p>
          </table:table-cell>
          <table:table-cell office:value-type="float" office:value="48.719690116">
            <text:p>48.719690116</text:p>
          </table:table-cell>
          <table:table-cell office:value-type="float" office:value="24.4075116695">
            <text:p>24.40751166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411.74678">
            <text:p>2463411.74678</text:p>
          </table:table-cell>
          <table:table-cell office:value-type="string">
            <text:p>2032-06-28 00:55:22.265625 EST-0500</text:p>
          </table:table-cell>
          <table:table-cell office:value-type="string">
            <text:p>S</text:p>
          </table:table-cell>
          <table:table-cell office:value-type="float" office:value="228.720899611">
            <text:p>228.720899611</text:p>
          </table:table-cell>
          <table:table-cell office:value-type="float" office:value="204.406939851">
            <text:p>204.406939851</text:p>
          </table:table-cell>
          <table:table-cell office:value-type="float" office:value="48.7208996112">
            <text:p>48.7208996112</text:p>
          </table:table-cell>
          <table:table-cell office:value-type="float" office:value="24.4069398514">
            <text:p>24.40693985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461.44038">
            <text:p>2463461.44038</text:p>
          </table:table-cell>
          <table:table-cell office:value-type="string">
            <text:p>2032-08-16 17:34:09.609375 EST-0500</text:p>
          </table:table-cell>
          <table:table-cell office:value-type="string">
            <text:p>N</text:p>
          </table:table-cell>
          <table:table-cell office:value-type="float" office:value="48.7215919955">
            <text:p>48.7215919955</text:p>
          </table:table-cell>
          <table:table-cell office:value-type="float" office:value="24.4057387574">
            <text:p>24.4057387574</text:p>
          </table:table-cell>
          <table:table-cell office:value-type="float" office:value="48.7215919955">
            <text:p>48.7215919955</text:p>
          </table:table-cell>
          <table:table-cell office:value-type="float" office:value="24.4057387574">
            <text:p>24.40573875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499.71553">
            <text:p>2463499.71553</text:p>
          </table:table-cell>
          <table:table-cell office:value-type="string">
            <text:p>2032-09-24 00:10:22.265625 EST-0500</text:p>
          </table:table-cell>
          <table:table-cell office:value-type="string">
            <text:p>S</text:p>
          </table:table-cell>
          <table:table-cell office:value-type="float" office:value="228.722449009">
            <text:p>228.722449009</text:p>
          </table:table-cell>
          <table:table-cell office:value-type="float" office:value="204.405656051">
            <text:p>204.405656051</text:p>
          </table:table-cell>
          <table:table-cell office:value-type="float" office:value="48.7224490088">
            <text:p>48.7224490088</text:p>
          </table:table-cell>
          <table:table-cell office:value-type="float" office:value="24.4056560509">
            <text:p>24.40565605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549.41036">
            <text:p>2463549.41036</text:p>
          </table:table-cell>
          <table:table-cell office:value-type="string">
            <text:p>2032-11-12 16:50:55.078125 EST-0500</text:p>
          </table:table-cell>
          <table:table-cell office:value-type="string">
            <text:p>N</text:p>
          </table:table-cell>
          <table:table-cell office:value-type="float" office:value="48.7257670927">
            <text:p>48.7257670927</text:p>
          </table:table-cell>
          <table:table-cell office:value-type="float" office:value="24.4075743143">
            <text:p>24.4075743143</text:p>
          </table:table-cell>
          <table:table-cell office:value-type="float" office:value="48.7257670927">
            <text:p>48.7257670927</text:p>
          </table:table-cell>
          <table:table-cell office:value-type="float" office:value="24.4075743143">
            <text:p>24.40757431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587.6849">
            <text:p>2463587.6849</text:p>
          </table:table-cell>
          <table:table-cell office:value-type="string">
            <text:p>2032-12-20 23:26:15.000000 EST-0500</text:p>
          </table:table-cell>
          <table:table-cell office:value-type="string">
            <text:p>S</text:p>
          </table:table-cell>
          <table:table-cell office:value-type="float" office:value="228.724904963">
            <text:p>228.724904963</text:p>
          </table:table-cell>
          <table:table-cell office:value-type="float" office:value="204.404965617">
            <text:p>204.404965617</text:p>
          </table:table-cell>
          <table:table-cell office:value-type="float" office:value="48.7249049633">
            <text:p>48.7249049633</text:p>
          </table:table-cell>
          <table:table-cell office:value-type="float" office:value="24.404965617">
            <text:p>24.4049656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637.37971">
            <text:p>2463637.37971</text:p>
          </table:table-cell>
          <table:table-cell office:value-type="string">
            <text:p>2033-02-08 16:06:47.812500 EST-0500</text:p>
          </table:table-cell>
          <table:table-cell office:value-type="string">
            <text:p>N</text:p>
          </table:table-cell>
          <table:table-cell office:value-type="float" office:value="48.7286907683">
            <text:p>48.7286907683</text:p>
          </table:table-cell>
          <table:table-cell office:value-type="float" office:value="24.406699334">
            <text:p>24.406699334</text:p>
          </table:table-cell>
          <table:table-cell office:value-type="float" office:value="48.7286907683">
            <text:p>48.7286907683</text:p>
          </table:table-cell>
          <table:table-cell office:value-type="float" office:value="24.406699334">
            <text:p>24.4066993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675.65425">
            <text:p>2463675.65425</text:p>
          </table:table-cell>
          <table:table-cell office:value-type="string">
            <text:p>2033-03-18 22:42:07.734375 EST-0500</text:p>
          </table:table-cell>
          <table:table-cell office:value-type="string">
            <text:p>S</text:p>
          </table:table-cell>
          <table:table-cell office:value-type="float" office:value="228.727632639">
            <text:p>228.727632639</text:p>
          </table:table-cell>
          <table:table-cell office:value-type="float" office:value="204.404727594">
            <text:p>204.404727594</text:p>
          </table:table-cell>
          <table:table-cell office:value-type="float" office:value="48.7276326394">
            <text:p>48.7276326394</text:p>
          </table:table-cell>
          <table:table-cell office:value-type="float" office:value="24.4047275943">
            <text:p>24.40472759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725.34846">
            <text:p>2463725.34846</text:p>
          </table:table-cell>
          <table:table-cell office:value-type="string">
            <text:p>2033-05-07 15:21:47.812500 EST-0500</text:p>
          </table:table-cell>
          <table:table-cell office:value-type="string">
            <text:p>N</text:p>
          </table:table-cell>
          <table:table-cell office:value-type="float" office:value="48.7290813294">
            <text:p>48.7290813294</text:p>
          </table:table-cell>
          <table:table-cell office:value-type="float" office:value="24.4047704892">
            <text:p>24.4047704892</text:p>
          </table:table-cell>
          <table:table-cell office:value-type="float" office:value="48.7290813294">
            <text:p>48.7290813294</text:p>
          </table:table-cell>
          <table:table-cell office:value-type="float" office:value="24.4047704892">
            <text:p>24.40477048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763.623">
            <text:p>2463763.623</text:p>
          </table:table-cell>
          <table:table-cell office:value-type="string">
            <text:p>2033-06-14 21:57:07.734375 EST-0500</text:p>
          </table:table-cell>
          <table:table-cell office:value-type="string">
            <text:p>S</text:p>
          </table:table-cell>
          <table:table-cell office:value-type="float" office:value="228.729288027">
            <text:p>228.729288027</text:p>
          </table:table-cell>
          <table:table-cell office:value-type="float" office:value="204.403424471">
            <text:p>204.403424471</text:p>
          </table:table-cell>
          <table:table-cell office:value-type="float" office:value="48.7292880267">
            <text:p>48.7292880267</text:p>
          </table:table-cell>
          <table:table-cell office:value-type="float" office:value="24.4034244706">
            <text:p>24.40342447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813.31721">
            <text:p>2463813.31721</text:p>
          </table:table-cell>
          <table:table-cell office:value-type="string">
            <text:p>2033-08-03 14:36:47.812500 EST-0500</text:p>
          </table:table-cell>
          <table:table-cell office:value-type="string">
            <text:p>N</text:p>
          </table:table-cell>
          <table:table-cell office:value-type="float" office:value="48.730629428">
            <text:p>48.730629428</text:p>
          </table:table-cell>
          <table:table-cell office:value-type="float" office:value="24.4027701675">
            <text:p>24.4027701675</text:p>
          </table:table-cell>
          <table:table-cell office:value-type="float" office:value="48.730629428">
            <text:p>48.730629428</text:p>
          </table:table-cell>
          <table:table-cell office:value-type="float" office:value="24.4027701675">
            <text:p>24.40277016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851.59236">
            <text:p>2463851.59236</text:p>
          </table:table-cell>
          <table:table-cell office:value-type="string">
            <text:p>2033-09-10 21:13:00.468750 EST-0500</text:p>
          </table:table-cell>
          <table:table-cell office:value-type="string">
            <text:p>S</text:p>
          </table:table-cell>
          <table:table-cell office:value-type="float" office:value="228.732341933">
            <text:p>228.732341933</text:p>
          </table:table-cell>
          <table:table-cell office:value-type="float" office:value="204.403394095">
            <text:p>204.403394095</text:p>
          </table:table-cell>
          <table:table-cell office:value-type="float" office:value="48.7323419335">
            <text:p>48.7323419335</text:p>
          </table:table-cell>
          <table:table-cell office:value-type="float" office:value="24.4033940953">
            <text:p>24.40339409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901.28657">
            <text:p>2463901.28657</text:p>
          </table:table-cell>
          <table:table-cell office:value-type="string">
            <text:p>2033-10-30 13:52:40.546875 EST-0500</text:p>
          </table:table-cell>
          <table:table-cell office:value-type="string">
            <text:p>N</text:p>
          </table:table-cell>
          <table:table-cell office:value-type="float" office:value="48.7337722051">
            <text:p>48.7337722051</text:p>
          </table:table-cell>
          <table:table-cell office:value-type="float" office:value="24.403582773">
            <text:p>24.403582773</text:p>
          </table:table-cell>
          <table:table-cell office:value-type="float" office:value="48.7337722051">
            <text:p>48.7337722051</text:p>
          </table:table-cell>
          <table:table-cell office:value-type="float" office:value="24.403582773">
            <text:p>24.4035827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939.56172">
            <text:p>2463939.56172</text:p>
          </table:table-cell>
          <table:table-cell office:value-type="string">
            <text:p>2033-12-07 20:28:53.203125 EST-0500</text:p>
          </table:table-cell>
          <table:table-cell office:value-type="string">
            <text:p>S</text:p>
          </table:table-cell>
          <table:table-cell office:value-type="float" office:value="228.73498173">
            <text:p>228.73498173</text:p>
          </table:table-cell>
          <table:table-cell office:value-type="float" office:value="204.403286892">
            <text:p>204.403286892</text:p>
          </table:table-cell>
          <table:table-cell office:value-type="float" office:value="48.7349817298">
            <text:p>48.7349817298</text:p>
          </table:table-cell>
          <table:table-cell office:value-type="float" office:value="24.4032868922">
            <text:p>24.40328689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3989.25655">
            <text:p>2463989.25655</text:p>
          </table:table-cell>
          <table:table-cell office:value-type="string">
            <text:p>2034-01-26 13:09:26.015625 EST-0500</text:p>
          </table:table-cell>
          <table:table-cell office:value-type="string">
            <text:p>N</text:p>
          </table:table-cell>
          <table:table-cell office:value-type="float" office:value="48.7367907058">
            <text:p>48.7367907058</text:p>
          </table:table-cell>
          <table:table-cell office:value-type="float" office:value="24.4029293576">
            <text:p>24.4029293576</text:p>
          </table:table-cell>
          <table:table-cell office:value-type="float" office:value="48.7367907058">
            <text:p>48.7367907058</text:p>
          </table:table-cell>
          <table:table-cell office:value-type="float" office:value="24.4029293576">
            <text:p>24.40292935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027.53047">
            <text:p>2464027.53047</text:p>
          </table:table-cell>
          <table:table-cell office:value-type="string">
            <text:p>2034-03-05 19:43:53.203125 EST-0500</text:p>
          </table:table-cell>
          <table:table-cell office:value-type="string">
            <text:p>S</text:p>
          </table:table-cell>
          <table:table-cell office:value-type="float" office:value="228.736285241">
            <text:p>228.736285241</text:p>
          </table:table-cell>
          <table:table-cell office:value-type="float" office:value="204.401230414">
            <text:p>204.401230414</text:p>
          </table:table-cell>
          <table:table-cell office:value-type="float" office:value="48.7362852415">
            <text:p>48.7362852415</text:p>
          </table:table-cell>
          <table:table-cell office:value-type="float" office:value="24.4012304142">
            <text:p>24.40123041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077.2259">
            <text:p>2464077.2259</text:p>
          </table:table-cell>
          <table:table-cell office:value-type="string">
            <text:p>2034-04-24 12:25:18.750000 EST-0500</text:p>
          </table:table-cell>
          <table:table-cell office:value-type="string">
            <text:p>N</text:p>
          </table:table-cell>
          <table:table-cell office:value-type="float" office:value="48.7396030267">
            <text:p>48.7396030267</text:p>
          </table:table-cell>
          <table:table-cell office:value-type="float" office:value="24.4033514021">
            <text:p>24.4033514021</text:p>
          </table:table-cell>
          <table:table-cell office:value-type="float" office:value="48.7396030267">
            <text:p>48.7396030267</text:p>
          </table:table-cell>
          <table:table-cell office:value-type="float" office:value="24.4033514021">
            <text:p>24.40335140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115.49983">
            <text:p>2464115.49983</text:p>
          </table:table-cell>
          <table:table-cell office:value-type="string">
            <text:p>2034-06-01 18:59:45.937500 EST-0500</text:p>
          </table:table-cell>
          <table:table-cell office:value-type="string">
            <text:p>S</text:p>
          </table:table-cell>
          <table:table-cell office:value-type="float" office:value="228.738982938">
            <text:p>228.738982938</text:p>
          </table:table-cell>
          <table:table-cell office:value-type="float" office:value="204.401429381">
            <text:p>204.401429381</text:p>
          </table:table-cell>
          <table:table-cell office:value-type="float" office:value="48.7389829378">
            <text:p>48.7389829378</text:p>
          </table:table-cell>
          <table:table-cell office:value-type="float" office:value="24.4014293814">
            <text:p>24.40142938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165.19465">
            <text:p>2464165.19465</text:p>
          </table:table-cell>
          <table:table-cell office:value-type="string">
            <text:p>2034-07-21 11:40:18.750000 EST-0500</text:p>
          </table:table-cell>
          <table:table-cell office:value-type="string">
            <text:p>N</text:p>
          </table:table-cell>
          <table:table-cell office:value-type="float" office:value="48.7406138639">
            <text:p>48.7406138639</text:p>
          </table:table-cell>
          <table:table-cell office:value-type="float" office:value="24.4008589119">
            <text:p>24.4008589119</text:p>
          </table:table-cell>
          <table:table-cell office:value-type="float" office:value="48.7406138639">
            <text:p>48.7406138639</text:p>
          </table:table-cell>
          <table:table-cell office:value-type="float" office:value="24.4008589119">
            <text:p>24.40085891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203.46919">
            <text:p>2464203.46919</text:p>
          </table:table-cell>
          <table:table-cell office:value-type="string">
            <text:p>2034-08-28 18:15:38.671875 EST-0500</text:p>
          </table:table-cell>
          <table:table-cell office:value-type="string">
            <text:p>S</text:p>
          </table:table-cell>
          <table:table-cell office:value-type="float" office:value="228.742768646">
            <text:p>228.742768646</text:p>
          </table:table-cell>
          <table:table-cell office:value-type="float" office:value="204.401740227">
            <text:p>204.401740227</text:p>
          </table:table-cell>
          <table:table-cell office:value-type="float" office:value="48.7427686465">
            <text:p>48.7427686465</text:p>
          </table:table-cell>
          <table:table-cell office:value-type="float" office:value="24.4017402273">
            <text:p>24.40174022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253.16402">
            <text:p>2464253.16402</text:p>
          </table:table-cell>
          <table:table-cell office:value-type="string">
            <text:p>2034-10-17 10:56:11.484375 EST-0500</text:p>
          </table:table-cell>
          <table:table-cell office:value-type="string">
            <text:p>N</text:p>
          </table:table-cell>
          <table:table-cell office:value-type="float" office:value="48.7450254314">
            <text:p>48.7450254314</text:p>
          </table:table-cell>
          <table:table-cell office:value-type="float" office:value="24.4029391129">
            <text:p>24.4029391129</text:p>
          </table:table-cell>
          <table:table-cell office:value-type="float" office:value="48.7450254314">
            <text:p>48.7450254314</text:p>
          </table:table-cell>
          <table:table-cell office:value-type="float" office:value="24.4029391129">
            <text:p>24.40293911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291.43855">
            <text:p>2464291.43855</text:p>
          </table:table-cell>
          <table:table-cell office:value-type="string">
            <text:p>2034-11-24 17:31:31.406250 EST-0500</text:p>
          </table:table-cell>
          <table:table-cell office:value-type="string">
            <text:p>S</text:p>
          </table:table-cell>
          <table:table-cell office:value-type="float" office:value="228.744709273">
            <text:p>228.744709273</text:p>
          </table:table-cell>
          <table:table-cell office:value-type="float" office:value="204.401378002">
            <text:p>204.401378002</text:p>
          </table:table-cell>
          <table:table-cell office:value-type="float" office:value="48.7447092732">
            <text:p>48.7447092732</text:p>
          </table:table-cell>
          <table:table-cell office:value-type="float" office:value="24.4013780019">
            <text:p>24.40137800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341.13338">
            <text:p>2464341.13338</text:p>
          </table:table-cell>
          <table:table-cell office:value-type="string">
            <text:p>2035-01-13 10:12:04.218750 EST-0500</text:p>
          </table:table-cell>
          <table:table-cell office:value-type="string">
            <text:p>N</text:p>
          </table:table-cell>
          <table:table-cell office:value-type="float" office:value="48.7476543493">
            <text:p>48.7476543493</text:p>
          </table:table-cell>
          <table:table-cell office:value-type="float" office:value="24.4019441269">
            <text:p>24.4019441269</text:p>
          </table:table-cell>
          <table:table-cell office:value-type="float" office:value="48.7476543493">
            <text:p>48.7476543493</text:p>
          </table:table-cell>
          <table:table-cell office:value-type="float" office:value="24.4019441269">
            <text:p>24.40194412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379.40792">
            <text:p>2464379.40792</text:p>
          </table:table-cell>
          <table:table-cell office:value-type="string">
            <text:p>2035-02-20 16:47:24.140625 EST-0500</text:p>
          </table:table-cell>
          <table:table-cell office:value-type="string">
            <text:p>S</text:p>
          </table:table-cell>
          <table:table-cell office:value-type="float" office:value="228.748292923">
            <text:p>228.748292923</text:p>
          </table:table-cell>
          <table:table-cell office:value-type="float" office:value="204.401182723">
            <text:p>204.401182723</text:p>
          </table:table-cell>
          <table:table-cell office:value-type="float" office:value="48.7482929233">
            <text:p>48.7482929233</text:p>
          </table:table-cell>
          <table:table-cell office:value-type="float" office:value="24.4011827227">
            <text:p>24.40118272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429.10334">
            <text:p>2464429.10334</text:p>
          </table:table-cell>
          <table:table-cell office:value-type="string">
            <text:p>2035-04-11 09:28:49.687500 EST-0500</text:p>
          </table:table-cell>
          <table:table-cell office:value-type="string">
            <text:p>N</text:p>
          </table:table-cell>
          <table:table-cell office:value-type="float" office:value="48.7505145458">
            <text:p>48.7505145458</text:p>
          </table:table-cell>
          <table:table-cell office:value-type="float" office:value="24.4023826107">
            <text:p>24.4023826107</text:p>
          </table:table-cell>
          <table:table-cell office:value-type="float" office:value="48.7505145458">
            <text:p>48.7505145458</text:p>
          </table:table-cell>
          <table:table-cell office:value-type="float" office:value="24.4023826107">
            <text:p>24.40238261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467.37667">
            <text:p>2464467.37667</text:p>
          </table:table-cell>
          <table:table-cell office:value-type="string">
            <text:p>2035-05-19 16:02:24.140625 EST-0500</text:p>
          </table:table-cell>
          <table:table-cell office:value-type="string">
            <text:p>S</text:p>
          </table:table-cell>
          <table:table-cell office:value-type="float" office:value="228.749715087">
            <text:p>228.749715087</text:p>
          </table:table-cell>
          <table:table-cell office:value-type="float" office:value="204.400353481">
            <text:p>204.400353481</text:p>
          </table:table-cell>
          <table:table-cell office:value-type="float" office:value="48.7497150869">
            <text:p>48.7497150869</text:p>
          </table:table-cell>
          <table:table-cell office:value-type="float" office:value="24.4003534815">
            <text:p>24.40035348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517.07209">
            <text:p>2464517.07209</text:p>
          </table:table-cell>
          <table:table-cell office:value-type="string">
            <text:p>2035-07-08 08:43:49.687500 EST-0500</text:p>
          </table:table-cell>
          <table:table-cell office:value-type="string">
            <text:p>N</text:p>
          </table:table-cell>
          <table:table-cell office:value-type="float" office:value="48.7508985128">
            <text:p>48.7508985128</text:p>
          </table:table-cell>
          <table:table-cell office:value-type="float" office:value="24.399253365">
            <text:p>24.399253365</text:p>
          </table:table-cell>
          <table:table-cell office:value-type="float" office:value="48.7508985128">
            <text:p>48.7508985128</text:p>
          </table:table-cell>
          <table:table-cell office:value-type="float" office:value="24.399253365">
            <text:p>24.3992533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555.34542">
            <text:p>2464555.34542</text:p>
          </table:table-cell>
          <table:table-cell office:value-type="string">
            <text:p>2035-08-15 15:17:24.140625 EST-0500</text:p>
          </table:table-cell>
          <table:table-cell office:value-type="string">
            <text:p>S</text:p>
          </table:table-cell>
          <table:table-cell office:value-type="float" office:value="228.752831674">
            <text:p>228.752831674</text:p>
          </table:table-cell>
          <table:table-cell office:value-type="float" office:value="204.399799689">
            <text:p>204.399799689</text:p>
          </table:table-cell>
          <table:table-cell office:value-type="float" office:value="48.7528316741">
            <text:p>48.7528316741</text:p>
          </table:table-cell>
          <table:table-cell office:value-type="float" office:value="24.3997996889">
            <text:p>24.39979968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605.04084">
            <text:p>2464605.04084</text:p>
          </table:table-cell>
          <table:table-cell office:value-type="string">
            <text:p>2035-10-04 07:58:49.687500 EST-0500</text:p>
          </table:table-cell>
          <table:table-cell office:value-type="string">
            <text:p>N</text:p>
          </table:table-cell>
          <table:table-cell office:value-type="float" office:value="48.7527539855">
            <text:p>48.7527539855</text:p>
          </table:table-cell>
          <table:table-cell office:value-type="float" office:value="24.3985966847">
            <text:p>24.3985966847</text:p>
          </table:table-cell>
          <table:table-cell office:value-type="float" office:value="48.7527539855">
            <text:p>48.7527539855</text:p>
          </table:table-cell>
          <table:table-cell office:value-type="float" office:value="24.3985966847">
            <text:p>24.39859668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643.31417">
            <text:p>2464643.31417</text:p>
          </table:table-cell>
          <table:table-cell office:value-type="string">
            <text:p>2035-11-11 14:32:24.140625 EST-0500</text:p>
          </table:table-cell>
          <table:table-cell office:value-type="string">
            <text:p>S</text:p>
          </table:table-cell>
          <table:table-cell office:value-type="float" office:value="228.754156778">
            <text:p>228.754156778</text:p>
          </table:table-cell>
          <table:table-cell office:value-type="float" office:value="204.398878181">
            <text:p>204.398878181</text:p>
          </table:table-cell>
          <table:table-cell office:value-type="float" office:value="48.7541567784">
            <text:p>48.7541567784</text:p>
          </table:table-cell>
          <table:table-cell office:value-type="float" office:value="24.3988781806">
            <text:p>24.39887818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693.01021">
            <text:p>2464693.01021</text:p>
          </table:table-cell>
          <table:table-cell office:value-type="string">
            <text:p>2035-12-31 07:14:42.421875 EST-0500</text:p>
          </table:table-cell>
          <table:table-cell office:value-type="string">
            <text:p>N</text:p>
          </table:table-cell>
          <table:table-cell office:value-type="float" office:value="48.7574055241">
            <text:p>48.7574055241</text:p>
          </table:table-cell>
          <table:table-cell office:value-type="float" office:value="24.3998397064">
            <text:p>24.3998397064</text:p>
          </table:table-cell>
          <table:table-cell office:value-type="float" office:value="48.7574055241">
            <text:p>48.7574055241</text:p>
          </table:table-cell>
          <table:table-cell office:value-type="float" office:value="24.3998397064">
            <text:p>24.39983970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731.28352">
            <text:p>2464731.28352</text:p>
          </table:table-cell>
          <table:table-cell office:value-type="string">
            <text:p>2036-02-07 13:48:16.875000 EST-0500</text:p>
          </table:table-cell>
          <table:table-cell office:value-type="string">
            <text:p>S</text:p>
          </table:table-cell>
          <table:table-cell office:value-type="float" office:value="228.757765384">
            <text:p>228.757765384</text:p>
          </table:table-cell>
          <table:table-cell office:value-type="float" office:value="204.398680639">
            <text:p>204.398680639</text:p>
          </table:table-cell>
          <table:table-cell office:value-type="float" office:value="48.7577653843">
            <text:p>48.7577653843</text:p>
          </table:table-cell>
          <table:table-cell office:value-type="float" office:value="24.3986806393">
            <text:p>24.39868063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780.97957">
            <text:p>2464780.97957</text:p>
          </table:table-cell>
          <table:table-cell office:value-type="string">
            <text:p>2036-03-28 06:30:35.156250 EST-0500</text:p>
          </table:table-cell>
          <table:table-cell office:value-type="string">
            <text:p>N</text:p>
          </table:table-cell>
          <table:table-cell office:value-type="float" office:value="48.7595207786">
            <text:p>48.7595207786</text:p>
          </table:table-cell>
          <table:table-cell office:value-type="float" office:value="24.3991785204">
            <text:p>24.3991785204</text:p>
          </table:table-cell>
          <table:table-cell office:value-type="float" office:value="48.7595207786">
            <text:p>48.7595207786</text:p>
          </table:table-cell>
          <table:table-cell office:value-type="float" office:value="24.3991785204">
            <text:p>24.39917852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819.25288">
            <text:p>2464819.25288</text:p>
          </table:table-cell>
          <table:table-cell office:value-type="string">
            <text:p>2036-05-05 13:04:09.609375 EST-0500</text:p>
          </table:table-cell>
          <table:table-cell office:value-type="string">
            <text:p>S</text:p>
          </table:table-cell>
          <table:table-cell office:value-type="float" office:value="228.760281065">
            <text:p>228.760281065</text:p>
          </table:table-cell>
          <table:table-cell office:value-type="float" office:value="204.398801002">
            <text:p>204.398801002</text:p>
          </table:table-cell>
          <table:table-cell office:value-type="float" office:value="48.7602810653">
            <text:p>48.7602810653</text:p>
          </table:table-cell>
          <table:table-cell office:value-type="float" office:value="24.3988010019">
            <text:p>24.39880100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868.94892">
            <text:p>2464868.94892</text:p>
          </table:table-cell>
          <table:table-cell office:value-type="string">
            <text:p>2036-06-24 05:46:27.890625 EST-0500</text:p>
          </table:table-cell>
          <table:table-cell office:value-type="string">
            <text:p>N</text:p>
          </table:table-cell>
          <table:table-cell office:value-type="float" office:value="48.7608389569">
            <text:p>48.7608389569</text:p>
          </table:table-cell>
          <table:table-cell office:value-type="float" office:value="24.3972832644">
            <text:p>24.3972832644</text:p>
          </table:table-cell>
          <table:table-cell office:value-type="float" office:value="48.7608389569">
            <text:p>48.7608389569</text:p>
          </table:table-cell>
          <table:table-cell office:value-type="float" office:value="24.3972832644">
            <text:p>24.39728326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907.22163">
            <text:p>2464907.22163</text:p>
          </table:table-cell>
          <table:table-cell office:value-type="string">
            <text:p>2036-08-01 12:19:09.609375 EST-0500</text:p>
          </table:table-cell>
          <table:table-cell office:value-type="string">
            <text:p>S</text:p>
          </table:table-cell>
          <table:table-cell office:value-type="float" office:value="228.763886685">
            <text:p>228.763886685</text:p>
          </table:table-cell>
          <table:table-cell office:value-type="float" office:value="204.398734718">
            <text:p>204.398734718</text:p>
          </table:table-cell>
          <table:table-cell office:value-type="float" office:value="48.7638866852">
            <text:p>48.7638866852</text:p>
          </table:table-cell>
          <table:table-cell office:value-type="float" office:value="24.3987347182">
            <text:p>24.39873471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956.91829">
            <text:p>2464956.91829</text:p>
          </table:table-cell>
          <table:table-cell office:value-type="string">
            <text:p>2036-09-20 05:02:20.625000 EST-0500</text:p>
          </table:table-cell>
          <table:table-cell office:value-type="string">
            <text:p>N</text:p>
          </table:table-cell>
          <table:table-cell office:value-type="float" office:value="48.766814402">
            <text:p>48.766814402</text:p>
          </table:table-cell>
          <table:table-cell office:value-type="float" office:value="24.4002423844">
            <text:p>24.4002423844</text:p>
          </table:table-cell>
          <table:table-cell office:value-type="float" office:value="48.766814402">
            <text:p>48.766814402</text:p>
          </table:table-cell>
          <table:table-cell office:value-type="float" office:value="24.4002423844">
            <text:p>24.40024238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4995.18977">
            <text:p>2464995.18977</text:p>
          </table:table-cell>
          <table:table-cell office:value-type="string">
            <text:p>2036-10-28 11:33:16.875000 EST-0500</text:p>
          </table:table-cell>
          <table:table-cell office:value-type="string">
            <text:p>S</text:p>
          </table:table-cell>
          <table:table-cell office:value-type="float" office:value="228.764233107">
            <text:p>228.764233107</text:p>
          </table:table-cell>
          <table:table-cell office:value-type="float" office:value="204.396647392">
            <text:p>204.396647392</text:p>
          </table:table-cell>
          <table:table-cell office:value-type="float" office:value="48.7642331073">
            <text:p>48.7642331073</text:p>
          </table:table-cell>
          <table:table-cell office:value-type="float" office:value="24.3966473921">
            <text:p>24.39664739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044.88704">
            <text:p>2465044.88704</text:p>
          </table:table-cell>
          <table:table-cell office:value-type="string">
            <text:p>2036-12-17 04:17:20.625000 EST-0500</text:p>
          </table:table-cell>
          <table:table-cell office:value-type="string">
            <text:p>N</text:p>
          </table:table-cell>
          <table:table-cell office:value-type="float" office:value="48.7689248681">
            <text:p>48.7689248681</text:p>
          </table:table-cell>
          <table:table-cell office:value-type="float" office:value="24.3993156745">
            <text:p>24.3993156745</text:p>
          </table:table-cell>
          <table:table-cell office:value-type="float" office:value="48.7689248681">
            <text:p>48.7689248681</text:p>
          </table:table-cell>
          <table:table-cell office:value-type="float" office:value="24.3993156745">
            <text:p>24.39931567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083.15913">
            <text:p>2465083.15913</text:p>
          </table:table-cell>
          <table:table-cell office:value-type="string">
            <text:p>2037-01-24 10:49:09.609375 EST-0500</text:p>
          </table:table-cell>
          <table:table-cell office:value-type="string">
            <text:p>S</text:p>
          </table:table-cell>
          <table:table-cell office:value-type="float" office:value="228.769267906">
            <text:p>228.769267906</text:p>
          </table:table-cell>
          <table:table-cell office:value-type="float" office:value="204.397931084">
            <text:p>204.397931084</text:p>
          </table:table-cell>
          <table:table-cell office:value-type="float" office:value="48.7692679056">
            <text:p>48.7692679056</text:p>
          </table:table-cell>
          <table:table-cell office:value-type="float" office:value="24.3979310835">
            <text:p>24.39793108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132.85579">
            <text:p>2465132.85579</text:p>
          </table:table-cell>
          <table:table-cell office:value-type="string">
            <text:p>2037-03-15 03:32:20.625000 EST-0500</text:p>
          </table:table-cell>
          <table:table-cell office:value-type="string">
            <text:p>N</text:p>
          </table:table-cell>
          <table:table-cell office:value-type="float" office:value="48.7694614009">
            <text:p>48.7694614009</text:p>
          </table:table-cell>
          <table:table-cell office:value-type="float" office:value="24.3965047398">
            <text:p>24.3965047398</text:p>
          </table:table-cell>
          <table:table-cell office:value-type="float" office:value="48.7694614009">
            <text:p>48.7694614009</text:p>
          </table:table-cell>
          <table:table-cell office:value-type="float" office:value="24.3965047398">
            <text:p>24.39650473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171.12788">
            <text:p>2465171.12788</text:p>
          </table:table-cell>
          <table:table-cell office:value-type="string">
            <text:p>2037-04-22 10:04:09.609375 EST-0500</text:p>
          </table:table-cell>
          <table:table-cell office:value-type="string">
            <text:p>S</text:p>
          </table:table-cell>
          <table:table-cell office:value-type="float" office:value="228.769582319">
            <text:p>228.769582319</text:p>
          </table:table-cell>
          <table:table-cell office:value-type="float" office:value="204.395667877">
            <text:p>204.395667877</text:p>
          </table:table-cell>
          <table:table-cell office:value-type="float" office:value="48.7695823187">
            <text:p>48.7695823187</text:p>
          </table:table-cell>
          <table:table-cell office:value-type="float" office:value="24.3956678772">
            <text:p>24.39566787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220.82515">
            <text:p>2465220.82515</text:p>
          </table:table-cell>
          <table:table-cell office:value-type="string">
            <text:p>2037-06-11 02:48:13.359375 EST-0500</text:p>
          </table:table-cell>
          <table:table-cell office:value-type="string">
            <text:p>N</text:p>
          </table:table-cell>
          <table:table-cell office:value-type="float" office:value="48.7711120306">
            <text:p>48.7711120306</text:p>
          </table:table-cell>
          <table:table-cell office:value-type="float" office:value="24.3953154875">
            <text:p>24.3953154875</text:p>
          </table:table-cell>
          <table:table-cell office:value-type="float" office:value="48.7711120306">
            <text:p>48.7711120306</text:p>
          </table:table-cell>
          <table:table-cell office:value-type="float" office:value="24.3953154875">
            <text:p>24.39531548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259.09725">
            <text:p>2465259.09725</text:p>
          </table:table-cell>
          <table:table-cell office:value-type="string">
            <text:p>2037-07-19 09:20:02.343750 EST-0500</text:p>
          </table:table-cell>
          <table:table-cell office:value-type="string">
            <text:p>S</text:p>
          </table:table-cell>
          <table:table-cell office:value-type="float" office:value="228.773604147">
            <text:p>228.773604147</text:p>
          </table:table-cell>
          <table:table-cell office:value-type="float" office:value="204.395999117">
            <text:p>204.395999117</text:p>
          </table:table-cell>
          <table:table-cell office:value-type="float" office:value="48.7736041474">
            <text:p>48.7736041474</text:p>
          </table:table-cell>
          <table:table-cell office:value-type="float" office:value="24.3959991168">
            <text:p>24.39599911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308.79451">
            <text:p>2465308.79451</text:p>
          </table:table-cell>
          <table:table-cell office:value-type="string">
            <text:p>2037-09-07 02:04:06.093750 EST-0500</text:p>
          </table:table-cell>
          <table:table-cell office:value-type="string">
            <text:p>N</text:p>
          </table:table-cell>
          <table:table-cell office:value-type="float" office:value="48.7757762185">
            <text:p>48.7757762185</text:p>
          </table:table-cell>
          <table:table-cell office:value-type="float" office:value="24.3964423452">
            <text:p>24.3964423452</text:p>
          </table:table-cell>
          <table:table-cell office:value-type="float" office:value="48.7757762185">
            <text:p>48.7757762185</text:p>
          </table:table-cell>
          <table:table-cell office:value-type="float" office:value="24.3964423452">
            <text:p>24.39644234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347.066">
            <text:p>2465347.066</text:p>
          </table:table-cell>
          <table:table-cell office:value-type="string">
            <text:p>2037-10-15 08:35:02.343750 EST-0500</text:p>
          </table:table-cell>
          <table:table-cell office:value-type="string">
            <text:p>S</text:p>
          </table:table-cell>
          <table:table-cell office:value-type="float" office:value="228.775552727">
            <text:p>228.775552727</text:p>
          </table:table-cell>
          <table:table-cell office:value-type="float" office:value="204.395271096">
            <text:p>204.395271096</text:p>
          </table:table-cell>
          <table:table-cell office:value-type="float" office:value="48.7755527266">
            <text:p>48.7755527266</text:p>
          </table:table-cell>
          <table:table-cell office:value-type="float" office:value="24.3952710958">
            <text:p>24.39527109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396.76326">
            <text:p>2465396.76326</text:p>
          </table:table-cell>
          <table:table-cell office:value-type="string">
            <text:p>2037-12-04 01:19:06.093750 EST-0500</text:p>
          </table:table-cell>
          <table:table-cell office:value-type="string">
            <text:p>N</text:p>
          </table:table-cell>
          <table:table-cell office:value-type="float" office:value="48.7776277869">
            <text:p>48.7776277869</text:p>
          </table:table-cell>
          <table:table-cell office:value-type="float" office:value="24.3955499547">
            <text:p>24.3955499547</text:p>
          </table:table-cell>
          <table:table-cell office:value-type="float" office:value="48.7776277869">
            <text:p>48.7776277869</text:p>
          </table:table-cell>
          <table:table-cell office:value-type="float" office:value="24.3955499547">
            <text:p>24.39554995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435.03475">
            <text:p>2465435.03475</text:p>
          </table:table-cell>
          <table:table-cell office:value-type="string">
            <text:p>2038-01-11 07:50:02.343750 EST-0500</text:p>
          </table:table-cell>
          <table:table-cell office:value-type="string">
            <text:p>S</text:p>
          </table:table-cell>
          <table:table-cell office:value-type="float" office:value="228.778757005">
            <text:p>228.778757005</text:p>
          </table:table-cell>
          <table:table-cell office:value-type="float" office:value="204.394711042">
            <text:p>204.394711042</text:p>
          </table:table-cell>
          <table:table-cell office:value-type="float" office:value="48.7787570052">
            <text:p>48.7787570052</text:p>
          </table:table-cell>
          <table:table-cell office:value-type="float" office:value="24.3947110423">
            <text:p>24.39471104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484.73201">
            <text:p>2465484.73201</text:p>
          </table:table-cell>
          <table:table-cell office:value-type="string">
            <text:p>2038-03-02 00:34:06.093750 EST-0500</text:p>
          </table:table-cell>
          <table:table-cell office:value-type="string">
            <text:p>N</text:p>
          </table:table-cell>
          <table:table-cell office:value-type="float" office:value="48.7801937845">
            <text:p>48.7801937845</text:p>
          </table:table-cell>
          <table:table-cell office:value-type="float" office:value="24.3942707052">
            <text:p>24.3942707052</text:p>
          </table:table-cell>
          <table:table-cell office:value-type="float" office:value="48.7801937845">
            <text:p>48.7801937845</text:p>
          </table:table-cell>
          <table:table-cell office:value-type="float" office:value="24.3942707052">
            <text:p>24.39427070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523.0035">
            <text:p>2465523.0035</text:p>
          </table:table-cell>
          <table:table-cell office:value-type="string">
            <text:p>2038-04-09 07:05:02.343750 EST-0500</text:p>
          </table:table-cell>
          <table:table-cell office:value-type="string">
            <text:p>S</text:p>
          </table:table-cell>
          <table:table-cell office:value-type="float" office:value="228.780358068">
            <text:p>228.780358068</text:p>
          </table:table-cell>
          <table:table-cell office:value-type="float" office:value="204.393580154">
            <text:p>204.393580154</text:p>
          </table:table-cell>
          <table:table-cell office:value-type="float" office:value="48.7803580683">
            <text:p>48.7803580683</text:p>
          </table:table-cell>
          <table:table-cell office:value-type="float" office:value="24.3935801535">
            <text:p>24.39358015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572.70198">
            <text:p>2465572.70198</text:p>
          </table:table-cell>
          <table:table-cell office:value-type="string">
            <text:p>2038-05-28 23:50:51.562500 EST-0500</text:p>
          </table:table-cell>
          <table:table-cell office:value-type="string">
            <text:p>N</text:p>
          </table:table-cell>
          <table:table-cell office:value-type="float" office:value="48.784849373">
            <text:p>48.784849373</text:p>
          </table:table-cell>
          <table:table-cell office:value-type="float" office:value="24.3962019322">
            <text:p>24.3962019322</text:p>
          </table:table-cell>
          <table:table-cell office:value-type="float" office:value="48.784849373">
            <text:p>48.784849373</text:p>
          </table:table-cell>
          <table:table-cell office:value-type="float" office:value="24.3962019322">
            <text:p>24.39620193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610.97286">
            <text:p>2465610.97286</text:p>
          </table:table-cell>
          <table:table-cell office:value-type="string">
            <text:p>2038-07-06 06:20:55.078125 EST-0500</text:p>
          </table:table-cell>
          <table:table-cell office:value-type="string">
            <text:p>S</text:p>
          </table:table-cell>
          <table:table-cell office:value-type="float" office:value="228.783568966">
            <text:p>228.783568966</text:p>
          </table:table-cell>
          <table:table-cell office:value-type="float" office:value="204.393027221">
            <text:p>204.393027221</text:p>
          </table:table-cell>
          <table:table-cell office:value-type="float" office:value="48.7835689665">
            <text:p>48.7835689665</text:p>
          </table:table-cell>
          <table:table-cell office:value-type="float" office:value="24.3930272211">
            <text:p>24.39302722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660.67134">
            <text:p>2465660.67134</text:p>
          </table:table-cell>
          <table:table-cell office:value-type="string">
            <text:p>2038-08-24 23:06:44.296875 EST-0500</text:p>
          </table:table-cell>
          <table:table-cell office:value-type="string">
            <text:p>N</text:p>
          </table:table-cell>
          <table:table-cell office:value-type="float" office:value="48.7880204312">
            <text:p>48.7880204312</text:p>
          </table:table-cell>
          <table:table-cell office:value-type="float" office:value="24.395598614">
            <text:p>24.395598614</text:p>
          </table:table-cell>
          <table:table-cell office:value-type="float" office:value="48.7880204312">
            <text:p>48.7880204312</text:p>
          </table:table-cell>
          <table:table-cell office:value-type="float" office:value="24.395598614">
            <text:p>24.3955986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698.94221">
            <text:p>2465698.94221</text:p>
          </table:table-cell>
          <table:table-cell office:value-type="string">
            <text:p>2038-10-02 05:36:47.812500 EST-0500</text:p>
          </table:table-cell>
          <table:table-cell office:value-type="string">
            <text:p>S</text:p>
          </table:table-cell>
          <table:table-cell office:value-type="float" office:value="228.786166166">
            <text:p>228.786166166</text:p>
          </table:table-cell>
          <table:table-cell office:value-type="float" office:value="204.392746697">
            <text:p>204.392746697</text:p>
          </table:table-cell>
          <table:table-cell office:value-type="float" office:value="48.7861661656">
            <text:p>48.7861661656</text:p>
          </table:table-cell>
          <table:table-cell office:value-type="float" office:value="24.3927466974">
            <text:p>24.39274669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748.64009">
            <text:p>2465748.64009</text:p>
          </table:table-cell>
          <table:table-cell office:value-type="string">
            <text:p>2038-11-20 22:21:44.296875 EST-0500</text:p>
          </table:table-cell>
          <table:table-cell office:value-type="string">
            <text:p>N</text:p>
          </table:table-cell>
          <table:table-cell office:value-type="float" office:value="48.788664445">
            <text:p>48.788664445</text:p>
          </table:table-cell>
          <table:table-cell office:value-type="float" office:value="24.3934678529">
            <text:p>24.3934678529</text:p>
          </table:table-cell>
          <table:table-cell office:value-type="float" office:value="48.788664445">
            <text:p>48.788664445</text:p>
          </table:table-cell>
          <table:table-cell office:value-type="float" office:value="24.3934678529">
            <text:p>24.3934678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786.91096">
            <text:p>2465786.91096</text:p>
          </table:table-cell>
          <table:table-cell office:value-type="string">
            <text:p>2038-12-29 04:51:47.812500 EST-0500</text:p>
          </table:table-cell>
          <table:table-cell office:value-type="string">
            <text:p>S</text:p>
          </table:table-cell>
          <table:table-cell office:value-type="float" office:value="228.788719982">
            <text:p>228.788719982</text:p>
          </table:table-cell>
          <table:table-cell office:value-type="float" office:value="204.391538812">
            <text:p>204.391538812</text:p>
          </table:table-cell>
          <table:table-cell office:value-type="float" office:value="48.7887199819">
            <text:p>48.7887199819</text:p>
          </table:table-cell>
          <table:table-cell office:value-type="float" office:value="24.3915388116">
            <text:p>24.39153881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836.60884">
            <text:p>2465836.60884</text:p>
          </table:table-cell>
          <table:table-cell office:value-type="string">
            <text:p>2039-02-16 21:36:44.296875 EST-0500</text:p>
          </table:table-cell>
          <table:table-cell office:value-type="string">
            <text:p>N</text:p>
          </table:table-cell>
          <table:table-cell office:value-type="float" office:value="48.7912365925">
            <text:p>48.7912365925</text:p>
          </table:table-cell>
          <table:table-cell office:value-type="float" office:value="24.3920221964">
            <text:p>24.3920221964</text:p>
          </table:table-cell>
          <table:table-cell office:value-type="float" office:value="48.7912365925">
            <text:p>48.7912365925</text:p>
          </table:table-cell>
          <table:table-cell office:value-type="float" office:value="24.3920221964">
            <text:p>24.39202219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874.88032">
            <text:p>2465874.88032</text:p>
          </table:table-cell>
          <table:table-cell office:value-type="string">
            <text:p>2039-03-27 04:07:40.546875 EST-0500</text:p>
          </table:table-cell>
          <table:table-cell office:value-type="string">
            <text:p>S</text:p>
          </table:table-cell>
          <table:table-cell office:value-type="float" office:value="228.791977039">
            <text:p>228.791977039</text:p>
          </table:table-cell>
          <table:table-cell office:value-type="float" office:value="204.391693794">
            <text:p>204.391693794</text:p>
          </table:table-cell>
          <table:table-cell office:value-type="float" office:value="48.7919770393">
            <text:p>48.7919770393</text:p>
          </table:table-cell>
          <table:table-cell office:value-type="float" office:value="24.3916937937">
            <text:p>24.39169379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924.57821">
            <text:p>2465924.57821</text:p>
          </table:table-cell>
          <table:table-cell office:value-type="string">
            <text:p>2039-05-15 20:52:37.031250 EST-0500</text:p>
          </table:table-cell>
          <table:table-cell office:value-type="string">
            <text:p>N</text:p>
          </table:table-cell>
          <table:table-cell office:value-type="float" office:value="48.7950123103">
            <text:p>48.7950123103</text:p>
          </table:table-cell>
          <table:table-cell office:value-type="float" office:value="24.3929353758">
            <text:p>24.3929353758</text:p>
          </table:table-cell>
          <table:table-cell office:value-type="float" office:value="48.7950123103">
            <text:p>48.7950123103</text:p>
          </table:table-cell>
          <table:table-cell office:value-type="float" office:value="24.3929353758">
            <text:p>24.39293537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5962.84969">
            <text:p>2465962.84969</text:p>
          </table:table-cell>
          <table:table-cell office:value-type="string">
            <text:p>2039-06-23 03:23:33.281250 EST-0500</text:p>
          </table:table-cell>
          <table:table-cell office:value-type="string">
            <text:p>S</text:p>
          </table:table-cell>
          <table:table-cell office:value-type="float" office:value="228.795687019">
            <text:p>228.795687019</text:p>
          </table:table-cell>
          <table:table-cell office:value-type="float" office:value="204.391838943">
            <text:p>204.391838943</text:p>
          </table:table-cell>
          <table:table-cell office:value-type="float" office:value="48.795687019">
            <text:p>48.795687019</text:p>
          </table:table-cell>
          <table:table-cell office:value-type="float" office:value="24.3918389434">
            <text:p>24.39183894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012.54817">
            <text:p>2466012.54817</text:p>
          </table:table-cell>
          <table:table-cell office:value-type="string">
            <text:p>2039-08-11 20:09:22.500000 EST-0500</text:p>
          </table:table-cell>
          <table:table-cell office:value-type="string">
            <text:p>N</text:p>
          </table:table-cell>
          <table:table-cell office:value-type="float" office:value="48.7982842651">
            <text:p>48.7982842651</text:p>
          </table:table-cell>
          <table:table-cell office:value-type="float" office:value="24.3922693125">
            <text:p>24.3922693125</text:p>
          </table:table-cell>
          <table:table-cell office:value-type="float" office:value="48.7982842651">
            <text:p>48.7982842651</text:p>
          </table:table-cell>
          <table:table-cell office:value-type="float" office:value="24.3922693125">
            <text:p>24.39226931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050.81844">
            <text:p>2466050.81844</text:p>
          </table:table-cell>
          <table:table-cell office:value-type="string">
            <text:p>2039-09-19 02:38:33.281250 EST-0500</text:p>
          </table:table-cell>
          <table:table-cell office:value-type="string">
            <text:p>S</text:p>
          </table:table-cell>
          <table:table-cell office:value-type="float" office:value="228.79688009">
            <text:p>228.79688009</text:p>
          </table:table-cell>
          <table:table-cell office:value-type="float" office:value="204.389666278">
            <text:p>204.389666278</text:p>
          </table:table-cell>
          <table:table-cell office:value-type="float" office:value="48.7968800903">
            <text:p>48.7968800903</text:p>
          </table:table-cell>
          <table:table-cell office:value-type="float" office:value="24.3896662778">
            <text:p>24.38966627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100.51753">
            <text:p>2466100.51753</text:p>
          </table:table-cell>
          <table:table-cell office:value-type="string">
            <text:p>2039-11-07 19:25:15.234375 EST-0500</text:p>
          </table:table-cell>
          <table:table-cell office:value-type="string">
            <text:p>N</text:p>
          </table:table-cell>
          <table:table-cell office:value-type="float" office:value="48.8012968525">
            <text:p>48.8012968525</text:p>
          </table:table-cell>
          <table:table-cell office:value-type="float" office:value="24.3924642244">
            <text:p>24.3924642244</text:p>
          </table:table-cell>
          <table:table-cell office:value-type="float" office:value="48.8012968525">
            <text:p>48.8012968525</text:p>
          </table:table-cell>
          <table:table-cell office:value-type="float" office:value="24.3924642244">
            <text:p>24.39246422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138.7878">
            <text:p>2466138.7878</text:p>
          </table:table-cell>
          <table:table-cell office:value-type="string">
            <text:p>2039-12-16 01:54:26.015625 EST-0500</text:p>
          </table:table-cell>
          <table:table-cell office:value-type="string">
            <text:p>S</text:p>
          </table:table-cell>
          <table:table-cell office:value-type="float" office:value="228.800520194">
            <text:p>228.800520194</text:p>
          </table:table-cell>
          <table:table-cell office:value-type="float" office:value="204.389891197">
            <text:p>204.389891197</text:p>
          </table:table-cell>
          <table:table-cell office:value-type="float" office:value="48.8005201939">
            <text:p>48.8005201939</text:p>
          </table:table-cell>
          <table:table-cell office:value-type="float" office:value="24.3898911969">
            <text:p>24.38989119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188.48628">
            <text:p>2466188.48628</text:p>
          </table:table-cell>
          <table:table-cell office:value-type="string">
            <text:p>2040-02-03 18:40:15.234375 EST-0500</text:p>
          </table:table-cell>
          <table:table-cell office:value-type="string">
            <text:p>N</text:p>
          </table:table-cell>
          <table:table-cell office:value-type="float" office:value="48.803569065">
            <text:p>48.803569065</text:p>
          </table:table-cell>
          <table:table-cell office:value-type="float" office:value="24.3905425184">
            <text:p>24.3905425184</text:p>
          </table:table-cell>
          <table:table-cell office:value-type="float" office:value="48.803569065">
            <text:p>48.803569065</text:p>
          </table:table-cell>
          <table:table-cell office:value-type="float" office:value="24.3905425184">
            <text:p>24.39054251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226.75715">
            <text:p>2466226.75715</text:p>
          </table:table-cell>
          <table:table-cell office:value-type="string">
            <text:p>2040-03-13 01:10:18.750000 EST-0500</text:p>
          </table:table-cell>
          <table:table-cell office:value-type="string">
            <text:p>S</text:p>
          </table:table-cell>
          <table:table-cell office:value-type="float" office:value="228.804522589">
            <text:p>228.804522589</text:p>
          </table:table-cell>
          <table:table-cell office:value-type="float" office:value="204.390138605">
            <text:p>204.390138605</text:p>
          </table:table-cell>
          <table:table-cell office:value-type="float" office:value="48.8045225895">
            <text:p>48.8045225895</text:p>
          </table:table-cell>
          <table:table-cell office:value-type="float" office:value="24.3901386053">
            <text:p>24.39013860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276.45503">
            <text:p>2466276.45503</text:p>
          </table:table-cell>
          <table:table-cell office:value-type="string">
            <text:p>2040-05-01 17:55:15.234375 EST-0500</text:p>
          </table:table-cell>
          <table:table-cell office:value-type="string">
            <text:p>N</text:p>
          </table:table-cell>
          <table:table-cell office:value-type="float" office:value="48.8049252917">
            <text:p>48.8049252917</text:p>
          </table:table-cell>
          <table:table-cell office:value-type="float" office:value="24.3889962993">
            <text:p>24.3889962993</text:p>
          </table:table-cell>
          <table:table-cell office:value-type="float" office:value="48.8049252917">
            <text:p>48.8049252917</text:p>
          </table:table-cell>
          <table:table-cell office:value-type="float" office:value="24.3889962993">
            <text:p>24.38899629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314.72652">
            <text:p>2466314.72652</text:p>
          </table:table-cell>
          <table:table-cell office:value-type="string">
            <text:p>2040-06-09 00:26:11.484375 EST-0500</text:p>
          </table:table-cell>
          <table:table-cell office:value-type="string">
            <text:p>S</text:p>
          </table:table-cell>
          <table:table-cell office:value-type="float" office:value="228.807535096">
            <text:p>228.807535096</text:p>
          </table:table-cell>
          <table:table-cell office:value-type="float" office:value="204.389930173">
            <text:p>204.389930173</text:p>
          </table:table-cell>
          <table:table-cell office:value-type="float" office:value="48.8075350963">
            <text:p>48.8075350963</text:p>
          </table:table-cell>
          <table:table-cell office:value-type="float" office:value="24.3899301726">
            <text:p>24.38993017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364.425">
            <text:p>2466364.425</text:p>
          </table:table-cell>
          <table:table-cell office:value-type="string">
            <text:p>2040-07-28 17:12:00.703125 EST-0500</text:p>
          </table:table-cell>
          <table:table-cell office:value-type="string">
            <text:p>N</text:p>
          </table:table-cell>
          <table:table-cell office:value-type="float" office:value="48.8115541359">
            <text:p>48.8115541359</text:p>
          </table:table-cell>
          <table:table-cell office:value-type="float" office:value="24.3914578802">
            <text:p>24.3914578802</text:p>
          </table:table-cell>
          <table:table-cell office:value-type="float" office:value="48.8115541359">
            <text:p>48.8115541359</text:p>
          </table:table-cell>
          <table:table-cell office:value-type="float" office:value="24.3914578802">
            <text:p>24.39145788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402.69527">
            <text:p>2466402.69527</text:p>
          </table:table-cell>
          <table:table-cell office:value-type="string">
            <text:p>2040-09-04 23:41:11.484375 EST-0500</text:p>
          </table:table-cell>
          <table:table-cell office:value-type="string">
            <text:p>S</text:p>
          </table:table-cell>
          <table:table-cell office:value-type="float" office:value="228.80940557">
            <text:p>228.80940557</text:p>
          </table:table-cell>
          <table:table-cell office:value-type="float" office:value="204.387876223">
            <text:p>204.387876223</text:p>
          </table:table-cell>
          <table:table-cell office:value-type="float" office:value="48.8094055698">
            <text:p>48.8094055698</text:p>
          </table:table-cell>
          <table:table-cell office:value-type="float" office:value="24.3878762229">
            <text:p>24.38787622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452.39436">
            <text:p>2466452.39436</text:p>
          </table:table-cell>
          <table:table-cell office:value-type="string">
            <text:p>2040-10-24 16:27:53.437500 EST-0500</text:p>
          </table:table-cell>
          <table:table-cell office:value-type="string">
            <text:p>N</text:p>
          </table:table-cell>
          <table:table-cell office:value-type="float" office:value="48.811095566">
            <text:p>48.811095566</text:p>
          </table:table-cell>
          <table:table-cell office:value-type="float" office:value="24.3881326092">
            <text:p>24.3881326092</text:p>
          </table:table-cell>
          <table:table-cell office:value-type="float" office:value="48.811095566">
            <text:p>48.811095566</text:p>
          </table:table-cell>
          <table:table-cell office:value-type="float" office:value="24.3881326092">
            <text:p>24.38813260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490.66463">
            <text:p>2466490.66463</text:p>
          </table:table-cell>
          <table:table-cell office:value-type="string">
            <text:p>2040-12-01 22:57:04.218750 EST-0500</text:p>
          </table:table-cell>
          <table:table-cell office:value-type="string">
            <text:p>S</text:p>
          </table:table-cell>
          <table:table-cell office:value-type="float" office:value="228.813275965">
            <text:p>228.813275965</text:p>
          </table:table-cell>
          <table:table-cell office:value-type="float" office:value="204.388720525">
            <text:p>204.388720525</text:p>
          </table:table-cell>
          <table:table-cell office:value-type="float" office:value="48.8132759646">
            <text:p>48.8132759646</text:p>
          </table:table-cell>
          <table:table-cell office:value-type="float" office:value="24.3887205249">
            <text:p>24.38872052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540.36373">
            <text:p>2466540.36373</text:p>
          </table:table-cell>
          <table:table-cell office:value-type="string">
            <text:p>2041-01-20 15:43:46.171875 EST-0500</text:p>
          </table:table-cell>
          <table:table-cell office:value-type="string">
            <text:p>N</text:p>
          </table:table-cell>
          <table:table-cell office:value-type="float" office:value="48.8166233411">
            <text:p>48.8166233411</text:p>
          </table:table-cell>
          <table:table-cell office:value-type="float" office:value="24.3893100052">
            <text:p>24.3893100052</text:p>
          </table:table-cell>
          <table:table-cell office:value-type="float" office:value="48.8166233411">
            <text:p>48.8166233411</text:p>
          </table:table-cell>
          <table:table-cell office:value-type="float" office:value="24.3893100052">
            <text:p>24.38931000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578.63338">
            <text:p>2466578.63338</text:p>
          </table:table-cell>
          <table:table-cell office:value-type="string">
            <text:p>2041-02-27 22:12:04.218750 EST-0500</text:p>
          </table:table-cell>
          <table:table-cell office:value-type="string">
            <text:p>S</text:p>
          </table:table-cell>
          <table:table-cell office:value-type="float" office:value="228.816794823">
            <text:p>228.816794823</text:p>
          </table:table-cell>
          <table:table-cell office:value-type="float" office:value="204.387951588">
            <text:p>204.387951588</text:p>
          </table:table-cell>
          <table:table-cell office:value-type="float" office:value="48.8167948234">
            <text:p>48.8167948234</text:p>
          </table:table-cell>
          <table:table-cell office:value-type="float" office:value="24.387951588">
            <text:p>24.387951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628.33248">
            <text:p>2466628.33248</text:p>
          </table:table-cell>
          <table:table-cell office:value-type="string">
            <text:p>2041-04-18 14:58:46.171875 EST-0500</text:p>
          </table:table-cell>
          <table:table-cell office:value-type="string">
            <text:p>N</text:p>
          </table:table-cell>
          <table:table-cell office:value-type="float" office:value="48.818931389">
            <text:p>48.818931389</text:p>
          </table:table-cell>
          <table:table-cell office:value-type="float" office:value="24.3887237766">
            <text:p>24.3887237766</text:p>
          </table:table-cell>
          <table:table-cell office:value-type="float" office:value="48.818931389">
            <text:p>48.818931389</text:p>
          </table:table-cell>
          <table:table-cell office:value-type="float" office:value="24.3887237766">
            <text:p>24.38872377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666.60213">
            <text:p>2466666.60213</text:p>
          </table:table-cell>
          <table:table-cell office:value-type="string">
            <text:p>2041-05-26 21:27:04.218750 EST-0500</text:p>
          </table:table-cell>
          <table:table-cell office:value-type="string">
            <text:p>S</text:p>
          </table:table-cell>
          <table:table-cell office:value-type="float" office:value="228.818905942">
            <text:p>228.818905942</text:p>
          </table:table-cell>
          <table:table-cell office:value-type="float" office:value="204.387048068">
            <text:p>204.387048068</text:p>
          </table:table-cell>
          <table:table-cell office:value-type="float" office:value="48.8189059425">
            <text:p>48.8189059425</text:p>
          </table:table-cell>
          <table:table-cell office:value-type="float" office:value="24.387048068">
            <text:p>24.3870480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716.30183">
            <text:p>2466716.30183</text:p>
          </table:table-cell>
          <table:table-cell office:value-type="string">
            <text:p>2041-07-15 14:14:38.906250 EST-0500</text:p>
          </table:table-cell>
          <table:table-cell office:value-type="string">
            <text:p>N</text:p>
          </table:table-cell>
          <table:table-cell office:value-type="float" office:value="48.8240653278">
            <text:p>48.8240653278</text:p>
          </table:table-cell>
          <table:table-cell office:value-type="float" office:value="24.3895273846">
            <text:p>24.3895273846</text:p>
          </table:table-cell>
          <table:table-cell office:value-type="float" office:value="48.8240653278">
            <text:p>48.8240653278</text:p>
          </table:table-cell>
          <table:table-cell office:value-type="float" office:value="24.3895273846">
            <text:p>24.38952738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754.57148">
            <text:p>2466754.57148</text:p>
          </table:table-cell>
          <table:table-cell office:value-type="string">
            <text:p>2041-08-22 20:42:56.953125 EST-0500</text:p>
          </table:table-cell>
          <table:table-cell office:value-type="string">
            <text:p>S</text:p>
          </table:table-cell>
          <table:table-cell office:value-type="float" office:value="228.822939239">
            <text:p>228.822939239</text:p>
          </table:table-cell>
          <table:table-cell office:value-type="float" office:value="204.386811399">
            <text:p>204.386811399</text:p>
          </table:table-cell>
          <table:table-cell office:value-type="float" office:value="48.8229392386">
            <text:p>48.8229392386</text:p>
          </table:table-cell>
          <table:table-cell office:value-type="float" office:value="24.3868113988">
            <text:p>24.38681139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804.27119">
            <text:p>2466804.27119</text:p>
          </table:table-cell>
          <table:table-cell office:value-type="string">
            <text:p>2041-10-11 13:30:31.640625 EST-0500</text:p>
          </table:table-cell>
          <table:table-cell office:value-type="string">
            <text:p>N</text:p>
          </table:table-cell>
          <table:table-cell office:value-type="float" office:value="48.8266118108">
            <text:p>48.8266118108</text:p>
          </table:table-cell>
          <table:table-cell office:value-type="float" office:value="24.3890676966">
            <text:p>24.3890676966</text:p>
          </table:table-cell>
          <table:table-cell office:value-type="float" office:value="48.8266118108">
            <text:p>48.8266118108</text:p>
          </table:table-cell>
          <table:table-cell office:value-type="float" office:value="24.3890676966">
            <text:p>24.38906769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842.54084">
            <text:p>2466842.54084</text:p>
          </table:table-cell>
          <table:table-cell office:value-type="string">
            <text:p>2041-11-18 19:58:49.687500 EST-0500</text:p>
          </table:table-cell>
          <table:table-cell office:value-type="string">
            <text:p>S</text:p>
          </table:table-cell>
          <table:table-cell office:value-type="float" office:value="228.825969456">
            <text:p>228.825969456</text:p>
          </table:table-cell>
          <table:table-cell office:value-type="float" office:value="204.386873362">
            <text:p>204.386873362</text:p>
          </table:table-cell>
          <table:table-cell office:value-type="float" office:value="48.8259694563">
            <text:p>48.8259694563</text:p>
          </table:table-cell>
          <table:table-cell office:value-type="float" office:value="24.3868733618">
            <text:p>24.38687336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892.24056">
            <text:p>2466892.24056</text:p>
          </table:table-cell>
          <table:table-cell office:value-type="string">
            <text:p>2042-01-07 12:46:24.375000 EST-0500</text:p>
          </table:table-cell>
          <table:table-cell office:value-type="string">
            <text:p>N</text:p>
          </table:table-cell>
          <table:table-cell office:value-type="float" office:value="48.82935784">
            <text:p>48.82935784</text:p>
          </table:table-cell>
          <table:table-cell office:value-type="float" office:value="24.3875174197">
            <text:p>24.3875174197</text:p>
          </table:table-cell>
          <table:table-cell office:value-type="float" office:value="48.82935784">
            <text:p>48.82935784</text:p>
          </table:table-cell>
          <table:table-cell office:value-type="float" office:value="24.3875174197">
            <text:p>24.38751741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930.50959">
            <text:p>2466930.50959</text:p>
          </table:table-cell>
          <table:table-cell office:value-type="string">
            <text:p>2042-02-14 19:13:49.687500 EST-0500</text:p>
          </table:table-cell>
          <table:table-cell office:value-type="string">
            <text:p>S</text:p>
          </table:table-cell>
          <table:table-cell office:value-type="float" office:value="228.83011728">
            <text:p>228.83011728</text:p>
          </table:table-cell>
          <table:table-cell office:value-type="float" office:value="204.386655157">
            <text:p>204.386655157</text:p>
          </table:table-cell>
          <table:table-cell office:value-type="float" office:value="48.8301172797">
            <text:p>48.8301172797</text:p>
          </table:table-cell>
          <table:table-cell office:value-type="float" office:value="24.3866551575">
            <text:p>24.38665515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6980.20931">
            <text:p>2466980.20931</text:p>
          </table:table-cell>
          <table:table-cell office:value-type="string">
            <text:p>2042-04-05 12:01:24.375000 EST-0500</text:p>
          </table:table-cell>
          <table:table-cell office:value-type="string">
            <text:p>N</text:p>
          </table:table-cell>
          <table:table-cell office:value-type="float" office:value="48.8317406221">
            <text:p>48.8317406221</text:p>
          </table:table-cell>
          <table:table-cell office:value-type="float" office:value="24.3866835889">
            <text:p>24.3866835889</text:p>
          </table:table-cell>
          <table:table-cell office:value-type="float" office:value="48.8317406221">
            <text:p>48.8317406221</text:p>
          </table:table-cell>
          <table:table-cell office:value-type="float" office:value="24.3866835889">
            <text:p>24.38668358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018.47834">
            <text:p>2467018.47834</text:p>
          </table:table-cell>
          <table:table-cell office:value-type="string">
            <text:p>2042-05-13 18:28:49.687500 EST-0500</text:p>
          </table:table-cell>
          <table:table-cell office:value-type="string">
            <text:p>S</text:p>
          </table:table-cell>
          <table:table-cell office:value-type="float" office:value="228.833068627">
            <text:p>228.833068627</text:p>
          </table:table-cell>
          <table:table-cell office:value-type="float" office:value="204.386480492">
            <text:p>204.386480492</text:p>
          </table:table-cell>
          <table:table-cell office:value-type="float" office:value="48.8330686266">
            <text:p>48.8330686266</text:p>
          </table:table-cell>
          <table:table-cell office:value-type="float" office:value="24.3864804919">
            <text:p>24.38648049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068.17806">
            <text:p>2467068.17806</text:p>
          </table:table-cell>
          <table:table-cell office:value-type="string">
            <text:p>2042-07-02 11:16:24.375000 EST-0500</text:p>
          </table:table-cell>
          <table:table-cell office:value-type="string">
            <text:p>N</text:p>
          </table:table-cell>
          <table:table-cell office:value-type="float" office:value="48.8341779491">
            <text:p>48.8341779491</text:p>
          </table:table-cell>
          <table:table-cell office:value-type="float" office:value="24.3850980026">
            <text:p>24.3850980026</text:p>
          </table:table-cell>
          <table:table-cell office:value-type="float" office:value="48.8341779491">
            <text:p>48.8341779491</text:p>
          </table:table-cell>
          <table:table-cell office:value-type="float" office:value="24.3850980026">
            <text:p>24.38509800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106.44709">
            <text:p>2467106.44709</text:p>
          </table:table-cell>
          <table:table-cell office:value-type="string">
            <text:p>2042-08-09 17:43:49.687500 EST-0500</text:p>
          </table:table-cell>
          <table:table-cell office:value-type="string">
            <text:p>S</text:p>
          </table:table-cell>
          <table:table-cell office:value-type="float" office:value="228.836935861">
            <text:p>228.836935861</text:p>
          </table:table-cell>
          <table:table-cell office:value-type="float" office:value="204.38607073">
            <text:p>204.38607073</text:p>
          </table:table-cell>
          <table:table-cell office:value-type="float" office:value="48.8369358606">
            <text:p>48.8369358606</text:p>
          </table:table-cell>
          <table:table-cell office:value-type="float" office:value="24.3860707299">
            <text:p>24.38607072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156.14742">
            <text:p>2467156.14742</text:p>
          </table:table-cell>
          <table:table-cell office:value-type="string">
            <text:p>2042-09-28 10:32:17.109375 EST-0500</text:p>
          </table:table-cell>
          <table:table-cell office:value-type="string">
            <text:p>N</text:p>
          </table:table-cell>
          <table:table-cell office:value-type="float" office:value="48.8388134578">
            <text:p>48.8388134578</text:p>
          </table:table-cell>
          <table:table-cell office:value-type="float" office:value="24.3862443731">
            <text:p>24.3862443731</text:p>
          </table:table-cell>
          <table:table-cell office:value-type="float" office:value="48.8388134578">
            <text:p>48.8388134578</text:p>
          </table:table-cell>
          <table:table-cell office:value-type="float" office:value="24.3862443731">
            <text:p>24.38624437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194.41646">
            <text:p>2467194.41646</text:p>
          </table:table-cell>
          <table:table-cell office:value-type="string">
            <text:p>2042-11-05 16:59:42.421875 EST-0500</text:p>
          </table:table-cell>
          <table:table-cell office:value-type="string">
            <text:p>S</text:p>
          </table:table-cell>
          <table:table-cell office:value-type="float" office:value="228.839655571">
            <text:p>228.839655571</text:p>
          </table:table-cell>
          <table:table-cell office:value-type="float" office:value="204.385666133">
            <text:p>204.385666133</text:p>
          </table:table-cell>
          <table:table-cell office:value-type="float" office:value="48.8396555708">
            <text:p>48.8396555708</text:p>
          </table:table-cell>
          <table:table-cell office:value-type="float" office:value="24.3856661335">
            <text:p>24.38566613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244.11677">
            <text:p>2467244.11677</text:p>
          </table:table-cell>
          <table:table-cell office:value-type="string">
            <text:p>2042-12-25 09:48:09.843750 EST-0500</text:p>
          </table:table-cell>
          <table:table-cell office:value-type="string">
            <text:p>N</text:p>
          </table:table-cell>
          <table:table-cell office:value-type="float" office:value="48.8414070081">
            <text:p>48.8414070081</text:p>
          </table:table-cell>
          <table:table-cell office:value-type="float" office:value="24.3849724724">
            <text:p>24.3849724724</text:p>
          </table:table-cell>
          <table:table-cell office:value-type="float" office:value="48.8414070081">
            <text:p>48.8414070081</text:p>
          </table:table-cell>
          <table:table-cell office:value-type="float" office:value="24.3849724724">
            <text:p>24.38497247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282.38521">
            <text:p>2467282.38521</text:p>
          </table:table-cell>
          <table:table-cell office:value-type="string">
            <text:p>2043-02-01 16:14:42.421875 EST-0500</text:p>
          </table:table-cell>
          <table:table-cell office:value-type="string">
            <text:p>S</text:p>
          </table:table-cell>
          <table:table-cell office:value-type="float" office:value="228.842552468">
            <text:p>228.842552468</text:p>
          </table:table-cell>
          <table:table-cell office:value-type="float" office:value="204.384196685">
            <text:p>204.384196685</text:p>
          </table:table-cell>
          <table:table-cell office:value-type="float" office:value="48.8425524683">
            <text:p>48.8425524683</text:p>
          </table:table-cell>
          <table:table-cell office:value-type="float" office:value="24.3841966846">
            <text:p>24.38419668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332.08613">
            <text:p>2467332.08613</text:p>
          </table:table-cell>
          <table:table-cell office:value-type="string">
            <text:p>2043-03-23 09:04:02.578125 EST-0500</text:p>
          </table:table-cell>
          <table:table-cell office:value-type="string">
            <text:p>N</text:p>
          </table:table-cell>
          <table:table-cell office:value-type="float" office:value="48.8459375236">
            <text:p>48.8459375236</text:p>
          </table:table-cell>
          <table:table-cell office:value-type="float" office:value="24.3857182505">
            <text:p>24.3857182505</text:p>
          </table:table-cell>
          <table:table-cell office:value-type="float" office:value="48.8459375236">
            <text:p>48.8459375236</text:p>
          </table:table-cell>
          <table:table-cell office:value-type="float" office:value="24.3857182505">
            <text:p>24.38571825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370.35396">
            <text:p>2467370.35396</text:p>
          </table:table-cell>
          <table:table-cell office:value-type="string">
            <text:p>2043-04-30 15:29:42.421875 EST-0500</text:p>
          </table:table-cell>
          <table:table-cell office:value-type="string">
            <text:p>S</text:p>
          </table:table-cell>
          <table:table-cell office:value-type="float" office:value="228.845222562">
            <text:p>228.845222562</text:p>
          </table:table-cell>
          <table:table-cell office:value-type="float" office:value="204.383740543">
            <text:p>204.383740543</text:p>
          </table:table-cell>
          <table:table-cell office:value-type="float" office:value="48.8452225616">
            <text:p>48.8452225616</text:p>
          </table:table-cell>
          <table:table-cell office:value-type="float" office:value="24.3837405427">
            <text:p>24.38374054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420.05488">
            <text:p>2467420.05488</text:p>
          </table:table-cell>
          <table:table-cell office:value-type="string">
            <text:p>2043-06-19 08:19:02.578125 EST-0500</text:p>
          </table:table-cell>
          <table:table-cell office:value-type="string">
            <text:p>N</text:p>
          </table:table-cell>
          <table:table-cell office:value-type="float" office:value="48.8478364559">
            <text:p>48.8478364559</text:p>
          </table:table-cell>
          <table:table-cell office:value-type="float" office:value="24.3840202522">
            <text:p>24.3840202522</text:p>
          </table:table-cell>
          <table:table-cell office:value-type="float" office:value="48.8478364559">
            <text:p>48.8478364559</text:p>
          </table:table-cell>
          <table:table-cell office:value-type="float" office:value="24.3840202522">
            <text:p>24.38402025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458.32271">
            <text:p>2467458.32271</text:p>
          </table:table-cell>
          <table:table-cell office:value-type="string">
            <text:p>2043-07-27 14:44:42.421875 EST-0500</text:p>
          </table:table-cell>
          <table:table-cell office:value-type="string">
            <text:p>S</text:p>
          </table:table-cell>
          <table:table-cell office:value-type="float" office:value="228.849238731">
            <text:p>228.849238731</text:p>
          </table:table-cell>
          <table:table-cell office:value-type="float" office:value="204.383454557">
            <text:p>204.383454557</text:p>
          </table:table-cell>
          <table:table-cell office:value-type="float" office:value="48.8492387306">
            <text:p>48.8492387306</text:p>
          </table:table-cell>
          <table:table-cell office:value-type="float" office:value="24.3834545573">
            <text:p>24.38345455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508.02363">
            <text:p>2467508.02363</text:p>
          </table:table-cell>
          <table:table-cell office:value-type="string">
            <text:p>2043-09-15 07:34:02.578125 EST-0500</text:p>
          </table:table-cell>
          <table:table-cell office:value-type="string">
            <text:p>N</text:p>
          </table:table-cell>
          <table:table-cell office:value-type="float" office:value="48.8505472253">
            <text:p>48.8505472253</text:p>
          </table:table-cell>
          <table:table-cell office:value-type="float" office:value="24.3828151555">
            <text:p>24.3828151555</text:p>
          </table:table-cell>
          <table:table-cell office:value-type="float" office:value="48.8505472253">
            <text:p>48.8505472253</text:p>
          </table:table-cell>
          <table:table-cell office:value-type="float" office:value="24.3828151555">
            <text:p>24.38281515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546.29146">
            <text:p>2467546.29146</text:p>
          </table:table-cell>
          <table:table-cell office:value-type="string">
            <text:p>2043-10-23 13:59:42.421875 EST-0500</text:p>
          </table:table-cell>
          <table:table-cell office:value-type="string">
            <text:p>S</text:p>
          </table:table-cell>
          <table:table-cell office:value-type="float" office:value="228.851390927">
            <text:p>228.851390927</text:p>
          </table:table-cell>
          <table:table-cell office:value-type="float" office:value="204.382437559">
            <text:p>204.382437559</text:p>
          </table:table-cell>
          <table:table-cell office:value-type="float" office:value="48.8513909267">
            <text:p>48.8513909267</text:p>
          </table:table-cell>
          <table:table-cell office:value-type="float" office:value="24.3824375592">
            <text:p>24.38243755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595.99361">
            <text:p>2467595.99361</text:p>
          </table:table-cell>
          <table:table-cell office:value-type="string">
            <text:p>2043-12-12 06:50:48.046875 EST-0500</text:p>
          </table:table-cell>
          <table:table-cell office:value-type="string">
            <text:p>N</text:p>
          </table:table-cell>
          <table:table-cell office:value-type="float" office:value="48.8558854262">
            <text:p>48.8558854262</text:p>
          </table:table-cell>
          <table:table-cell office:value-type="float" office:value="24.3847321615">
            <text:p>24.3847321615</text:p>
          </table:table-cell>
          <table:table-cell office:value-type="float" office:value="48.8558854262">
            <text:p>48.8558854262</text:p>
          </table:table-cell>
          <table:table-cell office:value-type="float" office:value="24.3847321615">
            <text:p>24.38473216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634.26082">
            <text:p>2467634.26082</text:p>
          </table:table-cell>
          <table:table-cell office:value-type="string">
            <text:p>2044-01-19 13:15:35.156250 EST-0500</text:p>
          </table:table-cell>
          <table:table-cell office:value-type="string">
            <text:p>S</text:p>
          </table:table-cell>
          <table:table-cell office:value-type="float" office:value="228.855253124">
            <text:p>228.855253124</text:p>
          </table:table-cell>
          <table:table-cell office:value-type="float" office:value="204.381901139">
            <text:p>204.381901139</text:p>
          </table:table-cell>
          <table:table-cell office:value-type="float" office:value="48.8552531243">
            <text:p>48.8552531243</text:p>
          </table:table-cell>
          <table:table-cell office:value-type="float" office:value="24.3819011391">
            <text:p>24.38190113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683.96296">
            <text:p>2467683.96296</text:p>
          </table:table-cell>
          <table:table-cell office:value-type="string">
            <text:p>2044-03-09 06:06:40.781250 EST-0500</text:p>
          </table:table-cell>
          <table:table-cell office:value-type="string">
            <text:p>N</text:p>
          </table:table-cell>
          <table:table-cell office:value-type="float" office:value="48.8592160473">
            <text:p>48.8592160473</text:p>
          </table:table-cell>
          <table:table-cell office:value-type="float" office:value="24.3838608248">
            <text:p>24.3838608248</text:p>
          </table:table-cell>
          <table:table-cell office:value-type="float" office:value="48.8592160473">
            <text:p>48.8592160473</text:p>
          </table:table-cell>
          <table:table-cell office:value-type="float" office:value="24.3838608248">
            <text:p>24.38386082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722.23017">
            <text:p>2467722.23017</text:p>
          </table:table-cell>
          <table:table-cell office:value-type="string">
            <text:p>2044-04-16 12:31:27.890625 EST-0500</text:p>
          </table:table-cell>
          <table:table-cell office:value-type="string">
            <text:p>S</text:p>
          </table:table-cell>
          <table:table-cell office:value-type="float" office:value="228.858260127">
            <text:p>228.858260127</text:p>
          </table:table-cell>
          <table:table-cell office:value-type="float" office:value="204.381800467">
            <text:p>204.381800467</text:p>
          </table:table-cell>
          <table:table-cell office:value-type="float" office:value="48.8582601265">
            <text:p>48.8582601265</text:p>
          </table:table-cell>
          <table:table-cell office:value-type="float" office:value="24.3818004672">
            <text:p>24.38180046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771.93171">
            <text:p>2467771.93171</text:p>
          </table:table-cell>
          <table:table-cell office:value-type="string">
            <text:p>2044-06-05 05:21:40.781250 EST-0500</text:p>
          </table:table-cell>
          <table:table-cell office:value-type="string">
            <text:p>N</text:p>
          </table:table-cell>
          <table:table-cell office:value-type="float" office:value="48.8597704122">
            <text:p>48.8597704122</text:p>
          </table:table-cell>
          <table:table-cell office:value-type="float" office:value="24.3810892107">
            <text:p>24.3810892107</text:p>
          </table:table-cell>
          <table:table-cell office:value-type="float" office:value="48.8597704122">
            <text:p>48.8597704122</text:p>
          </table:table-cell>
          <table:table-cell office:value-type="float" office:value="24.3810892107">
            <text:p>24.38108921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810.19892">
            <text:p>2467810.19892</text:p>
          </table:table-cell>
          <table:table-cell office:value-type="string">
            <text:p>2044-07-13 11:46:27.890625 EST-0500</text:p>
          </table:table-cell>
          <table:table-cell office:value-type="string">
            <text:p>S</text:p>
          </table:table-cell>
          <table:table-cell office:value-type="float" office:value="228.861565108">
            <text:p>228.861565108</text:p>
          </table:table-cell>
          <table:table-cell office:value-type="float" office:value="204.380807609">
            <text:p>204.380807609</text:p>
          </table:table-cell>
          <table:table-cell office:value-type="float" office:value="48.8615651082">
            <text:p>48.8615651082</text:p>
          </table:table-cell>
          <table:table-cell office:value-type="float" office:value="24.3808076094">
            <text:p>24.38080760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859.90108">
            <text:p>2467859.90108</text:p>
          </table:table-cell>
          <table:table-cell office:value-type="string">
            <text:p>2044-09-01 04:37:33.515625 EST-0500</text:p>
          </table:table-cell>
          <table:table-cell office:value-type="string">
            <text:p>N</text:p>
          </table:table-cell>
          <table:table-cell office:value-type="float" office:value="48.866234663">
            <text:p>48.866234663</text:p>
          </table:table-cell>
          <table:table-cell office:value-type="float" office:value="24.3834392952">
            <text:p>24.3834392952</text:p>
          </table:table-cell>
          <table:table-cell office:value-type="float" office:value="48.866234663">
            <text:p>48.866234663</text:p>
          </table:table-cell>
          <table:table-cell office:value-type="float" office:value="24.3834392952">
            <text:p>24.38343929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898.16829">
            <text:p>2467898.16829</text:p>
          </table:table-cell>
          <table:table-cell office:value-type="string">
            <text:p>2044-10-09 11:02:20.625000 EST-0500</text:p>
          </table:table-cell>
          <table:table-cell office:value-type="string">
            <text:p>S</text:p>
          </table:table-cell>
          <table:table-cell office:value-type="float" office:value="228.864850671">
            <text:p>228.864850671</text:p>
          </table:table-cell>
          <table:table-cell office:value-type="float" office:value="204.38098173">
            <text:p>204.38098173</text:p>
          </table:table-cell>
          <table:table-cell office:value-type="float" office:value="48.8648506711">
            <text:p>48.8648506711</text:p>
          </table:table-cell>
          <table:table-cell office:value-type="float" office:value="24.3809817301">
            <text:p>24.38098173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947.86983">
            <text:p>2467947.86983</text:p>
          </table:table-cell>
          <table:table-cell office:value-type="string">
            <text:p>2044-11-28 03:52:33.515625 EST-0500</text:p>
          </table:table-cell>
          <table:table-cell office:value-type="string">
            <text:p>N</text:p>
          </table:table-cell>
          <table:table-cell office:value-type="float" office:value="48.8665021998">
            <text:p>48.8665021998</text:p>
          </table:table-cell>
          <table:table-cell office:value-type="float" office:value="24.3804790756">
            <text:p>24.3804790756</text:p>
          </table:table-cell>
          <table:table-cell office:value-type="float" office:value="48.8665021998">
            <text:p>48.8665021998</text:p>
          </table:table-cell>
          <table:table-cell office:value-type="float" office:value="24.3804790756">
            <text:p>24.38047907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7986.13704">
            <text:p>2467986.13704</text:p>
          </table:table-cell>
          <table:table-cell office:value-type="string">
            <text:p>2045-01-05 10:17:20.625000 EST-0500</text:p>
          </table:table-cell>
          <table:table-cell office:value-type="string">
            <text:p>S</text:p>
          </table:table-cell>
          <table:table-cell office:value-type="float" office:value="228.867550078">
            <text:p>228.867550078</text:p>
          </table:table-cell>
          <table:table-cell office:value-type="float" office:value="204.379343781">
            <text:p>204.379343781</text:p>
          </table:table-cell>
          <table:table-cell office:value-type="float" office:value="48.867550078">
            <text:p>48.867550078</text:p>
          </table:table-cell>
          <table:table-cell office:value-type="float" office:value="24.3793437811">
            <text:p>24.37934378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035.83979">
            <text:p>2468035.83979</text:p>
          </table:table-cell>
          <table:table-cell office:value-type="string">
            <text:p>2045-02-24 03:09:18.984375 EST-0500</text:p>
          </table:table-cell>
          <table:table-cell office:value-type="string">
            <text:p>N</text:p>
          </table:table-cell>
          <table:table-cell office:value-type="float" office:value="48.8704708979">
            <text:p>48.8704708979</text:p>
          </table:table-cell>
          <table:table-cell office:value-type="float" office:value="24.3802306423">
            <text:p>24.3802306423</text:p>
          </table:table-cell>
          <table:table-cell office:value-type="float" office:value="48.8704708979">
            <text:p>48.8704708979</text:p>
          </table:table-cell>
          <table:table-cell office:value-type="float" office:value="24.3802306423">
            <text:p>24.38023064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074.1064">
            <text:p>2468074.1064</text:p>
          </table:table-cell>
          <table:table-cell office:value-type="string">
            <text:p>2045-04-03 09:33:13.359375 EST-0500</text:p>
          </table:table-cell>
          <table:table-cell office:value-type="string">
            <text:p>S</text:p>
          </table:table-cell>
          <table:table-cell office:value-type="float" office:value="228.870318709">
            <text:p>228.870318709</text:p>
          </table:table-cell>
          <table:table-cell office:value-type="float" office:value="204.378876304">
            <text:p>204.378876304</text:p>
          </table:table-cell>
          <table:table-cell office:value-type="float" office:value="48.8703187089">
            <text:p>48.8703187089</text:p>
          </table:table-cell>
          <table:table-cell office:value-type="float" office:value="24.3788763043">
            <text:p>24.37887630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123.80916">
            <text:p>2468123.80916</text:p>
          </table:table-cell>
          <table:table-cell office:value-type="string">
            <text:p>2045-05-23 02:25:11.718750 EST-0500</text:p>
          </table:table-cell>
          <table:table-cell office:value-type="string">
            <text:p>N</text:p>
          </table:table-cell>
          <table:table-cell office:value-type="float" office:value="48.8736646258">
            <text:p>48.8736646258</text:p>
          </table:table-cell>
          <table:table-cell office:value-type="float" office:value="24.3801518178">
            <text:p>24.3801518178</text:p>
          </table:table-cell>
          <table:table-cell office:value-type="float" office:value="48.8736646258">
            <text:p>48.8736646258</text:p>
          </table:table-cell>
          <table:table-cell office:value-type="float" office:value="24.3801518178">
            <text:p>24.38015181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162.07576">
            <text:p>2468162.07576</text:p>
          </table:table-cell>
          <table:table-cell office:value-type="string">
            <text:p>2045-06-30 08:49:06.093750 EST-0500</text:p>
          </table:table-cell>
          <table:table-cell office:value-type="string">
            <text:p>S</text:p>
          </table:table-cell>
          <table:table-cell office:value-type="float" office:value="228.874565346">
            <text:p>228.874565346</text:p>
          </table:table-cell>
          <table:table-cell office:value-type="float" office:value="204.379085633">
            <text:p>204.379085633</text:p>
          </table:table-cell>
          <table:table-cell office:value-type="float" office:value="48.8745653459">
            <text:p>48.8745653459</text:p>
          </table:table-cell>
          <table:table-cell office:value-type="float" office:value="24.3790856325">
            <text:p>24.37908563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211.77791">
            <text:p>2468211.77791</text:p>
          </table:table-cell>
          <table:table-cell office:value-type="string">
            <text:p>2045-08-19 01:40:11.718750 EST-0500</text:p>
          </table:table-cell>
          <table:table-cell office:value-type="string">
            <text:p>N</text:p>
          </table:table-cell>
          <table:table-cell office:value-type="float" office:value="48.8759217233">
            <text:p>48.8759217233</text:p>
          </table:table-cell>
          <table:table-cell office:value-type="float" office:value="24.3782752597">
            <text:p>24.3782752597</text:p>
          </table:table-cell>
          <table:table-cell office:value-type="float" office:value="48.8759217233">
            <text:p>48.8759217233</text:p>
          </table:table-cell>
          <table:table-cell office:value-type="float" office:value="24.3782752597">
            <text:p>24.37827525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250.04451">
            <text:p>2468250.04451</text:p>
          </table:table-cell>
          <table:table-cell office:value-type="string">
            <text:p>2045-09-26 08:04:06.093750 EST-0500</text:p>
          </table:table-cell>
          <table:table-cell office:value-type="string">
            <text:p>S</text:p>
          </table:table-cell>
          <table:table-cell office:value-type="float" office:value="228.87622979">
            <text:p>228.87622979</text:p>
          </table:table-cell>
          <table:table-cell office:value-type="float" office:value="204.3773733">
            <text:p>204.3773733</text:p>
          </table:table-cell>
          <table:table-cell office:value-type="float" office:value="48.8762297898">
            <text:p>48.8762297898</text:p>
          </table:table-cell>
          <table:table-cell office:value-type="float" office:value="24.3773733002">
            <text:p>24.37737330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299.74727">
            <text:p>2468299.74727</text:p>
          </table:table-cell>
          <table:table-cell office:value-type="string">
            <text:p>2045-11-15 00:56:04.453125 EST-0500</text:p>
          </table:table-cell>
          <table:table-cell office:value-type="string">
            <text:p>N</text:p>
          </table:table-cell>
          <table:table-cell office:value-type="float" office:value="48.8810557154">
            <text:p>48.8810557154</text:p>
          </table:table-cell>
          <table:table-cell office:value-type="float" office:value="24.3803158371">
            <text:p>24.3803158371</text:p>
          </table:table-cell>
          <table:table-cell office:value-type="float" office:value="48.8810557154">
            <text:p>48.8810557154</text:p>
          </table:table-cell>
          <table:table-cell office:value-type="float" office:value="24.3803158371">
            <text:p>24.38031583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338.01387">
            <text:p>2468338.01387</text:p>
          </table:table-cell>
          <table:table-cell office:value-type="string">
            <text:p>2045-12-23 07:19:58.828125 EST-0500</text:p>
          </table:table-cell>
          <table:table-cell office:value-type="string">
            <text:p>S</text:p>
          </table:table-cell>
          <table:table-cell office:value-type="float" office:value="228.879678792">
            <text:p>228.879678792</text:p>
          </table:table-cell>
          <table:table-cell office:value-type="float" office:value="204.377045174">
            <text:p>204.377045174</text:p>
          </table:table-cell>
          <table:table-cell office:value-type="float" office:value="48.8796787921">
            <text:p>48.8796787921</text:p>
          </table:table-cell>
          <table:table-cell office:value-type="float" office:value="24.3770451744">
            <text:p>24.37704517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387.71663">
            <text:p>2468387.71663</text:p>
          </table:table-cell>
          <table:table-cell office:value-type="string">
            <text:p>2046-02-11 00:11:57.187500 EST-0500</text:p>
          </table:table-cell>
          <table:table-cell office:value-type="string">
            <text:p>N</text:p>
          </table:table-cell>
          <table:table-cell office:value-type="float" office:value="48.8848898316">
            <text:p>48.8848898316</text:p>
          </table:table-cell>
          <table:table-cell office:value-type="float" office:value="24.3798808834">
            <text:p>24.3798808834</text:p>
          </table:table-cell>
          <table:table-cell office:value-type="float" office:value="48.8848898316">
            <text:p>48.8848898316</text:p>
          </table:table-cell>
          <table:table-cell office:value-type="float" office:value="24.3798808834">
            <text:p>24.37988088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425.98323">
            <text:p>2468425.98323</text:p>
          </table:table-cell>
          <table:table-cell office:value-type="string">
            <text:p>2046-03-21 06:35:51.562500 EST-0500</text:p>
          </table:table-cell>
          <table:table-cell office:value-type="string">
            <text:p>S</text:p>
          </table:table-cell>
          <table:table-cell office:value-type="float" office:value="228.882996844">
            <text:p>228.882996844</text:p>
          </table:table-cell>
          <table:table-cell office:value-type="float" office:value="204.376671557">
            <text:p>204.376671557</text:p>
          </table:table-cell>
          <table:table-cell office:value-type="float" office:value="48.8829968439">
            <text:p>48.8829968439</text:p>
          </table:table-cell>
          <table:table-cell office:value-type="float" office:value="24.3766715574">
            <text:p>24.37667155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475.68598">
            <text:p>2468475.68598</text:p>
          </table:table-cell>
          <table:table-cell office:value-type="string">
            <text:p>2046-05-09 23:27:49.921875 EST-0500</text:p>
          </table:table-cell>
          <table:table-cell office:value-type="string">
            <text:p>N</text:p>
          </table:table-cell>
          <table:table-cell office:value-type="float" office:value="48.8843985645">
            <text:p>48.8843985645</text:p>
          </table:table-cell>
          <table:table-cell office:value-type="float" office:value="24.3763957588">
            <text:p>24.3763957588</text:p>
          </table:table-cell>
          <table:table-cell office:value-type="float" office:value="48.8843985645">
            <text:p>48.8843985645</text:p>
          </table:table-cell>
          <table:table-cell office:value-type="float" office:value="24.3763957588">
            <text:p>24.3763957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513.95198">
            <text:p>2468513.95198</text:p>
          </table:table-cell>
          <table:table-cell office:value-type="string">
            <text:p>2046-06-17 05:50:51.562500 EST-0500</text:p>
          </table:table-cell>
          <table:table-cell office:value-type="string">
            <text:p>S</text:p>
          </table:table-cell>
          <table:table-cell office:value-type="float" office:value="228.885471135">
            <text:p>228.885471135</text:p>
          </table:table-cell>
          <table:table-cell office:value-type="float" office:value="204.375646177">
            <text:p>204.375646177</text:p>
          </table:table-cell>
          <table:table-cell office:value-type="float" office:value="48.8854711349">
            <text:p>48.8854711349</text:p>
          </table:table-cell>
          <table:table-cell office:value-type="float" office:value="24.3756461772">
            <text:p>24.37564617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563.65535">
            <text:p>2468563.65535</text:p>
          </table:table-cell>
          <table:table-cell office:value-type="string">
            <text:p>2046-08-05 22:43:42.656250 EST-0500</text:p>
          </table:table-cell>
          <table:table-cell office:value-type="string">
            <text:p>N</text:p>
          </table:table-cell>
          <table:table-cell office:value-type="float" office:value="48.8895725504">
            <text:p>48.8895725504</text:p>
          </table:table-cell>
          <table:table-cell office:value-type="float" office:value="24.3773425771">
            <text:p>24.3773425771</text:p>
          </table:table-cell>
          <table:table-cell office:value-type="float" office:value="48.8895725504">
            <text:p>48.8895725504</text:p>
          </table:table-cell>
          <table:table-cell office:value-type="float" office:value="24.3773425771">
            <text:p>24.37734257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601.92134">
            <text:p>2468601.92134</text:p>
          </table:table-cell>
          <table:table-cell office:value-type="string">
            <text:p>2046-09-13 05:06:44.296875 EST-0500</text:p>
          </table:table-cell>
          <table:table-cell office:value-type="string">
            <text:p>S</text:p>
          </table:table-cell>
          <table:table-cell office:value-type="float" office:value="228.890032685">
            <text:p>228.890032685</text:p>
          </table:table-cell>
          <table:table-cell office:value-type="float" office:value="204.376427228">
            <text:p>204.376427228</text:p>
          </table:table-cell>
          <table:table-cell office:value-type="float" office:value="48.8900326851">
            <text:p>48.8900326851</text:p>
          </table:table-cell>
          <table:table-cell office:value-type="float" office:value="24.3764272279">
            <text:p>24.37642722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651.6241">
            <text:p>2468651.6241</text:p>
          </table:table-cell>
          <table:table-cell office:value-type="string">
            <text:p>2046-11-01 21:58:42.656250 EST-0500</text:p>
          </table:table-cell>
          <table:table-cell office:value-type="string">
            <text:p>N</text:p>
          </table:table-cell>
          <table:table-cell office:value-type="float" office:value="48.891722142">
            <text:p>48.891722142</text:p>
          </table:table-cell>
          <table:table-cell office:value-type="float" office:value="24.3766086963">
            <text:p>24.3766086963</text:p>
          </table:table-cell>
          <table:table-cell office:value-type="float" office:value="48.891722142">
            <text:p>48.891722142</text:p>
          </table:table-cell>
          <table:table-cell office:value-type="float" office:value="24.3766086963">
            <text:p>24.37660869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689.89009">
            <text:p>2468689.89009</text:p>
          </table:table-cell>
          <table:table-cell office:value-type="string">
            <text:p>2046-12-10 04:21:44.296875 EST-0500</text:p>
          </table:table-cell>
          <table:table-cell office:value-type="string">
            <text:p>S</text:p>
          </table:table-cell>
          <table:table-cell office:value-type="float" office:value="228.892200189">
            <text:p>228.892200189</text:p>
          </table:table-cell>
          <table:table-cell office:value-type="float" office:value="204.375405729">
            <text:p>204.375405729</text:p>
          </table:table-cell>
          <table:table-cell office:value-type="float" office:value="48.8922001894">
            <text:p>48.8922001894</text:p>
          </table:table-cell>
          <table:table-cell office:value-type="float" office:value="24.3754057294">
            <text:p>24.37540572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739.59285">
            <text:p>2468739.59285</text:p>
          </table:table-cell>
          <table:table-cell office:value-type="string">
            <text:p>2047-01-28 21:13:42.656250 EST-0500</text:p>
          </table:table-cell>
          <table:table-cell office:value-type="string">
            <text:p>N</text:p>
          </table:table-cell>
          <table:table-cell office:value-type="float" office:value="48.8939435724">
            <text:p>48.8939435724</text:p>
          </table:table-cell>
          <table:table-cell office:value-type="float" office:value="24.3744962571">
            <text:p>24.3744962571</text:p>
          </table:table-cell>
          <table:table-cell office:value-type="float" office:value="48.8939435724">
            <text:p>48.8939435724</text:p>
          </table:table-cell>
          <table:table-cell office:value-type="float" office:value="24.3744962571">
            <text:p>24.37449625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777.85946">
            <text:p>2468777.85946</text:p>
          </table:table-cell>
          <table:table-cell office:value-type="string">
            <text:p>2047-03-08 03:37:37.031250 EST-0500</text:p>
          </table:table-cell>
          <table:table-cell office:value-type="string">
            <text:p>S</text:p>
          </table:table-cell>
          <table:table-cell office:value-type="float" office:value="228.895874034">
            <text:p>228.895874034</text:p>
          </table:table-cell>
          <table:table-cell office:value-type="float" office:value="204.37507492">
            <text:p>204.37507492</text:p>
          </table:table-cell>
          <table:table-cell office:value-type="float" office:value="48.8958740338">
            <text:p>48.8958740338</text:p>
          </table:table-cell>
          <table:table-cell office:value-type="float" office:value="24.3750749201">
            <text:p>24.37507492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827.56221">
            <text:p>2468827.56221</text:p>
          </table:table-cell>
          <table:table-cell office:value-type="string">
            <text:p>2047-04-26 20:29:35.390625 EST-0500</text:p>
          </table:table-cell>
          <table:table-cell office:value-type="string">
            <text:p>N</text:p>
          </table:table-cell>
          <table:table-cell office:value-type="float" office:value="48.896225532">
            <text:p>48.896225532</text:p>
          </table:table-cell>
          <table:table-cell office:value-type="float" office:value="24.3740483092">
            <text:p>24.3740483092</text:p>
          </table:table-cell>
          <table:table-cell office:value-type="float" office:value="48.896225532">
            <text:p>48.896225532</text:p>
          </table:table-cell>
          <table:table-cell office:value-type="float" office:value="24.3740483092">
            <text:p>24.37404830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865.82881">
            <text:p>2468865.82881</text:p>
          </table:table-cell>
          <table:table-cell office:value-type="string">
            <text:p>2047-06-04 02:53:29.765625 EST-0500</text:p>
          </table:table-cell>
          <table:table-cell office:value-type="string">
            <text:p>S</text:p>
          </table:table-cell>
          <table:table-cell office:value-type="float" office:value="228.898977839">
            <text:p>228.898977839</text:p>
          </table:table-cell>
          <table:table-cell office:value-type="float" office:value="204.375152717">
            <text:p>204.375152717</text:p>
          </table:table-cell>
          <table:table-cell office:value-type="float" office:value="48.8989778393">
            <text:p>48.8989778393</text:p>
          </table:table-cell>
          <table:table-cell office:value-type="float" office:value="24.3751527172">
            <text:p>24.37515271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915.53218">
            <text:p>2468915.53218</text:p>
          </table:table-cell>
          <table:table-cell office:value-type="string">
            <text:p>2047-07-23 19:46:20.859375 EST-0500</text:p>
          </table:table-cell>
          <table:table-cell office:value-type="string">
            <text:p>N</text:p>
          </table:table-cell>
          <table:table-cell office:value-type="float" office:value="48.9018061616">
            <text:p>48.9018061616</text:p>
          </table:table-cell>
          <table:table-cell office:value-type="float" office:value="24.3754144994">
            <text:p>24.3754144994</text:p>
          </table:table-cell>
          <table:table-cell office:value-type="float" office:value="48.9018061616">
            <text:p>48.9018061616</text:p>
          </table:table-cell>
          <table:table-cell office:value-type="float" office:value="24.3754144994">
            <text:p>24.37541449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8953.79756">
            <text:p>2468953.79756</text:p>
          </table:table-cell>
          <table:table-cell office:value-type="string">
            <text:p>2047-08-31 02:08:29.765625 EST-0500</text:p>
          </table:table-cell>
          <table:table-cell office:value-type="string">
            <text:p>S</text:p>
          </table:table-cell>
          <table:table-cell office:value-type="float" office:value="228.902674229">
            <text:p>228.902674229</text:p>
          </table:table-cell>
          <table:table-cell office:value-type="float" office:value="204.37484773">
            <text:p>204.37484773</text:p>
          </table:table-cell>
          <table:table-cell office:value-type="float" office:value="48.9026742291">
            <text:p>48.9026742291</text:p>
          </table:table-cell>
          <table:table-cell office:value-type="float" office:value="24.3748477299">
            <text:p>24.37484772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003.50093">
            <text:p>2469003.50093</text:p>
          </table:table-cell>
          <table:table-cell office:value-type="string">
            <text:p>2047-10-19 19:01:20.859375 EST-0500</text:p>
          </table:table-cell>
          <table:table-cell office:value-type="string">
            <text:p>N</text:p>
          </table:table-cell>
          <table:table-cell office:value-type="float" office:value="48.9035573413">
            <text:p>48.9035573413</text:p>
          </table:table-cell>
          <table:table-cell office:value-type="float" office:value="24.3744696896">
            <text:p>24.3744696896</text:p>
          </table:table-cell>
          <table:table-cell office:value-type="float" office:value="48.9035573413">
            <text:p>48.9035573413</text:p>
          </table:table-cell>
          <table:table-cell office:value-type="float" office:value="24.3744696896">
            <text:p>24.37446968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041.76631">
            <text:p>2469041.76631</text:p>
          </table:table-cell>
          <table:table-cell office:value-type="string">
            <text:p>2047-11-27 01:23:29.765625 EST-0500</text:p>
          </table:table-cell>
          <table:table-cell office:value-type="string">
            <text:p>S</text:p>
          </table:table-cell>
          <table:table-cell office:value-type="float" office:value="228.905305642">
            <text:p>228.905305642</text:p>
          </table:table-cell>
          <table:table-cell office:value-type="float" office:value="204.374631082">
            <text:p>204.374631082</text:p>
          </table:table-cell>
          <table:table-cell office:value-type="float" office:value="48.9053056423">
            <text:p>48.9053056423</text:p>
          </table:table-cell>
          <table:table-cell office:value-type="float" office:value="24.3746310823">
            <text:p>24.37463108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091.46968">
            <text:p>2469091.46968</text:p>
          </table:table-cell>
          <table:table-cell office:value-type="string">
            <text:p>2048-01-15 18:16:20.859375 EST-0500</text:p>
          </table:table-cell>
          <table:table-cell office:value-type="string">
            <text:p>N</text:p>
          </table:table-cell>
          <table:table-cell office:value-type="float" office:value="48.9067298738">
            <text:p>48.9067298738</text:p>
          </table:table-cell>
          <table:table-cell office:value-type="float" office:value="24.373424126">
            <text:p>24.373424126</text:p>
          </table:table-cell>
          <table:table-cell office:value-type="float" office:value="48.9067298738">
            <text:p>48.9067298738</text:p>
          </table:table-cell>
          <table:table-cell office:value-type="float" office:value="24.373424126">
            <text:p>24.3734241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129.73506">
            <text:p>2469129.73506</text:p>
          </table:table-cell>
          <table:table-cell office:value-type="string">
            <text:p>2048-02-23 00:38:29.765625 EST-0500</text:p>
          </table:table-cell>
          <table:table-cell office:value-type="string">
            <text:p>S</text:p>
          </table:table-cell>
          <table:table-cell office:value-type="float" office:value="228.908787587">
            <text:p>228.908787587</text:p>
          </table:table-cell>
          <table:table-cell office:value-type="float" office:value="204.374071374">
            <text:p>204.374071374</text:p>
          </table:table-cell>
          <table:table-cell office:value-type="float" office:value="48.9087875869">
            <text:p>48.9087875869</text:p>
          </table:table-cell>
          <table:table-cell office:value-type="float" office:value="24.3740713742">
            <text:p>24.3740713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179.43904">
            <text:p>2469179.43904</text:p>
          </table:table-cell>
          <table:table-cell office:value-type="string">
            <text:p>2048-04-12 17:32:13.593750 EST-0500</text:p>
          </table:table-cell>
          <table:table-cell office:value-type="string">
            <text:p>N</text:p>
          </table:table-cell>
          <table:table-cell office:value-type="float" office:value="48.9107385686">
            <text:p>48.9107385686</text:p>
          </table:table-cell>
          <table:table-cell office:value-type="float" office:value="24.374674039">
            <text:p>24.374674039</text:p>
          </table:table-cell>
          <table:table-cell office:value-type="float" office:value="48.9107385686">
            <text:p>48.9107385686</text:p>
          </table:table-cell>
          <table:table-cell office:value-type="float" office:value="24.374674039">
            <text:p>24.3746740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217.70442">
            <text:p>2469217.70442</text:p>
          </table:table-cell>
          <table:table-cell office:value-type="string">
            <text:p>2048-05-20 23:54:22.500000 EST-0500</text:p>
          </table:table-cell>
          <table:table-cell office:value-type="string">
            <text:p>S</text:p>
          </table:table-cell>
          <table:table-cell office:value-type="float" office:value="228.911305105">
            <text:p>228.911305105</text:p>
          </table:table-cell>
          <table:table-cell office:value-type="float" office:value="204.373777002">
            <text:p>204.373777002</text:p>
          </table:table-cell>
          <table:table-cell office:value-type="float" office:value="48.9113051052">
            <text:p>48.9113051052</text:p>
          </table:table-cell>
          <table:table-cell office:value-type="float" office:value="24.3737770021">
            <text:p>24.37377700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267.4084">
            <text:p>2469267.4084</text:p>
          </table:table-cell>
          <table:table-cell office:value-type="string">
            <text:p>2048-07-09 16:48:06.328125 EST-0500</text:p>
          </table:table-cell>
          <table:table-cell office:value-type="string">
            <text:p>N</text:p>
          </table:table-cell>
          <table:table-cell office:value-type="float" office:value="48.9127687103">
            <text:p>48.9127687103</text:p>
          </table:table-cell>
          <table:table-cell office:value-type="float" office:value="24.3728533174">
            <text:p>24.3728533174</text:p>
          </table:table-cell>
          <table:table-cell office:value-type="float" office:value="48.9127687103">
            <text:p>48.9127687103</text:p>
          </table:table-cell>
          <table:table-cell office:value-type="float" office:value="24.3728533174">
            <text:p>24.37285331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305.67317">
            <text:p>2469305.67317</text:p>
          </table:table-cell>
          <table:table-cell office:value-type="string">
            <text:p>2048-08-16 23:09:22.500000 EST-0500</text:p>
          </table:table-cell>
          <table:table-cell office:value-type="string">
            <text:p>S</text:p>
          </table:table-cell>
          <table:table-cell office:value-type="float" office:value="228.913695425">
            <text:p>228.913695425</text:p>
          </table:table-cell>
          <table:table-cell office:value-type="float" office:value="204.372305532">
            <text:p>204.372305532</text:p>
          </table:table-cell>
          <table:table-cell office:value-type="float" office:value="48.9136954253">
            <text:p>48.9136954253</text:p>
          </table:table-cell>
          <table:table-cell office:value-type="float" office:value="24.3723055318">
            <text:p>24.37230553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355.37777">
            <text:p>2469355.37777</text:p>
          </table:table-cell>
          <table:table-cell office:value-type="string">
            <text:p>2048-10-05 16:03:59.062500 EST-0500</text:p>
          </table:table-cell>
          <table:table-cell office:value-type="string">
            <text:p>N</text:p>
          </table:table-cell>
          <table:table-cell office:value-type="float" office:value="48.9164237553">
            <text:p>48.9164237553</text:p>
          </table:table-cell>
          <table:table-cell office:value-type="float" office:value="24.3736109721">
            <text:p>24.3736109721</text:p>
          </table:table-cell>
          <table:table-cell office:value-type="float" office:value="48.9164237553">
            <text:p>48.9164237553</text:p>
          </table:table-cell>
          <table:table-cell office:value-type="float" office:value="24.3736109721">
            <text:p>24.3736109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393.64192">
            <text:p>2469393.64192</text:p>
          </table:table-cell>
          <table:table-cell office:value-type="string">
            <text:p>2048-11-12 22:24:22.500000 EST-0500</text:p>
          </table:table-cell>
          <table:table-cell office:value-type="string">
            <text:p>S</text:p>
          </table:table-cell>
          <table:table-cell office:value-type="float" office:value="228.915989778">
            <text:p>228.915989778</text:p>
          </table:table-cell>
          <table:table-cell office:value-type="float" office:value="204.371843061">
            <text:p>204.371843061</text:p>
          </table:table-cell>
          <table:table-cell office:value-type="float" office:value="48.9159897784">
            <text:p>48.9159897784</text:p>
          </table:table-cell>
          <table:table-cell office:value-type="float" office:value="24.3718430612">
            <text:p>24.37184306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443.34652">
            <text:p>2469443.34652</text:p>
          </table:table-cell>
          <table:table-cell office:value-type="string">
            <text:p>2049-01-01 15:18:59.062500 EST-0500</text:p>
          </table:table-cell>
          <table:table-cell office:value-type="string">
            <text:p>N</text:p>
          </table:table-cell>
          <table:table-cell office:value-type="float" office:value="48.9187495801">
            <text:p>48.9187495801</text:p>
          </table:table-cell>
          <table:table-cell office:value-type="float" office:value="24.3723179797">
            <text:p>24.3723179797</text:p>
          </table:table-cell>
          <table:table-cell office:value-type="float" office:value="48.9187495801">
            <text:p>48.9187495801</text:p>
          </table:table-cell>
          <table:table-cell office:value-type="float" office:value="24.3723179797">
            <text:p>24.37231797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481.61067">
            <text:p>2469481.61067</text:p>
          </table:table-cell>
          <table:table-cell office:value-type="string">
            <text:p>2049-02-08 21:39:22.500000 EST-0500</text:p>
          </table:table-cell>
          <table:table-cell office:value-type="string">
            <text:p>S</text:p>
          </table:table-cell>
          <table:table-cell office:value-type="float" office:value="228.919558359">
            <text:p>228.919558359</text:p>
          </table:table-cell>
          <table:table-cell office:value-type="float" office:value="204.371449111">
            <text:p>204.371449111</text:p>
          </table:table-cell>
          <table:table-cell office:value-type="float" office:value="48.9195583589">
            <text:p>48.9195583589</text:p>
          </table:table-cell>
          <table:table-cell office:value-type="float" office:value="24.3714491109">
            <text:p>24.37144911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531.31527">
            <text:p>2469531.31527</text:p>
          </table:table-cell>
          <table:table-cell office:value-type="string">
            <text:p>2049-03-30 14:33:59.062500 EST-0500</text:p>
          </table:table-cell>
          <table:table-cell office:value-type="string">
            <text:p>N</text:p>
          </table:table-cell>
          <table:table-cell office:value-type="float" office:value="48.9208163797">
            <text:p>48.9208163797</text:p>
          </table:table-cell>
          <table:table-cell office:value-type="float" office:value="24.3712494266">
            <text:p>24.3712494266</text:p>
          </table:table-cell>
          <table:table-cell office:value-type="float" office:value="48.9208163797">
            <text:p>48.9208163797</text:p>
          </table:table-cell>
          <table:table-cell office:value-type="float" office:value="24.3712494266">
            <text:p>24.37124942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569.57942">
            <text:p>2469569.57942</text:p>
          </table:table-cell>
          <table:table-cell office:value-type="string">
            <text:p>2049-05-07 20:54:22.500000 EST-0500</text:p>
          </table:table-cell>
          <table:table-cell office:value-type="string">
            <text:p>S</text:p>
          </table:table-cell>
          <table:table-cell office:value-type="float" office:value="228.921294014">
            <text:p>228.921294014</text:p>
          </table:table-cell>
          <table:table-cell office:value-type="float" office:value="204.37056056">
            <text:p>204.37056056</text:p>
          </table:table-cell>
          <table:table-cell office:value-type="float" office:value="48.9212940137">
            <text:p>48.9212940137</text:p>
          </table:table-cell>
          <table:table-cell office:value-type="float" office:value="24.3705605601">
            <text:p>24.37056056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619.28523">
            <text:p>2469619.28523</text:p>
          </table:table-cell>
          <table:table-cell office:value-type="string">
            <text:p>2049-06-26 13:50:44.531250 EST-0500</text:p>
          </table:table-cell>
          <table:table-cell office:value-type="string">
            <text:p>N</text:p>
          </table:table-cell>
          <table:table-cell office:value-type="float" office:value="48.9257246432">
            <text:p>48.9257246432</text:p>
          </table:table-cell>
          <table:table-cell office:value-type="float" office:value="24.3728438179">
            <text:p>24.3728438179</text:p>
          </table:table-cell>
          <table:table-cell office:value-type="float" office:value="48.9257246432">
            <text:p>48.9257246432</text:p>
          </table:table-cell>
          <table:table-cell office:value-type="float" office:value="24.3728438179">
            <text:p>24.37284381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657.54878">
            <text:p>2469657.54878</text:p>
          </table:table-cell>
          <table:table-cell office:value-type="string">
            <text:p>2049-08-03 20:10:15.234375 EST-0500</text:p>
          </table:table-cell>
          <table:table-cell office:value-type="string">
            <text:p>S</text:p>
          </table:table-cell>
          <table:table-cell office:value-type="float" office:value="228.924595463">
            <text:p>228.924595463</text:p>
          </table:table-cell>
          <table:table-cell office:value-type="float" office:value="204.370064171">
            <text:p>204.370064171</text:p>
          </table:table-cell>
          <table:table-cell office:value-type="float" office:value="48.9245954631">
            <text:p>48.9245954631</text:p>
          </table:table-cell>
          <table:table-cell office:value-type="float" office:value="24.3700641708">
            <text:p>24.37006417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707.25459">
            <text:p>2469707.25459</text:p>
          </table:table-cell>
          <table:table-cell office:value-type="string">
            <text:p>2049-09-22 13:06:37.265625 EST-0500</text:p>
          </table:table-cell>
          <table:table-cell office:value-type="string">
            <text:p>N</text:p>
          </table:table-cell>
          <table:table-cell office:value-type="float" office:value="48.9284164721">
            <text:p>48.9284164721</text:p>
          </table:table-cell>
          <table:table-cell office:value-type="float" office:value="24.3723473223">
            <text:p>24.3723473223</text:p>
          </table:table-cell>
          <table:table-cell office:value-type="float" office:value="48.9284164721">
            <text:p>48.9284164721</text:p>
          </table:table-cell>
          <table:table-cell office:value-type="float" office:value="24.3723473223">
            <text:p>24.37234732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745.51814">
            <text:p>2469745.51814</text:p>
          </table:table-cell>
          <table:table-cell office:value-type="string">
            <text:p>2049-10-30 19:26:07.968750 EST-0500</text:p>
          </table:table-cell>
          <table:table-cell office:value-type="string">
            <text:p>S</text:p>
          </table:table-cell>
          <table:table-cell office:value-type="float" office:value="228.926958791">
            <text:p>228.926958791</text:p>
          </table:table-cell>
          <table:table-cell office:value-type="float" office:value="204.369903509">
            <text:p>204.369903509</text:p>
          </table:table-cell>
          <table:table-cell office:value-type="float" office:value="48.9269587913">
            <text:p>48.9269587913</text:p>
          </table:table-cell>
          <table:table-cell office:value-type="float" office:value="24.3699035095">
            <text:p>24.36990350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795.22334">
            <text:p>2469795.22334</text:p>
          </table:table-cell>
          <table:table-cell office:value-type="string">
            <text:p>2049-12-19 12:21:37.265625 EST-0500</text:p>
          </table:table-cell>
          <table:table-cell office:value-type="string">
            <text:p>N</text:p>
          </table:table-cell>
          <table:table-cell office:value-type="float" office:value="48.9288149312">
            <text:p>48.9288149312</text:p>
          </table:table-cell>
          <table:table-cell office:value-type="float" office:value="24.3696845988">
            <text:p>24.3696845988</text:p>
          </table:table-cell>
          <table:table-cell office:value-type="float" office:value="48.9288149312">
            <text:p>48.9288149312</text:p>
          </table:table-cell>
          <table:table-cell office:value-type="float" office:value="24.3696845988">
            <text:p>24.36968459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833.48689">
            <text:p>2469833.48689</text:p>
          </table:table-cell>
          <table:table-cell office:value-type="string">
            <text:p>2050-01-26 18:41:07.968750 EST-0500</text:p>
          </table:table-cell>
          <table:table-cell office:value-type="string">
            <text:p>S</text:p>
          </table:table-cell>
          <table:table-cell office:value-type="float" office:value="228.929850346">
            <text:p>228.929850346</text:p>
          </table:table-cell>
          <table:table-cell office:value-type="float" office:value="204.368854748">
            <text:p>204.368854748</text:p>
          </table:table-cell>
          <table:table-cell office:value-type="float" office:value="48.9298503459">
            <text:p>48.9298503459</text:p>
          </table:table-cell>
          <table:table-cell office:value-type="float" office:value="24.3688547481">
            <text:p>24.36885474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883.19209">
            <text:p>2469883.19209</text:p>
          </table:table-cell>
          <table:table-cell office:value-type="string">
            <text:p>2050-03-17 11:36:37.265625 EST-0500</text:p>
          </table:table-cell>
          <table:table-cell office:value-type="string">
            <text:p>N</text:p>
          </table:table-cell>
          <table:table-cell office:value-type="float" office:value="48.930996149">
            <text:p>48.930996149</text:p>
          </table:table-cell>
          <table:table-cell office:value-type="float" office:value="24.368503109">
            <text:p>24.368503109</text:p>
          </table:table-cell>
          <table:table-cell office:value-type="float" office:value="48.930996149">
            <text:p>48.930996149</text:p>
          </table:table-cell>
          <table:table-cell office:value-type="float" office:value="24.368503109">
            <text:p>24.3685031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921.45625">
            <text:p>2469921.45625</text:p>
          </table:table-cell>
          <table:table-cell office:value-type="string">
            <text:p>2050-04-24 17:57:00.703125 EST-0500</text:p>
          </table:table-cell>
          <table:table-cell office:value-type="string">
            <text:p>S</text:p>
          </table:table-cell>
          <table:table-cell office:value-type="float" office:value="228.932681876">
            <text:p>228.932681876</text:p>
          </table:table-cell>
          <table:table-cell office:value-type="float" office:value="204.369227803">
            <text:p>204.369227803</text:p>
          </table:table-cell>
          <table:table-cell office:value-type="float" office:value="48.9326818759">
            <text:p>48.9326818759</text:p>
          </table:table-cell>
          <table:table-cell office:value-type="float" office:value="24.3692278029">
            <text:p>24.36922780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69971.16146">
            <text:p>2469971.16146</text:p>
          </table:table-cell>
          <table:table-cell office:value-type="string">
            <text:p>2050-06-13 10:52:30.000000 EST-0500</text:p>
          </table:table-cell>
          <table:table-cell office:value-type="string">
            <text:p>N</text:p>
          </table:table-cell>
          <table:table-cell office:value-type="float" office:value="48.9343863358">
            <text:p>48.9343863358</text:p>
          </table:table-cell>
          <table:table-cell office:value-type="float" office:value="24.3689733153">
            <text:p>24.3689733153</text:p>
          </table:table-cell>
          <table:table-cell office:value-type="float" office:value="48.9343863358">
            <text:p>48.9343863358</text:p>
          </table:table-cell>
          <table:table-cell office:value-type="float" office:value="24.3689733153">
            <text:p>24.36897331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009.425">
            <text:p>2470009.425</text:p>
          </table:table-cell>
          <table:table-cell office:value-type="string">
            <text:p>2050-07-21 17:12:00.703125 EST-0500</text:p>
          </table:table-cell>
          <table:table-cell office:value-type="string">
            <text:p>S</text:p>
          </table:table-cell>
          <table:table-cell office:value-type="float" office:value="228.934978738">
            <text:p>228.934978738</text:p>
          </table:table-cell>
          <table:table-cell office:value-type="float" office:value="204.367779185">
            <text:p>204.367779185</text:p>
          </table:table-cell>
          <table:table-cell office:value-type="float" office:value="48.9349787379">
            <text:p>48.9349787379</text:p>
          </table:table-cell>
          <table:table-cell office:value-type="float" office:value="24.3677791846">
            <text:p>24.36777918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059.13142">
            <text:p>2470059.13142</text:p>
          </table:table-cell>
          <table:table-cell office:value-type="string">
            <text:p>2050-09-09 10:09:15.468750 EST-0500</text:p>
          </table:table-cell>
          <table:table-cell office:value-type="string">
            <text:p>N</text:p>
          </table:table-cell>
          <table:table-cell office:value-type="float" office:value="48.9379443426">
            <text:p>48.9379443426</text:p>
          </table:table-cell>
          <table:table-cell office:value-type="float" office:value="24.369172274">
            <text:p>24.369172274</text:p>
          </table:table-cell>
          <table:table-cell office:value-type="float" office:value="48.9379443426">
            <text:p>48.9379443426</text:p>
          </table:table-cell>
          <table:table-cell office:value-type="float" office:value="24.369172274">
            <text:p>24.3691722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097.39436">
            <text:p>2470097.39436</text:p>
          </table:table-cell>
          <table:table-cell office:value-type="string">
            <text:p>2050-10-17 16:27:53.437500 EST-0500</text:p>
          </table:table-cell>
          <table:table-cell office:value-type="string">
            <text:p>S</text:p>
          </table:table-cell>
          <table:table-cell office:value-type="float" office:value="228.936761186">
            <text:p>228.936761186</text:p>
          </table:table-cell>
          <table:table-cell office:value-type="float" office:value="204.367189819">
            <text:p>204.367189819</text:p>
          </table:table-cell>
          <table:table-cell office:value-type="float" office:value="48.9367611861">
            <text:p>48.9367611861</text:p>
          </table:table-cell>
          <table:table-cell office:value-type="float" office:value="24.3671898186">
            <text:p>24.36718981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147.10079">
            <text:p>2470147.10079</text:p>
          </table:table-cell>
          <table:table-cell office:value-type="string">
            <text:p>2050-12-06 09:25:08.203125 EST-0500</text:p>
          </table:table-cell>
          <table:table-cell office:value-type="string">
            <text:p>N</text:p>
          </table:table-cell>
          <table:table-cell office:value-type="float" office:value="48.9403520109">
            <text:p>48.9403520109</text:p>
          </table:table-cell>
          <table:table-cell office:value-type="float" office:value="24.3688527677">
            <text:p>24.3688527677</text:p>
          </table:table-cell>
          <table:table-cell office:value-type="float" office:value="48.9403520109">
            <text:p>48.9403520109</text:p>
          </table:table-cell>
          <table:table-cell office:value-type="float" office:value="24.3688527677">
            <text:p>24.36885276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185.36373">
            <text:p>2470185.36373</text:p>
          </table:table-cell>
          <table:table-cell office:value-type="string">
            <text:p>2051-01-13 15:43:46.171875 EST-0500</text:p>
          </table:table-cell>
          <table:table-cell office:value-type="string">
            <text:p>S</text:p>
          </table:table-cell>
          <table:table-cell office:value-type="float" office:value="228.94068427">
            <text:p>228.94068427</text:p>
          </table:table-cell>
          <table:table-cell office:value-type="float" office:value="204.367327867">
            <text:p>204.367327867</text:p>
          </table:table-cell>
          <table:table-cell office:value-type="float" office:value="48.9406842696">
            <text:p>48.9406842696</text:p>
          </table:table-cell>
          <table:table-cell office:value-type="float" office:value="24.3673278671">
            <text:p>24.36732786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235.06954">
            <text:p>2470235.06954</text:p>
          </table:table-cell>
          <table:table-cell office:value-type="string">
            <text:p>2051-03-04 08:40:08.203125 EST-0500</text:p>
          </table:table-cell>
          <table:table-cell office:value-type="string">
            <text:p>N</text:p>
          </table:table-cell>
          <table:table-cell office:value-type="float" office:value="48.942024934">
            <text:p>48.942024934</text:p>
          </table:table-cell>
          <table:table-cell office:value-type="float" office:value="24.3670970232">
            <text:p>24.3670970232</text:p>
          </table:table-cell>
          <table:table-cell office:value-type="float" office:value="48.942024934">
            <text:p>48.942024934</text:p>
          </table:table-cell>
          <table:table-cell office:value-type="float" office:value="24.3670970232">
            <text:p>24.36709702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273.33248">
            <text:p>2470273.33248</text:p>
          </table:table-cell>
          <table:table-cell office:value-type="string">
            <text:p>2051-04-11 14:58:46.171875 EST-0500</text:p>
          </table:table-cell>
          <table:table-cell office:value-type="string">
            <text:p>S</text:p>
          </table:table-cell>
          <table:table-cell office:value-type="float" office:value="228.941550743">
            <text:p>228.941550743</text:p>
          </table:table-cell>
          <table:table-cell office:value-type="float" office:value="204.365741101">
            <text:p>204.365741101</text:p>
          </table:table-cell>
          <table:table-cell office:value-type="float" office:value="48.9415507428">
            <text:p>48.9415507428</text:p>
          </table:table-cell>
          <table:table-cell office:value-type="float" office:value="24.3657411007">
            <text:p>24.36574110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323.03829">
            <text:p>2470323.03829</text:p>
          </table:table-cell>
          <table:table-cell office:value-type="string">
            <text:p>2051-05-31 07:55:08.203125 EST-0500</text:p>
          </table:table-cell>
          <table:table-cell office:value-type="string">
            <text:p>N</text:p>
          </table:table-cell>
          <table:table-cell office:value-type="float" office:value="48.942795204">
            <text:p>48.942795204</text:p>
          </table:table-cell>
          <table:table-cell office:value-type="float" office:value="24.3651862376">
            <text:p>24.3651862376</text:p>
          </table:table-cell>
          <table:table-cell office:value-type="float" office:value="48.942795204">
            <text:p>48.942795204</text:p>
          </table:table-cell>
          <table:table-cell office:value-type="float" office:value="24.3651862376">
            <text:p>24.36518623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361.30183">
            <text:p>2470361.30183</text:p>
          </table:table-cell>
          <table:table-cell office:value-type="string">
            <text:p>2051-07-08 14:14:38.906250 EST-0500</text:p>
          </table:table-cell>
          <table:table-cell office:value-type="string">
            <text:p>S</text:p>
          </table:table-cell>
          <table:table-cell office:value-type="float" office:value="228.944957482">
            <text:p>228.944957482</text:p>
          </table:table-cell>
          <table:table-cell office:value-type="float" office:value="204.365609346">
            <text:p>204.365609346</text:p>
          </table:table-cell>
          <table:table-cell office:value-type="float" office:value="48.9449574823">
            <text:p>48.9449574823</text:p>
          </table:table-cell>
          <table:table-cell office:value-type="float" office:value="24.3656093461">
            <text:p>24.36560934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411.00764">
            <text:p>2470411.00764</text:p>
          </table:table-cell>
          <table:table-cell office:value-type="string">
            <text:p>2051-08-27 07:11:00.937500 EST-0500</text:p>
          </table:table-cell>
          <table:table-cell office:value-type="string">
            <text:p>N</text:p>
          </table:table-cell>
          <table:table-cell office:value-type="float" office:value="48.9459497304">
            <text:p>48.9459497304</text:p>
          </table:table-cell>
          <table:table-cell office:value-type="float" office:value="24.3649450389">
            <text:p>24.3649450389</text:p>
          </table:table-cell>
          <table:table-cell office:value-type="float" office:value="48.9459497304">
            <text:p>48.9459497304</text:p>
          </table:table-cell>
          <table:table-cell office:value-type="float" office:value="24.3649450389">
            <text:p>24.36494503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449.27119">
            <text:p>2470449.27119</text:p>
          </table:table-cell>
          <table:table-cell office:value-type="string">
            <text:p>2051-10-04 13:30:31.640625 EST-0500</text:p>
          </table:table-cell>
          <table:table-cell office:value-type="string">
            <text:p>S</text:p>
          </table:table-cell>
          <table:table-cell office:value-type="float" office:value="228.947087919">
            <text:p>228.947087919</text:p>
          </table:table-cell>
          <table:table-cell office:value-type="float" office:value="204.36518652">
            <text:p>204.36518652</text:p>
          </table:table-cell>
          <table:table-cell office:value-type="float" office:value="48.9470879192">
            <text:p>48.9470879192</text:p>
          </table:table-cell>
          <table:table-cell office:value-type="float" office:value="24.3651865199">
            <text:p>24.36518651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498.97762">
            <text:p>2470498.97762</text:p>
          </table:table-cell>
          <table:table-cell office:value-type="string">
            <text:p>2051-11-23 06:27:46.406250 EST-0500</text:p>
          </table:table-cell>
          <table:table-cell office:value-type="string">
            <text:p>N</text:p>
          </table:table-cell>
          <table:table-cell office:value-type="float" office:value="48.9484159624">
            <text:p>48.9484159624</text:p>
          </table:table-cell>
          <table:table-cell office:value-type="float" office:value="24.3648845924">
            <text:p>24.3648845924</text:p>
          </table:table-cell>
          <table:table-cell office:value-type="float" office:value="48.9484159624">
            <text:p>48.9484159624</text:p>
          </table:table-cell>
          <table:table-cell office:value-type="float" office:value="24.3648845924">
            <text:p>24.36488459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537.23994">
            <text:p>2470537.23994</text:p>
          </table:table-cell>
          <table:table-cell office:value-type="string">
            <text:p>2051-12-31 12:45:31.640625 EST-0500</text:p>
          </table:table-cell>
          <table:table-cell office:value-type="string">
            <text:p>S</text:p>
          </table:table-cell>
          <table:table-cell office:value-type="float" office:value="228.94927049">
            <text:p>228.94927049</text:p>
          </table:table-cell>
          <table:table-cell office:value-type="float" office:value="204.36405401">
            <text:p>204.36405401</text:p>
          </table:table-cell>
          <table:table-cell office:value-type="float" office:value="48.9492704899">
            <text:p>48.9492704899</text:p>
          </table:table-cell>
          <table:table-cell office:value-type="float" office:value="24.3640540099">
            <text:p>24.36405400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586.94698">
            <text:p>2470586.94698</text:p>
          </table:table-cell>
          <table:table-cell office:value-type="string">
            <text:p>2052-02-19 05:43:39.140625 EST-0500</text:p>
          </table:table-cell>
          <table:table-cell office:value-type="string">
            <text:p>N</text:p>
          </table:table-cell>
          <table:table-cell office:value-type="float" office:value="48.9532946978">
            <text:p>48.9532946978</text:p>
          </table:table-cell>
          <table:table-cell office:value-type="float" office:value="24.3661835003">
            <text:p>24.3661835003</text:p>
          </table:table-cell>
          <table:table-cell office:value-type="float" office:value="48.9532946978">
            <text:p>48.9532946978</text:p>
          </table:table-cell>
          <table:table-cell office:value-type="float" office:value="24.3661835003">
            <text:p>24.36618350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625.20931">
            <text:p>2470625.20931</text:p>
          </table:table-cell>
          <table:table-cell office:value-type="string">
            <text:p>2052-03-28 12:01:24.375000 EST-0500</text:p>
          </table:table-cell>
          <table:table-cell office:value-type="string">
            <text:p>S</text:p>
          </table:table-cell>
          <table:table-cell office:value-type="float" office:value="228.952828172">
            <text:p>228.952828172</text:p>
          </table:table-cell>
          <table:table-cell office:value-type="float" office:value="204.36479096">
            <text:p>204.36479096</text:p>
          </table:table-cell>
          <table:table-cell office:value-type="float" office:value="48.9528281724">
            <text:p>48.9528281724</text:p>
          </table:table-cell>
          <table:table-cell office:value-type="float" office:value="24.3647909596">
            <text:p>24.36479095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674.91573">
            <text:p>2470674.91573</text:p>
          </table:table-cell>
          <table:table-cell office:value-type="string">
            <text:p>2052-05-17 04:58:39.140625 EST-0500</text:p>
          </table:table-cell>
          <table:table-cell office:value-type="string">
            <text:p>N</text:p>
          </table:table-cell>
          <table:table-cell office:value-type="float" office:value="48.9548648956">
            <text:p>48.9548648956</text:p>
          </table:table-cell>
          <table:table-cell office:value-type="float" office:value="24.3653936872">
            <text:p>24.3653936872</text:p>
          </table:table-cell>
          <table:table-cell office:value-type="float" office:value="48.9548648956">
            <text:p>48.9548648956</text:p>
          </table:table-cell>
          <table:table-cell office:value-type="float" office:value="24.3653936872">
            <text:p>24.3653936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713.17806">
            <text:p>2470713.17806</text:p>
          </table:table-cell>
          <table:table-cell office:value-type="string">
            <text:p>2052-06-24 11:16:24.375000 EST-0500</text:p>
          </table:table-cell>
          <table:table-cell office:value-type="string">
            <text:p>S</text:p>
          </table:table-cell>
          <table:table-cell office:value-type="float" office:value="228.954901981">
            <text:p>228.954901981</text:p>
          </table:table-cell>
          <table:table-cell office:value-type="float" office:value="204.363825868">
            <text:p>204.363825868</text:p>
          </table:table-cell>
          <table:table-cell office:value-type="float" office:value="48.9549019808">
            <text:p>48.9549019808</text:p>
          </table:table-cell>
          <table:table-cell office:value-type="float" office:value="24.3638258682">
            <text:p>24.36382586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762.88448">
            <text:p>2470762.88448</text:p>
          </table:table-cell>
          <table:table-cell office:value-type="string">
            <text:p>2052-08-13 04:13:39.140625 EST-0500</text:p>
          </table:table-cell>
          <table:table-cell office:value-type="string">
            <text:p>N</text:p>
          </table:table-cell>
          <table:table-cell office:value-type="float" office:value="48.9564999225">
            <text:p>48.9564999225</text:p>
          </table:table-cell>
          <table:table-cell office:value-type="float" office:value="24.3634329474">
            <text:p>24.3634329474</text:p>
          </table:table-cell>
          <table:table-cell office:value-type="float" office:value="48.9564999225">
            <text:p>48.9564999225</text:p>
          </table:table-cell>
          <table:table-cell office:value-type="float" office:value="24.3634329474">
            <text:p>24.36343294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801.14742">
            <text:p>2470801.14742</text:p>
          </table:table-cell>
          <table:table-cell office:value-type="string">
            <text:p>2052-09-20 10:32:17.109375 EST-0500</text:p>
          </table:table-cell>
          <table:table-cell office:value-type="string">
            <text:p>S</text:p>
          </table:table-cell>
          <table:table-cell office:value-type="float" office:value="228.957442193">
            <text:p>228.957442193</text:p>
          </table:table-cell>
          <table:table-cell office:value-type="float" office:value="204.363370962">
            <text:p>204.363370962</text:p>
          </table:table-cell>
          <table:table-cell office:value-type="float" office:value="48.9574421931">
            <text:p>48.9574421931</text:p>
          </table:table-cell>
          <table:table-cell office:value-type="float" office:value="24.3633709625">
            <text:p>24.36337096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850.85383">
            <text:p>2470850.85383</text:p>
          </table:table-cell>
          <table:table-cell office:value-type="string">
            <text:p>2052-11-09 03:29:31.875000 EST-0500</text:p>
          </table:table-cell>
          <table:table-cell office:value-type="string">
            <text:p>N</text:p>
          </table:table-cell>
          <table:table-cell office:value-type="float" office:value="48.9582328867">
            <text:p>48.9582328867</text:p>
          </table:table-cell>
          <table:table-cell office:value-type="float" office:value="24.362934122">
            <text:p>24.362934122</text:p>
          </table:table-cell>
          <table:table-cell office:value-type="float" office:value="48.9582328867">
            <text:p>48.9582328867</text:p>
          </table:table-cell>
          <table:table-cell office:value-type="float" office:value="24.362934122">
            <text:p>24.3629341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889.11677">
            <text:p>2470889.11677</text:p>
          </table:table-cell>
          <table:table-cell office:value-type="string">
            <text:p>2052-12-17 09:48:09.843750 EST-0500</text:p>
          </table:table-cell>
          <table:table-cell office:value-type="string">
            <text:p>S</text:p>
          </table:table-cell>
          <table:table-cell office:value-type="float" office:value="228.960285595">
            <text:p>228.960285595</text:p>
          </table:table-cell>
          <table:table-cell office:value-type="float" office:value="204.363376481">
            <text:p>204.363376481</text:p>
          </table:table-cell>
          <table:table-cell office:value-type="float" office:value="48.9602855948">
            <text:p>48.9602855948</text:p>
          </table:table-cell>
          <table:table-cell office:value-type="float" office:value="24.3633764805">
            <text:p>24.36337648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938.82381">
            <text:p>2470938.82381</text:p>
          </table:table-cell>
          <table:table-cell office:value-type="string">
            <text:p>2053-02-05 02:46:17.343750 EST-0500</text:p>
          </table:table-cell>
          <table:table-cell office:value-type="string">
            <text:p>N</text:p>
          </table:table-cell>
          <table:table-cell office:value-type="float" office:value="48.9640633497">
            <text:p>48.9640633497</text:p>
          </table:table-cell>
          <table:table-cell office:value-type="float" office:value="24.364935795">
            <text:p>24.364935795</text:p>
          </table:table-cell>
          <table:table-cell office:value-type="float" office:value="48.9640633497">
            <text:p>48.9640633497</text:p>
          </table:table-cell>
          <table:table-cell office:value-type="float" office:value="24.364935795">
            <text:p>24.3649357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0977.08552">
            <text:p>2470977.08552</text:p>
          </table:table-cell>
          <table:table-cell office:value-type="string">
            <text:p>2053-03-15 09:03:09.843750 EST-0500</text:p>
          </table:table-cell>
          <table:table-cell office:value-type="string">
            <text:p>S</text:p>
          </table:table-cell>
          <table:table-cell office:value-type="float" office:value="228.963067561">
            <text:p>228.963067561</text:p>
          </table:table-cell>
          <table:table-cell office:value-type="float" office:value="204.362958139">
            <text:p>204.362958139</text:p>
          </table:table-cell>
          <table:table-cell office:value-type="float" office:value="48.9630675605">
            <text:p>48.9630675605</text:p>
          </table:table-cell>
          <table:table-cell office:value-type="float" office:value="24.3629581393">
            <text:p>24.36295813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026.79256">
            <text:p>2471026.79256</text:p>
          </table:table-cell>
          <table:table-cell office:value-type="string">
            <text:p>2053-05-04 02:01:17.343750 EST-0500</text:p>
          </table:table-cell>
          <table:table-cell office:value-type="string">
            <text:p>N</text:p>
          </table:table-cell>
          <table:table-cell office:value-type="float" office:value="48.965408969">
            <text:p>48.965408969</text:p>
          </table:table-cell>
          <table:table-cell office:value-type="float" office:value="24.3641261392">
            <text:p>24.3641261392</text:p>
          </table:table-cell>
          <table:table-cell office:value-type="float" office:value="48.965408969">
            <text:p>48.965408969</text:p>
          </table:table-cell>
          <table:table-cell office:value-type="float" office:value="24.3641261392">
            <text:p>24.36412613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065.05427">
            <text:p>2471065.05427</text:p>
          </table:table-cell>
          <table:table-cell office:value-type="string">
            <text:p>2053-06-11 08:18:09.843750 EST-0500</text:p>
          </table:table-cell>
          <table:table-cell office:value-type="string">
            <text:p>S</text:p>
          </table:table-cell>
          <table:table-cell office:value-type="float" office:value="228.965592165">
            <text:p>228.965592165</text:p>
          </table:table-cell>
          <table:table-cell office:value-type="float" office:value="204.362791109">
            <text:p>204.362791109</text:p>
          </table:table-cell>
          <table:table-cell office:value-type="float" office:value="48.9655921648">
            <text:p>48.9655921648</text:p>
          </table:table-cell>
          <table:table-cell office:value-type="float" office:value="24.3627911094">
            <text:p>24.36279110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114.76131">
            <text:p>2471114.76131</text:p>
          </table:table-cell>
          <table:table-cell office:value-type="string">
            <text:p>2053-07-31 01:16:17.343750 EST-0500</text:p>
          </table:table-cell>
          <table:table-cell office:value-type="string">
            <text:p>N</text:p>
          </table:table-cell>
          <table:table-cell office:value-type="float" office:value="48.968002734">
            <text:p>48.968002734</text:p>
          </table:table-cell>
          <table:table-cell office:value-type="float" office:value="24.3629994732">
            <text:p>24.3629994732</text:p>
          </table:table-cell>
          <table:table-cell office:value-type="float" office:value="48.968002734">
            <text:p>48.968002734</text:p>
          </table:table-cell>
          <table:table-cell office:value-type="float" office:value="24.3629994732">
            <text:p>24.36299947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153.02302">
            <text:p>2471153.02302</text:p>
          </table:table-cell>
          <table:table-cell office:value-type="string">
            <text:p>2053-09-07 07:33:09.843750 EST-0500</text:p>
          </table:table-cell>
          <table:table-cell office:value-type="string">
            <text:p>S</text:p>
          </table:table-cell>
          <table:table-cell office:value-type="float" office:value="228.96819422">
            <text:p>228.96819422</text:p>
          </table:table-cell>
          <table:table-cell office:value-type="float" office:value="204.362126517">
            <text:p>204.362126517</text:p>
          </table:table-cell>
          <table:table-cell office:value-type="float" office:value="48.96819422">
            <text:p>48.96819422</text:p>
          </table:table-cell>
          <table:table-cell office:value-type="float" office:value="24.3621265166">
            <text:p>24.36212651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202.73006">
            <text:p>2471202.73006</text:p>
          </table:table-cell>
          <table:table-cell office:value-type="string">
            <text:p>2053-10-27 00:31:17.343750 EST-0500</text:p>
          </table:table-cell>
          <table:table-cell office:value-type="string">
            <text:p>N</text:p>
          </table:table-cell>
          <table:table-cell office:value-type="float" office:value="48.9679414824">
            <text:p>48.9679414824</text:p>
          </table:table-cell>
          <table:table-cell office:value-type="float" office:value="24.3607868312">
            <text:p>24.3607868312</text:p>
          </table:table-cell>
          <table:table-cell office:value-type="float" office:value="48.9679414824">
            <text:p>48.9679414824</text:p>
          </table:table-cell>
          <table:table-cell office:value-type="float" office:value="24.3607868312">
            <text:p>24.36078683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240.99238">
            <text:p>2471240.99238</text:p>
          </table:table-cell>
          <table:table-cell office:value-type="string">
            <text:p>2053-12-04 06:49:02.578125 EST-0500</text:p>
          </table:table-cell>
          <table:table-cell office:value-type="string">
            <text:p>S</text:p>
          </table:table-cell>
          <table:table-cell office:value-type="float" office:value="228.970525943">
            <text:p>228.970525943</text:p>
          </table:table-cell>
          <table:table-cell office:value-type="float" office:value="204.361846985">
            <text:p>204.361846985</text:p>
          </table:table-cell>
          <table:table-cell office:value-type="float" office:value="48.9705259431">
            <text:p>48.9705259431</text:p>
          </table:table-cell>
          <table:table-cell office:value-type="float" office:value="24.3618469853">
            <text:p>24.36184698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290.70002">
            <text:p>2471290.70002</text:p>
          </table:table-cell>
          <table:table-cell office:value-type="string">
            <text:p>2054-01-22 23:48:02.812500 EST-0500</text:p>
          </table:table-cell>
          <table:table-cell office:value-type="string">
            <text:p>N</text:p>
          </table:table-cell>
          <table:table-cell office:value-type="float" office:value="48.9743359583">
            <text:p>48.9743359583</text:p>
          </table:table-cell>
          <table:table-cell office:value-type="float" office:value="24.3633450508">
            <text:p>24.3633450508</text:p>
          </table:table-cell>
          <table:table-cell office:value-type="float" office:value="48.9743359583">
            <text:p>48.9743359583</text:p>
          </table:table-cell>
          <table:table-cell office:value-type="float" office:value="24.3633450508">
            <text:p>24.36334505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328.96113">
            <text:p>2471328.96113</text:p>
          </table:table-cell>
          <table:table-cell office:value-type="string">
            <text:p>2054-03-02 06:04:02.578125 EST-0500</text:p>
          </table:table-cell>
          <table:table-cell office:value-type="string">
            <text:p>S</text:p>
          </table:table-cell>
          <table:table-cell office:value-type="float" office:value="228.97244534">
            <text:p>228.97244534</text:p>
          </table:table-cell>
          <table:table-cell office:value-type="float" office:value="204.360294088">
            <text:p>204.360294088</text:p>
          </table:table-cell>
          <table:table-cell office:value-type="float" office:value="48.9724453396">
            <text:p>48.9724453396</text:p>
          </table:table-cell>
          <table:table-cell office:value-type="float" office:value="24.3602940876">
            <text:p>24.36029408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378.66877">
            <text:p>2471378.66877</text:p>
          </table:table-cell>
          <table:table-cell office:value-type="string">
            <text:p>2054-04-20 23:03:02.812500 EST-0500</text:p>
          </table:table-cell>
          <table:table-cell office:value-type="string">
            <text:p>N</text:p>
          </table:table-cell>
          <table:table-cell office:value-type="float" office:value="48.973569781">
            <text:p>48.973569781</text:p>
          </table:table-cell>
          <table:table-cell office:value-type="float" office:value="24.36028086">
            <text:p>24.36028086</text:p>
          </table:table-cell>
          <table:table-cell office:value-type="float" office:value="48.973569781">
            <text:p>48.973569781</text:p>
          </table:table-cell>
          <table:table-cell office:value-type="float" office:value="24.36028086">
            <text:p>24.360280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416.92988">
            <text:p>2471416.92988</text:p>
          </table:table-cell>
          <table:table-cell office:value-type="string">
            <text:p>2054-05-29 05:19:02.578125 EST-0500</text:p>
          </table:table-cell>
          <table:table-cell office:value-type="string">
            <text:p>S</text:p>
          </table:table-cell>
          <table:table-cell office:value-type="float" office:value="228.974740433">
            <text:p>228.974740433</text:p>
          </table:table-cell>
          <table:table-cell office:value-type="float" office:value="204.360030964">
            <text:p>204.360030964</text:p>
          </table:table-cell>
          <table:table-cell office:value-type="float" office:value="48.9747404325">
            <text:p>48.9747404325</text:p>
          </table:table-cell>
          <table:table-cell office:value-type="float" office:value="24.3600309639">
            <text:p>24.36003096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466.63814">
            <text:p>2471466.63814</text:p>
          </table:table-cell>
          <table:table-cell office:value-type="string">
            <text:p>2054-07-17 22:18:55.546875 EST-0500</text:p>
          </table:table-cell>
          <table:table-cell office:value-type="string">
            <text:p>N</text:p>
          </table:table-cell>
          <table:table-cell office:value-type="float" office:value="48.9790339277">
            <text:p>48.9790339277</text:p>
          </table:table-cell>
          <table:table-cell office:value-type="float" office:value="24.3621329606">
            <text:p>24.3621329606</text:p>
          </table:table-cell>
          <table:table-cell office:value-type="float" office:value="48.9790339277">
            <text:p>48.9790339277</text:p>
          </table:table-cell>
          <table:table-cell office:value-type="float" office:value="24.3621329606">
            <text:p>24.36213296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504.89863">
            <text:p>2471504.89863</text:p>
          </table:table-cell>
          <table:table-cell office:value-type="string">
            <text:p>2054-08-25 04:34:02.578125 EST-0500</text:p>
          </table:table-cell>
          <table:table-cell office:value-type="string">
            <text:p>S</text:p>
          </table:table-cell>
          <table:table-cell office:value-type="float" office:value="228.977859542">
            <text:p>228.977859542</text:p>
          </table:table-cell>
          <table:table-cell office:value-type="float" office:value="204.359744298">
            <text:p>204.359744298</text:p>
          </table:table-cell>
          <table:table-cell office:value-type="float" office:value="48.9778595424">
            <text:p>48.9778595424</text:p>
          </table:table-cell>
          <table:table-cell office:value-type="float" office:value="24.3597442983">
            <text:p>24.3597442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554.60689">
            <text:p>2471554.60689</text:p>
          </table:table-cell>
          <table:table-cell office:value-type="string">
            <text:p>2054-10-13 21:33:55.546875 EST-0500</text:p>
          </table:table-cell>
          <table:table-cell office:value-type="string">
            <text:p>N</text:p>
          </table:table-cell>
          <table:table-cell office:value-type="float" office:value="48.9804831241">
            <text:p>48.9804831241</text:p>
          </table:table-cell>
          <table:table-cell office:value-type="float" office:value="24.3611203153">
            <text:p>24.3611203153</text:p>
          </table:table-cell>
          <table:table-cell office:value-type="float" office:value="48.9804831241">
            <text:p>48.9804831241</text:p>
          </table:table-cell>
          <table:table-cell office:value-type="float" office:value="24.3611203153">
            <text:p>24.36112031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592.86738">
            <text:p>2471592.86738</text:p>
          </table:table-cell>
          <table:table-cell office:value-type="string">
            <text:p>2054-11-21 03:49:02.578125 EST-0500</text:p>
          </table:table-cell>
          <table:table-cell office:value-type="string">
            <text:p>S</text:p>
          </table:table-cell>
          <table:table-cell office:value-type="float" office:value="228.97964558">
            <text:p>228.97964558</text:p>
          </table:table-cell>
          <table:table-cell office:value-type="float" office:value="204.358984511">
            <text:p>204.358984511</text:p>
          </table:table-cell>
          <table:table-cell office:value-type="float" office:value="48.9796455805">
            <text:p>48.9796455805</text:p>
          </table:table-cell>
          <table:table-cell office:value-type="float" office:value="24.3589845105">
            <text:p>24.35898451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642.57625">
            <text:p>2471642.57625</text:p>
          </table:table-cell>
          <table:table-cell office:value-type="string">
            <text:p>2055-01-09 20:49:48.281250 EST-0500</text:p>
          </table:table-cell>
          <table:table-cell office:value-type="string">
            <text:p>N</text:p>
          </table:table-cell>
          <table:table-cell office:value-type="float" office:value="48.9825235066">
            <text:p>48.9825235066</text:p>
          </table:table-cell>
          <table:table-cell office:value-type="float" office:value="24.3596525147">
            <text:p>24.3596525147</text:p>
          </table:table-cell>
          <table:table-cell office:value-type="float" office:value="48.9825235066">
            <text:p>48.9825235066</text:p>
          </table:table-cell>
          <table:table-cell office:value-type="float" office:value="24.3596525147">
            <text:p>24.35965251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680.83675">
            <text:p>2471680.83675</text:p>
          </table:table-cell>
          <table:table-cell office:value-type="string">
            <text:p>2055-02-17 03:04:55.312500 EST-0500</text:p>
          </table:table-cell>
          <table:table-cell office:value-type="string">
            <text:p>S</text:p>
          </table:table-cell>
          <table:table-cell office:value-type="float" office:value="228.982818735">
            <text:p>228.982818735</text:p>
          </table:table-cell>
          <table:table-cell office:value-type="float" office:value="204.358471908">
            <text:p>204.358471908</text:p>
          </table:table-cell>
          <table:table-cell office:value-type="float" office:value="48.9828187348">
            <text:p>48.9828187348</text:p>
          </table:table-cell>
          <table:table-cell office:value-type="float" office:value="24.3584719075">
            <text:p>24.35847190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730.54561">
            <text:p>2471730.54561</text:p>
          </table:table-cell>
          <table:table-cell office:value-type="string">
            <text:p>2055-04-07 20:05:41.015625 EST-0500</text:p>
          </table:table-cell>
          <table:table-cell office:value-type="string">
            <text:p>N</text:p>
          </table:table-cell>
          <table:table-cell office:value-type="float" office:value="48.9844815536">
            <text:p>48.9844815536</text:p>
          </table:table-cell>
          <table:table-cell office:value-type="float" office:value="24.3588492552">
            <text:p>24.3588492552</text:p>
          </table:table-cell>
          <table:table-cell office:value-type="float" office:value="48.9844815536">
            <text:p>48.9844815536</text:p>
          </table:table-cell>
          <table:table-cell office:value-type="float" office:value="24.3588492552">
            <text:p>24.35884925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768.80611">
            <text:p>2471768.80611</text:p>
          </table:table-cell>
          <table:table-cell office:value-type="string">
            <text:p>2055-05-16 02:20:48.046875 EST-0500</text:p>
          </table:table-cell>
          <table:table-cell office:value-type="string">
            <text:p>S</text:p>
          </table:table-cell>
          <table:table-cell office:value-type="float" office:value="228.985434243">
            <text:p>228.985434243</text:p>
          </table:table-cell>
          <table:table-cell office:value-type="float" office:value="204.358576183">
            <text:p>204.358576183</text:p>
          </table:table-cell>
          <table:table-cell office:value-type="float" office:value="48.9854342431">
            <text:p>48.9854342431</text:p>
          </table:table-cell>
          <table:table-cell office:value-type="float" office:value="24.358576183">
            <text:p>24.3585761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818.51497">
            <text:p>2471818.51497</text:p>
          </table:table-cell>
          <table:table-cell office:value-type="string">
            <text:p>2055-07-04 19:21:33.750000 EST-0500</text:p>
          </table:table-cell>
          <table:table-cell office:value-type="string">
            <text:p>N</text:p>
          </table:table-cell>
          <table:table-cell office:value-type="float" office:value="48.987811441">
            <text:p>48.987811441</text:p>
          </table:table-cell>
          <table:table-cell office:value-type="float" office:value="24.3588396134">
            <text:p>24.3588396134</text:p>
          </table:table-cell>
          <table:table-cell office:value-type="float" office:value="48.987811441">
            <text:p>48.987811441</text:p>
          </table:table-cell>
          <table:table-cell office:value-type="float" office:value="24.3588396134">
            <text:p>24.35883961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856.77486">
            <text:p>2471856.77486</text:p>
          </table:table-cell>
          <table:table-cell office:value-type="string">
            <text:p>2055-08-12 01:35:48.046875 EST-0500</text:p>
          </table:table-cell>
          <table:table-cell office:value-type="string">
            <text:p>S</text:p>
          </table:table-cell>
          <table:table-cell office:value-type="float" office:value="228.988259602">
            <text:p>228.988259602</text:p>
          </table:table-cell>
          <table:table-cell office:value-type="float" office:value="204.35773612">
            <text:p>204.35773612</text:p>
          </table:table-cell>
          <table:table-cell office:value-type="float" office:value="48.9882596023">
            <text:p>48.9882596023</text:p>
          </table:table-cell>
          <table:table-cell office:value-type="float" office:value="24.35773612">
            <text:p>24.357736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906.48372">
            <text:p>2471906.48372</text:p>
          </table:table-cell>
          <table:table-cell office:value-type="string">
            <text:p>2055-09-30 18:36:33.750000 EST-0500</text:p>
          </table:table-cell>
          <table:table-cell office:value-type="string">
            <text:p>N</text:p>
          </table:table-cell>
          <table:table-cell office:value-type="float" office:value="48.9895096392">
            <text:p>48.9895096392</text:p>
          </table:table-cell>
          <table:table-cell office:value-type="float" office:value="24.3576063234">
            <text:p>24.3576063234</text:p>
          </table:table-cell>
          <table:table-cell office:value-type="float" office:value="48.9895096392">
            <text:p>48.9895096392</text:p>
          </table:table-cell>
          <table:table-cell office:value-type="float" office:value="24.3576063234">
            <text:p>24.35760632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944.74421">
            <text:p>2471944.74421</text:p>
          </table:table-cell>
          <table:table-cell office:value-type="string">
            <text:p>2055-11-08 00:51:40.781250 EST-0500</text:p>
          </table:table-cell>
          <table:table-cell office:value-type="string">
            <text:p>S</text:p>
          </table:table-cell>
          <table:table-cell office:value-type="float" office:value="228.991135152">
            <text:p>228.991135152</text:p>
          </table:table-cell>
          <table:table-cell office:value-type="float" office:value="204.358224248">
            <text:p>204.358224248</text:p>
          </table:table-cell>
          <table:table-cell office:value-type="float" office:value="48.9911351522">
            <text:p>48.9911351522</text:p>
          </table:table-cell>
          <table:table-cell office:value-type="float" office:value="24.3582242475">
            <text:p>24.35822424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1994.45308">
            <text:p>2471994.45308</text:p>
          </table:table-cell>
          <table:table-cell office:value-type="string">
            <text:p>2055-12-27 17:52:26.484375 EST-0500</text:p>
          </table:table-cell>
          <table:table-cell office:value-type="string">
            <text:p>N</text:p>
          </table:table-cell>
          <table:table-cell office:value-type="float" office:value="48.9933285802">
            <text:p>48.9933285802</text:p>
          </table:table-cell>
          <table:table-cell office:value-type="float" office:value="24.3581616714">
            <text:p>24.3581616714</text:p>
          </table:table-cell>
          <table:table-cell office:value-type="float" office:value="48.9933285802">
            <text:p>48.9933285802</text:p>
          </table:table-cell>
          <table:table-cell office:value-type="float" office:value="24.3581616714">
            <text:p>24.35816167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032.71296">
            <text:p>2472032.71296</text:p>
          </table:table-cell>
          <table:table-cell office:value-type="string">
            <text:p>2056-02-04 00:06:40.781250 EST-0500</text:p>
          </table:table-cell>
          <table:table-cell office:value-type="string">
            <text:p>S</text:p>
          </table:table-cell>
          <table:table-cell office:value-type="float" office:value="228.993716607">
            <text:p>228.993716607</text:p>
          </table:table-cell>
          <table:table-cell office:value-type="float" office:value="204.356790366">
            <text:p>204.356790366</text:p>
          </table:table-cell>
          <table:table-cell office:value-type="float" office:value="48.9937166075">
            <text:p>48.9937166075</text:p>
          </table:table-cell>
          <table:table-cell office:value-type="float" office:value="24.3567903659">
            <text:p>24.35679036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082.42304">
            <text:p>2472082.42304</text:p>
          </table:table-cell>
          <table:table-cell office:value-type="string">
            <text:p>2056-03-24 17:09:11.953125 EST-0500</text:p>
          </table:table-cell>
          <table:table-cell office:value-type="string">
            <text:p>N</text:p>
          </table:table-cell>
          <table:table-cell office:value-type="float" office:value="48.9965112843">
            <text:p>48.9965112843</text:p>
          </table:table-cell>
          <table:table-cell office:value-type="float" office:value="24.3582391161">
            <text:p>24.3582391161</text:p>
          </table:table-cell>
          <table:table-cell office:value-type="float" office:value="48.9965112843">
            <text:p>48.9965112843</text:p>
          </table:table-cell>
          <table:table-cell office:value-type="float" office:value="24.3582391161">
            <text:p>24.35823911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120.68233">
            <text:p>2472120.68233</text:p>
          </table:table-cell>
          <table:table-cell office:value-type="string">
            <text:p>2056-05-01 23:22:33.515625 EST-0500</text:p>
          </table:table-cell>
          <table:table-cell office:value-type="string">
            <text:p>S</text:p>
          </table:table-cell>
          <table:table-cell office:value-type="float" office:value="228.995618804">
            <text:p>228.995618804</text:p>
          </table:table-cell>
          <table:table-cell office:value-type="float" office:value="204.356274955">
            <text:p>204.356274955</text:p>
          </table:table-cell>
          <table:table-cell office:value-type="float" office:value="48.9956188039">
            <text:p>48.9956188039</text:p>
          </table:table-cell>
          <table:table-cell office:value-type="float" office:value="24.3562749554">
            <text:p>24.35627495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170.39241">
            <text:p>2472170.39241</text:p>
          </table:table-cell>
          <table:table-cell office:value-type="string">
            <text:p>2056-06-20 16:25:04.687500 EST-0500</text:p>
          </table:table-cell>
          <table:table-cell office:value-type="string">
            <text:p>N</text:p>
          </table:table-cell>
          <table:table-cell office:value-type="float" office:value="48.9985363503">
            <text:p>48.9985363503</text:p>
          </table:table-cell>
          <table:table-cell office:value-type="float" office:value="24.3570152671">
            <text:p>24.3570152671</text:p>
          </table:table-cell>
          <table:table-cell office:value-type="float" office:value="48.9985363503">
            <text:p>48.9985363503</text:p>
          </table:table-cell>
          <table:table-cell office:value-type="float" office:value="24.3570152671">
            <text:p>24.35701526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208.65108">
            <text:p>2472208.65108</text:p>
          </table:table-cell>
          <table:table-cell office:value-type="string">
            <text:p>2056-07-28 22:37:33.515625 EST-0500</text:p>
          </table:table-cell>
          <table:table-cell office:value-type="string">
            <text:p>S</text:p>
          </table:table-cell>
          <table:table-cell office:value-type="float" office:value="228.9979749">
            <text:p>228.9979749</text:p>
          </table:table-cell>
          <table:table-cell office:value-type="float" office:value="204.35466067">
            <text:p>204.35466067</text:p>
          </table:table-cell>
          <table:table-cell office:value-type="float" office:value="48.9979748997">
            <text:p>48.9979748997</text:p>
          </table:table-cell>
          <table:table-cell office:value-type="float" office:value="24.3546606702">
            <text:p>24.35466067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258.36116">
            <text:p>2472258.36116</text:p>
          </table:table-cell>
          <table:table-cell office:value-type="string">
            <text:p>2056-09-16 15:40:04.687500 EST-0500</text:p>
          </table:table-cell>
          <table:table-cell office:value-type="string">
            <text:p>N</text:p>
          </table:table-cell>
          <table:table-cell office:value-type="float" office:value="49.0000461505">
            <text:p>49.0000461505</text:p>
          </table:table-cell>
          <table:table-cell office:value-type="float" office:value="24.3552764731">
            <text:p>24.3552764731</text:p>
          </table:table-cell>
          <table:table-cell office:value-type="float" office:value="49.0000461505">
            <text:p>49.0000461505</text:p>
          </table:table-cell>
          <table:table-cell office:value-type="float" office:value="24.3552764731">
            <text:p>24.35527647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296.62044">
            <text:p>2472296.62044</text:p>
          </table:table-cell>
          <table:table-cell office:value-type="string">
            <text:p>2056-10-24 21:53:26.250000 EST-0500</text:p>
          </table:table-cell>
          <table:table-cell office:value-type="string">
            <text:p>S</text:p>
          </table:table-cell>
          <table:table-cell office:value-type="float" office:value="229.000506151">
            <text:p>229.000506151</text:p>
          </table:table-cell>
          <table:table-cell office:value-type="float" office:value="204.354776604">
            <text:p>204.354776604</text:p>
          </table:table-cell>
          <table:table-cell office:value-type="float" office:value="49.0005061505">
            <text:p>49.0005061505</text:p>
          </table:table-cell>
          <table:table-cell office:value-type="float" office:value="24.3547766035">
            <text:p>24.35477660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346.33052">
            <text:p>2472346.33052</text:p>
          </table:table-cell>
          <table:table-cell office:value-type="string">
            <text:p>2056-12-13 14:55:57.421875 EST-0500</text:p>
          </table:table-cell>
          <table:table-cell office:value-type="string">
            <text:p>N</text:p>
          </table:table-cell>
          <table:table-cell office:value-type="float" office:value="49.0049087369">
            <text:p>49.0049087369</text:p>
          </table:table-cell>
          <table:table-cell office:value-type="float" office:value="24.3569471986">
            <text:p>24.3569471986</text:p>
          </table:table-cell>
          <table:table-cell office:value-type="float" office:value="49.0049087369">
            <text:p>49.0049087369</text:p>
          </table:table-cell>
          <table:table-cell office:value-type="float" office:value="24.3569471986">
            <text:p>24.35694719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384.58979">
            <text:p>2472384.58979</text:p>
          </table:table-cell>
          <table:table-cell office:value-type="string">
            <text:p>2057-01-20 21:09:18.984375 EST-0500</text:p>
          </table:table-cell>
          <table:table-cell office:value-type="string">
            <text:p>S</text:p>
          </table:table-cell>
          <table:table-cell office:value-type="float" office:value="229.004370828">
            <text:p>229.004370828</text:p>
          </table:table-cell>
          <table:table-cell office:value-type="float" office:value="204.354536341">
            <text:p>204.354536341</text:p>
          </table:table-cell>
          <table:table-cell office:value-type="float" office:value="49.004370828">
            <text:p>49.004370828</text:p>
          </table:table-cell>
          <table:table-cell office:value-type="float" office:value="24.3545363413">
            <text:p>24.35453634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434.29927">
            <text:p>2472434.29927</text:p>
          </table:table-cell>
          <table:table-cell office:value-type="string">
            <text:p>2057-03-11 14:10:57.421875 EST-0500</text:p>
          </table:table-cell>
          <table:table-cell office:value-type="string">
            <text:p>N</text:p>
          </table:table-cell>
          <table:table-cell office:value-type="float" office:value="49.0046298036">
            <text:p>49.0046298036</text:p>
          </table:table-cell>
          <table:table-cell office:value-type="float" office:value="24.35322413">
            <text:p>24.35322413</text:p>
          </table:table-cell>
          <table:table-cell office:value-type="float" office:value="49.0046298036">
            <text:p>49.0046298036</text:p>
          </table:table-cell>
          <table:table-cell office:value-type="float" office:value="24.35322413">
            <text:p>24.353224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472.55916">
            <text:p>2472472.55916</text:p>
          </table:table-cell>
          <table:table-cell office:value-type="string">
            <text:p>2057-04-18 20:25:11.718750 EST-0500</text:p>
          </table:table-cell>
          <table:table-cell office:value-type="string">
            <text:p>S</text:p>
          </table:table-cell>
          <table:table-cell office:value-type="float" office:value="229.006564666">
            <text:p>229.006564666</text:p>
          </table:table-cell>
          <table:table-cell office:value-type="float" office:value="204.354135843">
            <text:p>204.354135843</text:p>
          </table:table-cell>
          <table:table-cell office:value-type="float" office:value="49.0065646662">
            <text:p>49.0065646662</text:p>
          </table:table-cell>
          <table:table-cell office:value-type="float" office:value="24.3541358434">
            <text:p>24.35413584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522.26924">
            <text:p>2472522.26924</text:p>
          </table:table-cell>
          <table:table-cell office:value-type="string">
            <text:p>2057-06-07 13:27:42.890625 EST-0500</text:p>
          </table:table-cell>
          <table:table-cell office:value-type="string">
            <text:p>N</text:p>
          </table:table-cell>
          <table:table-cell office:value-type="float" office:value="49.0071528791">
            <text:p>49.0071528791</text:p>
          </table:table-cell>
          <table:table-cell office:value-type="float" office:value="24.3525966879">
            <text:p>24.3525966879</text:p>
          </table:table-cell>
          <table:table-cell office:value-type="float" office:value="49.0071528791">
            <text:p>49.0071528791</text:p>
          </table:table-cell>
          <table:table-cell office:value-type="float" office:value="24.3525966879">
            <text:p>24.35259668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560.52791">
            <text:p>2472560.52791</text:p>
          </table:table-cell>
          <table:table-cell office:value-type="string">
            <text:p>2057-07-15 19:40:11.718750 EST-0500</text:p>
          </table:table-cell>
          <table:table-cell office:value-type="string">
            <text:p>S</text:p>
          </table:table-cell>
          <table:table-cell office:value-type="float" office:value="229.009298421">
            <text:p>229.009298421</text:p>
          </table:table-cell>
          <table:table-cell office:value-type="float" office:value="204.35289344">
            <text:p>204.35289344</text:p>
          </table:table-cell>
          <table:table-cell office:value-type="float" office:value="49.0092984211">
            <text:p>49.0092984211</text:p>
          </table:table-cell>
          <table:table-cell office:value-type="float" office:value="24.3528934401">
            <text:p>24.35289344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610.2386">
            <text:p>2472610.2386</text:p>
          </table:table-cell>
          <table:table-cell office:value-type="string">
            <text:p>2057-09-03 12:43:35.625000 EST-0500</text:p>
          </table:table-cell>
          <table:table-cell office:value-type="string">
            <text:p>N</text:p>
          </table:table-cell>
          <table:table-cell office:value-type="float" office:value="49.0121470182">
            <text:p>49.0121470182</text:p>
          </table:table-cell>
          <table:table-cell office:value-type="float" office:value="24.3540405603">
            <text:p>24.3540405603</text:p>
          </table:table-cell>
          <table:table-cell office:value-type="float" office:value="49.0121470182">
            <text:p>49.0121470182</text:p>
          </table:table-cell>
          <table:table-cell office:value-type="float" office:value="24.3540405603">
            <text:p>24.35404056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648.49666">
            <text:p>2472648.49666</text:p>
          </table:table-cell>
          <table:table-cell office:value-type="string">
            <text:p>2057-10-11 18:55:11.718750 EST-0500</text:p>
          </table:table-cell>
          <table:table-cell office:value-type="string">
            <text:p>S</text:p>
          </table:table-cell>
          <table:table-cell office:value-type="float" office:value="229.010758523">
            <text:p>229.010758523</text:p>
          </table:table-cell>
          <table:table-cell office:value-type="float" office:value="204.351553474">
            <text:p>204.351553474</text:p>
          </table:table-cell>
          <table:table-cell office:value-type="float" office:value="49.0107585234">
            <text:p>49.0107585234</text:p>
          </table:table-cell>
          <table:table-cell office:value-type="float" office:value="24.3515534737">
            <text:p>24.35155347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698.20735">
            <text:p>2472698.20735</text:p>
          </table:table-cell>
          <table:table-cell office:value-type="string">
            <text:p>2057-11-30 11:58:35.625000 EST-0500</text:p>
          </table:table-cell>
          <table:table-cell office:value-type="string">
            <text:p>N</text:p>
          </table:table-cell>
          <table:table-cell office:value-type="float" office:value="49.0142812034">
            <text:p>49.0142812034</text:p>
          </table:table-cell>
          <table:table-cell office:value-type="float" office:value="24.3530738539">
            <text:p>24.3530738539</text:p>
          </table:table-cell>
          <table:table-cell office:value-type="float" office:value="49.0142812034">
            <text:p>49.0142812034</text:p>
          </table:table-cell>
          <table:table-cell office:value-type="float" office:value="24.3530738539">
            <text:p>24.35307385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736.46602">
            <text:p>2472736.46602</text:p>
          </table:table-cell>
          <table:table-cell office:value-type="string">
            <text:p>2058-01-07 18:11:04.453125 EST-0500</text:p>
          </table:table-cell>
          <table:table-cell office:value-type="string">
            <text:p>S</text:p>
          </table:table-cell>
          <table:table-cell office:value-type="float" office:value="229.015265811">
            <text:p>229.015265811</text:p>
          </table:table-cell>
          <table:table-cell office:value-type="float" office:value="204.352165624">
            <text:p>204.352165624</text:p>
          </table:table-cell>
          <table:table-cell office:value-type="float" office:value="49.0152658111">
            <text:p>49.0152658111</text:p>
          </table:table-cell>
          <table:table-cell office:value-type="float" office:value="24.352165624">
            <text:p>24.3521656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786.1761">
            <text:p>2472786.1761</text:p>
          </table:table-cell>
          <table:table-cell office:value-type="string">
            <text:p>2058-02-26 11:13:35.625000 EST-0500</text:p>
          </table:table-cell>
          <table:table-cell office:value-type="string">
            <text:p>N</text:p>
          </table:table-cell>
          <table:table-cell office:value-type="float" office:value="49.0166056733">
            <text:p>49.0166056733</text:p>
          </table:table-cell>
          <table:table-cell office:value-type="float" office:value="24.3515183356">
            <text:p>24.3515183356</text:p>
          </table:table-cell>
          <table:table-cell office:value-type="float" office:value="49.0166056733">
            <text:p>49.0166056733</text:p>
          </table:table-cell>
          <table:table-cell office:value-type="float" office:value="24.3515183356">
            <text:p>24.35151833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824.43538">
            <text:p>2472824.43538</text:p>
          </table:table-cell>
          <table:table-cell office:value-type="string">
            <text:p>2058-04-05 17:26:57.187500 EST-0500</text:p>
          </table:table-cell>
          <table:table-cell office:value-type="string">
            <text:p>S</text:p>
          </table:table-cell>
          <table:table-cell office:value-type="float" office:value="229.0178704">
            <text:p>229.0178704</text:p>
          </table:table-cell>
          <table:table-cell office:value-type="float" office:value="204.35166908">
            <text:p>204.35166908</text:p>
          </table:table-cell>
          <table:table-cell office:value-type="float" office:value="49.0178703998">
            <text:p>49.0178703998</text:p>
          </table:table-cell>
          <table:table-cell office:value-type="float" office:value="24.3516690801">
            <text:p>24.35166908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874.14546">
            <text:p>2472874.14546</text:p>
          </table:table-cell>
          <table:table-cell office:value-type="string">
            <text:p>2058-05-25 10:29:28.359375 EST-0500</text:p>
          </table:table-cell>
          <table:table-cell office:value-type="string">
            <text:p>N</text:p>
          </table:table-cell>
          <table:table-cell office:value-type="float" office:value="49.0190750521">
            <text:p>49.0190750521</text:p>
          </table:table-cell>
          <table:table-cell office:value-type="float" office:value="24.3510305648">
            <text:p>24.3510305648</text:p>
          </table:table-cell>
          <table:table-cell office:value-type="float" office:value="49.0190750521">
            <text:p>49.0190750521</text:p>
          </table:table-cell>
          <table:table-cell office:value-type="float" office:value="24.3510305648">
            <text:p>24.35103056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912.40473">
            <text:p>2472912.40473</text:p>
          </table:table-cell>
          <table:table-cell office:value-type="string">
            <text:p>2058-07-02 16:42:49.921875 EST-0500</text:p>
          </table:table-cell>
          <table:table-cell office:value-type="string">
            <text:p>S</text:p>
          </table:table-cell>
          <table:table-cell office:value-type="float" office:value="229.021513886">
            <text:p>229.021513886</text:p>
          </table:table-cell>
          <table:table-cell office:value-type="float" office:value="204.351672188">
            <text:p>204.351672188</text:p>
          </table:table-cell>
          <table:table-cell office:value-type="float" office:value="49.0215138858">
            <text:p>49.0215138858</text:p>
          </table:table-cell>
          <table:table-cell office:value-type="float" office:value="24.3516721884">
            <text:p>24.35167218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2962.11543">
            <text:p>2472962.11543</text:p>
          </table:table-cell>
          <table:table-cell office:value-type="string">
            <text:p>2058-08-21 09:46:13.828125 EST-0500</text:p>
          </table:table-cell>
          <table:table-cell office:value-type="string">
            <text:p>N</text:p>
          </table:table-cell>
          <table:table-cell office:value-type="float" office:value="49.0249425025">
            <text:p>49.0249425025</text:p>
          </table:table-cell>
          <table:table-cell office:value-type="float" office:value="24.3528869719">
            <text:p>24.3528869719</text:p>
          </table:table-cell>
          <table:table-cell office:value-type="float" office:value="49.0249425025">
            <text:p>49.0249425025</text:p>
          </table:table-cell>
          <table:table-cell office:value-type="float" office:value="24.3528869719">
            <text:p>24.35288697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000.37348">
            <text:p>2473000.37348</text:p>
          </table:table-cell>
          <table:table-cell office:value-type="string">
            <text:p>2058-09-28 15:57:49.921875 EST-0500</text:p>
          </table:table-cell>
          <table:table-cell office:value-type="string">
            <text:p>S</text:p>
          </table:table-cell>
          <table:table-cell office:value-type="float" office:value="229.024285417">
            <text:p>229.024285417</text:p>
          </table:table-cell>
          <table:table-cell office:value-type="float" office:value="204.351048093">
            <text:p>204.351048093</text:p>
          </table:table-cell>
          <table:table-cell office:value-type="float" office:value="49.0242854166">
            <text:p>49.0242854166</text:p>
          </table:table-cell>
          <table:table-cell office:value-type="float" office:value="24.3510480934">
            <text:p>24.35104809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050.08418">
            <text:p>2473050.08418</text:p>
          </table:table-cell>
          <table:table-cell office:value-type="string">
            <text:p>2058-11-17 09:01:13.828125 EST-0500</text:p>
          </table:table-cell>
          <table:table-cell office:value-type="string">
            <text:p>N</text:p>
          </table:table-cell>
          <table:table-cell office:value-type="float" office:value="49.0266630288">
            <text:p>49.0266630288</text:p>
          </table:table-cell>
          <table:table-cell office:value-type="float" office:value="24.3518192282">
            <text:p>24.3518192282</text:p>
          </table:table-cell>
          <table:table-cell office:value-type="float" office:value="49.0266630288">
            <text:p>49.0266630288</text:p>
          </table:table-cell>
          <table:table-cell office:value-type="float" office:value="24.3518192282">
            <text:p>24.35181922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088.34223">
            <text:p>2473088.34223</text:p>
          </table:table-cell>
          <table:table-cell office:value-type="string">
            <text:p>2058-12-25 15:12:49.921875 EST-0500</text:p>
          </table:table-cell>
          <table:table-cell office:value-type="string">
            <text:p>S</text:p>
          </table:table-cell>
          <table:table-cell office:value-type="float" office:value="229.027603197">
            <text:p>229.027603197</text:p>
          </table:table-cell>
          <table:table-cell office:value-type="float" office:value="204.350787993">
            <text:p>204.350787993</text:p>
          </table:table-cell>
          <table:table-cell office:value-type="float" office:value="49.0276031971">
            <text:p>49.0276031971</text:p>
          </table:table-cell>
          <table:table-cell office:value-type="float" office:value="24.3507879929">
            <text:p>24.35078799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138.05293">
            <text:p>2473138.05293</text:p>
          </table:table-cell>
          <table:table-cell office:value-type="string">
            <text:p>2059-02-13 08:16:13.828125 EST-0500</text:p>
          </table:table-cell>
          <table:table-cell office:value-type="string">
            <text:p>N</text:p>
          </table:table-cell>
          <table:table-cell office:value-type="float" office:value="49.0304918228">
            <text:p>49.0304918228</text:p>
          </table:table-cell>
          <table:table-cell office:value-type="float" office:value="24.351232711">
            <text:p>24.351232711</text:p>
          </table:table-cell>
          <table:table-cell office:value-type="float" office:value="49.0304918228">
            <text:p>49.0304918228</text:p>
          </table:table-cell>
          <table:table-cell office:value-type="float" office:value="24.351232711">
            <text:p>24.3512327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176.31098">
            <text:p>2473176.31098</text:p>
          </table:table-cell>
          <table:table-cell office:value-type="string">
            <text:p>2059-03-23 14:27:49.921875 EST-0500</text:p>
          </table:table-cell>
          <table:table-cell office:value-type="string">
            <text:p>S</text:p>
          </table:table-cell>
          <table:table-cell office:value-type="float" office:value="229.030526439">
            <text:p>229.030526439</text:p>
          </table:table-cell>
          <table:table-cell office:value-type="float" office:value="204.35008598">
            <text:p>204.35008598</text:p>
          </table:table-cell>
          <table:table-cell office:value-type="float" office:value="49.0305264394">
            <text:p>49.0305264394</text:p>
          </table:table-cell>
          <table:table-cell office:value-type="float" office:value="24.3500859801">
            <text:p>24.35008598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226.02168">
            <text:p>2473226.02168</text:p>
          </table:table-cell>
          <table:table-cell office:value-type="string">
            <text:p>2059-05-12 07:31:13.828125 EST-0500</text:p>
          </table:table-cell>
          <table:table-cell office:value-type="string">
            <text:p>N</text:p>
          </table:table-cell>
          <table:table-cell office:value-type="float" office:value="49.031136883">
            <text:p>49.031136883</text:p>
          </table:table-cell>
          <table:table-cell office:value-type="float" office:value="24.3491149346">
            <text:p>24.3491149346</text:p>
          </table:table-cell>
          <table:table-cell office:value-type="float" office:value="49.031136883">
            <text:p>49.031136883</text:p>
          </table:table-cell>
          <table:table-cell office:value-type="float" office:value="24.3491149346">
            <text:p>24.34911493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264.28035">
            <text:p>2473264.28035</text:p>
          </table:table-cell>
          <table:table-cell office:value-type="string">
            <text:p>2059-06-19 13:43:42.656250 EST-0500</text:p>
          </table:table-cell>
          <table:table-cell office:value-type="string">
            <text:p>S</text:p>
          </table:table-cell>
          <table:table-cell office:value-type="float" office:value="229.033835221">
            <text:p>229.033835221</text:p>
          </table:table-cell>
          <table:table-cell office:value-type="float" office:value="204.349938111">
            <text:p>204.349938111</text:p>
          </table:table-cell>
          <table:table-cell office:value-type="float" office:value="49.0338352212">
            <text:p>49.0338352212</text:p>
          </table:table-cell>
          <table:table-cell office:value-type="float" office:value="24.3499381114">
            <text:p>24.34993811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313.99166">
            <text:p>2473313.99166</text:p>
          </table:table-cell>
          <table:table-cell office:value-type="string">
            <text:p>2059-08-08 06:47:59.296875 EST-0500</text:p>
          </table:table-cell>
          <table:table-cell office:value-type="string">
            <text:p>N</text:p>
          </table:table-cell>
          <table:table-cell office:value-type="float" office:value="49.0379901165">
            <text:p>49.0379901165</text:p>
          </table:table-cell>
          <table:table-cell office:value-type="float" office:value="24.351601901">
            <text:p>24.351601901</text:p>
          </table:table-cell>
          <table:table-cell office:value-type="float" office:value="49.0379901165">
            <text:p>49.0379901165</text:p>
          </table:table-cell>
          <table:table-cell office:value-type="float" office:value="24.351601901">
            <text:p>24.3516019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352.2491">
            <text:p>2473352.2491</text:p>
          </table:table-cell>
          <table:table-cell office:value-type="string">
            <text:p>2059-09-15 12:58:42.656250 EST-0500</text:p>
          </table:table-cell>
          <table:table-cell office:value-type="string">
            <text:p>S</text:p>
          </table:table-cell>
          <table:table-cell office:value-type="float" office:value="229.035873098">
            <text:p>229.035873098</text:p>
          </table:table-cell>
          <table:table-cell office:value-type="float" office:value="204.348305912">
            <text:p>204.348305912</text:p>
          </table:table-cell>
          <table:table-cell office:value-type="float" office:value="49.035873098">
            <text:p>49.035873098</text:p>
          </table:table-cell>
          <table:table-cell office:value-type="float" office:value="24.3483059119">
            <text:p>24.34830591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401.96041">
            <text:p>2473401.96041</text:p>
          </table:table-cell>
          <table:table-cell office:value-type="string">
            <text:p>2059-11-04 06:02:59.296875 EST-0500</text:p>
          </table:table-cell>
          <table:table-cell office:value-type="string">
            <text:p>N</text:p>
          </table:table-cell>
          <table:table-cell office:value-type="float" office:value="49.0373323102">
            <text:p>49.0373323102</text:p>
          </table:table-cell>
          <table:table-cell office:value-type="float" office:value="24.3482024049">
            <text:p>24.3482024049</text:p>
          </table:table-cell>
          <table:table-cell office:value-type="float" office:value="49.0373323102">
            <text:p>49.0373323102</text:p>
          </table:table-cell>
          <table:table-cell office:value-type="float" office:value="24.3482024049">
            <text:p>24.34820240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440.21785">
            <text:p>2473440.21785</text:p>
          </table:table-cell>
          <table:table-cell office:value-type="string">
            <text:p>2059-12-12 12:13:42.656250 EST-0500</text:p>
          </table:table-cell>
          <table:table-cell office:value-type="string">
            <text:p>S</text:p>
          </table:table-cell>
          <table:table-cell office:value-type="float" office:value="229.039154801">
            <text:p>229.039154801</text:p>
          </table:table-cell>
          <table:table-cell office:value-type="float" office:value="204.348097479">
            <text:p>204.348097479</text:p>
          </table:table-cell>
          <table:table-cell office:value-type="float" office:value="49.0391548005">
            <text:p>49.0391548005</text:p>
          </table:table-cell>
          <table:table-cell office:value-type="float" office:value="24.3480974792">
            <text:p>24.34809747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489.92977">
            <text:p>2473489.92977</text:p>
          </table:table-cell>
          <table:table-cell office:value-type="string">
            <text:p>2060-01-31 05:18:52.031250 EST-0500</text:p>
          </table:table-cell>
          <table:table-cell office:value-type="string">
            <text:p>N</text:p>
          </table:table-cell>
          <table:table-cell office:value-type="float" office:value="49.0443082892">
            <text:p>49.0443082892</text:p>
          </table:table-cell>
          <table:table-cell office:value-type="float" office:value="24.350666905">
            <text:p>24.350666905</text:p>
          </table:table-cell>
          <table:table-cell office:value-type="float" office:value="49.0443082892">
            <text:p>49.0443082892</text:p>
          </table:table-cell>
          <table:table-cell office:value-type="float" office:value="24.350666905">
            <text:p>24.3506669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528.1866">
            <text:p>2473528.1866</text:p>
          </table:table-cell>
          <table:table-cell office:value-type="string">
            <text:p>2060-03-09 11:28:42.656250 EST-0500</text:p>
          </table:table-cell>
          <table:table-cell office:value-type="string">
            <text:p>S</text:p>
          </table:table-cell>
          <table:table-cell office:value-type="float" office:value="229.042802242">
            <text:p>229.042802242</text:p>
          </table:table-cell>
          <table:table-cell office:value-type="float" office:value="204.347809398">
            <text:p>204.347809398</text:p>
          </table:table-cell>
          <table:table-cell office:value-type="float" office:value="49.0428022415">
            <text:p>49.0428022415</text:p>
          </table:table-cell>
          <table:table-cell office:value-type="float" office:value="24.3478093977">
            <text:p>24.34780939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577.89852">
            <text:p>2473577.89852</text:p>
          </table:table-cell>
          <table:table-cell office:value-type="string">
            <text:p>2060-04-28 04:33:52.031250 EST-0500</text:p>
          </table:table-cell>
          <table:table-cell office:value-type="string">
            <text:p>N</text:p>
          </table:table-cell>
          <table:table-cell office:value-type="float" office:value="49.0463035606">
            <text:p>49.0463035606</text:p>
          </table:table-cell>
          <table:table-cell office:value-type="float" office:value="24.3497512087">
            <text:p>24.3497512087</text:p>
          </table:table-cell>
          <table:table-cell office:value-type="float" office:value="49.0463035606">
            <text:p>49.0463035606</text:p>
          </table:table-cell>
          <table:table-cell office:value-type="float" office:value="24.3497512087">
            <text:p>24.34975120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616.15535">
            <text:p>2473616.15535</text:p>
          </table:table-cell>
          <table:table-cell office:value-type="string">
            <text:p>2060-06-05 10:43:42.656250 EST-0500</text:p>
          </table:table-cell>
          <table:table-cell office:value-type="string">
            <text:p>S</text:p>
          </table:table-cell>
          <table:table-cell office:value-type="float" office:value="229.045627398">
            <text:p>229.045627398</text:p>
          </table:table-cell>
          <table:table-cell office:value-type="float" office:value="204.347218699">
            <text:p>204.347218699</text:p>
          </table:table-cell>
          <table:table-cell office:value-type="float" office:value="49.0456273982">
            <text:p>49.0456273982</text:p>
          </table:table-cell>
          <table:table-cell office:value-type="float" office:value="24.3472186985">
            <text:p>24.34721869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665.86787">
            <text:p>2473665.86787</text:p>
          </table:table-cell>
          <table:table-cell office:value-type="string">
            <text:p>2060-07-25 03:49:44.765625 EST-0500</text:p>
          </table:table-cell>
          <table:table-cell office:value-type="string">
            <text:p>N</text:p>
          </table:table-cell>
          <table:table-cell office:value-type="float" office:value="49.048993508">
            <text:p>49.048993508</text:p>
          </table:table-cell>
          <table:table-cell office:value-type="float" office:value="24.3480829953">
            <text:p>24.3480829953</text:p>
          </table:table-cell>
          <table:table-cell office:value-type="float" office:value="49.048993508">
            <text:p>49.048993508</text:p>
          </table:table-cell>
          <table:table-cell office:value-type="float" office:value="24.3480829953">
            <text:p>24.34808299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704.12471">
            <text:p>2473704.12471</text:p>
          </table:table-cell>
          <table:table-cell office:value-type="string">
            <text:p>2060-09-01 09:59:35.390625 EST-0500</text:p>
          </table:table-cell>
          <table:table-cell office:value-type="string">
            <text:p>S</text:p>
          </table:table-cell>
          <table:table-cell office:value-type="float" office:value="229.048979264">
            <text:p>229.048979264</text:p>
          </table:table-cell>
          <table:table-cell office:value-type="float" office:value="204.346688435">
            <text:p>204.346688435</text:p>
          </table:table-cell>
          <table:table-cell office:value-type="float" office:value="49.0489792635">
            <text:p>49.0489792635</text:p>
          </table:table-cell>
          <table:table-cell office:value-type="float" office:value="24.3466884349">
            <text:p>24.34668843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753.83723">
            <text:p>2473753.83723</text:p>
          </table:table-cell>
          <table:table-cell office:value-type="string">
            <text:p>2060-10-21 03:05:37.500000 EST-0500</text:p>
          </table:table-cell>
          <table:table-cell office:value-type="string">
            <text:p>N</text:p>
          </table:table-cell>
          <table:table-cell office:value-type="float" office:value="49.0512163851">
            <text:p>49.0512163851</text:p>
          </table:table-cell>
          <table:table-cell office:value-type="float" office:value="24.3472679968">
            <text:p>24.3472679968</text:p>
          </table:table-cell>
          <table:table-cell office:value-type="float" office:value="49.0512163851">
            <text:p>49.0512163851</text:p>
          </table:table-cell>
          <table:table-cell office:value-type="float" office:value="24.3472679968">
            <text:p>24.34726799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792.09407">
            <text:p>2473792.09407</text:p>
          </table:table-cell>
          <table:table-cell office:value-type="string">
            <text:p>2060-11-28 09:15:28.125000 EST-0500</text:p>
          </table:table-cell>
          <table:table-cell office:value-type="string">
            <text:p>S</text:p>
          </table:table-cell>
          <table:table-cell office:value-type="float" office:value="229.052444605">
            <text:p>229.052444605</text:p>
          </table:table-cell>
          <table:table-cell office:value-type="float" office:value="204.34680864">
            <text:p>204.34680864</text:p>
          </table:table-cell>
          <table:table-cell office:value-type="float" office:value="49.0524446046">
            <text:p>49.0524446046</text:p>
          </table:table-cell>
          <table:table-cell office:value-type="float" office:value="24.3468086404">
            <text:p>24.34680864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841.8066">
            <text:p>2473841.8066</text:p>
          </table:table-cell>
          <table:table-cell office:value-type="string">
            <text:p>2061-01-17 02:21:30.234375 EST-0500</text:p>
          </table:table-cell>
          <table:table-cell office:value-type="string">
            <text:p>N</text:p>
          </table:table-cell>
          <table:table-cell office:value-type="float" office:value="49.0561254047">
            <text:p>49.0561254047</text:p>
          </table:table-cell>
          <table:table-cell office:value-type="float" office:value="24.3478892073">
            <text:p>24.3478892073</text:p>
          </table:table-cell>
          <table:table-cell office:value-type="float" office:value="49.0561254047">
            <text:p>49.0561254047</text:p>
          </table:table-cell>
          <table:table-cell office:value-type="float" office:value="24.3478892073">
            <text:p>24.34788920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880.06282">
            <text:p>2473880.06282</text:p>
          </table:table-cell>
          <table:table-cell office:value-type="string">
            <text:p>2061-02-24 08:30:28.125000 EST-0500</text:p>
          </table:table-cell>
          <table:table-cell office:value-type="string">
            <text:p>S</text:p>
          </table:table-cell>
          <table:table-cell office:value-type="float" office:value="229.055737038">
            <text:p>229.055737038</text:p>
          </table:table-cell>
          <table:table-cell office:value-type="float" office:value="204.345916768">
            <text:p>204.345916768</text:p>
          </table:table-cell>
          <table:table-cell office:value-type="float" office:value="49.0557370379">
            <text:p>49.0557370379</text:p>
          </table:table-cell>
          <table:table-cell office:value-type="float" office:value="24.3459167678">
            <text:p>24.34591676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929.77535">
            <text:p>2473929.77535</text:p>
          </table:table-cell>
          <table:table-cell office:value-type="string">
            <text:p>2061-04-15 01:36:30.234375 EST-0500</text:p>
          </table:table-cell>
          <table:table-cell office:value-type="string">
            <text:p>N</text:p>
          </table:table-cell>
          <table:table-cell office:value-type="float" office:value="49.0582278853">
            <text:p>49.0582278853</text:p>
          </table:table-cell>
          <table:table-cell office:value-type="float" office:value="24.3467332118">
            <text:p>24.3467332118</text:p>
          </table:table-cell>
          <table:table-cell office:value-type="float" office:value="49.0582278853">
            <text:p>49.0582278853</text:p>
          </table:table-cell>
          <table:table-cell office:value-type="float" office:value="24.3467332118">
            <text:p>24.34673321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3968.03157">
            <text:p>2473968.03157</text:p>
          </table:table-cell>
          <table:table-cell office:value-type="string">
            <text:p>2061-05-23 07:45:28.125000 EST-0500</text:p>
          </table:table-cell>
          <table:table-cell office:value-type="string">
            <text:p>S</text:p>
          </table:table-cell>
          <table:table-cell office:value-type="float" office:value="229.057984139">
            <text:p>229.057984139</text:p>
          </table:table-cell>
          <table:table-cell office:value-type="float" office:value="204.344847039">
            <text:p>204.344847039</text:p>
          </table:table-cell>
          <table:table-cell office:value-type="float" office:value="49.057984139">
            <text:p>49.057984139</text:p>
          </table:table-cell>
          <table:table-cell office:value-type="float" office:value="24.3448470388">
            <text:p>24.34484703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017.7447">
            <text:p>2474017.7447</text:p>
          </table:table-cell>
          <table:table-cell office:value-type="string">
            <text:p>2061-07-12 00:52:22.968750 EST-0500</text:p>
          </table:table-cell>
          <table:table-cell office:value-type="string">
            <text:p>N</text:p>
          </table:table-cell>
          <table:table-cell office:value-type="float" office:value="49.0623855343">
            <text:p>49.0623855343</text:p>
          </table:table-cell>
          <table:table-cell office:value-type="float" office:value="24.3468268098">
            <text:p>24.3468268098</text:p>
          </table:table-cell>
          <table:table-cell office:value-type="float" office:value="49.0623855343">
            <text:p>49.0623855343</text:p>
          </table:table-cell>
          <table:table-cell office:value-type="float" office:value="24.3468268098">
            <text:p>24.34682680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056.00093">
            <text:p>2474056.00093</text:p>
          </table:table-cell>
          <table:table-cell office:value-type="string">
            <text:p>2061-08-19 07:01:20.859375 EST-0500</text:p>
          </table:table-cell>
          <table:table-cell office:value-type="string">
            <text:p>S</text:p>
          </table:table-cell>
          <table:table-cell office:value-type="float" office:value="229.062576799">
            <text:p>229.062576799</text:p>
          </table:table-cell>
          <table:table-cell office:value-type="float" office:value="204.345254521">
            <text:p>204.345254521</text:p>
          </table:table-cell>
          <table:table-cell office:value-type="float" office:value="49.0625767985">
            <text:p>49.0625767985</text:p>
          </table:table-cell>
          <table:table-cell office:value-type="float" office:value="24.3452545208">
            <text:p>24.34525452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105.71406">
            <text:p>2474105.71406</text:p>
          </table:table-cell>
          <table:table-cell office:value-type="string">
            <text:p>2061-10-08 00:08:15.703125 EST-0500</text:p>
          </table:table-cell>
          <table:table-cell office:value-type="string">
            <text:p>N</text:p>
          </table:table-cell>
          <table:table-cell office:value-type="float" office:value="49.0626470049">
            <text:p>49.0626470049</text:p>
          </table:table-cell>
          <table:table-cell office:value-type="float" office:value="24.3436306004">
            <text:p>24.3436306004</text:p>
          </table:table-cell>
          <table:table-cell office:value-type="float" office:value="49.0626470049">
            <text:p>49.0626470049</text:p>
          </table:table-cell>
          <table:table-cell office:value-type="float" office:value="24.3436306004">
            <text:p>24.34363060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143.97029">
            <text:p>2474143.97029</text:p>
          </table:table-cell>
          <table:table-cell office:value-type="string">
            <text:p>2061-11-15 06:17:13.593750 EST-0500</text:p>
          </table:table-cell>
          <table:table-cell office:value-type="string">
            <text:p>S</text:p>
          </table:table-cell>
          <table:table-cell office:value-type="float" office:value="229.065060867">
            <text:p>229.065060867</text:p>
          </table:table-cell>
          <table:table-cell office:value-type="float" office:value="204.344670095">
            <text:p>204.344670095</text:p>
          </table:table-cell>
          <table:table-cell office:value-type="float" office:value="49.065060867">
            <text:p>49.065060867</text:p>
          </table:table-cell>
          <table:table-cell office:value-type="float" office:value="24.3446700945">
            <text:p>24.34467009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193.68404">
            <text:p>2474193.68404</text:p>
          </table:table-cell>
          <table:table-cell office:value-type="string">
            <text:p>2062-01-03 23:25:01.171875 EST-0500</text:p>
          </table:table-cell>
          <table:table-cell office:value-type="string">
            <text:p>N</text:p>
          </table:table-cell>
          <table:table-cell office:value-type="float" office:value="49.0694159921">
            <text:p>49.0694159921</text:p>
          </table:table-cell>
          <table:table-cell office:value-type="float" office:value="24.3463796957">
            <text:p>24.3463796957</text:p>
          </table:table-cell>
          <table:table-cell office:value-type="float" office:value="49.0694159921">
            <text:p>49.0694159921</text:p>
          </table:table-cell>
          <table:table-cell office:value-type="float" office:value="24.3463796957">
            <text:p>24.34637969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231.93904">
            <text:p>2474231.93904</text:p>
          </table:table-cell>
          <table:table-cell office:value-type="string">
            <text:p>2062-02-11 05:32:13.593750 EST-0500</text:p>
          </table:table-cell>
          <table:table-cell office:value-type="string">
            <text:p>S</text:p>
          </table:table-cell>
          <table:table-cell office:value-type="float" office:value="229.067827657">
            <text:p>229.067827657</text:p>
          </table:table-cell>
          <table:table-cell office:value-type="float" office:value="204.342903092">
            <text:p>204.342903092</text:p>
          </table:table-cell>
          <table:table-cell office:value-type="float" office:value="49.0678276574">
            <text:p>49.0678276574</text:p>
          </table:table-cell>
          <table:table-cell office:value-type="float" office:value="24.3429030923">
            <text:p>24.34290309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281.65279">
            <text:p>2474281.65279</text:p>
          </table:table-cell>
          <table:table-cell office:value-type="string">
            <text:p>2062-04-01 22:40:01.171875 EST-0500</text:p>
          </table:table-cell>
          <table:table-cell office:value-type="string">
            <text:p>N</text:p>
          </table:table-cell>
          <table:table-cell office:value-type="float" office:value="49.071066315">
            <text:p>49.071066315</text:p>
          </table:table-cell>
          <table:table-cell office:value-type="float" office:value="24.3445070752">
            <text:p>24.3445070752</text:p>
          </table:table-cell>
          <table:table-cell office:value-type="float" office:value="49.071066315">
            <text:p>49.071066315</text:p>
          </table:table-cell>
          <table:table-cell office:value-type="float" office:value="24.3445070752">
            <text:p>24.34450707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319.9084">
            <text:p>2474319.9084</text:p>
          </table:table-cell>
          <table:table-cell office:value-type="string">
            <text:p>2062-05-10 04:48:06.328125 EST-0500</text:p>
          </table:table-cell>
          <table:table-cell office:value-type="string">
            <text:p>S</text:p>
          </table:table-cell>
          <table:table-cell office:value-type="float" office:value="229.071051498">
            <text:p>229.071051498</text:p>
          </table:table-cell>
          <table:table-cell office:value-type="float" office:value="204.343166841">
            <text:p>204.343166841</text:p>
          </table:table-cell>
          <table:table-cell office:value-type="float" office:value="49.0710514982">
            <text:p>49.0710514982</text:p>
          </table:table-cell>
          <table:table-cell office:value-type="float" office:value="24.3431668411">
            <text:p>24.34316684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369.62214">
            <text:p>2474369.62214</text:p>
          </table:table-cell>
          <table:table-cell office:value-type="string">
            <text:p>2062-06-28 21:55:53.906250 EST-0500</text:p>
          </table:table-cell>
          <table:table-cell office:value-type="string">
            <text:p>N</text:p>
          </table:table-cell>
          <table:table-cell office:value-type="float" office:value="49.0759130248">
            <text:p>49.0759130248</text:p>
          </table:table-cell>
          <table:table-cell office:value-type="float" office:value="24.3454530336">
            <text:p>24.3454530336</text:p>
          </table:table-cell>
          <table:table-cell office:value-type="float" office:value="49.0759130248">
            <text:p>49.0759130248</text:p>
          </table:table-cell>
          <table:table-cell office:value-type="float" office:value="24.3454530336">
            <text:p>24.34545303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407.87777">
            <text:p>2474407.87777</text:p>
          </table:table-cell>
          <table:table-cell office:value-type="string">
            <text:p>2062-08-06 04:03:59.062500 EST-0500</text:p>
          </table:table-cell>
          <table:table-cell office:value-type="string">
            <text:p>S</text:p>
          </table:table-cell>
          <table:table-cell office:value-type="float" office:value="229.075538968">
            <text:p>229.075538968</text:p>
          </table:table-cell>
          <table:table-cell office:value-type="float" office:value="204.343108365">
            <text:p>204.343108365</text:p>
          </table:table-cell>
          <table:table-cell office:value-type="float" office:value="49.0755389678">
            <text:p>49.0755389678</text:p>
          </table:table-cell>
          <table:table-cell office:value-type="float" office:value="24.3431083653">
            <text:p>24.34310836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457.59089">
            <text:p>2474457.59089</text:p>
          </table:table-cell>
          <table:table-cell office:value-type="string">
            <text:p>2062-09-24 21:10:53.906250 EST-0500</text:p>
          </table:table-cell>
          <table:table-cell office:value-type="string">
            <text:p>N</text:p>
          </table:table-cell>
          <table:table-cell office:value-type="float" office:value="49.0760040768">
            <text:p>49.0760040768</text:p>
          </table:table-cell>
          <table:table-cell office:value-type="float" office:value="24.3419852582">
            <text:p>24.3419852582</text:p>
          </table:table-cell>
          <table:table-cell office:value-type="float" office:value="49.0760040768">
            <text:p>49.0760040768</text:p>
          </table:table-cell>
          <table:table-cell office:value-type="float" office:value="24.3419852582">
            <text:p>24.34198525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495.84712">
            <text:p>2474495.84712</text:p>
          </table:table-cell>
          <table:table-cell office:value-type="string">
            <text:p>2062-11-02 03:19:51.796875 EST-0500</text:p>
          </table:table-cell>
          <table:table-cell office:value-type="string">
            <text:p>S</text:p>
          </table:table-cell>
          <table:table-cell office:value-type="float" office:value="229.077997932">
            <text:p>229.077997932</text:p>
          </table:table-cell>
          <table:table-cell office:value-type="float" office:value="204.342696426">
            <text:p>204.342696426</text:p>
          </table:table-cell>
          <table:table-cell office:value-type="float" office:value="49.0779979322">
            <text:p>49.0779979322</text:p>
          </table:table-cell>
          <table:table-cell office:value-type="float" office:value="24.3426964264">
            <text:p>24.34269642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545.56087">
            <text:p>2474545.56087</text:p>
          </table:table-cell>
          <table:table-cell office:value-type="string">
            <text:p>2062-12-21 20:27:39.375000 EST-0500</text:p>
          </table:table-cell>
          <table:table-cell office:value-type="string">
            <text:p>N</text:p>
          </table:table-cell>
          <table:table-cell office:value-type="float" office:value="49.0792629962">
            <text:p>49.0792629962</text:p>
          </table:table-cell>
          <table:table-cell office:value-type="float" office:value="24.3413490271">
            <text:p>24.3413490271</text:p>
          </table:table-cell>
          <table:table-cell office:value-type="float" office:value="49.0792629962">
            <text:p>49.0792629962</text:p>
          </table:table-cell>
          <table:table-cell office:value-type="float" office:value="24.3413490271">
            <text:p>24.34134902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583.81587">
            <text:p>2474583.81587</text:p>
          </table:table-cell>
          <table:table-cell office:value-type="string">
            <text:p>2063-01-29 02:34:51.796875 EST-0500</text:p>
          </table:table-cell>
          <table:table-cell office:value-type="string">
            <text:p>S</text:p>
          </table:table-cell>
          <table:table-cell office:value-type="float" office:value="229.081216819">
            <text:p>229.081216819</text:p>
          </table:table-cell>
          <table:table-cell office:value-type="float" office:value="204.341277839">
            <text:p>204.341277839</text:p>
          </table:table-cell>
          <table:table-cell office:value-type="float" office:value="49.0812168195">
            <text:p>49.0812168195</text:p>
          </table:table-cell>
          <table:table-cell office:value-type="float" office:value="24.3412778392">
            <text:p>24.34127783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633.53023">
            <text:p>2474633.53023</text:p>
          </table:table-cell>
          <table:table-cell office:value-type="string">
            <text:p>2063-03-19 19:43:32.109375 EST-0500</text:p>
          </table:table-cell>
          <table:table-cell office:value-type="string">
            <text:p>N</text:p>
          </table:table-cell>
          <table:table-cell office:value-type="float" office:value="49.0841893026">
            <text:p>49.0841893026</text:p>
          </table:table-cell>
          <table:table-cell office:value-type="float" office:value="24.3425624141">
            <text:p>24.3425624141</text:p>
          </table:table-cell>
          <table:table-cell office:value-type="float" office:value="49.0841893026">
            <text:p>49.0841893026</text:p>
          </table:table-cell>
          <table:table-cell office:value-type="float" office:value="24.3425624141">
            <text:p>24.34256241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671.78462">
            <text:p>2474671.78462</text:p>
          </table:table-cell>
          <table:table-cell office:value-type="string">
            <text:p>2063-04-27 01:49:51.796875 EST-0500</text:p>
          </table:table-cell>
          <table:table-cell office:value-type="string">
            <text:p>S</text:p>
          </table:table-cell>
          <table:table-cell office:value-type="float" office:value="229.08284174">
            <text:p>229.08284174</text:p>
          </table:table-cell>
          <table:table-cell office:value-type="float" office:value="204.339997109">
            <text:p>204.339997109</text:p>
          </table:table-cell>
          <table:table-cell office:value-type="float" office:value="49.08284174">
            <text:p>49.08284174</text:p>
          </table:table-cell>
          <table:table-cell office:value-type="float" office:value="24.3399971089">
            <text:p>24.33999710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721.49898">
            <text:p>2474721.49898</text:p>
          </table:table-cell>
          <table:table-cell office:value-type="string">
            <text:p>2063-06-15 18:58:32.109375 EST-0500</text:p>
          </table:table-cell>
          <table:table-cell office:value-type="string">
            <text:p>N</text:p>
          </table:table-cell>
          <table:table-cell office:value-type="float" office:value="49.0862854489">
            <text:p>49.0862854489</text:p>
          </table:table-cell>
          <table:table-cell office:value-type="float" office:value="24.3409507854">
            <text:p>24.3409507854</text:p>
          </table:table-cell>
          <table:table-cell office:value-type="float" office:value="49.0862854489">
            <text:p>49.0862854489</text:p>
          </table:table-cell>
          <table:table-cell office:value-type="float" office:value="24.3409507854">
            <text:p>24.34095078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759.75398">
            <text:p>2474759.75398</text:p>
          </table:table-cell>
          <table:table-cell office:value-type="string">
            <text:p>2063-07-24 01:05:44.531250 EST-0500</text:p>
          </table:table-cell>
          <table:table-cell office:value-type="string">
            <text:p>S</text:p>
          </table:table-cell>
          <table:table-cell office:value-type="float" office:value="229.087937692">
            <text:p>229.087937692</text:p>
          </table:table-cell>
          <table:table-cell office:value-type="float" office:value="204.34067914">
            <text:p>204.34067914</text:p>
          </table:table-cell>
          <table:table-cell office:value-type="float" office:value="49.0879376925">
            <text:p>49.0879376925</text:p>
          </table:table-cell>
          <table:table-cell office:value-type="float" office:value="24.3406791403">
            <text:p>24.34067914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809.46773">
            <text:p>2474809.46773</text:p>
          </table:table-cell>
          <table:table-cell office:value-type="string">
            <text:p>2063-09-11 18:13:32.109375 EST-0500</text:p>
          </table:table-cell>
          <table:table-cell office:value-type="string">
            <text:p>N</text:p>
          </table:table-cell>
          <table:table-cell office:value-type="float" office:value="49.088664522">
            <text:p>49.088664522</text:p>
          </table:table-cell>
          <table:table-cell office:value-type="float" office:value="24.3396253925">
            <text:p>24.3396253925</text:p>
          </table:table-cell>
          <table:table-cell office:value-type="float" office:value="49.088664522">
            <text:p>49.088664522</text:p>
          </table:table-cell>
          <table:table-cell office:value-type="float" office:value="24.3396253925">
            <text:p>24.33962539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847.72334">
            <text:p>2474847.72334</text:p>
          </table:table-cell>
          <table:table-cell office:value-type="string">
            <text:p>2063-10-20 00:21:37.265625 EST-0500</text:p>
          </table:table-cell>
          <table:table-cell office:value-type="string">
            <text:p>S</text:p>
          </table:table-cell>
          <table:table-cell office:value-type="float" office:value="229.090422457">
            <text:p>229.090422457</text:p>
          </table:table-cell>
          <table:table-cell office:value-type="float" office:value="204.340126561">
            <text:p>204.340126561</text:p>
          </table:table-cell>
          <table:table-cell office:value-type="float" office:value="49.090422457">
            <text:p>49.090422457</text:p>
          </table:table-cell>
          <table:table-cell office:value-type="float" office:value="24.3401265605">
            <text:p>24.34012656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897.43708">
            <text:p>2474897.43708</text:p>
          </table:table-cell>
          <table:table-cell office:value-type="string">
            <text:p>2063-12-08 17:29:24.843750 EST-0500</text:p>
          </table:table-cell>
          <table:table-cell office:value-type="string">
            <text:p>N</text:p>
          </table:table-cell>
          <table:table-cell office:value-type="float" office:value="49.0916084772">
            <text:p>49.0916084772</text:p>
          </table:table-cell>
          <table:table-cell office:value-type="float" office:value="24.3390010796">
            <text:p>24.3390010796</text:p>
          </table:table-cell>
          <table:table-cell office:value-type="float" office:value="49.0916084772">
            <text:p>49.0916084772</text:p>
          </table:table-cell>
          <table:table-cell office:value-type="float" office:value="24.3390010796">
            <text:p>24.33900107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935.69271">
            <text:p>2474935.69271</text:p>
          </table:table-cell>
          <table:table-cell office:value-type="string">
            <text:p>2064-01-15 23:37:30.000000 EST-0500</text:p>
          </table:table-cell>
          <table:table-cell office:value-type="string">
            <text:p>S</text:p>
          </table:table-cell>
          <table:table-cell office:value-type="float" office:value="229.094708062">
            <text:p>229.094708062</text:p>
          </table:table-cell>
          <table:table-cell office:value-type="float" office:value="204.340051522">
            <text:p>204.340051522</text:p>
          </table:table-cell>
          <table:table-cell office:value-type="float" office:value="49.094708062">
            <text:p>49.094708062</text:p>
          </table:table-cell>
          <table:table-cell office:value-type="float" office:value="24.3400515216">
            <text:p>24.34005152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4985.40706">
            <text:p>2474985.40706</text:p>
          </table:table-cell>
          <table:table-cell office:value-type="string">
            <text:p>2064-03-05 16:46:10.312500 EST-0500</text:p>
          </table:table-cell>
          <table:table-cell office:value-type="string">
            <text:p>N</text:p>
          </table:table-cell>
          <table:table-cell office:value-type="float" office:value="49.0975139163">
            <text:p>49.0975139163</text:p>
          </table:table-cell>
          <table:table-cell office:value-type="float" office:value="24.3409267399">
            <text:p>24.3409267399</text:p>
          </table:table-cell>
          <table:table-cell office:value-type="float" office:value="49.0975139163">
            <text:p>49.0975139163</text:p>
          </table:table-cell>
          <table:table-cell office:value-type="float" office:value="24.3409267399">
            <text:p>24.34092673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023.66146">
            <text:p>2475023.66146</text:p>
          </table:table-cell>
          <table:table-cell office:value-type="string">
            <text:p>2064-04-12 22:52:30.000000 EST-0500</text:p>
          </table:table-cell>
          <table:table-cell office:value-type="string">
            <text:p>S</text:p>
          </table:table-cell>
          <table:table-cell office:value-type="float" office:value="229.097264837">
            <text:p>229.097264837</text:p>
          </table:table-cell>
          <table:table-cell office:value-type="float" office:value="204.339432926">
            <text:p>204.339432926</text:p>
          </table:table-cell>
          <table:table-cell office:value-type="float" office:value="49.0972648368">
            <text:p>49.0972648368</text:p>
          </table:table-cell>
          <table:table-cell office:value-type="float" office:value="24.339432926">
            <text:p>24.3394329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073.37581">
            <text:p>2475073.37581</text:p>
          </table:table-cell>
          <table:table-cell office:value-type="string">
            <text:p>2064-06-01 16:01:10.312500 EST-0500</text:p>
          </table:table-cell>
          <table:table-cell office:value-type="string">
            <text:p>N</text:p>
          </table:table-cell>
          <table:table-cell office:value-type="float" office:value="49.099560023">
            <text:p>49.099560023</text:p>
          </table:table-cell>
          <table:table-cell office:value-type="float" office:value="24.3396043066">
            <text:p>24.3396043066</text:p>
          </table:table-cell>
          <table:table-cell office:value-type="float" office:value="49.099560023">
            <text:p>49.099560023</text:p>
          </table:table-cell>
          <table:table-cell office:value-type="float" office:value="24.3396043066">
            <text:p>24.33960430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111.63021">
            <text:p>2475111.63021</text:p>
          </table:table-cell>
          <table:table-cell office:value-type="string">
            <text:p>2064-07-09 22:07:30.000000 EST-0500</text:p>
          </table:table-cell>
          <table:table-cell office:value-type="string">
            <text:p>S</text:p>
          </table:table-cell>
          <table:table-cell office:value-type="float" office:value="229.101008172">
            <text:p>229.101008172</text:p>
          </table:table-cell>
          <table:table-cell office:value-type="float" office:value="204.339196116">
            <text:p>204.339196116</text:p>
          </table:table-cell>
          <table:table-cell office:value-type="float" office:value="49.1010081715">
            <text:p>49.1010081715</text:p>
          </table:table-cell>
          <table:table-cell office:value-type="float" office:value="24.3391961161">
            <text:p>24.33919611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161.34456">
            <text:p>2475161.34456</text:p>
          </table:table-cell>
          <table:table-cell office:value-type="string">
            <text:p>2064-08-28 15:16:10.312500 EST-0500</text:p>
          </table:table-cell>
          <table:table-cell office:value-type="string">
            <text:p>N</text:p>
          </table:table-cell>
          <table:table-cell office:value-type="float" office:value="49.1033578928">
            <text:p>49.1033578928</text:p>
          </table:table-cell>
          <table:table-cell office:value-type="float" office:value="24.3393912036">
            <text:p>24.3393912036</text:p>
          </table:table-cell>
          <table:table-cell office:value-type="float" office:value="49.1033578928">
            <text:p>49.1033578928</text:p>
          </table:table-cell>
          <table:table-cell office:value-type="float" office:value="24.3393912036">
            <text:p>24.33939120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199.59896">
            <text:p>2475199.59896</text:p>
          </table:table-cell>
          <table:table-cell office:value-type="string">
            <text:p>2064-10-05 21:22:30.000000 EST-0500</text:p>
          </table:table-cell>
          <table:table-cell office:value-type="string">
            <text:p>S</text:p>
          </table:table-cell>
          <table:table-cell office:value-type="float" office:value="229.103474636">
            <text:p>229.103474636</text:p>
          </table:table-cell>
          <table:table-cell office:value-type="float" office:value="204.338319009">
            <text:p>204.338319009</text:p>
          </table:table-cell>
          <table:table-cell office:value-type="float" office:value="49.1034746362">
            <text:p>49.1034746362</text:p>
          </table:table-cell>
          <table:table-cell office:value-type="float" office:value="24.3383190092">
            <text:p>24.33831900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249.31331">
            <text:p>2475249.31331</text:p>
          </table:table-cell>
          <table:table-cell office:value-type="string">
            <text:p>2064-11-24 14:31:10.312500 EST-0500</text:p>
          </table:table-cell>
          <table:table-cell office:value-type="string">
            <text:p>N</text:p>
          </table:table-cell>
          <table:table-cell office:value-type="float" office:value="49.1044063096">
            <text:p>49.1044063096</text:p>
          </table:table-cell>
          <table:table-cell office:value-type="float" office:value="24.3374098608">
            <text:p>24.3374098608</text:p>
          </table:table-cell>
          <table:table-cell office:value-type="float" office:value="49.1044063096">
            <text:p>49.1044063096</text:p>
          </table:table-cell>
          <table:table-cell office:value-type="float" office:value="24.3374098608">
            <text:p>24.33740986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287.56831">
            <text:p>2475287.56831</text:p>
          </table:table-cell>
          <table:table-cell office:value-type="string">
            <text:p>2065-01-01 20:38:22.734375 EST-0500</text:p>
          </table:table-cell>
          <table:table-cell office:value-type="string">
            <text:p>S</text:p>
          </table:table-cell>
          <table:table-cell office:value-type="float" office:value="229.107070634">
            <text:p>229.107070634</text:p>
          </table:table-cell>
          <table:table-cell office:value-type="float" office:value="204.338060341">
            <text:p>204.338060341</text:p>
          </table:table-cell>
          <table:table-cell office:value-type="float" office:value="49.1070706338">
            <text:p>49.1070706338</text:p>
          </table:table-cell>
          <table:table-cell office:value-type="float" office:value="24.3380603412">
            <text:p>24.33806034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337.28267">
            <text:p>2475337.28267</text:p>
          </table:table-cell>
          <table:table-cell office:value-type="string">
            <text:p>2065-02-20 13:47:03.046875 EST-0500</text:p>
          </table:table-cell>
          <table:table-cell office:value-type="string">
            <text:p>N</text:p>
          </table:table-cell>
          <table:table-cell office:value-type="float" office:value="49.1082112957">
            <text:p>49.1082112957</text:p>
          </table:table-cell>
          <table:table-cell office:value-type="float" office:value="24.3368664572">
            <text:p>24.3368664572</text:p>
          </table:table-cell>
          <table:table-cell office:value-type="float" office:value="49.1082112957">
            <text:p>49.1082112957</text:p>
          </table:table-cell>
          <table:table-cell office:value-type="float" office:value="24.3368664572">
            <text:p>24.33686645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375.53706">
            <text:p>2475375.53706</text:p>
          </table:table-cell>
          <table:table-cell office:value-type="string">
            <text:p>2065-03-30 19:53:22.734375 EST-0500</text:p>
          </table:table-cell>
          <table:table-cell office:value-type="string">
            <text:p>S</text:p>
          </table:table-cell>
          <table:table-cell office:value-type="float" office:value="229.108934812">
            <text:p>229.108934812</text:p>
          </table:table-cell>
          <table:table-cell office:value-type="float" office:value="204.336406099">
            <text:p>204.336406099</text:p>
          </table:table-cell>
          <table:table-cell office:value-type="float" office:value="49.1089348119">
            <text:p>49.1089348119</text:p>
          </table:table-cell>
          <table:table-cell office:value-type="float" office:value="24.3364060986">
            <text:p>24.33640609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425.25203">
            <text:p>2475425.25203</text:p>
          </table:table-cell>
          <table:table-cell office:value-type="string">
            <text:p>2065-05-19 13:02:55.781250 EST-0500</text:p>
          </table:table-cell>
          <table:table-cell office:value-type="string">
            <text:p>N</text:p>
          </table:table-cell>
          <table:table-cell office:value-type="float" office:value="49.1112704615">
            <text:p>49.1112704615</text:p>
          </table:table-cell>
          <table:table-cell office:value-type="float" office:value="24.3370790115">
            <text:p>24.3370790115</text:p>
          </table:table-cell>
          <table:table-cell office:value-type="float" office:value="49.1112704615">
            <text:p>49.1112704615</text:p>
          </table:table-cell>
          <table:table-cell office:value-type="float" office:value="24.3370790115">
            <text:p>24.33707901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463.50581">
            <text:p>2475463.50581</text:p>
          </table:table-cell>
          <table:table-cell office:value-type="string">
            <text:p>2065-06-26 19:08:22.734375 EST-0500</text:p>
          </table:table-cell>
          <table:table-cell office:value-type="string">
            <text:p>S</text:p>
          </table:table-cell>
          <table:table-cell office:value-type="float" office:value="229.112440583">
            <text:p>229.112440583</text:p>
          </table:table-cell>
          <table:table-cell office:value-type="float" office:value="204.336304811">
            <text:p>204.336304811</text:p>
          </table:table-cell>
          <table:table-cell office:value-type="float" office:value="49.1124405832">
            <text:p>49.1124405832</text:p>
          </table:table-cell>
          <table:table-cell office:value-type="float" office:value="24.3363048113">
            <text:p>24.33630481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513.22078">
            <text:p>2475513.22078</text:p>
          </table:table-cell>
          <table:table-cell office:value-type="string">
            <text:p>2065-08-15 12:17:55.781250 EST-0500</text:p>
          </table:table-cell>
          <table:table-cell office:value-type="string">
            <text:p>N</text:p>
          </table:table-cell>
          <table:table-cell office:value-type="float" office:value="49.1145736735">
            <text:p>49.1145736735</text:p>
          </table:table-cell>
          <table:table-cell office:value-type="float" office:value="24.3360715204">
            <text:p>24.3360715204</text:p>
          </table:table-cell>
          <table:table-cell office:value-type="float" office:value="49.1145736735">
            <text:p>49.1145736735</text:p>
          </table:table-cell>
          <table:table-cell office:value-type="float" office:value="24.3360715204">
            <text:p>24.33607152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551.47456">
            <text:p>2475551.47456</text:p>
          </table:table-cell>
          <table:table-cell office:value-type="string">
            <text:p>2065-09-22 18:23:22.734375 EST-0500</text:p>
          </table:table-cell>
          <table:table-cell office:value-type="string">
            <text:p>S</text:p>
          </table:table-cell>
          <table:table-cell office:value-type="float" office:value="229.115535354">
            <text:p>229.115535354</text:p>
          </table:table-cell>
          <table:table-cell office:value-type="float" office:value="204.335945918">
            <text:p>204.335945918</text:p>
          </table:table-cell>
          <table:table-cell office:value-type="float" office:value="49.1155353539">
            <text:p>49.1155353539</text:p>
          </table:table-cell>
          <table:table-cell office:value-type="float" office:value="24.3359459178">
            <text:p>24.33594591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601.19014">
            <text:p>2475601.19014</text:p>
          </table:table-cell>
          <table:table-cell office:value-type="string">
            <text:p>2065-11-11 11:33:48.515625 EST-0500</text:p>
          </table:table-cell>
          <table:table-cell office:value-type="string">
            <text:p>N</text:p>
          </table:table-cell>
          <table:table-cell office:value-type="float" office:value="49.1201105754">
            <text:p>49.1201105754</text:p>
          </table:table-cell>
          <table:table-cell office:value-type="float" office:value="24.3389335489">
            <text:p>24.3389335489</text:p>
          </table:table-cell>
          <table:table-cell office:value-type="float" office:value="49.1201105754">
            <text:p>49.1201105754</text:p>
          </table:table-cell>
          <table:table-cell office:value-type="float" office:value="24.3389335489">
            <text:p>24.33893354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639.44331">
            <text:p>2475639.44331</text:p>
          </table:table-cell>
          <table:table-cell office:value-type="string">
            <text:p>2065-12-19 17:38:22.734375 EST-0500</text:p>
          </table:table-cell>
          <table:table-cell office:value-type="string">
            <text:p>S</text:p>
          </table:table-cell>
          <table:table-cell office:value-type="float" office:value="229.118504396">
            <text:p>229.118504396</text:p>
          </table:table-cell>
          <table:table-cell office:value-type="float" office:value="204.335392426">
            <text:p>204.335392426</text:p>
          </table:table-cell>
          <table:table-cell office:value-type="float" office:value="49.1185043963">
            <text:p>49.1185043963</text:p>
          </table:table-cell>
          <table:table-cell office:value-type="float" office:value="24.3353924264">
            <text:p>24.33539242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689.1595">
            <text:p>2475689.1595</text:p>
          </table:table-cell>
          <table:table-cell office:value-type="string">
            <text:p>2066-02-07 10:49:41.250000 EST-0500</text:p>
          </table:table-cell>
          <table:table-cell office:value-type="string">
            <text:p>N</text:p>
          </table:table-cell>
          <table:table-cell office:value-type="float" office:value="49.1238596154">
            <text:p>49.1238596154</text:p>
          </table:table-cell>
          <table:table-cell office:value-type="float" office:value="24.3383033485">
            <text:p>24.3383033485</text:p>
          </table:table-cell>
          <table:table-cell office:value-type="float" office:value="49.1238596154">
            <text:p>49.1238596154</text:p>
          </table:table-cell>
          <table:table-cell office:value-type="float" office:value="24.3383033485">
            <text:p>24.338303348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727.41267">
            <text:p>2475727.41267</text:p>
          </table:table-cell>
          <table:table-cell office:value-type="string">
            <text:p>2066-03-17 16:54:15.468750 EST-0500</text:p>
          </table:table-cell>
          <table:table-cell office:value-type="string">
            <text:p>S</text:p>
          </table:table-cell>
          <table:table-cell office:value-type="float" office:value="229.121586958">
            <text:p>229.121586958</text:p>
          </table:table-cell>
          <table:table-cell office:value-type="float" office:value="204.334897932">
            <text:p>204.334897932</text:p>
          </table:table-cell>
          <table:table-cell office:value-type="float" office:value="49.1215869575">
            <text:p>49.1215869575</text:p>
          </table:table-cell>
          <table:table-cell office:value-type="float" office:value="24.3348979318">
            <text:p>24.33489793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777.12885">
            <text:p>2475777.12885</text:p>
          </table:table-cell>
          <table:table-cell office:value-type="string">
            <text:p>2066-05-06 10:05:33.984375 EST-0500</text:p>
          </table:table-cell>
          <table:table-cell office:value-type="string">
            <text:p>N</text:p>
          </table:table-cell>
          <table:table-cell office:value-type="float" office:value="49.125668246">
            <text:p>49.125668246</text:p>
          </table:table-cell>
          <table:table-cell office:value-type="float" office:value="24.3374463244">
            <text:p>24.3374463244</text:p>
          </table:table-cell>
          <table:table-cell office:value-type="float" office:value="49.125668246">
            <text:p>49.125668246</text:p>
          </table:table-cell>
          <table:table-cell office:value-type="float" office:value="24.3374463244">
            <text:p>24.33744632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815.38204">
            <text:p>2475815.38204</text:p>
          </table:table-cell>
          <table:table-cell office:value-type="string">
            <text:p>2066-06-13 16:10:08.203125 EST-0500</text:p>
          </table:table-cell>
          <table:table-cell office:value-type="string">
            <text:p>S</text:p>
          </table:table-cell>
          <table:table-cell office:value-type="float" office:value="229.125294688">
            <text:p>229.125294688</text:p>
          </table:table-cell>
          <table:table-cell office:value-type="float" office:value="204.335219529">
            <text:p>204.335219529</text:p>
          </table:table-cell>
          <table:table-cell office:value-type="float" office:value="49.1252946876">
            <text:p>49.1252946876</text:p>
          </table:table-cell>
          <table:table-cell office:value-type="float" office:value="24.335219529">
            <text:p>24.335219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865.0976">
            <text:p>2475865.0976</text:p>
          </table:table-cell>
          <table:table-cell office:value-type="string">
            <text:p>2066-08-02 09:20:33.984375 EST-0500</text:p>
          </table:table-cell>
          <table:table-cell office:value-type="string">
            <text:p>N</text:p>
          </table:table-cell>
          <table:table-cell office:value-type="float" office:value="49.12637774">
            <text:p>49.12637774</text:p>
          </table:table-cell>
          <table:table-cell office:value-type="float" office:value="24.3340120548">
            <text:p>24.3340120548</text:p>
          </table:table-cell>
          <table:table-cell office:value-type="float" office:value="49.12637774">
            <text:p>49.12637774</text:p>
          </table:table-cell>
          <table:table-cell office:value-type="float" office:value="24.3340120548">
            <text:p>24.33401205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903.35079">
            <text:p>2475903.35079</text:p>
          </table:table-cell>
          <table:table-cell office:value-type="string">
            <text:p>2066-09-09 15:25:08.203125 EST-0500</text:p>
          </table:table-cell>
          <table:table-cell office:value-type="string">
            <text:p>S</text:p>
          </table:table-cell>
          <table:table-cell office:value-type="float" office:value="229.128014083">
            <text:p>229.128014083</text:p>
          </table:table-cell>
          <table:table-cell office:value-type="float" office:value="204.334419815">
            <text:p>204.334419815</text:p>
          </table:table-cell>
          <table:table-cell office:value-type="float" office:value="49.1280140828">
            <text:p>49.1280140828</text:p>
          </table:table-cell>
          <table:table-cell office:value-type="float" office:value="24.3344198145">
            <text:p>24.33441981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953.06697">
            <text:p>2475953.06697</text:p>
          </table:table-cell>
          <table:table-cell office:value-type="string">
            <text:p>2066-10-29 08:36:26.718750 EST-0500</text:p>
          </table:table-cell>
          <table:table-cell office:value-type="string">
            <text:p>N</text:p>
          </table:table-cell>
          <table:table-cell office:value-type="float" office:value="49.1314576174">
            <text:p>49.1314576174</text:p>
          </table:table-cell>
          <table:table-cell office:value-type="float" office:value="24.3363889801">
            <text:p>24.3363889801</text:p>
          </table:table-cell>
          <table:table-cell office:value-type="float" office:value="49.1314576174">
            <text:p>49.1314576174</text:p>
          </table:table-cell>
          <table:table-cell office:value-type="float" office:value="24.3363889801">
            <text:p>24.33638898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5991.31954">
            <text:p>2475991.31954</text:p>
          </table:table-cell>
          <table:table-cell office:value-type="string">
            <text:p>2066-12-06 14:40:08.203125 EST-0500</text:p>
          </table:table-cell>
          <table:table-cell office:value-type="string">
            <text:p>S</text:p>
          </table:table-cell>
          <table:table-cell office:value-type="float" office:value="229.130305681">
            <text:p>229.130305681</text:p>
          </table:table-cell>
          <table:table-cell office:value-type="float" office:value="204.333552166">
            <text:p>204.333552166</text:p>
          </table:table-cell>
          <table:table-cell office:value-type="float" office:value="49.1303056811">
            <text:p>49.1303056811</text:p>
          </table:table-cell>
          <table:table-cell office:value-type="float" office:value="24.3335521658">
            <text:p>24.33355216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041.03572">
            <text:p>2476041.03572</text:p>
          </table:table-cell>
          <table:table-cell office:value-type="string">
            <text:p>2067-01-25 07:51:26.718750 EST-0500</text:p>
          </table:table-cell>
          <table:table-cell office:value-type="string">
            <text:p>N</text:p>
          </table:table-cell>
          <table:table-cell office:value-type="float" office:value="49.1326348448">
            <text:p>49.1326348448</text:p>
          </table:table-cell>
          <table:table-cell office:value-type="float" office:value="24.3334622442">
            <text:p>24.3334622442</text:p>
          </table:table-cell>
          <table:table-cell office:value-type="float" office:value="49.1326348448">
            <text:p>49.1326348448</text:p>
          </table:table-cell>
          <table:table-cell office:value-type="float" office:value="24.3334622442">
            <text:p>24.33346224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079.28889">
            <text:p>2476079.28889</text:p>
          </table:table-cell>
          <table:table-cell office:value-type="string">
            <text:p>2067-03-04 13:56:00.937500 EST-0500</text:p>
          </table:table-cell>
          <table:table-cell office:value-type="string">
            <text:p>S</text:p>
          </table:table-cell>
          <table:table-cell office:value-type="float" office:value="229.134494143">
            <text:p>229.134494143</text:p>
          </table:table-cell>
          <table:table-cell office:value-type="float" office:value="204.334059196">
            <text:p>204.334059196</text:p>
          </table:table-cell>
          <table:table-cell office:value-type="float" office:value="49.1344941431">
            <text:p>49.1344941431</text:p>
          </table:table-cell>
          <table:table-cell office:value-type="float" office:value="24.3340591958">
            <text:p>24.33405919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129.00569">
            <text:p>2476129.00569</text:p>
          </table:table-cell>
          <table:table-cell office:value-type="string">
            <text:p>2067-04-23 07:08:12.187500 EST-0500</text:p>
          </table:table-cell>
          <table:table-cell office:value-type="string">
            <text:p>N</text:p>
          </table:table-cell>
          <table:table-cell office:value-type="float" office:value="49.1358592702">
            <text:p>49.1358592702</text:p>
          </table:table-cell>
          <table:table-cell office:value-type="float" office:value="24.3339468263">
            <text:p>24.3339468263</text:p>
          </table:table-cell>
          <table:table-cell office:value-type="float" office:value="49.1358592702">
            <text:p>49.1358592702</text:p>
          </table:table-cell>
          <table:table-cell office:value-type="float" office:value="24.3339468263">
            <text:p>24.33394682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167.25825">
            <text:p>2476167.25825</text:p>
          </table:table-cell>
          <table:table-cell office:value-type="string">
            <text:p>2067-05-31 13:11:53.671875 EST-0500</text:p>
          </table:table-cell>
          <table:table-cell office:value-type="string">
            <text:p>S</text:p>
          </table:table-cell>
          <table:table-cell office:value-type="float" office:value="229.137100254">
            <text:p>229.137100254</text:p>
          </table:table-cell>
          <table:table-cell office:value-type="float" office:value="204.333652059">
            <text:p>204.333652059</text:p>
          </table:table-cell>
          <table:table-cell office:value-type="float" office:value="49.1371002539">
            <text:p>49.1371002539</text:p>
          </table:table-cell>
          <table:table-cell office:value-type="float" office:value="24.3336520587">
            <text:p>24.33365205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216.97505">
            <text:p>2476216.97505</text:p>
          </table:table-cell>
          <table:table-cell office:value-type="string">
            <text:p>2067-07-20 06:24:04.921875 EST-0500</text:p>
          </table:table-cell>
          <table:table-cell office:value-type="string">
            <text:p>N</text:p>
          </table:table-cell>
          <table:table-cell office:value-type="float" office:value="49.1377156812">
            <text:p>49.1377156812</text:p>
          </table:table-cell>
          <table:table-cell office:value-type="float" office:value="24.3320459122">
            <text:p>24.3320459122</text:p>
          </table:table-cell>
          <table:table-cell office:value-type="float" office:value="49.1377156812">
            <text:p>49.1377156812</text:p>
          </table:table-cell>
          <table:table-cell office:value-type="float" office:value="24.3320459122">
            <text:p>24.33204591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255.227">
            <text:p>2476255.227</text:p>
          </table:table-cell>
          <table:table-cell office:value-type="string">
            <text:p>2067-08-27 12:26:53.671875 EST-0500</text:p>
          </table:table-cell>
          <table:table-cell office:value-type="string">
            <text:p>S</text:p>
          </table:table-cell>
          <table:table-cell office:value-type="float" office:value="229.139068677">
            <text:p>229.139068677</text:p>
          </table:table-cell>
          <table:table-cell office:value-type="float" office:value="204.331939922">
            <text:p>204.331939922</text:p>
          </table:table-cell>
          <table:table-cell office:value-type="float" office:value="49.139068677">
            <text:p>49.139068677</text:p>
          </table:table-cell>
          <table:table-cell office:value-type="float" office:value="24.331939922">
            <text:p>24.3319399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304.94441">
            <text:p>2476304.94441</text:p>
          </table:table-cell>
          <table:table-cell office:value-type="string">
            <text:p>2067-10-16 05:39:57.656250 EST-0500</text:p>
          </table:table-cell>
          <table:table-cell office:value-type="string">
            <text:p>N</text:p>
          </table:table-cell>
          <table:table-cell office:value-type="float" office:value="49.1420643281">
            <text:p>49.1420643281</text:p>
          </table:table-cell>
          <table:table-cell office:value-type="float" office:value="24.3335607198">
            <text:p>24.3335607198</text:p>
          </table:table-cell>
          <table:table-cell office:value-type="float" office:value="49.1420643281">
            <text:p>49.1420643281</text:p>
          </table:table-cell>
          <table:table-cell office:value-type="float" office:value="24.3335607198">
            <text:p>24.33356071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343.19637">
            <text:p>2476343.19637</text:p>
          </table:table-cell>
          <table:table-cell office:value-type="string">
            <text:p>2067-11-23 11:42:46.406250 EST-0500</text:p>
          </table:table-cell>
          <table:table-cell office:value-type="string">
            <text:p>S</text:p>
          </table:table-cell>
          <table:table-cell office:value-type="float" office:value="229.142153607">
            <text:p>229.142153607</text:p>
          </table:table-cell>
          <table:table-cell office:value-type="float" office:value="204.332292561">
            <text:p>204.332292561</text:p>
          </table:table-cell>
          <table:table-cell office:value-type="float" office:value="49.1421536072">
            <text:p>49.1421536072</text:p>
          </table:table-cell>
          <table:table-cell office:value-type="float" office:value="24.3322925614">
            <text:p>24.33229256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392.91316">
            <text:p>2476392.91316</text:p>
          </table:table-cell>
          <table:table-cell office:value-type="string">
            <text:p>2068-01-12 04:54:57.656250 EST-0500</text:p>
          </table:table-cell>
          <table:table-cell office:value-type="string">
            <text:p>N</text:p>
          </table:table-cell>
          <table:table-cell office:value-type="float" office:value="49.1433704123">
            <text:p>49.1433704123</text:p>
          </table:table-cell>
          <table:table-cell office:value-type="float" office:value="24.3311417609">
            <text:p>24.3311417609</text:p>
          </table:table-cell>
          <table:table-cell office:value-type="float" office:value="49.1433704123">
            <text:p>49.1433704123</text:p>
          </table:table-cell>
          <table:table-cell office:value-type="float" office:value="24.3311417609">
            <text:p>24.33114176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431.16512">
            <text:p>2476431.16512</text:p>
          </table:table-cell>
          <table:table-cell office:value-type="string">
            <text:p>2068-02-19 10:57:46.406250 EST-0500</text:p>
          </table:table-cell>
          <table:table-cell office:value-type="string">
            <text:p>S</text:p>
          </table:table-cell>
          <table:table-cell office:value-type="float" office:value="229.144192268">
            <text:p>229.144192268</text:p>
          </table:table-cell>
          <table:table-cell office:value-type="float" office:value="204.330419898">
            <text:p>204.330419898</text:p>
          </table:table-cell>
          <table:table-cell office:value-type="float" office:value="49.144192268">
            <text:p>49.144192268</text:p>
          </table:table-cell>
          <table:table-cell office:value-type="float" office:value="24.3304198983">
            <text:p>24.3304198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480.88252">
            <text:p>2476480.88252</text:p>
          </table:table-cell>
          <table:table-cell office:value-type="string">
            <text:p>2068-04-09 04:10:50.390625 EST-0500</text:p>
          </table:table-cell>
          <table:table-cell office:value-type="string">
            <text:p>N</text:p>
          </table:table-cell>
          <table:table-cell office:value-type="float" office:value="49.1462890574">
            <text:p>49.1462890574</text:p>
          </table:table-cell>
          <table:table-cell office:value-type="float" office:value="24.3311957117">
            <text:p>24.3311957117</text:p>
          </table:table-cell>
          <table:table-cell office:value-type="float" office:value="49.1462890574">
            <text:p>49.1462890574</text:p>
          </table:table-cell>
          <table:table-cell office:value-type="float" office:value="24.3311957117">
            <text:p>24.33119571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519.13448">
            <text:p>2476519.13448</text:p>
          </table:table-cell>
          <table:table-cell office:value-type="string">
            <text:p>2068-05-17 10:13:39.140625 EST-0500</text:p>
          </table:table-cell>
          <table:table-cell office:value-type="string">
            <text:p>S</text:p>
          </table:table-cell>
          <table:table-cell office:value-type="float" office:value="229.146451841">
            <text:p>229.146451841</text:p>
          </table:table-cell>
          <table:table-cell office:value-type="float" office:value="204.330191169">
            <text:p>204.330191169</text:p>
          </table:table-cell>
          <table:table-cell office:value-type="float" office:value="49.1464518414">
            <text:p>49.1464518414</text:p>
          </table:table-cell>
          <table:table-cell office:value-type="float" office:value="24.3301911694">
            <text:p>24.33019116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568.85249">
            <text:p>2476568.85249</text:p>
          </table:table-cell>
          <table:table-cell office:value-type="string">
            <text:p>2068-07-06 03:27:35.859375 EST-0500</text:p>
          </table:table-cell>
          <table:table-cell office:value-type="string">
            <text:p>N</text:p>
          </table:table-cell>
          <table:table-cell office:value-type="float" office:value="49.1481656406">
            <text:p>49.1481656406</text:p>
          </table:table-cell>
          <table:table-cell office:value-type="float" office:value="24.3295912182">
            <text:p>24.3295912182</text:p>
          </table:table-cell>
          <table:table-cell office:value-type="float" office:value="49.1481656406">
            <text:p>49.1481656406</text:p>
          </table:table-cell>
          <table:table-cell office:value-type="float" office:value="24.3295912182">
            <text:p>24.32959121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607.10383">
            <text:p>2476607.10383</text:p>
          </table:table-cell>
          <table:table-cell office:value-type="string">
            <text:p>2068-08-13 09:29:31.875000 EST-0500</text:p>
          </table:table-cell>
          <table:table-cell office:value-type="string">
            <text:p>S</text:p>
          </table:table-cell>
          <table:table-cell office:value-type="float" office:value="229.150592012">
            <text:p>229.150592012</text:p>
          </table:table-cell>
          <table:table-cell office:value-type="float" office:value="204.330423752">
            <text:p>204.330423752</text:p>
          </table:table-cell>
          <table:table-cell office:value-type="float" office:value="49.1505920117">
            <text:p>49.1505920117</text:p>
          </table:table-cell>
          <table:table-cell office:value-type="float" office:value="24.3304237517">
            <text:p>24.33042375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656.82185">
            <text:p>2476656.82185</text:p>
          </table:table-cell>
          <table:table-cell office:value-type="string">
            <text:p>2068-10-02 02:43:28.593750 EST-0500</text:p>
          </table:table-cell>
          <table:table-cell office:value-type="string">
            <text:p>N</text:p>
          </table:table-cell>
          <table:table-cell office:value-type="float" office:value="49.1520515508">
            <text:p>49.1520515508</text:p>
          </table:table-cell>
          <table:table-cell office:value-type="float" office:value="24.3306801613">
            <text:p>24.3306801613</text:p>
          </table:table-cell>
          <table:table-cell office:value-type="float" office:value="49.1520515508">
            <text:p>49.1520515508</text:p>
          </table:table-cell>
          <table:table-cell office:value-type="float" office:value="24.3306801613">
            <text:p>24.33068016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695.07258">
            <text:p>2476695.07258</text:p>
          </table:table-cell>
          <table:table-cell office:value-type="string">
            <text:p>2068-11-09 08:44:31.875000 EST-0500</text:p>
          </table:table-cell>
          <table:table-cell office:value-type="string">
            <text:p>S</text:p>
          </table:table-cell>
          <table:table-cell office:value-type="float" office:value="229.151451104">
            <text:p>229.151451104</text:p>
          </table:table-cell>
          <table:table-cell office:value-type="float" office:value="204.328963265">
            <text:p>204.328963265</text:p>
          </table:table-cell>
          <table:table-cell office:value-type="float" office:value="49.1514511042">
            <text:p>49.1514511042</text:p>
          </table:table-cell>
          <table:table-cell office:value-type="float" office:value="24.3289632653">
            <text:p>24.32896326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744.7906">
            <text:p>2476744.7906</text:p>
          </table:table-cell>
          <table:table-cell office:value-type="string">
            <text:p>2068-12-29 01:58:28.593750 EST-0500</text:p>
          </table:table-cell>
          <table:table-cell office:value-type="string">
            <text:p>N</text:p>
          </table:table-cell>
          <table:table-cell office:value-type="float" office:value="49.1540173894">
            <text:p>49.1540173894</text:p>
          </table:table-cell>
          <table:table-cell office:value-type="float" office:value="24.3291775651">
            <text:p>24.3291775651</text:p>
          </table:table-cell>
          <table:table-cell office:value-type="float" office:value="49.1540173894">
            <text:p>49.1540173894</text:p>
          </table:table-cell>
          <table:table-cell office:value-type="float" office:value="24.3291775651">
            <text:p>24.32917756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783.04194">
            <text:p>2476783.04194</text:p>
          </table:table-cell>
          <table:table-cell office:value-type="string">
            <text:p>2069-02-05 08:00:24.609375 EST-0500</text:p>
          </table:table-cell>
          <table:table-cell office:value-type="string">
            <text:p>S</text:p>
          </table:table-cell>
          <table:table-cell office:value-type="float" office:value="229.155896408">
            <text:p>229.155896408</text:p>
          </table:table-cell>
          <table:table-cell office:value-type="float" office:value="204.32936741">
            <text:p>204.32936741</text:p>
          </table:table-cell>
          <table:table-cell office:value-type="float" office:value="49.1558964077">
            <text:p>49.1558964077</text:p>
          </table:table-cell>
          <table:table-cell office:value-type="float" office:value="24.3293674099">
            <text:p>24.32936740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832.75935">
            <text:p>2476832.75935</text:p>
          </table:table-cell>
          <table:table-cell office:value-type="string">
            <text:p>2069-03-27 01:13:28.593750 EST-0500</text:p>
          </table:table-cell>
          <table:table-cell office:value-type="string">
            <text:p>N</text:p>
          </table:table-cell>
          <table:table-cell office:value-type="float" office:value="49.1555556489">
            <text:p>49.1555556489</text:p>
          </table:table-cell>
          <table:table-cell office:value-type="float" office:value="24.3278077563">
            <text:p>24.3278077563</text:p>
          </table:table-cell>
          <table:table-cell office:value-type="float" office:value="49.1555556489">
            <text:p>49.1555556489</text:p>
          </table:table-cell>
          <table:table-cell office:value-type="float" office:value="24.3278077563">
            <text:p>24.327807756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871.01131">
            <text:p>2476871.01131</text:p>
          </table:table-cell>
          <table:table-cell office:value-type="string">
            <text:p>2069-05-04 07:16:17.343750 EST-0500</text:p>
          </table:table-cell>
          <table:table-cell office:value-type="string">
            <text:p>S</text:p>
          </table:table-cell>
          <table:table-cell office:value-type="float" office:value="229.157593985">
            <text:p>229.157593985</text:p>
          </table:table-cell>
          <table:table-cell office:value-type="float" office:value="204.328804516">
            <text:p>204.328804516</text:p>
          </table:table-cell>
          <table:table-cell office:value-type="float" office:value="49.1575939846">
            <text:p>49.1575939846</text:p>
          </table:table-cell>
          <table:table-cell office:value-type="float" office:value="24.3288045159">
            <text:p>24.32880451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920.72933">
            <text:p>2476920.72933</text:p>
          </table:table-cell>
          <table:table-cell office:value-type="string">
            <text:p>2069-06-23 00:30:14.062500 EST-0500</text:p>
          </table:table-cell>
          <table:table-cell office:value-type="string">
            <text:p>N</text:p>
          </table:table-cell>
          <table:table-cell office:value-type="float" office:value="49.1614214054">
            <text:p>49.1614214054</text:p>
          </table:table-cell>
          <table:table-cell office:value-type="float" office:value="24.3304210002">
            <text:p>24.3304210002</text:p>
          </table:table-cell>
          <table:table-cell office:value-type="float" office:value="49.1614214054">
            <text:p>49.1614214054</text:p>
          </table:table-cell>
          <table:table-cell office:value-type="float" office:value="24.3304210002">
            <text:p>24.33042100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6958.98006">
            <text:p>2476958.98006</text:p>
          </table:table-cell>
          <table:table-cell office:value-type="string">
            <text:p>2069-07-31 06:31:17.343750 EST-0500</text:p>
          </table:table-cell>
          <table:table-cell office:value-type="string">
            <text:p>S</text:p>
          </table:table-cell>
          <table:table-cell office:value-type="float" office:value="229.159424975">
            <text:p>229.159424975</text:p>
          </table:table-cell>
          <table:table-cell office:value-type="float" office:value="204.32684722">
            <text:p>204.32684722</text:p>
          </table:table-cell>
          <table:table-cell office:value-type="float" office:value="49.1594249747">
            <text:p>49.1594249747</text:p>
          </table:table-cell>
          <table:table-cell office:value-type="float" office:value="24.3268472201">
            <text:p>24.32684722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008.69868">
            <text:p>2477008.69868</text:p>
          </table:table-cell>
          <table:table-cell office:value-type="string">
            <text:p>2069-09-18 23:46:06.796875 EST-0500</text:p>
          </table:table-cell>
          <table:table-cell office:value-type="string">
            <text:p>N</text:p>
          </table:table-cell>
          <table:table-cell office:value-type="float" office:value="49.1625716532">
            <text:p>49.1625716532</text:p>
          </table:table-cell>
          <table:table-cell office:value-type="float" office:value="24.3286662765">
            <text:p>24.3286662765</text:p>
          </table:table-cell>
          <table:table-cell office:value-type="float" office:value="49.1625716532">
            <text:p>49.1625716532</text:p>
          </table:table-cell>
          <table:table-cell office:value-type="float" office:value="24.3286662765">
            <text:p>24.32866627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046.94942">
            <text:p>2477046.94942</text:p>
          </table:table-cell>
          <table:table-cell office:value-type="string">
            <text:p>2069-10-27 05:47:10.078125 EST-0500</text:p>
          </table:table-cell>
          <table:table-cell office:value-type="string">
            <text:p>S</text:p>
          </table:table-cell>
          <table:table-cell office:value-type="float" office:value="229.162637815">
            <text:p>229.162637815</text:p>
          </table:table-cell>
          <table:table-cell office:value-type="float" office:value="204.327758431">
            <text:p>204.327758431</text:p>
          </table:table-cell>
          <table:table-cell office:value-type="float" office:value="49.1626378145">
            <text:p>49.1626378145</text:p>
          </table:table-cell>
          <table:table-cell office:value-type="float" office:value="24.327758431">
            <text:p>24.3277584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096.66743">
            <text:p>2477096.66743</text:p>
          </table:table-cell>
          <table:table-cell office:value-type="string">
            <text:p>2069-12-15 23:01:06.796875 EST-0500</text:p>
          </table:table-cell>
          <table:table-cell office:value-type="string">
            <text:p>N</text:p>
          </table:table-cell>
          <table:table-cell office:value-type="float" office:value="49.1642925234">
            <text:p>49.1642925234</text:p>
          </table:table-cell>
          <table:table-cell office:value-type="float" office:value="24.3273446387">
            <text:p>24.3273446387</text:p>
          </table:table-cell>
          <table:table-cell office:value-type="float" office:value="49.1642925234">
            <text:p>49.1642925234</text:p>
          </table:table-cell>
          <table:table-cell office:value-type="float" office:value="24.3273446387">
            <text:p>24.32734463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134.91817">
            <text:p>2477134.91817</text:p>
          </table:table-cell>
          <table:table-cell office:value-type="string">
            <text:p>2070-01-23 05:02:10.078125 EST-0500</text:p>
          </table:table-cell>
          <table:table-cell office:value-type="string">
            <text:p>S</text:p>
          </table:table-cell>
          <table:table-cell office:value-type="float" office:value="229.165909898">
            <text:p>229.165909898</text:p>
          </table:table-cell>
          <table:table-cell office:value-type="float" office:value="204.327237858">
            <text:p>204.327237858</text:p>
          </table:table-cell>
          <table:table-cell office:value-type="float" office:value="49.1659098978">
            <text:p>49.1659098978</text:p>
          </table:table-cell>
          <table:table-cell office:value-type="float" office:value="24.327237858">
            <text:p>24.3272378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184.63618">
            <text:p>2477184.63618</text:p>
          </table:table-cell>
          <table:table-cell office:value-type="string">
            <text:p>2070-03-13 22:16:06.796875 EST-0500</text:p>
          </table:table-cell>
          <table:table-cell office:value-type="string">
            <text:p>N</text:p>
          </table:table-cell>
          <table:table-cell office:value-type="float" office:value="49.1673914248">
            <text:p>49.1673914248</text:p>
          </table:table-cell>
          <table:table-cell office:value-type="float" office:value="24.3272852634">
            <text:p>24.3272852634</text:p>
          </table:table-cell>
          <table:table-cell office:value-type="float" office:value="49.1673914248">
            <text:p>49.1673914248</text:p>
          </table:table-cell>
          <table:table-cell office:value-type="float" office:value="24.3272852634">
            <text:p>24.32728526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222.88692">
            <text:p>2477222.88692</text:p>
          </table:table-cell>
          <table:table-cell office:value-type="string">
            <text:p>2070-04-21 04:17:10.078125 EST-0500</text:p>
          </table:table-cell>
          <table:table-cell office:value-type="string">
            <text:p>S</text:p>
          </table:table-cell>
          <table:table-cell office:value-type="float" office:value="229.167388899">
            <text:p>229.167388899</text:p>
          </table:table-cell>
          <table:table-cell office:value-type="float" office:value="204.326307502">
            <text:p>204.326307502</text:p>
          </table:table-cell>
          <table:table-cell office:value-type="float" office:value="49.167388899">
            <text:p>49.167388899</text:p>
          </table:table-cell>
          <table:table-cell office:value-type="float" office:value="24.3263075016">
            <text:p>24.32630750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272.60493">
            <text:p>2477272.60493</text:p>
          </table:table-cell>
          <table:table-cell office:value-type="string">
            <text:p>2070-06-09 21:31:06.796875 EST-0500</text:p>
          </table:table-cell>
          <table:table-cell office:value-type="string">
            <text:p>N</text:p>
          </table:table-cell>
          <table:table-cell office:value-type="float" office:value="49.1680361438">
            <text:p>49.1680361438</text:p>
          </table:table-cell>
          <table:table-cell office:value-type="float" office:value="24.3250902487">
            <text:p>24.3250902487</text:p>
          </table:table-cell>
          <table:table-cell office:value-type="float" office:value="49.1680361438">
            <text:p>49.1680361438</text:p>
          </table:table-cell>
          <table:table-cell office:value-type="float" office:value="24.3250902487">
            <text:p>24.32509024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310.85627">
            <text:p>2477310.85627</text:p>
          </table:table-cell>
          <table:table-cell office:value-type="string">
            <text:p>2070-07-18 03:33:02.812500 EST-0500</text:p>
          </table:table-cell>
          <table:table-cell office:value-type="string">
            <text:p>S</text:p>
          </table:table-cell>
          <table:table-cell office:value-type="float" office:value="229.170642587">
            <text:p>229.170642587</text:p>
          </table:table-cell>
          <table:table-cell office:value-type="float" office:value="204.326065054">
            <text:p>204.326065054</text:p>
          </table:table-cell>
          <table:table-cell office:value-type="float" office:value="49.1706425874">
            <text:p>49.1706425874</text:p>
          </table:table-cell>
          <table:table-cell office:value-type="float" office:value="24.3260650538">
            <text:p>24.32606505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360.57429">
            <text:p>2477360.57429</text:p>
          </table:table-cell>
          <table:table-cell office:value-type="string">
            <text:p>2070-09-05 20:46:59.531250 EST-0500</text:p>
          </table:table-cell>
          <table:table-cell office:value-type="string">
            <text:p>N</text:p>
          </table:table-cell>
          <table:table-cell office:value-type="float" office:value="49.1710826221">
            <text:p>49.1710826221</text:p>
          </table:table-cell>
          <table:table-cell office:value-type="float" office:value="24.3248892605">
            <text:p>24.3248892605</text:p>
          </table:table-cell>
          <table:table-cell office:value-type="float" office:value="49.1710826221">
            <text:p>49.1710826221</text:p>
          </table:table-cell>
          <table:table-cell office:value-type="float" office:value="24.3248892605">
            <text:p>24.32488926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398.82502">
            <text:p>2477398.82502</text:p>
          </table:table-cell>
          <table:table-cell office:value-type="string">
            <text:p>2070-10-14 02:48:02.812500 EST-0500</text:p>
          </table:table-cell>
          <table:table-cell office:value-type="string">
            <text:p>S</text:p>
          </table:table-cell>
          <table:table-cell office:value-type="float" office:value="229.171306222">
            <text:p>229.171306222</text:p>
          </table:table-cell>
          <table:table-cell office:value-type="float" office:value="204.324242594">
            <text:p>204.324242594</text:p>
          </table:table-cell>
          <table:table-cell office:value-type="float" office:value="49.171306222">
            <text:p>49.171306222</text:p>
          </table:table-cell>
          <table:table-cell office:value-type="float" office:value="24.3242425942">
            <text:p>24.32424259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448.54366">
            <text:p>2477448.54366</text:p>
          </table:table-cell>
          <table:table-cell office:value-type="string">
            <text:p>2070-12-02 20:02:52.265625 EST-0500</text:p>
          </table:table-cell>
          <table:table-cell office:value-type="string">
            <text:p>N</text:p>
          </table:table-cell>
          <table:table-cell office:value-type="float" office:value="49.1736312178">
            <text:p>49.1736312178</text:p>
          </table:table-cell>
          <table:table-cell office:value-type="float" office:value="24.3248938872">
            <text:p>24.3248938872</text:p>
          </table:table-cell>
          <table:table-cell office:value-type="float" office:value="49.1736312178">
            <text:p>49.1736312178</text:p>
          </table:table-cell>
          <table:table-cell office:value-type="float" office:value="24.3248938872">
            <text:p>24.3248938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486.79377">
            <text:p>2477486.79377</text:p>
          </table:table-cell>
          <table:table-cell office:value-type="string">
            <text:p>2071-01-10 02:03:02.812500 EST-0500</text:p>
          </table:table-cell>
          <table:table-cell office:value-type="string">
            <text:p>S</text:p>
          </table:table-cell>
          <table:table-cell office:value-type="float" office:value="229.174542675">
            <text:p>229.174542675</text:p>
          </table:table-cell>
          <table:table-cell office:value-type="float" office:value="204.324059425">
            <text:p>204.324059425</text:p>
          </table:table-cell>
          <table:table-cell office:value-type="float" office:value="49.1745426747">
            <text:p>49.1745426747</text:p>
          </table:table-cell>
          <table:table-cell office:value-type="float" office:value="24.324059425">
            <text:p>24.3240594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536.51241">
            <text:p>2477536.51241</text:p>
          </table:table-cell>
          <table:table-cell office:value-type="string">
            <text:p>2071-02-28 19:17:52.265625 EST-0500</text:p>
          </table:table-cell>
          <table:table-cell office:value-type="string">
            <text:p>N</text:p>
          </table:table-cell>
          <table:table-cell office:value-type="float" office:value="49.1764673761">
            <text:p>49.1764673761</text:p>
          </table:table-cell>
          <table:table-cell office:value-type="float" office:value="24.324176058">
            <text:p>24.324176058</text:p>
          </table:table-cell>
          <table:table-cell office:value-type="float" office:value="49.1764673761">
            <text:p>49.1764673761</text:p>
          </table:table-cell>
          <table:table-cell office:value-type="float" office:value="24.324176058">
            <text:p>24.3241760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574.76252">
            <text:p>2477574.76252</text:p>
          </table:table-cell>
          <table:table-cell office:value-type="string">
            <text:p>2071-04-08 01:18:02.812500 EST-0500</text:p>
          </table:table-cell>
          <table:table-cell office:value-type="string">
            <text:p>S</text:p>
          </table:table-cell>
          <table:table-cell office:value-type="float" office:value="229.176928219">
            <text:p>229.176928219</text:p>
          </table:table-cell>
          <table:table-cell office:value-type="float" office:value="204.323781988">
            <text:p>204.323781988</text:p>
          </table:table-cell>
          <table:table-cell office:value-type="float" office:value="49.1769282193">
            <text:p>49.1769282193</text:p>
          </table:table-cell>
          <table:table-cell office:value-type="float" office:value="24.3237819875">
            <text:p>24.32378198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624.48177">
            <text:p>2477624.48177</text:p>
          </table:table-cell>
          <table:table-cell office:value-type="string">
            <text:p>2071-05-27 18:33:45.000000 EST-0500</text:p>
          </table:table-cell>
          <table:table-cell office:value-type="string">
            <text:p>N</text:p>
          </table:table-cell>
          <table:table-cell office:value-type="float" office:value="49.1815858923">
            <text:p>49.1815858923</text:p>
          </table:table-cell>
          <table:table-cell office:value-type="float" office:value="24.326941973">
            <text:p>24.326941973</text:p>
          </table:table-cell>
          <table:table-cell office:value-type="float" office:value="49.1815858923">
            <text:p>49.1815858923</text:p>
          </table:table-cell>
          <table:table-cell office:value-type="float" office:value="24.326941973">
            <text:p>24.3269419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662.73189">
            <text:p>2477662.73189</text:p>
          </table:table-cell>
          <table:table-cell office:value-type="string">
            <text:p>2071-07-05 00:33:55.546875 EST-0500</text:p>
          </table:table-cell>
          <table:table-cell office:value-type="string">
            <text:p>S</text:p>
          </table:table-cell>
          <table:table-cell office:value-type="float" office:value="229.181548097">
            <text:p>229.181548097</text:p>
          </table:table-cell>
          <table:table-cell office:value-type="float" office:value="204.325157312">
            <text:p>204.325157312</text:p>
          </table:table-cell>
          <table:table-cell office:value-type="float" office:value="49.1815480973">
            <text:p>49.1815480973</text:p>
          </table:table-cell>
          <table:table-cell office:value-type="float" office:value="24.3251573124">
            <text:p>24.32515731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712.45052">
            <text:p>2477712.45052</text:p>
          </table:table-cell>
          <table:table-cell office:value-type="string">
            <text:p>2071-08-23 17:48:45.000000 EST-0500</text:p>
          </table:table-cell>
          <table:table-cell office:value-type="string">
            <text:p>N</text:p>
          </table:table-cell>
          <table:table-cell office:value-type="float" office:value="49.1812795515">
            <text:p>49.1812795515</text:p>
          </table:table-cell>
          <table:table-cell office:value-type="float" office:value="24.3230216956">
            <text:p>24.3230216956</text:p>
          </table:table-cell>
          <table:table-cell office:value-type="float" office:value="49.1812795515">
            <text:p>49.1812795515</text:p>
          </table:table-cell>
          <table:table-cell office:value-type="float" office:value="24.3230216956">
            <text:p>24.32302169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750.70064">
            <text:p>2477750.70064</text:p>
          </table:table-cell>
          <table:table-cell office:value-type="string">
            <text:p>2071-09-30 23:48:55.546875 EST-0500</text:p>
          </table:table-cell>
          <table:table-cell office:value-type="string">
            <text:p>S</text:p>
          </table:table-cell>
          <table:table-cell office:value-type="float" office:value="229.181890198">
            <text:p>229.181890198</text:p>
          </table:table-cell>
          <table:table-cell office:value-type="float" office:value="204.322805243">
            <text:p>204.322805243</text:p>
          </table:table-cell>
          <table:table-cell office:value-type="float" office:value="49.1818901978">
            <text:p>49.1818901978</text:p>
          </table:table-cell>
          <table:table-cell office:value-type="float" office:value="24.3228052428">
            <text:p>24.32280524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800.42049">
            <text:p>2477800.42049</text:p>
          </table:table-cell>
          <table:table-cell office:value-type="string">
            <text:p>2071-11-19 17:05:30.468750 EST-0500</text:p>
          </table:table-cell>
          <table:table-cell office:value-type="string">
            <text:p>N</text:p>
          </table:table-cell>
          <table:table-cell office:value-type="float" office:value="49.1861494154">
            <text:p>49.1861494154</text:p>
          </table:table-cell>
          <table:table-cell office:value-type="float" office:value="24.3256634738">
            <text:p>24.3256634738</text:p>
          </table:table-cell>
          <table:table-cell office:value-type="float" office:value="49.1861494154">
            <text:p>49.1861494154</text:p>
          </table:table-cell>
          <table:table-cell office:value-type="float" office:value="24.3256634738">
            <text:p>24.32566347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838.67">
            <text:p>2477838.67</text:p>
          </table:table-cell>
          <table:table-cell office:value-type="string">
            <text:p>2071-12-27 23:04:48.281250 EST-0500</text:p>
          </table:table-cell>
          <table:table-cell office:value-type="string">
            <text:p>S</text:p>
          </table:table-cell>
          <table:table-cell office:value-type="float" office:value="229.185406561">
            <text:p>229.185406561</text:p>
          </table:table-cell>
          <table:table-cell office:value-type="float" office:value="204.323139159">
            <text:p>204.323139159</text:p>
          </table:table-cell>
          <table:table-cell office:value-type="float" office:value="49.1854065605">
            <text:p>49.1854065605</text:p>
          </table:table-cell>
          <table:table-cell office:value-type="float" office:value="24.3231391586">
            <text:p>24.32313915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888.38924">
            <text:p>2477888.38924</text:p>
          </table:table-cell>
          <table:table-cell office:value-type="string">
            <text:p>2072-02-15 16:20:30.468750 EST-0500</text:p>
          </table:table-cell>
          <table:table-cell office:value-type="string">
            <text:p>N</text:p>
          </table:table-cell>
          <table:table-cell office:value-type="float" office:value="49.1869530876">
            <text:p>49.1869530876</text:p>
          </table:table-cell>
          <table:table-cell office:value-type="float" office:value="24.3226784028">
            <text:p>24.3226784028</text:p>
          </table:table-cell>
          <table:table-cell office:value-type="float" office:value="49.1869530876">
            <text:p>49.1869530876</text:p>
          </table:table-cell>
          <table:table-cell office:value-type="float" office:value="24.3226784028">
            <text:p>24.32267840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926.63875">
            <text:p>2477926.63875</text:p>
          </table:table-cell>
          <table:table-cell office:value-type="string">
            <text:p>2072-03-24 22:19:48.281250 EST-0500</text:p>
          </table:table-cell>
          <table:table-cell office:value-type="string">
            <text:p>S</text:p>
          </table:table-cell>
          <table:table-cell office:value-type="float" office:value="229.187516972">
            <text:p>229.187516972</text:p>
          </table:table-cell>
          <table:table-cell office:value-type="float" office:value="204.322441663">
            <text:p>204.322441663</text:p>
          </table:table-cell>
          <table:table-cell office:value-type="float" office:value="49.1875169725">
            <text:p>49.1875169725</text:p>
          </table:table-cell>
          <table:table-cell office:value-type="float" office:value="24.3224416634">
            <text:p>24.32244166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7976.3586">
            <text:p>2477976.3586</text:p>
          </table:table-cell>
          <table:table-cell office:value-type="string">
            <text:p>2072-05-13 15:36:23.203125 EST-0500</text:p>
          </table:table-cell>
          <table:table-cell office:value-type="string">
            <text:p>N</text:p>
          </table:table-cell>
          <table:table-cell office:value-type="float" office:value="49.1916082257">
            <text:p>49.1916082257</text:p>
          </table:table-cell>
          <table:table-cell office:value-type="float" office:value="24.3251013658">
            <text:p>24.3251013658</text:p>
          </table:table-cell>
          <table:table-cell office:value-type="float" office:value="49.1916082257">
            <text:p>49.1916082257</text:p>
          </table:table-cell>
          <table:table-cell office:value-type="float" office:value="24.3251013658">
            <text:p>24.32510136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014.6075">
            <text:p>2478014.6075</text:p>
          </table:table-cell>
          <table:table-cell office:value-type="string">
            <text:p>2072-06-20 21:34:48.281250 EST-0500</text:p>
          </table:table-cell>
          <table:table-cell office:value-type="string">
            <text:p>S</text:p>
          </table:table-cell>
          <table:table-cell office:value-type="float" office:value="229.190004494">
            <text:p>229.190004494</text:p>
          </table:table-cell>
          <table:table-cell office:value-type="float" office:value="204.32180071">
            <text:p>204.32180071</text:p>
          </table:table-cell>
          <table:table-cell office:value-type="float" office:value="49.1900044936">
            <text:p>49.1900044936</text:p>
          </table:table-cell>
          <table:table-cell office:value-type="float" office:value="24.3218007101">
            <text:p>24.32180071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064.32735">
            <text:p>2478064.32735</text:p>
          </table:table-cell>
          <table:table-cell office:value-type="string">
            <text:p>2072-08-09 14:51:23.203125 EST-0500</text:p>
          </table:table-cell>
          <table:table-cell office:value-type="string">
            <text:p>N</text:p>
          </table:table-cell>
          <table:table-cell office:value-type="float" office:value="49.1924133986">
            <text:p>49.1924133986</text:p>
          </table:table-cell>
          <table:table-cell office:value-type="float" office:value="24.322292312">
            <text:p>24.322292312</text:p>
          </table:table-cell>
          <table:table-cell office:value-type="float" office:value="49.1924133986">
            <text:p>49.1924133986</text:p>
          </table:table-cell>
          <table:table-cell office:value-type="float" office:value="24.322292312">
            <text:p>24.3222923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102.57686">
            <text:p>2478102.57686</text:p>
          </table:table-cell>
          <table:table-cell office:value-type="string">
            <text:p>2072-09-16 20:50:41.015625 EST-0500</text:p>
          </table:table-cell>
          <table:table-cell office:value-type="string">
            <text:p>S</text:p>
          </table:table-cell>
          <table:table-cell office:value-type="float" office:value="229.193458062">
            <text:p>229.193458062</text:p>
          </table:table-cell>
          <table:table-cell office:value-type="float" office:value="204.322345938">
            <text:p>204.322345938</text:p>
          </table:table-cell>
          <table:table-cell office:value-type="float" office:value="49.1934580617">
            <text:p>49.1934580617</text:p>
          </table:table-cell>
          <table:table-cell office:value-type="float" office:value="24.3223459377">
            <text:p>24.32234593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152.29731">
            <text:p>2478152.29731</text:p>
          </table:table-cell>
          <table:table-cell office:value-type="string">
            <text:p>2072-11-05 14:08:08.671875 EST-0500</text:p>
          </table:table-cell>
          <table:table-cell office:value-type="string">
            <text:p>N</text:p>
          </table:table-cell>
          <table:table-cell office:value-type="float" office:value="49.1953057549">
            <text:p>49.1953057549</text:p>
          </table:table-cell>
          <table:table-cell office:value-type="float" office:value="24.3228670886">
            <text:p>24.3228670886</text:p>
          </table:table-cell>
          <table:table-cell office:value-type="float" office:value="49.1953057549">
            <text:p>49.1953057549</text:p>
          </table:table-cell>
          <table:table-cell office:value-type="float" office:value="24.3228670886">
            <text:p>24.32286708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190.54561">
            <text:p>2478190.54561</text:p>
          </table:table-cell>
          <table:table-cell office:value-type="string">
            <text:p>2072-12-13 20:05:41.015625 EST-0500</text:p>
          </table:table-cell>
          <table:table-cell office:value-type="string">
            <text:p>S</text:p>
          </table:table-cell>
          <table:table-cell office:value-type="float" office:value="229.194205719">
            <text:p>229.194205719</text:p>
          </table:table-cell>
          <table:table-cell office:value-type="float" office:value="204.320123019">
            <text:p>204.320123019</text:p>
          </table:table-cell>
          <table:table-cell office:value-type="float" office:value="49.194205719">
            <text:p>49.194205719</text:p>
          </table:table-cell>
          <table:table-cell office:value-type="float" office:value="24.3201230189">
            <text:p>24.32012301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240.26668">
            <text:p>2478240.26668</text:p>
          </table:table-cell>
          <table:table-cell office:value-type="string">
            <text:p>2073-02-01 13:24:01.406250 EST-0500</text:p>
          </table:table-cell>
          <table:table-cell office:value-type="string">
            <text:p>N</text:p>
          </table:table-cell>
          <table:table-cell office:value-type="float" office:value="49.1978413801">
            <text:p>49.1978413801</text:p>
          </table:table-cell>
          <table:table-cell office:value-type="float" office:value="24.3216378873">
            <text:p>24.3216378873</text:p>
          </table:table-cell>
          <table:table-cell office:value-type="float" office:value="49.1978413801">
            <text:p>49.1978413801</text:p>
          </table:table-cell>
          <table:table-cell office:value-type="float" office:value="24.3216378873">
            <text:p>24.32163788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278.51497">
            <text:p>2478278.51497</text:p>
          </table:table-cell>
          <table:table-cell office:value-type="string">
            <text:p>2073-03-11 19:21:33.750000 EST-0500</text:p>
          </table:table-cell>
          <table:table-cell office:value-type="string">
            <text:p>S</text:p>
          </table:table-cell>
          <table:table-cell office:value-type="float" office:value="229.197360095">
            <text:p>229.197360095</text:p>
          </table:table-cell>
          <table:table-cell office:value-type="float" office:value="204.320120991">
            <text:p>204.320120991</text:p>
          </table:table-cell>
          <table:table-cell office:value-type="float" office:value="49.197360095">
            <text:p>49.197360095</text:p>
          </table:table-cell>
          <table:table-cell office:value-type="float" office:value="24.3201209914">
            <text:p>24.32012099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328.23543">
            <text:p>2478328.23543</text:p>
          </table:table-cell>
          <table:table-cell office:value-type="string">
            <text:p>2073-04-30 12:39:01.406250 EST-0500</text:p>
          </table:table-cell>
          <table:table-cell office:value-type="string">
            <text:p>N</text:p>
          </table:table-cell>
          <table:table-cell office:value-type="float" office:value="49.1980482178">
            <text:p>49.1980482178</text:p>
          </table:table-cell>
          <table:table-cell office:value-type="float" office:value="24.3194539366">
            <text:p>24.3194539366</text:p>
          </table:table-cell>
          <table:table-cell office:value-type="float" office:value="49.1980482178">
            <text:p>49.1980482178</text:p>
          </table:table-cell>
          <table:table-cell office:value-type="float" office:value="24.3194539366">
            <text:p>24.31945393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366.48433">
            <text:p>2478366.48433</text:p>
          </table:table-cell>
          <table:table-cell office:value-type="string">
            <text:p>2073-06-07 18:37:26.484375 EST-0500</text:p>
          </table:table-cell>
          <table:table-cell office:value-type="string">
            <text:p>S</text:p>
          </table:table-cell>
          <table:table-cell office:value-type="float" office:value="229.200699414">
            <text:p>229.200699414</text:p>
          </table:table-cell>
          <table:table-cell office:value-type="float" office:value="204.320642864">
            <text:p>204.320642864</text:p>
          </table:table-cell>
          <table:table-cell office:value-type="float" office:value="49.2006994138">
            <text:p>49.2006994138</text:p>
          </table:table-cell>
          <table:table-cell office:value-type="float" office:value="24.320642864">
            <text:p>24.3206428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416.20479">
            <text:p>2478416.20479</text:p>
          </table:table-cell>
          <table:table-cell office:value-type="string">
            <text:p>2073-07-27 11:54:54.140625 EST-0500</text:p>
          </table:table-cell>
          <table:table-cell office:value-type="string">
            <text:p>N</text:p>
          </table:table-cell>
          <table:table-cell office:value-type="float" office:value="49.2026094739">
            <text:p>49.2026094739</text:p>
          </table:table-cell>
          <table:table-cell office:value-type="float" office:value="24.3204377651">
            <text:p>24.3204377651</text:p>
          </table:table-cell>
          <table:table-cell office:value-type="float" office:value="49.2026094739">
            <text:p>49.2026094739</text:p>
          </table:table-cell>
          <table:table-cell office:value-type="float" office:value="24.3204377651">
            <text:p>24.32043776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454.45308">
            <text:p>2478454.45308</text:p>
          </table:table-cell>
          <table:table-cell office:value-type="string">
            <text:p>2073-09-03 17:52:26.484375 EST-0500</text:p>
          </table:table-cell>
          <table:table-cell office:value-type="string">
            <text:p>S</text:p>
          </table:table-cell>
          <table:table-cell office:value-type="float" office:value="229.202219411">
            <text:p>229.202219411</text:p>
          </table:table-cell>
          <table:table-cell office:value-type="float" office:value="204.318821952">
            <text:p>204.318821952</text:p>
          </table:table-cell>
          <table:table-cell office:value-type="float" office:value="49.2022194109">
            <text:p>49.2022194109</text:p>
          </table:table-cell>
          <table:table-cell office:value-type="float" office:value="24.3188219524">
            <text:p>24.31882195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504.17414">
            <text:p>2478504.17414</text:p>
          </table:table-cell>
          <table:table-cell office:value-type="string">
            <text:p>2073-10-23 11:10:46.875000 EST-0500</text:p>
          </table:table-cell>
          <table:table-cell office:value-type="string">
            <text:p>N</text:p>
          </table:table-cell>
          <table:table-cell office:value-type="float" office:value="49.2051204232">
            <text:p>49.2051204232</text:p>
          </table:table-cell>
          <table:table-cell office:value-type="float" office:value="24.3205014039">
            <text:p>24.3205014039</text:p>
          </table:table-cell>
          <table:table-cell office:value-type="float" office:value="49.2051204232">
            <text:p>49.2051204232</text:p>
          </table:table-cell>
          <table:table-cell office:value-type="float" office:value="24.3205014039">
            <text:p>24.32050140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542.42244">
            <text:p>2478542.42244</text:p>
          </table:table-cell>
          <table:table-cell office:value-type="string">
            <text:p>2073-11-30 17:08:19.218750 EST-0500</text:p>
          </table:table-cell>
          <table:table-cell office:value-type="string">
            <text:p>S</text:p>
          </table:table-cell>
          <table:table-cell office:value-type="float" office:value="229.204732123">
            <text:p>229.204732123</text:p>
          </table:table-cell>
          <table:table-cell office:value-type="float" office:value="204.318678412">
            <text:p>204.318678412</text:p>
          </table:table-cell>
          <table:table-cell office:value-type="float" office:value="49.2047321229">
            <text:p>49.2047321229</text:p>
          </table:table-cell>
          <table:table-cell office:value-type="float" office:value="24.3186784124">
            <text:p>24.31867841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592.14412">
            <text:p>2478592.14412</text:p>
          </table:table-cell>
          <table:table-cell office:value-type="string">
            <text:p>2074-01-19 10:27:32.343750 EST-0500</text:p>
          </table:table-cell>
          <table:table-cell office:value-type="string">
            <text:p>N</text:p>
          </table:table-cell>
          <table:table-cell office:value-type="float" office:value="49.2078588647">
            <text:p>49.2078588647</text:p>
          </table:table-cell>
          <table:table-cell office:value-type="float" office:value="24.3194972283">
            <text:p>24.3194972283</text:p>
          </table:table-cell>
          <table:table-cell office:value-type="float" office:value="49.2078588647">
            <text:p>49.2078588647</text:p>
          </table:table-cell>
          <table:table-cell office:value-type="float" office:value="24.3194972283">
            <text:p>24.31949722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630.39179">
            <text:p>2478630.39179</text:p>
          </table:table-cell>
          <table:table-cell office:value-type="string">
            <text:p>2074-02-26 16:24:11.953125 EST-0500</text:p>
          </table:table-cell>
          <table:table-cell office:value-type="string">
            <text:p>S</text:p>
          </table:table-cell>
          <table:table-cell office:value-type="float" office:value="229.20848483">
            <text:p>229.20848483</text:p>
          </table:table-cell>
          <table:table-cell office:value-type="float" office:value="204.318750333">
            <text:p>204.318750333</text:p>
          </table:table-cell>
          <table:table-cell office:value-type="float" office:value="49.2084848296">
            <text:p>49.2084848296</text:p>
          </table:table-cell>
          <table:table-cell office:value-type="float" office:value="24.3187503333">
            <text:p>24.31875033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680.11348">
            <text:p>2478680.11348</text:p>
          </table:table-cell>
          <table:table-cell office:value-type="string">
            <text:p>2074-04-17 09:43:25.078125 EST-0500</text:p>
          </table:table-cell>
          <table:table-cell office:value-type="string">
            <text:p>N</text:p>
          </table:table-cell>
          <table:table-cell office:value-type="float" office:value="49.2112887527">
            <text:p>49.2112887527</text:p>
          </table:table-cell>
          <table:table-cell office:value-type="float" office:value="24.3203325065">
            <text:p>24.3203325065</text:p>
          </table:table-cell>
          <table:table-cell office:value-type="float" office:value="49.2112887527">
            <text:p>49.2112887527</text:p>
          </table:table-cell>
          <table:table-cell office:value-type="float" office:value="24.3203325065">
            <text:p>24.32033250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718.36054">
            <text:p>2478718.36054</text:p>
          </table:table-cell>
          <table:table-cell office:value-type="string">
            <text:p>2074-05-25 15:39:11.953125 EST-0500</text:p>
          </table:table-cell>
          <table:table-cell office:value-type="string">
            <text:p>S</text:p>
          </table:table-cell>
          <table:table-cell office:value-type="float" office:value="229.209622705">
            <text:p>229.209622705</text:p>
          </table:table-cell>
          <table:table-cell office:value-type="float" office:value="204.317384958">
            <text:p>204.317384958</text:p>
          </table:table-cell>
          <table:table-cell office:value-type="float" office:value="49.2096227047">
            <text:p>49.2096227047</text:p>
          </table:table-cell>
          <table:table-cell office:value-type="float" office:value="24.3173849581">
            <text:p>24.31738495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768.08223">
            <text:p>2478768.08223</text:p>
          </table:table-cell>
          <table:table-cell office:value-type="string">
            <text:p>2074-07-14 08:58:25.078125 EST-0500</text:p>
          </table:table-cell>
          <table:table-cell office:value-type="string">
            <text:p>N</text:p>
          </table:table-cell>
          <table:table-cell office:value-type="float" office:value="49.2126492206">
            <text:p>49.2126492206</text:p>
          </table:table-cell>
          <table:table-cell office:value-type="float" office:value="24.3180634406">
            <text:p>24.3180634406</text:p>
          </table:table-cell>
          <table:table-cell office:value-type="float" office:value="49.2126492206">
            <text:p>49.2126492206</text:p>
          </table:table-cell>
          <table:table-cell office:value-type="float" office:value="24.3180634406">
            <text:p>24.31806344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806.32991">
            <text:p>2478806.32991</text:p>
          </table:table-cell>
          <table:table-cell office:value-type="string">
            <text:p>2074-08-21 14:55:04.687500 EST-0500</text:p>
          </table:table-cell>
          <table:table-cell office:value-type="string">
            <text:p>S</text:p>
          </table:table-cell>
          <table:table-cell office:value-type="float" office:value="229.213838477">
            <text:p>229.213838477</text:p>
          </table:table-cell>
          <table:table-cell office:value-type="float" office:value="204.317815881">
            <text:p>204.317815881</text:p>
          </table:table-cell>
          <table:table-cell office:value-type="float" office:value="49.2138384768">
            <text:p>49.2138384768</text:p>
          </table:table-cell>
          <table:table-cell office:value-type="float" office:value="24.3178158808">
            <text:p>24.31781588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856.05098">
            <text:p>2478856.05098</text:p>
          </table:table-cell>
          <table:table-cell office:value-type="string">
            <text:p>2074-10-10 08:13:25.078125 EST-0500</text:p>
          </table:table-cell>
          <table:table-cell office:value-type="string">
            <text:p>N</text:p>
          </table:table-cell>
          <table:table-cell office:value-type="float" office:value="49.2138597072">
            <text:p>49.2138597072</text:p>
          </table:table-cell>
          <table:table-cell office:value-type="float" office:value="24.3166721486">
            <text:p>24.3166721486</text:p>
          </table:table-cell>
          <table:table-cell office:value-type="float" office:value="49.2138597072">
            <text:p>49.2138597072</text:p>
          </table:table-cell>
          <table:table-cell office:value-type="float" office:value="24.3166721486">
            <text:p>24.31667214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894.29927">
            <text:p>2478894.29927</text:p>
          </table:table-cell>
          <table:table-cell office:value-type="string">
            <text:p>2074-11-17 14:10:57.421875 EST-0500</text:p>
          </table:table-cell>
          <table:table-cell office:value-type="string">
            <text:p>S</text:p>
          </table:table-cell>
          <table:table-cell office:value-type="float" office:value="229.215737681">
            <text:p>229.215737681</text:p>
          </table:table-cell>
          <table:table-cell office:value-type="float" office:value="204.317312423">
            <text:p>204.317312423</text:p>
          </table:table-cell>
          <table:table-cell office:value-type="float" office:value="49.2157376809">
            <text:p>49.2157376809</text:p>
          </table:table-cell>
          <table:table-cell office:value-type="float" office:value="24.3173124232">
            <text:p>24.31731242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944.02034">
            <text:p>2478944.02034</text:p>
          </table:table-cell>
          <table:table-cell office:value-type="string">
            <text:p>2075-01-06 07:29:17.812500 EST-0500</text:p>
          </table:table-cell>
          <table:table-cell office:value-type="string">
            <text:p>N</text:p>
          </table:table-cell>
          <table:table-cell office:value-type="float" office:value="49.2167477053">
            <text:p>49.2167477053</text:p>
          </table:table-cell>
          <table:table-cell office:value-type="float" office:value="24.3158203923">
            <text:p>24.3158203923</text:p>
          </table:table-cell>
          <table:table-cell office:value-type="float" office:value="49.2167477053">
            <text:p>49.2167477053</text:p>
          </table:table-cell>
          <table:table-cell office:value-type="float" office:value="24.3158203923">
            <text:p>24.31582039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8982.26802">
            <text:p>2478982.26802</text:p>
          </table:table-cell>
          <table:table-cell office:value-type="string">
            <text:p>2075-02-13 13:25:57.421875 EST-0500</text:p>
          </table:table-cell>
          <table:table-cell office:value-type="string">
            <text:p>S</text:p>
          </table:table-cell>
          <table:table-cell office:value-type="float" office:value="229.217785779">
            <text:p>229.217785779</text:p>
          </table:table-cell>
          <table:table-cell office:value-type="float" office:value="204.315260407">
            <text:p>204.315260407</text:p>
          </table:table-cell>
          <table:table-cell office:value-type="float" office:value="49.2177857791">
            <text:p>49.2177857791</text:p>
          </table:table-cell>
          <table:table-cell office:value-type="float" office:value="24.315260407">
            <text:p>24.3152604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031.99031">
            <text:p>2479031.99031</text:p>
          </table:table-cell>
          <table:table-cell office:value-type="string">
            <text:p>2075-04-04 06:46:03.281250 EST-0500</text:p>
          </table:table-cell>
          <table:table-cell office:value-type="string">
            <text:p>N</text:p>
          </table:table-cell>
          <table:table-cell office:value-type="float" office:value="49.2211262541">
            <text:p>49.2211262541</text:p>
          </table:table-cell>
          <table:table-cell office:value-type="float" office:value="24.3174233629">
            <text:p>24.3174233629</text:p>
          </table:table-cell>
          <table:table-cell office:value-type="float" office:value="49.2211262541">
            <text:p>49.2211262541</text:p>
          </table:table-cell>
          <table:table-cell office:value-type="float" office:value="24.3174233629">
            <text:p>24.31742336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070.23738">
            <text:p>2479070.23738</text:p>
          </table:table-cell>
          <table:table-cell office:value-type="string">
            <text:p>2075-05-12 12:41:50.156250 EST-0500</text:p>
          </table:table-cell>
          <table:table-cell office:value-type="string">
            <text:p>S</text:p>
          </table:table-cell>
          <table:table-cell office:value-type="float" office:value="229.221234748">
            <text:p>229.221234748</text:p>
          </table:table-cell>
          <table:table-cell office:value-type="float" office:value="204.316253245">
            <text:p>204.316253245</text:p>
          </table:table-cell>
          <table:table-cell office:value-type="float" office:value="49.2212347484">
            <text:p>49.2212347484</text:p>
          </table:table-cell>
          <table:table-cell office:value-type="float" office:value="24.3162532446">
            <text:p>24.31625324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119.95906">
            <text:p>2479119.95906</text:p>
          </table:table-cell>
          <table:table-cell office:value-type="string">
            <text:p>2075-07-01 06:01:03.281250 EST-0500</text:p>
          </table:table-cell>
          <table:table-cell office:value-type="string">
            <text:p>N</text:p>
          </table:table-cell>
          <table:table-cell office:value-type="float" office:value="49.2226527951">
            <text:p>49.2226527951</text:p>
          </table:table-cell>
          <table:table-cell office:value-type="float" office:value="24.3152696311">
            <text:p>24.3152696311</text:p>
          </table:table-cell>
          <table:table-cell office:value-type="float" office:value="49.2226527951">
            <text:p>49.2226527951</text:p>
          </table:table-cell>
          <table:table-cell office:value-type="float" office:value="24.3152696311">
            <text:p>24.31526963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158.20613">
            <text:p>2479158.20613</text:p>
          </table:table-cell>
          <table:table-cell office:value-type="string">
            <text:p>2075-08-08 11:56:50.156250 EST-0500</text:p>
          </table:table-cell>
          <table:table-cell office:value-type="string">
            <text:p>S</text:p>
          </table:table-cell>
          <table:table-cell office:value-type="float" office:value="229.224702412">
            <text:p>229.224702412</text:p>
          </table:table-cell>
          <table:table-cell office:value-type="float" office:value="204.315751619">
            <text:p>204.315751619</text:p>
          </table:table-cell>
          <table:table-cell office:value-type="float" office:value="49.2247024116">
            <text:p>49.2247024116</text:p>
          </table:table-cell>
          <table:table-cell office:value-type="float" office:value="24.315751619">
            <text:p>24.3157516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207.92781">
            <text:p>2479207.92781</text:p>
          </table:table-cell>
          <table:table-cell office:value-type="string">
            <text:p>2075-09-27 05:16:03.281250 EST-0500</text:p>
          </table:table-cell>
          <table:table-cell office:value-type="string">
            <text:p>N</text:p>
          </table:table-cell>
          <table:table-cell office:value-type="float" office:value="49.2256680121">
            <text:p>49.2256680121</text:p>
          </table:table-cell>
          <table:table-cell office:value-type="float" office:value="24.3153553715">
            <text:p>24.3153553715</text:p>
          </table:table-cell>
          <table:table-cell office:value-type="float" office:value="49.2256680121">
            <text:p>49.2256680121</text:p>
          </table:table-cell>
          <table:table-cell office:value-type="float" office:value="24.3153553715">
            <text:p>24.31535537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246.17488">
            <text:p>2479246.17488</text:p>
          </table:table-cell>
          <table:table-cell office:value-type="string">
            <text:p>2075-11-04 11:11:50.156250 EST-0500</text:p>
          </table:table-cell>
          <table:table-cell office:value-type="string">
            <text:p>S</text:p>
          </table:table-cell>
          <table:table-cell office:value-type="float" office:value="229.226241981">
            <text:p>229.226241981</text:p>
          </table:table-cell>
          <table:table-cell office:value-type="float" office:value="204.31474474">
            <text:p>204.31474474</text:p>
          </table:table-cell>
          <table:table-cell office:value-type="float" office:value="49.2262419812">
            <text:p>49.2262419812</text:p>
          </table:table-cell>
          <table:table-cell office:value-type="float" office:value="24.3147447403">
            <text:p>24.31474474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295.89656">
            <text:p>2479295.89656</text:p>
          </table:table-cell>
          <table:table-cell office:value-type="string">
            <text:p>2075-12-24 04:31:03.281250 EST-0500</text:p>
          </table:table-cell>
          <table:table-cell office:value-type="string">
            <text:p>N</text:p>
          </table:table-cell>
          <table:table-cell office:value-type="float" office:value="49.227264379">
            <text:p>49.227264379</text:p>
          </table:table-cell>
          <table:table-cell office:value-type="float" office:value="24.3134168532">
            <text:p>24.3134168532</text:p>
          </table:table-cell>
          <table:table-cell office:value-type="float" office:value="49.227264379">
            <text:p>49.227264379</text:p>
          </table:table-cell>
          <table:table-cell office:value-type="float" office:value="24.3134168532">
            <text:p>24.31341685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334.14424">
            <text:p>2479334.14424</text:p>
          </table:table-cell>
          <table:table-cell office:value-type="string">
            <text:p>2076-01-31 10:27:42.890625 EST-0500</text:p>
          </table:table-cell>
          <table:table-cell office:value-type="string">
            <text:p>S</text:p>
          </table:table-cell>
          <table:table-cell office:value-type="float" office:value="229.229930022">
            <text:p>229.229930022</text:p>
          </table:table-cell>
          <table:table-cell office:value-type="float" office:value="204.314370277">
            <text:p>204.314370277</text:p>
          </table:table-cell>
          <table:table-cell office:value-type="float" office:value="49.2299300223">
            <text:p>49.2299300223</text:p>
          </table:table-cell>
          <table:table-cell office:value-type="float" office:value="24.3143702771">
            <text:p>24.31437027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383.86593">
            <text:p>2479383.86593</text:p>
          </table:table-cell>
          <table:table-cell office:value-type="string">
            <text:p>2076-03-21 03:46:56.015625 EST-0500</text:p>
          </table:table-cell>
          <table:table-cell office:value-type="string">
            <text:p>N</text:p>
          </table:table-cell>
          <table:table-cell office:value-type="float" office:value="49.2304336011">
            <text:p>49.2304336011</text:p>
          </table:table-cell>
          <table:table-cell office:value-type="float" office:value="24.3133057218">
            <text:p>24.3133057218</text:p>
          </table:table-cell>
          <table:table-cell office:value-type="float" office:value="49.2304336011">
            <text:p>49.2304336011</text:p>
          </table:table-cell>
          <table:table-cell office:value-type="float" office:value="24.3133057218">
            <text:p>24.31330572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422.1136">
            <text:p>2479422.1136</text:p>
          </table:table-cell>
          <table:table-cell office:value-type="string">
            <text:p>2076-04-28 09:43:35.625000 EST-0500</text:p>
          </table:table-cell>
          <table:table-cell office:value-type="string">
            <text:p>S</text:p>
          </table:table-cell>
          <table:table-cell office:value-type="float" office:value="229.232726446">
            <text:p>229.232726446</text:p>
          </table:table-cell>
          <table:table-cell office:value-type="float" office:value="204.314382578">
            <text:p>204.314382578</text:p>
          </table:table-cell>
          <table:table-cell office:value-type="float" office:value="49.2327264465">
            <text:p>49.2327264465</text:p>
          </table:table-cell>
          <table:table-cell office:value-type="float" office:value="24.3143825781">
            <text:p>24.31438257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471.83528">
            <text:p>2479471.83528</text:p>
          </table:table-cell>
          <table:table-cell office:value-type="string">
            <text:p>2076-06-17 03:02:48.750000 EST-0500</text:p>
          </table:table-cell>
          <table:table-cell office:value-type="string">
            <text:p>N</text:p>
          </table:table-cell>
          <table:table-cell office:value-type="float" office:value="49.2331494664">
            <text:p>49.2331494664</text:p>
          </table:table-cell>
          <table:table-cell office:value-type="float" office:value="24.312674651">
            <text:p>24.312674651</text:p>
          </table:table-cell>
          <table:table-cell office:value-type="float" office:value="49.2331494664">
            <text:p>49.2331494664</text:p>
          </table:table-cell>
          <table:table-cell office:value-type="float" office:value="24.312674651">
            <text:p>24.3126746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510.08174">
            <text:p>2479510.08174</text:p>
          </table:table-cell>
          <table:table-cell office:value-type="string">
            <text:p>2076-07-25 08:57:42.890625 EST-0500</text:p>
          </table:table-cell>
          <table:table-cell office:value-type="string">
            <text:p>S</text:p>
          </table:table-cell>
          <table:table-cell office:value-type="float" office:value="229.234728008">
            <text:p>229.234728008</text:p>
          </table:table-cell>
          <table:table-cell office:value-type="float" office:value="204.312446494">
            <text:p>204.312446494</text:p>
          </table:table-cell>
          <table:table-cell office:value-type="float" office:value="49.2347280078">
            <text:p>49.2347280078</text:p>
          </table:table-cell>
          <table:table-cell office:value-type="float" office:value="24.3124464935">
            <text:p>24.31244649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559.80403">
            <text:p>2479559.80403</text:p>
          </table:table-cell>
          <table:table-cell office:value-type="string">
            <text:p>2076-09-13 02:17:48.750000 EST-0500</text:p>
          </table:table-cell>
          <table:table-cell office:value-type="string">
            <text:p>N</text:p>
          </table:table-cell>
          <table:table-cell office:value-type="float" office:value="49.2364269169">
            <text:p>49.2364269169</text:p>
          </table:table-cell>
          <table:table-cell office:value-type="float" office:value="24.3123966877">
            <text:p>24.3123966877</text:p>
          </table:table-cell>
          <table:table-cell office:value-type="float" office:value="49.2364269169">
            <text:p>49.2364269169</text:p>
          </table:table-cell>
          <table:table-cell office:value-type="float" office:value="24.3123966877">
            <text:p>24.31239668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598.05049">
            <text:p>2479598.05049</text:p>
          </table:table-cell>
          <table:table-cell office:value-type="string">
            <text:p>2076-10-21 08:12:42.890625 EST-0500</text:p>
          </table:table-cell>
          <table:table-cell office:value-type="string">
            <text:p>S</text:p>
          </table:table-cell>
          <table:table-cell office:value-type="float" office:value="229.237202008">
            <text:p>229.237202008</text:p>
          </table:table-cell>
          <table:table-cell office:value-type="float" office:value="204.312058474">
            <text:p>204.312058474</text:p>
          </table:table-cell>
          <table:table-cell office:value-type="float" office:value="49.2372020082">
            <text:p>49.2372020082</text:p>
          </table:table-cell>
          <table:table-cell office:value-type="float" office:value="24.3120584739">
            <text:p>24.31205847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647.77339">
            <text:p>2479647.77339</text:p>
          </table:table-cell>
          <table:table-cell office:value-type="string">
            <text:p>2076-12-10 01:33:41.484375 EST-0500</text:p>
          </table:table-cell>
          <table:table-cell office:value-type="string">
            <text:p>N</text:p>
          </table:table-cell>
          <table:table-cell office:value-type="float" office:value="49.2425716213">
            <text:p>49.2425716213</text:p>
          </table:table-cell>
          <table:table-cell office:value-type="float" office:value="24.3153678595">
            <text:p>24.3153678595</text:p>
          </table:table-cell>
          <table:table-cell office:value-type="float" office:value="49.2425716213">
            <text:p>49.2425716213</text:p>
          </table:table-cell>
          <table:table-cell office:value-type="float" office:value="24.3153678595">
            <text:p>24.31536785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686.01985">
            <text:p>2479686.01985</text:p>
          </table:table-cell>
          <table:table-cell office:value-type="string">
            <text:p>2077-01-17 07:28:35.625000 EST-0500</text:p>
          </table:table-cell>
          <table:table-cell office:value-type="string">
            <text:p>S</text:p>
          </table:table-cell>
          <table:table-cell office:value-type="float" office:value="229.242450978">
            <text:p>229.242450978</text:p>
          </table:table-cell>
          <table:table-cell office:value-type="float" office:value="204.313314355">
            <text:p>204.313314355</text:p>
          </table:table-cell>
          <table:table-cell office:value-type="float" office:value="49.242450978">
            <text:p>49.242450978</text:p>
          </table:table-cell>
          <table:table-cell office:value-type="float" office:value="24.3133143549">
            <text:p>24.31331435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735.74214">
            <text:p>2479735.74214</text:p>
          </table:table-cell>
          <table:table-cell office:value-type="string">
            <text:p>2077-03-08 00:48:41.484375 EST-0500</text:p>
          </table:table-cell>
          <table:table-cell office:value-type="string">
            <text:p>N</text:p>
          </table:table-cell>
          <table:table-cell office:value-type="float" office:value="49.2431739044">
            <text:p>49.2431739044</text:p>
          </table:table-cell>
          <table:table-cell office:value-type="float" office:value="24.3120713761">
            <text:p>24.3120713761</text:p>
          </table:table-cell>
          <table:table-cell office:value-type="float" office:value="49.2431739044">
            <text:p>49.2431739044</text:p>
          </table:table-cell>
          <table:table-cell office:value-type="float" office:value="24.3120713761">
            <text:p>24.31207137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773.9886">
            <text:p>2479773.9886</text:p>
          </table:table-cell>
          <table:table-cell office:value-type="string">
            <text:p>2077-04-15 06:43:35.625000 EST-0500</text:p>
          </table:table-cell>
          <table:table-cell office:value-type="string">
            <text:p>S</text:p>
          </table:table-cell>
          <table:table-cell office:value-type="float" office:value="229.243169723">
            <text:p>229.243169723</text:p>
          </table:table-cell>
          <table:table-cell office:value-type="float" office:value="204.311022189">
            <text:p>204.311022189</text:p>
          </table:table-cell>
          <table:table-cell office:value-type="float" office:value="49.2431697234">
            <text:p>49.2431697234</text:p>
          </table:table-cell>
          <table:table-cell office:value-type="float" office:value="24.3110221892">
            <text:p>24.31102218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823.7115">
            <text:p>2479823.7115</text:p>
          </table:table-cell>
          <table:table-cell office:value-type="string">
            <text:p>2077-06-04 00:04:34.218750 EST-0500</text:p>
          </table:table-cell>
          <table:table-cell office:value-type="string">
            <text:p>N</text:p>
          </table:table-cell>
          <table:table-cell office:value-type="float" office:value="49.2451084102">
            <text:p>49.2451084102</text:p>
          </table:table-cell>
          <table:table-cell office:value-type="float" office:value="24.3109887908">
            <text:p>24.3109887908</text:p>
          </table:table-cell>
          <table:table-cell office:value-type="float" office:value="49.2451084102">
            <text:p>49.2451084102</text:p>
          </table:table-cell>
          <table:table-cell office:value-type="float" office:value="24.3109887908">
            <text:p>24.31098879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861.95796">
            <text:p>2479861.95796</text:p>
          </table:table-cell>
          <table:table-cell office:value-type="string">
            <text:p>2077-07-12 05:59:28.359375 EST-0500</text:p>
          </table:table-cell>
          <table:table-cell office:value-type="string">
            <text:p>S</text:p>
          </table:table-cell>
          <table:table-cell office:value-type="float" office:value="229.247559531">
            <text:p>229.247559531</text:p>
          </table:table-cell>
          <table:table-cell office:value-type="float" office:value="204.311449368">
            <text:p>204.311449368</text:p>
          </table:table-cell>
          <table:table-cell office:value-type="float" office:value="49.2475595308">
            <text:p>49.2475595308</text:p>
          </table:table-cell>
          <table:table-cell office:value-type="float" office:value="24.3114493681">
            <text:p>24.31144936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911.68086">
            <text:p>2479911.68086</text:p>
          </table:table-cell>
          <table:table-cell office:value-type="string">
            <text:p>2077-08-30 23:20:26.953125 EST-0500</text:p>
          </table:table-cell>
          <table:table-cell office:value-type="string">
            <text:p>N</text:p>
          </table:table-cell>
          <table:table-cell office:value-type="float" office:value="49.2500920733">
            <text:p>49.2500920733</text:p>
          </table:table-cell>
          <table:table-cell office:value-type="float" office:value="24.3119421295">
            <text:p>24.3119421295</text:p>
          </table:table-cell>
          <table:table-cell office:value-type="float" office:value="49.2500920733">
            <text:p>49.2500920733</text:p>
          </table:table-cell>
          <table:table-cell office:value-type="float" office:value="24.3119421295">
            <text:p>24.31194212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949.92671">
            <text:p>2479949.92671</text:p>
          </table:table-cell>
          <table:table-cell office:value-type="string">
            <text:p>2077-10-08 05:14:28.359375 EST-0500</text:p>
          </table:table-cell>
          <table:table-cell office:value-type="string">
            <text:p>S</text:p>
          </table:table-cell>
          <table:table-cell office:value-type="float" office:value="229.249974044">
            <text:p>229.249974044</text:p>
          </table:table-cell>
          <table:table-cell office:value-type="float" office:value="204.310726087">
            <text:p>204.310726087</text:p>
          </table:table-cell>
          <table:table-cell office:value-type="float" office:value="49.2499740443">
            <text:p>49.2499740443</text:p>
          </table:table-cell>
          <table:table-cell office:value-type="float" office:value="24.3107260872">
            <text:p>24.3107260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79999.64961">
            <text:p>2479999.64961</text:p>
          </table:table-cell>
          <table:table-cell office:value-type="string">
            <text:p>2077-11-26 22:35:26.953125 EST-0500</text:p>
          </table:table-cell>
          <table:table-cell office:value-type="string">
            <text:p>N</text:p>
          </table:table-cell>
          <table:table-cell office:value-type="float" office:value="49.2517349545">
            <text:p>49.2517349545</text:p>
          </table:table-cell>
          <table:table-cell office:value-type="float" office:value="24.3106329156">
            <text:p>24.3106329156</text:p>
          </table:table-cell>
          <table:table-cell office:value-type="float" office:value="49.2517349545">
            <text:p>49.2517349545</text:p>
          </table:table-cell>
          <table:table-cell office:value-type="float" office:value="24.3106329156">
            <text:p>24.31063291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037.89546">
            <text:p>2480037.89546</text:p>
          </table:table-cell>
          <table:table-cell office:value-type="string">
            <text:p>2078-01-04 04:29:28.359375 EST-0500</text:p>
          </table:table-cell>
          <table:table-cell office:value-type="string">
            <text:p>S</text:p>
          </table:table-cell>
          <table:table-cell office:value-type="float" office:value="229.25339216">
            <text:p>229.25339216</text:p>
          </table:table-cell>
          <table:table-cell office:value-type="float" office:value="204.310163545">
            <text:p>204.310163545</text:p>
          </table:table-cell>
          <table:table-cell office:value-type="float" office:value="49.2533921604">
            <text:p>49.2533921604</text:p>
          </table:table-cell>
          <table:table-cell office:value-type="float" office:value="24.3101635454">
            <text:p>24.31016354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087.61897">
            <text:p>2480087.61897</text:p>
          </table:table-cell>
          <table:table-cell office:value-type="string">
            <text:p>2078-02-22 21:51:19.687500 EST-0500</text:p>
          </table:table-cell>
          <table:table-cell office:value-type="string">
            <text:p>N</text:p>
          </table:table-cell>
          <table:table-cell office:value-type="float" office:value="49.2575065053">
            <text:p>49.2575065053</text:p>
          </table:table-cell>
          <table:table-cell office:value-type="float" office:value="24.3120825243">
            <text:p>24.3120825243</text:p>
          </table:table-cell>
          <table:table-cell office:value-type="float" office:value="49.2575065053">
            <text:p>49.2575065053</text:p>
          </table:table-cell>
          <table:table-cell office:value-type="float" office:value="24.3120825243">
            <text:p>24.31208252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125.86483">
            <text:p>2480125.86483</text:p>
          </table:table-cell>
          <table:table-cell office:value-type="string">
            <text:p>2078-04-02 03:45:21.093750 EST-0500</text:p>
          </table:table-cell>
          <table:table-cell office:value-type="string">
            <text:p>S</text:p>
          </table:table-cell>
          <table:table-cell office:value-type="float" office:value="229.257318371">
            <text:p>229.257318371</text:p>
          </table:table-cell>
          <table:table-cell office:value-type="float" office:value="204.310892205">
            <text:p>204.310892205</text:p>
          </table:table-cell>
          <table:table-cell office:value-type="float" office:value="49.2573183712">
            <text:p>49.2573183712</text:p>
          </table:table-cell>
          <table:table-cell office:value-type="float" office:value="24.3108922046">
            <text:p>24.31089220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175.58833">
            <text:p>2480175.58833</text:p>
          </table:table-cell>
          <table:table-cell office:value-type="string">
            <text:p>2078-05-21 21:07:12.421875 EST-0500</text:p>
          </table:table-cell>
          <table:table-cell office:value-type="string">
            <text:p>N</text:p>
          </table:table-cell>
          <table:table-cell office:value-type="float" office:value="49.2575280236">
            <text:p>49.2575280236</text:p>
          </table:table-cell>
          <table:table-cell office:value-type="float" office:value="24.3091421084">
            <text:p>24.3091421084</text:p>
          </table:table-cell>
          <table:table-cell office:value-type="float" office:value="49.2575280236">
            <text:p>49.2575280236</text:p>
          </table:table-cell>
          <table:table-cell office:value-type="float" office:value="24.3091421084">
            <text:p>24.30914210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213.83358">
            <text:p>2480213.83358</text:p>
          </table:table-cell>
          <table:table-cell office:value-type="string">
            <text:p>2078-06-29 03:00:21.093750 EST-0500</text:p>
          </table:table-cell>
          <table:table-cell office:value-type="string">
            <text:p>S</text:p>
          </table:table-cell>
          <table:table-cell office:value-type="float" office:value="229.259239045">
            <text:p>229.259239045</text:p>
          </table:table-cell>
          <table:table-cell office:value-type="float" office:value="204.308845348">
            <text:p>204.308845348</text:p>
          </table:table-cell>
          <table:table-cell office:value-type="float" office:value="49.2592390454">
            <text:p>49.2592390454</text:p>
          </table:table-cell>
          <table:table-cell office:value-type="float" office:value="24.3088453478">
            <text:p>24.30884534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263.5583">
            <text:p>2480263.5583</text:p>
          </table:table-cell>
          <table:table-cell office:value-type="string">
            <text:p>2078-08-17 20:23:57.890625 EST-0500</text:p>
          </table:table-cell>
          <table:table-cell office:value-type="string">
            <text:p>N</text:p>
          </table:table-cell>
          <table:table-cell office:value-type="float" office:value="49.2639549188">
            <text:p>49.2639549188</text:p>
          </table:table-cell>
          <table:table-cell office:value-type="float" office:value="24.3113976454">
            <text:p>24.3113976454</text:p>
          </table:table-cell>
          <table:table-cell office:value-type="float" office:value="49.2639549188">
            <text:p>49.2639549188</text:p>
          </table:table-cell>
          <table:table-cell office:value-type="float" office:value="24.3113976454">
            <text:p>24.31139764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301.80293">
            <text:p>2480301.80293</text:p>
          </table:table-cell>
          <table:table-cell office:value-type="string">
            <text:p>2078-09-25 02:16:13.828125 EST-0500</text:p>
          </table:table-cell>
          <table:table-cell office:value-type="string">
            <text:p>S</text:p>
          </table:table-cell>
          <table:table-cell office:value-type="float" office:value="229.262583001">
            <text:p>229.262583001</text:p>
          </table:table-cell>
          <table:table-cell office:value-type="float" office:value="204.308855281">
            <text:p>204.308855281</text:p>
          </table:table-cell>
          <table:table-cell office:value-type="float" office:value="49.2625830015">
            <text:p>49.2625830015</text:p>
          </table:table-cell>
          <table:table-cell office:value-type="float" office:value="24.3088552813">
            <text:p>24.30885528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351.52705">
            <text:p>2480351.52705</text:p>
          </table:table-cell>
          <table:table-cell office:value-type="string">
            <text:p>2078-11-13 19:38:57.890625 EST-0500</text:p>
          </table:table-cell>
          <table:table-cell office:value-type="string">
            <text:p>N</text:p>
          </table:table-cell>
          <table:table-cell office:value-type="float" office:value="49.2643390676">
            <text:p>49.2643390676</text:p>
          </table:table-cell>
          <table:table-cell office:value-type="float" office:value="24.3087532943">
            <text:p>24.3087532943</text:p>
          </table:table-cell>
          <table:table-cell office:value-type="float" office:value="49.2643390676">
            <text:p>49.2643390676</text:p>
          </table:table-cell>
          <table:table-cell office:value-type="float" office:value="24.3087532943">
            <text:p>24.30875329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389.77229">
            <text:p>2480389.77229</text:p>
          </table:table-cell>
          <table:table-cell office:value-type="string">
            <text:p>2078-12-22 01:32:06.562500 EST-0500</text:p>
          </table:table-cell>
          <table:table-cell office:value-type="string">
            <text:p>S</text:p>
          </table:table-cell>
          <table:table-cell office:value-type="float" office:value="229.267178761">
            <text:p>229.267178761</text:p>
          </table:table-cell>
          <table:table-cell office:value-type="float" office:value="204.309534059">
            <text:p>204.309534059</text:p>
          </table:table-cell>
          <table:table-cell office:value-type="float" office:value="49.2671787608">
            <text:p>49.2671787608</text:p>
          </table:table-cell>
          <table:table-cell office:value-type="float" office:value="24.3095340593">
            <text:p>24.30953405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439.49641">
            <text:p>2480439.49641</text:p>
          </table:table-cell>
          <table:table-cell office:value-type="string">
            <text:p>2079-02-09 18:54:50.625000 EST-0500</text:p>
          </table:table-cell>
          <table:table-cell office:value-type="string">
            <text:p>N</text:p>
          </table:table-cell>
          <table:table-cell office:value-type="float" office:value="49.2700413062">
            <text:p>49.2700413062</text:p>
          </table:table-cell>
          <table:table-cell office:value-type="float" office:value="24.310104271">
            <text:p>24.310104271</text:p>
          </table:table-cell>
          <table:table-cell office:value-type="float" office:value="49.2700413062">
            <text:p>49.2700413062</text:p>
          </table:table-cell>
          <table:table-cell office:value-type="float" office:value="24.310104271">
            <text:p>24.3101042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477.74104">
            <text:p>2480477.74104</text:p>
          </table:table-cell>
          <table:table-cell office:value-type="string">
            <text:p>2079-03-20 00:47:06.562500 EST-0500</text:p>
          </table:table-cell>
          <table:table-cell office:value-type="string">
            <text:p>S</text:p>
          </table:table-cell>
          <table:table-cell office:value-type="float" office:value="229.269119066">
            <text:p>229.269119066</text:p>
          </table:table-cell>
          <table:table-cell office:value-type="float" office:value="204.307902585">
            <text:p>204.307902585</text:p>
          </table:table-cell>
          <table:table-cell office:value-type="float" office:value="49.2691190662">
            <text:p>49.2691190662</text:p>
          </table:table-cell>
          <table:table-cell office:value-type="float" office:value="24.3079025846">
            <text:p>24.30790258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527.46578">
            <text:p>2480527.46578</text:p>
          </table:table-cell>
          <table:table-cell office:value-type="string">
            <text:p>2079-05-08 18:10:43.359375 EST-0500</text:p>
          </table:table-cell>
          <table:table-cell office:value-type="string">
            <text:p>N</text:p>
          </table:table-cell>
          <table:table-cell office:value-type="float" office:value="49.2731438934">
            <text:p>49.2731438934</text:p>
          </table:table-cell>
          <table:table-cell office:value-type="float" office:value="24.3100668911">
            <text:p>24.3100668911</text:p>
          </table:table-cell>
          <table:table-cell office:value-type="float" office:value="49.2731438934">
            <text:p>49.2731438934</text:p>
          </table:table-cell>
          <table:table-cell office:value-type="float" office:value="24.3100668911">
            <text:p>24.31006689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565.71041">
            <text:p>2480565.71041</text:p>
          </table:table-cell>
          <table:table-cell office:value-type="string">
            <text:p>2079-06-16 00:02:59.296875 EST-0500</text:p>
          </table:table-cell>
          <table:table-cell office:value-type="string">
            <text:p>S</text:p>
          </table:table-cell>
          <table:table-cell office:value-type="float" office:value="229.272935624">
            <text:p>229.272935624</text:p>
          </table:table-cell>
          <table:table-cell office:value-type="float" office:value="204.308046477">
            <text:p>204.308046477</text:p>
          </table:table-cell>
          <table:table-cell office:value-type="float" office:value="49.272935624">
            <text:p>49.272935624</text:p>
          </table:table-cell>
          <table:table-cell office:value-type="float" office:value="24.3080464774">
            <text:p>24.30804647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615.43574">
            <text:p>2480615.43574</text:p>
          </table:table-cell>
          <table:table-cell office:value-type="string">
            <text:p>2079-08-04 17:27:28.828125 EST-0500</text:p>
          </table:table-cell>
          <table:table-cell office:value-type="string">
            <text:p>N</text:p>
          </table:table-cell>
          <table:table-cell office:value-type="float" office:value="49.2757729254">
            <text:p>49.2757729254</text:p>
          </table:table-cell>
          <table:table-cell office:value-type="float" office:value="24.3084773407">
            <text:p>24.3084773407</text:p>
          </table:table-cell>
          <table:table-cell office:value-type="float" office:value="49.2757729254">
            <text:p>49.2757729254</text:p>
          </table:table-cell>
          <table:table-cell office:value-type="float" office:value="24.3084773407">
            <text:p>24.30847734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653.67916">
            <text:p>2480653.67916</text:p>
          </table:table-cell>
          <table:table-cell office:value-type="string">
            <text:p>2079-09-11 23:17:59.296875 EST-0500</text:p>
          </table:table-cell>
          <table:table-cell office:value-type="string">
            <text:p>S</text:p>
          </table:table-cell>
          <table:table-cell office:value-type="float" office:value="229.274978409">
            <text:p>229.274978409</text:p>
          </table:table-cell>
          <table:table-cell office:value-type="float" office:value="204.306286436">
            <text:p>204.306286436</text:p>
          </table:table-cell>
          <table:table-cell office:value-type="float" office:value="49.2749784094">
            <text:p>49.2749784094</text:p>
          </table:table-cell>
          <table:table-cell office:value-type="float" office:value="24.3062864357">
            <text:p>24.30628643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703.4051">
            <text:p>2480703.4051</text:p>
          </table:table-cell>
          <table:table-cell office:value-type="string">
            <text:p>2079-10-31 16:43:21.562500 EST-0500</text:p>
          </table:table-cell>
          <table:table-cell office:value-type="string">
            <text:p>N</text:p>
          </table:table-cell>
          <table:table-cell office:value-type="float" office:value="49.2791117145">
            <text:p>49.2791117145</text:p>
          </table:table-cell>
          <table:table-cell office:value-type="float" office:value="24.3087415959">
            <text:p>24.3087415959</text:p>
          </table:table-cell>
          <table:table-cell office:value-type="float" office:value="49.2791117145">
            <text:p>49.2791117145</text:p>
          </table:table-cell>
          <table:table-cell office:value-type="float" office:value="24.3087415959">
            <text:p>24.30874159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741.64852">
            <text:p>2480741.64852</text:p>
          </table:table-cell>
          <table:table-cell office:value-type="string">
            <text:p>2079-12-08 22:33:52.031250 EST-0500</text:p>
          </table:table-cell>
          <table:table-cell office:value-type="string">
            <text:p>S</text:p>
          </table:table-cell>
          <table:table-cell office:value-type="float" office:value="229.278860013">
            <text:p>229.278860013</text:p>
          </table:table-cell>
          <table:table-cell office:value-type="float" office:value="204.306712214">
            <text:p>204.306712214</text:p>
          </table:table-cell>
          <table:table-cell office:value-type="float" office:value="49.2788600127">
            <text:p>49.2788600127</text:p>
          </table:table-cell>
          <table:table-cell office:value-type="float" office:value="24.3067122143">
            <text:p>24.30671221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791.37385">
            <text:p>2480791.37385</text:p>
          </table:table-cell>
          <table:table-cell office:value-type="string">
            <text:p>2080-01-27 15:58:21.562500 EST-0500</text:p>
          </table:table-cell>
          <table:table-cell office:value-type="string">
            <text:p>N</text:p>
          </table:table-cell>
          <table:table-cell office:value-type="float" office:value="49.2815340559">
            <text:p>49.2815340559</text:p>
          </table:table-cell>
          <table:table-cell office:value-type="float" office:value="24.3067620951">
            <text:p>24.3067620951</text:p>
          </table:table-cell>
          <table:table-cell office:value-type="float" office:value="49.2815340559">
            <text:p>49.2815340559</text:p>
          </table:table-cell>
          <table:table-cell office:value-type="float" office:value="24.3067620951">
            <text:p>24.30676209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829.61727">
            <text:p>2480829.61727</text:p>
          </table:table-cell>
          <table:table-cell office:value-type="string">
            <text:p>2080-03-05 21:48:52.031250 EST-0500</text:p>
          </table:table-cell>
          <table:table-cell office:value-type="string">
            <text:p>S</text:p>
          </table:table-cell>
          <table:table-cell office:value-type="float" office:value="229.281599897">
            <text:p>229.281599897</text:p>
          </table:table-cell>
          <table:table-cell office:value-type="float" office:value="204.305266454">
            <text:p>204.305266454</text:p>
          </table:table-cell>
          <table:table-cell office:value-type="float" office:value="49.2815998975">
            <text:p>49.2815998975</text:p>
          </table:table-cell>
          <table:table-cell office:value-type="float" office:value="24.305266454">
            <text:p>24.3052664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879.3426">
            <text:p>2480879.3426</text:p>
          </table:table-cell>
          <table:table-cell office:value-type="string">
            <text:p>2080-04-24 15:13:21.562500 EST-0500</text:p>
          </table:table-cell>
          <table:table-cell office:value-type="string">
            <text:p>N</text:p>
          </table:table-cell>
          <table:table-cell office:value-type="float" office:value="49.2830682826">
            <text:p>49.2830682826</text:p>
          </table:table-cell>
          <table:table-cell office:value-type="float" office:value="24.3051625718">
            <text:p>24.3051625718</text:p>
          </table:table-cell>
          <table:table-cell office:value-type="float" office:value="49.2830682826">
            <text:p>49.2830682826</text:p>
          </table:table-cell>
          <table:table-cell office:value-type="float" office:value="24.3051625718">
            <text:p>24.30516257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917.58662">
            <text:p>2480917.58662</text:p>
          </table:table-cell>
          <table:table-cell office:value-type="string">
            <text:p>2080-06-01 21:04:44.765625 EST-0500</text:p>
          </table:table-cell>
          <table:table-cell office:value-type="string">
            <text:p>S</text:p>
          </table:table-cell>
          <table:table-cell office:value-type="float" office:value="229.284434908">
            <text:p>229.284434908</text:p>
          </table:table-cell>
          <table:table-cell office:value-type="float" office:value="204.304846505">
            <text:p>204.304846505</text:p>
          </table:table-cell>
          <table:table-cell office:value-type="float" office:value="49.2844349079">
            <text:p>49.2844349079</text:p>
          </table:table-cell>
          <table:table-cell office:value-type="float" office:value="24.3048465052">
            <text:p>24.30484650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0967.31258">
            <text:p>2480967.31258</text:p>
          </table:table-cell>
          <table:table-cell office:value-type="string">
            <text:p>2080-07-21 14:30:07.031250 EST-0500</text:p>
          </table:table-cell>
          <table:table-cell office:value-type="string">
            <text:p>N</text:p>
          </table:table-cell>
          <table:table-cell office:value-type="float" office:value="49.2897274166">
            <text:p>49.2897274166</text:p>
          </table:table-cell>
          <table:table-cell office:value-type="float" office:value="24.3074881071">
            <text:p>24.3074881071</text:p>
          </table:table-cell>
          <table:table-cell office:value-type="float" office:value="49.2897274166">
            <text:p>49.2897274166</text:p>
          </table:table-cell>
          <table:table-cell office:value-type="float" office:value="24.3074881071">
            <text:p>24.30748810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005.55598">
            <text:p>2481005.55598</text:p>
          </table:table-cell>
          <table:table-cell office:value-type="string">
            <text:p>2080-08-28 20:20:37.500000 EST-0500</text:p>
          </table:table-cell>
          <table:table-cell office:value-type="string">
            <text:p>S</text:p>
          </table:table-cell>
          <table:table-cell office:value-type="float" office:value="229.288338825">
            <text:p>229.288338825</text:p>
          </table:table-cell>
          <table:table-cell office:value-type="float" office:value="204.304494596">
            <text:p>204.304494596</text:p>
          </table:table-cell>
          <table:table-cell office:value-type="float" office:value="49.2883388252">
            <text:p>49.2883388252</text:p>
          </table:table-cell>
          <table:table-cell office:value-type="float" office:value="24.3044945962">
            <text:p>24.30449459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055.28193">
            <text:p>2481055.28193</text:p>
          </table:table-cell>
          <table:table-cell office:value-type="string">
            <text:p>2080-10-17 13:45:59.765625 EST-0500</text:p>
          </table:table-cell>
          <table:table-cell office:value-type="string">
            <text:p>N</text:p>
          </table:table-cell>
          <table:table-cell office:value-type="float" office:value="49.2903555134">
            <text:p>49.2903555134</text:p>
          </table:table-cell>
          <table:table-cell office:value-type="float" office:value="24.3050133046">
            <text:p>24.3050133046</text:p>
          </table:table-cell>
          <table:table-cell office:value-type="float" office:value="49.2903555134">
            <text:p>49.2903555134</text:p>
          </table:table-cell>
          <table:table-cell office:value-type="float" office:value="24.3050133046">
            <text:p>24.30501330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093.52473">
            <text:p>2481093.52473</text:p>
          </table:table-cell>
          <table:table-cell office:value-type="string">
            <text:p>2080-11-24 19:35:37.500000 EST-0500</text:p>
          </table:table-cell>
          <table:table-cell office:value-type="string">
            <text:p>S</text:p>
          </table:table-cell>
          <table:table-cell office:value-type="float" office:value="229.290415031">
            <text:p>229.290415031</text:p>
          </table:table-cell>
          <table:table-cell office:value-type="float" office:value="204.30352772">
            <text:p>204.30352772</text:p>
          </table:table-cell>
          <table:table-cell office:value-type="float" office:value="49.290415031">
            <text:p>49.290415031</text:p>
          </table:table-cell>
          <table:table-cell office:value-type="float" office:value="24.3035277198">
            <text:p>24.30352771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143.25068">
            <text:p>2481143.25068</text:p>
          </table:table-cell>
          <table:table-cell office:value-type="string">
            <text:p>2081-01-13 13:00:59.765625 EST-0500</text:p>
          </table:table-cell>
          <table:table-cell office:value-type="string">
            <text:p>N</text:p>
          </table:table-cell>
          <table:table-cell office:value-type="float" office:value="49.2930075889">
            <text:p>49.2930075889</text:p>
          </table:table-cell>
          <table:table-cell office:value-type="float" office:value="24.3032645367">
            <text:p>24.3032645367</text:p>
          </table:table-cell>
          <table:table-cell office:value-type="float" office:value="49.2930075889">
            <text:p>49.2930075889</text:p>
          </table:table-cell>
          <table:table-cell office:value-type="float" office:value="24.3032645367">
            <text:p>24.30326453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181.49348">
            <text:p>2481181.49348</text:p>
          </table:table-cell>
          <table:table-cell office:value-type="string">
            <text:p>2081-02-20 18:50:37.500000 EST-0500</text:p>
          </table:table-cell>
          <table:table-cell office:value-type="string">
            <text:p>S</text:p>
          </table:table-cell>
          <table:table-cell office:value-type="float" office:value="229.294141443">
            <text:p>229.294141443</text:p>
          </table:table-cell>
          <table:table-cell office:value-type="float" office:value="204.302716721">
            <text:p>204.302716721</text:p>
          </table:table-cell>
          <table:table-cell office:value-type="float" office:value="49.2941414426">
            <text:p>49.2941414426</text:p>
          </table:table-cell>
          <table:table-cell office:value-type="float" office:value="24.3027167206">
            <text:p>24.30271672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231.21943">
            <text:p>2481231.21943</text:p>
          </table:table-cell>
          <table:table-cell office:value-type="string">
            <text:p>2081-04-11 12:15:59.765625 EST-0500</text:p>
          </table:table-cell>
          <table:table-cell office:value-type="string">
            <text:p>N</text:p>
          </table:table-cell>
          <table:table-cell office:value-type="float" office:value="49.2961738261">
            <text:p>49.2961738261</text:p>
          </table:table-cell>
          <table:table-cell office:value-type="float" office:value="24.3033158527">
            <text:p>24.3033158527</text:p>
          </table:table-cell>
          <table:table-cell office:value-type="float" office:value="49.2961738261">
            <text:p>49.2961738261</text:p>
          </table:table-cell>
          <table:table-cell office:value-type="float" office:value="24.3033158527">
            <text:p>24.30331585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269.46285">
            <text:p>2481269.46285</text:p>
          </table:table-cell>
          <table:table-cell office:value-type="string">
            <text:p>2081-05-19 18:06:30.234375 EST-0500</text:p>
          </table:table-cell>
          <table:table-cell office:value-type="string">
            <text:p>S</text:p>
          </table:table-cell>
          <table:table-cell office:value-type="float" office:value="229.297886158">
            <text:p>229.297886158</text:p>
          </table:table-cell>
          <table:table-cell office:value-type="float" office:value="204.303427979">
            <text:p>204.303427979</text:p>
          </table:table-cell>
          <table:table-cell office:value-type="float" office:value="49.2978861579">
            <text:p>49.2978861579</text:p>
          </table:table-cell>
          <table:table-cell office:value-type="float" office:value="24.3034279793">
            <text:p>24.30342797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319.1888">
            <text:p>2481319.1888</text:p>
          </table:table-cell>
          <table:table-cell office:value-type="string">
            <text:p>2081-07-08 11:31:52.500000 EST-0500</text:p>
          </table:table-cell>
          <table:table-cell office:value-type="string">
            <text:p>N</text:p>
          </table:table-cell>
          <table:table-cell office:value-type="float" office:value="49.3017836559">
            <text:p>49.3017836559</text:p>
          </table:table-cell>
          <table:table-cell office:value-type="float" office:value="24.3046108352">
            <text:p>24.3046108352</text:p>
          </table:table-cell>
          <table:table-cell office:value-type="float" office:value="49.3017836559">
            <text:p>49.3017836559</text:p>
          </table:table-cell>
          <table:table-cell office:value-type="float" office:value="24.3046108352">
            <text:p>24.30461083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357.4322">
            <text:p>2481357.4322</text:p>
          </table:table-cell>
          <table:table-cell office:value-type="string">
            <text:p>2081-08-15 17:22:22.968750 EST-0500</text:p>
          </table:table-cell>
          <table:table-cell office:value-type="string">
            <text:p>S</text:p>
          </table:table-cell>
          <table:table-cell office:value-type="float" office:value="229.301824876">
            <text:p>229.301824876</text:p>
          </table:table-cell>
          <table:table-cell office:value-type="float" office:value="204.302933396">
            <text:p>204.302933396</text:p>
          </table:table-cell>
          <table:table-cell office:value-type="float" office:value="49.3018248765">
            <text:p>49.3018248765</text:p>
          </table:table-cell>
          <table:table-cell office:value-type="float" office:value="24.302933396">
            <text:p>24.3029333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407.15755">
            <text:p>2481407.15755</text:p>
          </table:table-cell>
          <table:table-cell office:value-type="string">
            <text:p>2081-10-04 10:46:52.500000 EST-0500</text:p>
          </table:table-cell>
          <table:table-cell office:value-type="string">
            <text:p>N</text:p>
          </table:table-cell>
          <table:table-cell office:value-type="float" office:value="49.3014665413">
            <text:p>49.3014665413</text:p>
          </table:table-cell>
          <table:table-cell office:value-type="float" office:value="24.3010836632">
            <text:p>24.3010836632</text:p>
          </table:table-cell>
          <table:table-cell office:value-type="float" office:value="49.3014665413">
            <text:p>49.3014665413</text:p>
          </table:table-cell>
          <table:table-cell office:value-type="float" office:value="24.3010836632">
            <text:p>24.30108366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445.40095">
            <text:p>2481445.40095</text:p>
          </table:table-cell>
          <table:table-cell office:value-type="string">
            <text:p>2081-11-11 16:37:22.968750 EST-0500</text:p>
          </table:table-cell>
          <table:table-cell office:value-type="string">
            <text:p>S</text:p>
          </table:table-cell>
          <table:table-cell office:value-type="float" office:value="229.302821496">
            <text:p>229.302821496</text:p>
          </table:table-cell>
          <table:table-cell office:value-type="float" office:value="204.300954799">
            <text:p>204.300954799</text:p>
          </table:table-cell>
          <table:table-cell office:value-type="float" office:value="49.3028214956">
            <text:p>49.3028214956</text:p>
          </table:table-cell>
          <table:table-cell office:value-type="float" office:value="24.300954799">
            <text:p>24.3009547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495.12691">
            <text:p>2481495.12691</text:p>
          </table:table-cell>
          <table:table-cell office:value-type="string">
            <text:p>2081-12-31 10:02:45.234375 EST-0500</text:p>
          </table:table-cell>
          <table:table-cell office:value-type="string">
            <text:p>N</text:p>
          </table:table-cell>
          <table:table-cell office:value-type="float" office:value="49.3053268954">
            <text:p>49.3053268954</text:p>
          </table:table-cell>
          <table:table-cell office:value-type="float" office:value="24.3007574054">
            <text:p>24.3007574054</text:p>
          </table:table-cell>
          <table:table-cell office:value-type="float" office:value="49.3053268954">
            <text:p>49.3053268954</text:p>
          </table:table-cell>
          <table:table-cell office:value-type="float" office:value="24.3007574054">
            <text:p>24.30075740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533.3697">
            <text:p>2481533.3697</text:p>
          </table:table-cell>
          <table:table-cell office:value-type="string">
            <text:p>2082-02-07 15:52:22.968750 EST-0500</text:p>
          </table:table-cell>
          <table:table-cell office:value-type="string">
            <text:p>S</text:p>
          </table:table-cell>
          <table:table-cell office:value-type="float" office:value="229.306837036">
            <text:p>229.306837036</text:p>
          </table:table-cell>
          <table:table-cell office:value-type="float" office:value="204.300534449">
            <text:p>204.300534449</text:p>
          </table:table-cell>
          <table:table-cell office:value-type="float" office:value="49.3068370363">
            <text:p>49.3068370363</text:p>
          </table:table-cell>
          <table:table-cell office:value-type="float" office:value="24.3005344495">
            <text:p>24.30053444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583.09566">
            <text:p>2481583.09566</text:p>
          </table:table-cell>
          <table:table-cell office:value-type="string">
            <text:p>2082-03-29 09:17:45.234375 EST-0500</text:p>
          </table:table-cell>
          <table:table-cell office:value-type="string">
            <text:p>N</text:p>
          </table:table-cell>
          <table:table-cell office:value-type="float" office:value="49.3085207713">
            <text:p>49.3085207713</text:p>
          </table:table-cell>
          <table:table-cell office:value-type="float" office:value="24.3005445911">
            <text:p>24.3005445911</text:p>
          </table:table-cell>
          <table:table-cell office:value-type="float" office:value="49.3085207713">
            <text:p>49.3085207713</text:p>
          </table:table-cell>
          <table:table-cell office:value-type="float" office:value="24.3005445911">
            <text:p>24.30054459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621.33845">
            <text:p>2481621.33845</text:p>
          </table:table-cell>
          <table:table-cell office:value-type="string">
            <text:p>2082-05-06 15:07:22.968750 EST-0500</text:p>
          </table:table-cell>
          <table:table-cell office:value-type="string">
            <text:p>S</text:p>
          </table:table-cell>
          <table:table-cell office:value-type="float" office:value="229.309545674">
            <text:p>229.309545674</text:p>
          </table:table-cell>
          <table:table-cell office:value-type="float" office:value="204.30013644">
            <text:p>204.30013644</text:p>
          </table:table-cell>
          <table:table-cell office:value-type="float" office:value="49.3095456736">
            <text:p>49.3095456736</text:p>
          </table:table-cell>
          <table:table-cell office:value-type="float" office:value="24.3001364395">
            <text:p>24.30013643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671.06501">
            <text:p>2481671.06501</text:p>
          </table:table-cell>
          <table:table-cell office:value-type="string">
            <text:p>2082-06-25 08:33:37.968750 EST-0500</text:p>
          </table:table-cell>
          <table:table-cell office:value-type="string">
            <text:p>N</text:p>
          </table:table-cell>
          <table:table-cell office:value-type="float" office:value="49.3148371287">
            <text:p>49.3148371287</text:p>
          </table:table-cell>
          <table:table-cell office:value-type="float" office:value="24.3030116268">
            <text:p>24.3030116268</text:p>
          </table:table-cell>
          <table:table-cell office:value-type="float" office:value="49.3148371287">
            <text:p>49.3148371287</text:p>
          </table:table-cell>
          <table:table-cell office:value-type="float" office:value="24.3030116268">
            <text:p>24.30301162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709.30781">
            <text:p>2481709.30781</text:p>
          </table:table-cell>
          <table:table-cell office:value-type="string">
            <text:p>2082-08-02 14:23:15.703125 EST-0500</text:p>
          </table:table-cell>
          <table:table-cell office:value-type="string">
            <text:p>S</text:p>
          </table:table-cell>
          <table:table-cell office:value-type="float" office:value="229.315038728">
            <text:p>229.315038728</text:p>
          </table:table-cell>
          <table:table-cell office:value-type="float" office:value="204.301371297">
            <text:p>204.301371297</text:p>
          </table:table-cell>
          <table:table-cell office:value-type="float" office:value="49.3150387277">
            <text:p>49.3150387277</text:p>
          </table:table-cell>
          <table:table-cell office:value-type="float" office:value="24.3013712975">
            <text:p>24.30137129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759.03376">
            <text:p>2481759.03376</text:p>
          </table:table-cell>
          <table:table-cell office:value-type="string">
            <text:p>2082-09-21 07:48:37.968750 EST-0500</text:p>
          </table:table-cell>
          <table:table-cell office:value-type="string">
            <text:p>N</text:p>
          </table:table-cell>
          <table:table-cell office:value-type="float" office:value="49.3157421662">
            <text:p>49.3157421662</text:p>
          </table:table-cell>
          <table:table-cell office:value-type="float" office:value="24.3002866408">
            <text:p>24.3002866408</text:p>
          </table:table-cell>
          <table:table-cell office:value-type="float" office:value="49.3157421662">
            <text:p>49.3157421662</text:p>
          </table:table-cell>
          <table:table-cell office:value-type="float" office:value="24.3002866408">
            <text:p>24.30028664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797.27656">
            <text:p>2481797.27656</text:p>
          </table:table-cell>
          <table:table-cell office:value-type="string">
            <text:p>2082-10-29 13:38:15.703125 EST-0500</text:p>
          </table:table-cell>
          <table:table-cell office:value-type="string">
            <text:p>S</text:p>
          </table:table-cell>
          <table:table-cell office:value-type="float" office:value="229.315735668">
            <text:p>229.315735668</text:p>
          </table:table-cell>
          <table:table-cell office:value-type="float" office:value="204.298960945">
            <text:p>204.298960945</text:p>
          </table:table-cell>
          <table:table-cell office:value-type="float" office:value="49.3157356684">
            <text:p>49.3157356684</text:p>
          </table:table-cell>
          <table:table-cell office:value-type="float" office:value="24.2989609446">
            <text:p>24.29896094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847.00312">
            <text:p>2481847.00312</text:p>
          </table:table-cell>
          <table:table-cell office:value-type="string">
            <text:p>2082-12-18 07:04:30.703125 EST-0500</text:p>
          </table:table-cell>
          <table:table-cell office:value-type="string">
            <text:p>N</text:p>
          </table:table-cell>
          <table:table-cell office:value-type="float" office:value="49.3183994253">
            <text:p>49.3183994253</text:p>
          </table:table-cell>
          <table:table-cell office:value-type="float" office:value="24.2993397518">
            <text:p>24.2993397518</text:p>
          </table:table-cell>
          <table:table-cell office:value-type="float" office:value="49.3183994253">
            <text:p>49.3183994253</text:p>
          </table:table-cell>
          <table:table-cell office:value-type="float" office:value="24.2993397518">
            <text:p>24.29933975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885.24593">
            <text:p>2481885.24593</text:p>
          </table:table-cell>
          <table:table-cell office:value-type="string">
            <text:p>2083-01-25 12:54:08.437500 EST-0500</text:p>
          </table:table-cell>
          <table:table-cell office:value-type="string">
            <text:p>S</text:p>
          </table:table-cell>
          <table:table-cell office:value-type="float" office:value="229.32027151">
            <text:p>229.32027151</text:p>
          </table:table-cell>
          <table:table-cell office:value-type="float" office:value="204.299228047">
            <text:p>204.299228047</text:p>
          </table:table-cell>
          <table:table-cell office:value-type="float" office:value="49.3202715099">
            <text:p>49.3202715099</text:p>
          </table:table-cell>
          <table:table-cell office:value-type="float" office:value="24.2992280466">
            <text:p>24.29922804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934.97249">
            <text:p>2481934.97249</text:p>
          </table:table-cell>
          <table:table-cell office:value-type="string">
            <text:p>2083-03-16 06:20:23.437500 EST-0500</text:p>
          </table:table-cell>
          <table:table-cell office:value-type="string">
            <text:p>N</text:p>
          </table:table-cell>
          <table:table-cell office:value-type="float" office:value="49.3233502831">
            <text:p>49.3233502831</text:p>
          </table:table-cell>
          <table:table-cell office:value-type="float" office:value="24.3003874925">
            <text:p>24.3003874925</text:p>
          </table:table-cell>
          <table:table-cell office:value-type="float" office:value="49.3233502831">
            <text:p>49.3233502831</text:p>
          </table:table-cell>
          <table:table-cell office:value-type="float" office:value="24.3003874925">
            <text:p>24.30038749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1973.21468">
            <text:p>2481973.21468</text:p>
          </table:table-cell>
          <table:table-cell office:value-type="string">
            <text:p>2083-04-23 12:09:08.437500 EST-0500</text:p>
          </table:table-cell>
          <table:table-cell office:value-type="string">
            <text:p>S</text:p>
          </table:table-cell>
          <table:table-cell office:value-type="float" office:value="229.322727741">
            <text:p>229.322727741</text:p>
          </table:table-cell>
          <table:table-cell office:value-type="float" office:value="204.29862005">
            <text:p>204.29862005</text:p>
          </table:table-cell>
          <table:table-cell office:value-type="float" office:value="49.3227277413">
            <text:p>49.3227277413</text:p>
          </table:table-cell>
          <table:table-cell office:value-type="float" office:value="24.2986200497">
            <text:p>24.29862004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022.94124">
            <text:p>2482022.94124</text:p>
          </table:table-cell>
          <table:table-cell office:value-type="string">
            <text:p>2083-06-12 05:35:23.437500 EST-0500</text:p>
          </table:table-cell>
          <table:table-cell office:value-type="string">
            <text:p>N</text:p>
          </table:table-cell>
          <table:table-cell office:value-type="float" office:value="49.3250201182">
            <text:p>49.3250201182</text:p>
          </table:table-cell>
          <table:table-cell office:value-type="float" office:value="24.2987340461">
            <text:p>24.2987340461</text:p>
          </table:table-cell>
          <table:table-cell office:value-type="float" office:value="49.3250201182">
            <text:p>49.3250201182</text:p>
          </table:table-cell>
          <table:table-cell office:value-type="float" office:value="24.2987340461">
            <text:p>24.29873404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061.18343">
            <text:p>2482061.18343</text:p>
          </table:table-cell>
          <table:table-cell office:value-type="string">
            <text:p>2083-07-20 11:24:08.437500 EST-0500</text:p>
          </table:table-cell>
          <table:table-cell office:value-type="string">
            <text:p>S</text:p>
          </table:table-cell>
          <table:table-cell office:value-type="float" office:value="229.32644947">
            <text:p>229.32644947</text:p>
          </table:table-cell>
          <table:table-cell office:value-type="float" office:value="204.298202825">
            <text:p>204.298202825</text:p>
          </table:table-cell>
          <table:table-cell office:value-type="float" office:value="49.3264494696">
            <text:p>49.3264494696</text:p>
          </table:table-cell>
          <table:table-cell office:value-type="float" office:value="24.2982028255">
            <text:p>24.29820282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110.9106">
            <text:p>2482110.9106</text:p>
          </table:table-cell>
          <table:table-cell office:value-type="string">
            <text:p>2083-09-08 04:51:16.171875 EST-0500</text:p>
          </table:table-cell>
          <table:table-cell office:value-type="string">
            <text:p>N</text:p>
          </table:table-cell>
          <table:table-cell office:value-type="float" office:value="49.3308649477">
            <text:p>49.3308649477</text:p>
          </table:table-cell>
          <table:table-cell office:value-type="float" office:value="24.3006423965">
            <text:p>24.3006423965</text:p>
          </table:table-cell>
          <table:table-cell office:value-type="float" office:value="49.3308649477">
            <text:p>49.3308649477</text:p>
          </table:table-cell>
          <table:table-cell office:value-type="float" office:value="24.3006423965">
            <text:p>24.30064239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149.15279">
            <text:p>2482149.15279</text:p>
          </table:table-cell>
          <table:table-cell office:value-type="string">
            <text:p>2083-10-16 10:40:01.171875 EST-0500</text:p>
          </table:table-cell>
          <table:table-cell office:value-type="string">
            <text:p>S</text:p>
          </table:table-cell>
          <table:table-cell office:value-type="float" office:value="229.33022171">
            <text:p>229.33022171</text:p>
          </table:table-cell>
          <table:table-cell office:value-type="float" office:value="204.298894725">
            <text:p>204.298894725</text:p>
          </table:table-cell>
          <table:table-cell office:value-type="float" office:value="49.3302217102">
            <text:p>49.3302217102</text:p>
          </table:table-cell>
          <table:table-cell office:value-type="float" office:value="24.2988947247">
            <text:p>24.29889472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198.87995">
            <text:p>2482198.87995</text:p>
          </table:table-cell>
          <table:table-cell office:value-type="string">
            <text:p>2083-12-05 04:07:08.906250 EST-0500</text:p>
          </table:table-cell>
          <table:table-cell office:value-type="string">
            <text:p>N</text:p>
          </table:table-cell>
          <table:table-cell office:value-type="float" office:value="49.3311570996">
            <text:p>49.3311570996</text:p>
          </table:table-cell>
          <table:table-cell office:value-type="float" office:value="24.2978295352">
            <text:p>24.2978295352</text:p>
          </table:table-cell>
          <table:table-cell office:value-type="float" office:value="49.3311570996">
            <text:p>49.3311570996</text:p>
          </table:table-cell>
          <table:table-cell office:value-type="float" office:value="24.2978295352">
            <text:p>24.29782953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237.12154">
            <text:p>2482237.12154</text:p>
          </table:table-cell>
          <table:table-cell office:value-type="string">
            <text:p>2084-01-12 09:55:01.171875 EST-0500</text:p>
          </table:table-cell>
          <table:table-cell office:value-type="string">
            <text:p>S</text:p>
          </table:table-cell>
          <table:table-cell office:value-type="float" office:value="229.332214273">
            <text:p>229.332214273</text:p>
          </table:table-cell>
          <table:table-cell office:value-type="float" office:value="204.296739836">
            <text:p>204.296739836</text:p>
          </table:table-cell>
          <table:table-cell office:value-type="float" office:value="49.3322142728">
            <text:p>49.3322142728</text:p>
          </table:table-cell>
          <table:table-cell office:value-type="float" office:value="24.2967398359">
            <text:p>24.29673983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286.84932">
            <text:p>2482286.84932</text:p>
          </table:table-cell>
          <table:table-cell office:value-type="string">
            <text:p>2084-03-02 03:23:01.640625 EST-0500</text:p>
          </table:table-cell>
          <table:table-cell office:value-type="string">
            <text:p>N</text:p>
          </table:table-cell>
          <table:table-cell office:value-type="float" office:value="49.3341986277">
            <text:p>49.3341986277</text:p>
          </table:table-cell>
          <table:table-cell office:value-type="float" office:value="24.2967113092">
            <text:p>24.2967113092</text:p>
          </table:table-cell>
          <table:table-cell office:value-type="float" office:value="49.3341986277">
            <text:p>49.3341986277</text:p>
          </table:table-cell>
          <table:table-cell office:value-type="float" office:value="24.2967113092">
            <text:p>24.29671130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325.09089">
            <text:p>2482325.09089</text:p>
          </table:table-cell>
          <table:table-cell office:value-type="string">
            <text:p>2084-04-09 09:10:53.906250 EST-0500</text:p>
          </table:table-cell>
          <table:table-cell office:value-type="string">
            <text:p>S</text:p>
          </table:table-cell>
          <table:table-cell office:value-type="float" office:value="229.335312268">
            <text:p>229.335312268</text:p>
          </table:table-cell>
          <table:table-cell office:value-type="float" office:value="204.296806317">
            <text:p>204.296806317</text:p>
          </table:table-cell>
          <table:table-cell office:value-type="float" office:value="49.3353122675">
            <text:p>49.3353122675</text:p>
          </table:table-cell>
          <table:table-cell office:value-type="float" office:value="24.2968063173">
            <text:p>24.29680631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374.81868">
            <text:p>2482374.81868</text:p>
          </table:table-cell>
          <table:table-cell office:value-type="string">
            <text:p>2084-05-29 02:38:54.375000 EST-0500</text:p>
          </table:table-cell>
          <table:table-cell office:value-type="string">
            <text:p>N</text:p>
          </table:table-cell>
          <table:table-cell office:value-type="float" office:value="49.3380433046">
            <text:p>49.3380433046</text:p>
          </table:table-cell>
          <table:table-cell office:value-type="float" office:value="24.2975492073">
            <text:p>24.2975492073</text:p>
          </table:table-cell>
          <table:table-cell office:value-type="float" office:value="49.3380433046">
            <text:p>49.3380433046</text:p>
          </table:table-cell>
          <table:table-cell office:value-type="float" office:value="24.2975492073">
            <text:p>24.29754920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413.05964">
            <text:p>2482413.05964</text:p>
          </table:table-cell>
          <table:table-cell office:value-type="string">
            <text:p>2084-07-06 08:25:53.906250 EST-0500</text:p>
          </table:table-cell>
          <table:table-cell office:value-type="string">
            <text:p>S</text:p>
          </table:table-cell>
          <table:table-cell office:value-type="float" office:value="229.338319396">
            <text:p>229.338319396</text:p>
          </table:table-cell>
          <table:table-cell office:value-type="float" office:value="204.295844639">
            <text:p>204.295844639</text:p>
          </table:table-cell>
          <table:table-cell office:value-type="float" office:value="49.3383193955">
            <text:p>49.3383193955</text:p>
          </table:table-cell>
          <table:table-cell office:value-type="float" office:value="24.2958446393">
            <text:p>24.29584463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462.78743">
            <text:p>2482462.78743</text:p>
          </table:table-cell>
          <table:table-cell office:value-type="string">
            <text:p>2084-08-25 01:53:54.375000 EST-0500</text:p>
          </table:table-cell>
          <table:table-cell office:value-type="string">
            <text:p>N</text:p>
          </table:table-cell>
          <table:table-cell office:value-type="float" office:value="49.3400067904">
            <text:p>49.3400067904</text:p>
          </table:table-cell>
          <table:table-cell office:value-type="float" office:value="24.2955035907">
            <text:p>24.2955035907</text:p>
          </table:table-cell>
          <table:table-cell office:value-type="float" office:value="49.3400067904">
            <text:p>49.3400067904</text:p>
          </table:table-cell>
          <table:table-cell office:value-type="float" office:value="24.2955035907">
            <text:p>24.295503590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501.029">
            <text:p>2482501.029</text:p>
          </table:table-cell>
          <table:table-cell office:value-type="string">
            <text:p>2084-10-02 07:41:46.640625 EST-0500</text:p>
          </table:table-cell>
          <table:table-cell office:value-type="string">
            <text:p>S</text:p>
          </table:table-cell>
          <table:table-cell office:value-type="float" office:value="229.341473501">
            <text:p>229.341473501</text:p>
          </table:table-cell>
          <table:table-cell office:value-type="float" office:value="204.295979759">
            <text:p>204.295979759</text:p>
          </table:table-cell>
          <table:table-cell office:value-type="float" office:value="49.3414735006">
            <text:p>49.3414735006</text:p>
          </table:table-cell>
          <table:table-cell office:value-type="float" office:value="24.2959797591">
            <text:p>24.29597975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550.75679">
            <text:p>2482550.75679</text:p>
          </table:table-cell>
          <table:table-cell office:value-type="string">
            <text:p>2084-11-21 01:09:47.109375 EST-0500</text:p>
          </table:table-cell>
          <table:table-cell office:value-type="string">
            <text:p>N</text:p>
          </table:table-cell>
          <table:table-cell office:value-type="float" office:value="49.342861258">
            <text:p>49.342861258</text:p>
          </table:table-cell>
          <table:table-cell office:value-type="float" office:value="24.2954825327">
            <text:p>24.2954825327</text:p>
          </table:table-cell>
          <table:table-cell office:value-type="float" office:value="49.342861258">
            <text:p>49.342861258</text:p>
          </table:table-cell>
          <table:table-cell office:value-type="float" office:value="24.2954825327">
            <text:p>24.29548253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588.99837">
            <text:p>2482588.99837</text:p>
          </table:table-cell>
          <table:table-cell office:value-type="string">
            <text:p>2084-12-29 06:57:39.375000 EST-0500</text:p>
          </table:table-cell>
          <table:table-cell office:value-type="string">
            <text:p>S</text:p>
          </table:table-cell>
          <table:table-cell office:value-type="float" office:value="229.345555649">
            <text:p>229.345555649</text:p>
          </table:table-cell>
          <table:table-cell office:value-type="float" office:value="204.296156833">
            <text:p>204.296156833</text:p>
          </table:table-cell>
          <table:table-cell office:value-type="float" office:value="49.3455556489">
            <text:p>49.3455556489</text:p>
          </table:table-cell>
          <table:table-cell office:value-type="float" office:value="24.296156833">
            <text:p>24.2961568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638.72676">
            <text:p>2482638.72676</text:p>
          </table:table-cell>
          <table:table-cell office:value-type="string">
            <text:p>2085-02-17 00:26:32.578125 EST-0500</text:p>
          </table:table-cell>
          <table:table-cell office:value-type="string">
            <text:p>N</text:p>
          </table:table-cell>
          <table:table-cell office:value-type="float" office:value="49.3459024848">
            <text:p>49.3459024848</text:p>
          </table:table-cell>
          <table:table-cell office:value-type="float" office:value="24.2944685402">
            <text:p>24.2944685402</text:p>
          </table:table-cell>
          <table:table-cell office:value-type="float" office:value="49.3459024848">
            <text:p>49.3459024848</text:p>
          </table:table-cell>
          <table:table-cell office:value-type="float" office:value="24.2944685402">
            <text:p>24.29446854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676.96712">
            <text:p>2482676.96712</text:p>
          </table:table-cell>
          <table:table-cell office:value-type="string">
            <text:p>2085-03-27 06:12:39.375000 EST-0500</text:p>
          </table:table-cell>
          <table:table-cell office:value-type="string">
            <text:p>S</text:p>
          </table:table-cell>
          <table:table-cell office:value-type="float" office:value="229.346891388">
            <text:p>229.346891388</text:p>
          </table:table-cell>
          <table:table-cell office:value-type="float" office:value="204.294337237">
            <text:p>204.294337237</text:p>
          </table:table-cell>
          <table:table-cell office:value-type="float" office:value="49.3468913876">
            <text:p>49.3468913876</text:p>
          </table:table-cell>
          <table:table-cell office:value-type="float" office:value="24.2943372368">
            <text:p>24.29433723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726.69612">
            <text:p>2482726.69612</text:p>
          </table:table-cell>
          <table:table-cell office:value-type="string">
            <text:p>2085-05-15 23:42:25.312500 EST-0500</text:p>
          </table:table-cell>
          <table:table-cell office:value-type="string">
            <text:p>N</text:p>
          </table:table-cell>
          <table:table-cell office:value-type="float" office:value="49.348908201">
            <text:p>49.348908201</text:p>
          </table:table-cell>
          <table:table-cell office:value-type="float" office:value="24.294572959">
            <text:p>24.294572959</text:p>
          </table:table-cell>
          <table:table-cell office:value-type="float" office:value="49.348908201">
            <text:p>49.348908201</text:p>
          </table:table-cell>
          <table:table-cell office:value-type="float" office:value="24.294572959">
            <text:p>24.2945729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764.93648">
            <text:p>2482764.93648</text:p>
          </table:table-cell>
          <table:table-cell office:value-type="string">
            <text:p>2085-06-23 05:28:32.109375 EST-0500</text:p>
          </table:table-cell>
          <table:table-cell office:value-type="string">
            <text:p>S</text:p>
          </table:table-cell>
          <table:table-cell office:value-type="float" office:value="229.35097802">
            <text:p>229.35097802</text:p>
          </table:table-cell>
          <table:table-cell office:value-type="float" office:value="204.294841182">
            <text:p>204.294841182</text:p>
          </table:table-cell>
          <table:table-cell office:value-type="float" office:value="49.35097802">
            <text:p>49.35097802</text:p>
          </table:table-cell>
          <table:table-cell office:value-type="float" office:value="24.2948411823">
            <text:p>24.29484118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814.66549">
            <text:p>2482814.66549</text:p>
          </table:table-cell>
          <table:table-cell office:value-type="string">
            <text:p>2085-08-11 22:58:18.046875 EST-0500</text:p>
          </table:table-cell>
          <table:table-cell office:value-type="string">
            <text:p>N</text:p>
          </table:table-cell>
          <table:table-cell office:value-type="float" office:value="49.3544259966">
            <text:p>49.3544259966</text:p>
          </table:table-cell>
          <table:table-cell office:value-type="float" office:value="24.2961781097">
            <text:p>24.2961781097</text:p>
          </table:table-cell>
          <table:table-cell office:value-type="float" office:value="49.3544259966">
            <text:p>49.3544259966</text:p>
          </table:table-cell>
          <table:table-cell office:value-type="float" office:value="24.2961781097">
            <text:p>24.29617810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852.90523">
            <text:p>2482852.90523</text:p>
          </table:table-cell>
          <table:table-cell office:value-type="string">
            <text:p>2085-09-19 04:43:32.109375 EST-0500</text:p>
          </table:table-cell>
          <table:table-cell office:value-type="string">
            <text:p>S</text:p>
          </table:table-cell>
          <table:table-cell office:value-type="float" office:value="229.352716842">
            <text:p>229.352716842</text:p>
          </table:table-cell>
          <table:table-cell office:value-type="float" office:value="204.293319011">
            <text:p>204.293319011</text:p>
          </table:table-cell>
          <table:table-cell office:value-type="float" office:value="49.352716842">
            <text:p>49.352716842</text:p>
          </table:table-cell>
          <table:table-cell office:value-type="float" office:value="24.2933190111">
            <text:p>24.29331901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902.63424">
            <text:p>2482902.63424</text:p>
          </table:table-cell>
          <table:table-cell office:value-type="string">
            <text:p>2085-11-07 22:13:18.046875 EST-0500</text:p>
          </table:table-cell>
          <table:table-cell office:value-type="string">
            <text:p>N</text:p>
          </table:table-cell>
          <table:table-cell office:value-type="float" office:value="49.3553881991">
            <text:p>49.3553881991</text:p>
          </table:table-cell>
          <table:table-cell office:value-type="float" office:value="24.294406324">
            <text:p>24.294406324</text:p>
          </table:table-cell>
          <table:table-cell office:value-type="float" office:value="49.3553881991">
            <text:p>49.3553881991</text:p>
          </table:table-cell>
          <table:table-cell office:value-type="float" office:value="24.294406324">
            <text:p>24.2944063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940.87458">
            <text:p>2482940.87458</text:p>
          </table:table-cell>
          <table:table-cell office:value-type="string">
            <text:p>2085-12-16 03:59:24.843750 EST-0500</text:p>
          </table:table-cell>
          <table:table-cell office:value-type="string">
            <text:p>S</text:p>
          </table:table-cell>
          <table:table-cell office:value-type="float" office:value="229.355628164">
            <text:p>229.355628164</text:p>
          </table:table-cell>
          <table:table-cell office:value-type="float" office:value="204.292973986">
            <text:p>204.292973986</text:p>
          </table:table-cell>
          <table:table-cell office:value-type="float" office:value="49.3556281639">
            <text:p>49.3556281639</text:p>
          </table:table-cell>
          <table:table-cell office:value-type="float" office:value="24.2929739862">
            <text:p>24.29297398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2990.60359">
            <text:p>2482990.60359</text:p>
          </table:table-cell>
          <table:table-cell office:value-type="string">
            <text:p>2086-02-03 21:29:10.781250 EST-0500</text:p>
          </table:table-cell>
          <table:table-cell office:value-type="string">
            <text:p>N</text:p>
          </table:table-cell>
          <table:table-cell office:value-type="float" office:value="49.3585770899">
            <text:p>49.3585770899</text:p>
          </table:table-cell>
          <table:table-cell office:value-type="float" office:value="24.2935954979">
            <text:p>24.2935954979</text:p>
          </table:table-cell>
          <table:table-cell office:value-type="float" office:value="49.3585770899">
            <text:p>49.3585770899</text:p>
          </table:table-cell>
          <table:table-cell office:value-type="float" office:value="24.2935954979">
            <text:p>24.29359549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028.84395">
            <text:p>2483028.84395</text:p>
          </table:table-cell>
          <table:table-cell office:value-type="string">
            <text:p>2086-03-14 03:15:17.578125 EST-0500</text:p>
          </table:table-cell>
          <table:table-cell office:value-type="string">
            <text:p>S</text:p>
          </table:table-cell>
          <table:table-cell office:value-type="float" office:value="229.35886338">
            <text:p>229.35886338</text:p>
          </table:table-cell>
          <table:table-cell office:value-type="float" office:value="204.292643694">
            <text:p>204.292643694</text:p>
          </table:table-cell>
          <table:table-cell office:value-type="float" office:value="49.3588633803">
            <text:p>49.3588633803</text:p>
          </table:table-cell>
          <table:table-cell office:value-type="float" office:value="24.292643694">
            <text:p>24.2926436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078.57356">
            <text:p>2483078.57356</text:p>
          </table:table-cell>
          <table:table-cell office:value-type="string">
            <text:p>2086-05-02 20:45:56.250000 EST-0500</text:p>
          </table:table-cell>
          <table:table-cell office:value-type="string">
            <text:p>N</text:p>
          </table:table-cell>
          <table:table-cell office:value-type="float" office:value="49.3621750281">
            <text:p>49.3621750281</text:p>
          </table:table-cell>
          <table:table-cell office:value-type="float" office:value="24.2945754871">
            <text:p>24.2945754871</text:p>
          </table:table-cell>
          <table:table-cell office:value-type="float" office:value="49.3621750281">
            <text:p>49.3621750281</text:p>
          </table:table-cell>
          <table:table-cell office:value-type="float" office:value="24.2945754871">
            <text:p>24.29457548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116.8127">
            <text:p>2483116.8127</text:p>
          </table:table-cell>
          <table:table-cell office:value-type="string">
            <text:p>2086-06-10 02:30:17.578125 EST-0500</text:p>
          </table:table-cell>
          <table:table-cell office:value-type="string">
            <text:p>S</text:p>
          </table:table-cell>
          <table:table-cell office:value-type="float" office:value="229.361002824">
            <text:p>229.361002824</text:p>
          </table:table-cell>
          <table:table-cell office:value-type="float" office:value="204.291797363">
            <text:p>204.291797363</text:p>
          </table:table-cell>
          <table:table-cell office:value-type="float" office:value="49.3610028245">
            <text:p>49.3610028245</text:p>
          </table:table-cell>
          <table:table-cell office:value-type="float" office:value="24.2917973629">
            <text:p>24.29179736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166.54231">
            <text:p>2483166.54231</text:p>
          </table:table-cell>
          <table:table-cell office:value-type="string">
            <text:p>2086-07-29 20:00:56.250000 EST-0500</text:p>
          </table:table-cell>
          <table:table-cell office:value-type="string">
            <text:p>N</text:p>
          </table:table-cell>
          <table:table-cell office:value-type="float" office:value="49.3637929836">
            <text:p>49.3637929836</text:p>
          </table:table-cell>
          <table:table-cell office:value-type="float" office:value="24.2922811172">
            <text:p>24.2922811172</text:p>
          </table:table-cell>
          <table:table-cell office:value-type="float" office:value="49.3637929836">
            <text:p>49.3637929836</text:p>
          </table:table-cell>
          <table:table-cell office:value-type="float" office:value="24.2922811172">
            <text:p>24.29228111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204.78145">
            <text:p>2483204.78145</text:p>
          </table:table-cell>
          <table:table-cell office:value-type="string">
            <text:p>2086-09-06 01:45:17.578125 EST-0500</text:p>
          </table:table-cell>
          <table:table-cell office:value-type="string">
            <text:p>S</text:p>
          </table:table-cell>
          <table:table-cell office:value-type="float" office:value="229.363755273">
            <text:p>229.363755273</text:p>
          </table:table-cell>
          <table:table-cell office:value-type="float" office:value="204.290945472">
            <text:p>204.290945472</text:p>
          </table:table-cell>
          <table:table-cell office:value-type="float" office:value="49.3637552735">
            <text:p>49.3637552735</text:p>
          </table:table-cell>
          <table:table-cell office:value-type="float" office:value="24.2909454721">
            <text:p>24.2909454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254.51106">
            <text:p>2483254.51106</text:p>
          </table:table-cell>
          <table:table-cell office:value-type="string">
            <text:p>2086-10-25 19:15:56.250000 EST-0500</text:p>
          </table:table-cell>
          <table:table-cell office:value-type="string">
            <text:p>N</text:p>
          </table:table-cell>
          <table:table-cell office:value-type="float" office:value="49.3661675079">
            <text:p>49.3661675079</text:p>
          </table:table-cell>
          <table:table-cell office:value-type="float" office:value="24.2921178806">
            <text:p>24.2921178806</text:p>
          </table:table-cell>
          <table:table-cell office:value-type="float" office:value="49.3661675079">
            <text:p>49.3661675079</text:p>
          </table:table-cell>
          <table:table-cell office:value-type="float" office:value="24.2921178806">
            <text:p>24.29211788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292.75081">
            <text:p>2483292.75081</text:p>
          </table:table-cell>
          <table:table-cell office:value-type="string">
            <text:p>2086-12-03 01:01:10.312500 EST-0500</text:p>
          </table:table-cell>
          <table:table-cell office:value-type="string">
            <text:p>S</text:p>
          </table:table-cell>
          <table:table-cell office:value-type="float" office:value="229.367198252">
            <text:p>229.367198252</text:p>
          </table:table-cell>
          <table:table-cell office:value-type="float" office:value="204.291695641">
            <text:p>204.291695641</text:p>
          </table:table-cell>
          <table:table-cell office:value-type="float" office:value="49.3671982524">
            <text:p>49.3671982524</text:p>
          </table:table-cell>
          <table:table-cell office:value-type="float" office:value="24.2916956412">
            <text:p>24.29169564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342.47981">
            <text:p>2483342.47981</text:p>
          </table:table-cell>
          <table:table-cell office:value-type="string">
            <text:p>2087-01-21 18:30:56.250000 EST-0500</text:p>
          </table:table-cell>
          <table:table-cell office:value-type="string">
            <text:p>N</text:p>
          </table:table-cell>
          <table:table-cell office:value-type="float" office:value="49.3683005126">
            <text:p>49.3683005126</text:p>
          </table:table-cell>
          <table:table-cell office:value-type="float" office:value="24.290294918">
            <text:p>24.290294918</text:p>
          </table:table-cell>
          <table:table-cell office:value-type="float" office:value="49.3683005126">
            <text:p>49.3683005126</text:p>
          </table:table-cell>
          <table:table-cell office:value-type="float" office:value="24.290294918">
            <text:p>24.2902949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380.72017">
            <text:p>2483380.72017</text:p>
          </table:table-cell>
          <table:table-cell office:value-type="string">
            <text:p>2087-03-01 00:17:03.046875 EST-0500</text:p>
          </table:table-cell>
          <table:table-cell office:value-type="string">
            <text:p>S</text:p>
          </table:table-cell>
          <table:table-cell office:value-type="float" office:value="229.370497259">
            <text:p>229.370497259</text:p>
          </table:table-cell>
          <table:table-cell office:value-type="float" office:value="204.291205756">
            <text:p>204.291205756</text:p>
          </table:table-cell>
          <table:table-cell office:value-type="float" office:value="49.370497259">
            <text:p>49.370497259</text:p>
          </table:table-cell>
          <table:table-cell office:value-type="float" office:value="24.2912057557">
            <text:p>24.29120575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430.44917">
            <text:p>2483430.44917</text:p>
          </table:table-cell>
          <table:table-cell office:value-type="string">
            <text:p>2087-04-19 17:46:48.984375 EST-0500</text:p>
          </table:table-cell>
          <table:table-cell office:value-type="string">
            <text:p>N</text:p>
          </table:table-cell>
          <table:table-cell office:value-type="float" office:value="49.3707605406">
            <text:p>49.3707605406</text:p>
          </table:table-cell>
          <table:table-cell office:value-type="float" office:value="24.2903109035">
            <text:p>24.2903109035</text:p>
          </table:table-cell>
          <table:table-cell office:value-type="float" office:value="49.3707605406">
            <text:p>49.3707605406</text:p>
          </table:table-cell>
          <table:table-cell office:value-type="float" office:value="24.2903109035">
            <text:p>24.29031090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468.68892">
            <text:p>2483468.68892</text:p>
          </table:table-cell>
          <table:table-cell office:value-type="string">
            <text:p>2087-05-27 23:32:03.046875 EST-0500</text:p>
          </table:table-cell>
          <table:table-cell office:value-type="string">
            <text:p>S</text:p>
          </table:table-cell>
          <table:table-cell office:value-type="float" office:value="229.371226031">
            <text:p>229.371226031</text:p>
          </table:table-cell>
          <table:table-cell office:value-type="float" office:value="204.289365416">
            <text:p>204.289365416</text:p>
          </table:table-cell>
          <table:table-cell office:value-type="float" office:value="49.371226031">
            <text:p>49.371226031</text:p>
          </table:table-cell>
          <table:table-cell office:value-type="float" office:value="24.2893654162">
            <text:p>24.28936541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518.41853">
            <text:p>2483518.41853</text:p>
          </table:table-cell>
          <table:table-cell office:value-type="string">
            <text:p>2087-07-16 17:02:41.718750 EST-0500</text:p>
          </table:table-cell>
          <table:table-cell office:value-type="string">
            <text:p>N</text:p>
          </table:table-cell>
          <table:table-cell office:value-type="float" office:value="49.3734123723">
            <text:p>49.3734123723</text:p>
          </table:table-cell>
          <table:table-cell office:value-type="float" office:value="24.2891834871">
            <text:p>24.2891834871</text:p>
          </table:table-cell>
          <table:table-cell office:value-type="float" office:value="49.3734123723">
            <text:p>49.3734123723</text:p>
          </table:table-cell>
          <table:table-cell office:value-type="float" office:value="24.2891834871">
            <text:p>24.28918348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556.65767">
            <text:p>2483556.65767</text:p>
          </table:table-cell>
          <table:table-cell office:value-type="string">
            <text:p>2087-08-23 22:47:03.046875 EST-0500</text:p>
          </table:table-cell>
          <table:table-cell office:value-type="string">
            <text:p>S</text:p>
          </table:table-cell>
          <table:table-cell office:value-type="float" office:value="229.374551386">
            <text:p>229.374551386</text:p>
          </table:table-cell>
          <table:table-cell office:value-type="float" office:value="204.28895932">
            <text:p>204.28895932</text:p>
          </table:table-cell>
          <table:table-cell office:value-type="float" office:value="49.3745513863">
            <text:p>49.3745513863</text:p>
          </table:table-cell>
          <table:table-cell office:value-type="float" office:value="24.28895932">
            <text:p>24.288959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606.38728">
            <text:p>2483606.38728</text:p>
          </table:table-cell>
          <table:table-cell office:value-type="string">
            <text:p>2087-10-12 16:17:41.718750 EST-0500</text:p>
          </table:table-cell>
          <table:table-cell office:value-type="string">
            <text:p>N</text:p>
          </table:table-cell>
          <table:table-cell office:value-type="float" office:value="49.3757250449">
            <text:p>49.3757250449</text:p>
          </table:table-cell>
          <table:table-cell office:value-type="float" office:value="24.289030583">
            <text:p>24.289030583</text:p>
          </table:table-cell>
          <table:table-cell office:value-type="float" office:value="49.3757250449">
            <text:p>49.3757250449</text:p>
          </table:table-cell>
          <table:table-cell office:value-type="float" office:value="24.289030583">
            <text:p>24.2890305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644.62642">
            <text:p>2483644.62642</text:p>
          </table:table-cell>
          <table:table-cell office:value-type="string">
            <text:p>2087-11-19 22:02:03.046875 EST-0500</text:p>
          </table:table-cell>
          <table:table-cell office:value-type="string">
            <text:p>S</text:p>
          </table:table-cell>
          <table:table-cell office:value-type="float" office:value="229.376574677">
            <text:p>229.376574677</text:p>
          </table:table-cell>
          <table:table-cell office:value-type="float" office:value="204.288551647">
            <text:p>204.288551647</text:p>
          </table:table-cell>
          <table:table-cell office:value-type="float" office:value="49.3765746774">
            <text:p>49.3765746774</text:p>
          </table:table-cell>
          <table:table-cell office:value-type="float" office:value="24.288551647">
            <text:p>24.2885516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694.35603">
            <text:p>2483694.35603</text:p>
          </table:table-cell>
          <table:table-cell office:value-type="string">
            <text:p>2088-01-08 15:32:41.718750 EST-0500</text:p>
          </table:table-cell>
          <table:table-cell office:value-type="string">
            <text:p>N</text:p>
          </table:table-cell>
          <table:table-cell office:value-type="float" office:value="49.3788590041">
            <text:p>49.3788590041</text:p>
          </table:table-cell>
          <table:table-cell office:value-type="float" office:value="24.2884414993">
            <text:p>24.2884414993</text:p>
          </table:table-cell>
          <table:table-cell office:value-type="float" office:value="49.3788590041">
            <text:p>49.3788590041</text:p>
          </table:table-cell>
          <table:table-cell office:value-type="float" office:value="24.2884414993">
            <text:p>24.28844149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732.59578">
            <text:p>2483732.59578</text:p>
          </table:table-cell>
          <table:table-cell office:value-type="string">
            <text:p>2088-02-15 21:17:55.781250 EST-0500</text:p>
          </table:table-cell>
          <table:table-cell office:value-type="string">
            <text:p>S</text:p>
          </table:table-cell>
          <table:table-cell office:value-type="float" office:value="229.381420475">
            <text:p>229.381420475</text:p>
          </table:table-cell>
          <table:table-cell office:value-type="float" office:value="204.289607384">
            <text:p>204.289607384</text:p>
          </table:table-cell>
          <table:table-cell office:value-type="float" office:value="49.3814204751">
            <text:p>49.3814204751</text:p>
          </table:table-cell>
          <table:table-cell office:value-type="float" office:value="24.2896073836">
            <text:p>24.28960738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782.32539">
            <text:p>2483782.32539</text:p>
          </table:table-cell>
          <table:table-cell office:value-type="string">
            <text:p>2088-04-05 14:48:34.453125 EST-0500</text:p>
          </table:table-cell>
          <table:table-cell office:value-type="string">
            <text:p>N</text:p>
          </table:table-cell>
          <table:table-cell office:value-type="float" office:value="49.3827018479">
            <text:p>49.3827018479</text:p>
          </table:table-cell>
          <table:table-cell office:value-type="float" office:value="24.2896884881">
            <text:p>24.2896884881</text:p>
          </table:table-cell>
          <table:table-cell office:value-type="float" office:value="49.3827018479">
            <text:p>49.3827018479</text:p>
          </table:table-cell>
          <table:table-cell office:value-type="float" office:value="24.2896884881">
            <text:p>24.28968848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820.56453">
            <text:p>2483820.56453</text:p>
          </table:table-cell>
          <table:table-cell office:value-type="string">
            <text:p>2088-05-13 20:32:55.781250 EST-0500</text:p>
          </table:table-cell>
          <table:table-cell office:value-type="string">
            <text:p>S</text:p>
          </table:table-cell>
          <table:table-cell office:value-type="float" office:value="229.38151406">
            <text:p>229.38151406</text:p>
          </table:table-cell>
          <table:table-cell office:value-type="float" office:value="204.287284996">
            <text:p>204.287284996</text:p>
          </table:table-cell>
          <table:table-cell office:value-type="float" office:value="49.3815140596">
            <text:p>49.3815140596</text:p>
          </table:table-cell>
          <table:table-cell office:value-type="float" office:value="24.2872849961">
            <text:p>24.28728499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870.29476">
            <text:p>2483870.29476</text:p>
          </table:table-cell>
          <table:table-cell office:value-type="string">
            <text:p>2088-07-02 14:04:27.187500 EST-0500</text:p>
          </table:table-cell>
          <table:table-cell office:value-type="string">
            <text:p>N</text:p>
          </table:table-cell>
          <table:table-cell office:value-type="float" office:value="49.3846791249">
            <text:p>49.3846791249</text:p>
          </table:table-cell>
          <table:table-cell office:value-type="float" office:value="24.2882889129">
            <text:p>24.2882889129</text:p>
          </table:table-cell>
          <table:table-cell office:value-type="float" office:value="49.3846791249">
            <text:p>49.3846791249</text:p>
          </table:table-cell>
          <table:table-cell office:value-type="float" office:value="24.2882889129">
            <text:p>24.28828891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908.53389">
            <text:p>2483908.53389</text:p>
          </table:table-cell>
          <table:table-cell office:value-type="string">
            <text:p>2088-08-09 19:48:48.515625 EST-0500</text:p>
          </table:table-cell>
          <table:table-cell office:value-type="string">
            <text:p>S</text:p>
          </table:table-cell>
          <table:table-cell office:value-type="float" office:value="229.385375329">
            <text:p>229.385375329</text:p>
          </table:table-cell>
          <table:table-cell office:value-type="float" office:value="204.287547482">
            <text:p>204.287547482</text:p>
          </table:table-cell>
          <table:table-cell office:value-type="float" office:value="49.3853753295">
            <text:p>49.3853753295</text:p>
          </table:table-cell>
          <table:table-cell office:value-type="float" office:value="24.2875474816">
            <text:p>24.28754748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958.26411">
            <text:p>2483958.26411</text:p>
          </table:table-cell>
          <table:table-cell office:value-type="string">
            <text:p>2088-09-28 13:20:19.921875 EST-0500</text:p>
          </table:table-cell>
          <table:table-cell office:value-type="string">
            <text:p>N</text:p>
          </table:table-cell>
          <table:table-cell office:value-type="float" office:value="49.3887126741">
            <text:p>49.3887126741</text:p>
          </table:table-cell>
          <table:table-cell office:value-type="float" office:value="24.289562262">
            <text:p>24.289562262</text:p>
          </table:table-cell>
          <table:table-cell office:value-type="float" office:value="49.3887126741">
            <text:p>49.3887126741</text:p>
          </table:table-cell>
          <table:table-cell office:value-type="float" office:value="24.289562262">
            <text:p>24.2895622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3996.50264">
            <text:p>2483996.50264</text:p>
          </table:table-cell>
          <table:table-cell office:value-type="string">
            <text:p>2088-11-05 19:03:48.515625 EST-0500</text:p>
          </table:table-cell>
          <table:table-cell office:value-type="string">
            <text:p>S</text:p>
          </table:table-cell>
          <table:table-cell office:value-type="float" office:value="229.387140853">
            <text:p>229.387140853</text:p>
          </table:table-cell>
          <table:table-cell office:value-type="float" office:value="204.286903291">
            <text:p>204.286903291</text:p>
          </table:table-cell>
          <table:table-cell office:value-type="float" office:value="49.3871408525">
            <text:p>49.3871408525</text:p>
          </table:table-cell>
          <table:table-cell office:value-type="float" office:value="24.2869032906">
            <text:p>24.28690329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046.23286">
            <text:p>2484046.23286</text:p>
          </table:table-cell>
          <table:table-cell office:value-type="string">
            <text:p>2088-12-25 12:35:19.921875 EST-0500</text:p>
          </table:table-cell>
          <table:table-cell office:value-type="string">
            <text:p>N</text:p>
          </table:table-cell>
          <table:table-cell office:value-type="float" office:value="49.3906113379">
            <text:p>49.3906113379</text:p>
          </table:table-cell>
          <table:table-cell office:value-type="float" office:value="24.2883306267">
            <text:p>24.2883306267</text:p>
          </table:table-cell>
          <table:table-cell office:value-type="float" office:value="49.3906113379">
            <text:p>49.3906113379</text:p>
          </table:table-cell>
          <table:table-cell office:value-type="float" office:value="24.2883306267">
            <text:p>24.28833062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084.47139">
            <text:p>2484084.47139</text:p>
          </table:table-cell>
          <table:table-cell office:value-type="string">
            <text:p>2089-02-01 18:18:48.515625 EST-0500</text:p>
          </table:table-cell>
          <table:table-cell office:value-type="string">
            <text:p>S</text:p>
          </table:table-cell>
          <table:table-cell office:value-type="float" office:value="229.390340864">
            <text:p>229.390340864</text:p>
          </table:table-cell>
          <table:table-cell office:value-type="float" office:value="204.286388904">
            <text:p>204.286388904</text:p>
          </table:table-cell>
          <table:table-cell office:value-type="float" office:value="49.3903408642">
            <text:p>49.3903408642</text:p>
          </table:table-cell>
          <table:table-cell office:value-type="float" office:value="24.2863889044">
            <text:p>24.28638890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134.20161">
            <text:p>2484134.20161</text:p>
          </table:table-cell>
          <table:table-cell office:value-type="string">
            <text:p>2089-03-23 11:50:19.921875 EST-0500</text:p>
          </table:table-cell>
          <table:table-cell office:value-type="string">
            <text:p>N</text:p>
          </table:table-cell>
          <table:table-cell office:value-type="float" office:value="49.3921686041">
            <text:p>49.3921686041</text:p>
          </table:table-cell>
          <table:table-cell office:value-type="float" office:value="24.2868397374">
            <text:p>24.2868397374</text:p>
          </table:table-cell>
          <table:table-cell office:value-type="float" office:value="49.3921686041">
            <text:p>49.3921686041</text:p>
          </table:table-cell>
          <table:table-cell office:value-type="float" office:value="24.2868397374">
            <text:p>24.28683973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172.44075">
            <text:p>2484172.44075</text:p>
          </table:table-cell>
          <table:table-cell office:value-type="string">
            <text:p>2089-04-30 17:34:41.250000 EST-0500</text:p>
          </table:table-cell>
          <table:table-cell office:value-type="string">
            <text:p>S</text:p>
          </table:table-cell>
          <table:table-cell office:value-type="float" office:value="229.393504496">
            <text:p>229.393504496</text:p>
          </table:table-cell>
          <table:table-cell office:value-type="float" office:value="204.287216661">
            <text:p>204.287216661</text:p>
          </table:table-cell>
          <table:table-cell office:value-type="float" office:value="49.3935044959">
            <text:p>49.3935044959</text:p>
          </table:table-cell>
          <table:table-cell office:value-type="float" office:value="24.2872166612">
            <text:p>24.28721666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222.17159">
            <text:p>2484222.17159</text:p>
          </table:table-cell>
          <table:table-cell office:value-type="string">
            <text:p>2089-06-19 11:07:05.390625 EST-0500</text:p>
          </table:table-cell>
          <table:table-cell office:value-type="string">
            <text:p>N</text:p>
          </table:table-cell>
          <table:table-cell office:value-type="float" office:value="49.3958937164">
            <text:p>49.3958937164</text:p>
          </table:table-cell>
          <table:table-cell office:value-type="float" office:value="24.2876664429">
            <text:p>24.2876664429</text:p>
          </table:table-cell>
          <table:table-cell office:value-type="float" office:value="49.3958937164">
            <text:p>49.3958937164</text:p>
          </table:table-cell>
          <table:table-cell office:value-type="float" office:value="24.2876664429">
            <text:p>24.28766644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260.4095">
            <text:p>2484260.4095</text:p>
          </table:table-cell>
          <table:table-cell office:value-type="string">
            <text:p>2089-07-27 16:49:41.250000 EST-0500</text:p>
          </table:table-cell>
          <table:table-cell office:value-type="string">
            <text:p>S</text:p>
          </table:table-cell>
          <table:table-cell office:value-type="float" office:value="229.394980823">
            <text:p>229.394980823</text:p>
          </table:table-cell>
          <table:table-cell office:value-type="float" office:value="204.285117924">
            <text:p>204.285117924</text:p>
          </table:table-cell>
          <table:table-cell office:value-type="float" office:value="49.3949808231">
            <text:p>49.3949808231</text:p>
          </table:table-cell>
          <table:table-cell office:value-type="float" office:value="24.2851179242">
            <text:p>24.28511792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310.14095">
            <text:p>2484310.14095</text:p>
          </table:table-cell>
          <table:table-cell office:value-type="string">
            <text:p>2089-09-15 10:22:58.125000 EST-0500</text:p>
          </table:table-cell>
          <table:table-cell office:value-type="string">
            <text:p>N</text:p>
          </table:table-cell>
          <table:table-cell office:value-type="float" office:value="49.3981793681">
            <text:p>49.3981793681</text:p>
          </table:table-cell>
          <table:table-cell office:value-type="float" office:value="24.2868444759">
            <text:p>24.2868444759</text:p>
          </table:table-cell>
          <table:table-cell office:value-type="float" office:value="49.3981793681">
            <text:p>49.3981793681</text:p>
          </table:table-cell>
          <table:table-cell office:value-type="float" office:value="24.2868444759">
            <text:p>24.28684447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348.37885">
            <text:p>2484348.37885</text:p>
          </table:table-cell>
          <table:table-cell office:value-type="string">
            <text:p>2089-10-23 16:05:33.984375 EST-0500</text:p>
          </table:table-cell>
          <table:table-cell office:value-type="string">
            <text:p>S</text:p>
          </table:table-cell>
          <table:table-cell office:value-type="float" office:value="229.397286303">
            <text:p>229.397286303</text:p>
          </table:table-cell>
          <table:table-cell office:value-type="float" office:value="204.285138782">
            <text:p>204.285138782</text:p>
          </table:table-cell>
          <table:table-cell office:value-type="float" office:value="49.3972863033">
            <text:p>49.3972863033</text:p>
          </table:table-cell>
          <table:table-cell office:value-type="float" office:value="24.2851387821">
            <text:p>24.28513878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398.1103">
            <text:p>2484398.1103</text:p>
          </table:table-cell>
          <table:table-cell office:value-type="string">
            <text:p>2089-12-12 09:38:50.859375 EST-0500</text:p>
          </table:table-cell>
          <table:table-cell office:value-type="string">
            <text:p>N</text:p>
          </table:table-cell>
          <table:table-cell office:value-type="float" office:value="49.4015389125">
            <text:p>49.4015389125</text:p>
          </table:table-cell>
          <table:table-cell office:value-type="float" office:value="24.2875003294">
            <text:p>24.2875003294</text:p>
          </table:table-cell>
          <table:table-cell office:value-type="float" office:value="49.4015389125">
            <text:p>49.4015389125</text:p>
          </table:table-cell>
          <table:table-cell office:value-type="float" office:value="24.2875003294">
            <text:p>24.28750032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436.34822">
            <text:p>2484436.34822</text:p>
          </table:table-cell>
          <table:table-cell office:value-type="string">
            <text:p>2090-01-19 15:21:26.718750 EST-0500</text:p>
          </table:table-cell>
          <table:table-cell office:value-type="string">
            <text:p>S</text:p>
          </table:table-cell>
          <table:table-cell office:value-type="float" office:value="229.4018613">
            <text:p>229.4018613</text:p>
          </table:table-cell>
          <table:table-cell office:value-type="float" office:value="204.285989509">
            <text:p>204.285989509</text:p>
          </table:table-cell>
          <table:table-cell office:value-type="float" office:value="49.4018612999">
            <text:p>49.4018612999</text:p>
          </table:table-cell>
          <table:table-cell office:value-type="float" office:value="24.2859895089">
            <text:p>24.28598950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486.07905">
            <text:p>2484486.07905</text:p>
          </table:table-cell>
          <table:table-cell office:value-type="string">
            <text:p>2090-03-10 08:53:50.859375 EST-0500</text:p>
          </table:table-cell>
          <table:table-cell office:value-type="string">
            <text:p>N</text:p>
          </table:table-cell>
          <table:table-cell office:value-type="float" office:value="49.4028716956">
            <text:p>49.4028716956</text:p>
          </table:table-cell>
          <table:table-cell office:value-type="float" office:value="24.2855317596">
            <text:p>24.2855317596</text:p>
          </table:table-cell>
          <table:table-cell office:value-type="float" office:value="49.4028716956">
            <text:p>49.4028716956</text:p>
          </table:table-cell>
          <table:table-cell office:value-type="float" office:value="24.2855317596">
            <text:p>24.28553175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524.31697">
            <text:p>2484524.31697</text:p>
          </table:table-cell>
          <table:table-cell office:value-type="string">
            <text:p>2090-04-17 14:36:26.718750 EST-0500</text:p>
          </table:table-cell>
          <table:table-cell office:value-type="string">
            <text:p>S</text:p>
          </table:table-cell>
          <table:table-cell office:value-type="float" office:value="229.40278394">
            <text:p>229.40278394</text:p>
          </table:table-cell>
          <table:table-cell office:value-type="float" office:value="204.284591042">
            <text:p>204.284591042</text:p>
          </table:table-cell>
          <table:table-cell office:value-type="float" office:value="49.40278394">
            <text:p>49.40278394</text:p>
          </table:table-cell>
          <table:table-cell office:value-type="float" office:value="24.2845910424">
            <text:p>24.28459104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574.04841">
            <text:p>2484574.04841</text:p>
          </table:table-cell>
          <table:table-cell office:value-type="string">
            <text:p>2090-06-06 08:09:43.593750 EST-0500</text:p>
          </table:table-cell>
          <table:table-cell office:value-type="string">
            <text:p>N</text:p>
          </table:table-cell>
          <table:table-cell office:value-type="float" office:value="49.4051385137">
            <text:p>49.4051385137</text:p>
          </table:table-cell>
          <table:table-cell office:value-type="float" office:value="24.2851393583">
            <text:p>24.2851393583</text:p>
          </table:table-cell>
          <table:table-cell office:value-type="float" office:value="49.4051385137">
            <text:p>49.4051385137</text:p>
          </table:table-cell>
          <table:table-cell office:value-type="float" office:value="24.2851393583">
            <text:p>24.28513935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612.28633">
            <text:p>2484612.28633</text:p>
          </table:table-cell>
          <table:table-cell office:value-type="string">
            <text:p>2090-07-14 13:52:19.453125 EST-0500</text:p>
          </table:table-cell>
          <table:table-cell office:value-type="string">
            <text:p>S</text:p>
          </table:table-cell>
          <table:table-cell office:value-type="float" office:value="229.406781675">
            <text:p>229.406781675</text:p>
          </table:table-cell>
          <table:table-cell office:value-type="float" office:value="204.28504051">
            <text:p>204.28504051</text:p>
          </table:table-cell>
          <table:table-cell office:value-type="float" office:value="49.4067816754">
            <text:p>49.4067816754</text:p>
          </table:table-cell>
          <table:table-cell office:value-type="float" office:value="24.2850405104">
            <text:p>24.28504051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662.01839">
            <text:p>2484662.01839</text:p>
          </table:table-cell>
          <table:table-cell office:value-type="string">
            <text:p>2090-09-02 07:26:29.062500 EST-0500</text:p>
          </table:table-cell>
          <table:table-cell office:value-type="string">
            <text:p>N</text:p>
          </table:table-cell>
          <table:table-cell office:value-type="float" office:value="49.4075726472">
            <text:p>49.4075726472</text:p>
          </table:table-cell>
          <table:table-cell office:value-type="float" office:value="24.2842504076">
            <text:p>24.2842504076</text:p>
          </table:table-cell>
          <table:table-cell office:value-type="float" office:value="49.4075726472">
            <text:p>49.4075726472</text:p>
          </table:table-cell>
          <table:table-cell office:value-type="float" office:value="24.2842504076">
            <text:p>24.28425040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700.25508">
            <text:p>2484700.25508</text:p>
          </table:table-cell>
          <table:table-cell office:value-type="string">
            <text:p>2090-10-10 13:07:19.453125 EST-0500</text:p>
          </table:table-cell>
          <table:table-cell office:value-type="string">
            <text:p>S</text:p>
          </table:table-cell>
          <table:table-cell office:value-type="float" office:value="229.407253835">
            <text:p>229.407253835</text:p>
          </table:table-cell>
          <table:table-cell office:value-type="float" office:value="204.283164687">
            <text:p>204.283164687</text:p>
          </table:table-cell>
          <table:table-cell office:value-type="float" office:value="49.4072538352">
            <text:p>49.4072538352</text:p>
          </table:table-cell>
          <table:table-cell office:value-type="float" office:value="24.2831646872">
            <text:p>24.2831646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749.98774">
            <text:p>2484749.98774</text:p>
          </table:table-cell>
          <table:table-cell office:value-type="string">
            <text:p>2090-11-29 06:42:21.796875 EST-0500</text:p>
          </table:table-cell>
          <table:table-cell office:value-type="string">
            <text:p>N</text:p>
          </table:table-cell>
          <table:table-cell office:value-type="float" office:value="49.4094816518">
            <text:p>49.4094816518</text:p>
          </table:table-cell>
          <table:table-cell office:value-type="float" office:value="24.2836366279">
            <text:p>24.2836366279</text:p>
          </table:table-cell>
          <table:table-cell office:value-type="float" office:value="49.4094816518">
            <text:p>49.4094816518</text:p>
          </table:table-cell>
          <table:table-cell office:value-type="float" office:value="24.2836366279">
            <text:p>24.28363662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788.22444">
            <text:p>2484788.22444</text:p>
          </table:table-cell>
          <table:table-cell office:value-type="string">
            <text:p>2091-01-06 12:23:12.187500 EST-0500</text:p>
          </table:table-cell>
          <table:table-cell office:value-type="string">
            <text:p>S</text:p>
          </table:table-cell>
          <table:table-cell office:value-type="float" office:value="229.411331243">
            <text:p>229.411331243</text:p>
          </table:table-cell>
          <table:table-cell office:value-type="float" office:value="204.283696439">
            <text:p>204.283696439</text:p>
          </table:table-cell>
          <table:table-cell office:value-type="float" office:value="49.4113312426">
            <text:p>49.4113312426</text:p>
          </table:table-cell>
          <table:table-cell office:value-type="float" office:value="24.283696439">
            <text:p>24.2836964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837.95711">
            <text:p>2484837.95711</text:p>
          </table:table-cell>
          <table:table-cell office:value-type="string">
            <text:p>2091-02-25 05:58:14.531250 EST-0500</text:p>
          </table:table-cell>
          <table:table-cell office:value-type="string">
            <text:p>N</text:p>
          </table:table-cell>
          <table:table-cell office:value-type="float" office:value="49.4144559055">
            <text:p>49.4144559055</text:p>
          </table:table-cell>
          <table:table-cell office:value-type="float" office:value="24.2851407742">
            <text:p>24.2851407742</text:p>
          </table:table-cell>
          <table:table-cell office:value-type="float" office:value="49.4144559055">
            <text:p>49.4144559055</text:p>
          </table:table-cell>
          <table:table-cell office:value-type="float" office:value="24.2851407742">
            <text:p>24.2851407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876.19319">
            <text:p>2484876.19319</text:p>
          </table:table-cell>
          <table:table-cell office:value-type="string">
            <text:p>2091-04-04 11:38:12.187500 EST-0500</text:p>
          </table:table-cell>
          <table:table-cell office:value-type="string">
            <text:p>S</text:p>
          </table:table-cell>
          <table:table-cell office:value-type="float" office:value="229.412532876">
            <text:p>229.412532876</text:p>
          </table:table-cell>
          <table:table-cell office:value-type="float" office:value="204.282339834">
            <text:p>204.282339834</text:p>
          </table:table-cell>
          <table:table-cell office:value-type="float" office:value="49.4125328763">
            <text:p>49.4125328763</text:p>
          </table:table-cell>
          <table:table-cell office:value-type="float" office:value="24.2823398336">
            <text:p>24.28233983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925.92586">
            <text:p>2484925.92586</text:p>
          </table:table-cell>
          <table:table-cell office:value-type="string">
            <text:p>2091-05-24 05:13:14.531250 EST-0500</text:p>
          </table:table-cell>
          <table:table-cell office:value-type="string">
            <text:p>N</text:p>
          </table:table-cell>
          <table:table-cell office:value-type="float" office:value="49.4147115999">
            <text:p>49.4147115999</text:p>
          </table:table-cell>
          <table:table-cell office:value-type="float" office:value="24.2828678045">
            <text:p>24.2828678045</text:p>
          </table:table-cell>
          <table:table-cell office:value-type="float" office:value="49.4147115999">
            <text:p>49.4147115999</text:p>
          </table:table-cell>
          <table:table-cell office:value-type="float" office:value="24.2828678045">
            <text:p>24.28286780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4964.16255">
            <text:p>2484964.16255</text:p>
          </table:table-cell>
          <table:table-cell office:value-type="string">
            <text:p>2091-07-01 10:54:04.921875 EST-0500</text:p>
          </table:table-cell>
          <table:table-cell office:value-type="string">
            <text:p>S</text:p>
          </table:table-cell>
          <table:table-cell office:value-type="float" office:value="229.415795416">
            <text:p>229.415795416</text:p>
          </table:table-cell>
          <table:table-cell office:value-type="float" office:value="204.282250699">
            <text:p>204.282250699</text:p>
          </table:table-cell>
          <table:table-cell office:value-type="float" office:value="49.4157954161">
            <text:p>49.4157954161</text:p>
          </table:table-cell>
          <table:table-cell office:value-type="float" office:value="24.2822506992">
            <text:p>24.28225069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013.89522">
            <text:p>2485013.89522</text:p>
          </table:table-cell>
          <table:table-cell office:value-type="string">
            <text:p>2091-08-20 04:29:07.265625 EST-0500</text:p>
          </table:table-cell>
          <table:table-cell office:value-type="string">
            <text:p>N</text:p>
          </table:table-cell>
          <table:table-cell office:value-type="float" office:value="49.4172461117">
            <text:p>49.4172461117</text:p>
          </table:table-cell>
          <table:table-cell office:value-type="float" office:value="24.2819217537">
            <text:p>24.2819217537</text:p>
          </table:table-cell>
          <table:table-cell office:value-type="float" office:value="49.4172461117">
            <text:p>49.4172461117</text:p>
          </table:table-cell>
          <table:table-cell office:value-type="float" office:value="24.2819217537">
            <text:p>24.28192175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052.13191">
            <text:p>2485052.13191</text:p>
          </table:table-cell>
          <table:table-cell office:value-type="string">
            <text:p>2091-09-27 10:09:57.656250 EST-0500</text:p>
          </table:table-cell>
          <table:table-cell office:value-type="string">
            <text:p>S</text:p>
          </table:table-cell>
          <table:table-cell office:value-type="float" office:value="229.418194183">
            <text:p>229.418194183</text:p>
          </table:table-cell>
          <table:table-cell office:value-type="float" office:value="204.28191056">
            <text:p>204.28191056</text:p>
          </table:table-cell>
          <table:table-cell office:value-type="float" office:value="49.4181941827">
            <text:p>49.4181941827</text:p>
          </table:table-cell>
          <table:table-cell office:value-type="float" office:value="24.2819105599">
            <text:p>24.28191055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101.86519">
            <text:p>2485101.86519</text:p>
          </table:table-cell>
          <table:table-cell office:value-type="string">
            <text:p>2091-11-16 03:45:52.734375 EST-0500</text:p>
          </table:table-cell>
          <table:table-cell office:value-type="string">
            <text:p>N</text:p>
          </table:table-cell>
          <table:table-cell office:value-type="float" office:value="49.4198680926">
            <text:p>49.4198680926</text:p>
          </table:table-cell>
          <table:table-cell office:value-type="float" office:value="24.2820840823">
            <text:p>24.2820840823</text:p>
          </table:table-cell>
          <table:table-cell office:value-type="float" office:value="49.4198680926">
            <text:p>49.4198680926</text:p>
          </table:table-cell>
          <table:table-cell office:value-type="float" office:value="24.2820840823">
            <text:p>24.28208408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140.10066">
            <text:p>2485140.10066</text:p>
          </table:table-cell>
          <table:table-cell office:value-type="string">
            <text:p>2091-12-24 09:24:57.656250 EST-0500</text:p>
          </table:table-cell>
          <table:table-cell office:value-type="string">
            <text:p>S</text:p>
          </table:table-cell>
          <table:table-cell office:value-type="float" office:value="229.420454207">
            <text:p>229.420454207</text:p>
          </table:table-cell>
          <table:table-cell office:value-type="float" office:value="204.281031715">
            <text:p>204.281031715</text:p>
          </table:table-cell>
          <table:table-cell office:value-type="float" office:value="49.4204542066">
            <text:p>49.4204542066</text:p>
          </table:table-cell>
          <table:table-cell office:value-type="float" office:value="24.2810317146">
            <text:p>24.28103171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189.83394">
            <text:p>2485189.83394</text:p>
          </table:table-cell>
          <table:table-cell office:value-type="string">
            <text:p>2092-02-12 03:00:52.734375 EST-0500</text:p>
          </table:table-cell>
          <table:table-cell office:value-type="string">
            <text:p>N</text:p>
          </table:table-cell>
          <table:table-cell office:value-type="float" office:value="49.4214499888">
            <text:p>49.4214499888</text:p>
          </table:table-cell>
          <table:table-cell office:value-type="float" office:value="24.279942523">
            <text:p>24.279942523</text:p>
          </table:table-cell>
          <table:table-cell office:value-type="float" office:value="49.4214499888">
            <text:p>49.4214499888</text:p>
          </table:table-cell>
          <table:table-cell office:value-type="float" office:value="24.279942523">
            <text:p>24.2799425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228.06941">
            <text:p>2485228.06941</text:p>
          </table:table-cell>
          <table:table-cell office:value-type="string">
            <text:p>2092-03-21 08:39:57.656250 EST-0500</text:p>
          </table:table-cell>
          <table:table-cell office:value-type="string">
            <text:p>S</text:p>
          </table:table-cell>
          <table:table-cell office:value-type="float" office:value="229.422641319">
            <text:p>229.422641319</text:p>
          </table:table-cell>
          <table:table-cell office:value-type="float" office:value="204.280125702">
            <text:p>204.280125702</text:p>
          </table:table-cell>
          <table:table-cell office:value-type="float" office:value="49.4226413189">
            <text:p>49.4226413189</text:p>
          </table:table-cell>
          <table:table-cell office:value-type="float" office:value="24.280125702">
            <text:p>24.2801257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277.80269">
            <text:p>2485277.80269</text:p>
          </table:table-cell>
          <table:table-cell office:value-type="string">
            <text:p>2092-05-10 02:15:52.734375 EST-0500</text:p>
          </table:table-cell>
          <table:table-cell office:value-type="string">
            <text:p>N</text:p>
          </table:table-cell>
          <table:table-cell office:value-type="float" office:value="49.4233863394">
            <text:p>49.4233863394</text:p>
          </table:table-cell>
          <table:table-cell office:value-type="float" office:value="24.2795230976">
            <text:p>24.2795230976</text:p>
          </table:table-cell>
          <table:table-cell office:value-type="float" office:value="49.4233863394">
            <text:p>49.4233863394</text:p>
          </table:table-cell>
          <table:table-cell office:value-type="float" office:value="24.2795230976">
            <text:p>24.27952309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316.03816">
            <text:p>2485316.03816</text:p>
          </table:table-cell>
          <table:table-cell office:value-type="string">
            <text:p>2092-06-17 07:54:57.656250 EST-0500</text:p>
          </table:table-cell>
          <table:table-cell office:value-type="string">
            <text:p>S</text:p>
          </table:table-cell>
          <table:table-cell office:value-type="float" office:value="229.424593851">
            <text:p>229.424593851</text:p>
          </table:table-cell>
          <table:table-cell office:value-type="float" office:value="204.27913797">
            <text:p>204.27913797</text:p>
          </table:table-cell>
          <table:table-cell office:value-type="float" office:value="49.4245938506">
            <text:p>49.4245938506</text:p>
          </table:table-cell>
          <table:table-cell office:value-type="float" office:value="24.2791379697">
            <text:p>24.27913796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365.77205">
            <text:p>2485365.77205</text:p>
          </table:table-cell>
          <table:table-cell office:value-type="string">
            <text:p>2092-08-06 01:31:45.468750 EST-0500</text:p>
          </table:table-cell>
          <table:table-cell office:value-type="string">
            <text:p>N</text:p>
          </table:table-cell>
          <table:table-cell office:value-type="float" office:value="49.4288133452">
            <text:p>49.4288133452</text:p>
          </table:table-cell>
          <table:table-cell office:value-type="float" office:value="24.2811712927">
            <text:p>24.2811712927</text:p>
          </table:table-cell>
          <table:table-cell office:value-type="float" office:value="49.4288133452">
            <text:p>49.4288133452</text:p>
          </table:table-cell>
          <table:table-cell office:value-type="float" office:value="24.2811712927">
            <text:p>24.28117129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404.00752">
            <text:p>2485404.00752</text:p>
          </table:table-cell>
          <table:table-cell office:value-type="string">
            <text:p>2092-09-13 07:10:50.390625 EST-0500</text:p>
          </table:table-cell>
          <table:table-cell office:value-type="string">
            <text:p>S</text:p>
          </table:table-cell>
          <table:table-cell office:value-type="float" office:value="229.427284257">
            <text:p>229.427284257</text:p>
          </table:table-cell>
          <table:table-cell office:value-type="float" office:value="204.278520588">
            <text:p>204.278520588</text:p>
          </table:table-cell>
          <table:table-cell office:value-type="float" office:value="49.427284257">
            <text:p>49.427284257</text:p>
          </table:table-cell>
          <table:table-cell office:value-type="float" office:value="24.2785205877">
            <text:p>24.27852058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453.74141">
            <text:p>2485453.74141</text:p>
          </table:table-cell>
          <table:table-cell office:value-type="string">
            <text:p>2092-11-02 00:47:38.203125 EST-0500</text:p>
          </table:table-cell>
          <table:table-cell office:value-type="string">
            <text:p>N</text:p>
          </table:table-cell>
          <table:table-cell office:value-type="float" office:value="49.4310531181">
            <text:p>49.4310531181</text:p>
          </table:table-cell>
          <table:table-cell office:value-type="float" office:value="24.2811027087">
            <text:p>24.2811027087</text:p>
          </table:table-cell>
          <table:table-cell office:value-type="float" office:value="49.4310531181">
            <text:p>49.4310531181</text:p>
          </table:table-cell>
          <table:table-cell office:value-type="float" office:value="24.2811027087">
            <text:p>24.28110270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491.97689">
            <text:p>2485491.97689</text:p>
          </table:table-cell>
          <table:table-cell office:value-type="string">
            <text:p>2092-12-10 06:26:43.125000 EST-0500</text:p>
          </table:table-cell>
          <table:table-cell office:value-type="string">
            <text:p>S</text:p>
          </table:table-cell>
          <table:table-cell office:value-type="float" office:value="229.429930379">
            <text:p>229.429930379</text:p>
          </table:table-cell>
          <table:table-cell office:value-type="float" office:value="204.278364039">
            <text:p>204.278364039</text:p>
          </table:table-cell>
          <table:table-cell office:value-type="float" office:value="49.4299303789">
            <text:p>49.4299303789</text:p>
          </table:table-cell>
          <table:table-cell office:value-type="float" office:value="24.2783640386">
            <text:p>24.27836403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541.71076">
            <text:p>2485541.71076</text:p>
          </table:table-cell>
          <table:table-cell office:value-type="string">
            <text:p>2093-01-29 00:03:30.937500 EST-0500</text:p>
          </table:table-cell>
          <table:table-cell office:value-type="string">
            <text:p>N</text:p>
          </table:table-cell>
          <table:table-cell office:value-type="float" office:value="49.4343498742">
            <text:p>49.4343498742</text:p>
          </table:table-cell>
          <table:table-cell office:value-type="float" office:value="24.2803646822">
            <text:p>24.2803646822</text:p>
          </table:table-cell>
          <table:table-cell office:value-type="float" office:value="49.4343498742">
            <text:p>49.4343498742</text:p>
          </table:table-cell>
          <table:table-cell office:value-type="float" office:value="24.2803646822">
            <text:p>24.28036468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579.94564">
            <text:p>2485579.94564</text:p>
          </table:table-cell>
          <table:table-cell office:value-type="string">
            <text:p>2093-03-08 05:41:43.125000 EST-0500</text:p>
          </table:table-cell>
          <table:table-cell office:value-type="string">
            <text:p>S</text:p>
          </table:table-cell>
          <table:table-cell office:value-type="float" office:value="229.432872792">
            <text:p>229.432872792</text:p>
          </table:table-cell>
          <table:table-cell office:value-type="float" office:value="204.277761338">
            <text:p>204.277761338</text:p>
          </table:table-cell>
          <table:table-cell office:value-type="float" office:value="49.4328727922">
            <text:p>49.4328727922</text:p>
          </table:table-cell>
          <table:table-cell office:value-type="float" office:value="24.2777613376">
            <text:p>24.27776133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629.67951">
            <text:p>2485629.67951</text:p>
          </table:table-cell>
          <table:table-cell office:value-type="string">
            <text:p>2093-04-26 23:18:30.937500 EST-0500</text:p>
          </table:table-cell>
          <table:table-cell office:value-type="string">
            <text:p>N</text:p>
          </table:table-cell>
          <table:table-cell office:value-type="float" office:value="49.4365959498">
            <text:p>49.4365959498</text:p>
          </table:table-cell>
          <table:table-cell office:value-type="float" office:value="24.2802683141">
            <text:p>24.2802683141</text:p>
          </table:table-cell>
          <table:table-cell office:value-type="float" office:value="49.4365959498">
            <text:p>49.4365959498</text:p>
          </table:table-cell>
          <table:table-cell office:value-type="float" office:value="24.2802683141">
            <text:p>24.28026831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667.91439">
            <text:p>2485667.91439</text:p>
          </table:table-cell>
          <table:table-cell office:value-type="string">
            <text:p>2093-06-04 04:56:43.125000 EST-0500</text:p>
          </table:table-cell>
          <table:table-cell office:value-type="string">
            <text:p>S</text:p>
          </table:table-cell>
          <table:table-cell office:value-type="float" office:value="229.435213615">
            <text:p>229.435213615</text:p>
          </table:table-cell>
          <table:table-cell office:value-type="float" office:value="204.277333952">
            <text:p>204.277333952</text:p>
          </table:table-cell>
          <table:table-cell office:value-type="float" office:value="49.4352136148">
            <text:p>49.4352136148</text:p>
          </table:table-cell>
          <table:table-cell office:value-type="float" office:value="24.2773339524">
            <text:p>24.27733395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717.64826">
            <text:p>2485717.64826</text:p>
          </table:table-cell>
          <table:table-cell office:value-type="string">
            <text:p>2093-07-23 22:33:30.937500 EST-0500</text:p>
          </table:table-cell>
          <table:table-cell office:value-type="string">
            <text:p>N</text:p>
          </table:table-cell>
          <table:table-cell office:value-type="float" office:value="49.4396677765">
            <text:p>49.4396677765</text:p>
          </table:table-cell>
          <table:table-cell office:value-type="float" office:value="24.2794276084">
            <text:p>24.2794276084</text:p>
          </table:table-cell>
          <table:table-cell office:value-type="float" office:value="49.4396677765">
            <text:p>49.4396677765</text:p>
          </table:table-cell>
          <table:table-cell office:value-type="float" office:value="24.2794276084">
            <text:p>24.27942760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755.88314">
            <text:p>2485755.88314</text:p>
          </table:table-cell>
          <table:table-cell office:value-type="string">
            <text:p>2093-08-31 04:11:43.125000 EST-0500</text:p>
          </table:table-cell>
          <table:table-cell office:value-type="string">
            <text:p>S</text:p>
          </table:table-cell>
          <table:table-cell office:value-type="float" office:value="229.437927304">
            <text:p>229.437927304</text:p>
          </table:table-cell>
          <table:table-cell office:value-type="float" office:value="204.276464688">
            <text:p>204.276464688</text:p>
          </table:table-cell>
          <table:table-cell office:value-type="float" office:value="49.4379273039">
            <text:p>49.4379273039</text:p>
          </table:table-cell>
          <table:table-cell office:value-type="float" office:value="24.276464688">
            <text:p>24.2764646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805.61701">
            <text:p>2485805.61701</text:p>
          </table:table-cell>
          <table:table-cell office:value-type="string">
            <text:p>2093-10-19 21:48:30.937500 EST-0500</text:p>
          </table:table-cell>
          <table:table-cell office:value-type="string">
            <text:p>N</text:p>
          </table:table-cell>
          <table:table-cell office:value-type="float" office:value="49.4400081707">
            <text:p>49.4400081707</text:p>
          </table:table-cell>
          <table:table-cell office:value-type="float" office:value="24.2773118026">
            <text:p>24.2773118026</text:p>
          </table:table-cell>
          <table:table-cell office:value-type="float" office:value="49.4400081707">
            <text:p>49.4400081707</text:p>
          </table:table-cell>
          <table:table-cell office:value-type="float" office:value="24.2773118026">
            <text:p>24.27731180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843.85249">
            <text:p>2485843.85249</text:p>
          </table:table-cell>
          <table:table-cell office:value-type="string">
            <text:p>2093-11-27 03:27:35.859375 EST-0500</text:p>
          </table:table-cell>
          <table:table-cell office:value-type="string">
            <text:p>S</text:p>
          </table:table-cell>
          <table:table-cell office:value-type="float" office:value="229.440030669">
            <text:p>229.440030669</text:p>
          </table:table-cell>
          <table:table-cell office:value-type="float" office:value="204.275793971">
            <text:p>204.275793971</text:p>
          </table:table-cell>
          <table:table-cell office:value-type="float" office:value="49.4400306693">
            <text:p>49.4400306693</text:p>
          </table:table-cell>
          <table:table-cell office:value-type="float" office:value="24.275793971">
            <text:p>24.2757939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893.58638">
            <text:p>2485893.58638</text:p>
          </table:table-cell>
          <table:table-cell office:value-type="string">
            <text:p>2094-01-15 21:04:23.671875 EST-0500</text:p>
          </table:table-cell>
          <table:table-cell office:value-type="string">
            <text:p>N</text:p>
          </table:table-cell>
          <table:table-cell office:value-type="float" office:value="49.4433253978">
            <text:p>49.4433253978</text:p>
          </table:table-cell>
          <table:table-cell office:value-type="float" office:value="24.2766486401">
            <text:p>24.2766486401</text:p>
          </table:table-cell>
          <table:table-cell office:value-type="float" office:value="49.4433253978">
            <text:p>49.4433253978</text:p>
          </table:table-cell>
          <table:table-cell office:value-type="float" office:value="24.2766486401">
            <text:p>24.27664864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931.82185">
            <text:p>2485931.82185</text:p>
          </table:table-cell>
          <table:table-cell office:value-type="string">
            <text:p>2094-02-23 02:43:28.593750 EST-0500</text:p>
          </table:table-cell>
          <table:table-cell office:value-type="string">
            <text:p>S</text:p>
          </table:table-cell>
          <table:table-cell office:value-type="float" office:value="229.443887735">
            <text:p>229.443887735</text:p>
          </table:table-cell>
          <table:table-cell office:value-type="float" office:value="204.275816628">
            <text:p>204.275816628</text:p>
          </table:table-cell>
          <table:table-cell office:value-type="float" office:value="49.4438877346">
            <text:p>49.4438877346</text:p>
          </table:table-cell>
          <table:table-cell office:value-type="float" office:value="24.2758166279">
            <text:p>24.27581662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5981.55574">
            <text:p>2485981.55574</text:p>
          </table:table-cell>
          <table:table-cell office:value-type="string">
            <text:p>2094-04-13 20:20:16.406250 EST-0500</text:p>
          </table:table-cell>
          <table:table-cell office:value-type="string">
            <text:p>N</text:p>
          </table:table-cell>
          <table:table-cell office:value-type="float" office:value="49.4473898765">
            <text:p>49.4473898765</text:p>
          </table:table-cell>
          <table:table-cell office:value-type="float" office:value="24.277999996">
            <text:p>24.277999996</text:p>
          </table:table-cell>
          <table:table-cell office:value-type="float" office:value="49.4473898765">
            <text:p>49.4473898765</text:p>
          </table:table-cell>
          <table:table-cell office:value-type="float" office:value="24.277999996">
            <text:p>24.2779999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019.7906">
            <text:p>2486019.7906</text:p>
          </table:table-cell>
          <table:table-cell office:value-type="string">
            <text:p>2094-05-22 01:58:28.593750 EST-0500</text:p>
          </table:table-cell>
          <table:table-cell office:value-type="string">
            <text:p>S</text:p>
          </table:table-cell>
          <table:table-cell office:value-type="float" office:value="229.446073458">
            <text:p>229.446073458</text:p>
          </table:table-cell>
          <table:table-cell office:value-type="float" office:value="204.275228153">
            <text:p>204.275228153</text:p>
          </table:table-cell>
          <table:table-cell office:value-type="float" office:value="49.4460734579">
            <text:p>49.4460734579</text:p>
          </table:table-cell>
          <table:table-cell office:value-type="float" office:value="24.2752281531">
            <text:p>24.27522815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069.52449">
            <text:p>2486069.52449</text:p>
          </table:table-cell>
          <table:table-cell office:value-type="string">
            <text:p>2094-07-10 19:35:16.406250 EST-0500</text:p>
          </table:table-cell>
          <table:table-cell office:value-type="string">
            <text:p>N</text:p>
          </table:table-cell>
          <table:table-cell office:value-type="float" office:value="49.4494802124">
            <text:p>49.4494802124</text:p>
          </table:table-cell>
          <table:table-cell office:value-type="float" office:value="24.2763105144">
            <text:p>24.2763105144</text:p>
          </table:table-cell>
          <table:table-cell office:value-type="float" office:value="49.4494802124">
            <text:p>49.4494802124</text:p>
          </table:table-cell>
          <table:table-cell office:value-type="float" office:value="24.2763105144">
            <text:p>24.27631051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107.75935">
            <text:p>2486107.75935</text:p>
          </table:table-cell>
          <table:table-cell office:value-type="string">
            <text:p>2094-08-18 01:13:28.593750 EST-0500</text:p>
          </table:table-cell>
          <table:table-cell office:value-type="string">
            <text:p>S</text:p>
          </table:table-cell>
          <table:table-cell office:value-type="float" office:value="229.449321877">
            <text:p>229.449321877</text:p>
          </table:table-cell>
          <table:table-cell office:value-type="float" office:value="204.274710792">
            <text:p>204.274710792</text:p>
          </table:table-cell>
          <table:table-cell office:value-type="float" office:value="49.4493218773">
            <text:p>49.4493218773</text:p>
          </table:table-cell>
          <table:table-cell office:value-type="float" office:value="24.2747107916">
            <text:p>24.27471079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157.49324">
            <text:p>2486157.49324</text:p>
          </table:table-cell>
          <table:table-cell office:value-type="string">
            <text:p>2094-10-06 18:50:16.406250 EST-0500</text:p>
          </table:table-cell>
          <table:table-cell office:value-type="string">
            <text:p>N</text:p>
          </table:table-cell>
          <table:table-cell office:value-type="float" office:value="49.4512791022">
            <text:p>49.4512791022</text:p>
          </table:table-cell>
          <table:table-cell office:value-type="float" office:value="24.2751794821">
            <text:p>24.2751794821</text:p>
          </table:table-cell>
          <table:table-cell office:value-type="float" office:value="49.4512791022">
            <text:p>49.4512791022</text:p>
          </table:table-cell>
          <table:table-cell office:value-type="float" office:value="24.2751794821">
            <text:p>24.27517948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195.72872">
            <text:p>2486195.72872</text:p>
          </table:table-cell>
          <table:table-cell office:value-type="string">
            <text:p>2094-11-14 00:29:21.328125 EST-0500</text:p>
          </table:table-cell>
          <table:table-cell office:value-type="string">
            <text:p>S</text:p>
          </table:table-cell>
          <table:table-cell office:value-type="float" office:value="229.452912522">
            <text:p>229.452912522</text:p>
          </table:table-cell>
          <table:table-cell office:value-type="float" office:value="204.275501922">
            <text:p>204.275501922</text:p>
          </table:table-cell>
          <table:table-cell office:value-type="float" office:value="49.4529125218">
            <text:p>49.4529125218</text:p>
          </table:table-cell>
          <table:table-cell office:value-type="float" office:value="24.2755019219">
            <text:p>24.27550192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245.46321">
            <text:p>2486245.46321</text:p>
          </table:table-cell>
          <table:table-cell office:value-type="string">
            <text:p>2095-01-02 18:07:01.875000 EST-0500</text:p>
          </table:table-cell>
          <table:table-cell office:value-type="string">
            <text:p>N</text:p>
          </table:table-cell>
          <table:table-cell office:value-type="float" office:value="49.4563830479">
            <text:p>49.4563830479</text:p>
          </table:table-cell>
          <table:table-cell office:value-type="float" office:value="24.2766383575">
            <text:p>24.2766383575</text:p>
          </table:table-cell>
          <table:table-cell office:value-type="float" office:value="49.4563830479">
            <text:p>49.4563830479</text:p>
          </table:table-cell>
          <table:table-cell office:value-type="float" office:value="24.2766383575">
            <text:p>24.27663835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283.69747">
            <text:p>2486283.69747</text:p>
          </table:table-cell>
          <table:table-cell office:value-type="string">
            <text:p>2095-02-09 23:44:21.328125 EST-0500</text:p>
          </table:table-cell>
          <table:table-cell office:value-type="string">
            <text:p>S</text:p>
          </table:table-cell>
          <table:table-cell office:value-type="float" office:value="229.454678306">
            <text:p>229.454678306</text:p>
          </table:table-cell>
          <table:table-cell office:value-type="float" office:value="204.273196225">
            <text:p>204.273196225</text:p>
          </table:table-cell>
          <table:table-cell office:value-type="float" office:value="49.4546783061">
            <text:p>49.4546783061</text:p>
          </table:table-cell>
          <table:table-cell office:value-type="float" office:value="24.2731962246">
            <text:p>24.27319622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333.43257">
            <text:p>2486333.43257</text:p>
          </table:table-cell>
          <table:table-cell office:value-type="string">
            <text:p>2095-03-31 17:22:54.609375 EST-0500</text:p>
          </table:table-cell>
          <table:table-cell office:value-type="string">
            <text:p>N</text:p>
          </table:table-cell>
          <table:table-cell office:value-type="float" office:value="49.4588137293">
            <text:p>49.4588137293</text:p>
          </table:table-cell>
          <table:table-cell office:value-type="float" office:value="24.2757926469">
            <text:p>24.2757926469</text:p>
          </table:table-cell>
          <table:table-cell office:value-type="float" office:value="49.4588137293">
            <text:p>49.4588137293</text:p>
          </table:table-cell>
          <table:table-cell office:value-type="float" office:value="24.2757926469">
            <text:p>24.27579264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371.66683">
            <text:p>2486371.66683</text:p>
          </table:table-cell>
          <table:table-cell office:value-type="string">
            <text:p>2095-05-08 23:00:14.062500 EST-0500</text:p>
          </table:table-cell>
          <table:table-cell office:value-type="string">
            <text:p>S</text:p>
          </table:table-cell>
          <table:table-cell office:value-type="float" office:value="229.457607933">
            <text:p>229.457607933</text:p>
          </table:table-cell>
          <table:table-cell office:value-type="float" office:value="204.273306959">
            <text:p>204.273306959</text:p>
          </table:table-cell>
          <table:table-cell office:value-type="float" office:value="49.4576079334">
            <text:p>49.4576079334</text:p>
          </table:table-cell>
          <table:table-cell office:value-type="float" office:value="24.2733069588">
            <text:p>24.2733069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421.40193">
            <text:p>2486421.40193</text:p>
          </table:table-cell>
          <table:table-cell office:value-type="string">
            <text:p>2095-06-27 16:38:47.343750 EST-0500</text:p>
          </table:table-cell>
          <table:table-cell office:value-type="string">
            <text:p>N</text:p>
          </table:table-cell>
          <table:table-cell office:value-type="float" office:value="49.4624320471">
            <text:p>49.4624320471</text:p>
          </table:table-cell>
          <table:table-cell office:value-type="float" office:value="24.2758961466">
            <text:p>24.2758961466</text:p>
          </table:table-cell>
          <table:table-cell office:value-type="float" office:value="49.4624320471">
            <text:p>49.4624320471</text:p>
          </table:table-cell>
          <table:table-cell office:value-type="float" office:value="24.2758961466">
            <text:p>24.27589614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459.63558">
            <text:p>2486459.63558</text:p>
          </table:table-cell>
          <table:table-cell office:value-type="string">
            <text:p>2095-08-04 22:15:14.062500 EST-0500</text:p>
          </table:table-cell>
          <table:table-cell office:value-type="string">
            <text:p>S</text:p>
          </table:table-cell>
          <table:table-cell office:value-type="float" office:value="229.460778832">
            <text:p>229.460778832</text:p>
          </table:table-cell>
          <table:table-cell office:value-type="float" office:value="204.272438123">
            <text:p>204.272438123</text:p>
          </table:table-cell>
          <table:table-cell office:value-type="float" office:value="49.4607788317">
            <text:p>49.4607788317</text:p>
          </table:table-cell>
          <table:table-cell office:value-type="float" office:value="24.2724381227">
            <text:p>24.27243812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509.37068">
            <text:p>2486509.37068</text:p>
          </table:table-cell>
          <table:table-cell office:value-type="string">
            <text:p>2095-09-23 15:53:47.343750 EST-0500</text:p>
          </table:table-cell>
          <table:table-cell office:value-type="string">
            <text:p>N</text:p>
          </table:table-cell>
          <table:table-cell office:value-type="float" office:value="49.4642465566">
            <text:p>49.4642465566</text:p>
          </table:table-cell>
          <table:table-cell office:value-type="float" office:value="24.2742497895">
            <text:p>24.2742497895</text:p>
          </table:table-cell>
          <table:table-cell office:value-type="float" office:value="49.4642465566">
            <text:p>49.4642465566</text:p>
          </table:table-cell>
          <table:table-cell office:value-type="float" office:value="24.2742497895">
            <text:p>24.27424978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547.60493">
            <text:p>2486547.60493</text:p>
          </table:table-cell>
          <table:table-cell office:value-type="string">
            <text:p>2095-10-31 21:31:06.796875 EST-0500</text:p>
          </table:table-cell>
          <table:table-cell office:value-type="string">
            <text:p>S</text:p>
          </table:table-cell>
          <table:table-cell office:value-type="float" office:value="229.463842986">
            <text:p>229.463842986</text:p>
          </table:table-cell>
          <table:table-cell office:value-type="float" office:value="204.272793082">
            <text:p>204.272793082</text:p>
          </table:table-cell>
          <table:table-cell office:value-type="float" office:value="49.4638429862">
            <text:p>49.4638429862</text:p>
          </table:table-cell>
          <table:table-cell office:value-type="float" office:value="24.2727930816">
            <text:p>24.27279308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597.34005">
            <text:p>2486597.34005</text:p>
          </table:table-cell>
          <table:table-cell office:value-type="string">
            <text:p>2095-12-20 15:09:40.078125 EST-0500</text:p>
          </table:table-cell>
          <table:table-cell office:value-type="string">
            <text:p>N</text:p>
          </table:table-cell>
          <table:table-cell office:value-type="float" office:value="49.4675681318">
            <text:p>49.4675681318</text:p>
          </table:table-cell>
          <table:table-cell office:value-type="float" office:value="24.2741422708">
            <text:p>24.2741422708</text:p>
          </table:table-cell>
          <table:table-cell office:value-type="float" office:value="49.4675681318">
            <text:p>49.4675681318</text:p>
          </table:table-cell>
          <table:table-cell office:value-type="float" office:value="24.2741422708">
            <text:p>24.27414227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635.57429">
            <text:p>2486635.57429</text:p>
          </table:table-cell>
          <table:table-cell office:value-type="string">
            <text:p>2096-01-27 20:46:59.531250 EST-0500</text:p>
          </table:table-cell>
          <table:table-cell office:value-type="string">
            <text:p>S</text:p>
          </table:table-cell>
          <table:table-cell office:value-type="float" office:value="229.468571161">
            <text:p>229.468571161</text:p>
          </table:table-cell>
          <table:table-cell office:value-type="float" office:value="204.27314955">
            <text:p>204.27314955</text:p>
          </table:table-cell>
          <table:table-cell office:value-type="float" office:value="49.4685711614">
            <text:p>49.4685711614</text:p>
          </table:table-cell>
          <table:table-cell office:value-type="float" office:value="24.2731495498">
            <text:p>24.27314954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685.31001">
            <text:p>2486685.31001</text:p>
          </table:table-cell>
          <table:table-cell office:value-type="string">
            <text:p>2096-03-17 14:26:25.546875 EST-0500</text:p>
          </table:table-cell>
          <table:table-cell office:value-type="string">
            <text:p>N</text:p>
          </table:table-cell>
          <table:table-cell office:value-type="float" office:value="49.4704208711">
            <text:p>49.4704208711</text:p>
          </table:table-cell>
          <table:table-cell office:value-type="float" office:value="24.2733740213">
            <text:p>24.2733740213</text:p>
          </table:table-cell>
          <table:table-cell office:value-type="float" office:value="49.4704208711">
            <text:p>49.4704208711</text:p>
          </table:table-cell>
          <table:table-cell office:value-type="float" office:value="24.2733740213">
            <text:p>24.27337402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723.54304">
            <text:p>2486723.54304</text:p>
          </table:table-cell>
          <table:table-cell office:value-type="string">
            <text:p>2096-04-24 20:01:59.531250 EST-0500</text:p>
          </table:table-cell>
          <table:table-cell office:value-type="string">
            <text:p>S</text:p>
          </table:table-cell>
          <table:table-cell office:value-type="float" office:value="229.469437044">
            <text:p>229.469437044</text:p>
          </table:table-cell>
          <table:table-cell office:value-type="float" office:value="204.271244634">
            <text:p>204.271244634</text:p>
          </table:table-cell>
          <table:table-cell office:value-type="float" office:value="49.4694370445">
            <text:p>49.4694370445</text:p>
          </table:table-cell>
          <table:table-cell office:value-type="float" office:value="24.2712446337">
            <text:p>24.27124463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773.27937">
            <text:p>2486773.27937</text:p>
          </table:table-cell>
          <table:table-cell office:value-type="string">
            <text:p>2096-06-13 13:42:18.281250 EST-0500</text:p>
          </table:table-cell>
          <table:table-cell office:value-type="string">
            <text:p>N</text:p>
          </table:table-cell>
          <table:table-cell office:value-type="float" office:value="49.4727789468">
            <text:p>49.4727789468</text:p>
          </table:table-cell>
          <table:table-cell office:value-type="float" office:value="24.2722785981">
            <text:p>24.2722785981</text:p>
          </table:table-cell>
          <table:table-cell office:value-type="float" office:value="49.4727789468">
            <text:p>49.4727789468</text:p>
          </table:table-cell>
          <table:table-cell office:value-type="float" office:value="24.2722785981">
            <text:p>24.27227859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811.51241">
            <text:p>2486811.51241</text:p>
          </table:table-cell>
          <table:table-cell office:value-type="string">
            <text:p>2096-07-21 19:17:52.265625 EST-0500</text:p>
          </table:table-cell>
          <table:table-cell office:value-type="string">
            <text:p>S</text:p>
          </table:table-cell>
          <table:table-cell office:value-type="float" office:value="229.474275572">
            <text:p>229.474275572</text:p>
          </table:table-cell>
          <table:table-cell office:value-type="float" office:value="204.271776756">
            <text:p>204.271776756</text:p>
          </table:table-cell>
          <table:table-cell office:value-type="float" office:value="49.4742755716">
            <text:p>49.4742755716</text:p>
          </table:table-cell>
          <table:table-cell office:value-type="float" office:value="24.2717767562">
            <text:p>24.27177675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861.24812">
            <text:p>2486861.24812</text:p>
          </table:table-cell>
          <table:table-cell office:value-type="string">
            <text:p>2096-09-09 12:57:18.281250 EST-0500</text:p>
          </table:table-cell>
          <table:table-cell office:value-type="string">
            <text:p>N</text:p>
          </table:table-cell>
          <table:table-cell office:value-type="float" office:value="49.4745557466">
            <text:p>49.4745557466</text:p>
          </table:table-cell>
          <table:table-cell office:value-type="float" office:value="24.2703341614">
            <text:p>24.2703341614</text:p>
          </table:table-cell>
          <table:table-cell office:value-type="float" office:value="49.4745557466">
            <text:p>49.4745557466</text:p>
          </table:table-cell>
          <table:table-cell office:value-type="float" office:value="24.2703341614">
            <text:p>24.27033416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899.48116">
            <text:p>2486899.48116</text:p>
          </table:table-cell>
          <table:table-cell office:value-type="string">
            <text:p>2096-10-17 18:32:52.265625 EST-0500</text:p>
          </table:table-cell>
          <table:table-cell office:value-type="string">
            <text:p>S</text:p>
          </table:table-cell>
          <table:table-cell office:value-type="float" office:value="229.475607074">
            <text:p>229.475607074</text:p>
          </table:table-cell>
          <table:table-cell office:value-type="float" office:value="204.270298336">
            <text:p>204.270298336</text:p>
          </table:table-cell>
          <table:table-cell office:value-type="float" office:value="49.4756070737">
            <text:p>49.4756070737</text:p>
          </table:table-cell>
          <table:table-cell office:value-type="float" office:value="24.2702983364">
            <text:p>24.27029833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949.21749">
            <text:p>2486949.21749</text:p>
          </table:table-cell>
          <table:table-cell office:value-type="string">
            <text:p>2096-12-06 12:13:11.015625 EST-0500</text:p>
          </table:table-cell>
          <table:table-cell office:value-type="string">
            <text:p>N</text:p>
          </table:table-cell>
          <table:table-cell office:value-type="float" office:value="49.4793273139">
            <text:p>49.4793273139</text:p>
          </table:table-cell>
          <table:table-cell office:value-type="float" office:value="24.2717096991">
            <text:p>24.2717096991</text:p>
          </table:table-cell>
          <table:table-cell office:value-type="float" office:value="49.4793273139">
            <text:p>49.4793273139</text:p>
          </table:table-cell>
          <table:table-cell office:value-type="float" office:value="24.2717096991">
            <text:p>24.27170969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6987.45052">
            <text:p>2486987.45052</text:p>
          </table:table-cell>
          <table:table-cell office:value-type="string">
            <text:p>2097-01-13 17:48:45.000000 EST-0500</text:p>
          </table:table-cell>
          <table:table-cell office:value-type="string">
            <text:p>S</text:p>
          </table:table-cell>
          <table:table-cell office:value-type="float" office:value="229.479832717">
            <text:p>229.479832717</text:p>
          </table:table-cell>
          <table:table-cell office:value-type="float" office:value="204.270185268">
            <text:p>204.270185268</text:p>
          </table:table-cell>
          <table:table-cell office:value-type="float" office:value="49.4798327171">
            <text:p>49.4798327171</text:p>
          </table:table-cell>
          <table:table-cell office:value-type="float" office:value="24.2701852675">
            <text:p>24.27018526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037.18684">
            <text:p>2487037.18684</text:p>
          </table:table-cell>
          <table:table-cell office:value-type="string">
            <text:p>2097-03-04 11:29:03.750000 EST-0500</text:p>
          </table:table-cell>
          <table:table-cell office:value-type="string">
            <text:p>N</text:p>
          </table:table-cell>
          <table:table-cell office:value-type="float" office:value="49.4825673954">
            <text:p>49.4825673954</text:p>
          </table:table-cell>
          <table:table-cell office:value-type="float" office:value="24.2710306154">
            <text:p>24.2710306154</text:p>
          </table:table-cell>
          <table:table-cell office:value-type="float" office:value="49.4825673954">
            <text:p>49.4825673954</text:p>
          </table:table-cell>
          <table:table-cell office:value-type="float" office:value="24.2710306154">
            <text:p>24.27103061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075.41987">
            <text:p>2487075.41987</text:p>
          </table:table-cell>
          <table:table-cell office:value-type="string">
            <text:p>2097-04-11 17:04:37.734375 EST-0500</text:p>
          </table:table-cell>
          <table:table-cell office:value-type="string">
            <text:p>S</text:p>
          </table:table-cell>
          <table:table-cell office:value-type="float" office:value="229.482570507">
            <text:p>229.482570507</text:p>
          </table:table-cell>
          <table:table-cell office:value-type="float" office:value="204.269889561">
            <text:p>204.269889561</text:p>
          </table:table-cell>
          <table:table-cell office:value-type="float" office:value="49.482570507">
            <text:p>49.482570507</text:p>
          </table:table-cell>
          <table:table-cell office:value-type="float" office:value="24.269889561">
            <text:p>24.2698895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125.15682">
            <text:p>2487125.15682</text:p>
          </table:table-cell>
          <table:table-cell office:value-type="string">
            <text:p>2097-05-31 10:45:49.218750 EST-0500</text:p>
          </table:table-cell>
          <table:table-cell office:value-type="string">
            <text:p>N</text:p>
          </table:table-cell>
          <table:table-cell office:value-type="float" office:value="49.4857155444">
            <text:p>49.4857155444</text:p>
          </table:table-cell>
          <table:table-cell office:value-type="float" office:value="24.2708475169">
            <text:p>24.2708475169</text:p>
          </table:table-cell>
          <table:table-cell office:value-type="float" office:value="49.4857155444">
            <text:p>49.4857155444</text:p>
          </table:table-cell>
          <table:table-cell office:value-type="float" office:value="24.2708475169">
            <text:p>24.27084751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163.38862">
            <text:p>2487163.38862</text:p>
          </table:table-cell>
          <table:table-cell office:value-type="string">
            <text:p>2097-07-08 16:19:37.734375 EST-0500</text:p>
          </table:table-cell>
          <table:table-cell office:value-type="string">
            <text:p>S</text:p>
          </table:table-cell>
          <table:table-cell office:value-type="float" office:value="229.485889733">
            <text:p>229.485889733</text:p>
          </table:table-cell>
          <table:table-cell office:value-type="float" office:value="204.269051309">
            <text:p>204.269051309</text:p>
          </table:table-cell>
          <table:table-cell office:value-type="float" office:value="49.4858897328">
            <text:p>49.4858897328</text:p>
          </table:table-cell>
          <table:table-cell office:value-type="float" office:value="24.2690513093">
            <text:p>24.26905130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213.12557">
            <text:p>2487213.12557</text:p>
          </table:table-cell>
          <table:table-cell office:value-type="string">
            <text:p>2097-08-27 10:00:49.218750 EST-0500</text:p>
          </table:table-cell>
          <table:table-cell office:value-type="string">
            <text:p>N</text:p>
          </table:table-cell>
          <table:table-cell office:value-type="float" office:value="49.4875976804">
            <text:p>49.4875976804</text:p>
          </table:table-cell>
          <table:table-cell office:value-type="float" office:value="24.2687544721">
            <text:p>24.2687544721</text:p>
          </table:table-cell>
          <table:table-cell office:value-type="float" office:value="49.4875976804">
            <text:p>49.4875976804</text:p>
          </table:table-cell>
          <table:table-cell office:value-type="float" office:value="24.2687544721">
            <text:p>24.2687544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251.35737">
            <text:p>2487251.35737</text:p>
          </table:table-cell>
          <table:table-cell office:value-type="string">
            <text:p>2097-10-04 15:34:37.734375 EST-0500</text:p>
          </table:table-cell>
          <table:table-cell office:value-type="string">
            <text:p>S</text:p>
          </table:table-cell>
          <table:table-cell office:value-type="float" office:value="229.488110058">
            <text:p>229.488110058</text:p>
          </table:table-cell>
          <table:table-cell office:value-type="float" office:value="204.268011728">
            <text:p>204.268011728</text:p>
          </table:table-cell>
          <table:table-cell office:value-type="float" office:value="49.488110058">
            <text:p>49.488110058</text:p>
          </table:table-cell>
          <table:table-cell office:value-type="float" office:value="24.2680117279">
            <text:p>24.26801172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301.09432">
            <text:p>2487301.09432</text:p>
          </table:table-cell>
          <table:table-cell office:value-type="string">
            <text:p>2097-11-23 09:15:49.218750 EST-0500</text:p>
          </table:table-cell>
          <table:table-cell office:value-type="string">
            <text:p>N</text:p>
          </table:table-cell>
          <table:table-cell office:value-type="float" office:value="49.4901733569">
            <text:p>49.4901733569</text:p>
          </table:table-cell>
          <table:table-cell office:value-type="float" office:value="24.2680644237">
            <text:p>24.2680644237</text:p>
          </table:table-cell>
          <table:table-cell office:value-type="float" office:value="49.4901733569">
            <text:p>49.4901733569</text:p>
          </table:table-cell>
          <table:table-cell office:value-type="float" office:value="24.2680644237">
            <text:p>24.26806442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339.32674">
            <text:p>2487339.32674</text:p>
          </table:table-cell>
          <table:table-cell office:value-type="string">
            <text:p>2097-12-31 14:50:30.468750 EST-0500</text:p>
          </table:table-cell>
          <table:table-cell office:value-type="string">
            <text:p>S</text:p>
          </table:table-cell>
          <table:table-cell office:value-type="float" office:value="229.492890503">
            <text:p>229.492890503</text:p>
          </table:table-cell>
          <table:table-cell office:value-type="float" office:value="204.268790883">
            <text:p>204.268790883</text:p>
          </table:table-cell>
          <table:table-cell office:value-type="float" office:value="49.4928905025">
            <text:p>49.4928905025</text:p>
          </table:table-cell>
          <table:table-cell office:value-type="float" office:value="24.2687908828">
            <text:p>24.26879088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389.06367">
            <text:p>2487389.06367</text:p>
          </table:table-cell>
          <table:table-cell office:value-type="string">
            <text:p>2098-02-19 08:31:41.953125 EST-0500</text:p>
          </table:table-cell>
          <table:table-cell office:value-type="string">
            <text:p>N</text:p>
          </table:table-cell>
          <table:table-cell office:value-type="float" office:value="49.4964786185">
            <text:p>49.4964786185</text:p>
          </table:table-cell>
          <table:table-cell office:value-type="float" office:value="24.2700861593">
            <text:p>24.2700861593</text:p>
          </table:table-cell>
          <table:table-cell office:value-type="float" office:value="49.4964786185">
            <text:p>49.4964786185</text:p>
          </table:table-cell>
          <table:table-cell office:value-type="float" office:value="24.2700861593">
            <text:p>24.27008615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427.29549">
            <text:p>2487427.29549</text:p>
          </table:table-cell>
          <table:table-cell office:value-type="string">
            <text:p>2098-03-29 14:05:30.468750 EST-0500</text:p>
          </table:table-cell>
          <table:table-cell office:value-type="string">
            <text:p>S</text:p>
          </table:table-cell>
          <table:table-cell office:value-type="float" office:value="229.494141177">
            <text:p>229.494141177</text:p>
          </table:table-cell>
          <table:table-cell office:value-type="float" office:value="204.266489824">
            <text:p>204.266489824</text:p>
          </table:table-cell>
          <table:table-cell office:value-type="float" office:value="49.494141177">
            <text:p>49.494141177</text:p>
          </table:table-cell>
          <table:table-cell office:value-type="float" office:value="24.2664898244">
            <text:p>24.26648982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477.03242">
            <text:p>2487477.03242</text:p>
          </table:table-cell>
          <table:table-cell office:value-type="string">
            <text:p>2098-05-18 07:46:41.953125 EST-0500</text:p>
          </table:table-cell>
          <table:table-cell office:value-type="string">
            <text:p>N</text:p>
          </table:table-cell>
          <table:table-cell office:value-type="float" office:value="49.4957129646">
            <text:p>49.4957129646</text:p>
          </table:table-cell>
          <table:table-cell office:value-type="float" office:value="24.2662058368">
            <text:p>24.2662058368</text:p>
          </table:table-cell>
          <table:table-cell office:value-type="float" office:value="49.4957129646">
            <text:p>49.4957129646</text:p>
          </table:table-cell>
          <table:table-cell office:value-type="float" office:value="24.2662058368">
            <text:p>24.26620583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515.26485">
            <text:p>2487515.26485</text:p>
          </table:table-cell>
          <table:table-cell office:value-type="string">
            <text:p>2098-06-25 13:21:23.203125 EST-0500</text:p>
          </table:table-cell>
          <table:table-cell office:value-type="string">
            <text:p>S</text:p>
          </table:table-cell>
          <table:table-cell office:value-type="float" office:value="229.49787189">
            <text:p>229.49787189</text:p>
          </table:table-cell>
          <table:table-cell office:value-type="float" office:value="204.266506086">
            <text:p>204.266506086</text:p>
          </table:table-cell>
          <table:table-cell office:value-type="float" office:value="49.4978718898">
            <text:p>49.4978718898</text:p>
          </table:table-cell>
          <table:table-cell office:value-type="float" office:value="24.2665060864">
            <text:p>24.26650608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565.0024">
            <text:p>2487565.0024</text:p>
          </table:table-cell>
          <table:table-cell office:value-type="string">
            <text:p>2098-08-14 07:03:27.421875 EST-0500</text:p>
          </table:table-cell>
          <table:table-cell office:value-type="string">
            <text:p>N</text:p>
          </table:table-cell>
          <table:table-cell office:value-type="float" office:value="49.5027765531">
            <text:p>49.5027765531</text:p>
          </table:table-cell>
          <table:table-cell office:value-type="float" office:value="24.2689363546">
            <text:p>24.2689363546</text:p>
          </table:table-cell>
          <table:table-cell office:value-type="float" office:value="49.5027765531">
            <text:p>49.5027765531</text:p>
          </table:table-cell>
          <table:table-cell office:value-type="float" office:value="24.2689363546">
            <text:p>24.26893635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603.2336">
            <text:p>2487603.2336</text:p>
          </table:table-cell>
          <table:table-cell office:value-type="string">
            <text:p>2098-09-21 12:36:23.203125 EST-0500</text:p>
          </table:table-cell>
          <table:table-cell office:value-type="string">
            <text:p>S</text:p>
          </table:table-cell>
          <table:table-cell office:value-type="float" office:value="229.501035633">
            <text:p>229.501035633</text:p>
          </table:table-cell>
          <table:table-cell office:value-type="float" office:value="204.265871167">
            <text:p>204.265871167</text:p>
          </table:table-cell>
          <table:table-cell office:value-type="float" office:value="49.501035633">
            <text:p>49.501035633</text:p>
          </table:table-cell>
          <table:table-cell office:value-type="float" office:value="24.2658711674">
            <text:p>24.26587116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652.97115">
            <text:p>2487652.97115</text:p>
          </table:table-cell>
          <table:table-cell office:value-type="string">
            <text:p>2098-11-10 06:18:27.421875 EST-0500</text:p>
          </table:table-cell>
          <table:table-cell office:value-type="string">
            <text:p>N</text:p>
          </table:table-cell>
          <table:table-cell office:value-type="float" office:value="49.5053305776">
            <text:p>49.5053305776</text:p>
          </table:table-cell>
          <table:table-cell office:value-type="float" office:value="24.2685610313">
            <text:p>24.2685610313</text:p>
          </table:table-cell>
          <table:table-cell office:value-type="float" office:value="49.5053305776">
            <text:p>49.5053305776</text:p>
          </table:table-cell>
          <table:table-cell office:value-type="float" office:value="24.2685610313">
            <text:p>24.26856103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691.20235">
            <text:p>2487691.20235</text:p>
          </table:table-cell>
          <table:table-cell office:value-type="string">
            <text:p>2098-12-18 11:51:23.203125 EST-0500</text:p>
          </table:table-cell>
          <table:table-cell office:value-type="string">
            <text:p>S</text:p>
          </table:table-cell>
          <table:table-cell office:value-type="float" office:value="229.504264364">
            <text:p>229.504264364</text:p>
          </table:table-cell>
          <table:table-cell office:value-type="float" office:value="204.265500781">
            <text:p>204.265500781</text:p>
          </table:table-cell>
          <table:table-cell office:value-type="float" office:value="49.5042643643">
            <text:p>49.5042643643</text:p>
          </table:table-cell>
          <table:table-cell office:value-type="float" office:value="24.2655007809">
            <text:p>24.26550078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740.9399">
            <text:p>2487740.9399</text:p>
          </table:table-cell>
          <table:table-cell office:value-type="string">
            <text:p>2099-02-06 05:33:27.421875 EST-0500</text:p>
          </table:table-cell>
          <table:table-cell office:value-type="string">
            <text:p>N</text:p>
          </table:table-cell>
          <table:table-cell office:value-type="float" office:value="49.5097922466">
            <text:p>49.5097922466</text:p>
          </table:table-cell>
          <table:table-cell office:value-type="float" office:value="24.2683513171">
            <text:p>24.2683513171</text:p>
          </table:table-cell>
          <table:table-cell office:value-type="float" office:value="49.5097922466">
            <text:p>49.5097922466</text:p>
          </table:table-cell>
          <table:table-cell office:value-type="float" office:value="24.2683513171">
            <text:p>24.26835131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779.1711">
            <text:p>2487779.1711</text:p>
          </table:table-cell>
          <table:table-cell office:value-type="string">
            <text:p>2099-03-16 11:06:23.203125 EST-0500</text:p>
          </table:table-cell>
          <table:table-cell office:value-type="string">
            <text:p>S</text:p>
          </table:table-cell>
          <table:table-cell office:value-type="float" office:value="229.507426916">
            <text:p>229.507426916</text:p>
          </table:table-cell>
          <table:table-cell office:value-type="float" office:value="204.264656025">
            <text:p>204.264656025</text:p>
          </table:table-cell>
          <table:table-cell office:value-type="float" office:value="49.5074269161">
            <text:p>49.5074269161</text:p>
          </table:table-cell>
          <table:table-cell office:value-type="float" office:value="24.2646560252">
            <text:p>24.26465602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828.90865">
            <text:p>2487828.90865</text:p>
          </table:table-cell>
          <table:table-cell office:value-type="string">
            <text:p>2099-05-05 04:48:27.421875 EST-0500</text:p>
          </table:table-cell>
          <table:table-cell office:value-type="string">
            <text:p>N</text:p>
          </table:table-cell>
          <table:table-cell office:value-type="float" office:value="49.5107754274">
            <text:p>49.5107754274</text:p>
          </table:table-cell>
          <table:table-cell office:value-type="float" office:value="24.2664328336">
            <text:p>24.2664328336</text:p>
          </table:table-cell>
          <table:table-cell office:value-type="float" office:value="49.5107754274">
            <text:p>49.5107754274</text:p>
          </table:table-cell>
          <table:table-cell office:value-type="float" office:value="24.2664328336">
            <text:p>24.26643283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867.14045">
            <text:p>2487867.14045</text:p>
          </table:table-cell>
          <table:table-cell office:value-type="string">
            <text:p>2099-06-12 10:22:15.937500 EST-0500</text:p>
          </table:table-cell>
          <table:table-cell office:value-type="string">
            <text:p>S</text:p>
          </table:table-cell>
          <table:table-cell office:value-type="float" office:value="229.510403641">
            <text:p>229.510403641</text:p>
          </table:table-cell>
          <table:table-cell office:value-type="float" office:value="204.264170834">
            <text:p>204.264170834</text:p>
          </table:table-cell>
          <table:table-cell office:value-type="float" office:value="49.5104036407">
            <text:p>49.5104036407</text:p>
          </table:table-cell>
          <table:table-cell office:value-type="float" office:value="24.2641708345">
            <text:p>24.26417083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916.87801">
            <text:p>2487916.87801</text:p>
          </table:table-cell>
          <table:table-cell office:value-type="string">
            <text:p>2099-08-01 04:04:20.156250 EST-0500</text:p>
          </table:table-cell>
          <table:table-cell office:value-type="string">
            <text:p>N</text:p>
          </table:table-cell>
          <table:table-cell office:value-type="float" office:value="49.5144441102">
            <text:p>49.5144441102</text:p>
          </table:table-cell>
          <table:table-cell office:value-type="float" office:value="24.2655640344">
            <text:p>24.2655640344</text:p>
          </table:table-cell>
          <table:table-cell office:value-type="float" office:value="49.5144441102">
            <text:p>49.5144441102</text:p>
          </table:table-cell>
          <table:table-cell office:value-type="float" office:value="24.2655640344">
            <text:p>24.26556403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7955.10981">
            <text:p>2487955.10981</text:p>
          </table:table-cell>
          <table:table-cell office:value-type="string">
            <text:p>2099-09-08 09:38:08.671875 EST-0500</text:p>
          </table:table-cell>
          <table:table-cell office:value-type="string">
            <text:p>S</text:p>
          </table:table-cell>
          <table:table-cell office:value-type="float" office:value="229.514333629">
            <text:p>229.514333629</text:p>
          </table:table-cell>
          <table:table-cell office:value-type="float" office:value="204.264150952">
            <text:p>204.264150952</text:p>
          </table:table-cell>
          <table:table-cell office:value-type="float" office:value="49.514333629">
            <text:p>49.514333629</text:p>
          </table:table-cell>
          <table:table-cell office:value-type="float" office:value="24.2641509522">
            <text:p>24.26415095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004.84676">
            <text:p>2488004.84676</text:p>
          </table:table-cell>
          <table:table-cell office:value-type="string">
            <text:p>2099-10-28 03:19:20.156250 EST-0500</text:p>
          </table:table-cell>
          <table:table-cell office:value-type="string">
            <text:p>N</text:p>
          </table:table-cell>
          <table:table-cell office:value-type="float" office:value="49.5149184342">
            <text:p>49.5149184342</text:p>
          </table:table-cell>
          <table:table-cell office:value-type="float" office:value="24.2631496844">
            <text:p>24.2631496844</text:p>
          </table:table-cell>
          <table:table-cell office:value-type="float" office:value="49.5149184342">
            <text:p>49.5149184342</text:p>
          </table:table-cell>
          <table:table-cell office:value-type="float" office:value="24.2631496844">
            <text:p>24.26314968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043.07856">
            <text:p>2488043.07856</text:p>
          </table:table-cell>
          <table:table-cell office:value-type="string">
            <text:p>2099-12-05 08:53:08.671875 EST-0500</text:p>
          </table:table-cell>
          <table:table-cell office:value-type="string">
            <text:p>S</text:p>
          </table:table-cell>
          <table:table-cell office:value-type="float" office:value="229.517247966">
            <text:p>229.517247966</text:p>
          </table:table-cell>
          <table:table-cell office:value-type="float" office:value="204.263608047">
            <text:p>204.263608047</text:p>
          </table:table-cell>
          <table:table-cell office:value-type="float" office:value="49.5172479659">
            <text:p>49.5172479659</text:p>
          </table:table-cell>
          <table:table-cell office:value-type="float" office:value="24.2636080467">
            <text:p>24.26360804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092.81611">
            <text:p>2488092.81611</text:p>
          </table:table-cell>
          <table:table-cell office:value-type="string">
            <text:p>2100-01-24 02:35:12.890625 EST-0500</text:p>
          </table:table-cell>
          <table:table-cell office:value-type="string">
            <text:p>N</text:p>
          </table:table-cell>
          <table:table-cell office:value-type="float" office:value="49.5222387896">
            <text:p>49.5222387896</text:p>
          </table:table-cell>
          <table:table-cell office:value-type="float" office:value="24.2659127477">
            <text:p>24.2659127477</text:p>
          </table:table-cell>
          <table:table-cell office:value-type="float" office:value="49.5222387896">
            <text:p>49.5222387896</text:p>
          </table:table-cell>
          <table:table-cell office:value-type="float" office:value="24.2659127477">
            <text:p>24.26591274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131.04731">
            <text:p>2488131.04731</text:p>
          </table:table-cell>
          <table:table-cell office:value-type="string">
            <text:p>2100-03-03 08:08:08.671875 EST-0500</text:p>
          </table:table-cell>
          <table:table-cell office:value-type="string">
            <text:p>S</text:p>
          </table:table-cell>
          <table:table-cell office:value-type="float" office:value="229.520845857">
            <text:p>229.520845857</text:p>
          </table:table-cell>
          <table:table-cell office:value-type="float" office:value="204.26303523">
            <text:p>204.26303523</text:p>
          </table:table-cell>
          <table:table-cell office:value-type="float" office:value="49.5208458574">
            <text:p>49.5208458574</text:p>
          </table:table-cell>
          <table:table-cell office:value-type="float" office:value="24.2630352298">
            <text:p>24.26303522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180.78486">
            <text:p>2488180.78486</text:p>
          </table:table-cell>
          <table:table-cell office:value-type="string">
            <text:p>2100-04-22 01:50:12.890625 EST-0500</text:p>
          </table:table-cell>
          <table:table-cell office:value-type="string">
            <text:p>N</text:p>
          </table:table-cell>
          <table:table-cell office:value-type="float" office:value="49.52448399">
            <text:p>49.52448399</text:p>
          </table:table-cell>
          <table:table-cell office:value-type="float" office:value="24.2651001477">
            <text:p>24.2651001477</text:p>
          </table:table-cell>
          <table:table-cell office:value-type="float" office:value="49.52448399">
            <text:p>49.52448399</text:p>
          </table:table-cell>
          <table:table-cell office:value-type="float" office:value="24.2651001477">
            <text:p>24.26510014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219.01668">
            <text:p>2488219.01668</text:p>
          </table:table-cell>
          <table:table-cell office:value-type="string">
            <text:p>2100-05-30 07:24:01.406250 EST-0500</text:p>
          </table:table-cell>
          <table:table-cell office:value-type="string">
            <text:p>S</text:p>
          </table:table-cell>
          <table:table-cell office:value-type="float" office:value="229.525131775">
            <text:p>229.525131775</text:p>
          </table:table-cell>
          <table:table-cell office:value-type="float" office:value="204.263955959">
            <text:p>204.263955959</text:p>
          </table:table-cell>
          <table:table-cell office:value-type="float" office:value="49.5251317746">
            <text:p>49.5251317746</text:p>
          </table:table-cell>
          <table:table-cell office:value-type="float" office:value="24.2639559594">
            <text:p>24.26395595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268.75422">
            <text:p>2488268.75422</text:p>
          </table:table-cell>
          <table:table-cell office:value-type="string">
            <text:p>2100-07-19 01:06:05.625000 EST-0500</text:p>
          </table:table-cell>
          <table:table-cell office:value-type="string">
            <text:p>N</text:p>
          </table:table-cell>
          <table:table-cell office:value-type="float" office:value="49.5266283995">
            <text:p>49.5266283995</text:p>
          </table:table-cell>
          <table:table-cell office:value-type="float" office:value="24.262919112">
            <text:p>24.262919112</text:p>
          </table:table-cell>
          <table:table-cell office:value-type="float" office:value="49.5266283995">
            <text:p>49.5266283995</text:p>
          </table:table-cell>
          <table:table-cell office:value-type="float" office:value="24.262919112">
            <text:p>24.2629191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306.98543">
            <text:p>2488306.98543</text:p>
          </table:table-cell>
          <table:table-cell office:value-type="string">
            <text:p>2100-08-26 06:39:01.406250 EST-0500</text:p>
          </table:table-cell>
          <table:table-cell office:value-type="string">
            <text:p>S</text:p>
          </table:table-cell>
          <table:table-cell office:value-type="float" office:value="229.526806567">
            <text:p>229.526806567</text:p>
          </table:table-cell>
          <table:table-cell office:value-type="float" office:value="204.261587976">
            <text:p>204.261587976</text:p>
          </table:table-cell>
          <table:table-cell office:value-type="float" office:value="49.5268065668">
            <text:p>49.5268065668</text:p>
          </table:table-cell>
          <table:table-cell office:value-type="float" office:value="24.2615879764">
            <text:p>24.26158797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356.72359">
            <text:p>2488356.72359</text:p>
          </table:table-cell>
          <table:table-cell office:value-type="string">
            <text:p>2100-10-15 00:21:58.359375 EST-0500</text:p>
          </table:table-cell>
          <table:table-cell office:value-type="string">
            <text:p>N</text:p>
          </table:table-cell>
          <table:table-cell office:value-type="float" office:value="49.5292133588">
            <text:p>49.5292133588</text:p>
          </table:table-cell>
          <table:table-cell office:value-type="float" office:value="24.2623265109">
            <text:p>24.2623265109</text:p>
          </table:table-cell>
          <table:table-cell office:value-type="float" office:value="49.5292133588">
            <text:p>49.5292133588</text:p>
          </table:table-cell>
          <table:table-cell office:value-type="float" office:value="24.2623265109">
            <text:p>24.26232651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88394.95479">
            <text:p>2488394.95479</text:p>
          </table:table-cell>
          <table:table-cell office:value-type="string">
            <text:p>2100-11-22 05:54:54.140625 EST-0500</text:p>
          </table:table-cell>
          <table:table-cell office:value-type="string">
            <text:p>S</text:p>
          </table:table-cell>
          <table:table-cell office:value-type="float" office:value="229.530101361">
            <text:p>229.530101361</text:p>
          </table:table-cell>
          <table:table-cell office:value-type="float" office:value="204.261651063">
            <text:p>204.261651063</text:p>
          </table:table-cell>
          <table:table-cell office:value-type="float" office:value="49.5301013608">
            <text:p>49.5301013608</text:p>
          </table:table-cell>
          <table:table-cell office:value-type="float" office:value="24.2616510626">
            <text:p>24.26165106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370.12324">
            <text:p>2411370.12324</text:p>
          </table:table-cell>
          <table:table-cell office:value-type="string">
            <text:p>1890-01-02 09:57:28.828125 EST-0500</text:p>
          </table:table-cell>
          <table:table-cell office:value-type="string">
            <text:p>S</text:p>
          </table:table-cell>
          <table:table-cell office:value-type="float" office:value="255.685503252">
            <text:p>255.685503252</text:p>
          </table:table-cell>
          <table:table-cell office:value-type="float" office:value="233.369212863">
            <text:p>233.369212863</text:p>
          </table:table-cell>
          <table:table-cell office:value-type="float" office:value="75.6855032516">
            <text:p>75.6855032516</text:p>
          </table:table-cell>
          <table:table-cell office:value-type="float" office:value="53.3692128629">
            <text:p>53.36921286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483.27144">
            <text:p>2411483.27144</text:p>
          </table:table-cell>
          <table:table-cell office:value-type="string">
            <text:p>1890-04-25 13:30:52.734375 EST-0500</text:p>
          </table:table-cell>
          <table:table-cell office:value-type="string">
            <text:p>N</text:p>
          </table:table-cell>
          <table:table-cell office:value-type="float" office:value="75.6878645801">
            <text:p>75.6878645801</text:p>
          </table:table-cell>
          <table:table-cell office:value-type="float" office:value="53.3676218384">
            <text:p>53.3676218384</text:p>
          </table:table-cell>
          <table:table-cell office:value-type="float" office:value="75.6878645801">
            <text:p>75.6878645801</text:p>
          </table:table-cell>
          <table:table-cell office:value-type="float" office:value="53.3676218384">
            <text:p>53.36762183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594.82234">
            <text:p>2411594.82234</text:p>
          </table:table-cell>
          <table:table-cell office:value-type="string">
            <text:p>1890-08-15 02:44:10.781250 EST-0500</text:p>
          </table:table-cell>
          <table:table-cell office:value-type="string">
            <text:p>S</text:p>
          </table:table-cell>
          <table:table-cell office:value-type="float" office:value="255.692287255">
            <text:p>255.692287255</text:p>
          </table:table-cell>
          <table:table-cell office:value-type="float" office:value="233.367064521">
            <text:p>233.367064521</text:p>
          </table:table-cell>
          <table:table-cell office:value-type="float" office:value="75.692287255">
            <text:p>75.692287255</text:p>
          </table:table-cell>
          <table:table-cell office:value-type="float" office:value="53.3670645205">
            <text:p>53.36706452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707.9687">
            <text:p>2411707.9687</text:p>
          </table:table-cell>
          <table:table-cell office:value-type="string">
            <text:p>1890-12-06 06:14:56.484375 EST-0500</text:p>
          </table:table-cell>
          <table:table-cell office:value-type="string">
            <text:p>N</text:p>
          </table:table-cell>
          <table:table-cell office:value-type="float" office:value="75.6938697234">
            <text:p>75.6938697234</text:p>
          </table:table-cell>
          <table:table-cell office:value-type="float" office:value="53.3648093771">
            <text:p>53.3648093771</text:p>
          </table:table-cell>
          <table:table-cell office:value-type="float" office:value="75.6938697234">
            <text:p>75.6938697234</text:p>
          </table:table-cell>
          <table:table-cell office:value-type="float" office:value="53.3648093771">
            <text:p>53.36480937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819.52693">
            <text:p>2411819.52693</text:p>
          </table:table-cell>
          <table:table-cell office:value-type="string">
            <text:p>1891-03-27 19:38:47.343750 EST-0500</text:p>
          </table:table-cell>
          <table:table-cell office:value-type="string">
            <text:p>S</text:p>
          </table:table-cell>
          <table:table-cell office:value-type="float" office:value="255.696348206">
            <text:p>255.696348206</text:p>
          </table:table-cell>
          <table:table-cell office:value-type="float" office:value="233.362753724">
            <text:p>233.362753724</text:p>
          </table:table-cell>
          <table:table-cell office:value-type="float" office:value="75.6963482064">
            <text:p>75.6963482064</text:p>
          </table:table-cell>
          <table:table-cell office:value-type="float" office:value="53.3627537243">
            <text:p>53.362753724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932.66536">
            <text:p>2411932.66536</text:p>
          </table:table-cell>
          <table:table-cell office:value-type="string">
            <text:p>1891-07-18 22:58:07.500000 EST-0500</text:p>
          </table:table-cell>
          <table:table-cell office:value-type="string">
            <text:p>N</text:p>
          </table:table-cell>
          <table:table-cell office:value-type="float" office:value="75.700158416">
            <text:p>75.700158416</text:p>
          </table:table-cell>
          <table:table-cell office:value-type="float" office:value="53.3616724219">
            <text:p>53.3616724219</text:p>
          </table:table-cell>
          <table:table-cell office:value-type="float" office:value="75.700158416">
            <text:p>75.700158416</text:p>
          </table:table-cell>
          <table:table-cell office:value-type="float" office:value="53.3616724219">
            <text:p>53.36167242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044.22542">
            <text:p>2412044.22542</text:p>
          </table:table-cell>
          <table:table-cell office:value-type="string">
            <text:p>1891-11-07 12:24:36.562500 EST-0500</text:p>
          </table:table-cell>
          <table:table-cell office:value-type="string">
            <text:p>S</text:p>
          </table:table-cell>
          <table:table-cell office:value-type="float" office:value="255.702337862">
            <text:p>255.702337862</text:p>
          </table:table-cell>
          <table:table-cell office:value-type="float" office:value="233.359937591">
            <text:p>233.359937591</text:p>
          </table:table-cell>
          <table:table-cell office:value-type="float" office:value="75.702337862">
            <text:p>75.702337862</text:p>
          </table:table-cell>
          <table:table-cell office:value-type="float" office:value="53.3599375905">
            <text:p>53.35993759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157.36384">
            <text:p>2412157.36384</text:p>
          </table:table-cell>
          <table:table-cell office:value-type="string">
            <text:p>1892-02-28 15:43:56.718750 EST-0500</text:p>
          </table:table-cell>
          <table:table-cell office:value-type="string">
            <text:p>N</text:p>
          </table:table-cell>
          <table:table-cell office:value-type="float" office:value="75.7064284874">
            <text:p>75.7064284874</text:p>
          </table:table-cell>
          <table:table-cell office:value-type="float" office:value="53.3587280085">
            <text:p>53.3587280085</text:p>
          </table:table-cell>
          <table:table-cell office:value-type="float" office:value="75.7064284874">
            <text:p>75.7064284874</text:p>
          </table:table-cell>
          <table:table-cell office:value-type="float" office:value="53.3587280085">
            <text:p>53.35872800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268.92207">
            <text:p>2412268.92207</text:p>
          </table:table-cell>
          <table:table-cell office:value-type="string">
            <text:p>1892-06-19 05:07:47.578125 EST-0500</text:p>
          </table:table-cell>
          <table:table-cell office:value-type="string">
            <text:p>S</text:p>
          </table:table-cell>
          <table:table-cell office:value-type="float" office:value="255.709339247">
            <text:p>255.709339247</text:p>
          </table:table-cell>
          <table:table-cell office:value-type="float" office:value="233.357400382">
            <text:p>233.357400382</text:p>
          </table:table-cell>
          <table:table-cell office:value-type="float" office:value="75.7093392473">
            <text:p>75.7093392473</text:p>
          </table:table-cell>
          <table:table-cell office:value-type="float" office:value="53.3574003822">
            <text:p>53.35740038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382.066">
            <text:p>2412382.066</text:p>
          </table:table-cell>
          <table:table-cell office:value-type="string">
            <text:p>1892-10-10 08:35:02.343750 EST-0500</text:p>
          </table:table-cell>
          <table:table-cell office:value-type="string">
            <text:p>N</text:p>
          </table:table-cell>
          <table:table-cell office:value-type="float" office:value="75.7107082565">
            <text:p>75.7107082565</text:p>
          </table:table-cell>
          <table:table-cell office:value-type="float" office:value="53.3542973503">
            <text:p>53.3542973503</text:p>
          </table:table-cell>
          <table:table-cell office:value-type="float" office:value="75.7107082565">
            <text:p>75.7107082565</text:p>
          </table:table-cell>
          <table:table-cell office:value-type="float" office:value="53.3542973503">
            <text:p>53.35429735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493.61873">
            <text:p>2412493.61873</text:p>
          </table:table-cell>
          <table:table-cell office:value-type="string">
            <text:p>1893-01-29 21:50:58.593750 EST-0500</text:p>
          </table:table-cell>
          <table:table-cell office:value-type="string">
            <text:p>S</text:p>
          </table:table-cell>
          <table:table-cell office:value-type="float" office:value="255.71573704">
            <text:p>255.71573704</text:p>
          </table:table-cell>
          <table:table-cell office:value-type="float" office:value="233.353957551">
            <text:p>233.353957551</text:p>
          </table:table-cell>
          <table:table-cell office:value-type="float" office:value="75.7157370403">
            <text:p>75.7157370403</text:p>
          </table:table-cell>
          <table:table-cell office:value-type="float" office:value="53.3539575512">
            <text:p>53.353957551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606.76448">
            <text:p>2412606.76448</text:p>
          </table:table-cell>
          <table:table-cell office:value-type="string">
            <text:p>1893-05-23 01:20:51.562500 EST-0500</text:p>
          </table:table-cell>
          <table:table-cell office:value-type="string">
            <text:p>N</text:p>
          </table:table-cell>
          <table:table-cell office:value-type="float" office:value="75.7188351037">
            <text:p>75.7188351037</text:p>
          </table:table-cell>
          <table:table-cell office:value-type="float" office:value="53.3529238166">
            <text:p>53.3529238166</text:p>
          </table:table-cell>
          <table:table-cell office:value-type="float" office:value="75.7188351037">
            <text:p>75.7188351037</text:p>
          </table:table-cell>
          <table:table-cell office:value-type="float" office:value="53.3529238166">
            <text:p>53.35292381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718.31844">
            <text:p>2412718.31844</text:p>
          </table:table-cell>
          <table:table-cell office:value-type="string">
            <text:p>1893-09-11 14:38:33.281250 EST-0500</text:p>
          </table:table-cell>
          <table:table-cell office:value-type="string">
            <text:p>S</text:p>
          </table:table-cell>
          <table:table-cell office:value-type="float" office:value="255.722836104">
            <text:p>255.722836104</text:p>
          </table:table-cell>
          <table:table-cell office:value-type="float" office:value="233.351937434">
            <text:p>233.351937434</text:p>
          </table:table-cell>
          <table:table-cell office:value-type="float" office:value="75.7228361037">
            <text:p>75.7228361037</text:p>
          </table:table-cell>
          <table:table-cell office:value-type="float" office:value="53.3519374339">
            <text:p>53.35193743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831.46175">
            <text:p>2412831.46175</text:p>
          </table:table-cell>
          <table:table-cell office:value-type="string">
            <text:p>1894-01-02 18:04:55.312500 EST-0500</text:p>
          </table:table-cell>
          <table:table-cell office:value-type="string">
            <text:p>N</text:p>
          </table:table-cell>
          <table:table-cell office:value-type="float" office:value="75.7265222484">
            <text:p>75.7265222484</text:p>
          </table:table-cell>
          <table:table-cell office:value-type="float" office:value="53.3508126935">
            <text:p>53.3508126935</text:p>
          </table:table-cell>
          <table:table-cell office:value-type="float" office:value="75.7265222484">
            <text:p>75.7265222484</text:p>
          </table:table-cell>
          <table:table-cell office:value-type="float" office:value="53.3508126935">
            <text:p>53.35081269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943.01936">
            <text:p>2412943.01936</text:p>
          </table:table-cell>
          <table:table-cell office:value-type="string">
            <text:p>1894-04-24 07:27:53.437500 EST-0500</text:p>
          </table:table-cell>
          <table:table-cell office:value-type="string">
            <text:p>S</text:p>
          </table:table-cell>
          <table:table-cell office:value-type="float" office:value="255.726577666">
            <text:p>255.726577666</text:p>
          </table:table-cell>
          <table:table-cell office:value-type="float" office:value="233.346555076">
            <text:p>233.346555076</text:p>
          </table:table-cell>
          <table:table-cell office:value-type="float" office:value="75.7265776663">
            <text:p>75.7265776663</text:p>
          </table:table-cell>
          <table:table-cell office:value-type="float" office:value="53.3465550756">
            <text:p>53.34655507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056.16023">
            <text:p>2413056.16023</text:p>
          </table:table-cell>
          <table:table-cell office:value-type="string">
            <text:p>1894-08-15 10:50:44.531250 EST-0500</text:p>
          </table:table-cell>
          <table:table-cell office:value-type="string">
            <text:p>N</text:p>
          </table:table-cell>
          <table:table-cell office:value-type="float" office:value="75.7307022069">
            <text:p>75.7307022069</text:p>
          </table:table-cell>
          <table:table-cell office:value-type="float" office:value="53.3451823993">
            <text:p>53.3451823993</text:p>
          </table:table-cell>
          <table:table-cell office:value-type="float" office:value="75.7307022069">
            <text:p>75.7307022069</text:p>
          </table:table-cell>
          <table:table-cell office:value-type="float" office:value="53.3451823993">
            <text:p>53.345182399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167.71846">
            <text:p>2413167.71846</text:p>
          </table:table-cell>
          <table:table-cell office:value-type="string">
            <text:p>1894-12-05 00:14:35.390625 EST-0500</text:p>
          </table:table-cell>
          <table:table-cell office:value-type="string">
            <text:p>S</text:p>
          </table:table-cell>
          <table:table-cell office:value-type="float" office:value="255.734316026">
            <text:p>255.734316026</text:p>
          </table:table-cell>
          <table:table-cell office:value-type="float" office:value="233.344629572">
            <text:p>233.344629572</text:p>
          </table:table-cell>
          <table:table-cell office:value-type="float" office:value="75.7343160256">
            <text:p>75.7343160256</text:p>
          </table:table-cell>
          <table:table-cell office:value-type="float" office:value="53.3446295717">
            <text:p>53.344629571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280.86116">
            <text:p>2413280.86116</text:p>
          </table:table-cell>
          <table:table-cell office:value-type="string">
            <text:p>1895-03-28 03:40:04.687500 EST-0500</text:p>
          </table:table-cell>
          <table:table-cell office:value-type="string">
            <text:p>N</text:p>
          </table:table-cell>
          <table:table-cell office:value-type="float" office:value="75.7387724429">
            <text:p>75.7387724429</text:p>
          </table:table-cell>
          <table:table-cell office:value-type="float" office:value="53.344207163">
            <text:p>53.344207163</text:p>
          </table:table-cell>
          <table:table-cell office:value-type="float" office:value="75.7387724429">
            <text:p>75.7387724429</text:p>
          </table:table-cell>
          <table:table-cell office:value-type="float" office:value="53.344207163">
            <text:p>53.3442071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392.41756">
            <text:p>2413392.41756</text:p>
          </table:table-cell>
          <table:table-cell office:value-type="string">
            <text:p>1895-07-17 17:01:17.343750 EST-0500</text:p>
          </table:table-cell>
          <table:table-cell office:value-type="string">
            <text:p>S</text:p>
          </table:table-cell>
          <table:table-cell office:value-type="float" office:value="255.742987106">
            <text:p>255.742987106</text:p>
          </table:table-cell>
          <table:table-cell office:value-type="float" office:value="233.343387118">
            <text:p>233.343387118</text:p>
          </table:table-cell>
          <table:table-cell office:value-type="float" office:value="75.7429871065">
            <text:p>75.7429871065</text:p>
          </table:table-cell>
          <table:table-cell office:value-type="float" office:value="53.3433871185">
            <text:p>53.34338711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505.55904">
            <text:p>2413505.55904</text:p>
          </table:table-cell>
          <table:table-cell office:value-type="string">
            <text:p>1895-11-07 20:25:01.171875 EST-0500</text:p>
          </table:table-cell>
          <table:table-cell office:value-type="string">
            <text:p>N</text:p>
          </table:table-cell>
          <table:table-cell office:value-type="float" office:value="75.7412847452">
            <text:p>75.7412847452</text:p>
          </table:table-cell>
          <table:table-cell office:value-type="float" office:value="53.3374284151">
            <text:p>53.3374284151</text:p>
          </table:table-cell>
          <table:table-cell office:value-type="float" office:value="75.7412847452">
            <text:p>75.7412847452</text:p>
          </table:table-cell>
          <table:table-cell office:value-type="float" office:value="53.3374284151">
            <text:p>53.33742841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617.11666">
            <text:p>2413617.11666</text:p>
          </table:table-cell>
          <table:table-cell office:value-type="string">
            <text:p>1896-02-27 09:47:59.296875 EST-0500</text:p>
          </table:table-cell>
          <table:table-cell office:value-type="string">
            <text:p>S</text:p>
          </table:table-cell>
          <table:table-cell office:value-type="float" office:value="255.746013467">
            <text:p>255.746013467</text:p>
          </table:table-cell>
          <table:table-cell office:value-type="float" office:value="233.336734913">
            <text:p>233.336734913</text:p>
          </table:table-cell>
          <table:table-cell office:value-type="float" office:value="75.746013467">
            <text:p>75.746013467</text:p>
          </table:table-cell>
          <table:table-cell office:value-type="float" office:value="53.3367349125">
            <text:p>53.33673491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730.2563">
            <text:p>2413730.2563</text:p>
          </table:table-cell>
          <table:table-cell office:value-type="string">
            <text:p>1896-06-19 13:09:04.921875 EST-0500</text:p>
          </table:table-cell>
          <table:table-cell office:value-type="string">
            <text:p>N</text:p>
          </table:table-cell>
          <table:table-cell office:value-type="float" office:value="75.7491017511">
            <text:p>75.7491017511</text:p>
          </table:table-cell>
          <table:table-cell office:value-type="float" office:value="53.3354736198">
            <text:p>53.3354736198</text:p>
          </table:table-cell>
          <table:table-cell office:value-type="float" office:value="75.7491017511">
            <text:p>75.7491017511</text:p>
          </table:table-cell>
          <table:table-cell office:value-type="float" office:value="53.3354736198">
            <text:p>53.33547361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841.81575">
            <text:p>2413841.81575</text:p>
          </table:table-cell>
          <table:table-cell office:value-type="string">
            <text:p>1896-10-09 02:34:41.250000 EST-0500</text:p>
          </table:table-cell>
          <table:table-cell office:value-type="string">
            <text:p>S</text:p>
          </table:table-cell>
          <table:table-cell office:value-type="float" office:value="255.752608003">
            <text:p>255.752608003</text:p>
          </table:table-cell>
          <table:table-cell office:value-type="float" office:value="233.334569469">
            <text:p>233.334569469</text:p>
          </table:table-cell>
          <table:table-cell office:value-type="float" office:value="75.7526080028">
            <text:p>75.7526080028</text:p>
          </table:table-cell>
          <table:table-cell office:value-type="float" office:value="53.3345694688">
            <text:p>53.33456946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954.95418">
            <text:p>2413954.95418</text:p>
          </table:table-cell>
          <table:table-cell office:value-type="string">
            <text:p>1897-01-30 05:54:01.406250 EST-0500</text:p>
          </table:table-cell>
          <table:table-cell office:value-type="string">
            <text:p>N</text:p>
          </table:table-cell>
          <table:table-cell office:value-type="float" office:value="75.7566266342">
            <text:p>75.7566266342</text:p>
          </table:table-cell>
          <table:table-cell office:value-type="float" office:value="53.3331508942">
            <text:p>53.3331508942</text:p>
          </table:table-cell>
          <table:table-cell office:value-type="float" office:value="75.7566266342">
            <text:p>75.7566266342</text:p>
          </table:table-cell>
          <table:table-cell office:value-type="float" office:value="53.3331508942">
            <text:p>53.33315089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066.51179">
            <text:p>2414066.51179</text:p>
          </table:table-cell>
          <table:table-cell office:value-type="string">
            <text:p>1897-05-21 19:16:59.531250 EST-0500</text:p>
          </table:table-cell>
          <table:table-cell office:value-type="string">
            <text:p>S</text:p>
          </table:table-cell>
          <table:table-cell office:value-type="float" office:value="255.75747264">
            <text:p>255.75747264</text:p>
          </table:table-cell>
          <table:table-cell office:value-type="float" office:value="233.330012543">
            <text:p>233.330012543</text:p>
          </table:table-cell>
          <table:table-cell office:value-type="float" office:value="75.7574726401">
            <text:p>75.7574726401</text:p>
          </table:table-cell>
          <table:table-cell office:value-type="float" office:value="53.3300125428">
            <text:p>53.33001254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179.65633">
            <text:p>2414179.65633</text:p>
          </table:table-cell>
          <table:table-cell office:value-type="string">
            <text:p>1897-09-11 22:45:07.031250 EST-0500</text:p>
          </table:table-cell>
          <table:table-cell office:value-type="string">
            <text:p>N</text:p>
          </table:table-cell>
          <table:table-cell office:value-type="float" office:value="75.7611598116">
            <text:p>75.7611598116</text:p>
          </table:table-cell>
          <table:table-cell office:value-type="float" office:value="53.3288041163">
            <text:p>53.3288041163</text:p>
          </table:table-cell>
          <table:table-cell office:value-type="float" office:value="75.7611598116">
            <text:p>75.7611598116</text:p>
          </table:table-cell>
          <table:table-cell office:value-type="float" office:value="53.3288041163">
            <text:p>53.32880411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291.20845">
            <text:p>2414291.20845</text:p>
          </table:table-cell>
          <table:table-cell office:value-type="string">
            <text:p>1898-01-01 12:00:10.546875 EST-0500</text:p>
          </table:table-cell>
          <table:table-cell office:value-type="string">
            <text:p>S</text:p>
          </table:table-cell>
          <table:table-cell office:value-type="float" office:value="255.764195779">
            <text:p>255.764195779</text:p>
          </table:table-cell>
          <table:table-cell office:value-type="float" office:value="233.327309083">
            <text:p>233.327309083</text:p>
          </table:table-cell>
          <table:table-cell office:value-type="float" office:value="75.7641957793">
            <text:p>75.7641957793</text:p>
          </table:table-cell>
          <table:table-cell office:value-type="float" office:value="53.3273090833">
            <text:p>53.32730908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404.35542">
            <text:p>2414404.35542</text:p>
          </table:table-cell>
          <table:table-cell office:value-type="string">
            <text:p>1898-04-24 15:31:48.984375 EST-0500</text:p>
          </table:table-cell>
          <table:table-cell office:value-type="string">
            <text:p>N</text:p>
          </table:table-cell>
          <table:table-cell office:value-type="float" office:value="75.7671452291">
            <text:p>75.7671452291</text:p>
          </table:table-cell>
          <table:table-cell office:value-type="float" office:value="53.3261340361">
            <text:p>53.3261340361</text:p>
          </table:table-cell>
          <table:table-cell office:value-type="float" office:value="75.7671452291">
            <text:p>75.7671452291</text:p>
          </table:table-cell>
          <table:table-cell office:value-type="float" office:value="53.3261340361">
            <text:p>53.32613403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515.90755">
            <text:p>2414515.90755</text:p>
          </table:table-cell>
          <table:table-cell office:value-type="string">
            <text:p>1898-08-14 04:46:52.500000 EST-0500</text:p>
          </table:table-cell>
          <table:table-cell office:value-type="string">
            <text:p>S</text:p>
          </table:table-cell>
          <table:table-cell office:value-type="float" office:value="255.77173924">
            <text:p>255.77173924</text:p>
          </table:table-cell>
          <table:table-cell office:value-type="float" office:value="233.325611474">
            <text:p>233.325611474</text:p>
          </table:table-cell>
          <table:table-cell office:value-type="float" office:value="75.7717392398">
            <text:p>75.7717392398</text:p>
          </table:table-cell>
          <table:table-cell office:value-type="float" office:value="53.3256114744">
            <text:p>53.32561147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629.05269">
            <text:p>2414629.05269</text:p>
          </table:table-cell>
          <table:table-cell office:value-type="string">
            <text:p>1898-12-05 08:15:52.734375 EST-0500</text:p>
          </table:table-cell>
          <table:table-cell office:value-type="string">
            <text:p>N</text:p>
          </table:table-cell>
          <table:table-cell office:value-type="float" office:value="75.7739309312">
            <text:p>75.7739309312</text:p>
          </table:table-cell>
          <table:table-cell office:value-type="float" office:value="53.3239219203">
            <text:p>53.3239219203</text:p>
          </table:table-cell>
          <table:table-cell office:value-type="float" office:value="75.7739309312">
            <text:p>75.7739309312</text:p>
          </table:table-cell>
          <table:table-cell office:value-type="float" office:value="53.3239219203">
            <text:p>53.32392192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740.61274">
            <text:p>2414740.61274</text:p>
          </table:table-cell>
          <table:table-cell office:value-type="string">
            <text:p>1899-03-26 21:42:21.796875 EST-0500</text:p>
          </table:table-cell>
          <table:table-cell office:value-type="string">
            <text:p>S</text:p>
          </table:table-cell>
          <table:table-cell office:value-type="float" office:value="255.776721551">
            <text:p>255.776721551</text:p>
          </table:table-cell>
          <table:table-cell office:value-type="float" office:value="233.32224243">
            <text:p>233.32224243</text:p>
          </table:table-cell>
          <table:table-cell office:value-type="float" office:value="75.7767215511">
            <text:p>75.7767215511</text:p>
          </table:table-cell>
          <table:table-cell office:value-type="float" office:value="53.3222424296">
            <text:p>53.32224242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853.74934">
            <text:p>2414853.74934</text:p>
          </table:table-cell>
          <table:table-cell office:value-type="string">
            <text:p>1899-07-18 00:59:03.750000 EST-0500</text:p>
          </table:table-cell>
          <table:table-cell office:value-type="string">
            <text:p>N</text:p>
          </table:table-cell>
          <table:table-cell office:value-type="float" office:value="75.7800959966">
            <text:p>75.7800959966</text:p>
          </table:table-cell>
          <table:table-cell office:value-type="float" office:value="53.3210256545">
            <text:p>53.3210256545</text:p>
          </table:table-cell>
          <table:table-cell office:value-type="float" office:value="75.7800959966">
            <text:p>75.7800959966</text:p>
          </table:table-cell>
          <table:table-cell office:value-type="float" office:value="53.3210256545">
            <text:p>53.32102565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965.31184">
            <text:p>2414965.31184</text:p>
          </table:table-cell>
          <table:table-cell office:value-type="string">
            <text:p>1899-11-06 14:29:03.750000 EST-0500</text:p>
          </table:table-cell>
          <table:table-cell office:value-type="string">
            <text:p>S</text:p>
          </table:table-cell>
          <table:table-cell office:value-type="float" office:value="255.783524223">
            <text:p>255.783524223</text:p>
          </table:table-cell>
          <table:table-cell office:value-type="float" office:value="233.320813709">
            <text:p>233.320813709</text:p>
          </table:table-cell>
          <table:table-cell office:value-type="float" office:value="75.7835242225">
            <text:p>75.7835242225</text:p>
          </table:table-cell>
          <table:table-cell office:value-type="float" office:value="53.3208137085">
            <text:p>53.32081370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078.44905">
            <text:p>2415078.44905</text:p>
          </table:table-cell>
          <table:table-cell office:value-type="string">
            <text:p>1900-02-27 17:46:38.437500 EST-0500</text:p>
          </table:table-cell>
          <table:table-cell office:value-type="string">
            <text:p>N</text:p>
          </table:table-cell>
          <table:table-cell office:value-type="float" office:value="75.7873706748">
            <text:p>75.7873706748</text:p>
          </table:table-cell>
          <table:table-cell office:value-type="float" office:value="53.3196580164">
            <text:p>53.3196580164</text:p>
          </table:table-cell>
          <table:table-cell office:value-type="float" office:value="75.7873706748">
            <text:p>75.7873706748</text:p>
          </table:table-cell>
          <table:table-cell office:value-type="float" office:value="53.3196580164">
            <text:p>53.31965801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190.00911">
            <text:p>2415190.00911</text:p>
          </table:table-cell>
          <table:table-cell office:value-type="string">
            <text:p>1900-06-19 07:13:07.500000 EST-0500</text:p>
          </table:table-cell>
          <table:table-cell office:value-type="string">
            <text:p>S</text:p>
          </table:table-cell>
          <table:table-cell office:value-type="float" office:value="255.790973458">
            <text:p>255.790973458</text:p>
          </table:table-cell>
          <table:table-cell office:value-type="float" office:value="233.319489065">
            <text:p>233.319489065</text:p>
          </table:table-cell>
          <table:table-cell office:value-type="float" office:value="75.790973458">
            <text:p>75.790973458</text:p>
          </table:table-cell>
          <table:table-cell office:value-type="float" office:value="53.3194890646">
            <text:p>53.319489064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303.15242">
            <text:p>2415303.15242</text:p>
          </table:table-cell>
          <table:table-cell office:value-type="string">
            <text:p>1900-10-10 10:39:29.531250 EST-0500</text:p>
          </table:table-cell>
          <table:table-cell office:value-type="string">
            <text:p>N</text:p>
          </table:table-cell>
          <table:table-cell office:value-type="float" office:value="75.7920428342">
            <text:p>75.7920428342</text:p>
          </table:table-cell>
          <table:table-cell office:value-type="float" office:value="53.3167005716">
            <text:p>53.3167005716</text:p>
          </table:table-cell>
          <table:table-cell office:value-type="float" office:value="75.7920428342">
            <text:p>75.7920428342</text:p>
          </table:table-cell>
          <table:table-cell office:value-type="float" office:value="53.3167005716">
            <text:p>53.31670057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414.70515">
            <text:p>2415414.70515</text:p>
          </table:table-cell>
          <table:table-cell office:value-type="string">
            <text:p>1901-01-29 23:55:25.781250 EST-0500</text:p>
          </table:table-cell>
          <table:table-cell office:value-type="string">
            <text:p>S</text:p>
          </table:table-cell>
          <table:table-cell office:value-type="float" office:value="255.795799449">
            <text:p>255.795799449</text:p>
          </table:table-cell>
          <table:table-cell office:value-type="float" office:value="233.315749378">
            <text:p>233.315749378</text:p>
          </table:table-cell>
          <table:table-cell office:value-type="float" office:value="75.7957994493">
            <text:p>75.7957994493</text:p>
          </table:table-cell>
          <table:table-cell office:value-type="float" office:value="53.3157493779">
            <text:p>53.31574937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527.8509">
            <text:p>2415527.8509</text:p>
          </table:table-cell>
          <table:table-cell office:value-type="string">
            <text:p>1901-05-23 03:25:18.750000 EST-0500</text:p>
          </table:table-cell>
          <table:table-cell office:value-type="string">
            <text:p>N</text:p>
          </table:table-cell>
          <table:table-cell office:value-type="float" office:value="75.7980440059">
            <text:p>75.7980440059</text:p>
          </table:table-cell>
          <table:table-cell office:value-type="float" office:value="53.3145291542">
            <text:p>53.3145291542</text:p>
          </table:table-cell>
          <table:table-cell office:value-type="float" office:value="75.7980440059">
            <text:p>75.7980440059</text:p>
          </table:table-cell>
          <table:table-cell office:value-type="float" office:value="53.3145291542">
            <text:p>53.31452915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639.40486">
            <text:p>2415639.40486</text:p>
          </table:table-cell>
          <table:table-cell office:value-type="string">
            <text:p>1901-09-11 16:43:00.468750 EST-0500</text:p>
          </table:table-cell>
          <table:table-cell office:value-type="string">
            <text:p>S</text:p>
          </table:table-cell>
          <table:table-cell office:value-type="float" office:value="255.802213471">
            <text:p>255.802213471</text:p>
          </table:table-cell>
          <table:table-cell office:value-type="float" office:value="233.314401336">
            <text:p>233.314401336</text:p>
          </table:table-cell>
          <table:table-cell office:value-type="float" office:value="75.802213471">
            <text:p>75.802213471</text:p>
          </table:table-cell>
          <table:table-cell office:value-type="float" office:value="53.3144013362">
            <text:p>53.314401336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752.54878">
            <text:p>2415752.54878</text:p>
          </table:table-cell>
          <table:table-cell office:value-type="string">
            <text:p>1902-01-02 20:10:15.234375 EST-0500</text:p>
          </table:table-cell>
          <table:table-cell office:value-type="string">
            <text:p>N</text:p>
          </table:table-cell>
          <table:table-cell office:value-type="float" office:value="75.804774827">
            <text:p>75.804774827</text:p>
          </table:table-cell>
          <table:table-cell office:value-type="float" office:value="53.3130359506">
            <text:p>53.3130359506</text:p>
          </table:table-cell>
          <table:table-cell office:value-type="float" office:value="75.804774827">
            <text:p>75.804774827</text:p>
          </table:table-cell>
          <table:table-cell office:value-type="float" office:value="53.3130359506">
            <text:p>53.31303595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864.10457">
            <text:p>2415864.10457</text:p>
          </table:table-cell>
          <table:table-cell office:value-type="string">
            <text:p>1902-04-24 09:30:35.156250 EST-0500</text:p>
          </table:table-cell>
          <table:table-cell office:value-type="string">
            <text:p>S</text:p>
          </table:table-cell>
          <table:table-cell office:value-type="float" office:value="255.802741725">
            <text:p>255.802741725</text:p>
          </table:table-cell>
          <table:table-cell office:value-type="float" office:value="233.307590368">
            <text:p>233.307590368</text:p>
          </table:table-cell>
          <table:table-cell office:value-type="float" office:value="75.8027417249">
            <text:p>75.8027417249</text:p>
          </table:table-cell>
          <table:table-cell office:value-type="float" office:value="53.3075903679">
            <text:p>53.30759036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977.24666">
            <text:p>2415977.24666</text:p>
          </table:table-cell>
          <table:table-cell office:value-type="string">
            <text:p>1902-08-15 12:55:11.718750 EST-0500</text:p>
          </table:table-cell>
          <table:table-cell office:value-type="string">
            <text:p>N</text:p>
          </table:table-cell>
          <table:table-cell office:value-type="float" office:value="75.8061423791">
            <text:p>75.8061423791</text:p>
          </table:table-cell>
          <table:table-cell office:value-type="float" office:value="53.30640708">
            <text:p>53.30640708</text:p>
          </table:table-cell>
          <table:table-cell office:value-type="float" office:value="75.8061423791">
            <text:p>75.8061423791</text:p>
          </table:table-cell>
          <table:table-cell office:value-type="float" office:value="53.30640708">
            <text:p>53.3064070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088.80306">
            <text:p>2416088.80306</text:p>
          </table:table-cell>
          <table:table-cell office:value-type="string">
            <text:p>1902-12-05 02:16:24.375000 EST-0500</text:p>
          </table:table-cell>
          <table:table-cell office:value-type="string">
            <text:p>S</text:p>
          </table:table-cell>
          <table:table-cell office:value-type="float" office:value="255.808374326">
            <text:p>255.808374326</text:p>
          </table:table-cell>
          <table:table-cell office:value-type="float" office:value="233.305374436">
            <text:p>233.305374436</text:p>
          </table:table-cell>
          <table:table-cell office:value-type="float" office:value="75.8083743261">
            <text:p>75.8083743261</text:p>
          </table:table-cell>
          <table:table-cell office:value-type="float" office:value="53.305374436">
            <text:p>53.3053744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201.94698">
            <text:p>2416201.94698</text:p>
          </table:table-cell>
          <table:table-cell office:value-type="string">
            <text:p>1903-03-28 05:43:39.140625 EST-0500</text:p>
          </table:table-cell>
          <table:table-cell office:value-type="string">
            <text:p>N</text:p>
          </table:table-cell>
          <table:table-cell office:value-type="float" office:value="75.8116375668">
            <text:p>75.8116375668</text:p>
          </table:table-cell>
          <table:table-cell office:value-type="float" office:value="53.304643271">
            <text:p>53.304643271</text:p>
          </table:table-cell>
          <table:table-cell office:value-type="float" office:value="75.8116375668">
            <text:p>75.8116375668</text:p>
          </table:table-cell>
          <table:table-cell office:value-type="float" office:value="53.304643271">
            <text:p>53.3046432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313.50154">
            <text:p>2416313.50154</text:p>
          </table:table-cell>
          <table:table-cell office:value-type="string">
            <text:p>1903-07-17 19:02:13.593750 EST-0500</text:p>
          </table:table-cell>
          <table:table-cell office:value-type="string">
            <text:p>S</text:p>
          </table:table-cell>
          <table:table-cell office:value-type="float" office:value="255.814708319">
            <text:p>255.814708319</text:p>
          </table:table-cell>
          <table:table-cell office:value-type="float" office:value="233.303686823">
            <text:p>233.303686823</text:p>
          </table:table-cell>
          <table:table-cell office:value-type="float" office:value="75.814708319">
            <text:p>75.814708319</text:p>
          </table:table-cell>
          <table:table-cell office:value-type="float" office:value="53.3036868235">
            <text:p>53.30368682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426.64485">
            <text:p>2416426.64485</text:p>
          </table:table-cell>
          <table:table-cell office:value-type="string">
            <text:p>1903-11-07 22:28:35.625000 EST-0500</text:p>
          </table:table-cell>
          <table:table-cell office:value-type="string">
            <text:p>N</text:p>
          </table:table-cell>
          <table:table-cell office:value-type="float" office:value="75.8118574227">
            <text:p>75.8118574227</text:p>
          </table:table-cell>
          <table:table-cell office:value-type="float" office:value="53.2976429992">
            <text:p>53.2976429992</text:p>
          </table:table-cell>
          <table:table-cell office:value-type="float" office:value="75.8118574227">
            <text:p>75.8118574227</text:p>
          </table:table-cell>
          <table:table-cell office:value-type="float" office:value="53.2976429992">
            <text:p>53.29764299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538.19942">
            <text:p>2416538.19942</text:p>
          </table:table-cell>
          <table:table-cell office:value-type="string">
            <text:p>1904-02-27 11:47:10.078125 EST-0500</text:p>
          </table:table-cell>
          <table:table-cell office:value-type="string">
            <text:p>S</text:p>
          </table:table-cell>
          <table:table-cell office:value-type="float" office:value="255.814500752">
            <text:p>255.814500752</text:p>
          </table:table-cell>
          <table:table-cell office:value-type="float" office:value="233.295772643">
            <text:p>233.295772643</text:p>
          </table:table-cell>
          <table:table-cell office:value-type="float" office:value="75.8145007524">
            <text:p>75.8145007524</text:p>
          </table:table-cell>
          <table:table-cell office:value-type="float" office:value="53.2957726429">
            <text:p>53.29577264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651.3415">
            <text:p>2416651.3415</text:p>
          </table:table-cell>
          <table:table-cell office:value-type="string">
            <text:p>1904-06-19 15:11:46.640625 EST-0500</text:p>
          </table:table-cell>
          <table:table-cell office:value-type="string">
            <text:p>N</text:p>
          </table:table-cell>
          <table:table-cell office:value-type="float" office:value="75.8172108417">
            <text:p>75.8172108417</text:p>
          </table:table-cell>
          <table:table-cell office:value-type="float" office:value="53.2949757238">
            <text:p>53.2949757238</text:p>
          </table:table-cell>
          <table:table-cell office:value-type="float" office:value="75.8172108417">
            <text:p>75.8172108417</text:p>
          </table:table-cell>
          <table:table-cell office:value-type="float" office:value="53.2949757238">
            <text:p>53.29497572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762.89912">
            <text:p>2416762.89912</text:p>
          </table:table-cell>
          <table:table-cell office:value-type="string">
            <text:p>1904-10-09 04:34:44.765625 EST-0500</text:p>
          </table:table-cell>
          <table:table-cell office:value-type="string">
            <text:p>S</text:p>
          </table:table-cell>
          <table:table-cell office:value-type="float" office:value="255.819730238">
            <text:p>255.819730238</text:p>
          </table:table-cell>
          <table:table-cell office:value-type="float" office:value="233.294004295">
            <text:p>233.294004295</text:p>
          </table:table-cell>
          <table:table-cell office:value-type="float" office:value="75.8197302381">
            <text:p>75.8197302381</text:p>
          </table:table-cell>
          <table:table-cell office:value-type="float" office:value="53.2940042953">
            <text:p>53.294004295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876.03939">
            <text:p>2416876.03939</text:p>
          </table:table-cell>
          <table:table-cell office:value-type="string">
            <text:p>1905-01-30 07:56:43.125000 EST-0500</text:p>
          </table:table-cell>
          <table:table-cell office:value-type="string">
            <text:p>N</text:p>
          </table:table-cell>
          <table:table-cell office:value-type="float" office:value="75.8228683306">
            <text:p>75.8228683306</text:p>
          </table:table-cell>
          <table:table-cell office:value-type="float" office:value="53.2926761346">
            <text:p>53.2926761346</text:p>
          </table:table-cell>
          <table:table-cell office:value-type="float" office:value="75.8228683306">
            <text:p>75.8228683306</text:p>
          </table:table-cell>
          <table:table-cell office:value-type="float" office:value="53.2926761346">
            <text:p>53.292676134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987.59578">
            <text:p>2416987.59578</text:p>
          </table:table-cell>
          <table:table-cell office:value-type="string">
            <text:p>1905-05-21 21:17:55.781250 EST-0500</text:p>
          </table:table-cell>
          <table:table-cell office:value-type="string">
            <text:p>S</text:p>
          </table:table-cell>
          <table:table-cell office:value-type="float" office:value="255.823238952">
            <text:p>255.823238952</text:p>
          </table:table-cell>
          <table:table-cell office:value-type="float" office:value="233.28986666">
            <text:p>233.28986666</text:p>
          </table:table-cell>
          <table:table-cell office:value-type="float" office:value="75.8232389521">
            <text:p>75.8232389521</text:p>
          </table:table-cell>
          <table:table-cell office:value-type="float" office:value="53.2898666601">
            <text:p>53.28986666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100.74214">
            <text:p>2417100.74214</text:p>
          </table:table-cell>
          <table:table-cell office:value-type="string">
            <text:p>1905-09-12 00:48:41.484375 EST-0500</text:p>
          </table:table-cell>
          <table:table-cell office:value-type="string">
            <text:p>N</text:p>
          </table:table-cell>
          <table:table-cell office:value-type="float" office:value="75.8266704601">
            <text:p>75.8266704601</text:p>
          </table:table-cell>
          <table:table-cell office:value-type="float" office:value="53.2890174406">
            <text:p>53.2890174406</text:p>
          </table:table-cell>
          <table:table-cell office:value-type="float" office:value="75.8266704601">
            <text:p>75.8266704601</text:p>
          </table:table-cell>
          <table:table-cell office:value-type="float" office:value="53.2890174406">
            <text:p>53.28901744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212.29366">
            <text:p>2417212.29366</text:p>
          </table:table-cell>
          <table:table-cell office:value-type="string">
            <text:p>1906-01-01 14:02:52.265625 EST-0500</text:p>
          </table:table-cell>
          <table:table-cell office:value-type="string">
            <text:p>S</text:p>
          </table:table-cell>
          <table:table-cell office:value-type="float" office:value="255.829525377">
            <text:p>255.829525377</text:p>
          </table:table-cell>
          <table:table-cell office:value-type="float" office:value="233.288016549">
            <text:p>233.288016549</text:p>
          </table:table-cell>
          <table:table-cell office:value-type="float" office:value="75.8295253765">
            <text:p>75.8295253765</text:p>
          </table:table-cell>
          <table:table-cell office:value-type="float" office:value="53.2880165487">
            <text:p>53.28801654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325.44185">
            <text:p>2417325.44185</text:p>
          </table:table-cell>
          <table:table-cell office:value-type="string">
            <text:p>1906-04-24 17:36:16.171875 EST-0500</text:p>
          </table:table-cell>
          <table:table-cell office:value-type="string">
            <text:p>N</text:p>
          </table:table-cell>
          <table:table-cell office:value-type="float" office:value="75.8320830981">
            <text:p>75.8320830981</text:p>
          </table:table-cell>
          <table:table-cell office:value-type="float" office:value="53.2871425307">
            <text:p>53.2871425307</text:p>
          </table:table-cell>
          <table:table-cell office:value-type="float" office:value="75.8320830981">
            <text:p>75.8320830981</text:p>
          </table:table-cell>
          <table:table-cell office:value-type="float" office:value="53.2871425307">
            <text:p>53.28714253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436.99336">
            <text:p>2417436.99336</text:p>
          </table:table-cell>
          <table:table-cell office:value-type="string">
            <text:p>1906-08-14 06:50:26.953125 EST-0500</text:p>
          </table:table-cell>
          <table:table-cell office:value-type="string">
            <text:p>S</text:p>
          </table:table-cell>
          <table:table-cell office:value-type="float" office:value="255.835991538">
            <text:p>255.835991538</text:p>
          </table:table-cell>
          <table:table-cell office:value-type="float" office:value="233.286480471">
            <text:p>233.286480471</text:p>
          </table:table-cell>
          <table:table-cell office:value-type="float" office:value="75.835991538">
            <text:p>75.835991538</text:p>
          </table:table-cell>
          <table:table-cell office:value-type="float" office:value="53.2864804715">
            <text:p>53.286480471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550.13911">
            <text:p>2417550.13911</text:p>
          </table:table-cell>
          <table:table-cell office:value-type="string">
            <text:p>1906-12-05 10:20:19.921875 EST-0500</text:p>
          </table:table-cell>
          <table:table-cell office:value-type="string">
            <text:p>N</text:p>
          </table:table-cell>
          <table:table-cell office:value-type="float" office:value="75.8374858744">
            <text:p>75.8374858744</text:p>
          </table:table-cell>
          <table:table-cell office:value-type="float" office:value="53.284446283">
            <text:p>53.284446283</text:p>
          </table:table-cell>
          <table:table-cell office:value-type="float" office:value="75.8374858744">
            <text:p>75.8374858744</text:p>
          </table:table-cell>
          <table:table-cell office:value-type="float" office:value="53.284446283">
            <text:p>53.28444628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661.69917">
            <text:p>2417661.69917</text:p>
          </table:table-cell>
          <table:table-cell office:value-type="string">
            <text:p>1907-03-26 23:46:48.984375 EST-0500</text:p>
          </table:table-cell>
          <table:table-cell office:value-type="string">
            <text:p>S</text:p>
          </table:table-cell>
          <table:table-cell office:value-type="float" office:value="255.840715633">
            <text:p>255.840715633</text:p>
          </table:table-cell>
          <table:table-cell office:value-type="float" office:value="233.28346185">
            <text:p>233.28346185</text:p>
          </table:table-cell>
          <table:table-cell office:value-type="float" office:value="75.8407156327">
            <text:p>75.8407156327</text:p>
          </table:table-cell>
          <table:table-cell office:value-type="float" office:value="53.2834618499">
            <text:p>53.28346184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774.83638">
            <text:p>2417774.83638</text:p>
          </table:table-cell>
          <table:table-cell office:value-type="string">
            <text:p>1907-07-18 03:04:23.671875 EST-0500</text:p>
          </table:table-cell>
          <table:table-cell office:value-type="string">
            <text:p>N</text:p>
          </table:table-cell>
          <table:table-cell office:value-type="float" office:value="75.8443174968">
            <text:p>75.8443174968</text:p>
          </table:table-cell>
          <table:table-cell office:value-type="float" office:value="53.2827522807">
            <text:p>53.2827522807</text:p>
          </table:table-cell>
          <table:table-cell office:value-type="float" office:value="75.8443174968">
            <text:p>75.8443174968</text:p>
          </table:table-cell>
          <table:table-cell office:value-type="float" office:value="53.2827522807">
            <text:p>53.28275228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886.39826">
            <text:p>2417886.39826</text:p>
          </table:table-cell>
          <table:table-cell office:value-type="string">
            <text:p>1907-11-06 16:33:30.937500 EST-0500</text:p>
          </table:table-cell>
          <table:table-cell office:value-type="string">
            <text:p>S</text:p>
          </table:table-cell>
          <table:table-cell office:value-type="float" office:value="255.84659626">
            <text:p>255.84659626</text:p>
          </table:table-cell>
          <table:table-cell office:value-type="float" office:value="233.281618726">
            <text:p>233.281618726</text:p>
          </table:table-cell>
          <table:table-cell office:value-type="float" office:value="75.84659626">
            <text:p>75.84659626</text:p>
          </table:table-cell>
          <table:table-cell office:value-type="float" office:value="53.2816187256">
            <text:p>53.28161872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999.53547">
            <text:p>2417999.53547</text:p>
          </table:table-cell>
          <table:table-cell office:value-type="string">
            <text:p>1908-02-27 19:51:05.625000 EST-0500</text:p>
          </table:table-cell>
          <table:table-cell office:value-type="string">
            <text:p>N</text:p>
          </table:table-cell>
          <table:table-cell office:value-type="float" office:value="75.8508291733">
            <text:p>75.8508291733</text:p>
          </table:table-cell>
          <table:table-cell office:value-type="float" office:value="53.2808523939">
            <text:p>53.2808523939</text:p>
          </table:table-cell>
          <table:table-cell office:value-type="float" office:value="75.8508291733">
            <text:p>75.8508291733</text:p>
          </table:table-cell>
          <table:table-cell office:value-type="float" office:value="53.2808523939">
            <text:p>53.28085239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111.09492">
            <text:p>2418111.09492</text:p>
          </table:table-cell>
          <table:table-cell office:value-type="string">
            <text:p>1908-06-18 09:16:41.953125 EST-0500</text:p>
          </table:table-cell>
          <table:table-cell office:value-type="string">
            <text:p>S</text:p>
          </table:table-cell>
          <table:table-cell office:value-type="float" office:value="255.853101541">
            <text:p>255.853101541</text:p>
          </table:table-cell>
          <table:table-cell office:value-type="float" office:value="233.279178549">
            <text:p>233.279178549</text:p>
          </table:table-cell>
          <table:table-cell office:value-type="float" office:value="75.8531015412">
            <text:p>75.8531015412</text:p>
          </table:table-cell>
          <table:table-cell office:value-type="float" office:value="53.279178549">
            <text:p>53.27917854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224.23763">
            <text:p>2418224.23763</text:p>
          </table:table-cell>
          <table:table-cell office:value-type="string">
            <text:p>1908-10-09 12:42:11.250000 EST-0500</text:p>
          </table:table-cell>
          <table:table-cell office:value-type="string">
            <text:p>N</text:p>
          </table:table-cell>
          <table:table-cell office:value-type="float" office:value="75.8546297392">
            <text:p>75.8546297392</text:p>
          </table:table-cell>
          <table:table-cell office:value-type="float" office:value="53.2766935199">
            <text:p>53.2766935199</text:p>
          </table:table-cell>
          <table:table-cell office:value-type="float" office:value="75.8546297392">
            <text:p>75.8546297392</text:p>
          </table:table-cell>
          <table:table-cell office:value-type="float" office:value="53.2766935199">
            <text:p>53.27669351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335.79097">
            <text:p>2418335.79097</text:p>
          </table:table-cell>
          <table:table-cell office:value-type="string">
            <text:p>1909-01-29 01:59:00.234375 EST-0500</text:p>
          </table:table-cell>
          <table:table-cell office:value-type="string">
            <text:p>S</text:p>
          </table:table-cell>
          <table:table-cell office:value-type="float" office:value="255.858369545">
            <text:p>255.858369545</text:p>
          </table:table-cell>
          <table:table-cell office:value-type="float" office:value="233.275539823">
            <text:p>233.275539823</text:p>
          </table:table-cell>
          <table:table-cell office:value-type="float" office:value="75.8583695455">
            <text:p>75.8583695455</text:p>
          </table:table-cell>
          <table:table-cell office:value-type="float" office:value="53.2755398232">
            <text:p>53.27553982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448.9355">
            <text:p>2418448.9355</text:p>
          </table:table-cell>
          <table:table-cell office:value-type="string">
            <text:p>1909-05-22 05:27:07.734375 EST-0500</text:p>
          </table:table-cell>
          <table:table-cell office:value-type="string">
            <text:p>N</text:p>
          </table:table-cell>
          <table:table-cell office:value-type="float" office:value="75.860868334">
            <text:p>75.860868334</text:p>
          </table:table-cell>
          <table:table-cell office:value-type="float" office:value="53.2742089298">
            <text:p>53.2742089298</text:p>
          </table:table-cell>
          <table:table-cell office:value-type="float" office:value="75.860868334">
            <text:p>75.860868334</text:p>
          </table:table-cell>
          <table:table-cell office:value-type="float" office:value="53.2742089298">
            <text:p>53.27420892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560.49007">
            <text:p>2418560.49007</text:p>
          </table:table-cell>
          <table:table-cell office:value-type="string">
            <text:p>1909-09-10 18:45:42.187500 EST-0500</text:p>
          </table:table-cell>
          <table:table-cell office:value-type="string">
            <text:p>S</text:p>
          </table:table-cell>
          <table:table-cell office:value-type="float" office:value="255.864980201">
            <text:p>255.864980201</text:p>
          </table:table-cell>
          <table:table-cell office:value-type="float" office:value="233.273477592">
            <text:p>233.273477592</text:p>
          </table:table-cell>
          <table:table-cell office:value-type="float" office:value="75.8649802008">
            <text:p>75.8649802008</text:p>
          </table:table-cell>
          <table:table-cell office:value-type="float" office:value="53.2734775915">
            <text:p>53.273477591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673.63215">
            <text:p>2418673.63215</text:p>
          </table:table-cell>
          <table:table-cell office:value-type="string">
            <text:p>1910-01-01 22:10:18.750000 EST-0500</text:p>
          </table:table-cell>
          <table:table-cell office:value-type="string">
            <text:p>N</text:p>
          </table:table-cell>
          <table:table-cell office:value-type="float" office:value="75.8677675943">
            <text:p>75.8677675943</text:p>
          </table:table-cell>
          <table:table-cell office:value-type="float" office:value="53.271761499">
            <text:p>53.271761499</text:p>
          </table:table-cell>
          <table:table-cell office:value-type="float" office:value="75.8677675943">
            <text:p>75.8677675943</text:p>
          </table:table-cell>
          <table:table-cell office:value-type="float" office:value="53.271761499">
            <text:p>53.2717614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785.18977">
            <text:p>2418785.18977</text:p>
          </table:table-cell>
          <table:table-cell office:value-type="string">
            <text:p>1910-04-23 11:33:16.875000 EST-0500</text:p>
          </table:table-cell>
          <table:table-cell office:value-type="string">
            <text:p>S</text:p>
          </table:table-cell>
          <table:table-cell office:value-type="float" office:value="255.866148881">
            <text:p>255.866148881</text:p>
          </table:table-cell>
          <table:table-cell office:value-type="float" office:value="233.266142878">
            <text:p>233.266142878</text:p>
          </table:table-cell>
          <table:table-cell office:value-type="float" office:value="75.8661488807">
            <text:p>75.8661488807</text:p>
          </table:table-cell>
          <table:table-cell office:value-type="float" office:value="53.2661428785">
            <text:p>53.26614287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898.33003">
            <text:p>2418898.33003</text:p>
          </table:table-cell>
          <table:table-cell office:value-type="string">
            <text:p>1910-08-14 14:55:15.234375 EST-0500</text:p>
          </table:table-cell>
          <table:table-cell office:value-type="string">
            <text:p>N</text:p>
          </table:table-cell>
          <table:table-cell office:value-type="float" office:value="75.8711049287">
            <text:p>75.8711049287</text:p>
          </table:table-cell>
          <table:table-cell office:value-type="float" office:value="53.265903168">
            <text:p>53.265903168</text:p>
          </table:table-cell>
          <table:table-cell office:value-type="float" office:value="75.8711049287">
            <text:p>75.8711049287</text:p>
          </table:table-cell>
          <table:table-cell office:value-type="float" office:value="53.265903168">
            <text:p>53.2659031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009.88887">
            <text:p>2419009.88887</text:p>
          </table:table-cell>
          <table:table-cell office:value-type="string">
            <text:p>1910-12-04 04:19:58.828125 EST-0500</text:p>
          </table:table-cell>
          <table:table-cell office:value-type="string">
            <text:p>S</text:p>
          </table:table-cell>
          <table:table-cell office:value-type="float" office:value="255.874428661">
            <text:p>255.874428661</text:p>
          </table:table-cell>
          <table:table-cell office:value-type="float" office:value="233.2651557">
            <text:p>233.2651557</text:p>
          </table:table-cell>
          <table:table-cell office:value-type="float" office:value="75.8744286611">
            <text:p>75.8744286611</text:p>
          </table:table-cell>
          <table:table-cell office:value-type="float" office:value="53.2651556996">
            <text:p>53.26515569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123.03035">
            <text:p>2419123.03035</text:p>
          </table:table-cell>
          <table:table-cell office:value-type="string">
            <text:p>1911-03-27 07:43:42.656250 EST-0500</text:p>
          </table:table-cell>
          <table:table-cell office:value-type="string">
            <text:p>N</text:p>
          </table:table-cell>
          <table:table-cell office:value-type="float" office:value="75.8783787309">
            <text:p>75.8783787309</text:p>
          </table:table-cell>
          <table:table-cell office:value-type="float" office:value="53.2641703595">
            <text:p>53.2641703595</text:p>
          </table:table-cell>
          <table:table-cell office:value-type="float" office:value="75.8783787309">
            <text:p>75.8783787309</text:p>
          </table:table-cell>
          <table:table-cell office:value-type="float" office:value="53.2641703595">
            <text:p>53.26417035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234.58736">
            <text:p>2419234.58736</text:p>
          </table:table-cell>
          <table:table-cell office:value-type="string">
            <text:p>1911-07-16 21:05:48.046875 EST-0500</text:p>
          </table:table-cell>
          <table:table-cell office:value-type="string">
            <text:p>S</text:p>
          </table:table-cell>
          <table:table-cell office:value-type="float" office:value="255.882454183">
            <text:p>255.882454183</text:p>
          </table:table-cell>
          <table:table-cell office:value-type="float" office:value="233.263375779">
            <text:p>233.263375779</text:p>
          </table:table-cell>
          <table:table-cell office:value-type="float" office:value="75.8824541826">
            <text:p>75.8824541826</text:p>
          </table:table-cell>
          <table:table-cell office:value-type="float" office:value="53.2633757789">
            <text:p>53.26337577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347.72883">
            <text:p>2419347.72883</text:p>
          </table:table-cell>
          <table:table-cell office:value-type="string">
            <text:p>1911-11-07 00:29:31.875000 EST-0500</text:p>
          </table:table-cell>
          <table:table-cell office:value-type="string">
            <text:p>N</text:p>
          </table:table-cell>
          <table:table-cell office:value-type="float" office:value="75.8808941674">
            <text:p>75.8808941674</text:p>
          </table:table-cell>
          <table:table-cell office:value-type="float" office:value="53.2578106874">
            <text:p>53.2578106874</text:p>
          </table:table-cell>
          <table:table-cell office:value-type="float" office:value="75.8808941674">
            <text:p>75.8808941674</text:p>
          </table:table-cell>
          <table:table-cell office:value-type="float" office:value="53.2578106874">
            <text:p>53.25781068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459.28584">
            <text:p>2419459.28584</text:p>
          </table:table-cell>
          <table:table-cell office:value-type="string">
            <text:p>1912-02-26 13:51:37.265625 EST-0500</text:p>
          </table:table-cell>
          <table:table-cell office:value-type="string">
            <text:p>S</text:p>
          </table:table-cell>
          <table:table-cell office:value-type="float" office:value="255.885436862">
            <text:p>255.885436862</text:p>
          </table:table-cell>
          <table:table-cell office:value-type="float" office:value="233.256907511">
            <text:p>233.256907511</text:p>
          </table:table-cell>
          <table:table-cell office:value-type="float" office:value="75.8854368617">
            <text:p>75.8854368617</text:p>
          </table:table-cell>
          <table:table-cell office:value-type="float" office:value="53.2569075114">
            <text:p>53.25690751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572.42671">
            <text:p>2419572.42671</text:p>
          </table:table-cell>
          <table:table-cell office:value-type="string">
            <text:p>1912-06-18 17:14:28.359375 EST-0500</text:p>
          </table:table-cell>
          <table:table-cell office:value-type="string">
            <text:p>N</text:p>
          </table:table-cell>
          <table:table-cell office:value-type="float" office:value="75.8894091037">
            <text:p>75.8894091037</text:p>
          </table:table-cell>
          <table:table-cell office:value-type="float" office:value="53.2562888862">
            <text:p>53.2562888862</text:p>
          </table:table-cell>
          <table:table-cell office:value-type="float" office:value="75.8894091037">
            <text:p>75.8894091037</text:p>
          </table:table-cell>
          <table:table-cell office:value-type="float" office:value="53.2562888862">
            <text:p>53.256288886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683.98554">
            <text:p>2419683.98554</text:p>
          </table:table-cell>
          <table:table-cell office:value-type="string">
            <text:p>1912-10-08 06:39:11.953125 EST-0500</text:p>
          </table:table-cell>
          <table:table-cell office:value-type="string">
            <text:p>S</text:p>
          </table:table-cell>
          <table:table-cell office:value-type="float" office:value="255.893029937">
            <text:p>255.893029937</text:p>
          </table:table-cell>
          <table:table-cell office:value-type="float" office:value="233.255426752">
            <text:p>233.255426752</text:p>
          </table:table-cell>
          <table:table-cell office:value-type="float" office:value="75.8930299371">
            <text:p>75.8930299371</text:p>
          </table:table-cell>
          <table:table-cell office:value-type="float" office:value="53.2554267522">
            <text:p>53.25542675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797.12581">
            <text:p>2419797.12581</text:p>
          </table:table-cell>
          <table:table-cell office:value-type="string">
            <text:p>1913-01-29 10:01:10.312500 EST-0500</text:p>
          </table:table-cell>
          <table:table-cell office:value-type="string">
            <text:p>N</text:p>
          </table:table-cell>
          <table:table-cell office:value-type="float" office:value="75.8983518909">
            <text:p>75.8983518909</text:p>
          </table:table-cell>
          <table:table-cell office:value-type="float" office:value="53.2554276913">
            <text:p>53.2554276913</text:p>
          </table:table-cell>
          <table:table-cell office:value-type="float" office:value="75.8983518909">
            <text:p>75.8983518909</text:p>
          </table:table-cell>
          <table:table-cell office:value-type="float" office:value="53.2554276913">
            <text:p>53.255427691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908.6822">
            <text:p>2419908.6822</text:p>
          </table:table-cell>
          <table:table-cell office:value-type="string">
            <text:p>1913-05-20 23:22:22.968750 EST-0500</text:p>
          </table:table-cell>
          <table:table-cell office:value-type="string">
            <text:p>S</text:p>
          </table:table-cell>
          <table:table-cell office:value-type="float" office:value="255.898680771">
            <text:p>255.898680771</text:p>
          </table:table-cell>
          <table:table-cell office:value-type="float" office:value="233.251661596">
            <text:p>233.251661596</text:p>
          </table:table-cell>
          <table:table-cell office:value-type="float" office:value="75.8986807709">
            <text:p>75.8986807709</text:p>
          </table:table-cell>
          <table:table-cell office:value-type="float" office:value="53.2516615962">
            <text:p>53.251661596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021.82856">
            <text:p>2420021.82856</text:p>
          </table:table-cell>
          <table:table-cell office:value-type="string">
            <text:p>1913-09-11 02:53:08.671875 EST-0500</text:p>
          </table:table-cell>
          <table:table-cell office:value-type="string">
            <text:p>N</text:p>
          </table:table-cell>
          <table:table-cell office:value-type="float" office:value="75.903605235">
            <text:p>75.903605235</text:p>
          </table:table-cell>
          <table:table-cell office:value-type="float" office:value="53.2512709412">
            <text:p>53.2512709412</text:p>
          </table:table-cell>
          <table:table-cell office:value-type="float" office:value="75.903605235">
            <text:p>75.903605235</text:p>
          </table:table-cell>
          <table:table-cell office:value-type="float" office:value="53.2512709412">
            <text:p>53.251270941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133.37947">
            <text:p>2420133.37947</text:p>
          </table:table-cell>
          <table:table-cell office:value-type="string">
            <text:p>1913-12-31 16:06:26.718750 EST-0500</text:p>
          </table:table-cell>
          <table:table-cell office:value-type="string">
            <text:p>S</text:p>
          </table:table-cell>
          <table:table-cell office:value-type="float" office:value="255.906517901">
            <text:p>255.906517901</text:p>
          </table:table-cell>
          <table:table-cell office:value-type="float" office:value="233.24943779">
            <text:p>233.24943779</text:p>
          </table:table-cell>
          <table:table-cell office:value-type="float" office:value="75.9065179011">
            <text:p>75.9065179011</text:p>
          </table:table-cell>
          <table:table-cell office:value-type="float" office:value="53.2494377902">
            <text:p>53.24943779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246.52828">
            <text:p>2420246.52828</text:p>
          </table:table-cell>
          <table:table-cell office:value-type="string">
            <text:p>1914-04-23 19:40:43.359375 EST-0500</text:p>
          </table:table-cell>
          <table:table-cell office:value-type="string">
            <text:p>N</text:p>
          </table:table-cell>
          <table:table-cell office:value-type="float" office:value="75.9104875401">
            <text:p>75.9104875401</text:p>
          </table:table-cell>
          <table:table-cell office:value-type="float" office:value="53.249129027">
            <text:p>53.249129027</text:p>
          </table:table-cell>
          <table:table-cell office:value-type="float" office:value="75.9104875401">
            <text:p>75.9104875401</text:p>
          </table:table-cell>
          <table:table-cell office:value-type="float" office:value="53.249129027">
            <text:p>53.24912902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358.07856">
            <text:p>2420358.07856</text:p>
          </table:table-cell>
          <table:table-cell office:value-type="string">
            <text:p>1914-08-13 08:53:08.671875 EST-0500</text:p>
          </table:table-cell>
          <table:table-cell office:value-type="string">
            <text:p>S</text:p>
          </table:table-cell>
          <table:table-cell office:value-type="float" office:value="255.914291626">
            <text:p>255.914291626</text:p>
          </table:table-cell>
          <table:table-cell office:value-type="float" office:value="233.247641818">
            <text:p>233.247641818</text:p>
          </table:table-cell>
          <table:table-cell office:value-type="float" office:value="75.9142916263">
            <text:p>75.9142916263</text:p>
          </table:table-cell>
          <table:table-cell office:value-type="float" office:value="53.2476418179">
            <text:p>53.24764181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471.22493">
            <text:p>2420471.22493</text:p>
          </table:table-cell>
          <table:table-cell office:value-type="string">
            <text:p>1914-12-04 12:23:54.375000 EST-0500</text:p>
          </table:table-cell>
          <table:table-cell office:value-type="string">
            <text:p>N</text:p>
          </table:table-cell>
          <table:table-cell office:value-type="float" office:value="75.9160881079">
            <text:p>75.9160881079</text:p>
          </table:table-cell>
          <table:table-cell office:value-type="float" office:value="53.2451601494">
            <text:p>53.2451601494</text:p>
          </table:table-cell>
          <table:table-cell office:value-type="float" office:value="75.9160881079">
            <text:p>75.9160881079</text:p>
          </table:table-cell>
          <table:table-cell office:value-type="float" office:value="53.2451601494">
            <text:p>53.24516014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582.78316">
            <text:p>2420582.78316</text:p>
          </table:table-cell>
          <table:table-cell office:value-type="string">
            <text:p>1915-03-26 01:47:45.234375 EST-0500</text:p>
          </table:table-cell>
          <table:table-cell office:value-type="string">
            <text:p>S</text:p>
          </table:table-cell>
          <table:table-cell office:value-type="float" office:value="255.919310062">
            <text:p>255.919310062</text:p>
          </table:table-cell>
          <table:table-cell office:value-type="float" office:value="233.243437474">
            <text:p>233.243437474</text:p>
          </table:table-cell>
          <table:table-cell office:value-type="float" office:value="75.9193100616">
            <text:p>75.9193100616</text:p>
          </table:table-cell>
          <table:table-cell office:value-type="float" office:value="53.2434374737">
            <text:p>53.243437473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695.92097">
            <text:p>2420695.92097</text:p>
          </table:table-cell>
          <table:table-cell office:value-type="string">
            <text:p>1915-07-17 05:06:12.656250 EST-0500</text:p>
          </table:table-cell>
          <table:table-cell office:value-type="string">
            <text:p>N</text:p>
          </table:table-cell>
          <table:table-cell office:value-type="float" office:value="75.9225111127">
            <text:p>75.9225111127</text:p>
          </table:table-cell>
          <table:table-cell office:value-type="float" office:value="53.2417129819">
            <text:p>53.2417129819</text:p>
          </table:table-cell>
          <table:table-cell office:value-type="float" office:value="75.9225111127">
            <text:p>75.9225111127</text:p>
          </table:table-cell>
          <table:table-cell office:value-type="float" office:value="53.2417129819">
            <text:p>53.24171298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807.48164">
            <text:p>2420807.48164</text:p>
          </table:table-cell>
          <table:table-cell office:value-type="string">
            <text:p>1915-11-05 18:33:34.453125 EST-0500</text:p>
          </table:table-cell>
          <table:table-cell office:value-type="string">
            <text:p>S</text:p>
          </table:table-cell>
          <table:table-cell office:value-type="float" office:value="255.925234952">
            <text:p>255.925234952</text:p>
          </table:table-cell>
          <table:table-cell office:value-type="float" office:value="233.240545424">
            <text:p>233.240545424</text:p>
          </table:table-cell>
          <table:table-cell office:value-type="float" office:value="75.9252349518">
            <text:p>75.9252349518</text:p>
          </table:table-cell>
          <table:table-cell office:value-type="float" office:value="53.2405454238">
            <text:p>53.24054542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920.62007">
            <text:p>2420920.62007</text:p>
          </table:table-cell>
          <table:table-cell office:value-type="string">
            <text:p>1916-02-26 21:52:54.609375 EST-0500</text:p>
          </table:table-cell>
          <table:table-cell office:value-type="string">
            <text:p>N</text:p>
          </table:table-cell>
          <table:table-cell office:value-type="float" office:value="75.9298873971">
            <text:p>75.9298873971</text:p>
          </table:table-cell>
          <table:table-cell office:value-type="float" office:value="53.2398008969">
            <text:p>53.2398008969</text:p>
          </table:table-cell>
          <table:table-cell office:value-type="float" office:value="75.9298873971">
            <text:p>75.9298873971</text:p>
          </table:table-cell>
          <table:table-cell office:value-type="float" office:value="53.2398008969">
            <text:p>53.23980089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032.1783">
            <text:p>2421032.1783</text:p>
          </table:table-cell>
          <table:table-cell office:value-type="string">
            <text:p>1916-06-17 11:16:45.468750 EST-0500</text:p>
          </table:table-cell>
          <table:table-cell office:value-type="string">
            <text:p>S</text:p>
          </table:table-cell>
          <table:table-cell office:value-type="float" office:value="255.932556442">
            <text:p>255.932556442</text:p>
          </table:table-cell>
          <table:table-cell office:value-type="float" office:value="233.238173159">
            <text:p>233.238173159</text:p>
          </table:table-cell>
          <table:table-cell office:value-type="float" office:value="75.9325564419">
            <text:p>75.9325564419</text:p>
          </table:table-cell>
          <table:table-cell office:value-type="float" office:value="53.238173159">
            <text:p>53.2381731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145.32282">
            <text:p>2421145.32282</text:p>
          </table:table-cell>
          <table:table-cell office:value-type="string">
            <text:p>1916-10-08 14:44:52.968750 EST-0500</text:p>
          </table:table-cell>
          <table:table-cell office:value-type="string">
            <text:p>N</text:p>
          </table:table-cell>
          <table:table-cell office:value-type="float" office:value="75.935071018">
            <text:p>75.935071018</text:p>
          </table:table-cell>
          <table:table-cell office:value-type="float" office:value="53.2363283421">
            <text:p>53.2363283421</text:p>
          </table:table-cell>
          <table:table-cell office:value-type="float" office:value="75.935071018">
            <text:p>75.935071018</text:p>
          </table:table-cell>
          <table:table-cell office:value-type="float" office:value="53.2363283421">
            <text:p>53.23632834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256.87495">
            <text:p>2421256.87495</text:p>
          </table:table-cell>
          <table:table-cell office:value-type="string">
            <text:p>1917-01-28 03:59:56.484375 EST-0500</text:p>
          </table:table-cell>
          <table:table-cell office:value-type="string">
            <text:p>S</text:p>
          </table:table-cell>
          <table:table-cell office:value-type="float" office:value="255.938454609">
            <text:p>255.938454609</text:p>
          </table:table-cell>
          <table:table-cell office:value-type="float" office:value="233.234714392">
            <text:p>233.234714392</text:p>
          </table:table-cell>
          <table:table-cell office:value-type="float" office:value="75.9384546088">
            <text:p>75.9384546088</text:p>
          </table:table-cell>
          <table:table-cell office:value-type="float" office:value="53.2347143918">
            <text:p>53.23471439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370.02132">
            <text:p>2421370.02132</text:p>
          </table:table-cell>
          <table:table-cell office:value-type="string">
            <text:p>1917-05-21 07:30:42.187500 EST-0500</text:p>
          </table:table-cell>
          <table:table-cell office:value-type="string">
            <text:p>N</text:p>
          </table:table-cell>
          <table:table-cell office:value-type="float" office:value="75.9420782496">
            <text:p>75.9420782496</text:p>
          </table:table-cell>
          <table:table-cell office:value-type="float" office:value="53.2345382142">
            <text:p>53.2345382142</text:p>
          </table:table-cell>
          <table:table-cell office:value-type="float" office:value="75.9420782496">
            <text:p>75.9420782496</text:p>
          </table:table-cell>
          <table:table-cell office:value-type="float" office:value="53.2345382142">
            <text:p>53.23453821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481.57527">
            <text:p>2421481.57527</text:p>
          </table:table-cell>
          <table:table-cell office:value-type="string">
            <text:p>1917-09-09 20:48:23.906250 EST-0500</text:p>
          </table:table-cell>
          <table:table-cell office:value-type="string">
            <text:p>S</text:p>
          </table:table-cell>
          <table:table-cell office:value-type="float" office:value="255.946199494">
            <text:p>255.946199494</text:p>
          </table:table-cell>
          <table:table-cell office:value-type="float" office:value="233.233813656">
            <text:p>233.233813656</text:p>
          </table:table-cell>
          <table:table-cell office:value-type="float" office:value="75.9461994944">
            <text:p>75.9461994944</text:p>
          </table:table-cell>
          <table:table-cell office:value-type="float" office:value="53.2338136557">
            <text:p>53.233813655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594.71858">
            <text:p>2421594.71858</text:p>
          </table:table-cell>
          <table:table-cell office:value-type="string">
            <text:p>1918-01-01 00:14:45.937500 EST-0500</text:p>
          </table:table-cell>
          <table:table-cell office:value-type="string">
            <text:p>N</text:p>
          </table:table-cell>
          <table:table-cell office:value-type="float" office:value="75.9492397196">
            <text:p>75.9492397196</text:p>
          </table:table-cell>
          <table:table-cell office:value-type="float" office:value="53.2324632278">
            <text:p>53.2324632278</text:p>
          </table:table-cell>
          <table:table-cell office:value-type="float" office:value="75.9492397196">
            <text:p>75.9492397196</text:p>
          </table:table-cell>
          <table:table-cell office:value-type="float" office:value="53.2324632278">
            <text:p>53.23246322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706.27681">
            <text:p>2421706.27681</text:p>
          </table:table-cell>
          <table:table-cell office:value-type="string">
            <text:p>1918-04-22 13:38:36.796875 EST-0500</text:p>
          </table:table-cell>
          <table:table-cell office:value-type="string">
            <text:p>S</text:p>
          </table:table-cell>
          <table:table-cell office:value-type="float" office:value="255.948734457">
            <text:p>255.948734457</text:p>
          </table:table-cell>
          <table:table-cell office:value-type="float" office:value="233.228154989">
            <text:p>233.228154989</text:p>
          </table:table-cell>
          <table:table-cell office:value-type="float" office:value="75.9487344575">
            <text:p>75.9487344575</text:p>
          </table:table-cell>
          <table:table-cell office:value-type="float" office:value="53.2281549893">
            <text:p>53.228154989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819.41646">
            <text:p>2421819.41646</text:p>
          </table:table-cell>
          <table:table-cell office:value-type="string">
            <text:p>1918-08-13 16:59:42.421875 EST-0500</text:p>
          </table:table-cell>
          <table:table-cell office:value-type="string">
            <text:p>N</text:p>
          </table:table-cell>
          <table:table-cell office:value-type="float" office:value="75.9520232003">
            <text:p>75.9520232003</text:p>
          </table:table-cell>
          <table:table-cell office:value-type="float" office:value="53.2266486531">
            <text:p>53.2266486531</text:p>
          </table:table-cell>
          <table:table-cell office:value-type="float" office:value="75.9520232003">
            <text:p>75.9520232003</text:p>
          </table:table-cell>
          <table:table-cell office:value-type="float" office:value="53.2266486531">
            <text:p>53.226648653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930.9759">
            <text:p>2421930.9759</text:p>
          </table:table-cell>
          <table:table-cell office:value-type="string">
            <text:p>1918-12-03 06:25:18.750000 EST-0500</text:p>
          </table:table-cell>
          <table:table-cell office:value-type="string">
            <text:p>S</text:p>
          </table:table-cell>
          <table:table-cell office:value-type="float" office:value="255.955379838">
            <text:p>255.955379838</text:p>
          </table:table-cell>
          <table:table-cell office:value-type="float" office:value="233.226398232">
            <text:p>233.226398232</text:p>
          </table:table-cell>
          <table:table-cell office:value-type="float" office:value="75.955379838">
            <text:p>75.955379838</text:p>
          </table:table-cell>
          <table:table-cell office:value-type="float" office:value="53.2263982317">
            <text:p>53.226398231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044.11738">
            <text:p>2422044.11738</text:p>
          </table:table-cell>
          <table:table-cell office:value-type="string">
            <text:p>1919-03-26 09:49:02.578125 EST-0500</text:p>
          </table:table-cell>
          <table:table-cell office:value-type="string">
            <text:p>N</text:p>
          </table:table-cell>
          <table:table-cell office:value-type="float" office:value="75.9591863892">
            <text:p>75.9591863892</text:p>
          </table:table-cell>
          <table:table-cell office:value-type="float" office:value="53.2257271375">
            <text:p>53.2257271375</text:p>
          </table:table-cell>
          <table:table-cell office:value-type="float" office:value="75.9591863892">
            <text:p>75.9591863892</text:p>
          </table:table-cell>
          <table:table-cell office:value-type="float" office:value="53.2257271375">
            <text:p>53.225727137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155.67439">
            <text:p>2422155.67439</text:p>
          </table:table-cell>
          <table:table-cell office:value-type="string">
            <text:p>1919-07-15 23:11:07.968750 EST-0500</text:p>
          </table:table-cell>
          <table:table-cell office:value-type="string">
            <text:p>S</text:p>
          </table:table-cell>
          <table:table-cell office:value-type="float" office:value="255.961964605">
            <text:p>255.961964605</text:p>
          </table:table-cell>
          <table:table-cell office:value-type="float" office:value="233.224185507">
            <text:p>233.224185507</text:p>
          </table:table-cell>
          <table:table-cell office:value-type="float" office:value="75.9619646051">
            <text:p>75.9619646051</text:p>
          </table:table-cell>
          <table:table-cell office:value-type="float" office:value="53.2241855069">
            <text:p>53.22418550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268.81527">
            <text:p>2422268.81527</text:p>
          </table:table-cell>
          <table:table-cell office:value-type="string">
            <text:p>1919-11-06 02:33:59.062500 EST-0500</text:p>
          </table:table-cell>
          <table:table-cell office:value-type="string">
            <text:p>N</text:p>
          </table:table-cell>
          <table:table-cell office:value-type="float" office:value="75.959671199">
            <text:p>75.959671199</text:p>
          </table:table-cell>
          <table:table-cell office:value-type="float" office:value="53.2185708722">
            <text:p>53.2185708722</text:p>
          </table:table-cell>
          <table:table-cell office:value-type="float" office:value="75.959671199">
            <text:p>75.959671199</text:p>
          </table:table-cell>
          <table:table-cell office:value-type="float" office:value="53.2185708722">
            <text:p>53.21857087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380.37288">
            <text:p>2422380.37288</text:p>
          </table:table-cell>
          <table:table-cell office:value-type="string">
            <text:p>1920-02-25 15:56:57.187500 EST-0500</text:p>
          </table:table-cell>
          <table:table-cell office:value-type="string">
            <text:p>S</text:p>
          </table:table-cell>
          <table:table-cell office:value-type="float" office:value="255.963583444">
            <text:p>255.963583444</text:p>
          </table:table-cell>
          <table:table-cell office:value-type="float" office:value="233.217793619">
            <text:p>233.217793619</text:p>
          </table:table-cell>
          <table:table-cell office:value-type="float" office:value="75.9635834436">
            <text:p>75.9635834436</text:p>
          </table:table-cell>
          <table:table-cell office:value-type="float" office:value="53.2177936187">
            <text:p>53.21779361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493.51252">
            <text:p>2422493.51252</text:p>
          </table:table-cell>
          <table:table-cell office:value-type="string">
            <text:p>1920-06-17 19:18:02.812500 EST-0500</text:p>
          </table:table-cell>
          <table:table-cell office:value-type="string">
            <text:p>N</text:p>
          </table:table-cell>
          <table:table-cell office:value-type="float" office:value="75.9660313292">
            <text:p>75.9660313292</text:p>
          </table:table-cell>
          <table:table-cell office:value-type="float" office:value="53.2165025971">
            <text:p>53.2165025971</text:p>
          </table:table-cell>
          <table:table-cell office:value-type="float" office:value="75.9660313292">
            <text:p>75.9660313292</text:p>
          </table:table-cell>
          <table:table-cell office:value-type="float" office:value="53.2165025971">
            <text:p>53.21650259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605.07198">
            <text:p>2422605.07198</text:p>
          </table:table-cell>
          <table:table-cell office:value-type="string">
            <text:p>1920-10-07 08:43:39.140625 EST-0500</text:p>
          </table:table-cell>
          <table:table-cell office:value-type="string">
            <text:p>S</text:p>
          </table:table-cell>
          <table:table-cell office:value-type="float" office:value="255.968694034">
            <text:p>255.968694034</text:p>
          </table:table-cell>
          <table:table-cell office:value-type="float" office:value="233.2154389">
            <text:p>233.2154389</text:p>
          </table:table-cell>
          <table:table-cell office:value-type="float" office:value="75.9686940344">
            <text:p>75.9686940344</text:p>
          </table:table-cell>
          <table:table-cell office:value-type="float" office:value="53.2154389005">
            <text:p>53.21543890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718.21041">
            <text:p>2422718.21041</text:p>
          </table:table-cell>
          <table:table-cell office:value-type="string">
            <text:p>1921-01-28 12:02:59.296875 EST-0500</text:p>
          </table:table-cell>
          <table:table-cell office:value-type="string">
            <text:p>N</text:p>
          </table:table-cell>
          <table:table-cell office:value-type="float" office:value="75.972244704">
            <text:p>75.972244704</text:p>
          </table:table-cell>
          <table:table-cell office:value-type="float" office:value="53.2145478367">
            <text:p>53.2145478367</text:p>
          </table:table-cell>
          <table:table-cell office:value-type="float" office:value="75.972244704">
            <text:p>75.972244704</text:p>
          </table:table-cell>
          <table:table-cell office:value-type="float" office:value="53.2145478367">
            <text:p>53.21454783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829.76802">
            <text:p>2422829.76802</text:p>
          </table:table-cell>
          <table:table-cell office:value-type="string">
            <text:p>1921-05-20 01:25:57.421875 EST-0500</text:p>
          </table:table-cell>
          <table:table-cell office:value-type="string">
            <text:p>S</text:p>
          </table:table-cell>
          <table:table-cell office:value-type="float" office:value="255.971193248">
            <text:p>255.971193248</text:p>
          </table:table-cell>
          <table:table-cell office:value-type="float" office:value="233.210385911">
            <text:p>233.210385911</text:p>
          </table:table-cell>
          <table:table-cell office:value-type="float" office:value="75.9711932485">
            <text:p>75.9711932485</text:p>
          </table:table-cell>
          <table:table-cell office:value-type="float" office:value="53.2103859112">
            <text:p>53.210385911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942.91194">
            <text:p>2422942.91194</text:p>
          </table:table-cell>
          <table:table-cell office:value-type="string">
            <text:p>1921-09-10 04:53:12.187500 EST-0500</text:p>
          </table:table-cell>
          <table:table-cell office:value-type="string">
            <text:p>N</text:p>
          </table:table-cell>
          <table:table-cell office:value-type="float" office:value="75.9742986929">
            <text:p>75.9742986929</text:p>
          </table:table-cell>
          <table:table-cell office:value-type="float" office:value="53.2091569872">
            <text:p>53.2091569872</text:p>
          </table:table-cell>
          <table:table-cell office:value-type="float" office:value="75.9742986929">
            <text:p>75.9742986929</text:p>
          </table:table-cell>
          <table:table-cell office:value-type="float" office:value="53.2091569872">
            <text:p>53.209156987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054.46529">
            <text:p>2423054.46529</text:p>
          </table:table-cell>
          <table:table-cell office:value-type="string">
            <text:p>1921-12-30 18:10:01.171875 EST-0500</text:p>
          </table:table-cell>
          <table:table-cell office:value-type="string">
            <text:p>S</text:p>
          </table:table-cell>
          <table:table-cell office:value-type="float" office:value="255.977346386">
            <text:p>255.977346386</text:p>
          </table:table-cell>
          <table:table-cell office:value-type="float" office:value="233.208401571">
            <text:p>233.208401571</text:p>
          </table:table-cell>
          <table:table-cell office:value-type="float" office:value="75.9773463857">
            <text:p>75.9773463857</text:p>
          </table:table-cell>
          <table:table-cell office:value-type="float" office:value="53.2084015712">
            <text:p>53.208401571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167.61164">
            <text:p>2423167.61164</text:p>
          </table:table-cell>
          <table:table-cell office:value-type="string">
            <text:p>1922-04-22 21:40:46.875000 EST-0500</text:p>
          </table:table-cell>
          <table:table-cell office:value-type="string">
            <text:p>N</text:p>
          </table:table-cell>
          <table:table-cell office:value-type="float" office:value="75.9797423488">
            <text:p>75.9797423488</text:p>
          </table:table-cell>
          <table:table-cell office:value-type="float" office:value="53.2074014435">
            <text:p>53.2074014435</text:p>
          </table:table-cell>
          <table:table-cell office:value-type="float" office:value="75.9797423488">
            <text:p>75.9797423488</text:p>
          </table:table-cell>
          <table:table-cell office:value-type="float" office:value="53.2074014435">
            <text:p>53.20740144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279.16439">
            <text:p>2423279.16439</text:p>
          </table:table-cell>
          <table:table-cell office:value-type="string">
            <text:p>1922-08-12 10:56:43.125000 EST-0500</text:p>
          </table:table-cell>
          <table:table-cell office:value-type="string">
            <text:p>S</text:p>
          </table:table-cell>
          <table:table-cell office:value-type="float" office:value="255.983076801">
            <text:p>255.983076801</text:p>
          </table:table-cell>
          <table:table-cell office:value-type="float" office:value="233.206403119">
            <text:p>233.206403119</text:p>
          </table:table-cell>
          <table:table-cell office:value-type="float" office:value="75.9830768006">
            <text:p>75.9830768006</text:p>
          </table:table-cell>
          <table:table-cell office:value-type="float" office:value="53.206403119">
            <text:p>53.2064031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392.30891">
            <text:p>2423392.30891</text:p>
          </table:table-cell>
          <table:table-cell office:value-type="string">
            <text:p>1922-12-03 14:24:50.625000 EST-0500</text:p>
          </table:table-cell>
          <table:table-cell office:value-type="string">
            <text:p>N</text:p>
          </table:table-cell>
          <table:table-cell office:value-type="float" office:value="75.9842920604">
            <text:p>75.9842920604</text:p>
          </table:table-cell>
          <table:table-cell office:value-type="float" office:value="53.2044096667">
            <text:p>53.2044096667</text:p>
          </table:table-cell>
          <table:table-cell office:value-type="float" office:value="75.9842920604">
            <text:p>75.9842920604</text:p>
          </table:table-cell>
          <table:table-cell office:value-type="float" office:value="53.2044096667">
            <text:p>53.20440966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503.86897">
            <text:p>2423503.86897</text:p>
          </table:table-cell>
          <table:table-cell office:value-type="string">
            <text:p>1923-03-25 03:51:19.687500 EST-0500</text:p>
          </table:table-cell>
          <table:table-cell office:value-type="string">
            <text:p>S</text:p>
          </table:table-cell>
          <table:table-cell office:value-type="float" office:value="255.98638763">
            <text:p>255.98638763</text:p>
          </table:table-cell>
          <table:table-cell office:value-type="float" office:value="233.202462806">
            <text:p>233.202462806</text:p>
          </table:table-cell>
          <table:table-cell office:value-type="float" office:value="75.9863876297">
            <text:p>75.9863876297</text:p>
          </table:table-cell>
          <table:table-cell office:value-type="float" office:value="53.2024628058">
            <text:p>53.20246280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617.00618">
            <text:p>2423617.00618</text:p>
          </table:table-cell>
          <table:table-cell office:value-type="string">
            <text:p>1923-07-16 07:08:54.375000 EST-0500</text:p>
          </table:table-cell>
          <table:table-cell office:value-type="string">
            <text:p>N</text:p>
          </table:table-cell>
          <table:table-cell office:value-type="float" office:value="75.990611516">
            <text:p>75.990611516</text:p>
          </table:table-cell>
          <table:table-cell office:value-type="float" office:value="53.2025392104">
            <text:p>53.2025392104</text:p>
          </table:table-cell>
          <table:table-cell office:value-type="float" office:value="75.990611516">
            <text:p>75.990611516</text:p>
          </table:table-cell>
          <table:table-cell office:value-type="float" office:value="53.2025392104">
            <text:p>53.20253921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728.56868">
            <text:p>2423728.56868</text:p>
          </table:table-cell>
          <table:table-cell office:value-type="string">
            <text:p>1923-11-04 20:38:54.375000 EST-0500</text:p>
          </table:table-cell>
          <table:table-cell office:value-type="string">
            <text:p>S</text:p>
          </table:table-cell>
          <table:table-cell office:value-type="float" office:value="255.992727391">
            <text:p>255.992727391</text:p>
          </table:table-cell>
          <table:table-cell office:value-type="float" office:value="233.201565209">
            <text:p>233.201565209</text:p>
          </table:table-cell>
          <table:table-cell office:value-type="float" office:value="75.9927273908">
            <text:p>75.9927273908</text:p>
          </table:table-cell>
          <table:table-cell office:value-type="float" office:value="53.2015652087">
            <text:p>53.20156520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841.70528">
            <text:p>2423841.70528</text:p>
          </table:table-cell>
          <table:table-cell office:value-type="string">
            <text:p>1924-02-25 23:55:36.328125 EST-0500</text:p>
          </table:table-cell>
          <table:table-cell office:value-type="string">
            <text:p>N</text:p>
          </table:table-cell>
          <table:table-cell office:value-type="float" office:value="75.9959761993">
            <text:p>75.9959761993</text:p>
          </table:table-cell>
          <table:table-cell office:value-type="float" office:value="53.200290153">
            <text:p>53.200290153</text:p>
          </table:table-cell>
          <table:table-cell office:value-type="float" office:value="75.9959761993">
            <text:p>75.9959761993</text:p>
          </table:table-cell>
          <table:table-cell office:value-type="float" office:value="53.200290153">
            <text:p>53.20029015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953.26534">
            <text:p>2423953.26534</text:p>
          </table:table-cell>
          <table:table-cell office:value-type="string">
            <text:p>1924-06-16 13:22:05.390625 EST-0500</text:p>
          </table:table-cell>
          <table:table-cell office:value-type="string">
            <text:p>S</text:p>
          </table:table-cell>
          <table:table-cell office:value-type="float" office:value="255.998814303">
            <text:p>255.998814303</text:p>
          </table:table-cell>
          <table:table-cell office:value-type="float" office:value="233.199615766">
            <text:p>233.199615766</text:p>
          </table:table-cell>
          <table:table-cell office:value-type="float" office:value="75.9988143026">
            <text:p>75.9988143026</text:p>
          </table:table-cell>
          <table:table-cell office:value-type="float" office:value="53.1996157657">
            <text:p>53.199615765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066.40926">
            <text:p>2424066.40926</text:p>
          </table:table-cell>
          <table:table-cell office:value-type="string">
            <text:p>1924-10-07 16:49:20.156250 EST-0500</text:p>
          </table:table-cell>
          <table:table-cell office:value-type="string">
            <text:p>N</text:p>
          </table:table-cell>
          <table:table-cell office:value-type="float" office:value="76.0009168816">
            <text:p>76.0009168816</text:p>
          </table:table-cell>
          <table:table-cell office:value-type="float" office:value="53.1978782026">
            <text:p>53.1978782026</text:p>
          </table:table-cell>
          <table:table-cell office:value-type="float" office:value="76.0009168816">
            <text:p>76.0009168816</text:p>
          </table:table-cell>
          <table:table-cell office:value-type="float" office:value="53.1978782026">
            <text:p>53.19787820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177.96199">
            <text:p>2424177.96199</text:p>
          </table:table-cell>
          <table:table-cell office:value-type="string">
            <text:p>1925-01-27 06:05:16.406250 EST-0500</text:p>
          </table:table-cell>
          <table:table-cell office:value-type="string">
            <text:p>S</text:p>
          </table:table-cell>
          <table:table-cell office:value-type="float" office:value="256.004443527">
            <text:p>256.004443527</text:p>
          </table:table-cell>
          <table:table-cell office:value-type="float" office:value="233.196907318">
            <text:p>233.196907318</text:p>
          </table:table-cell>
          <table:table-cell office:value-type="float" office:value="76.0044435268">
            <text:p>76.0044435268</text:p>
          </table:table-cell>
          <table:table-cell office:value-type="float" office:value="53.1969073175">
            <text:p>53.196907317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291.10774">
            <text:p>2424291.10774</text:p>
          </table:table-cell>
          <table:table-cell office:value-type="string">
            <text:p>1925-05-20 09:35:09.375000 EST-0500</text:p>
          </table:table-cell>
          <table:table-cell office:value-type="string">
            <text:p>N</text:p>
          </table:table-cell>
          <table:table-cell office:value-type="float" office:value="76.0064197971">
            <text:p>76.0064197971</text:p>
          </table:table-cell>
          <table:table-cell office:value-type="float" office:value="53.1956482401">
            <text:p>53.1956482401</text:p>
          </table:table-cell>
          <table:table-cell office:value-type="float" office:value="76.0064197971">
            <text:p>76.0064197971</text:p>
          </table:table-cell>
          <table:table-cell office:value-type="float" office:value="53.1956482401">
            <text:p>53.19564824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402.66109">
            <text:p>2424402.66109</text:p>
          </table:table-cell>
          <table:table-cell office:value-type="string">
            <text:p>1925-09-08 22:51:58.359375 EST-0500</text:p>
          </table:table-cell>
          <table:table-cell office:value-type="string">
            <text:p>S</text:p>
          </table:table-cell>
          <table:table-cell office:value-type="float" office:value="256.01003583">
            <text:p>256.01003583</text:p>
          </table:table-cell>
          <table:table-cell office:value-type="float" office:value="233.194855424">
            <text:p>233.194855424</text:p>
          </table:table-cell>
          <table:table-cell office:value-type="float" office:value="76.0100358298">
            <text:p>76.0100358298</text:p>
          </table:table-cell>
          <table:table-cell office:value-type="float" office:value="53.194855424">
            <text:p>53.1948554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515.80561">
            <text:p>2424515.80561</text:p>
          </table:table-cell>
          <table:table-cell office:value-type="string">
            <text:p>1925-12-31 02:20:05.859375 EST-0500</text:p>
          </table:table-cell>
          <table:table-cell office:value-type="string">
            <text:p>N</text:p>
          </table:table-cell>
          <table:table-cell office:value-type="float" office:value="76.0135626614">
            <text:p>76.0135626614</text:p>
          </table:table-cell>
          <table:table-cell office:value-type="float" office:value="53.1942393201">
            <text:p>53.1942393201</text:p>
          </table:table-cell>
          <table:table-cell office:value-type="float" office:value="76.0135626614">
            <text:p>76.0135626614</text:p>
          </table:table-cell>
          <table:table-cell office:value-type="float" office:value="53.1942393201">
            <text:p>53.19423932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627.36201">
            <text:p>2424627.36201</text:p>
          </table:table-cell>
          <table:table-cell office:value-type="string">
            <text:p>1926-04-21 15:41:18.515625 EST-0500</text:p>
          </table:table-cell>
          <table:table-cell office:value-type="string">
            <text:p>S</text:p>
          </table:table-cell>
          <table:table-cell office:value-type="float" office:value="256.011893643">
            <text:p>256.011893643</text:p>
          </table:table-cell>
          <table:table-cell office:value-type="float" office:value="233.188868552">
            <text:p>233.188868552</text:p>
          </table:table-cell>
          <table:table-cell office:value-type="float" office:value="76.0118936431">
            <text:p>76.0118936431</text:p>
          </table:table-cell>
          <table:table-cell office:value-type="float" office:value="53.1888685522">
            <text:p>53.18886855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740.50288">
            <text:p>2424740.50288</text:p>
          </table:table-cell>
          <table:table-cell office:value-type="string">
            <text:p>1926-08-12 19:04:09.609375 EST-0500</text:p>
          </table:table-cell>
          <table:table-cell office:value-type="string">
            <text:p>N</text:p>
          </table:table-cell>
          <table:table-cell office:value-type="float" office:value="76.0153346825">
            <text:p>76.0153346825</text:p>
          </table:table-cell>
          <table:table-cell office:value-type="float" office:value="53.1875930986">
            <text:p>53.1875930986</text:p>
          </table:table-cell>
          <table:table-cell office:value-type="float" office:value="76.0153346825">
            <text:p>76.0153346825</text:p>
          </table:table-cell>
          <table:table-cell office:value-type="float" office:value="53.1875930986">
            <text:p>53.187593098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852.0605">
            <text:p>2424852.0605</text:p>
          </table:table-cell>
          <table:table-cell office:value-type="string">
            <text:p>1926-12-02 08:27:07.734375 EST-0500</text:p>
          </table:table-cell>
          <table:table-cell office:value-type="string">
            <text:p>S</text:p>
          </table:table-cell>
          <table:table-cell office:value-type="float" office:value="256.017937129">
            <text:p>256.017937129</text:p>
          </table:table-cell>
          <table:table-cell office:value-type="float" office:value="233.186656344">
            <text:p>233.186656344</text:p>
          </table:table-cell>
          <table:table-cell office:value-type="float" office:value="76.0179371294">
            <text:p>76.0179371294</text:p>
          </table:table-cell>
          <table:table-cell office:value-type="float" office:value="53.1866563441">
            <text:p>53.186656344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965.20259">
            <text:p>2424965.20259</text:p>
          </table:table-cell>
          <table:table-cell office:value-type="string">
            <text:p>1927-03-25 11:51:44.296875 EST-0500</text:p>
          </table:table-cell>
          <table:table-cell office:value-type="string">
            <text:p>N</text:p>
          </table:table-cell>
          <table:table-cell office:value-type="float" office:value="76.0205649862">
            <text:p>76.0205649862</text:p>
          </table:table-cell>
          <table:table-cell office:value-type="float" office:value="53.18472059">
            <text:p>53.18472059</text:p>
          </table:table-cell>
          <table:table-cell office:value-type="float" office:value="76.0205649862">
            <text:p>76.0205649862</text:p>
          </table:table-cell>
          <table:table-cell office:value-type="float" office:value="53.18472059">
            <text:p>53.184720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076.75838">
            <text:p>2425076.75838</text:p>
          </table:table-cell>
          <table:table-cell office:value-type="string">
            <text:p>1927-07-15 01:12:04.218750 EST-0500</text:p>
          </table:table-cell>
          <table:table-cell office:value-type="string">
            <text:p>S</text:p>
          </table:table-cell>
          <table:table-cell office:value-type="float" office:value="256.024592342">
            <text:p>256.024592342</text:p>
          </table:table-cell>
          <table:table-cell office:value-type="float" office:value="233.184135513">
            <text:p>233.184135513</text:p>
          </table:table-cell>
          <table:table-cell office:value-type="float" office:value="76.0245923416">
            <text:p>76.0245923416</text:p>
          </table:table-cell>
          <table:table-cell office:value-type="float" office:value="53.1841355125">
            <text:p>53.18413551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189.90108">
            <text:p>2425189.90108</text:p>
          </table:table-cell>
          <table:table-cell office:value-type="string">
            <text:p>1927-11-05 04:37:33.515625 EST-0500</text:p>
          </table:table-cell>
          <table:table-cell office:value-type="string">
            <text:p>N</text:p>
          </table:table-cell>
          <table:table-cell office:value-type="float" office:value="76.0225464031">
            <text:p>76.0225464031</text:p>
          </table:table-cell>
          <table:table-cell office:value-type="float" office:value="53.1783561358">
            <text:p>53.1783561358</text:p>
          </table:table-cell>
          <table:table-cell office:value-type="float" office:value="76.0225464031">
            <text:p>76.0225464031</text:p>
          </table:table-cell>
          <table:table-cell office:value-type="float" office:value="53.1783561358">
            <text:p>53.17835613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301.45686">
            <text:p>2425301.45686</text:p>
          </table:table-cell>
          <table:table-cell office:value-type="string">
            <text:p>1928-02-24 17:57:53.437500 EST-0500</text:p>
          </table:table-cell>
          <table:table-cell office:value-type="string">
            <text:p>S</text:p>
          </table:table-cell>
          <table:table-cell office:value-type="float" office:value="256.026951384">
            <text:p>256.026951384</text:p>
          </table:table-cell>
          <table:table-cell office:value-type="float" office:value="233.177726825">
            <text:p>233.177726825</text:p>
          </table:table-cell>
          <table:table-cell office:value-type="float" office:value="76.0269513837">
            <text:p>76.0269513837</text:p>
          </table:table-cell>
          <table:table-cell office:value-type="float" office:value="53.1777268248">
            <text:p>53.17772682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414.59834">
            <text:p>2425414.59834</text:p>
          </table:table-cell>
          <table:table-cell office:value-type="string">
            <text:p>1928-06-16 21:21:37.265625 EST-0500</text:p>
          </table:table-cell>
          <table:table-cell office:value-type="string">
            <text:p>N</text:p>
          </table:table-cell>
          <table:table-cell office:value-type="float" office:value="76.0294349565">
            <text:p>76.0294349565</text:p>
          </table:table-cell>
          <table:table-cell office:value-type="float" office:value="53.1760697184">
            <text:p>53.1760697184</text:p>
          </table:table-cell>
          <table:table-cell office:value-type="float" office:value="76.0294349565">
            <text:p>76.0294349565</text:p>
          </table:table-cell>
          <table:table-cell office:value-type="float" office:value="53.1760697184">
            <text:p>53.17606971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526.15596">
            <text:p>2425526.15596</text:p>
          </table:table-cell>
          <table:table-cell office:value-type="string">
            <text:p>1928-10-06 10:44:35.390625 EST-0500</text:p>
          </table:table-cell>
          <table:table-cell office:value-type="string">
            <text:p>S</text:p>
          </table:table-cell>
          <table:table-cell office:value-type="float" office:value="256.032831606">
            <text:p>256.032831606</text:p>
          </table:table-cell>
          <table:table-cell office:value-type="float" office:value="233.175067279">
            <text:p>233.175067279</text:p>
          </table:table-cell>
          <table:table-cell office:value-type="float" office:value="76.0328316059">
            <text:p>76.0328316059</text:p>
          </table:table-cell>
          <table:table-cell office:value-type="float" office:value="53.1750672793">
            <text:p>53.175067279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639.29683">
            <text:p>2425639.29683</text:p>
          </table:table-cell>
          <table:table-cell office:value-type="string">
            <text:p>1929-01-27 14:07:26.484375 EST-0500</text:p>
          </table:table-cell>
          <table:table-cell office:value-type="string">
            <text:p>N</text:p>
          </table:table-cell>
          <table:table-cell office:value-type="float" office:value="76.0377188343">
            <text:p>76.0377188343</text:p>
          </table:table-cell>
          <table:table-cell office:value-type="float" office:value="53.1747614407">
            <text:p>53.1747614407</text:p>
          </table:table-cell>
          <table:table-cell office:value-type="float" office:value="76.0377188343">
            <text:p>76.0377188343</text:p>
          </table:table-cell>
          <table:table-cell office:value-type="float" office:value="53.1747614407">
            <text:p>53.17476144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750.85323">
            <text:p>2425750.85323</text:p>
          </table:table-cell>
          <table:table-cell office:value-type="string">
            <text:p>1929-05-19 03:28:39.140625 EST-0500</text:p>
          </table:table-cell>
          <table:table-cell office:value-type="string">
            <text:p>S</text:p>
          </table:table-cell>
          <table:table-cell office:value-type="float" office:value="256.037630256">
            <text:p>256.037630256</text:p>
          </table:table-cell>
          <table:table-cell office:value-type="float" office:value="233.170856082">
            <text:p>233.170856082</text:p>
          </table:table-cell>
          <table:table-cell office:value-type="float" office:value="76.037630256">
            <text:p>76.037630256</text:p>
          </table:table-cell>
          <table:table-cell office:value-type="float" office:value="53.1708560825">
            <text:p>53.17085608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863.99898">
            <text:p>2425863.99898</text:p>
          </table:table-cell>
          <table:table-cell office:value-type="string">
            <text:p>1929-09-09 06:58:32.109375 EST-0500</text:p>
          </table:table-cell>
          <table:table-cell office:value-type="string">
            <text:p>N</text:p>
          </table:table-cell>
          <table:table-cell office:value-type="float" office:value="76.0420760795">
            <text:p>76.0420760795</text:p>
          </table:table-cell>
          <table:table-cell office:value-type="float" office:value="53.1702740128">
            <text:p>53.1702740128</text:p>
          </table:table-cell>
          <table:table-cell office:value-type="float" office:value="76.0420760795">
            <text:p>76.0420760795</text:p>
          </table:table-cell>
          <table:table-cell office:value-type="float" office:value="53.1702740128">
            <text:p>53.17027401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975.5511">
            <text:p>2425975.5511</text:p>
          </table:table-cell>
          <table:table-cell office:value-type="string">
            <text:p>1929-12-29 20:13:35.625000 EST-0500</text:p>
          </table:table-cell>
          <table:table-cell office:value-type="string">
            <text:p>S</text:p>
          </table:table-cell>
          <table:table-cell office:value-type="float" office:value="256.045460361">
            <text:p>256.045460361</text:p>
          </table:table-cell>
          <table:table-cell office:value-type="float" office:value="233.169010469">
            <text:p>233.169010469</text:p>
          </table:table-cell>
          <table:table-cell office:value-type="float" office:value="76.0454603605">
            <text:p>76.0454603605</text:p>
          </table:table-cell>
          <table:table-cell office:value-type="float" office:value="53.1690104691">
            <text:p>53.16901046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088.69929">
            <text:p>2426088.69929</text:p>
          </table:table-cell>
          <table:table-cell office:value-type="string">
            <text:p>1930-04-21 23:46:59.531250 EST-0500</text:p>
          </table:table-cell>
          <table:table-cell office:value-type="string">
            <text:p>N</text:p>
          </table:table-cell>
          <table:table-cell office:value-type="float" office:value="76.0498348758">
            <text:p>76.0498348758</text:p>
          </table:table-cell>
          <table:table-cell office:value-type="float" office:value="53.1689702991">
            <text:p>53.1689702991</text:p>
          </table:table-cell>
          <table:table-cell office:value-type="float" office:value="76.0498348758">
            <text:p>76.0498348758</text:p>
          </table:table-cell>
          <table:table-cell office:value-type="float" office:value="53.1689702991">
            <text:p>53.16897029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200.25081">
            <text:p>2426200.25081</text:p>
          </table:table-cell>
          <table:table-cell office:value-type="string">
            <text:p>1930-08-11 13:01:10.312500 EST-0500</text:p>
          </table:table-cell>
          <table:table-cell office:value-type="string">
            <text:p>S</text:p>
          </table:table-cell>
          <table:table-cell office:value-type="float" office:value="256.053508844">
            <text:p>256.053508844</text:p>
          </table:table-cell>
          <table:table-cell office:value-type="float" office:value="233.167386662">
            <text:p>233.167386662</text:p>
          </table:table-cell>
          <table:table-cell office:value-type="float" office:value="76.0535088437">
            <text:p>76.0535088437</text:p>
          </table:table-cell>
          <table:table-cell office:value-type="float" office:value="53.1673866622">
            <text:p>53.16738666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313.39595">
            <text:p>2426313.39595</text:p>
          </table:table-cell>
          <table:table-cell office:value-type="string">
            <text:p>1930-12-02 16:30:10.546875 EST-0500</text:p>
          </table:table-cell>
          <table:table-cell office:value-type="string">
            <text:p>N</text:p>
          </table:table-cell>
          <table:table-cell office:value-type="float" office:value="76.0553135028">
            <text:p>76.0553135028</text:p>
          </table:table-cell>
          <table:table-cell office:value-type="float" office:value="53.1651154654">
            <text:p>53.1651154654</text:p>
          </table:table-cell>
          <table:table-cell office:value-type="float" office:value="76.0553135028">
            <text:p>76.0553135028</text:p>
          </table:table-cell>
          <table:table-cell office:value-type="float" office:value="53.1651154654">
            <text:p>53.165115465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424.95601">
            <text:p>2426424.95601</text:p>
          </table:table-cell>
          <table:table-cell office:value-type="string">
            <text:p>1931-03-24 05:56:39.609375 EST-0500</text:p>
          </table:table-cell>
          <table:table-cell office:value-type="string">
            <text:p>S</text:p>
          </table:table-cell>
          <table:table-cell office:value-type="float" office:value="256.05921418">
            <text:p>256.05921418</text:p>
          </table:table-cell>
          <table:table-cell office:value-type="float" office:value="233.164032343">
            <text:p>233.164032343</text:p>
          </table:table-cell>
          <table:table-cell office:value-type="float" office:value="76.0592141804">
            <text:p>76.0592141804</text:p>
          </table:table-cell>
          <table:table-cell office:value-type="float" office:value="53.1640323431">
            <text:p>53.164032343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538.09322">
            <text:p>2426538.09322</text:p>
          </table:table-cell>
          <table:table-cell office:value-type="string">
            <text:p>1931-07-15 09:14:14.296875 EST-0500</text:p>
          </table:table-cell>
          <table:table-cell office:value-type="string">
            <text:p>N</text:p>
          </table:table-cell>
          <table:table-cell office:value-type="float" office:value="76.0639305154">
            <text:p>76.0639305154</text:p>
          </table:table-cell>
          <table:table-cell office:value-type="float" office:value="53.1635866802">
            <text:p>53.1635866802</text:p>
          </table:table-cell>
          <table:table-cell office:value-type="float" office:value="76.0639305154">
            <text:p>76.0639305154</text:p>
          </table:table-cell>
          <table:table-cell office:value-type="float" office:value="53.1635866802">
            <text:p>53.16358668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649.6551">
            <text:p>2426649.6551</text:p>
          </table:table-cell>
          <table:table-cell office:value-type="string">
            <text:p>1931-11-03 22:43:21.562500 EST-0500</text:p>
          </table:table-cell>
          <table:table-cell office:value-type="string">
            <text:p>S</text:p>
          </table:table-cell>
          <table:table-cell office:value-type="float" office:value="256.066590465">
            <text:p>256.066590465</text:p>
          </table:table-cell>
          <table:table-cell office:value-type="float" office:value="233.162129312">
            <text:p>233.162129312</text:p>
          </table:table-cell>
          <table:table-cell office:value-type="float" office:value="76.066590465">
            <text:p>76.066590465</text:p>
          </table:table-cell>
          <table:table-cell office:value-type="float" office:value="53.1621293122">
            <text:p>53.16212931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762.7917">
            <text:p>2426762.7917</text:p>
          </table:table-cell>
          <table:table-cell office:value-type="string">
            <text:p>1932-02-25 02:00:03.515625 EST-0500</text:p>
          </table:table-cell>
          <table:table-cell office:value-type="string">
            <text:p>N</text:p>
          </table:table-cell>
          <table:table-cell office:value-type="float" office:value="76.0709883581">
            <text:p>76.0709883581</text:p>
          </table:table-cell>
          <table:table-cell office:value-type="float" office:value="53.1611017656">
            <text:p>53.1611017656</text:p>
          </table:table-cell>
          <table:table-cell office:value-type="float" office:value="76.0709883581">
            <text:p>76.0709883581</text:p>
          </table:table-cell>
          <table:table-cell office:value-type="float" office:value="53.1611017656">
            <text:p>53.16110176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874.35176">
            <text:p>2426874.35176</text:p>
          </table:table-cell>
          <table:table-cell office:value-type="string">
            <text:p>1932-06-15 15:26:32.578125 EST-0500</text:p>
          </table:table-cell>
          <table:table-cell office:value-type="string">
            <text:p>S</text:p>
          </table:table-cell>
          <table:table-cell office:value-type="float" office:value="256.074353485">
            <text:p>256.074353485</text:p>
          </table:table-cell>
          <table:table-cell office:value-type="float" office:value="233.160126411">
            <text:p>233.160126411</text:p>
          </table:table-cell>
          <table:table-cell office:value-type="float" office:value="76.0743534852">
            <text:p>76.0743534852</text:p>
          </table:table-cell>
          <table:table-cell office:value-type="float" office:value="53.1601264111">
            <text:p>53.16012641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987.49446">
            <text:p>2426987.49446</text:p>
          </table:table-cell>
          <table:table-cell office:value-type="string">
            <text:p>1932-10-06 18:52:01.875000 EST-0500</text:p>
          </table:table-cell>
          <table:table-cell office:value-type="string">
            <text:p>N</text:p>
          </table:table-cell>
          <table:table-cell office:value-type="float" office:value="76.0765075368">
            <text:p>76.0765075368</text:p>
          </table:table-cell>
          <table:table-cell office:value-type="float" office:value="53.1574886099">
            <text:p>53.1574886099</text:p>
          </table:table-cell>
          <table:table-cell office:value-type="float" office:value="76.0765075368">
            <text:p>76.0765075368</text:p>
          </table:table-cell>
          <table:table-cell office:value-type="float" office:value="53.1574886099">
            <text:p>53.15748860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099.0472">
            <text:p>2427099.0472</text:p>
          </table:table-cell>
          <table:table-cell office:value-type="string">
            <text:p>1933-01-26 08:07:58.125000 EST-0500</text:p>
          </table:table-cell>
          <table:table-cell office:value-type="string">
            <text:p>S</text:p>
          </table:table-cell>
          <table:table-cell office:value-type="float" office:value="256.080180346">
            <text:p>256.080180346</text:p>
          </table:table-cell>
          <table:table-cell office:value-type="float" office:value="233.155822405">
            <text:p>233.155822405</text:p>
          </table:table-cell>
          <table:table-cell office:value-type="float" office:value="76.0801803457">
            <text:p>76.0801803457</text:p>
          </table:table-cell>
          <table:table-cell office:value-type="float" office:value="53.155822405">
            <text:p>53.1558224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212.19234">
            <text:p>2427212.19234</text:p>
          </table:table-cell>
          <table:table-cell office:value-type="string">
            <text:p>1933-05-19 11:36:58.359375 EST-0500</text:p>
          </table:table-cell>
          <table:table-cell office:value-type="string">
            <text:p>N</text:p>
          </table:table-cell>
          <table:table-cell office:value-type="float" office:value="76.0834184047">
            <text:p>76.0834184047</text:p>
          </table:table-cell>
          <table:table-cell office:value-type="float" office:value="53.1550379009">
            <text:p>53.1550379009</text:p>
          </table:table-cell>
          <table:table-cell office:value-type="float" office:value="76.0834184047">
            <text:p>76.0834184047</text:p>
          </table:table-cell>
          <table:table-cell office:value-type="float" office:value="53.1550379009">
            <text:p>53.15503790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323.7463">
            <text:p>2427323.7463</text:p>
          </table:table-cell>
          <table:table-cell office:value-type="string">
            <text:p>1933-09-08 00:54:40.078125 EST-0500</text:p>
          </table:table-cell>
          <table:table-cell office:value-type="string">
            <text:p>S</text:p>
          </table:table-cell>
          <table:table-cell office:value-type="float" office:value="256.087144047">
            <text:p>256.087144047</text:p>
          </table:table-cell>
          <table:table-cell office:value-type="float" office:value="233.153699739">
            <text:p>233.153699739</text:p>
          </table:table-cell>
          <table:table-cell office:value-type="float" office:value="76.0871440466">
            <text:p>76.0871440466</text:p>
          </table:table-cell>
          <table:table-cell office:value-type="float" office:value="53.153699739">
            <text:p>53.1536997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436.88961">
            <text:p>2427436.88961</text:p>
          </table:table-cell>
          <table:table-cell office:value-type="string">
            <text:p>1933-12-30 04:21:02.109375 EST-0500</text:p>
          </table:table-cell>
          <table:table-cell office:value-type="string">
            <text:p>N</text:p>
          </table:table-cell>
          <table:table-cell office:value-type="float" office:value="76.0914071186">
            <text:p>76.0914071186</text:p>
          </table:table-cell>
          <table:table-cell office:value-type="float" office:value="53.153226661">
            <text:p>53.153226661</text:p>
          </table:table-cell>
          <table:table-cell office:value-type="float" office:value="76.0914071186">
            <text:p>76.0914071186</text:p>
          </table:table-cell>
          <table:table-cell office:value-type="float" office:value="53.153226661">
            <text:p>53.1532266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548.44722">
            <text:p>2427548.44722</text:p>
          </table:table-cell>
          <table:table-cell office:value-type="string">
            <text:p>1934-04-20 17:44:00.234375 EST-0500</text:p>
          </table:table-cell>
          <table:table-cell office:value-type="string">
            <text:p>S</text:p>
          </table:table-cell>
          <table:table-cell office:value-type="float" office:value="256.090155411">
            <text:p>256.090155411</text:p>
          </table:table-cell>
          <table:table-cell office:value-type="float" office:value="233.147665246">
            <text:p>233.147665246</text:p>
          </table:table-cell>
          <table:table-cell office:value-type="float" office:value="76.0901554106">
            <text:p>76.0901554106</text:p>
          </table:table-cell>
          <table:table-cell office:value-type="float" office:value="53.1476652455">
            <text:p>53.14766524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661.58686">
            <text:p>2427661.58686</text:p>
          </table:table-cell>
          <table:table-cell office:value-type="string">
            <text:p>1934-08-11 21:05:05.859375 EST-0500</text:p>
          </table:table-cell>
          <table:table-cell office:value-type="string">
            <text:p>N</text:p>
          </table:table-cell>
          <table:table-cell office:value-type="float" office:value="76.0947871241">
            <text:p>76.0947871241</text:p>
          </table:table-cell>
          <table:table-cell office:value-type="float" office:value="53.1470465279">
            <text:p>53.1470465279</text:p>
          </table:table-cell>
          <table:table-cell office:value-type="float" office:value="76.0947871241">
            <text:p>76.0947871241</text:p>
          </table:table-cell>
          <table:table-cell office:value-type="float" office:value="53.1470465279">
            <text:p>53.14704652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773.14632">
            <text:p>2427773.14632</text:p>
          </table:table-cell>
          <table:table-cell office:value-type="string">
            <text:p>1934-12-01 10:30:42.187500 EST-0500</text:p>
          </table:table-cell>
          <table:table-cell office:value-type="string">
            <text:p>S</text:p>
          </table:table-cell>
          <table:table-cell office:value-type="float" office:value="256.097835773">
            <text:p>256.097835773</text:p>
          </table:table-cell>
          <table:table-cell office:value-type="float" office:value="233.146203452">
            <text:p>233.146203452</text:p>
          </table:table-cell>
          <table:table-cell office:value-type="float" office:value="76.0978357735">
            <text:p>76.0978357735</text:p>
          </table:table-cell>
          <table:table-cell office:value-type="float" office:value="53.1462034525">
            <text:p>53.14620345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886.28719">
            <text:p>2427886.28719</text:p>
          </table:table-cell>
          <table:table-cell office:value-type="string">
            <text:p>1935-03-24 13:53:33.281250 EST-0500</text:p>
          </table:table-cell>
          <table:table-cell office:value-type="string">
            <text:p>N</text:p>
          </table:table-cell>
          <table:table-cell office:value-type="float" office:value="76.1016976835">
            <text:p>76.1016976835</text:p>
          </table:table-cell>
          <table:table-cell office:value-type="float" office:value="53.145237559">
            <text:p>53.145237559</text:p>
          </table:table-cell>
          <table:table-cell office:value-type="float" office:value="76.1016976835">
            <text:p>76.1016976835</text:p>
          </table:table-cell>
          <table:table-cell office:value-type="float" office:value="53.145237559">
            <text:p>53.1452375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997.8448">
            <text:p>2427997.8448</text:p>
          </table:table-cell>
          <table:table-cell office:value-type="string">
            <text:p>1935-07-14 03:16:31.406250 EST-0500</text:p>
          </table:table-cell>
          <table:table-cell office:value-type="string">
            <text:p>S</text:p>
          </table:table-cell>
          <table:table-cell office:value-type="float" office:value="256.106174302">
            <text:p>256.106174302</text:p>
          </table:table-cell>
          <table:table-cell office:value-type="float" office:value="233.144948708">
            <text:p>233.144948708</text:p>
          </table:table-cell>
          <table:table-cell office:value-type="float" office:value="76.106174302">
            <text:p>76.106174302</text:p>
          </table:table-cell>
          <table:table-cell office:value-type="float" office:value="53.1449487083">
            <text:p>53.144948708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110.98628">
            <text:p>2428110.98628</text:p>
          </table:table-cell>
          <table:table-cell office:value-type="string">
            <text:p>1935-11-04 06:40:15.234375 EST-0500</text:p>
          </table:table-cell>
          <table:table-cell office:value-type="string">
            <text:p>N</text:p>
          </table:table-cell>
          <table:table-cell office:value-type="float" office:value="76.1042639468">
            <text:p>76.1042639468</text:p>
          </table:table-cell>
          <table:table-cell office:value-type="float" office:value="53.1390973586">
            <text:p>53.1390973586</text:p>
          </table:table-cell>
          <table:table-cell office:value-type="float" office:value="76.1042639468">
            <text:p>76.1042639468</text:p>
          </table:table-cell>
          <table:table-cell office:value-type="float" office:value="53.1390973586">
            <text:p>53.139097358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222.54267">
            <text:p>2428222.54267</text:p>
          </table:table-cell>
          <table:table-cell office:value-type="string">
            <text:p>1936-02-23 20:01:27.890625 EST-0500</text:p>
          </table:table-cell>
          <table:table-cell office:value-type="string">
            <text:p>S</text:p>
          </table:table-cell>
          <table:table-cell office:value-type="float" office:value="256.108442793">
            <text:p>256.108442793</text:p>
          </table:table-cell>
          <table:table-cell office:value-type="float" office:value="233.138209081">
            <text:p>233.138209081</text:p>
          </table:table-cell>
          <table:table-cell office:value-type="float" office:value="76.1084427927">
            <text:p>76.1084427927</text:p>
          </table:table-cell>
          <table:table-cell office:value-type="float" office:value="53.1382090807">
            <text:p>53.13820908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335.68416">
            <text:p>2428335.68416</text:p>
          </table:table-cell>
          <table:table-cell office:value-type="string">
            <text:p>1936-06-15 23:25:11.718750 EST-0500</text:p>
          </table:table-cell>
          <table:table-cell office:value-type="string">
            <text:p>N</text:p>
          </table:table-cell>
          <table:table-cell office:value-type="float" office:value="76.1117044136">
            <text:p>76.1117044136</text:p>
          </table:table-cell>
          <table:table-cell office:value-type="float" office:value="53.1375289302">
            <text:p>53.1375289302</text:p>
          </table:table-cell>
          <table:table-cell office:value-type="float" office:value="76.1117044136">
            <text:p>76.1117044136</text:p>
          </table:table-cell>
          <table:table-cell office:value-type="float" office:value="53.1375289302">
            <text:p>53.13752893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447.24238">
            <text:p>2428447.24238</text:p>
          </table:table-cell>
          <table:table-cell office:value-type="string">
            <text:p>1936-10-05 12:49:02.578125 EST-0500</text:p>
          </table:table-cell>
          <table:table-cell office:value-type="string">
            <text:p>S</text:p>
          </table:table-cell>
          <table:table-cell office:value-type="float" office:value="256.115378014">
            <text:p>256.115378014</text:p>
          </table:table-cell>
          <table:table-cell office:value-type="float" office:value="233.136983367">
            <text:p>233.136983367</text:p>
          </table:table-cell>
          <table:table-cell office:value-type="float" office:value="76.1153780145">
            <text:p>76.1153780145</text:p>
          </table:table-cell>
          <table:table-cell office:value-type="float" office:value="53.1369833667">
            <text:p>53.13698336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560.38325">
            <text:p>2428560.38325</text:p>
          </table:table-cell>
          <table:table-cell office:value-type="string">
            <text:p>1937-01-26 16:11:53.671875 EST-0500</text:p>
          </table:table-cell>
          <table:table-cell office:value-type="string">
            <text:p>N</text:p>
          </table:table-cell>
          <table:table-cell office:value-type="float" office:value="76.120111798">
            <text:p>76.120111798</text:p>
          </table:table-cell>
          <table:table-cell office:value-type="float" office:value="53.1367769633">
            <text:p>53.1367769633</text:p>
          </table:table-cell>
          <table:table-cell office:value-type="float" office:value="76.120111798">
            <text:p>76.120111798</text:p>
          </table:table-cell>
          <table:table-cell office:value-type="float" office:value="53.1367769633">
            <text:p>53.13677696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671.93904">
            <text:p>2428671.93904</text:p>
          </table:table-cell>
          <table:table-cell office:value-type="string">
            <text:p>1937-05-18 05:32:13.593750 EST-0500</text:p>
          </table:table-cell>
          <table:table-cell office:value-type="string">
            <text:p>S</text:p>
          </table:table-cell>
          <table:table-cell office:value-type="float" office:value="256.119360963">
            <text:p>256.119360963</text:p>
          </table:table-cell>
          <table:table-cell office:value-type="float" office:value="233.132548459">
            <text:p>233.132548459</text:p>
          </table:table-cell>
          <table:table-cell office:value-type="float" office:value="76.1193609633">
            <text:p>76.1193609633</text:p>
          </table:table-cell>
          <table:table-cell office:value-type="float" office:value="53.132548459">
            <text:p>53.1325484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785.08479">
            <text:p>2428785.08479</text:p>
          </table:table-cell>
          <table:table-cell office:value-type="string">
            <text:p>1937-09-08 09:02:06.562500 EST-0500</text:p>
          </table:table-cell>
          <table:table-cell office:value-type="string">
            <text:p>N</text:p>
          </table:table-cell>
          <table:table-cell office:value-type="float" office:value="76.1225891616">
            <text:p>76.1225891616</text:p>
          </table:table-cell>
          <table:table-cell office:value-type="float" office:value="53.1312395473">
            <text:p>53.1312395473</text:p>
          </table:table-cell>
          <table:table-cell office:value-type="float" office:value="76.1225891616">
            <text:p>76.1225891616</text:p>
          </table:table-cell>
          <table:table-cell office:value-type="float" office:value="53.1312395473">
            <text:p>53.131239547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896.63631">
            <text:p>2428896.63631</text:p>
          </table:table-cell>
          <table:table-cell office:value-type="string">
            <text:p>1937-12-28 22:16:17.343750 EST-0500</text:p>
          </table:table-cell>
          <table:table-cell office:value-type="string">
            <text:p>S</text:p>
          </table:table-cell>
          <table:table-cell office:value-type="float" office:value="256.1257493">
            <text:p>256.1257493</text:p>
          </table:table-cell>
          <table:table-cell office:value-type="float" office:value="233.130361433">
            <text:p>233.130361433</text:p>
          </table:table-cell>
          <table:table-cell office:value-type="float" office:value="76.1257492997">
            <text:p>76.1257492997</text:p>
          </table:table-cell>
          <table:table-cell office:value-type="float" office:value="53.1303614335">
            <text:p>53.13036143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009.7845">
            <text:p>2429009.7845</text:p>
          </table:table-cell>
          <table:table-cell office:value-type="string">
            <text:p>1938-04-21 01:49:41.250000 EST-0500</text:p>
          </table:table-cell>
          <table:table-cell office:value-type="string">
            <text:p>N</text:p>
          </table:table-cell>
          <table:table-cell office:value-type="float" office:value="76.1280349035">
            <text:p>76.1280349035</text:p>
          </table:table-cell>
          <table:table-cell office:value-type="float" office:value="53.1288535155">
            <text:p>53.1288535155</text:p>
          </table:table-cell>
          <table:table-cell office:value-type="float" office:value="76.1280349035">
            <text:p>76.1280349035</text:p>
          </table:table-cell>
          <table:table-cell office:value-type="float" office:value="53.1288535155">
            <text:p>53.12885351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121.33541">
            <text:p>2429121.33541</text:p>
          </table:table-cell>
          <table:table-cell office:value-type="string">
            <text:p>1938-08-10 15:02:59.296875 EST-0500</text:p>
          </table:table-cell>
          <table:table-cell office:value-type="string">
            <text:p>S</text:p>
          </table:table-cell>
          <table:table-cell office:value-type="float" office:value="256.132380178">
            <text:p>256.132380178</text:p>
          </table:table-cell>
          <table:table-cell office:value-type="float" office:value="233.128573929">
            <text:p>233.128573929</text:p>
          </table:table-cell>
          <table:table-cell office:value-type="float" office:value="76.1323801781">
            <text:p>76.1323801781</text:p>
          </table:table-cell>
          <table:table-cell office:value-type="float" office:value="53.128573929">
            <text:p>53.1285739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234.48116">
            <text:p>2429234.48116</text:p>
          </table:table-cell>
          <table:table-cell office:value-type="string">
            <text:p>1938-12-01 18:32:52.265625 EST-0500</text:p>
          </table:table-cell>
          <table:table-cell office:value-type="string">
            <text:p>N</text:p>
          </table:table-cell>
          <table:table-cell office:value-type="float" office:value="76.1319822675">
            <text:p>76.1319822675</text:p>
          </table:table-cell>
          <table:table-cell office:value-type="float" office:value="53.1248574033">
            <text:p>53.1248574033</text:p>
          </table:table-cell>
          <table:table-cell office:value-type="float" office:value="76.1319822675">
            <text:p>76.1319822675</text:p>
          </table:table-cell>
          <table:table-cell office:value-type="float" office:value="53.1248574033">
            <text:p>53.12485740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346.03939">
            <text:p>2429346.03939</text:p>
          </table:table-cell>
          <table:table-cell office:value-type="string">
            <text:p>1939-03-23 07:56:43.125000 EST-0500</text:p>
          </table:table-cell>
          <table:table-cell office:value-type="string">
            <text:p>S</text:p>
          </table:table-cell>
          <table:table-cell office:value-type="float" office:value="256.134935019">
            <text:p>256.134935019</text:p>
          </table:table-cell>
          <table:table-cell office:value-type="float" office:value="233.123643883">
            <text:p>233.123643883</text:p>
          </table:table-cell>
          <table:table-cell office:value-type="float" office:value="76.1349350192">
            <text:p>76.1349350192</text:p>
          </table:table-cell>
          <table:table-cell office:value-type="float" office:value="53.1236438829">
            <text:p>53.12364388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459.17781">
            <text:p>2429459.17781</text:p>
          </table:table-cell>
          <table:table-cell office:value-type="string">
            <text:p>1939-07-14 11:16:03.281250 EST-0500</text:p>
          </table:table-cell>
          <table:table-cell office:value-type="string">
            <text:p>N</text:p>
          </table:table-cell>
          <table:table-cell office:value-type="float" office:value="76.1377860556">
            <text:p>76.1377860556</text:p>
          </table:table-cell>
          <table:table-cell office:value-type="float" office:value="53.1223136316">
            <text:p>53.1223136316</text:p>
          </table:table-cell>
          <table:table-cell office:value-type="float" office:value="76.1377860556">
            <text:p>76.1377860556</text:p>
          </table:table-cell>
          <table:table-cell office:value-type="float" office:value="53.1223136316">
            <text:p>53.12231363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570.73787">
            <text:p>2429570.73787</text:p>
          </table:table-cell>
          <table:table-cell office:value-type="string">
            <text:p>1939-11-03 00:42:32.343750 EST-0500</text:p>
          </table:table-cell>
          <table:table-cell office:value-type="string">
            <text:p>S</text:p>
          </table:table-cell>
          <table:table-cell office:value-type="float" office:value="256.13962426">
            <text:p>256.13962426</text:p>
          </table:table-cell>
          <table:table-cell office:value-type="float" office:value="233.120890428">
            <text:p>233.120890428</text:p>
          </table:table-cell>
          <table:table-cell office:value-type="float" office:value="76.13962426">
            <text:p>76.13962426</text:p>
          </table:table-cell>
          <table:table-cell office:value-type="float" office:value="53.1208904284">
            <text:p>53.12089042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683.8763">
            <text:p>2429683.8763</text:p>
          </table:table-cell>
          <table:table-cell office:value-type="string">
            <text:p>1940-02-24 04:01:52.500000 EST-0500</text:p>
          </table:table-cell>
          <table:table-cell office:value-type="string">
            <text:p>N</text:p>
          </table:table-cell>
          <table:table-cell office:value-type="float" office:value="76.1430929606">
            <text:p>76.1430929606</text:p>
          </table:table-cell>
          <table:table-cell office:value-type="float" office:value="53.1197744932">
            <text:p>53.1197744932</text:p>
          </table:table-cell>
          <table:table-cell office:value-type="float" office:value="76.1430929606">
            <text:p>76.1430929606</text:p>
          </table:table-cell>
          <table:table-cell office:value-type="float" office:value="53.1197744932">
            <text:p>53.11977449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795.43514">
            <text:p>2429795.43514</text:p>
          </table:table-cell>
          <table:table-cell office:value-type="string">
            <text:p>1940-06-14 17:26:36.093750 EST-0500</text:p>
          </table:table-cell>
          <table:table-cell office:value-type="string">
            <text:p>S</text:p>
          </table:table-cell>
          <table:table-cell office:value-type="float" office:value="256.145847283">
            <text:p>256.145847283</text:p>
          </table:table-cell>
          <table:table-cell office:value-type="float" office:value="233.119187206">
            <text:p>233.119187206</text:p>
          </table:table-cell>
          <table:table-cell office:value-type="float" office:value="76.1458472826">
            <text:p>76.1458472826</text:p>
          </table:table-cell>
          <table:table-cell office:value-type="float" office:value="53.119187206">
            <text:p>53.1191872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908.57966">
            <text:p>2429908.57966</text:p>
          </table:table-cell>
          <table:table-cell office:value-type="string">
            <text:p>1940-10-05 20:54:43.593750 EST-0500</text:p>
          </table:table-cell>
          <table:table-cell office:value-type="string">
            <text:p>N</text:p>
          </table:table-cell>
          <table:table-cell office:value-type="float" office:value="76.147339028">
            <text:p>76.147339028</text:p>
          </table:table-cell>
          <table:table-cell office:value-type="float" office:value="53.1169569916">
            <text:p>53.1169569916</text:p>
          </table:table-cell>
          <table:table-cell office:value-type="float" office:value="76.147339028">
            <text:p>76.147339028</text:p>
          </table:table-cell>
          <table:table-cell office:value-type="float" office:value="53.1169569916">
            <text:p>53.11695699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020.13179">
            <text:p>2430020.13179</text:p>
          </table:table-cell>
          <table:table-cell office:value-type="string">
            <text:p>1941-01-25 10:09:47.109375 EST-0500</text:p>
          </table:table-cell>
          <table:table-cell office:value-type="string">
            <text:p>S</text:p>
          </table:table-cell>
          <table:table-cell office:value-type="float" office:value="256.1510217">
            <text:p>256.1510217</text:p>
          </table:table-cell>
          <table:table-cell office:value-type="float" office:value="233.116257933">
            <text:p>233.116257933</text:p>
          </table:table-cell>
          <table:table-cell office:value-type="float" office:value="76.1510217001">
            <text:p>76.1510217001</text:p>
          </table:table-cell>
          <table:table-cell office:value-type="float" office:value="53.116257933">
            <text:p>53.1162579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133.27815">
            <text:p>2430133.27815</text:p>
          </table:table-cell>
          <table:table-cell office:value-type="string">
            <text:p>1941-05-18 13:40:32.812500 EST-0500</text:p>
          </table:table-cell>
          <table:table-cell office:value-type="string">
            <text:p>N</text:p>
          </table:table-cell>
          <table:table-cell office:value-type="float" office:value="76.1528618994">
            <text:p>76.1528618994</text:p>
          </table:table-cell>
          <table:table-cell office:value-type="float" office:value="53.1149346926">
            <text:p>53.1149346926</text:p>
          </table:table-cell>
          <table:table-cell office:value-type="float" office:value="76.1528618994">
            <text:p>76.1528618994</text:p>
          </table:table-cell>
          <table:table-cell office:value-type="float" office:value="53.1149346926">
            <text:p>53.11493469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244.83149">
            <text:p>2430244.83149</text:p>
          </table:table-cell>
          <table:table-cell office:value-type="string">
            <text:p>1941-09-07 02:57:21.796875 EST-0500</text:p>
          </table:table-cell>
          <table:table-cell office:value-type="string">
            <text:p>S</text:p>
          </table:table-cell>
          <table:table-cell office:value-type="float" office:value="256.156302774">
            <text:p>256.156302774</text:p>
          </table:table-cell>
          <table:table-cell office:value-type="float" office:value="233.114211152">
            <text:p>233.114211152</text:p>
          </table:table-cell>
          <table:table-cell office:value-type="float" office:value="76.156302774">
            <text:p>76.156302774</text:p>
          </table:table-cell>
          <table:table-cell office:value-type="float" office:value="53.1142111517">
            <text:p>53.114211151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357.97603">
            <text:p>2430357.97603</text:p>
          </table:table-cell>
          <table:table-cell office:value-type="string">
            <text:p>1941-12-29 06:25:29.296875 EST-0500</text:p>
          </table:table-cell>
          <table:table-cell office:value-type="string">
            <text:p>N</text:p>
          </table:table-cell>
          <table:table-cell office:value-type="float" office:value="76.1599887263">
            <text:p>76.1599887263</text:p>
          </table:table-cell>
          <table:table-cell office:value-type="float" office:value="53.1141765194">
            <text:p>53.1141765194</text:p>
          </table:table-cell>
          <table:table-cell office:value-type="float" office:value="76.1599887263">
            <text:p>76.1599887263</text:p>
          </table:table-cell>
          <table:table-cell office:value-type="float" office:value="53.1141765194">
            <text:p>53.11417651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469.53365">
            <text:p>2430469.53365</text:p>
          </table:table-cell>
          <table:table-cell office:value-type="string">
            <text:p>1942-04-19 19:48:27.421875 EST-0500</text:p>
          </table:table-cell>
          <table:table-cell office:value-type="string">
            <text:p>S</text:p>
          </table:table-cell>
          <table:table-cell office:value-type="float" office:value="256.158201359">
            <text:p>256.158201359</text:p>
          </table:table-cell>
          <table:table-cell office:value-type="float" office:value="233.108960209">
            <text:p>233.108960209</text:p>
          </table:table-cell>
          <table:table-cell office:value-type="float" office:value="76.158201359">
            <text:p>76.158201359</text:p>
          </table:table-cell>
          <table:table-cell office:value-type="float" office:value="53.1089602085">
            <text:p>53.10896020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582.6739">
            <text:p>2430582.6739</text:p>
          </table:table-cell>
          <table:table-cell office:value-type="string">
            <text:p>1942-08-10 23:10:25.781250 EST-0500</text:p>
          </table:table-cell>
          <table:table-cell office:value-type="string">
            <text:p>N</text:p>
          </table:table-cell>
          <table:table-cell office:value-type="float" office:value="76.1628788968">
            <text:p>76.1628788968</text:p>
          </table:table-cell>
          <table:table-cell office:value-type="float" office:value="53.1091051704">
            <text:p>53.1091051704</text:p>
          </table:table-cell>
          <table:table-cell office:value-type="float" office:value="76.1628788968">
            <text:p>76.1628788968</text:p>
          </table:table-cell>
          <table:table-cell office:value-type="float" office:value="53.1091051704">
            <text:p>53.10910517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694.23336">
            <text:p>2430694.23336</text:p>
          </table:table-cell>
          <table:table-cell office:value-type="string">
            <text:p>1942-11-30 12:36:02.109375 EST-0500</text:p>
          </table:table-cell>
          <table:table-cell office:value-type="string">
            <text:p>S</text:p>
          </table:table-cell>
          <table:table-cell office:value-type="float" office:value="256.165033465">
            <text:p>256.165033465</text:p>
          </table:table-cell>
          <table:table-cell office:value-type="float" office:value="233.108068883">
            <text:p>233.108068883</text:p>
          </table:table-cell>
          <table:table-cell office:value-type="float" office:value="76.165033465">
            <text:p>76.165033465</text:p>
          </table:table-cell>
          <table:table-cell office:value-type="float" office:value="53.1080688829">
            <text:p>53.10806888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807.37361">
            <text:p>2430807.37361</text:p>
          </table:table-cell>
          <table:table-cell office:value-type="string">
            <text:p>1943-03-23 15:58:00.468750 EST-0500</text:p>
          </table:table-cell>
          <table:table-cell office:value-type="string">
            <text:p>N</text:p>
          </table:table-cell>
          <table:table-cell office:value-type="float" office:value="76.1678155303">
            <text:p>76.1678155303</text:p>
          </table:table-cell>
          <table:table-cell office:value-type="float" office:value="53.1067290567">
            <text:p>53.1067290567</text:p>
          </table:table-cell>
          <table:table-cell office:value-type="float" office:value="76.1678155303">
            <text:p>76.1678155303</text:p>
          </table:table-cell>
          <table:table-cell office:value-type="float" office:value="53.1067290567">
            <text:p>53.10672905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0918.93123">
            <text:p>2430918.93123</text:p>
          </table:table-cell>
          <table:table-cell office:value-type="string">
            <text:p>1943-07-13 05:20:58.593750 EST-0500</text:p>
          </table:table-cell>
          <table:table-cell office:value-type="string">
            <text:p>S</text:p>
          </table:table-cell>
          <table:table-cell office:value-type="float" office:value="256.170628009">
            <text:p>256.170628009</text:p>
          </table:table-cell>
          <table:table-cell office:value-type="float" office:value="233.1054623">
            <text:p>233.1054623</text:p>
          </table:table-cell>
          <table:table-cell office:value-type="float" office:value="76.1706280087">
            <text:p>76.1706280087</text:p>
          </table:table-cell>
          <table:table-cell office:value-type="float" office:value="53.1054622995">
            <text:p>53.10546229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032.07209">
            <text:p>2431032.07209</text:p>
          </table:table-cell>
          <table:table-cell office:value-type="string">
            <text:p>1943-11-03 08:43:49.687500 EST-0500</text:p>
          </table:table-cell>
          <table:table-cell office:value-type="string">
            <text:p>N</text:p>
          </table:table-cell>
          <table:table-cell office:value-type="float" office:value="76.1685993986">
            <text:p>76.1685993986</text:p>
          </table:table-cell>
          <table:table-cell office:value-type="float" office:value="53.0999888488">
            <text:p>53.0999888488</text:p>
          </table:table-cell>
          <table:table-cell office:value-type="float" office:value="76.1685993986">
            <text:p>76.1685993986</text:p>
          </table:table-cell>
          <table:table-cell office:value-type="float" office:value="53.0999888488">
            <text:p>53.09998884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143.62911">
            <text:p>2431143.62911</text:p>
          </table:table-cell>
          <table:table-cell office:value-type="string">
            <text:p>1944-02-22 22:05:55.078125 EST-0500</text:p>
          </table:table-cell>
          <table:table-cell office:value-type="string">
            <text:p>S</text:p>
          </table:table-cell>
          <table:table-cell office:value-type="float" office:value="256.17235217">
            <text:p>256.17235217</text:p>
          </table:table-cell>
          <table:table-cell office:value-type="float" office:value="233.099009743">
            <text:p>233.099009743</text:p>
          </table:table-cell>
          <table:table-cell office:value-type="float" office:value="76.17235217">
            <text:p>76.17235217</text:p>
          </table:table-cell>
          <table:table-cell office:value-type="float" office:value="53.0990097428">
            <text:p>53.09900974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256.76936">
            <text:p>2431256.76936</text:p>
          </table:table-cell>
          <table:table-cell office:value-type="string">
            <text:p>1944-06-15 01:27:53.437500 EST-0500</text:p>
          </table:table-cell>
          <table:table-cell office:value-type="string">
            <text:p>N</text:p>
          </table:table-cell>
          <table:table-cell office:value-type="float" office:value="76.1750031811">
            <text:p>76.1750031811</text:p>
          </table:table-cell>
          <table:table-cell office:value-type="float" office:value="53.0980606944">
            <text:p>53.0980606944</text:p>
          </table:table-cell>
          <table:table-cell office:value-type="float" office:value="76.1750031811">
            <text:p>76.1750031811</text:p>
          </table:table-cell>
          <table:table-cell office:value-type="float" office:value="53.0980606944">
            <text:p>53.09806069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368.32821">
            <text:p>2431368.32821</text:p>
          </table:table-cell>
          <table:table-cell office:value-type="string">
            <text:p>1944-10-04 14:52:37.031250 EST-0500</text:p>
          </table:table-cell>
          <table:table-cell office:value-type="string">
            <text:p>S</text:p>
          </table:table-cell>
          <table:table-cell office:value-type="float" office:value="256.177435078">
            <text:p>256.177435078</text:p>
          </table:table-cell>
          <table:table-cell office:value-type="float" office:value="233.096605718">
            <text:p>233.096605718</text:p>
          </table:table-cell>
          <table:table-cell office:value-type="float" office:value="76.1774350779">
            <text:p>76.1774350779</text:p>
          </table:table-cell>
          <table:table-cell office:value-type="float" office:value="53.0966057178">
            <text:p>53.09660571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481.46723">
            <text:p>2431481.46723</text:p>
          </table:table-cell>
          <table:table-cell office:value-type="string">
            <text:p>1945-01-25 18:12:49.921875 EST-0500</text:p>
          </table:table-cell>
          <table:table-cell office:value-type="string">
            <text:p>N</text:p>
          </table:table-cell>
          <table:table-cell office:value-type="float" office:value="76.1816314131">
            <text:p>76.1816314131</text:p>
          </table:table-cell>
          <table:table-cell office:value-type="float" office:value="53.0960119934">
            <text:p>53.0960119934</text:p>
          </table:table-cell>
          <table:table-cell office:value-type="float" office:value="76.1816314131">
            <text:p>76.1816314131</text:p>
          </table:table-cell>
          <table:table-cell office:value-type="float" office:value="53.0960119934">
            <text:p>53.09601199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593.02425">
            <text:p>2431593.02425</text:p>
          </table:table-cell>
          <table:table-cell office:value-type="string">
            <text:p>1945-05-17 07:34:55.312500 EST-0500</text:p>
          </table:table-cell>
          <table:table-cell office:value-type="string">
            <text:p>S</text:p>
          </table:table-cell>
          <table:table-cell office:value-type="float" office:value="256.180266831">
            <text:p>256.180266831</text:p>
          </table:table-cell>
          <table:table-cell office:value-type="float" office:value="233.091108026">
            <text:p>233.091108026</text:p>
          </table:table-cell>
          <table:table-cell office:value-type="float" office:value="76.1802668311">
            <text:p>76.1802668311</text:p>
          </table:table-cell>
          <table:table-cell office:value-type="float" office:value="53.0911080258">
            <text:p>53.09110802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706.16817">
            <text:p>2431706.16817</text:p>
          </table:table-cell>
          <table:table-cell office:value-type="string">
            <text:p>1945-09-07 11:02:10.078125 EST-0500</text:p>
          </table:table-cell>
          <table:table-cell office:value-type="string">
            <text:p>N</text:p>
          </table:table-cell>
          <table:table-cell office:value-type="float" office:value="76.1839182072">
            <text:p>76.1839182072</text:p>
          </table:table-cell>
          <table:table-cell office:value-type="float" office:value="53.0901077158">
            <text:p>53.0901077158</text:p>
          </table:table-cell>
          <table:table-cell office:value-type="float" office:value="76.1839182072">
            <text:p>76.1839182072</text:p>
          </table:table-cell>
          <table:table-cell office:value-type="float" office:value="53.0901077158">
            <text:p>53.09010771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817.72212">
            <text:p>2431817.72212</text:p>
          </table:table-cell>
          <table:table-cell office:value-type="string">
            <text:p>1945-12-28 00:19:51.796875 EST-0500</text:p>
          </table:table-cell>
          <table:table-cell office:value-type="string">
            <text:p>S</text:p>
          </table:table-cell>
          <table:table-cell office:value-type="float" office:value="256.187449279">
            <text:p>256.187449279</text:p>
          </table:table-cell>
          <table:table-cell office:value-type="float" office:value="233.089500407">
            <text:p>233.089500407</text:p>
          </table:table-cell>
          <table:table-cell office:value-type="float" office:value="76.1874492788">
            <text:p>76.1874492788</text:p>
          </table:table-cell>
          <table:table-cell office:value-type="float" office:value="53.0895004074">
            <text:p>53.08950040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1930.86787">
            <text:p>2431930.86787</text:p>
          </table:table-cell>
          <table:table-cell office:value-type="string">
            <text:p>1946-04-20 03:49:44.765625 EST-0500</text:p>
          </table:table-cell>
          <table:table-cell office:value-type="string">
            <text:p>N</text:p>
          </table:table-cell>
          <table:table-cell office:value-type="float" office:value="76.1898996565">
            <text:p>76.1898996565</text:p>
          </table:table-cell>
          <table:table-cell office:value-type="float" office:value="53.0879563827">
            <text:p>53.0879563827</text:p>
          </table:table-cell>
          <table:table-cell office:value-type="float" office:value="76.1898996565">
            <text:p>76.1898996565</text:p>
          </table:table-cell>
          <table:table-cell office:value-type="float" office:value="53.0879563827">
            <text:p>53.087956382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042.42122">
            <text:p>2432042.42122</text:p>
          </table:table-cell>
          <table:table-cell office:value-type="string">
            <text:p>1946-08-09 17:06:33.750000 EST-0500</text:p>
          </table:table-cell>
          <table:table-cell office:value-type="string">
            <text:p>S</text:p>
          </table:table-cell>
          <table:table-cell office:value-type="float" office:value="256.19480645">
            <text:p>256.19480645</text:p>
          </table:table-cell>
          <table:table-cell office:value-type="float" office:value="233.087837666">
            <text:p>233.087837666</text:p>
          </table:table-cell>
          <table:table-cell office:value-type="float" office:value="76.1948064504">
            <text:p>76.1948064504</text:p>
          </table:table-cell>
          <table:table-cell office:value-type="float" office:value="53.0878376664">
            <text:p>53.08783766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155.56514">
            <text:p>2432155.56514</text:p>
          </table:table-cell>
          <table:table-cell office:value-type="string">
            <text:p>1946-11-30 20:33:48.515625 EST-0500</text:p>
          </table:table-cell>
          <table:table-cell office:value-type="string">
            <text:p>N</text:p>
          </table:table-cell>
          <table:table-cell office:value-type="float" office:value="76.1954600151">
            <text:p>76.1954600151</text:p>
          </table:table-cell>
          <table:table-cell office:value-type="float" office:value="53.0846053644">
            <text:p>53.0846053644</text:p>
          </table:table-cell>
          <table:table-cell office:value-type="float" office:value="76.1954600151">
            <text:p>76.1954600151</text:p>
          </table:table-cell>
          <table:table-cell office:value-type="float" office:value="53.0846053644">
            <text:p>53.08460536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267.12581">
            <text:p>2432267.12581</text:p>
          </table:table-cell>
          <table:table-cell office:value-type="string">
            <text:p>1947-03-22 10:01:10.312500 EST-0500</text:p>
          </table:table-cell>
          <table:table-cell office:value-type="string">
            <text:p>S</text:p>
          </table:table-cell>
          <table:table-cell office:value-type="float" office:value="256.199566064">
            <text:p>256.199566064</text:p>
          </table:table-cell>
          <table:table-cell office:value-type="float" office:value="233.084005673">
            <text:p>233.084005673</text:p>
          </table:table-cell>
          <table:table-cell office:value-type="float" office:value="76.1995660639">
            <text:p>76.1995660639</text:p>
          </table:table-cell>
          <table:table-cell office:value-type="float" office:value="53.0840056728">
            <text:p>53.08400567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380.26241">
            <text:p>2432380.26241</text:p>
          </table:table-cell>
          <table:table-cell office:value-type="string">
            <text:p>1947-07-13 13:17:52.265625 EST-0500</text:p>
          </table:table-cell>
          <table:table-cell office:value-type="string">
            <text:p>N</text:p>
          </table:table-cell>
          <table:table-cell office:value-type="float" office:value="76.2032144789">
            <text:p>76.2032144789</text:p>
          </table:table-cell>
          <table:table-cell office:value-type="float" office:value="53.0829767525">
            <text:p>53.0829767525</text:p>
          </table:table-cell>
          <table:table-cell office:value-type="float" office:value="76.2032144789">
            <text:p>76.2032144789</text:p>
          </table:table-cell>
          <table:table-cell office:value-type="float" office:value="53.0829767525">
            <text:p>53.08297675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491.82491">
            <text:p>2432491.82491</text:p>
          </table:table-cell>
          <table:table-cell office:value-type="string">
            <text:p>1947-11-02 02:47:52.265625 EST-0500</text:p>
          </table:table-cell>
          <table:table-cell office:value-type="string">
            <text:p>S</text:p>
          </table:table-cell>
          <table:table-cell office:value-type="float" office:value="256.206591519">
            <text:p>256.206591519</text:p>
          </table:table-cell>
          <table:table-cell office:value-type="float" office:value="233.082377614">
            <text:p>233.082377614</text:p>
          </table:table-cell>
          <table:table-cell office:value-type="float" office:value="76.2065915189">
            <text:p>76.2065915189</text:p>
          </table:table-cell>
          <table:table-cell office:value-type="float" office:value="53.0823776145">
            <text:p>53.08237761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604.96211">
            <text:p>2432604.96211</text:p>
          </table:table-cell>
          <table:table-cell office:value-type="string">
            <text:p>1948-02-23 06:05:26.953125 EST-0500</text:p>
          </table:table-cell>
          <table:table-cell office:value-type="string">
            <text:p>N</text:p>
          </table:table-cell>
          <table:table-cell office:value-type="float" office:value="76.2115170029">
            <text:p>76.2115170029</text:p>
          </table:table-cell>
          <table:table-cell office:value-type="float" office:value="53.0818302098">
            <text:p>53.0818302098</text:p>
          </table:table-cell>
          <table:table-cell office:value-type="float" office:value="76.2115170029">
            <text:p>76.2115170029</text:p>
          </table:table-cell>
          <table:table-cell office:value-type="float" office:value="53.0818302098">
            <text:p>53.08183020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716.52156">
            <text:p>2432716.52156</text:p>
          </table:table-cell>
          <table:table-cell office:value-type="string">
            <text:p>1948-06-13 19:31:03.281250 EST-0500</text:p>
          </table:table-cell>
          <table:table-cell office:value-type="string">
            <text:p>S</text:p>
          </table:table-cell>
          <table:table-cell office:value-type="float" office:value="256.214269041">
            <text:p>256.214269041</text:p>
          </table:table-cell>
          <table:table-cell office:value-type="float" office:value="233.080400412">
            <text:p>233.080400412</text:p>
          </table:table-cell>
          <table:table-cell office:value-type="float" office:value="76.2142690415">
            <text:p>76.2142690415</text:p>
          </table:table-cell>
          <table:table-cell office:value-type="float" office:value="53.0804004123">
            <text:p>53.08040041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829.66549">
            <text:p>2432829.66549</text:p>
          </table:table-cell>
          <table:table-cell office:value-type="string">
            <text:p>1948-10-04 22:58:18.046875 EST-0500</text:p>
          </table:table-cell>
          <table:table-cell office:value-type="string">
            <text:p>N</text:p>
          </table:table-cell>
          <table:table-cell office:value-type="float" office:value="76.2169980696">
            <text:p>76.2169980696</text:p>
          </table:table-cell>
          <table:table-cell office:value-type="float" office:value="53.0786349636">
            <text:p>53.0786349636</text:p>
          </table:table-cell>
          <table:table-cell office:value-type="float" office:value="76.2169980696">
            <text:p>76.2169980696</text:p>
          </table:table-cell>
          <table:table-cell office:value-type="float" office:value="53.0786349636">
            <text:p>53.07863496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2941.21822">
            <text:p>2432941.21822</text:p>
          </table:table-cell>
          <table:table-cell office:value-type="string">
            <text:p>1949-01-24 12:14:14.296875 EST-0500</text:p>
          </table:table-cell>
          <table:table-cell office:value-type="string">
            <text:p>S</text:p>
          </table:table-cell>
          <table:table-cell office:value-type="float" office:value="256.221721437">
            <text:p>256.221721437</text:p>
          </table:table-cell>
          <table:table-cell office:value-type="float" office:value="233.078102966">
            <text:p>233.078102966</text:p>
          </table:table-cell>
          <table:table-cell office:value-type="float" office:value="76.2217214366">
            <text:p>76.2217214366</text:p>
          </table:table-cell>
          <table:table-cell office:value-type="float" office:value="53.0781029659">
            <text:p>53.07810296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054.36458">
            <text:p>2433054.36458</text:p>
          </table:table-cell>
          <table:table-cell office:value-type="string">
            <text:p>1949-05-17 15:45:00.000000 EST-0500</text:p>
          </table:table-cell>
          <table:table-cell office:value-type="string">
            <text:p>N</text:p>
          </table:table-cell>
          <table:table-cell office:value-type="float" office:value="76.22497333">
            <text:p>76.22497333</text:p>
          </table:table-cell>
          <table:table-cell office:value-type="float" office:value="53.0771393826">
            <text:p>53.0771393826</text:p>
          </table:table-cell>
          <table:table-cell office:value-type="float" office:value="76.22497333">
            <text:p>76.22497333</text:p>
          </table:table-cell>
          <table:table-cell office:value-type="float" office:value="53.0771393826">
            <text:p>53.07713938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165.91731">
            <text:p>2433165.91731</text:p>
          </table:table-cell>
          <table:table-cell office:value-type="string">
            <text:p>1949-09-06 05:00:56.250000 EST-0500</text:p>
          </table:table-cell>
          <table:table-cell office:value-type="string">
            <text:p>S</text:p>
          </table:table-cell>
          <table:table-cell office:value-type="float" office:value="256.229024581">
            <text:p>256.229024581</text:p>
          </table:table-cell>
          <table:table-cell office:value-type="float" office:value="233.076035101">
            <text:p>233.076035101</text:p>
          </table:table-cell>
          <table:table-cell office:value-type="float" office:value="76.2290245811">
            <text:p>76.2290245811</text:p>
          </table:table-cell>
          <table:table-cell office:value-type="float" office:value="53.0760351005">
            <text:p>53.07603510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279.06184">
            <text:p>2433279.06184</text:p>
          </table:table-cell>
          <table:table-cell office:value-type="string">
            <text:p>1949-12-28 08:29:03.750000 EST-0500</text:p>
          </table:table-cell>
          <table:table-cell office:value-type="string">
            <text:p>N</text:p>
          </table:table-cell>
          <table:table-cell office:value-type="float" office:value="76.2327043459">
            <text:p>76.2327043459</text:p>
          </table:table-cell>
          <table:table-cell office:value-type="float" office:value="53.0750995461">
            <text:p>53.0750995461</text:p>
          </table:table-cell>
          <table:table-cell office:value-type="float" office:value="76.2327043459">
            <text:p>76.2327043459</text:p>
          </table:table-cell>
          <table:table-cell office:value-type="float" office:value="53.0750995461">
            <text:p>53.07509954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390.61885">
            <text:p>2433390.61885</text:p>
          </table:table-cell>
          <table:table-cell office:value-type="string">
            <text:p>1950-04-18 21:51:09.140625 EST-0500</text:p>
          </table:table-cell>
          <table:table-cell office:value-type="string">
            <text:p>S</text:p>
          </table:table-cell>
          <table:table-cell office:value-type="float" office:value="256.232020209">
            <text:p>256.232020209</text:p>
          </table:table-cell>
          <table:table-cell office:value-type="float" office:value="233.070054716">
            <text:p>233.070054716</text:p>
          </table:table-cell>
          <table:table-cell office:value-type="float" office:value="76.2320202092">
            <text:p>76.2320202092</text:p>
          </table:table-cell>
          <table:table-cell office:value-type="float" office:value="53.0700547165">
            <text:p>53.07005471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503.75911">
            <text:p>2433503.75911</text:p>
          </table:table-cell>
          <table:table-cell office:value-type="string">
            <text:p>1950-08-10 01:13:07.500000 EST-0500</text:p>
          </table:table-cell>
          <table:table-cell office:value-type="string">
            <text:p>N</text:p>
          </table:table-cell>
          <table:table-cell office:value-type="float" office:value="76.2365262986">
            <text:p>76.2365262986</text:p>
          </table:table-cell>
          <table:table-cell office:value-type="float" office:value="53.0690782518">
            <text:p>53.0690782518</text:p>
          </table:table-cell>
          <table:table-cell office:value-type="float" office:value="76.2365262986">
            <text:p>76.2365262986</text:p>
          </table:table-cell>
          <table:table-cell office:value-type="float" office:value="53.0690782518">
            <text:p>53.06907825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615.31734">
            <text:p>2433615.31734</text:p>
          </table:table-cell>
          <table:table-cell office:value-type="string">
            <text:p>1950-11-29 14:36:58.359375 EST-0500</text:p>
          </table:table-cell>
          <table:table-cell office:value-type="string">
            <text:p>S</text:p>
          </table:table-cell>
          <table:table-cell office:value-type="float" office:value="256.239359227">
            <text:p>256.239359227</text:p>
          </table:table-cell>
          <table:table-cell office:value-type="float" office:value="233.067745207">
            <text:p>233.067745207</text:p>
          </table:table-cell>
          <table:table-cell office:value-type="float" office:value="76.2393592266">
            <text:p>76.2393592266</text:p>
          </table:table-cell>
          <table:table-cell office:value-type="float" office:value="53.0677452066">
            <text:p>53.06774520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728.45882">
            <text:p>2433728.45882</text:p>
          </table:table-cell>
          <table:table-cell office:value-type="string">
            <text:p>1951-03-22 18:00:42.187500 EST-0500</text:p>
          </table:table-cell>
          <table:table-cell office:value-type="string">
            <text:p>N</text:p>
          </table:table-cell>
          <table:table-cell office:value-type="float" office:value="76.2431287266">
            <text:p>76.2431287266</text:p>
          </table:table-cell>
          <table:table-cell office:value-type="float" office:value="53.0664478353">
            <text:p>53.0664478353</text:p>
          </table:table-cell>
          <table:table-cell office:value-type="float" office:value="76.2431287266">
            <text:p>76.2431287266</text:p>
          </table:table-cell>
          <table:table-cell office:value-type="float" office:value="53.0664478353">
            <text:p>53.066447835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840.01521">
            <text:p>2433840.01521</text:p>
          </table:table-cell>
          <table:table-cell office:value-type="string">
            <text:p>1951-07-12 07:21:54.843750 EST-0500</text:p>
          </table:table-cell>
          <table:table-cell office:value-type="string">
            <text:p>S</text:p>
          </table:table-cell>
          <table:table-cell office:value-type="float" office:value="256.246546923">
            <text:p>256.246546923</text:p>
          </table:table-cell>
          <table:table-cell office:value-type="float" office:value="233.065016489">
            <text:p>233.065016489</text:p>
          </table:table-cell>
          <table:table-cell office:value-type="float" office:value="76.2465469235">
            <text:p>76.2465469235</text:p>
          </table:table-cell>
          <table:table-cell office:value-type="float" office:value="53.0650164891">
            <text:p>53.06501648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3953.1573">
            <text:p>2433953.1573</text:p>
          </table:table-cell>
          <table:table-cell office:value-type="string">
            <text:p>1951-11-02 10:46:31.406250 EST-0500</text:p>
          </table:table-cell>
          <table:table-cell office:value-type="string">
            <text:p>N</text:p>
          </table:table-cell>
          <table:table-cell office:value-type="float" office:value="76.2450874924">
            <text:p>76.2450874924</text:p>
          </table:table-cell>
          <table:table-cell office:value-type="float" office:value="53.0593264251">
            <text:p>53.0593264251</text:p>
          </table:table-cell>
          <table:table-cell office:value-type="float" office:value="76.2450874924">
            <text:p>76.2450874924</text:p>
          </table:table-cell>
          <table:table-cell office:value-type="float" office:value="53.0593264251">
            <text:p>53.05932642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064.71309">
            <text:p>2434064.71309</text:p>
          </table:table-cell>
          <table:table-cell office:value-type="string">
            <text:p>1952-02-22 00:06:51.328125 EST-0500</text:p>
          </table:table-cell>
          <table:table-cell office:value-type="string">
            <text:p>S</text:p>
          </table:table-cell>
          <table:table-cell office:value-type="float" office:value="256.249893548">
            <text:p>256.249893548</text:p>
          </table:table-cell>
          <table:table-cell office:value-type="float" office:value="233.058630983">
            <text:p>233.058630983</text:p>
          </table:table-cell>
          <table:table-cell office:value-type="float" office:value="76.2498935482">
            <text:p>76.2498935482</text:p>
          </table:table-cell>
          <table:table-cell office:value-type="float" office:value="53.0586309833">
            <text:p>53.05863098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177.85457">
            <text:p>2434177.85457</text:p>
          </table:table-cell>
          <table:table-cell office:value-type="string">
            <text:p>1952-06-14 03:30:35.156250 EST-0500</text:p>
          </table:table-cell>
          <table:table-cell office:value-type="string">
            <text:p>N</text:p>
          </table:table-cell>
          <table:table-cell office:value-type="float" office:value="76.2525343467">
            <text:p>76.2525343467</text:p>
          </table:table-cell>
          <table:table-cell office:value-type="float" office:value="53.0569366085">
            <text:p>53.0569366085</text:p>
          </table:table-cell>
          <table:table-cell office:value-type="float" office:value="76.2525343467">
            <text:p>76.2525343467</text:p>
          </table:table-cell>
          <table:table-cell office:value-type="float" office:value="53.0569366085">
            <text:p>53.05693660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289.4128">
            <text:p>2434289.4128</text:p>
          </table:table-cell>
          <table:table-cell office:value-type="string">
            <text:p>1952-10-03 16:54:26.015625 EST-0500</text:p>
          </table:table-cell>
          <table:table-cell office:value-type="string">
            <text:p>S</text:p>
          </table:table-cell>
          <table:table-cell office:value-type="float" office:value="256.256481657">
            <text:p>256.256481657</text:p>
          </table:table-cell>
          <table:table-cell office:value-type="float" office:value="233.056411837">
            <text:p>233.056411837</text:p>
          </table:table-cell>
          <table:table-cell office:value-type="float" office:value="76.2564816574">
            <text:p>76.2564816574</text:p>
          </table:table-cell>
          <table:table-cell office:value-type="float" office:value="53.0564118366">
            <text:p>53.05641183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402.55306">
            <text:p>2434402.55306</text:p>
          </table:table-cell>
          <table:table-cell office:value-type="string">
            <text:p>1953-01-24 20:16:24.375000 EST-0500</text:p>
          </table:table-cell>
          <table:table-cell office:value-type="string">
            <text:p>N</text:p>
          </table:table-cell>
          <table:table-cell office:value-type="float" office:value="76.2610368513">
            <text:p>76.2610368513</text:p>
          </table:table-cell>
          <table:table-cell office:value-type="float" office:value="53.0557360534">
            <text:p>53.0557360534</text:p>
          </table:table-cell>
          <table:table-cell office:value-type="float" office:value="76.2610368513">
            <text:p>76.2610368513</text:p>
          </table:table-cell>
          <table:table-cell office:value-type="float" office:value="53.0557360534">
            <text:p>53.05573605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514.11006">
            <text:p>2434514.11006</text:p>
          </table:table-cell>
          <table:table-cell office:value-type="string">
            <text:p>1953-05-16 09:38:29.765625 EST-0500</text:p>
          </table:table-cell>
          <table:table-cell office:value-type="string">
            <text:p>S</text:p>
          </table:table-cell>
          <table:table-cell office:value-type="float" office:value="256.261059742">
            <text:p>256.261059742</text:p>
          </table:table-cell>
          <table:table-cell office:value-type="float" office:value="233.051779387">
            <text:p>233.051779387</text:p>
          </table:table-cell>
          <table:table-cell office:value-type="float" office:value="76.2610597417">
            <text:p>76.2610597417</text:p>
          </table:table-cell>
          <table:table-cell office:value-type="float" office:value="53.051779387">
            <text:p>53.0517793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627.25521">
            <text:p>2434627.25521</text:p>
          </table:table-cell>
          <table:table-cell office:value-type="string">
            <text:p>1953-09-06 13:07:30.000000 EST-0500</text:p>
          </table:table-cell>
          <table:table-cell office:value-type="string">
            <text:p>N</text:p>
          </table:table-cell>
          <table:table-cell office:value-type="float" office:value="76.265867692">
            <text:p>76.265867692</text:p>
          </table:table-cell>
          <table:table-cell office:value-type="float" office:value="53.0514933976">
            <text:p>53.0514933976</text:p>
          </table:table-cell>
          <table:table-cell office:value-type="float" office:value="76.265867692">
            <text:p>76.265867692</text:p>
          </table:table-cell>
          <table:table-cell office:value-type="float" office:value="53.0514933976">
            <text:p>53.051493397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738.80854">
            <text:p>2434738.80854</text:p>
          </table:table-cell>
          <table:table-cell office:value-type="string">
            <text:p>1953-12-27 02:24:18.984375 EST-0500</text:p>
          </table:table-cell>
          <table:table-cell office:value-type="string">
            <text:p>S</text:p>
          </table:table-cell>
          <table:table-cell office:value-type="float" office:value="256.269191049">
            <text:p>256.269191049</text:p>
          </table:table-cell>
          <table:table-cell office:value-type="float" office:value="233.05046421">
            <text:p>233.05046421</text:p>
          </table:table-cell>
          <table:table-cell office:value-type="float" office:value="76.2691910489">
            <text:p>76.2691910489</text:p>
          </table:table-cell>
          <table:table-cell office:value-type="float" office:value="53.0504642103">
            <text:p>53.05046421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851.95491">
            <text:p>2434851.95491</text:p>
          </table:table-cell>
          <table:table-cell office:value-type="string">
            <text:p>1954-04-19 05:55:04.687500 EST-0500</text:p>
          </table:table-cell>
          <table:table-cell office:value-type="string">
            <text:p>N</text:p>
          </table:table-cell>
          <table:table-cell office:value-type="float" office:value="76.2722236644">
            <text:p>76.2722236644</text:p>
          </table:table-cell>
          <table:table-cell office:value-type="float" office:value="53.0493795745">
            <text:p>53.0493795745</text:p>
          </table:table-cell>
          <table:table-cell office:value-type="float" office:value="76.2722236644">
            <text:p>76.2722236644</text:p>
          </table:table-cell>
          <table:table-cell office:value-type="float" office:value="53.0493795745">
            <text:p>53.04937957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4963.50825">
            <text:p>2434963.50825</text:p>
          </table:table-cell>
          <table:table-cell office:value-type="string">
            <text:p>1954-08-08 19:11:53.671875 EST-0500</text:p>
          </table:table-cell>
          <table:table-cell office:value-type="string">
            <text:p>S</text:p>
          </table:table-cell>
          <table:table-cell office:value-type="float" office:value="256.276967389">
            <text:p>256.276967389</text:p>
          </table:table-cell>
          <table:table-cell office:value-type="float" office:value="233.049089351">
            <text:p>233.049089351</text:p>
          </table:table-cell>
          <table:table-cell office:value-type="float" office:value="76.2769673893">
            <text:p>76.2769673893</text:p>
          </table:table-cell>
          <table:table-cell office:value-type="float" office:value="53.0490893509">
            <text:p>53.04908935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076.65218">
            <text:p>2435076.65218</text:p>
          </table:table-cell>
          <table:table-cell office:value-type="string">
            <text:p>1954-11-29 22:39:08.437500 EST-0500</text:p>
          </table:table-cell>
          <table:table-cell office:value-type="string">
            <text:p>N</text:p>
          </table:table-cell>
          <table:table-cell office:value-type="float" office:value="76.2777033745">
            <text:p>76.2777033745</text:p>
          </table:table-cell>
          <table:table-cell office:value-type="float" office:value="53.0459374782">
            <text:p>53.0459374782</text:p>
          </table:table-cell>
          <table:table-cell office:value-type="float" office:value="76.2777033745">
            <text:p>76.2777033745</text:p>
          </table:table-cell>
          <table:table-cell office:value-type="float" office:value="53.0459374782">
            <text:p>53.045937478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188.21285">
            <text:p>2435188.21285</text:p>
          </table:table-cell>
          <table:table-cell office:value-type="string">
            <text:p>1955-03-21 12:06:30.234375 EST-0500</text:p>
          </table:table-cell>
          <table:table-cell office:value-type="string">
            <text:p>S</text:p>
          </table:table-cell>
          <table:table-cell office:value-type="float" office:value="256.281663931">
            <text:p>256.281663931</text:p>
          </table:table-cell>
          <table:table-cell office:value-type="float" office:value="233.045262907">
            <text:p>233.045262907</text:p>
          </table:table-cell>
          <table:table-cell office:value-type="float" office:value="76.2816639306">
            <text:p>76.2816639306</text:p>
          </table:table-cell>
          <table:table-cell office:value-type="float" office:value="53.0452629071">
            <text:p>53.04526290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301.34883">
            <text:p>2435301.34883</text:p>
          </table:table-cell>
          <table:table-cell office:value-type="string">
            <text:p>1955-07-12 15:22:19.453125 EST-0500</text:p>
          </table:table-cell>
          <table:table-cell office:value-type="string">
            <text:p>N</text:p>
          </table:table-cell>
          <table:table-cell office:value-type="float" office:value="76.2845538245">
            <text:p>76.2845538245</text:p>
          </table:table-cell>
          <table:table-cell office:value-type="float" office:value="53.0437580916">
            <text:p>53.0437580916</text:p>
          </table:table-cell>
          <table:table-cell office:value-type="float" office:value="76.2845538245">
            <text:p>76.2845538245</text:p>
          </table:table-cell>
          <table:table-cell office:value-type="float" office:value="53.0437580916">
            <text:p>53.04375809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412.91133">
            <text:p>2435412.91133</text:p>
          </table:table-cell>
          <table:table-cell office:value-type="string">
            <text:p>1955-11-01 04:52:19.453125 EST-0500</text:p>
          </table:table-cell>
          <table:table-cell office:value-type="string">
            <text:p>S</text:p>
          </table:table-cell>
          <table:table-cell office:value-type="float" office:value="256.286726783">
            <text:p>256.286726783</text:p>
          </table:table-cell>
          <table:table-cell office:value-type="float" office:value="233.042333059">
            <text:p>233.042333059</text:p>
          </table:table-cell>
          <table:table-cell office:value-type="float" office:value="76.2867267832">
            <text:p>76.2867267832</text:p>
          </table:table-cell>
          <table:table-cell office:value-type="float" office:value="53.0423330592">
            <text:p>53.04233305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526.04731">
            <text:p>2435526.04731</text:p>
          </table:table-cell>
          <table:table-cell office:value-type="string">
            <text:p>1956-02-22 08:08:08.671875 EST-0500</text:p>
          </table:table-cell>
          <table:table-cell office:value-type="string">
            <text:p>N</text:p>
          </table:table-cell>
          <table:table-cell office:value-type="float" office:value="76.2907327076">
            <text:p>76.2907327076</text:p>
          </table:table-cell>
          <table:table-cell office:value-type="float" office:value="53.0412784722">
            <text:p>53.0412784722</text:p>
          </table:table-cell>
          <table:table-cell office:value-type="float" office:value="76.2907327076">
            <text:p>76.2907327076</text:p>
          </table:table-cell>
          <table:table-cell office:value-type="float" office:value="53.0412784722">
            <text:p>53.04127847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637.60799">
            <text:p>2435637.60799</text:p>
          </table:table-cell>
          <table:table-cell office:value-type="string">
            <text:p>1956-06-12 21:35:30.468750 EST-0500</text:p>
          </table:table-cell>
          <table:table-cell office:value-type="string">
            <text:p>S</text:p>
          </table:table-cell>
          <table:table-cell office:value-type="float" office:value="256.293659874">
            <text:p>256.293659874</text:p>
          </table:table-cell>
          <table:table-cell office:value-type="float" office:value="233.040489842">
            <text:p>233.040489842</text:p>
          </table:table-cell>
          <table:table-cell office:value-type="float" office:value="76.293659874">
            <text:p>76.293659874</text:p>
          </table:table-cell>
          <table:table-cell office:value-type="float" office:value="53.0404898418">
            <text:p>53.04048984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750.75068">
            <text:p>2435750.75068</text:p>
          </table:table-cell>
          <table:table-cell office:value-type="string">
            <text:p>1956-10-04 01:00:59.765625 EST-0500</text:p>
          </table:table-cell>
          <table:table-cell office:value-type="string">
            <text:p>N</text:p>
          </table:table-cell>
          <table:table-cell office:value-type="float" office:value="76.2955249364">
            <text:p>76.2955249364</text:p>
          </table:table-cell>
          <table:table-cell office:value-type="float" office:value="53.038419088">
            <text:p>53.038419088</text:p>
          </table:table-cell>
          <table:table-cell office:value-type="float" office:value="76.2955249364">
            <text:p>76.2955249364</text:p>
          </table:table-cell>
          <table:table-cell office:value-type="float" office:value="53.038419088">
            <text:p>53.0384190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862.30403">
            <text:p>2435862.30403</text:p>
          </table:table-cell>
          <table:table-cell office:value-type="string">
            <text:p>1957-01-23 14:17:48.750000 EST-0500</text:p>
          </table:table-cell>
          <table:table-cell office:value-type="string">
            <text:p>S</text:p>
          </table:table-cell>
          <table:table-cell office:value-type="float" office:value="256.298740127">
            <text:p>256.298740127</text:p>
          </table:table-cell>
          <table:table-cell office:value-type="float" office:value="233.03709855">
            <text:p>233.03709855</text:p>
          </table:table-cell>
          <table:table-cell office:value-type="float" office:value="76.2987401274">
            <text:p>76.2987401274</text:p>
          </table:table-cell>
          <table:table-cell office:value-type="float" office:value="53.0370985499">
            <text:p>53.03709854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5975.44856">
            <text:p>2435975.44856</text:p>
          </table:table-cell>
          <table:table-cell office:value-type="string">
            <text:p>1957-05-16 17:45:56.250000 EST-0500</text:p>
          </table:table-cell>
          <table:table-cell office:value-type="string">
            <text:p>N</text:p>
          </table:table-cell>
          <table:table-cell office:value-type="float" office:value="76.3005286179">
            <text:p>76.3005286179</text:p>
          </table:table-cell>
          <table:table-cell office:value-type="float" office:value="53.0354688297">
            <text:p>53.0354688297</text:p>
          </table:table-cell>
          <table:table-cell office:value-type="float" office:value="76.3005286179">
            <text:p>76.3005286179</text:p>
          </table:table-cell>
          <table:table-cell office:value-type="float" office:value="53.0354688297">
            <text:p>53.035468829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087.00251">
            <text:p>2436087.00251</text:p>
          </table:table-cell>
          <table:table-cell office:value-type="string">
            <text:p>1957-09-05 07:03:37.968750 EST-0500</text:p>
          </table:table-cell>
          <table:table-cell office:value-type="string">
            <text:p>S</text:p>
          </table:table-cell>
          <table:table-cell office:value-type="float" office:value="256.303731679">
            <text:p>256.303731679</text:p>
          </table:table-cell>
          <table:table-cell office:value-type="float" office:value="233.034226264">
            <text:p>233.034226264</text:p>
          </table:table-cell>
          <table:table-cell office:value-type="float" office:value="76.3037316787">
            <text:p>76.3037316787</text:p>
          </table:table-cell>
          <table:table-cell office:value-type="float" office:value="53.034226264">
            <text:p>53.0342262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200.14583">
            <text:p>2436200.14583</text:p>
          </table:table-cell>
          <table:table-cell office:value-type="string">
            <text:p>1957-12-27 10:30:00.000000 EST-0500</text:p>
          </table:table-cell>
          <table:table-cell office:value-type="string">
            <text:p>N</text:p>
          </table:table-cell>
          <table:table-cell office:value-type="float" office:value="76.3070082002">
            <text:p>76.3070082002</text:p>
          </table:table-cell>
          <table:table-cell office:value-type="float" office:value="53.0337095279">
            <text:p>53.0337095279</text:p>
          </table:table-cell>
          <table:table-cell office:value-type="float" office:value="76.3070082002">
            <text:p>76.3070082002</text:p>
          </table:table-cell>
          <table:table-cell office:value-type="float" office:value="53.0337095279">
            <text:p>53.03370952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311.70466">
            <text:p>2436311.70466</text:p>
          </table:table-cell>
          <table:table-cell office:value-type="string">
            <text:p>1958-04-17 23:54:43.593750 EST-0500</text:p>
          </table:table-cell>
          <table:table-cell office:value-type="string">
            <text:p>S</text:p>
          </table:table-cell>
          <table:table-cell office:value-type="float" office:value="256.305657021">
            <text:p>256.305657021</text:p>
          </table:table-cell>
          <table:table-cell office:value-type="float" office:value="233.028877248">
            <text:p>233.028877248</text:p>
          </table:table-cell>
          <table:table-cell office:value-type="float" office:value="76.3056570207">
            <text:p>76.3056570207</text:p>
          </table:table-cell>
          <table:table-cell office:value-type="float" office:value="53.0288772479">
            <text:p>53.02887724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424.84309">
            <text:p>2436424.84309</text:p>
          </table:table-cell>
          <table:table-cell office:value-type="string">
            <text:p>1958-08-09 03:14:03.750000 EST-0500</text:p>
          </table:table-cell>
          <table:table-cell office:value-type="string">
            <text:p>N</text:p>
          </table:table-cell>
          <table:table-cell office:value-type="float" office:value="76.3093135131">
            <text:p>76.3093135131</text:p>
          </table:table-cell>
          <table:table-cell office:value-type="float" office:value="53.0280708596">
            <text:p>53.0280708596</text:p>
          </table:table-cell>
          <table:table-cell office:value-type="float" office:value="76.3093135131">
            <text:p>76.3093135131</text:p>
          </table:table-cell>
          <table:table-cell office:value-type="float" office:value="53.0280708596">
            <text:p>53.02807085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536.40376">
            <text:p>2436536.40376</text:p>
          </table:table-cell>
          <table:table-cell office:value-type="string">
            <text:p>1958-11-28 16:41:25.546875 EST-0500</text:p>
          </table:table-cell>
          <table:table-cell office:value-type="string">
            <text:p>S</text:p>
          </table:table-cell>
          <table:table-cell office:value-type="float" office:value="256.31213322">
            <text:p>256.31213322</text:p>
          </table:table-cell>
          <table:table-cell office:value-type="float" office:value="233.02767751">
            <text:p>233.02767751</text:p>
          </table:table-cell>
          <table:table-cell office:value-type="float" office:value="76.3121332204">
            <text:p>76.3121332204</text:p>
          </table:table-cell>
          <table:table-cell office:value-type="float" office:value="53.0276775097">
            <text:p>53.027677509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649.54341">
            <text:p>2436649.54341</text:p>
          </table:table-cell>
          <table:table-cell office:value-type="string">
            <text:p>1959-03-21 20:02:31.171875 EST-0500</text:p>
          </table:table-cell>
          <table:table-cell office:value-type="string">
            <text:p>N</text:p>
          </table:table-cell>
          <table:table-cell office:value-type="float" office:value="76.314876557">
            <text:p>76.314876557</text:p>
          </table:table-cell>
          <table:table-cell office:value-type="float" office:value="53.0262134487">
            <text:p>53.0262134487</text:p>
          </table:table-cell>
          <table:table-cell office:value-type="float" office:value="76.314876557">
            <text:p>76.314876557</text:p>
          </table:table-cell>
          <table:table-cell office:value-type="float" office:value="53.0262134487">
            <text:p>53.02621344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761.10225">
            <text:p>2436761.10225</text:p>
          </table:table-cell>
          <table:table-cell office:value-type="string">
            <text:p>1959-07-11 09:27:14.765625 EST-0500</text:p>
          </table:table-cell>
          <table:table-cell office:value-type="string">
            <text:p>S</text:p>
          </table:table-cell>
          <table:table-cell office:value-type="float" office:value="256.318978019">
            <text:p>256.318978019</text:p>
          </table:table-cell>
          <table:table-cell office:value-type="float" office:value="233.026404842">
            <text:p>233.026404842</text:p>
          </table:table-cell>
          <table:table-cell office:value-type="float" office:value="76.3189780186">
            <text:p>76.3189780186</text:p>
          </table:table-cell>
          <table:table-cell office:value-type="float" office:value="53.0264048418">
            <text:p>53.02640484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874.24311">
            <text:p>2436874.24311</text:p>
          </table:table-cell>
          <table:table-cell office:value-type="string">
            <text:p>1959-11-01 12:50:05.859375 EST-0500</text:p>
          </table:table-cell>
          <table:table-cell office:value-type="string">
            <text:p>N</text:p>
          </table:table-cell>
          <table:table-cell office:value-type="float" office:value="76.3164526877">
            <text:p>76.3164526877</text:p>
          </table:table-cell>
          <table:table-cell office:value-type="float" office:value="53.0207318059">
            <text:p>53.0207318059</text:p>
          </table:table-cell>
          <table:table-cell office:value-type="float" office:value="76.3164526877">
            <text:p>76.3164526877</text:p>
          </table:table-cell>
          <table:table-cell office:value-type="float" office:value="53.0207318059">
            <text:p>53.02073180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6985.80013">
            <text:p>2436985.80013</text:p>
          </table:table-cell>
          <table:table-cell office:value-type="string">
            <text:p>1960-02-21 02:12:11.250000 EST-0500</text:p>
          </table:table-cell>
          <table:table-cell office:value-type="string">
            <text:p>S</text:p>
          </table:table-cell>
          <table:table-cell office:value-type="float" office:value="256.321003676">
            <text:p>256.321003676</text:p>
          </table:table-cell>
          <table:table-cell office:value-type="float" office:value="233.020736762">
            <text:p>233.020736762</text:p>
          </table:table-cell>
          <table:table-cell office:value-type="float" office:value="76.3210036759">
            <text:p>76.3210036759</text:p>
          </table:table-cell>
          <table:table-cell office:value-type="float" office:value="53.0207367623">
            <text:p>53.02073676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098.94161">
            <text:p>2437098.94161</text:p>
          </table:table-cell>
          <table:table-cell office:value-type="string">
            <text:p>1960-06-13 05:35:55.078125 EST-0500</text:p>
          </table:table-cell>
          <table:table-cell office:value-type="string">
            <text:p>N</text:p>
          </table:table-cell>
          <table:table-cell office:value-type="float" office:value="76.3234554721">
            <text:p>76.3234554721</text:p>
          </table:table-cell>
          <table:table-cell office:value-type="float" office:value="53.0197005882">
            <text:p>53.0197005882</text:p>
          </table:table-cell>
          <table:table-cell office:value-type="float" office:value="76.3234554721">
            <text:p>76.3234554721</text:p>
          </table:table-cell>
          <table:table-cell office:value-type="float" office:value="53.0197005882">
            <text:p>53.019700588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210.49922">
            <text:p>2437210.49922</text:p>
          </table:table-cell>
          <table:table-cell office:value-type="string">
            <text:p>1960-10-02 18:58:53.203125 EST-0500</text:p>
          </table:table-cell>
          <table:table-cell office:value-type="string">
            <text:p>S</text:p>
          </table:table-cell>
          <table:table-cell office:value-type="float" office:value="256.325927282">
            <text:p>256.325927282</text:p>
          </table:table-cell>
          <table:table-cell office:value-type="float" office:value="233.018515848">
            <text:p>233.018515848</text:p>
          </table:table-cell>
          <table:table-cell office:value-type="float" office:value="76.3259272822">
            <text:p>76.3259272822</text:p>
          </table:table-cell>
          <table:table-cell office:value-type="float" office:value="53.0185158475">
            <text:p>53.018515847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323.64009">
            <text:p>2437323.64009</text:p>
          </table:table-cell>
          <table:table-cell office:value-type="string">
            <text:p>1961-01-23 22:21:44.296875 EST-0500</text:p>
          </table:table-cell>
          <table:table-cell office:value-type="string">
            <text:p>N</text:p>
          </table:table-cell>
          <table:table-cell office:value-type="float" office:value="76.3300065735">
            <text:p>76.3300065735</text:p>
          </table:table-cell>
          <table:table-cell office:value-type="float" office:value="53.0182849841">
            <text:p>53.0182849841</text:p>
          </table:table-cell>
          <table:table-cell office:value-type="float" office:value="76.3300065735">
            <text:p>76.3300065735</text:p>
          </table:table-cell>
          <table:table-cell office:value-type="float" office:value="53.0182849841">
            <text:p>53.018284984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435.19588">
            <text:p>2437435.19588</text:p>
          </table:table-cell>
          <table:table-cell office:value-type="string">
            <text:p>1961-05-15 11:42:04.218750 EST-0500</text:p>
          </table:table-cell>
          <table:table-cell office:value-type="string">
            <text:p>S</text:p>
          </table:table-cell>
          <table:table-cell office:value-type="float" office:value="256.328196937">
            <text:p>256.328196937</text:p>
          </table:table-cell>
          <table:table-cell office:value-type="float" office:value="233.01334532">
            <text:p>233.01334532</text:p>
          </table:table-cell>
          <table:table-cell office:value-type="float" office:value="76.3281969373">
            <text:p>76.3281969373</text:p>
          </table:table-cell>
          <table:table-cell office:value-type="float" office:value="53.0133453203">
            <text:p>53.01334532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548.34163">
            <text:p>2437548.34163</text:p>
          </table:table-cell>
          <table:table-cell office:value-type="string">
            <text:p>1961-09-05 15:11:57.187500 EST-0500</text:p>
          </table:table-cell>
          <table:table-cell office:value-type="string">
            <text:p>N</text:p>
          </table:table-cell>
          <table:table-cell office:value-type="float" office:value="76.3322079588">
            <text:p>76.3322079588</text:p>
          </table:table-cell>
          <table:table-cell office:value-type="float" office:value="53.0129104187">
            <text:p>53.0129104187</text:p>
          </table:table-cell>
          <table:table-cell office:value-type="float" office:value="76.3322079588">
            <text:p>76.3322079588</text:p>
          </table:table-cell>
          <table:table-cell office:value-type="float" office:value="53.0129104187">
            <text:p>53.01291041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659.89375">
            <text:p>2437659.89375</text:p>
          </table:table-cell>
          <table:table-cell office:value-type="string">
            <text:p>1961-12-26 04:27:00.703125 EST-0500</text:p>
          </table:table-cell>
          <table:table-cell office:value-type="string">
            <text:p>S</text:p>
          </table:table-cell>
          <table:table-cell office:value-type="float" office:value="256.334999714">
            <text:p>256.334999714</text:p>
          </table:table-cell>
          <table:table-cell office:value-type="float" office:value="233.011936749">
            <text:p>233.011936749</text:p>
          </table:table-cell>
          <table:table-cell office:value-type="float" office:value="76.334999714">
            <text:p>76.334999714</text:p>
          </table:table-cell>
          <table:table-cell office:value-type="float" office:value="53.0119367486">
            <text:p>53.011936748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773.04133">
            <text:p>2437773.04133</text:p>
          </table:table-cell>
          <table:table-cell office:value-type="string">
            <text:p>1962-04-18 07:59:31.875000 EST-0500</text:p>
          </table:table-cell>
          <table:table-cell office:value-type="string">
            <text:p>N</text:p>
          </table:table-cell>
          <table:table-cell office:value-type="float" office:value="76.3369624646">
            <text:p>76.3369624646</text:p>
          </table:table-cell>
          <table:table-cell office:value-type="float" office:value="53.0103315306">
            <text:p>53.0103315306</text:p>
          </table:table-cell>
          <table:table-cell office:value-type="float" office:value="76.3369624646">
            <text:p>76.3369624646</text:p>
          </table:table-cell>
          <table:table-cell office:value-type="float" office:value="53.0103315306">
            <text:p>53.01033153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884.59223">
            <text:p>2437884.59223</text:p>
          </table:table-cell>
          <table:table-cell office:value-type="string">
            <text:p>1962-08-07 21:12:49.921875 EST-0500</text:p>
          </table:table-cell>
          <table:table-cell office:value-type="string">
            <text:p>S</text:p>
          </table:table-cell>
          <table:table-cell office:value-type="float" office:value="256.340149407">
            <text:p>256.340149407</text:p>
          </table:table-cell>
          <table:table-cell office:value-type="float" office:value="233.00902245">
            <text:p>233.00902245</text:p>
          </table:table-cell>
          <table:table-cell office:value-type="float" office:value="76.3401494069">
            <text:p>76.3401494069</text:p>
          </table:table-cell>
          <table:table-cell office:value-type="float" office:value="53.0090224498">
            <text:p>53.00902244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7997.73799">
            <text:p>2437997.73799</text:p>
          </table:table-cell>
          <table:table-cell office:value-type="string">
            <text:p>1962-11-29 00:42:42.890625 EST-0500</text:p>
          </table:table-cell>
          <table:table-cell office:value-type="string">
            <text:p>N</text:p>
          </table:table-cell>
          <table:table-cell office:value-type="float" office:value="76.3402870925">
            <text:p>76.3402870925</text:p>
          </table:table-cell>
          <table:table-cell office:value-type="float" office:value="53.0057091906">
            <text:p>53.0057091906</text:p>
          </table:table-cell>
          <table:table-cell office:value-type="float" office:value="76.3402870925">
            <text:p>76.3402870925</text:p>
          </table:table-cell>
          <table:table-cell office:value-type="float" office:value="53.0057091906">
            <text:p>53.00570919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109.29622">
            <text:p>2438109.29622</text:p>
          </table:table-cell>
          <table:table-cell office:value-type="string">
            <text:p>1963-03-20 14:06:33.750000 EST-0500</text:p>
          </table:table-cell>
          <table:table-cell office:value-type="string">
            <text:p>S</text:p>
          </table:table-cell>
          <table:table-cell office:value-type="float" office:value="256.343684703">
            <text:p>256.343684703</text:p>
          </table:table-cell>
          <table:table-cell office:value-type="float" office:value="233.004692427">
            <text:p>233.004692427</text:p>
          </table:table-cell>
          <table:table-cell office:value-type="float" office:value="76.3436847029">
            <text:p>76.3436847029</text:p>
          </table:table-cell>
          <table:table-cell office:value-type="float" office:value="53.0046924266">
            <text:p>53.00469242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222.43464">
            <text:p>2438222.43464</text:p>
          </table:table-cell>
          <table:table-cell office:value-type="string">
            <text:p>1963-07-11 17:25:53.906250 EST-0500</text:p>
          </table:table-cell>
          <table:table-cell office:value-type="string">
            <text:p>N</text:p>
          </table:table-cell>
          <table:table-cell office:value-type="float" office:value="76.3466175231">
            <text:p>76.3466175231</text:p>
          </table:table-cell>
          <table:table-cell office:value-type="float" office:value="53.00331984">
            <text:p>53.00331984</text:p>
          </table:table-cell>
          <table:table-cell office:value-type="float" office:value="76.3466175231">
            <text:p>76.3466175231</text:p>
          </table:table-cell>
          <table:table-cell office:value-type="float" office:value="53.00331984">
            <text:p>53.003319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333.9947">
            <text:p>2438333.9947</text:p>
          </table:table-cell>
          <table:table-cell office:value-type="string">
            <text:p>1963-10-31 06:52:22.968750 EST-0500</text:p>
          </table:table-cell>
          <table:table-cell office:value-type="string">
            <text:p>S</text:p>
          </table:table-cell>
          <table:table-cell office:value-type="float" office:value="256.348234138">
            <text:p>256.348234138</text:p>
          </table:table-cell>
          <table:table-cell office:value-type="float" office:value="233.001491838">
            <text:p>233.001491838</text:p>
          </table:table-cell>
          <table:table-cell office:value-type="float" office:value="76.3482341376">
            <text:p>76.3482341376</text:p>
          </table:table-cell>
          <table:table-cell office:value-type="float" office:value="53.0014918378">
            <text:p>53.00149183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447.13314">
            <text:p>2438447.13314</text:p>
          </table:table-cell>
          <table:table-cell office:value-type="string">
            <text:p>1964-02-21 10:11:43.125000 EST-0500</text:p>
          </table:table-cell>
          <table:table-cell office:value-type="string">
            <text:p>N</text:p>
          </table:table-cell>
          <table:table-cell office:value-type="float" office:value="76.3525856953">
            <text:p>76.3525856953</text:p>
          </table:table-cell>
          <table:table-cell office:value-type="float" office:value="53.0008607644">
            <text:p>53.0008607644</text:p>
          </table:table-cell>
          <table:table-cell office:value-type="float" office:value="76.3525856953">
            <text:p>76.3525856953</text:p>
          </table:table-cell>
          <table:table-cell office:value-type="float" office:value="53.0008607644">
            <text:p>53.00086076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558.69135">
            <text:p>2438558.69135</text:p>
          </table:table-cell>
          <table:table-cell office:value-type="string">
            <text:p>1964-06-11 23:35:33.984375 EST-0500</text:p>
          </table:table-cell>
          <table:table-cell office:value-type="string">
            <text:p>S</text:p>
          </table:table-cell>
          <table:table-cell office:value-type="float" office:value="256.354841933">
            <text:p>256.354841933</text:p>
          </table:table-cell>
          <table:table-cell office:value-type="float" office:value="232.999230648">
            <text:p>232.999230648</text:p>
          </table:table-cell>
          <table:table-cell office:value-type="float" office:value="76.3548419332">
            <text:p>76.3548419332</text:p>
          </table:table-cell>
          <table:table-cell office:value-type="float" office:value="52.9992306483">
            <text:p>52.999230648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671.8365">
            <text:p>2438671.8365</text:p>
          </table:table-cell>
          <table:table-cell office:value-type="string">
            <text:p>1964-10-03 03:04:34.218750 EST-0500</text:p>
          </table:table-cell>
          <table:table-cell office:value-type="string">
            <text:p>N</text:p>
          </table:table-cell>
          <table:table-cell office:value-type="float" office:value="76.3576751221">
            <text:p>76.3576751221</text:p>
          </table:table-cell>
          <table:table-cell office:value-type="float" office:value="52.9977901199">
            <text:p>52.9977901199</text:p>
          </table:table-cell>
          <table:table-cell office:value-type="float" office:value="76.3576751221">
            <text:p>76.3576751221</text:p>
          </table:table-cell>
          <table:table-cell office:value-type="float" office:value="52.9977901199">
            <text:p>52.99779011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783.38862">
            <text:p>2438783.38862</text:p>
          </table:table-cell>
          <table:table-cell office:value-type="string">
            <text:p>1965-01-22 16:19:37.734375 EST-0500</text:p>
          </table:table-cell>
          <table:table-cell office:value-type="string">
            <text:p>S</text:p>
          </table:table-cell>
          <table:table-cell office:value-type="float" office:value="256.361853665">
            <text:p>256.361853665</text:p>
          </table:table-cell>
          <table:table-cell office:value-type="float" office:value="232.997166253">
            <text:p>232.997166253</text:p>
          </table:table-cell>
          <table:table-cell office:value-type="float" office:value="76.3618536647">
            <text:p>76.3618536647</text:p>
          </table:table-cell>
          <table:table-cell office:value-type="float" office:value="52.9971662528">
            <text:p>52.99716625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8896.53499">
            <text:p>2438896.53499</text:p>
          </table:table-cell>
          <table:table-cell office:value-type="string">
            <text:p>1965-05-15 19:50:23.437500 EST-0500</text:p>
          </table:table-cell>
          <table:table-cell office:value-type="string">
            <text:p>N</text:p>
          </table:table-cell>
          <table:table-cell office:value-type="float" office:value="76.3642573038">
            <text:p>76.3642573038</text:p>
          </table:table-cell>
          <table:table-cell office:value-type="float" office:value="52.9958441691">
            <text:p>52.9958441691</text:p>
          </table:table-cell>
          <table:table-cell office:value-type="float" office:value="76.3642573038">
            <text:p>76.3642573038</text:p>
          </table:table-cell>
          <table:table-cell office:value-type="float" office:value="52.9958441691">
            <text:p>52.99584416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008.08833">
            <text:p>2439008.08833</text:p>
          </table:table-cell>
          <table:table-cell office:value-type="string">
            <text:p>1965-09-04 09:07:12.421875 EST-0500</text:p>
          </table:table-cell>
          <table:table-cell office:value-type="string">
            <text:p>S</text:p>
          </table:table-cell>
          <table:table-cell office:value-type="float" office:value="256.368888625">
            <text:p>256.368888625</text:p>
          </table:table-cell>
          <table:table-cell office:value-type="float" office:value="232.995508896">
            <text:p>232.995508896</text:p>
          </table:table-cell>
          <table:table-cell office:value-type="float" office:value="76.3688886249">
            <text:p>76.3688886249</text:p>
          </table:table-cell>
          <table:table-cell office:value-type="float" office:value="52.995508896">
            <text:p>52.9955088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121.23286">
            <text:p>2439121.23286</text:p>
          </table:table-cell>
          <table:table-cell office:value-type="string">
            <text:p>1965-12-26 12:35:19.921875 EST-0500</text:p>
          </table:table-cell>
          <table:table-cell office:value-type="string">
            <text:p>N</text:p>
          </table:table-cell>
          <table:table-cell office:value-type="float" office:value="76.3727884326">
            <text:p>76.3727884326</text:p>
          </table:table-cell>
          <table:table-cell office:value-type="float" office:value="52.9949344109">
            <text:p>52.9949344109</text:p>
          </table:table-cell>
          <table:table-cell office:value-type="float" office:value="76.3727884326">
            <text:p>76.3727884326</text:p>
          </table:table-cell>
          <table:table-cell office:value-type="float" office:value="52.9949344109">
            <text:p>52.99493441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232.79109">
            <text:p>2439232.79109</text:p>
          </table:table-cell>
          <table:table-cell office:value-type="string">
            <text:p>1966-04-17 01:59:10.781250 EST-0500</text:p>
          </table:table-cell>
          <table:table-cell office:value-type="string">
            <text:p>S</text:p>
          </table:table-cell>
          <table:table-cell office:value-type="float" office:value="256.372532585">
            <text:p>256.372532585</text:p>
          </table:table-cell>
          <table:table-cell office:value-type="float" office:value="232.99049615">
            <text:p>232.99049615</text:p>
          </table:table-cell>
          <table:table-cell office:value-type="float" office:value="76.3725325854">
            <text:p>76.3725325854</text:p>
          </table:table-cell>
          <table:table-cell office:value-type="float" office:value="52.9904961505">
            <text:p>52.99049615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345.93013">
            <text:p>2439345.93013</text:p>
          </table:table-cell>
          <table:table-cell office:value-type="string">
            <text:p>1966-08-08 05:19:23.671875 EST-0500</text:p>
          </table:table-cell>
          <table:table-cell office:value-type="string">
            <text:p>N</text:p>
          </table:table-cell>
          <table:table-cell office:value-type="float" office:value="76.3770603859">
            <text:p>76.3770603859</text:p>
          </table:table-cell>
          <table:table-cell office:value-type="float" office:value="52.9899307799">
            <text:p>52.9899307799</text:p>
          </table:table-cell>
          <table:table-cell office:value-type="float" office:value="76.3770603859">
            <text:p>76.3770603859</text:p>
          </table:table-cell>
          <table:table-cell office:value-type="float" office:value="52.9899307799">
            <text:p>52.98993077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457.49019">
            <text:p>2439457.49019</text:p>
          </table:table-cell>
          <table:table-cell office:value-type="string">
            <text:p>1966-11-27 18:45:52.734375 EST-0500</text:p>
          </table:table-cell>
          <table:table-cell office:value-type="string">
            <text:p>S</text:p>
          </table:table-cell>
          <table:table-cell office:value-type="float" office:value="256.379728958">
            <text:p>256.379728958</text:p>
          </table:table-cell>
          <table:table-cell office:value-type="float" office:value="232.988632957">
            <text:p>232.988632957</text:p>
          </table:table-cell>
          <table:table-cell office:value-type="float" office:value="76.3797289578">
            <text:p>76.3797289578</text:p>
          </table:table-cell>
          <table:table-cell office:value-type="float" office:value="52.9886329574">
            <text:p>52.98863295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570.62984">
            <text:p>2439570.62984</text:p>
          </table:table-cell>
          <table:table-cell office:value-type="string">
            <text:p>1967-03-20 22:06:58.359375 EST-0500</text:p>
          </table:table-cell>
          <table:table-cell office:value-type="string">
            <text:p>N</text:p>
          </table:table-cell>
          <table:table-cell office:value-type="float" office:value="76.3837497092">
            <text:p>76.3837497092</text:p>
          </table:table-cell>
          <table:table-cell office:value-type="float" office:value="52.9875164634">
            <text:p>52.9875164634</text:p>
          </table:table-cell>
          <table:table-cell office:value-type="float" office:value="76.3837497092">
            <text:p>76.3837497092</text:p>
          </table:table-cell>
          <table:table-cell office:value-type="float" office:value="52.9875164634">
            <text:p>52.98751646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682.18807">
            <text:p>2439682.18807</text:p>
          </table:table-cell>
          <table:table-cell office:value-type="string">
            <text:p>1967-07-10 11:30:49.218750 EST-0500</text:p>
          </table:table-cell>
          <table:table-cell office:value-type="string">
            <text:p>S</text:p>
          </table:table-cell>
          <table:table-cell office:value-type="float" office:value="256.387589608">
            <text:p>256.387589608</text:p>
          </table:table-cell>
          <table:table-cell office:value-type="float" office:value="232.986497887">
            <text:p>232.986497887</text:p>
          </table:table-cell>
          <table:table-cell office:value-type="float" office:value="76.3875896081">
            <text:p>76.3875896081</text:p>
          </table:table-cell>
          <table:table-cell office:value-type="float" office:value="52.9864978871">
            <text:p>52.98649788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795.32894">
            <text:p>2439795.32894</text:p>
          </table:table-cell>
          <table:table-cell office:value-type="string">
            <text:p>1967-10-31 14:53:40.312500 EST-0500</text:p>
          </table:table-cell>
          <table:table-cell office:value-type="string">
            <text:p>N</text:p>
          </table:table-cell>
          <table:table-cell office:value-type="float" office:value="76.3864054264">
            <text:p>76.3864054264</text:p>
          </table:table-cell>
          <table:table-cell office:value-type="float" office:value="52.9812700196">
            <text:p>52.9812700196</text:p>
          </table:table-cell>
          <table:table-cell office:value-type="float" office:value="76.3864054264">
            <text:p>76.3864054264</text:p>
          </table:table-cell>
          <table:table-cell office:value-type="float" office:value="52.9812700196">
            <text:p>52.98127001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39906.88532">
            <text:p>2439906.88532</text:p>
          </table:table-cell>
          <table:table-cell office:value-type="string">
            <text:p>1968-02-20 04:14:52.968750 EST-0500</text:p>
          </table:table-cell>
          <table:table-cell office:value-type="string">
            <text:p>S</text:p>
          </table:table-cell>
          <table:table-cell office:value-type="float" office:value="256.390388146">
            <text:p>256.390388146</text:p>
          </table:table-cell>
          <table:table-cell office:value-type="float" office:value="232.979827288">
            <text:p>232.979827288</text:p>
          </table:table-cell>
          <table:table-cell office:value-type="float" office:value="76.3903881458">
            <text:p>76.3903881458</text:p>
          </table:table-cell>
          <table:table-cell office:value-type="float" office:value="52.9798272878">
            <text:p>52.97982728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020.0262">
            <text:p>2440020.0262</text:p>
          </table:table-cell>
          <table:table-cell office:value-type="string">
            <text:p>1968-06-12 07:37:44.062500 EST-0500</text:p>
          </table:table-cell>
          <table:table-cell office:value-type="string">
            <text:p>N</text:p>
          </table:table-cell>
          <table:table-cell office:value-type="float" office:value="76.394013526">
            <text:p>76.394013526</text:p>
          </table:table-cell>
          <table:table-cell office:value-type="float" office:value="52.9789686866">
            <text:p>52.9789686866</text:p>
          </table:table-cell>
          <table:table-cell office:value-type="float" office:value="76.394013526">
            <text:p>76.394013526</text:p>
          </table:table-cell>
          <table:table-cell office:value-type="float" office:value="52.9789686866">
            <text:p>52.97896868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131.58442">
            <text:p>2440131.58442</text:p>
          </table:table-cell>
          <table:table-cell office:value-type="string">
            <text:p>1968-10-01 21:01:34.921875 EST-0500</text:p>
          </table:table-cell>
          <table:table-cell office:value-type="string">
            <text:p>S</text:p>
          </table:table-cell>
          <table:table-cell office:value-type="float" office:value="256.397352435">
            <text:p>256.397352435</text:p>
          </table:table-cell>
          <table:table-cell office:value-type="float" office:value="232.977601943">
            <text:p>232.977601943</text:p>
          </table:table-cell>
          <table:table-cell office:value-type="float" office:value="76.3973524347">
            <text:p>76.3973524347</text:p>
          </table:table-cell>
          <table:table-cell office:value-type="float" office:value="52.9776019429">
            <text:p>52.97760194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244.72407">
            <text:p>2440244.72407</text:p>
          </table:table-cell>
          <table:table-cell office:value-type="string">
            <text:p>1969-01-23 00:22:40.546875 EST-0500</text:p>
          </table:table-cell>
          <table:table-cell office:value-type="string">
            <text:p>N</text:p>
          </table:table-cell>
          <table:table-cell office:value-type="float" office:value="76.4020715237">
            <text:p>76.4020715237</text:p>
          </table:table-cell>
          <table:table-cell office:value-type="float" office:value="52.9770827356">
            <text:p>52.9770827356</text:p>
          </table:table-cell>
          <table:table-cell office:value-type="float" office:value="76.4020715237">
            <text:p>76.4020715237</text:p>
          </table:table-cell>
          <table:table-cell office:value-type="float" office:value="52.9770827356">
            <text:p>52.97708273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356.28108">
            <text:p>2440356.28108</text:p>
          </table:table-cell>
          <table:table-cell office:value-type="string">
            <text:p>1969-05-14 13:44:45.937500 EST-0500</text:p>
          </table:table-cell>
          <table:table-cell office:value-type="string">
            <text:p>S</text:p>
          </table:table-cell>
          <table:table-cell office:value-type="float" office:value="256.401129469">
            <text:p>256.401129469</text:p>
          </table:table-cell>
          <table:table-cell office:value-type="float" office:value="232.97212014">
            <text:p>232.97212014</text:p>
          </table:table-cell>
          <table:table-cell office:value-type="float" office:value="76.4011294686">
            <text:p>76.4011294686</text:p>
          </table:table-cell>
          <table:table-cell office:value-type="float" office:value="52.9721201403">
            <text:p>52.97212014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469.425">
            <text:p>2440469.425</text:p>
          </table:table-cell>
          <table:table-cell office:value-type="string">
            <text:p>1969-09-04 17:12:00.703125 EST-0500</text:p>
          </table:table-cell>
          <table:table-cell office:value-type="string">
            <text:p>N</text:p>
          </table:table-cell>
          <table:table-cell office:value-type="float" office:value="76.4057868784">
            <text:p>76.4057868784</text:p>
          </table:table-cell>
          <table:table-cell office:value-type="float" office:value="52.9714292719">
            <text:p>52.9714292719</text:p>
          </table:table-cell>
          <table:table-cell office:value-type="float" office:value="76.4057868784">
            <text:p>76.4057868784</text:p>
          </table:table-cell>
          <table:table-cell office:value-type="float" office:value="52.9714292719">
            <text:p>52.97142927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580.97896">
            <text:p>2440580.97896</text:p>
          </table:table-cell>
          <table:table-cell office:value-type="string">
            <text:p>1969-12-25 06:29:42.421875 EST-0500</text:p>
          </table:table-cell>
          <table:table-cell office:value-type="string">
            <text:p>S</text:p>
          </table:table-cell>
          <table:table-cell office:value-type="float" office:value="256.409720167">
            <text:p>256.409720167</text:p>
          </table:table-cell>
          <table:table-cell office:value-type="float" office:value="232.970710395">
            <text:p>232.970710395</text:p>
          </table:table-cell>
          <table:table-cell office:value-type="float" office:value="76.4097201674">
            <text:p>76.4097201674</text:p>
          </table:table-cell>
          <table:table-cell office:value-type="float" office:value="52.9707103952">
            <text:p>52.970710395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694.12471">
            <text:p>2440694.12471</text:p>
          </table:table-cell>
          <table:table-cell office:value-type="string">
            <text:p>1970-04-17 09:59:35.390625 EST-0500</text:p>
          </table:table-cell>
          <table:table-cell office:value-type="string">
            <text:p>N</text:p>
          </table:table-cell>
          <table:table-cell office:value-type="float" office:value="76.412604274">
            <text:p>76.412604274</text:p>
          </table:table-cell>
          <table:table-cell office:value-type="float" office:value="52.9691076897">
            <text:p>52.9691076897</text:p>
          </table:table-cell>
          <table:table-cell office:value-type="float" office:value="76.412604274">
            <text:p>76.412604274</text:p>
          </table:table-cell>
          <table:table-cell office:value-type="float" office:value="52.9691076897">
            <text:p>52.969107689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805.67806">
            <text:p>2440805.67806</text:p>
          </table:table-cell>
          <table:table-cell office:value-type="string">
            <text:p>1970-08-06 23:16:24.375000 EST-0500</text:p>
          </table:table-cell>
          <table:table-cell office:value-type="string">
            <text:p>S</text:p>
          </table:table-cell>
          <table:table-cell office:value-type="float" office:value="256.417547844">
            <text:p>256.417547844</text:p>
          </table:table-cell>
          <table:table-cell office:value-type="float" office:value="232.968833104">
            <text:p>232.968833104</text:p>
          </table:table-cell>
          <table:table-cell office:value-type="float" office:value="76.4175478438">
            <text:p>76.4175478438</text:p>
          </table:table-cell>
          <table:table-cell office:value-type="float" office:value="52.9688331036">
            <text:p>52.96883310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0918.82198">
            <text:p>2440918.82198</text:p>
          </table:table-cell>
          <table:table-cell office:value-type="string">
            <text:p>1970-11-28 02:43:39.140625 EST-0500</text:p>
          </table:table-cell>
          <table:table-cell office:value-type="string">
            <text:p>N</text:p>
          </table:table-cell>
          <table:table-cell office:value-type="float" office:value="76.4183367184">
            <text:p>76.4183367184</text:p>
          </table:table-cell>
          <table:table-cell office:value-type="float" office:value="52.9655349698">
            <text:p>52.9655349698</text:p>
          </table:table-cell>
          <table:table-cell office:value-type="float" office:value="76.4183367184">
            <text:p>76.4183367184</text:p>
          </table:table-cell>
          <table:table-cell office:value-type="float" office:value="52.9655349698">
            <text:p>52.96553496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030.38204">
            <text:p>2441030.38204</text:p>
          </table:table-cell>
          <table:table-cell office:value-type="string">
            <text:p>1971-03-19 16:10:08.203125 EST-0500</text:p>
          </table:table-cell>
          <table:table-cell office:value-type="string">
            <text:p>S</text:p>
          </table:table-cell>
          <table:table-cell office:value-type="float" office:value="256.422770981">
            <text:p>256.422770981</text:p>
          </table:table-cell>
          <table:table-cell office:value-type="float" office:value="232.964892191">
            <text:p>232.964892191</text:p>
          </table:table-cell>
          <table:table-cell office:value-type="float" office:value="76.4227709814">
            <text:p>76.4227709814</text:p>
          </table:table-cell>
          <table:table-cell office:value-type="float" office:value="52.964892191">
            <text:p>52.9648921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143.51924">
            <text:p>2441143.51924</text:p>
          </table:table-cell>
          <table:table-cell office:value-type="string">
            <text:p>1971-07-10 19:27:42.890625 EST-0500</text:p>
          </table:table-cell>
          <table:table-cell office:value-type="string">
            <text:p>N</text:p>
          </table:table-cell>
          <table:table-cell office:value-type="float" office:value="76.4265938268">
            <text:p>76.4265938268</text:p>
          </table:table-cell>
          <table:table-cell office:value-type="float" office:value="52.9637816938">
            <text:p>52.9637816938</text:p>
          </table:table-cell>
          <table:table-cell office:value-type="float" office:value="76.4265938268">
            <text:p>76.4265938268</text:p>
          </table:table-cell>
          <table:table-cell office:value-type="float" office:value="52.9637816938">
            <text:p>52.96378169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255.08113">
            <text:p>2441255.08113</text:p>
          </table:table-cell>
          <table:table-cell office:value-type="string">
            <text:p>1971-10-30 08:56:50.156250 EST-0500</text:p>
          </table:table-cell>
          <table:table-cell office:value-type="string">
            <text:p>S</text:p>
          </table:table-cell>
          <table:table-cell office:value-type="float" office:value="256.430011449">
            <text:p>256.430011449</text:p>
          </table:table-cell>
          <table:table-cell office:value-type="float" office:value="232.963249161">
            <text:p>232.963249161</text:p>
          </table:table-cell>
          <table:table-cell office:value-type="float" office:value="76.4300114494">
            <text:p>76.4300114494</text:p>
          </table:table-cell>
          <table:table-cell office:value-type="float" office:value="52.9632491609">
            <text:p>52.96324916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368.21833">
            <text:p>2441368.21833</text:p>
          </table:table-cell>
          <table:table-cell office:value-type="string">
            <text:p>1972-02-20 12:14:24.843750 EST-0500</text:p>
          </table:table-cell>
          <table:table-cell office:value-type="string">
            <text:p>N</text:p>
          </table:table-cell>
          <table:table-cell office:value-type="float" office:value="76.4342451864">
            <text:p>76.4342451864</text:p>
          </table:table-cell>
          <table:table-cell office:value-type="float" office:value="52.962184374">
            <text:p>52.962184374</text:p>
          </table:table-cell>
          <table:table-cell office:value-type="float" office:value="76.4342451864">
            <text:p>76.4342451864</text:p>
          </table:table-cell>
          <table:table-cell office:value-type="float" office:value="52.962184374">
            <text:p>52.9621843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479.77778">
            <text:p>2441479.77778</text:p>
          </table:table-cell>
          <table:table-cell office:value-type="string">
            <text:p>1972-06-11 01:40:01.171875 EST-0500</text:p>
          </table:table-cell>
          <table:table-cell office:value-type="string">
            <text:p>S</text:p>
          </table:table-cell>
          <table:table-cell office:value-type="float" office:value="256.437532837">
            <text:p>256.437532837</text:p>
          </table:table-cell>
          <table:table-cell office:value-type="float" office:value="232.961348908">
            <text:p>232.961348908</text:p>
          </table:table-cell>
          <table:table-cell office:value-type="float" office:value="76.4375328367">
            <text:p>76.4375328367</text:p>
          </table:table-cell>
          <table:table-cell office:value-type="float" office:value="52.9613489076">
            <text:p>52.961348907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592.92232">
            <text:p>2441592.92232</text:p>
          </table:table-cell>
          <table:table-cell office:value-type="string">
            <text:p>1972-10-02 05:08:08.671875 EST-0500</text:p>
          </table:table-cell>
          <table:table-cell office:value-type="string">
            <text:p>N</text:p>
          </table:table-cell>
          <table:table-cell office:value-type="float" office:value="76.4403868029">
            <text:p>76.4403868029</text:p>
          </table:table-cell>
          <table:table-cell office:value-type="float" office:value="52.9596088094">
            <text:p>52.9596088094</text:p>
          </table:table-cell>
          <table:table-cell office:value-type="float" office:value="76.4403868029">
            <text:p>76.4403868029</text:p>
          </table:table-cell>
          <table:table-cell office:value-type="float" office:value="52.9596088094">
            <text:p>52.95960880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704.47445">
            <text:p>2441704.47445</text:p>
          </table:table-cell>
          <table:table-cell office:value-type="string">
            <text:p>1973-01-21 18:23:12.187500 EST-0500</text:p>
          </table:table-cell>
          <table:table-cell office:value-type="string">
            <text:p>S</text:p>
          </table:table-cell>
          <table:table-cell office:value-type="float" office:value="256.445043493">
            <text:p>256.445043493</text:p>
          </table:table-cell>
          <table:table-cell office:value-type="float" office:value="232.959356032">
            <text:p>232.959356032</text:p>
          </table:table-cell>
          <table:table-cell office:value-type="float" office:value="76.4450434933">
            <text:p>76.4450434933</text:p>
          </table:table-cell>
          <table:table-cell office:value-type="float" office:value="52.9593560318">
            <text:p>52.95935603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817.62142">
            <text:p>2441817.62142</text:p>
          </table:table-cell>
          <table:table-cell office:value-type="string">
            <text:p>1973-05-14 21:54:50.625000 EST-0500</text:p>
          </table:table-cell>
          <table:table-cell office:value-type="string">
            <text:p>N</text:p>
          </table:table-cell>
          <table:table-cell office:value-type="float" office:value="76.4474594455">
            <text:p>76.4474594455</text:p>
          </table:table-cell>
          <table:table-cell office:value-type="float" office:value="52.9580839543">
            <text:p>52.9580839543</text:p>
          </table:table-cell>
          <table:table-cell office:value-type="float" office:value="76.4474594455">
            <text:p>76.4474594455</text:p>
          </table:table-cell>
          <table:table-cell office:value-type="float" office:value="52.9580839543">
            <text:p>52.958083954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1929.17354">
            <text:p>2441929.17354</text:p>
          </table:table-cell>
          <table:table-cell office:value-type="string">
            <text:p>1973-09-03 11:09:54.140625 EST-0500</text:p>
          </table:table-cell>
          <table:table-cell office:value-type="string">
            <text:p>S</text:p>
          </table:table-cell>
          <table:table-cell office:value-type="float" office:value="256.451413262">
            <text:p>256.451413262</text:p>
          </table:table-cell>
          <table:table-cell office:value-type="float" office:value="232.957190533">
            <text:p>232.957190533</text:p>
          </table:table-cell>
          <table:table-cell office:value-type="float" office:value="76.4514132615">
            <text:p>76.4514132615</text:p>
          </table:table-cell>
          <table:table-cell office:value-type="float" office:value="52.9571905334">
            <text:p>52.95719053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042.31868">
            <text:p>2442042.31868</text:p>
          </table:table-cell>
          <table:table-cell office:value-type="string">
            <text:p>1973-12-25 14:38:54.375000 EST-0500</text:p>
          </table:table-cell>
          <table:table-cell office:value-type="string">
            <text:p>N</text:p>
          </table:table-cell>
          <table:table-cell office:value-type="float" office:value="76.4545171711">
            <text:p>76.4545171711</text:p>
          </table:table-cell>
          <table:table-cell office:value-type="float" office:value="52.9560124695">
            <text:p>52.9560124695</text:p>
          </table:table-cell>
          <table:table-cell office:value-type="float" office:value="76.4545171711">
            <text:p>76.4545171711</text:p>
          </table:table-cell>
          <table:table-cell office:value-type="float" office:value="52.9560124695">
            <text:p>52.95601246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153.87569">
            <text:p>2442153.87569</text:p>
          </table:table-cell>
          <table:table-cell office:value-type="string">
            <text:p>1974-04-16 04:00:59.765625 EST-0500</text:p>
          </table:table-cell>
          <table:table-cell office:value-type="string">
            <text:p>S</text:p>
          </table:table-cell>
          <table:table-cell office:value-type="float" office:value="256.453968523">
            <text:p>256.453968523</text:p>
          </table:table-cell>
          <table:table-cell office:value-type="float" office:value="232.951497523">
            <text:p>232.951497523</text:p>
          </table:table-cell>
          <table:table-cell office:value-type="float" office:value="76.4539685232">
            <text:p>76.4539685232</text:p>
          </table:table-cell>
          <table:table-cell office:value-type="float" office:value="52.9514975234">
            <text:p>52.95149752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267.01534">
            <text:p>2442267.01534</text:p>
          </table:table-cell>
          <table:table-cell office:value-type="string">
            <text:p>1974-08-07 07:22:05.390625 EST-0500</text:p>
          </table:table-cell>
          <table:table-cell office:value-type="string">
            <text:p>N</text:p>
          </table:table-cell>
          <table:table-cell office:value-type="float" office:value="76.4570615367">
            <text:p>76.4570615367</text:p>
          </table:table-cell>
          <table:table-cell office:value-type="float" office:value="52.9498522373">
            <text:p>52.9498522373</text:p>
          </table:table-cell>
          <table:table-cell office:value-type="float" office:value="76.4570615367">
            <text:p>76.4570615367</text:p>
          </table:table-cell>
          <table:table-cell office:value-type="float" office:value="52.9498522373">
            <text:p>52.949852237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378.57416">
            <text:p>2442378.57416</text:p>
          </table:table-cell>
          <table:table-cell office:value-type="string">
            <text:p>1974-11-26 20:46:48.984375 EST-0500</text:p>
          </table:table-cell>
          <table:table-cell office:value-type="string">
            <text:p>S</text:p>
          </table:table-cell>
          <table:table-cell office:value-type="float" office:value="256.459436254">
            <text:p>256.459436254</text:p>
          </table:table-cell>
          <table:table-cell office:value-type="float" office:value="232.948786453">
            <text:p>232.948786453</text:p>
          </table:table-cell>
          <table:table-cell office:value-type="float" office:value="76.4594362545">
            <text:p>76.4594362545</text:p>
          </table:table-cell>
          <table:table-cell office:value-type="float" office:value="52.9487864535">
            <text:p>52.94878645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491.71505">
            <text:p>2442491.71505</text:p>
          </table:table-cell>
          <table:table-cell office:value-type="string">
            <text:p>1975-03-20 00:09:40.078125 EST-0500</text:p>
          </table:table-cell>
          <table:table-cell office:value-type="string">
            <text:p>N</text:p>
          </table:table-cell>
          <table:table-cell office:value-type="float" office:value="76.4626427134">
            <text:p>76.4626427134</text:p>
          </table:table-cell>
          <table:table-cell office:value-type="float" office:value="52.9474226334">
            <text:p>52.9474226334</text:p>
          </table:table-cell>
          <table:table-cell office:value-type="float" office:value="76.4626427134">
            <text:p>76.4626427134</text:p>
          </table:table-cell>
          <table:table-cell office:value-type="float" office:value="52.9474226334">
            <text:p>52.94742263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603.27205">
            <text:p>2442603.27205</text:p>
          </table:table-cell>
          <table:table-cell office:value-type="string">
            <text:p>1975-07-09 13:31:45.468750 EST-0500</text:p>
          </table:table-cell>
          <table:table-cell office:value-type="string">
            <text:p>S</text:p>
          </table:table-cell>
          <table:table-cell office:value-type="float" office:value="256.466099281">
            <text:p>256.466099281</text:p>
          </table:table-cell>
          <table:table-cell office:value-type="float" office:value="232.946637781">
            <text:p>232.946637781</text:p>
          </table:table-cell>
          <table:table-cell office:value-type="float" office:value="76.4660992807">
            <text:p>76.4660992807</text:p>
          </table:table-cell>
          <table:table-cell office:value-type="float" office:value="52.9466377811">
            <text:p>52.94663778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716.41414">
            <text:p>2442716.41414</text:p>
          </table:table-cell>
          <table:table-cell office:value-type="string">
            <text:p>1975-10-30 16:56:22.031250 EST-0500</text:p>
          </table:table-cell>
          <table:table-cell office:value-type="string">
            <text:p>N</text:p>
          </table:table-cell>
          <table:table-cell office:value-type="float" office:value="76.4637593333">
            <text:p>76.4637593333</text:p>
          </table:table-cell>
          <table:table-cell office:value-type="float" office:value="52.9408713523">
            <text:p>52.9408713523</text:p>
          </table:table-cell>
          <table:table-cell office:value-type="float" office:value="76.4637593333">
            <text:p>76.4637593333</text:p>
          </table:table-cell>
          <table:table-cell office:value-type="float" office:value="52.9408713523">
            <text:p>52.94087135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827.96932">
            <text:p>2442827.96932</text:p>
          </table:table-cell>
          <table:table-cell office:value-type="string">
            <text:p>1976-02-19 06:15:49.218750 EST-0500</text:p>
          </table:table-cell>
          <table:table-cell office:value-type="string">
            <text:p>S</text:p>
          </table:table-cell>
          <table:table-cell office:value-type="float" office:value="256.467292694">
            <text:p>256.467292694</text:p>
          </table:table-cell>
          <table:table-cell office:value-type="float" office:value="232.939756364">
            <text:p>232.939756364</text:p>
          </table:table-cell>
          <table:table-cell office:value-type="float" office:value="76.4672926937">
            <text:p>76.4672926937</text:p>
          </table:table-cell>
          <table:table-cell office:value-type="float" office:value="52.9397563636">
            <text:p>52.93975636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2941.1114">
            <text:p>2442941.1114</text:p>
          </table:table-cell>
          <table:table-cell office:value-type="string">
            <text:p>1976-06-11 09:40:25.781250 EST-0500</text:p>
          </table:table-cell>
          <table:table-cell office:value-type="string">
            <text:p>N</text:p>
          </table:table-cell>
          <table:table-cell office:value-type="float" office:value="76.469614836">
            <text:p>76.469614836</text:p>
          </table:table-cell>
          <table:table-cell office:value-type="float" office:value="52.9385514708">
            <text:p>52.9385514708</text:p>
          </table:table-cell>
          <table:table-cell office:value-type="float" office:value="76.469614836">
            <text:p>76.469614836</text:p>
          </table:table-cell>
          <table:table-cell office:value-type="float" office:value="52.9385514708">
            <text:p>52.938551470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052.66902">
            <text:p>2443052.66902</text:p>
          </table:table-cell>
          <table:table-cell office:value-type="string">
            <text:p>1976-09-30 23:03:23.906250 EST-0500</text:p>
          </table:table-cell>
          <table:table-cell office:value-type="string">
            <text:p>S</text:p>
          </table:table-cell>
          <table:table-cell office:value-type="float" office:value="256.472751996">
            <text:p>256.472751996</text:p>
          </table:table-cell>
          <table:table-cell office:value-type="float" office:value="232.937789103">
            <text:p>232.937789103</text:p>
          </table:table-cell>
          <table:table-cell office:value-type="float" office:value="76.472751996">
            <text:p>76.472751996</text:p>
          </table:table-cell>
          <table:table-cell office:value-type="float" office:value="52.9377891032">
            <text:p>52.93778910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165.8099">
            <text:p>2443165.8099</text:p>
          </table:table-cell>
          <table:table-cell office:value-type="string">
            <text:p>1977-01-22 02:26:15.000000 EST-0500</text:p>
          </table:table-cell>
          <table:table-cell office:value-type="string">
            <text:p>N</text:p>
          </table:table-cell>
          <table:table-cell office:value-type="float" office:value="76.4768552623">
            <text:p>76.4768552623</text:p>
          </table:table-cell>
          <table:table-cell office:value-type="float" office:value="52.9374972591">
            <text:p>52.9374972591</text:p>
          </table:table-cell>
          <table:table-cell office:value-type="float" office:value="76.4768552623">
            <text:p>76.4768552623</text:p>
          </table:table-cell>
          <table:table-cell office:value-type="float" office:value="52.9374972591">
            <text:p>52.93749725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277.3669">
            <text:p>2443277.3669</text:p>
          </table:table-cell>
          <table:table-cell office:value-type="string">
            <text:p>1977-05-13 15:48:20.390625 EST-0500</text:p>
          </table:table-cell>
          <table:table-cell office:value-type="string">
            <text:p>S</text:p>
          </table:table-cell>
          <table:table-cell office:value-type="float" office:value="256.475854476">
            <text:p>256.475854476</text:p>
          </table:table-cell>
          <table:table-cell office:value-type="float" office:value="232.933407573">
            <text:p>232.933407573</text:p>
          </table:table-cell>
          <table:table-cell office:value-type="float" office:value="76.4758544758">
            <text:p>76.4758544758</text:p>
          </table:table-cell>
          <table:table-cell office:value-type="float" office:value="52.9334075733">
            <text:p>52.93340757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390.51082">
            <text:p>2443390.51082</text:p>
          </table:table-cell>
          <table:table-cell office:value-type="string">
            <text:p>1977-09-03 19:15:35.156250 EST-0500</text:p>
          </table:table-cell>
          <table:table-cell office:value-type="string">
            <text:p>N</text:p>
          </table:table-cell>
          <table:table-cell office:value-type="float" office:value="76.4788656059">
            <text:p>76.4788656059</text:p>
          </table:table-cell>
          <table:table-cell office:value-type="float" office:value="52.9321067414">
            <text:p>52.9321067414</text:p>
          </table:table-cell>
          <table:table-cell office:value-type="float" office:value="76.4788656059">
            <text:p>76.4788656059</text:p>
          </table:table-cell>
          <table:table-cell office:value-type="float" office:value="52.9321067414">
            <text:p>52.93210674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502.06538">
            <text:p>2443502.06538</text:p>
          </table:table-cell>
          <table:table-cell office:value-type="string">
            <text:p>1977-12-24 08:34:09.609375 EST-0500</text:p>
          </table:table-cell>
          <table:table-cell office:value-type="string">
            <text:p>S</text:p>
          </table:table-cell>
          <table:table-cell office:value-type="float" office:value="256.48236649">
            <text:p>256.48236649</text:p>
          </table:table-cell>
          <table:table-cell office:value-type="float" office:value="232.931953335">
            <text:p>232.931953335</text:p>
          </table:table-cell>
          <table:table-cell office:value-type="float" office:value="76.4823664897">
            <text:p>76.4823664897</text:p>
          </table:table-cell>
          <table:table-cell office:value-type="float" office:value="52.9319533353">
            <text:p>52.931953335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615.21114">
            <text:p>2443615.21114</text:p>
          </table:table-cell>
          <table:table-cell office:value-type="string">
            <text:p>1978-04-16 12:04:02.578125 EST-0500</text:p>
          </table:table-cell>
          <table:table-cell office:value-type="string">
            <text:p>N</text:p>
          </table:table-cell>
          <table:table-cell office:value-type="float" office:value="76.484682907">
            <text:p>76.484682907</text:p>
          </table:table-cell>
          <table:table-cell office:value-type="float" office:value="52.9306799814">
            <text:p>52.9306799814</text:p>
          </table:table-cell>
          <table:table-cell office:value-type="float" office:value="76.484682907">
            <text:p>76.484682907</text:p>
          </table:table-cell>
          <table:table-cell office:value-type="float" office:value="52.9306799814">
            <text:p>52.93067998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726.76448">
            <text:p>2443726.76448</text:p>
          </table:table-cell>
          <table:table-cell office:value-type="string">
            <text:p>1978-08-06 01:20:51.562500 EST-0500</text:p>
          </table:table-cell>
          <table:table-cell office:value-type="string">
            <text:p>S</text:p>
          </table:table-cell>
          <table:table-cell office:value-type="float" office:value="256.488202836">
            <text:p>256.488202836</text:p>
          </table:table-cell>
          <table:table-cell office:value-type="float" office:value="232.929860401">
            <text:p>232.929860401</text:p>
          </table:table-cell>
          <table:table-cell office:value-type="float" office:value="76.4882028358">
            <text:p>76.4882028358</text:p>
          </table:table-cell>
          <table:table-cell office:value-type="float" office:value="52.9298604012">
            <text:p>52.929860401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839.9084">
            <text:p>2443839.9084</text:p>
          </table:table-cell>
          <table:table-cell office:value-type="string">
            <text:p>1978-11-27 04:48:06.328125 EST-0500</text:p>
          </table:table-cell>
          <table:table-cell office:value-type="string">
            <text:p>N</text:p>
          </table:table-cell>
          <table:table-cell office:value-type="float" office:value="76.488487855">
            <text:p>76.488487855</text:p>
          </table:table-cell>
          <table:table-cell office:value-type="float" office:value="52.92706638">
            <text:p>52.92706638</text:p>
          </table:table-cell>
          <table:table-cell office:value-type="float" office:value="76.488487855">
            <text:p>76.488487855</text:p>
          </table:table-cell>
          <table:table-cell office:value-type="float" office:value="52.92706638">
            <text:p>52.927066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3951.46847">
            <text:p>2443951.46847</text:p>
          </table:table-cell>
          <table:table-cell office:value-type="string">
            <text:p>1979-03-18 18:14:35.390625 EST-0500</text:p>
          </table:table-cell>
          <table:table-cell office:value-type="string">
            <text:p>S</text:p>
          </table:table-cell>
          <table:table-cell office:value-type="float" office:value="256.491117487">
            <text:p>256.491117487</text:p>
          </table:table-cell>
          <table:table-cell office:value-type="float" office:value="232.925545597">
            <text:p>232.925545597</text:p>
          </table:table-cell>
          <table:table-cell office:value-type="float" office:value="76.4911174868">
            <text:p>76.4911174868</text:p>
          </table:table-cell>
          <table:table-cell office:value-type="float" office:value="52.925545597">
            <text:p>52.92554559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064.60506">
            <text:p>2444064.60506</text:p>
          </table:table-cell>
          <table:table-cell office:value-type="string">
            <text:p>1979-07-09 21:31:17.343750 EST-0500</text:p>
          </table:table-cell>
          <table:table-cell office:value-type="string">
            <text:p>N</text:p>
          </table:table-cell>
          <table:table-cell office:value-type="float" office:value="76.4944461964">
            <text:p>76.4944461964</text:p>
          </table:table-cell>
          <table:table-cell office:value-type="float" office:value="52.9248158334">
            <text:p>52.9248158334</text:p>
          </table:table-cell>
          <table:table-cell office:value-type="float" office:value="76.4944461964">
            <text:p>76.4944461964</text:p>
          </table:table-cell>
          <table:table-cell office:value-type="float" office:value="52.9248158334">
            <text:p>52.92481583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176.16694">
            <text:p>2444176.16694</text:p>
          </table:table-cell>
          <table:table-cell office:value-type="string">
            <text:p>1979-10-29 11:00:24.609375 EST-0500</text:p>
          </table:table-cell>
          <table:table-cell office:value-type="string">
            <text:p>S</text:p>
          </table:table-cell>
          <table:table-cell office:value-type="float" office:value="256.495625988">
            <text:p>256.495625988</text:p>
          </table:table-cell>
          <table:table-cell office:value-type="float" office:value="232.922771722">
            <text:p>232.922771722</text:p>
          </table:table-cell>
          <table:table-cell office:value-type="float" office:value="76.495625988">
            <text:p>76.495625988</text:p>
          </table:table-cell>
          <table:table-cell office:value-type="float" office:value="52.9227717222">
            <text:p>52.92277172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289.30355">
            <text:p>2444289.30355</text:p>
          </table:table-cell>
          <table:table-cell office:value-type="string">
            <text:p>1980-02-19 14:17:06.562500 EST-0500</text:p>
          </table:table-cell>
          <table:table-cell office:value-type="string">
            <text:p>N</text:p>
          </table:table-cell>
          <table:table-cell office:value-type="float" office:value="76.4999945376">
            <text:p>76.4999945376</text:p>
          </table:table-cell>
          <table:table-cell office:value-type="float" office:value="52.9225830404">
            <text:p>52.9225830404</text:p>
          </table:table-cell>
          <table:table-cell office:value-type="float" office:value="76.4999945376">
            <text:p>76.4999945376</text:p>
          </table:table-cell>
          <table:table-cell office:value-type="float" office:value="52.9225830404">
            <text:p>52.92258304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400.8636">
            <text:p>2444400.8636</text:p>
          </table:table-cell>
          <table:table-cell office:value-type="string">
            <text:p>1980-06-10 03:43:35.625000 EST-0500</text:p>
          </table:table-cell>
          <table:table-cell office:value-type="string">
            <text:p>S</text:p>
          </table:table-cell>
          <table:table-cell office:value-type="float" office:value="256.501496419">
            <text:p>256.501496419</text:p>
          </table:table-cell>
          <table:table-cell office:value-type="float" office:value="232.92073185">
            <text:p>232.92073185</text:p>
          </table:table-cell>
          <table:table-cell office:value-type="float" office:value="76.5014964191">
            <text:p>76.5014964191</text:p>
          </table:table-cell>
          <table:table-cell office:value-type="float" office:value="52.9207318496">
            <text:p>52.92073184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514.0063">
            <text:p>2444514.0063</text:p>
          </table:table-cell>
          <table:table-cell office:value-type="string">
            <text:p>1980-10-01 07:09:04.921875 EST-0500</text:p>
          </table:table-cell>
          <table:table-cell office:value-type="string">
            <text:p>N</text:p>
          </table:table-cell>
          <table:table-cell office:value-type="float" office:value="76.5033619219">
            <text:p>76.5033619219</text:p>
          </table:table-cell>
          <table:table-cell office:value-type="float" office:value="52.9186146878">
            <text:p>52.9186146878</text:p>
          </table:table-cell>
          <table:table-cell office:value-type="float" office:value="76.5033619219">
            <text:p>76.5033619219</text:p>
          </table:table-cell>
          <table:table-cell office:value-type="float" office:value="52.9186146878">
            <text:p>52.91861468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625.55964">
            <text:p>2444625.55964</text:p>
          </table:table-cell>
          <table:table-cell office:value-type="string">
            <text:p>1981-01-20 20:25:53.906250 EST-0500</text:p>
          </table:table-cell>
          <table:table-cell office:value-type="string">
            <text:p>S</text:p>
          </table:table-cell>
          <table:table-cell office:value-type="float" office:value="256.506961475">
            <text:p>256.506961475</text:p>
          </table:table-cell>
          <table:table-cell office:value-type="float" office:value="232.917758525">
            <text:p>232.917758525</text:p>
          </table:table-cell>
          <table:table-cell office:value-type="float" office:value="76.506961475">
            <text:p>76.506961475</text:p>
          </table:table-cell>
          <table:table-cell office:value-type="float" office:value="52.9177585251">
            <text:p>52.91775852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738.70479">
            <text:p>2444738.70479</text:p>
          </table:table-cell>
          <table:table-cell office:value-type="string">
            <text:p>1981-05-13 23:54:54.140625 EST-0500</text:p>
          </table:table-cell>
          <table:table-cell office:value-type="string">
            <text:p>N</text:p>
          </table:table-cell>
          <table:table-cell office:value-type="float" office:value="76.5089967423">
            <text:p>76.5089967423</text:p>
          </table:table-cell>
          <table:table-cell office:value-type="float" office:value="52.9164803456">
            <text:p>52.9164803456</text:p>
          </table:table-cell>
          <table:table-cell office:value-type="float" office:value="76.5089967423">
            <text:p>76.5089967423</text:p>
          </table:table-cell>
          <table:table-cell office:value-type="float" office:value="52.9164803456">
            <text:p>52.91648034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850.25874">
            <text:p>2444850.25874</text:p>
          </table:table-cell>
          <table:table-cell office:value-type="string">
            <text:p>1981-09-02 13:12:35.859375 EST-0500</text:p>
          </table:table-cell>
          <table:table-cell office:value-type="string">
            <text:p>S</text:p>
          </table:table-cell>
          <table:table-cell office:value-type="float" office:value="256.512577216">
            <text:p>256.512577216</text:p>
          </table:table-cell>
          <table:table-cell office:value-type="float" office:value="232.915604651">
            <text:p>232.915604651</text:p>
          </table:table-cell>
          <table:table-cell office:value-type="float" office:value="76.5125772158">
            <text:p>76.5125772158</text:p>
          </table:table-cell>
          <table:table-cell office:value-type="float" office:value="52.915604651">
            <text:p>52.9156046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4963.40145">
            <text:p>2444963.40145</text:p>
          </table:table-cell>
          <table:table-cell office:value-type="string">
            <text:p>1981-12-24 16:38:05.156250 EST-0500</text:p>
          </table:table-cell>
          <table:table-cell office:value-type="string">
            <text:p>N</text:p>
          </table:table-cell>
          <table:table-cell office:value-type="float" office:value="76.514864367">
            <text:p>76.514864367</text:p>
          </table:table-cell>
          <table:table-cell office:value-type="float" office:value="52.9139335097">
            <text:p>52.9139335097</text:p>
          </table:table-cell>
          <table:table-cell office:value-type="float" office:value="76.514864367">
            <text:p>76.514864367</text:p>
          </table:table-cell>
          <table:table-cell office:value-type="float" office:value="52.9139335097">
            <text:p>52.913933509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074.9615">
            <text:p>2445074.9615</text:p>
          </table:table-cell>
          <table:table-cell office:value-type="string">
            <text:p>1982-04-15 06:04:34.218750 EST-0500</text:p>
          </table:table-cell>
          <table:table-cell office:value-type="string">
            <text:p>S</text:p>
          </table:table-cell>
          <table:table-cell office:value-type="float" office:value="256.515527871">
            <text:p>256.515527871</text:p>
          </table:table-cell>
          <table:table-cell office:value-type="float" office:value="232.910731251">
            <text:p>232.910731251</text:p>
          </table:table-cell>
          <table:table-cell office:value-type="float" office:value="76.515527871">
            <text:p>76.515527871</text:p>
          </table:table-cell>
          <table:table-cell office:value-type="float" office:value="52.9107312511">
            <text:p>52.91073125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188.09932">
            <text:p>2445188.09932</text:p>
          </table:table-cell>
          <table:table-cell office:value-type="string">
            <text:p>1982-08-06 09:23:01.640625 EST-0500</text:p>
          </table:table-cell>
          <table:table-cell office:value-type="string">
            <text:p>N</text:p>
          </table:table-cell>
          <table:table-cell office:value-type="float" office:value="76.5195948155">
            <text:p>76.5195948155</text:p>
          </table:table-cell>
          <table:table-cell office:value-type="float" office:value="52.9099753505">
            <text:p>52.9099753505</text:p>
          </table:table-cell>
          <table:table-cell office:value-type="float" office:value="76.5195948155">
            <text:p>76.5195948155</text:p>
          </table:table-cell>
          <table:table-cell office:value-type="float" office:value="52.9099753505">
            <text:p>52.90997535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299.65999">
            <text:p>2445299.65999</text:p>
          </table:table-cell>
          <table:table-cell office:value-type="string">
            <text:p>1982-11-25 22:50:23.437500 EST-0500</text:p>
          </table:table-cell>
          <table:table-cell office:value-type="string">
            <text:p>S</text:p>
          </table:table-cell>
          <table:table-cell office:value-type="float" office:value="256.521434766">
            <text:p>256.521434766</text:p>
          </table:table-cell>
          <table:table-cell office:value-type="float" office:value="232.90832604">
            <text:p>232.90832604</text:p>
          </table:table-cell>
          <table:table-cell office:value-type="float" office:value="76.5214347661">
            <text:p>76.5214347661</text:p>
          </table:table-cell>
          <table:table-cell office:value-type="float" office:value="52.9083260404">
            <text:p>52.90832604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412.79903">
            <text:p>2445412.79903</text:p>
          </table:table-cell>
          <table:table-cell office:value-type="string">
            <text:p>1983-03-19 02:10:36.328125 EST-0500</text:p>
          </table:table-cell>
          <table:table-cell office:value-type="string">
            <text:p>N</text:p>
          </table:table-cell>
          <table:table-cell office:value-type="float" office:value="76.5252649995">
            <text:p>76.5252649995</text:p>
          </table:table-cell>
          <table:table-cell office:value-type="float" office:value="52.9075256907">
            <text:p>52.9075256907</text:p>
          </table:table-cell>
          <table:table-cell office:value-type="float" office:value="76.5252649995">
            <text:p>76.5252649995</text:p>
          </table:table-cell>
          <table:table-cell office:value-type="float" office:value="52.9075256907">
            <text:p>52.90752569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524.35848">
            <text:p>2445524.35848</text:p>
          </table:table-cell>
          <table:table-cell office:value-type="string">
            <text:p>1983-07-08 15:36:12.656250 EST-0500</text:p>
          </table:table-cell>
          <table:table-cell office:value-type="string">
            <text:p>S</text:p>
          </table:table-cell>
          <table:table-cell office:value-type="float" office:value="256.529582672">
            <text:p>256.529582672</text:p>
          </table:table-cell>
          <table:table-cell office:value-type="float" office:value="232.907371901">
            <text:p>232.907371901</text:p>
          </table:table-cell>
          <table:table-cell office:value-type="float" office:value="76.5295826724">
            <text:p>76.5295826724</text:p>
          </table:table-cell>
          <table:table-cell office:value-type="float" office:value="52.9073719009">
            <text:p>52.90737190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637.49935">
            <text:p>2445637.49935</text:p>
          </table:table-cell>
          <table:table-cell office:value-type="string">
            <text:p>1983-10-29 18:59:03.750000 EST-0500</text:p>
          </table:table-cell>
          <table:table-cell office:value-type="string">
            <text:p>N</text:p>
          </table:table-cell>
          <table:table-cell office:value-type="float" office:value="76.5283913628">
            <text:p>76.5283913628</text:p>
          </table:table-cell>
          <table:table-cell office:value-type="float" office:value="52.9022360218">
            <text:p>52.9022360218</text:p>
          </table:table-cell>
          <table:table-cell office:value-type="float" office:value="76.5283913628">
            <text:p>76.5283913628</text:p>
          </table:table-cell>
          <table:table-cell office:value-type="float" office:value="52.9022360218">
            <text:p>52.90223602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749.05574">
            <text:p>2445749.05574</text:p>
          </table:table-cell>
          <table:table-cell office:value-type="string">
            <text:p>1984-02-18 08:20:16.406250 EST-0500</text:p>
          </table:table-cell>
          <table:table-cell office:value-type="string">
            <text:p>S</text:p>
          </table:table-cell>
          <table:table-cell office:value-type="float" office:value="256.532831206">
            <text:p>256.532831206</text:p>
          </table:table-cell>
          <table:table-cell office:value-type="float" office:value="232.901550187">
            <text:p>232.901550187</text:p>
          </table:table-cell>
          <table:table-cell office:value-type="float" office:value="76.5328312061">
            <text:p>76.5328312061</text:p>
          </table:table-cell>
          <table:table-cell office:value-type="float" office:value="52.9015501865">
            <text:p>52.90155018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862.19783">
            <text:p>2445862.19783</text:p>
          </table:table-cell>
          <table:table-cell office:value-type="string">
            <text:p>1984-06-10 11:44:52.968750 EST-0500</text:p>
          </table:table-cell>
          <table:table-cell office:value-type="string">
            <text:p>N</text:p>
          </table:table-cell>
          <table:table-cell office:value-type="float" office:value="76.5364812022">
            <text:p>76.5364812022</text:p>
          </table:table-cell>
          <table:table-cell office:value-type="float" office:value="52.9012461693">
            <text:p>52.9012461693</text:p>
          </table:table-cell>
          <table:table-cell office:value-type="float" office:value="76.5364812022">
            <text:p>76.5364812022</text:p>
          </table:table-cell>
          <table:table-cell office:value-type="float" office:value="52.9012461693">
            <text:p>52.901246169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5973.75545">
            <text:p>2445973.75545</text:p>
          </table:table-cell>
          <table:table-cell office:value-type="string">
            <text:p>1984-09-30 01:07:51.093750 EST-0500</text:p>
          </table:table-cell>
          <table:table-cell office:value-type="string">
            <text:p>S</text:p>
          </table:table-cell>
          <table:table-cell office:value-type="float" office:value="256.539752974">
            <text:p>256.539752974</text:p>
          </table:table-cell>
          <table:table-cell office:value-type="float" office:value="232.900012201">
            <text:p>232.900012201</text:p>
          </table:table-cell>
          <table:table-cell office:value-type="float" office:value="76.5397529744">
            <text:p>76.5397529744</text:p>
          </table:table-cell>
          <table:table-cell office:value-type="float" office:value="52.9000122013">
            <text:p>52.900012201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086.89632">
            <text:p>2446086.89632</text:p>
          </table:table-cell>
          <table:table-cell office:value-type="string">
            <text:p>1985-01-21 04:30:42.187500 EST-0500</text:p>
          </table:table-cell>
          <table:table-cell office:value-type="string">
            <text:p>N</text:p>
          </table:table-cell>
          <table:table-cell office:value-type="float" office:value="76.5445964205">
            <text:p>76.5445964205</text:p>
          </table:table-cell>
          <table:table-cell office:value-type="float" office:value="52.8996776637">
            <text:p>52.8996776637</text:p>
          </table:table-cell>
          <table:table-cell office:value-type="float" office:value="76.5445964205">
            <text:p>76.5445964205</text:p>
          </table:table-cell>
          <table:table-cell office:value-type="float" office:value="52.8996776637">
            <text:p>52.899677663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198.4521">
            <text:p>2446198.4521</text:p>
          </table:table-cell>
          <table:table-cell office:value-type="string">
            <text:p>1985-05-12 17:51:02.109375 EST-0500</text:p>
          </table:table-cell>
          <table:table-cell office:value-type="string">
            <text:p>S</text:p>
          </table:table-cell>
          <table:table-cell office:value-type="float" office:value="256.543048614">
            <text:p>256.543048614</text:p>
          </table:table-cell>
          <table:table-cell office:value-type="float" office:value="232.894207305">
            <text:p>232.894207305</text:p>
          </table:table-cell>
          <table:table-cell office:value-type="float" office:value="76.5430486144">
            <text:p>76.5430486144</text:p>
          </table:table-cell>
          <table:table-cell office:value-type="float" office:value="52.8942073052">
            <text:p>52.894207305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311.59725">
            <text:p>2446311.59725</text:p>
          </table:table-cell>
          <table:table-cell office:value-type="string">
            <text:p>1985-09-02 21:20:02.343750 EST-0500</text:p>
          </table:table-cell>
          <table:table-cell office:value-type="string">
            <text:p>N</text:p>
          </table:table-cell>
          <table:table-cell office:value-type="float" office:value="76.5476770396">
            <text:p>76.5476770396</text:p>
          </table:table-cell>
          <table:table-cell office:value-type="float" office:value="52.8937735206">
            <text:p>52.8937735206</text:p>
          </table:table-cell>
          <table:table-cell office:value-type="float" office:value="76.5476770396">
            <text:p>76.5476770396</text:p>
          </table:table-cell>
          <table:table-cell office:value-type="float" office:value="52.8937735206">
            <text:p>52.89377352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423.14998">
            <text:p>2446423.14998</text:p>
          </table:table-cell>
          <table:table-cell office:value-type="string">
            <text:p>1985-12-23 10:35:58.593750 EST-0500</text:p>
          </table:table-cell>
          <table:table-cell office:value-type="string">
            <text:p>S</text:p>
          </table:table-cell>
          <table:table-cell office:value-type="float" office:value="256.550542943">
            <text:p>256.550542943</text:p>
          </table:table-cell>
          <table:table-cell office:value-type="float" office:value="232.892183407">
            <text:p>232.892183407</text:p>
          </table:table-cell>
          <table:table-cell office:value-type="float" office:value="76.5505429431">
            <text:p>76.5505429431</text:p>
          </table:table-cell>
          <table:table-cell office:value-type="float" office:value="52.8921834072">
            <text:p>52.892183407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536.29696">
            <text:p>2446536.29696</text:p>
          </table:table-cell>
          <table:table-cell office:value-type="string">
            <text:p>1986-04-15 14:07:37.031250 EST-0500</text:p>
          </table:table-cell>
          <table:table-cell office:value-type="string">
            <text:p>N</text:p>
          </table:table-cell>
          <table:table-cell office:value-type="float" office:value="76.5539831814">
            <text:p>76.5539831814</text:p>
          </table:table-cell>
          <table:table-cell office:value-type="float" office:value="52.891083872">
            <text:p>52.891083872</text:p>
          </table:table-cell>
          <table:table-cell office:value-type="float" office:value="76.5539831814">
            <text:p>76.5539831814</text:p>
          </table:table-cell>
          <table:table-cell office:value-type="float" office:value="52.891083872">
            <text:p>52.89108387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647.84846">
            <text:p>2446647.84846</text:p>
          </table:table-cell>
          <table:table-cell office:value-type="string">
            <text:p>1986-08-05 03:21:47.812500 EST-0500</text:p>
          </table:table-cell>
          <table:table-cell office:value-type="string">
            <text:p>S</text:p>
          </table:table-cell>
          <table:table-cell office:value-type="float" office:value="256.557697656">
            <text:p>256.557697656</text:p>
          </table:table-cell>
          <table:table-cell office:value-type="float" office:value="232.889469049">
            <text:p>232.889469049</text:p>
          </table:table-cell>
          <table:table-cell office:value-type="float" office:value="76.5576976564">
            <text:p>76.5576976564</text:p>
          </table:table-cell>
          <table:table-cell office:value-type="float" office:value="52.8894690488">
            <text:p>52.88946904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760.99361">
            <text:p>2446760.99361</text:p>
          </table:table-cell>
          <table:table-cell office:value-type="string">
            <text:p>1986-11-26 06:50:48.046875 EST-0500</text:p>
          </table:table-cell>
          <table:table-cell office:value-type="string">
            <text:p>N</text:p>
          </table:table-cell>
          <table:table-cell office:value-type="float" office:value="76.55823785">
            <text:p>76.55823785</text:p>
          </table:table-cell>
          <table:table-cell office:value-type="float" office:value="52.8859465944">
            <text:p>52.8859465944</text:p>
          </table:table-cell>
          <table:table-cell office:value-type="float" office:value="76.55823785">
            <text:p>76.55823785</text:p>
          </table:table-cell>
          <table:table-cell office:value-type="float" office:value="52.8859465944">
            <text:p>52.88594659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872.55183">
            <text:p>2446872.55183</text:p>
          </table:table-cell>
          <table:table-cell office:value-type="string">
            <text:p>1987-03-17 20:14:38.906250 EST-0500</text:p>
          </table:table-cell>
          <table:table-cell office:value-type="string">
            <text:p>S</text:p>
          </table:table-cell>
          <table:table-cell office:value-type="float" office:value="256.561733016">
            <text:p>256.561733016</text:p>
          </table:table-cell>
          <table:table-cell office:value-type="float" office:value="232.884376699">
            <text:p>232.884376699</text:p>
          </table:table-cell>
          <table:table-cell office:value-type="float" office:value="76.5617330161">
            <text:p>76.5617330161</text:p>
          </table:table-cell>
          <table:table-cell office:value-type="float" office:value="52.8843766995">
            <text:p>52.88437669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6985.69026">
            <text:p>2446985.69026</text:p>
          </table:table-cell>
          <table:table-cell office:value-type="string">
            <text:p>1987-07-08 23:33:59.062500 EST-0500</text:p>
          </table:table-cell>
          <table:table-cell office:value-type="string">
            <text:p>N</text:p>
          </table:table-cell>
          <table:table-cell office:value-type="float" office:value="76.5660109904">
            <text:p>76.5660109904</text:p>
          </table:table-cell>
          <table:table-cell office:value-type="float" office:value="52.8837066754">
            <text:p>52.8837066754</text:p>
          </table:table-cell>
          <table:table-cell office:value-type="float" office:value="76.5660109904">
            <text:p>76.5660109904</text:p>
          </table:table-cell>
          <table:table-cell office:value-type="float" office:value="52.8837066754">
            <text:p>52.883706675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097.25092">
            <text:p>2447097.25092</text:p>
          </table:table-cell>
          <table:table-cell office:value-type="string">
            <text:p>1987-10-28 13:01:20.859375 EST-0500</text:p>
          </table:table-cell>
          <table:table-cell office:value-type="string">
            <text:p>S</text:p>
          </table:table-cell>
          <table:table-cell office:value-type="float" office:value="256.568824061">
            <text:p>256.568824061</text:p>
          </table:table-cell>
          <table:table-cell office:value-type="float" office:value="232.882250898">
            <text:p>232.882250898</text:p>
          </table:table-cell>
          <table:table-cell office:value-type="float" office:value="76.5688240606">
            <text:p>76.5688240606</text:p>
          </table:table-cell>
          <table:table-cell office:value-type="float" office:value="52.8822508976">
            <text:p>52.882250897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210.38875">
            <text:p>2447210.38875</text:p>
          </table:table-cell>
          <table:table-cell office:value-type="string">
            <text:p>1988-02-18 16:19:48.281250 EST-0500</text:p>
          </table:table-cell>
          <table:table-cell office:value-type="string">
            <text:p>N</text:p>
          </table:table-cell>
          <table:table-cell office:value-type="float" office:value="76.5735164589">
            <text:p>76.5735164589</text:p>
          </table:table-cell>
          <table:table-cell office:value-type="float" office:value="52.8813935845">
            <text:p>52.8813935845</text:p>
          </table:table-cell>
          <table:table-cell office:value-type="float" office:value="76.5735164589">
            <text:p>76.5735164589</text:p>
          </table:table-cell>
          <table:table-cell office:value-type="float" office:value="52.8813935845">
            <text:p>52.88139358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321.9482">
            <text:p>2447321.9482</text:p>
          </table:table-cell>
          <table:table-cell office:value-type="string">
            <text:p>1988-06-09 05:45:24.609375 EST-0500</text:p>
          </table:table-cell>
          <table:table-cell office:value-type="string">
            <text:p>S</text:p>
          </table:table-cell>
          <table:table-cell office:value-type="float" office:value="256.577008421">
            <text:p>256.577008421</text:p>
          </table:table-cell>
          <table:table-cell office:value-type="float" office:value="232.880698144">
            <text:p>232.880698144</text:p>
          </table:table-cell>
          <table:table-cell office:value-type="float" office:value="76.5770084207">
            <text:p>76.5770084207</text:p>
          </table:table-cell>
          <table:table-cell office:value-type="float" office:value="52.8806981438">
            <text:p>52.88069814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435.09212">
            <text:p>2447435.09212</text:p>
          </table:table-cell>
          <table:table-cell office:value-type="string">
            <text:p>1988-09-30 09:12:39.375000 EST-0500</text:p>
          </table:table-cell>
          <table:table-cell office:value-type="string">
            <text:p>N</text:p>
          </table:table-cell>
          <table:table-cell office:value-type="float" office:value="76.5794278398">
            <text:p>76.5794278398</text:p>
          </table:table-cell>
          <table:table-cell office:value-type="float" office:value="52.8783201977">
            <text:p>52.8783201977</text:p>
          </table:table-cell>
          <table:table-cell office:value-type="float" office:value="76.5794278398">
            <text:p>76.5794278398</text:p>
          </table:table-cell>
          <table:table-cell office:value-type="float" office:value="52.8783201977">
            <text:p>52.878320197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546.64485">
            <text:p>2447546.64485</text:p>
          </table:table-cell>
          <table:table-cell office:value-type="string">
            <text:p>1989-01-19 22:28:35.625000 EST-0500</text:p>
          </table:table-cell>
          <table:table-cell office:value-type="string">
            <text:p>S</text:p>
          </table:table-cell>
          <table:table-cell office:value-type="float" office:value="256.584216068">
            <text:p>256.584216068</text:p>
          </table:table-cell>
          <table:table-cell office:value-type="float" office:value="232.877857734">
            <text:p>232.877857734</text:p>
          </table:table-cell>
          <table:table-cell office:value-type="float" office:value="76.5842160683">
            <text:p>76.5842160683</text:p>
          </table:table-cell>
          <table:table-cell office:value-type="float" office:value="52.8778577345">
            <text:p>52.87785773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659.79121">
            <text:p>2447659.79121</text:p>
          </table:table-cell>
          <table:table-cell office:value-type="string">
            <text:p>1989-05-13 01:59:21.328125 EST-0500</text:p>
          </table:table-cell>
          <table:table-cell office:value-type="string">
            <text:p>N</text:p>
          </table:table-cell>
          <table:table-cell office:value-type="float" office:value="76.5873711253">
            <text:p>76.5873711253</text:p>
          </table:table-cell>
          <table:table-cell office:value-type="float" office:value="52.8768579199">
            <text:p>52.8768579199</text:p>
          </table:table-cell>
          <table:table-cell office:value-type="float" office:value="76.5873711253">
            <text:p>76.5873711253</text:p>
          </table:table-cell>
          <table:table-cell office:value-type="float" office:value="52.8768579199">
            <text:p>52.87685791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771.34455">
            <text:p>2447771.34455</text:p>
          </table:table-cell>
          <table:table-cell office:value-type="string">
            <text:p>1989-09-01 15:16:10.312500 EST-0500</text:p>
          </table:table-cell>
          <table:table-cell office:value-type="string">
            <text:p>S</text:p>
          </table:table-cell>
          <table:table-cell office:value-type="float" office:value="256.59184546">
            <text:p>256.59184546</text:p>
          </table:table-cell>
          <table:table-cell office:value-type="float" office:value="232.876209195">
            <text:p>232.876209195</text:p>
          </table:table-cell>
          <table:table-cell office:value-type="float" office:value="76.5918454598">
            <text:p>76.5918454598</text:p>
          </table:table-cell>
          <table:table-cell office:value-type="float" office:value="52.8762091948">
            <text:p>52.87620919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884.48908">
            <text:p>2447884.48908</text:p>
          </table:table-cell>
          <table:table-cell office:value-type="string">
            <text:p>1989-12-23 18:44:17.812500 EST-0500</text:p>
          </table:table-cell>
          <table:table-cell office:value-type="string">
            <text:p>N</text:p>
          </table:table-cell>
          <table:table-cell office:value-type="float" office:value="76.596292777">
            <text:p>76.596292777</text:p>
          </table:table-cell>
          <table:table-cell office:value-type="float" office:value="52.8761915741">
            <text:p>52.8761915741</text:p>
          </table:table-cell>
          <table:table-cell office:value-type="float" office:value="76.596292777">
            <text:p>76.596292777</text:p>
          </table:table-cell>
          <table:table-cell office:value-type="float" office:value="52.8761915741">
            <text:p>52.876191574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7996.04854">
            <text:p>2447996.04854</text:p>
          </table:table-cell>
          <table:table-cell office:value-type="string">
            <text:p>1990-04-14 08:09:54.140625 EST-0500</text:p>
          </table:table-cell>
          <table:table-cell office:value-type="string">
            <text:p>S</text:p>
          </table:table-cell>
          <table:table-cell office:value-type="float" office:value="256.596703234">
            <text:p>256.596703234</text:p>
          </table:table-cell>
          <table:table-cell office:value-type="float" office:value="232.872211329">
            <text:p>232.872211329</text:p>
          </table:table-cell>
          <table:table-cell office:value-type="float" office:value="76.5967032337">
            <text:p>76.5967032337</text:p>
          </table:table-cell>
          <table:table-cell office:value-type="float" office:value="52.8722113285">
            <text:p>52.87221132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109.18635">
            <text:p>2448109.18635</text:p>
          </table:table-cell>
          <table:table-cell office:value-type="string">
            <text:p>1990-08-05 11:28:21.562500 EST-0500</text:p>
          </table:table-cell>
          <table:table-cell office:value-type="string">
            <text:p>N</text:p>
          </table:table-cell>
          <table:table-cell office:value-type="float" office:value="76.6012634778">
            <text:p>76.6012634778</text:p>
          </table:table-cell>
          <table:table-cell office:value-type="float" office:value="52.8714629838">
            <text:p>52.8714629838</text:p>
          </table:table-cell>
          <table:table-cell office:value-type="float" office:value="76.6012634778">
            <text:p>76.6012634778</text:p>
          </table:table-cell>
          <table:table-cell office:value-type="float" office:value="52.8714629838">
            <text:p>52.87146298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220.74702">
            <text:p>2448220.74702</text:p>
          </table:table-cell>
          <table:table-cell office:value-type="string">
            <text:p>1990-11-25 00:55:43.359375 EST-0500</text:p>
          </table:table-cell>
          <table:table-cell office:value-type="string">
            <text:p>S</text:p>
          </table:table-cell>
          <table:table-cell office:value-type="float" office:value="256.603210106">
            <text:p>256.603210106</text:p>
          </table:table-cell>
          <table:table-cell office:value-type="float" office:value="232.8695491">
            <text:p>232.8695491</text:p>
          </table:table-cell>
          <table:table-cell office:value-type="float" office:value="76.603210106">
            <text:p>76.603210106</text:p>
          </table:table-cell>
          <table:table-cell office:value-type="float" office:value="52.8695490996">
            <text:p>52.86954909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333.88607">
            <text:p>2448333.88607</text:p>
          </table:table-cell>
          <table:table-cell office:value-type="string">
            <text:p>1991-03-18 04:15:56.250000 EST-0500</text:p>
          </table:table-cell>
          <table:table-cell office:value-type="string">
            <text:p>N</text:p>
          </table:table-cell>
          <table:table-cell office:value-type="float" office:value="76.6077090128">
            <text:p>76.6077090128</text:p>
          </table:table-cell>
          <table:table-cell office:value-type="float" office:value="52.869172079">
            <text:p>52.869172079</text:p>
          </table:table-cell>
          <table:table-cell office:value-type="float" office:value="76.6077090128">
            <text:p>76.6077090128</text:p>
          </table:table-cell>
          <table:table-cell office:value-type="float" office:value="52.869172079">
            <text:p>52.8691720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445.44551">
            <text:p>2448445.44551</text:p>
          </table:table-cell>
          <table:table-cell office:value-type="string">
            <text:p>1991-07-07 17:41:32.578125 EST-0500</text:p>
          </table:table-cell>
          <table:table-cell office:value-type="string">
            <text:p>S</text:p>
          </table:table-cell>
          <table:table-cell office:value-type="float" office:value="256.611398423">
            <text:p>256.611398423</text:p>
          </table:table-cell>
          <table:table-cell office:value-type="float" office:value="232.868320095">
            <text:p>232.868320095</text:p>
          </table:table-cell>
          <table:table-cell office:value-type="float" office:value="76.6113984226">
            <text:p>76.6113984226</text:p>
          </table:table-cell>
          <table:table-cell office:value-type="float" office:value="52.8683200951">
            <text:p>52.86832009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558.58516">
            <text:p>2448558.58516</text:p>
          </table:table-cell>
          <table:table-cell office:value-type="string">
            <text:p>1991-10-28 21:02:38.203125 EST-0500</text:p>
          </table:table-cell>
          <table:table-cell office:value-type="string">
            <text:p>N</text:p>
          </table:table-cell>
          <table:table-cell office:value-type="float" office:value="76.6094356935">
            <text:p>76.6094356935</text:p>
          </table:table-cell>
          <table:table-cell office:value-type="float" office:value="52.8623013289">
            <text:p>52.8623013289</text:p>
          </table:table-cell>
          <table:table-cell office:value-type="float" office:value="76.6094356935">
            <text:p>76.6094356935</text:p>
          </table:table-cell>
          <table:table-cell office:value-type="float" office:value="52.8623013289">
            <text:p>52.86230132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670.14216">
            <text:p>2448670.14216</text:p>
          </table:table-cell>
          <table:table-cell office:value-type="string">
            <text:p>1992-02-17 10:24:43.593750 EST-0500</text:p>
          </table:table-cell>
          <table:table-cell office:value-type="string">
            <text:p>S</text:p>
          </table:table-cell>
          <table:table-cell office:value-type="float" office:value="256.614024214">
            <text:p>256.614024214</text:p>
          </table:table-cell>
          <table:table-cell office:value-type="float" office:value="232.861755332">
            <text:p>232.861755332</text:p>
          </table:table-cell>
          <table:table-cell office:value-type="float" office:value="76.6140242139">
            <text:p>76.6140242139</text:p>
          </table:table-cell>
          <table:table-cell office:value-type="float" office:value="52.861755332">
            <text:p>52.8617553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783.28303">
            <text:p>2448783.28303</text:p>
          </table:table-cell>
          <table:table-cell office:value-type="string">
            <text:p>1992-06-09 13:47:34.687500 EST-0500</text:p>
          </table:table-cell>
          <table:table-cell office:value-type="string">
            <text:p>N</text:p>
          </table:table-cell>
          <table:table-cell office:value-type="float" office:value="76.6166770186">
            <text:p>76.6166770186</text:p>
          </table:table-cell>
          <table:table-cell office:value-type="float" office:value="52.8606160332">
            <text:p>52.8606160332</text:p>
          </table:table-cell>
          <table:table-cell office:value-type="float" office:value="76.6166770186">
            <text:p>76.6166770186</text:p>
          </table:table-cell>
          <table:table-cell office:value-type="float" office:value="52.8606160332">
            <text:p>52.86061603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8894.84126">
            <text:p>2448894.84126</text:p>
          </table:table-cell>
          <table:table-cell office:value-type="string">
            <text:p>1992-09-29 03:11:25.546875 EST-0500</text:p>
          </table:table-cell>
          <table:table-cell office:value-type="string">
            <text:p>S</text:p>
          </table:table-cell>
          <table:table-cell office:value-type="float" office:value="256.619619486">
            <text:p>256.619619486</text:p>
          </table:table-cell>
          <table:table-cell office:value-type="float" office:value="232.859316609">
            <text:p>232.859316609</text:p>
          </table:table-cell>
          <table:table-cell office:value-type="float" office:value="76.6196194856">
            <text:p>76.6196194856</text:p>
          </table:table-cell>
          <table:table-cell office:value-type="float" office:value="52.8593166089">
            <text:p>52.85931660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007.9803">
            <text:p>2449007.9803</text:p>
          </table:table-cell>
          <table:table-cell office:value-type="string">
            <text:p>1993-01-20 06:31:38.437500 EST-0500</text:p>
          </table:table-cell>
          <table:table-cell office:value-type="string">
            <text:p>N</text:p>
          </table:table-cell>
          <table:table-cell office:value-type="float" office:value="76.6230667263">
            <text:p>76.6230667263</text:p>
          </table:table-cell>
          <table:table-cell office:value-type="float" office:value="52.8579516199">
            <text:p>52.8579516199</text:p>
          </table:table-cell>
          <table:table-cell office:value-type="float" office:value="76.6230667263">
            <text:p>76.6230667263</text:p>
          </table:table-cell>
          <table:table-cell office:value-type="float" office:value="52.8579516199">
            <text:p>52.85795161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119.53791">
            <text:p>2449119.53791</text:p>
          </table:table-cell>
          <table:table-cell office:value-type="string">
            <text:p>1993-05-11 19:54:36.562500 EST-0500</text:p>
          </table:table-cell>
          <table:table-cell office:value-type="string">
            <text:p>S</text:p>
          </table:table-cell>
          <table:table-cell office:value-type="float" office:value="256.621990869">
            <text:p>256.621990869</text:p>
          </table:table-cell>
          <table:table-cell office:value-type="float" office:value="232.853332444">
            <text:p>232.853332444</text:p>
          </table:table-cell>
          <table:table-cell office:value-type="float" office:value="76.6219908695">
            <text:p>76.6219908695</text:p>
          </table:table-cell>
          <table:table-cell office:value-type="float" office:value="52.8533324442">
            <text:p>52.85333244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232.68123">
            <text:p>2449232.68123</text:p>
          </table:table-cell>
          <table:table-cell office:value-type="string">
            <text:p>1993-09-01 23:20:58.593750 EST-0500</text:p>
          </table:table-cell>
          <table:table-cell office:value-type="string">
            <text:p>N</text:p>
          </table:table-cell>
          <table:table-cell office:value-type="float" office:value="76.6259827772">
            <text:p>76.6259827772</text:p>
          </table:table-cell>
          <table:table-cell office:value-type="float" office:value="52.8526977652">
            <text:p>52.8526977652</text:p>
          </table:table-cell>
          <table:table-cell office:value-type="float" office:value="76.6259827772">
            <text:p>76.6259827772</text:p>
          </table:table-cell>
          <table:table-cell office:value-type="float" office:value="52.8526977652">
            <text:p>52.852697765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344.2358">
            <text:p>2449344.2358</text:p>
          </table:table-cell>
          <table:table-cell office:value-type="string">
            <text:p>1993-12-22 12:39:33.046875 EST-0500</text:p>
          </table:table-cell>
          <table:table-cell office:value-type="string">
            <text:p>S</text:p>
          </table:table-cell>
          <table:table-cell office:value-type="float" office:value="256.628615755">
            <text:p>256.628615755</text:p>
          </table:table-cell>
          <table:table-cell office:value-type="float" office:value="232.851519602">
            <text:p>232.851519602</text:p>
          </table:table-cell>
          <table:table-cell office:value-type="float" office:value="76.6286157552">
            <text:p>76.6286157552</text:p>
          </table:table-cell>
          <table:table-cell office:value-type="float" office:value="52.851519602">
            <text:p>52.8515196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457.38094">
            <text:p>2449457.38094</text:p>
          </table:table-cell>
          <table:table-cell office:value-type="string">
            <text:p>1994-04-14 16:08:33.281250 EST-0500</text:p>
          </table:table-cell>
          <table:table-cell office:value-type="string">
            <text:p>N</text:p>
          </table:table-cell>
          <table:table-cell office:value-type="float" office:value="76.6312328934">
            <text:p>76.6312328934</text:p>
          </table:table-cell>
          <table:table-cell office:value-type="float" office:value="52.8503036564">
            <text:p>52.8503036564</text:p>
          </table:table-cell>
          <table:table-cell office:value-type="float" office:value="76.6312328934">
            <text:p>76.6312328934</text:p>
          </table:table-cell>
          <table:table-cell office:value-type="float" office:value="52.8503036564">
            <text:p>52.85030365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568.9349">
            <text:p>2449568.9349</text:p>
          </table:table-cell>
          <table:table-cell office:value-type="string">
            <text:p>1994-08-04 05:26:15.000000 EST-0500</text:p>
          </table:table-cell>
          <table:table-cell office:value-type="string">
            <text:p>S</text:p>
          </table:table-cell>
          <table:table-cell office:value-type="float" office:value="256.635486614">
            <text:p>256.635486614</text:p>
          </table:table-cell>
          <table:table-cell office:value-type="float" office:value="232.849961565">
            <text:p>232.849961565</text:p>
          </table:table-cell>
          <table:table-cell office:value-type="float" office:value="76.6354866136">
            <text:p>76.6354866136</text:p>
          </table:table-cell>
          <table:table-cell office:value-type="float" office:value="52.8499615646">
            <text:p>52.849961564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682.07821">
            <text:p>2449682.07821</text:p>
          </table:table-cell>
          <table:table-cell office:value-type="string">
            <text:p>1994-11-25 08:52:37.031250 EST-0500</text:p>
          </table:table-cell>
          <table:table-cell office:value-type="string">
            <text:p>N</text:p>
          </table:table-cell>
          <table:table-cell office:value-type="float" office:value="76.6348155549">
            <text:p>76.6348155549</text:p>
          </table:table-cell>
          <table:table-cell office:value-type="float" office:value="52.8459546074">
            <text:p>52.8459546074</text:p>
          </table:table-cell>
          <table:table-cell office:value-type="float" office:value="76.6348155549">
            <text:p>76.6348155549</text:p>
          </table:table-cell>
          <table:table-cell office:value-type="float" office:value="52.8459546074">
            <text:p>52.84595460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793.63827">
            <text:p>2449793.63827</text:p>
          </table:table-cell>
          <table:table-cell office:value-type="string">
            <text:p>1995-03-16 22:19:06.093750 EST-0500</text:p>
          </table:table-cell>
          <table:table-cell office:value-type="string">
            <text:p>S</text:p>
          </table:table-cell>
          <table:table-cell office:value-type="float" office:value="256.638762762">
            <text:p>256.638762762</text:p>
          </table:table-cell>
          <table:table-cell office:value-type="float" office:value="232.845629261">
            <text:p>232.845629261</text:p>
          </table:table-cell>
          <table:table-cell office:value-type="float" office:value="76.6387627616">
            <text:p>76.6387627616</text:p>
          </table:table-cell>
          <table:table-cell office:value-type="float" office:value="52.8456292609">
            <text:p>52.84562926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49906.77546">
            <text:p>2449906.77546</text:p>
          </table:table-cell>
          <table:table-cell office:value-type="string">
            <text:p>1995-07-08 01:36:40.781250 EST-0500</text:p>
          </table:table-cell>
          <table:table-cell office:value-type="string">
            <text:p>N</text:p>
          </table:table-cell>
          <table:table-cell office:value-type="float" office:value="76.6414611261">
            <text:p>76.6414611261</text:p>
          </table:table-cell>
          <table:table-cell office:value-type="float" office:value="52.8443824155">
            <text:p>52.8443824155</text:p>
          </table:table-cell>
          <table:table-cell office:value-type="float" office:value="76.6414611261">
            <text:p>76.6414611261</text:p>
          </table:table-cell>
          <table:table-cell office:value-type="float" office:value="52.8443824155">
            <text:p>52.84438241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018.33736">
            <text:p>2450018.33736</text:p>
          </table:table-cell>
          <table:table-cell office:value-type="string">
            <text:p>1995-10-27 15:05:48.046875 EST-0500</text:p>
          </table:table-cell>
          <table:table-cell office:value-type="string">
            <text:p>S</text:p>
          </table:table-cell>
          <table:table-cell office:value-type="float" office:value="256.644200272">
            <text:p>256.644200272</text:p>
          </table:table-cell>
          <table:table-cell office:value-type="float" office:value="232.843796536">
            <text:p>232.843796536</text:p>
          </table:table-cell>
          <table:table-cell office:value-type="float" office:value="76.6442002717">
            <text:p>76.6442002717</text:p>
          </table:table-cell>
          <table:table-cell office:value-type="float" office:value="52.843796536">
            <text:p>52.8437965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131.47518">
            <text:p>2450131.47518</text:p>
          </table:table-cell>
          <table:table-cell office:value-type="string">
            <text:p>1996-02-17 18:24:15.468750 EST-0500</text:p>
          </table:table-cell>
          <table:table-cell office:value-type="string">
            <text:p>N</text:p>
          </table:table-cell>
          <table:table-cell office:value-type="float" office:value="76.6485791472">
            <text:p>76.6485791472</text:p>
          </table:table-cell>
          <table:table-cell office:value-type="float" office:value="52.8434964018">
            <text:p>52.8434964018</text:p>
          </table:table-cell>
          <table:table-cell office:value-type="float" office:value="76.6485791472">
            <text:p>76.6485791472</text:p>
          </table:table-cell>
          <table:table-cell office:value-type="float" office:value="52.8434964018">
            <text:p>52.84349640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243.03402">
            <text:p>2450243.03402</text:p>
          </table:table-cell>
          <table:table-cell office:value-type="string">
            <text:p>1996-06-08 07:48:59.062500 EST-0500</text:p>
          </table:table-cell>
          <table:table-cell office:value-type="string">
            <text:p>S</text:p>
          </table:table-cell>
          <table:table-cell office:value-type="float" office:value="256.650486197">
            <text:p>256.650486197</text:p>
          </table:table-cell>
          <table:table-cell office:value-type="float" office:value="232.842145229">
            <text:p>232.842145229</text:p>
          </table:table-cell>
          <table:table-cell office:value-type="float" office:value="76.6504861974">
            <text:p>76.6504861974</text:p>
          </table:table-cell>
          <table:table-cell office:value-type="float" office:value="52.842145229">
            <text:p>52.8421452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356.17916">
            <text:p>2450356.17916</text:p>
          </table:table-cell>
          <table:table-cell office:value-type="string">
            <text:p>1996-09-29 11:17:59.296875 EST-0500</text:p>
          </table:table-cell>
          <table:table-cell office:value-type="string">
            <text:p>N</text:p>
          </table:table-cell>
          <table:table-cell office:value-type="float" office:value="76.6528913496">
            <text:p>76.6528913496</text:p>
          </table:table-cell>
          <table:table-cell office:value-type="float" office:value="52.8407922419">
            <text:p>52.8407922419</text:p>
          </table:table-cell>
          <table:table-cell office:value-type="float" office:value="76.6528913496">
            <text:p>76.6528913496</text:p>
          </table:table-cell>
          <table:table-cell office:value-type="float" office:value="52.8407922419">
            <text:p>52.84079224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467.73067">
            <text:p>2450467.73067</text:p>
          </table:table-cell>
          <table:table-cell office:value-type="string">
            <text:p>1997-01-19 00:32:10.078125 EST-0500</text:p>
          </table:table-cell>
          <table:table-cell office:value-type="string">
            <text:p>S</text:p>
          </table:table-cell>
          <table:table-cell office:value-type="float" office:value="256.656179788">
            <text:p>256.656179788</text:p>
          </table:table-cell>
          <table:table-cell office:value-type="float" office:value="232.839834251">
            <text:p>232.839834251</text:p>
          </table:table-cell>
          <table:table-cell office:value-type="float" office:value="76.656179788">
            <text:p>76.656179788</text:p>
          </table:table-cell>
          <table:table-cell office:value-type="float" office:value="52.8398342507">
            <text:p>52.83983425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580.87763">
            <text:p>2450580.87763</text:p>
          </table:table-cell>
          <table:table-cell office:value-type="string">
            <text:p>1997-05-12 04:03:48.515625 EST-0500</text:p>
          </table:table-cell>
          <table:table-cell office:value-type="string">
            <text:p>N</text:p>
          </table:table-cell>
          <table:table-cell office:value-type="float" office:value="76.657549146">
            <text:p>76.657549146</text:p>
          </table:table-cell>
          <table:table-cell office:value-type="float" office:value="52.8379761064">
            <text:p>52.8379761064</text:p>
          </table:table-cell>
          <table:table-cell office:value-type="float" office:value="76.657549146">
            <text:p>76.657549146</text:p>
          </table:table-cell>
          <table:table-cell office:value-type="float" office:value="52.8379761064">
            <text:p>52.83797610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692.42916">
            <text:p>2450692.42916</text:p>
          </table:table-cell>
          <table:table-cell office:value-type="string">
            <text:p>1997-08-31 17:17:59.296875 EST-0500</text:p>
          </table:table-cell>
          <table:table-cell office:value-type="string">
            <text:p>S</text:p>
          </table:table-cell>
          <table:table-cell office:value-type="float" office:value="256.660896305">
            <text:p>256.660896305</text:p>
          </table:table-cell>
          <table:table-cell office:value-type="float" office:value="232.837024196">
            <text:p>232.837024196</text:p>
          </table:table-cell>
          <table:table-cell office:value-type="float" office:value="76.6608963046">
            <text:p>76.6608963046</text:p>
          </table:table-cell>
          <table:table-cell office:value-type="float" office:value="52.8370241961">
            <text:p>52.83702419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805.57491">
            <text:p>2450805.57491</text:p>
          </table:table-cell>
          <table:table-cell office:value-type="string">
            <text:p>1997-12-22 20:47:52.265625 EST-0500</text:p>
          </table:table-cell>
          <table:table-cell office:value-type="string">
            <text:p>N</text:p>
          </table:table-cell>
          <table:table-cell office:value-type="float" office:value="76.6633142214">
            <text:p>76.6633142214</text:p>
          </table:table-cell>
          <table:table-cell office:value-type="float" office:value="52.8358884105">
            <text:p>52.8358884105</text:p>
          </table:table-cell>
          <table:table-cell office:value-type="float" office:value="76.6633142214">
            <text:p>76.6633142214</text:p>
          </table:table-cell>
          <table:table-cell office:value-type="float" office:value="52.8358884105">
            <text:p>52.83588841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0917.13252">
            <text:p>2450917.13252</text:p>
          </table:table-cell>
          <table:table-cell office:value-type="string">
            <text:p>1998-04-13 10:10:50.390625 EST-0500</text:p>
          </table:table-cell>
          <table:table-cell office:value-type="string">
            <text:p>S</text:p>
          </table:table-cell>
          <table:table-cell office:value-type="float" office:value="256.663235596">
            <text:p>256.663235596</text:p>
          </table:table-cell>
          <table:table-cell office:value-type="float" office:value="232.832291138">
            <text:p>232.832291138</text:p>
          </table:table-cell>
          <table:table-cell office:value-type="float" office:value="76.6632355958">
            <text:p>76.6632355958</text:p>
          </table:table-cell>
          <table:table-cell office:value-type="float" office:value="52.8322911378">
            <text:p>52.83229113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030.27156">
            <text:p>2451030.27156</text:p>
          </table:table-cell>
          <table:table-cell office:value-type="string">
            <text:p>1998-08-04 13:31:03.281250 EST-0500</text:p>
          </table:table-cell>
          <table:table-cell office:value-type="string">
            <text:p>N</text:p>
          </table:table-cell>
          <table:table-cell office:value-type="float" office:value="76.665984414">
            <text:p>76.665984414</text:p>
          </table:table-cell>
          <table:table-cell office:value-type="float" office:value="52.8305680789">
            <text:p>52.8305680789</text:p>
          </table:table-cell>
          <table:table-cell office:value-type="float" office:value="76.665984414">
            <text:p>76.665984414</text:p>
          </table:table-cell>
          <table:table-cell office:value-type="float" office:value="52.8305680789">
            <text:p>52.83056807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141.831">
            <text:p>2451141.831</text:p>
          </table:table-cell>
          <table:table-cell office:value-type="string">
            <text:p>1998-11-24 02:56:39.609375 EST-0500</text:p>
          </table:table-cell>
          <table:table-cell office:value-type="string">
            <text:p>S</text:p>
          </table:table-cell>
          <table:table-cell office:value-type="float" office:value="256.668346587">
            <text:p>256.668346587</text:p>
          </table:table-cell>
          <table:table-cell office:value-type="float" office:value="232.829726178">
            <text:p>232.829726178</text:p>
          </table:table-cell>
          <table:table-cell office:value-type="float" office:value="76.6683465871">
            <text:p>76.6683465871</text:p>
          </table:table-cell>
          <table:table-cell office:value-type="float" office:value="52.8297261779">
            <text:p>52.82972617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254.97127">
            <text:p>2451254.97127</text:p>
          </table:table-cell>
          <table:table-cell office:value-type="string">
            <text:p>1999-03-17 06:18:37.968750 EST-0500</text:p>
          </table:table-cell>
          <table:table-cell office:value-type="string">
            <text:p>N</text:p>
          </table:table-cell>
          <table:table-cell office:value-type="float" office:value="76.6712785273">
            <text:p>76.6712785273</text:p>
          </table:table-cell>
          <table:table-cell office:value-type="float" office:value="52.8283291269">
            <text:p>52.8283291269</text:p>
          </table:table-cell>
          <table:table-cell office:value-type="float" office:value="76.6712785273">
            <text:p>76.6712785273</text:p>
          </table:table-cell>
          <table:table-cell office:value-type="float" office:value="52.8283291269">
            <text:p>52.82832912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366.52889">
            <text:p>2451366.52889</text:p>
          </table:table-cell>
          <table:table-cell office:value-type="string">
            <text:p>1999-07-06 19:41:36.093750 EST-0500</text:p>
          </table:table-cell>
          <table:table-cell office:value-type="string">
            <text:p>S</text:p>
          </table:table-cell>
          <table:table-cell office:value-type="float" office:value="256.674500006">
            <text:p>256.674500006</text:p>
          </table:table-cell>
          <table:table-cell office:value-type="float" office:value="232.827613854">
            <text:p>232.827613854</text:p>
          </table:table-cell>
          <table:table-cell office:value-type="float" office:value="76.6745000063">
            <text:p>76.6745000063</text:p>
          </table:table-cell>
          <table:table-cell office:value-type="float" office:value="52.8276138543">
            <text:p>52.827613854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479.67098">
            <text:p>2451479.67098</text:p>
          </table:table-cell>
          <table:table-cell office:value-type="string">
            <text:p>1999-10-27 23:06:12.656250 EST-0500</text:p>
          </table:table-cell>
          <table:table-cell office:value-type="string">
            <text:p>N</text:p>
          </table:table-cell>
          <table:table-cell office:value-type="float" office:value="76.6727951846">
            <text:p>76.6727951846</text:p>
          </table:table-cell>
          <table:table-cell office:value-type="float" office:value="52.8224519636">
            <text:p>52.8224519636</text:p>
          </table:table-cell>
          <table:table-cell office:value-type="float" office:value="76.6727951846">
            <text:p>76.6727951846</text:p>
          </table:table-cell>
          <table:table-cell office:value-type="float" office:value="52.8224519636">
            <text:p>52.82245196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591.22615">
            <text:p>2451591.22615</text:p>
          </table:table-cell>
          <table:table-cell office:value-type="string">
            <text:p>2000-02-16 12:25:39.843750 EST-0500</text:p>
          </table:table-cell>
          <table:table-cell office:value-type="string">
            <text:p>S</text:p>
          </table:table-cell>
          <table:table-cell office:value-type="float" office:value="256.676823522">
            <text:p>256.676823522</text:p>
          </table:table-cell>
          <table:table-cell office:value-type="float" office:value="232.821687201">
            <text:p>232.821687201</text:p>
          </table:table-cell>
          <table:table-cell office:value-type="float" office:value="76.6768235221">
            <text:p>76.6768235221</text:p>
          </table:table-cell>
          <table:table-cell office:value-type="float" office:value="52.8216872009">
            <text:p>52.82168720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704.36886">
            <text:p>2451704.36886</text:p>
          </table:table-cell>
          <table:table-cell office:value-type="string">
            <text:p>2000-06-08 15:51:09.140625 EST-0500</text:p>
          </table:table-cell>
          <table:table-cell office:value-type="string">
            <text:p>N</text:p>
          </table:table-cell>
          <table:table-cell office:value-type="float" office:value="76.67954627">
            <text:p>76.67954627</text:p>
          </table:table-cell>
          <table:table-cell office:value-type="float" office:value="52.8207810485">
            <text:p>52.8207810485</text:p>
          </table:table-cell>
          <table:table-cell office:value-type="float" office:value="76.67954627">
            <text:p>76.67954627</text:p>
          </table:table-cell>
          <table:table-cell office:value-type="float" office:value="52.8207810485">
            <text:p>52.82078104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815.92586">
            <text:p>2451815.92586</text:p>
          </table:table-cell>
          <table:table-cell office:value-type="string">
            <text:p>2000-09-28 05:13:14.531250 EST-0500</text:p>
          </table:table-cell>
          <table:table-cell office:value-type="string">
            <text:p>S</text:p>
          </table:table-cell>
          <table:table-cell office:value-type="float" office:value="256.682408178">
            <text:p>256.682408178</text:p>
          </table:table-cell>
          <table:table-cell office:value-type="float" office:value="232.819625706">
            <text:p>232.819625706</text:p>
          </table:table-cell>
          <table:table-cell office:value-type="float" office:value="76.6824081779">
            <text:p>76.6824081779</text:p>
          </table:table-cell>
          <table:table-cell office:value-type="float" office:value="52.8196257055">
            <text:p>52.81962570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1929.06673">
            <text:p>2451929.06673</text:p>
          </table:table-cell>
          <table:table-cell office:value-type="string">
            <text:p>2001-01-19 08:36:05.625000 EST-0500</text:p>
          </table:table-cell>
          <table:table-cell office:value-type="string">
            <text:p>N</text:p>
          </table:table-cell>
          <table:table-cell office:value-type="float" office:value="76.6864564732">
            <text:p>76.6864564732</text:p>
          </table:table-cell>
          <table:table-cell office:value-type="float" office:value="52.8190679438">
            <text:p>52.8190679438</text:p>
          </table:table-cell>
          <table:table-cell office:value-type="float" office:value="76.6864564732">
            <text:p>76.6864564732</text:p>
          </table:table-cell>
          <table:table-cell office:value-type="float" office:value="52.8190679438">
            <text:p>52.81906794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040.62374">
            <text:p>2452040.62374</text:p>
          </table:table-cell>
          <table:table-cell office:value-type="string">
            <text:p>2001-05-10 21:58:11.015625 EST-0500</text:p>
          </table:table-cell>
          <table:table-cell office:value-type="string">
            <text:p>S</text:p>
          </table:table-cell>
          <table:table-cell office:value-type="float" office:value="256.6853491">
            <text:p>256.6853491</text:p>
          </table:table-cell>
          <table:table-cell office:value-type="float" office:value="232.814399477">
            <text:p>232.814399477</text:p>
          </table:table-cell>
          <table:table-cell office:value-type="float" office:value="76.6853491">
            <text:p>76.6853491</text:p>
          </table:table-cell>
          <table:table-cell office:value-type="float" office:value="52.8143994768">
            <text:p>52.81439947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153.76765">
            <text:p>2452153.76765</text:p>
          </table:table-cell>
          <table:table-cell office:value-type="string">
            <text:p>2001-09-01 01:25:25.781250 EST-0500</text:p>
          </table:table-cell>
          <table:table-cell office:value-type="string">
            <text:p>N</text:p>
          </table:table-cell>
          <table:table-cell office:value-type="float" office:value="76.6895991215">
            <text:p>76.6895991215</text:p>
          </table:table-cell>
          <table:table-cell office:value-type="float" office:value="52.8137794074">
            <text:p>52.8137794074</text:p>
          </table:table-cell>
          <table:table-cell office:value-type="float" office:value="76.6895991215">
            <text:p>76.6895991215</text:p>
          </table:table-cell>
          <table:table-cell office:value-type="float" office:value="52.8137794074">
            <text:p>52.81377940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265.32222">
            <text:p>2452265.32222</text:p>
          </table:table-cell>
          <table:table-cell office:value-type="string">
            <text:p>2001-12-21 14:44:00.234375 EST-0500</text:p>
          </table:table-cell>
          <table:table-cell office:value-type="string">
            <text:p>S</text:p>
          </table:table-cell>
          <table:table-cell office:value-type="float" office:value="256.692835067">
            <text:p>256.692835067</text:p>
          </table:table-cell>
          <table:table-cell office:value-type="float" office:value="232.812979612">
            <text:p>232.812979612</text:p>
          </table:table-cell>
          <table:table-cell office:value-type="float" office:value="76.6928350673">
            <text:p>76.6928350673</text:p>
          </table:table-cell>
          <table:table-cell office:value-type="float" office:value="52.8129796119">
            <text:p>52.81297961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378.46797">
            <text:p>2452378.46797</text:p>
          </table:table-cell>
          <table:table-cell office:value-type="string">
            <text:p>2002-04-13 18:13:53.203125 EST-0500</text:p>
          </table:table-cell>
          <table:table-cell office:value-type="string">
            <text:p>N</text:p>
          </table:table-cell>
          <table:table-cell office:value-type="float" office:value="76.6962427679">
            <text:p>76.6962427679</text:p>
          </table:table-cell>
          <table:table-cell office:value-type="float" office:value="52.8123157338">
            <text:p>52.8123157338</text:p>
          </table:table-cell>
          <table:table-cell office:value-type="float" office:value="76.6962427679">
            <text:p>76.6962427679</text:p>
          </table:table-cell>
          <table:table-cell office:value-type="float" office:value="52.8123157338">
            <text:p>52.81231573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490.02132">
            <text:p>2452490.02132</text:p>
          </table:table-cell>
          <table:table-cell office:value-type="string">
            <text:p>2002-08-03 07:30:42.187500 EST-0500</text:p>
          </table:table-cell>
          <table:table-cell office:value-type="string">
            <text:p>S</text:p>
          </table:table-cell>
          <table:table-cell office:value-type="float" office:value="256.699531155">
            <text:p>256.699531155</text:p>
          </table:table-cell>
          <table:table-cell office:value-type="float" office:value="232.810666804">
            <text:p>232.810666804</text:p>
          </table:table-cell>
          <table:table-cell office:value-type="float" office:value="76.6995311551">
            <text:p>76.6995311551</text:p>
          </table:table-cell>
          <table:table-cell office:value-type="float" office:value="52.8106668035">
            <text:p>52.81066680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603.16463">
            <text:p>2452603.16463</text:p>
          </table:table-cell>
          <table:table-cell office:value-type="string">
            <text:p>2002-11-24 10:57:04.218750 EST-0500</text:p>
          </table:table-cell>
          <table:table-cell office:value-type="string">
            <text:p>N</text:p>
          </table:table-cell>
          <table:table-cell office:value-type="float" office:value="76.6998740584">
            <text:p>76.6998740584</text:p>
          </table:table-cell>
          <table:table-cell office:value-type="float" office:value="52.8070795716">
            <text:p>52.8070795716</text:p>
          </table:table-cell>
          <table:table-cell office:value-type="float" office:value="76.6998740584">
            <text:p>76.6998740584</text:p>
          </table:table-cell>
          <table:table-cell office:value-type="float" office:value="52.8070795716">
            <text:p>52.80707957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714.72468">
            <text:p>2452714.72468</text:p>
          </table:table-cell>
          <table:table-cell office:value-type="string">
            <text:p>2003-03-16 00:23:33.281250 EST-0500</text:p>
          </table:table-cell>
          <table:table-cell office:value-type="string">
            <text:p>S</text:p>
          </table:table-cell>
          <table:table-cell office:value-type="float" office:value="256.704122993">
            <text:p>256.704122993</text:p>
          </table:table-cell>
          <table:table-cell office:value-type="float" office:value="232.806401511">
            <text:p>232.806401511</text:p>
          </table:table-cell>
          <table:table-cell office:value-type="float" office:value="76.7041229929">
            <text:p>76.7041229929</text:p>
          </table:table-cell>
          <table:table-cell office:value-type="float" office:value="52.8064015114">
            <text:p>52.80640151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827.86128">
            <text:p>2452827.86128</text:p>
          </table:table-cell>
          <table:table-cell office:value-type="string">
            <text:p>2003-07-07 03:40:15.234375 EST-0500</text:p>
          </table:table-cell>
          <table:table-cell office:value-type="string">
            <text:p>N</text:p>
          </table:table-cell>
          <table:table-cell office:value-type="float" office:value="76.7070394815">
            <text:p>76.7070394815</text:p>
          </table:table-cell>
          <table:table-cell office:value-type="float" office:value="52.804756609">
            <text:p>52.804756609</text:p>
          </table:table-cell>
          <table:table-cell office:value-type="float" office:value="76.7070394815">
            <text:p>76.7070394815</text:p>
          </table:table-cell>
          <table:table-cell office:value-type="float" office:value="52.804756609">
            <text:p>52.8047566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2939.42317">
            <text:p>2452939.42317</text:p>
          </table:table-cell>
          <table:table-cell office:value-type="string">
            <text:p>2003-10-26 17:09:22.500000 EST-0500</text:p>
          </table:table-cell>
          <table:table-cell office:value-type="string">
            <text:p>S</text:p>
          </table:table-cell>
          <table:table-cell office:value-type="float" office:value="256.709674249">
            <text:p>256.709674249</text:p>
          </table:table-cell>
          <table:table-cell office:value-type="float" office:value="232.803415268">
            <text:p>232.803415268</text:p>
          </table:table-cell>
          <table:table-cell office:value-type="float" office:value="76.7096742491">
            <text:p>76.7096742491</text:p>
          </table:table-cell>
          <table:table-cell office:value-type="float" office:value="52.8034152679">
            <text:p>52.80341526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052.55976">
            <text:p>2453052.55976</text:p>
          </table:table-cell>
          <table:table-cell office:value-type="string">
            <text:p>2004-02-16 20:26:04.453125 EST-0500</text:p>
          </table:table-cell>
          <table:table-cell office:value-type="string">
            <text:p>N</text:p>
          </table:table-cell>
          <table:table-cell office:value-type="float" office:value="76.7145994458">
            <text:p>76.7145994458</text:p>
          </table:table-cell>
          <table:table-cell office:value-type="float" office:value="52.8028276438">
            <text:p>52.8028276438</text:p>
          </table:table-cell>
          <table:table-cell office:value-type="float" office:value="76.7145994458">
            <text:p>76.7145994458</text:p>
          </table:table-cell>
          <table:table-cell office:value-type="float" office:value="52.8028276438">
            <text:p>52.80282764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164.11921">
            <text:p>2453164.11921</text:p>
          </table:table-cell>
          <table:table-cell office:value-type="string">
            <text:p>2004-06-07 09:51:40.781250 EST-0500</text:p>
          </table:table-cell>
          <table:table-cell office:value-type="string">
            <text:p>S</text:p>
          </table:table-cell>
          <table:table-cell office:value-type="float" office:value="256.716642069">
            <text:p>256.716642069</text:p>
          </table:table-cell>
          <table:table-cell office:value-type="float" office:value="232.800674295">
            <text:p>232.800674295</text:p>
          </table:table-cell>
          <table:table-cell office:value-type="float" office:value="76.7166420685">
            <text:p>76.7166420685</text:p>
          </table:table-cell>
          <table:table-cell office:value-type="float" office:value="52.8006742955">
            <text:p>52.80067429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277.26313">
            <text:p>2453277.26313</text:p>
          </table:table-cell>
          <table:table-cell office:value-type="string">
            <text:p>2004-09-28 13:18:55.546875 EST-0500</text:p>
          </table:table-cell>
          <table:table-cell office:value-type="string">
            <text:p>N</text:p>
          </table:table-cell>
          <table:table-cell office:value-type="float" office:value="76.7203528972">
            <text:p>76.7203528972</text:p>
          </table:table-cell>
          <table:table-cell office:value-type="float" office:value="52.7997410147">
            <text:p>52.7997410147</text:p>
          </table:table-cell>
          <table:table-cell office:value-type="float" office:value="76.7203528972">
            <text:p>76.7203528972</text:p>
          </table:table-cell>
          <table:table-cell office:value-type="float" office:value="52.7997410147">
            <text:p>52.799741014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388.81586">
            <text:p>2453388.81586</text:p>
          </table:table-cell>
          <table:table-cell office:value-type="string">
            <text:p>2005-01-18 02:34:51.796875 EST-0500</text:p>
          </table:table-cell>
          <table:table-cell office:value-type="string">
            <text:p>S</text:p>
          </table:table-cell>
          <table:table-cell office:value-type="float" office:value="256.724309556">
            <text:p>256.724309556</text:p>
          </table:table-cell>
          <table:table-cell office:value-type="float" office:value="232.798614711">
            <text:p>232.798614711</text:p>
          </table:table-cell>
          <table:table-cell office:value-type="float" office:value="76.7243095565">
            <text:p>76.7243095565</text:p>
          </table:table-cell>
          <table:table-cell office:value-type="float" office:value="52.7986147111">
            <text:p>52.79861471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501.96161">
            <text:p>2453501.96161</text:p>
          </table:table-cell>
          <table:table-cell office:value-type="string">
            <text:p>2005-05-11 06:04:44.765625 EST-0500</text:p>
          </table:table-cell>
          <table:table-cell office:value-type="string">
            <text:p>N</text:p>
          </table:table-cell>
          <table:table-cell office:value-type="float" office:value="76.7274800514">
            <text:p>76.7274800514</text:p>
          </table:table-cell>
          <table:table-cell office:value-type="float" office:value="52.797613363">
            <text:p>52.797613363</text:p>
          </table:table-cell>
          <table:table-cell office:value-type="float" office:value="76.7274800514">
            <text:p>76.7274800514</text:p>
          </table:table-cell>
          <table:table-cell office:value-type="float" office:value="52.797613363">
            <text:p>52.7976133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613.51436">
            <text:p>2453613.51436</text:p>
          </table:table-cell>
          <table:table-cell office:value-type="string">
            <text:p>2005-08-30 19:20:41.015625 EST-0500</text:p>
          </table:table-cell>
          <table:table-cell office:value-type="string">
            <text:p>S</text:p>
          </table:table-cell>
          <table:table-cell office:value-type="float" office:value="256.731013919">
            <text:p>256.731013919</text:p>
          </table:table-cell>
          <table:table-cell office:value-type="float" office:value="232.795821914">
            <text:p>232.795821914</text:p>
          </table:table-cell>
          <table:table-cell office:value-type="float" office:value="76.7310139195">
            <text:p>76.7310139195</text:p>
          </table:table-cell>
          <table:table-cell office:value-type="float" office:value="52.7958219139">
            <text:p>52.79582191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726.65827">
            <text:p>2453726.65827</text:p>
          </table:table-cell>
          <table:table-cell office:value-type="string">
            <text:p>2005-12-21 22:47:55.781250 EST-0500</text:p>
          </table:table-cell>
          <table:table-cell office:value-type="string">
            <text:p>N</text:p>
          </table:table-cell>
          <table:table-cell office:value-type="float" office:value="76.734703677">
            <text:p>76.734703677</text:p>
          </table:table-cell>
          <table:table-cell office:value-type="float" office:value="52.794959095">
            <text:p>52.794959095</text:p>
          </table:table-cell>
          <table:table-cell office:value-type="float" office:value="76.734703677">
            <text:p>76.734703677</text:p>
          </table:table-cell>
          <table:table-cell office:value-type="float" office:value="52.794959095">
            <text:p>52.7949590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838.21834">
            <text:p>2453838.21834</text:p>
          </table:table-cell>
          <table:table-cell office:value-type="string">
            <text:p>2006-04-12 12:14:24.843750 EST-0500</text:p>
          </table:table-cell>
          <table:table-cell office:value-type="string">
            <text:p>S</text:p>
          </table:table-cell>
          <table:table-cell office:value-type="float" office:value="256.736313086">
            <text:p>256.736313086</text:p>
          </table:table-cell>
          <table:table-cell office:value-type="float" office:value="232.792101517">
            <text:p>232.792101517</text:p>
          </table:table-cell>
          <table:table-cell office:value-type="float" office:value="76.7363130862">
            <text:p>76.7363130862</text:p>
          </table:table-cell>
          <table:table-cell office:value-type="float" office:value="52.7921015168">
            <text:p>52.79210151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3951.35555">
            <text:p>2453951.35555</text:p>
          </table:table-cell>
          <table:table-cell office:value-type="string">
            <text:p>2006-08-03 15:31:59.531250 EST-0500</text:p>
          </table:table-cell>
          <table:table-cell office:value-type="string">
            <text:p>N</text:p>
          </table:table-cell>
          <table:table-cell office:value-type="float" office:value="76.740422976">
            <text:p>76.740422976</text:p>
          </table:table-cell>
          <table:table-cell office:value-type="float" office:value="52.7909019846">
            <text:p>52.7909019846</text:p>
          </table:table-cell>
          <table:table-cell office:value-type="float" office:value="76.740422976">
            <text:p>76.740422976</text:p>
          </table:table-cell>
          <table:table-cell office:value-type="float" office:value="52.7909019846">
            <text:p>52.790901984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062.91743">
            <text:p>2454062.91743</text:p>
          </table:table-cell>
          <table:table-cell office:value-type="string">
            <text:p>2006-11-23 05:01:06.796875 EST-0500</text:p>
          </table:table-cell>
          <table:table-cell office:value-type="string">
            <text:p>S</text:p>
          </table:table-cell>
          <table:table-cell office:value-type="float" office:value="256.744258438">
            <text:p>256.744258438</text:p>
          </table:table-cell>
          <table:table-cell office:value-type="float" office:value="232.790588391">
            <text:p>232.790588391</text:p>
          </table:table-cell>
          <table:table-cell office:value-type="float" office:value="76.7442584377">
            <text:p>76.7442584377</text:p>
          </table:table-cell>
          <table:table-cell office:value-type="float" office:value="52.7905883914">
            <text:p>52.79058839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176.05586">
            <text:p>2454176.05586</text:p>
          </table:table-cell>
          <table:table-cell office:value-type="string">
            <text:p>2007-03-16 08:20:26.953125 EST-0500</text:p>
          </table:table-cell>
          <table:table-cell office:value-type="string">
            <text:p>N</text:p>
          </table:table-cell>
          <table:table-cell office:value-type="float" office:value="76.7482444989">
            <text:p>76.7482444989</text:p>
          </table:table-cell>
          <table:table-cell office:value-type="float" office:value="52.7892614109">
            <text:p>52.7892614109</text:p>
          </table:table-cell>
          <table:table-cell office:value-type="float" office:value="76.7482444989">
            <text:p>76.7482444989</text:p>
          </table:table-cell>
          <table:table-cell office:value-type="float" office:value="52.7892614109">
            <text:p>52.78926141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287.61531">
            <text:p>2454287.61531</text:p>
          </table:table-cell>
          <table:table-cell office:value-type="string">
            <text:p>2007-07-05 21:46:03.281250 EST-0500</text:p>
          </table:table-cell>
          <table:table-cell office:value-type="string">
            <text:p>S</text:p>
          </table:table-cell>
          <table:table-cell office:value-type="float" office:value="256.752831318">
            <text:p>256.752831318</text:p>
          </table:table-cell>
          <table:table-cell office:value-type="float" office:value="232.789109367">
            <text:p>232.789109367</text:p>
          </table:table-cell>
          <table:table-cell office:value-type="float" office:value="76.7528313182">
            <text:p>76.7528313182</text:p>
          </table:table-cell>
          <table:table-cell office:value-type="float" office:value="52.789109367">
            <text:p>52.7891093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400.75679">
            <text:p>2454400.75679</text:p>
          </table:table-cell>
          <table:table-cell office:value-type="string">
            <text:p>2007-10-27 01:09:47.109375 EST-0500</text:p>
          </table:table-cell>
          <table:table-cell office:value-type="string">
            <text:p>N</text:p>
          </table:table-cell>
          <table:table-cell office:value-type="float" office:value="76.7524765832">
            <text:p>76.7524765832</text:p>
          </table:table-cell>
          <table:table-cell office:value-type="float" office:value="52.784593356">
            <text:p>52.784593356</text:p>
          </table:table-cell>
          <table:table-cell office:value-type="float" office:value="76.7524765832">
            <text:p>76.7524765832</text:p>
          </table:table-cell>
          <table:table-cell office:value-type="float" office:value="52.784593356">
            <text:p>52.7845933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512.31258">
            <text:p>2454512.31258</text:p>
          </table:table-cell>
          <table:table-cell office:value-type="string">
            <text:p>2008-02-15 14:30:07.031250 EST-0500</text:p>
          </table:table-cell>
          <table:table-cell office:value-type="string">
            <text:p>S</text:p>
          </table:table-cell>
          <table:table-cell office:value-type="float" office:value="256.757107683">
            <text:p>256.757107683</text:p>
          </table:table-cell>
          <table:table-cell office:value-type="float" office:value="232.783731728">
            <text:p>232.783731728</text:p>
          </table:table-cell>
          <table:table-cell office:value-type="float" office:value="76.7571076827">
            <text:p>76.7571076827</text:p>
          </table:table-cell>
          <table:table-cell office:value-type="float" office:value="52.7837317277">
            <text:p>52.783731727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625.45466">
            <text:p>2454625.45466</text:p>
          </table:table-cell>
          <table:table-cell office:value-type="string">
            <text:p>2008-06-07 17:54:43.593750 EST-0500</text:p>
          </table:table-cell>
          <table:table-cell office:value-type="string">
            <text:p>N</text:p>
          </table:table-cell>
          <table:table-cell office:value-type="float" office:value="76.7599976145">
            <text:p>76.7599976145</text:p>
          </table:table-cell>
          <table:table-cell office:value-type="float" office:value="52.7822755356">
            <text:p>52.7822755356</text:p>
          </table:table-cell>
          <table:table-cell office:value-type="float" office:value="76.7599976145">
            <text:p>76.7599976145</text:p>
          </table:table-cell>
          <table:table-cell office:value-type="float" office:value="52.7822755356">
            <text:p>52.78227553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737.01166">
            <text:p>2454737.01166</text:p>
          </table:table-cell>
          <table:table-cell office:value-type="string">
            <text:p>2008-09-27 07:16:48.984375 EST-0500</text:p>
          </table:table-cell>
          <table:table-cell office:value-type="string">
            <text:p>S</text:p>
          </table:table-cell>
          <table:table-cell office:value-type="float" office:value="256.763844126">
            <text:p>256.763844126</text:p>
          </table:table-cell>
          <table:table-cell office:value-type="float" office:value="232.781500718">
            <text:p>232.781500718</text:p>
          </table:table-cell>
          <table:table-cell office:value-type="float" office:value="76.7638441256">
            <text:p>76.7638441256</text:p>
          </table:table-cell>
          <table:table-cell office:value-type="float" office:value="52.7815007185">
            <text:p>52.78150071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850.15315">
            <text:p>2454850.15315</text:p>
          </table:table-cell>
          <table:table-cell office:value-type="string">
            <text:p>2009-01-18 10:40:32.812500 EST-0500</text:p>
          </table:table-cell>
          <table:table-cell office:value-type="string">
            <text:p>N</text:p>
          </table:table-cell>
          <table:table-cell office:value-type="float" office:value="76.7682672075">
            <text:p>76.7682672075</text:p>
          </table:table-cell>
          <table:table-cell office:value-type="float" office:value="52.7809233328">
            <text:p>52.7809233328</text:p>
          </table:table-cell>
          <table:table-cell office:value-type="float" office:value="76.7682672075">
            <text:p>76.7682672075</text:p>
          </table:table-cell>
          <table:table-cell office:value-type="float" office:value="52.7809233328">
            <text:p>52.78092333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4961.70894">
            <text:p>2454961.70894</text:p>
          </table:table-cell>
          <table:table-cell office:value-type="string">
            <text:p>2009-05-10 00:00:52.734375 EST-0500</text:p>
          </table:table-cell>
          <table:table-cell office:value-type="string">
            <text:p>S</text:p>
          </table:table-cell>
          <table:table-cell office:value-type="float" office:value="256.766894143">
            <text:p>256.766894143</text:p>
          </table:table-cell>
          <table:table-cell office:value-type="float" office:value="232.775631532">
            <text:p>232.775631532</text:p>
          </table:table-cell>
          <table:table-cell office:value-type="float" office:value="76.7668941432">
            <text:p>76.7668941432</text:p>
          </table:table-cell>
          <table:table-cell office:value-type="float" office:value="52.775631532">
            <text:p>52.7756315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074.85286">
            <text:p>2455074.85286</text:p>
          </table:table-cell>
          <table:table-cell office:value-type="string">
            <text:p>2009-08-31 03:28:07.500000 EST-0500</text:p>
          </table:table-cell>
          <table:table-cell office:value-type="string">
            <text:p>N</text:p>
          </table:table-cell>
          <table:table-cell office:value-type="float" office:value="76.7702761175">
            <text:p>76.7702761175</text:p>
          </table:table-cell>
          <table:table-cell office:value-type="float" office:value="52.7737882505">
            <text:p>52.7737882505</text:p>
          </table:table-cell>
          <table:table-cell office:value-type="float" office:value="76.7702761175">
            <text:p>76.7702761175</text:p>
          </table:table-cell>
          <table:table-cell office:value-type="float" office:value="52.7737882505">
            <text:p>52.77378825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186.40621">
            <text:p>2455186.40621</text:p>
          </table:table-cell>
          <table:table-cell office:value-type="string">
            <text:p>2009-12-20 16:44:56.484375 EST-0500</text:p>
          </table:table-cell>
          <table:table-cell office:value-type="string">
            <text:p>S</text:p>
          </table:table-cell>
          <table:table-cell office:value-type="float" office:value="256.773400139">
            <text:p>256.773400139</text:p>
          </table:table-cell>
          <table:table-cell office:value-type="float" office:value="232.772664515">
            <text:p>232.772664515</text:p>
          </table:table-cell>
          <table:table-cell office:value-type="float" office:value="76.773400139">
            <text:p>76.773400139</text:p>
          </table:table-cell>
          <table:table-cell office:value-type="float" office:value="52.7726645154">
            <text:p>52.772664515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299.55317">
            <text:p>2455299.55317</text:p>
          </table:table-cell>
          <table:table-cell office:value-type="string">
            <text:p>2010-04-12 20:16:34.921875 EST-0500</text:p>
          </table:table-cell>
          <table:table-cell office:value-type="string">
            <text:p>N</text:p>
          </table:table-cell>
          <table:table-cell office:value-type="float" office:value="76.7770013849">
            <text:p>76.7770013849</text:p>
          </table:table-cell>
          <table:table-cell office:value-type="float" office:value="52.7720468421">
            <text:p>52.7720468421</text:p>
          </table:table-cell>
          <table:table-cell office:value-type="float" office:value="76.7770013849">
            <text:p>76.7770013849</text:p>
          </table:table-cell>
          <table:table-cell office:value-type="float" office:value="52.7720468421">
            <text:p>52.77204684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411.1053">
            <text:p>2455411.1053</text:p>
          </table:table-cell>
          <table:table-cell office:value-type="string">
            <text:p>2010-08-02 09:31:38.437500 EST-0500</text:p>
          </table:table-cell>
          <table:table-cell office:value-type="string">
            <text:p>S</text:p>
          </table:table-cell>
          <table:table-cell office:value-type="float" office:value="256.780656432">
            <text:p>256.780656432</text:p>
          </table:table-cell>
          <table:table-cell office:value-type="float" office:value="232.770814565">
            <text:p>232.770814565</text:p>
          </table:table-cell>
          <table:table-cell office:value-type="float" office:value="76.7806564323">
            <text:p>76.7806564323</text:p>
          </table:table-cell>
          <table:table-cell office:value-type="float" office:value="52.7708145648">
            <text:p>52.77081456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524.24922">
            <text:p>2455524.24922</text:p>
          </table:table-cell>
          <table:table-cell office:value-type="string">
            <text:p>2010-11-23 12:58:53.203125 EST-0500</text:p>
          </table:table-cell>
          <table:table-cell office:value-type="string">
            <text:p>N</text:p>
          </table:table-cell>
          <table:table-cell office:value-type="float" office:value="76.7795023044">
            <text:p>76.7795023044</text:p>
          </table:table-cell>
          <table:table-cell office:value-type="float" office:value="52.765854991">
            <text:p>52.765854991</text:p>
          </table:table-cell>
          <table:table-cell office:value-type="float" office:value="76.7795023044">
            <text:p>76.7795023044</text:p>
          </table:table-cell>
          <table:table-cell office:value-type="float" office:value="52.765854991">
            <text:p>52.7658549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635.80805">
            <text:p>2455635.80805</text:p>
          </table:table-cell>
          <table:table-cell office:value-type="string">
            <text:p>2011-03-15 02:23:36.796875 EST-0500</text:p>
          </table:table-cell>
          <table:table-cell office:value-type="string">
            <text:p>S</text:p>
          </table:table-cell>
          <table:table-cell office:value-type="float" office:value="256.784064666">
            <text:p>256.784064666</text:p>
          </table:table-cell>
          <table:table-cell office:value-type="float" office:value="232.765623607">
            <text:p>232.765623607</text:p>
          </table:table-cell>
          <table:table-cell office:value-type="float" office:value="76.7840646663">
            <text:p>76.7840646663</text:p>
          </table:table-cell>
          <table:table-cell office:value-type="float" office:value="52.7656236071">
            <text:p>52.76562360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748.94587">
            <text:p>2455748.94587</text:p>
          </table:table-cell>
          <table:table-cell office:value-type="string">
            <text:p>2011-07-06 05:42:04.218750 EST-0500</text:p>
          </table:table-cell>
          <table:table-cell office:value-type="string">
            <text:p>N</text:p>
          </table:table-cell>
          <table:table-cell office:value-type="float" office:value="76.7863651441">
            <text:p>76.7863651441</text:p>
          </table:table-cell>
          <table:table-cell office:value-type="float" office:value="52.7636058491">
            <text:p>52.7636058491</text:p>
          </table:table-cell>
          <table:table-cell office:value-type="float" office:value="76.7863651441">
            <text:p>76.7863651441</text:p>
          </table:table-cell>
          <table:table-cell office:value-type="float" office:value="52.7636058491">
            <text:p>52.76360584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860.50714">
            <text:p>2455860.50714</text:p>
          </table:table-cell>
          <table:table-cell office:value-type="string">
            <text:p>2011-10-25 19:10:18.750000 EST-0500</text:p>
          </table:table-cell>
          <table:table-cell office:value-type="string">
            <text:p>S</text:p>
          </table:table-cell>
          <table:table-cell office:value-type="float" office:value="256.789610363">
            <text:p>256.789610363</text:p>
          </table:table-cell>
          <table:table-cell office:value-type="float" office:value="232.763263539">
            <text:p>232.763263539</text:p>
          </table:table-cell>
          <table:table-cell office:value-type="float" office:value="76.7896103627">
            <text:p>76.7896103627</text:p>
          </table:table-cell>
          <table:table-cell office:value-type="float" office:value="52.7632635392">
            <text:p>52.76326353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5973.64497">
            <text:p>2455973.64497</text:p>
          </table:table-cell>
          <table:table-cell office:value-type="string">
            <text:p>2012-02-15 22:28:46.171875 EST-0500</text:p>
          </table:table-cell>
          <table:table-cell office:value-type="string">
            <text:p>N</text:p>
          </table:table-cell>
          <table:table-cell office:value-type="float" office:value="76.7940085231">
            <text:p>76.7940085231</text:p>
          </table:table-cell>
          <table:table-cell office:value-type="float" office:value="52.7626781308">
            <text:p>52.7626781308</text:p>
          </table:table-cell>
          <table:table-cell office:value-type="float" office:value="76.7940085231">
            <text:p>76.7940085231</text:p>
          </table:table-cell>
          <table:table-cell office:value-type="float" office:value="52.7626781308">
            <text:p>52.762678130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085.20381">
            <text:p>2456085.20381</text:p>
          </table:table-cell>
          <table:table-cell office:value-type="string">
            <text:p>2012-06-06 11:53:29.765625 EST-0500</text:p>
          </table:table-cell>
          <table:table-cell office:value-type="string">
            <text:p>S</text:p>
          </table:table-cell>
          <table:table-cell office:value-type="float" office:value="256.795611365">
            <text:p>256.795611365</text:p>
          </table:table-cell>
          <table:table-cell office:value-type="float" office:value="232.760644882">
            <text:p>232.760644882</text:p>
          </table:table-cell>
          <table:table-cell office:value-type="float" office:value="76.7956113649">
            <text:p>76.7956113649</text:p>
          </table:table-cell>
          <table:table-cell office:value-type="float" office:value="52.7606448824">
            <text:p>52.76064488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198.34834">
            <text:p>2456198.34834</text:p>
          </table:table-cell>
          <table:table-cell office:value-type="string">
            <text:p>2012-09-27 15:21:37.265625 EST-0500</text:p>
          </table:table-cell>
          <table:table-cell office:value-type="string">
            <text:p>N</text:p>
          </table:table-cell>
          <table:table-cell office:value-type="float" office:value="76.7984296082">
            <text:p>76.7984296082</text:p>
          </table:table-cell>
          <table:table-cell office:value-type="float" office:value="52.7593361378">
            <text:p>52.7593361378</text:p>
          </table:table-cell>
          <table:table-cell office:value-type="float" office:value="76.7984296082">
            <text:p>76.7984296082</text:p>
          </table:table-cell>
          <table:table-cell office:value-type="float" office:value="52.7593361378">
            <text:p>52.75933613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309.90108">
            <text:p>2456309.90108</text:p>
          </table:table-cell>
          <table:table-cell office:value-type="string">
            <text:p>2013-01-17 04:37:33.515625 EST-0500</text:p>
          </table:table-cell>
          <table:table-cell office:value-type="string">
            <text:p>S</text:p>
          </table:table-cell>
          <table:table-cell office:value-type="float" office:value="256.802360353">
            <text:p>256.802360353</text:p>
          </table:table-cell>
          <table:table-cell office:value-type="float" office:value="232.758902836">
            <text:p>232.758902836</text:p>
          </table:table-cell>
          <table:table-cell office:value-type="float" office:value="76.8023603531">
            <text:p>76.8023603531</text:p>
          </table:table-cell>
          <table:table-cell office:value-type="float" office:value="52.7589028358">
            <text:p>52.75890283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423.04744">
            <text:p>2456423.04744</text:p>
          </table:table-cell>
          <table:table-cell office:value-type="string">
            <text:p>2013-05-10 08:08:19.218750 EST-0500</text:p>
          </table:table-cell>
          <table:table-cell office:value-type="string">
            <text:p>N</text:p>
          </table:table-cell>
          <table:table-cell office:value-type="float" office:value="76.8046084968">
            <text:p>76.8046084968</text:p>
          </table:table-cell>
          <table:table-cell office:value-type="float" office:value="52.7578234964">
            <text:p>52.7578234964</text:p>
          </table:table-cell>
          <table:table-cell office:value-type="float" office:value="76.8046084968">
            <text:p>76.8046084968</text:p>
          </table:table-cell>
          <table:table-cell office:value-type="float" office:value="52.7578234964">
            <text:p>52.75782349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534.60079">
            <text:p>2456534.60079</text:p>
          </table:table-cell>
          <table:table-cell office:value-type="string">
            <text:p>2013-08-29 21:25:08.203125 EST-0500</text:p>
          </table:table-cell>
          <table:table-cell office:value-type="string">
            <text:p>S</text:p>
          </table:table-cell>
          <table:table-cell office:value-type="float" office:value="256.808314187">
            <text:p>256.808314187</text:p>
          </table:table-cell>
          <table:table-cell office:value-type="float" office:value="232.757016861">
            <text:p>232.757016861</text:p>
          </table:table-cell>
          <table:table-cell office:value-type="float" office:value="76.8083141875">
            <text:p>76.8083141875</text:p>
          </table:table-cell>
          <table:table-cell office:value-type="float" office:value="52.7570168607">
            <text:p>52.75701686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647.74531">
            <text:p>2456647.74531</text:p>
          </table:table-cell>
          <table:table-cell office:value-type="string">
            <text:p>2013-12-21 00:53:15.703125 EST-0500</text:p>
          </table:table-cell>
          <table:table-cell office:value-type="string">
            <text:p>N</text:p>
          </table:table-cell>
          <table:table-cell office:value-type="float" office:value="76.8119841804">
            <text:p>76.8119841804</text:p>
          </table:table-cell>
          <table:table-cell office:value-type="float" office:value="52.7569643285">
            <text:p>52.7569643285</text:p>
          </table:table-cell>
          <table:table-cell office:value-type="float" office:value="76.8119841804">
            <text:p>76.8119841804</text:p>
          </table:table-cell>
          <table:table-cell office:value-type="float" office:value="52.7569643285">
            <text:p>52.75696432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759.30477">
            <text:p>2456759.30477</text:p>
          </table:table-cell>
          <table:table-cell office:value-type="string">
            <text:p>2014-04-11 14:18:52.031250 EST-0500</text:p>
          </table:table-cell>
          <table:table-cell office:value-type="string">
            <text:p>S</text:p>
          </table:table-cell>
          <table:table-cell office:value-type="float" office:value="256.811313973">
            <text:p>256.811313973</text:p>
          </table:table-cell>
          <table:table-cell office:value-type="float" office:value="232.75266689">
            <text:p>232.75266689</text:p>
          </table:table-cell>
          <table:table-cell office:value-type="float" office:value="76.8113139725">
            <text:p>76.8113139725</text:p>
          </table:table-cell>
          <table:table-cell office:value-type="float" office:value="52.7526668902">
            <text:p>52.75266689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872.44197">
            <text:p>2456872.44197</text:p>
          </table:table-cell>
          <table:table-cell office:value-type="string">
            <text:p>2014-08-02 17:36:26.718750 EST-0500</text:p>
          </table:table-cell>
          <table:table-cell office:value-type="string">
            <text:p>N</text:p>
          </table:table-cell>
          <table:table-cell office:value-type="float" office:value="76.8149935436">
            <text:p>76.8149935436</text:p>
          </table:table-cell>
          <table:table-cell office:value-type="float" office:value="52.7520117207">
            <text:p>52.7520117207</text:p>
          </table:table-cell>
          <table:table-cell office:value-type="float" office:value="76.8149935436">
            <text:p>76.8149935436</text:p>
          </table:table-cell>
          <table:table-cell office:value-type="float" office:value="52.7520117207">
            <text:p>52.75201172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6984.00385">
            <text:p>2456984.00385</text:p>
          </table:table-cell>
          <table:table-cell office:value-type="string">
            <text:p>2014-11-22 07:05:33.984375 EST-0500</text:p>
          </table:table-cell>
          <table:table-cell office:value-type="string">
            <text:p>S</text:p>
          </table:table-cell>
          <table:table-cell office:value-type="float" office:value="256.816742718">
            <text:p>256.816742718</text:p>
          </table:table-cell>
          <table:table-cell office:value-type="float" office:value="232.750647283">
            <text:p>232.750647283</text:p>
          </table:table-cell>
          <table:table-cell office:value-type="float" office:value="76.8167427184">
            <text:p>76.8167427184</text:p>
          </table:table-cell>
          <table:table-cell office:value-type="float" office:value="52.7506472829">
            <text:p>52.75064728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097.14168">
            <text:p>2457097.14168</text:p>
          </table:table-cell>
          <table:table-cell office:value-type="string">
            <text:p>2015-03-15 10:24:01.406250 EST-0500</text:p>
          </table:table-cell>
          <table:table-cell office:value-type="string">
            <text:p>N</text:p>
          </table:table-cell>
          <table:table-cell office:value-type="float" office:value="76.8204547656">
            <text:p>76.8204547656</text:p>
          </table:table-cell>
          <table:table-cell office:value-type="float" office:value="52.7499887707">
            <text:p>52.7499887707</text:p>
          </table:table-cell>
          <table:table-cell office:value-type="float" office:value="76.8204547656">
            <text:p>76.8204547656</text:p>
          </table:table-cell>
          <table:table-cell office:value-type="float" office:value="52.7499887707">
            <text:p>52.74998877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208.70174">
            <text:p>2457208.70174</text:p>
          </table:table-cell>
          <table:table-cell office:value-type="string">
            <text:p>2015-07-04 23:50:30.468750 EST-0500</text:p>
          </table:table-cell>
          <table:table-cell office:value-type="string">
            <text:p>S</text:p>
          </table:table-cell>
          <table:table-cell office:value-type="float" office:value="256.823366811">
            <text:p>256.823366811</text:p>
          </table:table-cell>
          <table:table-cell office:value-type="float" office:value="232.749059212">
            <text:p>232.749059212</text:p>
          </table:table-cell>
          <table:table-cell office:value-type="float" office:value="76.8233668107">
            <text:p>76.8233668107</text:p>
          </table:table-cell>
          <table:table-cell office:value-type="float" office:value="52.7490592119">
            <text:p>52.74905921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321.84139">
            <text:p>2457321.84139</text:p>
          </table:table-cell>
          <table:table-cell office:value-type="string">
            <text:p>2015-10-26 03:11:36.093750 EST-0500</text:p>
          </table:table-cell>
          <table:table-cell office:value-type="string">
            <text:p>N</text:p>
          </table:table-cell>
          <table:table-cell office:value-type="float" office:value="76.8211207848">
            <text:p>76.8211207848</text:p>
          </table:table-cell>
          <table:table-cell office:value-type="float" office:value="52.7436135683">
            <text:p>52.7436135683</text:p>
          </table:table-cell>
          <table:table-cell office:value-type="float" office:value="76.8211207848">
            <text:p>76.8211207848</text:p>
          </table:table-cell>
          <table:table-cell office:value-type="float" office:value="52.7436135683">
            <text:p>52.743613568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433.39839">
            <text:p>2457433.39839</text:p>
          </table:table-cell>
          <table:table-cell office:value-type="string">
            <text:p>2016-02-14 16:33:41.484375 EST-0500</text:p>
          </table:table-cell>
          <table:table-cell office:value-type="string">
            <text:p>S</text:p>
          </table:table-cell>
          <table:table-cell office:value-type="float" office:value="256.825114347">
            <text:p>256.825114347</text:p>
          </table:table-cell>
          <table:table-cell office:value-type="float" office:value="232.743099856">
            <text:p>232.743099856</text:p>
          </table:table-cell>
          <table:table-cell office:value-type="float" office:value="76.8251143466">
            <text:p>76.8251143466</text:p>
          </table:table-cell>
          <table:table-cell office:value-type="float" office:value="52.7430998556">
            <text:p>52.74309985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546.53926">
            <text:p>2457546.53926</text:p>
          </table:table-cell>
          <table:table-cell office:value-type="string">
            <text:p>2016-06-06 19:56:32.578125 EST-0500</text:p>
          </table:table-cell>
          <table:table-cell office:value-type="string">
            <text:p>N</text:p>
          </table:table-cell>
          <table:table-cell office:value-type="float" office:value="76.8275323773">
            <text:p>76.8275323773</text:p>
          </table:table-cell>
          <table:table-cell office:value-type="float" office:value="52.7421384828">
            <text:p>52.7421384828</text:p>
          </table:table-cell>
          <table:table-cell office:value-type="float" office:value="76.8275323773">
            <text:p>76.8275323773</text:p>
          </table:table-cell>
          <table:table-cell office:value-type="float" office:value="52.7421384828">
            <text:p>52.74213848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658.09749">
            <text:p>2457658.09749</text:p>
          </table:table-cell>
          <table:table-cell office:value-type="string">
            <text:p>2016-09-26 09:20:23.437500 EST-0500</text:p>
          </table:table-cell>
          <table:table-cell office:value-type="string">
            <text:p>S</text:p>
          </table:table-cell>
          <table:table-cell office:value-type="float" office:value="256.830112606">
            <text:p>256.830112606</text:p>
          </table:table-cell>
          <table:table-cell office:value-type="float" office:value="232.740857662">
            <text:p>232.740857662</text:p>
          </table:table-cell>
          <table:table-cell office:value-type="float" office:value="76.8301126057">
            <text:p>76.8301126057</text:p>
          </table:table-cell>
          <table:table-cell office:value-type="float" office:value="52.7408576623">
            <text:p>52.74085766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771.23653">
            <text:p>2457771.23653</text:p>
          </table:table-cell>
          <table:table-cell office:value-type="string">
            <text:p>2017-01-17 12:40:36.328125 EST-0500</text:p>
          </table:table-cell>
          <table:table-cell office:value-type="string">
            <text:p>N</text:p>
          </table:table-cell>
          <table:table-cell office:value-type="float" office:value="76.8329489842">
            <text:p>76.8329489842</text:p>
          </table:table-cell>
          <table:table-cell office:value-type="float" office:value="52.7394687365">
            <text:p>52.7394687365</text:p>
          </table:table-cell>
          <table:table-cell office:value-type="float" office:value="76.8329489842">
            <text:p>76.8329489842</text:p>
          </table:table-cell>
          <table:table-cell office:value-type="float" office:value="52.7394687365">
            <text:p>52.73946873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882.79414">
            <text:p>2457882.79414</text:p>
          </table:table-cell>
          <table:table-cell office:value-type="string">
            <text:p>2017-05-09 02:03:34.453125 EST-0500</text:p>
          </table:table-cell>
          <table:table-cell office:value-type="string">
            <text:p>S</text:p>
          </table:table-cell>
          <table:table-cell office:value-type="float" office:value="256.830569992">
            <text:p>256.830569992</text:p>
          </table:table-cell>
          <table:table-cell office:value-type="float" office:value="232.733966583">
            <text:p>232.733966583</text:p>
          </table:table-cell>
          <table:table-cell office:value-type="float" office:value="76.8305699916">
            <text:p>76.8305699916</text:p>
          </table:table-cell>
          <table:table-cell office:value-type="float" office:value="52.7339665832">
            <text:p>52.73396658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7995.93684">
            <text:p>2457995.93684</text:p>
          </table:table-cell>
          <table:table-cell office:value-type="string">
            <text:p>2017-08-30 05:29:03.750000 EST-0500</text:p>
          </table:table-cell>
          <table:table-cell office:value-type="string">
            <text:p>N</text:p>
          </table:table-cell>
          <table:table-cell office:value-type="float" office:value="76.834977355">
            <text:p>76.834977355</text:p>
          </table:table-cell>
          <table:table-cell office:value-type="float" office:value="52.7339065805">
            <text:p>52.7339065805</text:p>
          </table:table-cell>
          <table:table-cell office:value-type="float" office:value="76.834977355">
            <text:p>76.834977355</text:p>
          </table:table-cell>
          <table:table-cell office:value-type="float" office:value="52.7339065805">
            <text:p>52.73390658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107.49263">
            <text:p>2458107.49263</text:p>
          </table:table-cell>
          <table:table-cell office:value-type="string">
            <text:p>2017-12-19 18:49:23.671875 EST-0500</text:p>
          </table:table-cell>
          <table:table-cell office:value-type="string">
            <text:p>S</text:p>
          </table:table-cell>
          <table:table-cell office:value-type="float" office:value="256.837578026">
            <text:p>256.837578026</text:p>
          </table:table-cell>
          <table:table-cell office:value-type="float" office:value="232.732832815">
            <text:p>232.732832815</text:p>
          </table:table-cell>
          <table:table-cell office:value-type="float" office:value="76.8375780259">
            <text:p>76.8375780259</text:p>
          </table:table-cell>
          <table:table-cell office:value-type="float" office:value="52.7328328147">
            <text:p>52.732832814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220.63716">
            <text:p>2458220.63716</text:p>
          </table:table-cell>
          <table:table-cell office:value-type="string">
            <text:p>2018-04-11 22:17:31.171875 EST-0500</text:p>
          </table:table-cell>
          <table:table-cell office:value-type="string">
            <text:p>N</text:p>
          </table:table-cell>
          <table:table-cell office:value-type="float" office:value="76.8406833486">
            <text:p>76.8406833486</text:p>
          </table:table-cell>
          <table:table-cell office:value-type="float" office:value="52.7321301392">
            <text:p>52.7321301392</text:p>
          </table:table-cell>
          <table:table-cell office:value-type="float" office:value="76.8406833486">
            <text:p>76.8406833486</text:p>
          </table:table-cell>
          <table:table-cell office:value-type="float" office:value="52.7321301392">
            <text:p>52.73213013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332.19172">
            <text:p>2458332.19172</text:p>
          </table:table-cell>
          <table:table-cell office:value-type="string">
            <text:p>2018-08-01 11:36:05.625000 EST-0500</text:p>
          </table:table-cell>
          <table:table-cell office:value-type="string">
            <text:p>S</text:p>
          </table:table-cell>
          <table:table-cell office:value-type="float" office:value="256.844354245">
            <text:p>256.844354245</text:p>
          </table:table-cell>
          <table:table-cell office:value-type="float" office:value="232.731336217">
            <text:p>232.731336217</text:p>
          </table:table-cell>
          <table:table-cell office:value-type="float" office:value="76.8443542454">
            <text:p>76.8443542454</text:p>
          </table:table-cell>
          <table:table-cell office:value-type="float" office:value="52.7313362166">
            <text:p>52.73133621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445.33442">
            <text:p>2458445.33442</text:p>
          </table:table-cell>
          <table:table-cell office:value-type="string">
            <text:p>2018-11-22 15:01:34.921875 EST-0500</text:p>
          </table:table-cell>
          <table:table-cell office:value-type="string">
            <text:p>N</text:p>
          </table:table-cell>
          <table:table-cell office:value-type="float" office:value="76.8435027207">
            <text:p>76.8435027207</text:p>
          </table:table-cell>
          <table:table-cell office:value-type="float" office:value="52.7271646685">
            <text:p>52.7271646685</text:p>
          </table:table-cell>
          <table:table-cell office:value-type="float" office:value="76.8435027207">
            <text:p>76.8435027207</text:p>
          </table:table-cell>
          <table:table-cell office:value-type="float" office:value="52.7271646685">
            <text:p>52.72716466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556.89448">
            <text:p>2458556.89448</text:p>
          </table:table-cell>
          <table:table-cell office:value-type="string">
            <text:p>2019-03-14 04:28:03.984375 EST-0500</text:p>
          </table:table-cell>
          <table:table-cell office:value-type="string">
            <text:p>S</text:p>
          </table:table-cell>
          <table:table-cell office:value-type="float" office:value="256.847355883">
            <text:p>256.847355883</text:p>
          </table:table-cell>
          <table:table-cell office:value-type="float" office:value="232.726466445">
            <text:p>232.726466445</text:p>
          </table:table-cell>
          <table:table-cell office:value-type="float" office:value="76.8473558833">
            <text:p>76.8473558833</text:p>
          </table:table-cell>
          <table:table-cell office:value-type="float" office:value="52.7264664451">
            <text:p>52.72646644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670.0323">
            <text:p>2458670.0323</text:p>
          </table:table-cell>
          <table:table-cell office:value-type="string">
            <text:p>2019-07-05 07:46:31.406250 EST-0500</text:p>
          </table:table-cell>
          <table:table-cell office:value-type="string">
            <text:p>N</text:p>
          </table:table-cell>
          <table:table-cell office:value-type="float" office:value="76.8514004408">
            <text:p>76.8514004408</text:p>
          </table:table-cell>
          <table:table-cell office:value-type="float" office:value="52.7262012506">
            <text:p>52.7262012506</text:p>
          </table:table-cell>
          <table:table-cell office:value-type="float" office:value="76.8514004408">
            <text:p>76.8514004408</text:p>
          </table:table-cell>
          <table:table-cell office:value-type="float" office:value="52.7262012506">
            <text:p>52.72620125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781.59358">
            <text:p>2458781.59358</text:p>
          </table:table-cell>
          <table:table-cell office:value-type="string">
            <text:p>2019-10-24 21:14:45.937500 EST-0500</text:p>
          </table:table-cell>
          <table:table-cell office:value-type="string">
            <text:p>S</text:p>
          </table:table-cell>
          <table:table-cell office:value-type="float" office:value="256.853527093">
            <text:p>256.853527093</text:p>
          </table:table-cell>
          <table:table-cell office:value-type="float" office:value="232.724745781">
            <text:p>232.724745781</text:p>
          </table:table-cell>
          <table:table-cell office:value-type="float" office:value="76.8535270931">
            <text:p>76.8535270931</text:p>
          </table:table-cell>
          <table:table-cell office:value-type="float" office:value="52.7247457815">
            <text:p>52.724745781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8894.7314">
            <text:p>2458894.7314</text:p>
          </table:table-cell>
          <table:table-cell office:value-type="string">
            <text:p>2020-02-15 00:33:13.359375 EST-0500</text:p>
          </table:table-cell>
          <table:table-cell office:value-type="string">
            <text:p>N</text:p>
          </table:table-cell>
          <table:table-cell office:value-type="float" office:value="76.8581895206">
            <text:p>76.8581895206</text:p>
          </table:table-cell>
          <table:table-cell office:value-type="float" office:value="52.7244845524">
            <text:p>52.7244845524</text:p>
          </table:table-cell>
          <table:table-cell office:value-type="float" office:value="76.8581895206">
            <text:p>76.8581895206</text:p>
          </table:table-cell>
          <table:table-cell office:value-type="float" office:value="52.7244845524">
            <text:p>52.72448455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006.29023">
            <text:p>2459006.29023</text:p>
          </table:table-cell>
          <table:table-cell office:value-type="string">
            <text:p>2020-06-05 13:57:56.953125 EST-0500</text:p>
          </table:table-cell>
          <table:table-cell office:value-type="string">
            <text:p>S</text:p>
          </table:table-cell>
          <table:table-cell office:value-type="float" office:value="256.860052495">
            <text:p>256.860052495</text:p>
          </table:table-cell>
          <table:table-cell office:value-type="float" office:value="232.722597721">
            <text:p>232.722597721</text:p>
          </table:table-cell>
          <table:table-cell office:value-type="float" office:value="76.8600524951">
            <text:p>76.8600524951</text:p>
          </table:table-cell>
          <table:table-cell office:value-type="float" office:value="52.722597721">
            <text:p>52.7225977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119.43538">
            <text:p>2459119.43538</text:p>
          </table:table-cell>
          <table:table-cell office:value-type="string">
            <text:p>2020-09-26 17:26:57.187500 EST-0500</text:p>
          </table:table-cell>
          <table:table-cell office:value-type="string">
            <text:p>N</text:p>
          </table:table-cell>
          <table:table-cell office:value-type="float" office:value="76.8635937567">
            <text:p>76.8635937567</text:p>
          </table:table-cell>
          <table:table-cell office:value-type="float" office:value="52.7216130423">
            <text:p>52.7216130423</text:p>
          </table:table-cell>
          <table:table-cell office:value-type="float" office:value="76.8635937567">
            <text:p>76.8635937567</text:p>
          </table:table-cell>
          <table:table-cell office:value-type="float" office:value="52.7216130423">
            <text:p>52.72161304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230.98689">
            <text:p>2459230.98689</text:p>
          </table:table-cell>
          <table:table-cell office:value-type="string">
            <text:p>2021-01-16 06:41:07.968750 EST-0500</text:p>
          </table:table-cell>
          <table:table-cell office:value-type="string">
            <text:p>S</text:p>
          </table:table-cell>
          <table:table-cell office:value-type="float" office:value="256.867343064">
            <text:p>256.867343064</text:p>
          </table:table-cell>
          <table:table-cell office:value-type="float" office:value="232.720602196">
            <text:p>232.720602196</text:p>
          </table:table-cell>
          <table:table-cell office:value-type="float" office:value="76.8673430637">
            <text:p>76.8673430637</text:p>
          </table:table-cell>
          <table:table-cell office:value-type="float" office:value="52.7206021962">
            <text:p>52.720602196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344.13387">
            <text:p>2459344.13387</text:p>
          </table:table-cell>
          <table:table-cell office:value-type="string">
            <text:p>2021-05-09 10:12:46.406250 EST-0500</text:p>
          </table:table-cell>
          <table:table-cell office:value-type="string">
            <text:p>N</text:p>
          </table:table-cell>
          <table:table-cell office:value-type="float" office:value="76.8690221455">
            <text:p>76.8690221455</text:p>
          </table:table-cell>
          <table:table-cell office:value-type="float" office:value="52.7185504886">
            <text:p>52.7185504886</text:p>
          </table:table-cell>
          <table:table-cell office:value-type="float" office:value="76.8690221455">
            <text:p>76.8690221455</text:p>
          </table:table-cell>
          <table:table-cell office:value-type="float" office:value="52.7185504886">
            <text:p>52.718550488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455.68538">
            <text:p>2459455.68538</text:p>
          </table:table-cell>
          <table:table-cell office:value-type="string">
            <text:p>2021-08-28 23:26:57.187500 EST-0500</text:p>
          </table:table-cell>
          <table:table-cell office:value-type="string">
            <text:p>S</text:p>
          </table:table-cell>
          <table:table-cell office:value-type="float" office:value="256.872986511">
            <text:p>256.872986511</text:p>
          </table:table-cell>
          <table:table-cell office:value-type="float" office:value="232.7175384">
            <text:p>232.7175384</text:p>
          </table:table-cell>
          <table:table-cell office:value-type="float" office:value="76.8729865108">
            <text:p>76.8729865108</text:p>
          </table:table-cell>
          <table:table-cell office:value-type="float" office:value="52.7175384003">
            <text:p>52.71753840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568.83113">
            <text:p>2459568.83113</text:p>
          </table:table-cell>
          <table:table-cell office:value-type="string">
            <text:p>2021-12-20 02:56:50.156250 EST-0500</text:p>
          </table:table-cell>
          <table:table-cell office:value-type="string">
            <text:p>N</text:p>
          </table:table-cell>
          <table:table-cell office:value-type="float" office:value="76.8766400516">
            <text:p>76.8766400516</text:p>
          </table:table-cell>
          <table:table-cell office:value-type="float" office:value="52.7168154927">
            <text:p>52.7168154927</text:p>
          </table:table-cell>
          <table:table-cell office:value-type="float" office:value="76.8766400516">
            <text:p>76.8766400516</text:p>
          </table:table-cell>
          <table:table-cell office:value-type="float" office:value="52.7168154927">
            <text:p>52.716815492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680.38936">
            <text:p>2459680.38936</text:p>
          </table:table-cell>
          <table:table-cell office:value-type="string">
            <text:p>2022-04-10 16:20:41.015625 EST-0500</text:p>
          </table:table-cell>
          <table:table-cell office:value-type="string">
            <text:p>S</text:p>
          </table:table-cell>
          <table:table-cell office:value-type="float" office:value="256.877517574">
            <text:p>256.877517574</text:p>
          </table:table-cell>
          <table:table-cell office:value-type="float" office:value="232.713292551">
            <text:p>232.713292551</text:p>
          </table:table-cell>
          <table:table-cell office:value-type="float" office:value="76.8775175744">
            <text:p>76.8775175744</text:p>
          </table:table-cell>
          <table:table-cell office:value-type="float" office:value="52.7132925511">
            <text:p>52.71329255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793.52779">
            <text:p>2459793.52779</text:p>
          </table:table-cell>
          <table:table-cell office:value-type="string">
            <text:p>2022-08-01 19:40:01.171875 EST-0500</text:p>
          </table:table-cell>
          <table:table-cell office:value-type="string">
            <text:p>N</text:p>
          </table:table-cell>
          <table:table-cell office:value-type="float" office:value="76.8813146202">
            <text:p>76.8813146202</text:p>
          </table:table-cell>
          <table:table-cell office:value-type="float" office:value="52.7119724601">
            <text:p>52.7119724601</text:p>
          </table:table-cell>
          <table:table-cell office:value-type="float" office:value="76.8813146202">
            <text:p>76.8813146202</text:p>
          </table:table-cell>
          <table:table-cell office:value-type="float" office:value="52.7119724601">
            <text:p>52.71197246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59905.08785">
            <text:p>2459905.08785</text:p>
          </table:table-cell>
          <table:table-cell office:value-type="string">
            <text:p>2022-11-21 09:06:30.234375 EST-0500</text:p>
          </table:table-cell>
          <table:table-cell office:value-type="string">
            <text:p>S</text:p>
          </table:table-cell>
          <table:table-cell office:value-type="float" office:value="256.883762643">
            <text:p>256.883762643</text:p>
          </table:table-cell>
          <table:table-cell office:value-type="float" office:value="232.710562283">
            <text:p>232.710562283</text:p>
          </table:table-cell>
          <table:table-cell office:value-type="float" office:value="76.8837626426">
            <text:p>76.8837626426</text:p>
          </table:table-cell>
          <table:table-cell office:value-type="float" office:value="52.7105622825">
            <text:p>52.71056228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018.22689">
            <text:p>2460018.22689</text:p>
          </table:table-cell>
          <table:table-cell office:value-type="string">
            <text:p>2023-03-14 12:26:43.125000 EST-0500</text:p>
          </table:table-cell>
          <table:table-cell office:value-type="string">
            <text:p>N</text:p>
          </table:table-cell>
          <table:table-cell office:value-type="float" office:value="76.8875779159">
            <text:p>76.8875779159</text:p>
          </table:table-cell>
          <table:table-cell office:value-type="float" office:value="52.7091645661">
            <text:p>52.7091645661</text:p>
          </table:table-cell>
          <table:table-cell office:value-type="float" office:value="76.8875779159">
            <text:p>76.8875779159</text:p>
          </table:table-cell>
          <table:table-cell office:value-type="float" office:value="52.7091645661">
            <text:p>52.70916456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129.78572">
            <text:p>2460129.78572</text:p>
          </table:table-cell>
          <table:table-cell office:value-type="string">
            <text:p>2023-07-04 01:51:26.718750 EST-0500</text:p>
          </table:table-cell>
          <table:table-cell office:value-type="string">
            <text:p>S</text:p>
          </table:table-cell>
          <table:table-cell office:value-type="float" office:value="256.89178498">
            <text:p>256.89178498</text:p>
          </table:table-cell>
          <table:table-cell office:value-type="float" office:value="232.708571983">
            <text:p>232.708571983</text:p>
          </table:table-cell>
          <table:table-cell office:value-type="float" office:value="76.8917849801">
            <text:p>76.8917849801</text:p>
          </table:table-cell>
          <table:table-cell office:value-type="float" office:value="52.7085719832">
            <text:p>52.70857198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242.9272">
            <text:p>2460242.9272</text:p>
          </table:table-cell>
          <table:table-cell office:value-type="string">
            <text:p>2023-10-25 05:15:10.546875 EST-0500</text:p>
          </table:table-cell>
          <table:table-cell office:value-type="string">
            <text:p>N</text:p>
          </table:table-cell>
          <table:table-cell office:value-type="float" office:value="76.8910126665">
            <text:p>76.8910126665</text:p>
          </table:table-cell>
          <table:table-cell office:value-type="float" office:value="52.7035571611">
            <text:p>52.7035571611</text:p>
          </table:table-cell>
          <table:table-cell office:value-type="float" office:value="76.8910126665">
            <text:p>76.8910126665</text:p>
          </table:table-cell>
          <table:table-cell office:value-type="float" office:value="52.7035571611">
            <text:p>52.70355716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354.48237">
            <text:p>2460354.48237</text:p>
          </table:table-cell>
          <table:table-cell office:value-type="string">
            <text:p>2024-02-13 18:34:37.734375 EST-0500</text:p>
          </table:table-cell>
          <table:table-cell office:value-type="string">
            <text:p>S</text:p>
          </table:table-cell>
          <table:table-cell office:value-type="float" office:value="256.895224883">
            <text:p>256.895224883</text:p>
          </table:table-cell>
          <table:table-cell office:value-type="float" office:value="232.702379832">
            <text:p>232.702379832</text:p>
          </table:table-cell>
          <table:table-cell office:value-type="float" office:value="76.895224883">
            <text:p>76.895224883</text:p>
          </table:table-cell>
          <table:table-cell office:value-type="float" office:value="52.7023798325">
            <text:p>52.70237983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467.62508">
            <text:p>2460467.62508</text:p>
          </table:table-cell>
          <table:table-cell office:value-type="string">
            <text:p>2024-06-05 22:00:07.031250 EST-0500</text:p>
          </table:table-cell>
          <table:table-cell office:value-type="string">
            <text:p>N</text:p>
          </table:table-cell>
          <table:table-cell office:value-type="float" office:value="76.8987734815">
            <text:p>76.8987734815</text:p>
          </table:table-cell>
          <table:table-cell office:value-type="float" office:value="52.7016590659">
            <text:p>52.7016590659</text:p>
          </table:table-cell>
          <table:table-cell office:value-type="float" office:value="76.8987734815">
            <text:p>76.8987734815</text:p>
          </table:table-cell>
          <table:table-cell office:value-type="float" office:value="52.7016590659">
            <text:p>52.70165906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579.1827">
            <text:p>2460579.1827</text:p>
          </table:table-cell>
          <table:table-cell office:value-type="string">
            <text:p>2024-09-25 11:23:05.156250 EST-0500</text:p>
          </table:table-cell>
          <table:table-cell office:value-type="string">
            <text:p>S</text:p>
          </table:table-cell>
          <table:table-cell office:value-type="float" office:value="256.903122657">
            <text:p>256.903122657</text:p>
          </table:table-cell>
          <table:table-cell office:value-type="float" office:value="232.701108668">
            <text:p>232.701108668</text:p>
          </table:table-cell>
          <table:table-cell office:value-type="float" office:value="76.9031226574">
            <text:p>76.9031226574</text:p>
          </table:table-cell>
          <table:table-cell office:value-type="float" office:value="52.7011086684">
            <text:p>52.70110866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692.32356">
            <text:p>2460692.32356</text:p>
          </table:table-cell>
          <table:table-cell office:value-type="string">
            <text:p>2025-01-16 14:45:56.250000 EST-0500</text:p>
          </table:table-cell>
          <table:table-cell office:value-type="string">
            <text:p>N</text:p>
          </table:table-cell>
          <table:table-cell office:value-type="float" office:value="76.9079885187">
            <text:p>76.9079885187</text:p>
          </table:table-cell>
          <table:table-cell office:value-type="float" office:value="52.7007483864">
            <text:p>52.7007483864</text:p>
          </table:table-cell>
          <table:table-cell office:value-type="float" office:value="76.9079885187">
            <text:p>76.9079885187</text:p>
          </table:table-cell>
          <table:table-cell office:value-type="float" office:value="52.7007483864">
            <text:p>52.70074838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803.88057">
            <text:p>2460803.88057</text:p>
          </table:table-cell>
          <table:table-cell office:value-type="string">
            <text:p>2025-05-08 04:08:01.640625 EST-0500</text:p>
          </table:table-cell>
          <table:table-cell office:value-type="string">
            <text:p>S</text:p>
          </table:table-cell>
          <table:table-cell office:value-type="float" office:value="256.906529049">
            <text:p>256.906529049</text:p>
          </table:table-cell>
          <table:table-cell office:value-type="float" office:value="232.695235341">
            <text:p>232.695235341</text:p>
          </table:table-cell>
          <table:table-cell office:value-type="float" office:value="76.9065290488">
            <text:p>76.9065290488</text:p>
          </table:table-cell>
          <table:table-cell office:value-type="float" office:value="52.6952353411">
            <text:p>52.69523534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0917.02388">
            <text:p>2460917.02388</text:p>
          </table:table-cell>
          <table:table-cell office:value-type="string">
            <text:p>2025-08-29 07:34:23.671875 EST-0500</text:p>
          </table:table-cell>
          <table:table-cell office:value-type="string">
            <text:p>N</text:p>
          </table:table-cell>
          <table:table-cell office:value-type="float" office:value="76.9116365258">
            <text:p>76.9116365258</text:p>
          </table:table-cell>
          <table:table-cell office:value-type="float" office:value="52.6950684754">
            <text:p>52.6950684754</text:p>
          </table:table-cell>
          <table:table-cell office:value-type="float" office:value="76.9116365258">
            <text:p>76.9116365258</text:p>
          </table:table-cell>
          <table:table-cell office:value-type="float" office:value="52.6950684754">
            <text:p>52.695068475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028.57966">
            <text:p>2461028.57966</text:p>
          </table:table-cell>
          <table:table-cell office:value-type="string">
            <text:p>2025-12-18 20:54:43.593750 EST-0500</text:p>
          </table:table-cell>
          <table:table-cell office:value-type="string">
            <text:p>S</text:p>
          </table:table-cell>
          <table:table-cell office:value-type="float" office:value="256.915354517">
            <text:p>256.915354517</text:p>
          </table:table-cell>
          <table:table-cell office:value-type="float" office:value="232.694281555">
            <text:p>232.694281555</text:p>
          </table:table-cell>
          <table:table-cell office:value-type="float" office:value="76.9153545169">
            <text:p>76.9153545169</text:p>
          </table:table-cell>
          <table:table-cell office:value-type="float" office:value="52.6942815548">
            <text:p>52.69428155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141.7242">
            <text:p>2461141.7242</text:p>
          </table:table-cell>
          <table:table-cell office:value-type="string">
            <text:p>2026-04-11 00:22:51.093750 EST-0500</text:p>
          </table:table-cell>
          <table:table-cell office:value-type="string">
            <text:p>N</text:p>
          </table:table-cell>
          <table:table-cell office:value-type="float" office:value="76.9191403991">
            <text:p>76.9191403991</text:p>
          </table:table-cell>
          <table:table-cell office:value-type="float" office:value="52.6933642852">
            <text:p>52.6933642852</text:p>
          </table:table-cell>
          <table:table-cell office:value-type="float" office:value="76.9191403991">
            <text:p>76.9191403991</text:p>
          </table:table-cell>
          <table:table-cell office:value-type="float" office:value="52.6933642852">
            <text:p>52.693364285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253.27815">
            <text:p>2461253.27815</text:p>
          </table:table-cell>
          <table:table-cell office:value-type="string">
            <text:p>2026-07-31 13:40:32.812500 EST-0500</text:p>
          </table:table-cell>
          <table:table-cell office:value-type="string">
            <text:p>S</text:p>
          </table:table-cell>
          <table:table-cell office:value-type="float" office:value="256.922568466">
            <text:p>256.922568466</text:p>
          </table:table-cell>
          <table:table-cell office:value-type="float" office:value="232.691568384">
            <text:p>232.691568384</text:p>
          </table:table-cell>
          <table:table-cell office:value-type="float" office:value="76.9225684656">
            <text:p>76.9225684656</text:p>
          </table:table-cell>
          <table:table-cell office:value-type="float" office:value="52.6915683842">
            <text:p>52.69156838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366.42086">
            <text:p>2461366.42086</text:p>
          </table:table-cell>
          <table:table-cell office:value-type="string">
            <text:p>2026-11-21 17:06:02.109375 EST-0500</text:p>
          </table:table-cell>
          <table:table-cell office:value-type="string">
            <text:p>N</text:p>
          </table:table-cell>
          <table:table-cell office:value-type="float" office:value="76.9225048728">
            <text:p>76.9225048728</text:p>
          </table:table-cell>
          <table:table-cell office:value-type="float" office:value="52.687557775">
            <text:p>52.687557775</text:p>
          </table:table-cell>
          <table:table-cell office:value-type="float" office:value="76.9225048728">
            <text:p>76.9225048728</text:p>
          </table:table-cell>
          <table:table-cell office:value-type="float" office:value="52.687557775">
            <text:p>52.68755777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477.98091">
            <text:p>2461477.98091</text:p>
          </table:table-cell>
          <table:table-cell office:value-type="string">
            <text:p>2027-03-13 06:32:31.171875 EST-0500</text:p>
          </table:table-cell>
          <table:table-cell office:value-type="string">
            <text:p>S</text:p>
          </table:table-cell>
          <table:table-cell office:value-type="float" office:value="256.926983104">
            <text:p>256.926983104</text:p>
          </table:table-cell>
          <table:table-cell office:value-type="float" office:value="232.686896869">
            <text:p>232.686896869</text:p>
          </table:table-cell>
          <table:table-cell office:value-type="float" office:value="76.926983104">
            <text:p>76.926983104</text:p>
          </table:table-cell>
          <table:table-cell office:value-type="float" office:value="52.6868968687">
            <text:p>52.68689686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591.11751">
            <text:p>2461591.11751</text:p>
          </table:table-cell>
          <table:table-cell office:value-type="string">
            <text:p>2027-07-04 09:49:13.125000 EST-0500</text:p>
          </table:table-cell>
          <table:table-cell office:value-type="string">
            <text:p>N</text:p>
          </table:table-cell>
          <table:table-cell office:value-type="float" office:value="76.9304139795">
            <text:p>76.9304139795</text:p>
          </table:table-cell>
          <table:table-cell office:value-type="float" office:value="52.6854944793">
            <text:p>52.6854944793</text:p>
          </table:table-cell>
          <table:table-cell office:value-type="float" office:value="76.9304139795">
            <text:p>76.9304139795</text:p>
          </table:table-cell>
          <table:table-cell office:value-type="float" office:value="52.6854944793">
            <text:p>52.685494479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702.6794">
            <text:p>2461702.6794</text:p>
          </table:table-cell>
          <table:table-cell office:value-type="string">
            <text:p>2027-10-23 23:18:20.390625 EST-0500</text:p>
          </table:table-cell>
          <table:table-cell office:value-type="string">
            <text:p>S</text:p>
          </table:table-cell>
          <table:table-cell office:value-type="float" office:value="256.933185296">
            <text:p>256.933185296</text:p>
          </table:table-cell>
          <table:table-cell office:value-type="float" office:value="232.684168233">
            <text:p>232.684168233</text:p>
          </table:table-cell>
          <table:table-cell office:value-type="float" office:value="76.9331852962">
            <text:p>76.9331852962</text:p>
          </table:table-cell>
          <table:table-cell office:value-type="float" office:value="52.6841682335">
            <text:p>52.68416823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815.816">
            <text:p>2461815.816</text:p>
          </table:table-cell>
          <table:table-cell office:value-type="string">
            <text:p>2028-02-14 02:35:02.343750 EST-0500</text:p>
          </table:table-cell>
          <table:table-cell office:value-type="string">
            <text:p>N</text:p>
          </table:table-cell>
          <table:table-cell office:value-type="float" office:value="76.9377889145">
            <text:p>76.9377889145</text:p>
          </table:table-cell>
          <table:table-cell office:value-type="float" office:value="52.6835184043">
            <text:p>52.6835184043</text:p>
          </table:table-cell>
          <table:table-cell office:value-type="float" office:value="76.9377889145">
            <text:p>76.9377889145</text:p>
          </table:table-cell>
          <table:table-cell office:value-type="float" office:value="52.6835184043">
            <text:p>52.683518404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1927.37544">
            <text:p>2461927.37544</text:p>
          </table:table-cell>
          <table:table-cell office:value-type="string">
            <text:p>2028-06-04 16:00:38.671875 EST-0500</text:p>
          </table:table-cell>
          <table:table-cell office:value-type="string">
            <text:p>S</text:p>
          </table:table-cell>
          <table:table-cell office:value-type="float" office:value="256.939567257">
            <text:p>256.939567257</text:p>
          </table:table-cell>
          <table:table-cell office:value-type="float" office:value="232.681364507">
            <text:p>232.681364507</text:p>
          </table:table-cell>
          <table:table-cell office:value-type="float" office:value="76.9395672568">
            <text:p>76.9395672568</text:p>
          </table:table-cell>
          <table:table-cell office:value-type="float" office:value="52.6813645071">
            <text:p>52.68136450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040.51875">
            <text:p>2462040.51875</text:p>
          </table:table-cell>
          <table:table-cell office:value-type="string">
            <text:p>2028-09-25 19:27:00.703125 EST-0500</text:p>
          </table:table-cell>
          <table:table-cell office:value-type="string">
            <text:p>N</text:p>
          </table:table-cell>
          <table:table-cell office:value-type="float" office:value="76.9425501194">
            <text:p>76.9425501194</text:p>
          </table:table-cell>
          <table:table-cell office:value-type="float" office:value="52.6796313257">
            <text:p>52.6796313257</text:p>
          </table:table-cell>
          <table:table-cell office:value-type="float" office:value="76.9425501194">
            <text:p>76.9425501194</text:p>
          </table:table-cell>
          <table:table-cell office:value-type="float" office:value="52.6796313257">
            <text:p>52.679631325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152.07209">
            <text:p>2462152.07209</text:p>
          </table:table-cell>
          <table:table-cell office:value-type="string">
            <text:p>2029-01-15 08:43:49.687500 EST-0500</text:p>
          </table:table-cell>
          <table:table-cell office:value-type="string">
            <text:p>S</text:p>
          </table:table-cell>
          <table:table-cell office:value-type="float" office:value="256.947043893">
            <text:p>256.947043893</text:p>
          </table:table-cell>
          <table:table-cell office:value-type="float" office:value="232.679299369">
            <text:p>232.679299369</text:p>
          </table:table-cell>
          <table:table-cell office:value-type="float" office:value="76.947043893">
            <text:p>76.947043893</text:p>
          </table:table-cell>
          <table:table-cell office:value-type="float" office:value="52.679299369">
            <text:p>52.6792993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265.21785">
            <text:p>2462265.21785</text:p>
          </table:table-cell>
          <table:table-cell office:value-type="string">
            <text:p>2029-05-08 12:13:42.656250 EST-0500</text:p>
          </table:table-cell>
          <table:table-cell office:value-type="string">
            <text:p>N</text:p>
          </table:table-cell>
          <table:table-cell office:value-type="float" office:value="76.9495223599">
            <text:p>76.9495223599</text:p>
          </table:table-cell>
          <table:table-cell office:value-type="float" office:value="52.6780374478">
            <text:p>52.6780374478</text:p>
          </table:table-cell>
          <table:table-cell office:value-type="float" office:value="76.9495223599">
            <text:p>76.9495223599</text:p>
          </table:table-cell>
          <table:table-cell office:value-type="float" office:value="52.6780374478">
            <text:p>52.67803744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376.77058">
            <text:p>2462376.77058</text:p>
          </table:table-cell>
          <table:table-cell office:value-type="string">
            <text:p>2029-08-28 01:29:38.906250 EST-0500</text:p>
          </table:table-cell>
          <table:table-cell office:value-type="string">
            <text:p>S</text:p>
          </table:table-cell>
          <table:table-cell office:value-type="float" office:value="256.952857981">
            <text:p>256.952857981</text:p>
          </table:table-cell>
          <table:table-cell office:value-type="float" office:value="232.676554815">
            <text:p>232.676554815</text:p>
          </table:table-cell>
          <table:table-cell office:value-type="float" office:value="76.9528579806">
            <text:p>76.9528579806</text:p>
          </table:table-cell>
          <table:table-cell office:value-type="float" office:value="52.6765548148">
            <text:p>52.67655481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489.91512">
            <text:p>2462489.91512</text:p>
          </table:table-cell>
          <table:table-cell office:value-type="string">
            <text:p>2029-12-19 04:57:46.406250 EST-0500</text:p>
          </table:table-cell>
          <table:table-cell office:value-type="string">
            <text:p>N</text:p>
          </table:table-cell>
          <table:table-cell office:value-type="float" office:value="76.9566471358">
            <text:p>76.9566471358</text:p>
          </table:table-cell>
          <table:table-cell office:value-type="float" office:value="52.6762828244">
            <text:p>52.6762828244</text:p>
          </table:table-cell>
          <table:table-cell office:value-type="float" office:value="76.9566471358">
            <text:p>76.9566471358</text:p>
          </table:table-cell>
          <table:table-cell office:value-type="float" office:value="52.6762828244">
            <text:p>52.67628282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601.47517">
            <text:p>2462601.47517</text:p>
          </table:table-cell>
          <table:table-cell office:value-type="string">
            <text:p>2030-04-09 18:24:15.468750 EST-0500</text:p>
          </table:table-cell>
          <table:table-cell office:value-type="string">
            <text:p>S</text:p>
          </table:table-cell>
          <table:table-cell office:value-type="float" office:value="256.957536884">
            <text:p>256.957536884</text:p>
          </table:table-cell>
          <table:table-cell office:value-type="float" office:value="232.673066538">
            <text:p>232.673066538</text:p>
          </table:table-cell>
          <table:table-cell office:value-type="float" office:value="76.9575368841">
            <text:p>76.9575368841</text:p>
          </table:table-cell>
          <table:table-cell office:value-type="float" office:value="52.6730665381">
            <text:p>52.673066538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714.61238">
            <text:p>2462714.61238</text:p>
          </table:table-cell>
          <table:table-cell office:value-type="string">
            <text:p>2030-07-31 21:41:50.156250 EST-0500</text:p>
          </table:table-cell>
          <table:table-cell office:value-type="string">
            <text:p>N</text:p>
          </table:table-cell>
          <table:table-cell office:value-type="float" office:value="76.9616759758">
            <text:p>76.9616759758</text:p>
          </table:table-cell>
          <table:table-cell office:value-type="float" office:value="52.6724358522">
            <text:p>52.6724358522</text:p>
          </table:table-cell>
          <table:table-cell office:value-type="float" office:value="76.9616759758">
            <text:p>76.9616759758</text:p>
          </table:table-cell>
          <table:table-cell office:value-type="float" office:value="52.6724358522">
            <text:p>52.67243585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826.17427">
            <text:p>2462826.17427</text:p>
          </table:table-cell>
          <table:table-cell office:value-type="string">
            <text:p>2030-11-20 11:10:57.421875 EST-0500</text:p>
          </table:table-cell>
          <table:table-cell office:value-type="string">
            <text:p>S</text:p>
          </table:table-cell>
          <table:table-cell office:value-type="float" office:value="256.964230249">
            <text:p>256.964230249</text:p>
          </table:table-cell>
          <table:table-cell office:value-type="float" office:value="232.671633844">
            <text:p>232.671633844</text:p>
          </table:table-cell>
          <table:table-cell office:value-type="float" office:value="76.9642302492">
            <text:p>76.9642302492</text:p>
          </table:table-cell>
          <table:table-cell office:value-type="float" office:value="52.6716338444">
            <text:p>52.67163384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2939.3127">
            <text:p>2462939.3127</text:p>
          </table:table-cell>
          <table:table-cell office:value-type="string">
            <text:p>2031-03-13 14:30:17.578125 EST-0500</text:p>
          </table:table-cell>
          <table:table-cell office:value-type="string">
            <text:p>N</text:p>
          </table:table-cell>
          <table:table-cell office:value-type="float" office:value="76.96812198">
            <text:p>76.96812198</text:p>
          </table:table-cell>
          <table:table-cell office:value-type="float" office:value="52.670946266">
            <text:p>52.670946266</text:p>
          </table:table-cell>
          <table:table-cell office:value-type="float" office:value="76.96812198">
            <text:p>76.96812198</text:p>
          </table:table-cell>
          <table:table-cell office:value-type="float" office:value="52.670946266">
            <text:p>52.6709462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050.87214">
            <text:p>2463050.87214</text:p>
          </table:table-cell>
          <table:table-cell office:value-type="string">
            <text:p>2031-07-03 03:55:53.906250 EST-0500</text:p>
          </table:table-cell>
          <table:table-cell office:value-type="string">
            <text:p>S</text:p>
          </table:table-cell>
          <table:table-cell office:value-type="float" office:value="256.971322671">
            <text:p>256.971322671</text:p>
          </table:table-cell>
          <table:table-cell office:value-type="float" office:value="232.670079357">
            <text:p>232.670079357</text:p>
          </table:table-cell>
          <table:table-cell office:value-type="float" office:value="76.9713226712">
            <text:p>76.9713226712</text:p>
          </table:table-cell>
          <table:table-cell office:value-type="float" office:value="52.6700793569">
            <text:p>52.67007935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164.01362">
            <text:p>2463164.01362</text:p>
          </table:table-cell>
          <table:table-cell office:value-type="string">
            <text:p>2031-10-24 07:19:37.734375 EST-0500</text:p>
          </table:table-cell>
          <table:table-cell office:value-type="string">
            <text:p>N</text:p>
          </table:table-cell>
          <table:table-cell office:value-type="float" office:value="76.970435139">
            <text:p>76.970435139</text:p>
          </table:table-cell>
          <table:table-cell office:value-type="float" office:value="52.6655843337">
            <text:p>52.6655843337</text:p>
          </table:table-cell>
          <table:table-cell office:value-type="float" office:value="76.970435139">
            <text:p>76.970435139</text:p>
          </table:table-cell>
          <table:table-cell office:value-type="float" office:value="52.6655843337">
            <text:p>52.665584333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275.5688">
            <text:p>2463275.5688</text:p>
          </table:table-cell>
          <table:table-cell office:value-type="string">
            <text:p>2032-02-12 20:39:04.921875 EST-0500</text:p>
          </table:table-cell>
          <table:table-cell office:value-type="string">
            <text:p>S</text:p>
          </table:table-cell>
          <table:table-cell office:value-type="float" office:value="256.974347627">
            <text:p>256.974347627</text:p>
          </table:table-cell>
          <table:table-cell office:value-type="float" office:value="232.664847672">
            <text:p>232.664847672</text:p>
          </table:table-cell>
          <table:table-cell office:value-type="float" office:value="76.9743476268">
            <text:p>76.9743476268</text:p>
          </table:table-cell>
          <table:table-cell office:value-type="float" office:value="52.6648476722">
            <text:p>52.66484767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388.71211">
            <text:p>2463388.71211</text:p>
          </table:table-cell>
          <table:table-cell office:value-type="string">
            <text:p>2032-06-05 00:05:26.953125 EST-0500</text:p>
          </table:table-cell>
          <table:table-cell office:value-type="string">
            <text:p>N</text:p>
          </table:table-cell>
          <table:table-cell office:value-type="float" office:value="76.9769138242">
            <text:p>76.9769138242</text:p>
          </table:table-cell>
          <table:table-cell office:value-type="float" office:value="52.6640876717">
            <text:p>52.6640876717</text:p>
          </table:table-cell>
          <table:table-cell office:value-type="float" office:value="76.9769138242">
            <text:p>76.9769138242</text:p>
          </table:table-cell>
          <table:table-cell office:value-type="float" office:value="52.6640876717">
            <text:p>52.664087671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500.26851">
            <text:p>2463500.26851</text:p>
          </table:table-cell>
          <table:table-cell office:value-type="string">
            <text:p>2032-09-24 13:26:39.609375 EST-0500</text:p>
          </table:table-cell>
          <table:table-cell office:value-type="string">
            <text:p>S</text:p>
          </table:table-cell>
          <table:table-cell office:value-type="float" office:value="256.980137626">
            <text:p>256.980137626</text:p>
          </table:table-cell>
          <table:table-cell office:value-type="float" office:value="232.663320972">
            <text:p>232.663320972</text:p>
          </table:table-cell>
          <table:table-cell office:value-type="float" office:value="76.9801376259">
            <text:p>76.9801376259</text:p>
          </table:table-cell>
          <table:table-cell office:value-type="float" office:value="52.6633209722">
            <text:p>52.66332097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613.40999">
            <text:p>2463613.40999</text:p>
          </table:table-cell>
          <table:table-cell office:value-type="string">
            <text:p>2033-01-15 16:50:23.437500 EST-0500</text:p>
          </table:table-cell>
          <table:table-cell office:value-type="string">
            <text:p>N</text:p>
          </table:table-cell>
          <table:table-cell office:value-type="float" office:value="76.9833334224">
            <text:p>76.9833334224</text:p>
          </table:table-cell>
          <table:table-cell office:value-type="float" office:value="52.6621947128">
            <text:p>52.6621947128</text:p>
          </table:table-cell>
          <table:table-cell office:value-type="float" office:value="76.9833334224">
            <text:p>76.9833334224</text:p>
          </table:table-cell>
          <table:table-cell office:value-type="float" office:value="52.6621947128">
            <text:p>52.66219471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724.96578">
            <text:p>2463724.96578</text:p>
          </table:table-cell>
          <table:table-cell office:value-type="string">
            <text:p>2033-05-07 06:10:43.359375 EST-0500</text:p>
          </table:table-cell>
          <table:table-cell office:value-type="string">
            <text:p>S</text:p>
          </table:table-cell>
          <table:table-cell office:value-type="float" office:value="256.981204209">
            <text:p>256.981204209</text:p>
          </table:table-cell>
          <table:table-cell office:value-type="float" office:value="232.656900259">
            <text:p>232.656900259</text:p>
          </table:table-cell>
          <table:table-cell office:value-type="float" office:value="76.9812042092">
            <text:p>76.9812042092</text:p>
          </table:table-cell>
          <table:table-cell office:value-type="float" office:value="52.6569002587">
            <text:p>52.656900258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838.1097">
            <text:p>2463838.1097</text:p>
          </table:table-cell>
          <table:table-cell office:value-type="string">
            <text:p>2033-08-28 09:37:58.125000 EST-0500</text:p>
          </table:table-cell>
          <table:table-cell office:value-type="string">
            <text:p>N</text:p>
          </table:table-cell>
          <table:table-cell office:value-type="float" office:value="76.9841720673">
            <text:p>76.9841720673</text:p>
          </table:table-cell>
          <table:table-cell office:value-type="float" office:value="52.6555438241">
            <text:p>52.6555438241</text:p>
          </table:table-cell>
          <table:table-cell office:value-type="float" office:value="76.9841720673">
            <text:p>76.9841720673</text:p>
          </table:table-cell>
          <table:table-cell office:value-type="float" office:value="52.6555438241">
            <text:p>52.655543824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3949.66304">
            <text:p>2463949.66304</text:p>
          </table:table-cell>
          <table:table-cell office:value-type="string">
            <text:p>2033-12-17 22:54:47.109375 EST-0500</text:p>
          </table:table-cell>
          <table:table-cell office:value-type="string">
            <text:p>S</text:p>
          </table:table-cell>
          <table:table-cell office:value-type="float" office:value="256.985755881">
            <text:p>256.985755881</text:p>
          </table:table-cell>
          <table:table-cell office:value-type="float" office:value="232.653670953">
            <text:p>232.653670953</text:p>
          </table:table-cell>
          <table:table-cell office:value-type="float" office:value="76.985755881">
            <text:p>76.985755881</text:p>
          </table:table-cell>
          <table:table-cell office:value-type="float" office:value="52.6536709533">
            <text:p>52.65367095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062.8094">
            <text:p>2464062.8094</text:p>
          </table:table-cell>
          <table:table-cell office:value-type="string">
            <text:p>2034-04-10 02:25:32.812500 EST-0500</text:p>
          </table:table-cell>
          <table:table-cell office:value-type="string">
            <text:p>N</text:p>
          </table:table-cell>
          <table:table-cell office:value-type="float" office:value="76.9889239776">
            <text:p>76.9889239776</text:p>
          </table:table-cell>
          <table:table-cell office:value-type="float" office:value="52.6531243339">
            <text:p>52.6531243339</text:p>
          </table:table-cell>
          <table:table-cell office:value-type="float" office:value="76.9889239776">
            <text:p>76.9889239776</text:p>
          </table:table-cell>
          <table:table-cell office:value-type="float" office:value="52.6531243339">
            <text:p>52.65312433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174.36214">
            <text:p>2464174.36214</text:p>
          </table:table-cell>
          <table:table-cell office:value-type="string">
            <text:p>2034-07-30 15:41:29.062500 EST-0500</text:p>
          </table:table-cell>
          <table:table-cell office:value-type="string">
            <text:p>S</text:p>
          </table:table-cell>
          <table:table-cell office:value-type="float" office:value="256.992036852">
            <text:p>256.992036852</text:p>
          </table:table-cell>
          <table:table-cell office:value-type="float" office:value="232.651894058">
            <text:p>232.651894058</text:p>
          </table:table-cell>
          <table:table-cell office:value-type="float" office:value="76.9920368517">
            <text:p>76.9920368517</text:p>
          </table:table-cell>
          <table:table-cell office:value-type="float" office:value="52.651894058">
            <text:p>52.6518940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287.50605">
            <text:p>2464287.50605</text:p>
          </table:table-cell>
          <table:table-cell office:value-type="string">
            <text:p>2034-11-20 19:08:43.828125 EST-0500</text:p>
          </table:table-cell>
          <table:table-cell office:value-type="string">
            <text:p>N</text:p>
          </table:table-cell>
          <table:table-cell office:value-type="float" office:value="76.9904318685">
            <text:p>76.9904318685</text:p>
          </table:table-cell>
          <table:table-cell office:value-type="float" office:value="52.6472032574">
            <text:p>52.6472032574</text:p>
          </table:table-cell>
          <table:table-cell office:value-type="float" office:value="76.9904318685">
            <text:p>76.9904318685</text:p>
          </table:table-cell>
          <table:table-cell office:value-type="float" office:value="52.6472032574">
            <text:p>52.64720325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399.06367">
            <text:p>2464399.06367</text:p>
          </table:table-cell>
          <table:table-cell office:value-type="string">
            <text:p>2035-03-12 08:31:41.953125 EST-0500</text:p>
          </table:table-cell>
          <table:table-cell office:value-type="string">
            <text:p>S</text:p>
          </table:table-cell>
          <table:table-cell office:value-type="float" office:value="256.992989767">
            <text:p>256.992989767</text:p>
          </table:table-cell>
          <table:table-cell office:value-type="float" office:value="232.645523755">
            <text:p>232.645523755</text:p>
          </table:table-cell>
          <table:table-cell office:value-type="float" office:value="76.9929897667">
            <text:p>76.9929897667</text:p>
          </table:table-cell>
          <table:table-cell office:value-type="float" office:value="52.6455237552">
            <text:p>52.645523755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512.20271">
            <text:p>2464512.20271</text:p>
          </table:table-cell>
          <table:table-cell office:value-type="string">
            <text:p>2035-07-03 11:51:54.843750 EST-0500</text:p>
          </table:table-cell>
          <table:table-cell office:value-type="string">
            <text:p>N</text:p>
          </table:table-cell>
          <table:table-cell office:value-type="float" office:value="76.996291523">
            <text:p>76.996291523</text:p>
          </table:table-cell>
          <table:table-cell office:value-type="float" office:value="52.644965584">
            <text:p>52.644965584</text:p>
          </table:table-cell>
          <table:table-cell office:value-type="float" office:value="76.996291523">
            <text:p>76.996291523</text:p>
          </table:table-cell>
          <table:table-cell office:value-type="float" office:value="52.644965584">
            <text:p>52.6449655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623.76338">
            <text:p>2464623.76338</text:p>
          </table:table-cell>
          <table:table-cell office:value-type="string">
            <text:p>2035-10-23 01:19:16.640625 EST-0500</text:p>
          </table:table-cell>
          <table:table-cell office:value-type="string">
            <text:p>S</text:p>
          </table:table-cell>
          <table:table-cell office:value-type="float" office:value="256.998605119">
            <text:p>256.998605119</text:p>
          </table:table-cell>
          <table:table-cell office:value-type="float" office:value="232.643901767">
            <text:p>232.643901767</text:p>
          </table:table-cell>
          <table:table-cell office:value-type="float" office:value="76.9986051195">
            <text:p>76.9986051195</text:p>
          </table:table-cell>
          <table:table-cell office:value-type="float" office:value="52.6439017672">
            <text:p>52.643901767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736.9012">
            <text:p>2464736.9012</text:p>
          </table:table-cell>
          <table:table-cell office:value-type="string">
            <text:p>2036-02-13 04:37:44.062500 EST-0500</text:p>
          </table:table-cell>
          <table:table-cell office:value-type="string">
            <text:p>N</text:p>
          </table:table-cell>
          <table:table-cell office:value-type="float" office:value="77.0023052947">
            <text:p>77.0023052947</text:p>
          </table:table-cell>
          <table:table-cell office:value-type="float" office:value="52.6429521705">
            <text:p>52.6429521705</text:p>
          </table:table-cell>
          <table:table-cell office:value-type="float" office:value="77.0023052947">
            <text:p>77.0023052947</text:p>
          </table:table-cell>
          <table:table-cell office:value-type="float" office:value="52.6429521705">
            <text:p>52.64295217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848.46065">
            <text:p>2464848.46065</text:p>
          </table:table-cell>
          <table:table-cell office:value-type="string">
            <text:p>2036-06-03 18:03:20.390625 EST-0500</text:p>
          </table:table-cell>
          <table:table-cell office:value-type="string">
            <text:p>S</text:p>
          </table:table-cell>
          <table:table-cell office:value-type="float" office:value="257.004841298">
            <text:p>257.004841298</text:p>
          </table:table-cell>
          <table:table-cell office:value-type="float" office:value="232.642232571">
            <text:p>232.642232571</text:p>
          </table:table-cell>
          <table:table-cell office:value-type="float" office:value="77.0048412982">
            <text:p>77.0048412982</text:p>
          </table:table-cell>
          <table:table-cell office:value-type="float" office:value="52.6422325709">
            <text:p>52.64223257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4961.60517">
            <text:p>2464961.60517</text:p>
          </table:table-cell>
          <table:table-cell office:value-type="string">
            <text:p>2036-09-24 21:31:27.890625 EST-0500</text:p>
          </table:table-cell>
          <table:table-cell office:value-type="string">
            <text:p>N</text:p>
          </table:table-cell>
          <table:table-cell office:value-type="float" office:value="77.0071826715">
            <text:p>77.0071826715</text:p>
          </table:table-cell>
          <table:table-cell office:value-type="float" office:value="52.6405467789">
            <text:p>52.6405467789</text:p>
          </table:table-cell>
          <table:table-cell office:value-type="float" office:value="77.0071826715">
            <text:p>77.0071826715</text:p>
          </table:table-cell>
          <table:table-cell office:value-type="float" office:value="52.6405467789">
            <text:p>52.64054677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073.15792">
            <text:p>2465073.15792</text:p>
          </table:table-cell>
          <table:table-cell office:value-type="string">
            <text:p>2037-01-14 10:47:24.140625 EST-0500</text:p>
          </table:table-cell>
          <table:table-cell office:value-type="string">
            <text:p>S</text:p>
          </table:table-cell>
          <table:table-cell office:value-type="float" office:value="257.011197094">
            <text:p>257.011197094</text:p>
          </table:table-cell>
          <table:table-cell office:value-type="float" office:value="232.6402055">
            <text:p>232.6402055</text:p>
          </table:table-cell>
          <table:table-cell office:value-type="float" office:value="77.0111970943">
            <text:p>77.0111970943</text:p>
          </table:table-cell>
          <table:table-cell office:value-type="float" office:value="52.6402055003">
            <text:p>52.64020550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186.30427">
            <text:p>2465186.30427</text:p>
          </table:table-cell>
          <table:table-cell office:value-type="string">
            <text:p>2037-05-07 14:18:09.843750 EST-0500</text:p>
          </table:table-cell>
          <table:table-cell office:value-type="string">
            <text:p>N</text:p>
          </table:table-cell>
          <table:table-cell office:value-type="float" office:value="77.0131612705">
            <text:p>77.0131612705</text:p>
          </table:table-cell>
          <table:table-cell office:value-type="float" office:value="52.6387015758">
            <text:p>52.6387015758</text:p>
          </table:table-cell>
          <table:table-cell office:value-type="float" office:value="77.0131612705">
            <text:p>77.0131612705</text:p>
          </table:table-cell>
          <table:table-cell office:value-type="float" office:value="52.6387015758">
            <text:p>52.63870157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297.85701">
            <text:p>2465297.85701</text:p>
          </table:table-cell>
          <table:table-cell office:value-type="string">
            <text:p>2037-08-27 03:34:06.093750 EST-0500</text:p>
          </table:table-cell>
          <table:table-cell office:value-type="string">
            <text:p>S</text:p>
          </table:table-cell>
          <table:table-cell office:value-type="float" office:value="257.016853095">
            <text:p>257.016853095</text:p>
          </table:table-cell>
          <table:table-cell office:value-type="float" office:value="232.637832403">
            <text:p>232.637832403</text:p>
          </table:table-cell>
          <table:table-cell office:value-type="float" office:value="77.0168530951">
            <text:p>77.0168530951</text:p>
          </table:table-cell>
          <table:table-cell office:value-type="float" office:value="52.6378324032">
            <text:p>52.63783240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411.00154">
            <text:p>2465411.00154</text:p>
          </table:table-cell>
          <table:table-cell office:value-type="string">
            <text:p>2037-12-18 07:02:13.593750 EST-0500</text:p>
          </table:table-cell>
          <table:table-cell office:value-type="string">
            <text:p>N</text:p>
          </table:table-cell>
          <table:table-cell office:value-type="float" office:value="77.0197187814">
            <text:p>77.0197187814</text:p>
          </table:table-cell>
          <table:table-cell office:value-type="float" office:value="52.6369424325">
            <text:p>52.6369424325</text:p>
          </table:table-cell>
          <table:table-cell office:value-type="float" office:value="77.0197187814">
            <text:p>77.0197187814</text:p>
          </table:table-cell>
          <table:table-cell office:value-type="float" office:value="52.6369424325">
            <text:p>52.63694243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522.56221">
            <text:p>2465522.56221</text:p>
          </table:table-cell>
          <table:table-cell office:value-type="string">
            <text:p>2038-04-08 20:29:35.390625 EST-0500</text:p>
          </table:table-cell>
          <table:table-cell office:value-type="string">
            <text:p>S</text:p>
          </table:table-cell>
          <table:table-cell office:value-type="float" office:value="257.021402498">
            <text:p>257.021402498</text:p>
          </table:table-cell>
          <table:table-cell office:value-type="float" office:value="232.634642383">
            <text:p>232.634642383</text:p>
          </table:table-cell>
          <table:table-cell office:value-type="float" office:value="77.0214024979">
            <text:p>77.0214024979</text:p>
          </table:table-cell>
          <table:table-cell office:value-type="float" office:value="52.6346423829">
            <text:p>52.63464238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635.69819">
            <text:p>2465635.69819</text:p>
          </table:table-cell>
          <table:table-cell office:value-type="string">
            <text:p>2038-07-30 23:45:24.609375 EST-0500</text:p>
          </table:table-cell>
          <table:table-cell office:value-type="string">
            <text:p>N</text:p>
          </table:table-cell>
          <table:table-cell office:value-type="float" office:value="77.0244523339">
            <text:p>77.0244523339</text:p>
          </table:table-cell>
          <table:table-cell office:value-type="float" office:value="52.6328395274">
            <text:p>52.6328395274</text:p>
          </table:table-cell>
          <table:table-cell office:value-type="float" office:value="77.0244523339">
            <text:p>77.0244523339</text:p>
          </table:table-cell>
          <table:table-cell office:value-type="float" office:value="52.6328395274">
            <text:p>52.63283952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747.26069">
            <text:p>2465747.26069</text:p>
          </table:table-cell>
          <table:table-cell office:value-type="string">
            <text:p>2038-11-19 13:15:24.609375 EST-0500</text:p>
          </table:table-cell>
          <table:table-cell office:value-type="string">
            <text:p>S</text:p>
          </table:table-cell>
          <table:table-cell office:value-type="float" office:value="257.027229111">
            <text:p>257.027229111</text:p>
          </table:table-cell>
          <table:table-cell office:value-type="float" office:value="232.63207461">
            <text:p>232.63207461</text:p>
          </table:table-cell>
          <table:table-cell office:value-type="float" office:value="77.0272291115">
            <text:p>77.0272291115</text:p>
          </table:table-cell>
          <table:table-cell office:value-type="float" office:value="52.6320746095">
            <text:p>52.63207460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860.39791">
            <text:p>2465860.39791</text:p>
          </table:table-cell>
          <table:table-cell office:value-type="string">
            <text:p>2039-03-12 16:32:59.296875 EST-0500</text:p>
          </table:table-cell>
          <table:table-cell office:value-type="string">
            <text:p>N</text:p>
          </table:table-cell>
          <table:table-cell office:value-type="float" office:value="77.0308939941">
            <text:p>77.0308939941</text:p>
          </table:table-cell>
          <table:table-cell office:value-type="float" office:value="52.6309856806">
            <text:p>52.6309856806</text:p>
          </table:table-cell>
          <table:table-cell office:value-type="float" office:value="77.0308939941">
            <text:p>77.0308939941</text:p>
          </table:table-cell>
          <table:table-cell office:value-type="float" office:value="52.6309856806">
            <text:p>52.63098568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5971.95796">
            <text:p>2465971.95796</text:p>
          </table:table-cell>
          <table:table-cell office:value-type="string">
            <text:p>2039-07-02 05:59:28.359375 EST-0500</text:p>
          </table:table-cell>
          <table:table-cell office:value-type="string">
            <text:p>S</text:p>
          </table:table-cell>
          <table:table-cell office:value-type="float" office:value="257.034012754">
            <text:p>257.034012754</text:p>
          </table:table-cell>
          <table:table-cell office:value-type="float" office:value="232.629814309">
            <text:p>232.629814309</text:p>
          </table:table-cell>
          <table:table-cell office:value-type="float" office:value="77.0340127543">
            <text:p>77.0340127543</text:p>
          </table:table-cell>
          <table:table-cell office:value-type="float" office:value="52.6298143094">
            <text:p>52.62981430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085.09822">
            <text:p>2466085.09822</text:p>
          </table:table-cell>
          <table:table-cell office:value-type="string">
            <text:p>2039-10-23 09:21:26.718750 EST-0500</text:p>
          </table:table-cell>
          <table:table-cell office:value-type="string">
            <text:p>N</text:p>
          </table:table-cell>
          <table:table-cell office:value-type="float" office:value="77.0338318662">
            <text:p>77.0338318662</text:p>
          </table:table-cell>
          <table:table-cell office:value-type="float" office:value="52.6255580509">
            <text:p>52.6255580509</text:p>
          </table:table-cell>
          <table:table-cell office:value-type="float" office:value="77.0338318662">
            <text:p>77.0338318662</text:p>
          </table:table-cell>
          <table:table-cell office:value-type="float" office:value="52.6255580509">
            <text:p>52.62555805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196.654">
            <text:p>2466196.654</text:p>
          </table:table-cell>
          <table:table-cell office:value-type="string">
            <text:p>2040-02-11 22:41:46.640625 EST-0500</text:p>
          </table:table-cell>
          <table:table-cell office:value-type="string">
            <text:p>S</text:p>
          </table:table-cell>
          <table:table-cell office:value-type="float" office:value="257.037189523">
            <text:p>257.037189523</text:p>
          </table:table-cell>
          <table:table-cell office:value-type="float" office:value="232.623704235">
            <text:p>232.623704235</text:p>
          </table:table-cell>
          <table:table-cell office:value-type="float" office:value="77.037189523">
            <text:p>77.037189523</text:p>
          </table:table-cell>
          <table:table-cell office:value-type="float" office:value="52.623704235">
            <text:p>52.6237042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309.79549">
            <text:p>2466309.79549</text:p>
          </table:table-cell>
          <table:table-cell office:value-type="string">
            <text:p>2040-06-04 02:05:30.468750 EST-0500</text:p>
          </table:table-cell>
          <table:table-cell office:value-type="string">
            <text:p>N</text:p>
          </table:table-cell>
          <table:table-cell office:value-type="float" office:value="77.0401895355">
            <text:p>77.0401895355</text:p>
          </table:table-cell>
          <table:table-cell office:value-type="float" office:value="52.6227938474">
            <text:p>52.6227938474</text:p>
          </table:table-cell>
          <table:table-cell office:value-type="float" office:value="77.0401895355">
            <text:p>77.0401895355</text:p>
          </table:table-cell>
          <table:table-cell office:value-type="float" office:value="52.6227938474">
            <text:p>52.62279384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421.3531">
            <text:p>2466421.3531</text:p>
          </table:table-cell>
          <table:table-cell office:value-type="string">
            <text:p>2040-09-23 15:28:28.593750 EST-0500</text:p>
          </table:table-cell>
          <table:table-cell office:value-type="string">
            <text:p>S</text:p>
          </table:table-cell>
          <table:table-cell office:value-type="float" office:value="257.043539376">
            <text:p>257.043539376</text:p>
          </table:table-cell>
          <table:table-cell office:value-type="float" office:value="232.621577144">
            <text:p>232.621577144</text:p>
          </table:table-cell>
          <table:table-cell office:value-type="float" office:value="77.0435393759">
            <text:p>77.0435393759</text:p>
          </table:table-cell>
          <table:table-cell office:value-type="float" office:value="52.6215771439">
            <text:p>52.62157714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534.49336">
            <text:p>2466534.49336</text:p>
          </table:table-cell>
          <table:table-cell office:value-type="string">
            <text:p>2041-01-14 18:50:26.953125 EST-0500</text:p>
          </table:table-cell>
          <table:table-cell office:value-type="string">
            <text:p>N</text:p>
          </table:table-cell>
          <table:table-cell office:value-type="float" office:value="77.0484127017">
            <text:p>77.0484127017</text:p>
          </table:table-cell>
          <table:table-cell office:value-type="float" office:value="52.6214159651">
            <text:p>52.6214159651</text:p>
          </table:table-cell>
          <table:table-cell office:value-type="float" office:value="77.0484127017">
            <text:p>77.0484127017</text:p>
          </table:table-cell>
          <table:table-cell office:value-type="float" office:value="52.6214159651">
            <text:p>52.621415965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646.05098">
            <text:p>2466646.05098</text:p>
          </table:table-cell>
          <table:table-cell office:value-type="string">
            <text:p>2041-05-06 08:13:25.078125 EST-0500</text:p>
          </table:table-cell>
          <table:table-cell office:value-type="string">
            <text:p>S</text:p>
          </table:table-cell>
          <table:table-cell office:value-type="float" office:value="257.046696201">
            <text:p>257.046696201</text:p>
          </table:table-cell>
          <table:table-cell office:value-type="float" office:value="232.615665112">
            <text:p>232.615665112</text:p>
          </table:table-cell>
          <table:table-cell office:value-type="float" office:value="77.0466962006">
            <text:p>77.0466962006</text:p>
          </table:table-cell>
          <table:table-cell office:value-type="float" office:value="52.6156651116">
            <text:p>52.61566511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759.19307">
            <text:p>2466759.19307</text:p>
          </table:table-cell>
          <table:table-cell office:value-type="string">
            <text:p>2041-08-27 11:38:01.640625 EST-0500</text:p>
          </table:table-cell>
          <table:table-cell office:value-type="string">
            <text:p>N</text:p>
          </table:table-cell>
          <table:table-cell office:value-type="float" office:value="77.0514894005">
            <text:p>77.0514894005</text:p>
          </table:table-cell>
          <table:table-cell office:value-type="float" office:value="52.6152282326">
            <text:p>52.6152282326</text:p>
          </table:table-cell>
          <table:table-cell office:value-type="float" office:value="77.0514894005">
            <text:p>77.0514894005</text:p>
          </table:table-cell>
          <table:table-cell office:value-type="float" office:value="52.6152282326">
            <text:p>52.61522823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870.74885">
            <text:p>2466870.74885</text:p>
          </table:table-cell>
          <table:table-cell office:value-type="string">
            <text:p>2041-12-17 00:58:21.562500 EST-0500</text:p>
          </table:table-cell>
          <table:table-cell office:value-type="string">
            <text:p>S</text:p>
          </table:table-cell>
          <table:table-cell office:value-type="float" office:value="257.053999329">
            <text:p>257.053999329</text:p>
          </table:table-cell>
          <table:table-cell office:value-type="float" office:value="232.613453592">
            <text:p>232.613453592</text:p>
          </table:table-cell>
          <table:table-cell office:value-type="float" office:value="77.0539993292">
            <text:p>77.0539993292</text:p>
          </table:table-cell>
          <table:table-cell office:value-type="float" office:value="52.6134535919">
            <text:p>52.61345359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6983.89339">
            <text:p>2466983.89339</text:p>
          </table:table-cell>
          <table:table-cell office:value-type="string">
            <text:p>2042-04-09 04:26:29.062500 EST-0500</text:p>
          </table:table-cell>
          <table:table-cell office:value-type="string">
            <text:p>N</text:p>
          </table:table-cell>
          <table:table-cell office:value-type="float" office:value="77.0584821134">
            <text:p>77.0584821134</text:p>
          </table:table-cell>
          <table:table-cell office:value-type="float" office:value="52.6133471126">
            <text:p>52.6133471126</text:p>
          </table:table-cell>
          <table:table-cell office:value-type="float" office:value="77.0584821134">
            <text:p>77.0584821134</text:p>
          </table:table-cell>
          <table:table-cell office:value-type="float" office:value="52.6133471126">
            <text:p>52.61334711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095.44856">
            <text:p>2467095.44856</text:p>
          </table:table-cell>
          <table:table-cell office:value-type="string">
            <text:p>2042-07-29 17:45:56.250000 EST-0500</text:p>
          </table:table-cell>
          <table:table-cell office:value-type="string">
            <text:p>S</text:p>
          </table:table-cell>
          <table:table-cell office:value-type="float" office:value="257.063184185">
            <text:p>257.063184185</text:p>
          </table:table-cell>
          <table:table-cell office:value-type="float" office:value="232.612767364">
            <text:p>232.612767364</text:p>
          </table:table-cell>
          <table:table-cell office:value-type="float" office:value="77.0631841853">
            <text:p>77.0631841853</text:p>
          </table:table-cell>
          <table:table-cell office:value-type="float" office:value="52.6127673643">
            <text:p>52.612767364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208.59126">
            <text:p>2467208.59126</text:p>
          </table:table-cell>
          <table:table-cell office:value-type="string">
            <text:p>2042-11-19 21:11:25.546875 EST-0500</text:p>
          </table:table-cell>
          <table:table-cell office:value-type="string">
            <text:p>N</text:p>
          </table:table-cell>
          <table:table-cell office:value-type="float" office:value="77.0632816904">
            <text:p>77.0632816904</text:p>
          </table:table-cell>
          <table:table-cell office:value-type="float" office:value="52.6086897395">
            <text:p>52.6086897395</text:p>
          </table:table-cell>
          <table:table-cell office:value-type="float" office:value="77.0632816904">
            <text:p>77.0632816904</text:p>
          </table:table-cell>
          <table:table-cell office:value-type="float" office:value="52.6086897395">
            <text:p>52.60868973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320.1501">
            <text:p>2467320.1501</text:p>
          </table:table-cell>
          <table:table-cell office:value-type="string">
            <text:p>2043-03-11 10:36:09.140625 EST-0500</text:p>
          </table:table-cell>
          <table:table-cell office:value-type="string">
            <text:p>S</text:p>
          </table:table-cell>
          <table:table-cell office:value-type="float" office:value="257.066896032">
            <text:p>257.066896032</text:p>
          </table:table-cell>
          <table:table-cell office:value-type="float" office:value="232.607099863">
            <text:p>232.607099863</text:p>
          </table:table-cell>
          <table:table-cell office:value-type="float" office:value="77.0668960324">
            <text:p>77.0668960324</text:p>
          </table:table-cell>
          <table:table-cell office:value-type="float" office:value="52.6070998634">
            <text:p>52.60709986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433.28853">
            <text:p>2467433.28853</text:p>
          </table:table-cell>
          <table:table-cell office:value-type="string">
            <text:p>2043-07-02 13:55:29.296875 EST-0500</text:p>
          </table:table-cell>
          <table:table-cell office:value-type="string">
            <text:p>N</text:p>
          </table:table-cell>
          <table:table-cell office:value-type="float" office:value="77.0712298908">
            <text:p>77.0712298908</text:p>
          </table:table-cell>
          <table:table-cell office:value-type="float" office:value="52.6067312549">
            <text:p>52.6067312549</text:p>
          </table:table-cell>
          <table:table-cell office:value-type="float" office:value="77.0712298908">
            <text:p>77.0712298908</text:p>
          </table:table-cell>
          <table:table-cell office:value-type="float" office:value="52.6067312549">
            <text:p>52.606731254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544.8498">
            <text:p>2467544.8498</text:p>
          </table:table-cell>
          <table:table-cell office:value-type="string">
            <text:p>2043-10-22 03:23:43.828125 EST-0500</text:p>
          </table:table-cell>
          <table:table-cell office:value-type="string">
            <text:p>S</text:p>
          </table:table-cell>
          <table:table-cell office:value-type="float" office:value="257.074796524">
            <text:p>257.074796524</text:p>
          </table:table-cell>
          <table:table-cell office:value-type="float" office:value="232.605957481">
            <text:p>232.605957481</text:p>
          </table:table-cell>
          <table:table-cell office:value-type="float" office:value="77.0747965245">
            <text:p>77.0747965245</text:p>
          </table:table-cell>
          <table:table-cell office:value-type="float" office:value="52.6059574814">
            <text:p>52.60595748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657.98763">
            <text:p>2467657.98763</text:p>
          </table:table-cell>
          <table:table-cell office:value-type="string">
            <text:p>2044-02-12 06:42:11.250000 EST-0500</text:p>
          </table:table-cell>
          <table:table-cell office:value-type="string">
            <text:p>N</text:p>
          </table:table-cell>
          <table:table-cell office:value-type="float" office:value="77.0798458426">
            <text:p>77.0798458426</text:p>
          </table:table-cell>
          <table:table-cell office:value-type="float" office:value="52.6053582968">
            <text:p>52.6053582968</text:p>
          </table:table-cell>
          <table:table-cell office:value-type="float" office:value="77.0798458426">
            <text:p>77.0798458426</text:p>
          </table:table-cell>
          <table:table-cell office:value-type="float" office:value="52.6053582968">
            <text:p>52.60535829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769.54586">
            <text:p>2467769.54586</text:p>
          </table:table-cell>
          <table:table-cell office:value-type="string">
            <text:p>2044-06-02 20:06:02.109375 EST-0500</text:p>
          </table:table-cell>
          <table:table-cell office:value-type="string">
            <text:p>S</text:p>
          </table:table-cell>
          <table:table-cell office:value-type="float" office:value="257.081718478">
            <text:p>257.081718478</text:p>
          </table:table-cell>
          <table:table-cell office:value-type="float" office:value="232.603084754">
            <text:p>232.603084754</text:p>
          </table:table-cell>
          <table:table-cell office:value-type="float" office:value="77.0817184775">
            <text:p>77.0817184775</text:p>
          </table:table-cell>
          <table:table-cell office:value-type="float" office:value="52.6030847539">
            <text:p>52.60308475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882.691">
            <text:p>2467882.691</text:p>
          </table:table-cell>
          <table:table-cell office:value-type="string">
            <text:p>2044-09-23 23:35:02.343750 EST-0500</text:p>
          </table:table-cell>
          <table:table-cell office:value-type="string">
            <text:p>N</text:p>
          </table:table-cell>
          <table:table-cell office:value-type="float" office:value="77.085009851">
            <text:p>77.085009851</text:p>
          </table:table-cell>
          <table:table-cell office:value-type="float" office:value="52.6015775334">
            <text:p>52.6015775334</text:p>
          </table:table-cell>
          <table:table-cell office:value-type="float" office:value="77.085009851">
            <text:p>77.085009851</text:p>
          </table:table-cell>
          <table:table-cell office:value-type="float" office:value="52.6015775334">
            <text:p>52.60157753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7994.24251">
            <text:p>2467994.24251</text:p>
          </table:table-cell>
          <table:table-cell office:value-type="string">
            <text:p>2045-01-13 12:49:13.125000 EST-0500</text:p>
          </table:table-cell>
          <table:table-cell office:value-type="string">
            <text:p>S</text:p>
          </table:table-cell>
          <table:table-cell office:value-type="float" office:value="257.089430479">
            <text:p>257.089430479</text:p>
          </table:table-cell>
          <table:table-cell office:value-type="float" office:value="232.600917524">
            <text:p>232.600917524</text:p>
          </table:table-cell>
          <table:table-cell office:value-type="float" office:value="77.0894304786">
            <text:p>77.0894304786</text:p>
          </table:table-cell>
          <table:table-cell office:value-type="float" office:value="52.6009175245">
            <text:p>52.60091752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107.39009">
            <text:p>2468107.39009</text:p>
          </table:table-cell>
          <table:table-cell office:value-type="string">
            <text:p>2045-05-06 16:21:44.296875 EST-0500</text:p>
          </table:table-cell>
          <table:table-cell office:value-type="string">
            <text:p>N</text:p>
          </table:table-cell>
          <table:table-cell office:value-type="float" office:value="77.0925204919">
            <text:p>77.0925204919</text:p>
          </table:table-cell>
          <table:table-cell office:value-type="float" office:value="52.5997703899">
            <text:p>52.5997703899</text:p>
          </table:table-cell>
          <table:table-cell office:value-type="float" office:value="77.0925204919">
            <text:p>77.0925204919</text:p>
          </table:table-cell>
          <table:table-cell office:value-type="float" office:value="52.5997703899">
            <text:p>52.59977038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218.94161">
            <text:p>2468218.94161</text:p>
          </table:table-cell>
          <table:table-cell office:value-type="string">
            <text:p>2045-08-26 05:35:55.078125 EST-0500</text:p>
          </table:table-cell>
          <table:table-cell office:value-type="string">
            <text:p>S</text:p>
          </table:table-cell>
          <table:table-cell office:value-type="float" office:value="257.0969126">
            <text:p>257.0969126</text:p>
          </table:table-cell>
          <table:table-cell office:value-type="float" office:value="232.598907943">
            <text:p>232.598907943</text:p>
          </table:table-cell>
          <table:table-cell office:value-type="float" office:value="77.0969125996">
            <text:p>77.0969125996</text:p>
          </table:table-cell>
          <table:table-cell office:value-type="float" office:value="52.5989079431">
            <text:p>52.598907943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332.08675">
            <text:p>2468332.08675</text:p>
          </table:table-cell>
          <table:table-cell office:value-type="string">
            <text:p>2045-12-17 09:04:55.312500 EST-0500</text:p>
          </table:table-cell>
          <table:table-cell office:value-type="string">
            <text:p>N</text:p>
          </table:table-cell>
          <table:table-cell office:value-type="float" office:value="77.0992031014">
            <text:p>77.0992031014</text:p>
          </table:table-cell>
          <table:table-cell office:value-type="float" office:value="52.5969160905">
            <text:p>52.5969160905</text:p>
          </table:table-cell>
          <table:table-cell office:value-type="float" office:value="77.0992031014">
            <text:p>77.0992031014</text:p>
          </table:table-cell>
          <table:table-cell office:value-type="float" office:value="52.5969160905">
            <text:p>52.59691609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443.64558">
            <text:p>2468443.64558</text:p>
          </table:table-cell>
          <table:table-cell office:value-type="string">
            <text:p>2046-04-07 22:29:38.906250 EST-0500</text:p>
          </table:table-cell>
          <table:table-cell office:value-type="string">
            <text:p>S</text:p>
          </table:table-cell>
          <table:table-cell office:value-type="float" office:value="257.10085894">
            <text:p>257.10085894</text:p>
          </table:table-cell>
          <table:table-cell office:value-type="float" office:value="232.594115852">
            <text:p>232.594115852</text:p>
          </table:table-cell>
          <table:table-cell office:value-type="float" office:value="77.1008589395">
            <text:p>77.1008589395</text:p>
          </table:table-cell>
          <table:table-cell office:value-type="float" office:value="52.5941158522">
            <text:p>52.594115852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556.7834">
            <text:p>2468556.7834</text:p>
          </table:table-cell>
          <table:table-cell office:value-type="string">
            <text:p>2046-07-30 01:48:06.328125 EST-0500</text:p>
          </table:table-cell>
          <table:table-cell office:value-type="string">
            <text:p>N</text:p>
          </table:table-cell>
          <table:table-cell office:value-type="float" office:value="77.1049060961">
            <text:p>77.1049060961</text:p>
          </table:table-cell>
          <table:table-cell office:value-type="float" office:value="52.5929722907">
            <text:p>52.5929722907</text:p>
          </table:table-cell>
          <table:table-cell office:value-type="float" office:value="77.1049060961">
            <text:p>77.1049060961</text:p>
          </table:table-cell>
          <table:table-cell office:value-type="float" office:value="52.5929722907">
            <text:p>52.59297229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668.34407">
            <text:p>2468668.34407</text:p>
          </table:table-cell>
          <table:table-cell office:value-type="string">
            <text:p>2046-11-18 15:15:28.125000 EST-0500</text:p>
          </table:table-cell>
          <table:table-cell office:value-type="string">
            <text:p>S</text:p>
          </table:table-cell>
          <table:table-cell office:value-type="float" office:value="257.106952623">
            <text:p>257.106952623</text:p>
          </table:table-cell>
          <table:table-cell office:value-type="float" office:value="232.591119429">
            <text:p>232.591119429</text:p>
          </table:table-cell>
          <table:table-cell office:value-type="float" office:value="77.1069526233">
            <text:p>77.1069526233</text:p>
          </table:table-cell>
          <table:table-cell office:value-type="float" office:value="52.5911194295">
            <text:p>52.59111942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781.4825">
            <text:p>2468781.4825</text:p>
          </table:table-cell>
          <table:table-cell office:value-type="string">
            <text:p>2047-03-11 18:34:48.281250 EST-0500</text:p>
          </table:table-cell>
          <table:table-cell office:value-type="string">
            <text:p>N</text:p>
          </table:table-cell>
          <table:table-cell office:value-type="float" office:value="77.1109838899">
            <text:p>77.1109838899</text:p>
          </table:table-cell>
          <table:table-cell office:value-type="float" office:value="52.590118154">
            <text:p>52.590118154</text:p>
          </table:table-cell>
          <table:table-cell office:value-type="float" office:value="77.1109838899">
            <text:p>77.1109838899</text:p>
          </table:table-cell>
          <table:table-cell office:value-type="float" office:value="52.590118154">
            <text:p>52.59011815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8893.04194">
            <text:p>2468893.04194</text:p>
          </table:table-cell>
          <table:table-cell office:value-type="string">
            <text:p>2047-07-01 08:00:24.609375 EST-0500</text:p>
          </table:table-cell>
          <table:table-cell office:value-type="string">
            <text:p>S</text:p>
          </table:table-cell>
          <table:table-cell office:value-type="float" office:value="257.114609226">
            <text:p>257.114609226</text:p>
          </table:table-cell>
          <table:table-cell office:value-type="float" office:value="232.589407569">
            <text:p>232.589407569</text:p>
          </table:table-cell>
          <table:table-cell office:value-type="float" office:value="77.1146092261">
            <text:p>77.1146092261</text:p>
          </table:table-cell>
          <table:table-cell office:value-type="float" office:value="52.5894075691">
            <text:p>52.58940756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006.18343">
            <text:p>2469006.18343</text:p>
          </table:table-cell>
          <table:table-cell office:value-type="string">
            <text:p>2047-10-22 11:24:08.437500 EST-0500</text:p>
          </table:table-cell>
          <table:table-cell office:value-type="string">
            <text:p>N</text:p>
          </table:table-cell>
          <table:table-cell office:value-type="float" office:value="77.1142743917">
            <text:p>77.1142743917</text:p>
          </table:table-cell>
          <table:table-cell office:value-type="float" office:value="52.5850296633">
            <text:p>52.5850296633</text:p>
          </table:table-cell>
          <table:table-cell office:value-type="float" office:value="77.1142743917">
            <text:p>77.1142743917</text:p>
          </table:table-cell>
          <table:table-cell office:value-type="float" office:value="52.5850296633">
            <text:p>52.58502966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117.73921">
            <text:p>2469117.73921</text:p>
          </table:table-cell>
          <table:table-cell office:value-type="string">
            <text:p>2048-02-11 00:44:28.359375 EST-0500</text:p>
          </table:table-cell>
          <table:table-cell office:value-type="string">
            <text:p>S</text:p>
          </table:table-cell>
          <table:table-cell office:value-type="float" office:value="257.118905499">
            <text:p>257.118905499</text:p>
          </table:table-cell>
          <table:table-cell office:value-type="float" office:value="232.584519083">
            <text:p>232.584519083</text:p>
          </table:table-cell>
          <table:table-cell office:value-type="float" office:value="77.1189054994">
            <text:p>77.1189054994</text:p>
          </table:table-cell>
          <table:table-cell office:value-type="float" office:value="52.5845190827">
            <text:p>52.584519082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230.88191">
            <text:p>2469230.88191</text:p>
          </table:table-cell>
          <table:table-cell office:value-type="string">
            <text:p>2048-06-03 04:09:57.656250 EST-0500</text:p>
          </table:table-cell>
          <table:table-cell office:value-type="string">
            <text:p>N</text:p>
          </table:table-cell>
          <table:table-cell office:value-type="float" office:value="77.1220247807">
            <text:p>77.1220247807</text:p>
          </table:table-cell>
          <table:table-cell office:value-type="float" office:value="52.5838534636">
            <text:p>52.5838534636</text:p>
          </table:table-cell>
          <table:table-cell office:value-type="float" office:value="77.1220247807">
            <text:p>77.1220247807</text:p>
          </table:table-cell>
          <table:table-cell office:value-type="float" office:value="52.5838534636">
            <text:p>52.58385346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342.43953">
            <text:p>2469342.43953</text:p>
          </table:table-cell>
          <table:table-cell office:value-type="string">
            <text:p>2048-09-22 17:32:55.781250 EST-0500</text:p>
          </table:table-cell>
          <table:table-cell office:value-type="string">
            <text:p>S</text:p>
          </table:table-cell>
          <table:table-cell office:value-type="float" office:value="257.125954991">
            <text:p>257.125954991</text:p>
          </table:table-cell>
          <table:table-cell office:value-type="float" office:value="232.583480841">
            <text:p>232.583480841</text:p>
          </table:table-cell>
          <table:table-cell office:value-type="float" office:value="77.1259549912">
            <text:p>77.1259549912</text:p>
          </table:table-cell>
          <table:table-cell office:value-type="float" office:value="52.5834808407">
            <text:p>52.58348084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455.57979">
            <text:p>2469455.57979</text:p>
          </table:table-cell>
          <table:table-cell office:value-type="string">
            <text:p>2049-01-13 20:54:54.140625 EST-0500</text:p>
          </table:table-cell>
          <table:table-cell office:value-type="string">
            <text:p>N</text:p>
          </table:table-cell>
          <table:table-cell office:value-type="float" office:value="77.129148237">
            <text:p>77.129148237</text:p>
          </table:table-cell>
          <table:table-cell office:value-type="float" office:value="52.5821055692">
            <text:p>52.5821055692</text:p>
          </table:table-cell>
          <table:table-cell office:value-type="float" office:value="77.129148237">
            <text:p>77.129148237</text:p>
          </table:table-cell>
          <table:table-cell office:value-type="float" office:value="52.5821055692">
            <text:p>52.58210556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567.13802">
            <text:p>2469567.13802</text:p>
          </table:table-cell>
          <table:table-cell office:value-type="string">
            <text:p>2049-05-05 10:18:45.000000 EST-0500</text:p>
          </table:table-cell>
          <table:table-cell office:value-type="string">
            <text:p>S</text:p>
          </table:table-cell>
          <table:table-cell office:value-type="float" office:value="257.128040777">
            <text:p>257.128040777</text:p>
          </table:table-cell>
          <table:table-cell office:value-type="float" office:value="232.57743638">
            <text:p>232.57743638</text:p>
          </table:table-cell>
          <table:table-cell office:value-type="float" office:value="77.1280407774">
            <text:p>77.1280407774</text:p>
          </table:table-cell>
          <table:table-cell office:value-type="float" office:value="52.5774363805">
            <text:p>52.577436380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680.27949">
            <text:p>2469680.27949</text:p>
          </table:table-cell>
          <table:table-cell office:value-type="string">
            <text:p>2049-08-26 13:42:28.828125 EST-0500</text:p>
          </table:table-cell>
          <table:table-cell office:value-type="string">
            <text:p>N</text:p>
          </table:table-cell>
          <table:table-cell office:value-type="float" office:value="77.1315230371">
            <text:p>77.1315230371</text:p>
          </table:table-cell>
          <table:table-cell office:value-type="float" office:value="52.5761420703">
            <text:p>52.5761420703</text:p>
          </table:table-cell>
          <table:table-cell office:value-type="float" office:value="77.1315230371">
            <text:p>77.1315230371</text:p>
          </table:table-cell>
          <table:table-cell office:value-type="float" office:value="52.5761420703">
            <text:p>52.57614207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791.8365">
            <text:p>2469791.8365</text:p>
          </table:table-cell>
          <table:table-cell office:value-type="string">
            <text:p>2049-12-16 03:04:34.218750 EST-0500</text:p>
          </table:table-cell>
          <table:table-cell office:value-type="string">
            <text:p>S</text:p>
          </table:table-cell>
          <table:table-cell office:value-type="float" office:value="257.134717895">
            <text:p>257.134717895</text:p>
          </table:table-cell>
          <table:table-cell office:value-type="float" office:value="232.5756745">
            <text:p>232.5756745</text:p>
          </table:table-cell>
          <table:table-cell office:value-type="float" office:value="77.1347178952">
            <text:p>77.1347178952</text:p>
          </table:table-cell>
          <table:table-cell office:value-type="float" office:value="52.5756744996">
            <text:p>52.57567449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69904.97981">
            <text:p>2469904.97981</text:p>
          </table:table-cell>
          <table:table-cell office:value-type="string">
            <text:p>2050-04-08 06:30:56.250000 EST-0500</text:p>
          </table:table-cell>
          <table:table-cell office:value-type="string">
            <text:p>N</text:p>
          </table:table-cell>
          <table:table-cell office:value-type="float" office:value="77.1373493002">
            <text:p>77.1373493002</text:p>
          </table:table-cell>
          <table:table-cell office:value-type="float" office:value="52.5744267295">
            <text:p>52.5744267295</text:p>
          </table:table-cell>
          <table:table-cell office:value-type="float" office:value="77.1373493002">
            <text:p>77.1373493002</text:p>
          </table:table-cell>
          <table:table-cell office:value-type="float" office:value="52.5744267295">
            <text:p>52.57442672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016.53499">
            <text:p>2470016.53499</text:p>
          </table:table-cell>
          <table:table-cell office:value-type="string">
            <text:p>2050-07-28 19:50:23.437500 EST-0500</text:p>
          </table:table-cell>
          <table:table-cell office:value-type="string">
            <text:p>S</text:p>
          </table:table-cell>
          <table:table-cell office:value-type="float" office:value="257.140311519">
            <text:p>257.140311519</text:p>
          </table:table-cell>
          <table:table-cell office:value-type="float" office:value="232.572931452">
            <text:p>232.572931452</text:p>
          </table:table-cell>
          <table:table-cell office:value-type="float" office:value="77.1403115193">
            <text:p>77.1403115193</text:p>
          </table:table-cell>
          <table:table-cell office:value-type="float" office:value="52.5729314524">
            <text:p>52.57293145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129.67647">
            <text:p>2470129.67647</text:p>
          </table:table-cell>
          <table:table-cell office:value-type="string">
            <text:p>2050-11-18 23:14:07.265625 EST-0500</text:p>
          </table:table-cell>
          <table:table-cell office:value-type="string">
            <text:p>N</text:p>
          </table:table-cell>
          <table:table-cell office:value-type="float" office:value="77.1390687613">
            <text:p>77.1390687613</text:p>
          </table:table-cell>
          <table:table-cell office:value-type="float" office:value="52.5683199498">
            <text:p>52.5683199498</text:p>
          </table:table-cell>
          <table:table-cell office:value-type="float" office:value="77.1390687613">
            <text:p>77.1390687613</text:p>
          </table:table-cell>
          <table:table-cell office:value-type="float" office:value="52.5683199498">
            <text:p>52.56831994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241.23653">
            <text:p>2470241.23653</text:p>
          </table:table-cell>
          <table:table-cell office:value-type="string">
            <text:p>2051-03-10 12:40:36.328125 EST-0500</text:p>
          </table:table-cell>
          <table:table-cell office:value-type="string">
            <text:p>S</text:p>
          </table:table-cell>
          <table:table-cell office:value-type="float" office:value="257.142497332">
            <text:p>257.142497332</text:p>
          </table:table-cell>
          <table:table-cell office:value-type="float" office:value="232.567326028">
            <text:p>232.567326028</text:p>
          </table:table-cell>
          <table:table-cell office:value-type="float" office:value="77.1424973322">
            <text:p>77.1424973322</text:p>
          </table:table-cell>
          <table:table-cell office:value-type="float" office:value="52.5673260277">
            <text:p>52.567326027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354.37312">
            <text:p>2470354.37312</text:p>
          </table:table-cell>
          <table:table-cell office:value-type="string">
            <text:p>2051-07-01 15:57:18.281250 EST-0500</text:p>
          </table:table-cell>
          <table:table-cell office:value-type="string">
            <text:p>N</text:p>
          </table:table-cell>
          <table:table-cell office:value-type="float" office:value="77.1448970466">
            <text:p>77.1448970466</text:p>
          </table:table-cell>
          <table:table-cell office:value-type="float" office:value="52.5659540444">
            <text:p>52.5659540444</text:p>
          </table:table-cell>
          <table:table-cell office:value-type="float" office:value="77.1448970466">
            <text:p>77.1448970466</text:p>
          </table:table-cell>
          <table:table-cell office:value-type="float" office:value="52.5659540444">
            <text:p>52.56595404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465.93562">
            <text:p>2470465.93562</text:p>
          </table:table-cell>
          <table:table-cell office:value-type="string">
            <text:p>2051-10-21 05:27:18.281250 EST-0500</text:p>
          </table:table-cell>
          <table:table-cell office:value-type="string">
            <text:p>S</text:p>
          </table:table-cell>
          <table:table-cell office:value-type="float" office:value="257.147775813">
            <text:p>257.147775813</text:p>
          </table:table-cell>
          <table:table-cell office:value-type="float" office:value="232.565498331">
            <text:p>232.565498331</text:p>
          </table:table-cell>
          <table:table-cell office:value-type="float" office:value="77.1477758131">
            <text:p>77.1477758131</text:p>
          </table:table-cell>
          <table:table-cell office:value-type="float" office:value="52.5654983311">
            <text:p>52.56549833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579.07161">
            <text:p>2470579.07161</text:p>
          </table:table-cell>
          <table:table-cell office:value-type="string">
            <text:p>2052-02-11 08:43:07.500000 EST-0500</text:p>
          </table:table-cell>
          <table:table-cell office:value-type="string">
            <text:p>N</text:p>
          </table:table-cell>
          <table:table-cell office:value-type="float" office:value="77.1513170815">
            <text:p>77.1513170815</text:p>
          </table:table-cell>
          <table:table-cell office:value-type="float" office:value="52.5643673579">
            <text:p>52.5643673579</text:p>
          </table:table-cell>
          <table:table-cell office:value-type="float" office:value="77.1513170815">
            <text:p>77.1513170815</text:p>
          </table:table-cell>
          <table:table-cell office:value-type="float" office:value="52.5643673579">
            <text:p>52.56436735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690.63167">
            <text:p>2470690.63167</text:p>
          </table:table-cell>
          <table:table-cell office:value-type="string">
            <text:p>2052-06-01 22:09:36.562500 EST-0500</text:p>
          </table:table-cell>
          <table:table-cell office:value-type="string">
            <text:p>S</text:p>
          </table:table-cell>
          <table:table-cell office:value-type="float" office:value="257.152515703">
            <text:p>257.152515703</text:p>
          </table:table-cell>
          <table:table-cell office:value-type="float" office:value="232.562329793">
            <text:p>232.562329793</text:p>
          </table:table-cell>
          <table:table-cell office:value-type="float" office:value="77.1525157033">
            <text:p>77.1525157033</text:p>
          </table:table-cell>
          <table:table-cell office:value-type="float" office:value="52.5623297927">
            <text:p>52.562329792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803.77498">
            <text:p>2470803.77498</text:p>
          </table:table-cell>
          <table:table-cell office:value-type="string">
            <text:p>2052-09-23 01:35:58.593750 EST-0500</text:p>
          </table:table-cell>
          <table:table-cell office:value-type="string">
            <text:p>N</text:p>
          </table:table-cell>
          <table:table-cell office:value-type="float" office:value="77.1551039684">
            <text:p>77.1551039684</text:p>
          </table:table-cell>
          <table:table-cell office:value-type="float" office:value="52.5610316374">
            <text:p>52.5610316374</text:p>
          </table:table-cell>
          <table:table-cell office:value-type="float" office:value="77.1551039684">
            <text:p>77.1551039684</text:p>
          </table:table-cell>
          <table:table-cell office:value-type="float" office:value="52.5610316374">
            <text:p>52.561031637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0915.32771">
            <text:p>2470915.32771</text:p>
          </table:table-cell>
          <table:table-cell office:value-type="string">
            <text:p>2053-01-12 14:51:54.843750 EST-0500</text:p>
          </table:table-cell>
          <table:table-cell office:value-type="string">
            <text:p>S</text:p>
          </table:table-cell>
          <table:table-cell office:value-type="float" office:value="257.157448836">
            <text:p>257.157448836</text:p>
          </table:table-cell>
          <table:table-cell office:value-type="float" office:value="232.559309131">
            <text:p>232.559309131</text:p>
          </table:table-cell>
          <table:table-cell office:value-type="float" office:value="77.1574488356">
            <text:p>77.1574488356</text:p>
          </table:table-cell>
          <table:table-cell office:value-type="float" office:value="52.5593091314">
            <text:p>52.55930913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028.47346">
            <text:p>2471028.47346</text:p>
          </table:table-cell>
          <table:table-cell office:value-type="string">
            <text:p>2053-05-05 18:21:47.812500 EST-0500</text:p>
          </table:table-cell>
          <table:table-cell office:value-type="string">
            <text:p>N</text:p>
          </table:table-cell>
          <table:table-cell office:value-type="float" office:value="77.159475293">
            <text:p>77.159475293</text:p>
          </table:table-cell>
          <table:table-cell office:value-type="float" office:value="52.5581147433">
            <text:p>52.5581147433</text:p>
          </table:table-cell>
          <table:table-cell office:value-type="float" office:value="77.159475293">
            <text:p>77.159475293</text:p>
          </table:table-cell>
          <table:table-cell office:value-type="float" office:value="52.5581147433">
            <text:p>52.55811474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140.02742">
            <text:p>2471140.02742</text:p>
          </table:table-cell>
          <table:table-cell office:value-type="string">
            <text:p>2053-08-25 07:39:29.531250 EST-0500</text:p>
          </table:table-cell>
          <table:table-cell office:value-type="string">
            <text:p>S</text:p>
          </table:table-cell>
          <table:table-cell office:value-type="float" office:value="257.163919647">
            <text:p>257.163919647</text:p>
          </table:table-cell>
          <table:table-cell office:value-type="float" office:value="232.558146146">
            <text:p>232.558146146</text:p>
          </table:table-cell>
          <table:table-cell office:value-type="float" office:value="77.1639196468">
            <text:p>77.1639196468</text:p>
          </table:table-cell>
          <table:table-cell office:value-type="float" office:value="52.5581461457">
            <text:p>52.558146145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253.17134">
            <text:p>2471253.17134</text:p>
          </table:table-cell>
          <table:table-cell office:value-type="string">
            <text:p>2053-12-16 11:06:44.296875 EST-0500</text:p>
          </table:table-cell>
          <table:table-cell office:value-type="string">
            <text:p>N</text:p>
          </table:table-cell>
          <table:table-cell office:value-type="float" office:value="77.1663405909">
            <text:p>77.1663405909</text:p>
          </table:table-cell>
          <table:table-cell office:value-type="float" office:value="52.5570739017">
            <text:p>52.5570739017</text:p>
          </table:table-cell>
          <table:table-cell office:value-type="float" office:value="77.1663405909">
            <text:p>77.1663405909</text:p>
          </table:table-cell>
          <table:table-cell office:value-type="float" office:value="52.5570739017">
            <text:p>52.557073901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364.73201">
            <text:p>2471364.73201</text:p>
          </table:table-cell>
          <table:table-cell office:value-type="string">
            <text:p>2054-04-07 00:34:06.093750 EST-0500</text:p>
          </table:table-cell>
          <table:table-cell office:value-type="string">
            <text:p>S</text:p>
          </table:table-cell>
          <table:table-cell office:value-type="float" office:value="257.167275456">
            <text:p>257.167275456</text:p>
          </table:table-cell>
          <table:table-cell office:value-type="float" office:value="232.554348388">
            <text:p>232.554348388</text:p>
          </table:table-cell>
          <table:table-cell office:value-type="float" office:value="77.1672754562">
            <text:p>77.1672754562</text:p>
          </table:table-cell>
          <table:table-cell office:value-type="float" office:value="52.554348388">
            <text:p>52.5543483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477.86861">
            <text:p>2471477.86861</text:p>
          </table:table-cell>
          <table:table-cell office:value-type="string">
            <text:p>2054-07-29 03:50:48.046875 EST-0500</text:p>
          </table:table-cell>
          <table:table-cell office:value-type="string">
            <text:p>N</text:p>
          </table:table-cell>
          <table:table-cell office:value-type="float" office:value="77.1707962385">
            <text:p>77.1707962385</text:p>
          </table:table-cell>
          <table:table-cell office:value-type="float" office:value="52.5535453223">
            <text:p>52.5535453223</text:p>
          </table:table-cell>
          <table:table-cell office:value-type="float" office:value="77.1707962385">
            <text:p>77.1707962385</text:p>
          </table:table-cell>
          <table:table-cell office:value-type="float" office:value="52.5535453223">
            <text:p>52.55354532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589.43111">
            <text:p>2471589.43111</text:p>
          </table:table-cell>
          <table:table-cell office:value-type="string">
            <text:p>2054-11-17 17:20:48.046875 EST-0500</text:p>
          </table:table-cell>
          <table:table-cell office:value-type="string">
            <text:p>S</text:p>
          </table:table-cell>
          <table:table-cell office:value-type="float" office:value="257.173029698">
            <text:p>257.173029698</text:p>
          </table:table-cell>
          <table:table-cell office:value-type="float" office:value="232.552584365">
            <text:p>232.552584365</text:p>
          </table:table-cell>
          <table:table-cell office:value-type="float" office:value="77.1730296978">
            <text:p>77.1730296978</text:p>
          </table:table-cell>
          <table:table-cell office:value-type="float" office:value="52.5525843648">
            <text:p>52.55258436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702.56892">
            <text:p>2471702.56892</text:p>
          </table:table-cell>
          <table:table-cell office:value-type="string">
            <text:p>2055-03-10 20:39:15.468750 EST-0500</text:p>
          </table:table-cell>
          <table:table-cell office:value-type="string">
            <text:p>N</text:p>
          </table:table-cell>
          <table:table-cell office:value-type="float" office:value="77.1772263479">
            <text:p>77.1772263479</text:p>
          </table:table-cell>
          <table:table-cell office:value-type="float" office:value="52.5522347321">
            <text:p>52.5522347321</text:p>
          </table:table-cell>
          <table:table-cell office:value-type="float" office:value="77.1772263479">
            <text:p>77.1772263479</text:p>
          </table:table-cell>
          <table:table-cell office:value-type="float" office:value="52.5522347321">
            <text:p>52.55223473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814.12898">
            <text:p>2471814.12898</text:p>
          </table:table-cell>
          <table:table-cell office:value-type="string">
            <text:p>2055-06-30 10:05:44.531250 EST-0500</text:p>
          </table:table-cell>
          <table:table-cell office:value-type="string">
            <text:p>S</text:p>
          </table:table-cell>
          <table:table-cell office:value-type="float" office:value="257.180403596">
            <text:p>257.180403596</text:p>
          </table:table-cell>
          <table:table-cell office:value-type="float" office:value="232.55155906">
            <text:p>232.55155906</text:p>
          </table:table-cell>
          <table:table-cell office:value-type="float" office:value="77.1804035959">
            <text:p>77.1804035959</text:p>
          </table:table-cell>
          <table:table-cell office:value-type="float" office:value="52.5515590601">
            <text:p>52.55155906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1927.27046">
            <text:p>2471927.27046</text:p>
          </table:table-cell>
          <table:table-cell office:value-type="string">
            <text:p>2055-10-21 13:29:28.359375 EST-0500</text:p>
          </table:table-cell>
          <table:table-cell office:value-type="string">
            <text:p>N</text:p>
          </table:table-cell>
          <table:table-cell office:value-type="float" office:value="77.1797515689">
            <text:p>77.1797515689</text:p>
          </table:table-cell>
          <table:table-cell office:value-type="float" office:value="52.5474364368">
            <text:p>52.5474364368</text:p>
          </table:table-cell>
          <table:table-cell office:value-type="float" office:value="77.1797515689">
            <text:p>77.1797515689</text:p>
          </table:table-cell>
          <table:table-cell office:value-type="float" office:value="52.5474364368">
            <text:p>52.54743643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038.82564">
            <text:p>2472038.82564</text:p>
          </table:table-cell>
          <table:table-cell office:value-type="string">
            <text:p>2056-02-10 02:48:55.546875 EST-0500</text:p>
          </table:table-cell>
          <table:table-cell office:value-type="string">
            <text:p>S</text:p>
          </table:table-cell>
          <table:table-cell office:value-type="float" office:value="257.183847691">
            <text:p>257.183847691</text:p>
          </table:table-cell>
          <table:table-cell office:value-type="float" office:value="232.546755369">
            <text:p>232.546755369</text:p>
          </table:table-cell>
          <table:table-cell office:value-type="float" office:value="77.1838476908">
            <text:p>77.1838476908</text:p>
          </table:table-cell>
          <table:table-cell office:value-type="float" office:value="52.5467553691">
            <text:p>52.546755369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151.96833">
            <text:p>2472151.96833</text:p>
          </table:table-cell>
          <table:table-cell office:value-type="string">
            <text:p>2056-06-02 06:14:24.843750 EST-0500</text:p>
          </table:table-cell>
          <table:table-cell office:value-type="string">
            <text:p>N</text:p>
          </table:table-cell>
          <table:table-cell office:value-type="float" office:value="77.1857253442">
            <text:p>77.1857253442</text:p>
          </table:table-cell>
          <table:table-cell office:value-type="float" office:value="52.5449887433">
            <text:p>52.5449887433</text:p>
          </table:table-cell>
          <table:table-cell office:value-type="float" office:value="77.1857253442">
            <text:p>77.1857253442</text:p>
          </table:table-cell>
          <table:table-cell office:value-type="float" office:value="52.5449887433">
            <text:p>52.54498874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263.52473">
            <text:p>2472263.52473</text:p>
          </table:table-cell>
          <table:table-cell office:value-type="string">
            <text:p>2056-09-21 19:35:37.500000 EST-0500</text:p>
          </table:table-cell>
          <table:table-cell office:value-type="string">
            <text:p>S</text:p>
          </table:table-cell>
          <table:table-cell office:value-type="float" office:value="257.18945878">
            <text:p>257.18945878</text:p>
          </table:table-cell>
          <table:table-cell office:value-type="float" office:value="232.54450265">
            <text:p>232.54450265</text:p>
          </table:table-cell>
          <table:table-cell office:value-type="float" office:value="77.1894587802">
            <text:p>77.1894587802</text:p>
          </table:table-cell>
          <table:table-cell office:value-type="float" office:value="52.54450265">
            <text:p>52.544502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376.66622">
            <text:p>2472376.66622</text:p>
          </table:table-cell>
          <table:table-cell office:value-type="string">
            <text:p>2057-01-12 22:59:21.328125 EST-0500</text:p>
          </table:table-cell>
          <table:table-cell office:value-type="string">
            <text:p>N</text:p>
          </table:table-cell>
          <table:table-cell office:value-type="float" office:value="77.1925062443">
            <text:p>77.1925062443</text:p>
          </table:table-cell>
          <table:table-cell office:value-type="float" office:value="52.5431020782">
            <text:p>52.5431020782</text:p>
          </table:table-cell>
          <table:table-cell office:value-type="float" office:value="77.1925062443">
            <text:p>77.1925062443</text:p>
          </table:table-cell>
          <table:table-cell office:value-type="float" office:value="52.5431020782">
            <text:p>52.543102078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488.222">
            <text:p>2472488.222</text:p>
          </table:table-cell>
          <table:table-cell office:value-type="string">
            <text:p>2057-05-04 12:19:41.250000 EST-0500</text:p>
          </table:table-cell>
          <table:table-cell office:value-type="string">
            <text:p>S</text:p>
          </table:table-cell>
          <table:table-cell office:value-type="float" office:value="257.190052309">
            <text:p>257.190052309</text:p>
          </table:table-cell>
          <table:table-cell office:value-type="float" office:value="232.537082112">
            <text:p>232.537082112</text:p>
          </table:table-cell>
          <table:table-cell office:value-type="float" office:value="77.1900523091">
            <text:p>77.1900523091</text:p>
          </table:table-cell>
          <table:table-cell office:value-type="float" office:value="52.5370821125">
            <text:p>52.53708211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601.36531">
            <text:p>2472601.36531</text:p>
          </table:table-cell>
          <table:table-cell office:value-type="string">
            <text:p>2057-08-25 15:46:03.281250 EST-0500</text:p>
          </table:table-cell>
          <table:table-cell office:value-type="string">
            <text:p>N</text:p>
          </table:table-cell>
          <table:table-cell office:value-type="float" office:value="77.1943594267">
            <text:p>77.1943594267</text:p>
          </table:table-cell>
          <table:table-cell office:value-type="float" office:value="52.5364192268">
            <text:p>52.5364192268</text:p>
          </table:table-cell>
          <table:table-cell office:value-type="float" office:value="77.1943594267">
            <text:p>77.1943594267</text:p>
          </table:table-cell>
          <table:table-cell office:value-type="float" office:value="52.5364192268">
            <text:p>52.53641922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712.92049">
            <text:p>2472712.92049</text:p>
          </table:table-cell>
          <table:table-cell office:value-type="string">
            <text:p>2057-12-15 05:05:30.468750 EST-0500</text:p>
          </table:table-cell>
          <table:table-cell office:value-type="string">
            <text:p>S</text:p>
          </table:table-cell>
          <table:table-cell office:value-type="float" office:value="257.197287858">
            <text:p>257.197287858</text:p>
          </table:table-cell>
          <table:table-cell office:value-type="float" office:value="232.535359462">
            <text:p>232.535359462</text:p>
          </table:table-cell>
          <table:table-cell office:value-type="float" office:value="77.197287858">
            <text:p>77.197287858</text:p>
          </table:table-cell>
          <table:table-cell office:value-type="float" office:value="52.5353594619">
            <text:p>52.53535946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826.06501">
            <text:p>2472826.06501</text:p>
          </table:table-cell>
          <table:table-cell office:value-type="string">
            <text:p>2058-04-07 08:33:37.968750 EST-0500</text:p>
          </table:table-cell>
          <table:table-cell office:value-type="string">
            <text:p>N</text:p>
          </table:table-cell>
          <table:table-cell office:value-type="float" office:value="77.1997560342">
            <text:p>77.1997560342</text:p>
          </table:table-cell>
          <table:table-cell office:value-type="float" office:value="52.5335518219">
            <text:p>52.5335518219</text:p>
          </table:table-cell>
          <table:table-cell office:value-type="float" office:value="77.1997560342">
            <text:p>77.1997560342</text:p>
          </table:table-cell>
          <table:table-cell office:value-type="float" office:value="52.5335518219">
            <text:p>52.533551821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2937.61897">
            <text:p>2472937.61897</text:p>
          </table:table-cell>
          <table:table-cell office:value-type="string">
            <text:p>2058-07-27 21:51:19.687500 EST-0500</text:p>
          </table:table-cell>
          <table:table-cell office:value-type="string">
            <text:p>S</text:p>
          </table:table-cell>
          <table:table-cell office:value-type="float" office:value="257.203833206">
            <text:p>257.203833206</text:p>
          </table:table-cell>
          <table:table-cell office:value-type="float" office:value="232.532796556">
            <text:p>232.532796556</text:p>
          </table:table-cell>
          <table:table-cell office:value-type="float" office:value="77.2038332062">
            <text:p>77.2038332062</text:p>
          </table:table-cell>
          <table:table-cell office:value-type="float" office:value="52.5327965555">
            <text:p>52.53279655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050.76228">
            <text:p>2473050.76228</text:p>
          </table:table-cell>
          <table:table-cell office:value-type="string">
            <text:p>2058-11-18 01:17:41.718750 EST-0500</text:p>
          </table:table-cell>
          <table:table-cell office:value-type="string">
            <text:p>N</text:p>
          </table:table-cell>
          <table:table-cell office:value-type="float" office:value="77.2029152249">
            <text:p>77.2029152249</text:p>
          </table:table-cell>
          <table:table-cell office:value-type="float" office:value="52.5280182732">
            <text:p>52.5280182732</text:p>
          </table:table-cell>
          <table:table-cell office:value-type="float" office:value="77.2029152249">
            <text:p>77.2029152249</text:p>
          </table:table-cell>
          <table:table-cell office:value-type="float" office:value="52.5280182732">
            <text:p>52.52801827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162.32051">
            <text:p>2473162.32051</text:p>
          </table:table-cell>
          <table:table-cell office:value-type="string">
            <text:p>2059-03-09 14:41:32.578125 EST-0500</text:p>
          </table:table-cell>
          <table:table-cell office:value-type="string">
            <text:p>S</text:p>
          </table:table-cell>
          <table:table-cell office:value-type="float" office:value="257.206798563">
            <text:p>257.206798563</text:p>
          </table:table-cell>
          <table:table-cell office:value-type="float" office:value="232.526800503">
            <text:p>232.526800503</text:p>
          </table:table-cell>
          <table:table-cell office:value-type="float" office:value="77.2067985626">
            <text:p>77.2067985626</text:p>
          </table:table-cell>
          <table:table-cell office:value-type="float" office:value="52.5268005033">
            <text:p>52.52680050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275.45894">
            <text:p>2473275.45894</text:p>
          </table:table-cell>
          <table:table-cell office:value-type="string">
            <text:p>2059-06-30 18:00:52.734375 EST-0500</text:p>
          </table:table-cell>
          <table:table-cell office:value-type="string">
            <text:p>N</text:p>
          </table:table-cell>
          <table:table-cell office:value-type="float" office:value="77.210039415">
            <text:p>77.210039415</text:p>
          </table:table-cell>
          <table:table-cell office:value-type="float" office:value="52.5254766186">
            <text:p>52.5254766186</text:p>
          </table:table-cell>
          <table:table-cell office:value-type="float" office:value="77.210039415">
            <text:p>77.210039415</text:p>
          </table:table-cell>
          <table:table-cell office:value-type="float" office:value="52.5254766186">
            <text:p>52.525476618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387.02022">
            <text:p>2473387.02022</text:p>
          </table:table-cell>
          <table:table-cell office:value-type="string">
            <text:p>2059-10-20 07:29:07.265625 EST-0500</text:p>
          </table:table-cell>
          <table:table-cell office:value-type="string">
            <text:p>S</text:p>
          </table:table-cell>
          <table:table-cell office:value-type="float" office:value="257.21384078">
            <text:p>257.21384078</text:p>
          </table:table-cell>
          <table:table-cell office:value-type="float" office:value="232.525234794">
            <text:p>232.525234794</text:p>
          </table:table-cell>
          <table:table-cell office:value-type="float" office:value="77.2138407803">
            <text:p>77.2138407803</text:p>
          </table:table-cell>
          <table:table-cell office:value-type="float" office:value="52.5252347943">
            <text:p>52.525234794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500.15803">
            <text:p>2473500.15803</text:p>
          </table:table-cell>
          <table:table-cell office:value-type="string">
            <text:p>2060-02-10 10:47:34.687500 EST-0500</text:p>
          </table:table-cell>
          <table:table-cell office:value-type="string">
            <text:p>N</text:p>
          </table:table-cell>
          <table:table-cell office:value-type="float" office:value="77.2183709231">
            <text:p>77.2183709231</text:p>
          </table:table-cell>
          <table:table-cell office:value-type="float" office:value="52.5243515382">
            <text:p>52.5243515382</text:p>
          </table:table-cell>
          <table:table-cell office:value-type="float" office:value="77.2183709231">
            <text:p>77.2183709231</text:p>
          </table:table-cell>
          <table:table-cell office:value-type="float" office:value="52.5243515382">
            <text:p>52.524351538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611.71687">
            <text:p>2473611.71687</text:p>
          </table:table-cell>
          <table:table-cell office:value-type="string">
            <text:p>2060-06-01 00:12:18.281250 EST-0500</text:p>
          </table:table-cell>
          <table:table-cell office:value-type="string">
            <text:p>S</text:p>
          </table:table-cell>
          <table:table-cell office:value-type="float" office:value="257.220292489">
            <text:p>257.220292489</text:p>
          </table:table-cell>
          <table:table-cell office:value-type="float" office:value="232.522126779">
            <text:p>232.522126779</text:p>
          </table:table-cell>
          <table:table-cell office:value-type="float" office:value="77.2202924889">
            <text:p>77.2202924889</text:p>
          </table:table-cell>
          <table:table-cell office:value-type="float" office:value="52.5221267794">
            <text:p>52.52212677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724.86201">
            <text:p>2473724.86201</text:p>
          </table:table-cell>
          <table:table-cell office:value-type="string">
            <text:p>2060-09-22 03:41:18.515625 EST-0500</text:p>
          </table:table-cell>
          <table:table-cell office:value-type="string">
            <text:p>N</text:p>
          </table:table-cell>
          <table:table-cell office:value-type="float" office:value="77.2250522495">
            <text:p>77.2250522495</text:p>
          </table:table-cell>
          <table:table-cell office:value-type="float" office:value="52.5219761158">
            <text:p>52.5219761158</text:p>
          </table:table-cell>
          <table:table-cell office:value-type="float" office:value="77.2250522495">
            <text:p>77.2250522495</text:p>
          </table:table-cell>
          <table:table-cell office:value-type="float" office:value="52.5219761158">
            <text:p>52.52197611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836.41475">
            <text:p>2473836.41475</text:p>
          </table:table-cell>
          <table:table-cell office:value-type="string">
            <text:p>2061-01-11 16:57:14.765625 EST-0500</text:p>
          </table:table-cell>
          <table:table-cell office:value-type="string">
            <text:p>S</text:p>
          </table:table-cell>
          <table:table-cell office:value-type="float" office:value="257.229271687">
            <text:p>257.229271687</text:p>
          </table:table-cell>
          <table:table-cell office:value-type="float" office:value="232.52124363">
            <text:p>232.52124363</text:p>
          </table:table-cell>
          <table:table-cell office:value-type="float" office:value="77.2292716866">
            <text:p>77.2292716866</text:p>
          </table:table-cell>
          <table:table-cell office:value-type="float" office:value="52.5212436296">
            <text:p>52.52124362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3949.56111">
            <text:p>2473949.56111</text:p>
          </table:table-cell>
          <table:table-cell office:value-type="string">
            <text:p>2061-05-04 20:28:00.468750 EST-0500</text:p>
          </table:table-cell>
          <table:table-cell office:value-type="string">
            <text:p>N</text:p>
          </table:table-cell>
          <table:table-cell office:value-type="float" office:value="77.232057469">
            <text:p>77.232057469</text:p>
          </table:table-cell>
          <table:table-cell office:value-type="float" office:value="52.5199170782">
            <text:p>52.5199170782</text:p>
          </table:table-cell>
          <table:table-cell office:value-type="float" office:value="77.232057469">
            <text:p>77.232057469</text:p>
          </table:table-cell>
          <table:table-cell office:value-type="float" office:value="52.5199170782">
            <text:p>52.519917078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061.11384">
            <text:p>2474061.11384</text:p>
          </table:table-cell>
          <table:table-cell office:value-type="string">
            <text:p>2061-08-24 09:43:56.718750 EST-0500</text:p>
          </table:table-cell>
          <table:table-cell office:value-type="string">
            <text:p>S</text:p>
          </table:table-cell>
          <table:table-cell office:value-type="float" office:value="257.236243072">
            <text:p>257.236243072</text:p>
          </table:table-cell>
          <table:table-cell office:value-type="float" office:value="232.518745822">
            <text:p>232.518745822</text:p>
          </table:table-cell>
          <table:table-cell office:value-type="float" office:value="77.2362430717">
            <text:p>77.2362430717</text:p>
          </table:table-cell>
          <table:table-cell office:value-type="float" office:value="52.5187458221">
            <text:p>52.51874582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174.25838">
            <text:p>2474174.25838</text:p>
          </table:table-cell>
          <table:table-cell office:value-type="string">
            <text:p>2061-12-15 13:12:04.218750 EST-0500</text:p>
          </table:table-cell>
          <table:table-cell office:value-type="string">
            <text:p>N</text:p>
          </table:table-cell>
          <table:table-cell office:value-type="float" office:value="77.2402859391">
            <text:p>77.2402859391</text:p>
          </table:table-cell>
          <table:table-cell office:value-type="float" office:value="52.5182516479">
            <text:p>52.5182516479</text:p>
          </table:table-cell>
          <table:table-cell office:value-type="float" office:value="77.2402859391">
            <text:p>77.2402859391</text:p>
          </table:table-cell>
          <table:table-cell office:value-type="float" office:value="52.5182516479">
            <text:p>52.51825164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285.81905">
            <text:p>2474285.81905</text:p>
          </table:table-cell>
          <table:table-cell office:value-type="string">
            <text:p>2062-04-06 02:39:26.015625 EST-0500</text:p>
          </table:table-cell>
          <table:table-cell office:value-type="string">
            <text:p>S</text:p>
          </table:table-cell>
          <table:table-cell office:value-type="float" office:value="257.242215871">
            <text:p>257.242215871</text:p>
          </table:table-cell>
          <table:table-cell office:value-type="float" office:value="232.515518921">
            <text:p>232.515518921</text:p>
          </table:table-cell>
          <table:table-cell office:value-type="float" office:value="77.2422158707">
            <text:p>77.2422158707</text:p>
          </table:table-cell>
          <table:table-cell office:value-type="float" office:value="52.5155189211">
            <text:p>52.51551892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398.95503">
            <text:p>2474398.95503</text:p>
          </table:table-cell>
          <table:table-cell office:value-type="string">
            <text:p>2062-07-28 05:55:15.234375 EST-0500</text:p>
          </table:table-cell>
          <table:table-cell office:value-type="string">
            <text:p>N</text:p>
          </table:table-cell>
          <table:table-cell office:value-type="float" office:value="77.2463866581">
            <text:p>77.2463866581</text:p>
          </table:table-cell>
          <table:table-cell office:value-type="float" office:value="52.514513963">
            <text:p>52.514513963</text:p>
          </table:table-cell>
          <table:table-cell office:value-type="float" office:value="77.2463866581">
            <text:p>77.2463866581</text:p>
          </table:table-cell>
          <table:table-cell office:value-type="float" office:value="52.514513963">
            <text:p>52.5145139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510.51753">
            <text:p>2474510.51753</text:p>
          </table:table-cell>
          <table:table-cell office:value-type="string">
            <text:p>2062-11-16 19:25:15.234375 EST-0500</text:p>
          </table:table-cell>
          <table:table-cell office:value-type="string">
            <text:p>S</text:p>
          </table:table-cell>
          <table:table-cell office:value-type="float" office:value="257.248807976">
            <text:p>257.248807976</text:p>
          </table:table-cell>
          <table:table-cell office:value-type="float" office:value="232.512892818">
            <text:p>232.512892818</text:p>
          </table:table-cell>
          <table:table-cell office:value-type="float" office:value="77.2488079759">
            <text:p>77.2488079759</text:p>
          </table:table-cell>
          <table:table-cell office:value-type="float" office:value="52.5128928183">
            <text:p>52.512892818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623.65413">
            <text:p>2474623.65413</text:p>
          </table:table-cell>
          <table:table-cell office:value-type="string">
            <text:p>2063-03-09 22:41:57.187500 EST-0500</text:p>
          </table:table-cell>
          <table:table-cell office:value-type="string">
            <text:p>N</text:p>
          </table:table-cell>
          <table:table-cell office:value-type="float" office:value="77.2535381781">
            <text:p>77.2535381781</text:p>
          </table:table-cell>
          <table:table-cell office:value-type="float" office:value="52.5121536594">
            <text:p>52.5121536594</text:p>
          </table:table-cell>
          <table:table-cell office:value-type="float" office:value="77.2535381781">
            <text:p>77.2535381781</text:p>
          </table:table-cell>
          <table:table-cell office:value-type="float" office:value="52.5121536594">
            <text:p>52.51215365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735.21479">
            <text:p>2474735.21479</text:p>
          </table:table-cell>
          <table:table-cell office:value-type="string">
            <text:p>2063-06-29 12:09:18.984375 EST-0500</text:p>
          </table:table-cell>
          <table:table-cell office:value-type="string">
            <text:p>S</text:p>
          </table:table-cell>
          <table:table-cell office:value-type="float" office:value="257.256940274">
            <text:p>257.256940274</text:p>
          </table:table-cell>
          <table:table-cell office:value-type="float" office:value="232.51085877">
            <text:p>232.51085877</text:p>
          </table:table-cell>
          <table:table-cell office:value-type="float" office:value="77.2569402742">
            <text:p>77.2569402742</text:p>
          </table:table-cell>
          <table:table-cell office:value-type="float" office:value="52.5108587701">
            <text:p>52.51085877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848.35506">
            <text:p>2474848.35506</text:p>
          </table:table-cell>
          <table:table-cell office:value-type="string">
            <text:p>2063-10-20 15:31:17.343750 EST-0500</text:p>
          </table:table-cell>
          <table:table-cell office:value-type="string">
            <text:p>N</text:p>
          </table:table-cell>
          <table:table-cell office:value-type="float" office:value="77.2571801565">
            <text:p>77.2571801565</text:p>
          </table:table-cell>
          <table:table-cell office:value-type="float" office:value="52.5068817548">
            <text:p>52.5068817548</text:p>
          </table:table-cell>
          <table:table-cell office:value-type="float" office:value="77.2571801565">
            <text:p>77.2571801565</text:p>
          </table:table-cell>
          <table:table-cell office:value-type="float" office:value="52.5068817548">
            <text:p>52.50688175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4959.91084">
            <text:p>2474959.91084</text:p>
          </table:table-cell>
          <table:table-cell office:value-type="string">
            <text:p>2064-02-09 04:51:37.265625 EST-0500</text:p>
          </table:table-cell>
          <table:table-cell office:value-type="string">
            <text:p>S</text:p>
          </table:table-cell>
          <table:table-cell office:value-type="float" office:value="257.261301667">
            <text:p>257.261301667</text:p>
          </table:table-cell>
          <table:table-cell office:value-type="float" office:value="232.505610579">
            <text:p>232.505610579</text:p>
          </table:table-cell>
          <table:table-cell office:value-type="float" office:value="77.2613016673">
            <text:p>77.2613016673</text:p>
          </table:table-cell>
          <table:table-cell office:value-type="float" office:value="52.505610579">
            <text:p>52.5056105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073.05233">
            <text:p>2475073.05233</text:p>
          </table:table-cell>
          <table:table-cell office:value-type="string">
            <text:p>2064-06-01 08:15:21.093750 EST-0500</text:p>
          </table:table-cell>
          <table:table-cell office:value-type="string">
            <text:p>N</text:p>
          </table:table-cell>
          <table:table-cell office:value-type="float" office:value="77.2639036357">
            <text:p>77.2639036357</text:p>
          </table:table-cell>
          <table:table-cell office:value-type="float" office:value="52.5039742277">
            <text:p>52.5039742277</text:p>
          </table:table-cell>
          <table:table-cell office:value-type="float" office:value="77.2639036357">
            <text:p>77.2639036357</text:p>
          </table:table-cell>
          <table:table-cell office:value-type="float" office:value="52.5039742277">
            <text:p>52.503974227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184.60994">
            <text:p>2475184.60994</text:p>
          </table:table-cell>
          <table:table-cell office:value-type="string">
            <text:p>2064-09-20 21:38:19.218750 EST-0500</text:p>
          </table:table-cell>
          <table:table-cell office:value-type="string">
            <text:p>S</text:p>
          </table:table-cell>
          <table:table-cell office:value-type="float" office:value="257.267914934">
            <text:p>257.267914934</text:p>
          </table:table-cell>
          <table:table-cell office:value-type="float" office:value="232.503156556">
            <text:p>232.503156556</text:p>
          </table:table-cell>
          <table:table-cell office:value-type="float" office:value="77.2679149341">
            <text:p>77.2679149341</text:p>
          </table:table-cell>
          <table:table-cell office:value-type="float" office:value="52.5031565565">
            <text:p>52.50315655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297.7502">
            <text:p>2475297.7502</text:p>
          </table:table-cell>
          <table:table-cell office:value-type="string">
            <text:p>2065-01-12 01:00:17.578125 EST-0500</text:p>
          </table:table-cell>
          <table:table-cell office:value-type="string">
            <text:p>N</text:p>
          </table:table-cell>
          <table:table-cell office:value-type="float" office:value="77.2721291644">
            <text:p>77.2721291644</text:p>
          </table:table-cell>
          <table:table-cell office:value-type="float" office:value="52.5024977098">
            <text:p>52.5024977098</text:p>
          </table:table-cell>
          <table:table-cell office:value-type="float" office:value="77.2721291644">
            <text:p>77.2721291644</text:p>
          </table:table-cell>
          <table:table-cell office:value-type="float" office:value="52.5024977098">
            <text:p>52.502497709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409.30781">
            <text:p>2475409.30781</text:p>
          </table:table-cell>
          <table:table-cell office:value-type="string">
            <text:p>2065-05-03 14:23:15.703125 EST-0500</text:p>
          </table:table-cell>
          <table:table-cell office:value-type="string">
            <text:p>S</text:p>
          </table:table-cell>
          <table:table-cell office:value-type="float" office:value="257.270085607">
            <text:p>257.270085607</text:p>
          </table:table-cell>
          <table:table-cell office:value-type="float" office:value="232.496557444">
            <text:p>232.496557444</text:p>
          </table:table-cell>
          <table:table-cell office:value-type="float" office:value="77.270085607">
            <text:p>77.270085607</text:p>
          </table:table-cell>
          <table:table-cell office:value-type="float" office:value="52.4965574437">
            <text:p>52.496557443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522.44929">
            <text:p>2475522.44929</text:p>
          </table:table-cell>
          <table:table-cell office:value-type="string">
            <text:p>2065-08-24 17:46:59.531250 EST-0500</text:p>
          </table:table-cell>
          <table:table-cell office:value-type="string">
            <text:p>N</text:p>
          </table:table-cell>
          <table:table-cell office:value-type="float" office:value="77.2744436515">
            <text:p>77.2744436515</text:p>
          </table:table-cell>
          <table:table-cell office:value-type="float" office:value="52.4957451063">
            <text:p>52.4957451063</text:p>
          </table:table-cell>
          <table:table-cell office:value-type="float" office:value="77.2744436515">
            <text:p>77.2744436515</text:p>
          </table:table-cell>
          <table:table-cell office:value-type="float" office:value="52.4957451063">
            <text:p>52.49574510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634.0063">
            <text:p>2475634.0063</text:p>
          </table:table-cell>
          <table:table-cell office:value-type="string">
            <text:p>2065-12-14 07:09:04.921875 EST-0500</text:p>
          </table:table-cell>
          <table:table-cell office:value-type="string">
            <text:p>S</text:p>
          </table:table-cell>
          <table:table-cell office:value-type="float" office:value="257.277725081">
            <text:p>257.277725081</text:p>
          </table:table-cell>
          <table:table-cell office:value-type="float" office:value="232.494870656">
            <text:p>232.494870656</text:p>
          </table:table-cell>
          <table:table-cell office:value-type="float" office:value="77.2777250813">
            <text:p>77.2777250813</text:p>
          </table:table-cell>
          <table:table-cell office:value-type="float" office:value="52.4948706556">
            <text:p>52.49487065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747.15022">
            <text:p>2475747.15022</text:p>
          </table:table-cell>
          <table:table-cell office:value-type="string">
            <text:p>2066-04-06 10:36:19.687500 EST-0500</text:p>
          </table:table-cell>
          <table:table-cell office:value-type="string">
            <text:p>N</text:p>
          </table:table-cell>
          <table:table-cell office:value-type="float" office:value="77.2820407787">
            <text:p>77.2820407787</text:p>
          </table:table-cell>
          <table:table-cell office:value-type="float" office:value="52.4947540888">
            <text:p>52.4947540888</text:p>
          </table:table-cell>
          <table:table-cell office:value-type="float" office:value="77.2820407787">
            <text:p>77.2820407787</text:p>
          </table:table-cell>
          <table:table-cell office:value-type="float" office:value="52.4947540888">
            <text:p>52.49475408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858.70539">
            <text:p>2475858.70539</text:p>
          </table:table-cell>
          <table:table-cell office:value-type="string">
            <text:p>2066-07-26 23:55:46.875000 EST-0500</text:p>
          </table:table-cell>
          <table:table-cell office:value-type="string">
            <text:p>S</text:p>
          </table:table-cell>
          <table:table-cell office:value-type="float" office:value="257.285670883">
            <text:p>257.285670883</text:p>
          </table:table-cell>
          <table:table-cell office:value-type="float" office:value="232.49360015">
            <text:p>232.49360015</text:p>
          </table:table-cell>
          <table:table-cell office:value-type="float" office:value="77.2856708834">
            <text:p>77.2856708834</text:p>
          </table:table-cell>
          <table:table-cell office:value-type="float" office:value="52.4936001503">
            <text:p>52.49360015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5971.8481">
            <text:p>2475971.8481</text:p>
          </table:table-cell>
          <table:table-cell office:value-type="string">
            <text:p>2066-11-17 03:21:16.171875 EST-0500</text:p>
          </table:table-cell>
          <table:table-cell office:value-type="string">
            <text:p>N</text:p>
          </table:table-cell>
          <table:table-cell office:value-type="float" office:value="77.2851785656">
            <text:p>77.2851785656</text:p>
          </table:table-cell>
          <table:table-cell office:value-type="float" office:value="52.4894705949">
            <text:p>52.4894705949</text:p>
          </table:table-cell>
          <table:table-cell office:value-type="float" office:value="77.2851785656">
            <text:p>77.2851785656</text:p>
          </table:table-cell>
          <table:table-cell office:value-type="float" office:value="52.4894705949">
            <text:p>52.489470594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083.40693">
            <text:p>2476083.40693</text:p>
          </table:table-cell>
          <table:table-cell office:value-type="string">
            <text:p>2067-03-08 16:45:59.765625 EST-0500</text:p>
          </table:table-cell>
          <table:table-cell office:value-type="string">
            <text:p>S</text:p>
          </table:table-cell>
          <table:table-cell office:value-type="float" office:value="257.289216268">
            <text:p>257.289216268</text:p>
          </table:table-cell>
          <table:table-cell office:value-type="float" office:value="232.488617917">
            <text:p>232.488617917</text:p>
          </table:table-cell>
          <table:table-cell office:value-type="float" office:value="77.289216268">
            <text:p>77.289216268</text:p>
          </table:table-cell>
          <table:table-cell office:value-type="float" office:value="52.4886179166">
            <text:p>52.48861791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196.54536">
            <text:p>2476196.54536</text:p>
          </table:table-cell>
          <table:table-cell office:value-type="string">
            <text:p>2067-06-29 20:05:19.921875 EST-0500</text:p>
          </table:table-cell>
          <table:table-cell office:value-type="string">
            <text:p>N</text:p>
          </table:table-cell>
          <table:table-cell office:value-type="float" office:value="77.2924396279">
            <text:p>77.2924396279</text:p>
          </table:table-cell>
          <table:table-cell office:value-type="float" office:value="52.4875571458">
            <text:p>52.4875571458</text:p>
          </table:table-cell>
          <table:table-cell office:value-type="float" office:value="77.2924396279">
            <text:p>77.2924396279</text:p>
          </table:table-cell>
          <table:table-cell office:value-type="float" office:value="52.4875571458">
            <text:p>52.48755714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308.10603">
            <text:p>2476308.10603</text:p>
          </table:table-cell>
          <table:table-cell office:value-type="string">
            <text:p>2067-10-19 09:32:41.718750 EST-0500</text:p>
          </table:table-cell>
          <table:table-cell office:value-type="string">
            <text:p>S</text:p>
          </table:table-cell>
          <table:table-cell office:value-type="float" office:value="257.295342084">
            <text:p>257.295342084</text:p>
          </table:table-cell>
          <table:table-cell office:value-type="float" office:value="232.486782251">
            <text:p>232.486782251</text:p>
          </table:table-cell>
          <table:table-cell office:value-type="float" office:value="77.2953420835">
            <text:p>77.2953420835</text:p>
          </table:table-cell>
          <table:table-cell office:value-type="float" office:value="52.4867822511">
            <text:p>52.48678225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421.24446">
            <text:p>2476421.24446</text:p>
          </table:table-cell>
          <table:table-cell office:value-type="string">
            <text:p>2068-02-09 12:52:01.875000 EST-0500</text:p>
          </table:table-cell>
          <table:table-cell office:value-type="string">
            <text:p>N</text:p>
          </table:table-cell>
          <table:table-cell office:value-type="float" office:value="77.2996552126">
            <text:p>77.2996552126</text:p>
          </table:table-cell>
          <table:table-cell office:value-type="float" office:value="52.4862574044">
            <text:p>52.4862574044</text:p>
          </table:table-cell>
          <table:table-cell office:value-type="float" office:value="77.2996552126">
            <text:p>77.2996552126</text:p>
          </table:table-cell>
          <table:table-cell office:value-type="float" office:value="52.4862574044">
            <text:p>52.48625740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532.80208">
            <text:p>2476532.80208</text:p>
          </table:table-cell>
          <table:table-cell office:value-type="string">
            <text:p>2068-05-31 02:15:00.000000 EST-0500</text:p>
          </table:table-cell>
          <table:table-cell office:value-type="string">
            <text:p>S</text:p>
          </table:table-cell>
          <table:table-cell office:value-type="float" office:value="257.300485261">
            <text:p>257.300485261</text:p>
          </table:table-cell>
          <table:table-cell office:value-type="float" office:value="232.483594159">
            <text:p>232.483594159</text:p>
          </table:table-cell>
          <table:table-cell office:value-type="float" office:value="77.3004852611">
            <text:p>77.3004852611</text:p>
          </table:table-cell>
          <table:table-cell office:value-type="float" office:value="52.4835941592">
            <text:p>52.48359415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645.94782">
            <text:p>2476645.94782</text:p>
          </table:table-cell>
          <table:table-cell office:value-type="string">
            <text:p>2068-09-21 05:44:52.968750 EST-0500</text:p>
          </table:table-cell>
          <table:table-cell office:value-type="string">
            <text:p>N</text:p>
          </table:table-cell>
          <table:table-cell office:value-type="float" office:value="77.3040848961">
            <text:p>77.3040848961</text:p>
          </table:table-cell>
          <table:table-cell office:value-type="float" office:value="52.4828583359">
            <text:p>52.4828583359</text:p>
          </table:table-cell>
          <table:table-cell office:value-type="float" office:value="77.3040848961">
            <text:p>77.3040848961</text:p>
          </table:table-cell>
          <table:table-cell office:value-type="float" office:value="52.4828583359">
            <text:p>52.482858335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757.49874">
            <text:p>2476757.49874</text:p>
          </table:table-cell>
          <table:table-cell office:value-type="string">
            <text:p>2069-01-10 18:58:11.015625 EST-0500</text:p>
          </table:table-cell>
          <table:table-cell office:value-type="string">
            <text:p>S</text:p>
          </table:table-cell>
          <table:table-cell office:value-type="float" office:value="257.306785336">
            <text:p>257.306785336</text:p>
          </table:table-cell>
          <table:table-cell office:value-type="float" office:value="232.48131554">
            <text:p>232.48131554</text:p>
          </table:table-cell>
          <table:table-cell office:value-type="float" office:value="77.3067853357">
            <text:p>77.3067853357</text:p>
          </table:table-cell>
          <table:table-cell office:value-type="float" office:value="52.4813155399">
            <text:p>52.48131553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870.64632">
            <text:p>2476870.64632</text:p>
          </table:table-cell>
          <table:table-cell office:value-type="string">
            <text:p>2069-05-03 22:30:42.187500 EST-0500</text:p>
          </table:table-cell>
          <table:table-cell office:value-type="string">
            <text:p>N</text:p>
          </table:table-cell>
          <table:table-cell office:value-type="float" office:value="77.3083946853">
            <text:p>77.3083946853</text:p>
          </table:table-cell>
          <table:table-cell office:value-type="float" office:value="52.4796116403">
            <text:p>52.4796116403</text:p>
          </table:table-cell>
          <table:table-cell office:value-type="float" office:value="77.3083946853">
            <text:p>77.3083946853</text:p>
          </table:table-cell>
          <table:table-cell office:value-type="float" office:value="52.4796116403">
            <text:p>52.47961164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6982.19722">
            <text:p>2476982.19722</text:p>
          </table:table-cell>
          <table:table-cell office:value-type="string">
            <text:p>2069-08-23 11:44:00.234375 EST-0500</text:p>
          </table:table-cell>
          <table:table-cell office:value-type="string">
            <text:p>S</text:p>
          </table:table-cell>
          <table:table-cell office:value-type="float" office:value="257.311735858">
            <text:p>257.311735858</text:p>
          </table:table-cell>
          <table:table-cell office:value-type="float" office:value="232.478475861">
            <text:p>232.478475861</text:p>
          </table:table-cell>
          <table:table-cell office:value-type="float" office:value="77.3117358576">
            <text:p>77.3117358576</text:p>
          </table:table-cell>
          <table:table-cell office:value-type="float" office:value="52.4784758615">
            <text:p>52.478475861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095.34297">
            <text:p>2477095.34297</text:p>
          </table:table-cell>
          <table:table-cell office:value-type="string">
            <text:p>2069-12-14 15:13:53.203125 EST-0500</text:p>
          </table:table-cell>
          <table:table-cell office:value-type="string">
            <text:p>N</text:p>
          </table:table-cell>
          <table:table-cell office:value-type="float" office:value="77.3137440973">
            <text:p>77.3137440973</text:p>
          </table:table-cell>
          <table:table-cell office:value-type="float" office:value="52.4768810627">
            <text:p>52.4768810627</text:p>
          </table:table-cell>
          <table:table-cell office:value-type="float" office:value="77.3137440973">
            <text:p>77.3137440973</text:p>
          </table:table-cell>
          <table:table-cell office:value-type="float" office:value="52.4768810627">
            <text:p>52.476881062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206.90242">
            <text:p>2477206.90242</text:p>
          </table:table-cell>
          <table:table-cell office:value-type="string">
            <text:p>2070-04-05 04:39:29.531250 EST-0500</text:p>
          </table:table-cell>
          <table:table-cell office:value-type="string">
            <text:p>S</text:p>
          </table:table-cell>
          <table:table-cell office:value-type="float" office:value="257.315525451">
            <text:p>257.315525451</text:p>
          </table:table-cell>
          <table:table-cell office:value-type="float" office:value="232.474857571">
            <text:p>232.474857571</text:p>
          </table:table-cell>
          <table:table-cell office:value-type="float" office:value="77.3155254511">
            <text:p>77.3155254511</text:p>
          </table:table-cell>
          <table:table-cell office:value-type="float" office:value="52.4748575707">
            <text:p>52.47485757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320.03963">
            <text:p>2477320.03963</text:p>
          </table:table-cell>
          <table:table-cell office:value-type="string">
            <text:p>2070-07-27 07:57:04.218750 EST-0500</text:p>
          </table:table-cell>
          <table:table-cell office:value-type="string">
            <text:p>N</text:p>
          </table:table-cell>
          <table:table-cell office:value-type="float" office:value="77.3182116377">
            <text:p>77.3182116377</text:p>
          </table:table-cell>
          <table:table-cell office:value-type="float" office:value="52.4732506363">
            <text:p>52.4732506363</text:p>
          </table:table-cell>
          <table:table-cell office:value-type="float" office:value="77.3182116377">
            <text:p>77.3182116377</text:p>
          </table:table-cell>
          <table:table-cell office:value-type="float" office:value="52.4732506363">
            <text:p>52.47325063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431.6009">
            <text:p>2477431.6009</text:p>
          </table:table-cell>
          <table:table-cell office:value-type="string">
            <text:p>2070-11-15 21:25:18.750000 EST-0500</text:p>
          </table:table-cell>
          <table:table-cell office:value-type="string">
            <text:p>S</text:p>
          </table:table-cell>
          <table:table-cell office:value-type="float" office:value="257.319981548">
            <text:p>257.319981548</text:p>
          </table:table-cell>
          <table:table-cell office:value-type="float" office:value="232.471997098">
            <text:p>232.471997098</text:p>
          </table:table-cell>
          <table:table-cell office:value-type="float" office:value="77.3199815477">
            <text:p>77.3199815477</text:p>
          </table:table-cell>
          <table:table-cell office:value-type="float" office:value="52.4719970978">
            <text:p>52.47199709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544.73933">
            <text:p>2477544.73933</text:p>
          </table:table-cell>
          <table:table-cell office:value-type="string">
            <text:p>2071-03-09 00:44:38.906250 EST-0500</text:p>
          </table:table-cell>
          <table:table-cell office:value-type="string">
            <text:p>N</text:p>
          </table:table-cell>
          <table:table-cell office:value-type="float" office:value="77.3239352379">
            <text:p>77.3239352379</text:p>
          </table:table-cell>
          <table:table-cell office:value-type="float" office:value="52.4715162736">
            <text:p>52.4715162736</text:p>
          </table:table-cell>
          <table:table-cell office:value-type="float" office:value="77.3239352379">
            <text:p>77.3239352379</text:p>
          </table:table-cell>
          <table:table-cell office:value-type="float" office:value="52.4715162736">
            <text:p>52.47151627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656.29878">
            <text:p>2477656.29878</text:p>
          </table:table-cell>
          <table:table-cell office:value-type="string">
            <text:p>2071-06-28 14:10:15.234375 EST-0500</text:p>
          </table:table-cell>
          <table:table-cell office:value-type="string">
            <text:p>S</text:p>
          </table:table-cell>
          <table:table-cell office:value-type="float" office:value="257.326423961">
            <text:p>257.326423961</text:p>
          </table:table-cell>
          <table:table-cell office:value-type="float" office:value="232.470259395">
            <text:p>232.470259395</text:p>
          </table:table-cell>
          <table:table-cell office:value-type="float" office:value="77.3264239614">
            <text:p>77.3264239614</text:p>
          </table:table-cell>
          <table:table-cell office:value-type="float" office:value="52.4702593947">
            <text:p>52.470259394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769.44087">
            <text:p>2477769.44087</text:p>
          </table:table-cell>
          <table:table-cell office:value-type="string">
            <text:p>2071-10-19 17:34:51.796875 EST-0500</text:p>
          </table:table-cell>
          <table:table-cell office:value-type="string">
            <text:p>N</text:p>
          </table:table-cell>
          <table:table-cell office:value-type="float" office:value="77.3266264907">
            <text:p>77.3266264907</text:p>
          </table:table-cell>
          <table:table-cell office:value-type="float" office:value="52.4670872024">
            <text:p>52.4670872024</text:p>
          </table:table-cell>
          <table:table-cell office:value-type="float" office:value="77.3266264907">
            <text:p>77.3266264907</text:p>
          </table:table-cell>
          <table:table-cell office:value-type="float" office:value="52.4670872024">
            <text:p>52.46708720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880.99604">
            <text:p>2477880.99604</text:p>
          </table:table-cell>
          <table:table-cell office:value-type="string">
            <text:p>2072-02-08 06:54:18.984375 EST-0500</text:p>
          </table:table-cell>
          <table:table-cell office:value-type="string">
            <text:p>S</text:p>
          </table:table-cell>
          <table:table-cell office:value-type="float" office:value="257.330239128">
            <text:p>257.330239128</text:p>
          </table:table-cell>
          <table:table-cell office:value-type="float" office:value="232.46624245">
            <text:p>232.46624245</text:p>
          </table:table-cell>
          <table:table-cell office:value-type="float" office:value="77.3302391283">
            <text:p>77.3302391283</text:p>
          </table:table-cell>
          <table:table-cell office:value-type="float" office:value="52.4662424502">
            <text:p>52.46624245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7994.13936">
            <text:p>2477994.13936</text:p>
          </table:table-cell>
          <table:table-cell office:value-type="string">
            <text:p>2072-05-31 10:20:41.015625 EST-0500</text:p>
          </table:table-cell>
          <table:table-cell office:value-type="string">
            <text:p>N</text:p>
          </table:table-cell>
          <table:table-cell office:value-type="float" office:value="77.333000401">
            <text:p>77.333000401</text:p>
          </table:table-cell>
          <table:table-cell office:value-type="float" office:value="52.4657892113">
            <text:p>52.4657892113</text:p>
          </table:table-cell>
          <table:table-cell office:value-type="float" office:value="77.333000401">
            <text:p>77.333000401</text:p>
          </table:table-cell>
          <table:table-cell office:value-type="float" office:value="52.4657892113">
            <text:p>52.465789211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105.69575">
            <text:p>2478105.69575</text:p>
          </table:table-cell>
          <table:table-cell office:value-type="string">
            <text:p>2072-09-19 23:41:53.671875 EST-0500</text:p>
          </table:table-cell>
          <table:table-cell office:value-type="string">
            <text:p>S</text:p>
          </table:table-cell>
          <table:table-cell office:value-type="float" office:value="257.335418881">
            <text:p>257.335418881</text:p>
          </table:table-cell>
          <table:table-cell office:value-type="float" office:value="232.464180134">
            <text:p>232.464180134</text:p>
          </table:table-cell>
          <table:table-cell office:value-type="float" office:value="77.3354188813">
            <text:p>77.3354188813</text:p>
          </table:table-cell>
          <table:table-cell office:value-type="float" office:value="52.4641801344">
            <text:p>52.46418013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218.83723">
            <text:p>2478218.83723</text:p>
          </table:table-cell>
          <table:table-cell office:value-type="string">
            <text:p>2073-01-11 03:05:37.500000 EST-0500</text:p>
          </table:table-cell>
          <table:table-cell office:value-type="string">
            <text:p>N</text:p>
          </table:table-cell>
          <table:table-cell office:value-type="float" office:value="77.3399003355">
            <text:p>77.3399003355</text:p>
          </table:table-cell>
          <table:table-cell office:value-type="float" office:value="52.4644843896">
            <text:p>52.4644843896</text:p>
          </table:table-cell>
          <table:table-cell office:value-type="float" office:value="77.3399003355">
            <text:p>77.3399003355</text:p>
          </table:table-cell>
          <table:table-cell office:value-type="float" office:value="52.4644843896">
            <text:p>52.46448438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330.39485">
            <text:p>2478330.39485</text:p>
          </table:table-cell>
          <table:table-cell office:value-type="string">
            <text:p>2073-05-02 16:28:35.625000 EST-0500</text:p>
          </table:table-cell>
          <table:table-cell office:value-type="string">
            <text:p>S</text:p>
          </table:table-cell>
          <table:table-cell office:value-type="float" office:value="257.337224473">
            <text:p>257.337224473</text:p>
          </table:table-cell>
          <table:table-cell office:value-type="float" office:value="232.458599866">
            <text:p>232.458599866</text:p>
          </table:table-cell>
          <table:table-cell office:value-type="float" office:value="77.3372244731">
            <text:p>77.3372244731</text:p>
          </table:table-cell>
          <table:table-cell office:value-type="float" office:value="52.4585998665">
            <text:p>52.45859986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443.53572">
            <text:p>2478443.53572</text:p>
          </table:table-cell>
          <table:table-cell office:value-type="string">
            <text:p>2073-08-23 19:51:26.718750 EST-0500</text:p>
          </table:table-cell>
          <table:table-cell office:value-type="string">
            <text:p>N</text:p>
          </table:table-cell>
          <table:table-cell office:value-type="float" office:value="77.3403304274">
            <text:p>77.3403304274</text:p>
          </table:table-cell>
          <table:table-cell office:value-type="float" office:value="52.4572658623">
            <text:p>52.4572658623</text:p>
          </table:table-cell>
          <table:table-cell office:value-type="float" office:value="77.3403304274">
            <text:p>77.3403304274</text:p>
          </table:table-cell>
          <table:table-cell office:value-type="float" office:value="52.4572658623">
            <text:p>52.45726586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555.09333">
            <text:p>2478555.09333</text:p>
          </table:table-cell>
          <table:table-cell office:value-type="string">
            <text:p>2073-12-13 09:14:24.843750 EST-0500</text:p>
          </table:table-cell>
          <table:table-cell office:value-type="string">
            <text:p>S</text:p>
          </table:table-cell>
          <table:table-cell office:value-type="float" office:value="257.343243044">
            <text:p>257.343243044</text:p>
          </table:table-cell>
          <table:table-cell office:value-type="float" office:value="232.456645222">
            <text:p>232.456645222</text:p>
          </table:table-cell>
          <table:table-cell office:value-type="float" office:value="77.3432430437">
            <text:p>77.3432430437</text:p>
          </table:table-cell>
          <table:table-cell office:value-type="float" office:value="52.4566452216">
            <text:p>52.45664522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668.23604">
            <text:p>2478668.23604</text:p>
          </table:table-cell>
          <table:table-cell office:value-type="string">
            <text:p>2074-04-05 12:39:54.140625 EST-0500</text:p>
          </table:table-cell>
          <table:table-cell office:value-type="string">
            <text:p>N</text:p>
          </table:table-cell>
          <table:table-cell office:value-type="float" office:value="77.3464824206">
            <text:p>77.3464824206</text:p>
          </table:table-cell>
          <table:table-cell office:value-type="float" office:value="52.4558662377">
            <text:p>52.4558662377</text:p>
          </table:table-cell>
          <table:table-cell office:value-type="float" office:value="77.3464824206">
            <text:p>77.3464824206</text:p>
          </table:table-cell>
          <table:table-cell office:value-type="float" office:value="52.4558662377">
            <text:p>52.455866237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779.79183">
            <text:p>2478779.79183</text:p>
          </table:table-cell>
          <table:table-cell office:value-type="string">
            <text:p>2074-07-26 02:00:14.062500 EST-0500</text:p>
          </table:table-cell>
          <table:table-cell office:value-type="string">
            <text:p>S</text:p>
          </table:table-cell>
          <table:table-cell office:value-type="float" office:value="257.349318343">
            <text:p>257.349318343</text:p>
          </table:table-cell>
          <table:table-cell office:value-type="float" office:value="232.454218621">
            <text:p>232.454218621</text:p>
          </table:table-cell>
          <table:table-cell office:value-type="float" office:value="77.3493183432">
            <text:p>77.3493183432</text:p>
          </table:table-cell>
          <table:table-cell office:value-type="float" office:value="52.4542186211">
            <text:p>52.45421862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8892.9333">
            <text:p>2478892.9333</text:p>
          </table:table-cell>
          <table:table-cell office:value-type="string">
            <text:p>2074-11-16 05:23:57.890625 EST-0500</text:p>
          </table:table-cell>
          <table:table-cell office:value-type="string">
            <text:p>N</text:p>
          </table:table-cell>
          <table:table-cell office:value-type="float" office:value="77.3483477177">
            <text:p>77.3483477177</text:p>
          </table:table-cell>
          <table:table-cell office:value-type="float" office:value="52.4499574133">
            <text:p>52.4499574133</text:p>
          </table:table-cell>
          <table:table-cell office:value-type="float" office:value="77.3483477177">
            <text:p>77.3483477177</text:p>
          </table:table-cell>
          <table:table-cell office:value-type="float" office:value="52.4499574133">
            <text:p>52.449957413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004.49275">
            <text:p>2479004.49275</text:p>
          </table:table-cell>
          <table:table-cell office:value-type="string">
            <text:p>2075-03-07 18:49:34.218750 EST-0500</text:p>
          </table:table-cell>
          <table:table-cell office:value-type="string">
            <text:p>S</text:p>
          </table:table-cell>
          <table:table-cell office:value-type="float" office:value="257.351722551">
            <text:p>257.351722551</text:p>
          </table:table-cell>
          <table:table-cell office:value-type="float" office:value="232.448700033">
            <text:p>232.448700033</text:p>
          </table:table-cell>
          <table:table-cell office:value-type="float" office:value="77.3517225514">
            <text:p>77.3517225514</text:p>
          </table:table-cell>
          <table:table-cell office:value-type="float" office:value="52.4487000332">
            <text:p>52.448700033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117.62935">
            <text:p>2479117.62935</text:p>
          </table:table-cell>
          <table:table-cell office:value-type="string">
            <text:p>2075-06-28 22:06:16.171875 EST-0500</text:p>
          </table:table-cell>
          <table:table-cell office:value-type="string">
            <text:p>N</text:p>
          </table:table-cell>
          <table:table-cell office:value-type="float" office:value="77.3539488738">
            <text:p>77.3539488738</text:p>
          </table:table-cell>
          <table:table-cell office:value-type="float" office:value="52.4467277802">
            <text:p>52.4467277802</text:p>
          </table:table-cell>
          <table:table-cell office:value-type="float" office:value="77.3539488738">
            <text:p>77.3539488738</text:p>
          </table:table-cell>
          <table:table-cell office:value-type="float" office:value="52.4467277802">
            <text:p>52.44672778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229.19124">
            <text:p>2479229.19124</text:p>
          </table:table-cell>
          <table:table-cell office:value-type="string">
            <text:p>2075-10-18 11:35:23.437500 EST-0500</text:p>
          </table:table-cell>
          <table:table-cell office:value-type="string">
            <text:p>S</text:p>
          </table:table-cell>
          <table:table-cell office:value-type="float" office:value="257.356572959">
            <text:p>257.356572959</text:p>
          </table:table-cell>
          <table:table-cell office:value-type="float" office:value="232.445568937">
            <text:p>232.445568937</text:p>
          </table:table-cell>
          <table:table-cell office:value-type="float" office:value="77.3565729587">
            <text:p>77.3565729587</text:p>
          </table:table-cell>
          <table:table-cell office:value-type="float" office:value="52.4455689368">
            <text:p>52.44556893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342.32784">
            <text:p>2479342.32784</text:p>
          </table:table-cell>
          <table:table-cell office:value-type="string">
            <text:p>2076-02-08 14:52:05.390625 EST-0500</text:p>
          </table:table-cell>
          <table:table-cell office:value-type="string">
            <text:p>N</text:p>
          </table:table-cell>
          <table:table-cell office:value-type="float" office:value="77.3609745692">
            <text:p>77.3609745692</text:p>
          </table:table-cell>
          <table:table-cell office:value-type="float" office:value="52.4450322524">
            <text:p>52.4450322524</text:p>
          </table:table-cell>
          <table:table-cell office:value-type="float" office:value="77.3609745692">
            <text:p>77.3609745692</text:p>
          </table:table-cell>
          <table:table-cell office:value-type="float" office:value="52.4450322524">
            <text:p>52.44503225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453.88728">
            <text:p>2479453.88728</text:p>
          </table:table-cell>
          <table:table-cell office:value-type="string">
            <text:p>2076-05-30 04:17:41.718750 EST-0500</text:p>
          </table:table-cell>
          <table:table-cell office:value-type="string">
            <text:p>S</text:p>
          </table:table-cell>
          <table:table-cell office:value-type="float" office:value="257.361999428">
            <text:p>257.361999428</text:p>
          </table:table-cell>
          <table:table-cell office:value-type="float" office:value="232.442428518">
            <text:p>232.442428518</text:p>
          </table:table-cell>
          <table:table-cell office:value-type="float" office:value="77.3619994284">
            <text:p>77.3619994284</text:p>
          </table:table-cell>
          <table:table-cell office:value-type="float" office:value="52.4424285179">
            <text:p>52.44242851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567.0312">
            <text:p>2479567.0312</text:p>
          </table:table-cell>
          <table:table-cell office:value-type="string">
            <text:p>2076-09-20 07:44:56.484375 EST-0500</text:p>
          </table:table-cell>
          <table:table-cell office:value-type="string">
            <text:p>N</text:p>
          </table:table-cell>
          <table:table-cell office:value-type="float" office:value="77.3659794757">
            <text:p>77.3659794757</text:p>
          </table:table-cell>
          <table:table-cell office:value-type="float" office:value="52.4417727085">
            <text:p>52.4417727085</text:p>
          </table:table-cell>
          <table:table-cell office:value-type="float" office:value="77.3659794757">
            <text:p>77.3659794757</text:p>
          </table:table-cell>
          <table:table-cell office:value-type="float" office:value="52.4417727085">
            <text:p>52.44177270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678.58455">
            <text:p>2479678.58455</text:p>
          </table:table-cell>
          <table:table-cell office:value-type="string">
            <text:p>2077-01-09 21:01:45.468750 EST-0500</text:p>
          </table:table-cell>
          <table:table-cell office:value-type="string">
            <text:p>S</text:p>
          </table:table-cell>
          <table:table-cell office:value-type="float" office:value="257.369832646">
            <text:p>257.369832646</text:p>
          </table:table-cell>
          <table:table-cell office:value-type="float" office:value="232.440928995">
            <text:p>232.440928995</text:p>
          </table:table-cell>
          <table:table-cell office:value-type="float" office:value="77.3698326464">
            <text:p>77.3698326464</text:p>
          </table:table-cell>
          <table:table-cell office:value-type="float" office:value="52.4409289948">
            <text:p>52.44092899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791.7303">
            <text:p>2479791.7303</text:p>
          </table:table-cell>
          <table:table-cell office:value-type="string">
            <text:p>2077-05-03 00:31:38.437500 EST-0500</text:p>
          </table:table-cell>
          <table:table-cell office:value-type="string">
            <text:p>N</text:p>
          </table:table-cell>
          <table:table-cell office:value-type="float" office:value="77.3724398244">
            <text:p>77.3724398244</text:p>
          </table:table-cell>
          <table:table-cell office:value-type="float" office:value="52.4396410641">
            <text:p>52.4396410641</text:p>
          </table:table-cell>
          <table:table-cell office:value-type="float" office:value="77.3724398244">
            <text:p>77.3724398244</text:p>
          </table:table-cell>
          <table:table-cell office:value-type="float" office:value="52.4396410641">
            <text:p>52.439641064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79903.28365">
            <text:p>2479903.28365</text:p>
          </table:table-cell>
          <table:table-cell office:value-type="string">
            <text:p>2077-08-22 13:48:27.421875 EST-0500</text:p>
          </table:table-cell>
          <table:table-cell office:value-type="string">
            <text:p>S</text:p>
          </table:table-cell>
          <table:table-cell office:value-type="float" office:value="257.376874547">
            <text:p>257.376874547</text:p>
          </table:table-cell>
          <table:table-cell office:value-type="float" office:value="232.439076141">
            <text:p>232.439076141</text:p>
          </table:table-cell>
          <table:table-cell office:value-type="float" office:value="77.3768745468">
            <text:p>77.3768745468</text:p>
          </table:table-cell>
          <table:table-cell office:value-type="float" office:value="52.439076141">
            <text:p>52.43907614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016.42757">
            <text:p>2480016.42757</text:p>
          </table:table-cell>
          <table:table-cell office:value-type="string">
            <text:p>2077-12-13 17:15:42.187500 EST-0500</text:p>
          </table:table-cell>
          <table:table-cell office:value-type="string">
            <text:p>N</text:p>
          </table:table-cell>
          <table:table-cell office:value-type="float" office:value="77.3793984081">
            <text:p>77.3793984081</text:p>
          </table:table-cell>
          <table:table-cell office:value-type="float" office:value="52.437429658">
            <text:p>52.437429658</text:p>
          </table:table-cell>
          <table:table-cell office:value-type="float" office:value="77.3793984081">
            <text:p>77.3793984081</text:p>
          </table:table-cell>
          <table:table-cell office:value-type="float" office:value="52.437429658">
            <text:p>52.4374296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127.98884">
            <text:p>2480127.98884</text:p>
          </table:table-cell>
          <table:table-cell office:value-type="string">
            <text:p>2078-04-04 06:43:56.718750 EST-0500</text:p>
          </table:table-cell>
          <table:table-cell office:value-type="string">
            <text:p>S</text:p>
          </table:table-cell>
          <table:table-cell office:value-type="float" office:value="257.382268939">
            <text:p>257.382268939</text:p>
          </table:table-cell>
          <table:table-cell office:value-type="float" office:value="232.43573308">
            <text:p>232.43573308</text:p>
          </table:table-cell>
          <table:table-cell office:value-type="float" office:value="77.3822689388">
            <text:p>77.3822689388</text:p>
          </table:table-cell>
          <table:table-cell office:value-type="float" office:value="52.4357330802">
            <text:p>52.435733080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241.12483">
            <text:p>2480241.12483</text:p>
          </table:table-cell>
          <table:table-cell office:value-type="string">
            <text:p>2078-07-26 09:59:45.937500 EST-0500</text:p>
          </table:table-cell>
          <table:table-cell office:value-type="string">
            <text:p>N</text:p>
          </table:table-cell>
          <table:table-cell office:value-type="float" office:value="77.386356744">
            <text:p>77.386356744</text:p>
          </table:table-cell>
          <table:table-cell office:value-type="float" office:value="52.4346202656">
            <text:p>52.4346202656</text:p>
          </table:table-cell>
          <table:table-cell office:value-type="float" office:value="77.386356744">
            <text:p>77.386356744</text:p>
          </table:table-cell>
          <table:table-cell office:value-type="float" office:value="52.4346202656">
            <text:p>52.43462026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352.68794">
            <text:p>2480352.68794</text:p>
          </table:table-cell>
          <table:table-cell office:value-type="string">
            <text:p>2078-11-14 23:30:38.671875 EST-0500</text:p>
          </table:table-cell>
          <table:table-cell office:value-type="string">
            <text:p>S</text:p>
          </table:table-cell>
          <table:table-cell office:value-type="float" office:value="257.389839196">
            <text:p>257.389839196</text:p>
          </table:table-cell>
          <table:table-cell office:value-type="float" office:value="232.434231442">
            <text:p>232.434231442</text:p>
          </table:table-cell>
          <table:table-cell office:value-type="float" office:value="77.3898391956">
            <text:p>77.3898391956</text:p>
          </table:table-cell>
          <table:table-cell office:value-type="float" office:value="52.4342314418">
            <text:p>52.43423144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465.82515">
            <text:p>2480465.82515</text:p>
          </table:table-cell>
          <table:table-cell office:value-type="string">
            <text:p>2079-03-08 02:48:13.359375 EST-0500</text:p>
          </table:table-cell>
          <table:table-cell office:value-type="string">
            <text:p>N</text:p>
          </table:table-cell>
          <table:table-cell office:value-type="float" office:value="77.3943191788">
            <text:p>77.3943191788</text:p>
          </table:table-cell>
          <table:table-cell office:value-type="float" office:value="52.4334883023">
            <text:p>52.4334883023</text:p>
          </table:table-cell>
          <table:table-cell office:value-type="float" office:value="77.3943191788">
            <text:p>77.3943191788</text:p>
          </table:table-cell>
          <table:table-cell office:value-type="float" office:value="52.4334883023">
            <text:p>52.43348830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577.38521">
            <text:p>2480577.38521</text:p>
          </table:table-cell>
          <table:table-cell office:value-type="string">
            <text:p>2079-06-27 16:14:42.421875 EST-0500</text:p>
          </table:table-cell>
          <table:table-cell office:value-type="string">
            <text:p>S</text:p>
          </table:table-cell>
          <table:table-cell office:value-type="float" office:value="257.397866188">
            <text:p>257.397866188</text:p>
          </table:table-cell>
          <table:table-cell office:value-type="float" office:value="232.432407508">
            <text:p>232.432407508</text:p>
          </table:table-cell>
          <table:table-cell office:value-type="float" office:value="77.3978661883">
            <text:p>77.3978661883</text:p>
          </table:table-cell>
          <table:table-cell office:value-type="float" office:value="52.4324075079">
            <text:p>52.43240750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690.52669">
            <text:p>2480690.52669</text:p>
          </table:table-cell>
          <table:table-cell office:value-type="string">
            <text:p>2079-10-18 19:38:26.250000 EST-0500</text:p>
          </table:table-cell>
          <table:table-cell office:value-type="string">
            <text:p>N</text:p>
          </table:table-cell>
          <table:table-cell office:value-type="float" office:value="77.3985326011">
            <text:p>77.3985326011</text:p>
          </table:table-cell>
          <table:table-cell office:value-type="float" office:value="52.4285895369">
            <text:p>52.4285895369</text:p>
          </table:table-cell>
          <table:table-cell office:value-type="float" office:value="77.3985326011">
            <text:p>77.3985326011</text:p>
          </table:table-cell>
          <table:table-cell office:value-type="float" office:value="52.4285895369">
            <text:p>52.42858953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802.08186">
            <text:p>2480802.08186</text:p>
          </table:table-cell>
          <table:table-cell office:value-type="string">
            <text:p>2080-02-07 08:57:53.437500 EST-0500</text:p>
          </table:table-cell>
          <table:table-cell office:value-type="string">
            <text:p>S</text:p>
          </table:table-cell>
          <table:table-cell office:value-type="float" office:value="257.403641663">
            <text:p>257.403641663</text:p>
          </table:table-cell>
          <table:table-cell office:value-type="float" office:value="232.428282641">
            <text:p>232.428282641</text:p>
          </table:table-cell>
          <table:table-cell office:value-type="float" office:value="77.4036416634">
            <text:p>77.4036416634</text:p>
          </table:table-cell>
          <table:table-cell office:value-type="float" office:value="52.4282826409">
            <text:p>52.42828264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0915.22517">
            <text:p>2480915.22517</text:p>
          </table:table-cell>
          <table:table-cell office:value-type="string">
            <text:p>2080-05-30 12:24:15.468750 EST-0500</text:p>
          </table:table-cell>
          <table:table-cell office:value-type="string">
            <text:p>N</text:p>
          </table:table-cell>
          <table:table-cell office:value-type="float" office:value="77.4063350159">
            <text:p>77.4063350159</text:p>
          </table:table-cell>
          <table:table-cell office:value-type="float" office:value="52.426878229">
            <text:p>52.426878229</text:p>
          </table:table-cell>
          <table:table-cell office:value-type="float" office:value="77.4063350159">
            <text:p>77.4063350159</text:p>
          </table:table-cell>
          <table:table-cell office:value-type="float" office:value="52.426878229">
            <text:p>52.4268782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026.78096">
            <text:p>2481026.78096</text:p>
          </table:table-cell>
          <table:table-cell office:value-type="string">
            <text:p>2080-09-19 01:44:35.390625 EST-0500</text:p>
          </table:table-cell>
          <table:table-cell office:value-type="string">
            <text:p>S</text:p>
          </table:table-cell>
          <table:table-cell office:value-type="float" office:value="257.410513517">
            <text:p>257.410513517</text:p>
          </table:table-cell>
          <table:table-cell office:value-type="float" office:value="232.426092884">
            <text:p>232.426092884</text:p>
          </table:table-cell>
          <table:table-cell office:value-type="float" office:value="77.4105135173">
            <text:p>77.4105135173</text:p>
          </table:table-cell>
          <table:table-cell office:value-type="float" office:value="52.4260928835">
            <text:p>52.42609288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139.92244">
            <text:p>2481139.92244</text:p>
          </table:table-cell>
          <table:table-cell office:value-type="string">
            <text:p>2081-01-10 05:08:19.218750 EST-0500</text:p>
          </table:table-cell>
          <table:table-cell office:value-type="string">
            <text:p>N</text:p>
          </table:table-cell>
          <table:table-cell office:value-type="float" office:value="77.4139598956">
            <text:p>77.4139598956</text:p>
          </table:table-cell>
          <table:table-cell office:value-type="float" office:value="52.4243759978">
            <text:p>52.4243759978</text:p>
          </table:table-cell>
          <table:table-cell office:value-type="float" office:value="77.4139598956">
            <text:p>77.4139598956</text:p>
          </table:table-cell>
          <table:table-cell office:value-type="float" office:value="52.4243759978">
            <text:p>52.42437599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251.47883">
            <text:p>2481251.47883</text:p>
          </table:table-cell>
          <table:table-cell office:value-type="string">
            <text:p>2081-05-01 18:29:31.875000 EST-0500</text:p>
          </table:table-cell>
          <table:table-cell office:value-type="string">
            <text:p>S</text:p>
          </table:table-cell>
          <table:table-cell office:value-type="float" office:value="257.412159081">
            <text:p>257.412159081</text:p>
          </table:table-cell>
          <table:table-cell office:value-type="float" office:value="232.418386754">
            <text:p>232.418386754</text:p>
          </table:table-cell>
          <table:table-cell office:value-type="float" office:value="77.4121590806">
            <text:p>77.4121590806</text:p>
          </table:table-cell>
          <table:table-cell office:value-type="float" office:value="52.4183867542">
            <text:p>52.41838675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364.62093">
            <text:p>2481364.62093</text:p>
          </table:table-cell>
          <table:table-cell office:value-type="string">
            <text:p>2081-08-22 21:54:08.437500 EST-0500</text:p>
          </table:table-cell>
          <table:table-cell office:value-type="string">
            <text:p>N</text:p>
          </table:table-cell>
          <table:table-cell office:value-type="float" office:value="77.4162046087">
            <text:p>77.4162046087</text:p>
          </table:table-cell>
          <table:table-cell office:value-type="float" office:value="52.4171412721">
            <text:p>52.4171412721</text:p>
          </table:table-cell>
          <table:table-cell office:value-type="float" office:value="77.4162046087">
            <text:p>77.4162046087</text:p>
          </table:table-cell>
          <table:table-cell office:value-type="float" office:value="52.4171412721">
            <text:p>52.41714127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476.17671">
            <text:p>2481476.17671</text:p>
          </table:table-cell>
          <table:table-cell office:value-type="string">
            <text:p>2081-12-12 11:14:28.359375 EST-0500</text:p>
          </table:table-cell>
          <table:table-cell office:value-type="string">
            <text:p>S</text:p>
          </table:table-cell>
          <table:table-cell office:value-type="float" office:value="257.418991371">
            <text:p>257.418991371</text:p>
          </table:table-cell>
          <table:table-cell office:value-type="float" office:value="232.415638436">
            <text:p>232.415638436</text:p>
          </table:table-cell>
          <table:table-cell office:value-type="float" office:value="77.418991371">
            <text:p>77.418991371</text:p>
          </table:table-cell>
          <table:table-cell office:value-type="float" office:value="52.4156384363">
            <text:p>52.41563843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589.32064">
            <text:p>2481589.32064</text:p>
          </table:table-cell>
          <table:table-cell office:value-type="string">
            <text:p>2082-04-04 14:41:43.125000 EST-0500</text:p>
          </table:table-cell>
          <table:table-cell office:value-type="string">
            <text:p>N</text:p>
          </table:table-cell>
          <table:table-cell office:value-type="float" office:value="77.4225461931">
            <text:p>77.4225461931</text:p>
          </table:table-cell>
          <table:table-cell office:value-type="float" office:value="52.4143746214">
            <text:p>52.4143746214</text:p>
          </table:table-cell>
          <table:table-cell office:value-type="float" office:value="77.4225461931">
            <text:p>77.4225461931</text:p>
          </table:table-cell>
          <table:table-cell office:value-type="float" office:value="52.4143746214">
            <text:p>52.414374621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700.87581">
            <text:p>2481700.87581</text:p>
          </table:table-cell>
          <table:table-cell office:value-type="string">
            <text:p>2082-07-25 04:01:10.312500 EST-0500</text:p>
          </table:table-cell>
          <table:table-cell office:value-type="string">
            <text:p>S</text:p>
          </table:table-cell>
          <table:table-cell office:value-type="float" office:value="257.427097561">
            <text:p>257.427097561</text:p>
          </table:table-cell>
          <table:table-cell office:value-type="float" office:value="232.41370304">
            <text:p>232.41370304</text:p>
          </table:table-cell>
          <table:table-cell office:value-type="float" office:value="77.4270975608">
            <text:p>77.4270975608</text:p>
          </table:table-cell>
          <table:table-cell office:value-type="float" office:value="52.4137030396">
            <text:p>52.41370303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814.01851">
            <text:p>2481814.01851</text:p>
          </table:table-cell>
          <table:table-cell office:value-type="string">
            <text:p>2082-11-15 07:26:39.609375 EST-0500</text:p>
          </table:table-cell>
          <table:table-cell office:value-type="string">
            <text:p>N</text:p>
          </table:table-cell>
          <table:table-cell office:value-type="float" office:value="77.4265140615">
            <text:p>77.4265140615</text:p>
          </table:table-cell>
          <table:table-cell office:value-type="float" office:value="52.4091276704">
            <text:p>52.4091276704</text:p>
          </table:table-cell>
          <table:table-cell office:value-type="float" office:value="77.4265140615">
            <text:p>77.4265140615</text:p>
          </table:table-cell>
          <table:table-cell office:value-type="float" office:value="52.4091276704">
            <text:p>52.40912767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1925.57674">
            <text:p>2481925.57674</text:p>
          </table:table-cell>
          <table:table-cell office:value-type="string">
            <text:p>2083-03-06 20:50:30.468750 EST-0500</text:p>
          </table:table-cell>
          <table:table-cell office:value-type="string">
            <text:p>S</text:p>
          </table:table-cell>
          <table:table-cell office:value-type="float" office:value="257.43034181">
            <text:p>257.43034181</text:p>
          </table:table-cell>
          <table:table-cell office:value-type="float" office:value="232.407792977">
            <text:p>232.407792977</text:p>
          </table:table-cell>
          <table:table-cell office:value-type="float" office:value="77.4303418097">
            <text:p>77.4303418097</text:p>
          </table:table-cell>
          <table:table-cell office:value-type="float" office:value="52.407792977">
            <text:p>52.40779297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038.71578">
            <text:p>2482038.71578</text:p>
          </table:table-cell>
          <table:table-cell office:value-type="string">
            <text:p>2083-06-28 00:10:43.359375 EST-0500</text:p>
          </table:table-cell>
          <table:table-cell office:value-type="string">
            <text:p>N</text:p>
          </table:table-cell>
          <table:table-cell office:value-type="float" office:value="77.4344862631">
            <text:p>77.4344862631</text:p>
          </table:table-cell>
          <table:table-cell office:value-type="float" office:value="52.4073467473">
            <text:p>52.4073467473</text:p>
          </table:table-cell>
          <table:table-cell office:value-type="float" office:value="77.4344862631">
            <text:p>77.4344862631</text:p>
          </table:table-cell>
          <table:table-cell office:value-type="float" office:value="52.4073467473">
            <text:p>52.407346747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150.27645">
            <text:p>2482150.27645</text:p>
          </table:table-cell>
          <table:table-cell office:value-type="string">
            <text:p>2083-10-17 13:38:05.156250 EST-0500</text:p>
          </table:table-cell>
          <table:table-cell office:value-type="string">
            <text:p>S</text:p>
          </table:table-cell>
          <table:table-cell office:value-type="float" office:value="257.43726081">
            <text:p>257.43726081</text:p>
          </table:table-cell>
          <table:table-cell office:value-type="float" office:value="232.405859322">
            <text:p>232.405859322</text:p>
          </table:table-cell>
          <table:table-cell office:value-type="float" office:value="77.4372608095">
            <text:p>77.4372608095</text:p>
          </table:table-cell>
          <table:table-cell office:value-type="float" office:value="52.4058593221">
            <text:p>52.40585932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263.41426">
            <text:p>2482263.41426</text:p>
          </table:table-cell>
          <table:table-cell office:value-type="string">
            <text:p>2084-02-07 16:56:32.578125 EST-0500</text:p>
          </table:table-cell>
          <table:table-cell office:value-type="string">
            <text:p>N</text:p>
          </table:table-cell>
          <table:table-cell office:value-type="float" office:value="77.4423295191">
            <text:p>77.4423295191</text:p>
          </table:table-cell>
          <table:table-cell office:value-type="float" office:value="52.4056350738">
            <text:p>52.4056350738</text:p>
          </table:table-cell>
          <table:table-cell office:value-type="float" office:value="77.4423295191">
            <text:p>77.4423295191</text:p>
          </table:table-cell>
          <table:table-cell office:value-type="float" office:value="52.4056350738">
            <text:p>52.405635073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374.9737">
            <text:p>2482374.9737</text:p>
          </table:table-cell>
          <table:table-cell office:value-type="string">
            <text:p>2084-05-29 06:22:08.906250 EST-0500</text:p>
          </table:table-cell>
          <table:table-cell office:value-type="string">
            <text:p>S</text:p>
          </table:table-cell>
          <table:table-cell office:value-type="float" office:value="257.444157624">
            <text:p>257.444157624</text:p>
          </table:table-cell>
          <table:table-cell office:value-type="float" office:value="232.403660246">
            <text:p>232.403660246</text:p>
          </table:table-cell>
          <table:table-cell office:value-type="float" office:value="77.4441576236">
            <text:p>77.4441576236</text:p>
          </table:table-cell>
          <table:table-cell office:value-type="float" office:value="52.4036602462">
            <text:p>52.403660246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488.11763">
            <text:p>2482488.11763</text:p>
          </table:table-cell>
          <table:table-cell office:value-type="string">
            <text:p>2084-09-19 09:49:23.671875 EST-0500</text:p>
          </table:table-cell>
          <table:table-cell office:value-type="string">
            <text:p>N</text:p>
          </table:table-cell>
          <table:table-cell office:value-type="float" office:value="77.4474059515">
            <text:p>77.4474059515</text:p>
          </table:table-cell>
          <table:table-cell office:value-type="float" office:value="52.4022122366">
            <text:p>52.4022122366</text:p>
          </table:table-cell>
          <table:table-cell office:value-type="float" office:value="77.4474059515">
            <text:p>77.4474059515</text:p>
          </table:table-cell>
          <table:table-cell office:value-type="float" office:value="52.4022122366">
            <text:p>52.40221223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599.67097">
            <text:p>2482599.67097</text:p>
          </table:table-cell>
          <table:table-cell office:value-type="string">
            <text:p>2085-01-08 23:06:12.656250 EST-0500</text:p>
          </table:table-cell>
          <table:table-cell office:value-type="string">
            <text:p>S</text:p>
          </table:table-cell>
          <table:table-cell office:value-type="float" office:value="257.451516497">
            <text:p>257.451516497</text:p>
          </table:table-cell>
          <table:table-cell office:value-type="float" office:value="232.401627829">
            <text:p>232.401627829</text:p>
          </table:table-cell>
          <table:table-cell office:value-type="float" office:value="77.4515164971">
            <text:p>77.4515164971</text:p>
          </table:table-cell>
          <table:table-cell office:value-type="float" office:value="52.4016278285">
            <text:p>52.40162782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712.81734">
            <text:p>2482712.81734</text:p>
          </table:table-cell>
          <table:table-cell office:value-type="string">
            <text:p>2085-05-02 02:36:58.359375 EST-0500</text:p>
          </table:table-cell>
          <table:table-cell office:value-type="string">
            <text:p>N</text:p>
          </table:table-cell>
          <table:table-cell office:value-type="float" office:value="77.4549585827">
            <text:p>77.4549585827</text:p>
          </table:table-cell>
          <table:table-cell office:value-type="float" office:value="52.4011859126">
            <text:p>52.4011859126</text:p>
          </table:table-cell>
          <table:table-cell office:value-type="float" office:value="77.4549585827">
            <text:p>77.4549585827</text:p>
          </table:table-cell>
          <table:table-cell office:value-type="float" office:value="52.4011859126">
            <text:p>52.40118591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824.37068">
            <text:p>2482824.37068</text:p>
          </table:table-cell>
          <table:table-cell office:value-type="string">
            <text:p>2085-08-21 15:53:47.343750 EST-0500</text:p>
          </table:table-cell>
          <table:table-cell office:value-type="string">
            <text:p>S</text:p>
          </table:table-cell>
          <table:table-cell office:value-type="float" office:value="257.458849405">
            <text:p>257.458849405</text:p>
          </table:table-cell>
          <table:table-cell office:value-type="float" office:value="232.400219617">
            <text:p>232.400219617</text:p>
          </table:table-cell>
          <table:table-cell office:value-type="float" office:value="77.4588494054">
            <text:p>77.4588494054</text:p>
          </table:table-cell>
          <table:table-cell office:value-type="float" office:value="52.4002196166">
            <text:p>52.40021961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2937.51399">
            <text:p>2482937.51399</text:p>
          </table:table-cell>
          <table:table-cell office:value-type="string">
            <text:p>2085-12-12 19:20:09.375000 EST-0500</text:p>
          </table:table-cell>
          <table:table-cell office:value-type="string">
            <text:p>N</text:p>
          </table:table-cell>
          <table:table-cell office:value-type="float" office:value="77.4607108411">
            <text:p>77.4607108411</text:p>
          </table:table-cell>
          <table:table-cell office:value-type="float" office:value="52.3982748516">
            <text:p>52.3982748516</text:p>
          </table:table-cell>
          <table:table-cell office:value-type="float" office:value="77.4607108411">
            <text:p>77.4607108411</text:p>
          </table:table-cell>
          <table:table-cell office:value-type="float" office:value="52.3982748516">
            <text:p>52.39827485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049.07527">
            <text:p>2483049.07527</text:p>
          </table:table-cell>
          <table:table-cell office:value-type="string">
            <text:p>2086-04-03 08:48:23.906250 EST-0500</text:p>
          </table:table-cell>
          <table:table-cell office:value-type="string">
            <text:p>S</text:p>
          </table:table-cell>
          <table:table-cell office:value-type="float" office:value="257.462400417">
            <text:p>257.462400417</text:p>
          </table:table-cell>
          <table:table-cell office:value-type="float" office:value="232.395760798">
            <text:p>232.395760798</text:p>
          </table:table-cell>
          <table:table-cell office:value-type="float" office:value="77.4624004174">
            <text:p>77.4624004174</text:p>
          </table:table-cell>
          <table:table-cell office:value-type="float" office:value="52.3957607979">
            <text:p>52.39576079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162.21065">
            <text:p>2483162.21065</text:p>
          </table:table-cell>
          <table:table-cell office:value-type="string">
            <text:p>2086-07-25 12:03:20.390625 EST-0500</text:p>
          </table:table-cell>
          <table:table-cell office:value-type="string">
            <text:p>N</text:p>
          </table:table-cell>
          <table:table-cell office:value-type="float" office:value="77.4664072751">
            <text:p>77.4664072751</text:p>
          </table:table-cell>
          <table:table-cell office:value-type="float" office:value="52.3950262496">
            <text:p>52.3950262496</text:p>
          </table:table-cell>
          <table:table-cell office:value-type="float" office:value="77.4664072751">
            <text:p>77.4664072751</text:p>
          </table:table-cell>
          <table:table-cell office:value-type="float" office:value="52.3950262496">
            <text:p>52.39502624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273.77436">
            <text:p>2483273.77436</text:p>
          </table:table-cell>
          <table:table-cell office:value-type="string">
            <text:p>2086-11-14 01:35:05.859375 EST-0500</text:p>
          </table:table-cell>
          <table:table-cell office:value-type="string">
            <text:p>S</text:p>
          </table:table-cell>
          <table:table-cell office:value-type="float" office:value="257.468681271">
            <text:p>257.468681271</text:p>
          </table:table-cell>
          <table:table-cell office:value-type="float" office:value="232.393918991">
            <text:p>232.393918991</text:p>
          </table:table-cell>
          <table:table-cell office:value-type="float" office:value="77.4686812714">
            <text:p>77.4686812714</text:p>
          </table:table-cell>
          <table:table-cell office:value-type="float" office:value="52.3939189913">
            <text:p>52.393918991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386.90975">
            <text:p>2483386.90975</text:p>
          </table:table-cell>
          <table:table-cell office:value-type="string">
            <text:p>2087-03-07 04:50:02.343750 EST-0500</text:p>
          </table:table-cell>
          <table:table-cell office:value-type="string">
            <text:p>N</text:p>
          </table:table-cell>
          <table:table-cell office:value-type="float" office:value="77.47190434">
            <text:p>77.47190434</text:p>
          </table:table-cell>
          <table:table-cell office:value-type="float" office:value="52.3925326504">
            <text:p>52.3925326504</text:p>
          </table:table-cell>
          <table:table-cell office:value-type="float" office:value="77.47190434">
            <text:p>77.47190434</text:p>
          </table:table-cell>
          <table:table-cell office:value-type="float" office:value="52.3925326504">
            <text:p>52.39253265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498.47102">
            <text:p>2483498.47102</text:p>
          </table:table-cell>
          <table:table-cell office:value-type="string">
            <text:p>2087-06-26 18:18:16.875000 EST-0500</text:p>
          </table:table-cell>
          <table:table-cell office:value-type="string">
            <text:p>S</text:p>
          </table:table-cell>
          <table:table-cell office:value-type="float" office:value="257.474550527">
            <text:p>257.474550527</text:p>
          </table:table-cell>
          <table:table-cell office:value-type="float" office:value="232.391329661">
            <text:p>232.391329661</text:p>
          </table:table-cell>
          <table:table-cell office:value-type="float" office:value="77.4745505274">
            <text:p>77.4745505274</text:p>
          </table:table-cell>
          <table:table-cell office:value-type="float" office:value="52.3913296607">
            <text:p>52.39132966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611.61128">
            <text:p>2483611.61128</text:p>
          </table:table-cell>
          <table:table-cell office:value-type="string">
            <text:p>2087-10-17 21:40:15.234375 EST-0500</text:p>
          </table:table-cell>
          <table:table-cell office:value-type="string">
            <text:p>N</text:p>
          </table:table-cell>
          <table:table-cell office:value-type="float" office:value="77.4748543187">
            <text:p>77.4748543187</text:p>
          </table:table-cell>
          <table:table-cell office:value-type="float" office:value="52.3879028761">
            <text:p>52.3879028761</text:p>
          </table:table-cell>
          <table:table-cell office:value-type="float" office:value="77.4748543187">
            <text:p>77.4748543187</text:p>
          </table:table-cell>
          <table:table-cell office:value-type="float" office:value="52.3879028761">
            <text:p>52.38790287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723.16707">
            <text:p>2483723.16707</text:p>
          </table:table-cell>
          <table:table-cell office:value-type="string">
            <text:p>2088-02-06 11:00:35.156250 EST-0500</text:p>
          </table:table-cell>
          <table:table-cell office:value-type="string">
            <text:p>S</text:p>
          </table:table-cell>
          <table:table-cell office:value-type="float" office:value="257.477837318">
            <text:p>257.477837318</text:p>
          </table:table-cell>
          <table:table-cell office:value-type="float" office:value="232.386235726">
            <text:p>232.386235726</text:p>
          </table:table-cell>
          <table:table-cell office:value-type="float" office:value="77.4778373182">
            <text:p>77.4778373182</text:p>
          </table:table-cell>
          <table:table-cell office:value-type="float" office:value="52.3862357258">
            <text:p>52.38623572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836.30916">
            <text:p>2483836.30916</text:p>
          </table:table-cell>
          <table:table-cell office:value-type="string">
            <text:p>2088-05-29 14:25:11.718750 EST-0500</text:p>
          </table:table-cell>
          <table:table-cell office:value-type="string">
            <text:p>N</text:p>
          </table:table-cell>
          <table:table-cell office:value-type="float" office:value="77.4804081572">
            <text:p>77.4804081572</text:p>
          </table:table-cell>
          <table:table-cell office:value-type="float" office:value="52.3855637944">
            <text:p>52.3855637944</text:p>
          </table:table-cell>
          <table:table-cell office:value-type="float" office:value="77.4804081572">
            <text:p>77.4804081572</text:p>
          </table:table-cell>
          <table:table-cell office:value-type="float" office:value="52.3855637944">
            <text:p>52.38556379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3947.86677">
            <text:p>2483947.86677</text:p>
          </table:table-cell>
          <table:table-cell office:value-type="string">
            <text:p>2088-09-18 03:48:09.843750 EST-0500</text:p>
          </table:table-cell>
          <table:table-cell office:value-type="string">
            <text:p>S</text:p>
          </table:table-cell>
          <table:table-cell office:value-type="float" office:value="257.48394536">
            <text:p>257.48394536</text:p>
          </table:table-cell>
          <table:table-cell office:value-type="float" office:value="232.385068202">
            <text:p>232.385068202</text:p>
          </table:table-cell>
          <table:table-cell office:value-type="float" office:value="77.4839453602">
            <text:p>77.4839453602</text:p>
          </table:table-cell>
          <table:table-cell office:value-type="float" office:value="52.3850682023">
            <text:p>52.385068202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061.00704">
            <text:p>2484061.00704</text:p>
          </table:table-cell>
          <table:table-cell office:value-type="string">
            <text:p>2089-01-09 07:10:08.203125 EST-0500</text:p>
          </table:table-cell>
          <table:table-cell office:value-type="string">
            <text:p>N</text:p>
          </table:table-cell>
          <table:table-cell office:value-type="float" office:value="77.4871305545">
            <text:p>77.4871305545</text:p>
          </table:table-cell>
          <table:table-cell office:value-type="float" office:value="52.38409748">
            <text:p>52.38409748</text:p>
          </table:table-cell>
          <table:table-cell office:value-type="float" office:value="77.4871305545">
            <text:p>77.4871305545</text:p>
          </table:table-cell>
          <table:table-cell office:value-type="float" office:value="52.38409748">
            <text:p>52.384097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172.56527">
            <text:p>2484172.56527</text:p>
          </table:table-cell>
          <table:table-cell office:value-type="string">
            <text:p>2089-04-30 20:33:59.062500 EST-0500</text:p>
          </table:table-cell>
          <table:table-cell office:value-type="string">
            <text:p>S</text:p>
          </table:table-cell>
          <table:table-cell office:value-type="float" office:value="257.484469213">
            <text:p>257.484469213</text:p>
          </table:table-cell>
          <table:table-cell office:value-type="float" office:value="232.378176045">
            <text:p>232.378176045</text:p>
          </table:table-cell>
          <table:table-cell office:value-type="float" office:value="77.4844692129">
            <text:p>77.4844692129</text:p>
          </table:table-cell>
          <table:table-cell office:value-type="float" office:value="52.3781760447">
            <text:p>52.378176044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285.70613">
            <text:p>2484285.70613</text:p>
          </table:table-cell>
          <table:table-cell office:value-type="string">
            <text:p>2089-08-21 23:56:50.156250 EST-0500</text:p>
          </table:table-cell>
          <table:table-cell office:value-type="string">
            <text:p>N</text:p>
          </table:table-cell>
          <table:table-cell office:value-type="float" office:value="77.4888941889">
            <text:p>77.4888941889</text:p>
          </table:table-cell>
          <table:table-cell office:value-type="float" office:value="52.3781695042">
            <text:p>52.3781695042</text:p>
          </table:table-cell>
          <table:table-cell office:value-type="float" office:value="77.4888941889">
            <text:p>77.4888941889</text:p>
          </table:table-cell>
          <table:table-cell office:value-type="float" office:value="52.3781695042">
            <text:p>52.37816950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397.26375">
            <text:p>2484397.26375</text:p>
          </table:table-cell>
          <table:table-cell office:value-type="string">
            <text:p>2089-12-11 13:19:48.281250 EST-0500</text:p>
          </table:table-cell>
          <table:table-cell office:value-type="string">
            <text:p>S</text:p>
          </table:table-cell>
          <table:table-cell office:value-type="float" office:value="257.490515525">
            <text:p>257.490515525</text:p>
          </table:table-cell>
          <table:table-cell office:value-type="float" office:value="232.376498554">
            <text:p>232.376498554</text:p>
          </table:table-cell>
          <table:table-cell office:value-type="float" office:value="77.4905155251">
            <text:p>77.4905155251</text:p>
          </table:table-cell>
          <table:table-cell office:value-type="float" office:value="52.3764985539">
            <text:p>52.37649855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510.40645">
            <text:p>2484510.40645</text:p>
          </table:table-cell>
          <table:table-cell office:value-type="string">
            <text:p>2090-04-03 16:45:17.578125 EST-0500</text:p>
          </table:table-cell>
          <table:table-cell office:value-type="string">
            <text:p>N</text:p>
          </table:table-cell>
          <table:table-cell office:value-type="float" office:value="77.4936792058">
            <text:p>77.4936792058</text:p>
          </table:table-cell>
          <table:table-cell office:value-type="float" office:value="52.3758734996">
            <text:p>52.3758734996</text:p>
          </table:table-cell>
          <table:table-cell office:value-type="float" office:value="77.4936792058">
            <text:p>77.4936792058</text:p>
          </table:table-cell>
          <table:table-cell office:value-type="float" office:value="52.3758734996">
            <text:p>52.37587349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621.96285">
            <text:p>2484621.96285</text:p>
          </table:table-cell>
          <table:table-cell office:value-type="string">
            <text:p>2090-07-24 06:06:30.234375 EST-0500</text:p>
          </table:table-cell>
          <table:table-cell office:value-type="string">
            <text:p>S</text:p>
          </table:table-cell>
          <table:table-cell office:value-type="float" office:value="257.497351429">
            <text:p>257.497351429</text:p>
          </table:table-cell>
          <table:table-cell office:value-type="float" office:value="232.375292829">
            <text:p>232.375292829</text:p>
          </table:table-cell>
          <table:table-cell office:value-type="float" office:value="77.4973514286">
            <text:p>77.4973514286</text:p>
          </table:table-cell>
          <table:table-cell office:value-type="float" office:value="52.3752928289">
            <text:p>52.37529282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735.10493">
            <text:p>2484735.10493</text:p>
          </table:table-cell>
          <table:table-cell office:value-type="string">
            <text:p>2090-11-14 09:31:06.796875 EST-0500</text:p>
          </table:table-cell>
          <table:table-cell office:value-type="string">
            <text:p>N</text:p>
          </table:table-cell>
          <table:table-cell office:value-type="float" office:value="77.4963658306">
            <text:p>77.4963658306</text:p>
          </table:table-cell>
          <table:table-cell office:value-type="float" office:value="52.3711264372">
            <text:p>52.3711264372</text:p>
          </table:table-cell>
          <table:table-cell office:value-type="float" office:value="77.4963658306">
            <text:p>77.4963658306</text:p>
          </table:table-cell>
          <table:table-cell office:value-type="float" office:value="52.3711264372">
            <text:p>52.371126437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846.66377">
            <text:p>2484846.66377</text:p>
          </table:table-cell>
          <table:table-cell office:value-type="string">
            <text:p>2091-03-05 22:55:50.390625 EST-0500</text:p>
          </table:table-cell>
          <table:table-cell office:value-type="string">
            <text:p>S</text:p>
          </table:table-cell>
          <table:table-cell office:value-type="float" office:value="257.499832552">
            <text:p>257.499832552</text:p>
          </table:table-cell>
          <table:table-cell office:value-type="float" office:value="232.370232119">
            <text:p>232.370232119</text:p>
          </table:table-cell>
          <table:table-cell office:value-type="float" office:value="77.4998325522">
            <text:p>77.4998325522</text:p>
          </table:table-cell>
          <table:table-cell office:value-type="float" office:value="52.3702321186">
            <text:p>52.370232118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4959.8022">
            <text:p>2484959.8022</text:p>
          </table:table-cell>
          <table:table-cell office:value-type="string">
            <text:p>2091-06-27 02:15:10.546875 EST-0500</text:p>
          </table:table-cell>
          <table:table-cell office:value-type="string">
            <text:p>N</text:p>
          </table:table-cell>
          <table:table-cell office:value-type="float" office:value="77.5021512946">
            <text:p>77.5021512946</text:p>
          </table:table-cell>
          <table:table-cell office:value-type="float" office:value="52.3688987454">
            <text:p>52.3688987454</text:p>
          </table:table-cell>
          <table:table-cell office:value-type="float" office:value="77.5021512946">
            <text:p>77.5021512946</text:p>
          </table:table-cell>
          <table:table-cell office:value-type="float" office:value="52.3688987454">
            <text:p>52.368898745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071.36287">
            <text:p>2485071.36287</text:p>
          </table:table-cell>
          <table:table-cell office:value-type="string">
            <text:p>2091-10-16 15:42:32.343750 EST-0500</text:p>
          </table:table-cell>
          <table:table-cell office:value-type="string">
            <text:p>S</text:p>
          </table:table-cell>
          <table:table-cell office:value-type="float" office:value="257.505008074">
            <text:p>257.505008074</text:p>
          </table:table-cell>
          <table:table-cell office:value-type="float" office:value="232.368287503">
            <text:p>232.368287503</text:p>
          </table:table-cell>
          <table:table-cell office:value-type="float" office:value="77.5050080745">
            <text:p>77.5050080745</text:p>
          </table:table-cell>
          <table:table-cell office:value-type="float" office:value="52.3682875029">
            <text:p>52.368287502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184.50068">
            <text:p>2485184.50068</text:p>
          </table:table-cell>
          <table:table-cell office:value-type="string">
            <text:p>2092-02-06 19:00:59.765625 EST-0500</text:p>
          </table:table-cell>
          <table:table-cell office:value-type="string">
            <text:p>N</text:p>
          </table:table-cell>
          <table:table-cell office:value-type="float" office:value="77.5081802777">
            <text:p>77.5081802777</text:p>
          </table:table-cell>
          <table:table-cell office:value-type="float" office:value="52.3667621725">
            <text:p>52.3667621725</text:p>
          </table:table-cell>
          <table:table-cell office:value-type="float" office:value="77.5081802777">
            <text:p>77.5081802777</text:p>
          </table:table-cell>
          <table:table-cell office:value-type="float" office:value="52.3667621725">
            <text:p>52.366762172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296.05891">
            <text:p>2485296.05891</text:p>
          </table:table-cell>
          <table:table-cell office:value-type="string">
            <text:p>2092-05-28 08:24:50.625000 EST-0500</text:p>
          </table:table-cell>
          <table:table-cell office:value-type="string">
            <text:p>S</text:p>
          </table:table-cell>
          <table:table-cell office:value-type="float" office:value="257.509296163">
            <text:p>257.509296163</text:p>
          </table:table-cell>
          <table:table-cell office:value-type="float" office:value="232.364619716">
            <text:p>232.364619716</text:p>
          </table:table-cell>
          <table:table-cell office:value-type="float" office:value="77.5092961634">
            <text:p>77.5092961634</text:p>
          </table:table-cell>
          <table:table-cell office:value-type="float" office:value="52.3646197164">
            <text:p>52.36461971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409.20405">
            <text:p>2485409.20405</text:p>
          </table:table-cell>
          <table:table-cell office:value-type="string">
            <text:p>2092-09-18 11:53:50.859375 EST-0500</text:p>
          </table:table-cell>
          <table:table-cell office:value-type="string">
            <text:p>N</text:p>
          </table:table-cell>
          <table:table-cell office:value-type="float" office:value="77.5119428995">
            <text:p>77.5119428995</text:p>
          </table:table-cell>
          <table:table-cell office:value-type="float" office:value="52.3631634466">
            <text:p>52.3631634466</text:p>
          </table:table-cell>
          <table:table-cell office:value-type="float" office:value="77.5119428995">
            <text:p>77.5119428995</text:p>
          </table:table-cell>
          <table:table-cell office:value-type="float" office:value="52.3631634466">
            <text:p>52.363163446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520.75557">
            <text:p>2485520.75557</text:p>
          </table:table-cell>
          <table:table-cell office:value-type="string">
            <text:p>2093-01-08 01:08:01.640625 EST-0500</text:p>
          </table:table-cell>
          <table:table-cell office:value-type="string">
            <text:p>S</text:p>
          </table:table-cell>
          <table:table-cell office:value-type="float" office:value="257.515210783">
            <text:p>257.515210783</text:p>
          </table:table-cell>
          <table:table-cell office:value-type="float" office:value="232.362235891">
            <text:p>232.362235891</text:p>
          </table:table-cell>
          <table:table-cell office:value-type="float" office:value="77.515210783">
            <text:p>77.515210783</text:p>
          </table:table-cell>
          <table:table-cell office:value-type="float" office:value="52.3622358911">
            <text:p>52.36223589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633.90315">
            <text:p>2485633.90315</text:p>
          </table:table-cell>
          <table:table-cell office:value-type="string">
            <text:p>2093-05-01 04:40:32.812500 EST-0500</text:p>
          </table:table-cell>
          <table:table-cell office:value-type="string">
            <text:p>N</text:p>
          </table:table-cell>
          <table:table-cell office:value-type="float" office:value="77.5173001443">
            <text:p>77.5173001443</text:p>
          </table:table-cell>
          <table:table-cell office:value-type="float" office:value="52.3607662816">
            <text:p>52.3607662816</text:p>
          </table:table-cell>
          <table:table-cell office:value-type="float" office:value="77.5173001443">
            <text:p>77.5173001443</text:p>
          </table:table-cell>
          <table:table-cell office:value-type="float" office:value="52.3607662816">
            <text:p>52.360766281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745.45405">
            <text:p>2485745.45405</text:p>
          </table:table-cell>
          <table:table-cell office:value-type="string">
            <text:p>2093-08-20 17:53:50.859375 EST-0500</text:p>
          </table:table-cell>
          <table:table-cell office:value-type="string">
            <text:p>S</text:p>
          </table:table-cell>
          <table:table-cell office:value-type="float" office:value="257.520196774">
            <text:p>257.520196774</text:p>
          </table:table-cell>
          <table:table-cell office:value-type="float" office:value="232.358961593">
            <text:p>232.358961593</text:p>
          </table:table-cell>
          <table:table-cell office:value-type="float" office:value="77.5201967745">
            <text:p>77.5201967745</text:p>
          </table:table-cell>
          <table:table-cell office:value-type="float" office:value="52.3589615931">
            <text:p>52.358961593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858.5998">
            <text:p>2485858.5998</text:p>
          </table:table-cell>
          <table:table-cell office:value-type="string">
            <text:p>2093-12-11 21:23:43.828125 EST-0500</text:p>
          </table:table-cell>
          <table:table-cell office:value-type="string">
            <text:p>N</text:p>
          </table:table-cell>
          <table:table-cell office:value-type="float" office:value="77.5225966852">
            <text:p>77.5225966852</text:p>
          </table:table-cell>
          <table:table-cell office:value-type="float" office:value="52.357688669">
            <text:p>52.357688669</text:p>
          </table:table-cell>
          <table:table-cell office:value-type="float" office:value="77.5225966852">
            <text:p>77.5225966852</text:p>
          </table:table-cell>
          <table:table-cell office:value-type="float" office:value="52.357688669">
            <text:p>52.3576886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5970.15926">
            <text:p>2485970.15926</text:p>
          </table:table-cell>
          <table:table-cell office:value-type="string">
            <text:p>2094-04-02 10:49:20.156250 EST-0500</text:p>
          </table:table-cell>
          <table:table-cell office:value-type="string">
            <text:p>S</text:p>
          </table:table-cell>
          <table:table-cell office:value-type="float" office:value="257.524411618">
            <text:p>257.524411618</text:p>
          </table:table-cell>
          <table:table-cell office:value-type="float" office:value="232.3554005">
            <text:p>232.3554005</text:p>
          </table:table-cell>
          <table:table-cell office:value-type="float" office:value="77.5244116181">
            <text:p>77.5244116181</text:p>
          </table:table-cell>
          <table:table-cell office:value-type="float" office:value="52.3554005001">
            <text:p>52.355400500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083.29646">
            <text:p>2486083.29646</text:p>
          </table:table-cell>
          <table:table-cell office:value-type="string">
            <text:p>2094-07-24 14:06:54.843750 EST-0500</text:p>
          </table:table-cell>
          <table:table-cell office:value-type="string">
            <text:p>N</text:p>
          </table:table-cell>
          <table:table-cell office:value-type="float" office:value="77.5281244728">
            <text:p>77.5281244728</text:p>
          </table:table-cell>
          <table:table-cell office:value-type="float" office:value="52.35439544">
            <text:p>52.35439544</text:p>
          </table:table-cell>
          <table:table-cell office:value-type="float" office:value="77.5281244728">
            <text:p>77.5281244728</text:p>
          </table:table-cell>
          <table:table-cell office:value-type="float" office:value="52.35439544">
            <text:p>52.354395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194.85836">
            <text:p>2486194.85836</text:p>
          </table:table-cell>
          <table:table-cell office:value-type="string">
            <text:p>2094-11-13 03:36:02.109375 EST-0500</text:p>
          </table:table-cell>
          <table:table-cell office:value-type="string">
            <text:p>S</text:p>
          </table:table-cell>
          <table:table-cell office:value-type="float" office:value="257.530423639">
            <text:p>257.530423639</text:p>
          </table:table-cell>
          <table:table-cell office:value-type="float" office:value="232.35306895">
            <text:p>232.35306895</text:p>
          </table:table-cell>
          <table:table-cell office:value-type="float" office:value="77.5304236388">
            <text:p>77.5304236388</text:p>
          </table:table-cell>
          <table:table-cell office:value-type="float" office:value="52.3530689495">
            <text:p>52.35306894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307.99556">
            <text:p>2486307.99556</text:p>
          </table:table-cell>
          <table:table-cell office:value-type="string">
            <text:p>2095-03-06 06:53:36.796875 EST-0500</text:p>
          </table:table-cell>
          <table:table-cell office:value-type="string">
            <text:p>N</text:p>
          </table:table-cell>
          <table:table-cell office:value-type="float" office:value="77.5343912333">
            <text:p>77.5343912333</text:p>
          </table:table-cell>
          <table:table-cell office:value-type="float" office:value="52.3520677089">
            <text:p>52.3520677089</text:p>
          </table:table-cell>
          <table:table-cell office:value-type="float" office:value="77.5343912333">
            <text:p>77.5343912333</text:p>
          </table:table-cell>
          <table:table-cell office:value-type="float" office:value="52.3520677089">
            <text:p>52.352067708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419.55623">
            <text:p>2486419.55623</text:p>
          </table:table-cell>
          <table:table-cell office:value-type="string">
            <text:p>2095-06-25 20:20:58.593750 EST-0500</text:p>
          </table:table-cell>
          <table:table-cell office:value-type="string">
            <text:p>S</text:p>
          </table:table-cell>
          <table:table-cell office:value-type="float" office:value="257.538282507">
            <text:p>257.538282507</text:p>
          </table:table-cell>
          <table:table-cell office:value-type="float" office:value="232.351811384">
            <text:p>232.351811384</text:p>
          </table:table-cell>
          <table:table-cell office:value-type="float" office:value="77.5382825074">
            <text:p>77.5382825074</text:p>
          </table:table-cell>
          <table:table-cell office:value-type="float" office:value="52.3518113842">
            <text:p>52.351811384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532.69771">
            <text:p>2486532.69771</text:p>
          </table:table-cell>
          <table:table-cell office:value-type="string">
            <text:p>2095-10-16 23:44:42.421875 EST-0500</text:p>
          </table:table-cell>
          <table:table-cell office:value-type="string">
            <text:p>N</text:p>
          </table:table-cell>
          <table:table-cell office:value-type="float" office:value="77.53861135">
            <text:p>77.53861135</text:p>
          </table:table-cell>
          <table:table-cell office:value-type="float" office:value="52.3480492628">
            <text:p>52.3480492628</text:p>
          </table:table-cell>
          <table:table-cell office:value-type="float" office:value="77.53861135">
            <text:p>77.53861135</text:p>
          </table:table-cell>
          <table:table-cell office:value-type="float" office:value="52.3480492628">
            <text:p>52.34804926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644.25288">
            <text:p>2486644.25288</text:p>
          </table:table-cell>
          <table:table-cell office:value-type="string">
            <text:p>2096-02-05 13:04:09.609375 EST-0500</text:p>
          </table:table-cell>
          <table:table-cell office:value-type="string">
            <text:p>S</text:p>
          </table:table-cell>
          <table:table-cell office:value-type="float" office:value="257.543151906">
            <text:p>257.543151906</text:p>
          </table:table-cell>
          <table:table-cell office:value-type="float" office:value="232.347368135">
            <text:p>232.347368135</text:p>
          </table:table-cell>
          <table:table-cell office:value-type="float" office:value="77.5431519056">
            <text:p>77.5431519056</text:p>
          </table:table-cell>
          <table:table-cell office:value-type="float" office:value="52.3473681345">
            <text:p>52.34736813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757.39619">
            <text:p>2486757.39619</text:p>
          </table:table-cell>
          <table:table-cell office:value-type="string">
            <text:p>2096-05-28 16:30:31.640625 EST-0500</text:p>
          </table:table-cell>
          <table:table-cell office:value-type="string">
            <text:p>N</text:p>
          </table:table-cell>
          <table:table-cell office:value-type="float" office:value="77.5466435581">
            <text:p>77.5466435581</text:p>
          </table:table-cell>
          <table:table-cell office:value-type="float" office:value="52.3468667436">
            <text:p>52.3468667436</text:p>
          </table:table-cell>
          <table:table-cell office:value-type="float" office:value="77.5466435581">
            <text:p>77.5466435581</text:p>
          </table:table-cell>
          <table:table-cell office:value-type="float" office:value="52.3468667436">
            <text:p>52.34686674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868.95321">
            <text:p>2486868.95321</text:p>
          </table:table-cell>
          <table:table-cell office:value-type="string">
            <text:p>2096-09-17 05:52:37.031250 EST-0500</text:p>
          </table:table-cell>
          <table:table-cell office:value-type="string">
            <text:p>S</text:p>
          </table:table-cell>
          <table:table-cell office:value-type="float" office:value="257.550918221">
            <text:p>257.550918221</text:p>
          </table:table-cell>
          <table:table-cell office:value-type="float" office:value="232.346446056">
            <text:p>232.346446056</text:p>
          </table:table-cell>
          <table:table-cell office:value-type="float" office:value="77.550918221">
            <text:p>77.550918221</text:p>
          </table:table-cell>
          <table:table-cell office:value-type="float" office:value="52.346446056">
            <text:p>52.3464460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6982.09407">
            <text:p>2486982.09407</text:p>
          </table:table-cell>
          <table:table-cell office:value-type="string">
            <text:p>2097-01-08 09:15:28.125000 EST-0500</text:p>
          </table:table-cell>
          <table:table-cell office:value-type="string">
            <text:p>N</text:p>
          </table:table-cell>
          <table:table-cell office:value-type="float" office:value="77.5548740178">
            <text:p>77.5548740178</text:p>
          </table:table-cell>
          <table:table-cell office:value-type="float" office:value="52.3455963579">
            <text:p>52.3455963579</text:p>
          </table:table-cell>
          <table:table-cell office:value-type="float" office:value="77.5548740178">
            <text:p>77.5548740178</text:p>
          </table:table-cell>
          <table:table-cell office:value-type="float" office:value="52.3455963579">
            <text:p>52.34559635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093.65229">
            <text:p>2487093.65229</text:p>
          </table:table-cell>
          <table:table-cell office:value-type="string">
            <text:p>2097-04-29 22:39:18.984375 EST-0500</text:p>
          </table:table-cell>
          <table:table-cell office:value-type="string">
            <text:p>S</text:p>
          </table:table-cell>
          <table:table-cell office:value-type="float" office:value="257.553373331">
            <text:p>257.553373331</text:p>
          </table:table-cell>
          <table:table-cell office:value-type="float" office:value="232.340013248">
            <text:p>232.340013248</text:p>
          </table:table-cell>
          <table:table-cell office:value-type="float" office:value="77.553373331">
            <text:p>77.553373331</text:p>
          </table:table-cell>
          <table:table-cell office:value-type="float" office:value="52.3400132476">
            <text:p>52.340013247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206.79256">
            <text:p>2487206.79256</text:p>
          </table:table-cell>
          <table:table-cell office:value-type="string">
            <text:p>2097-08-21 02:01:17.343750 EST-0500</text:p>
          </table:table-cell>
          <table:table-cell office:value-type="string">
            <text:p>N</text:p>
          </table:table-cell>
          <table:table-cell office:value-type="float" office:value="77.557916808">
            <text:p>77.557916808</text:p>
          </table:table-cell>
          <table:table-cell office:value-type="float" office:value="52.3391530978">
            <text:p>52.3391530978</text:p>
          </table:table-cell>
          <table:table-cell office:value-type="float" office:value="77.557916808">
            <text:p>77.557916808</text:p>
          </table:table-cell>
          <table:table-cell office:value-type="float" office:value="52.3391530978">
            <text:p>52.33915309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318.35079">
            <text:p>2487318.35079</text:p>
          </table:table-cell>
          <table:table-cell office:value-type="string">
            <text:p>2097-12-10 15:25:08.203125 EST-0500</text:p>
          </table:table-cell>
          <table:table-cell office:value-type="string">
            <text:p>S</text:p>
          </table:table-cell>
          <table:table-cell office:value-type="float" office:value="257.560874616">
            <text:p>257.560874616</text:p>
          </table:table-cell>
          <table:table-cell office:value-type="float" office:value="232.33789692">
            <text:p>232.33789692</text:p>
          </table:table-cell>
          <table:table-cell office:value-type="float" office:value="77.5608746159">
            <text:p>77.5608746159</text:p>
          </table:table-cell>
          <table:table-cell office:value-type="float" office:value="52.3378969199">
            <text:p>52.33789691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431.49227">
            <text:p>2487431.49227</text:p>
          </table:table-cell>
          <table:table-cell office:value-type="string">
            <text:p>2098-04-02 18:48:52.031250 EST-0500</text:p>
          </table:table-cell>
          <table:table-cell office:value-type="string">
            <text:p>N</text:p>
          </table:table-cell>
          <table:table-cell office:value-type="float" office:value="77.5641398738">
            <text:p>77.5641398738</text:p>
          </table:table-cell>
          <table:table-cell office:value-type="float" office:value="52.3364827269">
            <text:p>52.3364827269</text:p>
          </table:table-cell>
          <table:table-cell office:value-type="float" office:value="77.5641398738">
            <text:p>77.5641398738</text:p>
          </table:table-cell>
          <table:table-cell office:value-type="float" office:value="52.3364827269">
            <text:p>52.336482726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543.04927">
            <text:p>2487543.04927</text:p>
          </table:table-cell>
          <table:table-cell office:value-type="string">
            <text:p>2098-07-23 08:10:57.421875 EST-0500</text:p>
          </table:table-cell>
          <table:table-cell office:value-type="string">
            <text:p>S</text:p>
          </table:table-cell>
          <table:table-cell office:value-type="float" office:value="257.568553799">
            <text:p>257.568553799</text:p>
          </table:table-cell>
          <table:table-cell office:value-type="float" office:value="232.335770942">
            <text:p>232.335770942</text:p>
          </table:table-cell>
          <table:table-cell office:value-type="float" office:value="77.5685537988">
            <text:p>77.5685537988</text:p>
          </table:table-cell>
          <table:table-cell office:value-type="float" office:value="52.3357709418">
            <text:p>52.335770941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656.18953">
            <text:p>2487656.18953</text:p>
          </table:table-cell>
          <table:table-cell office:value-type="string">
            <text:p>2098-11-13 11:32:55.781250 EST-0500</text:p>
          </table:table-cell>
          <table:table-cell office:value-type="string">
            <text:p>N</text:p>
          </table:table-cell>
          <table:table-cell office:value-type="float" office:value="77.5670509197">
            <text:p>77.5670509197</text:p>
          </table:table-cell>
          <table:table-cell office:value-type="float" office:value="52.3300218194">
            <text:p>52.3300218194</text:p>
          </table:table-cell>
          <table:table-cell office:value-type="float" office:value="77.5670509197">
            <text:p>77.5670509197</text:p>
          </table:table-cell>
          <table:table-cell office:value-type="float" office:value="52.3300218194">
            <text:p>52.330021819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767.74898">
            <text:p>2487767.74898</text:p>
          </table:table-cell>
          <table:table-cell office:value-type="string">
            <text:p>2099-03-05 00:58:32.109375 EST-0500</text:p>
          </table:table-cell>
          <table:table-cell office:value-type="string">
            <text:p>S</text:p>
          </table:table-cell>
          <table:table-cell office:value-type="float" office:value="257.57136076">
            <text:p>257.57136076</text:p>
          </table:table-cell>
          <table:table-cell office:value-type="float" office:value="232.328949471">
            <text:p>232.328949471</text:p>
          </table:table-cell>
          <table:table-cell office:value-type="float" office:value="77.5713607598">
            <text:p>77.5713607598</text:p>
          </table:table-cell>
          <table:table-cell office:value-type="float" office:value="52.3289494706">
            <text:p>52.32894947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880.88679">
            <text:p>2487880.88679</text:p>
          </table:table-cell>
          <table:table-cell office:value-type="string">
            <text:p>2099-06-26 04:16:59.531250 EST-0500</text:p>
          </table:table-cell>
          <table:table-cell office:value-type="string">
            <text:p>N</text:p>
          </table:table-cell>
          <table:table-cell office:value-type="float" office:value="77.5753501952">
            <text:p>77.5753501952</text:p>
          </table:table-cell>
          <table:table-cell office:value-type="float" office:value="52.3283786039">
            <text:p>52.3283786039</text:p>
          </table:table-cell>
          <table:table-cell office:value-type="float" office:value="77.5753501952">
            <text:p>77.5753501952</text:p>
          </table:table-cell>
          <table:table-cell office:value-type="float" office:value="52.3283786039">
            <text:p>52.328378603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7992.44808">
            <text:p>2487992.44808</text:p>
          </table:table-cell>
          <table:table-cell office:value-type="string">
            <text:p>2099-10-15 17:45:14.062500 EST-0500</text:p>
          </table:table-cell>
          <table:table-cell office:value-type="string">
            <text:p>S</text:p>
          </table:table-cell>
          <table:table-cell office:value-type="float" office:value="257.578424966">
            <text:p>257.578424966</text:p>
          </table:table-cell>
          <table:table-cell office:value-type="float" office:value="232.327105777">
            <text:p>232.327105777</text:p>
          </table:table-cell>
          <table:table-cell office:value-type="float" office:value="77.5784249662">
            <text:p>77.5784249662</text:p>
          </table:table-cell>
          <table:table-cell office:value-type="float" office:value="52.3271057767">
            <text:p>52.32710577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8105.58468">
            <text:p>2488105.58468</text:p>
          </table:table-cell>
          <table:table-cell office:value-type="string">
            <text:p>2100-02-05 21:01:56.015625 EST-0500</text:p>
          </table:table-cell>
          <table:table-cell office:value-type="string">
            <text:p>N</text:p>
          </table:table-cell>
          <table:table-cell office:value-type="float" office:value="77.5827462534">
            <text:p>77.5827462534</text:p>
          </table:table-cell>
          <table:table-cell office:value-type="float" office:value="52.3258128276">
            <text:p>52.3258128276</text:p>
          </table:table-cell>
          <table:table-cell office:value-type="float" office:value="77.5827462534">
            <text:p>77.5827462534</text:p>
          </table:table-cell>
          <table:table-cell office:value-type="float" office:value="52.3258128276">
            <text:p>52.325812827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8217.14412">
            <text:p>2488217.14412</text:p>
          </table:table-cell>
          <table:table-cell office:value-type="string">
            <text:p>2100-05-28 10:27:32.343750 EST-0500</text:p>
          </table:table-cell>
          <table:table-cell office:value-type="string">
            <text:p>S</text:p>
          </table:table-cell>
          <table:table-cell office:value-type="float" office:value="257.584398973">
            <text:p>257.584398973</text:p>
          </table:table-cell>
          <table:table-cell office:value-type="float" office:value="232.323294656">
            <text:p>232.323294656</text:p>
          </table:table-cell>
          <table:table-cell office:value-type="float" office:value="77.5843989726">
            <text:p>77.5843989726</text:p>
          </table:table-cell>
          <table:table-cell office:value-type="float" office:value="52.3232946564">
            <text:p>52.32329465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88330.28743">
            <text:p>2488330.28743</text:p>
          </table:table-cell>
          <table:table-cell office:value-type="string">
            <text:p>2100-09-18 13:53:54.375000 EST-0500</text:p>
          </table:table-cell>
          <table:table-cell office:value-type="string">
            <text:p>N</text:p>
          </table:table-cell>
          <table:table-cell office:value-type="float" office:value="77.5878415347">
            <text:p>77.5878415347</text:p>
          </table:table-cell>
          <table:table-cell office:value-type="float" office:value="52.3217986663">
            <text:p>52.3217986663</text:p>
          </table:table-cell>
          <table:table-cell office:value-type="float" office:value="77.5878415347">
            <text:p>77.5878415347</text:p>
          </table:table-cell>
          <table:table-cell office:value-type="float" office:value="52.3217986663">
            <text:p>52.321798666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1481.26521">
            <text:p>2411481.26521</text:p>
          </table:table-cell>
          <table:table-cell office:value-type="string">
            <text:p>1890-04-23 13:21:54.843750 EST-0500</text:p>
          </table:table-cell>
          <table:table-cell office:value-type="string">
            <text:p>S</text:p>
          </table:table-cell>
          <table:table-cell office:value-type="float" office:value="228.709173314">
            <text:p>228.709173314</text:p>
          </table:table-cell>
          <table:table-cell office:value-type="float" office:value="206.389043171">
            <text:p>206.389043171</text:p>
          </table:table-cell>
          <table:table-cell office:value-type="float" office:value="48.7091733141">
            <text:p>48.7091733141</text:p>
          </table:table-cell>
          <table:table-cell office:value-type="float" office:value="26.3890431709">
            <text:p>26.389043170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1785.42049">
            <text:p>2411785.42049</text:p>
          </table:table-cell>
          <table:table-cell office:value-type="string">
            <text:p>1891-02-21 17:05:30.468750 EST-0500</text:p>
          </table:table-cell>
          <table:table-cell office:value-type="string">
            <text:p>N</text:p>
          </table:table-cell>
          <table:table-cell office:value-type="float" office:value="48.7127945397">
            <text:p>48.7127945397</text:p>
          </table:table-cell>
          <table:table-cell office:value-type="float" office:value="26.3800369904">
            <text:p>26.3800369904</text:p>
          </table:table-cell>
          <table:table-cell office:value-type="float" office:value="48.7127945397">
            <text:p>48.7127945397</text:p>
          </table:table-cell>
          <table:table-cell office:value-type="float" office:value="26.3800369904">
            <text:p>26.380036990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2168.21712">
            <text:p>2412168.21712</text:p>
          </table:table-cell>
          <table:table-cell office:value-type="string">
            <text:p>1892-03-10 12:12:39.375000 EST-0500</text:p>
          </table:table-cell>
          <table:table-cell office:value-type="string">
            <text:p>S</text:p>
          </table:table-cell>
          <table:table-cell office:value-type="float" office:value="228.723072985">
            <text:p>228.723072985</text:p>
          </table:table-cell>
          <table:table-cell office:value-type="float" office:value="206.374987933">
            <text:p>206.374987933</text:p>
          </table:table-cell>
          <table:table-cell office:value-type="float" office:value="48.7230729851">
            <text:p>48.7230729851</text:p>
          </table:table-cell>
          <table:table-cell office:value-type="float" office:value="26.374987933">
            <text:p>26.37498793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2472.39375">
            <text:p>2412472.39375</text:p>
          </table:table-cell>
          <table:table-cell office:value-type="string">
            <text:p>1893-01-08 16:27:00.703125 EST-0500</text:p>
          </table:table-cell>
          <table:table-cell office:value-type="string">
            <text:p>N</text:p>
          </table:table-cell>
          <table:table-cell office:value-type="float" office:value="48.7301358594">
            <text:p>48.7301358594</text:p>
          </table:table-cell>
          <table:table-cell office:value-type="float" office:value="26.3694309669">
            <text:p>26.3694309669</text:p>
          </table:table-cell>
          <table:table-cell office:value-type="float" office:value="48.7301358594">
            <text:p>48.7301358594</text:p>
          </table:table-cell>
          <table:table-cell office:value-type="float" office:value="26.3694309669">
            <text:p>26.369430966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2855.19038">
            <text:p>2412855.19038</text:p>
          </table:table-cell>
          <table:table-cell office:value-type="string">
            <text:p>1894-01-26 11:34:09.609375 EST-0500</text:p>
          </table:table-cell>
          <table:table-cell office:value-type="string">
            <text:p>S</text:p>
          </table:table-cell>
          <table:table-cell office:value-type="float" office:value="228.743718524">
            <text:p>228.743718524</text:p>
          </table:table-cell>
          <table:table-cell office:value-type="float" office:value="206.36674299">
            <text:p>206.36674299</text:p>
          </table:table-cell>
          <table:table-cell office:value-type="float" office:value="48.7437185245">
            <text:p>48.7437185245</text:p>
          </table:table-cell>
          <table:table-cell office:value-type="float" office:value="26.36674299">
            <text:p>26.3667429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159.37557">
            <text:p>2413159.37557</text:p>
          </table:table-cell>
          <table:table-cell office:value-type="string">
            <text:p>1894-11-26 16:00:49.218750 EST-0500</text:p>
          </table:table-cell>
          <table:table-cell office:value-type="string">
            <text:p>N</text:p>
          </table:table-cell>
          <table:table-cell office:value-type="float" office:value="48.750662271">
            <text:p>48.750662271</text:p>
          </table:table-cell>
          <table:table-cell office:value-type="float" office:value="26.3614909075">
            <text:p>26.3614909075</text:p>
          </table:table-cell>
          <table:table-cell office:value-type="float" office:value="48.750662271">
            <text:p>48.750662271</text:p>
          </table:table-cell>
          <table:table-cell office:value-type="float" office:value="26.3614909075">
            <text:p>26.361490907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542.16304">
            <text:p>2413542.16304</text:p>
          </table:table-cell>
          <table:table-cell office:value-type="string">
            <text:p>1895-12-14 10:54:47.109375 EST-0500</text:p>
          </table:table-cell>
          <table:table-cell office:value-type="string">
            <text:p>S</text:p>
          </table:table-cell>
          <table:table-cell office:value-type="float" office:value="228.75393919">
            <text:p>228.75393919</text:p>
          </table:table-cell>
          <table:table-cell office:value-type="float" office:value="206.348325699">
            <text:p>206.348325699</text:p>
          </table:table-cell>
          <table:table-cell office:value-type="float" office:value="48.7539391898">
            <text:p>48.7539391898</text:p>
          </table:table-cell>
          <table:table-cell office:value-type="float" office:value="26.3483256993">
            <text:p>26.348325699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846.29512">
            <text:p>2413846.29512</text:p>
          </table:table-cell>
          <table:table-cell office:value-type="string">
            <text:p>1896-10-13 14:04:58.828125 EST-0500</text:p>
          </table:table-cell>
          <table:table-cell office:value-type="string">
            <text:p>N</text:p>
          </table:table-cell>
          <table:table-cell office:value-type="float" office:value="48.7618424944">
            <text:p>48.7618424944</text:p>
          </table:table-cell>
          <table:table-cell office:value-type="float" office:value="26.3435172873">
            <text:p>26.3435172873</text:p>
          </table:table-cell>
          <table:table-cell office:value-type="float" office:value="48.7618424944">
            <text:p>48.7618424944</text:p>
          </table:table-cell>
          <table:table-cell office:value-type="float" office:value="26.3435172873">
            <text:p>26.343517287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4229.1003">
            <text:p>2414229.1003</text:p>
          </table:table-cell>
          <table:table-cell office:value-type="string">
            <text:p>1897-10-31 09:24:26.015625 EST-0500</text:p>
          </table:table-cell>
          <table:table-cell office:value-type="string">
            <text:p>S</text:p>
          </table:table-cell>
          <table:table-cell office:value-type="float" office:value="228.769448508">
            <text:p>228.769448508</text:p>
          </table:table-cell>
          <table:table-cell office:value-type="float" office:value="206.335487045">
            <text:p>206.335487045</text:p>
          </table:table-cell>
          <table:table-cell office:value-type="float" office:value="48.7694485076">
            <text:p>48.7694485076</text:p>
          </table:table-cell>
          <table:table-cell office:value-type="float" office:value="26.3354870448">
            <text:p>26.335487044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4533.27266">
            <text:p>2414533.27266</text:p>
          </table:table-cell>
          <table:table-cell office:value-type="string">
            <text:p>1898-08-31 13:32:38.203125 EST-0500</text:p>
          </table:table-cell>
          <table:table-cell office:value-type="string">
            <text:p>N</text:p>
          </table:table-cell>
          <table:table-cell office:value-type="float" office:value="48.7792376054">
            <text:p>48.7792376054</text:p>
          </table:table-cell>
          <table:table-cell office:value-type="float" office:value="26.332528136">
            <text:p>26.332528136</text:p>
          </table:table-cell>
          <table:table-cell office:value-type="float" office:value="48.7792376054">
            <text:p>48.7792376054</text:p>
          </table:table-cell>
          <table:table-cell office:value-type="float" office:value="26.332528136">
            <text:p>26.33252813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4916.04427">
            <text:p>2414916.04427</text:p>
          </table:table-cell>
          <table:table-cell office:value-type="string">
            <text:p>1899-09-18 08:03:45.000000 EST-0500</text:p>
          </table:table-cell>
          <table:table-cell office:value-type="string">
            <text:p>S</text:p>
          </table:table-cell>
          <table:table-cell office:value-type="float" office:value="228.791551015">
            <text:p>228.791551015</text:p>
          </table:table-cell>
          <table:table-cell office:value-type="float" office:value="206.330236084">
            <text:p>206.330236084</text:p>
          </table:table-cell>
          <table:table-cell office:value-type="float" office:value="48.7915510151">
            <text:p>48.7915510151</text:p>
          </table:table-cell>
          <table:table-cell office:value-type="float" office:value="26.3302360836">
            <text:p>26.330236083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5220.25997">
            <text:p>2415220.25997</text:p>
          </table:table-cell>
          <table:table-cell office:value-type="string">
            <text:p>1900-07-19 13:14:21.328125 EST-0500</text:p>
          </table:table-cell>
          <table:table-cell office:value-type="string">
            <text:p>N</text:p>
          </table:table-cell>
          <table:table-cell office:value-type="float" office:value="48.7987912231">
            <text:p>48.7987912231</text:p>
          </table:table-cell>
          <table:table-cell office:value-type="float" office:value="26.3259578189">
            <text:p>26.3259578189</text:p>
          </table:table-cell>
          <table:table-cell office:value-type="float" office:value="48.7987912231">
            <text:p>48.7987912231</text:p>
          </table:table-cell>
          <table:table-cell office:value-type="float" office:value="26.3259578189">
            <text:p>26.32595781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5603.00471">
            <text:p>2415603.00471</text:p>
          </table:table-cell>
          <table:table-cell office:value-type="string">
            <text:p>1901-08-06 07:06:47.812500 EST-0500</text:p>
          </table:table-cell>
          <table:table-cell office:value-type="string">
            <text:p>S</text:p>
          </table:table-cell>
          <table:table-cell office:value-type="float" office:value="228.805503563">
            <text:p>228.805503563</text:p>
          </table:table-cell>
          <table:table-cell office:value-type="float" office:value="206.318846141">
            <text:p>206.318846141</text:p>
          </table:table-cell>
          <table:table-cell office:value-type="float" office:value="48.8055035635">
            <text:p>48.8055035635</text:p>
          </table:table-cell>
          <table:table-cell office:value-type="float" office:value="26.3188461409">
            <text:p>26.318846140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5907.19295">
            <text:p>2415907.19295</text:p>
          </table:table-cell>
          <table:table-cell office:value-type="string">
            <text:p>1902-06-06 11:37:51.093750 EST-0500</text:p>
          </table:table-cell>
          <table:table-cell office:value-type="string">
            <text:p>N</text:p>
          </table:table-cell>
          <table:table-cell office:value-type="float" office:value="48.8065082947">
            <text:p>48.8065082947</text:p>
          </table:table-cell>
          <table:table-cell office:value-type="float" office:value="26.3097038494">
            <text:p>26.3097038494</text:p>
          </table:table-cell>
          <table:table-cell office:value-type="float" office:value="48.8065082947">
            <text:p>48.8065082947</text:p>
          </table:table-cell>
          <table:table-cell office:value-type="float" office:value="26.3097038494">
            <text:p>26.309703849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289.94808">
            <text:p>2416289.94808</text:p>
          </table:table-cell>
          <table:table-cell office:value-type="string">
            <text:p>1903-06-24 05:45:14.062500 EST-0500</text:p>
          </table:table-cell>
          <table:table-cell office:value-type="string">
            <text:p>S</text:p>
          </table:table-cell>
          <table:table-cell office:value-type="float" office:value="228.812598472">
            <text:p>228.812598472</text:p>
          </table:table-cell>
          <table:table-cell office:value-type="float" office:value="206.302568199">
            <text:p>206.302568199</text:p>
          </table:table-cell>
          <table:table-cell office:value-type="float" office:value="48.8125984724">
            <text:p>48.8125984724</text:p>
          </table:table-cell>
          <table:table-cell office:value-type="float" office:value="26.3025681992">
            <text:p>26.302568199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594.14791">
            <text:p>2416594.14791</text:p>
          </table:table-cell>
          <table:table-cell office:value-type="string">
            <text:p>1904-04-23 10:32:59.296875 EST-0500</text:p>
          </table:table-cell>
          <table:table-cell office:value-type="string">
            <text:p>N</text:p>
          </table:table-cell>
          <table:table-cell office:value-type="float" office:value="48.8190602493">
            <text:p>48.8190602493</text:p>
          </table:table-cell>
          <table:table-cell office:value-type="float" office:value="26.2990188741">
            <text:p>26.2990188741</text:p>
          </table:table-cell>
          <table:table-cell office:value-type="float" office:value="48.8190602493">
            <text:p>48.8190602493</text:p>
          </table:table-cell>
          <table:table-cell office:value-type="float" office:value="26.2990188741">
            <text:p>26.299018874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976.90181">
            <text:p>2416976.90181</text:p>
          </table:table-cell>
          <table:table-cell office:value-type="string">
            <text:p>1905-05-11 04:38:36.796875 EST-0500</text:p>
          </table:table-cell>
          <table:table-cell office:value-type="string">
            <text:p>S</text:p>
          </table:table-cell>
          <table:table-cell office:value-type="float" office:value="228.829493129">
            <text:p>228.829493129</text:p>
          </table:table-cell>
          <table:table-cell office:value-type="float" office:value="206.296525959">
            <text:p>206.296525959</text:p>
          </table:table-cell>
          <table:table-cell office:value-type="float" office:value="48.8294931291">
            <text:p>48.8294931291</text:p>
          </table:table-cell>
          <table:table-cell office:value-type="float" office:value="26.2965259595">
            <text:p>26.296525959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281.12788">
            <text:p>2417281.12788</text:p>
          </table:table-cell>
          <table:table-cell office:value-type="string">
            <text:p>1906-03-11 10:04:09.609375 EST-0500</text:p>
          </table:table-cell>
          <table:table-cell office:value-type="string">
            <text:p>N</text:p>
          </table:table-cell>
          <table:table-cell office:value-type="float" office:value="48.8371817968">
            <text:p>48.8371817968</text:p>
          </table:table-cell>
          <table:table-cell office:value-type="float" office:value="26.2932753264">
            <text:p>26.2932753264</text:p>
          </table:table-cell>
          <table:table-cell office:value-type="float" office:value="48.8371817968">
            <text:p>48.8371817968</text:p>
          </table:table-cell>
          <table:table-cell office:value-type="float" office:value="26.2932753264">
            <text:p>26.293275326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663.89826">
            <text:p>2417663.89826</text:p>
          </table:table-cell>
          <table:table-cell office:value-type="string">
            <text:p>1907-03-29 04:33:30.937500 EST-0500</text:p>
          </table:table-cell>
          <table:table-cell office:value-type="string">
            <text:p>S</text:p>
          </table:table-cell>
          <table:table-cell office:value-type="float" office:value="228.840162994">
            <text:p>228.840162994</text:p>
          </table:table-cell>
          <table:table-cell office:value-type="float" office:value="206.282904492">
            <text:p>206.282904492</text:p>
          </table:table-cell>
          <table:table-cell office:value-type="float" office:value="48.8401629945">
            <text:p>48.8401629945</text:p>
          </table:table-cell>
          <table:table-cell office:value-type="float" office:value="26.2829044923">
            <text:p>26.282904492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968.04012">
            <text:p>2417968.04012</text:p>
          </table:table-cell>
          <table:table-cell office:value-type="string">
            <text:p>1908-01-27 07:57:46.406250 EST-0500</text:p>
          </table:table-cell>
          <table:table-cell office:value-type="string">
            <text:p>N</text:p>
          </table:table-cell>
          <table:table-cell office:value-type="float" office:value="48.8441547256">
            <text:p>48.8441547256</text:p>
          </table:table-cell>
          <table:table-cell office:value-type="float" office:value="26.2753747873">
            <text:p>26.2753747873</text:p>
          </table:table-cell>
          <table:table-cell office:value-type="float" office:value="48.8441547256">
            <text:p>48.8441547256</text:p>
          </table:table-cell>
          <table:table-cell office:value-type="float" office:value="26.2753747873">
            <text:p>26.275374787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8350.86238">
            <text:p>2418350.86238</text:p>
          </table:table-cell>
          <table:table-cell office:value-type="string">
            <text:p>1909-02-13 03:41:50.156250 EST-0500</text:p>
          </table:table-cell>
          <table:table-cell office:value-type="string">
            <text:p>S</text:p>
          </table:table-cell>
          <table:table-cell office:value-type="float" office:value="228.847260299">
            <text:p>228.847260299</text:p>
          </table:table-cell>
          <table:table-cell office:value-type="float" office:value="206.263888144">
            <text:p>206.263888144</text:p>
          </table:table-cell>
          <table:table-cell office:value-type="float" office:value="48.8472602994">
            <text:p>48.8472602994</text:p>
          </table:table-cell>
          <table:table-cell office:value-type="float" office:value="26.2638881436">
            <text:p>26.263888143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8655.01582">
            <text:p>2418655.01582</text:p>
          </table:table-cell>
          <table:table-cell office:value-type="string">
            <text:p>1909-12-14 07:22:47.578125 EST-0500</text:p>
          </table:table-cell>
          <table:table-cell office:value-type="string">
            <text:p>N</text:p>
          </table:table-cell>
          <table:table-cell office:value-type="float" office:value="48.8531891716">
            <text:p>48.8531891716</text:p>
          </table:table-cell>
          <table:table-cell office:value-type="float" office:value="26.2582097936">
            <text:p>26.2582097936</text:p>
          </table:table-cell>
          <table:table-cell office:value-type="float" office:value="48.8531891716">
            <text:p>48.8531891716</text:p>
          </table:table-cell>
          <table:table-cell office:value-type="float" office:value="26.2582097936">
            <text:p>26.258209793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9037.79536">
            <text:p>2419037.79536</text:p>
          </table:table-cell>
          <table:table-cell office:value-type="string">
            <text:p>1911-01-01 02:05:19.921875 EST-0500</text:p>
          </table:table-cell>
          <table:table-cell office:value-type="string">
            <text:p>S</text:p>
          </table:table-cell>
          <table:table-cell office:value-type="float" office:value="228.867092141">
            <text:p>228.867092141</text:p>
          </table:table-cell>
          <table:table-cell office:value-type="float" office:value="206.25628059">
            <text:p>206.25628059</text:p>
          </table:table-cell>
          <table:table-cell office:value-type="float" office:value="48.8670921406">
            <text:p>48.8670921406</text:p>
          </table:table-cell>
          <table:table-cell office:value-type="float" office:value="26.2562805897">
            <text:p>26.256280589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9342.02693">
            <text:p>2419342.02693</text:p>
          </table:table-cell>
          <table:table-cell office:value-type="string">
            <text:p>1911-11-01 07:38:47.343750 EST-0500</text:p>
          </table:table-cell>
          <table:table-cell office:value-type="string">
            <text:p>N</text:p>
          </table:table-cell>
          <table:table-cell office:value-type="float" office:value="48.876611023">
            <text:p>48.876611023</text:p>
          </table:table-cell>
          <table:table-cell office:value-type="float" office:value="26.2536331032">
            <text:p>26.2536331032</text:p>
          </table:table-cell>
          <table:table-cell office:value-type="float" office:value="48.876611023">
            <text:p>48.876611023</text:p>
          </table:table-cell>
          <table:table-cell office:value-type="float" office:value="26.2536331032">
            <text:p>26.25363310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9724.75032">
            <text:p>2419724.75032</text:p>
          </table:table-cell>
          <table:table-cell office:value-type="string">
            <text:p>1912-11-18 01:00:28.125000 EST-0500</text:p>
          </table:table-cell>
          <table:table-cell office:value-type="string">
            <text:p>S</text:p>
          </table:table-cell>
          <table:table-cell office:value-type="float" office:value="228.88759871">
            <text:p>228.88759871</text:p>
          </table:table-cell>
          <table:table-cell office:value-type="float" office:value="206.248420915">
            <text:p>206.248420915</text:p>
          </table:table-cell>
          <table:table-cell office:value-type="float" office:value="48.8875987104">
            <text:p>48.8875987104</text:p>
          </table:table-cell>
          <table:table-cell office:value-type="float" office:value="26.2484209148">
            <text:p>26.248420914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028.97396">
            <text:p>2420028.97396</text:p>
          </table:table-cell>
          <table:table-cell office:value-type="string">
            <text:p>1913-09-18 06:22:30.000000 EST-0500</text:p>
          </table:table-cell>
          <table:table-cell office:value-type="string">
            <text:p>N</text:p>
          </table:table-cell>
          <table:table-cell office:value-type="float" office:value="48.8932491663">
            <text:p>48.8932491663</text:p>
          </table:table-cell>
          <table:table-cell office:value-type="float" office:value="26.2408497499">
            <text:p>26.2408497499</text:p>
          </table:table-cell>
          <table:table-cell office:value-type="float" office:value="48.8932491663">
            <text:p>48.8932491663</text:p>
          </table:table-cell>
          <table:table-cell office:value-type="float" office:value="26.2408497499">
            <text:p>26.240849749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411.70101">
            <text:p>2420411.70101</text:p>
          </table:table-cell>
          <table:table-cell office:value-type="string">
            <text:p>1914-10-05 23:49:27.187500 EST-0500</text:p>
          </table:table-cell>
          <table:table-cell office:value-type="string">
            <text:p>S</text:p>
          </table:table-cell>
          <table:table-cell office:value-type="float" office:value="228.900885039">
            <text:p>228.900885039</text:p>
          </table:table-cell>
          <table:table-cell office:value-type="float" office:value="206.232480879">
            <text:p>206.232480879</text:p>
          </table:table-cell>
          <table:table-cell office:value-type="float" office:value="48.9008850388">
            <text:p>48.9008850388</text:p>
          </table:table-cell>
          <table:table-cell office:value-type="float" office:value="26.2324808787">
            <text:p>26.232480878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715.90572">
            <text:p>2420715.90572</text:p>
          </table:table-cell>
          <table:table-cell office:value-type="string">
            <text:p>1915-08-06 04:44:14.296875 EST-0500</text:p>
          </table:table-cell>
          <table:table-cell office:value-type="string">
            <text:p>N</text:p>
          </table:table-cell>
          <table:table-cell office:value-type="float" office:value="48.9082699761">
            <text:p>48.9082699761</text:p>
          </table:table-cell>
          <table:table-cell office:value-type="float" office:value="26.2265656534">
            <text:p>26.2265656534</text:p>
          </table:table-cell>
          <table:table-cell office:value-type="float" office:value="48.9082699761">
            <text:p>48.9082699761</text:p>
          </table:table-cell>
          <table:table-cell office:value-type="float" office:value="26.2265656534">
            <text:p>26.226565653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1098.64192">
            <text:p>2421098.64192</text:p>
          </table:table-cell>
          <table:table-cell office:value-type="string">
            <text:p>1916-08-22 22:24:22.500000 EST-0500</text:p>
          </table:table-cell>
          <table:table-cell office:value-type="string">
            <text:p>S</text:p>
          </table:table-cell>
          <table:table-cell office:value-type="float" office:value="228.919486504">
            <text:p>228.919486504</text:p>
          </table:table-cell>
          <table:table-cell office:value-type="float" office:value="206.222140128">
            <text:p>206.222140128</text:p>
          </table:table-cell>
          <table:table-cell office:value-type="float" office:value="48.9194865041">
            <text:p>48.9194865041</text:p>
          </table:table-cell>
          <table:table-cell office:value-type="float" office:value="26.2221401282">
            <text:p>26.222140128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1402.88997">
            <text:p>2421402.88997</text:p>
          </table:table-cell>
          <table:table-cell office:value-type="string">
            <text:p>1917-06-23 04:21:33.750000 EST-0500</text:p>
          </table:table-cell>
          <table:table-cell office:value-type="string">
            <text:p>N</text:p>
          </table:table-cell>
          <table:table-cell office:value-type="float" office:value="48.929266665">
            <text:p>48.929266665</text:p>
          </table:table-cell>
          <table:table-cell office:value-type="float" office:value="26.2200390204">
            <text:p>26.2200390204</text:p>
          </table:table-cell>
          <table:table-cell office:value-type="float" office:value="48.929266665">
            <text:p>48.929266665</text:p>
          </table:table-cell>
          <table:table-cell office:value-type="float" office:value="26.2200390204">
            <text:p>26.220039020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1785.62495">
            <text:p>2421785.62495</text:p>
          </table:table-cell>
          <table:table-cell office:value-type="string">
            <text:p>1918-07-10 21:59:56.484375 EST-0500</text:p>
          </table:table-cell>
          <table:table-cell office:value-type="string">
            <text:p>S</text:p>
          </table:table-cell>
          <table:table-cell office:value-type="float" office:value="228.937277468">
            <text:p>228.937277468</text:p>
          </table:table-cell>
          <table:table-cell office:value-type="float" office:value="206.213155675">
            <text:p>206.213155675</text:p>
          </table:table-cell>
          <table:table-cell office:value-type="float" office:value="48.9372774676">
            <text:p>48.9372774676</text:p>
          </table:table-cell>
          <table:table-cell office:value-type="float" office:value="26.213155675">
            <text:p>26.21315567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2089.82174">
            <text:p>2422089.82174</text:p>
          </table:table-cell>
          <table:table-cell office:value-type="string">
            <text:p>1919-05-11 02:43:18.046875 EST-0500</text:p>
          </table:table-cell>
          <table:table-cell office:value-type="string">
            <text:p>N</text:p>
          </table:table-cell>
          <table:table-cell office:value-type="float" office:value="48.9429059482">
            <text:p>48.9429059482</text:p>
          </table:table-cell>
          <table:table-cell office:value-type="float" office:value="26.2081352283">
            <text:p>26.2081352283</text:p>
          </table:table-cell>
          <table:table-cell office:value-type="float" office:value="48.9429059482">
            <text:p>48.9429059482</text:p>
          </table:table-cell>
          <table:table-cell office:value-type="float" office:value="26.2081352283">
            <text:p>26.208135228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2472.58358">
            <text:p>2422472.58358</text:p>
          </table:table-cell>
          <table:table-cell office:value-type="string">
            <text:p>1920-05-27 21:00:21.093750 EST-0500</text:p>
          </table:table-cell>
          <table:table-cell office:value-type="string">
            <text:p>S</text:p>
          </table:table-cell>
          <table:table-cell office:value-type="float" office:value="228.942469973">
            <text:p>228.942469973</text:p>
          </table:table-cell>
          <table:table-cell office:value-type="float" office:value="206.193947053">
            <text:p>206.193947053</text:p>
          </table:table-cell>
          <table:table-cell office:value-type="float" office:value="48.9424699729">
            <text:p>48.9424699729</text:p>
          </table:table-cell>
          <table:table-cell office:value-type="float" office:value="26.193947053">
            <text:p>26.19394705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2776.75471">
            <text:p>2422776.75471</text:p>
          </table:table-cell>
          <table:table-cell office:value-type="string">
            <text:p>1921-03-28 01:06:47.812500 EST-0500</text:p>
          </table:table-cell>
          <table:table-cell office:value-type="string">
            <text:p>N</text:p>
          </table:table-cell>
          <table:table-cell office:value-type="float" office:value="48.9494067425">
            <text:p>48.9494067425</text:p>
          </table:table-cell>
          <table:table-cell office:value-type="float" office:value="26.1901459755">
            <text:p>26.1901459755</text:p>
          </table:table-cell>
          <table:table-cell office:value-type="float" office:value="48.9494067425">
            <text:p>48.9494067425</text:p>
          </table:table-cell>
          <table:table-cell office:value-type="float" office:value="26.1901459755">
            <text:p>26.190145975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3159.52326">
            <text:p>2423159.52326</text:p>
          </table:table-cell>
          <table:table-cell office:value-type="string">
            <text:p>1922-04-14 19:33:30.937500 EST-0500</text:p>
          </table:table-cell>
          <table:table-cell office:value-type="string">
            <text:p>S</text:p>
          </table:table-cell>
          <table:table-cell office:value-type="float" office:value="228.958959855">
            <text:p>228.958959855</text:p>
          </table:table-cell>
          <table:table-cell office:value-type="float" office:value="206.186877802">
            <text:p>206.186877802</text:p>
          </table:table-cell>
          <table:table-cell office:value-type="float" office:value="48.9589598553">
            <text:p>48.9589598553</text:p>
          </table:table-cell>
          <table:table-cell office:value-type="float" office:value="26.1868778023">
            <text:p>26.186877802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3463.74934">
            <text:p>2423463.74934</text:p>
          </table:table-cell>
          <table:table-cell office:value-type="string">
            <text:p>1923-02-13 00:59:03.750000 EST-0500</text:p>
          </table:table-cell>
          <table:table-cell office:value-type="string">
            <text:p>N</text:p>
          </table:table-cell>
          <table:table-cell office:value-type="float" office:value="48.966579601">
            <text:p>48.966579601</text:p>
          </table:table-cell>
          <table:table-cell office:value-type="float" office:value="26.1835486467">
            <text:p>26.1835486467</text:p>
          </table:table-cell>
          <table:table-cell office:value-type="float" office:value="48.966579601">
            <text:p>48.966579601</text:p>
          </table:table-cell>
          <table:table-cell office:value-type="float" office:value="26.1835486467">
            <text:p>26.183548646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3846.49104">
            <text:p>2423846.49104</text:p>
          </table:table-cell>
          <table:table-cell office:value-type="string">
            <text:p>1924-03-01 18:47:06.562500 EST-0500</text:p>
          </table:table-cell>
          <table:table-cell office:value-type="string">
            <text:p>S</text:p>
          </table:table-cell>
          <table:table-cell office:value-type="float" office:value="228.976482848">
            <text:p>228.976482848</text:p>
          </table:table-cell>
          <table:table-cell office:value-type="float" office:value="206.180571188">
            <text:p>206.180571188</text:p>
          </table:table-cell>
          <table:table-cell office:value-type="float" office:value="48.976482848">
            <text:p>48.976482848</text:p>
          </table:table-cell>
          <table:table-cell office:value-type="float" office:value="26.1805711879">
            <text:p>26.180571187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4150.7226">
            <text:p>2424150.7226</text:p>
          </table:table-cell>
          <table:table-cell office:value-type="string">
            <text:p>1924-12-31 00:20:33.984375 EST-0500</text:p>
          </table:table-cell>
          <table:table-cell office:value-type="string">
            <text:p>N</text:p>
          </table:table-cell>
          <table:table-cell office:value-type="float" office:value="48.9774894499">
            <text:p>48.9774894499</text:p>
          </table:table-cell>
          <table:table-cell office:value-type="float" office:value="26.1711696471">
            <text:p>26.1711696471</text:p>
          </table:table-cell>
          <table:table-cell office:value-type="float" office:value="48.9774894499">
            <text:p>48.9774894499</text:p>
          </table:table-cell>
          <table:table-cell office:value-type="float" office:value="26.1711696471">
            <text:p>26.171169647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4533.44661">
            <text:p>2424533.44661</text:p>
          </table:table-cell>
          <table:table-cell office:value-type="string">
            <text:p>1926-01-17 17:43:07.500000 EST-0500</text:p>
          </table:table-cell>
          <table:table-cell office:value-type="string">
            <text:p>S</text:p>
          </table:table-cell>
          <table:table-cell office:value-type="float" office:value="228.983626807">
            <text:p>228.983626807</text:p>
          </table:table-cell>
          <table:table-cell office:value-type="float" office:value="206.163447252">
            <text:p>206.163447252</text:p>
          </table:table-cell>
          <table:table-cell office:value-type="float" office:value="48.9836268065">
            <text:p>48.9836268065</text:p>
          </table:table-cell>
          <table:table-cell office:value-type="float" office:value="26.1634472516">
            <text:p>26.163447251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4837.66536">
            <text:p>2424837.66536</text:p>
          </table:table-cell>
          <table:table-cell office:value-type="string">
            <text:p>1926-11-17 22:58:07.500000 EST-0500</text:p>
          </table:table-cell>
          <table:table-cell office:value-type="string">
            <text:p>N</text:p>
          </table:table-cell>
          <table:table-cell office:value-type="float" office:value="48.985446187">
            <text:p>48.985446187</text:p>
          </table:table-cell>
          <table:table-cell office:value-type="float" office:value="26.1548040103">
            <text:p>26.1548040103</text:p>
          </table:table-cell>
          <table:table-cell office:value-type="float" office:value="48.985446187">
            <text:p>48.985446187</text:p>
          </table:table-cell>
          <table:table-cell office:value-type="float" office:value="26.1548040103">
            <text:p>26.154804010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5220.37959">
            <text:p>2425220.37959</text:p>
          </table:table-cell>
          <table:table-cell office:value-type="string">
            <text:p>1927-12-05 16:06:37.265625 EST-0500</text:p>
          </table:table-cell>
          <table:table-cell office:value-type="string">
            <text:p>S</text:p>
          </table:table-cell>
          <table:table-cell office:value-type="float" office:value="228.995529075">
            <text:p>228.995529075</text:p>
          </table:table-cell>
          <table:table-cell office:value-type="float" office:value="206.150055748">
            <text:p>206.150055748</text:p>
          </table:table-cell>
          <table:table-cell office:value-type="float" office:value="48.9955290751">
            <text:p>48.9955290751</text:p>
          </table:table-cell>
          <table:table-cell office:value-type="float" office:value="26.1500557477">
            <text:p>26.150055747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5524.64412">
            <text:p>2425524.64412</text:p>
          </table:table-cell>
          <table:table-cell office:value-type="string">
            <text:p>1928-10-04 22:27:32.343750 EST-0500</text:p>
          </table:table-cell>
          <table:table-cell office:value-type="string">
            <text:p>N</text:p>
          </table:table-cell>
          <table:table-cell office:value-type="float" office:value="49.0060418812">
            <text:p>49.0060418812</text:p>
          </table:table-cell>
          <table:table-cell office:value-type="float" office:value="26.1483777847">
            <text:p>26.1483777847</text:p>
          </table:table-cell>
          <table:table-cell office:value-type="float" office:value="49.0060418812">
            <text:p>49.0060418812</text:p>
          </table:table-cell>
          <table:table-cell office:value-type="float" office:value="26.1483777847">
            <text:p>26.148377784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5907.35042">
            <text:p>2425907.35042</text:p>
          </table:table-cell>
          <table:table-cell office:value-type="string">
            <text:p>1929-10-22 15:24:36.562500 EST-0500</text:p>
          </table:table-cell>
          <table:table-cell office:value-type="string">
            <text:p>S</text:p>
          </table:table-cell>
          <table:table-cell office:value-type="float" office:value="229.01781581">
            <text:p>229.01781581</text:p>
          </table:table-cell>
          <table:table-cell office:value-type="float" office:value="206.144670692">
            <text:p>206.144670692</text:p>
          </table:table-cell>
          <table:table-cell office:value-type="float" office:value="49.0178158104">
            <text:p>49.0178158104</text:p>
          </table:table-cell>
          <table:table-cell office:value-type="float" office:value="26.1446706919">
            <text:p>26.144670691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6211.59542">
            <text:p>2426211.59542</text:p>
          </table:table-cell>
          <table:table-cell office:value-type="string">
            <text:p>1930-08-22 21:17:24.140625 EST-0500</text:p>
          </table:table-cell>
          <table:table-cell office:value-type="string">
            <text:p>N</text:p>
          </table:table-cell>
          <table:table-cell office:value-type="float" office:value="49.02631785">
            <text:p>49.02631785</text:p>
          </table:table-cell>
          <table:table-cell office:value-type="float" office:value="26.1397187127">
            <text:p>26.1397187127</text:p>
          </table:table-cell>
          <table:table-cell office:value-type="float" office:value="49.02631785">
            <text:p>49.02631785</text:p>
          </table:table-cell>
          <table:table-cell office:value-type="float" office:value="26.1397187127">
            <text:p>26.139718712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6594.32491">
            <text:p>2426594.32491</text:p>
          </table:table-cell>
          <table:table-cell office:value-type="string">
            <text:p>1931-09-09 14:47:52.265625 EST-0500</text:p>
          </table:table-cell>
          <table:table-cell office:value-type="string">
            <text:p>S</text:p>
          </table:table-cell>
          <table:table-cell office:value-type="float" office:value="229.027697652">
            <text:p>229.027697652</text:p>
          </table:table-cell>
          <table:table-cell office:value-type="float" office:value="206.125059156">
            <text:p>206.125059156</text:p>
          </table:table-cell>
          <table:table-cell office:value-type="float" office:value="49.0276976521">
            <text:p>49.0276976521</text:p>
          </table:table-cell>
          <table:table-cell office:value-type="float" office:value="26.1250591564">
            <text:p>26.125059156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6898.50887">
            <text:p>2426898.50887</text:p>
          </table:table-cell>
          <table:table-cell office:value-type="string">
            <text:p>1932-07-09 19:12:46.406250 EST-0500</text:p>
          </table:table-cell>
          <table:table-cell office:value-type="string">
            <text:p>N</text:p>
          </table:table-cell>
          <table:table-cell office:value-type="float" office:value="49.035331931">
            <text:p>49.035331931</text:p>
          </table:table-cell>
          <table:table-cell office:value-type="float" office:value="26.1197647061">
            <text:p>26.1197647061</text:p>
          </table:table-cell>
          <table:table-cell office:value-type="float" office:value="49.035331931">
            <text:p>49.035331931</text:p>
          </table:table-cell>
          <table:table-cell office:value-type="float" office:value="26.1197647061">
            <text:p>26.119764706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281.26277">
            <text:p>2427281.26277</text:p>
          </table:table-cell>
          <table:table-cell office:value-type="string">
            <text:p>1933-07-27 13:18:23.906250 EST-0500</text:p>
          </table:table-cell>
          <table:table-cell office:value-type="string">
            <text:p>S</text:p>
          </table:table-cell>
          <table:table-cell office:value-type="float" office:value="229.04451805">
            <text:p>229.04451805</text:p>
          </table:table-cell>
          <table:table-cell office:value-type="float" office:value="206.112667784">
            <text:p>206.112667784</text:p>
          </table:table-cell>
          <table:table-cell office:value-type="float" office:value="49.0445180497">
            <text:p>49.0445180497</text:p>
          </table:table-cell>
          <table:table-cell office:value-type="float" office:value="26.112667784">
            <text:p>26.11266778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585.49556">
            <text:p>2427585.49556</text:p>
          </table:table-cell>
          <table:table-cell office:value-type="string">
            <text:p>1934-05-27 18:53:36.796875 EST-0500</text:p>
          </table:table-cell>
          <table:table-cell office:value-type="string">
            <text:p>N</text:p>
          </table:table-cell>
          <table:table-cell office:value-type="float" office:value="49.0535698636">
            <text:p>49.0535698636</text:p>
          </table:table-cell>
          <table:table-cell office:value-type="float" office:value="26.10965366">
            <text:p>26.10965366</text:p>
          </table:table-cell>
          <table:table-cell office:value-type="float" office:value="49.0535698636">
            <text:p>49.0535698636</text:p>
          </table:table-cell>
          <table:table-cell office:value-type="float" office:value="26.10965366">
            <text:p>26.1096536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968.20735">
            <text:p>2427968.20735</text:p>
          </table:table-cell>
          <table:table-cell office:value-type="string">
            <text:p>1935-06-14 11:58:35.625000 EST-0500</text:p>
          </table:table-cell>
          <table:table-cell office:value-type="string">
            <text:p>S</text:p>
          </table:table-cell>
          <table:table-cell office:value-type="float" office:value="229.067119124">
            <text:p>229.067119124</text:p>
          </table:table-cell>
          <table:table-cell office:value-type="float" office:value="206.107450238">
            <text:p>206.107450238</text:p>
          </table:table-cell>
          <table:table-cell office:value-type="float" office:value="49.0671191238">
            <text:p>49.0671191238</text:p>
          </table:table-cell>
          <table:table-cell office:value-type="float" office:value="26.1074502381">
            <text:p>26.107450238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8272.48286">
            <text:p>2428272.48286</text:p>
          </table:table-cell>
          <table:table-cell office:value-type="string">
            <text:p>1936-04-13 18:35:19.921875 EST-0500</text:p>
          </table:table-cell>
          <table:table-cell office:value-type="string">
            <text:p>N</text:p>
          </table:table-cell>
          <table:table-cell office:value-type="float" office:value="49.0750423832">
            <text:p>49.0750423832</text:p>
          </table:table-cell>
          <table:table-cell office:value-type="float" office:value="26.1034027312">
            <text:p>26.1034027312</text:p>
          </table:table-cell>
          <table:table-cell office:value-type="float" office:value="49.0750423832">
            <text:p>49.0750423832</text:p>
          </table:table-cell>
          <table:table-cell office:value-type="float" office:value="26.1034027312">
            <text:p>26.103402731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8655.16963">
            <text:p>2428655.16963</text:p>
          </table:table-cell>
          <table:table-cell office:value-type="string">
            <text:p>1937-05-01 11:04:16.640625 EST-0500</text:p>
          </table:table-cell>
          <table:table-cell office:value-type="string">
            <text:p>S</text:p>
          </table:table-cell>
          <table:table-cell office:value-type="float" office:value="229.082738455">
            <text:p>229.082738455</text:p>
          </table:table-cell>
          <table:table-cell office:value-type="float" office:value="206.096599925">
            <text:p>206.096599925</text:p>
          </table:table-cell>
          <table:table-cell office:value-type="float" office:value="49.0827384549">
            <text:p>49.0827384549</text:p>
          </table:table-cell>
          <table:table-cell office:value-type="float" office:value="26.096599925">
            <text:p>26.09659992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8959.41157">
            <text:p>2428959.41157</text:p>
          </table:table-cell>
          <table:table-cell office:value-type="string">
            <text:p>1938-03-01 16:52:40.546875 EST-0500</text:p>
          </table:table-cell>
          <table:table-cell office:value-type="string">
            <text:p>N</text:p>
          </table:table-cell>
          <table:table-cell office:value-type="float" office:value="49.085433836">
            <text:p>49.085433836</text:p>
          </table:table-cell>
          <table:table-cell office:value-type="float" office:value="26.0875239858">
            <text:p>26.0875239858</text:p>
          </table:table-cell>
          <table:table-cell office:value-type="float" office:value="49.085433836">
            <text:p>49.085433836</text:p>
          </table:table-cell>
          <table:table-cell office:value-type="float" office:value="26.0875239858">
            <text:p>26.087523985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9342.1252">
            <text:p>2429342.1252</text:p>
          </table:table-cell>
          <table:table-cell office:value-type="string">
            <text:p>1939-03-19 10:00:17.578125 EST-0500</text:p>
          </table:table-cell>
          <table:table-cell office:value-type="string">
            <text:p>S</text:p>
          </table:table-cell>
          <table:table-cell office:value-type="float" office:value="229.092640128">
            <text:p>229.092640128</text:p>
          </table:table-cell>
          <table:table-cell office:value-type="float" office:value="206.081351607">
            <text:p>206.081351607</text:p>
          </table:table-cell>
          <table:table-cell office:value-type="float" office:value="49.0926401283">
            <text:p>49.0926401283</text:p>
          </table:table-cell>
          <table:table-cell office:value-type="float" office:value="26.0813516071">
            <text:p>26.081351607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9646.36958">
            <text:p>2429646.36958</text:p>
          </table:table-cell>
          <table:table-cell office:value-type="string">
            <text:p>1940-01-17 15:52:12.421875 EST-0500</text:p>
          </table:table-cell>
          <table:table-cell office:value-type="string">
            <text:p>N</text:p>
          </table:table-cell>
          <table:table-cell office:value-type="float" office:value="49.0972072752">
            <text:p>49.0972072752</text:p>
          </table:table-cell>
          <table:table-cell office:value-type="float" office:value="26.0752647671">
            <text:p>26.0752647671</text:p>
          </table:table-cell>
          <table:table-cell office:value-type="float" office:value="49.0972072752">
            <text:p>49.0972072752</text:p>
          </table:table-cell>
          <table:table-cell office:value-type="float" office:value="26.0752647671">
            <text:p>26.075264767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0029.09297">
            <text:p>2430029.09297</text:p>
          </table:table-cell>
          <table:table-cell office:value-type="string">
            <text:p>1941-02-03 09:13:53.203125 EST-0500</text:p>
          </table:table-cell>
          <table:table-cell office:value-type="string">
            <text:p>S</text:p>
          </table:table-cell>
          <table:table-cell office:value-type="float" office:value="229.1078406">
            <text:p>229.1078406</text:p>
          </table:table-cell>
          <table:table-cell office:value-type="float" office:value="206.072831211">
            <text:p>206.072831211</text:p>
          </table:table-cell>
          <table:table-cell office:value-type="float" office:value="49.1078405997">
            <text:p>49.1078405997</text:p>
          </table:table-cell>
          <table:table-cell office:value-type="float" office:value="26.0728312112">
            <text:p>26.072831211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0333.36787">
            <text:p>2430333.36787</text:p>
          </table:table-cell>
          <table:table-cell office:value-type="string">
            <text:p>1941-12-04 15:49:44.765625 EST-0500</text:p>
          </table:table-cell>
          <table:table-cell office:value-type="string">
            <text:p>N</text:p>
          </table:table-cell>
          <table:table-cell office:value-type="float" office:value="49.1127167177">
            <text:p>49.1127167177</text:p>
          </table:table-cell>
          <table:table-cell office:value-type="float" office:value="26.0680448524">
            <text:p>26.0680448524</text:p>
          </table:table-cell>
          <table:table-cell office:value-type="float" office:value="49.1127167177">
            <text:p>49.1127167177</text:p>
          </table:table-cell>
          <table:table-cell office:value-type="float" office:value="26.0680448524">
            <text:p>26.068044852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0716.07295">
            <text:p>2430716.07295</text:p>
          </table:table-cell>
          <table:table-cell office:value-type="string">
            <text:p>1942-12-22 08:45:03.515625 EST-0500</text:p>
          </table:table-cell>
          <table:table-cell office:value-type="string">
            <text:p>S</text:p>
          </table:table-cell>
          <table:table-cell office:value-type="float" office:value="229.114214006">
            <text:p>229.114214006</text:p>
          </table:table-cell>
          <table:table-cell office:value-type="float" office:value="206.056249606">
            <text:p>206.056249606</text:p>
          </table:table-cell>
          <table:table-cell office:value-type="float" office:value="49.1142140058">
            <text:p>49.1142140058</text:p>
          </table:table-cell>
          <table:table-cell office:value-type="float" office:value="26.0562496065">
            <text:p>26.056249606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1020.28743">
            <text:p>2431020.28743</text:p>
          </table:table-cell>
          <table:table-cell office:value-type="string">
            <text:p>1943-10-22 13:53:54.375000 EST-0500</text:p>
          </table:table-cell>
          <table:table-cell office:value-type="string">
            <text:p>N</text:p>
          </table:table-cell>
          <table:table-cell office:value-type="float" office:value="49.1191916385">
            <text:p>49.1191916385</text:p>
          </table:table-cell>
          <table:table-cell office:value-type="float" office:value="26.0509173586">
            <text:p>26.0509173586</text:p>
          </table:table-cell>
          <table:table-cell office:value-type="float" office:value="49.1191916385">
            <text:p>49.1191916385</text:p>
          </table:table-cell>
          <table:table-cell office:value-type="float" office:value="26.0509173586">
            <text:p>26.050917358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1403.01631">
            <text:p>2431403.01631</text:p>
          </table:table-cell>
          <table:table-cell office:value-type="string">
            <text:p>1944-11-08 07:23:29.765625 EST-0500</text:p>
          </table:table-cell>
          <table:table-cell office:value-type="string">
            <text:p>S</text:p>
          </table:table-cell>
          <table:table-cell office:value-type="float" office:value="229.121890609">
            <text:p>229.121890609</text:p>
          </table:table-cell>
          <table:table-cell office:value-type="float" office:value="206.039885275">
            <text:p>206.039885275</text:p>
          </table:table-cell>
          <table:table-cell office:value-type="float" office:value="49.1218906094">
            <text:p>49.1218906094</text:p>
          </table:table-cell>
          <table:table-cell office:value-type="float" office:value="26.0398852749">
            <text:p>26.039885274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1707.24848">
            <text:p>2431707.24848</text:p>
          </table:table-cell>
          <table:table-cell office:value-type="string">
            <text:p>1945-09-08 12:57:49.921875 EST-0500</text:p>
          </table:table-cell>
          <table:table-cell office:value-type="string">
            <text:p>N</text:p>
          </table:table-cell>
          <table:table-cell office:value-type="float" office:value="49.1303323347">
            <text:p>49.1303323347</text:p>
          </table:table-cell>
          <table:table-cell office:value-type="float" office:value="26.0365240471">
            <text:p>26.0365240471</text:p>
          </table:table-cell>
          <table:table-cell office:value-type="float" office:value="49.1303323347">
            <text:p>49.1303323347</text:p>
          </table:table-cell>
          <table:table-cell office:value-type="float" office:value="26.0365240471">
            <text:p>26.036524047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2089.95539">
            <text:p>2432089.95539</text:p>
          </table:table-cell>
          <table:table-cell office:value-type="string">
            <text:p>1946-09-26 05:55:46.875000 EST-0500</text:p>
          </table:table-cell>
          <table:table-cell office:value-type="string">
            <text:p>S</text:p>
          </table:table-cell>
          <table:table-cell office:value-type="float" office:value="229.142128062">
            <text:p>229.142128062</text:p>
          </table:table-cell>
          <table:table-cell office:value-type="float" office:value="206.033726812">
            <text:p>206.033726812</text:p>
          </table:table-cell>
          <table:table-cell office:value-type="float" office:value="49.1421280616">
            <text:p>49.1421280616</text:p>
          </table:table-cell>
          <table:table-cell office:value-type="float" office:value="26.033726812">
            <text:p>26.03372681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2394.24251">
            <text:p>2432394.24251</text:p>
          </table:table-cell>
          <table:table-cell office:value-type="string">
            <text:p>1947-07-27 12:49:13.125000 EST-0500</text:p>
          </table:table-cell>
          <table:table-cell office:value-type="string">
            <text:p>N</text:p>
          </table:table-cell>
          <table:table-cell office:value-type="float" office:value="49.1516528586">
            <text:p>49.1516528586</text:p>
          </table:table-cell>
          <table:table-cell office:value-type="float" office:value="26.0307028539">
            <text:p>26.0307028539</text:p>
          </table:table-cell>
          <table:table-cell office:value-type="float" office:value="49.1516528586">
            <text:p>49.1516528586</text:p>
          </table:table-cell>
          <table:table-cell office:value-type="float" office:value="26.0307028539">
            <text:p>26.03070285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2776.91402">
            <text:p>2432776.91402</text:p>
          </table:table-cell>
          <table:table-cell office:value-type="string">
            <text:p>1948-08-13 04:56:11.484375 EST-0500</text:p>
          </table:table-cell>
          <table:table-cell office:value-type="string">
            <text:p>S</text:p>
          </table:table-cell>
          <table:table-cell office:value-type="float" office:value="229.161278287">
            <text:p>229.161278287</text:p>
          </table:table-cell>
          <table:table-cell office:value-type="float" office:value="206.024572385">
            <text:p>206.024572385</text:p>
          </table:table-cell>
          <table:table-cell office:value-type="float" office:value="49.1612782869">
            <text:p>49.1612782869</text:p>
          </table:table-cell>
          <table:table-cell office:value-type="float" office:value="26.0245723846">
            <text:p>26.024572384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3081.18708">
            <text:p>2433081.18708</text:p>
          </table:table-cell>
          <table:table-cell office:value-type="string">
            <text:p>1949-06-13 11:29:24.843750 EST-0500</text:p>
          </table:table-cell>
          <table:table-cell office:value-type="string">
            <text:p>N</text:p>
          </table:table-cell>
          <table:table-cell office:value-type="float" office:value="49.1660240319">
            <text:p>49.1660240319</text:p>
          </table:table-cell>
          <table:table-cell office:value-type="float" office:value="26.0168502318">
            <text:p>26.0168502318</text:p>
          </table:table-cell>
          <table:table-cell office:value-type="float" office:value="49.1660240319">
            <text:p>49.1660240319</text:p>
          </table:table-cell>
          <table:table-cell office:value-type="float" office:value="26.0168502318">
            <text:p>26.016850231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3463.86226">
            <text:p>2433463.86226</text:p>
          </table:table-cell>
          <table:table-cell office:value-type="string">
            <text:p>1950-07-01 03:41:39.609375 EST-0500</text:p>
          </table:table-cell>
          <table:table-cell office:value-type="string">
            <text:p>S</text:p>
          </table:table-cell>
          <table:table-cell office:value-type="float" office:value="229.174664904">
            <text:p>229.174664904</text:p>
          </table:table-cell>
          <table:table-cell office:value-type="float" office:value="206.009051634">
            <text:p>206.009051634</text:p>
          </table:table-cell>
          <table:table-cell office:value-type="float" office:value="49.1746649045">
            <text:p>49.1746649045</text:p>
          </table:table-cell>
          <table:table-cell office:value-type="float" office:value="26.0090516339">
            <text:p>26.00905163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3768.12922">
            <text:p>2433768.12922</text:p>
          </table:table-cell>
          <table:table-cell office:value-type="string">
            <text:p>1951-05-01 10:06:05.625000 EST-0500</text:p>
          </table:table-cell>
          <table:table-cell office:value-type="string">
            <text:p>N</text:p>
          </table:table-cell>
          <table:table-cell office:value-type="float" office:value="49.1821694461">
            <text:p>49.1821694461</text:p>
          </table:table-cell>
          <table:table-cell office:value-type="float" office:value="26.0040894641">
            <text:p>26.0040894641</text:p>
          </table:table-cell>
          <table:table-cell office:value-type="float" office:value="49.1821694461">
            <text:p>49.1821694461</text:p>
          </table:table-cell>
          <table:table-cell office:value-type="float" office:value="26.0040894641">
            <text:p>26.004089464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4150.80501">
            <text:p>2434150.80501</text:p>
          </table:table-cell>
          <table:table-cell office:value-type="string">
            <text:p>1952-05-18 02:19:13.125000 EST-0500</text:p>
          </table:table-cell>
          <table:table-cell office:value-type="string">
            <text:p>S</text:p>
          </table:table-cell>
          <table:table-cell office:value-type="float" office:value="229.195703087">
            <text:p>229.195703087</text:p>
          </table:table-cell>
          <table:table-cell office:value-type="float" office:value="206.001471654">
            <text:p>206.001471654</text:p>
          </table:table-cell>
          <table:table-cell office:value-type="float" office:value="49.1957030865">
            <text:p>49.1957030865</text:p>
          </table:table-cell>
          <table:table-cell office:value-type="float" office:value="26.0014716535">
            <text:p>26.00147165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4455.11653">
            <text:p>2434455.11653</text:p>
          </table:table-cell>
          <table:table-cell office:value-type="string">
            <text:p>1953-03-18 09:47:48.750000 EST-0500</text:p>
          </table:table-cell>
          <table:table-cell office:value-type="string">
            <text:p>N</text:p>
          </table:table-cell>
          <table:table-cell office:value-type="float" office:value="49.2065997413">
            <text:p>49.2065997413</text:p>
          </table:table-cell>
          <table:table-cell office:value-type="float" office:value="25.9994546037">
            <text:p>25.9994546037</text:p>
          </table:table-cell>
          <table:table-cell office:value-type="float" office:value="49.2065997413">
            <text:p>49.2065997413</text:p>
          </table:table-cell>
          <table:table-cell office:value-type="float" office:value="25.9994546037">
            <text:p>25.999454603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4837.7972">
            <text:p>2434837.7972</text:p>
          </table:table-cell>
          <table:table-cell office:value-type="string">
            <text:p>1954-04-05 02:07:58.125000 EST-0500</text:p>
          </table:table-cell>
          <table:table-cell office:value-type="string">
            <text:p>S</text:p>
          </table:table-cell>
          <table:table-cell office:value-type="float" office:value="229.214772671">
            <text:p>229.214772671</text:p>
          </table:table-cell>
          <table:table-cell office:value-type="float" office:value="205.992360359">
            <text:p>205.992360359</text:p>
          </table:table-cell>
          <table:table-cell office:value-type="float" office:value="49.2147726706">
            <text:p>49.2147726706</text:p>
          </table:table-cell>
          <table:table-cell office:value-type="float" office:value="25.9923603586">
            <text:p>25.992360358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5142.03853">
            <text:p>2435142.03853</text:p>
          </table:table-cell>
          <table:table-cell office:value-type="string">
            <text:p>1955-02-03 07:55:29.296875 EST-0500</text:p>
          </table:table-cell>
          <table:table-cell office:value-type="string">
            <text:p>N</text:p>
          </table:table-cell>
          <table:table-cell office:value-type="float" office:value="49.2206090956">
            <text:p>49.2206090956</text:p>
          </table:table-cell>
          <table:table-cell office:value-type="float" office:value="25.9856569695">
            <text:p>25.9856569695</text:p>
          </table:table-cell>
          <table:table-cell office:value-type="float" office:value="49.2206090956">
            <text:p>49.2206090956</text:p>
          </table:table-cell>
          <table:table-cell office:value-type="float" office:value="25.9856569695">
            <text:p>25.985656969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5524.76985">
            <text:p>2435524.76985</text:p>
          </table:table-cell>
          <table:table-cell office:value-type="string">
            <text:p>1956-02-21 01:28:35.625000 EST-0500</text:p>
          </table:table-cell>
          <table:table-cell office:value-type="string">
            <text:p>S</text:p>
          </table:table-cell>
          <table:table-cell office:value-type="float" office:value="229.221389747">
            <text:p>229.221389747</text:p>
          </table:table-cell>
          <table:table-cell office:value-type="float" office:value="205.972018733">
            <text:p>205.972018733</text:p>
          </table:table-cell>
          <table:table-cell office:value-type="float" office:value="49.2213897471">
            <text:p>49.2213897471</text:p>
          </table:table-cell>
          <table:table-cell office:value-type="float" office:value="25.9720187326">
            <text:p>25.972018732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5828.9886">
            <text:p>2435828.9886</text:p>
          </table:table-cell>
          <table:table-cell office:value-type="string">
            <text:p>1956-12-21 06:43:35.625000 EST-0500</text:p>
          </table:table-cell>
          <table:table-cell office:value-type="string">
            <text:p>N</text:p>
          </table:table-cell>
          <table:table-cell office:value-type="float" office:value="49.2250832381">
            <text:p>49.2250832381</text:p>
          </table:table-cell>
          <table:table-cell office:value-type="float" office:value="25.9649071391">
            <text:p>25.9649071391</text:p>
          </table:table-cell>
          <table:table-cell office:value-type="float" office:value="49.2250832381">
            <text:p>49.2250832381</text:p>
          </table:table-cell>
          <table:table-cell office:value-type="float" office:value="25.9649071391">
            <text:p>25.964907139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6211.69978">
            <text:p>2436211.69978</text:p>
          </table:table-cell>
          <table:table-cell office:value-type="string">
            <text:p>1958-01-07 23:47:41.718750 EST-0500</text:p>
          </table:table-cell>
          <table:table-cell office:value-type="string">
            <text:p>S</text:p>
          </table:table-cell>
          <table:table-cell office:value-type="float" office:value="229.235523171">
            <text:p>229.235523171</text:p>
          </table:table-cell>
          <table:table-cell office:value-type="float" office:value="205.961635433">
            <text:p>205.961635433</text:p>
          </table:table-cell>
          <table:table-cell office:value-type="float" office:value="49.2355231714">
            <text:p>49.2355231714</text:p>
          </table:table-cell>
          <table:table-cell office:value-type="float" office:value="25.9616354327">
            <text:p>25.961635432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6515.99971">
            <text:p>2436515.99971</text:p>
          </table:table-cell>
          <table:table-cell office:value-type="string">
            <text:p>1958-11-08 06:59:35.390625 EST-0500</text:p>
          </table:table-cell>
          <table:table-cell office:value-type="string">
            <text:p>N</text:p>
          </table:table-cell>
          <table:table-cell office:value-type="float" office:value="49.2427975122">
            <text:p>49.2427975122</text:p>
          </table:table-cell>
          <table:table-cell office:value-type="float" office:value="25.9591720762">
            <text:p>25.9591720762</text:p>
          </table:table-cell>
          <table:table-cell office:value-type="float" office:value="49.2427975122">
            <text:p>49.2427975122</text:p>
          </table:table-cell>
          <table:table-cell office:value-type="float" office:value="25.9591720762">
            <text:p>25.959172076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6898.64863">
            <text:p>2436898.64863</text:p>
          </table:table-cell>
          <table:table-cell office:value-type="string">
            <text:p>1959-11-25 22:34:02.578125 EST-0500</text:p>
          </table:table-cell>
          <table:table-cell office:value-type="string">
            <text:p>S</text:p>
          </table:table-cell>
          <table:table-cell office:value-type="float" office:value="229.251590731">
            <text:p>229.251590731</text:p>
          </table:table-cell>
          <table:table-cell office:value-type="float" office:value="205.954943857">
            <text:p>205.954943857</text:p>
          </table:table-cell>
          <table:table-cell office:value-type="float" office:value="49.251590731">
            <text:p>49.251590731</text:p>
          </table:table-cell>
          <table:table-cell office:value-type="float" office:value="25.9549438573">
            <text:p>25.954943857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7202.96016">
            <text:p>2437202.96016</text:p>
          </table:table-cell>
          <table:table-cell office:value-type="string">
            <text:p>1960-09-25 06:02:38.203125 EST-0500</text:p>
          </table:table-cell>
          <table:table-cell office:value-type="string">
            <text:p>N</text:p>
          </table:table-cell>
          <table:table-cell office:value-type="float" office:value="49.2558961729">
            <text:p>49.2558961729</text:p>
          </table:table-cell>
          <table:table-cell office:value-type="float" office:value="25.9487459915">
            <text:p>25.9487459915</text:p>
          </table:table-cell>
          <table:table-cell office:value-type="float" office:value="49.2558961729">
            <text:p>49.2558961729</text:p>
          </table:table-cell>
          <table:table-cell office:value-type="float" office:value="25.9487459915">
            <text:p>25.948745991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7585.60299">
            <text:p>2437585.60299</text:p>
          </table:table-cell>
          <table:table-cell office:value-type="string">
            <text:p>1961-10-12 21:28:18.046875 EST-0500</text:p>
          </table:table-cell>
          <table:table-cell office:value-type="string">
            <text:p>S</text:p>
          </table:table-cell>
          <table:table-cell office:value-type="float" office:value="229.260297724">
            <text:p>229.260297724</text:p>
          </table:table-cell>
          <table:table-cell office:value-type="float" office:value="205.940265902">
            <text:p>205.940265902</text:p>
          </table:table-cell>
          <table:table-cell office:value-type="float" office:value="49.2602977241">
            <text:p>49.2602977241</text:p>
          </table:table-cell>
          <table:table-cell office:value-type="float" office:value="25.9402659019">
            <text:p>25.940265901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7889.88277">
            <text:p>2437889.88277</text:p>
          </table:table-cell>
          <table:table-cell office:value-type="string">
            <text:p>1962-08-13 04:11:11.484375 EST-0500</text:p>
          </table:table-cell>
          <table:table-cell office:value-type="string">
            <text:p>N</text:p>
          </table:table-cell>
          <table:table-cell office:value-type="float" office:value="49.2636826581">
            <text:p>49.2636826581</text:p>
          </table:table-cell>
          <table:table-cell office:value-type="float" office:value="25.9323028841">
            <text:p>25.9323028841</text:p>
          </table:table-cell>
          <table:table-cell office:value-type="float" office:value="49.2636826581">
            <text:p>49.2636826581</text:p>
          </table:table-cell>
          <table:table-cell office:value-type="float" office:value="25.9323028841">
            <text:p>25.932302884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8272.54084">
            <text:p>2438272.54084</text:p>
          </table:table-cell>
          <table:table-cell office:value-type="string">
            <text:p>1963-08-30 19:58:49.687500 EST-0500</text:p>
          </table:table-cell>
          <table:table-cell office:value-type="string">
            <text:p>S</text:p>
          </table:table-cell>
          <table:table-cell office:value-type="float" office:value="229.272425985">
            <text:p>229.272425985</text:p>
          </table:table-cell>
          <table:table-cell office:value-type="float" office:value="205.927282143">
            <text:p>205.927282143</text:p>
          </table:table-cell>
          <table:table-cell office:value-type="float" office:value="49.2724259846">
            <text:p>49.2724259846</text:p>
          </table:table-cell>
          <table:table-cell office:value-type="float" office:value="25.9272821427">
            <text:p>25.927282142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8576.86336">
            <text:p>2438576.86336</text:p>
          </table:table-cell>
          <table:table-cell office:value-type="string">
            <text:p>1964-06-30 03:43:14.531250 EST-0500</text:p>
          </table:table-cell>
          <table:table-cell office:value-type="string">
            <text:p>N</text:p>
          </table:table-cell>
          <table:table-cell office:value-type="float" office:value="49.2821942987">
            <text:p>49.2821942987</text:p>
          </table:table-cell>
          <table:table-cell office:value-type="float" office:value="25.9257040069">
            <text:p>25.9257040069</text:p>
          </table:table-cell>
          <table:table-cell office:value-type="float" office:value="49.2821942987">
            <text:p>49.2821942987</text:p>
          </table:table-cell>
          <table:table-cell office:value-type="float" office:value="25.9257040069">
            <text:p>25.925704006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8959.51778">
            <text:p>2438959.51778</text:p>
          </table:table-cell>
          <table:table-cell office:value-type="string">
            <text:p>1965-07-17 19:25:36.328125 EST-0500</text:p>
          </table:table-cell>
          <table:table-cell office:value-type="string">
            <text:p>S</text:p>
          </table:table-cell>
          <table:table-cell office:value-type="float" office:value="229.293073103">
            <text:p>229.293073103</text:p>
          </table:table-cell>
          <table:table-cell office:value-type="float" office:value="205.921514675">
            <text:p>205.921514675</text:p>
          </table:table-cell>
          <table:table-cell office:value-type="float" office:value="49.2930731031">
            <text:p>49.2930731031</text:p>
          </table:table-cell>
          <table:table-cell office:value-type="float" office:value="25.9215146755">
            <text:p>25.921514675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9263.81465">
            <text:p>2439263.81465</text:p>
          </table:table-cell>
          <table:table-cell office:value-type="string">
            <text:p>1966-05-18 02:33:06.328125 EST-0500</text:p>
          </table:table-cell>
          <table:table-cell office:value-type="string">
            <text:p>N</text:p>
          </table:table-cell>
          <table:table-cell office:value-type="float" office:value="49.299776114">
            <text:p>49.299776114</text:p>
          </table:table-cell>
          <table:table-cell office:value-type="float" office:value="25.9166309088">
            <text:p>25.9166309088</text:p>
          </table:table-cell>
          <table:table-cell office:value-type="float" office:value="49.299776114">
            <text:p>49.299776114</text:p>
          </table:table-cell>
          <table:table-cell office:value-type="float" office:value="25.9166309088">
            <text:p>25.916630908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9646.48799">
            <text:p>2439646.48799</text:p>
          </table:table-cell>
          <table:table-cell office:value-type="string">
            <text:p>1967-06-04 18:42:42.890625 EST-0500</text:p>
          </table:table-cell>
          <table:table-cell office:value-type="string">
            <text:p>S</text:p>
          </table:table-cell>
          <table:table-cell office:value-type="float" office:value="229.301369637">
            <text:p>229.301369637</text:p>
          </table:table-cell>
          <table:table-cell office:value-type="float" office:value="205.902273975">
            <text:p>205.902273975</text:p>
          </table:table-cell>
          <table:table-cell office:value-type="float" office:value="49.3013696374">
            <text:p>49.3013696374</text:p>
          </table:table-cell>
          <table:table-cell office:value-type="float" office:value="25.9022739754">
            <text:p>25.90227397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39950.73604">
            <text:p>2439950.73604</text:p>
          </table:table-cell>
          <table:table-cell office:value-type="string">
            <text:p>1968-04-04 00:39:54.140625 EST-0500</text:p>
          </table:table-cell>
          <table:table-cell office:value-type="string">
            <text:p>N</text:p>
          </table:table-cell>
          <table:table-cell office:value-type="float" office:value="49.3098999832">
            <text:p>49.3098999832</text:p>
          </table:table-cell>
          <table:table-cell office:value-type="float" office:value="25.8979244456">
            <text:p>25.8979244456</text:p>
          </table:table-cell>
          <table:table-cell office:value-type="float" office:value="49.3098999832">
            <text:p>49.3098999832</text:p>
          </table:table-cell>
          <table:table-cell office:value-type="float" office:value="25.8979244456">
            <text:p>25.897924445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0333.42891">
            <text:p>2440333.42891</text:p>
          </table:table-cell>
          <table:table-cell office:value-type="string">
            <text:p>1969-04-21 17:17:38.203125 EST-0500</text:p>
          </table:table-cell>
          <table:table-cell office:value-type="string">
            <text:p>S</text:p>
          </table:table-cell>
          <table:table-cell office:value-type="float" office:value="229.320260427">
            <text:p>229.320260427</text:p>
          </table:table-cell>
          <table:table-cell office:value-type="float" office:value="205.892145234">
            <text:p>205.892145234</text:p>
          </table:table-cell>
          <table:table-cell office:value-type="float" office:value="49.320260427">
            <text:p>49.320260427</text:p>
          </table:table-cell>
          <table:table-cell office:value-type="float" office:value="25.8921452345">
            <text:p>25.892145234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0637.72396">
            <text:p>2440637.72396</text:p>
          </table:table-cell>
          <table:table-cell office:value-type="string">
            <text:p>1970-02-20 00:22:30.000000 EST-0500</text:p>
          </table:table-cell>
          <table:table-cell office:value-type="string">
            <text:p>N</text:p>
          </table:table-cell>
          <table:table-cell office:value-type="float" office:value="49.3307461709">
            <text:p>49.3307461709</text:p>
          </table:table-cell>
          <table:table-cell office:value-type="float" office:value="25.8890090758">
            <text:p>25.8890090758</text:p>
          </table:table-cell>
          <table:table-cell office:value-type="float" office:value="49.3307461709">
            <text:p>49.3307461709</text:p>
          </table:table-cell>
          <table:table-cell office:value-type="float" office:value="25.8890090758">
            <text:p>25.889009075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1020.39241">
            <text:p>2441020.39241</text:p>
          </table:table-cell>
          <table:table-cell office:value-type="string">
            <text:p>1971-03-09 16:25:04.687500 EST-0500</text:p>
          </table:table-cell>
          <table:table-cell office:value-type="string">
            <text:p>S</text:p>
          </table:table-cell>
          <table:table-cell office:value-type="float" office:value="229.344554303">
            <text:p>229.344554303</text:p>
          </table:table-cell>
          <table:table-cell office:value-type="float" office:value="205.886869003">
            <text:p>205.886869003</text:p>
          </table:table-cell>
          <table:table-cell office:value-type="float" office:value="49.344554303">
            <text:p>49.344554303</text:p>
          </table:table-cell>
          <table:table-cell office:value-type="float" office:value="25.886869003">
            <text:p>25.88686900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1324.70698">
            <text:p>2441324.70698</text:p>
          </table:table-cell>
          <table:table-cell office:value-type="string">
            <text:p>1972-01-07 23:58:03.984375 EST-0500</text:p>
          </table:table-cell>
          <table:table-cell office:value-type="string">
            <text:p>N</text:p>
          </table:table-cell>
          <table:table-cell office:value-type="float" office:value="49.348415753">
            <text:p>49.348415753</text:p>
          </table:table-cell>
          <table:table-cell office:value-type="float" office:value="25.8782320831">
            <text:p>25.8782320831</text:p>
          </table:table-cell>
          <table:table-cell office:value-type="float" office:value="49.348415753">
            <text:p>49.348415753</text:p>
          </table:table-cell>
          <table:table-cell office:value-type="float" office:value="25.8782320831">
            <text:p>25.878232083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1707.35652">
            <text:p>2441707.35652</text:p>
          </table:table-cell>
          <table:table-cell office:value-type="string">
            <text:p>1973-01-24 15:33:23.906250 EST-0500</text:p>
          </table:table-cell>
          <table:table-cell office:value-type="string">
            <text:p>S</text:p>
          </table:table-cell>
          <table:table-cell office:value-type="float" office:value="229.356398194">
            <text:p>229.356398194</text:p>
          </table:table-cell>
          <table:table-cell office:value-type="float" office:value="205.870662911">
            <text:p>205.870662911</text:p>
          </table:table-cell>
          <table:table-cell office:value-type="float" office:value="49.3563981939">
            <text:p>49.3563981939</text:p>
          </table:table-cell>
          <table:table-cell office:value-type="float" office:value="25.8706629108">
            <text:p>25.870662910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2011.65339">
            <text:p>2442011.65339</text:p>
          </table:table-cell>
          <table:table-cell office:value-type="string">
            <text:p>1973-11-24 22:40:53.906250 EST-0500</text:p>
          </table:table-cell>
          <table:table-cell office:value-type="string">
            <text:p>N</text:p>
          </table:table-cell>
          <table:table-cell office:value-type="float" office:value="49.3579135734">
            <text:p>49.3579135734</text:p>
          </table:table-cell>
          <table:table-cell office:value-type="float" office:value="25.8610241706">
            <text:p>25.8610241706</text:p>
          </table:table-cell>
          <table:table-cell office:value-type="float" office:value="49.3579135734">
            <text:p>49.3579135734</text:p>
          </table:table-cell>
          <table:table-cell office:value-type="float" office:value="25.8610241706">
            <text:p>25.861024170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2394.29256">
            <text:p>2442394.29256</text:p>
          </table:table-cell>
          <table:table-cell office:value-type="string">
            <text:p>1974-12-12 14:01:17.343750 EST-0500</text:p>
          </table:table-cell>
          <table:table-cell office:value-type="string">
            <text:p>S</text:p>
          </table:table-cell>
          <table:table-cell office:value-type="float" office:value="229.365693231">
            <text:p>229.365693231</text:p>
          </table:table-cell>
          <table:table-cell office:value-type="float" office:value="205.854230425">
            <text:p>205.854230425</text:p>
          </table:table-cell>
          <table:table-cell office:value-type="float" office:value="49.3656932315">
            <text:p>49.3656932315</text:p>
          </table:table-cell>
          <table:table-cell office:value-type="float" office:value="25.8542304254">
            <text:p>25.85423042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2698.62055">
            <text:p>2442698.62055</text:p>
          </table:table-cell>
          <table:table-cell office:value-type="string">
            <text:p>1975-10-12 21:53:36.796875 EST-0500</text:p>
          </table:table-cell>
          <table:table-cell office:value-type="string">
            <text:p>N</text:p>
          </table:table-cell>
          <table:table-cell office:value-type="float" office:value="49.3743869533">
            <text:p>49.3743869533</text:p>
          </table:table-cell>
          <table:table-cell office:value-type="float" office:value="25.8519479432">
            <text:p>25.8519479432</text:p>
          </table:table-cell>
          <table:table-cell office:value-type="float" office:value="49.3743869533">
            <text:p>49.3743869533</text:p>
          </table:table-cell>
          <table:table-cell office:value-type="float" office:value="25.8519479432">
            <text:p>25.85194794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3081.25178">
            <text:p>2443081.25178</text:p>
          </table:table-cell>
          <table:table-cell office:value-type="string">
            <text:p>1976-10-29 13:02:34.687500 EST-0500</text:p>
          </table:table-cell>
          <table:table-cell office:value-type="string">
            <text:p>S</text:p>
          </table:table-cell>
          <table:table-cell office:value-type="float" office:value="229.384322318">
            <text:p>229.384322318</text:p>
          </table:table-cell>
          <table:table-cell office:value-type="float" office:value="205.848599927">
            <text:p>205.848599927</text:p>
          </table:table-cell>
          <table:table-cell office:value-type="float" office:value="49.3843223179">
            <text:p>49.3843223179</text:p>
          </table:table-cell>
          <table:table-cell office:value-type="float" office:value="25.8485999268">
            <text:p>25.848599926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3385.58955">
            <text:p>2443385.58955</text:p>
          </table:table-cell>
          <table:table-cell office:value-type="string">
            <text:p>1977-08-29 21:08:57.890625 EST-0500</text:p>
          </table:table-cell>
          <table:table-cell office:value-type="string">
            <text:p>N</text:p>
          </table:table-cell>
          <table:table-cell office:value-type="float" office:value="49.3915992892">
            <text:p>49.3915992892</text:p>
          </table:table-cell>
          <table:table-cell office:value-type="float" office:value="25.844893442">
            <text:p>25.844893442</text:p>
          </table:table-cell>
          <table:table-cell office:value-type="float" office:value="49.3915992892">
            <text:p>49.3915992892</text:p>
          </table:table-cell>
          <table:table-cell office:value-type="float" office:value="25.844893442">
            <text:p>25.84489344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3768.2342">
            <text:p>2443768.2342</text:p>
          </table:table-cell>
          <table:table-cell office:value-type="string">
            <text:p>1978-09-16 12:37:15.937500 EST-0500</text:p>
          </table:table-cell>
          <table:table-cell office:value-type="string">
            <text:p>S</text:p>
          </table:table-cell>
          <table:table-cell office:value-type="float" office:value="229.391214743">
            <text:p>229.391214743</text:p>
          </table:table-cell>
          <table:table-cell office:value-type="float" office:value="205.831772035">
            <text:p>205.831772035</text:p>
          </table:table-cell>
          <table:table-cell office:value-type="float" office:value="49.3912147427">
            <text:p>49.3912147427</text:p>
          </table:table-cell>
          <table:table-cell office:value-type="float" office:value="25.8317720351">
            <text:p>25.831772035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4072.50117">
            <text:p>2444072.50117</text:p>
          </table:table-cell>
          <table:table-cell office:value-type="string">
            <text:p>1979-07-17 19:01:41.953125 EST-0500</text:p>
          </table:table-cell>
          <table:table-cell office:value-type="string">
            <text:p>N</text:p>
          </table:table-cell>
          <table:table-cell office:value-type="float" office:value="49.3968922396">
            <text:p>49.3968922396</text:p>
          </table:table-cell>
          <table:table-cell office:value-type="float" office:value="25.8269924349">
            <text:p>25.8269924349</text:p>
          </table:table-cell>
          <table:table-cell office:value-type="float" office:value="49.3968922396">
            <text:p>49.3968922396</text:p>
          </table:table-cell>
          <table:table-cell office:value-type="float" office:value="25.8269924349">
            <text:p>25.826992434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4455.17696">
            <text:p>2444455.17696</text:p>
          </table:table-cell>
          <table:table-cell office:value-type="string">
            <text:p>1980-08-03 11:14:49.453125 EST-0500</text:p>
          </table:table-cell>
          <table:table-cell office:value-type="string">
            <text:p>S</text:p>
          </table:table-cell>
          <table:table-cell office:value-type="float" office:value="229.400035262">
            <text:p>229.400035262</text:p>
          </table:table-cell>
          <table:table-cell office:value-type="float" office:value="205.816929262">
            <text:p>205.816929262</text:p>
          </table:table-cell>
          <table:table-cell office:value-type="float" office:value="49.4000352617">
            <text:p>49.4000352617</text:p>
          </table:table-cell>
          <table:table-cell office:value-type="float" office:value="25.8169292616">
            <text:p>25.816929261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4759.47504">
            <text:p>2444759.47504</text:p>
          </table:table-cell>
          <table:table-cell office:value-type="string">
            <text:p>1981-06-03 18:24:04.921875 EST-0500</text:p>
          </table:table-cell>
          <table:table-cell office:value-type="string">
            <text:p>N</text:p>
          </table:table-cell>
          <table:table-cell office:value-type="float" office:value="49.407820423">
            <text:p>49.407820423</text:p>
          </table:table-cell>
          <table:table-cell office:value-type="float" office:value="25.8144353839">
            <text:p>25.8144353839</text:p>
          </table:table-cell>
          <table:table-cell office:value-type="float" office:value="49.407820423">
            <text:p>49.407820423</text:p>
          </table:table-cell>
          <table:table-cell office:value-type="float" office:value="25.8144353839">
            <text:p>25.81443538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5142.11665">
            <text:p>2445142.11665</text:p>
          </table:table-cell>
          <table:table-cell office:value-type="string">
            <text:p>1982-06-21 09:47:59.296875 EST-0500</text:p>
          </table:table-cell>
          <table:table-cell office:value-type="string">
            <text:p>S</text:p>
          </table:table-cell>
          <table:table-cell office:value-type="float" office:value="229.420058778">
            <text:p>229.420058778</text:p>
          </table:table-cell>
          <table:table-cell office:value-type="float" office:value="205.812532517">
            <text:p>205.812532517</text:p>
          </table:table-cell>
          <table:table-cell office:value-type="float" office:value="49.4200587776">
            <text:p>49.4200587776</text:p>
          </table:table-cell>
          <table:table-cell office:value-type="float" office:value="25.8125325166">
            <text:p>25.812532516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5446.47334">
            <text:p>2445446.47334</text:p>
          </table:table-cell>
          <table:table-cell office:value-type="string">
            <text:p>1983-04-21 18:21:37.265625 EST-0500</text:p>
          </table:table-cell>
          <table:table-cell office:value-type="string">
            <text:p>N</text:p>
          </table:table-cell>
          <table:table-cell office:value-type="float" office:value="49.4286879824">
            <text:p>49.4286879824</text:p>
          </table:table-cell>
          <table:table-cell office:value-type="float" office:value="25.8098468478">
            <text:p>25.8098468478</text:p>
          </table:table-cell>
          <table:table-cell office:value-type="float" office:value="49.4286879824">
            <text:p>49.4286879824</text:p>
          </table:table-cell>
          <table:table-cell office:value-type="float" office:value="25.8098468478">
            <text:p>25.809846847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5829.07588">
            <text:p>2445829.07588</text:p>
          </table:table-cell>
          <table:table-cell office:value-type="string">
            <text:p>1984-05-08 08:49:16.640625 EST-0500</text:p>
          </table:table-cell>
          <table:table-cell office:value-type="string">
            <text:p>S</text:p>
          </table:table-cell>
          <table:table-cell office:value-type="float" office:value="229.43782659">
            <text:p>229.43782659</text:p>
          </table:table-cell>
          <table:table-cell office:value-type="float" office:value="205.804016591">
            <text:p>205.804016591</text:p>
          </table:table-cell>
          <table:table-cell office:value-type="float" office:value="49.4378265904">
            <text:p>49.4378265904</text:p>
          </table:table-cell>
          <table:table-cell office:value-type="float" office:value="25.8040165912">
            <text:p>25.804016591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6133.4112">
            <text:p>2446133.4112</text:p>
          </table:table-cell>
          <table:table-cell office:value-type="string">
            <text:p>1985-03-08 16:52:08.906250 EST-0500</text:p>
          </table:table-cell>
          <table:table-cell office:value-type="string">
            <text:p>N</text:p>
          </table:table-cell>
          <table:table-cell office:value-type="float" office:value="49.4425557428">
            <text:p>49.4425557428</text:p>
          </table:table-cell>
          <table:table-cell office:value-type="float" office:value="25.7959945178">
            <text:p>25.7959945178</text:p>
          </table:table-cell>
          <table:table-cell office:value-type="float" office:value="49.4425557428">
            <text:p>49.4425557428</text:p>
          </table:table-cell>
          <table:table-cell office:value-type="float" office:value="25.7959945178">
            <text:p>25.795994517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6516.03206">
            <text:p>2446516.03206</text:p>
          </table:table-cell>
          <table:table-cell office:value-type="string">
            <text:p>1986-03-26 07:46:10.312500 EST-0500</text:p>
          </table:table-cell>
          <table:table-cell office:value-type="string">
            <text:p>S</text:p>
          </table:table-cell>
          <table:table-cell office:value-type="float" office:value="229.450676938">
            <text:p>229.450676938</text:p>
          </table:table-cell>
          <table:table-cell office:value-type="float" office:value="205.788452643">
            <text:p>205.788452643</text:p>
          </table:table-cell>
          <table:table-cell office:value-type="float" office:value="49.4506769379">
            <text:p>49.4506769379</text:p>
          </table:table-cell>
          <table:table-cell office:value-type="float" office:value="25.7884526435">
            <text:p>25.78845264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6820.34969">
            <text:p>2446820.34969</text:p>
          </table:table-cell>
          <table:table-cell office:value-type="string">
            <text:p>1987-01-24 15:23:33.281250 EST-0500</text:p>
          </table:table-cell>
          <table:table-cell office:value-type="string">
            <text:p>N</text:p>
          </table:table-cell>
          <table:table-cell office:value-type="float" office:value="49.4566422997">
            <text:p>49.4566422997</text:p>
          </table:table-cell>
          <table:table-cell office:value-type="float" office:value="25.7812328252">
            <text:p>25.7812328252</text:p>
          </table:table-cell>
          <table:table-cell office:value-type="float" office:value="49.4566422997">
            <text:p>49.4566422997</text:p>
          </table:table-cell>
          <table:table-cell office:value-type="float" office:value="25.7812328252">
            <text:p>25.781232825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7202.99129">
            <text:p>2447202.99129</text:p>
          </table:table-cell>
          <table:table-cell office:value-type="string">
            <text:p>1988-02-11 06:47:27.656250 EST-0500</text:p>
          </table:table-cell>
          <table:table-cell office:value-type="string">
            <text:p>S</text:p>
          </table:table-cell>
          <table:table-cell office:value-type="float" office:value="229.470062776">
            <text:p>229.470062776</text:p>
          </table:table-cell>
          <table:table-cell office:value-type="float" office:value="205.778365168">
            <text:p>205.778365168</text:p>
          </table:table-cell>
          <table:table-cell office:value-type="float" office:value="49.4700627758">
            <text:p>49.4700627758</text:p>
          </table:table-cell>
          <table:table-cell office:value-type="float" office:value="25.7783651677">
            <text:p>25.778365167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7507.35103">
            <text:p>2447507.35103</text:p>
          </table:table-cell>
          <table:table-cell office:value-type="string">
            <text:p>1988-12-11 15:25:29.296875 EST-0500</text:p>
          </table:table-cell>
          <table:table-cell office:value-type="string">
            <text:p>N</text:p>
          </table:table-cell>
          <table:table-cell office:value-type="float" office:value="49.4779123138">
            <text:p>49.4779123138</text:p>
          </table:table-cell>
          <table:table-cell office:value-type="float" office:value="25.7736868667">
            <text:p>25.7736868667</text:p>
          </table:table-cell>
          <table:table-cell office:value-type="float" office:value="49.4779123138">
            <text:p>49.4779123138</text:p>
          </table:table-cell>
          <table:table-cell office:value-type="float" office:value="25.7736868667">
            <text:p>25.773686866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7889.97065">
            <text:p>2447889.97065</text:p>
          </table:table-cell>
          <table:table-cell office:value-type="string">
            <text:p>1989-12-29 06:17:45.234375 EST-0500</text:p>
          </table:table-cell>
          <table:table-cell office:value-type="string">
            <text:p>S</text:p>
          </table:table-cell>
          <table:table-cell office:value-type="float" office:value="229.485534372">
            <text:p>229.485534372</text:p>
          </table:table-cell>
          <table:table-cell office:value-type="float" office:value="205.765024416">
            <text:p>205.765024416</text:p>
          </table:table-cell>
          <table:table-cell office:value-type="float" office:value="49.4855343718">
            <text:p>49.4855343718</text:p>
          </table:table-cell>
          <table:table-cell office:value-type="float" office:value="25.7650244159">
            <text:p>25.765024415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8194.27913">
            <text:p>2448194.27913</text:p>
          </table:table-cell>
          <table:table-cell office:value-type="string">
            <text:p>1990-10-29 13:41:57.187500 EST-0500</text:p>
          </table:table-cell>
          <table:table-cell office:value-type="string">
            <text:p>N</text:p>
          </table:table-cell>
          <table:table-cell office:value-type="float" office:value="49.4919438313">
            <text:p>49.4919438313</text:p>
          </table:table-cell>
          <table:table-cell office:value-type="float" office:value="25.7594367963">
            <text:p>25.7594367963</text:p>
          </table:table-cell>
          <table:table-cell office:value-type="float" office:value="49.4919438313">
            <text:p>49.4919438313</text:p>
          </table:table-cell>
          <table:table-cell office:value-type="float" office:value="25.7594367963">
            <text:p>25.759436796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8576.91951">
            <text:p>2448576.91951</text:p>
          </table:table-cell>
          <table:table-cell office:value-type="string">
            <text:p>1991-11-16 05:04:06.093750 EST-0500</text:p>
          </table:table-cell>
          <table:table-cell office:value-type="string">
            <text:p>S</text:p>
          </table:table-cell>
          <table:table-cell office:value-type="float" office:value="229.493954544">
            <text:p>229.493954544</text:p>
          </table:table-cell>
          <table:table-cell office:value-type="float" office:value="205.746149656">
            <text:p>205.746149656</text:p>
          </table:table-cell>
          <table:table-cell office:value-type="float" office:value="49.4939545438">
            <text:p>49.4939545438</text:p>
          </table:table-cell>
          <table:table-cell office:value-type="float" office:value="25.7461496557">
            <text:p>25.746149655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8881.22188">
            <text:p>2448881.22188</text:p>
          </table:table-cell>
          <table:table-cell office:value-type="string">
            <text:p>1992-09-15 12:19:30.703125 EST-0500</text:p>
          </table:table-cell>
          <table:table-cell office:value-type="string">
            <text:p>N</text:p>
          </table:table-cell>
          <table:table-cell office:value-type="float" office:value="49.5024012794">
            <text:p>49.5024012794</text:p>
          </table:table-cell>
          <table:table-cell office:value-type="float" office:value="25.7424791955">
            <text:p>25.7424791955</text:p>
          </table:table-cell>
          <table:table-cell office:value-type="float" office:value="49.5024012794">
            <text:p>49.5024012794</text:p>
          </table:table-cell>
          <table:table-cell office:value-type="float" office:value="25.7424791955">
            <text:p>25.742479195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9263.85555">
            <text:p>2449263.85555</text:p>
          </table:table-cell>
          <table:table-cell office:value-type="string">
            <text:p>1993-10-03 03:31:59.531250 EST-0500</text:p>
          </table:table-cell>
          <table:table-cell office:value-type="string">
            <text:p>S</text:p>
          </table:table-cell>
          <table:table-cell office:value-type="float" office:value="229.513617536">
            <text:p>229.513617536</text:p>
          </table:table-cell>
          <table:table-cell office:value-type="float" office:value="205.739637769">
            <text:p>205.739637769</text:p>
          </table:table-cell>
          <table:table-cell office:value-type="float" office:value="49.5136175357">
            <text:p>49.5136175357</text:p>
          </table:table-cell>
          <table:table-cell office:value-type="float" office:value="25.7396377688">
            <text:p>25.739637768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9568.21896">
            <text:p>2449568.21896</text:p>
          </table:table-cell>
          <table:table-cell office:value-type="string">
            <text:p>1994-08-03 12:15:17.578125 EST-0500</text:p>
          </table:table-cell>
          <table:table-cell office:value-type="string">
            <text:p>N</text:p>
          </table:table-cell>
          <table:table-cell office:value-type="float" office:value="49.5225720548">
            <text:p>49.5225720548</text:p>
          </table:table-cell>
          <table:table-cell office:value-type="float" office:value="25.7370886989">
            <text:p>25.7370886989</text:p>
          </table:table-cell>
          <table:table-cell office:value-type="float" office:value="49.5225720548">
            <text:p>49.5225720548</text:p>
          </table:table-cell>
          <table:table-cell office:value-type="float" office:value="25.7370886989">
            <text:p>25.73708869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49950.81111">
            <text:p>2449950.81111</text:p>
          </table:table-cell>
          <table:table-cell office:value-type="string">
            <text:p>1995-08-21 02:28:00.468750 EST-0500</text:p>
          </table:table-cell>
          <table:table-cell office:value-type="string">
            <text:p>S</text:p>
          </table:table-cell>
          <table:table-cell office:value-type="float" office:value="229.53126107">
            <text:p>229.53126107</text:p>
          </table:table-cell>
          <table:table-cell office:value-type="float" office:value="205.732471876">
            <text:p>205.732471876</text:p>
          </table:table-cell>
          <table:table-cell office:value-type="float" office:value="49.5312610704">
            <text:p>49.5312610704</text:p>
          </table:table-cell>
          <table:table-cell office:value-type="float" office:value="25.7324718757">
            <text:p>25.732471875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0255.17696">
            <text:p>2450255.17696</text:p>
          </table:table-cell>
          <table:table-cell office:value-type="string">
            <text:p>1996-06-20 11:14:49.453125 EST-0500</text:p>
          </table:table-cell>
          <table:table-cell office:value-type="string">
            <text:p>N</text:p>
          </table:table-cell>
          <table:table-cell office:value-type="float" office:value="49.5345743432">
            <text:p>49.5345743432</text:p>
          </table:table-cell>
          <table:table-cell office:value-type="float" office:value="25.7256822004">
            <text:p>25.7256822004</text:p>
          </table:table-cell>
          <table:table-cell office:value-type="float" office:value="49.5345743432">
            <text:p>49.5345743432</text:p>
          </table:table-cell>
          <table:table-cell office:value-type="float" office:value="25.7256822004">
            <text:p>25.725682200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0637.76546">
            <text:p>2450637.76546</text:p>
          </table:table-cell>
          <table:table-cell office:value-type="string">
            <text:p>1997-07-08 01:22:15.937500 EST-0500</text:p>
          </table:table-cell>
          <table:table-cell office:value-type="string">
            <text:p>S</text:p>
          </table:table-cell>
          <table:table-cell office:value-type="float" office:value="229.539744998">
            <text:p>229.539744998</text:p>
          </table:table-cell>
          <table:table-cell office:value-type="float" office:value="205.717740709">
            <text:p>205.717740709</text:p>
          </table:table-cell>
          <table:table-cell office:value-type="float" office:value="49.5397449982">
            <text:p>49.5397449982</text:p>
          </table:table-cell>
          <table:table-cell office:value-type="float" office:value="25.7177407093">
            <text:p>25.717740709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0942.10994">
            <text:p>2450942.10994</text:p>
          </table:table-cell>
          <table:table-cell office:value-type="string">
            <text:p>1998-05-08 09:38:19.218750 EST-0500</text:p>
          </table:table-cell>
          <table:table-cell office:value-type="string">
            <text:p>N</text:p>
          </table:table-cell>
          <table:table-cell office:value-type="float" office:value="49.5424963821">
            <text:p>49.5424963821</text:p>
          </table:table-cell>
          <table:table-cell office:value-type="float" office:value="25.7107640881">
            <text:p>25.7107640881</text:p>
          </table:table-cell>
          <table:table-cell office:value-type="float" office:value="49.5424963821">
            <text:p>49.5424963821</text:p>
          </table:table-cell>
          <table:table-cell office:value-type="float" office:value="25.7107640881">
            <text:p>25.710764088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1324.70456">
            <text:p>2451324.70456</text:p>
          </table:table-cell>
          <table:table-cell office:value-type="string">
            <text:p>1999-05-25 23:54:33.046875 EST-0500</text:p>
          </table:table-cell>
          <table:table-cell office:value-type="string">
            <text:p>S</text:p>
          </table:table-cell>
          <table:table-cell office:value-type="float" office:value="229.551732637">
            <text:p>229.551732637</text:p>
          </table:table-cell>
          <table:table-cell office:value-type="float" office:value="205.706712341">
            <text:p>205.706712341</text:p>
          </table:table-cell>
          <table:table-cell office:value-type="float" office:value="49.5517326371">
            <text:p>49.5517326371</text:p>
          </table:table-cell>
          <table:table-cell office:value-type="float" office:value="25.7067123405">
            <text:p>25.706712340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1629.09542">
            <text:p>2451629.09542</text:p>
          </table:table-cell>
          <table:table-cell office:value-type="string">
            <text:p>2000-03-25 09:17:24.140625 EST-0500</text:p>
          </table:table-cell>
          <table:table-cell office:value-type="string">
            <text:p>N</text:p>
          </table:table-cell>
          <table:table-cell office:value-type="float" office:value="49.561432941">
            <text:p>49.561432941</text:p>
          </table:table-cell>
          <table:table-cell office:value-type="float" office:value="25.7053943039">
            <text:p>25.7053943039</text:p>
          </table:table-cell>
          <table:table-cell office:value-type="float" office:value="49.561432941">
            <text:p>49.561432941</text:p>
          </table:table-cell>
          <table:table-cell office:value-type="float" office:value="25.7053943039">
            <text:p>25.70539430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2011.69063">
            <text:p>2452011.69063</text:p>
          </table:table-cell>
          <table:table-cell office:value-type="string">
            <text:p>2001-04-11 23:34:30.703125 EST-0500</text:p>
          </table:table-cell>
          <table:table-cell office:value-type="string">
            <text:p>S</text:p>
          </table:table-cell>
          <table:table-cell office:value-type="float" office:value="229.570307032">
            <text:p>229.570307032</text:p>
          </table:table-cell>
          <table:table-cell office:value-type="float" office:value="205.700372574">
            <text:p>205.700372574</text:p>
          </table:table-cell>
          <table:table-cell office:value-type="float" office:value="49.5703070324">
            <text:p>49.5703070324</text:p>
          </table:table-cell>
          <table:table-cell office:value-type="float" office:value="25.7003725744">
            <text:p>25.700372574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2316.03389">
            <text:p>2452316.03389</text:p>
          </table:table-cell>
          <table:table-cell office:value-type="string">
            <text:p>2002-02-10 07:48:48.515625 EST-0500</text:p>
          </table:table-cell>
          <table:table-cell office:value-type="string">
            <text:p>N</text:p>
          </table:table-cell>
          <table:table-cell office:value-type="float" office:value="49.5763249572">
            <text:p>49.5763249572</text:p>
          </table:table-cell>
          <table:table-cell office:value-type="float" office:value="25.6940820689">
            <text:p>25.6940820689</text:p>
          </table:table-cell>
          <table:table-cell office:value-type="float" office:value="49.5763249572">
            <text:p>49.5763249572</text:p>
          </table:table-cell>
          <table:table-cell office:value-type="float" office:value="25.6940820689">
            <text:p>25.69408206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2698.67548">
            <text:p>2452698.67548</text:p>
          </table:table-cell>
          <table:table-cell office:value-type="string">
            <text:p>2003-02-27 23:12:42.890625 EST-0500</text:p>
          </table:table-cell>
          <table:table-cell office:value-type="string">
            <text:p>S</text:p>
          </table:table-cell>
          <table:table-cell office:value-type="float" office:value="229.576453802">
            <text:p>229.576453802</text:p>
          </table:table-cell>
          <table:table-cell office:value-type="float" office:value="205.679173134">
            <text:p>205.679173134</text:p>
          </table:table-cell>
          <table:table-cell office:value-type="float" office:value="49.5764538017">
            <text:p>49.5764538017</text:p>
          </table:table-cell>
          <table:table-cell office:value-type="float" office:value="25.6791731338">
            <text:p>25.679173133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3002.9632">
            <text:p>2453002.9632</text:p>
          </table:table-cell>
          <table:table-cell office:value-type="string">
            <text:p>2003-12-29 06:07:01.875000 EST-0500</text:p>
          </table:table-cell>
          <table:table-cell office:value-type="string">
            <text:p>N</text:p>
          </table:table-cell>
          <table:table-cell office:value-type="float" office:value="49.5803964873">
            <text:p>49.5803964873</text:p>
          </table:table-cell>
          <table:table-cell office:value-type="float" office:value="25.670932166">
            <text:p>25.670932166</text:p>
          </table:table-cell>
          <table:table-cell office:value-type="float" office:value="49.5803964873">
            <text:p>49.5803964873</text:p>
          </table:table-cell>
          <table:table-cell office:value-type="float" office:value="25.670932166">
            <text:p>25.67093216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3385.6103">
            <text:p>2453385.6103</text:p>
          </table:table-cell>
          <table:table-cell office:value-type="string">
            <text:p>2005-01-14 21:38:50.859375 EST-0500</text:p>
          </table:table-cell>
          <table:table-cell office:value-type="string">
            <text:p>S</text:p>
          </table:table-cell>
          <table:table-cell office:value-type="float" office:value="229.590686695">
            <text:p>229.590686695</text:p>
          </table:table-cell>
          <table:table-cell office:value-type="float" office:value="205.665073323">
            <text:p>205.665073323</text:p>
          </table:table-cell>
          <table:table-cell office:value-type="float" office:value="49.5906866954">
            <text:p>49.5906866954</text:p>
          </table:table-cell>
          <table:table-cell office:value-type="float" office:value="25.6650733231">
            <text:p>25.665073323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3689.97125">
            <text:p>2453689.97125</text:p>
          </table:table-cell>
          <table:table-cell office:value-type="string">
            <text:p>2005-11-15 06:18:37.968750 EST-0500</text:p>
          </table:table-cell>
          <table:table-cell office:value-type="string">
            <text:p>N</text:p>
          </table:table-cell>
          <table:table-cell office:value-type="float" office:value="49.5998219801">
            <text:p>49.5998219801</text:p>
          </table:table-cell>
          <table:table-cell office:value-type="float" office:value="25.6621053491">
            <text:p>25.6621053491</text:p>
          </table:table-cell>
          <table:table-cell office:value-type="float" office:value="49.5998219801">
            <text:p>49.5998219801</text:p>
          </table:table-cell>
          <table:table-cell office:value-type="float" office:value="25.6621053491">
            <text:p>25.662105349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4072.5555">
            <text:p>2454072.5555</text:p>
          </table:table-cell>
          <table:table-cell office:value-type="string">
            <text:p>2006-12-02 20:19:55.312500 EST-0500</text:p>
          </table:table-cell>
          <table:table-cell office:value-type="string">
            <text:p>S</text:p>
          </table:table-cell>
          <table:table-cell office:value-type="float" office:value="229.613269507">
            <text:p>229.613269507</text:p>
          </table:table-cell>
          <table:table-cell office:value-type="float" office:value="205.659157066">
            <text:p>205.659157066</text:p>
          </table:table-cell>
          <table:table-cell office:value-type="float" office:value="49.6132695066">
            <text:p>49.6132695066</text:p>
          </table:table-cell>
          <table:table-cell office:value-type="float" office:value="25.6591570664">
            <text:p>25.659157066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4376.95002">
            <text:p>2454376.95002</text:p>
          </table:table-cell>
          <table:table-cell office:value-type="string">
            <text:p>2007-10-03 05:48:02.812500 EST-0500</text:p>
          </table:table-cell>
          <table:table-cell office:value-type="string">
            <text:p>N</text:p>
          </table:table-cell>
          <table:table-cell office:value-type="float" office:value="49.6214953828">
            <text:p>49.6214953828</text:p>
          </table:table-cell>
          <table:table-cell office:value-type="float" office:value="25.6542801889">
            <text:p>25.6542801889</text:p>
          </table:table-cell>
          <table:table-cell office:value-type="float" office:value="49.6214953828">
            <text:p>49.6214953828</text:p>
          </table:table-cell>
          <table:table-cell office:value-type="float" office:value="25.6542801889">
            <text:p>25.65428018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4759.51289">
            <text:p>2454759.51289</text:p>
          </table:table-cell>
          <table:table-cell office:value-type="string">
            <text:p>2008-10-19 19:18:34.453125 EST-0500</text:p>
          </table:table-cell>
          <table:table-cell office:value-type="string">
            <text:p>S</text:p>
          </table:table-cell>
          <table:table-cell office:value-type="float" office:value="229.629284444">
            <text:p>229.629284444</text:p>
          </table:table-cell>
          <table:table-cell office:value-type="float" office:value="205.646262399">
            <text:p>205.646262399</text:p>
          </table:table-cell>
          <table:table-cell office:value-type="float" office:value="49.6292844442">
            <text:p>49.6292844442</text:p>
          </table:table-cell>
          <table:table-cell office:value-type="float" office:value="25.6462623994">
            <text:p>25.646262399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5063.87508">
            <text:p>2455063.87508</text:p>
          </table:table-cell>
          <table:table-cell office:value-type="string">
            <text:p>2009-08-20 04:00:07.031250 EST-0500</text:p>
          </table:table-cell>
          <table:table-cell office:value-type="string">
            <text:p>N</text:p>
          </table:table-cell>
          <table:table-cell office:value-type="float" office:value="49.6340833016">
            <text:p>49.6340833016</text:p>
          </table:table-cell>
          <table:table-cell office:value-type="float" office:value="25.6379371507">
            <text:p>25.6379371507</text:p>
          </table:table-cell>
          <table:table-cell office:value-type="float" office:value="49.6340833016">
            <text:p>49.6340833016</text:p>
          </table:table-cell>
          <table:table-cell office:value-type="float" office:value="25.6379371507">
            <text:p>25.637937150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5446.45259">
            <text:p>2455446.45259</text:p>
          </table:table-cell>
          <table:table-cell office:value-type="string">
            <text:p>2010-09-06 17:51:44.296875 EST-0500</text:p>
          </table:table-cell>
          <table:table-cell office:value-type="string">
            <text:p>S</text:p>
          </table:table-cell>
          <table:table-cell office:value-type="float" office:value="229.642948739">
            <text:p>229.642948739</text:p>
          </table:table-cell>
          <table:table-cell office:value-type="float" office:value="205.631761714">
            <text:p>205.631761714</text:p>
          </table:table-cell>
          <table:table-cell office:value-type="float" office:value="49.6429487389">
            <text:p>49.6429487389</text:p>
          </table:table-cell>
          <table:table-cell office:value-type="float" office:value="25.6317617135">
            <text:p>25.63176171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5750.8459">
            <text:p>2455750.8459</text:p>
          </table:table-cell>
          <table:table-cell office:value-type="string">
            <text:p>2011-07-08 03:18:06.328125 EST-0500</text:p>
          </table:table-cell>
          <table:table-cell office:value-type="string">
            <text:p>N</text:p>
          </table:table-cell>
          <table:table-cell office:value-type="float" office:value="49.6528817935">
            <text:p>49.6528817935</text:p>
          </table:table-cell>
          <table:table-cell office:value-type="float" office:value="25.6300846821">
            <text:p>25.6300846821</text:p>
          </table:table-cell>
          <table:table-cell office:value-type="float" office:value="49.6528817935">
            <text:p>49.6528817935</text:p>
          </table:table-cell>
          <table:table-cell office:value-type="float" office:value="25.6300846821">
            <text:p>25.630084682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6133.41792">
            <text:p>2456133.41792</text:p>
          </table:table-cell>
          <table:table-cell office:value-type="string">
            <text:p>2012-07-24 17:01:48.984375 EST-0500</text:p>
          </table:table-cell>
          <table:table-cell office:value-type="string">
            <text:p>S</text:p>
          </table:table-cell>
          <table:table-cell office:value-type="float" office:value="229.664369716">
            <text:p>229.664369716</text:p>
          </table:table-cell>
          <table:table-cell office:value-type="float" office:value="205.627300314">
            <text:p>205.627300314</text:p>
          </table:table-cell>
          <table:table-cell office:value-type="float" office:value="49.6643697163">
            <text:p>49.6643697163</text:p>
          </table:table-cell>
          <table:table-cell office:value-type="float" office:value="25.6273003143">
            <text:p>25.627300314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6437.81672">
            <text:p>2456437.81672</text:p>
          </table:table-cell>
          <table:table-cell office:value-type="string">
            <text:p>2013-05-25 02:36:05.625000 EST-0500</text:p>
          </table:table-cell>
          <table:table-cell office:value-type="string">
            <text:p>N</text:p>
          </table:table-cell>
          <table:table-cell office:value-type="float" office:value="49.6708838971">
            <text:p>49.6708838971</text:p>
          </table:table-cell>
          <table:table-cell office:value-type="float" office:value="25.6235181331">
            <text:p>25.6235181331</text:p>
          </table:table-cell>
          <table:table-cell office:value-type="float" office:value="49.6708838971">
            <text:p>49.6708838971</text:p>
          </table:table-cell>
          <table:table-cell office:value-type="float" office:value="25.6235181331">
            <text:p>25.623518133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6820.39608">
            <text:p>2456820.39608</text:p>
          </table:table-cell>
          <table:table-cell office:value-type="string">
            <text:p>2014-06-11 16:30:21.093750 EST-0500</text:p>
          </table:table-cell>
          <table:table-cell office:value-type="string">
            <text:p>S</text:p>
          </table:table-cell>
          <table:table-cell office:value-type="float" office:value="229.670870284">
            <text:p>229.670870284</text:p>
          </table:table-cell>
          <table:table-cell office:value-type="float" office:value="205.610096217">
            <text:p>205.610096217</text:p>
          </table:table-cell>
          <table:table-cell office:value-type="float" office:value="49.6708702837">
            <text:p>49.6708702837</text:p>
          </table:table-cell>
          <table:table-cell office:value-type="float" office:value="25.6100962167">
            <text:p>25.610096216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7124.73017">
            <text:p>2457124.73017</text:p>
          </table:table-cell>
          <table:table-cell office:value-type="string">
            <text:p>2015-04-12 00:31:27.890625 EST-0500</text:p>
          </table:table-cell>
          <table:table-cell office:value-type="string">
            <text:p>N</text:p>
          </table:table-cell>
          <table:table-cell office:value-type="float" office:value="49.676410917">
            <text:p>49.676410917</text:p>
          </table:table-cell>
          <table:table-cell office:value-type="float" office:value="25.6053301239">
            <text:p>25.6053301239</text:p>
          </table:table-cell>
          <table:table-cell office:value-type="float" office:value="49.676410917">
            <text:p>49.676410917</text:p>
          </table:table-cell>
          <table:table-cell office:value-type="float" office:value="25.6053301239">
            <text:p>25.60533012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7507.3376">
            <text:p>2457507.3376</text:p>
          </table:table-cell>
          <table:table-cell office:value-type="string">
            <text:p>2016-04-28 15:06:09.140625 EST-0500</text:p>
          </table:table-cell>
          <table:table-cell office:value-type="string">
            <text:p>S</text:p>
          </table:table-cell>
          <table:table-cell office:value-type="float" office:value="229.680591489">
            <text:p>229.680591489</text:p>
          </table:table-cell>
          <table:table-cell office:value-type="float" office:value="205.596717376">
            <text:p>205.596717376</text:p>
          </table:table-cell>
          <table:table-cell office:value-type="float" office:value="49.680591489">
            <text:p>49.680591489</text:p>
          </table:table-cell>
          <table:table-cell office:value-type="float" office:value="25.5967173758">
            <text:p>25.596717375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7811.70284">
            <text:p>2457811.70284</text:p>
          </table:table-cell>
          <table:table-cell office:value-type="string">
            <text:p>2017-02-26 23:52:05.390625 EST-0500</text:p>
          </table:table-cell>
          <table:table-cell office:value-type="string">
            <text:p>N</text:p>
          </table:table-cell>
          <table:table-cell office:value-type="float" office:value="49.6884038598">
            <text:p>49.6884038598</text:p>
          </table:table-cell>
          <table:table-cell office:value-type="float" office:value="25.5935749023">
            <text:p>25.5935749023</text:p>
          </table:table-cell>
          <table:table-cell office:value-type="float" office:value="49.6884038598">
            <text:p>49.6884038598</text:p>
          </table:table-cell>
          <table:table-cell office:value-type="float" office:value="25.5935749023">
            <text:p>25.593574902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8194.29133">
            <text:p>2458194.29133</text:p>
          </table:table-cell>
          <table:table-cell office:value-type="string">
            <text:p>2018-03-16 13:59:31.875000 EST-0500</text:p>
          </table:table-cell>
          <table:table-cell office:value-type="string">
            <text:p>S</text:p>
          </table:table-cell>
          <table:table-cell office:value-type="float" office:value="229.69949378">
            <text:p>229.69949378</text:p>
          </table:table-cell>
          <table:table-cell office:value-type="float" office:value="205.591581449">
            <text:p>205.591581449</text:p>
          </table:table-cell>
          <table:table-cell office:value-type="float" office:value="49.6994937801">
            <text:p>49.6994937801</text:p>
          </table:table-cell>
          <table:table-cell office:value-type="float" office:value="25.5915814491">
            <text:p>25.591581449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8498.69135">
            <text:p>2458498.69135</text:p>
          </table:table-cell>
          <table:table-cell office:value-type="string">
            <text:p>2019-01-14 23:35:33.984375 EST-0500</text:p>
          </table:table-cell>
          <table:table-cell office:value-type="string">
            <text:p>N</text:p>
          </table:table-cell>
          <table:table-cell office:value-type="float" office:value="49.7037276034">
            <text:p>49.7037276034</text:p>
          </table:table-cell>
          <table:table-cell office:value-type="float" office:value="25.5848173679">
            <text:p>25.5848173679</text:p>
          </table:table-cell>
          <table:table-cell office:value-type="float" office:value="49.7037276034">
            <text:p>49.7037276034</text:p>
          </table:table-cell>
          <table:table-cell office:value-type="float" office:value="25.5848173679">
            <text:p>25.584817367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8881.2585">
            <text:p>2458881.2585</text:p>
          </table:table-cell>
          <table:table-cell office:value-type="string">
            <text:p>2020-02-01 13:12:14.765625 EST-0500</text:p>
          </table:table-cell>
          <table:table-cell office:value-type="string">
            <text:p>S</text:p>
          </table:table-cell>
          <table:table-cell office:value-type="float" office:value="229.711277207">
            <text:p>229.711277207</text:p>
          </table:table-cell>
          <table:table-cell office:value-type="float" office:value="205.578086595">
            <text:p>205.578086595</text:p>
          </table:table-cell>
          <table:table-cell office:value-type="float" office:value="49.7112772071">
            <text:p>49.7112772071</text:p>
          </table:table-cell>
          <table:table-cell office:value-type="float" office:value="25.5780865954">
            <text:p>25.57808659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9185.64326">
            <text:p>2459185.64326</text:p>
          </table:table-cell>
          <table:table-cell office:value-type="string">
            <text:p>2020-12-01 22:26:18.515625 EST-0500</text:p>
          </table:table-cell>
          <table:table-cell office:value-type="string">
            <text:p>N</text:p>
          </table:table-cell>
          <table:table-cell office:value-type="float" office:value="49.7123394541">
            <text:p>49.7123394541</text:p>
          </table:table-cell>
          <table:table-cell office:value-type="float" office:value="25.5680320696">
            <text:p>25.5680320696</text:p>
          </table:table-cell>
          <table:table-cell office:value-type="float" office:value="49.7123394541">
            <text:p>49.7123394541</text:p>
          </table:table-cell>
          <table:table-cell office:value-type="float" office:value="25.5680320696">
            <text:p>25.568032069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9568.19637">
            <text:p>2459568.19637</text:p>
          </table:table-cell>
          <table:table-cell office:value-type="string">
            <text:p>2021-12-19 11:42:46.406250 EST-0500</text:p>
          </table:table-cell>
          <table:table-cell office:value-type="string">
            <text:p>S</text:p>
          </table:table-cell>
          <table:table-cell office:value-type="float" office:value="229.720541945">
            <text:p>229.720541945</text:p>
          </table:table-cell>
          <table:table-cell office:value-type="float" office:value="205.560766196">
            <text:p>205.560766196</text:p>
          </table:table-cell>
          <table:table-cell office:value-type="float" office:value="49.7205419448">
            <text:p>49.7205419448</text:p>
          </table:table-cell>
          <table:table-cell office:value-type="float" office:value="25.5607661962">
            <text:p>25.560766196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59872.597">
            <text:p>2459872.597</text:p>
          </table:table-cell>
          <table:table-cell office:value-type="string">
            <text:p>2022-10-19 21:19:41.250000 EST-0500</text:p>
          </table:table-cell>
          <table:table-cell office:value-type="string">
            <text:p>N</text:p>
          </table:table-cell>
          <table:table-cell office:value-type="float" office:value="49.7289699076">
            <text:p>49.7289699076</text:p>
          </table:table-cell>
          <table:table-cell office:value-type="float" office:value="25.5569656554">
            <text:p>25.5569656554</text:p>
          </table:table-cell>
          <table:table-cell office:value-type="float" office:value="49.7289699076">
            <text:p>49.7289699076</text:p>
          </table:table-cell>
          <table:table-cell office:value-type="float" office:value="25.5569656554">
            <text:p>25.55696565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0255.14339">
            <text:p>2460255.14339</text:p>
          </table:table-cell>
          <table:table-cell office:value-type="string">
            <text:p>2023-11-06 10:26:29.062500 EST-0500</text:p>
          </table:table-cell>
          <table:table-cell office:value-type="string">
            <text:p>S</text:p>
          </table:table-cell>
          <table:table-cell office:value-type="float" office:value="229.74256704">
            <text:p>229.74256704</text:p>
          </table:table-cell>
          <table:table-cell office:value-type="float" office:value="205.554603635">
            <text:p>205.554603635</text:p>
          </table:table-cell>
          <table:table-cell office:value-type="float" office:value="49.7425670398">
            <text:p>49.7425670398</text:p>
          </table:table-cell>
          <table:table-cell office:value-type="float" office:value="25.5546036352">
            <text:p>25.554603635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0559.57821">
            <text:p>2460559.57821</text:p>
          </table:table-cell>
          <table:table-cell office:value-type="string">
            <text:p>2024-09-05 20:52:37.031250 EST-0500</text:p>
          </table:table-cell>
          <table:table-cell office:value-type="string">
            <text:p>N</text:p>
          </table:table-cell>
          <table:table-cell office:value-type="float" office:value="49.7531399235">
            <text:p>49.7531399235</text:p>
          </table:table-cell>
          <table:table-cell office:value-type="float" office:value="25.5518273296">
            <text:p>25.5518273296</text:p>
          </table:table-cell>
          <table:table-cell office:value-type="float" office:value="49.7531399235">
            <text:p>49.7531399235</text:p>
          </table:table-cell>
          <table:table-cell office:value-type="float" office:value="25.5518273296">
            <text:p>25.551827329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0942.12885">
            <text:p>2460942.12885</text:p>
          </table:table-cell>
          <table:table-cell office:value-type="string">
            <text:p>2025-09-23 10:05:33.984375 EST-0500</text:p>
          </table:table-cell>
          <table:table-cell office:value-type="string">
            <text:p>S</text:p>
          </table:table-cell>
          <table:table-cell office:value-type="float" office:value="229.759348287">
            <text:p>229.759348287</text:p>
          </table:table-cell>
          <table:table-cell office:value-type="float" office:value="205.541965001">
            <text:p>205.541965001</text:p>
          </table:table-cell>
          <table:table-cell office:value-type="float" office:value="49.7593482872">
            <text:p>49.7593482872</text:p>
          </table:table-cell>
          <table:table-cell office:value-type="float" office:value="25.5419650006">
            <text:p>25.541965000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1246.49348">
            <text:p>2461246.49348</text:p>
          </table:table-cell>
          <table:table-cell office:value-type="string">
            <text:p>2026-07-24 18:50:37.500000 EST-0500</text:p>
          </table:table-cell>
          <table:table-cell office:value-type="string">
            <text:p>N</text:p>
          </table:table-cell>
          <table:table-cell office:value-type="float" office:value="49.7672650699">
            <text:p>49.7672650699</text:p>
          </table:table-cell>
          <table:table-cell office:value-type="float" office:value="25.5366366589">
            <text:p>25.5366366589</text:p>
          </table:table-cell>
          <table:table-cell office:value-type="float" office:value="49.7672650699">
            <text:p>49.7672650699</text:p>
          </table:table-cell>
          <table:table-cell office:value-type="float" office:value="25.5366366589">
            <text:p>25.53663665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1629.07955">
            <text:p>2461629.07955</text:p>
          </table:table-cell>
          <table:table-cell office:value-type="string">
            <text:p>2027-08-11 08:54:33.046875 EST-0500</text:p>
          </table:table-cell>
          <table:table-cell office:value-type="string">
            <text:p>S</text:p>
          </table:table-cell>
          <table:table-cell office:value-type="float" office:value="229.770969533">
            <text:p>229.770969533</text:p>
          </table:table-cell>
          <table:table-cell office:value-type="float" office:value="205.524361315">
            <text:p>205.524361315</text:p>
          </table:table-cell>
          <table:table-cell office:value-type="float" office:value="49.7709695331">
            <text:p>49.7709695331</text:p>
          </table:table-cell>
          <table:table-cell office:value-type="float" office:value="25.5243613151">
            <text:p>25.524361315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1933.44782">
            <text:p>2461933.44782</text:p>
          </table:table-cell>
          <table:table-cell office:value-type="string">
            <text:p>2028-06-10 17:44:52.968750 EST-0500</text:p>
          </table:table-cell>
          <table:table-cell office:value-type="string">
            <text:p>N</text:p>
          </table:table-cell>
          <table:table-cell office:value-type="float" office:value="49.7793562041">
            <text:p>49.7793562041</text:p>
          </table:table-cell>
          <table:table-cell office:value-type="float" office:value="25.5207159848">
            <text:p>25.5207159848</text:p>
          </table:table-cell>
          <table:table-cell office:value-type="float" office:value="49.7793562041">
            <text:p>49.7793562041</text:p>
          </table:table-cell>
          <table:table-cell office:value-type="float" office:value="25.5207159848">
            <text:p>25.520715984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2316.01741">
            <text:p>2462316.01741</text:p>
          </table:table-cell>
          <table:table-cell office:value-type="string">
            <text:p>2029-06-28 07:25:04.687500 EST-0500</text:p>
          </table:table-cell>
          <table:table-cell office:value-type="string">
            <text:p>S</text:p>
          </table:table-cell>
          <table:table-cell office:value-type="float" office:value="229.792670064">
            <text:p>229.792670064</text:p>
          </table:table-cell>
          <table:table-cell office:value-type="float" office:value="205.518729344">
            <text:p>205.518729344</text:p>
          </table:table-cell>
          <table:table-cell office:value-type="float" office:value="49.7926700642">
            <text:p>49.7926700642</text:p>
          </table:table-cell>
          <table:table-cell office:value-type="float" office:value="25.5187293445">
            <text:p>25.518729344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2620.45101">
            <text:p>2462620.45101</text:p>
          </table:table-cell>
          <table:table-cell office:value-type="string">
            <text:p>2030-04-28 17:49:27.187500 EST-0500</text:p>
          </table:table-cell>
          <table:table-cell office:value-type="string">
            <text:p>N</text:p>
          </table:table-cell>
          <table:table-cell office:value-type="float" office:value="49.8012304694">
            <text:p>49.8012304694</text:p>
          </table:table-cell>
          <table:table-cell office:value-type="float" office:value="25.5161714442">
            <text:p>25.5161714442</text:p>
          </table:table-cell>
          <table:table-cell office:value-type="float" office:value="49.8012304694">
            <text:p>49.8012304694</text:p>
          </table:table-cell>
          <table:table-cell office:value-type="float" office:value="25.5161714442">
            <text:p>25.516171444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3002.9748">
            <text:p>2463002.9748</text:p>
          </table:table-cell>
          <table:table-cell office:value-type="string">
            <text:p>2031-05-16 06:23:43.828125 EST-0500</text:p>
          </table:table-cell>
          <table:table-cell office:value-type="string">
            <text:p>S</text:p>
          </table:table-cell>
          <table:table-cell office:value-type="float" office:value="229.810285698">
            <text:p>229.810285698</text:p>
          </table:table-cell>
          <table:table-cell office:value-type="float" office:value="205.511181201">
            <text:p>205.511181201</text:p>
          </table:table-cell>
          <table:table-cell office:value-type="float" office:value="49.8102856984">
            <text:p>49.8102856984</text:p>
          </table:table-cell>
          <table:table-cell office:value-type="float" office:value="25.5111812012">
            <text:p>25.511181201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3307.40169">
            <text:p>2463307.40169</text:p>
          </table:table-cell>
          <table:table-cell office:value-type="string">
            <text:p>2032-03-15 16:38:26.250000 EST-0500</text:p>
          </table:table-cell>
          <table:table-cell office:value-type="string">
            <text:p>N</text:p>
          </table:table-cell>
          <table:table-cell office:value-type="float" office:value="49.8141120359">
            <text:p>49.8141120359</text:p>
          </table:table-cell>
          <table:table-cell office:value-type="float" office:value="25.5038460225">
            <text:p>25.5038460225</text:p>
          </table:table-cell>
          <table:table-cell office:value-type="float" office:value="49.8141120359">
            <text:p>49.8141120359</text:p>
          </table:table-cell>
          <table:table-cell office:value-type="float" office:value="25.5038460225">
            <text:p>25.503846022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3689.93587">
            <text:p>2463689.93587</text:p>
          </table:table-cell>
          <table:table-cell office:value-type="string">
            <text:p>2033-04-02 05:27:39.375000 EST-0500</text:p>
          </table:table-cell>
          <table:table-cell office:value-type="string">
            <text:p>S</text:p>
          </table:table-cell>
          <table:table-cell office:value-type="float" office:value="229.818560386">
            <text:p>229.818560386</text:p>
          </table:table-cell>
          <table:table-cell office:value-type="float" office:value="205.495326881">
            <text:p>205.495326881</text:p>
          </table:table-cell>
          <table:table-cell office:value-type="float" office:value="49.8185603863">
            <text:p>49.8185603863</text:p>
          </table:table-cell>
          <table:table-cell office:value-type="float" office:value="25.4953268811">
            <text:p>25.495326881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3994.32795">
            <text:p>2463994.32795</text:p>
          </table:table-cell>
          <table:table-cell office:value-type="string">
            <text:p>2034-01-31 14:52:15.937500 EST-0500</text:p>
          </table:table-cell>
          <table:table-cell office:value-type="string">
            <text:p>N</text:p>
          </table:table-cell>
          <table:table-cell office:value-type="float" office:value="49.820735438">
            <text:p>49.820735438</text:p>
          </table:table-cell>
          <table:table-cell office:value-type="float" office:value="25.4866113195">
            <text:p>25.4866113195</text:p>
          </table:table-cell>
          <table:table-cell office:value-type="float" office:value="49.820735438">
            <text:p>49.820735438</text:p>
          </table:table-cell>
          <table:table-cell office:value-type="float" office:value="25.4866113195">
            <text:p>25.486611319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4376.89326">
            <text:p>2464376.89326</text:p>
          </table:table-cell>
          <table:table-cell office:value-type="string">
            <text:p>2035-02-18 04:26:18.515625 EST-0500</text:p>
          </table:table-cell>
          <table:table-cell office:value-type="string">
            <text:p>S</text:p>
          </table:table-cell>
          <table:table-cell office:value-type="float" office:value="229.829456782">
            <text:p>229.829456782</text:p>
          </table:table-cell>
          <table:table-cell office:value-type="float" office:value="205.482467021">
            <text:p>205.482467021</text:p>
          </table:table-cell>
          <table:table-cell office:value-type="float" office:value="49.8294567822">
            <text:p>49.8294567822</text:p>
          </table:table-cell>
          <table:table-cell office:value-type="float" office:value="25.4824670213">
            <text:p>25.482467021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4681.32625">
            <text:p>2464681.32625</text:p>
          </table:table-cell>
          <table:table-cell office:value-type="string">
            <text:p>2035-12-19 14:49:48.281250 EST-0500</text:p>
          </table:table-cell>
          <table:table-cell office:value-type="string">
            <text:p>N</text:p>
          </table:table-cell>
          <table:table-cell office:value-type="float" office:value="49.8345828818">
            <text:p>49.8345828818</text:p>
          </table:table-cell>
          <table:table-cell office:value-type="float" office:value="25.4775496517">
            <text:p>25.4775496517</text:p>
          </table:table-cell>
          <table:table-cell office:value-type="float" office:value="49.8345828818">
            <text:p>49.8345828818</text:p>
          </table:table-cell>
          <table:table-cell office:value-type="float" office:value="25.4775496517">
            <text:p>25.477549651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5063.8708">
            <text:p>2465063.8708</text:p>
          </table:table-cell>
          <table:table-cell office:value-type="string">
            <text:p>2037-01-05 03:53:57.890625 EST-0500</text:p>
          </table:table-cell>
          <table:table-cell office:value-type="string">
            <text:p>S</text:p>
          </table:table-cell>
          <table:table-cell office:value-type="float" office:value="229.842241487">
            <text:p>229.842241487</text:p>
          </table:table-cell>
          <table:table-cell office:value-type="float" office:value="205.471627443">
            <text:p>205.471627443</text:p>
          </table:table-cell>
          <table:table-cell office:value-type="float" office:value="49.8422414865">
            <text:p>49.8422414865</text:p>
          </table:table-cell>
          <table:table-cell office:value-type="float" office:value="25.4716274427">
            <text:p>25.471627442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5368.27571">
            <text:p>2465368.27571</text:p>
          </table:table-cell>
          <table:table-cell office:value-type="string">
            <text:p>2037-11-05 13:37:01.875000 EST-0500</text:p>
          </table:table-cell>
          <table:table-cell office:value-type="string">
            <text:p>N</text:p>
          </table:table-cell>
          <table:table-cell office:value-type="float" office:value="49.8473059833">
            <text:p>49.8473059833</text:p>
          </table:table-cell>
          <table:table-cell office:value-type="float" office:value="25.466425258">
            <text:p>25.466425258</text:p>
          </table:table-cell>
          <table:table-cell office:value-type="float" office:value="49.8473059833">
            <text:p>49.8473059833</text:p>
          </table:table-cell>
          <table:table-cell office:value-type="float" office:value="25.466425258">
            <text:p>25.46642525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5750.83064">
            <text:p>2465750.83064</text:p>
          </table:table-cell>
          <table:table-cell office:value-type="string">
            <text:p>2038-11-23 02:56:07.968750 EST-0500</text:p>
          </table:table-cell>
          <table:table-cell office:value-type="string">
            <text:p>S</text:p>
          </table:table-cell>
          <table:table-cell office:value-type="float" office:value="229.84713084">
            <text:p>229.84713084</text:p>
          </table:table-cell>
          <table:table-cell office:value-type="float" office:value="205.451897137">
            <text:p>205.451897137</text:p>
          </table:table-cell>
          <table:table-cell office:value-type="float" office:value="49.8471308404">
            <text:p>49.8471308404</text:p>
          </table:table-cell>
          <table:table-cell office:value-type="float" office:value="25.4518971367">
            <text:p>25.451897136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6055.20625">
            <text:p>2466055.20625</text:p>
          </table:table-cell>
          <table:table-cell office:value-type="string">
            <text:p>2039-09-23 11:57:00.703125 EST-0500</text:p>
          </table:table-cell>
          <table:table-cell office:value-type="string">
            <text:p>N</text:p>
          </table:table-cell>
          <table:table-cell office:value-type="float" office:value="49.8553462695">
            <text:p>49.8553462695</text:p>
          </table:table-cell>
          <table:table-cell office:value-type="float" office:value="25.4480411254">
            <text:p>25.4480411254</text:p>
          </table:table-cell>
          <table:table-cell office:value-type="float" office:value="49.8553462695">
            <text:p>49.8553462695</text:p>
          </table:table-cell>
          <table:table-cell office:value-type="float" office:value="25.4480411254">
            <text:p>25.44804112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6437.76668">
            <text:p>2466437.76668</text:p>
          </table:table-cell>
          <table:table-cell office:value-type="string">
            <text:p>2040-10-10 01:24:01.406250 EST-0500</text:p>
          </table:table-cell>
          <table:table-cell office:value-type="string">
            <text:p>S</text:p>
          </table:table-cell>
          <table:table-cell office:value-type="float" office:value="229.866171213">
            <text:p>229.866171213</text:p>
          </table:table-cell>
          <table:table-cell office:value-type="float" office:value="205.443756225">
            <text:p>205.443756225</text:p>
          </table:table-cell>
          <table:table-cell office:value-type="float" office:value="49.8661712135">
            <text:p>49.8661712135</text:p>
          </table:table-cell>
          <table:table-cell office:value-type="float" office:value="25.4437562247">
            <text:p>25.443756224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6742.20211">
            <text:p>2466742.20211</text:p>
          </table:table-cell>
          <table:table-cell office:value-type="string">
            <text:p>2041-08-10 11:51:02.109375 EST-0500</text:p>
          </table:table-cell>
          <table:table-cell office:value-type="string">
            <text:p>N</text:p>
          </table:table-cell>
          <table:table-cell office:value-type="float" office:value="49.8768929572">
            <text:p>49.8768929572</text:p>
          </table:table-cell>
          <table:table-cell office:value-type="float" office:value="25.4412331945">
            <text:p>25.4412331945</text:p>
          </table:table-cell>
          <table:table-cell office:value-type="float" office:value="49.8768929572">
            <text:p>49.8768929572</text:p>
          </table:table-cell>
          <table:table-cell office:value-type="float" office:value="25.4412331945">
            <text:p>25.441233194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7124.71736">
            <text:p>2467124.71736</text:p>
          </table:table-cell>
          <table:table-cell office:value-type="string">
            <text:p>2042-08-28 00:13:00.468750 EST-0500</text:p>
          </table:table-cell>
          <table:table-cell office:value-type="string">
            <text:p>S</text:p>
          </table:table-cell>
          <table:table-cell office:value-type="float" office:value="229.889486329">
            <text:p>229.889486329</text:p>
          </table:table-cell>
          <table:table-cell office:value-type="float" office:value="205.43786407">
            <text:p>205.43786407</text:p>
          </table:table-cell>
          <table:table-cell office:value-type="float" office:value="49.889486329">
            <text:p>49.889486329</text:p>
          </table:table-cell>
          <table:table-cell office:value-type="float" office:value="25.43786407">
            <text:p>25.4378640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7429.17598">
            <text:p>2467429.17598</text:p>
          </table:table-cell>
          <table:table-cell office:value-type="string">
            <text:p>2043-06-28 11:13:25.078125 EST-0500</text:p>
          </table:table-cell>
          <table:table-cell office:value-type="string">
            <text:p>N</text:p>
          </table:table-cell>
          <table:table-cell office:value-type="float" office:value="49.8970662188">
            <text:p>49.8970662188</text:p>
          </table:table-cell>
          <table:table-cell office:value-type="float" office:value="25.4326923085">
            <text:p>25.4326923085</text:p>
          </table:table-cell>
          <table:table-cell office:value-type="float" office:value="49.8970662188">
            <text:p>49.8970662188</text:p>
          </table:table-cell>
          <table:table-cell office:value-type="float" office:value="25.4326923085">
            <text:p>25.432692308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7811.67476">
            <text:p>2467811.67476</text:p>
          </table:table-cell>
          <table:table-cell office:value-type="string">
            <text:p>2044-07-14 23:11:39.609375 EST-0500</text:p>
          </table:table-cell>
          <table:table-cell office:value-type="string">
            <text:p>S</text:p>
          </table:table-cell>
          <table:table-cell office:value-type="float" office:value="229.905285414">
            <text:p>229.905285414</text:p>
          </table:table-cell>
          <table:table-cell office:value-type="float" office:value="205.424492555">
            <text:p>205.424492555</text:p>
          </table:table-cell>
          <table:table-cell office:value-type="float" office:value="49.9052854143">
            <text:p>49.9052854143</text:p>
          </table:table-cell>
          <table:table-cell office:value-type="float" office:value="25.4244925546">
            <text:p>25.424492554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8116.10469">
            <text:p>2468116.10469</text:p>
          </table:table-cell>
          <table:table-cell office:value-type="string">
            <text:p>2045-05-15 09:30:45.703125 EST-0500</text:p>
          </table:table-cell>
          <table:table-cell office:value-type="string">
            <text:p>N</text:p>
          </table:table-cell>
          <table:table-cell office:value-type="float" office:value="49.9094968457">
            <text:p>49.9094968457</text:p>
          </table:table-cell>
          <table:table-cell office:value-type="float" office:value="25.4165120997">
            <text:p>25.4165120997</text:p>
          </table:table-cell>
          <table:table-cell office:value-type="float" office:value="49.9094968457">
            <text:p>49.9094968457</text:p>
          </table:table-cell>
          <table:table-cell office:value-type="float" office:value="25.4165120997">
            <text:p>25.416512099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8498.61201">
            <text:p>2468498.61201</text:p>
          </table:table-cell>
          <table:table-cell office:value-type="string">
            <text:p>2046-06-01 21:41:18.515625 EST-0500</text:p>
          </table:table-cell>
          <table:table-cell office:value-type="string">
            <text:p>S</text:p>
          </table:table-cell>
          <table:table-cell office:value-type="float" office:value="229.919619836">
            <text:p>229.919619836</text:p>
          </table:table-cell>
          <table:table-cell office:value-type="float" office:value="205.410642097">
            <text:p>205.410642097</text:p>
          </table:table-cell>
          <table:table-cell office:value-type="float" office:value="49.9196198365">
            <text:p>49.9196198365</text:p>
          </table:table-cell>
          <table:table-cell office:value-type="float" office:value="25.4106420965">
            <text:p>25.410642096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8803.07795">
            <text:p>2468803.07795</text:p>
          </table:table-cell>
          <table:table-cell office:value-type="string">
            <text:p>2047-04-02 08:52:15.937500 EST-0500</text:p>
          </table:table-cell>
          <table:table-cell office:value-type="string">
            <text:p>N</text:p>
          </table:table-cell>
          <table:table-cell office:value-type="float" office:value="49.9306328992">
            <text:p>49.9306328992</text:p>
          </table:table-cell>
          <table:table-cell office:value-type="float" office:value="25.4091838735">
            <text:p>25.4091838735</text:p>
          </table:table-cell>
          <table:table-cell office:value-type="float" office:value="49.9306328992">
            <text:p>49.9306328992</text:p>
          </table:table-cell>
          <table:table-cell office:value-type="float" office:value="25.4091838735">
            <text:p>25.40918387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9185.58406">
            <text:p>2469185.58406</text:p>
          </table:table-cell>
          <table:table-cell office:value-type="string">
            <text:p>2048-04-18 21:01:03.281250 EST-0500</text:p>
          </table:table-cell>
          <table:table-cell office:value-type="string">
            <text:p>S</text:p>
          </table:table-cell>
          <table:table-cell office:value-type="float" office:value="229.942352691">
            <text:p>229.942352691</text:p>
          </table:table-cell>
          <table:table-cell office:value-type="float" office:value="205.406056974">
            <text:p>205.406056974</text:p>
          </table:table-cell>
          <table:table-cell office:value-type="float" office:value="49.9423526905">
            <text:p>49.9423526905</text:p>
          </table:table-cell>
          <table:table-cell office:value-type="float" office:value="25.4060569739">
            <text:p>25.40605697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9490.03413">
            <text:p>2469490.03413</text:p>
          </table:table-cell>
          <table:table-cell office:value-type="string">
            <text:p>2049-02-17 07:49:09.609375 EST-0500</text:p>
          </table:table-cell>
          <table:table-cell office:value-type="string">
            <text:p>N</text:p>
          </table:table-cell>
          <table:table-cell office:value-type="float" office:value="49.949339575">
            <text:p>49.949339575</text:p>
          </table:table-cell>
          <table:table-cell office:value-type="float" office:value="25.4008683913">
            <text:p>25.4008683913</text:p>
          </table:table-cell>
          <table:table-cell office:value-type="float" office:value="49.949339575">
            <text:p>49.949339575</text:p>
          </table:table-cell>
          <table:table-cell office:value-type="float" office:value="25.4008683913">
            <text:p>25.400868391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69872.57442">
            <text:p>2469872.57442</text:p>
          </table:table-cell>
          <table:table-cell office:value-type="string">
            <text:p>2050-03-06 20:47:10.078125 EST-0500</text:p>
          </table:table-cell>
          <table:table-cell office:value-type="string">
            <text:p>S</text:p>
          </table:table-cell>
          <table:table-cell office:value-type="float" office:value="229.948937998">
            <text:p>229.948937998</text:p>
          </table:table-cell>
          <table:table-cell office:value-type="float" office:value="205.386674416">
            <text:p>205.386674416</text:p>
          </table:table-cell>
          <table:table-cell office:value-type="float" office:value="49.9489379982">
            <text:p>49.9489379982</text:p>
          </table:table-cell>
          <table:table-cell office:value-type="float" office:value="25.3866744159">
            <text:p>25.386674415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0176.94758">
            <text:p>2470176.94758</text:p>
          </table:table-cell>
          <table:table-cell office:value-type="string">
            <text:p>2051-01-05 05:44:31.875000 EST-0500</text:p>
          </table:table-cell>
          <table:table-cell office:value-type="string">
            <text:p>N</text:p>
          </table:table-cell>
          <table:table-cell office:value-type="float" office:value="49.9509878451">
            <text:p>49.9509878451</text:p>
          </table:table-cell>
          <table:table-cell office:value-type="float" office:value="25.3781107622">
            <text:p>25.3781107622</text:p>
          </table:table-cell>
          <table:table-cell office:value-type="float" office:value="49.9509878451">
            <text:p>49.9509878451</text:p>
          </table:table-cell>
          <table:table-cell office:value-type="float" office:value="25.3781107622">
            <text:p>25.378110762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0559.51472">
            <text:p>2470559.51472</text:p>
          </table:table-cell>
          <table:table-cell office:value-type="string">
            <text:p>2052-01-22 19:21:12.656250 EST-0500</text:p>
          </table:table-cell>
          <table:table-cell office:value-type="string">
            <text:p>S</text:p>
          </table:table-cell>
          <table:table-cell office:value-type="float" office:value="229.956562131">
            <text:p>229.956562131</text:p>
          </table:table-cell>
          <table:table-cell office:value-type="float" office:value="205.370377021">
            <text:p>205.370377021</text:p>
          </table:table-cell>
          <table:table-cell office:value-type="float" office:value="49.9565621311">
            <text:p>49.9565621311</text:p>
          </table:table-cell>
          <table:table-cell office:value-type="float" office:value="25.3703770208">
            <text:p>25.370377020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0863.94648">
            <text:p>2470863.94648</text:p>
          </table:table-cell>
          <table:table-cell office:value-type="string">
            <text:p>2052-11-22 05:42:56.953125 EST-0500</text:p>
          </table:table-cell>
          <table:table-cell office:value-type="string">
            <text:p>N</text:p>
          </table:table-cell>
          <table:table-cell office:value-type="float" office:value="49.9627557076">
            <text:p>49.9627557076</text:p>
          </table:table-cell>
          <table:table-cell office:value-type="float" office:value="25.3669740033">
            <text:p>25.3669740033</text:p>
          </table:table-cell>
          <table:table-cell office:value-type="float" office:value="49.9627557076">
            <text:p>49.9627557076</text:p>
          </table:table-cell>
          <table:table-cell office:value-type="float" office:value="25.3669740033">
            <text:p>25.366974003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1246.45259">
            <text:p>2471246.45259</text:p>
          </table:table-cell>
          <table:table-cell office:value-type="string">
            <text:p>2053-12-09 17:51:44.296875 EST-0500</text:p>
          </table:table-cell>
          <table:table-cell office:value-type="string">
            <text:p>S</text:p>
          </table:table-cell>
          <table:table-cell office:value-type="float" office:value="229.974204941">
            <text:p>229.974204941</text:p>
          </table:table-cell>
          <table:table-cell office:value-type="float" office:value="205.365300922">
            <text:p>205.365300922</text:p>
          </table:table-cell>
          <table:table-cell office:value-type="float" office:value="49.9742049415">
            <text:p>49.9742049415</text:p>
          </table:table-cell>
          <table:table-cell office:value-type="float" office:value="25.3653009225">
            <text:p>25.365300922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1550.93867">
            <text:p>2471550.93867</text:p>
          </table:table-cell>
          <table:table-cell office:value-type="string">
            <text:p>2054-10-10 05:31:41.953125 EST-0500</text:p>
          </table:table-cell>
          <table:table-cell office:value-type="string">
            <text:p>N</text:p>
          </table:table-cell>
          <table:table-cell office:value-type="float" office:value="49.9809779408">
            <text:p>49.9809779408</text:p>
          </table:table-cell>
          <table:table-cell office:value-type="float" office:value="25.3616655989">
            <text:p>25.3616655989</text:p>
          </table:table-cell>
          <table:table-cell office:value-type="float" office:value="49.9809779408">
            <text:p>49.9809779408</text:p>
          </table:table-cell>
          <table:table-cell office:value-type="float" office:value="25.3616655989">
            <text:p>25.36166559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1933.40937">
            <text:p>2471933.40937</text:p>
          </table:table-cell>
          <table:table-cell office:value-type="string">
            <text:p>2055-10-27 16:49:30.703125 EST-0500</text:p>
          </table:table-cell>
          <table:table-cell office:value-type="string">
            <text:p>S</text:p>
          </table:table-cell>
          <table:table-cell office:value-type="float" office:value="229.987563774">
            <text:p>229.987563774</text:p>
          </table:table-cell>
          <table:table-cell office:value-type="float" office:value="205.354936762">
            <text:p>205.354936762</text:p>
          </table:table-cell>
          <table:table-cell office:value-type="float" office:value="49.9875637741">
            <text:p>49.9875637741</text:p>
          </table:table-cell>
          <table:table-cell office:value-type="float" office:value="25.3549367616">
            <text:p>25.354936761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2237.868">
            <text:p>2472237.868</text:p>
          </table:table-cell>
          <table:table-cell office:value-type="string">
            <text:p>2056-08-27 03:49:55.312500 EST-0500</text:p>
          </table:table-cell>
          <table:table-cell office:value-type="string">
            <text:p>N</text:p>
          </table:table-cell>
          <table:table-cell office:value-type="float" office:value="49.9907572186">
            <text:p>49.9907572186</text:p>
          </table:table-cell>
          <table:table-cell office:value-type="float" office:value="25.3465016396">
            <text:p>25.3465016396</text:p>
          </table:table-cell>
          <table:table-cell office:value-type="float" office:value="49.9907572186">
            <text:p>49.9907572186</text:p>
          </table:table-cell>
          <table:table-cell office:value-type="float" office:value="25.3465016396">
            <text:p>25.346501639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2620.35273">
            <text:p>2472620.35273</text:p>
          </table:table-cell>
          <table:table-cell office:value-type="string">
            <text:p>2057-09-13 15:27:56.953125 EST-0500</text:p>
          </table:table-cell>
          <table:table-cell office:value-type="string">
            <text:p>S</text:p>
          </table:table-cell>
          <table:table-cell office:value-type="float" office:value="229.99794569">
            <text:p>229.99794569</text:p>
          </table:table-cell>
          <table:table-cell office:value-type="float" office:value="205.339463139">
            <text:p>205.339463139</text:p>
          </table:table-cell>
          <table:table-cell office:value-type="float" office:value="49.9979456899">
            <text:p>49.9979456899</text:p>
          </table:table-cell>
          <table:table-cell office:value-type="float" office:value="25.339463139">
            <text:p>25.3394631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2924.82112">
            <text:p>2472924.82112</text:p>
          </table:table-cell>
          <table:table-cell office:value-type="string">
            <text:p>2058-07-15 02:42:25.312500 EST-0500</text:p>
          </table:table-cell>
          <table:table-cell office:value-type="string">
            <text:p>N</text:p>
          </table:table-cell>
          <table:table-cell office:value-type="float" office:value="50.0066671019">
            <text:p>50.0066671019</text:p>
          </table:table-cell>
          <table:table-cell office:value-type="float" office:value="25.3361741232">
            <text:p>25.3361741232</text:p>
          </table:table-cell>
          <table:table-cell office:value-type="float" office:value="50.0066671019">
            <text:p>50.0066671019</text:p>
          </table:table-cell>
          <table:table-cell office:value-type="float" office:value="25.3361741232">
            <text:p>25.33617412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3307.30647">
            <text:p>2473307.30647</text:p>
          </table:table-cell>
          <table:table-cell office:value-type="string">
            <text:p>2059-08-01 14:21:19.687500 EST-0500</text:p>
          </table:table-cell>
          <table:table-cell office:value-type="string">
            <text:p>S</text:p>
          </table:table-cell>
          <table:table-cell office:value-type="float" office:value="230.019583242">
            <text:p>230.019583242</text:p>
          </table:table-cell>
          <table:table-cell office:value-type="float" office:value="205.333593827">
            <text:p>205.333593827</text:p>
          </table:table-cell>
          <table:table-cell office:value-type="float" office:value="50.0195832418">
            <text:p>50.0195832418</text:p>
          </table:table-cell>
          <table:table-cell office:value-type="float" office:value="25.3335938274">
            <text:p>25.333593827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3611.80354">
            <text:p>2473611.80354</text:p>
          </table:table-cell>
          <table:table-cell office:value-type="string">
            <text:p>2060-06-01 02:17:06.562500 EST-0500</text:p>
          </table:table-cell>
          <table:table-cell office:value-type="string">
            <text:p>N</text:p>
          </table:table-cell>
          <table:table-cell office:value-type="float" office:value="50.0284725881">
            <text:p>50.0284725881</text:p>
          </table:table-cell>
          <table:table-cell office:value-type="float" office:value="25.3302994974">
            <text:p>25.3302994974</text:p>
          </table:table-cell>
          <table:table-cell office:value-type="float" office:value="50.0284725881">
            <text:p>50.0284725881</text:p>
          </table:table-cell>
          <table:table-cell office:value-type="float" office:value="25.3302994974">
            <text:p>25.330299497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3994.29133">
            <text:p>2473994.29133</text:p>
          </table:table-cell>
          <table:table-cell office:value-type="string">
            <text:p>2061-06-18 13:59:31.875000 EST-0500</text:p>
          </table:table-cell>
          <table:table-cell office:value-type="string">
            <text:p>S</text:p>
          </table:table-cell>
          <table:table-cell office:value-type="float" office:value="230.03359114">
            <text:p>230.03359114</text:p>
          </table:table-cell>
          <table:table-cell office:value-type="float" office:value="205.319132859">
            <text:p>205.319132859</text:p>
          </table:table-cell>
          <table:table-cell office:value-type="float" office:value="50.0335911404">
            <text:p>50.0335911404</text:p>
          </table:table-cell>
          <table:table-cell office:value-type="float" office:value="25.3191328594">
            <text:p>25.319132859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4298.7176">
            <text:p>2474298.7176</text:p>
          </table:table-cell>
          <table:table-cell office:value-type="string">
            <text:p>2062-04-19 00:13:21.562500 EST-0500</text:p>
          </table:table-cell>
          <table:table-cell office:value-type="string">
            <text:p>N</text:p>
          </table:table-cell>
          <table:table-cell office:value-type="float" office:value="50.0408994444">
            <text:p>50.0408994444</text:p>
          </table:table-cell>
          <table:table-cell office:value-type="float" office:value="25.3137243958">
            <text:p>25.3137243958</text:p>
          </table:table-cell>
          <table:table-cell office:value-type="float" office:value="50.0408994444">
            <text:p>50.0408994444</text:p>
          </table:table-cell>
          <table:table-cell office:value-type="float" office:value="25.3137243958">
            <text:p>25.313724395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4681.24019">
            <text:p>2474681.24019</text:p>
          </table:table-cell>
          <table:table-cell office:value-type="string">
            <text:p>2063-05-06 12:45:52.734375 EST-0500</text:p>
          </table:table-cell>
          <table:table-cell office:value-type="string">
            <text:p>S</text:p>
          </table:table-cell>
          <table:table-cell office:value-type="float" office:value="230.045346102">
            <text:p>230.045346102</text:p>
          </table:table-cell>
          <table:table-cell office:value-type="float" office:value="205.301985001">
            <text:p>205.301985001</text:p>
          </table:table-cell>
          <table:table-cell office:value-type="float" office:value="50.0453461016">
            <text:p>50.0453461016</text:p>
          </table:table-cell>
          <table:table-cell office:value-type="float" office:value="25.3019850007">
            <text:p>25.301985000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4985.67317">
            <text:p>2474985.67317</text:p>
          </table:table-cell>
          <table:table-cell office:value-type="string">
            <text:p>2064-03-05 23:09:22.500000 EST-0500</text:p>
          </table:table-cell>
          <table:table-cell office:value-type="string">
            <text:p>N</text:p>
          </table:table-cell>
          <table:table-cell office:value-type="float" office:value="50.0549040447">
            <text:p>50.0549040447</text:p>
          </table:table-cell>
          <table:table-cell office:value-type="float" office:value="25.2983134507">
            <text:p>25.2983134507</text:p>
          </table:table-cell>
          <table:table-cell office:value-type="float" office:value="50.0549040447">
            <text:p>50.0549040447</text:p>
          </table:table-cell>
          <table:table-cell office:value-type="float" office:value="25.2983134507">
            <text:p>25.298313450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5368.19027">
            <text:p>2475368.19027</text:p>
          </table:table-cell>
          <table:table-cell office:value-type="string">
            <text:p>2065-03-23 11:33:59.062500 EST-0500</text:p>
          </table:table-cell>
          <table:table-cell office:value-type="string">
            <text:p>S</text:p>
          </table:table-cell>
          <table:table-cell office:value-type="float" office:value="230.068200963">
            <text:p>230.068200963</text:p>
          </table:table-cell>
          <table:table-cell office:value-type="float" office:value="205.29603489">
            <text:p>205.29603489</text:p>
          </table:table-cell>
          <table:table-cell office:value-type="float" office:value="50.0682009631">
            <text:p>50.0682009631</text:p>
          </table:table-cell>
          <table:table-cell office:value-type="float" office:value="25.29603489">
            <text:p>25.296034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5672.6678">
            <text:p>2475672.6678</text:p>
          </table:table-cell>
          <table:table-cell office:value-type="string">
            <text:p>2066-01-21 23:01:38.437500 EST-0500</text:p>
          </table:table-cell>
          <table:table-cell office:value-type="string">
            <text:p>N</text:p>
          </table:table-cell>
          <table:table-cell office:value-type="float" office:value="50.0750185068">
            <text:p>50.0750185068</text:p>
          </table:table-cell>
          <table:table-cell office:value-type="float" office:value="25.2902351035">
            <text:p>25.2902351035</text:p>
          </table:table-cell>
          <table:table-cell office:value-type="float" office:value="50.0750185068">
            <text:p>50.0750185068</text:p>
          </table:table-cell>
          <table:table-cell office:value-type="float" office:value="25.2902351035">
            <text:p>25.29023510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6055.1617">
            <text:p>2476055.1617</text:p>
          </table:table-cell>
          <table:table-cell office:value-type="string">
            <text:p>2067-02-08 10:52:51.093750 EST-0500</text:p>
          </table:table-cell>
          <table:table-cell office:value-type="string">
            <text:p>S</text:p>
          </table:table-cell>
          <table:table-cell office:value-type="float" office:value="230.084572685">
            <text:p>230.084572685</text:p>
          </table:table-cell>
          <table:table-cell office:value-type="float" office:value="205.284881243">
            <text:p>205.284881243</text:p>
          </table:table-cell>
          <table:table-cell office:value-type="float" office:value="50.0845726852">
            <text:p>50.0845726852</text:p>
          </table:table-cell>
          <table:table-cell office:value-type="float" office:value="25.2848812432">
            <text:p>25.28488124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6359.63374">
            <text:p>2476359.63374</text:p>
          </table:table-cell>
          <table:table-cell office:value-type="string">
            <text:p>2067-12-09 22:12:35.859375 EST-0500</text:p>
          </table:table-cell>
          <table:table-cell office:value-type="string">
            <text:p>N</text:p>
          </table:table-cell>
          <table:table-cell office:value-type="float" office:value="50.0855861265">
            <text:p>50.0855861265</text:p>
          </table:table-cell>
          <table:table-cell office:value-type="float" office:value="25.2749131075">
            <text:p>25.2749131075</text:p>
          </table:table-cell>
          <table:table-cell office:value-type="float" office:value="50.0855861265">
            <text:p>50.0855861265</text:p>
          </table:table-cell>
          <table:table-cell office:value-type="float" office:value="25.2749131075">
            <text:p>25.274913107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6742.10689">
            <text:p>2476742.10689</text:p>
          </table:table-cell>
          <table:table-cell office:value-type="string">
            <text:p>2068-12-26 09:33:55.546875 EST-0500</text:p>
          </table:table-cell>
          <table:table-cell office:value-type="string">
            <text:p>S</text:p>
          </table:table-cell>
          <table:table-cell office:value-type="float" office:value="230.092239037">
            <text:p>230.092239037</text:p>
          </table:table-cell>
          <table:table-cell office:value-type="float" office:value="205.26751282">
            <text:p>205.26751282</text:p>
          </table:table-cell>
          <table:table-cell office:value-type="float" office:value="50.0922390366">
            <text:p>50.0922390366</text:p>
          </table:table-cell>
          <table:table-cell office:value-type="float" office:value="25.2675128199">
            <text:p>25.267512819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7046.58138">
            <text:p>2477046.58138</text:p>
          </table:table-cell>
          <table:table-cell office:value-type="string">
            <text:p>2069-10-26 20:57:11.250000 EST-0500</text:p>
          </table:table-cell>
          <table:table-cell office:value-type="string">
            <text:p>N</text:p>
          </table:table-cell>
          <table:table-cell office:value-type="float" office:value="50.0965989803">
            <text:p>50.0965989803</text:p>
          </table:table-cell>
          <table:table-cell office:value-type="float" office:value="25.2617212398">
            <text:p>25.2617212398</text:p>
          </table:table-cell>
          <table:table-cell office:value-type="float" office:value="50.0965989803">
            <text:p>50.0965989803</text:p>
          </table:table-cell>
          <table:table-cell office:value-type="float" office:value="25.2617212398">
            <text:p>25.261721239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7429.04659">
            <text:p>2477429.04659</text:p>
          </table:table-cell>
          <table:table-cell office:value-type="string">
            <text:p>2070-11-13 08:07:05.390625 EST-0500</text:p>
          </table:table-cell>
          <table:table-cell office:value-type="string">
            <text:p>S</text:p>
          </table:table-cell>
          <table:table-cell office:value-type="float" office:value="230.106580847">
            <text:p>230.106580847</text:p>
          </table:table-cell>
          <table:table-cell office:value-type="float" office:value="205.25863759">
            <text:p>205.25863759</text:p>
          </table:table-cell>
          <table:table-cell office:value-type="float" office:value="50.106580847">
            <text:p>50.106580847</text:p>
          </table:table-cell>
          <table:table-cell office:value-type="float" office:value="25.2586375897">
            <text:p>25.258637589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7733.56929">
            <text:p>2477733.56929</text:p>
          </table:table-cell>
          <table:table-cell office:value-type="string">
            <text:p>2071-09-13 20:39:47.109375 EST-0500</text:p>
          </table:table-cell>
          <table:table-cell office:value-type="string">
            <text:p>N</text:p>
          </table:table-cell>
          <table:table-cell office:value-type="float" office:value="50.1151625144">
            <text:p>50.1151625144</text:p>
          </table:table-cell>
          <table:table-cell office:value-type="float" office:value="25.256527115">
            <text:p>25.256527115</text:p>
          </table:table-cell>
          <table:table-cell office:value-type="float" office:value="50.1151625144">
            <text:p>50.1151625144</text:p>
          </table:table-cell>
          <table:table-cell office:value-type="float" office:value="25.256527115">
            <text:p>25.25652711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8116.03083">
            <text:p>2478116.03083</text:p>
          </table:table-cell>
          <table:table-cell office:value-type="string">
            <text:p>2072-09-30 07:44:24.843750 EST-0500</text:p>
          </table:table-cell>
          <table:table-cell office:value-type="string">
            <text:p>S</text:p>
          </table:table-cell>
          <table:table-cell office:value-type="float" office:value="230.121210819">
            <text:p>230.121210819</text:p>
          </table:table-cell>
          <table:table-cell office:value-type="float" office:value="205.249843205">
            <text:p>205.249843205</text:p>
          </table:table-cell>
          <table:table-cell office:value-type="float" office:value="50.121210819">
            <text:p>50.121210819</text:p>
          </table:table-cell>
          <table:table-cell office:value-type="float" office:value="25.2498432048">
            <text:p>25.249843204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8420.49861">
            <text:p>2478420.49861</text:p>
          </table:table-cell>
          <table:table-cell office:value-type="string">
            <text:p>2073-07-31 18:58:00.468750 EST-0500</text:p>
          </table:table-cell>
          <table:table-cell office:value-type="string">
            <text:p>N</text:p>
          </table:table-cell>
          <table:table-cell office:value-type="float" office:value="50.1267424513">
            <text:p>50.1267424513</text:p>
          </table:table-cell>
          <table:table-cell office:value-type="float" office:value="25.2443651016">
            <text:p>25.2443651016</text:p>
          </table:table-cell>
          <table:table-cell office:value-type="float" office:value="50.1267424513">
            <text:p>50.1267424513</text:p>
          </table:table-cell>
          <table:table-cell office:value-type="float" office:value="25.2443651016">
            <text:p>25.244365101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8802.99067">
            <text:p>2478802.99067</text:p>
          </table:table-cell>
          <table:table-cell office:value-type="string">
            <text:p>2074-08-18 06:46:34.921875 EST-0500</text:p>
          </table:table-cell>
          <table:table-cell office:value-type="string">
            <text:p>S</text:p>
          </table:table-cell>
          <table:table-cell office:value-type="float" office:value="230.125847422">
            <text:p>230.125847422</text:p>
          </table:table-cell>
          <table:table-cell office:value-type="float" office:value="205.229974227">
            <text:p>205.229974227</text:p>
          </table:table-cell>
          <table:table-cell office:value-type="float" office:value="50.1258474222">
            <text:p>50.1258474222</text:p>
          </table:table-cell>
          <table:table-cell office:value-type="float" office:value="25.2299742273">
            <text:p>25.229974227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9107.43464">
            <text:p>2479107.43464</text:p>
          </table:table-cell>
          <table:table-cell office:value-type="string">
            <text:p>2075-06-18 17:25:53.906250 EST-0500</text:p>
          </table:table-cell>
          <table:table-cell office:value-type="string">
            <text:p>N</text:p>
          </table:table-cell>
          <table:table-cell office:value-type="float" office:value="50.1326590002">
            <text:p>50.1326590002</text:p>
          </table:table-cell>
          <table:table-cell office:value-type="float" office:value="25.2259260555">
            <text:p>25.2259260555</text:p>
          </table:table-cell>
          <table:table-cell office:value-type="float" office:value="50.1326590002">
            <text:p>50.1326590002</text:p>
          </table:table-cell>
          <table:table-cell office:value-type="float" office:value="25.2259260555">
            <text:p>25.225926055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9489.9261">
            <text:p>2479489.9261</text:p>
          </table:table-cell>
          <table:table-cell office:value-type="string">
            <text:p>2076-07-05 05:13:35.625000 EST-0500</text:p>
          </table:table-cell>
          <table:table-cell office:value-type="string">
            <text:p>S</text:p>
          </table:table-cell>
          <table:table-cell office:value-type="float" office:value="230.143209907">
            <text:p>230.143209907</text:p>
          </table:table-cell>
          <table:table-cell office:value-type="float" office:value="205.221768114">
            <text:p>205.221768114</text:p>
          </table:table-cell>
          <table:table-cell office:value-type="float" office:value="50.1432099074">
            <text:p>50.1432099074</text:p>
          </table:table-cell>
          <table:table-cell office:value-type="float" office:value="25.2217681139">
            <text:p>25.22176811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79794.43477">
            <text:p>2479794.43477</text:p>
          </table:table-cell>
          <table:table-cell office:value-type="string">
            <text:p>2077-05-05 17:26:04.453125 EST-0500</text:p>
          </table:table-cell>
          <table:table-cell office:value-type="string">
            <text:p>N</text:p>
          </table:table-cell>
          <table:table-cell office:value-type="float" office:value="50.1524162323">
            <text:p>50.1524162323</text:p>
          </table:table-cell>
          <table:table-cell office:value-type="float" office:value="25.2195916503">
            <text:p>25.2195916503</text:p>
          </table:table-cell>
          <table:table-cell office:value-type="float" office:value="50.1524162323">
            <text:p>50.1524162323</text:p>
          </table:table-cell>
          <table:table-cell office:value-type="float" office:value="25.2195916503">
            <text:p>25.219591650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0176.8774">
            <text:p>2480176.8774</text:p>
          </table:table-cell>
          <table:table-cell office:value-type="string">
            <text:p>2078-05-23 04:03:27.421875 EST-0500</text:p>
          </table:table-cell>
          <table:table-cell office:value-type="string">
            <text:p>S</text:p>
          </table:table-cell>
          <table:table-cell office:value-type="float" office:value="230.163924854">
            <text:p>230.163924854</text:p>
          </table:table-cell>
          <table:table-cell office:value-type="float" office:value="205.215515049">
            <text:p>205.215515049</text:p>
          </table:table-cell>
          <table:table-cell office:value-type="float" office:value="50.1639248538">
            <text:p>50.1639248538</text:p>
          </table:table-cell>
          <table:table-cell office:value-type="float" office:value="25.2155150489">
            <text:p>25.215515048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0481.4001">
            <text:p>2480481.4001</text:p>
          </table:table-cell>
          <table:table-cell office:value-type="string">
            <text:p>2079-03-23 16:36:09.140625 EST-0500</text:p>
          </table:table-cell>
          <table:table-cell office:value-type="string">
            <text:p>N</text:p>
          </table:table-cell>
          <table:table-cell office:value-type="float" office:value="50.1711621957">
            <text:p>50.1711621957</text:p>
          </table:table-cell>
          <table:table-cell office:value-type="float" office:value="25.2098348699">
            <text:p>25.2098348699</text:p>
          </table:table-cell>
          <table:table-cell office:value-type="float" office:value="50.1711621957">
            <text:p>50.1711621957</text:p>
          </table:table-cell>
          <table:table-cell office:value-type="float" office:value="25.2098348699">
            <text:p>25.209834869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0863.83906">
            <text:p>2480863.83906</text:p>
          </table:table-cell>
          <table:table-cell office:value-type="string">
            <text:p>2080-04-09 03:08:15.703125 EST-0500</text:p>
          </table:table-cell>
          <table:table-cell office:value-type="string">
            <text:p>S</text:p>
          </table:table-cell>
          <table:table-cell office:value-type="float" office:value="230.178941687">
            <text:p>230.178941687</text:p>
          </table:table-cell>
          <table:table-cell office:value-type="float" office:value="205.201627358">
            <text:p>205.201627358</text:p>
          </table:table-cell>
          <table:table-cell office:value-type="float" office:value="50.1789416874">
            <text:p>50.1789416874</text:p>
          </table:table-cell>
          <table:table-cell office:value-type="float" office:value="25.2016273576">
            <text:p>25.201627357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1168.32088">
            <text:p>2481168.32088</text:p>
          </table:table-cell>
          <table:table-cell office:value-type="string">
            <text:p>2081-02-07 14:42:04.218750 EST-0500</text:p>
          </table:table-cell>
          <table:table-cell office:value-type="string">
            <text:p>N</text:p>
          </table:table-cell>
          <table:table-cell office:value-type="float" office:value="50.1832561568">
            <text:p>50.1832561568</text:p>
          </table:table-cell>
          <table:table-cell office:value-type="float" office:value="25.192311518">
            <text:p>25.192311518</text:p>
          </table:table-cell>
          <table:table-cell office:value-type="float" office:value="50.1832561568">
            <text:p>50.1832561568</text:p>
          </table:table-cell>
          <table:table-cell office:value-type="float" office:value="25.192311518">
            <text:p>25.19231151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1550.79341">
            <text:p>2481550.79341</text:p>
          </table:table-cell>
          <table:table-cell office:value-type="string">
            <text:p>2082-02-25 02:02:31.171875 EST-0500</text:p>
          </table:table-cell>
          <table:table-cell office:value-type="string">
            <text:p>S</text:p>
          </table:table-cell>
          <table:table-cell office:value-type="float" office:value="230.194656431">
            <text:p>230.194656431</text:p>
          </table:table-cell>
          <table:table-cell office:value-type="float" office:value="205.187555756">
            <text:p>205.187555756</text:p>
          </table:table-cell>
          <table:table-cell office:value-type="float" office:value="50.1946564305">
            <text:p>50.1946564305</text:p>
          </table:table-cell>
          <table:table-cell office:value-type="float" office:value="25.1875557557">
            <text:p>25.187555755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1855.30635">
            <text:p>2481855.30635</text:p>
          </table:table-cell>
          <table:table-cell office:value-type="string">
            <text:p>2082-12-26 14:21:09.140625 EST-0500</text:p>
          </table:table-cell>
          <table:table-cell office:value-type="string">
            <text:p>N</text:p>
          </table:table-cell>
          <table:table-cell office:value-type="float" office:value="50.2018292172">
            <text:p>50.2018292172</text:p>
          </table:table-cell>
          <table:table-cell office:value-type="float" office:value="25.1822694432">
            <text:p>25.1822694432</text:p>
          </table:table-cell>
          <table:table-cell office:value-type="float" office:value="50.2018292172">
            <text:p>50.2018292172</text:p>
          </table:table-cell>
          <table:table-cell office:value-type="float" office:value="25.1822694432">
            <text:p>25.18226944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2237.76241">
            <text:p>2482237.76241</text:p>
          </table:table-cell>
          <table:table-cell office:value-type="string">
            <text:p>2084-01-13 01:17:52.265625 EST-0500</text:p>
          </table:table-cell>
          <table:table-cell office:value-type="string">
            <text:p>S</text:p>
          </table:table-cell>
          <table:table-cell office:value-type="float" office:value="230.21452004">
            <text:p>230.21452004</text:p>
          </table:table-cell>
          <table:table-cell office:value-type="float" office:value="205.179033506">
            <text:p>205.179033506</text:p>
          </table:table-cell>
          <table:table-cell office:value-type="float" office:value="50.2145200396">
            <text:p>50.2145200396</text:p>
          </table:table-cell>
          <table:table-cell office:value-type="float" office:value="25.1790335059">
            <text:p>25.179033505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2542.27656">
            <text:p>2482542.27656</text:p>
          </table:table-cell>
          <table:table-cell office:value-type="string">
            <text:p>2084-11-12 13:38:15.703125 EST-0500</text:p>
          </table:table-cell>
          <table:table-cell office:value-type="string">
            <text:p>N</text:p>
          </table:table-cell>
          <table:table-cell office:value-type="float" office:value="50.2211907605">
            <text:p>50.2211907605</text:p>
          </table:table-cell>
          <table:table-cell office:value-type="float" office:value="25.1742528012">
            <text:p>25.1742528012</text:p>
          </table:table-cell>
          <table:table-cell office:value-type="float" office:value="50.2211907605">
            <text:p>50.2211907605</text:p>
          </table:table-cell>
          <table:table-cell office:value-type="float" office:value="25.1742528012">
            <text:p>25.174252801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2924.73017">
            <text:p>2482924.73017</text:p>
          </table:table-cell>
          <table:table-cell office:value-type="string">
            <text:p>2085-11-30 00:31:27.890625 EST-0500</text:p>
          </table:table-cell>
          <table:table-cell office:value-type="string">
            <text:p>S</text:p>
          </table:table-cell>
          <table:table-cell office:value-type="float" office:value="230.222160277">
            <text:p>230.222160277</text:p>
          </table:table-cell>
          <table:table-cell office:value-type="float" office:value="205.160328642">
            <text:p>205.160328642</text:p>
          </table:table-cell>
          <table:table-cell office:value-type="float" office:value="50.2221602772">
            <text:p>50.2221602772</text:p>
          </table:table-cell>
          <table:table-cell office:value-type="float" office:value="25.1603286416">
            <text:p>25.160328641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3229.19429">
            <text:p>2483229.19429</text:p>
          </table:table-cell>
          <table:table-cell office:value-type="string">
            <text:p>2086-09-30 11:39:47.109375 EST-0500</text:p>
          </table:table-cell>
          <table:table-cell office:value-type="string">
            <text:p>N</text:p>
          </table:table-cell>
          <table:table-cell office:value-type="float" office:value="50.2292594143">
            <text:p>50.2292594143</text:p>
          </table:table-cell>
          <table:table-cell office:value-type="float" office:value="25.1558483858">
            <text:p>25.1558483858</text:p>
          </table:table-cell>
          <table:table-cell office:value-type="float" office:value="50.2292594143">
            <text:p>50.2292594143</text:p>
          </table:table-cell>
          <table:table-cell office:value-type="float" office:value="25.1558483858">
            <text:p>25.155848385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3611.66622">
            <text:p>2483611.66622</text:p>
          </table:table-cell>
          <table:table-cell office:value-type="string">
            <text:p>2087-10-17 22:59:21.328125 EST-0500</text:p>
          </table:table-cell>
          <table:table-cell office:value-type="string">
            <text:p>S</text:p>
          </table:table-cell>
          <table:table-cell office:value-type="float" office:value="230.236375189">
            <text:p>230.236375189</text:p>
          </table:table-cell>
          <table:table-cell office:value-type="float" office:value="205.149421042">
            <text:p>205.149421042</text:p>
          </table:table-cell>
          <table:table-cell office:value-type="float" office:value="50.2363751894">
            <text:p>50.2363751894</text:p>
          </table:table-cell>
          <table:table-cell office:value-type="float" office:value="25.1494210424">
            <text:p>25.149421042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3916.17793">
            <text:p>2483916.17793</text:p>
          </table:table-cell>
          <table:table-cell office:value-type="string">
            <text:p>2088-08-17 11:16:13.828125 EST-0500</text:p>
          </table:table-cell>
          <table:table-cell office:value-type="string">
            <text:p>N</text:p>
          </table:table-cell>
          <table:table-cell office:value-type="float" office:value="50.2450144276">
            <text:p>50.2450144276</text:p>
          </table:table-cell>
          <table:table-cell office:value-type="float" office:value="25.1468332644">
            <text:p>25.1468332644</text:p>
          </table:table-cell>
          <table:table-cell office:value-type="float" office:value="50.2450144276">
            <text:p>50.2450144276</text:p>
          </table:table-cell>
          <table:table-cell office:value-type="float" office:value="25.1468332644">
            <text:p>25.146833264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4298.6114">
            <text:p>2484298.6114</text:p>
          </table:table-cell>
          <table:table-cell office:value-type="string">
            <text:p>2089-09-03 21:40:25.781250 EST-0500</text:p>
          </table:table-cell>
          <table:table-cell office:value-type="string">
            <text:p>S</text:p>
          </table:table-cell>
          <table:table-cell office:value-type="float" office:value="230.255343587">
            <text:p>230.255343587</text:p>
          </table:table-cell>
          <table:table-cell office:value-type="float" office:value="205.144268435">
            <text:p>205.144268435</text:p>
          </table:table-cell>
          <table:table-cell office:value-type="float" office:value="50.2553435871">
            <text:p>50.2553435871</text:p>
          </table:table-cell>
          <table:table-cell office:value-type="float" office:value="25.1442684354">
            <text:p>25.14426843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4603.16157">
            <text:p>2484603.16157</text:p>
          </table:table-cell>
          <table:table-cell office:value-type="string">
            <text:p>2090-07-05 10:52:40.546875 EST-0500</text:p>
          </table:table-cell>
          <table:table-cell office:value-type="string">
            <text:p>N</text:p>
          </table:table-cell>
          <table:table-cell office:value-type="float" office:value="50.2613414467">
            <text:p>50.2613414467</text:p>
          </table:table-cell>
          <table:table-cell office:value-type="float" office:value="25.1400729283">
            <text:p>25.1400729283</text:p>
          </table:table-cell>
          <table:table-cell office:value-type="float" office:value="50.2613414467">
            <text:p>50.2613414467</text:p>
          </table:table-cell>
          <table:table-cell office:value-type="float" office:value="25.1400729283">
            <text:p>25.140072928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4985.57064">
            <text:p>2484985.57064</text:p>
          </table:table-cell>
          <table:table-cell office:value-type="string">
            <text:p>2091-07-22 20:41:43.125000 EST-0500</text:p>
          </table:table-cell>
          <table:table-cell office:value-type="string">
            <text:p>S</text:p>
          </table:table-cell>
          <table:table-cell office:value-type="float" office:value="230.266656573">
            <text:p>230.266656573</text:p>
          </table:table-cell>
          <table:table-cell office:value-type="float" office:value="205.132282446">
            <text:p>205.132282446</text:p>
          </table:table-cell>
          <table:table-cell office:value-type="float" office:value="50.2666565729">
            <text:p>50.2666565729</text:p>
          </table:table-cell>
          <table:table-cell office:value-type="float" office:value="25.132282446">
            <text:p>25.13228244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5290.08968">
            <text:p>2485290.08968</text:p>
          </table:table-cell>
          <table:table-cell office:value-type="string">
            <text:p>2092-05-22 09:09:08.437500 EST-0500</text:p>
          </table:table-cell>
          <table:table-cell office:value-type="string">
            <text:p>N</text:p>
          </table:table-cell>
          <table:table-cell office:value-type="float" office:value="50.2674884991">
            <text:p>50.2674884991</text:p>
          </table:table-cell>
          <table:table-cell office:value-type="float" office:value="25.1231512401">
            <text:p>25.1231512401</text:p>
          </table:table-cell>
          <table:table-cell office:value-type="float" office:value="50.2674884991">
            <text:p>50.2674884991</text:p>
          </table:table-cell>
          <table:table-cell office:value-type="float" office:value="25.1231512401">
            <text:p>25.123151240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5672.51155">
            <text:p>2485672.51155</text:p>
          </table:table-cell>
          <table:table-cell office:value-type="string">
            <text:p>2093-06-08 19:16:38.437500 EST-0500</text:p>
          </table:table-cell>
          <table:table-cell office:value-type="string">
            <text:p>S</text:p>
          </table:table-cell>
          <table:table-cell office:value-type="float" office:value="230.27430381">
            <text:p>230.27430381</text:p>
          </table:table-cell>
          <table:table-cell office:value-type="float" office:value="205.116233428">
            <text:p>205.116233428</text:p>
          </table:table-cell>
          <table:table-cell office:value-type="float" office:value="50.2743038095">
            <text:p>50.2743038095</text:p>
          </table:table-cell>
          <table:table-cell office:value-type="float" office:value="25.116233428">
            <text:p>25.11623342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5977.0483">
            <text:p>2485977.0483</text:p>
          </table:table-cell>
          <table:table-cell office:value-type="string">
            <text:p>2094-04-09 08:09:33.046875 EST-0500</text:p>
          </table:table-cell>
          <table:table-cell office:value-type="string">
            <text:p>N</text:p>
          </table:table-cell>
          <table:table-cell office:value-type="float" office:value="50.282740527">
            <text:p>50.282740527</text:p>
          </table:table-cell>
          <table:table-cell office:value-type="float" office:value="25.1134244629">
            <text:p>25.1134244629</text:p>
          </table:table-cell>
          <table:table-cell office:value-type="float" office:value="50.282740527">
            <text:p>50.282740527</text:p>
          </table:table-cell>
          <table:table-cell office:value-type="float" office:value="25.1134244629">
            <text:p>25.113424462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6359.47139">
            <text:p>2486359.47139</text:p>
          </table:table-cell>
          <table:table-cell office:value-type="string">
            <text:p>2095-04-26 18:18:48.515625 EST-0500</text:p>
          </table:table-cell>
          <table:table-cell office:value-type="string">
            <text:p>S</text:p>
          </table:table-cell>
          <table:table-cell office:value-type="float" office:value="230.294583116">
            <text:p>230.294583116</text:p>
          </table:table-cell>
          <table:table-cell office:value-type="float" office:value="205.110773069">
            <text:p>205.110773069</text:p>
          </table:table-cell>
          <table:table-cell office:value-type="float" office:value="50.2945831158">
            <text:p>50.2945831158</text:p>
          </table:table-cell>
          <table:table-cell office:value-type="float" office:value="25.1107730693">
            <text:p>25.110773069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6664.02156">
            <text:p>2486664.02156</text:p>
          </table:table-cell>
          <table:table-cell office:value-type="string">
            <text:p>2096-02-25 07:31:03.281250 EST-0500</text:p>
          </table:table-cell>
          <table:table-cell office:value-type="string">
            <text:p>N</text:p>
          </table:table-cell>
          <table:table-cell office:value-type="float" office:value="50.3031893227">
            <text:p>50.3031893227</text:p>
          </table:table-cell>
          <table:table-cell office:value-type="float" office:value="25.1067382185">
            <text:p>25.1067382185</text:p>
          </table:table-cell>
          <table:table-cell office:value-type="float" office:value="50.3031893227">
            <text:p>50.3031893227</text:p>
          </table:table-cell>
          <table:table-cell office:value-type="float" office:value="25.1067382185">
            <text:p>25.106738218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7046.46846">
            <text:p>2487046.46846</text:p>
          </table:table-cell>
          <table:table-cell office:value-type="string">
            <text:p>2097-03-13 18:14:35.390625 EST-0500</text:p>
          </table:table-cell>
          <table:table-cell office:value-type="string">
            <text:p>S</text:p>
          </table:table-cell>
          <table:table-cell office:value-type="float" office:value="230.306803274">
            <text:p>230.306803274</text:p>
          </table:table-cell>
          <table:table-cell office:value-type="float" office:value="205.094934588">
            <text:p>205.094934588</text:p>
          </table:table-cell>
          <table:table-cell office:value-type="float" office:value="50.3068032743">
            <text:p>50.3068032743</text:p>
          </table:table-cell>
          <table:table-cell office:value-type="float" office:value="25.0949345882">
            <text:p>25.094934588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7350.9338">
            <text:p>2487350.9338</text:p>
          </table:table-cell>
          <table:table-cell office:value-type="string">
            <text:p>2098-01-12 05:24:40.078125 EST-0500</text:p>
          </table:table-cell>
          <table:table-cell office:value-type="string">
            <text:p>N</text:p>
          </table:table-cell>
          <table:table-cell office:value-type="float" office:value="50.3109473857">
            <text:p>50.3109473857</text:p>
          </table:table-cell>
          <table:table-cell office:value-type="float" office:value="25.0863139735">
            <text:p>25.0863139735</text:p>
          </table:table-cell>
          <table:table-cell office:value-type="float" office:value="50.3109473857">
            <text:p>50.3109473857</text:p>
          </table:table-cell>
          <table:table-cell office:value-type="float" office:value="25.0863139735">
            <text:p>25.08631397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7733.42159">
            <text:p>2487733.42159</text:p>
          </table:table-cell>
          <table:table-cell office:value-type="string">
            <text:p>2099-01-29 17:07:05.390625 EST-0500</text:p>
          </table:table-cell>
          <table:table-cell office:value-type="string">
            <text:p>S</text:p>
          </table:table-cell>
          <table:table-cell office:value-type="float" office:value="230.31695354">
            <text:p>230.31695354</text:p>
          </table:table-cell>
          <table:table-cell office:value-type="float" office:value="205.076011157">
            <text:p>205.076011157</text:p>
          </table:table-cell>
          <table:table-cell office:value-type="float" office:value="50.3169535395">
            <text:p>50.3169535395</text:p>
          </table:table-cell>
          <table:table-cell office:value-type="float" office:value="25.0760111573">
            <text:p>25.076011157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8037.9211">
            <text:p>2488037.9211</text:p>
          </table:table-cell>
          <table:table-cell office:value-type="string">
            <text:p>2099-11-30 05:06:23.203125 EST-0500</text:p>
          </table:table-cell>
          <table:table-cell office:value-type="string">
            <text:p>N</text:p>
          </table:table-cell>
          <table:table-cell office:value-type="float" office:value="50.3248999777">
            <text:p>50.3248999777</text:p>
          </table:table-cell>
          <table:table-cell office:value-type="float" office:value="25.0715472132">
            <text:p>25.0715472132</text:p>
          </table:table-cell>
          <table:table-cell office:value-type="float" office:value="50.3248999777">
            <text:p>50.3248999777</text:p>
          </table:table-cell>
          <table:table-cell office:value-type="float" office:value="25.0715472132">
            <text:p>25.07154721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88420.3564">
            <text:p>2488420.3564</text:p>
          </table:table-cell>
          <table:table-cell office:value-type="string">
            <text:p>2100-12-17 15:33:13.359375 EST-0500</text:p>
          </table:table-cell>
          <table:table-cell office:value-type="string">
            <text:p>S</text:p>
          </table:table-cell>
          <table:table-cell office:value-type="float" office:value="230.339888196">
            <text:p>230.339888196</text:p>
          </table:table-cell>
          <table:table-cell office:value-type="float" office:value="205.07011415">
            <text:p>205.07011415</text:p>
          </table:table-cell>
          <table:table-cell office:value-type="float" office:value="50.3398881958">
            <text:p>50.3398881958</text:p>
          </table:table-cell>
          <table:table-cell office:value-type="float" office:value="25.0701141499">
            <text:p>25.070114149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3281.76204">
            <text:p>2413281.76204</text:p>
          </table:table-cell>
          <table:table-cell office:value-type="string">
            <text:p>1895-03-29 01:17:20.625000 EST-0500</text:p>
          </table:table-cell>
          <table:table-cell office:value-type="string">
            <text:p>N</text:p>
          </table:table-cell>
          <table:table-cell office:value-type="float" office:value="99.3852097494">
            <text:p>99.3852097494</text:p>
          </table:table-cell>
          <table:table-cell office:value-type="float" office:value="76.990627853">
            <text:p>76.990627853</text:p>
          </table:table-cell>
          <table:table-cell office:value-type="float" office:value="99.3852097494">
            <text:p>99.3852097494</text:p>
          </table:table-cell>
          <table:table-cell office:value-type="float" office:value="76.990627853">
            <text:p>76.99062785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5581.64729">
            <text:p>2415581.64729</text:p>
          </table:table-cell>
          <table:table-cell office:value-type="string">
            <text:p>1901-07-15 22:32:06.562500 EST-0500</text:p>
          </table:table-cell>
          <table:table-cell office:value-type="string">
            <text:p>S</text:p>
          </table:table-cell>
          <table:table-cell office:value-type="float" office:value="279.449100274">
            <text:p>279.449100274</text:p>
          </table:table-cell>
          <table:table-cell office:value-type="float" office:value="256.963163601">
            <text:p>256.963163601</text:p>
          </table:table-cell>
          <table:table-cell office:value-type="float" office:value="99.4491002741">
            <text:p>99.4491002741</text:p>
          </table:table-cell>
          <table:table-cell office:value-type="float" office:value="76.9631636009">
            <text:p>76.963163600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7614.55623">
            <text:p>2417614.55623</text:p>
          </table:table-cell>
          <table:table-cell office:value-type="string">
            <text:p>1907-02-07 20:20:58.593750 EST-0500</text:p>
          </table:table-cell>
          <table:table-cell office:value-type="string">
            <text:p>N</text:p>
          </table:table-cell>
          <table:table-cell office:value-type="float" office:value="99.4865317119">
            <text:p>99.4865317119</text:p>
          </table:table-cell>
          <table:table-cell office:value-type="float" office:value="76.9306359089">
            <text:p>76.9306359089</text:p>
          </table:table-cell>
          <table:table-cell office:value-type="float" office:value="99.4865317119">
            <text:p>99.4865317119</text:p>
          </table:table-cell>
          <table:table-cell office:value-type="float" office:value="76.9306359089">
            <text:p>76.930635908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9913.32027">
            <text:p>2419913.32027</text:p>
          </table:table-cell>
          <table:table-cell office:value-type="string">
            <text:p>1913-05-25 14:41:11.484375 EST-0500</text:p>
          </table:table-cell>
          <table:table-cell office:value-type="string">
            <text:p>S</text:p>
          </table:table-cell>
          <table:table-cell office:value-type="float" office:value="279.550733411">
            <text:p>279.550733411</text:p>
          </table:table-cell>
          <table:table-cell office:value-type="float" office:value="256.903379588">
            <text:p>256.903379588</text:p>
          </table:table-cell>
          <table:table-cell office:value-type="float" office:value="99.5507334107">
            <text:p>99.5507334107</text:p>
          </table:table-cell>
          <table:table-cell office:value-type="float" office:value="76.903379588">
            <text:p>76.90337958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1946.77425">
            <text:p>2421946.77425</text:p>
          </table:table-cell>
          <table:table-cell office:value-type="string">
            <text:p>1918-12-19 01:34:55.312500 EST-0500</text:p>
          </table:table-cell>
          <table:table-cell office:value-type="string">
            <text:p>N</text:p>
          </table:table-cell>
          <table:table-cell office:value-type="float" office:value="99.6007463157">
            <text:p>99.6007463157</text:p>
          </table:table-cell>
          <table:table-cell office:value-type="float" office:value="76.870881627">
            <text:p>76.870881627</text:p>
          </table:table-cell>
          <table:table-cell office:value-type="float" office:value="99.6007463157">
            <text:p>99.6007463157</text:p>
          </table:table-cell>
          <table:table-cell office:value-type="float" office:value="76.870881627">
            <text:p>76.87088162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4246.92927">
            <text:p>2424246.92927</text:p>
          </table:table-cell>
          <table:table-cell office:value-type="string">
            <text:p>1925-04-06 05:18:09.843750 EST-0500</text:p>
          </table:table-cell>
          <table:table-cell office:value-type="string">
            <text:p>S</text:p>
          </table:table-cell>
          <table:table-cell office:value-type="float" office:value="279.705999674">
            <text:p>279.705999674</text:p>
          </table:table-cell>
          <table:table-cell office:value-type="float" office:value="256.896599135">
            <text:p>256.896599135</text:p>
          </table:table-cell>
          <table:table-cell office:value-type="float" office:value="99.705999674">
            <text:p>99.705999674</text:p>
          </table:table-cell>
          <table:table-cell office:value-type="float" office:value="76.8965991354">
            <text:p>76.896599135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6280.04634">
            <text:p>2426280.04634</text:p>
          </table:table-cell>
          <table:table-cell office:value-type="string">
            <text:p>1930-10-30 08:06:44.296875 EST-0500</text:p>
          </table:table-cell>
          <table:table-cell office:value-type="string">
            <text:p>N</text:p>
          </table:table-cell>
          <table:table-cell office:value-type="float" office:value="99.7573440934">
            <text:p>99.7573440934</text:p>
          </table:table-cell>
          <table:table-cell office:value-type="float" office:value="76.8685305425">
            <text:p>76.8685305425</text:p>
          </table:table-cell>
          <table:table-cell office:value-type="float" office:value="99.7573440934">
            <text:p>99.7573440934</text:p>
          </table:table-cell>
          <table:table-cell office:value-type="float" office:value="76.8685305425">
            <text:p>76.868530542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8579.24007">
            <text:p>2428579.24007</text:p>
          </table:table-cell>
          <table:table-cell office:value-type="string">
            <text:p>1937-02-14 12:45:42.187500 EST-0500</text:p>
          </table:table-cell>
          <table:table-cell office:value-type="string">
            <text:p>S</text:p>
          </table:table-cell>
          <table:table-cell office:value-type="float" office:value="279.81837354">
            <text:p>279.81837354</text:p>
          </table:table-cell>
          <table:table-cell office:value-type="float" office:value="256.834445782">
            <text:p>256.834445782</text:p>
          </table:table-cell>
          <table:table-cell office:value-type="float" office:value="99.8183735402">
            <text:p>99.8183735402</text:p>
          </table:table-cell>
          <table:table-cell office:value-type="float" office:value="76.8344457819">
            <text:p>76.834445781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30612.20515">
            <text:p>2430612.20515</text:p>
          </table:table-cell>
          <table:table-cell office:value-type="string">
            <text:p>1942-09-09 11:55:25.781250 EST-0500</text:p>
          </table:table-cell>
          <table:table-cell office:value-type="string">
            <text:p>N</text:p>
          </table:table-cell>
          <table:table-cell office:value-type="float" office:value="99.9028363027">
            <text:p>99.9028363027</text:p>
          </table:table-cell>
          <table:table-cell office:value-type="float" office:value="76.8482736863">
            <text:p>76.8482736863</text:p>
          </table:table-cell>
          <table:table-cell office:value-type="float" office:value="99.9028363027">
            <text:p>99.9028363027</text:p>
          </table:table-cell>
          <table:table-cell office:value-type="float" office:value="76.8482736863">
            <text:p>76.848273686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32912.08431">
            <text:p>2432912.08431</text:p>
          </table:table-cell>
          <table:table-cell office:value-type="string">
            <text:p>1948-12-26 09:01:24.375000 EST-0500</text:p>
          </table:table-cell>
          <table:table-cell office:value-type="string">
            <text:p>S</text:p>
          </table:table-cell>
          <table:table-cell office:value-type="float" office:value="279.953843422">
            <text:p>279.953843422</text:p>
          </table:table-cell>
          <table:table-cell office:value-type="float" office:value="256.811785619">
            <text:p>256.811785619</text:p>
          </table:table-cell>
          <table:table-cell office:value-type="float" office:value="99.9538434216">
            <text:p>99.9538434216</text:p>
          </table:table-cell>
          <table:table-cell office:value-type="float" office:value="76.8117856192">
            <text:p>76.811785619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34943.60103">
            <text:p>2434943.60103</text:p>
          </table:table-cell>
          <table:table-cell office:value-type="string">
            <text:p>1954-07-19 21:25:29.296875 EST-0500</text:p>
          </table:table-cell>
          <table:table-cell office:value-type="string">
            <text:p>N</text:p>
          </table:table-cell>
          <table:table-cell office:value-type="float" office:value="100.012922658">
            <text:p>100.012922658</text:p>
          </table:table-cell>
          <table:table-cell office:value-type="float" office:value="76.7858371854">
            <text:p>76.7858371854</text:p>
          </table:table-cell>
          <table:table-cell office:value-type="float" office:value="100.012922658">
            <text:p>100.012922658</text:p>
          </table:table-cell>
          <table:table-cell office:value-type="float" office:value="76.7858371854">
            <text:p>76.785837185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37243.50704">
            <text:p>2437243.50704</text:p>
          </table:table-cell>
          <table:table-cell office:value-type="string">
            <text:p>1960-11-04 19:10:08.203125 EST-0500</text:p>
          </table:table-cell>
          <table:table-cell office:value-type="string">
            <text:p>S</text:p>
          </table:table-cell>
          <table:table-cell office:value-type="float" office:value="280.063894379">
            <text:p>280.063894379</text:p>
          </table:table-cell>
          <table:table-cell office:value-type="float" office:value="256.755679321">
            <text:p>256.755679321</text:p>
          </table:table-cell>
          <table:table-cell office:value-type="float" office:value="100.063894379">
            <text:p>100.063894379</text:p>
          </table:table-cell>
          <table:table-cell office:value-type="float" office:value="76.7556793213">
            <text:p>76.755679321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39276.32381">
            <text:p>2439276.32381</text:p>
          </table:table-cell>
          <table:table-cell office:value-type="string">
            <text:p>1966-05-30 14:46:17.343750 EST-0500</text:p>
          </table:table-cell>
          <table:table-cell office:value-type="string">
            <text:p>N</text:p>
          </table:table-cell>
          <table:table-cell office:value-type="float" office:value="100.10825083">
            <text:p>100.10825083</text:p>
          </table:table-cell>
          <table:table-cell office:value-type="float" office:value="76.7244777709">
            <text:p>76.7244777709</text:p>
          </table:table-cell>
          <table:table-cell office:value-type="float" office:value="100.10825083">
            <text:p>100.10825083</text:p>
          </table:table-cell>
          <table:table-cell office:value-type="float" office:value="76.7244777709">
            <text:p>76.724477770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41575.14766">
            <text:p>2441575.14766</text:p>
          </table:table-cell>
          <table:table-cell office:value-type="string">
            <text:p>1972-09-14 10:32:38.203125 EST-0500</text:p>
          </table:table-cell>
          <table:table-cell office:value-type="string">
            <text:p>S</text:p>
          </table:table-cell>
          <table:table-cell office:value-type="float" office:value="280.177268644">
            <text:p>280.177268644</text:p>
          </table:table-cell>
          <table:table-cell office:value-type="float" office:value="256.697116267">
            <text:p>256.697116267</text:p>
          </table:table-cell>
          <table:table-cell office:value-type="float" office:value="100.177268644">
            <text:p>100.177268644</text:p>
          </table:table-cell>
          <table:table-cell office:value-type="float" office:value="76.6971162673">
            <text:p>76.697116267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43608.68526">
            <text:p>2443608.68526</text:p>
          </table:table-cell>
          <table:table-cell office:value-type="string">
            <text:p>1978-04-09 23:26:46.640625 EST-0500</text:p>
          </table:table-cell>
          <table:table-cell office:value-type="string">
            <text:p>N</text:p>
          </table:table-cell>
          <table:table-cell office:value-type="float" office:value="100.218440625">
            <text:p>100.218440625</text:p>
          </table:table-cell>
          <table:table-cell office:value-type="float" office:value="76.6646788031">
            <text:p>76.6646788031</text:p>
          </table:table-cell>
          <table:table-cell office:value-type="float" office:value="100.218440625">
            <text:p>100.218440625</text:p>
          </table:table-cell>
          <table:table-cell office:value-type="float" office:value="76.6646788031">
            <text:p>76.664678803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45908.53633">
            <text:p>2445908.53633</text:p>
          </table:table-cell>
          <table:table-cell office:value-type="string">
            <text:p>1984-07-26 19:52:19.453125 EST-0500</text:p>
          </table:table-cell>
          <table:table-cell office:value-type="string">
            <text:p>S</text:p>
          </table:table-cell>
          <table:table-cell office:value-type="float" office:value="280.332465532">
            <text:p>280.332465532</text:p>
          </table:table-cell>
          <table:table-cell office:value-type="float" office:value="256.694876687">
            <text:p>256.694876687</text:p>
          </table:table-cell>
          <table:table-cell office:value-type="float" office:value="100.332465532">
            <text:p>100.332465532</text:p>
          </table:table-cell>
          <table:table-cell office:value-type="float" office:value="76.6948766872">
            <text:p>76.694876687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47942.30709">
            <text:p>2447942.30709</text:p>
          </table:table-cell>
          <table:table-cell office:value-type="string">
            <text:p>1990-02-19 14:22:12.421875 EST-0500</text:p>
          </table:table-cell>
          <table:table-cell office:value-type="string">
            <text:p>N</text:p>
          </table:table-cell>
          <table:table-cell office:value-type="float" office:value="100.389135801">
            <text:p>100.389135801</text:p>
          </table:table-cell>
          <table:table-cell office:value-type="float" office:value="76.66626847">
            <text:p>76.66626847</text:p>
          </table:table-cell>
          <table:table-cell office:value-type="float" office:value="100.389135801">
            <text:p>100.389135801</text:p>
          </table:table-cell>
          <table:table-cell office:value-type="float" office:value="76.66626847">
            <text:p>76.6662684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50240.96858">
            <text:p>2450240.96858</text:p>
          </table:table-cell>
          <table:table-cell office:value-type="string">
            <text:p>1996-06-06 06:14:45.937500 EST-0500</text:p>
          </table:table-cell>
          <table:table-cell office:value-type="string">
            <text:p>S</text:p>
          </table:table-cell>
          <table:table-cell office:value-type="float" office:value="280.441161538">
            <text:p>280.441161538</text:p>
          </table:table-cell>
          <table:table-cell office:value-type="float" office:value="256.632880892">
            <text:p>256.632880892</text:p>
          </table:table-cell>
          <table:table-cell office:value-type="float" office:value="100.441161538">
            <text:p>100.441161538</text:p>
          </table:table-cell>
          <table:table-cell office:value-type="float" office:value="76.6328808917">
            <text:p>76.632880891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52274.4665">
            <text:p>2452274.4665</text:p>
          </table:table-cell>
          <table:table-cell office:value-type="string">
            <text:p>2001-12-30 18:11:46.640625 EST-0500</text:p>
          </table:table-cell>
          <table:table-cell office:value-type="string">
            <text:p>N</text:p>
          </table:table-cell>
          <table:table-cell office:value-type="float" office:value="100.524428994">
            <text:p>100.524428994</text:p>
          </table:table-cell>
          <table:table-cell office:value-type="float" office:value="76.644108284">
            <text:p>76.644108284</text:p>
          </table:table-cell>
          <table:table-cell office:value-type="float" office:value="100.524428994">
            <text:p>100.524428994</text:p>
          </table:table-cell>
          <table:table-cell office:value-type="float" office:value="76.644108284">
            <text:p>76.64410828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54574.14729">
            <text:p>2454574.14729</text:p>
          </table:table-cell>
          <table:table-cell office:value-type="string">
            <text:p>2008-04-17 10:32:06.562500 EST-0500</text:p>
          </table:table-cell>
          <table:table-cell office:value-type="string">
            <text:p>S</text:p>
          </table:table-cell>
          <table:table-cell office:value-type="float" office:value="280.581580211">
            <text:p>280.581580211</text:p>
          </table:table-cell>
          <table:table-cell office:value-type="float" office:value="256.60620035">
            <text:p>256.60620035</text:p>
          </table:table-cell>
          <table:table-cell office:value-type="float" office:value="100.581580211">
            <text:p>100.581580211</text:p>
          </table:table-cell>
          <table:table-cell office:value-type="float" office:value="76.6062003502">
            <text:p>76.606200350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56605.71773">
            <text:p>2456605.71773</text:p>
          </table:table-cell>
          <table:table-cell office:value-type="string">
            <text:p>2013-11-09 00:13:32.109375 EST-0500</text:p>
          </table:table-cell>
          <table:table-cell office:value-type="string">
            <text:p>N</text:p>
          </table:table-cell>
          <table:table-cell office:value-type="float" office:value="100.633555574">
            <text:p>100.633555574</text:p>
          </table:table-cell>
          <table:table-cell office:value-type="float" office:value="76.5803612273">
            <text:p>76.5803612273</text:p>
          </table:table-cell>
          <table:table-cell office:value-type="float" office:value="100.633555574">
            <text:p>100.633555574</text:p>
          </table:table-cell>
          <table:table-cell office:value-type="float" office:value="76.5803612273">
            <text:p>76.580361227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58905.58955">
            <text:p>2458905.58955</text:p>
          </table:table-cell>
          <table:table-cell office:value-type="string">
            <text:p>2020-02-25 21:08:57.890625 EST-0500</text:p>
          </table:table-cell>
          <table:table-cell office:value-type="string">
            <text:p>S</text:p>
          </table:table-cell>
          <table:table-cell office:value-type="float" office:value="280.681887369">
            <text:p>280.681887369</text:p>
          </table:table-cell>
          <table:table-cell office:value-type="float" office:value="256.547794791">
            <text:p>256.547794791</text:p>
          </table:table-cell>
          <table:table-cell office:value-type="float" office:value="100.681887369">
            <text:p>100.681887369</text:p>
          </table:table-cell>
          <table:table-cell office:value-type="float" office:value="76.5477947914">
            <text:p>76.547794791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60938.33248">
            <text:p>2460938.33248</text:p>
          </table:table-cell>
          <table:table-cell office:value-type="string">
            <text:p>2025-09-19 14:58:46.171875 EST-0500</text:p>
          </table:table-cell>
          <table:table-cell office:value-type="string">
            <text:p>N</text:p>
          </table:table-cell>
          <table:table-cell office:value-type="float" office:value="100.735764603">
            <text:p>100.735764603</text:p>
          </table:table-cell>
          <table:table-cell office:value-type="float" office:value="76.5183795923">
            <text:p>76.5183795923</text:p>
          </table:table-cell>
          <table:table-cell office:value-type="float" office:value="100.735764603">
            <text:p>100.735764603</text:p>
          </table:table-cell>
          <table:table-cell office:value-type="float" office:value="76.5183795923">
            <text:p>76.518379592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63237.15816">
            <text:p>2463237.15816</text:p>
          </table:table-cell>
          <table:table-cell office:value-type="string">
            <text:p>2032-01-05 10:47:45.234375 EST-0500</text:p>
          </table:table-cell>
          <table:table-cell office:value-type="string">
            <text:p>S</text:p>
          </table:table-cell>
          <table:table-cell office:value-type="float" office:value="280.799055975">
            <text:p>280.799055975</text:p>
          </table:table-cell>
          <table:table-cell office:value-type="float" office:value="256.491185254">
            <text:p>256.491185254</text:p>
          </table:table-cell>
          <table:table-cell office:value-type="float" office:value="100.799055975">
            <text:p>100.799055975</text:p>
          </table:table-cell>
          <table:table-cell office:value-type="float" office:value="76.4911852536">
            <text:p>76.491185253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65270.77999">
            <text:p>2465270.77999</text:p>
          </table:table-cell>
          <table:table-cell office:value-type="string">
            <text:p>2037-07-31 01:43:11.015625 EST-0500</text:p>
          </table:table-cell>
          <table:table-cell office:value-type="string">
            <text:p>N</text:p>
          </table:table-cell>
          <table:table-cell office:value-type="float" office:value="100.837233303">
            <text:p>100.837233303</text:p>
          </table:table-cell>
          <table:table-cell office:value-type="float" office:value="76.4591123688">
            <text:p>76.4591123688</text:p>
          </table:table-cell>
          <table:table-cell office:value-type="float" office:value="100.837233303">
            <text:p>100.837233303</text:p>
          </table:table-cell>
          <table:table-cell office:value-type="float" office:value="76.4591123688">
            <text:p>76.459112368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67570.2862">
            <text:p>2467570.2862</text:p>
          </table:table-cell>
          <table:table-cell office:value-type="string">
            <text:p>2043-11-16 13:52:08.906250 EST-0500</text:p>
          </table:table-cell>
          <table:table-cell office:value-type="string">
            <text:p>S</text:p>
          </table:table-cell>
          <table:table-cell office:value-type="float" office:value="280.960827827">
            <text:p>280.960827827</text:p>
          </table:table-cell>
          <table:table-cell office:value-type="float" office:value="256.491008869">
            <text:p>256.491008869</text:p>
          </table:table-cell>
          <table:table-cell office:value-type="float" office:value="100.960827827">
            <text:p>100.960827827</text:p>
          </table:table-cell>
          <table:table-cell office:value-type="float" office:value="76.4910088691">
            <text:p>76.491008869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69604.60994">
            <text:p>2469604.60994</text:p>
          </table:table-cell>
          <table:table-cell office:value-type="string">
            <text:p>2049-06-11 21:38:19.218750 EST-0500</text:p>
          </table:table-cell>
          <table:table-cell office:value-type="string">
            <text:p>N</text:p>
          </table:table-cell>
          <table:table-cell office:value-type="float" office:value="101.013985221">
            <text:p>101.013985221</text:p>
          </table:table-cell>
          <table:table-cell office:value-type="float" office:value="76.4618580921">
            <text:p>76.4618580921</text:p>
          </table:table-cell>
          <table:table-cell office:value-type="float" office:value="101.013985221">
            <text:p>101.013985221</text:p>
          </table:table-cell>
          <table:table-cell office:value-type="float" office:value="76.4618580921">
            <text:p>76.461858092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71902.76912">
            <text:p>2471902.76912</text:p>
          </table:table-cell>
          <table:table-cell office:value-type="string">
            <text:p>2055-09-27 01:27:32.343750 EST-0500</text:p>
          </table:table-cell>
          <table:table-cell office:value-type="string">
            <text:p>S</text:p>
          </table:table-cell>
          <table:table-cell office:value-type="float" office:value="281.06064773">
            <text:p>281.06064773</text:p>
          </table:table-cell>
          <table:table-cell office:value-type="float" office:value="256.428895732">
            <text:p>256.428895732</text:p>
          </table:table-cell>
          <table:table-cell office:value-type="float" office:value="101.06064773">
            <text:p>101.06064773</text:p>
          </table:table-cell>
          <table:table-cell office:value-type="float" office:value="76.4288957322">
            <text:p>76.428895732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73936.6888">
            <text:p>2473936.6888</text:p>
          </table:table-cell>
          <table:table-cell office:value-type="string">
            <text:p>2061-04-21 23:31:52.500000 EST-0500</text:p>
          </table:table-cell>
          <table:table-cell office:value-type="string">
            <text:p>N</text:p>
          </table:table-cell>
          <table:table-cell office:value-type="float" office:value="101.146990617">
            <text:p>101.146990617</text:p>
          </table:table-cell>
          <table:table-cell office:value-type="float" office:value="76.4353579129">
            <text:p>76.4353579129</text:p>
          </table:table-cell>
          <table:table-cell office:value-type="float" office:value="101.146990617">
            <text:p>101.146990617</text:p>
          </table:table-cell>
          <table:table-cell office:value-type="float" office:value="76.4353579129">
            <text:p>76.435357912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76236.22187">
            <text:p>2476236.22187</text:p>
          </table:table-cell>
          <table:table-cell office:value-type="string">
            <text:p>2067-08-08 12:19:30.703125 EST-0500</text:p>
          </table:table-cell>
          <table:table-cell office:value-type="string">
            <text:p>S</text:p>
          </table:table-cell>
          <table:table-cell office:value-type="float" office:value="281.202990322">
            <text:p>281.202990322</text:p>
          </table:table-cell>
          <table:table-cell office:value-type="float" office:value="256.396398801">
            <text:p>256.396398801</text:p>
          </table:table-cell>
          <table:table-cell office:value-type="float" office:value="101.202990322">
            <text:p>101.202990322</text:p>
          </table:table-cell>
          <table:table-cell office:value-type="float" office:value="76.3963988011">
            <text:p>76.396398801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78267.77278">
            <text:p>2478267.77278</text:p>
          </table:table-cell>
          <table:table-cell office:value-type="string">
            <text:p>2073-03-01 01:32:48.750000 EST-0500</text:p>
          </table:table-cell>
          <table:table-cell office:value-type="string">
            <text:p>N</text:p>
          </table:table-cell>
          <table:table-cell office:value-type="float" office:value="101.247697612">
            <text:p>101.247697612</text:p>
          </table:table-cell>
          <table:table-cell office:value-type="float" office:value="76.370675577">
            <text:p>76.370675577</text:p>
          </table:table-cell>
          <table:table-cell office:value-type="float" office:value="101.247697612">
            <text:p>101.247697612</text:p>
          </table:table-cell>
          <table:table-cell office:value-type="float" office:value="76.370675577">
            <text:p>76.37067557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80567.6562">
            <text:p>2480567.6562</text:p>
          </table:table-cell>
          <table:table-cell office:value-type="string">
            <text:p>2079-06-17 22:44:56.484375 EST-0500</text:p>
          </table:table-cell>
          <table:table-cell office:value-type="string">
            <text:p>S</text:p>
          </table:table-cell>
          <table:table-cell office:value-type="float" office:value="281.301605041">
            <text:p>281.301605041</text:p>
          </table:table-cell>
          <table:table-cell office:value-type="float" office:value="256.33658292">
            <text:p>256.33658292</text:p>
          </table:table-cell>
          <table:table-cell office:value-type="float" office:value="101.301605041">
            <text:p>101.301605041</text:p>
          </table:table-cell>
          <table:table-cell office:value-type="float" office:value="76.3365829196">
            <text:p>76.336582919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82600.2502">
            <text:p>2482600.2502</text:p>
          </table:table-cell>
          <table:table-cell office:value-type="string">
            <text:p>2085-01-09 13:00:17.578125 EST-0500</text:p>
          </table:table-cell>
          <table:table-cell office:value-type="string">
            <text:p>N</text:p>
          </table:table-cell>
          <table:table-cell office:value-type="float" office:value="101.359947044">
            <text:p>101.359947044</text:p>
          </table:table-cell>
          <table:table-cell office:value-type="float" office:value="76.3100169875">
            <text:p>76.3100169875</text:p>
          </table:table-cell>
          <table:table-cell office:value-type="float" office:value="101.359947044">
            <text:p>101.359947044</text:p>
          </table:table-cell>
          <table:table-cell office:value-type="float" office:value="76.3100169875">
            <text:p>76.310016987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84899.12166">
            <text:p>2484899.12166</text:p>
          </table:table-cell>
          <table:table-cell office:value-type="string">
            <text:p>2091-04-27 09:55:11.718750 EST-0500</text:p>
          </table:table-cell>
          <table:table-cell office:value-type="string">
            <text:p>S</text:p>
          </table:table-cell>
          <table:table-cell office:value-type="float" office:value="281.413386278">
            <text:p>281.413386278</text:p>
          </table:table-cell>
          <table:table-cell office:value-type="float" office:value="256.282510138">
            <text:p>256.282510138</text:p>
          </table:table-cell>
          <table:table-cell office:value-type="float" office:value="101.413386278">
            <text:p>101.413386278</text:p>
          </table:table-cell>
          <table:table-cell office:value-type="float" office:value="76.2825101383">
            <text:p>76.282510138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86932.70321">
            <text:p>2486932.70321</text:p>
          </table:table-cell>
          <table:table-cell office:value-type="string">
            <text:p>2096-11-19 23:52:37.031250 EST-0500</text:p>
          </table:table-cell>
          <table:table-cell office:value-type="string">
            <text:p>N</text:p>
          </table:table-cell>
          <table:table-cell office:value-type="float" office:value="101.457606965">
            <text:p>101.457606965</text:p>
          </table:table-cell>
          <table:table-cell office:value-type="float" office:value="76.2508691481">
            <text:p>76.2508691481</text:p>
          </table:table-cell>
          <table:table-cell office:value-type="float" office:value="101.457606965">
            <text:p>101.457606965</text:p>
          </table:table-cell>
          <table:table-cell office:value-type="float" office:value="76.2508691481">
            <text:p>76.250869148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5894.20345">
            <text:p>2415894.20345</text:p>
          </table:table-cell>
          <table:table-cell office:value-type="string">
            <text:p>1902-05-24 11:52:58.125000 EST-0500</text:p>
          </table:table-cell>
          <table:table-cell office:value-type="string">
            <text:p>S</text:p>
          </table:table-cell>
          <table:table-cell office:value-type="float" office:value="292.837649243">
            <text:p>292.837649243</text:p>
          </table:table-cell>
          <table:table-cell office:value-type="float" office:value="270.341395673">
            <text:p>270.341395673</text:p>
          </table:table-cell>
          <table:table-cell office:value-type="float" office:value="112.837649243">
            <text:p>112.837649243</text:p>
          </table:table-cell>
          <table:table-cell office:value-type="float" office:value="90.3413956735">
            <text:p>90.341395673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1134.20833">
            <text:p>2421134.20833</text:p>
          </table:table-cell>
          <table:table-cell office:value-type="string">
            <text:p>1916-09-27 12:00:00.000000 EST-0500</text:p>
          </table:table-cell>
          <table:table-cell office:value-type="string">
            <text:p>N</text:p>
          </table:table-cell>
          <table:table-cell office:value-type="float" office:value="112.97803149">
            <text:p>112.97803149</text:p>
          </table:table-cell>
          <table:table-cell office:value-type="float" office:value="90.2796937372">
            <text:p>90.2796937372</text:p>
          </table:table-cell>
          <table:table-cell office:value-type="float" office:value="112.97803149">
            <text:p>112.97803149</text:p>
          </table:table-cell>
          <table:table-cell office:value-type="float" office:value="90.2796937372">
            <text:p>90.279693737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638.89888">
            <text:p>2426638.89888</text:p>
          </table:table-cell>
          <table:table-cell office:value-type="string">
            <text:p>1931-10-24 04:34:23.671875 EST-0500</text:p>
          </table:table-cell>
          <table:table-cell office:value-type="string">
            <text:p>S</text:p>
          </table:table-cell>
          <table:table-cell office:value-type="float" office:value="293.080569922">
            <text:p>293.080569922</text:p>
          </table:table-cell>
          <table:table-cell office:value-type="float" office:value="270.176588829">
            <text:p>270.176588829</text:p>
          </table:table-cell>
          <table:table-cell office:value-type="float" office:value="113.080569922">
            <text:p>113.080569922</text:p>
          </table:table-cell>
          <table:table-cell office:value-type="float" office:value="90.1765888291">
            <text:p>90.176588829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31879.96883">
            <text:p>2431879.96883</text:p>
          </table:table-cell>
          <table:table-cell office:value-type="string">
            <text:p>1946-02-28 06:15:07.031250 EST-0500</text:p>
          </table:table-cell>
          <table:table-cell office:value-type="string">
            <text:p>N</text:p>
          </table:table-cell>
          <table:table-cell office:value-type="float" office:value="113.185789846">
            <text:p>113.185789846</text:p>
          </table:table-cell>
          <table:table-cell office:value-type="float" office:value="90.0851830536">
            <text:p>90.0851830536</text:p>
          </table:table-cell>
          <table:table-cell office:value-type="float" office:value="113.185789846">
            <text:p>113.185789846</text:p>
          </table:table-cell>
          <table:table-cell office:value-type="float" office:value="90.0851830536">
            <text:p>90.085183053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37394.21443">
            <text:p>2437394.21443</text:p>
          </table:table-cell>
          <table:table-cell office:value-type="string">
            <text:p>1961-04-04 12:08:47.343750 EST-0500</text:p>
          </table:table-cell>
          <table:table-cell office:value-type="string">
            <text:p>S</text:p>
          </table:table-cell>
          <table:table-cell office:value-type="float" office:value="293.328011856">
            <text:p>293.328011856</text:p>
          </table:table-cell>
          <table:table-cell office:value-type="float" office:value="270.014419812">
            <text:p>270.014419812</text:p>
          </table:table-cell>
          <table:table-cell office:value-type="float" office:value="113.328011856">
            <text:p>113.328011856</text:p>
          </table:table-cell>
          <table:table-cell office:value-type="float" office:value="90.014419812">
            <text:p>90.01441981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42635.09273">
            <text:p>2442635.09273</text:p>
          </table:table-cell>
          <table:table-cell office:value-type="string">
            <text:p>1975-08-10 09:13:32.109375 EST-0500</text:p>
          </table:table-cell>
          <table:table-cell office:value-type="string">
            <text:p>N</text:p>
          </table:table-cell>
          <table:table-cell office:value-type="float" office:value="113.475834592">
            <text:p>113.475834592</text:p>
          </table:table-cell>
          <table:table-cell office:value-type="float" office:value="89.9551363568">
            <text:p>89.9551363568</text:p>
          </table:table-cell>
          <table:table-cell office:value-type="float" office:value="113.475834592">
            <text:p>113.475834592</text:p>
          </table:table-cell>
          <table:table-cell office:value-type="float" office:value="89.9551363568">
            <text:p>89.955136356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48138.65352">
            <text:p>2448138.65352</text:p>
          </table:table-cell>
          <table:table-cell office:value-type="string">
            <text:p>1990-09-03 22:41:04.453125 EST-0500</text:p>
          </table:table-cell>
          <table:table-cell office:value-type="string">
            <text:p>S</text:p>
          </table:table-cell>
          <table:table-cell office:value-type="float" office:value="293.57644486">
            <text:p>293.57644486</text:p>
          </table:table-cell>
          <table:table-cell office:value-type="float" office:value="269.845606271">
            <text:p>269.845606271</text:p>
          </table:table-cell>
          <table:table-cell office:value-type="float" office:value="113.57644486">
            <text:p>113.57644486</text:p>
          </table:table-cell>
          <table:table-cell office:value-type="float" office:value="89.8456062714">
            <text:p>89.845606271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53379.15705">
            <text:p>2453379.15705</text:p>
          </table:table-cell>
          <table:table-cell office:value-type="string">
            <text:p>2005-01-08 10:46:10.312500 EST-0500</text:p>
          </table:table-cell>
          <table:table-cell office:value-type="string">
            <text:p>N</text:p>
          </table:table-cell>
          <table:table-cell office:value-type="float" office:value="113.679263774">
            <text:p>113.679263774</text:p>
          </table:table-cell>
          <table:table-cell office:value-type="float" office:value="89.7540641411">
            <text:p>89.7540641411</text:p>
          </table:table-cell>
          <table:table-cell office:value-type="float" office:value="113.679263774">
            <text:p>113.679263774</text:p>
          </table:table-cell>
          <table:table-cell office:value-type="float" office:value="89.7540641411">
            <text:p>89.754064141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58892.66047">
            <text:p>2458892.66047</text:p>
          </table:table-cell>
          <table:table-cell office:value-type="string">
            <text:p>2020-02-12 22:51:05.625000 EST-0500</text:p>
          </table:table-cell>
          <table:table-cell office:value-type="string">
            <text:p>S</text:p>
          </table:table-cell>
          <table:table-cell office:value-type="float" office:value="293.818334476">
            <text:p>293.818334476</text:p>
          </table:table-cell>
          <table:table-cell office:value-type="float" office:value="269.684668278">
            <text:p>269.684668278</text:p>
          </table:table-cell>
          <table:table-cell office:value-type="float" office:value="113.818334476">
            <text:p>113.818334476</text:p>
          </table:table-cell>
          <table:table-cell office:value-type="float" office:value="89.6846682781">
            <text:p>89.684668278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64135.08845">
            <text:p>2464135.08845</text:p>
          </table:table-cell>
          <table:table-cell office:value-type="string">
            <text:p>2034-06-21 09:07:22.968750 EST-0500</text:p>
          </table:table-cell>
          <table:table-cell office:value-type="string">
            <text:p>N</text:p>
          </table:table-cell>
          <table:table-cell office:value-type="float" office:value="113.966122855">
            <text:p>113.966122855</text:p>
          </table:table-cell>
          <table:table-cell office:value-type="float" office:value="89.6276051812">
            <text:p>89.6276051812</text:p>
          </table:table-cell>
          <table:table-cell office:value-type="float" office:value="113.966122855">
            <text:p>113.966122855</text:p>
          </table:table-cell>
          <table:table-cell office:value-type="float" office:value="89.6276051812">
            <text:p>89.627605181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69638.29219">
            <text:p>2469638.29219</text:p>
          </table:table-cell>
          <table:table-cell office:value-type="string">
            <text:p>2049-07-15 14:00:45.703125 EST-0500</text:p>
          </table:table-cell>
          <table:table-cell office:value-type="string">
            <text:p>S</text:p>
          </table:table-cell>
          <table:table-cell office:value-type="float" office:value="294.072286989">
            <text:p>294.072286989</text:p>
          </table:table-cell>
          <table:table-cell office:value-type="float" office:value="269.518424356">
            <text:p>269.518424356</text:p>
          </table:table-cell>
          <table:table-cell office:value-type="float" office:value="114.072286989">
            <text:p>114.072286989</text:p>
          </table:table-cell>
          <table:table-cell office:value-type="float" office:value="89.5184243558">
            <text:p>89.518424355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74877.61164">
            <text:p>2474877.61164</text:p>
          </table:table-cell>
          <table:table-cell office:value-type="string">
            <text:p>2063-11-18 21:40:46.875000 EST-0500</text:p>
          </table:table-cell>
          <table:table-cell office:value-type="string">
            <text:p>N</text:p>
          </table:table-cell>
          <table:table-cell office:value-type="float" office:value="114.177010567">
            <text:p>114.177010567</text:p>
          </table:table-cell>
          <table:table-cell office:value-type="float" office:value="89.4255373428">
            <text:p>89.4255373428</text:p>
          </table:table-cell>
          <table:table-cell office:value-type="float" office:value="114.177010567">
            <text:p>114.177010567</text:p>
          </table:table-cell>
          <table:table-cell office:value-type="float" office:value="89.4255373428">
            <text:p>89.425537342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80391.30427">
            <text:p>2480391.30427</text:p>
          </table:table-cell>
          <table:table-cell office:value-type="string">
            <text:p>2078-12-23 14:18:09.843750 EST-0500</text:p>
          </table:table-cell>
          <table:table-cell office:value-type="string">
            <text:p>S</text:p>
          </table:table-cell>
          <table:table-cell office:value-type="float" office:value="294.315152864">
            <text:p>294.315152864</text:p>
          </table:table-cell>
          <table:table-cell office:value-type="float" office:value="269.357436491">
            <text:p>269.357436491</text:p>
          </table:table-cell>
          <table:table-cell office:value-type="float" office:value="114.315152864">
            <text:p>114.315152864</text:p>
          </table:table-cell>
          <table:table-cell office:value-type="float" office:value="89.3574364912">
            <text:p>89.357436491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85635.82392">
            <text:p>2485635.82392</text:p>
          </table:table-cell>
          <table:table-cell office:value-type="string">
            <text:p>2093-05-03 02:46:27.890625 EST-0500</text:p>
          </table:table-cell>
          <table:table-cell office:value-type="string">
            <text:p>N</text:p>
          </table:table-cell>
          <table:table-cell office:value-type="float" office:value="114.46199649">
            <text:p>114.46199649</text:p>
          </table:table-cell>
          <table:table-cell office:value-type="float" office:value="89.3053712929">
            <text:p>89.3053712929</text:p>
          </table:table-cell>
          <table:table-cell office:value-type="float" office:value="114.46199649">
            <text:p>114.46199649</text:p>
          </table:table-cell>
          <table:table-cell office:value-type="float" office:value="89.3053712929">
            <text:p>89.305371292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430.61824">
            <text:p>2415430.61824</text:p>
          </table:table-cell>
          <table:table-cell office:value-type="string">
            <text:p>1901-02-14 21:50:16.406250 EST-0500</text:p>
          </table:table-cell>
          <table:table-cell office:value-type="string">
            <text:p>S</text:p>
          </table:table-cell>
          <table:table-cell office:value-type="float" office:value="253.576112675">
            <text:p>253.576112675</text:p>
          </table:table-cell>
          <table:table-cell office:value-type="float" office:value="231.095489148">
            <text:p>231.095489148</text:p>
          </table:table-cell>
          <table:table-cell office:value-type="float" office:value="73.5761126752">
            <text:p>73.5761126752</text:p>
          </table:table-cell>
          <table:table-cell office:value-type="float" office:value="51.0954891479">
            <text:p>51.095489147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31655.7574">
            <text:p>2431655.7574</text:p>
          </table:table-cell>
          <table:table-cell office:value-type="string">
            <text:p>1945-07-19 01:10:39.843750 EST-0500</text:p>
          </table:table-cell>
          <table:table-cell office:value-type="string">
            <text:p>N</text:p>
          </table:table-cell>
          <table:table-cell office:value-type="float" office:value="73.7630322034">
            <text:p>73.7630322034</text:p>
          </table:table-cell>
          <table:table-cell office:value-type="float" office:value="50.6710822337">
            <text:p>50.6710822337</text:p>
          </table:table-cell>
          <table:table-cell office:value-type="float" office:value="73.7630322034">
            <text:p>73.7630322034</text:p>
          </table:table-cell>
          <table:table-cell office:value-type="float" office:value="50.6710822337">
            <text:p>50.671082233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46055.5218">
            <text:p>2446055.5218</text:p>
          </table:table-cell>
          <table:table-cell office:value-type="string">
            <text:p>1984-12-20 19:31:24.375000 EST-0500</text:p>
          </table:table-cell>
          <table:table-cell office:value-type="string">
            <text:p>S</text:p>
          </table:table-cell>
          <table:table-cell office:value-type="float" office:value="253.983860731">
            <text:p>253.983860731</text:p>
          </table:table-cell>
          <table:table-cell office:value-type="float" office:value="230.340698413">
            <text:p>230.340698413</text:p>
          </table:table-cell>
          <table:table-cell office:value-type="float" office:value="73.9838607309">
            <text:p>73.9838607309</text:p>
          </table:table-cell>
          <table:table-cell office:value-type="float" office:value="50.3406984131">
            <text:p>50.340698413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62276.20235">
            <text:p>2462276.20235</text:p>
          </table:table-cell>
          <table:table-cell office:value-type="string">
            <text:p>2029-05-19 11:51:23.203125 EST-0500</text:p>
          </table:table-cell>
          <table:table-cell office:value-type="string">
            <text:p>N</text:p>
          </table:table-cell>
          <table:table-cell office:value-type="float" office:value="74.1512771469">
            <text:p>74.1512771469</text:p>
          </table:table-cell>
          <table:table-cell office:value-type="float" office:value="49.8792971164">
            <text:p>49.8792971164</text:p>
          </table:table-cell>
          <table:table-cell office:value-type="float" office:value="74.1512771469">
            <text:p>74.1512771469</text:p>
          </table:table-cell>
          <table:table-cell office:value-type="float" office:value="49.8792971164">
            <text:p>49.879297116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76670.74458">
            <text:p>2476670.74458</text:p>
          </table:table-cell>
          <table:table-cell office:value-type="string">
            <text:p>2068-10-16 00:52:12.421875 EST-0500</text:p>
          </table:table-cell>
          <table:table-cell office:value-type="string">
            <text:p>S</text:p>
          </table:table-cell>
          <table:table-cell office:value-type="float" office:value="254.344192147">
            <text:p>254.344192147</text:p>
          </table:table-cell>
          <table:table-cell office:value-type="float" office:value="229.522395469">
            <text:p>229.522395469</text:p>
          </table:table-cell>
          <table:table-cell office:value-type="float" office:value="74.3441921466">
            <text:p>74.3441921466</text:p>
          </table:table-cell>
          <table:table-cell office:value-type="float" office:value="49.5223954685">
            <text:p>49.522395468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2479.19734">
            <text:p>2422479.19734</text:p>
          </table:table-cell>
          <table:table-cell office:value-type="string">
            <text:p>1920-06-03 11:44:10.781250 EST-0500</text:p>
          </table:table-cell>
          <table:table-cell office:value-type="string">
            <text:p>N</text:p>
          </table:table-cell>
          <table:table-cell office:value-type="float" office:value="130.906313612">
            <text:p>130.906313612</text:p>
          </table:table-cell>
          <table:table-cell office:value-type="float" office:value="108.157474906">
            <text:p>108.157474906</text:p>
          </table:table-cell>
          <table:table-cell office:value-type="float" office:value="130.906313612">
            <text:p>130.906313612</text:p>
          </table:table-cell>
          <table:table-cell office:value-type="float" office:value="108.157474906">
            <text:p>108.15747490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52862.60798">
            <text:p>2452862.60798</text:p>
          </table:table-cell>
          <table:table-cell office:value-type="string">
            <text:p>2003-08-10 21:35:30.468750 EST-0500</text:p>
          </table:table-cell>
          <table:table-cell office:value-type="string">
            <text:p>S</text:p>
          </table:table-cell>
          <table:table-cell office:value-type="float" office:value="311.8225958">
            <text:p>311.8225958</text:p>
          </table:table-cell>
          <table:table-cell office:value-type="float" office:value="287.91861642">
            <text:p>287.91861642</text:p>
          </table:table-cell>
          <table:table-cell office:value-type="float" office:value="131.8225958">
            <text:p>131.8225958</text:p>
          </table:table-cell>
          <table:table-cell office:value-type="float" office:value="107.91861642">
            <text:p>107.9186164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82590.52242">
            <text:p>2482590.52242</text:p>
          </table:table-cell>
          <table:table-cell office:value-type="string">
            <text:p>2084-12-30 19:32:17.109375 EST-0500</text:p>
          </table:table-cell>
          <table:table-cell office:value-type="string">
            <text:p>N</text:p>
          </table:table-cell>
          <table:table-cell office:value-type="float" office:value="132.727407778">
            <text:p>132.727407778</text:p>
          </table:table-cell>
          <table:table-cell office:value-type="float" office:value="107.677938667">
            <text:p>107.677938667</text:p>
          </table:table-cell>
          <table:table-cell office:value-type="float" office:value="132.727407778">
            <text:p>132.727407778</text:p>
          </table:table-cell>
          <table:table-cell office:value-type="float" office:value="107.677938667">
            <text:p>107.67793866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6228.69624">
            <text:p>2426228.69624</text:p>
          </table:table-cell>
          <table:table-cell office:value-type="string">
            <text:p>1930-09-08 23:42:35.859375 EST-0500</text:p>
          </table:table-cell>
          <table:table-cell office:value-type="string">
            <text:p>N</text:p>
          </table:table-cell>
          <table:table-cell office:value-type="float" office:value="109.368356912">
            <text:p>109.368356912</text:p>
          </table:table-cell>
          <table:table-cell office:value-type="float" office:value="86.48126783">
            <text:p>86.48126783</text:p>
          </table:table-cell>
          <table:table-cell office:value-type="float" office:value="109.368356912">
            <text:p>109.368356912</text:p>
          </table:table-cell>
          <table:table-cell office:value-type="float" office:value="86.48126783">
            <text:p>86.4812678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58415.71833">
            <text:p>2458415.71833</text:p>
          </table:table-cell>
          <table:table-cell office:value-type="string">
            <text:p>2018-10-24 00:14:24.843750 EST-0500</text:p>
          </table:table-cell>
          <table:table-cell office:value-type="string">
            <text:p>S</text:p>
          </table:table-cell>
          <table:table-cell office:value-type="float" office:value="290.548460389">
            <text:p>290.548460389</text:p>
          </table:table-cell>
          <table:table-cell office:value-type="float" office:value="266.433191139">
            <text:p>266.433191139</text:p>
          </table:table-cell>
          <table:table-cell office:value-type="float" office:value="110.548460389">
            <text:p>110.548460389</text:p>
          </table:table-cell>
          <table:table-cell office:value-type="float" office:value="86.4331911391">
            <text:p>86.4331911391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13776.33662">
            <text:p>2413776.33662</text:p>
          </table:table-cell>
          <table:table-cell office:value-type="string">
            <text:p>1896-08-04 15:04:44.765625 EST-0500</text:p>
          </table:table-cell>
          <table:table-cell office:value-type="string">
            <text:p>N</text:p>
          </table:table-cell>
          <table:table-cell office:value-type="float" office:value="209.008724943">
            <text:p>209.008724943</text:p>
          </table:table-cell>
          <table:table-cell office:value-type="float" office:value="186.592825565">
            <text:p>186.592825565</text:p>
          </table:table-cell>
          <table:table-cell office:value-type="float" office:value="209.008724943">
            <text:p>209.008724943</text:p>
          </table:table-cell>
          <table:table-cell office:value-type="float" office:value="186.592825565">
            <text:p>186.592825565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24688.65962">
            <text:p>2424688.65962</text:p>
          </table:table-cell>
          <table:table-cell office:value-type="string">
            <text:p>1926-06-21 22:49:51.796875 EST-0500</text:p>
          </table:table-cell>
          <table:table-cell office:value-type="string">
            <text:p>S</text:p>
          </table:table-cell>
          <table:table-cell office:value-type="float" office:value="28.5411711445">
            <text:p>28.5411711445</text:p>
          </table:table-cell>
          <table:table-cell office:value-type="float" office:value="5.71573099601">
            <text:p>5.715730996</text:p>
          </table:table-cell>
          <table:table-cell office:value-type="float" office:value="208.541171145">
            <text:p>208.541171145</text:p>
          </table:table-cell>
          <table:table-cell office:value-type="float" office:value="185.715730996">
            <text:p>185.715730996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32149.17293">
            <text:p>2432149.17293</text:p>
          </table:table-cell>
          <table:table-cell office:value-type="string">
            <text:p>1946-11-24 11:09:01.406250 EST-0500</text:p>
          </table:table-cell>
          <table:table-cell office:value-type="string">
            <text:p>N</text:p>
          </table:table-cell>
          <table:table-cell office:value-type="float" office:value="208.698301333">
            <text:p>208.698301333</text:p>
          </table:table-cell>
          <table:table-cell office:value-type="float" office:value="185.587839533">
            <text:p>185.587839533</text:p>
          </table:table-cell>
          <table:table-cell office:value-type="float" office:value="208.698301333">
            <text:p>208.698301333</text:p>
          </table:table-cell>
          <table:table-cell office:value-type="float" office:value="185.587839533">
            <text:p>185.587839533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43027.86861">
            <text:p>2443027.86861</text:p>
          </table:table-cell>
          <table:table-cell office:value-type="string">
            <text:p>1976-09-06 03:50:48.046875 EST-0500</text:p>
          </table:table-cell>
          <table:table-cell office:value-type="string">
            <text:p>S</text:p>
          </table:table-cell>
          <table:table-cell office:value-type="float" office:value="29.1036432304">
            <text:p>29.1036432304</text:p>
          </table:table-cell>
          <table:table-cell office:value-type="float" office:value="5.56922263802">
            <text:p>5.569222638</text:p>
          </table:table-cell>
          <table:table-cell office:value-type="float" office:value="209.10364323">
            <text:p>209.10364323</text:p>
          </table:table-cell>
          <table:table-cell office:value-type="float" office:value="185.569222638">
            <text:p>185.569222638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50566.92561">
            <text:p>2450566.92561</text:p>
          </table:table-cell>
          <table:table-cell office:value-type="string">
            <text:p>1997-04-28 05:12:53.437500 EST-0500</text:p>
          </table:table-cell>
          <table:table-cell office:value-type="string">
            <text:p>N</text:p>
          </table:table-cell>
          <table:table-cell office:value-type="float" office:value="209.339209165">
            <text:p>209.339209165</text:p>
          </table:table-cell>
          <table:table-cell office:value-type="float" office:value="185.520134231">
            <text:p>185.520134231</text:p>
          </table:table-cell>
          <table:table-cell office:value-type="float" office:value="209.339209165">
            <text:p>209.339209165</text:p>
          </table:table-cell>
          <table:table-cell office:value-type="float" office:value="185.520134231">
            <text:p>185.520134231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61449.36885">
            <text:p>2461449.36885</text:p>
          </table:table-cell>
          <table:table-cell office:value-type="string">
            <text:p>2027-02-12 15:51:09.140625 EST-0500</text:p>
          </table:table-cell>
          <table:table-cell office:value-type="string">
            <text:p>S</text:p>
          </table:table-cell>
          <table:table-cell office:value-type="float" office:value="29.694056978">
            <text:p>29.694056978</text:p>
          </table:table-cell>
          <table:table-cell office:value-type="float" office:value="5.45492720147">
            <text:p>5.4549272015</text:p>
          </table:table-cell>
          <table:table-cell office:value-type="float" office:value="209.694056978">
            <text:p>209.694056978</text:p>
          </table:table-cell>
          <table:table-cell office:value-type="float" office:value="185.454927201">
            <text:p>185.454927201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69000.88679">
            <text:p>2469000.88679</text:p>
          </table:table-cell>
          <table:table-cell office:value-type="string">
            <text:p>2047-10-17 04:16:59.531250 EST-0500</text:p>
          </table:table-cell>
          <table:table-cell office:value-type="string">
            <text:p>N</text:p>
          </table:table-cell>
          <table:table-cell office:value-type="float" office:value="209.956119683">
            <text:p>209.956119683</text:p>
          </table:table-cell>
          <table:table-cell office:value-type="float" office:value="185.427066217">
            <text:p>185.427066217</text:p>
          </table:table-cell>
          <table:table-cell office:value-type="float" office:value="209.956119683">
            <text:p>209.956119683</text:p>
          </table:table-cell>
          <table:table-cell office:value-type="float" office:value="185.427066217">
            <text:p>185.427066217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79870.95211">
            <text:p>2479870.95211</text:p>
          </table:table-cell>
          <table:table-cell office:value-type="string">
            <text:p>2077-07-21 05:51:02.109375 EST-0500</text:p>
          </table:table-cell>
          <table:table-cell office:value-type="string">
            <text:p>S</text:p>
          </table:table-cell>
          <table:table-cell office:value-type="float" office:value="30.3232057914">
            <text:p>30.3232057914</text:p>
          </table:table-cell>
          <table:table-cell office:value-type="float" office:value="5.38657597119">
            <text:p>5.3865759712</text:p>
          </table:table-cell>
          <table:table-cell office:value-type="float" office:value="210.323205791">
            <text:p>210.323205791</text:p>
          </table:table-cell>
          <table:table-cell office:value-type="float" office:value="185.386575971">
            <text:p>185.386575971</text:p>
          </table:table-cell>
        </table:table-row>
        <table:table-row table:style-name="ro1">
          <table:table-cell office:value-type="string">
            <text:p>Chiron</text:p>
          </table:table-cell>
          <table:table-cell office:value-type="float" office:value="2487414.30354">
            <text:p>2487414.30354</text:p>
          </table:table-cell>
          <table:table-cell office:value-type="string">
            <text:p>2098-03-16 14:17:06.562500 EST-0500</text:p>
          </table:table-cell>
          <table:table-cell office:value-type="string">
            <text:p>N</text:p>
          </table:table-cell>
          <table:table-cell office:value-type="float" office:value="210.268056099">
            <text:p>210.268056099</text:p>
          </table:table-cell>
          <table:table-cell office:value-type="float" office:value="185.040793191">
            <text:p>185.040793191</text:p>
          </table:table-cell>
          <table:table-cell office:value-type="float" office:value="210.268056099">
            <text:p>210.268056099</text:p>
          </table:table-cell>
          <table:table-cell office:value-type="float" office:value="185.040793191">
            <text:p>185.040793191</text:p>
          </table:table-cell>
        </table:table-row>
        <table:table-row table:style-name="ro1">
          <table:table-cell office:value-type="string">
            <text:p>Isis</text:p>
          </table:table-cell>
          <table:table-cell office:value-type="float" office:value="2431456.5002">
            <text:p>2431456.5002</text:p>
          </table:table-cell>
          <table:table-cell office:value-type="string">
            <text:p>1944-12-31 19:00:17.578125 EST-0500</text:p>
          </table:table-cell>
          <table:table-cell office:value-type="string">
            <text:p>N</text:p>
          </table:table-cell>
          <table:table-cell office:value-type="float" office:value="123.560115387">
            <text:p>123.560115387</text:p>
          </table:table-cell>
          <table:table-cell office:value-type="float" office:value="100.475607824">
            <text:p>100.475607824</text:p>
          </table:table-cell>
          <table:table-cell office:value-type="float" office:value="123.560115387">
            <text:p>123.560115387</text:p>
          </table:table-cell>
          <table:table-cell office:value-type="float" office:value="100.475607824">
            <text:p>100.475607824</text:p>
          </table:table-cell>
        </table:table-row>
        <table:table-row table:style-name="ro1">
          <table:table-cell office:value-type="string">
            <text:p>Isis</text:p>
          </table:table-cell>
          <table:table-cell office:value-type="float" office:value="2485585.14705">
            <text:p>2485585.14705</text:p>
          </table:table-cell>
          <table:table-cell office:value-type="string">
            <text:p>2093-03-13 10:31:45.468750 EST-0500</text:p>
          </table:table-cell>
          <table:table-cell office:value-type="string">
            <text:p>S</text:p>
          </table:table-cell>
          <table:table-cell office:value-type="float" office:value="176.08028022">
            <text:p>176.08028022</text:p>
          </table:table-cell>
          <table:table-cell office:value-type="float" office:value="150.925081103">
            <text:p>150.925081103</text:p>
          </table:table-cell>
          <table:table-cell office:value-type="float" office:value="356.08028022">
            <text:p>356.08028022</text:p>
          </table:table-cell>
          <table:table-cell office:value-type="float" office:value="330.925081103">
            <text:p>330.925081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18:04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3-08-20T18:08:44</dc:date>
    <dc:creator>Ryan </dc:creator>
    <meta:editing-duration>P0D</meta:editing-duration>
    <meta:editing-cycles>1</meta:editing-cycles>
    <meta:document-statistic meta:table-count="1" meta:cell-count="21872" meta:object-count="0"/>
  </office:meta>
</office:document-meta>
</file>